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eX Gyre Bonum" svg:font-family="'TeX Gyre Bonum'" style:font-pitch="variable"/>
  </office:font-face-decls>
  <office:automatic-styles>
    <style:style style:name="co1" style:family="table-column">
      <style:table-column-properties fo:break-before="auto" style:column-width="2.069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5.835cm"/>
    </style:style>
    <style:style style:name="co5" style:family="table-column">
      <style:table-column-properties fo:break-before="auto" style:column-width="3.249cm"/>
    </style:style>
    <style:style style:name="co6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1.796cm"/>
    </style:style>
    <style:style style:name="co8" style:family="table-column">
      <style:table-column-properties fo:break-before="auto" style:column-width="1.715cm"/>
    </style:style>
    <style:style style:name="co9" style:family="table-column">
      <style:table-column-properties fo:break-before="auto" style:column-width="1.879cm"/>
    </style:style>
    <style:style style:name="co10" style:family="table-column">
      <style:table-column-properties fo:break-before="auto" style:column-width="2.178cm"/>
    </style:style>
    <style:style style:name="co11" style:family="table-column">
      <style:table-column-properties fo:break-before="auto" style:column-width="3.403cm"/>
    </style:style>
    <style:style style:name="co12" style:family="table-column">
      <style:table-column-properties fo:break-before="auto" style:column-width="2.859cm"/>
    </style:style>
    <style:style style:name="co13" style:family="table-column">
      <style:table-column-properties fo:break-before="auto" style:column-width="1.933cm"/>
    </style:style>
    <style:style style:name="co14" style:family="table-column">
      <style:table-column-properties fo:break-before="auto" style:column-width="2.096cm"/>
    </style:style>
    <style:style style:name="co15" style:family="table-column">
      <style:table-column-properties fo:break-before="auto" style:column-width="2.15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1.96cm"/>
    </style:style>
    <style:style style:name="co18" style:family="table-column">
      <style:table-column-properties fo:break-before="auto" style:column-width="13.316cm"/>
    </style:style>
    <style:style style:name="ro1" style:family="table-row">
      <style:table-row-properties style:row-height="1.84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font-name="TeX Gyre Bonum"/>
    </style:style>
    <style:style style:name="ce2" style:family="table-cell" style:parent-style-name="Default">
      <style:text-properties style:font-name="TeX Gyre Bonum"/>
    </style:style>
    <style:style style:name="ce3" style:family="table-cell" style:parent-style-name="Default">
      <style:table-cell-properties fo:border-bottom="none" fo:border-left="none" fo:border-right="none" fo:border-top="0.74pt solid #000000"/>
      <style:text-properties style:font-name="TeX Gyre Bonum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eX Gyre Bonum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font-name="TeX Gyre Bonum"/>
      <style:map style:condition="cell-content()=1" style:apply-style-name="Good" style:base-cell-address="UBOM.E1"/>
      <style:map style:condition="cell-content()=0" style:apply-style-name="Bad" style:base-cell-address="UBOM.E1"/>
    </style:style>
    <style:style style:name="ce6" style:family="table-cell" style:parent-style-name="Default" style:data-style-name="N99">
      <style:map style:condition="cell-content()=1" style:apply-style-name="Good" style:base-cell-address="UBOM.E1"/>
      <style:map style:condition="cell-content()=0" style:apply-style-name="Bad" style:base-cell-address="UBOM.E1"/>
    </style:style>
    <style:style style:name="ce7" style:family="table-cell" style:parent-style-name="Default" style:data-style-name="N99">
      <style:text-properties style:font-name="TeX Gyre Bonum"/>
      <style:map style:condition="cell-content()=1" style:apply-style-name="Good" style:base-cell-address="UBOM.E1"/>
      <style:map style:condition="cell-content()=0" style:apply-style-name="Bad" style:base-cell-address="UBOM.E1"/>
    </style:style>
    <style:style style:name="ce8" style:family="table-cell" style:parent-style-name="Default">
      <style:table-cell-properties fo:border-bottom="none" fo:border-left="none" fo:border-right="none" fo:border-top="0.74pt solid #000000"/>
      <style:text-properties style:font-name="TeX Gyre Bonum"/>
      <style:map style:condition="cell-content()=1" style:apply-style-name="Good" style:base-cell-address="UBOM.E1"/>
      <style:map style:condition="cell-content()=0" style:apply-style-name="Bad" style:base-cell-address="UBOM.E1"/>
    </style:style>
    <style:style style:name="ce9" style:family="table-cell" style:parent-style-name="Default">
      <style:text-properties style:font-name="TeX Gyre Bonum"/>
      <style:map style:condition="cell-content()=1" style:apply-style-name="Good" style:base-cell-address="UBOM.E1"/>
      <style:map style:condition="cell-content()=0" style:apply-style-name="Bad" style:base-cell-address="UBOM.E1"/>
    </style:style>
    <style:style style:name="ce10" style:family="table-cell" style:parent-style-name="Default">
      <style:table-cell-properties fo:wrap-option="wrap"/>
      <style:text-properties style:font-name="TeX Gyre Bonum"/>
      <style:map style:condition="cell-content()=0" style:apply-style-name="Bad" style:base-cell-address="UBOM.S1"/>
      <style:map style:condition="cell-content()=1" style:apply-style-name="Good" style:base-cell-address="UBOM.S1"/>
    </style:style>
    <style:style style:name="ce11" style:family="table-cell" style:parent-style-name="Default" style:data-style-name="N0">
      <style:map style:condition="cell-content()=1" style:apply-style-name="Good" style:base-cell-address="UBOM.E1"/>
      <style:map style:condition="cell-content()=0" style:apply-style-name="Bad" style:base-cell-address="UBOM.E1"/>
    </style:style>
    <style:style style:name="ce12" style:family="table-cell" style:parent-style-name="Default" style:data-style-name="N0">
      <style:text-properties style:font-name="TeX Gyre Bonum"/>
      <style:map style:condition="cell-content()=1" style:apply-style-name="Good" style:base-cell-address="UBOM.E1"/>
      <style:map style:condition="cell-content()=0" style:apply-style-name="Bad" style:base-cell-address="UBOM.E1"/>
    </style:style>
    <style:style style:name="ce13" style:family="table-cell" style:parent-style-name="Default">
      <style:table-cell-properties fo:border-bottom="none" fo:border-left="none" fo:border-right="none" fo:border-top="0.74pt solid #000000"/>
      <style:text-properties style:font-name="TeX Gyre Bonum"/>
      <style:map style:condition="cell-content()=0" style:apply-style-name="Bad" style:base-cell-address="UBOM.S1"/>
      <style:map style:condition="cell-content()=1" style:apply-style-name="Good" style:base-cell-address="UBOM.S1"/>
    </style:style>
    <style:style style:name="ce14" style:family="table-cell" style:parent-style-name="Default">
      <style:text-properties style:font-name="TeX Gyre Bonum"/>
      <style:map style:condition="cell-content()=0" style:apply-style-name="Bad" style:base-cell-address="UBOM.S1"/>
      <style:map style:condition="cell-content()=1" style:apply-style-name="Good" style:base-cell-address="UBOM.S1"/>
    </style:style>
    <style:style style:name="ce15" style:family="table-cell" style:parent-style-name="Default">
      <style:map style:condition="cell-content()=0" style:apply-style-name="Bad" style:base-cell-address="UBOM.S1"/>
      <style:map style:condition="cell-content()=1" style:apply-style-name="Good" style:base-cell-address="UBOM.S1"/>
    </style:style>
    <style:style style:name="ce16" style:family="table-cell" style:parent-style-name="Default" style:data-style-name="N99">
      <style:map style:condition="cell-content()=0" style:apply-style-name="Bad" style:base-cell-address="UBOM.S1"/>
      <style:map style:condition="cell-content()=1" style:apply-style-name="Good" style:base-cell-address="UBOM.S1"/>
    </style:style>
    <style:style style:name="ce17" style:family="table-cell" style:parent-style-name="Default" style:data-style-name="N99">
      <style:text-properties style:font-name="TeX Gyre Bonum"/>
      <style:map style:condition="cell-content()=0" style:apply-style-name="Bad" style:base-cell-address="UBOM.S1"/>
      <style:map style:condition="cell-content()=1" style:apply-style-name="Good" style:base-cell-address="UBOM.S1"/>
    </style:style>
    <style:style style:name="ce18" style:family="table-cell" style:parent-style-name="Default">
      <style:table-cell-properties fo:background-color="transparent" fo:border="none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transparent" fo:border="none"/>
      <style:text-properties style:font-name="TeX Gyre Bonum"/>
    </style:style>
    <style:style style:name="ce21" style:family="table-cell" style:parent-style-name="Default">
      <style:table-cell-properties fo:border="none"/>
      <style:text-properties style:font-name="TeX Gyre Bonum"/>
    </style:style>
  </office:automatic-styles>
  <office:body>
    <office:spreadsheet>
      <table:calculation-settings table:automatic-find-labels="false" table:use-regular-expressions="false" table:use-wildcards="true"/>
      <table:table table:name="U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0" table:default-cell-style-name="ce9"/>
        <table:table-column table:style-name="co1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" table:default-cell-style-name="ce9"/>
        <table:table-column table:style-name="co16" table:number-columns-repeated="2" table:default-cell-style-name="ce14"/>
        <table:table-column table:style-name="co17" table:default-cell-style-name="ce14"/>
        <table:table-column table:style-name="co1" table:default-cell-style-name="ce14"/>
        <table:table-column table:style-name="co7" table:default-cell-style-name="ce14"/>
        <table:table-column table:style-name="co16" table:number-columns-repeated="2" table:default-cell-style-name="ce14"/>
        <table:table-column table:style-name="co16" table:number-columns-repeated="999" table:default-cell-style-name="ce2"/>
        <table:table-row table:style-name="ro1">
          <table:table-cell table:style-name="ce1" office:value-type="string" calcext:value-type="string">
            <text:p>Console row</text:p>
          </table:table-cell>
          <table:table-cell table:style-name="ce4" office:value-type="string" calcext:value-type="string">
            <text:p>Console output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Is Component?</text:p>
          </table:table-cell>
          <table:table-cell table:style-name="ce5" office:value-type="string" calcext:value-type="string">
            <text:p>Is Washer?</text:p>
          </table:table-cell>
          <table:table-cell table:style-name="ce5" office:value-type="string" calcext:value-type="string">
            <text:p>Is Bolt?</text:p>
          </table:table-cell>
          <table:table-cell table:style-name="ce5" office:value-type="string" calcext:value-type="string">
            <text:p>Is Nut?</text:p>
          </table:table-cell>
          <table:table-cell table:style-name="ce5" office:value-type="string" calcext:value-type="string">
            <text:p>Is Wheel?</text:p>
          </table:table-cell>
          <table:table-cell table:style-name="ce5" office:value-type="string" calcext:value-type="string">
            <text:p>Is Round Bar?</text:p>
          </table:table-cell>
          <table:table-cell table:style-name="ce5" office:value-type="string" calcext:value-type="string">
            <text:p>Is Square hollow Aluminium beam?</text:p>
          </table:table-cell>
          <table:table-cell table:style-name="ce5" office:value-type="string" calcext:value-type="string">
            <text:p>Is Aluminium Sheet?</text:p>
          </table:table-cell>
          <table:table-cell table:style-name="ce5" office:value-type="string" calcext:value-type="string">
            <text:p>Is Tube Clamp?</text:p>
          </table:table-cell>
          <table:table-cell table:style-name="ce5" office:value-type="string" calcext:value-type="string">
            <text:p>Is Tube Clamp 104?</text:p>
          </table:table-cell>
          <table:table-cell table:style-name="ce5" office:value-type="string" calcext:value-type="string">
            <text:p>Is Tube Clamp 116?</text:p>
          </table:table-cell>
          <table:table-cell table:style-name="ce5" office:value-type="string" calcext:value-type="string">
            <text:p>Is Tube Clamp 132?</text:p>
          </table:table-cell>
          <table:table-cell table:style-name="ce5" office:value-type="string" calcext:value-type="string">
            <text:p>Is Tube Clamp 176?</text:p>
          </table:table-cell>
          <table:table-cell table:style-name="ce5" office:value-type="string" calcext:value-type="string">
            <text:p>Is Tool?</text:p>
          </table:table-cell>
          <table:table-cell table:style-name="ce10" office:value-type="string" calcext:value-type="string">
            <text:p>Outer Diameter</text:p>
          </table:table-cell>
          <table:table-cell table:style-name="ce10" office:value-type="string" calcext:value-type="string">
            <text:p>Inner Diameter</text:p>
          </table:table-cell>
          <table:table-cell table:style-name="ce10" office:value-type="string" calcext:value-type="string">
            <text:p>Length</text:p>
          </table:table-cell>
          <table:table-cell table:style-name="ce10" office:value-type="string" calcext:value-type="string">
            <text:p>Width</text:p>
          </table:table-cell>
          <table:table-cell table:style-name="ce10" office:value-type="string" calcext:value-type="string">
            <text:p>Depth</text:p>
          </table:table-cell>
          <table:table-cell table:style-name="ce10" office:value-type="string" calcext:value-type="string">
            <text:p>Thickness</text:p>
          </table:table-cell>
          <table:table-cell table:style-name="ce10" office:value-type="string" calcext:value-type="string">
            <text:p>Is Miscellaneous?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oduct Id</text:p>
          </table:table-cell>
          <table:table-cell table:number-columns-repeated="99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CHO: "Bed: MDF board - x1"</text:p>
          </table:table-cell>
          <table:table-cell table:style-name="Default" table:formula="of:=MID([.$B2]; 8; LEN([.$B2]) - 8)" office:value-type="string" office:string-value="Bed: MDF board - x1" calcext:value-type="string">
            <text:p>Bed: MDF board - x1</text:p>
          </table:table-cell>
          <table:table-cell table:style-name="Default" table:formula="of:=IF(LEFT([.$C2]; 5) = &quot;Tool:&quot;; RIGHT([.$C2]; LEN([.$C2]) - 6); LEFT([.$C2]; FIND(&quot;:&quot;; [.$C2]) - 1))" office:value-type="string" office:string-value="Bed" calcext:value-type="string">
            <text:p>Bed</text:p>
          </table:table-cell>
          <table:table-cell table:style-name="ce6" table:formula="of:=NOT(RIGHT(TRIM([.$C2]); 1) = &quot;:&quot;)" office:value-type="boolean" office:boolean-value="true" calcext:value-type="boolean">
            <text:p>TRUE</text:p>
          </table:table-cell>
          <table:table-cell table:style-name="ce6" table:formula="of:=ISNUMBER(FIND(&quot;: Washer&quot;; [.$C2]))" office:value-type="boolean" office:boolean-value="false" calcext:value-type="boolean">
            <text:p>FALSE</text:p>
          </table:table-cell>
          <table:table-cell table:style-name="ce6" table:formula="of:=ISNUMBER(FIND(&quot;: Bolt&quot;; [.$C2]))" office:value-type="boolean" office:boolean-value="false" calcext:value-type="boolean">
            <text:p>FALSE</text:p>
          </table:table-cell>
          <table:table-cell table:style-name="ce6" table:formula="of:=ISNUMBER(FIND(&quot;: Nut&quot;; [.$C2]))" office:value-type="boolean" office:boolean-value="false" calcext:value-type="boolean">
            <text:p>FALSE</text:p>
          </table:table-cell>
          <table:table-cell table:style-name="ce6" table:formula="of:=ISNUMBER(SEARCH(&quot;: Wheel&quot;; [.$C2]))" office:value-type="boolean" office:boolean-value="false" calcext:value-type="boolean">
            <text:p>FALSE</text:p>
          </table:table-cell>
          <table:table-cell table:style-name="ce6" table:formula="of:=ISNUMBER(SEARCH(&quot;ROUND ALUMINIUM BAR&quot;; [.$C2]))" office:value-type="boolean" office:boolean-value="false" calcext:value-type="boolean">
            <text:p>FALSE</text:p>
          </table:table-cell>
          <table:table-cell table:style-name="ce6" table:formula="of:=ISNUMBER(SEARCH(&quot;SQUARE ALUMINIUM HOLLOW BEAM&quot;; [.$C2]))" office:value-type="boolean" office:boolean-value="false" calcext:value-type="boolean">
            <text:p>FALSE</text:p>
          </table:table-cell>
          <table:table-cell table:style-name="ce6" table:formula="of:=ISNUMBER(SEARCH(&quot;ALUMINIUM SHEET&quot;; [.$C2]))" office:value-type="boolean" office:boolean-value="false" calcext:value-type="boolean">
            <text:p>FALSE</text:p>
          </table:table-cell>
          <table:table-cell table:style-name="ce6" table:formula="of:=ISNUMBER(FIND(&quot;: Tube clamp&quot;; [.$C2]))" office:value-type="boolean" office:boolean-value="false" calcext:value-type="boolean">
            <text:p>FALSE</text:p>
          </table:table-cell>
          <table:table-cell table:style-name="ce6" table:formula="of:=AND(ISNUMBER(FIND(&quot;: Tube clamp&quot;; [.$C2])); ISNUMBER(SEARCH(&quot;104:&quot;; [.$C2])))" office:value-type="boolean" office:boolean-value="false" calcext:value-type="boolean">
            <text:p>FALSE</text:p>
          </table:table-cell>
          <table:table-cell table:style-name="ce6" table:formula="of:=AND(ISNUMBER(FIND(&quot;: Tube clamp&quot;; [.$C2])); ISNUMBER(SEARCH(&quot;116:&quot;; [.$C2])))" office:value-type="boolean" office:boolean-value="false" calcext:value-type="boolean">
            <text:p>FALSE</text:p>
          </table:table-cell>
          <table:table-cell table:style-name="ce6" table:formula="of:=AND(ISNUMBER(FIND(&quot;: Tube clamp&quot;; [.$C2])); ISNUMBER(SEARCH(&quot;132:&quot;; [.$C2])))" office:value-type="boolean" office:boolean-value="false" calcext:value-type="boolean">
            <text:p>FALSE</text:p>
          </table:table-cell>
          <table:table-cell table:style-name="ce6" table:formula="of:=AND(ISNUMBER(FIND(&quot;: Tube clamp&quot;; [.$C2])); ISNUMBER(SEARCH(&quot;176:&quot;; [.$C2])))" office:value-type="boolean" office:boolean-value="false" calcext:value-type="boolean">
            <text:p>FALSE</text:p>
          </table:table-cell>
          <table:table-cell table:style-name="ce6" table:formula="of:=ISNUMBER(FIND(&quot;Tool:&quot;; [.$C2]))" office:value-type="boolean" office:boolean-value="false" calcext:value-type="boolean">
            <text:p>FALSE</text:p>
          </table:table-cell>
          <table:table-cell table:style-name="ce11" table:formula="of:=IF(ISNUMBER(FIND(&quot;Φ&quot;; [.$C2])); MID([.$C2]; FIND(&quot;Φ&quot;; [.$C2]) + 1; FIND(&quot;mm&quot;; [.$C2]; FIND(&quot;Φ&quot;; [.$C2])) - FIND(&quot;Φ&quot;; [.$C2]) - 1); IF(ISNUMBER(FIND(&quot;: Bolt M&quot;; [.$C2])); MID([.$C2]; FIND(&quot;: Bolt M&quot;; [.$C2]) + 8; FIND(&quot; &quot;; [.$C2]; FIND(&quot;: Bolt M&quot;; [.$C2]) + 8) - FIND(&quot;: Bolt M&quot;; [.$C2]) - 8); &quot;&quot;))">
            <text:p/>
          </table:table-cell>
          <table:table-cell table:style-name="ce11" table:formula="of:=IF(ISNUMBER(FIND(&quot;: Washer&quot;; [.$C2])); [.$U2]; IF(ISNUMBER(FIND(&quot;Φ&quot;; [.$C2])); MID([.$C2]; FIND(&quot;Φ&quot;; [.$C2]) + 1; FIND(&quot;mm&quot;; [.$C2]; FIND(&quot;Φ&quot;; [.$C2])) - FIND(&quot;Φ&quot;; [.$C2]) - 1); IF(ISNUMBER(FIND(&quot;: Bolt M&quot;; [.$C2])); MID([.$C2]; FIND(&quot;: Bolt M&quot;; [.$C2]) + 8; FIND(&quot; &quot;; [.$C2]; FIND(&quot;: Bolt M&quot;; [.$C2]) + 8) - FIND(&quot;: Bolt M&quot;; [.$C2]) - 8); &quot;&quot;)))">
            <text:p/>
          </table:table-cell>
          <table:table-cell table:style-name="ce15" table:formula="of:=IF(ISNUMBER(FIND(&quot;Φ&quot;; [.$C2]));&#10;      MID([.$C2];&#10;          FIND(&quot;mm &quot;; [.$C2]; FIND(&quot;Φ&quot;; [.$C2])) + 5;&#10;          FIND(&quot;mm &quot;; [.$C2]; FIND(&quot;mm &quot;; [.$C2]; FIND(&quot;Φ&quot;; [.$C2])) + 4) - FIND(&quot;mm &quot;; [.$C2]; FIND(&quot;Φ&quot;; [.$C2])) - 5&#10;     );&#10;      MID([.$C2];&#10;          FIND(&quot;mm &quot;; [.$C2]; FIND(&quot;: &quot;; [.$C2])) - FIND(&quot; &quot;; STRING_REVERSE(LEFT([.$C2]; FIND(&quot;mm &quot;; [.$C2]; FIND(&quot;: &quot;; [.$C2]))))) + 2;&#10;          FIND(&quot; &quot;; STRING_REVERSE(LEFT([.$C2]; FIND(&quot;mm &quot;; [.$C2]; FIND(&quot;: &quot;; [.$C2])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2]));&#10;      MID([.$C3];           FIND(&quot;mm &quot;; [.$C3]; FIND(&quot;mm &quot;; [.$C3]; FIND(&quot;mm &quot;; [.$C3]; FIND(&quot;: &quot;; [.$C3])) + 2) + 2) - FIND(&quot; &quot;; STRING_REVERSE(LEFT([.$C3]; FIND(&quot;mm &quot;; [.$C3]; FIND(&quot;mm &quot;; [.$C3]; FIND(&quot;mm &quot;; [.$C3]; FIND(&quot;: &quot;; [.$C3])) + 2) + 2)))) + 2;           FIND(&quot; &quot;; STRING_REVERSE(LEFT([.$C3]; FIND(&quot;mm &quot;; [.$C3]; FIND(&quot;mm &quot;; [.$C3]; FIND(&quot;mm &quot;; [.$C3]; FIND(&quot;: &quot;; [.$C3])) + 2) + 2)))) - 2      );&#10;      MID([.$C2];&#10;          FIND(&quot;mm &quot;; [.$C2]; FIND(&quot;mm &quot;; [.$C2]; FIND(&quot;: &quot;; [.$C2])) + 2) - FIND(&quot; &quot;; STRING_REVERSE(LEFT([.$C2]; FIND(&quot;mm &quot;; [.$C2]; FIND(&quot;mm &quot;; [.$C2]; FIND(&quot;: &quot;; [.$C2])) + 2)))) + 2;&#10;          FIND(&quot; &quot;; STRING_REVERSE(LEFT([.$C2]; FIND(&quot;mm &quot;; [.$C2]; FIND(&quot;mm &quot;; [.$C2]; FIND(&quot;: &quot;; [.$C2])) + 2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2]));&#10;      &quot;&quot;;&#10;      MID([.$C2];&#10;          FIND(&quot;mm &quot;; [.$C2]; FIND(&quot;mm &quot;; [.$C2]; FIND(&quot;mm &quot;; [.$C2]; FIND(&quot;: &quot;; [.$C2])) + 2) + 2) - FIND(&quot; &quot;; STRING_REVERSE(LEFT([.$C2]; FIND(&quot;mm &quot;; [.$C2]; FIND(&quot;mm &quot;; [.$C2]; FIND(&quot;mm &quot;; [.$C2]; FIND(&quot;: &quot;; [.$C2])) + 2) + 2)))) + 2;&#10;          FIND(&quot; &quot;; STRING_REVERSE(LEFT([.$C2]; FIND(&quot;mm &quot;; [.$C2]; FIND(&quot;mm &quot;; [.$C2]; FIND(&quot;mm &quot;; [.$C2]; FIND(&quot;: &quot;; [.$C2])) + 2) + 2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2]));&#10;      IF(ISNUMBER(FIND(&quot;: Washer&quot;; [.$C2])); [.$V2]; &quot;&quot;);&#10;      MID([.$C2];&#10;          FIND(&quot;mm &quot;; [.$C2]; FIND(&quot;mm &quot;; [.$C2]; FIND(&quot;mm &quot;; [.$C2]; FIND(&quot;mm &quot;; [.$C2]; FIND(&quot;: &quot;; [.$C2])) + 2) + 2) + 2) - FIND(&quot; &quot;; STRING_REVERSE(LEFT([.$C2]; FIND(&quot;mm &quot;; [.$C2]; FIND(&quot;mm &quot;; [.$C2]; FIND(&quot;mm &quot;; [.$C2]; FIND(&quot;mm &quot;; [.$C2]; FIND(&quot;: &quot;; [.$C2])) + 2) + 2) + 2)))) + 2;&#10;          FIND(&quot; &quot;; STRING_REVERSE(LEFT([.$C2]; FIND(&quot;mm &quot;; [.$C2]; FIND(&quot;mm &quot;; [.$C2]; FIND(&quot;mm &quot;; [.$C2]; FIND(&quot;mm &quot;; [.$C2]; FIND(&quot;: &quot;; [.$C2])) + 2) + 2) + 2)))) - 2&#10;     )&#10;)" office:value-type="string" office:string-value="" calcext:value-type="error">
            <text:p>#VALUE!</text:p>
          </table:table-cell>
          <table:table-cell table:style-name="ce16" table:formula="of:=NOT(OR([.$F2:.$Q2]))" office:value-type="boolean" office:boolean-value="true" calcext:value-type="boolean">
            <text:p>TRUE</text:p>
          </table:table-cell>
          <table:table-cell table:style-name="Default" table:formula="of:=RIGHT([.$C2]; LEN([.$C2]) - FIND(&quot; - x&quot;; [.$C2]) - 3)" office:value-type="string" office:string-value="1" calcext:value-type="string">
            <text:p>1</text:p>
          </table:table-cell>
          <table:table-cell table:style-name="Default" table:number-columns-repeated="99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CHO: "Base plate 132: Tube clamp - x1"</text:p>
          </table:table-cell>
          <table:table-cell table:style-name="Default" table:formula="of:=MID([.$B3]; 8; LEN([.$B3]) - 8)" office:value-type="string" office:string-value="Base plate 132: Tube clamp - x1" calcext:value-type="string">
            <text:p>Base plate 132: Tube clamp - x1</text:p>
          </table:table-cell>
          <table:table-cell table:style-name="Default" table:formula="of:=IF(LEFT([.$C3]; 5) = &quot;Tool:&quot;; RIGHT([.$C3]; LEN([.$C3]) - 6); LEFT([.$C3]; FIND(&quot;:&quot;; [.$C3]) - 1))" office:value-type="string" office:string-value="Base plate 132" calcext:value-type="string">
            <text:p>Base plate 132</text:p>
          </table:table-cell>
          <table:table-cell table:style-name="ce6" table:formula="of:=NOT(RIGHT(TRIM([.$C3]); 1) = &quot;:&quot;)" office:value-type="boolean" office:boolean-value="true" calcext:value-type="boolean">
            <text:p>TRUE</text:p>
          </table:table-cell>
          <table:table-cell table:style-name="ce6" table:formula="of:=ISNUMBER(FIND(&quot;: Washer&quot;; [.$C3]))" office:value-type="boolean" office:boolean-value="false" calcext:value-type="boolean">
            <text:p>FALSE</text:p>
          </table:table-cell>
          <table:table-cell table:style-name="ce6" table:formula="of:=ISNUMBER(FIND(&quot;: Bolt&quot;; [.$C3]))" office:value-type="boolean" office:boolean-value="false" calcext:value-type="boolean">
            <text:p>FALSE</text:p>
          </table:table-cell>
          <table:table-cell table:style-name="ce6" table:formula="of:=ISNUMBER(FIND(&quot;: Nut&quot;; [.$C3]))" office:value-type="boolean" office:boolean-value="false" calcext:value-type="boolean">
            <text:p>FALSE</text:p>
          </table:table-cell>
          <table:table-cell table:style-name="ce6" table:formula="of:=ISNUMBER(SEARCH(&quot;: Wheel&quot;; [.$C3]))" office:value-type="boolean" office:boolean-value="false" calcext:value-type="boolean">
            <text:p>FALSE</text:p>
          </table:table-cell>
          <table:table-cell table:style-name="ce6" table:formula="of:=ISNUMBER(SEARCH(&quot;ROUND ALUMINIUM BAR&quot;; [.$C3]))" office:value-type="boolean" office:boolean-value="false" calcext:value-type="boolean">
            <text:p>FALSE</text:p>
          </table:table-cell>
          <table:table-cell table:style-name="ce6" table:formula="of:=ISNUMBER(SEARCH(&quot;SQUARE ALUMINIUM HOLLOW BEAM&quot;; [.$C3]))" office:value-type="boolean" office:boolean-value="false" calcext:value-type="boolean">
            <text:p>FALSE</text:p>
          </table:table-cell>
          <table:table-cell table:style-name="ce6" table:formula="of:=ISNUMBER(SEARCH(&quot;ALUMINIUM SHEET&quot;; [.$C3]))" office:value-type="boolean" office:boolean-value="false" calcext:value-type="boolean">
            <text:p>FALSE</text:p>
          </table:table-cell>
          <table:table-cell table:style-name="ce6" table:formula="of:=ISNUMBER(FIND(&quot;: Tube clamp&quot;; [.$C3]))" office:value-type="boolean" office:boolean-value="true" calcext:value-type="boolean">
            <text:p>TRUE</text:p>
          </table:table-cell>
          <table:table-cell table:style-name="ce6" table:formula="of:=AND(ISNUMBER(FIND(&quot;: Tube clamp&quot;; [.$C3])); ISNUMBER(SEARCH(&quot;104:&quot;; [.$C3])))" office:value-type="boolean" office:boolean-value="false" calcext:value-type="boolean">
            <text:p>FALSE</text:p>
          </table:table-cell>
          <table:table-cell table:style-name="ce6" table:formula="of:=AND(ISNUMBER(FIND(&quot;: Tube clamp&quot;; [.$C3])); ISNUMBER(SEARCH(&quot;116:&quot;; [.$C3])))" office:value-type="boolean" office:boolean-value="false" calcext:value-type="boolean">
            <text:p>FALSE</text:p>
          </table:table-cell>
          <table:table-cell table:style-name="ce6" table:formula="of:=AND(ISNUMBER(FIND(&quot;: Tube clamp&quot;; [.$C3])); ISNUMBER(SEARCH(&quot;132:&quot;; [.$C3])))" office:value-type="boolean" office:boolean-value="true" calcext:value-type="boolean">
            <text:p>TRUE</text:p>
          </table:table-cell>
          <table:table-cell table:style-name="ce6" table:formula="of:=AND(ISNUMBER(FIND(&quot;: Tube clamp&quot;; [.$C3])); ISNUMBER(SEARCH(&quot;176:&quot;; [.$C3])))" office:value-type="boolean" office:boolean-value="false" calcext:value-type="boolean">
            <text:p>FALSE</text:p>
          </table:table-cell>
          <table:table-cell table:style-name="ce6" table:formula="of:=ISNUMBER(FIND(&quot;Tool:&quot;; [.$C3]))" office:value-type="boolean" office:boolean-value="false" calcext:value-type="boolean">
            <text:p>FALSE</text:p>
          </table:table-cell>
          <table:table-cell table:style-name="ce11" table:formula="of:=IF(ISNUMBER(FIND(&quot;Φ&quot;; [.$C3])); MID([.$C3]; FIND(&quot;Φ&quot;; [.$C3]) + 1; FIND(&quot;mm&quot;; [.$C3]; FIND(&quot;Φ&quot;; [.$C3])) - FIND(&quot;Φ&quot;; [.$C3]) - 1); IF(ISNUMBER(FIND(&quot;: Bolt M&quot;; [.$C3])); MID([.$C3]; FIND(&quot;: Bolt M&quot;; [.$C3]) + 8; FIND(&quot; &quot;; [.$C3]; FIND(&quot;: Bolt M&quot;; [.$C3]) + 8) - FIND(&quot;: Bolt M&quot;; [.$C3]) - 8); &quot;&quot;))">
            <text:p/>
          </table:table-cell>
          <table:table-cell table:style-name="ce11" table:formula="of:=IF(ISNUMBER(FIND(&quot;: Washer&quot;; [.$C3])); [.$U3]; IF(ISNUMBER(FIND(&quot;Φ&quot;; [.$C3])); MID([.$C3]; FIND(&quot;Φ&quot;; [.$C3]) + 1; FIND(&quot;mm&quot;; [.$C3]; FIND(&quot;Φ&quot;; [.$C3])) - FIND(&quot;Φ&quot;; [.$C3]) - 1); IF(ISNUMBER(FIND(&quot;: Bolt M&quot;; [.$C3])); MID([.$C3]; FIND(&quot;: Bolt M&quot;; [.$C3]) + 8; FIND(&quot; &quot;; [.$C3]; FIND(&quot;: Bolt M&quot;; [.$C3]) + 8) - FIND(&quot;: Bolt M&quot;; [.$C3]) - 8); &quot;&quot;)))">
            <text:p/>
          </table:table-cell>
          <table:table-cell table:style-name="ce15" table:formula="of:=IF(ISNUMBER(FIND(&quot;Φ&quot;; [.$C3]));&#10;      MID([.$C3];&#10;          FIND(&quot;mm &quot;; [.$C3]; FIND(&quot;Φ&quot;; [.$C3])) + 5;&#10;          FIND(&quot;mm &quot;; [.$C3]; FIND(&quot;mm &quot;; [.$C3]; FIND(&quot;Φ&quot;; [.$C3])) + 4) - FIND(&quot;mm &quot;; [.$C3]; FIND(&quot;Φ&quot;; [.$C3])) - 5&#10;     );&#10;      MID([.$C3];&#10;          FIND(&quot;mm &quot;; [.$C3]; FIND(&quot;: &quot;; [.$C3])) - FIND(&quot; &quot;; STRING_REVERSE(LEFT([.$C3]; FIND(&quot;mm &quot;; [.$C3]; FIND(&quot;: &quot;; [.$C3]))))) + 2;&#10;          FIND(&quot; &quot;; STRING_REVERSE(LEFT([.$C3]; FIND(&quot;mm &quot;; [.$C3]; FIND(&quot;: &quot;; [.$C3])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3]));&#10;      MID([.$C4];           FIND(&quot;mm &quot;; [.$C4]; FIND(&quot;mm &quot;; [.$C4]; FIND(&quot;mm &quot;; [.$C4]; FIND(&quot;: &quot;; [.$C4])) + 2) + 2) - FIND(&quot; &quot;; STRING_REVERSE(LEFT([.$C4]; FIND(&quot;mm &quot;; [.$C4]; FIND(&quot;mm &quot;; [.$C4]; FIND(&quot;mm &quot;; [.$C4]; FIND(&quot;: &quot;; [.$C4])) + 2) + 2)))) + 2;           FIND(&quot; &quot;; STRING_REVERSE(LEFT([.$C4]; FIND(&quot;mm &quot;; [.$C4]; FIND(&quot;mm &quot;; [.$C4]; FIND(&quot;mm &quot;; [.$C4]; FIND(&quot;: &quot;; [.$C4])) + 2) + 2)))) - 2      );&#10;      MID([.$C3];&#10;          FIND(&quot;mm &quot;; [.$C3]; FIND(&quot;mm &quot;; [.$C3]; FIND(&quot;: &quot;; [.$C3])) + 2) - FIND(&quot; &quot;; STRING_REVERSE(LEFT([.$C3]; FIND(&quot;mm &quot;; [.$C3]; FIND(&quot;mm &quot;; [.$C3]; FIND(&quot;: &quot;; [.$C3])) + 2)))) + 2;&#10;          FIND(&quot; &quot;; STRING_REVERSE(LEFT([.$C3]; FIND(&quot;mm &quot;; [.$C3]; FIND(&quot;mm &quot;; [.$C3]; FIND(&quot;: &quot;; [.$C3])) + 2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3]));&#10;      &quot;&quot;;&#10;      MID([.$C3];&#10;          FIND(&quot;mm &quot;; [.$C3]; FIND(&quot;mm &quot;; [.$C3]; FIND(&quot;mm &quot;; [.$C3]; FIND(&quot;: &quot;; [.$C3])) + 2) + 2) - FIND(&quot; &quot;; STRING_REVERSE(LEFT([.$C3]; FIND(&quot;mm &quot;; [.$C3]; FIND(&quot;mm &quot;; [.$C3]; FIND(&quot;mm &quot;; [.$C3]; FIND(&quot;: &quot;; [.$C3])) + 2) + 2)))) + 2;&#10;          FIND(&quot; &quot;; STRING_REVERSE(LEFT([.$C3]; FIND(&quot;mm &quot;; [.$C3]; FIND(&quot;mm &quot;; [.$C3]; FIND(&quot;mm &quot;; [.$C3]; FIND(&quot;: &quot;; [.$C3])) + 2) + 2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3]));&#10;      IF(ISNUMBER(FIND(&quot;: Washer&quot;; [.$C3])); [.$V3]; &quot;&quot;);&#10;      MID([.$C3];&#10;          FIND(&quot;mm &quot;; [.$C3]; FIND(&quot;mm &quot;; [.$C3]; FIND(&quot;mm &quot;; [.$C3]; FIND(&quot;mm &quot;; [.$C3]; FIND(&quot;: &quot;; [.$C3])) + 2) + 2) + 2) - FIND(&quot; &quot;; STRING_REVERSE(LEFT([.$C3]; FIND(&quot;mm &quot;; [.$C3]; FIND(&quot;mm &quot;; [.$C3]; FIND(&quot;mm &quot;; [.$C3]; FIND(&quot;mm &quot;; [.$C3]; FIND(&quot;: &quot;; [.$C3])) + 2) + 2) + 2)))) + 2;&#10;          FIND(&quot; &quot;; STRING_REVERSE(LEFT([.$C3]; FIND(&quot;mm &quot;; [.$C3]; FIND(&quot;mm &quot;; [.$C3]; FIND(&quot;mm &quot;; [.$C3]; FIND(&quot;mm &quot;; [.$C3]; FIND(&quot;: &quot;; [.$C3])) + 2) + 2) + 2)))) - 2&#10;     )&#10;)" office:value-type="string" office:string-value="" calcext:value-type="error">
            <text:p>#VALUE!</text:p>
          </table:table-cell>
          <table:table-cell table:style-name="ce16" table:formula="of:=NOT(OR([.$F3:.$Q3]))" office:value-type="boolean" office:boolean-value="false" calcext:value-type="boolean">
            <text:p>FALSE</text:p>
          </table:table-cell>
          <table:table-cell table:style-name="Default" table:formula="of:=RIGHT([.$C3]; LEN([.$C3]) - FIND(&quot; - x&quot;; [.$C3]) - 3)" office:value-type="string" office:string-value="1" calcext:value-type="string">
            <text:p>1</text:p>
          </table:table-cell>
          <table:table-cell table:style-name="Default" table:number-columns-repeated="99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CHO: "Metric bolt assembly:"</text:p>
          </table:table-cell>
          <table:table-cell table:style-name="Default" table:formula="of:=MID([.$B4]; 8; LEN([.$B4]) - 8)" office:value-type="string" office:string-value="Metric bolt assembly:" calcext:value-type="string">
            <text:p>Metric bolt assembly:</text:p>
          </table:table-cell>
          <table:table-cell table:style-name="Default" table:formula="of:=IF(LEFT([.$C4]; 5) = &quot;Tool:&quot;; RIGHT([.$C4]; LEN([.$C4]) - 6); LEFT([.$C4]; FIND(&quot;:&quot;; [.$C4]) - 1))" office:value-type="string" office:string-value="Metric bolt assembly" calcext:value-type="string">
            <text:p>Metric bolt assembly</text:p>
          </table:table-cell>
          <table:table-cell table:style-name="ce6" table:formula="of:=NOT(RIGHT(TRIM([.$C4]); 1) = &quot;:&quot;)" office:value-type="boolean" office:boolean-value="false" calcext:value-type="boolean">
            <text:p>FALSE</text:p>
          </table:table-cell>
          <table:table-cell table:style-name="ce6" table:formula="of:=ISNUMBER(FIND(&quot;: Washer&quot;; [.$C4]))" office:value-type="boolean" office:boolean-value="false" calcext:value-type="boolean">
            <text:p>FALSE</text:p>
          </table:table-cell>
          <table:table-cell table:style-name="ce6" table:formula="of:=ISNUMBER(FIND(&quot;: Bolt&quot;; [.$C4]))" office:value-type="boolean" office:boolean-value="false" calcext:value-type="boolean">
            <text:p>FALSE</text:p>
          </table:table-cell>
          <table:table-cell table:style-name="ce6" table:formula="of:=ISNUMBER(FIND(&quot;: Nut&quot;; [.$C4]))" office:value-type="boolean" office:boolean-value="false" calcext:value-type="boolean">
            <text:p>FALSE</text:p>
          </table:table-cell>
          <table:table-cell table:style-name="ce6" table:formula="of:=ISNUMBER(SEARCH(&quot;: Wheel&quot;; [.$C4]))" office:value-type="boolean" office:boolean-value="false" calcext:value-type="boolean">
            <text:p>FALSE</text:p>
          </table:table-cell>
          <table:table-cell table:style-name="ce6" table:formula="of:=ISNUMBER(SEARCH(&quot;ROUND ALUMINIUM BAR&quot;; [.$C4]))" office:value-type="boolean" office:boolean-value="false" calcext:value-type="boolean">
            <text:p>FALSE</text:p>
          </table:table-cell>
          <table:table-cell table:style-name="ce6" table:formula="of:=ISNUMBER(SEARCH(&quot;SQUARE ALUMINIUM HOLLOW BEAM&quot;; [.$C4]))" office:value-type="boolean" office:boolean-value="false" calcext:value-type="boolean">
            <text:p>FALSE</text:p>
          </table:table-cell>
          <table:table-cell table:style-name="ce6" table:formula="of:=ISNUMBER(SEARCH(&quot;ALUMINIUM SHEET&quot;; [.$C4]))" office:value-type="boolean" office:boolean-value="false" calcext:value-type="boolean">
            <text:p>FALSE</text:p>
          </table:table-cell>
          <table:table-cell table:style-name="ce6" table:formula="of:=ISNUMBER(FIND(&quot;: Tube clamp&quot;; [.$C4]))" office:value-type="boolean" office:boolean-value="false" calcext:value-type="boolean">
            <text:p>FALSE</text:p>
          </table:table-cell>
          <table:table-cell table:style-name="ce6" table:formula="of:=AND(ISNUMBER(FIND(&quot;: Tube clamp&quot;; [.$C4])); ISNUMBER(SEARCH(&quot;104:&quot;; [.$C4])))" office:value-type="boolean" office:boolean-value="false" calcext:value-type="boolean">
            <text:p>FALSE</text:p>
          </table:table-cell>
          <table:table-cell table:style-name="ce6" table:formula="of:=AND(ISNUMBER(FIND(&quot;: Tube clamp&quot;; [.$C4])); ISNUMBER(SEARCH(&quot;116:&quot;; [.$C4])))" office:value-type="boolean" office:boolean-value="false" calcext:value-type="boolean">
            <text:p>FALSE</text:p>
          </table:table-cell>
          <table:table-cell table:style-name="ce6" table:formula="of:=AND(ISNUMBER(FIND(&quot;: Tube clamp&quot;; [.$C4])); ISNUMBER(SEARCH(&quot;132:&quot;; [.$C4])))" office:value-type="boolean" office:boolean-value="false" calcext:value-type="boolean">
            <text:p>FALSE</text:p>
          </table:table-cell>
          <table:table-cell table:style-name="ce6" table:formula="of:=AND(ISNUMBER(FIND(&quot;: Tube clamp&quot;; [.$C4])); ISNUMBER(SEARCH(&quot;176:&quot;; [.$C4])))" office:value-type="boolean" office:boolean-value="false" calcext:value-type="boolean">
            <text:p>FALSE</text:p>
          </table:table-cell>
          <table:table-cell table:style-name="ce6" table:formula="of:=ISNUMBER(FIND(&quot;Tool:&quot;; [.$C4]))" office:value-type="boolean" office:boolean-value="false" calcext:value-type="boolean">
            <text:p>FALSE</text:p>
          </table:table-cell>
          <table:table-cell table:style-name="ce11" table:formula="of:=IF(ISNUMBER(FIND(&quot;Φ&quot;; [.$C4])); MID([.$C4]; FIND(&quot;Φ&quot;; [.$C4]) + 1; FIND(&quot;mm&quot;; [.$C4]; FIND(&quot;Φ&quot;; [.$C4])) - FIND(&quot;Φ&quot;; [.$C4]) - 1); IF(ISNUMBER(FIND(&quot;: Bolt M&quot;; [.$C4])); MID([.$C4]; FIND(&quot;: Bolt M&quot;; [.$C4]) + 8; FIND(&quot; &quot;; [.$C4]; FIND(&quot;: Bolt M&quot;; [.$C4]) + 8) - FIND(&quot;: Bolt M&quot;; [.$C4]) - 8); &quot;&quot;))">
            <text:p/>
          </table:table-cell>
          <table:table-cell table:style-name="ce11" table:formula="of:=IF(ISNUMBER(FIND(&quot;: Washer&quot;; [.$C4])); [.$U4]; IF(ISNUMBER(FIND(&quot;Φ&quot;; [.$C4])); MID([.$C4]; FIND(&quot;Φ&quot;; [.$C4]) + 1; FIND(&quot;mm&quot;; [.$C4]; FIND(&quot;Φ&quot;; [.$C4])) - FIND(&quot;Φ&quot;; [.$C4]) - 1); IF(ISNUMBER(FIND(&quot;: Bolt M&quot;; [.$C4])); MID([.$C4]; FIND(&quot;: Bolt M&quot;; [.$C4]) + 8; FIND(&quot; &quot;; [.$C4]; FIND(&quot;: Bolt M&quot;; [.$C4]) + 8) - FIND(&quot;: Bolt M&quot;; [.$C4]) - 8); &quot;&quot;)))">
            <text:p/>
          </table:table-cell>
          <table:table-cell table:style-name="ce15" table:formula="of:=IF(ISNUMBER(FIND(&quot;Φ&quot;; [.$C4]));&#10;      MID([.$C4];&#10;          FIND(&quot;mm &quot;; [.$C4]; FIND(&quot;Φ&quot;; [.$C4])) + 5;&#10;          FIND(&quot;mm &quot;; [.$C4]; FIND(&quot;mm &quot;; [.$C4]; FIND(&quot;Φ&quot;; [.$C4])) + 4) - FIND(&quot;mm &quot;; [.$C4]; FIND(&quot;Φ&quot;; [.$C4])) - 5&#10;     );&#10;      MID([.$C4];&#10;          FIND(&quot;mm &quot;; [.$C4]; FIND(&quot;: &quot;; [.$C4])) - FIND(&quot; &quot;; STRING_REVERSE(LEFT([.$C4]; FIND(&quot;mm &quot;; [.$C4]; FIND(&quot;: &quot;; [.$C4]))))) + 2;&#10;          FIND(&quot; &quot;; STRING_REVERSE(LEFT([.$C4]; FIND(&quot;mm &quot;; [.$C4]; FIND(&quot;: &quot;; [.$C4])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4]));&#10;      MID([.$C5];           FIND(&quot;mm &quot;; [.$C5]; FIND(&quot;mm &quot;; [.$C5]; FIND(&quot;mm &quot;; [.$C5]; FIND(&quot;: &quot;; [.$C5])) + 2) + 2) - FIND(&quot; &quot;; STRING_REVERSE(LEFT([.$C5]; FIND(&quot;mm &quot;; [.$C5]; FIND(&quot;mm &quot;; [.$C5]; FIND(&quot;mm &quot;; [.$C5]; FIND(&quot;: &quot;; [.$C5])) + 2) + 2)))) + 2;           FIND(&quot; &quot;; STRING_REVERSE(LEFT([.$C5]; FIND(&quot;mm &quot;; [.$C5]; FIND(&quot;mm &quot;; [.$C5]; FIND(&quot;mm &quot;; [.$C5]; FIND(&quot;: &quot;; [.$C5])) + 2) + 2)))) - 2      );&#10;      MID([.$C4];&#10;          FIND(&quot;mm &quot;; [.$C4]; FIND(&quot;mm &quot;; [.$C4]; FIND(&quot;: &quot;; [.$C4])) + 2) - FIND(&quot; &quot;; STRING_REVERSE(LEFT([.$C4]; FIND(&quot;mm &quot;; [.$C4]; FIND(&quot;mm &quot;; [.$C4]; FIND(&quot;: &quot;; [.$C4])) + 2)))) + 2;&#10;          FIND(&quot; &quot;; STRING_REVERSE(LEFT([.$C4]; FIND(&quot;mm &quot;; [.$C4]; FIND(&quot;mm &quot;; [.$C4]; FIND(&quot;: &quot;; [.$C4])) + 2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4]));&#10;      &quot;&quot;;&#10;      MID([.$C4];&#10;          FIND(&quot;mm &quot;; [.$C4]; FIND(&quot;mm &quot;; [.$C4]; FIND(&quot;mm &quot;; [.$C4]; FIND(&quot;: &quot;; [.$C4])) + 2) + 2) - FIND(&quot; &quot;; STRING_REVERSE(LEFT([.$C4]; FIND(&quot;mm &quot;; [.$C4]; FIND(&quot;mm &quot;; [.$C4]; FIND(&quot;mm &quot;; [.$C4]; FIND(&quot;: &quot;; [.$C4])) + 2) + 2)))) + 2;&#10;          FIND(&quot; &quot;; STRING_REVERSE(LEFT([.$C4]; FIND(&quot;mm &quot;; [.$C4]; FIND(&quot;mm &quot;; [.$C4]; FIND(&quot;mm &quot;; [.$C4]; FIND(&quot;: &quot;; [.$C4])) + 2) + 2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4]));&#10;      IF(ISNUMBER(FIND(&quot;: Washer&quot;; [.$C4])); [.$V4]; &quot;&quot;);&#10;      MID([.$C4];&#10;          FIND(&quot;mm &quot;; [.$C4]; FIND(&quot;mm &quot;; [.$C4]; FIND(&quot;mm &quot;; [.$C4]; FIND(&quot;mm &quot;; [.$C4]; FIND(&quot;: &quot;; [.$C4])) + 2) + 2) + 2) - FIND(&quot; &quot;; STRING_REVERSE(LEFT([.$C4]; FIND(&quot;mm &quot;; [.$C4]; FIND(&quot;mm &quot;; [.$C4]; FIND(&quot;mm &quot;; [.$C4]; FIND(&quot;mm &quot;; [.$C4]; FIND(&quot;: &quot;; [.$C4])) + 2) + 2) + 2)))) + 2;&#10;          FIND(&quot; &quot;; STRING_REVERSE(LEFT([.$C4]; FIND(&quot;mm &quot;; [.$C4]; FIND(&quot;mm &quot;; [.$C4]; FIND(&quot;mm &quot;; [.$C4]; FIND(&quot;mm &quot;; [.$C4]; FIND(&quot;: &quot;; [.$C4])) + 2) + 2) + 2)))) - 2&#10;     )&#10;)" office:value-type="string" office:string-value="" calcext:value-type="error">
            <text:p>#VALUE!</text:p>
          </table:table-cell>
          <table:table-cell table:style-name="ce16" table:formula="of:=NOT(OR([.$F4:.$Q4]))" office:value-type="boolean" office:boolean-value="true" calcext:value-type="boolean">
            <text:p>TRUE</text:p>
          </table:table-cell>
          <table:table-cell table:style-name="Default" table:formula="of:=RIGHT([.$C4]; LEN([.$C4]) - FIND(&quot; - x&quot;; [.$C4]) - 3)" office:value-type="string" office:string-value="" calcext:value-type="error">
            <text:p>#VALUE!</text:p>
          </table:table-cell>
          <table:table-cell table:style-name="Default" table:number-columns-repeated="99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CHO: "Bolt: Bolt M10 x 61mm - x1"</text:p>
          </table:table-cell>
          <table:table-cell table:style-name="Default" table:formula="of:=MID([.$B5]; 8; LEN([.$B5]) - 8)" office:value-type="string" office:string-value="Bolt: Bolt M10 x 61mm - x1" calcext:value-type="string">
            <text:p>Bolt: Bolt M10 x 61mm - x1</text:p>
          </table:table-cell>
          <table:table-cell table:style-name="Default" table:formula="of:=IF(LEFT([.$C5]; 5) = &quot;Tool:&quot;; RIGHT([.$C5]; LEN([.$C5]) - 6); LEFT([.$C5]; FIND(&quot;:&quot;; [.$C5]) - 1))" office:value-type="string" office:string-value="Bolt" calcext:value-type="string">
            <text:p>Bolt</text:p>
          </table:table-cell>
          <table:table-cell table:style-name="ce6" table:formula="of:=NOT(RIGHT(TRIM([.$C5]); 1) = &quot;:&quot;)" office:value-type="boolean" office:boolean-value="true" calcext:value-type="boolean">
            <text:p>TRUE</text:p>
          </table:table-cell>
          <table:table-cell table:style-name="ce6" table:formula="of:=ISNUMBER(FIND(&quot;: Washer&quot;; [.$C5]))" office:value-type="boolean" office:boolean-value="false" calcext:value-type="boolean">
            <text:p>FALSE</text:p>
          </table:table-cell>
          <table:table-cell table:style-name="ce6" table:formula="of:=ISNUMBER(FIND(&quot;: Bolt&quot;; [.$C5]))" office:value-type="boolean" office:boolean-value="true" calcext:value-type="boolean">
            <text:p>TRUE</text:p>
          </table:table-cell>
          <table:table-cell table:style-name="ce6" table:formula="of:=ISNUMBER(FIND(&quot;: Nut&quot;; [.$C5]))" office:value-type="boolean" office:boolean-value="false" calcext:value-type="boolean">
            <text:p>FALSE</text:p>
          </table:table-cell>
          <table:table-cell table:style-name="ce6" table:formula="of:=ISNUMBER(SEARCH(&quot;: Wheel&quot;; [.$C5]))" office:value-type="boolean" office:boolean-value="false" calcext:value-type="boolean">
            <text:p>FALSE</text:p>
          </table:table-cell>
          <table:table-cell table:style-name="ce6" table:formula="of:=ISNUMBER(SEARCH(&quot;ROUND ALUMINIUM BAR&quot;; [.$C5]))" office:value-type="boolean" office:boolean-value="false" calcext:value-type="boolean">
            <text:p>FALSE</text:p>
          </table:table-cell>
          <table:table-cell table:style-name="ce6" table:formula="of:=ISNUMBER(SEARCH(&quot;SQUARE ALUMINIUM HOLLOW BEAM&quot;; [.$C5]))" office:value-type="boolean" office:boolean-value="false" calcext:value-type="boolean">
            <text:p>FALSE</text:p>
          </table:table-cell>
          <table:table-cell table:style-name="ce6" table:formula="of:=ISNUMBER(SEARCH(&quot;ALUMINIUM SHEET&quot;; [.$C5]))" office:value-type="boolean" office:boolean-value="false" calcext:value-type="boolean">
            <text:p>FALSE</text:p>
          </table:table-cell>
          <table:table-cell table:style-name="ce6" table:formula="of:=ISNUMBER(FIND(&quot;: Tube clamp&quot;; [.$C5]))" office:value-type="boolean" office:boolean-value="false" calcext:value-type="boolean">
            <text:p>FALSE</text:p>
          </table:table-cell>
          <table:table-cell table:style-name="ce6" table:formula="of:=AND(ISNUMBER(FIND(&quot;: Tube clamp&quot;; [.$C5])); ISNUMBER(SEARCH(&quot;104:&quot;; [.$C5])))" office:value-type="boolean" office:boolean-value="false" calcext:value-type="boolean">
            <text:p>FALSE</text:p>
          </table:table-cell>
          <table:table-cell table:style-name="ce6" table:formula="of:=AND(ISNUMBER(FIND(&quot;: Tube clamp&quot;; [.$C5])); ISNUMBER(SEARCH(&quot;116:&quot;; [.$C5])))" office:value-type="boolean" office:boolean-value="false" calcext:value-type="boolean">
            <text:p>FALSE</text:p>
          </table:table-cell>
          <table:table-cell table:style-name="ce6" table:formula="of:=AND(ISNUMBER(FIND(&quot;: Tube clamp&quot;; [.$C5])); ISNUMBER(SEARCH(&quot;132:&quot;; [.$C5])))" office:value-type="boolean" office:boolean-value="false" calcext:value-type="boolean">
            <text:p>FALSE</text:p>
          </table:table-cell>
          <table:table-cell table:style-name="ce6" table:formula="of:=AND(ISNUMBER(FIND(&quot;: Tube clamp&quot;; [.$C5])); ISNUMBER(SEARCH(&quot;176:&quot;; [.$C5])))" office:value-type="boolean" office:boolean-value="false" calcext:value-type="boolean">
            <text:p>FALSE</text:p>
          </table:table-cell>
          <table:table-cell table:style-name="ce6" table:formula="of:=ISNUMBER(FIND(&quot;Tool:&quot;; [.$C5]))" office:value-type="boolean" office:boolean-value="false" calcext:value-type="boolean">
            <text:p>FALSE</text:p>
          </table:table-cell>
          <table:table-cell table:style-name="ce11" table:formula="of:=IF(ISNUMBER(FIND(&quot;Φ&quot;; [.$C5])); MID([.$C5]; FIND(&quot;Φ&quot;; [.$C5]) + 1; FIND(&quot;mm&quot;; [.$C5]; FIND(&quot;Φ&quot;; [.$C5])) - FIND(&quot;Φ&quot;; [.$C5]) - 1); IF(ISNUMBER(FIND(&quot;: Bolt M&quot;; [.$C5])); MID([.$C5]; FIND(&quot;: Bolt M&quot;; [.$C5]) + 8; FIND(&quot; &quot;; [.$C5]; FIND(&quot;: Bolt M&quot;; [.$C5]) + 8) - FIND(&quot;: Bolt M&quot;; [.$C5]) - 8); &quot;&quot;))" office:value-type="string" office:string-value="10" calcext:value-type="string">
            <text:p>10</text:p>
          </table:table-cell>
          <table:table-cell table:style-name="ce11" table:formula="of:=IF(ISNUMBER(FIND(&quot;: Washer&quot;; [.$C5])); [.$U5]; IF(ISNUMBER(FIND(&quot;Φ&quot;; [.$C5])); MID([.$C5]; FIND(&quot;Φ&quot;; [.$C5]) + 1; FIND(&quot;mm&quot;; [.$C5]; FIND(&quot;Φ&quot;; [.$C5])) - FIND(&quot;Φ&quot;; [.$C5]) - 1); IF(ISNUMBER(FIND(&quot;: Bolt M&quot;; [.$C5])); MID([.$C5]; FIND(&quot;: Bolt M&quot;; [.$C5]) + 8; FIND(&quot; &quot;; [.$C5]; FIND(&quot;: Bolt M&quot;; [.$C5]) + 8) - FIND(&quot;: Bolt M&quot;; [.$C5]) - 8); &quot;&quot;)))" office:value-type="string" office:string-value="10" calcext:value-type="string">
            <text:p>10</text:p>
          </table:table-cell>
          <table:table-cell table:style-name="ce15" table:formula="of:=IF(ISNUMBER(FIND(&quot;Φ&quot;; [.$C5]));&#10;      MID([.$C5];&#10;          FIND(&quot;mm &quot;; [.$C5]; FIND(&quot;Φ&quot;; [.$C5])) + 5;&#10;          FIND(&quot;mm &quot;; [.$C5]; FIND(&quot;mm &quot;; [.$C5]; FIND(&quot;Φ&quot;; [.$C5])) + 4) - FIND(&quot;mm &quot;; [.$C5]; FIND(&quot;Φ&quot;; [.$C5])) - 5&#10;     );&#10;      MID([.$C5];&#10;          FIND(&quot;mm &quot;; [.$C5]; FIND(&quot;: &quot;; [.$C5])) - FIND(&quot; &quot;; STRING_REVERSE(LEFT([.$C5]; FIND(&quot;mm &quot;; [.$C5]; FIND(&quot;: &quot;; [.$C5]))))) + 2;&#10;          FIND(&quot; &quot;; STRING_REVERSE(LEFT([.$C5]; FIND(&quot;mm &quot;; [.$C5]; FIND(&quot;: &quot;; [.$C5]))))) - 2&#10;     )&#10;)" office:value-type="string" office:string-value="61" calcext:value-type="string">
            <text:p>61</text:p>
          </table:table-cell>
          <table:table-cell table:style-name="ce15" table:formula="of:=IF(ISNUMBER(FIND(&quot;Φ&quot;; [.$C5]));&#10;      MID([.$C6];           FIND(&quot;mm &quot;; [.$C6]; FIND(&quot;mm &quot;; [.$C6]; FIND(&quot;mm &quot;; [.$C6]; FIND(&quot;: &quot;; [.$C6])) + 2) + 2) - FIND(&quot; &quot;; STRING_REVERSE(LEFT([.$C6]; FIND(&quot;mm &quot;; [.$C6]; FIND(&quot;mm &quot;; [.$C6]; FIND(&quot;mm &quot;; [.$C6]; FIND(&quot;: &quot;; [.$C6])) + 2) + 2)))) + 2;           FIND(&quot; &quot;; STRING_REVERSE(LEFT([.$C6]; FIND(&quot;mm &quot;; [.$C6]; FIND(&quot;mm &quot;; [.$C6]; FIND(&quot;mm &quot;; [.$C6]; FIND(&quot;: &quot;; [.$C6])) + 2) + 2)))) - 2      );&#10;      MID([.$C5];&#10;          FIND(&quot;mm &quot;; [.$C5]; FIND(&quot;mm &quot;; [.$C5]; FIND(&quot;: &quot;; [.$C5])) + 2) - FIND(&quot; &quot;; STRING_REVERSE(LEFT([.$C5]; FIND(&quot;mm &quot;; [.$C5]; FIND(&quot;mm &quot;; [.$C5]; FIND(&quot;: &quot;; [.$C5])) + 2)))) + 2;&#10;          FIND(&quot; &quot;; STRING_REVERSE(LEFT([.$C5]; FIND(&quot;mm &quot;; [.$C5]; FIND(&quot;mm &quot;; [.$C5]; FIND(&quot;: &quot;; [.$C5])) + 2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5]));&#10;      &quot;&quot;;&#10;      MID([.$C5];&#10;          FIND(&quot;mm &quot;; [.$C5]; FIND(&quot;mm &quot;; [.$C5]; FIND(&quot;mm &quot;; [.$C5]; FIND(&quot;: &quot;; [.$C5])) + 2) + 2) - FIND(&quot; &quot;; STRING_REVERSE(LEFT([.$C5]; FIND(&quot;mm &quot;; [.$C5]; FIND(&quot;mm &quot;; [.$C5]; FIND(&quot;mm &quot;; [.$C5]; FIND(&quot;: &quot;; [.$C5])) + 2) + 2)))) + 2;&#10;          FIND(&quot; &quot;; STRING_REVERSE(LEFT([.$C5]; FIND(&quot;mm &quot;; [.$C5]; FIND(&quot;mm &quot;; [.$C5]; FIND(&quot;mm &quot;; [.$C5]; FIND(&quot;: &quot;; [.$C5])) + 2) + 2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5]));&#10;      IF(ISNUMBER(FIND(&quot;: Washer&quot;; [.$C5])); [.$V5]; &quot;&quot;);&#10;      MID([.$C5];&#10;          FIND(&quot;mm &quot;; [.$C5]; FIND(&quot;mm &quot;; [.$C5]; FIND(&quot;mm &quot;; [.$C5]; FIND(&quot;mm &quot;; [.$C5]; FIND(&quot;: &quot;; [.$C5])) + 2) + 2) + 2) - FIND(&quot; &quot;; STRING_REVERSE(LEFT([.$C5]; FIND(&quot;mm &quot;; [.$C5]; FIND(&quot;mm &quot;; [.$C5]; FIND(&quot;mm &quot;; [.$C5]; FIND(&quot;mm &quot;; [.$C5]; FIND(&quot;: &quot;; [.$C5])) + 2) + 2) + 2)))) + 2;&#10;          FIND(&quot; &quot;; STRING_REVERSE(LEFT([.$C5]; FIND(&quot;mm &quot;; [.$C5]; FIND(&quot;mm &quot;; [.$C5]; FIND(&quot;mm &quot;; [.$C5]; FIND(&quot;mm &quot;; [.$C5]; FIND(&quot;: &quot;; [.$C5])) + 2) + 2) + 2)))) - 2&#10;     )&#10;)" office:value-type="string" office:string-value="" calcext:value-type="error">
            <text:p>#VALUE!</text:p>
          </table:table-cell>
          <table:table-cell table:style-name="ce16" table:formula="of:=NOT(OR([.$F5:.$Q5]))" office:value-type="boolean" office:boolean-value="false" calcext:value-type="boolean">
            <text:p>FALSE</text:p>
          </table:table-cell>
          <table:table-cell table:style-name="Default" table:formula="of:=RIGHT([.$C5]; LEN([.$C5]) - FIND(&quot; - x&quot;; [.$C5]) - 3)" office:value-type="string" office:string-value="1" calcext:value-type="string">
            <text:p>1</text:p>
          </table:table-cell>
          <table:table-cell table:style-name="Default" table:number-columns-repeated="99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CHO: "Nut: Nut M10 - x1"</text:p>
          </table:table-cell>
          <table:table-cell table:style-name="Default" table:formula="of:=MID([.$B6]; 8; LEN([.$B6]) - 8)" office:value-type="string" office:string-value="Nut: Nut M10 - x1" calcext:value-type="string">
            <text:p>Nut: Nut M10 - x1</text:p>
          </table:table-cell>
          <table:table-cell table:style-name="Default" table:formula="of:=IF(LEFT([.$C6]; 5) = &quot;Tool:&quot;; RIGHT([.$C6]; LEN([.$C6]) - 6); LEFT([.$C6]; FIND(&quot;:&quot;; [.$C6]) - 1))" office:value-type="string" office:string-value="Nut" calcext:value-type="string">
            <text:p>Nut</text:p>
          </table:table-cell>
          <table:table-cell table:style-name="ce6" table:formula="of:=NOT(RIGHT(TRIM([.$C6]); 1) = &quot;:&quot;)" office:value-type="boolean" office:boolean-value="true" calcext:value-type="boolean">
            <text:p>TRUE</text:p>
          </table:table-cell>
          <table:table-cell table:style-name="ce6" table:formula="of:=ISNUMBER(FIND(&quot;: Washer&quot;; [.$C6]))" office:value-type="boolean" office:boolean-value="false" calcext:value-type="boolean">
            <text:p>FALSE</text:p>
          </table:table-cell>
          <table:table-cell table:style-name="ce6" table:formula="of:=ISNUMBER(FIND(&quot;: Bolt&quot;; [.$C6]))" office:value-type="boolean" office:boolean-value="false" calcext:value-type="boolean">
            <text:p>FALSE</text:p>
          </table:table-cell>
          <table:table-cell table:style-name="ce6" table:formula="of:=ISNUMBER(FIND(&quot;: Nut&quot;; [.$C6]))" office:value-type="boolean" office:boolean-value="true" calcext:value-type="boolean">
            <text:p>TRUE</text:p>
          </table:table-cell>
          <table:table-cell table:style-name="ce6" table:formula="of:=ISNUMBER(SEARCH(&quot;: Wheel&quot;; [.$C6]))" office:value-type="boolean" office:boolean-value="false" calcext:value-type="boolean">
            <text:p>FALSE</text:p>
          </table:table-cell>
          <table:table-cell table:style-name="ce6" table:formula="of:=ISNUMBER(SEARCH(&quot;ROUND ALUMINIUM BAR&quot;; [.$C6]))" office:value-type="boolean" office:boolean-value="false" calcext:value-type="boolean">
            <text:p>FALSE</text:p>
          </table:table-cell>
          <table:table-cell table:style-name="ce6" table:formula="of:=ISNUMBER(SEARCH(&quot;SQUARE ALUMINIUM HOLLOW BEAM&quot;; [.$C6]))" office:value-type="boolean" office:boolean-value="false" calcext:value-type="boolean">
            <text:p>FALSE</text:p>
          </table:table-cell>
          <table:table-cell table:style-name="ce6" table:formula="of:=ISNUMBER(SEARCH(&quot;ALUMINIUM SHEET&quot;; [.$C6]))" office:value-type="boolean" office:boolean-value="false" calcext:value-type="boolean">
            <text:p>FALSE</text:p>
          </table:table-cell>
          <table:table-cell table:style-name="ce6" table:formula="of:=ISNUMBER(FIND(&quot;: Tube clamp&quot;; [.$C6]))" office:value-type="boolean" office:boolean-value="false" calcext:value-type="boolean">
            <text:p>FALSE</text:p>
          </table:table-cell>
          <table:table-cell table:style-name="ce6" table:formula="of:=AND(ISNUMBER(FIND(&quot;: Tube clamp&quot;; [.$C6])); ISNUMBER(SEARCH(&quot;104:&quot;; [.$C6])))" office:value-type="boolean" office:boolean-value="false" calcext:value-type="boolean">
            <text:p>FALSE</text:p>
          </table:table-cell>
          <table:table-cell table:style-name="ce6" table:formula="of:=AND(ISNUMBER(FIND(&quot;: Tube clamp&quot;; [.$C6])); ISNUMBER(SEARCH(&quot;116:&quot;; [.$C6])))" office:value-type="boolean" office:boolean-value="false" calcext:value-type="boolean">
            <text:p>FALSE</text:p>
          </table:table-cell>
          <table:table-cell table:style-name="ce6" table:formula="of:=AND(ISNUMBER(FIND(&quot;: Tube clamp&quot;; [.$C6])); ISNUMBER(SEARCH(&quot;132:&quot;; [.$C6])))" office:value-type="boolean" office:boolean-value="false" calcext:value-type="boolean">
            <text:p>FALSE</text:p>
          </table:table-cell>
          <table:table-cell table:style-name="ce6" table:formula="of:=AND(ISNUMBER(FIND(&quot;: Tube clamp&quot;; [.$C6])); ISNUMBER(SEARCH(&quot;176:&quot;; [.$C6])))" office:value-type="boolean" office:boolean-value="false" calcext:value-type="boolean">
            <text:p>FALSE</text:p>
          </table:table-cell>
          <table:table-cell table:style-name="ce6" table:formula="of:=ISNUMBER(FIND(&quot;Tool:&quot;; [.$C6]))" office:value-type="boolean" office:boolean-value="false" calcext:value-type="boolean">
            <text:p>FALSE</text:p>
          </table:table-cell>
          <table:table-cell table:style-name="ce11" table:formula="of:=IF(ISNUMBER(FIND(&quot;Φ&quot;; [.$C6])); MID([.$C6]; FIND(&quot;Φ&quot;; [.$C6]) + 1; FIND(&quot;mm&quot;; [.$C6]; FIND(&quot;Φ&quot;; [.$C6])) - FIND(&quot;Φ&quot;; [.$C6]) - 1); IF(ISNUMBER(FIND(&quot;: Bolt M&quot;; [.$C6])); MID([.$C6]; FIND(&quot;: Bolt M&quot;; [.$C6]) + 8; FIND(&quot; &quot;; [.$C6]; FIND(&quot;: Bolt M&quot;; [.$C6]) + 8) - FIND(&quot;: Bolt M&quot;; [.$C6]) - 8); &quot;&quot;))">
            <text:p/>
          </table:table-cell>
          <table:table-cell table:style-name="ce11" table:formula="of:=IF(ISNUMBER(FIND(&quot;: Washer&quot;; [.$C6])); [.$U6]; IF(ISNUMBER(FIND(&quot;Φ&quot;; [.$C6])); MID([.$C6]; FIND(&quot;Φ&quot;; [.$C6]) + 1; FIND(&quot;mm&quot;; [.$C6]; FIND(&quot;Φ&quot;; [.$C6])) - FIND(&quot;Φ&quot;; [.$C6]) - 1); IF(ISNUMBER(FIND(&quot;: Bolt M&quot;; [.$C6])); MID([.$C6]; FIND(&quot;: Bolt M&quot;; [.$C6]) + 8; FIND(&quot; &quot;; [.$C6]; FIND(&quot;: Bolt M&quot;; [.$C6]) + 8) - FIND(&quot;: Bolt M&quot;; [.$C6]) - 8); &quot;&quot;)))">
            <text:p/>
          </table:table-cell>
          <table:table-cell table:style-name="ce15" table:formula="of:=IF(ISNUMBER(FIND(&quot;Φ&quot;; [.$C6]));&#10;      MID([.$C6];&#10;          FIND(&quot;mm &quot;; [.$C6]; FIND(&quot;Φ&quot;; [.$C6])) + 5;&#10;          FIND(&quot;mm &quot;; [.$C6]; FIND(&quot;mm &quot;; [.$C6]; FIND(&quot;Φ&quot;; [.$C6])) + 4) - FIND(&quot;mm &quot;; [.$C6]; FIND(&quot;Φ&quot;; [.$C6])) - 5&#10;     );&#10;      MID([.$C6];&#10;          FIND(&quot;mm &quot;; [.$C6]; FIND(&quot;: &quot;; [.$C6])) - FIND(&quot; &quot;; STRING_REVERSE(LEFT([.$C6]; FIND(&quot;mm &quot;; [.$C6]; FIND(&quot;: &quot;; [.$C6]))))) + 2;&#10;          FIND(&quot; &quot;; STRING_REVERSE(LEFT([.$C6]; FIND(&quot;mm &quot;; [.$C6]; FIND(&quot;: &quot;; [.$C6])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6]));&#10;      MID([.$C7];           FIND(&quot;mm &quot;; [.$C7]; FIND(&quot;mm &quot;; [.$C7]; FIND(&quot;mm &quot;; [.$C7]; FIND(&quot;: &quot;; [.$C7])) + 2) + 2) - FIND(&quot; &quot;; STRING_REVERSE(LEFT([.$C7]; FIND(&quot;mm &quot;; [.$C7]; FIND(&quot;mm &quot;; [.$C7]; FIND(&quot;mm &quot;; [.$C7]; FIND(&quot;: &quot;; [.$C7])) + 2) + 2)))) + 2;           FIND(&quot; &quot;; STRING_REVERSE(LEFT([.$C7]; FIND(&quot;mm &quot;; [.$C7]; FIND(&quot;mm &quot;; [.$C7]; FIND(&quot;mm &quot;; [.$C7]; FIND(&quot;: &quot;; [.$C7])) + 2) + 2)))) - 2      );&#10;      MID([.$C6];&#10;          FIND(&quot;mm &quot;; [.$C6]; FIND(&quot;mm &quot;; [.$C6]; FIND(&quot;: &quot;; [.$C6])) + 2) - FIND(&quot; &quot;; STRING_REVERSE(LEFT([.$C6]; FIND(&quot;mm &quot;; [.$C6]; FIND(&quot;mm &quot;; [.$C6]; FIND(&quot;: &quot;; [.$C6])) + 2)))) + 2;&#10;          FIND(&quot; &quot;; STRING_REVERSE(LEFT([.$C6]; FIND(&quot;mm &quot;; [.$C6]; FIND(&quot;mm &quot;; [.$C6]; FIND(&quot;: &quot;; [.$C6])) + 2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6]));&#10;      &quot;&quot;;&#10;      MID([.$C6];&#10;          FIND(&quot;mm &quot;; [.$C6]; FIND(&quot;mm &quot;; [.$C6]; FIND(&quot;mm &quot;; [.$C6]; FIND(&quot;: &quot;; [.$C6])) + 2) + 2) - FIND(&quot; &quot;; STRING_REVERSE(LEFT([.$C6]; FIND(&quot;mm &quot;; [.$C6]; FIND(&quot;mm &quot;; [.$C6]; FIND(&quot;mm &quot;; [.$C6]; FIND(&quot;: &quot;; [.$C6])) + 2) + 2)))) + 2;&#10;          FIND(&quot; &quot;; STRING_REVERSE(LEFT([.$C6]; FIND(&quot;mm &quot;; [.$C6]; FIND(&quot;mm &quot;; [.$C6]; FIND(&quot;mm &quot;; [.$C6]; FIND(&quot;: &quot;; [.$C6])) + 2) + 2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6]));&#10;      IF(ISNUMBER(FIND(&quot;: Washer&quot;; [.$C6])); [.$V6]; &quot;&quot;);&#10;      MID([.$C6];&#10;          FIND(&quot;mm &quot;; [.$C6]; FIND(&quot;mm &quot;; [.$C6]; FIND(&quot;mm &quot;; [.$C6]; FIND(&quot;mm &quot;; [.$C6]; FIND(&quot;: &quot;; [.$C6])) + 2) + 2) + 2) - FIND(&quot; &quot;; STRING_REVERSE(LEFT([.$C6]; FIND(&quot;mm &quot;; [.$C6]; FIND(&quot;mm &quot;; [.$C6]; FIND(&quot;mm &quot;; [.$C6]; FIND(&quot;mm &quot;; [.$C6]; FIND(&quot;: &quot;; [.$C6])) + 2) + 2) + 2)))) + 2;&#10;          FIND(&quot; &quot;; STRING_REVERSE(LEFT([.$C6]; FIND(&quot;mm &quot;; [.$C6]; FIND(&quot;mm &quot;; [.$C6]; FIND(&quot;mm &quot;; [.$C6]; FIND(&quot;mm &quot;; [.$C6]; FIND(&quot;: &quot;; [.$C6])) + 2) + 2) + 2)))) - 2&#10;     )&#10;)" office:value-type="string" office:string-value="" calcext:value-type="error">
            <text:p>#VALUE!</text:p>
          </table:table-cell>
          <table:table-cell table:style-name="ce16" table:formula="of:=NOT(OR([.$F6:.$Q6]))" office:value-type="boolean" office:boolean-value="false" calcext:value-type="boolean">
            <text:p>FALSE</text:p>
          </table:table-cell>
          <table:table-cell table:style-name="Default" table:formula="of:=RIGHT([.$C6]; LEN([.$C6]) - FIND(&quot; - x&quot;; [.$C6]) - 3)" office:value-type="string" office:string-value="1" calcext:value-type="string">
            <text:p>1</text:p>
          </table:table-cell>
          <table:table-cell table:style-name="Default" table:number-columns-repeated="99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CHO: "Washer: Washer Φ40mm x 10mm x 3mm - x1"</text:p>
          </table:table-cell>
          <table:table-cell table:style-name="Default" table:formula="of:=MID([.$B7]; 8; LEN([.$B7]) - 8)" office:value-type="string" office:string-value="Washer: Washer Φ40mm x 10mm x 3mm - x1" calcext:value-type="string">
            <text:p>Washer: Washer Φ40mm x 10mm x 3mm - x1</text:p>
          </table:table-cell>
          <table:table-cell table:style-name="Default" table:formula="of:=IF(LEFT([.$C7]; 5) = &quot;Tool:&quot;; RIGHT([.$C7]; LEN([.$C7]) - 6); LEFT([.$C7]; FIND(&quot;:&quot;; [.$C7]) - 1))" office:value-type="string" office:string-value="Washer" calcext:value-type="string">
            <text:p>Washer</text:p>
          </table:table-cell>
          <table:table-cell table:style-name="ce6" table:formula="of:=NOT(RIGHT(TRIM([.$C7]); 1) = &quot;:&quot;)" office:value-type="boolean" office:boolean-value="true" calcext:value-type="boolean">
            <text:p>TRUE</text:p>
          </table:table-cell>
          <table:table-cell table:style-name="ce6" table:formula="of:=ISNUMBER(FIND(&quot;: Washer&quot;; [.$C7]))" office:value-type="boolean" office:boolean-value="true" calcext:value-type="boolean">
            <text:p>TRUE</text:p>
          </table:table-cell>
          <table:table-cell table:style-name="ce6" table:formula="of:=ISNUMBER(FIND(&quot;: Bolt&quot;; [.$C7]))" office:value-type="boolean" office:boolean-value="false" calcext:value-type="boolean">
            <text:p>FALSE</text:p>
          </table:table-cell>
          <table:table-cell table:style-name="ce6" table:formula="of:=ISNUMBER(FIND(&quot;: Nut&quot;; [.$C7]))" office:value-type="boolean" office:boolean-value="false" calcext:value-type="boolean">
            <text:p>FALSE</text:p>
          </table:table-cell>
          <table:table-cell table:style-name="ce6" table:formula="of:=ISNUMBER(SEARCH(&quot;: Wheel&quot;; [.$C7]))" office:value-type="boolean" office:boolean-value="false" calcext:value-type="boolean">
            <text:p>FALSE</text:p>
          </table:table-cell>
          <table:table-cell table:style-name="ce6" table:formula="of:=ISNUMBER(SEARCH(&quot;ROUND ALUMINIUM BAR&quot;; [.$C7]))" office:value-type="boolean" office:boolean-value="false" calcext:value-type="boolean">
            <text:p>FALSE</text:p>
          </table:table-cell>
          <table:table-cell table:style-name="ce6" table:formula="of:=ISNUMBER(SEARCH(&quot;SQUARE ALUMINIUM HOLLOW BEAM&quot;; [.$C7]))" office:value-type="boolean" office:boolean-value="false" calcext:value-type="boolean">
            <text:p>FALSE</text:p>
          </table:table-cell>
          <table:table-cell table:style-name="ce6" table:formula="of:=ISNUMBER(SEARCH(&quot;ALUMINIUM SHEET&quot;; [.$C7]))" office:value-type="boolean" office:boolean-value="false" calcext:value-type="boolean">
            <text:p>FALSE</text:p>
          </table:table-cell>
          <table:table-cell table:style-name="ce6" table:formula="of:=ISNUMBER(FIND(&quot;: Tube clamp&quot;; [.$C7]))" office:value-type="boolean" office:boolean-value="false" calcext:value-type="boolean">
            <text:p>FALSE</text:p>
          </table:table-cell>
          <table:table-cell table:style-name="ce6" table:formula="of:=AND(ISNUMBER(FIND(&quot;: Tube clamp&quot;; [.$C7])); ISNUMBER(SEARCH(&quot;104:&quot;; [.$C7])))" office:value-type="boolean" office:boolean-value="false" calcext:value-type="boolean">
            <text:p>FALSE</text:p>
          </table:table-cell>
          <table:table-cell table:style-name="ce6" table:formula="of:=AND(ISNUMBER(FIND(&quot;: Tube clamp&quot;; [.$C7])); ISNUMBER(SEARCH(&quot;116:&quot;; [.$C7])))" office:value-type="boolean" office:boolean-value="false" calcext:value-type="boolean">
            <text:p>FALSE</text:p>
          </table:table-cell>
          <table:table-cell table:style-name="ce6" table:formula="of:=AND(ISNUMBER(FIND(&quot;: Tube clamp&quot;; [.$C7])); ISNUMBER(SEARCH(&quot;132:&quot;; [.$C7])))" office:value-type="boolean" office:boolean-value="false" calcext:value-type="boolean">
            <text:p>FALSE</text:p>
          </table:table-cell>
          <table:table-cell table:style-name="ce6" table:formula="of:=AND(ISNUMBER(FIND(&quot;: Tube clamp&quot;; [.$C7])); ISNUMBER(SEARCH(&quot;176:&quot;; [.$C7])))" office:value-type="boolean" office:boolean-value="false" calcext:value-type="boolean">
            <text:p>FALSE</text:p>
          </table:table-cell>
          <table:table-cell table:style-name="ce6" table:formula="of:=ISNUMBER(FIND(&quot;Tool:&quot;; [.$C7]))" office:value-type="boolean" office:boolean-value="false" calcext:value-type="boolean">
            <text:p>FALSE</text:p>
          </table:table-cell>
          <table:table-cell table:style-name="ce11" table:formula="of:=IF(ISNUMBER(FIND(&quot;Φ&quot;; [.$C7])); MID([.$C7]; FIND(&quot;Φ&quot;; [.$C7]) + 1; FIND(&quot;mm&quot;; [.$C7]; FIND(&quot;Φ&quot;; [.$C7])) - FIND(&quot;Φ&quot;; [.$C7]) - 1); IF(ISNUMBER(FIND(&quot;: Bolt M&quot;; [.$C7])); MID([.$C7]; FIND(&quot;: Bolt M&quot;; [.$C7]) + 8; FIND(&quot; &quot;; [.$C7]; FIND(&quot;: Bolt M&quot;; [.$C7]) + 8) - FIND(&quot;: Bolt M&quot;; [.$C7]) - 8); &quot;&quot;))" office:value-type="string" office:string-value="40" calcext:value-type="string">
            <text:p>40</text:p>
          </table:table-cell>
          <table:table-cell table:style-name="ce11" table:formula="of:=IF(ISNUMBER(FIND(&quot;: Washer&quot;; [.$C7])); [.$U7]; IF(ISNUMBER(FIND(&quot;Φ&quot;; [.$C7])); MID([.$C7]; FIND(&quot;Φ&quot;; [.$C7]) + 1; FIND(&quot;mm&quot;; [.$C7]; FIND(&quot;Φ&quot;; [.$C7])) - FIND(&quot;Φ&quot;; [.$C7]) - 1); IF(ISNUMBER(FIND(&quot;: Bolt M&quot;; [.$C7])); MID([.$C7]; FIND(&quot;: Bolt M&quot;; [.$C7]) + 8; FIND(&quot; &quot;; [.$C7]; FIND(&quot;: Bolt M&quot;; [.$C7]) + 8) - FIND(&quot;: Bolt M&quot;; [.$C7]) - 8); &quot;&quot;)))" office:value-type="string" office:string-value="10" calcext:value-type="string">
            <text:p>10</text:p>
          </table:table-cell>
          <table:table-cell table:style-name="ce15" table:formula="of:=IF(ISNUMBER(FIND(&quot;Φ&quot;; [.$C7]));&#10;      MID([.$C7];&#10;          FIND(&quot;mm &quot;; [.$C7]; FIND(&quot;Φ&quot;; [.$C7])) + 5;&#10;          FIND(&quot;mm &quot;; [.$C7]; FIND(&quot;mm &quot;; [.$C7]; FIND(&quot;Φ&quot;; [.$C7])) + 4) - FIND(&quot;mm &quot;; [.$C7]; FIND(&quot;Φ&quot;; [.$C7])) - 5&#10;     );&#10;      MID([.$C7];&#10;          FIND(&quot;mm &quot;; [.$C7]; FIND(&quot;: &quot;; [.$C7])) - FIND(&quot; &quot;; STRING_REVERSE(LEFT([.$C7]; FIND(&quot;mm &quot;; [.$C7]; FIND(&quot;: &quot;; [.$C7]))))) + 2;&#10;          FIND(&quot; &quot;; STRING_REVERSE(LEFT([.$C7]; FIND(&quot;mm &quot;; [.$C7]; FIND(&quot;: &quot;; [.$C7]))))) - 2&#10;     )&#10;)" office:value-type="string" office:string-value="10" calcext:value-type="string">
            <text:p>10</text:p>
          </table:table-cell>
          <table:table-cell table:style-name="ce15" table:formula="of:=IF(ISNUMBER(FIND(&quot;Φ&quot;; [.$C7]));&#10;      MID([.$C8];           FIND(&quot;mm &quot;; [.$C8]; FIND(&quot;mm &quot;; [.$C8]; FIND(&quot;mm &quot;; [.$C8]; FIND(&quot;: &quot;; [.$C8])) + 2) + 2) - FIND(&quot; &quot;; STRING_REVERSE(LEFT([.$C8]; FIND(&quot;mm &quot;; [.$C8]; FIND(&quot;mm &quot;; [.$C8]; FIND(&quot;mm &quot;; [.$C8]; FIND(&quot;: &quot;; [.$C8])) + 2) + 2)))) + 2;           FIND(&quot; &quot;; STRING_REVERSE(LEFT([.$C8]; FIND(&quot;mm &quot;; [.$C8]; FIND(&quot;mm &quot;; [.$C8]; FIND(&quot;mm &quot;; [.$C8]; FIND(&quot;: &quot;; [.$C8])) + 2) + 2)))) - 2      );&#10;      MID([.$C7];&#10;          FIND(&quot;mm &quot;; [.$C7]; FIND(&quot;mm &quot;; [.$C7]; FIND(&quot;: &quot;; [.$C7])) + 2) - FIND(&quot; &quot;; STRING_REVERSE(LEFT([.$C7]; FIND(&quot;mm &quot;; [.$C7]; FIND(&quot;mm &quot;; [.$C7]; FIND(&quot;: &quot;; [.$C7])) + 2)))) + 2;&#10;          FIND(&quot; &quot;; STRING_REVERSE(LEFT([.$C7]; FIND(&quot;mm &quot;; [.$C7]; FIND(&quot;mm &quot;; [.$C7]; FIND(&quot;: &quot;; [.$C7])) + 2)))) - 2&#10;     )&#10;)" office:value-type="string" office:string-value="3" calcext:value-type="string">
            <text:p>3</text:p>
          </table:table-cell>
          <table:table-cell table:style-name="ce15" table:formula="of:=IF(ISNUMBER(FIND(&quot;Φ&quot;; [.$C7]));&#10;      &quot;&quot;;&#10;      MID([.$C7];&#10;          FIND(&quot;mm &quot;; [.$C7]; FIND(&quot;mm &quot;; [.$C7]; FIND(&quot;mm &quot;; [.$C7]; FIND(&quot;: &quot;; [.$C7])) + 2) + 2) - FIND(&quot; &quot;; STRING_REVERSE(LEFT([.$C7]; FIND(&quot;mm &quot;; [.$C7]; FIND(&quot;mm &quot;; [.$C7]; FIND(&quot;mm &quot;; [.$C7]; FIND(&quot;: &quot;; [.$C7])) + 2) + 2)))) + 2;&#10;          FIND(&quot; &quot;; STRING_REVERSE(LEFT([.$C7]; FIND(&quot;mm &quot;; [.$C7]; FIND(&quot;mm &quot;; [.$C7]; FIND(&quot;mm &quot;; [.$C7]; FIND(&quot;: &quot;; [.$C7])) + 2) + 2)))) - 2&#10;     )&#10;)">
            <text:p/>
          </table:table-cell>
          <table:table-cell table:style-name="ce15" table:formula="of:=IF(ISNUMBER(FIND(&quot;Φ&quot;; [.$C7]));&#10;      IF(ISNUMBER(FIND(&quot;: Washer&quot;; [.$C7])); [.$V7]; &quot;&quot;);&#10;      MID([.$C7];&#10;          FIND(&quot;mm &quot;; [.$C7]; FIND(&quot;mm &quot;; [.$C7]; FIND(&quot;mm &quot;; [.$C7]; FIND(&quot;mm &quot;; [.$C7]; FIND(&quot;: &quot;; [.$C7])) + 2) + 2) + 2) - FIND(&quot; &quot;; STRING_REVERSE(LEFT([.$C7]; FIND(&quot;mm &quot;; [.$C7]; FIND(&quot;mm &quot;; [.$C7]; FIND(&quot;mm &quot;; [.$C7]; FIND(&quot;mm &quot;; [.$C7]; FIND(&quot;: &quot;; [.$C7])) + 2) + 2) + 2)))) + 2;&#10;          FIND(&quot; &quot;; STRING_REVERSE(LEFT([.$C7]; FIND(&quot;mm &quot;; [.$C7]; FIND(&quot;mm &quot;; [.$C7]; FIND(&quot;mm &quot;; [.$C7]; FIND(&quot;mm &quot;; [.$C7]; FIND(&quot;: &quot;; [.$C7])) + 2) + 2) + 2)))) - 2&#10;     )&#10;)" office:value-type="string" office:string-value="3" calcext:value-type="string">
            <text:p>3</text:p>
          </table:table-cell>
          <table:table-cell table:style-name="ce16" table:formula="of:=NOT(OR([.$F7:.$Q7]))" office:value-type="boolean" office:boolean-value="false" calcext:value-type="boolean">
            <text:p>FALSE</text:p>
          </table:table-cell>
          <table:table-cell table:style-name="Default" table:formula="of:=RIGHT([.$C7]; LEN([.$C7]) - FIND(&quot; - x&quot;; [.$C7]) - 3)" office:value-type="string" office:string-value="1" calcext:value-type="string">
            <text:p>1</text:p>
          </table:table-cell>
          <table:table-cell table:style-name="Default" table:number-columns-repeated="99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ECHO: "Washer: Washer Φ40mm x 10mm x 3mm - x1"</text:p>
          </table:table-cell>
          <table:table-cell table:style-name="Default" table:formula="of:=MID([.$B8]; 8; LEN([.$B8]) - 8)" office:value-type="string" office:string-value="Washer: Washer Φ40mm x 10mm x 3mm - x1" calcext:value-type="string">
            <text:p>Washer: Washer Φ40mm x 10mm x 3mm - x1</text:p>
          </table:table-cell>
          <table:table-cell table:style-name="Default" table:formula="of:=IF(LEFT([.$C8]; 5) = &quot;Tool:&quot;; RIGHT([.$C8]; LEN([.$C8]) - 6); LEFT([.$C8]; FIND(&quot;:&quot;; [.$C8]) - 1))" office:value-type="string" office:string-value="Washer" calcext:value-type="string">
            <text:p>Washer</text:p>
          </table:table-cell>
          <table:table-cell table:style-name="ce6" table:formula="of:=NOT(RIGHT(TRIM([.$C8]); 1) = &quot;:&quot;)" office:value-type="boolean" office:boolean-value="true" calcext:value-type="boolean">
            <text:p>TRUE</text:p>
          </table:table-cell>
          <table:table-cell table:style-name="ce6" table:formula="of:=ISNUMBER(FIND(&quot;: Washer&quot;; [.$C8]))" office:value-type="boolean" office:boolean-value="true" calcext:value-type="boolean">
            <text:p>TRUE</text:p>
          </table:table-cell>
          <table:table-cell table:style-name="ce6" table:formula="of:=ISNUMBER(FIND(&quot;: Bolt&quot;; [.$C8]))" office:value-type="boolean" office:boolean-value="false" calcext:value-type="boolean">
            <text:p>FALSE</text:p>
          </table:table-cell>
          <table:table-cell table:style-name="ce6" table:formula="of:=ISNUMBER(FIND(&quot;: Nut&quot;; [.$C8]))" office:value-type="boolean" office:boolean-value="false" calcext:value-type="boolean">
            <text:p>FALSE</text:p>
          </table:table-cell>
          <table:table-cell table:style-name="ce6" table:formula="of:=ISNUMBER(SEARCH(&quot;: Wheel&quot;; [.$C8]))" office:value-type="boolean" office:boolean-value="false" calcext:value-type="boolean">
            <text:p>FALSE</text:p>
          </table:table-cell>
          <table:table-cell table:style-name="ce6" table:formula="of:=ISNUMBER(SEARCH(&quot;ROUND ALUMINIUM BAR&quot;; [.$C8]))" office:value-type="boolean" office:boolean-value="false" calcext:value-type="boolean">
            <text:p>FALSE</text:p>
          </table:table-cell>
          <table:table-cell table:style-name="ce6" table:formula="of:=ISNUMBER(SEARCH(&quot;SQUARE ALUMINIUM HOLLOW BEAM&quot;; [.$C8]))" office:value-type="boolean" office:boolean-value="false" calcext:value-type="boolean">
            <text:p>FALSE</text:p>
          </table:table-cell>
          <table:table-cell table:style-name="ce6" table:formula="of:=ISNUMBER(SEARCH(&quot;ALUMINIUM SHEET&quot;; [.$C8]))" office:value-type="boolean" office:boolean-value="false" calcext:value-type="boolean">
            <text:p>FALSE</text:p>
          </table:table-cell>
          <table:table-cell table:style-name="ce6" table:formula="of:=ISNUMBER(FIND(&quot;: Tube clamp&quot;; [.$C8]))" office:value-type="boolean" office:boolean-value="false" calcext:value-type="boolean">
            <text:p>FALSE</text:p>
          </table:table-cell>
          <table:table-cell table:style-name="ce6" table:formula="of:=AND(ISNUMBER(FIND(&quot;: Tube clamp&quot;; [.$C8])); ISNUMBER(SEARCH(&quot;104:&quot;; [.$C8])))" office:value-type="boolean" office:boolean-value="false" calcext:value-type="boolean">
            <text:p>FALSE</text:p>
          </table:table-cell>
          <table:table-cell table:style-name="ce6" table:formula="of:=AND(ISNUMBER(FIND(&quot;: Tube clamp&quot;; [.$C8])); ISNUMBER(SEARCH(&quot;116:&quot;; [.$C8])))" office:value-type="boolean" office:boolean-value="false" calcext:value-type="boolean">
            <text:p>FALSE</text:p>
          </table:table-cell>
          <table:table-cell table:style-name="ce6" table:formula="of:=AND(ISNUMBER(FIND(&quot;: Tube clamp&quot;; [.$C8])); ISNUMBER(SEARCH(&quot;132:&quot;; [.$C8])))" office:value-type="boolean" office:boolean-value="false" calcext:value-type="boolean">
            <text:p>FALSE</text:p>
          </table:table-cell>
          <table:table-cell table:style-name="ce6" table:formula="of:=AND(ISNUMBER(FIND(&quot;: Tube clamp&quot;; [.$C8])); ISNUMBER(SEARCH(&quot;176:&quot;; [.$C8])))" office:value-type="boolean" office:boolean-value="false" calcext:value-type="boolean">
            <text:p>FALSE</text:p>
          </table:table-cell>
          <table:table-cell table:style-name="ce6" table:formula="of:=ISNUMBER(FIND(&quot;Tool:&quot;; [.$C8]))" office:value-type="boolean" office:boolean-value="false" calcext:value-type="boolean">
            <text:p>FALSE</text:p>
          </table:table-cell>
          <table:table-cell table:style-name="ce11" table:formula="of:=IF(ISNUMBER(FIND(&quot;Φ&quot;; [.$C8])); MID([.$C8]; FIND(&quot;Φ&quot;; [.$C8]) + 1; FIND(&quot;mm&quot;; [.$C8]; FIND(&quot;Φ&quot;; [.$C8])) - FIND(&quot;Φ&quot;; [.$C8]) - 1); IF(ISNUMBER(FIND(&quot;: Bolt M&quot;; [.$C8])); MID([.$C8]; FIND(&quot;: Bolt M&quot;; [.$C8]) + 8; FIND(&quot; &quot;; [.$C8]; FIND(&quot;: Bolt M&quot;; [.$C8]) + 8) - FIND(&quot;: Bolt M&quot;; [.$C8]) - 8); &quot;&quot;))" office:value-type="string" office:string-value="40" calcext:value-type="string">
            <text:p>40</text:p>
          </table:table-cell>
          <table:table-cell table:style-name="ce11" table:formula="of:=IF(ISNUMBER(FIND(&quot;: Washer&quot;; [.$C8])); [.$U8]; IF(ISNUMBER(FIND(&quot;Φ&quot;; [.$C8])); MID([.$C8]; FIND(&quot;Φ&quot;; [.$C8]) + 1; FIND(&quot;mm&quot;; [.$C8]; FIND(&quot;Φ&quot;; [.$C8])) - FIND(&quot;Φ&quot;; [.$C8]) - 1); IF(ISNUMBER(FIND(&quot;: Bolt M&quot;; [.$C8])); MID([.$C8]; FIND(&quot;: Bolt M&quot;; [.$C8]) + 8; FIND(&quot; &quot;; [.$C8]; FIND(&quot;: Bolt M&quot;; [.$C8]) + 8) - FIND(&quot;: Bolt M&quot;; [.$C8]) - 8); &quot;&quot;)))" office:value-type="string" office:string-value="10" calcext:value-type="string">
            <text:p>10</text:p>
          </table:table-cell>
          <table:table-cell table:style-name="ce15" table:formula="of:=IF(ISNUMBER(FIND(&quot;Φ&quot;; [.$C8]));&#10;      MID([.$C8];&#10;          FIND(&quot;mm &quot;; [.$C8]; FIND(&quot;Φ&quot;; [.$C8])) + 5;&#10;          FIND(&quot;mm &quot;; [.$C8]; FIND(&quot;mm &quot;; [.$C8]; FIND(&quot;Φ&quot;; [.$C8])) + 4) - FIND(&quot;mm &quot;; [.$C8]; FIND(&quot;Φ&quot;; [.$C8])) - 5&#10;     );&#10;      MID([.$C8];&#10;          FIND(&quot;mm &quot;; [.$C8]; FIND(&quot;: &quot;; [.$C8])) - FIND(&quot; &quot;; STRING_REVERSE(LEFT([.$C8]; FIND(&quot;mm &quot;; [.$C8]; FIND(&quot;: &quot;; [.$C8]))))) + 2;&#10;          FIND(&quot; &quot;; STRING_REVERSE(LEFT([.$C8]; FIND(&quot;mm &quot;; [.$C8]; FIND(&quot;: &quot;; [.$C8]))))) - 2&#10;     )&#10;)" office:value-type="string" office:string-value="10" calcext:value-type="string">
            <text:p>10</text:p>
          </table:table-cell>
          <table:table-cell table:style-name="ce15" table:formula="of:=IF(ISNUMBER(FIND(&quot;Φ&quot;; [.$C8]));&#10;      MID([.$C9];           FIND(&quot;mm &quot;; [.$C9]; FIND(&quot;mm &quot;; [.$C9]; FIND(&quot;mm &quot;; [.$C9]; FIND(&quot;: &quot;; [.$C9])) + 2) + 2) - FIND(&quot; &quot;; STRING_REVERSE(LEFT([.$C9]; FIND(&quot;mm &quot;; [.$C9]; FIND(&quot;mm &quot;; [.$C9]; FIND(&quot;mm &quot;; [.$C9]; FIND(&quot;: &quot;; [.$C9])) + 2) + 2)))) + 2;           FIND(&quot; &quot;; STRING_REVERSE(LEFT([.$C9]; FIND(&quot;mm &quot;; [.$C9]; FIND(&quot;mm &quot;; [.$C9]; FIND(&quot;mm &quot;; [.$C9]; FIND(&quot;: &quot;; [.$C9])) + 2) + 2)))) - 2      );&#10;      MID([.$C8];&#10;          FIND(&quot;mm &quot;; [.$C8]; FIND(&quot;mm &quot;; [.$C8]; FIND(&quot;: &quot;; [.$C8])) + 2) - FIND(&quot; &quot;; STRING_REVERSE(LEFT([.$C8]; FIND(&quot;mm &quot;; [.$C8]; FIND(&quot;mm &quot;; [.$C8]; FIND(&quot;: &quot;; [.$C8])) + 2)))) + 2;&#10;          FIND(&quot; &quot;; STRING_REVERSE(LEFT([.$C8]; FIND(&quot;mm &quot;; [.$C8]; FIND(&quot;mm &quot;; [.$C8]; FIND(&quot;: &quot;; [.$C8])) + 2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8]));&#10;      &quot;&quot;;&#10;      MID([.$C8];&#10;          FIND(&quot;mm &quot;; [.$C8]; FIND(&quot;mm &quot;; [.$C8]; FIND(&quot;mm &quot;; [.$C8]; FIND(&quot;: &quot;; [.$C8])) + 2) + 2) - FIND(&quot; &quot;; STRING_REVERSE(LEFT([.$C8]; FIND(&quot;mm &quot;; [.$C8]; FIND(&quot;mm &quot;; [.$C8]; FIND(&quot;mm &quot;; [.$C8]; FIND(&quot;: &quot;; [.$C8])) + 2) + 2)))) + 2;&#10;          FIND(&quot; &quot;; STRING_REVERSE(LEFT([.$C8]; FIND(&quot;mm &quot;; [.$C8]; FIND(&quot;mm &quot;; [.$C8]; FIND(&quot;mm &quot;; [.$C8]; FIND(&quot;: &quot;; [.$C8])) + 2) + 2)))) - 2&#10;     )&#10;)">
            <text:p/>
          </table:table-cell>
          <table:table-cell table:style-name="ce15" table:formula="of:=IF(ISNUMBER(FIND(&quot;Φ&quot;; [.$C8]));&#10;      IF(ISNUMBER(FIND(&quot;: Washer&quot;; [.$C8])); [.$V8]; &quot;&quot;);&#10;      MID([.$C8];&#10;          FIND(&quot;mm &quot;; [.$C8]; FIND(&quot;mm &quot;; [.$C8]; FIND(&quot;mm &quot;; [.$C8]; FIND(&quot;mm &quot;; [.$C8]; FIND(&quot;: &quot;; [.$C8])) + 2) + 2) + 2) - FIND(&quot; &quot;; STRING_REVERSE(LEFT([.$C8]; FIND(&quot;mm &quot;; [.$C8]; FIND(&quot;mm &quot;; [.$C8]; FIND(&quot;mm &quot;; [.$C8]; FIND(&quot;mm &quot;; [.$C8]; FIND(&quot;: &quot;; [.$C8])) + 2) + 2) + 2)))) + 2;&#10;          FIND(&quot; &quot;; STRING_REVERSE(LEFT([.$C8]; FIND(&quot;mm &quot;; [.$C8]; FIND(&quot;mm &quot;; [.$C8]; FIND(&quot;mm &quot;; [.$C8]; FIND(&quot;mm &quot;; [.$C8]; FIND(&quot;: &quot;; [.$C8])) + 2) + 2) + 2)))) - 2&#10;     )&#10;)" office:value-type="string" office:string-value="" calcext:value-type="error">
            <text:p>#VALUE!</text:p>
          </table:table-cell>
          <table:table-cell table:style-name="ce16" table:formula="of:=NOT(OR([.$F8:.$Q8]))" office:value-type="boolean" office:boolean-value="false" calcext:value-type="boolean">
            <text:p>FALSE</text:p>
          </table:table-cell>
          <table:table-cell table:style-name="Default" table:formula="of:=RIGHT([.$C8]; LEN([.$C8]) - FIND(&quot; - x&quot;; [.$C8]) - 3)" office:value-type="string" office:string-value="1" calcext:value-type="string">
            <text:p>1</text:p>
          </table:table-cell>
          <table:table-cell table:style-name="Default" table:number-columns-repeated="99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CHO: "Metric bolt assembly:"</text:p>
          </table:table-cell>
          <table:table-cell table:style-name="Default" table:formula="of:=MID([.$B9]; 8; LEN([.$B9]) - 8)" office:value-type="string" office:string-value="Metric bolt assembly:" calcext:value-type="string">
            <text:p>Metric bolt assembly:</text:p>
          </table:table-cell>
          <table:table-cell table:style-name="Default" table:formula="of:=IF(LEFT([.$C9]; 5) = &quot;Tool:&quot;; RIGHT([.$C9]; LEN([.$C9]) - 6); LEFT([.$C9]; FIND(&quot;:&quot;; [.$C9]) - 1))" office:value-type="string" office:string-value="Metric bolt assembly" calcext:value-type="string">
            <text:p>Metric bolt assembly</text:p>
          </table:table-cell>
          <table:table-cell table:style-name="ce6" table:formula="of:=NOT(RIGHT(TRIM([.$C9]); 1) = &quot;:&quot;)" office:value-type="boolean" office:boolean-value="false" calcext:value-type="boolean">
            <text:p>FALSE</text:p>
          </table:table-cell>
          <table:table-cell table:style-name="ce6" table:formula="of:=ISNUMBER(FIND(&quot;: Washer&quot;; [.$C9]))" office:value-type="boolean" office:boolean-value="false" calcext:value-type="boolean">
            <text:p>FALSE</text:p>
          </table:table-cell>
          <table:table-cell table:style-name="ce6" table:formula="of:=ISNUMBER(FIND(&quot;: Bolt&quot;; [.$C9]))" office:value-type="boolean" office:boolean-value="false" calcext:value-type="boolean">
            <text:p>FALSE</text:p>
          </table:table-cell>
          <table:table-cell table:style-name="ce6" table:formula="of:=ISNUMBER(FIND(&quot;: Nut&quot;; [.$C9]))" office:value-type="boolean" office:boolean-value="false" calcext:value-type="boolean">
            <text:p>FALSE</text:p>
          </table:table-cell>
          <table:table-cell table:style-name="ce6" table:formula="of:=ISNUMBER(SEARCH(&quot;: Wheel&quot;; [.$C9]))" office:value-type="boolean" office:boolean-value="false" calcext:value-type="boolean">
            <text:p>FALSE</text:p>
          </table:table-cell>
          <table:table-cell table:style-name="ce6" table:formula="of:=ISNUMBER(SEARCH(&quot;ROUND ALUMINIUM BAR&quot;; [.$C9]))" office:value-type="boolean" office:boolean-value="false" calcext:value-type="boolean">
            <text:p>FALSE</text:p>
          </table:table-cell>
          <table:table-cell table:style-name="ce6" table:formula="of:=ISNUMBER(SEARCH(&quot;SQUARE ALUMINIUM HOLLOW BEAM&quot;; [.$C9]))" office:value-type="boolean" office:boolean-value="false" calcext:value-type="boolean">
            <text:p>FALSE</text:p>
          </table:table-cell>
          <table:table-cell table:style-name="ce6" table:formula="of:=ISNUMBER(SEARCH(&quot;ALUMINIUM SHEET&quot;; [.$C9]))" office:value-type="boolean" office:boolean-value="false" calcext:value-type="boolean">
            <text:p>FALSE</text:p>
          </table:table-cell>
          <table:table-cell table:style-name="ce6" table:formula="of:=ISNUMBER(FIND(&quot;: Tube clamp&quot;; [.$C9]))" office:value-type="boolean" office:boolean-value="false" calcext:value-type="boolean">
            <text:p>FALSE</text:p>
          </table:table-cell>
          <table:table-cell table:style-name="ce6" table:formula="of:=AND(ISNUMBER(FIND(&quot;: Tube clamp&quot;; [.$C9])); ISNUMBER(SEARCH(&quot;104:&quot;; [.$C9])))" office:value-type="boolean" office:boolean-value="false" calcext:value-type="boolean">
            <text:p>FALSE</text:p>
          </table:table-cell>
          <table:table-cell table:style-name="ce6" table:formula="of:=AND(ISNUMBER(FIND(&quot;: Tube clamp&quot;; [.$C9])); ISNUMBER(SEARCH(&quot;116:&quot;; [.$C9])))" office:value-type="boolean" office:boolean-value="false" calcext:value-type="boolean">
            <text:p>FALSE</text:p>
          </table:table-cell>
          <table:table-cell table:style-name="ce6" table:formula="of:=AND(ISNUMBER(FIND(&quot;: Tube clamp&quot;; [.$C9])); ISNUMBER(SEARCH(&quot;132:&quot;; [.$C9])))" office:value-type="boolean" office:boolean-value="false" calcext:value-type="boolean">
            <text:p>FALSE</text:p>
          </table:table-cell>
          <table:table-cell table:style-name="ce6" table:formula="of:=AND(ISNUMBER(FIND(&quot;: Tube clamp&quot;; [.$C9])); ISNUMBER(SEARCH(&quot;176:&quot;; [.$C9])))" office:value-type="boolean" office:boolean-value="false" calcext:value-type="boolean">
            <text:p>FALSE</text:p>
          </table:table-cell>
          <table:table-cell table:style-name="ce6" table:formula="of:=ISNUMBER(FIND(&quot;Tool:&quot;; [.$C9]))" office:value-type="boolean" office:boolean-value="false" calcext:value-type="boolean">
            <text:p>FALSE</text:p>
          </table:table-cell>
          <table:table-cell table:style-name="ce11" table:formula="of:=IF(ISNUMBER(FIND(&quot;Φ&quot;; [.$C9])); MID([.$C9]; FIND(&quot;Φ&quot;; [.$C9]) + 1; FIND(&quot;mm&quot;; [.$C9]; FIND(&quot;Φ&quot;; [.$C9])) - FIND(&quot;Φ&quot;; [.$C9]) - 1); IF(ISNUMBER(FIND(&quot;: Bolt M&quot;; [.$C9])); MID([.$C9]; FIND(&quot;: Bolt M&quot;; [.$C9]) + 8; FIND(&quot; &quot;; [.$C9]; FIND(&quot;: Bolt M&quot;; [.$C9]) + 8) - FIND(&quot;: Bolt M&quot;; [.$C9]) - 8); &quot;&quot;))">
            <text:p/>
          </table:table-cell>
          <table:table-cell table:style-name="ce11" table:formula="of:=IF(ISNUMBER(FIND(&quot;: Washer&quot;; [.$C9])); [.$U9]; IF(ISNUMBER(FIND(&quot;Φ&quot;; [.$C9])); MID([.$C9]; FIND(&quot;Φ&quot;; [.$C9]) + 1; FIND(&quot;mm&quot;; [.$C9]; FIND(&quot;Φ&quot;; [.$C9])) - FIND(&quot;Φ&quot;; [.$C9]) - 1); IF(ISNUMBER(FIND(&quot;: Bolt M&quot;; [.$C9])); MID([.$C9]; FIND(&quot;: Bolt M&quot;; [.$C9]) + 8; FIND(&quot; &quot;; [.$C9]; FIND(&quot;: Bolt M&quot;; [.$C9]) + 8) - FIND(&quot;: Bolt M&quot;; [.$C9]) - 8); &quot;&quot;)))">
            <text:p/>
          </table:table-cell>
          <table:table-cell table:style-name="ce15" table:formula="of:=IF(ISNUMBER(FIND(&quot;Φ&quot;; [.$C9]));&#10;      MID([.$C9];&#10;          FIND(&quot;mm &quot;; [.$C9]; FIND(&quot;Φ&quot;; [.$C9])) + 5;&#10;          FIND(&quot;mm &quot;; [.$C9]; FIND(&quot;mm &quot;; [.$C9]; FIND(&quot;Φ&quot;; [.$C9])) + 4) - FIND(&quot;mm &quot;; [.$C9]; FIND(&quot;Φ&quot;; [.$C9])) - 5&#10;     );&#10;      MID([.$C9];&#10;          FIND(&quot;mm &quot;; [.$C9]; FIND(&quot;: &quot;; [.$C9])) - FIND(&quot; &quot;; STRING_REVERSE(LEFT([.$C9]; FIND(&quot;mm &quot;; [.$C9]; FIND(&quot;: &quot;; [.$C9]))))) + 2;&#10;          FIND(&quot; &quot;; STRING_REVERSE(LEFT([.$C9]; FIND(&quot;mm &quot;; [.$C9]; FIND(&quot;: &quot;; [.$C9])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9]));&#10;      MID([.$C10];           FIND(&quot;mm &quot;; [.$C10]; FIND(&quot;mm &quot;; [.$C10]; FIND(&quot;mm &quot;; [.$C10]; FIND(&quot;: &quot;; [.$C10])) + 2) + 2) - FIND(&quot; &quot;; STRING_REVERSE(LEFT([.$C10]; FIND(&quot;mm &quot;; [.$C10]; FIND(&quot;mm &quot;; [.$C10]; FIND(&quot;mm &quot;; [.$C10]; FIND(&quot;: &quot;; [.$C10])) + 2) + 2)))) + 2;           FIND(&quot; &quot;; STRING_REVERSE(LEFT([.$C10]; FIND(&quot;mm &quot;; [.$C10]; FIND(&quot;mm &quot;; [.$C10]; FIND(&quot;mm &quot;; [.$C10]; FIND(&quot;: &quot;; [.$C10])) + 2) + 2)))) - 2      );&#10;      MID([.$C9];&#10;          FIND(&quot;mm &quot;; [.$C9]; FIND(&quot;mm &quot;; [.$C9]; FIND(&quot;: &quot;; [.$C9])) + 2) - FIND(&quot; &quot;; STRING_REVERSE(LEFT([.$C9]; FIND(&quot;mm &quot;; [.$C9]; FIND(&quot;mm &quot;; [.$C9]; FIND(&quot;: &quot;; [.$C9])) + 2)))) + 2;&#10;          FIND(&quot; &quot;; STRING_REVERSE(LEFT([.$C9]; FIND(&quot;mm &quot;; [.$C9]; FIND(&quot;mm &quot;; [.$C9]; FIND(&quot;: &quot;; [.$C9])) + 2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9]));&#10;      &quot;&quot;;&#10;      MID([.$C9];&#10;          FIND(&quot;mm &quot;; [.$C9]; FIND(&quot;mm &quot;; [.$C9]; FIND(&quot;mm &quot;; [.$C9]; FIND(&quot;: &quot;; [.$C9])) + 2) + 2) - FIND(&quot; &quot;; STRING_REVERSE(LEFT([.$C9]; FIND(&quot;mm &quot;; [.$C9]; FIND(&quot;mm &quot;; [.$C9]; FIND(&quot;mm &quot;; [.$C9]; FIND(&quot;: &quot;; [.$C9])) + 2) + 2)))) + 2;&#10;          FIND(&quot; &quot;; STRING_REVERSE(LEFT([.$C9]; FIND(&quot;mm &quot;; [.$C9]; FIND(&quot;mm &quot;; [.$C9]; FIND(&quot;mm &quot;; [.$C9]; FIND(&quot;: &quot;; [.$C9])) + 2) + 2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9]));&#10;      IF(ISNUMBER(FIND(&quot;: Washer&quot;; [.$C9])); [.$V9]; &quot;&quot;);&#10;      MID([.$C9];&#10;          FIND(&quot;mm &quot;; [.$C9]; FIND(&quot;mm &quot;; [.$C9]; FIND(&quot;mm &quot;; [.$C9]; FIND(&quot;mm &quot;; [.$C9]; FIND(&quot;: &quot;; [.$C9])) + 2) + 2) + 2) - FIND(&quot; &quot;; STRING_REVERSE(LEFT([.$C9]; FIND(&quot;mm &quot;; [.$C9]; FIND(&quot;mm &quot;; [.$C9]; FIND(&quot;mm &quot;; [.$C9]; FIND(&quot;mm &quot;; [.$C9]; FIND(&quot;: &quot;; [.$C9])) + 2) + 2) + 2)))) + 2;&#10;          FIND(&quot; &quot;; STRING_REVERSE(LEFT([.$C9]; FIND(&quot;mm &quot;; [.$C9]; FIND(&quot;mm &quot;; [.$C9]; FIND(&quot;mm &quot;; [.$C9]; FIND(&quot;mm &quot;; [.$C9]; FIND(&quot;: &quot;; [.$C9])) + 2) + 2) + 2)))) - 2&#10;     )&#10;)" office:value-type="string" office:string-value="" calcext:value-type="error">
            <text:p>#VALUE!</text:p>
          </table:table-cell>
          <table:table-cell table:style-name="ce16" table:formula="of:=NOT(OR([.$F9:.$Q9]))" office:value-type="boolean" office:boolean-value="true" calcext:value-type="boolean">
            <text:p>TRUE</text:p>
          </table:table-cell>
          <table:table-cell table:style-name="Default" table:formula="of:=RIGHT([.$C9]; LEN([.$C9]) - FIND(&quot; - x&quot;; [.$C9]) - 3)" office:value-type="string" office:string-value="" calcext:value-type="error">
            <text:p>#VALUE!</text:p>
          </table:table-cell>
          <table:table-cell table:style-name="Default" table:number-columns-repeated="99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ECHO: "Bolt: Bolt M10 x 61mm - x1"</text:p>
          </table:table-cell>
          <table:table-cell table:style-name="Default" table:formula="of:=MID([.$B10]; 8; LEN([.$B10]) - 8)" office:value-type="string" office:string-value="Bolt: Bolt M10 x 61mm - x1" calcext:value-type="string">
            <text:p>Bolt: Bolt M10 x 61mm - x1</text:p>
          </table:table-cell>
          <table:table-cell table:style-name="Default" table:formula="of:=IF(LEFT([.$C10]; 5) = &quot;Tool:&quot;; RIGHT([.$C10]; LEN([.$C10]) - 6); LEFT([.$C10]; FIND(&quot;:&quot;; [.$C10]) - 1))" office:value-type="string" office:string-value="Bolt" calcext:value-type="string">
            <text:p>Bolt</text:p>
          </table:table-cell>
          <table:table-cell table:style-name="ce6" table:formula="of:=NOT(RIGHT(TRIM([.$C10]); 1) = &quot;:&quot;)" office:value-type="boolean" office:boolean-value="true" calcext:value-type="boolean">
            <text:p>TRUE</text:p>
          </table:table-cell>
          <table:table-cell table:style-name="ce6" table:formula="of:=ISNUMBER(FIND(&quot;: Washer&quot;; [.$C10]))" office:value-type="boolean" office:boolean-value="false" calcext:value-type="boolean">
            <text:p>FALSE</text:p>
          </table:table-cell>
          <table:table-cell table:style-name="ce6" table:formula="of:=ISNUMBER(FIND(&quot;: Bolt&quot;; [.$C10]))" office:value-type="boolean" office:boolean-value="true" calcext:value-type="boolean">
            <text:p>TRUE</text:p>
          </table:table-cell>
          <table:table-cell table:style-name="ce6" table:formula="of:=ISNUMBER(FIND(&quot;: Nut&quot;; [.$C10]))" office:value-type="boolean" office:boolean-value="false" calcext:value-type="boolean">
            <text:p>FALSE</text:p>
          </table:table-cell>
          <table:table-cell table:style-name="ce6" table:formula="of:=ISNUMBER(SEARCH(&quot;: Wheel&quot;; [.$C10]))" office:value-type="boolean" office:boolean-value="false" calcext:value-type="boolean">
            <text:p>FALSE</text:p>
          </table:table-cell>
          <table:table-cell table:style-name="ce6" table:formula="of:=ISNUMBER(SEARCH(&quot;ROUND ALUMINIUM BAR&quot;; [.$C10]))" office:value-type="boolean" office:boolean-value="false" calcext:value-type="boolean">
            <text:p>FALSE</text:p>
          </table:table-cell>
          <table:table-cell table:style-name="ce6" table:formula="of:=ISNUMBER(SEARCH(&quot;SQUARE ALUMINIUM HOLLOW BEAM&quot;; [.$C10]))" office:value-type="boolean" office:boolean-value="false" calcext:value-type="boolean">
            <text:p>FALSE</text:p>
          </table:table-cell>
          <table:table-cell table:style-name="ce6" table:formula="of:=ISNUMBER(SEARCH(&quot;ALUMINIUM SHEET&quot;; [.$C10]))" office:value-type="boolean" office:boolean-value="false" calcext:value-type="boolean">
            <text:p>FALSE</text:p>
          </table:table-cell>
          <table:table-cell table:style-name="ce6" table:formula="of:=ISNUMBER(FIND(&quot;: Tube clamp&quot;; [.$C10]))" office:value-type="boolean" office:boolean-value="false" calcext:value-type="boolean">
            <text:p>FALSE</text:p>
          </table:table-cell>
          <table:table-cell table:style-name="ce6" table:formula="of:=AND(ISNUMBER(FIND(&quot;: Tube clamp&quot;; [.$C10])); ISNUMBER(SEARCH(&quot;104:&quot;; [.$C10])))" office:value-type="boolean" office:boolean-value="false" calcext:value-type="boolean">
            <text:p>FALSE</text:p>
          </table:table-cell>
          <table:table-cell table:style-name="ce6" table:formula="of:=AND(ISNUMBER(FIND(&quot;: Tube clamp&quot;; [.$C10])); ISNUMBER(SEARCH(&quot;116:&quot;; [.$C10])))" office:value-type="boolean" office:boolean-value="false" calcext:value-type="boolean">
            <text:p>FALSE</text:p>
          </table:table-cell>
          <table:table-cell table:style-name="ce6" table:formula="of:=AND(ISNUMBER(FIND(&quot;: Tube clamp&quot;; [.$C10])); ISNUMBER(SEARCH(&quot;132:&quot;; [.$C10])))" office:value-type="boolean" office:boolean-value="false" calcext:value-type="boolean">
            <text:p>FALSE</text:p>
          </table:table-cell>
          <table:table-cell table:style-name="ce6" table:formula="of:=AND(ISNUMBER(FIND(&quot;: Tube clamp&quot;; [.$C10])); ISNUMBER(SEARCH(&quot;176:&quot;; [.$C10])))" office:value-type="boolean" office:boolean-value="false" calcext:value-type="boolean">
            <text:p>FALSE</text:p>
          </table:table-cell>
          <table:table-cell table:style-name="ce6" table:formula="of:=ISNUMBER(FIND(&quot;Tool:&quot;; [.$C10]))" office:value-type="boolean" office:boolean-value="false" calcext:value-type="boolean">
            <text:p>FALSE</text:p>
          </table:table-cell>
          <table:table-cell table:style-name="ce11" table:formula="of:=IF(ISNUMBER(FIND(&quot;Φ&quot;; [.$C10])); MID([.$C10]; FIND(&quot;Φ&quot;; [.$C10]) + 1; FIND(&quot;mm&quot;; [.$C10]; FIND(&quot;Φ&quot;; [.$C10])) - FIND(&quot;Φ&quot;; [.$C10]) - 1); IF(ISNUMBER(FIND(&quot;: Bolt M&quot;; [.$C10])); MID([.$C10]; FIND(&quot;: Bolt M&quot;; [.$C10]) + 8; FIND(&quot; &quot;; [.$C10]; FIND(&quot;: Bolt M&quot;; [.$C10]) + 8) - FIND(&quot;: Bolt M&quot;; [.$C10]) - 8); &quot;&quot;))" office:value-type="string" office:string-value="10" calcext:value-type="string">
            <text:p>10</text:p>
          </table:table-cell>
          <table:table-cell table:style-name="ce11" table:formula="of:=IF(ISNUMBER(FIND(&quot;: Washer&quot;; [.$C10])); [.$U10]; IF(ISNUMBER(FIND(&quot;Φ&quot;; [.$C10])); MID([.$C10]; FIND(&quot;Φ&quot;; [.$C10]) + 1; FIND(&quot;mm&quot;; [.$C10]; FIND(&quot;Φ&quot;; [.$C10])) - FIND(&quot;Φ&quot;; [.$C10]) - 1); IF(ISNUMBER(FIND(&quot;: Bolt M&quot;; [.$C10])); MID([.$C10]; FIND(&quot;: Bolt M&quot;; [.$C10]) + 8; FIND(&quot; &quot;; [.$C10]; FIND(&quot;: Bolt M&quot;; [.$C10]) + 8) - FIND(&quot;: Bolt M&quot;; [.$C10]) - 8); &quot;&quot;)))" office:value-type="string" office:string-value="10" calcext:value-type="string">
            <text:p>10</text:p>
          </table:table-cell>
          <table:table-cell table:style-name="ce15" table:formula="of:=IF(ISNUMBER(FIND(&quot;Φ&quot;; [.$C10]));&#10;      MID([.$C10];&#10;          FIND(&quot;mm &quot;; [.$C10]; FIND(&quot;Φ&quot;; [.$C10])) + 5;&#10;          FIND(&quot;mm &quot;; [.$C10]; FIND(&quot;mm &quot;; [.$C10]; FIND(&quot;Φ&quot;; [.$C10])) + 4) - FIND(&quot;mm &quot;; [.$C10]; FIND(&quot;Φ&quot;; [.$C10])) - 5&#10;     );&#10;      MID([.$C10];&#10;          FIND(&quot;mm &quot;; [.$C10]; FIND(&quot;: &quot;; [.$C10])) - FIND(&quot; &quot;; STRING_REVERSE(LEFT([.$C10]; FIND(&quot;mm &quot;; [.$C10]; FIND(&quot;: &quot;; [.$C10]))))) + 2;&#10;          FIND(&quot; &quot;; STRING_REVERSE(LEFT([.$C10]; FIND(&quot;mm &quot;; [.$C10]; FIND(&quot;: &quot;; [.$C10]))))) - 2&#10;     )&#10;)" office:value-type="string" office:string-value="61" calcext:value-type="string">
            <text:p>61</text:p>
          </table:table-cell>
          <table:table-cell table:style-name="ce15" table:formula="of:=IF(ISNUMBER(FIND(&quot;Φ&quot;; [.$C10]));&#10;      MID([.$C11];           FIND(&quot;mm &quot;; [.$C11]; FIND(&quot;mm &quot;; [.$C11]; FIND(&quot;mm &quot;; [.$C11]; FIND(&quot;: &quot;; [.$C11])) + 2) + 2) - FIND(&quot; &quot;; STRING_REVERSE(LEFT([.$C11]; FIND(&quot;mm &quot;; [.$C11]; FIND(&quot;mm &quot;; [.$C11]; FIND(&quot;mm &quot;; [.$C11]; FIND(&quot;: &quot;; [.$C11])) + 2) + 2)))) + 2;           FIND(&quot; &quot;; STRING_REVERSE(LEFT([.$C11]; FIND(&quot;mm &quot;; [.$C11]; FIND(&quot;mm &quot;; [.$C11]; FIND(&quot;mm &quot;; [.$C11]; FIND(&quot;: &quot;; [.$C11])) + 2) + 2)))) - 2      );&#10;      MID([.$C10];&#10;          FIND(&quot;mm &quot;; [.$C10]; FIND(&quot;mm &quot;; [.$C10]; FIND(&quot;: &quot;; [.$C10])) + 2) - FIND(&quot; &quot;; STRING_REVERSE(LEFT([.$C10]; FIND(&quot;mm &quot;; [.$C10]; FIND(&quot;mm &quot;; [.$C10]; FIND(&quot;: &quot;; [.$C10])) + 2)))) + 2;&#10;          FIND(&quot; &quot;; STRING_REVERSE(LEFT([.$C10]; FIND(&quot;mm &quot;; [.$C10]; FIND(&quot;mm &quot;; [.$C10]; FIND(&quot;: &quot;; [.$C10])) + 2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10]));&#10;      &quot;&quot;;&#10;      MID([.$C10];&#10;          FIND(&quot;mm &quot;; [.$C10]; FIND(&quot;mm &quot;; [.$C10]; FIND(&quot;mm &quot;; [.$C10]; FIND(&quot;: &quot;; [.$C10])) + 2) + 2) - FIND(&quot; &quot;; STRING_REVERSE(LEFT([.$C10]; FIND(&quot;mm &quot;; [.$C10]; FIND(&quot;mm &quot;; [.$C10]; FIND(&quot;mm &quot;; [.$C10]; FIND(&quot;: &quot;; [.$C10])) + 2) + 2)))) + 2;&#10;          FIND(&quot; &quot;; STRING_REVERSE(LEFT([.$C10]; FIND(&quot;mm &quot;; [.$C10]; FIND(&quot;mm &quot;; [.$C10]; FIND(&quot;mm &quot;; [.$C10]; FIND(&quot;: &quot;; [.$C10])) + 2) + 2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10]));&#10;      IF(ISNUMBER(FIND(&quot;: Washer&quot;; [.$C10])); [.$V10]; &quot;&quot;);&#10;      MID([.$C10];&#10;          FIND(&quot;mm &quot;; [.$C10]; FIND(&quot;mm &quot;; [.$C10]; FIND(&quot;mm &quot;; [.$C10]; FIND(&quot;mm &quot;; [.$C10]; FIND(&quot;: &quot;; [.$C10])) + 2) + 2) + 2) - FIND(&quot; &quot;; STRING_REVERSE(LEFT([.$C10]; FIND(&quot;mm &quot;; [.$C10]; FIND(&quot;mm &quot;; [.$C10]; FIND(&quot;mm &quot;; [.$C10]; FIND(&quot;mm &quot;; [.$C10]; FIND(&quot;: &quot;; [.$C10])) + 2) + 2) + 2)))) + 2;&#10;          FIND(&quot; &quot;; STRING_REVERSE(LEFT([.$C10]; FIND(&quot;mm &quot;; [.$C10]; FIND(&quot;mm &quot;; [.$C10]; FIND(&quot;mm &quot;; [.$C10]; FIND(&quot;mm &quot;; [.$C10]; FIND(&quot;: &quot;; [.$C10])) + 2) + 2) + 2)))) - 2&#10;     )&#10;)" office:value-type="string" office:string-value="" calcext:value-type="error">
            <text:p>#VALUE!</text:p>
          </table:table-cell>
          <table:table-cell table:style-name="ce16" table:formula="of:=NOT(OR([.$F10:.$Q10]))" office:value-type="boolean" office:boolean-value="false" calcext:value-type="boolean">
            <text:p>FALSE</text:p>
          </table:table-cell>
          <table:table-cell table:style-name="Default" table:formula="of:=RIGHT([.$C10]; LEN([.$C10]) - FIND(&quot; - x&quot;; [.$C10]) - 3)" office:value-type="string" office:string-value="1" calcext:value-type="string">
            <text:p>1</text:p>
          </table:table-cell>
          <table:table-cell table:style-name="Default" table:number-columns-repeated="99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ECHO: "Nut: Nut M10 - x1"</text:p>
          </table:table-cell>
          <table:table-cell table:style-name="Default" table:formula="of:=MID([.$B11]; 8; LEN([.$B11]) - 8)" office:value-type="string" office:string-value="Nut: Nut M10 - x1" calcext:value-type="string">
            <text:p>Nut: Nut M10 - x1</text:p>
          </table:table-cell>
          <table:table-cell table:style-name="Default" table:formula="of:=IF(LEFT([.$C11]; 5) = &quot;Tool:&quot;; RIGHT([.$C11]; LEN([.$C11]) - 6); LEFT([.$C11]; FIND(&quot;:&quot;; [.$C11]) - 1))" office:value-type="string" office:string-value="Nut" calcext:value-type="string">
            <text:p>Nut</text:p>
          </table:table-cell>
          <table:table-cell table:style-name="ce6" table:formula="of:=NOT(RIGHT(TRIM([.$C11]); 1) = &quot;:&quot;)" office:value-type="boolean" office:boolean-value="true" calcext:value-type="boolean">
            <text:p>TRUE</text:p>
          </table:table-cell>
          <table:table-cell table:style-name="ce6" table:formula="of:=ISNUMBER(FIND(&quot;: Washer&quot;; [.$C11]))" office:value-type="boolean" office:boolean-value="false" calcext:value-type="boolean">
            <text:p>FALSE</text:p>
          </table:table-cell>
          <table:table-cell table:style-name="ce6" table:formula="of:=ISNUMBER(FIND(&quot;: Bolt&quot;; [.$C11]))" office:value-type="boolean" office:boolean-value="false" calcext:value-type="boolean">
            <text:p>FALSE</text:p>
          </table:table-cell>
          <table:table-cell table:style-name="ce6" table:formula="of:=ISNUMBER(FIND(&quot;: Nut&quot;; [.$C11]))" office:value-type="boolean" office:boolean-value="true" calcext:value-type="boolean">
            <text:p>TRUE</text:p>
          </table:table-cell>
          <table:table-cell table:style-name="ce6" table:formula="of:=ISNUMBER(SEARCH(&quot;: Wheel&quot;; [.$C11]))" office:value-type="boolean" office:boolean-value="false" calcext:value-type="boolean">
            <text:p>FALSE</text:p>
          </table:table-cell>
          <table:table-cell table:style-name="ce6" table:formula="of:=ISNUMBER(SEARCH(&quot;ROUND ALUMINIUM BAR&quot;; [.$C11]))" office:value-type="boolean" office:boolean-value="false" calcext:value-type="boolean">
            <text:p>FALSE</text:p>
          </table:table-cell>
          <table:table-cell table:style-name="ce6" table:formula="of:=ISNUMBER(SEARCH(&quot;SQUARE ALUMINIUM HOLLOW BEAM&quot;; [.$C11]))" office:value-type="boolean" office:boolean-value="false" calcext:value-type="boolean">
            <text:p>FALSE</text:p>
          </table:table-cell>
          <table:table-cell table:style-name="ce6" table:formula="of:=ISNUMBER(SEARCH(&quot;ALUMINIUM SHEET&quot;; [.$C11]))" office:value-type="boolean" office:boolean-value="false" calcext:value-type="boolean">
            <text:p>FALSE</text:p>
          </table:table-cell>
          <table:table-cell table:style-name="ce6" table:formula="of:=ISNUMBER(FIND(&quot;: Tube clamp&quot;; [.$C11]))" office:value-type="boolean" office:boolean-value="false" calcext:value-type="boolean">
            <text:p>FALSE</text:p>
          </table:table-cell>
          <table:table-cell table:style-name="ce6" table:formula="of:=AND(ISNUMBER(FIND(&quot;: Tube clamp&quot;; [.$C11])); ISNUMBER(SEARCH(&quot;104:&quot;; [.$C11])))" office:value-type="boolean" office:boolean-value="false" calcext:value-type="boolean">
            <text:p>FALSE</text:p>
          </table:table-cell>
          <table:table-cell table:style-name="ce6" table:formula="of:=AND(ISNUMBER(FIND(&quot;: Tube clamp&quot;; [.$C11])); ISNUMBER(SEARCH(&quot;116:&quot;; [.$C11])))" office:value-type="boolean" office:boolean-value="false" calcext:value-type="boolean">
            <text:p>FALSE</text:p>
          </table:table-cell>
          <table:table-cell table:style-name="ce6" table:formula="of:=AND(ISNUMBER(FIND(&quot;: Tube clamp&quot;; [.$C11])); ISNUMBER(SEARCH(&quot;132:&quot;; [.$C11])))" office:value-type="boolean" office:boolean-value="false" calcext:value-type="boolean">
            <text:p>FALSE</text:p>
          </table:table-cell>
          <table:table-cell table:style-name="ce6" table:formula="of:=AND(ISNUMBER(FIND(&quot;: Tube clamp&quot;; [.$C11])); ISNUMBER(SEARCH(&quot;176:&quot;; [.$C11])))" office:value-type="boolean" office:boolean-value="false" calcext:value-type="boolean">
            <text:p>FALSE</text:p>
          </table:table-cell>
          <table:table-cell table:style-name="ce6" table:formula="of:=ISNUMBER(FIND(&quot;Tool:&quot;; [.$C11]))" office:value-type="boolean" office:boolean-value="false" calcext:value-type="boolean">
            <text:p>FALSE</text:p>
          </table:table-cell>
          <table:table-cell table:style-name="ce11" table:formula="of:=IF(ISNUMBER(FIND(&quot;Φ&quot;; [.$C11])); MID([.$C11]; FIND(&quot;Φ&quot;; [.$C11]) + 1; FIND(&quot;mm&quot;; [.$C11]; FIND(&quot;Φ&quot;; [.$C11])) - FIND(&quot;Φ&quot;; [.$C11]) - 1); IF(ISNUMBER(FIND(&quot;: Bolt M&quot;; [.$C11])); MID([.$C11]; FIND(&quot;: Bolt M&quot;; [.$C11]) + 8; FIND(&quot; &quot;; [.$C11]; FIND(&quot;: Bolt M&quot;; [.$C11]) + 8) - FIND(&quot;: Bolt M&quot;; [.$C11]) - 8); &quot;&quot;))">
            <text:p/>
          </table:table-cell>
          <table:table-cell table:style-name="ce11" table:formula="of:=IF(ISNUMBER(FIND(&quot;: Washer&quot;; [.$C11])); [.$U11]; IF(ISNUMBER(FIND(&quot;Φ&quot;; [.$C11])); MID([.$C11]; FIND(&quot;Φ&quot;; [.$C11]) + 1; FIND(&quot;mm&quot;; [.$C11]; FIND(&quot;Φ&quot;; [.$C11])) - FIND(&quot;Φ&quot;; [.$C11]) - 1); IF(ISNUMBER(FIND(&quot;: Bolt M&quot;; [.$C11])); MID([.$C11]; FIND(&quot;: Bolt M&quot;; [.$C11]) + 8; FIND(&quot; &quot;; [.$C11]; FIND(&quot;: Bolt M&quot;; [.$C11]) + 8) - FIND(&quot;: Bolt M&quot;; [.$C11]) - 8); &quot;&quot;)))">
            <text:p/>
          </table:table-cell>
          <table:table-cell table:style-name="ce15" table:formula="of:=IF(ISNUMBER(FIND(&quot;Φ&quot;; [.$C11]));&#10;      MID([.$C11];&#10;          FIND(&quot;mm &quot;; [.$C11]; FIND(&quot;Φ&quot;; [.$C11])) + 5;&#10;          FIND(&quot;mm &quot;; [.$C11]; FIND(&quot;mm &quot;; [.$C11]; FIND(&quot;Φ&quot;; [.$C11])) + 4) - FIND(&quot;mm &quot;; [.$C11]; FIND(&quot;Φ&quot;; [.$C11])) - 5&#10;     );&#10;      MID([.$C11];&#10;          FIND(&quot;mm &quot;; [.$C11]; FIND(&quot;: &quot;; [.$C11])) - FIND(&quot; &quot;; STRING_REVERSE(LEFT([.$C11]; FIND(&quot;mm &quot;; [.$C11]; FIND(&quot;: &quot;; [.$C11]))))) + 2;&#10;          FIND(&quot; &quot;; STRING_REVERSE(LEFT([.$C11]; FIND(&quot;mm &quot;; [.$C11]; FIND(&quot;: &quot;; [.$C11])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11]));&#10;      MID([.$C12];           FIND(&quot;mm &quot;; [.$C12]; FIND(&quot;mm &quot;; [.$C12]; FIND(&quot;mm &quot;; [.$C12]; FIND(&quot;: &quot;; [.$C12])) + 2) + 2) - FIND(&quot; &quot;; STRING_REVERSE(LEFT([.$C12]; FIND(&quot;mm &quot;; [.$C12]; FIND(&quot;mm &quot;; [.$C12]; FIND(&quot;mm &quot;; [.$C12]; FIND(&quot;: &quot;; [.$C12])) + 2) + 2)))) + 2;           FIND(&quot; &quot;; STRING_REVERSE(LEFT([.$C12]; FIND(&quot;mm &quot;; [.$C12]; FIND(&quot;mm &quot;; [.$C12]; FIND(&quot;mm &quot;; [.$C12]; FIND(&quot;: &quot;; [.$C12])) + 2) + 2)))) - 2      );&#10;      MID([.$C11];&#10;          FIND(&quot;mm &quot;; [.$C11]; FIND(&quot;mm &quot;; [.$C11]; FIND(&quot;: &quot;; [.$C11])) + 2) - FIND(&quot; &quot;; STRING_REVERSE(LEFT([.$C11]; FIND(&quot;mm &quot;; [.$C11]; FIND(&quot;mm &quot;; [.$C11]; FIND(&quot;: &quot;; [.$C11])) + 2)))) + 2;&#10;          FIND(&quot; &quot;; STRING_REVERSE(LEFT([.$C11]; FIND(&quot;mm &quot;; [.$C11]; FIND(&quot;mm &quot;; [.$C11]; FIND(&quot;: &quot;; [.$C11])) + 2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11]));&#10;      &quot;&quot;;&#10;      MID([.$C11];&#10;          FIND(&quot;mm &quot;; [.$C11]; FIND(&quot;mm &quot;; [.$C11]; FIND(&quot;mm &quot;; [.$C11]; FIND(&quot;: &quot;; [.$C11])) + 2) + 2) - FIND(&quot; &quot;; STRING_REVERSE(LEFT([.$C11]; FIND(&quot;mm &quot;; [.$C11]; FIND(&quot;mm &quot;; [.$C11]; FIND(&quot;mm &quot;; [.$C11]; FIND(&quot;: &quot;; [.$C11])) + 2) + 2)))) + 2;&#10;          FIND(&quot; &quot;; STRING_REVERSE(LEFT([.$C11]; FIND(&quot;mm &quot;; [.$C11]; FIND(&quot;mm &quot;; [.$C11]; FIND(&quot;mm &quot;; [.$C11]; FIND(&quot;: &quot;; [.$C11])) + 2) + 2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11]));&#10;      IF(ISNUMBER(FIND(&quot;: Washer&quot;; [.$C11])); [.$V11]; &quot;&quot;);&#10;      MID([.$C11];&#10;          FIND(&quot;mm &quot;; [.$C11]; FIND(&quot;mm &quot;; [.$C11]; FIND(&quot;mm &quot;; [.$C11]; FIND(&quot;mm &quot;; [.$C11]; FIND(&quot;: &quot;; [.$C11])) + 2) + 2) + 2) - FIND(&quot; &quot;; STRING_REVERSE(LEFT([.$C11]; FIND(&quot;mm &quot;; [.$C11]; FIND(&quot;mm &quot;; [.$C11]; FIND(&quot;mm &quot;; [.$C11]; FIND(&quot;mm &quot;; [.$C11]; FIND(&quot;: &quot;; [.$C11])) + 2) + 2) + 2)))) + 2;&#10;          FIND(&quot; &quot;; STRING_REVERSE(LEFT([.$C11]; FIND(&quot;mm &quot;; [.$C11]; FIND(&quot;mm &quot;; [.$C11]; FIND(&quot;mm &quot;; [.$C11]; FIND(&quot;mm &quot;; [.$C11]; FIND(&quot;: &quot;; [.$C11])) + 2) + 2) + 2)))) - 2&#10;     )&#10;)" office:value-type="string" office:string-value="" calcext:value-type="error">
            <text:p>#VALUE!</text:p>
          </table:table-cell>
          <table:table-cell table:style-name="ce16" table:formula="of:=NOT(OR([.$F11:.$Q11]))" office:value-type="boolean" office:boolean-value="false" calcext:value-type="boolean">
            <text:p>FALSE</text:p>
          </table:table-cell>
          <table:table-cell table:style-name="Default" table:formula="of:=RIGHT([.$C11]; LEN([.$C11]) - FIND(&quot; - x&quot;; [.$C11]) - 3)" office:value-type="string" office:string-value="1" calcext:value-type="string">
            <text:p>1</text:p>
          </table:table-cell>
          <table:table-cell table:style-name="Default" table:number-columns-repeated="99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ECHO: "Washer: Washer Φ40mm x 10mm x 3mm - x1"</text:p>
          </table:table-cell>
          <table:table-cell table:style-name="Default" table:formula="of:=MID([.$B12]; 8; LEN([.$B12]) - 8)" office:value-type="string" office:string-value="Washer: Washer Φ40mm x 10mm x 3mm - x1" calcext:value-type="string">
            <text:p>Washer: Washer Φ40mm x 10mm x 3mm - x1</text:p>
          </table:table-cell>
          <table:table-cell table:style-name="Default" table:formula="of:=IF(LEFT([.$C12]; 5) = &quot;Tool:&quot;; RIGHT([.$C12]; LEN([.$C12]) - 6); LEFT([.$C12]; FIND(&quot;:&quot;; [.$C12]) - 1))" office:value-type="string" office:string-value="Washer" calcext:value-type="string">
            <text:p>Washer</text:p>
          </table:table-cell>
          <table:table-cell table:style-name="ce6" table:formula="of:=NOT(RIGHT(TRIM([.$C12]); 1) = &quot;:&quot;)" office:value-type="boolean" office:boolean-value="true" calcext:value-type="boolean">
            <text:p>TRUE</text:p>
          </table:table-cell>
          <table:table-cell table:style-name="ce6" table:formula="of:=ISNUMBER(FIND(&quot;: Washer&quot;; [.$C12]))" office:value-type="boolean" office:boolean-value="true" calcext:value-type="boolean">
            <text:p>TRUE</text:p>
          </table:table-cell>
          <table:table-cell table:style-name="ce6" table:formula="of:=ISNUMBER(FIND(&quot;: Bolt&quot;; [.$C12]))" office:value-type="boolean" office:boolean-value="false" calcext:value-type="boolean">
            <text:p>FALSE</text:p>
          </table:table-cell>
          <table:table-cell table:style-name="ce6" table:formula="of:=ISNUMBER(FIND(&quot;: Nut&quot;; [.$C12]))" office:value-type="boolean" office:boolean-value="false" calcext:value-type="boolean">
            <text:p>FALSE</text:p>
          </table:table-cell>
          <table:table-cell table:style-name="ce6" table:formula="of:=ISNUMBER(SEARCH(&quot;: Wheel&quot;; [.$C12]))" office:value-type="boolean" office:boolean-value="false" calcext:value-type="boolean">
            <text:p>FALSE</text:p>
          </table:table-cell>
          <table:table-cell table:style-name="ce6" table:formula="of:=ISNUMBER(SEARCH(&quot;ROUND ALUMINIUM BAR&quot;; [.$C12]))" office:value-type="boolean" office:boolean-value="false" calcext:value-type="boolean">
            <text:p>FALSE</text:p>
          </table:table-cell>
          <table:table-cell table:style-name="ce6" table:formula="of:=ISNUMBER(SEARCH(&quot;SQUARE ALUMINIUM HOLLOW BEAM&quot;; [.$C12]))" office:value-type="boolean" office:boolean-value="false" calcext:value-type="boolean">
            <text:p>FALSE</text:p>
          </table:table-cell>
          <table:table-cell table:style-name="ce6" table:formula="of:=ISNUMBER(SEARCH(&quot;ALUMINIUM SHEET&quot;; [.$C12]))" office:value-type="boolean" office:boolean-value="false" calcext:value-type="boolean">
            <text:p>FALSE</text:p>
          </table:table-cell>
          <table:table-cell table:style-name="ce6" table:formula="of:=ISNUMBER(FIND(&quot;: Tube clamp&quot;; [.$C12]))" office:value-type="boolean" office:boolean-value="false" calcext:value-type="boolean">
            <text:p>FALSE</text:p>
          </table:table-cell>
          <table:table-cell table:style-name="ce6" table:formula="of:=AND(ISNUMBER(FIND(&quot;: Tube clamp&quot;; [.$C12])); ISNUMBER(SEARCH(&quot;104:&quot;; [.$C12])))" office:value-type="boolean" office:boolean-value="false" calcext:value-type="boolean">
            <text:p>FALSE</text:p>
          </table:table-cell>
          <table:table-cell table:style-name="ce6" table:formula="of:=AND(ISNUMBER(FIND(&quot;: Tube clamp&quot;; [.$C12])); ISNUMBER(SEARCH(&quot;116:&quot;; [.$C12])))" office:value-type="boolean" office:boolean-value="false" calcext:value-type="boolean">
            <text:p>FALSE</text:p>
          </table:table-cell>
          <table:table-cell table:style-name="ce6" table:formula="of:=AND(ISNUMBER(FIND(&quot;: Tube clamp&quot;; [.$C12])); ISNUMBER(SEARCH(&quot;132:&quot;; [.$C12])))" office:value-type="boolean" office:boolean-value="false" calcext:value-type="boolean">
            <text:p>FALSE</text:p>
          </table:table-cell>
          <table:table-cell table:style-name="ce6" table:formula="of:=AND(ISNUMBER(FIND(&quot;: Tube clamp&quot;; [.$C12])); ISNUMBER(SEARCH(&quot;176:&quot;; [.$C12])))" office:value-type="boolean" office:boolean-value="false" calcext:value-type="boolean">
            <text:p>FALSE</text:p>
          </table:table-cell>
          <table:table-cell table:style-name="ce6" table:formula="of:=ISNUMBER(FIND(&quot;Tool:&quot;; [.$C12]))" office:value-type="boolean" office:boolean-value="false" calcext:value-type="boolean">
            <text:p>FALSE</text:p>
          </table:table-cell>
          <table:table-cell table:style-name="ce11" table:formula="of:=IF(ISNUMBER(FIND(&quot;Φ&quot;; [.$C12])); MID([.$C12]; FIND(&quot;Φ&quot;; [.$C12]) + 1; FIND(&quot;mm&quot;; [.$C12]; FIND(&quot;Φ&quot;; [.$C12])) - FIND(&quot;Φ&quot;; [.$C12]) - 1); IF(ISNUMBER(FIND(&quot;: Bolt M&quot;; [.$C12])); MID([.$C12]; FIND(&quot;: Bolt M&quot;; [.$C12]) + 8; FIND(&quot; &quot;; [.$C12]; FIND(&quot;: Bolt M&quot;; [.$C12]) + 8) - FIND(&quot;: Bolt M&quot;; [.$C12]) - 8); &quot;&quot;))" office:value-type="string" office:string-value="40" calcext:value-type="string">
            <text:p>40</text:p>
          </table:table-cell>
          <table:table-cell table:style-name="ce11" table:formula="of:=IF(ISNUMBER(FIND(&quot;: Washer&quot;; [.$C12])); [.$U12]; IF(ISNUMBER(FIND(&quot;Φ&quot;; [.$C12])); MID([.$C12]; FIND(&quot;Φ&quot;; [.$C12]) + 1; FIND(&quot;mm&quot;; [.$C12]; FIND(&quot;Φ&quot;; [.$C12])) - FIND(&quot;Φ&quot;; [.$C12]) - 1); IF(ISNUMBER(FIND(&quot;: Bolt M&quot;; [.$C12])); MID([.$C12]; FIND(&quot;: Bolt M&quot;; [.$C12]) + 8; FIND(&quot; &quot;; [.$C12]; FIND(&quot;: Bolt M&quot;; [.$C12]) + 8) - FIND(&quot;: Bolt M&quot;; [.$C12]) - 8); &quot;&quot;)))" office:value-type="string" office:string-value="10" calcext:value-type="string">
            <text:p>10</text:p>
          </table:table-cell>
          <table:table-cell table:style-name="ce15" table:formula="of:=IF(ISNUMBER(FIND(&quot;Φ&quot;; [.$C12]));&#10;      MID([.$C12];&#10;          FIND(&quot;mm &quot;; [.$C12]; FIND(&quot;Φ&quot;; [.$C12])) + 5;&#10;          FIND(&quot;mm &quot;; [.$C12]; FIND(&quot;mm &quot;; [.$C12]; FIND(&quot;Φ&quot;; [.$C12])) + 4) - FIND(&quot;mm &quot;; [.$C12]; FIND(&quot;Φ&quot;; [.$C12])) - 5&#10;     );&#10;      MID([.$C12];&#10;          FIND(&quot;mm &quot;; [.$C12]; FIND(&quot;: &quot;; [.$C12])) - FIND(&quot; &quot;; STRING_REVERSE(LEFT([.$C12]; FIND(&quot;mm &quot;; [.$C12]; FIND(&quot;: &quot;; [.$C12]))))) + 2;&#10;          FIND(&quot; &quot;; STRING_REVERSE(LEFT([.$C12]; FIND(&quot;mm &quot;; [.$C12]; FIND(&quot;: &quot;; [.$C12]))))) - 2&#10;     )&#10;)" office:value-type="string" office:string-value="10" calcext:value-type="string">
            <text:p>10</text:p>
          </table:table-cell>
          <table:table-cell table:style-name="ce15" table:formula="of:=IF(ISNUMBER(FIND(&quot;Φ&quot;; [.$C12]));&#10;      MID([.$C13];           FIND(&quot;mm &quot;; [.$C13]; FIND(&quot;mm &quot;; [.$C13]; FIND(&quot;mm &quot;; [.$C13]; FIND(&quot;: &quot;; [.$C13])) + 2) + 2) - FIND(&quot; &quot;; STRING_REVERSE(LEFT([.$C13]; FIND(&quot;mm &quot;; [.$C13]; FIND(&quot;mm &quot;; [.$C13]; FIND(&quot;mm &quot;; [.$C13]; FIND(&quot;: &quot;; [.$C13])) + 2) + 2)))) + 2;           FIND(&quot; &quot;; STRING_REVERSE(LEFT([.$C13]; FIND(&quot;mm &quot;; [.$C13]; FIND(&quot;mm &quot;; [.$C13]; FIND(&quot;mm &quot;; [.$C13]; FIND(&quot;: &quot;; [.$C13])) + 2) + 2)))) - 2      );&#10;      MID([.$C12];&#10;          FIND(&quot;mm &quot;; [.$C12]; FIND(&quot;mm &quot;; [.$C12]; FIND(&quot;: &quot;; [.$C12])) + 2) - FIND(&quot; &quot;; STRING_REVERSE(LEFT([.$C12]; FIND(&quot;mm &quot;; [.$C12]; FIND(&quot;mm &quot;; [.$C12]; FIND(&quot;: &quot;; [.$C12])) + 2)))) + 2;&#10;          FIND(&quot; &quot;; STRING_REVERSE(LEFT([.$C12]; FIND(&quot;mm &quot;; [.$C12]; FIND(&quot;mm &quot;; [.$C12]; FIND(&quot;: &quot;; [.$C12])) + 2)))) - 2&#10;     )&#10;)" office:value-type="string" office:string-value="3" calcext:value-type="string">
            <text:p>3</text:p>
          </table:table-cell>
          <table:table-cell table:style-name="ce15" table:formula="of:=IF(ISNUMBER(FIND(&quot;Φ&quot;; [.$C12]));&#10;      &quot;&quot;;&#10;      MID([.$C12];&#10;          FIND(&quot;mm &quot;; [.$C12]; FIND(&quot;mm &quot;; [.$C12]; FIND(&quot;mm &quot;; [.$C12]; FIND(&quot;: &quot;; [.$C12])) + 2) + 2) - FIND(&quot; &quot;; STRING_REVERSE(LEFT([.$C12]; FIND(&quot;mm &quot;; [.$C12]; FIND(&quot;mm &quot;; [.$C12]; FIND(&quot;mm &quot;; [.$C12]; FIND(&quot;: &quot;; [.$C12])) + 2) + 2)))) + 2;&#10;          FIND(&quot; &quot;; STRING_REVERSE(LEFT([.$C12]; FIND(&quot;mm &quot;; [.$C12]; FIND(&quot;mm &quot;; [.$C12]; FIND(&quot;mm &quot;; [.$C12]; FIND(&quot;: &quot;; [.$C12])) + 2) + 2)))) - 2&#10;     )&#10;)">
            <text:p/>
          </table:table-cell>
          <table:table-cell table:style-name="ce15" table:formula="of:=IF(ISNUMBER(FIND(&quot;Φ&quot;; [.$C12]));&#10;      IF(ISNUMBER(FIND(&quot;: Washer&quot;; [.$C12])); [.$V12]; &quot;&quot;);&#10;      MID([.$C12];&#10;          FIND(&quot;mm &quot;; [.$C12]; FIND(&quot;mm &quot;; [.$C12]; FIND(&quot;mm &quot;; [.$C12]; FIND(&quot;mm &quot;; [.$C12]; FIND(&quot;: &quot;; [.$C12])) + 2) + 2) + 2) - FIND(&quot; &quot;; STRING_REVERSE(LEFT([.$C12]; FIND(&quot;mm &quot;; [.$C12]; FIND(&quot;mm &quot;; [.$C12]; FIND(&quot;mm &quot;; [.$C12]; FIND(&quot;mm &quot;; [.$C12]; FIND(&quot;: &quot;; [.$C12])) + 2) + 2) + 2)))) + 2;&#10;          FIND(&quot; &quot;; STRING_REVERSE(LEFT([.$C12]; FIND(&quot;mm &quot;; [.$C12]; FIND(&quot;mm &quot;; [.$C12]; FIND(&quot;mm &quot;; [.$C12]; FIND(&quot;mm &quot;; [.$C12]; FIND(&quot;: &quot;; [.$C12])) + 2) + 2) + 2)))) - 2&#10;     )&#10;)" office:value-type="string" office:string-value="3" calcext:value-type="string">
            <text:p>3</text:p>
          </table:table-cell>
          <table:table-cell table:style-name="ce16" table:formula="of:=NOT(OR([.$F12:.$Q12]))" office:value-type="boolean" office:boolean-value="false" calcext:value-type="boolean">
            <text:p>FALSE</text:p>
          </table:table-cell>
          <table:table-cell table:style-name="Default" table:formula="of:=RIGHT([.$C12]; LEN([.$C12]) - FIND(&quot; - x&quot;; [.$C12]) - 3)" office:value-type="string" office:string-value="1" calcext:value-type="string">
            <text:p>1</text:p>
          </table:table-cell>
          <table:table-cell table:style-name="Default" table:number-columns-repeated="99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ECHO: "Washer: Washer Φ40mm x 10mm x 3mm - x1"</text:p>
          </table:table-cell>
          <table:table-cell table:style-name="Default" table:formula="of:=MID([.$B13]; 8; LEN([.$B13]) - 8)" office:value-type="string" office:string-value="Washer: Washer Φ40mm x 10mm x 3mm - x1" calcext:value-type="string">
            <text:p>Washer: Washer Φ40mm x 10mm x 3mm - x1</text:p>
          </table:table-cell>
          <table:table-cell table:style-name="Default" table:formula="of:=IF(LEFT([.$C13]; 5) = &quot;Tool:&quot;; RIGHT([.$C13]; LEN([.$C13]) - 6); LEFT([.$C13]; FIND(&quot;:&quot;; [.$C13]) - 1))" office:value-type="string" office:string-value="Washer" calcext:value-type="string">
            <text:p>Washer</text:p>
          </table:table-cell>
          <table:table-cell table:style-name="ce6" table:formula="of:=NOT(RIGHT(TRIM([.$C13]); 1) = &quot;:&quot;)" office:value-type="boolean" office:boolean-value="true" calcext:value-type="boolean">
            <text:p>TRUE</text:p>
          </table:table-cell>
          <table:table-cell table:style-name="ce6" table:formula="of:=ISNUMBER(FIND(&quot;: Washer&quot;; [.$C13]))" office:value-type="boolean" office:boolean-value="true" calcext:value-type="boolean">
            <text:p>TRUE</text:p>
          </table:table-cell>
          <table:table-cell table:style-name="ce6" table:formula="of:=ISNUMBER(FIND(&quot;: Bolt&quot;; [.$C13]))" office:value-type="boolean" office:boolean-value="false" calcext:value-type="boolean">
            <text:p>FALSE</text:p>
          </table:table-cell>
          <table:table-cell table:style-name="ce6" table:formula="of:=ISNUMBER(FIND(&quot;: Nut&quot;; [.$C13]))" office:value-type="boolean" office:boolean-value="false" calcext:value-type="boolean">
            <text:p>FALSE</text:p>
          </table:table-cell>
          <table:table-cell table:style-name="ce6" table:formula="of:=ISNUMBER(SEARCH(&quot;: Wheel&quot;; [.$C13]))" office:value-type="boolean" office:boolean-value="false" calcext:value-type="boolean">
            <text:p>FALSE</text:p>
          </table:table-cell>
          <table:table-cell table:style-name="ce6" table:formula="of:=ISNUMBER(SEARCH(&quot;ROUND ALUMINIUM BAR&quot;; [.$C13]))" office:value-type="boolean" office:boolean-value="false" calcext:value-type="boolean">
            <text:p>FALSE</text:p>
          </table:table-cell>
          <table:table-cell table:style-name="ce6" table:formula="of:=ISNUMBER(SEARCH(&quot;SQUARE ALUMINIUM HOLLOW BEAM&quot;; [.$C13]))" office:value-type="boolean" office:boolean-value="false" calcext:value-type="boolean">
            <text:p>FALSE</text:p>
          </table:table-cell>
          <table:table-cell table:style-name="ce6" table:formula="of:=ISNUMBER(SEARCH(&quot;ALUMINIUM SHEET&quot;; [.$C13]))" office:value-type="boolean" office:boolean-value="false" calcext:value-type="boolean">
            <text:p>FALSE</text:p>
          </table:table-cell>
          <table:table-cell table:style-name="ce6" table:formula="of:=ISNUMBER(FIND(&quot;: Tube clamp&quot;; [.$C13]))" office:value-type="boolean" office:boolean-value="false" calcext:value-type="boolean">
            <text:p>FALSE</text:p>
          </table:table-cell>
          <table:table-cell table:style-name="ce6" table:formula="of:=AND(ISNUMBER(FIND(&quot;: Tube clamp&quot;; [.$C13])); ISNUMBER(SEARCH(&quot;104:&quot;; [.$C13])))" office:value-type="boolean" office:boolean-value="false" calcext:value-type="boolean">
            <text:p>FALSE</text:p>
          </table:table-cell>
          <table:table-cell table:style-name="ce6" table:formula="of:=AND(ISNUMBER(FIND(&quot;: Tube clamp&quot;; [.$C13])); ISNUMBER(SEARCH(&quot;116:&quot;; [.$C13])))" office:value-type="boolean" office:boolean-value="false" calcext:value-type="boolean">
            <text:p>FALSE</text:p>
          </table:table-cell>
          <table:table-cell table:style-name="ce6" table:formula="of:=AND(ISNUMBER(FIND(&quot;: Tube clamp&quot;; [.$C13])); ISNUMBER(SEARCH(&quot;132:&quot;; [.$C13])))" office:value-type="boolean" office:boolean-value="false" calcext:value-type="boolean">
            <text:p>FALSE</text:p>
          </table:table-cell>
          <table:table-cell table:style-name="ce6" table:formula="of:=AND(ISNUMBER(FIND(&quot;: Tube clamp&quot;; [.$C13])); ISNUMBER(SEARCH(&quot;176:&quot;; [.$C13])))" office:value-type="boolean" office:boolean-value="false" calcext:value-type="boolean">
            <text:p>FALSE</text:p>
          </table:table-cell>
          <table:table-cell table:style-name="ce6" table:formula="of:=ISNUMBER(FIND(&quot;Tool:&quot;; [.$C13]))" office:value-type="boolean" office:boolean-value="false" calcext:value-type="boolean">
            <text:p>FALSE</text:p>
          </table:table-cell>
          <table:table-cell table:style-name="ce11" table:formula="of:=IF(ISNUMBER(FIND(&quot;Φ&quot;; [.$C13])); MID([.$C13]; FIND(&quot;Φ&quot;; [.$C13]) + 1; FIND(&quot;mm&quot;; [.$C13]; FIND(&quot;Φ&quot;; [.$C13])) - FIND(&quot;Φ&quot;; [.$C13]) - 1); IF(ISNUMBER(FIND(&quot;: Bolt M&quot;; [.$C13])); MID([.$C13]; FIND(&quot;: Bolt M&quot;; [.$C13]) + 8; FIND(&quot; &quot;; [.$C13]; FIND(&quot;: Bolt M&quot;; [.$C13]) + 8) - FIND(&quot;: Bolt M&quot;; [.$C13]) - 8); &quot;&quot;))" office:value-type="string" office:string-value="40" calcext:value-type="string">
            <text:p>40</text:p>
          </table:table-cell>
          <table:table-cell table:style-name="ce11" table:formula="of:=IF(ISNUMBER(FIND(&quot;: Washer&quot;; [.$C13])); [.$U13]; IF(ISNUMBER(FIND(&quot;Φ&quot;; [.$C13])); MID([.$C13]; FIND(&quot;Φ&quot;; [.$C13]) + 1; FIND(&quot;mm&quot;; [.$C13]; FIND(&quot;Φ&quot;; [.$C13])) - FIND(&quot;Φ&quot;; [.$C13]) - 1); IF(ISNUMBER(FIND(&quot;: Bolt M&quot;; [.$C13])); MID([.$C13]; FIND(&quot;: Bolt M&quot;; [.$C13]) + 8; FIND(&quot; &quot;; [.$C13]; FIND(&quot;: Bolt M&quot;; [.$C13]) + 8) - FIND(&quot;: Bolt M&quot;; [.$C13]) - 8); &quot;&quot;)))" office:value-type="string" office:string-value="10" calcext:value-type="string">
            <text:p>10</text:p>
          </table:table-cell>
          <table:table-cell table:style-name="ce15" table:formula="of:=IF(ISNUMBER(FIND(&quot;Φ&quot;; [.$C13]));&#10;      MID([.$C13];&#10;          FIND(&quot;mm &quot;; [.$C13]; FIND(&quot;Φ&quot;; [.$C13])) + 5;&#10;          FIND(&quot;mm &quot;; [.$C13]; FIND(&quot;mm &quot;; [.$C13]; FIND(&quot;Φ&quot;; [.$C13])) + 4) - FIND(&quot;mm &quot;; [.$C13]; FIND(&quot;Φ&quot;; [.$C13])) - 5&#10;     );&#10;      MID([.$C13];&#10;          FIND(&quot;mm &quot;; [.$C13]; FIND(&quot;: &quot;; [.$C13])) - FIND(&quot; &quot;; STRING_REVERSE(LEFT([.$C13]; FIND(&quot;mm &quot;; [.$C13]; FIND(&quot;: &quot;; [.$C13]))))) + 2;&#10;          FIND(&quot; &quot;; STRING_REVERSE(LEFT([.$C13]; FIND(&quot;mm &quot;; [.$C13]; FIND(&quot;: &quot;; [.$C13]))))) - 2&#10;     )&#10;)" office:value-type="string" office:string-value="10" calcext:value-type="string">
            <text:p>10</text:p>
          </table:table-cell>
          <table:table-cell table:style-name="ce15" table:formula="of:=IF(ISNUMBER(FIND(&quot;Φ&quot;; [.$C13]));&#10;      MID([.$C14];           FIND(&quot;mm &quot;; [.$C14]; FIND(&quot;mm &quot;; [.$C14]; FIND(&quot;mm &quot;; [.$C14]; FIND(&quot;: &quot;; [.$C14])) + 2) + 2) - FIND(&quot; &quot;; STRING_REVERSE(LEFT([.$C14]; FIND(&quot;mm &quot;; [.$C14]; FIND(&quot;mm &quot;; [.$C14]; FIND(&quot;mm &quot;; [.$C14]; FIND(&quot;: &quot;; [.$C14])) + 2) + 2)))) + 2;           FIND(&quot; &quot;; STRING_REVERSE(LEFT([.$C14]; FIND(&quot;mm &quot;; [.$C14]; FIND(&quot;mm &quot;; [.$C14]; FIND(&quot;mm &quot;; [.$C14]; FIND(&quot;: &quot;; [.$C14])) + 2) + 2)))) - 2      );&#10;      MID([.$C13];&#10;          FIND(&quot;mm &quot;; [.$C13]; FIND(&quot;mm &quot;; [.$C13]; FIND(&quot;: &quot;; [.$C13])) + 2) - FIND(&quot; &quot;; STRING_REVERSE(LEFT([.$C13]; FIND(&quot;mm &quot;; [.$C13]; FIND(&quot;mm &quot;; [.$C13]; FIND(&quot;: &quot;; [.$C13])) + 2)))) + 2;&#10;          FIND(&quot; &quot;; STRING_REVERSE(LEFT([.$C13]; FIND(&quot;mm &quot;; [.$C13]; FIND(&quot;mm &quot;; [.$C13]; FIND(&quot;: &quot;; [.$C13])) + 2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13]));&#10;      &quot;&quot;;&#10;      MID([.$C13];&#10;          FIND(&quot;mm &quot;; [.$C13]; FIND(&quot;mm &quot;; [.$C13]; FIND(&quot;mm &quot;; [.$C13]; FIND(&quot;: &quot;; [.$C13])) + 2) + 2) - FIND(&quot; &quot;; STRING_REVERSE(LEFT([.$C13]; FIND(&quot;mm &quot;; [.$C13]; FIND(&quot;mm &quot;; [.$C13]; FIND(&quot;mm &quot;; [.$C13]; FIND(&quot;: &quot;; [.$C13])) + 2) + 2)))) + 2;&#10;          FIND(&quot; &quot;; STRING_REVERSE(LEFT([.$C13]; FIND(&quot;mm &quot;; [.$C13]; FIND(&quot;mm &quot;; [.$C13]; FIND(&quot;mm &quot;; [.$C13]; FIND(&quot;: &quot;; [.$C13])) + 2) + 2)))) - 2&#10;     )&#10;)">
            <text:p/>
          </table:table-cell>
          <table:table-cell table:style-name="ce15" table:formula="of:=IF(ISNUMBER(FIND(&quot;Φ&quot;; [.$C13]));&#10;      IF(ISNUMBER(FIND(&quot;: Washer&quot;; [.$C13])); [.$V13]; &quot;&quot;);&#10;      MID([.$C13];&#10;          FIND(&quot;mm &quot;; [.$C13]; FIND(&quot;mm &quot;; [.$C13]; FIND(&quot;mm &quot;; [.$C13]; FIND(&quot;mm &quot;; [.$C13]; FIND(&quot;: &quot;; [.$C13])) + 2) + 2) + 2) - FIND(&quot; &quot;; STRING_REVERSE(LEFT([.$C13]; FIND(&quot;mm &quot;; [.$C13]; FIND(&quot;mm &quot;; [.$C13]; FIND(&quot;mm &quot;; [.$C13]; FIND(&quot;mm &quot;; [.$C13]; FIND(&quot;: &quot;; [.$C13])) + 2) + 2) + 2)))) + 2;&#10;          FIND(&quot; &quot;; STRING_REVERSE(LEFT([.$C13]; FIND(&quot;mm &quot;; [.$C13]; FIND(&quot;mm &quot;; [.$C13]; FIND(&quot;mm &quot;; [.$C13]; FIND(&quot;mm &quot;; [.$C13]; FIND(&quot;: &quot;; [.$C13])) + 2) + 2) + 2)))) - 2&#10;     )&#10;)" office:value-type="string" office:string-value="" calcext:value-type="error">
            <text:p>#VALUE!</text:p>
          </table:table-cell>
          <table:table-cell table:style-name="ce16" table:formula="of:=NOT(OR([.$F13:.$Q13]))" office:value-type="boolean" office:boolean-value="false" calcext:value-type="boolean">
            <text:p>FALSE</text:p>
          </table:table-cell>
          <table:table-cell table:style-name="Default" table:formula="of:=RIGHT([.$C13]; LEN([.$C13]) - FIND(&quot; - x&quot;; [.$C13]) - 3)" office:value-type="string" office:string-value="1" calcext:value-type="string">
            <text:p>1</text:p>
          </table:table-cell>
          <table:table-cell table:style-name="Default" table:number-columns-repeated="99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ECHO: "Tee long 104: Tube clamp - x1"</text:p>
          </table:table-cell>
          <table:table-cell table:style-name="Default" table:formula="of:=MID([.$B14]; 8; LEN([.$B14]) - 8)" office:value-type="string" office:string-value="Tee long 104: Tube clamp - x1" calcext:value-type="string">
            <text:p>Tee long 104: Tube clamp - x1</text:p>
          </table:table-cell>
          <table:table-cell table:style-name="Default" table:formula="of:=IF(LEFT([.$C14]; 5) = &quot;Tool:&quot;; RIGHT([.$C14]; LEN([.$C14]) - 6); LEFT([.$C14]; FIND(&quot;:&quot;; [.$C14]) - 1))" office:value-type="string" office:string-value="Tee long 104" calcext:value-type="string">
            <text:p>Tee long 104</text:p>
          </table:table-cell>
          <table:table-cell table:style-name="ce6" table:formula="of:=NOT(RIGHT(TRIM([.$C14]); 1) = &quot;:&quot;)" office:value-type="boolean" office:boolean-value="true" calcext:value-type="boolean">
            <text:p>TRUE</text:p>
          </table:table-cell>
          <table:table-cell table:style-name="ce6" table:formula="of:=ISNUMBER(FIND(&quot;: Washer&quot;; [.$C14]))" office:value-type="boolean" office:boolean-value="false" calcext:value-type="boolean">
            <text:p>FALSE</text:p>
          </table:table-cell>
          <table:table-cell table:style-name="ce6" table:formula="of:=ISNUMBER(FIND(&quot;: Bolt&quot;; [.$C14]))" office:value-type="boolean" office:boolean-value="false" calcext:value-type="boolean">
            <text:p>FALSE</text:p>
          </table:table-cell>
          <table:table-cell table:style-name="ce6" table:formula="of:=ISNUMBER(FIND(&quot;: Nut&quot;; [.$C14]))" office:value-type="boolean" office:boolean-value="false" calcext:value-type="boolean">
            <text:p>FALSE</text:p>
          </table:table-cell>
          <table:table-cell table:style-name="ce6" table:formula="of:=ISNUMBER(SEARCH(&quot;: Wheel&quot;; [.$C14]))" office:value-type="boolean" office:boolean-value="false" calcext:value-type="boolean">
            <text:p>FALSE</text:p>
          </table:table-cell>
          <table:table-cell table:style-name="ce6" table:formula="of:=ISNUMBER(SEARCH(&quot;ROUND ALUMINIUM BAR&quot;; [.$C14]))" office:value-type="boolean" office:boolean-value="false" calcext:value-type="boolean">
            <text:p>FALSE</text:p>
          </table:table-cell>
          <table:table-cell table:style-name="ce6" table:formula="of:=ISNUMBER(SEARCH(&quot;SQUARE ALUMINIUM HOLLOW BEAM&quot;; [.$C14]))" office:value-type="boolean" office:boolean-value="false" calcext:value-type="boolean">
            <text:p>FALSE</text:p>
          </table:table-cell>
          <table:table-cell table:style-name="ce6" table:formula="of:=ISNUMBER(SEARCH(&quot;ALUMINIUM SHEET&quot;; [.$C14]))" office:value-type="boolean" office:boolean-value="false" calcext:value-type="boolean">
            <text:p>FALSE</text:p>
          </table:table-cell>
          <table:table-cell table:style-name="ce6" table:formula="of:=ISNUMBER(FIND(&quot;: Tube clamp&quot;; [.$C14]))" office:value-type="boolean" office:boolean-value="true" calcext:value-type="boolean">
            <text:p>TRUE</text:p>
          </table:table-cell>
          <table:table-cell table:style-name="ce6" table:formula="of:=AND(ISNUMBER(FIND(&quot;: Tube clamp&quot;; [.$C14])); ISNUMBER(SEARCH(&quot;104:&quot;; [.$C14])))" office:value-type="boolean" office:boolean-value="true" calcext:value-type="boolean">
            <text:p>TRUE</text:p>
          </table:table-cell>
          <table:table-cell table:style-name="ce6" table:formula="of:=AND(ISNUMBER(FIND(&quot;: Tube clamp&quot;; [.$C14])); ISNUMBER(SEARCH(&quot;116:&quot;; [.$C14])))" office:value-type="boolean" office:boolean-value="false" calcext:value-type="boolean">
            <text:p>FALSE</text:p>
          </table:table-cell>
          <table:table-cell table:style-name="ce6" table:formula="of:=AND(ISNUMBER(FIND(&quot;: Tube clamp&quot;; [.$C14])); ISNUMBER(SEARCH(&quot;132:&quot;; [.$C14])))" office:value-type="boolean" office:boolean-value="false" calcext:value-type="boolean">
            <text:p>FALSE</text:p>
          </table:table-cell>
          <table:table-cell table:style-name="ce6" table:formula="of:=AND(ISNUMBER(FIND(&quot;: Tube clamp&quot;; [.$C14])); ISNUMBER(SEARCH(&quot;176:&quot;; [.$C14])))" office:value-type="boolean" office:boolean-value="false" calcext:value-type="boolean">
            <text:p>FALSE</text:p>
          </table:table-cell>
          <table:table-cell table:style-name="ce6" table:formula="of:=ISNUMBER(FIND(&quot;Tool:&quot;; [.$C14]))" office:value-type="boolean" office:boolean-value="false" calcext:value-type="boolean">
            <text:p>FALSE</text:p>
          </table:table-cell>
          <table:table-cell table:style-name="ce11" table:formula="of:=IF(ISNUMBER(FIND(&quot;Φ&quot;; [.$C14])); MID([.$C14]; FIND(&quot;Φ&quot;; [.$C14]) + 1; FIND(&quot;mm&quot;; [.$C14]; FIND(&quot;Φ&quot;; [.$C14])) - FIND(&quot;Φ&quot;; [.$C14]) - 1); IF(ISNUMBER(FIND(&quot;: Bolt M&quot;; [.$C14])); MID([.$C14]; FIND(&quot;: Bolt M&quot;; [.$C14]) + 8; FIND(&quot; &quot;; [.$C14]; FIND(&quot;: Bolt M&quot;; [.$C14]) + 8) - FIND(&quot;: Bolt M&quot;; [.$C14]) - 8); &quot;&quot;))">
            <text:p/>
          </table:table-cell>
          <table:table-cell table:style-name="ce11" table:formula="of:=IF(ISNUMBER(FIND(&quot;: Washer&quot;; [.$C14])); [.$U14]; IF(ISNUMBER(FIND(&quot;Φ&quot;; [.$C14])); MID([.$C14]; FIND(&quot;Φ&quot;; [.$C14]) + 1; FIND(&quot;mm&quot;; [.$C14]; FIND(&quot;Φ&quot;; [.$C14])) - FIND(&quot;Φ&quot;; [.$C14]) - 1); IF(ISNUMBER(FIND(&quot;: Bolt M&quot;; [.$C14])); MID([.$C14]; FIND(&quot;: Bolt M&quot;; [.$C14]) + 8; FIND(&quot; &quot;; [.$C14]; FIND(&quot;: Bolt M&quot;; [.$C14]) + 8) - FIND(&quot;: Bolt M&quot;; [.$C14]) - 8); &quot;&quot;)))">
            <text:p/>
          </table:table-cell>
          <table:table-cell table:style-name="ce15" table:formula="of:=IF(ISNUMBER(FIND(&quot;Φ&quot;; [.$C14]));&#10;      MID([.$C14];&#10;          FIND(&quot;mm &quot;; [.$C14]; FIND(&quot;Φ&quot;; [.$C14])) + 5;&#10;          FIND(&quot;mm &quot;; [.$C14]; FIND(&quot;mm &quot;; [.$C14]; FIND(&quot;Φ&quot;; [.$C14])) + 4) - FIND(&quot;mm &quot;; [.$C14]; FIND(&quot;Φ&quot;; [.$C14])) - 5&#10;     );&#10;      MID([.$C14];&#10;          FIND(&quot;mm &quot;; [.$C14]; FIND(&quot;: &quot;; [.$C14])) - FIND(&quot; &quot;; STRING_REVERSE(LEFT([.$C14]; FIND(&quot;mm &quot;; [.$C14]; FIND(&quot;: &quot;; [.$C14]))))) + 2;&#10;          FIND(&quot; &quot;; STRING_REVERSE(LEFT([.$C14]; FIND(&quot;mm &quot;; [.$C14]; FIND(&quot;: &quot;; [.$C14])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14]));&#10;      MID([.$C15];           FIND(&quot;mm &quot;; [.$C15]; FIND(&quot;mm &quot;; [.$C15]; FIND(&quot;mm &quot;; [.$C15]; FIND(&quot;: &quot;; [.$C15])) + 2) + 2) - FIND(&quot; &quot;; STRING_REVERSE(LEFT([.$C15]; FIND(&quot;mm &quot;; [.$C15]; FIND(&quot;mm &quot;; [.$C15]; FIND(&quot;mm &quot;; [.$C15]; FIND(&quot;: &quot;; [.$C15])) + 2) + 2)))) + 2;           FIND(&quot; &quot;; STRING_REVERSE(LEFT([.$C15]; FIND(&quot;mm &quot;; [.$C15]; FIND(&quot;mm &quot;; [.$C15]; FIND(&quot;mm &quot;; [.$C15]; FIND(&quot;: &quot;; [.$C15])) + 2) + 2)))) - 2      );&#10;      MID([.$C14];&#10;          FIND(&quot;mm &quot;; [.$C14]; FIND(&quot;mm &quot;; [.$C14]; FIND(&quot;: &quot;; [.$C14])) + 2) - FIND(&quot; &quot;; STRING_REVERSE(LEFT([.$C14]; FIND(&quot;mm &quot;; [.$C14]; FIND(&quot;mm &quot;; [.$C14]; FIND(&quot;: &quot;; [.$C14])) + 2)))) + 2;&#10;          FIND(&quot; &quot;; STRING_REVERSE(LEFT([.$C14]; FIND(&quot;mm &quot;; [.$C14]; FIND(&quot;mm &quot;; [.$C14]; FIND(&quot;: &quot;; [.$C14])) + 2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14]));&#10;      &quot;&quot;;&#10;      MID([.$C14];&#10;          FIND(&quot;mm &quot;; [.$C14]; FIND(&quot;mm &quot;; [.$C14]; FIND(&quot;mm &quot;; [.$C14]; FIND(&quot;: &quot;; [.$C14])) + 2) + 2) - FIND(&quot; &quot;; STRING_REVERSE(LEFT([.$C14]; FIND(&quot;mm &quot;; [.$C14]; FIND(&quot;mm &quot;; [.$C14]; FIND(&quot;mm &quot;; [.$C14]; FIND(&quot;: &quot;; [.$C14])) + 2) + 2)))) + 2;&#10;          FIND(&quot; &quot;; STRING_REVERSE(LEFT([.$C14]; FIND(&quot;mm &quot;; [.$C14]; FIND(&quot;mm &quot;; [.$C14]; FIND(&quot;mm &quot;; [.$C14]; FIND(&quot;: &quot;; [.$C14])) + 2) + 2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14]));&#10;      IF(ISNUMBER(FIND(&quot;: Washer&quot;; [.$C14])); [.$V14]; &quot;&quot;);&#10;      MID([.$C14];&#10;          FIND(&quot;mm &quot;; [.$C14]; FIND(&quot;mm &quot;; [.$C14]; FIND(&quot;mm &quot;; [.$C14]; FIND(&quot;mm &quot;; [.$C14]; FIND(&quot;: &quot;; [.$C14])) + 2) + 2) + 2) - FIND(&quot; &quot;; STRING_REVERSE(LEFT([.$C14]; FIND(&quot;mm &quot;; [.$C14]; FIND(&quot;mm &quot;; [.$C14]; FIND(&quot;mm &quot;; [.$C14]; FIND(&quot;mm &quot;; [.$C14]; FIND(&quot;: &quot;; [.$C14])) + 2) + 2) + 2)))) + 2;&#10;          FIND(&quot; &quot;; STRING_REVERSE(LEFT([.$C14]; FIND(&quot;mm &quot;; [.$C14]; FIND(&quot;mm &quot;; [.$C14]; FIND(&quot;mm &quot;; [.$C14]; FIND(&quot;mm &quot;; [.$C14]; FIND(&quot;: &quot;; [.$C14])) + 2) + 2) + 2)))) - 2&#10;     )&#10;)" office:value-type="string" office:string-value="" calcext:value-type="error">
            <text:p>#VALUE!</text:p>
          </table:table-cell>
          <table:table-cell table:style-name="ce16" table:formula="of:=NOT(OR([.$F14:.$Q14]))" office:value-type="boolean" office:boolean-value="false" calcext:value-type="boolean">
            <text:p>FALSE</text:p>
          </table:table-cell>
          <table:table-cell table:style-name="Default" table:formula="of:=RIGHT([.$C14]; LEN([.$C14]) - FIND(&quot; - x&quot;; [.$C14]) - 3)" office:value-type="string" office:string-value="1" calcext:value-type="string">
            <text:p>1</text:p>
          </table:table-cell>
          <table:table-cell table:style-name="Default" table:number-columns-repeated="99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ECHO: "Rear leg fixing:"</text:p>
          </table:table-cell>
          <table:table-cell table:style-name="Default" table:formula="of:=MID([.$B15]; 8; LEN([.$B15]) - 8)" office:value-type="string" office:string-value="Rear leg fixing:" calcext:value-type="string">
            <text:p>Rear leg fixing:</text:p>
          </table:table-cell>
          <table:table-cell table:style-name="Default" table:formula="of:=IF(LEFT([.$C15]; 5) = &quot;Tool:&quot;; RIGHT([.$C15]; LEN([.$C15]) - 6); LEFT([.$C15]; FIND(&quot;:&quot;; [.$C15]) - 1))" office:value-type="string" office:string-value="Rear leg fixing" calcext:value-type="string">
            <text:p>Rear leg fixing</text:p>
          </table:table-cell>
          <table:table-cell table:style-name="ce6" table:formula="of:=NOT(RIGHT(TRIM([.$C15]); 1) = &quot;:&quot;)" office:value-type="boolean" office:boolean-value="false" calcext:value-type="boolean">
            <text:p>FALSE</text:p>
          </table:table-cell>
          <table:table-cell table:style-name="ce6" table:formula="of:=ISNUMBER(FIND(&quot;: Washer&quot;; [.$C15]))" office:value-type="boolean" office:boolean-value="false" calcext:value-type="boolean">
            <text:p>FALSE</text:p>
          </table:table-cell>
          <table:table-cell table:style-name="ce6" table:formula="of:=ISNUMBER(FIND(&quot;: Bolt&quot;; [.$C15]))" office:value-type="boolean" office:boolean-value="false" calcext:value-type="boolean">
            <text:p>FALSE</text:p>
          </table:table-cell>
          <table:table-cell table:style-name="ce6" table:formula="of:=ISNUMBER(FIND(&quot;: Nut&quot;; [.$C15]))" office:value-type="boolean" office:boolean-value="false" calcext:value-type="boolean">
            <text:p>FALSE</text:p>
          </table:table-cell>
          <table:table-cell table:style-name="ce6" table:formula="of:=ISNUMBER(SEARCH(&quot;: Wheel&quot;; [.$C15]))" office:value-type="boolean" office:boolean-value="false" calcext:value-type="boolean">
            <text:p>FALSE</text:p>
          </table:table-cell>
          <table:table-cell table:style-name="ce6" table:formula="of:=ISNUMBER(SEARCH(&quot;ROUND ALUMINIUM BAR&quot;; [.$C15]))" office:value-type="boolean" office:boolean-value="false" calcext:value-type="boolean">
            <text:p>FALSE</text:p>
          </table:table-cell>
          <table:table-cell table:style-name="ce6" table:formula="of:=ISNUMBER(SEARCH(&quot;SQUARE ALUMINIUM HOLLOW BEAM&quot;; [.$C15]))" office:value-type="boolean" office:boolean-value="false" calcext:value-type="boolean">
            <text:p>FALSE</text:p>
          </table:table-cell>
          <table:table-cell table:style-name="ce6" table:formula="of:=ISNUMBER(SEARCH(&quot;ALUMINIUM SHEET&quot;; [.$C15]))" office:value-type="boolean" office:boolean-value="false" calcext:value-type="boolean">
            <text:p>FALSE</text:p>
          </table:table-cell>
          <table:table-cell table:style-name="ce6" table:formula="of:=ISNUMBER(FIND(&quot;: Tube clamp&quot;; [.$C15]))" office:value-type="boolean" office:boolean-value="false" calcext:value-type="boolean">
            <text:p>FALSE</text:p>
          </table:table-cell>
          <table:table-cell table:style-name="ce6" table:formula="of:=AND(ISNUMBER(FIND(&quot;: Tube clamp&quot;; [.$C15])); ISNUMBER(SEARCH(&quot;104:&quot;; [.$C15])))" office:value-type="boolean" office:boolean-value="false" calcext:value-type="boolean">
            <text:p>FALSE</text:p>
          </table:table-cell>
          <table:table-cell table:style-name="ce6" table:formula="of:=AND(ISNUMBER(FIND(&quot;: Tube clamp&quot;; [.$C15])); ISNUMBER(SEARCH(&quot;116:&quot;; [.$C15])))" office:value-type="boolean" office:boolean-value="false" calcext:value-type="boolean">
            <text:p>FALSE</text:p>
          </table:table-cell>
          <table:table-cell table:style-name="ce6" table:formula="of:=AND(ISNUMBER(FIND(&quot;: Tube clamp&quot;; [.$C15])); ISNUMBER(SEARCH(&quot;132:&quot;; [.$C15])))" office:value-type="boolean" office:boolean-value="false" calcext:value-type="boolean">
            <text:p>FALSE</text:p>
          </table:table-cell>
          <table:table-cell table:style-name="ce6" table:formula="of:=AND(ISNUMBER(FIND(&quot;: Tube clamp&quot;; [.$C15])); ISNUMBER(SEARCH(&quot;176:&quot;; [.$C15])))" office:value-type="boolean" office:boolean-value="false" calcext:value-type="boolean">
            <text:p>FALSE</text:p>
          </table:table-cell>
          <table:table-cell table:style-name="ce6" table:formula="of:=ISNUMBER(FIND(&quot;Tool:&quot;; [.$C15]))" office:value-type="boolean" office:boolean-value="false" calcext:value-type="boolean">
            <text:p>FALSE</text:p>
          </table:table-cell>
          <table:table-cell table:style-name="ce11" table:formula="of:=IF(ISNUMBER(FIND(&quot;Φ&quot;; [.$C15])); MID([.$C15]; FIND(&quot;Φ&quot;; [.$C15]) + 1; FIND(&quot;mm&quot;; [.$C15]; FIND(&quot;Φ&quot;; [.$C15])) - FIND(&quot;Φ&quot;; [.$C15]) - 1); IF(ISNUMBER(FIND(&quot;: Bolt M&quot;; [.$C15])); MID([.$C15]; FIND(&quot;: Bolt M&quot;; [.$C15]) + 8; FIND(&quot; &quot;; [.$C15]; FIND(&quot;: Bolt M&quot;; [.$C15]) + 8) - FIND(&quot;: Bolt M&quot;; [.$C15]) - 8); &quot;&quot;))">
            <text:p/>
          </table:table-cell>
          <table:table-cell table:style-name="ce11" table:formula="of:=IF(ISNUMBER(FIND(&quot;: Washer&quot;; [.$C15])); [.$U15]; IF(ISNUMBER(FIND(&quot;Φ&quot;; [.$C15])); MID([.$C15]; FIND(&quot;Φ&quot;; [.$C15]) + 1; FIND(&quot;mm&quot;; [.$C15]; FIND(&quot;Φ&quot;; [.$C15])) - FIND(&quot;Φ&quot;; [.$C15]) - 1); IF(ISNUMBER(FIND(&quot;: Bolt M&quot;; [.$C15])); MID([.$C15]; FIND(&quot;: Bolt M&quot;; [.$C15]) + 8; FIND(&quot; &quot;; [.$C15]; FIND(&quot;: Bolt M&quot;; [.$C15]) + 8) - FIND(&quot;: Bolt M&quot;; [.$C15]) - 8); &quot;&quot;)))">
            <text:p/>
          </table:table-cell>
          <table:table-cell table:style-name="ce15" table:formula="of:=IF(ISNUMBER(FIND(&quot;Φ&quot;; [.$C15]));&#10;      MID([.$C15];&#10;          FIND(&quot;mm &quot;; [.$C15]; FIND(&quot;Φ&quot;; [.$C15])) + 5;&#10;          FIND(&quot;mm &quot;; [.$C15]; FIND(&quot;mm &quot;; [.$C15]; FIND(&quot;Φ&quot;; [.$C15])) + 4) - FIND(&quot;mm &quot;; [.$C15]; FIND(&quot;Φ&quot;; [.$C15])) - 5&#10;     );&#10;      MID([.$C15];&#10;          FIND(&quot;mm &quot;; [.$C15]; FIND(&quot;: &quot;; [.$C15])) - FIND(&quot; &quot;; STRING_REVERSE(LEFT([.$C15]; FIND(&quot;mm &quot;; [.$C15]; FIND(&quot;: &quot;; [.$C15]))))) + 2;&#10;          FIND(&quot; &quot;; STRING_REVERSE(LEFT([.$C15]; FIND(&quot;mm &quot;; [.$C15]; FIND(&quot;: &quot;; [.$C15])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15]));&#10;      MID([.$C16];           FIND(&quot;mm &quot;; [.$C16]; FIND(&quot;mm &quot;; [.$C16]; FIND(&quot;mm &quot;; [.$C16]; FIND(&quot;: &quot;; [.$C16])) + 2) + 2) - FIND(&quot; &quot;; STRING_REVERSE(LEFT([.$C16]; FIND(&quot;mm &quot;; [.$C16]; FIND(&quot;mm &quot;; [.$C16]; FIND(&quot;mm &quot;; [.$C16]; FIND(&quot;: &quot;; [.$C16])) + 2) + 2)))) + 2;           FIND(&quot; &quot;; STRING_REVERSE(LEFT([.$C16]; FIND(&quot;mm &quot;; [.$C16]; FIND(&quot;mm &quot;; [.$C16]; FIND(&quot;mm &quot;; [.$C16]; FIND(&quot;: &quot;; [.$C16])) + 2) + 2)))) - 2      );&#10;      MID([.$C15];&#10;          FIND(&quot;mm &quot;; [.$C15]; FIND(&quot;mm &quot;; [.$C15]; FIND(&quot;: &quot;; [.$C15])) + 2) - FIND(&quot; &quot;; STRING_REVERSE(LEFT([.$C15]; FIND(&quot;mm &quot;; [.$C15]; FIND(&quot;mm &quot;; [.$C15]; FIND(&quot;: &quot;; [.$C15])) + 2)))) + 2;&#10;          FIND(&quot; &quot;; STRING_REVERSE(LEFT([.$C15]; FIND(&quot;mm &quot;; [.$C15]; FIND(&quot;mm &quot;; [.$C15]; FIND(&quot;: &quot;; [.$C15])) + 2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15]));&#10;      &quot;&quot;;&#10;      MID([.$C15];&#10;          FIND(&quot;mm &quot;; [.$C15]; FIND(&quot;mm &quot;; [.$C15]; FIND(&quot;mm &quot;; [.$C15]; FIND(&quot;: &quot;; [.$C15])) + 2) + 2) - FIND(&quot; &quot;; STRING_REVERSE(LEFT([.$C15]; FIND(&quot;mm &quot;; [.$C15]; FIND(&quot;mm &quot;; [.$C15]; FIND(&quot;mm &quot;; [.$C15]; FIND(&quot;: &quot;; [.$C15])) + 2) + 2)))) + 2;&#10;          FIND(&quot; &quot;; STRING_REVERSE(LEFT([.$C15]; FIND(&quot;mm &quot;; [.$C15]; FIND(&quot;mm &quot;; [.$C15]; FIND(&quot;mm &quot;; [.$C15]; FIND(&quot;: &quot;; [.$C15])) + 2) + 2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15]));&#10;      IF(ISNUMBER(FIND(&quot;: Washer&quot;; [.$C15])); [.$V15]; &quot;&quot;);&#10;      MID([.$C15];&#10;          FIND(&quot;mm &quot;; [.$C15]; FIND(&quot;mm &quot;; [.$C15]; FIND(&quot;mm &quot;; [.$C15]; FIND(&quot;mm &quot;; [.$C15]; FIND(&quot;: &quot;; [.$C15])) + 2) + 2) + 2) - FIND(&quot; &quot;; STRING_REVERSE(LEFT([.$C15]; FIND(&quot;mm &quot;; [.$C15]; FIND(&quot;mm &quot;; [.$C15]; FIND(&quot;mm &quot;; [.$C15]; FIND(&quot;mm &quot;; [.$C15]; FIND(&quot;: &quot;; [.$C15])) + 2) + 2) + 2)))) + 2;&#10;          FIND(&quot; &quot;; STRING_REVERSE(LEFT([.$C15]; FIND(&quot;mm &quot;; [.$C15]; FIND(&quot;mm &quot;; [.$C15]; FIND(&quot;mm &quot;; [.$C15]; FIND(&quot;mm &quot;; [.$C15]; FIND(&quot;: &quot;; [.$C15])) + 2) + 2) + 2)))) - 2&#10;     )&#10;)" office:value-type="string" office:string-value="" calcext:value-type="error">
            <text:p>#VALUE!</text:p>
          </table:table-cell>
          <table:table-cell table:style-name="ce16" table:formula="of:=NOT(OR([.$F15:.$Q15]))" office:value-type="boolean" office:boolean-value="true" calcext:value-type="boolean">
            <text:p>TRUE</text:p>
          </table:table-cell>
          <table:table-cell table:style-name="Default" table:formula="of:=RIGHT([.$C15]; LEN([.$C15]) - FIND(&quot; - x&quot;; [.$C15]) - 3)" office:value-type="string" office:string-value="" calcext:value-type="error">
            <text:p>#VALUE!</text:p>
          </table:table-cell>
          <table:table-cell table:style-name="ce18"/>
          <table:table-cell table:style-name="Default" table:number-columns-repeated="99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ECHO: "Leg: Round Aluminium bar Φ27mm x 204.5mm - x1"</text:p>
          </table:table-cell>
          <table:table-cell table:style-name="Default" table:formula="of:=MID([.$B16]; 8; LEN([.$B16]) - 8)" office:value-type="string" office:string-value="Leg: Round Aluminium bar Φ27mm x 204.5mm - x1" calcext:value-type="string">
            <text:p>Leg: Round Aluminium bar Φ27mm x 204.5mm - x1</text:p>
          </table:table-cell>
          <table:table-cell table:style-name="Default" table:formula="of:=IF(LEFT([.$C16]; 5) = &quot;Tool:&quot;; RIGHT([.$C16]; LEN([.$C16]) - 6); LEFT([.$C16]; FIND(&quot;:&quot;; [.$C16]) - 1))" office:value-type="string" office:string-value="Leg" calcext:value-type="string">
            <text:p>Leg</text:p>
          </table:table-cell>
          <table:table-cell table:style-name="ce6" table:formula="of:=NOT(RIGHT(TRIM([.$C16]); 1) = &quot;:&quot;)" office:value-type="boolean" office:boolean-value="true" calcext:value-type="boolean">
            <text:p>TRUE</text:p>
          </table:table-cell>
          <table:table-cell table:style-name="ce6" table:formula="of:=ISNUMBER(FIND(&quot;: Washer&quot;; [.$C16]))" office:value-type="boolean" office:boolean-value="false" calcext:value-type="boolean">
            <text:p>FALSE</text:p>
          </table:table-cell>
          <table:table-cell table:style-name="ce6" table:formula="of:=ISNUMBER(FIND(&quot;: Bolt&quot;; [.$C16]))" office:value-type="boolean" office:boolean-value="false" calcext:value-type="boolean">
            <text:p>FALSE</text:p>
          </table:table-cell>
          <table:table-cell table:style-name="ce6" table:formula="of:=ISNUMBER(FIND(&quot;: Nut&quot;; [.$C16]))" office:value-type="boolean" office:boolean-value="false" calcext:value-type="boolean">
            <text:p>FALSE</text:p>
          </table:table-cell>
          <table:table-cell table:style-name="ce6" table:formula="of:=ISNUMBER(SEARCH(&quot;: Wheel&quot;; [.$C16]))" office:value-type="boolean" office:boolean-value="false" calcext:value-type="boolean">
            <text:p>FALSE</text:p>
          </table:table-cell>
          <table:table-cell table:style-name="ce6" table:formula="of:=ISNUMBER(SEARCH(&quot;ROUND ALUMINIUM BAR&quot;; [.$C16]))" office:value-type="boolean" office:boolean-value="true" calcext:value-type="boolean">
            <text:p>TRUE</text:p>
          </table:table-cell>
          <table:table-cell table:style-name="ce6" table:formula="of:=ISNUMBER(SEARCH(&quot;SQUARE ALUMINIUM HOLLOW BEAM&quot;; [.$C16]))" office:value-type="boolean" office:boolean-value="false" calcext:value-type="boolean">
            <text:p>FALSE</text:p>
          </table:table-cell>
          <table:table-cell table:style-name="ce6" table:formula="of:=ISNUMBER(SEARCH(&quot;ALUMINIUM SHEET&quot;; [.$C16]))" office:value-type="boolean" office:boolean-value="false" calcext:value-type="boolean">
            <text:p>FALSE</text:p>
          </table:table-cell>
          <table:table-cell table:style-name="ce6" table:formula="of:=ISNUMBER(FIND(&quot;: Tube clamp&quot;; [.$C16]))" office:value-type="boolean" office:boolean-value="false" calcext:value-type="boolean">
            <text:p>FALSE</text:p>
          </table:table-cell>
          <table:table-cell table:style-name="ce6" table:formula="of:=AND(ISNUMBER(FIND(&quot;: Tube clamp&quot;; [.$C16])); ISNUMBER(SEARCH(&quot;104:&quot;; [.$C16])))" office:value-type="boolean" office:boolean-value="false" calcext:value-type="boolean">
            <text:p>FALSE</text:p>
          </table:table-cell>
          <table:table-cell table:style-name="ce6" table:formula="of:=AND(ISNUMBER(FIND(&quot;: Tube clamp&quot;; [.$C16])); ISNUMBER(SEARCH(&quot;116:&quot;; [.$C16])))" office:value-type="boolean" office:boolean-value="false" calcext:value-type="boolean">
            <text:p>FALSE</text:p>
          </table:table-cell>
          <table:table-cell table:style-name="ce6" table:formula="of:=AND(ISNUMBER(FIND(&quot;: Tube clamp&quot;; [.$C16])); ISNUMBER(SEARCH(&quot;132:&quot;; [.$C16])))" office:value-type="boolean" office:boolean-value="false" calcext:value-type="boolean">
            <text:p>FALSE</text:p>
          </table:table-cell>
          <table:table-cell table:style-name="ce6" table:formula="of:=AND(ISNUMBER(FIND(&quot;: Tube clamp&quot;; [.$C16])); ISNUMBER(SEARCH(&quot;176:&quot;; [.$C16])))" office:value-type="boolean" office:boolean-value="false" calcext:value-type="boolean">
            <text:p>FALSE</text:p>
          </table:table-cell>
          <table:table-cell table:style-name="ce6" table:formula="of:=ISNUMBER(FIND(&quot;Tool:&quot;; [.$C16]))" office:value-type="boolean" office:boolean-value="false" calcext:value-type="boolean">
            <text:p>FALSE</text:p>
          </table:table-cell>
          <table:table-cell table:style-name="ce11" table:formula="of:=IF(ISNUMBER(FIND(&quot;Φ&quot;; [.$C16])); MID([.$C16]; FIND(&quot;Φ&quot;; [.$C16]) + 1; FIND(&quot;mm&quot;; [.$C16]; FIND(&quot;Φ&quot;; [.$C16])) - FIND(&quot;Φ&quot;; [.$C16]) - 1); IF(ISNUMBER(FIND(&quot;: Bolt M&quot;; [.$C16])); MID([.$C16]; FIND(&quot;: Bolt M&quot;; [.$C16]) + 8; FIND(&quot; &quot;; [.$C16]; FIND(&quot;: Bolt M&quot;; [.$C16]) + 8) - FIND(&quot;: Bolt M&quot;; [.$C16]) - 8); &quot;&quot;))" office:value-type="string" office:string-value="27" calcext:value-type="string">
            <text:p>27</text:p>
          </table:table-cell>
          <table:table-cell table:style-name="ce11" table:formula="of:=IF(ISNUMBER(FIND(&quot;: Washer&quot;; [.$C16])); [.$U16]; IF(ISNUMBER(FIND(&quot;Φ&quot;; [.$C16])); MID([.$C16]; FIND(&quot;Φ&quot;; [.$C16]) + 1; FIND(&quot;mm&quot;; [.$C16]; FIND(&quot;Φ&quot;; [.$C16])) - FIND(&quot;Φ&quot;; [.$C16]) - 1); IF(ISNUMBER(FIND(&quot;: Bolt M&quot;; [.$C16])); MID([.$C16]; FIND(&quot;: Bolt M&quot;; [.$C16]) + 8; FIND(&quot; &quot;; [.$C16]; FIND(&quot;: Bolt M&quot;; [.$C16]) + 8) - FIND(&quot;: Bolt M&quot;; [.$C16]) - 8); &quot;&quot;)))" office:value-type="string" office:string-value="27" calcext:value-type="string">
            <text:p>27</text:p>
          </table:table-cell>
          <table:table-cell table:style-name="ce15" table:formula="of:=IF(ISNUMBER(FIND(&quot;Φ&quot;; [.$C16]));&#10;      MID([.$C16];&#10;          FIND(&quot;mm &quot;; [.$C16]; FIND(&quot;Φ&quot;; [.$C16])) + 5;&#10;          FIND(&quot;mm &quot;; [.$C16]; FIND(&quot;mm &quot;; [.$C16]; FIND(&quot;Φ&quot;; [.$C16])) + 4) - FIND(&quot;mm &quot;; [.$C16]; FIND(&quot;Φ&quot;; [.$C16])) - 5&#10;     );&#10;      MID([.$C16];&#10;          FIND(&quot;mm &quot;; [.$C16]; FIND(&quot;: &quot;; [.$C16])) - FIND(&quot; &quot;; STRING_REVERSE(LEFT([.$C16]; FIND(&quot;mm &quot;; [.$C16]; FIND(&quot;: &quot;; [.$C16]))))) + 2;&#10;          FIND(&quot; &quot;; STRING_REVERSE(LEFT([.$C16]; FIND(&quot;mm &quot;; [.$C16]; FIND(&quot;: &quot;; [.$C16]))))) - 2&#10;     )&#10;)" office:value-type="string" office:string-value="204.5" calcext:value-type="string">
            <text:p>204.5</text:p>
          </table:table-cell>
          <table:table-cell table:style-name="ce15" table:formula="of:=IF(ISNUMBER(FIND(&quot;Φ&quot;; [.$C16]));&#10;      MID([.$C17];           FIND(&quot;mm &quot;; [.$C17]; FIND(&quot;mm &quot;; [.$C17]; FIND(&quot;mm &quot;; [.$C17]; FIND(&quot;: &quot;; [.$C17])) + 2) + 2) - FIND(&quot; &quot;; STRING_REVERSE(LEFT([.$C17]; FIND(&quot;mm &quot;; [.$C17]; FIND(&quot;mm &quot;; [.$C17]; FIND(&quot;mm &quot;; [.$C17]; FIND(&quot;: &quot;; [.$C17])) + 2) + 2)))) + 2;           FIND(&quot; &quot;; STRING_REVERSE(LEFT([.$C17]; FIND(&quot;mm &quot;; [.$C17]; FIND(&quot;mm &quot;; [.$C17]; FIND(&quot;mm &quot;; [.$C17]; FIND(&quot;: &quot;; [.$C17])) + 2) + 2)))) - 2      );&#10;      MID([.$C16];&#10;          FIND(&quot;mm &quot;; [.$C16]; FIND(&quot;mm &quot;; [.$C16]; FIND(&quot;: &quot;; [.$C16])) + 2) - FIND(&quot; &quot;; STRING_REVERSE(LEFT([.$C16]; FIND(&quot;mm &quot;; [.$C16]; FIND(&quot;mm &quot;; [.$C16]; FIND(&quot;: &quot;; [.$C16])) + 2)))) + 2;&#10;          FIND(&quot; &quot;; STRING_REVERSE(LEFT([.$C16]; FIND(&quot;mm &quot;; [.$C16]; FIND(&quot;mm &quot;; [.$C16]; FIND(&quot;: &quot;; [.$C16])) + 2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16]));&#10;      &quot;&quot;;&#10;      MID([.$C16];&#10;          FIND(&quot;mm &quot;; [.$C16]; FIND(&quot;mm &quot;; [.$C16]; FIND(&quot;mm &quot;; [.$C16]; FIND(&quot;: &quot;; [.$C16])) + 2) + 2) - FIND(&quot; &quot;; STRING_REVERSE(LEFT([.$C16]; FIND(&quot;mm &quot;; [.$C16]; FIND(&quot;mm &quot;; [.$C16]; FIND(&quot;mm &quot;; [.$C16]; FIND(&quot;: &quot;; [.$C16])) + 2) + 2)))) + 2;&#10;          FIND(&quot; &quot;; STRING_REVERSE(LEFT([.$C16]; FIND(&quot;mm &quot;; [.$C16]; FIND(&quot;mm &quot;; [.$C16]; FIND(&quot;mm &quot;; [.$C16]; FIND(&quot;: &quot;; [.$C16])) + 2) + 2)))) - 2&#10;     )&#10;)">
            <text:p/>
          </table:table-cell>
          <table:table-cell table:style-name="ce15" table:formula="of:=IF(ISNUMBER(FIND(&quot;Φ&quot;; [.$C16]));&#10;      IF(ISNUMBER(FIND(&quot;: Washer&quot;; [.$C16])); [.$V16]; &quot;&quot;);&#10;      MID([.$C16];&#10;          FIND(&quot;mm &quot;; [.$C16]; FIND(&quot;mm &quot;; [.$C16]; FIND(&quot;mm &quot;; [.$C16]; FIND(&quot;mm &quot;; [.$C16]; FIND(&quot;: &quot;; [.$C16])) + 2) + 2) + 2) - FIND(&quot; &quot;; STRING_REVERSE(LEFT([.$C16]; FIND(&quot;mm &quot;; [.$C16]; FIND(&quot;mm &quot;; [.$C16]; FIND(&quot;mm &quot;; [.$C16]; FIND(&quot;mm &quot;; [.$C16]; FIND(&quot;: &quot;; [.$C16])) + 2) + 2) + 2)))) + 2;&#10;          FIND(&quot; &quot;; STRING_REVERSE(LEFT([.$C16]; FIND(&quot;mm &quot;; [.$C16]; FIND(&quot;mm &quot;; [.$C16]; FIND(&quot;mm &quot;; [.$C16]; FIND(&quot;mm &quot;; [.$C16]; FIND(&quot;: &quot;; [.$C16])) + 2) + 2) + 2)))) - 2&#10;     )&#10;)">
            <text:p/>
          </table:table-cell>
          <table:table-cell table:style-name="ce16" table:formula="of:=NOT(OR([.$F16:.$Q16]))" office:value-type="boolean" office:boolean-value="false" calcext:value-type="boolean">
            <text:p>FALSE</text:p>
          </table:table-cell>
          <table:table-cell table:style-name="Default" table:formula="of:=RIGHT([.$C16]; LEN([.$C16]) - FIND(&quot; - x&quot;; [.$C16]) - 3)" office:value-type="string" office:string-value="1" calcext:value-type="string">
            <text:p>1</text:p>
          </table:table-cell>
          <table:table-cell table:style-name="Default" table:number-columns-repeated="99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ECHO: "Wheel: Wheel - x1"</text:p>
          </table:table-cell>
          <table:table-cell table:style-name="Default" table:formula="of:=MID([.$B17]; 8; LEN([.$B17]) - 8)" office:value-type="string" office:string-value="Wheel: Wheel - x1" calcext:value-type="string">
            <text:p>Wheel: Wheel - x1</text:p>
          </table:table-cell>
          <table:table-cell table:style-name="Default" table:formula="of:=IF(LEFT([.$C17]; 5) = &quot;Tool:&quot;; RIGHT([.$C17]; LEN([.$C17]) - 6); LEFT([.$C17]; FIND(&quot;:&quot;; [.$C17]) - 1))" office:value-type="string" office:string-value="Wheel" calcext:value-type="string">
            <text:p>Wheel</text:p>
          </table:table-cell>
          <table:table-cell table:style-name="ce6" table:formula="of:=NOT(RIGHT(TRIM([.$C17]); 1) = &quot;:&quot;)" office:value-type="boolean" office:boolean-value="true" calcext:value-type="boolean">
            <text:p>TRUE</text:p>
          </table:table-cell>
          <table:table-cell table:style-name="ce6" table:formula="of:=ISNUMBER(FIND(&quot;: Washer&quot;; [.$C17]))" office:value-type="boolean" office:boolean-value="false" calcext:value-type="boolean">
            <text:p>FALSE</text:p>
          </table:table-cell>
          <table:table-cell table:style-name="ce6" table:formula="of:=ISNUMBER(FIND(&quot;: Bolt&quot;; [.$C17]))" office:value-type="boolean" office:boolean-value="false" calcext:value-type="boolean">
            <text:p>FALSE</text:p>
          </table:table-cell>
          <table:table-cell table:style-name="ce6" table:formula="of:=ISNUMBER(FIND(&quot;: Nut&quot;; [.$C17]))" office:value-type="boolean" office:boolean-value="false" calcext:value-type="boolean">
            <text:p>FALSE</text:p>
          </table:table-cell>
          <table:table-cell table:style-name="ce6" table:formula="of:=ISNUMBER(SEARCH(&quot;: Wheel&quot;; [.$C17]))" office:value-type="boolean" office:boolean-value="true" calcext:value-type="boolean">
            <text:p>TRUE</text:p>
          </table:table-cell>
          <table:table-cell table:style-name="ce6" table:formula="of:=ISNUMBER(SEARCH(&quot;ROUND ALUMINIUM BAR&quot;; [.$C17]))" office:value-type="boolean" office:boolean-value="false" calcext:value-type="boolean">
            <text:p>FALSE</text:p>
          </table:table-cell>
          <table:table-cell table:style-name="ce6" table:formula="of:=ISNUMBER(SEARCH(&quot;SQUARE ALUMINIUM HOLLOW BEAM&quot;; [.$C17]))" office:value-type="boolean" office:boolean-value="false" calcext:value-type="boolean">
            <text:p>FALSE</text:p>
          </table:table-cell>
          <table:table-cell table:style-name="ce6" table:formula="of:=ISNUMBER(SEARCH(&quot;ALUMINIUM SHEET&quot;; [.$C17]))" office:value-type="boolean" office:boolean-value="false" calcext:value-type="boolean">
            <text:p>FALSE</text:p>
          </table:table-cell>
          <table:table-cell table:style-name="ce6" table:formula="of:=ISNUMBER(FIND(&quot;: Tube clamp&quot;; [.$C17]))" office:value-type="boolean" office:boolean-value="false" calcext:value-type="boolean">
            <text:p>FALSE</text:p>
          </table:table-cell>
          <table:table-cell table:style-name="ce6" table:formula="of:=AND(ISNUMBER(FIND(&quot;: Tube clamp&quot;; [.$C17])); ISNUMBER(SEARCH(&quot;104:&quot;; [.$C17])))" office:value-type="boolean" office:boolean-value="false" calcext:value-type="boolean">
            <text:p>FALSE</text:p>
          </table:table-cell>
          <table:table-cell table:style-name="ce6" table:formula="of:=AND(ISNUMBER(FIND(&quot;: Tube clamp&quot;; [.$C17])); ISNUMBER(SEARCH(&quot;116:&quot;; [.$C17])))" office:value-type="boolean" office:boolean-value="false" calcext:value-type="boolean">
            <text:p>FALSE</text:p>
          </table:table-cell>
          <table:table-cell table:style-name="ce6" table:formula="of:=AND(ISNUMBER(FIND(&quot;: Tube clamp&quot;; [.$C17])); ISNUMBER(SEARCH(&quot;132:&quot;; [.$C17])))" office:value-type="boolean" office:boolean-value="false" calcext:value-type="boolean">
            <text:p>FALSE</text:p>
          </table:table-cell>
          <table:table-cell table:style-name="ce6" table:formula="of:=AND(ISNUMBER(FIND(&quot;: Tube clamp&quot;; [.$C17])); ISNUMBER(SEARCH(&quot;176:&quot;; [.$C17])))" office:value-type="boolean" office:boolean-value="false" calcext:value-type="boolean">
            <text:p>FALSE</text:p>
          </table:table-cell>
          <table:table-cell table:style-name="ce6" table:formula="of:=ISNUMBER(FIND(&quot;Tool:&quot;; [.$C17]))" office:value-type="boolean" office:boolean-value="false" calcext:value-type="boolean">
            <text:p>FALSE</text:p>
          </table:table-cell>
          <table:table-cell table:style-name="ce11" table:formula="of:=IF(ISNUMBER(FIND(&quot;Φ&quot;; [.$C17])); MID([.$C17]; FIND(&quot;Φ&quot;; [.$C17]) + 1; FIND(&quot;mm&quot;; [.$C17]; FIND(&quot;Φ&quot;; [.$C17])) - FIND(&quot;Φ&quot;; [.$C17]) - 1); IF(ISNUMBER(FIND(&quot;: Bolt M&quot;; [.$C17])); MID([.$C17]; FIND(&quot;: Bolt M&quot;; [.$C17]) + 8; FIND(&quot; &quot;; [.$C17]; FIND(&quot;: Bolt M&quot;; [.$C17]) + 8) - FIND(&quot;: Bolt M&quot;; [.$C17]) - 8); &quot;&quot;))">
            <text:p/>
          </table:table-cell>
          <table:table-cell table:style-name="ce11" table:formula="of:=IF(ISNUMBER(FIND(&quot;: Washer&quot;; [.$C17])); [.$U17]; IF(ISNUMBER(FIND(&quot;Φ&quot;; [.$C17])); MID([.$C17]; FIND(&quot;Φ&quot;; [.$C17]) + 1; FIND(&quot;mm&quot;; [.$C17]; FIND(&quot;Φ&quot;; [.$C17])) - FIND(&quot;Φ&quot;; [.$C17]) - 1); IF(ISNUMBER(FIND(&quot;: Bolt M&quot;; [.$C17])); MID([.$C17]; FIND(&quot;: Bolt M&quot;; [.$C17]) + 8; FIND(&quot; &quot;; [.$C17]; FIND(&quot;: Bolt M&quot;; [.$C17]) + 8) - FIND(&quot;: Bolt M&quot;; [.$C17]) - 8); &quot;&quot;)))">
            <text:p/>
          </table:table-cell>
          <table:table-cell table:style-name="ce15" table:formula="of:=IF(ISNUMBER(FIND(&quot;Φ&quot;; [.$C17]));&#10;      MID([.$C17];&#10;          FIND(&quot;mm &quot;; [.$C17]; FIND(&quot;Φ&quot;; [.$C17])) + 5;&#10;          FIND(&quot;mm &quot;; [.$C17]; FIND(&quot;mm &quot;; [.$C17]; FIND(&quot;Φ&quot;; [.$C17])) + 4) - FIND(&quot;mm &quot;; [.$C17]; FIND(&quot;Φ&quot;; [.$C17])) - 5&#10;     );&#10;      MID([.$C17];&#10;          FIND(&quot;mm &quot;; [.$C17]; FIND(&quot;: &quot;; [.$C17])) - FIND(&quot; &quot;; STRING_REVERSE(LEFT([.$C17]; FIND(&quot;mm &quot;; [.$C17]; FIND(&quot;: &quot;; [.$C17]))))) + 2;&#10;          FIND(&quot; &quot;; STRING_REVERSE(LEFT([.$C17]; FIND(&quot;mm &quot;; [.$C17]; FIND(&quot;: &quot;; [.$C17])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17]));&#10;      MID([.$C18];           FIND(&quot;mm &quot;; [.$C18]; FIND(&quot;mm &quot;; [.$C18]; FIND(&quot;mm &quot;; [.$C18]; FIND(&quot;: &quot;; [.$C18])) + 2) + 2) - FIND(&quot; &quot;; STRING_REVERSE(LEFT([.$C18]; FIND(&quot;mm &quot;; [.$C18]; FIND(&quot;mm &quot;; [.$C18]; FIND(&quot;mm &quot;; [.$C18]; FIND(&quot;: &quot;; [.$C18])) + 2) + 2)))) + 2;           FIND(&quot; &quot;; STRING_REVERSE(LEFT([.$C18]; FIND(&quot;mm &quot;; [.$C18]; FIND(&quot;mm &quot;; [.$C18]; FIND(&quot;mm &quot;; [.$C18]; FIND(&quot;: &quot;; [.$C18])) + 2) + 2)))) - 2      );&#10;      MID([.$C17];&#10;          FIND(&quot;mm &quot;; [.$C17]; FIND(&quot;mm &quot;; [.$C17]; FIND(&quot;: &quot;; [.$C17])) + 2) - FIND(&quot; &quot;; STRING_REVERSE(LEFT([.$C17]; FIND(&quot;mm &quot;; [.$C17]; FIND(&quot;mm &quot;; [.$C17]; FIND(&quot;: &quot;; [.$C17])) + 2)))) + 2;&#10;          FIND(&quot; &quot;; STRING_REVERSE(LEFT([.$C17]; FIND(&quot;mm &quot;; [.$C17]; FIND(&quot;mm &quot;; [.$C17]; FIND(&quot;: &quot;; [.$C17])) + 2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17]));&#10;      &quot;&quot;;&#10;      MID([.$C17];&#10;          FIND(&quot;mm &quot;; [.$C17]; FIND(&quot;mm &quot;; [.$C17]; FIND(&quot;mm &quot;; [.$C17]; FIND(&quot;: &quot;; [.$C17])) + 2) + 2) - FIND(&quot; &quot;; STRING_REVERSE(LEFT([.$C17]; FIND(&quot;mm &quot;; [.$C17]; FIND(&quot;mm &quot;; [.$C17]; FIND(&quot;mm &quot;; [.$C17]; FIND(&quot;: &quot;; [.$C17])) + 2) + 2)))) + 2;&#10;          FIND(&quot; &quot;; STRING_REVERSE(LEFT([.$C17]; FIND(&quot;mm &quot;; [.$C17]; FIND(&quot;mm &quot;; [.$C17]; FIND(&quot;mm &quot;; [.$C17]; FIND(&quot;: &quot;; [.$C17])) + 2) + 2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17]));&#10;      IF(ISNUMBER(FIND(&quot;: Washer&quot;; [.$C17])); [.$V17]; &quot;&quot;);&#10;      MID([.$C17];&#10;          FIND(&quot;mm &quot;; [.$C17]; FIND(&quot;mm &quot;; [.$C17]; FIND(&quot;mm &quot;; [.$C17]; FIND(&quot;mm &quot;; [.$C17]; FIND(&quot;: &quot;; [.$C17])) + 2) + 2) + 2) - FIND(&quot; &quot;; STRING_REVERSE(LEFT([.$C17]; FIND(&quot;mm &quot;; [.$C17]; FIND(&quot;mm &quot;; [.$C17]; FIND(&quot;mm &quot;; [.$C17]; FIND(&quot;mm &quot;; [.$C17]; FIND(&quot;: &quot;; [.$C17])) + 2) + 2) + 2)))) + 2;&#10;          FIND(&quot; &quot;; STRING_REVERSE(LEFT([.$C17]; FIND(&quot;mm &quot;; [.$C17]; FIND(&quot;mm &quot;; [.$C17]; FIND(&quot;mm &quot;; [.$C17]; FIND(&quot;mm &quot;; [.$C17]; FIND(&quot;: &quot;; [.$C17])) + 2) + 2) + 2)))) - 2&#10;     )&#10;)" office:value-type="string" office:string-value="" calcext:value-type="error">
            <text:p>#VALUE!</text:p>
          </table:table-cell>
          <table:table-cell table:style-name="ce16" table:formula="of:=NOT(OR([.$F17:.$Q17]))" office:value-type="boolean" office:boolean-value="false" calcext:value-type="boolean">
            <text:p>FALSE</text:p>
          </table:table-cell>
          <table:table-cell table:style-name="Default" table:formula="of:=RIGHT([.$C17]; LEN([.$C17]) - FIND(&quot; - x&quot;; [.$C17]) - 3)" office:value-type="string" office:string-value="1" calcext:value-type="string">
            <text:p>1</text:p>
          </table:table-cell>
          <table:table-cell table:style-name="Default" table:number-columns-repeated="99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ECHO: "Metric bolt assembly:"</text:p>
          </table:table-cell>
          <table:table-cell table:style-name="Default" table:formula="of:=MID([.$B18]; 8; LEN([.$B18]) - 8)" office:value-type="string" office:string-value="Metric bolt assembly:" calcext:value-type="string">
            <text:p>Metric bolt assembly:</text:p>
          </table:table-cell>
          <table:table-cell table:style-name="Default" table:formula="of:=IF(LEFT([.$C18]; 5) = &quot;Tool:&quot;; RIGHT([.$C18]; LEN([.$C18]) - 6); LEFT([.$C18]; FIND(&quot;:&quot;; [.$C18]) - 1))" office:value-type="string" office:string-value="Metric bolt assembly" calcext:value-type="string">
            <text:p>Metric bolt assembly</text:p>
          </table:table-cell>
          <table:table-cell table:style-name="ce6" table:formula="of:=NOT(RIGHT(TRIM([.$C18]); 1) = &quot;:&quot;)" office:value-type="boolean" office:boolean-value="false" calcext:value-type="boolean">
            <text:p>FALSE</text:p>
          </table:table-cell>
          <table:table-cell table:style-name="ce6" table:formula="of:=ISNUMBER(FIND(&quot;: Washer&quot;; [.$C18]))" office:value-type="boolean" office:boolean-value="false" calcext:value-type="boolean">
            <text:p>FALSE</text:p>
          </table:table-cell>
          <table:table-cell table:style-name="ce6" table:formula="of:=ISNUMBER(FIND(&quot;: Bolt&quot;; [.$C18]))" office:value-type="boolean" office:boolean-value="false" calcext:value-type="boolean">
            <text:p>FALSE</text:p>
          </table:table-cell>
          <table:table-cell table:style-name="ce6" table:formula="of:=ISNUMBER(FIND(&quot;: Nut&quot;; [.$C18]))" office:value-type="boolean" office:boolean-value="false" calcext:value-type="boolean">
            <text:p>FALSE</text:p>
          </table:table-cell>
          <table:table-cell table:style-name="ce6" table:formula="of:=ISNUMBER(SEARCH(&quot;: Wheel&quot;; [.$C18]))" office:value-type="boolean" office:boolean-value="false" calcext:value-type="boolean">
            <text:p>FALSE</text:p>
          </table:table-cell>
          <table:table-cell table:style-name="ce6" table:formula="of:=ISNUMBER(SEARCH(&quot;ROUND ALUMINIUM BAR&quot;; [.$C18]))" office:value-type="boolean" office:boolean-value="false" calcext:value-type="boolean">
            <text:p>FALSE</text:p>
          </table:table-cell>
          <table:table-cell table:style-name="ce6" table:formula="of:=ISNUMBER(SEARCH(&quot;SQUARE ALUMINIUM HOLLOW BEAM&quot;; [.$C18]))" office:value-type="boolean" office:boolean-value="false" calcext:value-type="boolean">
            <text:p>FALSE</text:p>
          </table:table-cell>
          <table:table-cell table:style-name="ce6" table:formula="of:=ISNUMBER(SEARCH(&quot;ALUMINIUM SHEET&quot;; [.$C18]))" office:value-type="boolean" office:boolean-value="false" calcext:value-type="boolean">
            <text:p>FALSE</text:p>
          </table:table-cell>
          <table:table-cell table:style-name="ce6" table:formula="of:=ISNUMBER(FIND(&quot;: Tube clamp&quot;; [.$C18]))" office:value-type="boolean" office:boolean-value="false" calcext:value-type="boolean">
            <text:p>FALSE</text:p>
          </table:table-cell>
          <table:table-cell table:style-name="ce6" table:formula="of:=AND(ISNUMBER(FIND(&quot;: Tube clamp&quot;; [.$C18])); ISNUMBER(SEARCH(&quot;104:&quot;; [.$C18])))" office:value-type="boolean" office:boolean-value="false" calcext:value-type="boolean">
            <text:p>FALSE</text:p>
          </table:table-cell>
          <table:table-cell table:style-name="ce6" table:formula="of:=AND(ISNUMBER(FIND(&quot;: Tube clamp&quot;; [.$C18])); ISNUMBER(SEARCH(&quot;116:&quot;; [.$C18])))" office:value-type="boolean" office:boolean-value="false" calcext:value-type="boolean">
            <text:p>FALSE</text:p>
          </table:table-cell>
          <table:table-cell table:style-name="ce6" table:formula="of:=AND(ISNUMBER(FIND(&quot;: Tube clamp&quot;; [.$C18])); ISNUMBER(SEARCH(&quot;132:&quot;; [.$C18])))" office:value-type="boolean" office:boolean-value="false" calcext:value-type="boolean">
            <text:p>FALSE</text:p>
          </table:table-cell>
          <table:table-cell table:style-name="ce6" table:formula="of:=AND(ISNUMBER(FIND(&quot;: Tube clamp&quot;; [.$C18])); ISNUMBER(SEARCH(&quot;176:&quot;; [.$C18])))" office:value-type="boolean" office:boolean-value="false" calcext:value-type="boolean">
            <text:p>FALSE</text:p>
          </table:table-cell>
          <table:table-cell table:style-name="ce6" table:formula="of:=ISNUMBER(FIND(&quot;Tool:&quot;; [.$C18]))" office:value-type="boolean" office:boolean-value="false" calcext:value-type="boolean">
            <text:p>FALSE</text:p>
          </table:table-cell>
          <table:table-cell table:style-name="ce11" table:formula="of:=IF(ISNUMBER(FIND(&quot;Φ&quot;; [.$C18])); MID([.$C18]; FIND(&quot;Φ&quot;; [.$C18]) + 1; FIND(&quot;mm&quot;; [.$C18]; FIND(&quot;Φ&quot;; [.$C18])) - FIND(&quot;Φ&quot;; [.$C18]) - 1); IF(ISNUMBER(FIND(&quot;: Bolt M&quot;; [.$C18])); MID([.$C18]; FIND(&quot;: Bolt M&quot;; [.$C18]) + 8; FIND(&quot; &quot;; [.$C18]; FIND(&quot;: Bolt M&quot;; [.$C18]) + 8) - FIND(&quot;: Bolt M&quot;; [.$C18]) - 8); &quot;&quot;))">
            <text:p/>
          </table:table-cell>
          <table:table-cell table:style-name="ce11" table:formula="of:=IF(ISNUMBER(FIND(&quot;: Washer&quot;; [.$C18])); [.$U18]; IF(ISNUMBER(FIND(&quot;Φ&quot;; [.$C18])); MID([.$C18]; FIND(&quot;Φ&quot;; [.$C18]) + 1; FIND(&quot;mm&quot;; [.$C18]; FIND(&quot;Φ&quot;; [.$C18])) - FIND(&quot;Φ&quot;; [.$C18]) - 1); IF(ISNUMBER(FIND(&quot;: Bolt M&quot;; [.$C18])); MID([.$C18]; FIND(&quot;: Bolt M&quot;; [.$C18]) + 8; FIND(&quot; &quot;; [.$C18]; FIND(&quot;: Bolt M&quot;; [.$C18]) + 8) - FIND(&quot;: Bolt M&quot;; [.$C18]) - 8); &quot;&quot;)))">
            <text:p/>
          </table:table-cell>
          <table:table-cell table:style-name="ce15" table:formula="of:=IF(ISNUMBER(FIND(&quot;Φ&quot;; [.$C18]));&#10;      MID([.$C18];&#10;          FIND(&quot;mm &quot;; [.$C18]; FIND(&quot;Φ&quot;; [.$C18])) + 5;&#10;          FIND(&quot;mm &quot;; [.$C18]; FIND(&quot;mm &quot;; [.$C18]; FIND(&quot;Φ&quot;; [.$C18])) + 4) - FIND(&quot;mm &quot;; [.$C18]; FIND(&quot;Φ&quot;; [.$C18])) - 5&#10;     );&#10;      MID([.$C18];&#10;          FIND(&quot;mm &quot;; [.$C18]; FIND(&quot;: &quot;; [.$C18])) - FIND(&quot; &quot;; STRING_REVERSE(LEFT([.$C18]; FIND(&quot;mm &quot;; [.$C18]; FIND(&quot;: &quot;; [.$C18]))))) + 2;&#10;          FIND(&quot; &quot;; STRING_REVERSE(LEFT([.$C18]; FIND(&quot;mm &quot;; [.$C18]; FIND(&quot;: &quot;; [.$C18])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18]));&#10;      MID([.$C19];           FIND(&quot;mm &quot;; [.$C19]; FIND(&quot;mm &quot;; [.$C19]; FIND(&quot;mm &quot;; [.$C19]; FIND(&quot;: &quot;; [.$C19])) + 2) + 2) - FIND(&quot; &quot;; STRING_REVERSE(LEFT([.$C19]; FIND(&quot;mm &quot;; [.$C19]; FIND(&quot;mm &quot;; [.$C19]; FIND(&quot;mm &quot;; [.$C19]; FIND(&quot;: &quot;; [.$C19])) + 2) + 2)))) + 2;           FIND(&quot; &quot;; STRING_REVERSE(LEFT([.$C19]; FIND(&quot;mm &quot;; [.$C19]; FIND(&quot;mm &quot;; [.$C19]; FIND(&quot;mm &quot;; [.$C19]; FIND(&quot;: &quot;; [.$C19])) + 2) + 2)))) - 2      );&#10;      MID([.$C18];&#10;          FIND(&quot;mm &quot;; [.$C18]; FIND(&quot;mm &quot;; [.$C18]; FIND(&quot;: &quot;; [.$C18])) + 2) - FIND(&quot; &quot;; STRING_REVERSE(LEFT([.$C18]; FIND(&quot;mm &quot;; [.$C18]; FIND(&quot;mm &quot;; [.$C18]; FIND(&quot;: &quot;; [.$C18])) + 2)))) + 2;&#10;          FIND(&quot; &quot;; STRING_REVERSE(LEFT([.$C18]; FIND(&quot;mm &quot;; [.$C18]; FIND(&quot;mm &quot;; [.$C18]; FIND(&quot;: &quot;; [.$C18])) + 2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18]));&#10;      &quot;&quot;;&#10;      MID([.$C18];&#10;          FIND(&quot;mm &quot;; [.$C18]; FIND(&quot;mm &quot;; [.$C18]; FIND(&quot;mm &quot;; [.$C18]; FIND(&quot;: &quot;; [.$C18])) + 2) + 2) - FIND(&quot; &quot;; STRING_REVERSE(LEFT([.$C18]; FIND(&quot;mm &quot;; [.$C18]; FIND(&quot;mm &quot;; [.$C18]; FIND(&quot;mm &quot;; [.$C18]; FIND(&quot;: &quot;; [.$C18])) + 2) + 2)))) + 2;&#10;          FIND(&quot; &quot;; STRING_REVERSE(LEFT([.$C18]; FIND(&quot;mm &quot;; [.$C18]; FIND(&quot;mm &quot;; [.$C18]; FIND(&quot;mm &quot;; [.$C18]; FIND(&quot;: &quot;; [.$C18])) + 2) + 2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18]));&#10;      IF(ISNUMBER(FIND(&quot;: Washer&quot;; [.$C18])); [.$V18]; &quot;&quot;);&#10;      MID([.$C18];&#10;          FIND(&quot;mm &quot;; [.$C18]; FIND(&quot;mm &quot;; [.$C18]; FIND(&quot;mm &quot;; [.$C18]; FIND(&quot;mm &quot;; [.$C18]; FIND(&quot;: &quot;; [.$C18])) + 2) + 2) + 2) - FIND(&quot; &quot;; STRING_REVERSE(LEFT([.$C18]; FIND(&quot;mm &quot;; [.$C18]; FIND(&quot;mm &quot;; [.$C18]; FIND(&quot;mm &quot;; [.$C18]; FIND(&quot;mm &quot;; [.$C18]; FIND(&quot;: &quot;; [.$C18])) + 2) + 2) + 2)))) + 2;&#10;          FIND(&quot; &quot;; STRING_REVERSE(LEFT([.$C18]; FIND(&quot;mm &quot;; [.$C18]; FIND(&quot;mm &quot;; [.$C18]; FIND(&quot;mm &quot;; [.$C18]; FIND(&quot;mm &quot;; [.$C18]; FIND(&quot;: &quot;; [.$C18])) + 2) + 2) + 2)))) - 2&#10;     )&#10;)" office:value-type="string" office:string-value="" calcext:value-type="error">
            <text:p>#VALUE!</text:p>
          </table:table-cell>
          <table:table-cell table:style-name="ce16" table:formula="of:=NOT(OR([.$F18:.$Q18]))" office:value-type="boolean" office:boolean-value="true" calcext:value-type="boolean">
            <text:p>TRUE</text:p>
          </table:table-cell>
          <table:table-cell table:style-name="Default" table:formula="of:=RIGHT([.$C18]; LEN([.$C18]) - FIND(&quot; - x&quot;; [.$C18]) - 3)" office:value-type="string" office:string-value="" calcext:value-type="error">
            <text:p>#VALUE!</text:p>
          </table:table-cell>
          <table:table-cell table:style-name="Default" table:number-columns-repeated="99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CHO: "Bolt: Bolt M10 x 75mm - x1"</text:p>
          </table:table-cell>
          <table:table-cell table:style-name="Default" table:formula="of:=MID([.$B19]; 8; LEN([.$B19]) - 8)" office:value-type="string" office:string-value="Bolt: Bolt M10 x 75mm - x1" calcext:value-type="string">
            <text:p>Bolt: Bolt M10 x 75mm - x1</text:p>
          </table:table-cell>
          <table:table-cell table:style-name="Default" table:formula="of:=IF(LEFT([.$C19]; 5) = &quot;Tool:&quot;; RIGHT([.$C19]; LEN([.$C19]) - 6); LEFT([.$C19]; FIND(&quot;:&quot;; [.$C19]) - 1))" office:value-type="string" office:string-value="Bolt" calcext:value-type="string">
            <text:p>Bolt</text:p>
          </table:table-cell>
          <table:table-cell table:style-name="ce6" table:formula="of:=NOT(RIGHT(TRIM([.$C19]); 1) = &quot;:&quot;)" office:value-type="boolean" office:boolean-value="true" calcext:value-type="boolean">
            <text:p>TRUE</text:p>
          </table:table-cell>
          <table:table-cell table:style-name="ce6" table:formula="of:=ISNUMBER(FIND(&quot;: Washer&quot;; [.$C19]))" office:value-type="boolean" office:boolean-value="false" calcext:value-type="boolean">
            <text:p>FALSE</text:p>
          </table:table-cell>
          <table:table-cell table:style-name="ce6" table:formula="of:=ISNUMBER(FIND(&quot;: Bolt&quot;; [.$C19]))" office:value-type="boolean" office:boolean-value="true" calcext:value-type="boolean">
            <text:p>TRUE</text:p>
          </table:table-cell>
          <table:table-cell table:style-name="ce6" table:formula="of:=ISNUMBER(FIND(&quot;: Nut&quot;; [.$C19]))" office:value-type="boolean" office:boolean-value="false" calcext:value-type="boolean">
            <text:p>FALSE</text:p>
          </table:table-cell>
          <table:table-cell table:style-name="ce6" table:formula="of:=ISNUMBER(SEARCH(&quot;: Wheel&quot;; [.$C19]))" office:value-type="boolean" office:boolean-value="false" calcext:value-type="boolean">
            <text:p>FALSE</text:p>
          </table:table-cell>
          <table:table-cell table:style-name="ce6" table:formula="of:=ISNUMBER(SEARCH(&quot;ROUND ALUMINIUM BAR&quot;; [.$C19]))" office:value-type="boolean" office:boolean-value="false" calcext:value-type="boolean">
            <text:p>FALSE</text:p>
          </table:table-cell>
          <table:table-cell table:style-name="ce6" table:formula="of:=ISNUMBER(SEARCH(&quot;SQUARE ALUMINIUM HOLLOW BEAM&quot;; [.$C19]))" office:value-type="boolean" office:boolean-value="false" calcext:value-type="boolean">
            <text:p>FALSE</text:p>
          </table:table-cell>
          <table:table-cell table:style-name="ce6" table:formula="of:=ISNUMBER(SEARCH(&quot;ALUMINIUM SHEET&quot;; [.$C19]))" office:value-type="boolean" office:boolean-value="false" calcext:value-type="boolean">
            <text:p>FALSE</text:p>
          </table:table-cell>
          <table:table-cell table:style-name="ce6" table:formula="of:=ISNUMBER(FIND(&quot;: Tube clamp&quot;; [.$C19]))" office:value-type="boolean" office:boolean-value="false" calcext:value-type="boolean">
            <text:p>FALSE</text:p>
          </table:table-cell>
          <table:table-cell table:style-name="ce6" table:formula="of:=AND(ISNUMBER(FIND(&quot;: Tube clamp&quot;; [.$C19])); ISNUMBER(SEARCH(&quot;104:&quot;; [.$C19])))" office:value-type="boolean" office:boolean-value="false" calcext:value-type="boolean">
            <text:p>FALSE</text:p>
          </table:table-cell>
          <table:table-cell table:style-name="ce6" table:formula="of:=AND(ISNUMBER(FIND(&quot;: Tube clamp&quot;; [.$C19])); ISNUMBER(SEARCH(&quot;116:&quot;; [.$C19])))" office:value-type="boolean" office:boolean-value="false" calcext:value-type="boolean">
            <text:p>FALSE</text:p>
          </table:table-cell>
          <table:table-cell table:style-name="ce6" table:formula="of:=AND(ISNUMBER(FIND(&quot;: Tube clamp&quot;; [.$C19])); ISNUMBER(SEARCH(&quot;132:&quot;; [.$C19])))" office:value-type="boolean" office:boolean-value="false" calcext:value-type="boolean">
            <text:p>FALSE</text:p>
          </table:table-cell>
          <table:table-cell table:style-name="ce6" table:formula="of:=AND(ISNUMBER(FIND(&quot;: Tube clamp&quot;; [.$C19])); ISNUMBER(SEARCH(&quot;176:&quot;; [.$C19])))" office:value-type="boolean" office:boolean-value="false" calcext:value-type="boolean">
            <text:p>FALSE</text:p>
          </table:table-cell>
          <table:table-cell table:style-name="ce6" table:formula="of:=ISNUMBER(FIND(&quot;Tool:&quot;; [.$C19]))" office:value-type="boolean" office:boolean-value="false" calcext:value-type="boolean">
            <text:p>FALSE</text:p>
          </table:table-cell>
          <table:table-cell table:style-name="ce11" table:formula="of:=IF(ISNUMBER(FIND(&quot;Φ&quot;; [.$C19])); MID([.$C19]; FIND(&quot;Φ&quot;; [.$C19]) + 1; FIND(&quot;mm&quot;; [.$C19]; FIND(&quot;Φ&quot;; [.$C19])) - FIND(&quot;Φ&quot;; [.$C19]) - 1); IF(ISNUMBER(FIND(&quot;: Bolt M&quot;; [.$C19])); MID([.$C19]; FIND(&quot;: Bolt M&quot;; [.$C19]) + 8; FIND(&quot; &quot;; [.$C19]; FIND(&quot;: Bolt M&quot;; [.$C19]) + 8) - FIND(&quot;: Bolt M&quot;; [.$C19]) - 8); &quot;&quot;))" office:value-type="string" office:string-value="10" calcext:value-type="string">
            <text:p>10</text:p>
          </table:table-cell>
          <table:table-cell table:style-name="ce11" table:formula="of:=IF(ISNUMBER(FIND(&quot;: Washer&quot;; [.$C19])); [.$U19]; IF(ISNUMBER(FIND(&quot;Φ&quot;; [.$C19])); MID([.$C19]; FIND(&quot;Φ&quot;; [.$C19]) + 1; FIND(&quot;mm&quot;; [.$C19]; FIND(&quot;Φ&quot;; [.$C19])) - FIND(&quot;Φ&quot;; [.$C19]) - 1); IF(ISNUMBER(FIND(&quot;: Bolt M&quot;; [.$C19])); MID([.$C19]; FIND(&quot;: Bolt M&quot;; [.$C19]) + 8; FIND(&quot; &quot;; [.$C19]; FIND(&quot;: Bolt M&quot;; [.$C19]) + 8) - FIND(&quot;: Bolt M&quot;; [.$C19]) - 8); &quot;&quot;)))" office:value-type="string" office:string-value="10" calcext:value-type="string">
            <text:p>10</text:p>
          </table:table-cell>
          <table:table-cell table:style-name="ce15" table:formula="of:=IF(ISNUMBER(FIND(&quot;Φ&quot;; [.$C19]));&#10;      MID([.$C19];&#10;          FIND(&quot;mm &quot;; [.$C19]; FIND(&quot;Φ&quot;; [.$C19])) + 5;&#10;          FIND(&quot;mm &quot;; [.$C19]; FIND(&quot;mm &quot;; [.$C19]; FIND(&quot;Φ&quot;; [.$C19])) + 4) - FIND(&quot;mm &quot;; [.$C19]; FIND(&quot;Φ&quot;; [.$C19])) - 5&#10;     );&#10;      MID([.$C19];&#10;          FIND(&quot;mm &quot;; [.$C19]; FIND(&quot;: &quot;; [.$C19])) - FIND(&quot; &quot;; STRING_REVERSE(LEFT([.$C19]; FIND(&quot;mm &quot;; [.$C19]; FIND(&quot;: &quot;; [.$C19]))))) + 2;&#10;          FIND(&quot; &quot;; STRING_REVERSE(LEFT([.$C19]; FIND(&quot;mm &quot;; [.$C19]; FIND(&quot;: &quot;; [.$C19]))))) - 2&#10;     )&#10;)" office:value-type="string" office:string-value="75" calcext:value-type="string">
            <text:p>75</text:p>
          </table:table-cell>
          <table:table-cell table:style-name="ce15" table:formula="of:=IF(ISNUMBER(FIND(&quot;Φ&quot;; [.$C19]));&#10;      MID([.$C20];           FIND(&quot;mm &quot;; [.$C20]; FIND(&quot;mm &quot;; [.$C20]; FIND(&quot;mm &quot;; [.$C20]; FIND(&quot;: &quot;; [.$C20])) + 2) + 2) - FIND(&quot; &quot;; STRING_REVERSE(LEFT([.$C20]; FIND(&quot;mm &quot;; [.$C20]; FIND(&quot;mm &quot;; [.$C20]; FIND(&quot;mm &quot;; [.$C20]; FIND(&quot;: &quot;; [.$C20])) + 2) + 2)))) + 2;           FIND(&quot; &quot;; STRING_REVERSE(LEFT([.$C20]; FIND(&quot;mm &quot;; [.$C20]; FIND(&quot;mm &quot;; [.$C20]; FIND(&quot;mm &quot;; [.$C20]; FIND(&quot;: &quot;; [.$C20])) + 2) + 2)))) - 2      );&#10;      MID([.$C19];&#10;          FIND(&quot;mm &quot;; [.$C19]; FIND(&quot;mm &quot;; [.$C19]; FIND(&quot;: &quot;; [.$C19])) + 2) - FIND(&quot; &quot;; STRING_REVERSE(LEFT([.$C19]; FIND(&quot;mm &quot;; [.$C19]; FIND(&quot;mm &quot;; [.$C19]; FIND(&quot;: &quot;; [.$C19])) + 2)))) + 2;&#10;          FIND(&quot; &quot;; STRING_REVERSE(LEFT([.$C19]; FIND(&quot;mm &quot;; [.$C19]; FIND(&quot;mm &quot;; [.$C19]; FIND(&quot;: &quot;; [.$C19])) + 2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19]));&#10;      &quot;&quot;;&#10;      MID([.$C19];&#10;          FIND(&quot;mm &quot;; [.$C19]; FIND(&quot;mm &quot;; [.$C19]; FIND(&quot;mm &quot;; [.$C19]; FIND(&quot;: &quot;; [.$C19])) + 2) + 2) - FIND(&quot; &quot;; STRING_REVERSE(LEFT([.$C19]; FIND(&quot;mm &quot;; [.$C19]; FIND(&quot;mm &quot;; [.$C19]; FIND(&quot;mm &quot;; [.$C19]; FIND(&quot;: &quot;; [.$C19])) + 2) + 2)))) + 2;&#10;          FIND(&quot; &quot;; STRING_REVERSE(LEFT([.$C19]; FIND(&quot;mm &quot;; [.$C19]; FIND(&quot;mm &quot;; [.$C19]; FIND(&quot;mm &quot;; [.$C19]; FIND(&quot;: &quot;; [.$C19])) + 2) + 2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19]));&#10;      IF(ISNUMBER(FIND(&quot;: Washer&quot;; [.$C19])); [.$V19]; &quot;&quot;);&#10;      MID([.$C19];&#10;          FIND(&quot;mm &quot;; [.$C19]; FIND(&quot;mm &quot;; [.$C19]; FIND(&quot;mm &quot;; [.$C19]; FIND(&quot;mm &quot;; [.$C19]; FIND(&quot;: &quot;; [.$C19])) + 2) + 2) + 2) - FIND(&quot; &quot;; STRING_REVERSE(LEFT([.$C19]; FIND(&quot;mm &quot;; [.$C19]; FIND(&quot;mm &quot;; [.$C19]; FIND(&quot;mm &quot;; [.$C19]; FIND(&quot;mm &quot;; [.$C19]; FIND(&quot;: &quot;; [.$C19])) + 2) + 2) + 2)))) + 2;&#10;          FIND(&quot; &quot;; STRING_REVERSE(LEFT([.$C19]; FIND(&quot;mm &quot;; [.$C19]; FIND(&quot;mm &quot;; [.$C19]; FIND(&quot;mm &quot;; [.$C19]; FIND(&quot;mm &quot;; [.$C19]; FIND(&quot;: &quot;; [.$C19])) + 2) + 2) + 2)))) - 2&#10;     )&#10;)" office:value-type="string" office:string-value="" calcext:value-type="error">
            <text:p>#VALUE!</text:p>
          </table:table-cell>
          <table:table-cell table:style-name="ce16" table:formula="of:=NOT(OR([.$F19:.$Q19]))" office:value-type="boolean" office:boolean-value="false" calcext:value-type="boolean">
            <text:p>FALSE</text:p>
          </table:table-cell>
          <table:table-cell table:style-name="Default" table:formula="of:=RIGHT([.$C19]; LEN([.$C19]) - FIND(&quot; - x&quot;; [.$C19]) - 3)" office:value-type="string" office:string-value="1" calcext:value-type="string">
            <text:p>1</text:p>
          </table:table-cell>
          <table:table-cell table:style-name="Default" table:number-columns-repeated="99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ECHO: "Nut: Nut M10 - x1"</text:p>
          </table:table-cell>
          <table:table-cell table:style-name="Default" table:formula="of:=MID([.$B20]; 8; LEN([.$B20]) - 8)" office:value-type="string" office:string-value="Nut: Nut M10 - x1" calcext:value-type="string">
            <text:p>Nut: Nut M10 - x1</text:p>
          </table:table-cell>
          <table:table-cell table:style-name="Default" table:formula="of:=IF(LEFT([.$C20]; 5) = &quot;Tool:&quot;; RIGHT([.$C20]; LEN([.$C20]) - 6); LEFT([.$C20]; FIND(&quot;:&quot;; [.$C20]) - 1))" office:value-type="string" office:string-value="Nut" calcext:value-type="string">
            <text:p>Nut</text:p>
          </table:table-cell>
          <table:table-cell table:style-name="ce6" table:formula="of:=NOT(RIGHT(TRIM([.$C20]); 1) = &quot;:&quot;)" office:value-type="boolean" office:boolean-value="true" calcext:value-type="boolean">
            <text:p>TRUE</text:p>
          </table:table-cell>
          <table:table-cell table:style-name="ce6" table:formula="of:=ISNUMBER(FIND(&quot;: Washer&quot;; [.$C20]))" office:value-type="boolean" office:boolean-value="false" calcext:value-type="boolean">
            <text:p>FALSE</text:p>
          </table:table-cell>
          <table:table-cell table:style-name="ce6" table:formula="of:=ISNUMBER(FIND(&quot;: Bolt&quot;; [.$C20]))" office:value-type="boolean" office:boolean-value="false" calcext:value-type="boolean">
            <text:p>FALSE</text:p>
          </table:table-cell>
          <table:table-cell table:style-name="ce6" table:formula="of:=ISNUMBER(FIND(&quot;: Nut&quot;; [.$C20]))" office:value-type="boolean" office:boolean-value="true" calcext:value-type="boolean">
            <text:p>TRUE</text:p>
          </table:table-cell>
          <table:table-cell table:style-name="ce6" table:formula="of:=ISNUMBER(SEARCH(&quot;: Wheel&quot;; [.$C20]))" office:value-type="boolean" office:boolean-value="false" calcext:value-type="boolean">
            <text:p>FALSE</text:p>
          </table:table-cell>
          <table:table-cell table:style-name="ce6" table:formula="of:=ISNUMBER(SEARCH(&quot;ROUND ALUMINIUM BAR&quot;; [.$C20]))" office:value-type="boolean" office:boolean-value="false" calcext:value-type="boolean">
            <text:p>FALSE</text:p>
          </table:table-cell>
          <table:table-cell table:style-name="ce6" table:formula="of:=ISNUMBER(SEARCH(&quot;SQUARE ALUMINIUM HOLLOW BEAM&quot;; [.$C20]))" office:value-type="boolean" office:boolean-value="false" calcext:value-type="boolean">
            <text:p>FALSE</text:p>
          </table:table-cell>
          <table:table-cell table:style-name="ce6" table:formula="of:=ISNUMBER(SEARCH(&quot;ALUMINIUM SHEET&quot;; [.$C20]))" office:value-type="boolean" office:boolean-value="false" calcext:value-type="boolean">
            <text:p>FALSE</text:p>
          </table:table-cell>
          <table:table-cell table:style-name="ce6" table:formula="of:=ISNUMBER(FIND(&quot;: Tube clamp&quot;; [.$C20]))" office:value-type="boolean" office:boolean-value="false" calcext:value-type="boolean">
            <text:p>FALSE</text:p>
          </table:table-cell>
          <table:table-cell table:style-name="ce6" table:formula="of:=AND(ISNUMBER(FIND(&quot;: Tube clamp&quot;; [.$C20])); ISNUMBER(SEARCH(&quot;104:&quot;; [.$C20])))" office:value-type="boolean" office:boolean-value="false" calcext:value-type="boolean">
            <text:p>FALSE</text:p>
          </table:table-cell>
          <table:table-cell table:style-name="ce6" table:formula="of:=AND(ISNUMBER(FIND(&quot;: Tube clamp&quot;; [.$C20])); ISNUMBER(SEARCH(&quot;116:&quot;; [.$C20])))" office:value-type="boolean" office:boolean-value="false" calcext:value-type="boolean">
            <text:p>FALSE</text:p>
          </table:table-cell>
          <table:table-cell table:style-name="ce6" table:formula="of:=AND(ISNUMBER(FIND(&quot;: Tube clamp&quot;; [.$C20])); ISNUMBER(SEARCH(&quot;132:&quot;; [.$C20])))" office:value-type="boolean" office:boolean-value="false" calcext:value-type="boolean">
            <text:p>FALSE</text:p>
          </table:table-cell>
          <table:table-cell table:style-name="ce6" table:formula="of:=AND(ISNUMBER(FIND(&quot;: Tube clamp&quot;; [.$C20])); ISNUMBER(SEARCH(&quot;176:&quot;; [.$C20])))" office:value-type="boolean" office:boolean-value="false" calcext:value-type="boolean">
            <text:p>FALSE</text:p>
          </table:table-cell>
          <table:table-cell table:style-name="ce6" table:formula="of:=ISNUMBER(FIND(&quot;Tool:&quot;; [.$C20]))" office:value-type="boolean" office:boolean-value="false" calcext:value-type="boolean">
            <text:p>FALSE</text:p>
          </table:table-cell>
          <table:table-cell table:style-name="ce11" table:formula="of:=IF(ISNUMBER(FIND(&quot;Φ&quot;; [.$C20])); MID([.$C20]; FIND(&quot;Φ&quot;; [.$C20]) + 1; FIND(&quot;mm&quot;; [.$C20]; FIND(&quot;Φ&quot;; [.$C20])) - FIND(&quot;Φ&quot;; [.$C20]) - 1); IF(ISNUMBER(FIND(&quot;: Bolt M&quot;; [.$C20])); MID([.$C20]; FIND(&quot;: Bolt M&quot;; [.$C20]) + 8; FIND(&quot; &quot;; [.$C20]; FIND(&quot;: Bolt M&quot;; [.$C20]) + 8) - FIND(&quot;: Bolt M&quot;; [.$C20]) - 8); &quot;&quot;))">
            <text:p/>
          </table:table-cell>
          <table:table-cell table:style-name="ce11" table:formula="of:=IF(ISNUMBER(FIND(&quot;: Washer&quot;; [.$C20])); [.$U20]; IF(ISNUMBER(FIND(&quot;Φ&quot;; [.$C20])); MID([.$C20]; FIND(&quot;Φ&quot;; [.$C20]) + 1; FIND(&quot;mm&quot;; [.$C20]; FIND(&quot;Φ&quot;; [.$C20])) - FIND(&quot;Φ&quot;; [.$C20]) - 1); IF(ISNUMBER(FIND(&quot;: Bolt M&quot;; [.$C20])); MID([.$C20]; FIND(&quot;: Bolt M&quot;; [.$C20]) + 8; FIND(&quot; &quot;; [.$C20]; FIND(&quot;: Bolt M&quot;; [.$C20]) + 8) - FIND(&quot;: Bolt M&quot;; [.$C20]) - 8); &quot;&quot;)))">
            <text:p/>
          </table:table-cell>
          <table:table-cell table:style-name="ce15" table:formula="of:=IF(ISNUMBER(FIND(&quot;Φ&quot;; [.$C20]));&#10;      MID([.$C20];&#10;          FIND(&quot;mm &quot;; [.$C20]; FIND(&quot;Φ&quot;; [.$C20])) + 5;&#10;          FIND(&quot;mm &quot;; [.$C20]; FIND(&quot;mm &quot;; [.$C20]; FIND(&quot;Φ&quot;; [.$C20])) + 4) - FIND(&quot;mm &quot;; [.$C20]; FIND(&quot;Φ&quot;; [.$C20])) - 5&#10;     );&#10;      MID([.$C20];&#10;          FIND(&quot;mm &quot;; [.$C20]; FIND(&quot;: &quot;; [.$C20])) - FIND(&quot; &quot;; STRING_REVERSE(LEFT([.$C20]; FIND(&quot;mm &quot;; [.$C20]; FIND(&quot;: &quot;; [.$C20]))))) + 2;&#10;          FIND(&quot; &quot;; STRING_REVERSE(LEFT([.$C20]; FIND(&quot;mm &quot;; [.$C20]; FIND(&quot;: &quot;; [.$C20])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20]));&#10;      MID([.$C21];           FIND(&quot;mm &quot;; [.$C21]; FIND(&quot;mm &quot;; [.$C21]; FIND(&quot;mm &quot;; [.$C21]; FIND(&quot;: &quot;; [.$C21])) + 2) + 2) - FIND(&quot; &quot;; STRING_REVERSE(LEFT([.$C21]; FIND(&quot;mm &quot;; [.$C21]; FIND(&quot;mm &quot;; [.$C21]; FIND(&quot;mm &quot;; [.$C21]; FIND(&quot;: &quot;; [.$C21])) + 2) + 2)))) + 2;           FIND(&quot; &quot;; STRING_REVERSE(LEFT([.$C21]; FIND(&quot;mm &quot;; [.$C21]; FIND(&quot;mm &quot;; [.$C21]; FIND(&quot;mm &quot;; [.$C21]; FIND(&quot;: &quot;; [.$C21])) + 2) + 2)))) - 2      );&#10;      MID([.$C20];&#10;          FIND(&quot;mm &quot;; [.$C20]; FIND(&quot;mm &quot;; [.$C20]; FIND(&quot;: &quot;; [.$C20])) + 2) - FIND(&quot; &quot;; STRING_REVERSE(LEFT([.$C20]; FIND(&quot;mm &quot;; [.$C20]; FIND(&quot;mm &quot;; [.$C20]; FIND(&quot;: &quot;; [.$C20])) + 2)))) + 2;&#10;          FIND(&quot; &quot;; STRING_REVERSE(LEFT([.$C20]; FIND(&quot;mm &quot;; [.$C20]; FIND(&quot;mm &quot;; [.$C20]; FIND(&quot;: &quot;; [.$C20])) + 2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20]));&#10;      &quot;&quot;;&#10;      MID([.$C20];&#10;          FIND(&quot;mm &quot;; [.$C20]; FIND(&quot;mm &quot;; [.$C20]; FIND(&quot;mm &quot;; [.$C20]; FIND(&quot;: &quot;; [.$C20])) + 2) + 2) - FIND(&quot; &quot;; STRING_REVERSE(LEFT([.$C20]; FIND(&quot;mm &quot;; [.$C20]; FIND(&quot;mm &quot;; [.$C20]; FIND(&quot;mm &quot;; [.$C20]; FIND(&quot;: &quot;; [.$C20])) + 2) + 2)))) + 2;&#10;          FIND(&quot; &quot;; STRING_REVERSE(LEFT([.$C20]; FIND(&quot;mm &quot;; [.$C20]; FIND(&quot;mm &quot;; [.$C20]; FIND(&quot;mm &quot;; [.$C20]; FIND(&quot;: &quot;; [.$C20])) + 2) + 2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20]));&#10;      IF(ISNUMBER(FIND(&quot;: Washer&quot;; [.$C20])); [.$V20]; &quot;&quot;);&#10;      MID([.$C20];&#10;          FIND(&quot;mm &quot;; [.$C20]; FIND(&quot;mm &quot;; [.$C20]; FIND(&quot;mm &quot;; [.$C20]; FIND(&quot;mm &quot;; [.$C20]; FIND(&quot;: &quot;; [.$C20])) + 2) + 2) + 2) - FIND(&quot; &quot;; STRING_REVERSE(LEFT([.$C20]; FIND(&quot;mm &quot;; [.$C20]; FIND(&quot;mm &quot;; [.$C20]; FIND(&quot;mm &quot;; [.$C20]; FIND(&quot;mm &quot;; [.$C20]; FIND(&quot;: &quot;; [.$C20])) + 2) + 2) + 2)))) + 2;&#10;          FIND(&quot; &quot;; STRING_REVERSE(LEFT([.$C20]; FIND(&quot;mm &quot;; [.$C20]; FIND(&quot;mm &quot;; [.$C20]; FIND(&quot;mm &quot;; [.$C20]; FIND(&quot;mm &quot;; [.$C20]; FIND(&quot;: &quot;; [.$C20])) + 2) + 2) + 2)))) - 2&#10;     )&#10;)" office:value-type="string" office:string-value="" calcext:value-type="error">
            <text:p>#VALUE!</text:p>
          </table:table-cell>
          <table:table-cell table:style-name="ce16" table:formula="of:=NOT(OR([.$F20:.$Q20]))" office:value-type="boolean" office:boolean-value="false" calcext:value-type="boolean">
            <text:p>FALSE</text:p>
          </table:table-cell>
          <table:table-cell table:style-name="Default" table:formula="of:=RIGHT([.$C20]; LEN([.$C20]) - FIND(&quot; - x&quot;; [.$C20]) - 3)" office:value-type="string" office:string-value="1" calcext:value-type="string">
            <text:p>1</text:p>
          </table:table-cell>
          <table:table-cell table:style-name="Default" table:number-columns-repeated="99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ECHO: "Washer: Washer Φ25mm x 10mm x 3mm - x1"</text:p>
          </table:table-cell>
          <table:table-cell table:style-name="Default" table:formula="of:=MID([.$B21]; 8; LEN([.$B21]) - 8)" office:value-type="string" office:string-value="Washer: Washer Φ25mm x 10mm x 3mm - x1" calcext:value-type="string">
            <text:p>Washer: Washer Φ25mm x 10mm x 3mm - x1</text:p>
          </table:table-cell>
          <table:table-cell table:style-name="Default" table:formula="of:=IF(LEFT([.$C21]; 5) = &quot;Tool:&quot;; RIGHT([.$C21]; LEN([.$C21]) - 6); LEFT([.$C21]; FIND(&quot;:&quot;; [.$C21]) - 1))" office:value-type="string" office:string-value="Washer" calcext:value-type="string">
            <text:p>Washer</text:p>
          </table:table-cell>
          <table:table-cell table:style-name="ce6" table:formula="of:=NOT(RIGHT(TRIM([.$C21]); 1) = &quot;:&quot;)" office:value-type="boolean" office:boolean-value="true" calcext:value-type="boolean">
            <text:p>TRUE</text:p>
          </table:table-cell>
          <table:table-cell table:style-name="ce6" table:formula="of:=ISNUMBER(FIND(&quot;: Washer&quot;; [.$C21]))" office:value-type="boolean" office:boolean-value="true" calcext:value-type="boolean">
            <text:p>TRUE</text:p>
          </table:table-cell>
          <table:table-cell table:style-name="ce6" table:formula="of:=ISNUMBER(FIND(&quot;: Bolt&quot;; [.$C21]))" office:value-type="boolean" office:boolean-value="false" calcext:value-type="boolean">
            <text:p>FALSE</text:p>
          </table:table-cell>
          <table:table-cell table:style-name="ce6" table:formula="of:=ISNUMBER(FIND(&quot;: Nut&quot;; [.$C21]))" office:value-type="boolean" office:boolean-value="false" calcext:value-type="boolean">
            <text:p>FALSE</text:p>
          </table:table-cell>
          <table:table-cell table:style-name="ce6" table:formula="of:=ISNUMBER(SEARCH(&quot;: Wheel&quot;; [.$C21]))" office:value-type="boolean" office:boolean-value="false" calcext:value-type="boolean">
            <text:p>FALSE</text:p>
          </table:table-cell>
          <table:table-cell table:style-name="ce6" table:formula="of:=ISNUMBER(SEARCH(&quot;ROUND ALUMINIUM BAR&quot;; [.$C21]))" office:value-type="boolean" office:boolean-value="false" calcext:value-type="boolean">
            <text:p>FALSE</text:p>
          </table:table-cell>
          <table:table-cell table:style-name="ce6" table:formula="of:=ISNUMBER(SEARCH(&quot;SQUARE ALUMINIUM HOLLOW BEAM&quot;; [.$C21]))" office:value-type="boolean" office:boolean-value="false" calcext:value-type="boolean">
            <text:p>FALSE</text:p>
          </table:table-cell>
          <table:table-cell table:style-name="ce6" table:formula="of:=ISNUMBER(SEARCH(&quot;ALUMINIUM SHEET&quot;; [.$C21]))" office:value-type="boolean" office:boolean-value="false" calcext:value-type="boolean">
            <text:p>FALSE</text:p>
          </table:table-cell>
          <table:table-cell table:style-name="ce6" table:formula="of:=ISNUMBER(FIND(&quot;: Tube clamp&quot;; [.$C21]))" office:value-type="boolean" office:boolean-value="false" calcext:value-type="boolean">
            <text:p>FALSE</text:p>
          </table:table-cell>
          <table:table-cell table:style-name="ce6" table:formula="of:=AND(ISNUMBER(FIND(&quot;: Tube clamp&quot;; [.$C21])); ISNUMBER(SEARCH(&quot;104:&quot;; [.$C21])))" office:value-type="boolean" office:boolean-value="false" calcext:value-type="boolean">
            <text:p>FALSE</text:p>
          </table:table-cell>
          <table:table-cell table:style-name="ce6" table:formula="of:=AND(ISNUMBER(FIND(&quot;: Tube clamp&quot;; [.$C21])); ISNUMBER(SEARCH(&quot;116:&quot;; [.$C21])))" office:value-type="boolean" office:boolean-value="false" calcext:value-type="boolean">
            <text:p>FALSE</text:p>
          </table:table-cell>
          <table:table-cell table:style-name="ce6" table:formula="of:=AND(ISNUMBER(FIND(&quot;: Tube clamp&quot;; [.$C21])); ISNUMBER(SEARCH(&quot;132:&quot;; [.$C21])))" office:value-type="boolean" office:boolean-value="false" calcext:value-type="boolean">
            <text:p>FALSE</text:p>
          </table:table-cell>
          <table:table-cell table:style-name="ce6" table:formula="of:=AND(ISNUMBER(FIND(&quot;: Tube clamp&quot;; [.$C21])); ISNUMBER(SEARCH(&quot;176:&quot;; [.$C21])))" office:value-type="boolean" office:boolean-value="false" calcext:value-type="boolean">
            <text:p>FALSE</text:p>
          </table:table-cell>
          <table:table-cell table:style-name="ce6" table:formula="of:=ISNUMBER(FIND(&quot;Tool:&quot;; [.$C21]))" office:value-type="boolean" office:boolean-value="false" calcext:value-type="boolean">
            <text:p>FALSE</text:p>
          </table:table-cell>
          <table:table-cell table:style-name="ce11" table:formula="of:=IF(ISNUMBER(FIND(&quot;Φ&quot;; [.$C21])); MID([.$C21]; FIND(&quot;Φ&quot;; [.$C21]) + 1; FIND(&quot;mm&quot;; [.$C21]; FIND(&quot;Φ&quot;; [.$C21])) - FIND(&quot;Φ&quot;; [.$C21]) - 1); IF(ISNUMBER(FIND(&quot;: Bolt M&quot;; [.$C21])); MID([.$C21]; FIND(&quot;: Bolt M&quot;; [.$C21]) + 8; FIND(&quot; &quot;; [.$C21]; FIND(&quot;: Bolt M&quot;; [.$C21]) + 8) - FIND(&quot;: Bolt M&quot;; [.$C21]) - 8); &quot;&quot;))" office:value-type="string" office:string-value="25" calcext:value-type="string">
            <text:p>25</text:p>
          </table:table-cell>
          <table:table-cell table:style-name="ce11" table:formula="of:=IF(ISNUMBER(FIND(&quot;: Washer&quot;; [.$C21])); [.$U21]; IF(ISNUMBER(FIND(&quot;Φ&quot;; [.$C21])); MID([.$C21]; FIND(&quot;Φ&quot;; [.$C21]) + 1; FIND(&quot;mm&quot;; [.$C21]; FIND(&quot;Φ&quot;; [.$C21])) - FIND(&quot;Φ&quot;; [.$C21]) - 1); IF(ISNUMBER(FIND(&quot;: Bolt M&quot;; [.$C21])); MID([.$C21]; FIND(&quot;: Bolt M&quot;; [.$C21]) + 8; FIND(&quot; &quot;; [.$C21]; FIND(&quot;: Bolt M&quot;; [.$C21]) + 8) - FIND(&quot;: Bolt M&quot;; [.$C21]) - 8); &quot;&quot;)))" office:value-type="string" office:string-value="10" calcext:value-type="string">
            <text:p>10</text:p>
          </table:table-cell>
          <table:table-cell table:style-name="ce15" table:formula="of:=IF(ISNUMBER(FIND(&quot;Φ&quot;; [.$C21]));&#10;      MID([.$C21];&#10;          FIND(&quot;mm &quot;; [.$C21]; FIND(&quot;Φ&quot;; [.$C21])) + 5;&#10;          FIND(&quot;mm &quot;; [.$C21]; FIND(&quot;mm &quot;; [.$C21]; FIND(&quot;Φ&quot;; [.$C21])) + 4) - FIND(&quot;mm &quot;; [.$C21]; FIND(&quot;Φ&quot;; [.$C21])) - 5&#10;     );&#10;      MID([.$C21];&#10;          FIND(&quot;mm &quot;; [.$C21]; FIND(&quot;: &quot;; [.$C21])) - FIND(&quot; &quot;; STRING_REVERSE(LEFT([.$C21]; FIND(&quot;mm &quot;; [.$C21]; FIND(&quot;: &quot;; [.$C21]))))) + 2;&#10;          FIND(&quot; &quot;; STRING_REVERSE(LEFT([.$C21]; FIND(&quot;mm &quot;; [.$C21]; FIND(&quot;: &quot;; [.$C21]))))) - 2&#10;     )&#10;)" office:value-type="string" office:string-value="10" calcext:value-type="string">
            <text:p>10</text:p>
          </table:table-cell>
          <table:table-cell table:style-name="ce15" table:formula="of:=IF(ISNUMBER(FIND(&quot;Φ&quot;; [.$C21]));&#10;      MID([.$C22];           FIND(&quot;mm &quot;; [.$C22]; FIND(&quot;mm &quot;; [.$C22]; FIND(&quot;mm &quot;; [.$C22]; FIND(&quot;: &quot;; [.$C22])) + 2) + 2) - FIND(&quot; &quot;; STRING_REVERSE(LEFT([.$C22]; FIND(&quot;mm &quot;; [.$C22]; FIND(&quot;mm &quot;; [.$C22]; FIND(&quot;mm &quot;; [.$C22]; FIND(&quot;: &quot;; [.$C22])) + 2) + 2)))) + 2;           FIND(&quot; &quot;; STRING_REVERSE(LEFT([.$C22]; FIND(&quot;mm &quot;; [.$C22]; FIND(&quot;mm &quot;; [.$C22]; FIND(&quot;mm &quot;; [.$C22]; FIND(&quot;: &quot;; [.$C22])) + 2) + 2)))) - 2      );&#10;      MID([.$C21];&#10;          FIND(&quot;mm &quot;; [.$C21]; FIND(&quot;mm &quot;; [.$C21]; FIND(&quot;: &quot;; [.$C21])) + 2) - FIND(&quot; &quot;; STRING_REVERSE(LEFT([.$C21]; FIND(&quot;mm &quot;; [.$C21]; FIND(&quot;mm &quot;; [.$C21]; FIND(&quot;: &quot;; [.$C21])) + 2)))) + 2;&#10;          FIND(&quot; &quot;; STRING_REVERSE(LEFT([.$C21]; FIND(&quot;mm &quot;; [.$C21]; FIND(&quot;mm &quot;; [.$C21]; FIND(&quot;: &quot;; [.$C21])) + 2)))) - 2&#10;     )&#10;)" office:value-type="string" office:string-value="3" calcext:value-type="string">
            <text:p>3</text:p>
          </table:table-cell>
          <table:table-cell table:style-name="ce15" table:formula="of:=IF(ISNUMBER(FIND(&quot;Φ&quot;; [.$C21]));&#10;      &quot;&quot;;&#10;      MID([.$C21];&#10;          FIND(&quot;mm &quot;; [.$C21]; FIND(&quot;mm &quot;; [.$C21]; FIND(&quot;mm &quot;; [.$C21]; FIND(&quot;: &quot;; [.$C21])) + 2) + 2) - FIND(&quot; &quot;; STRING_REVERSE(LEFT([.$C21]; FIND(&quot;mm &quot;; [.$C21]; FIND(&quot;mm &quot;; [.$C21]; FIND(&quot;mm &quot;; [.$C21]; FIND(&quot;: &quot;; [.$C21])) + 2) + 2)))) + 2;&#10;          FIND(&quot; &quot;; STRING_REVERSE(LEFT([.$C21]; FIND(&quot;mm &quot;; [.$C21]; FIND(&quot;mm &quot;; [.$C21]; FIND(&quot;mm &quot;; [.$C21]; FIND(&quot;: &quot;; [.$C21])) + 2) + 2)))) - 2&#10;     )&#10;)">
            <text:p/>
          </table:table-cell>
          <table:table-cell table:style-name="ce15" table:formula="of:=IF(ISNUMBER(FIND(&quot;Φ&quot;; [.$C21]));&#10;      IF(ISNUMBER(FIND(&quot;: Washer&quot;; [.$C21])); [.$V21]; &quot;&quot;);&#10;      MID([.$C21];&#10;          FIND(&quot;mm &quot;; [.$C21]; FIND(&quot;mm &quot;; [.$C21]; FIND(&quot;mm &quot;; [.$C21]; FIND(&quot;mm &quot;; [.$C21]; FIND(&quot;: &quot;; [.$C21])) + 2) + 2) + 2) - FIND(&quot; &quot;; STRING_REVERSE(LEFT([.$C21]; FIND(&quot;mm &quot;; [.$C21]; FIND(&quot;mm &quot;; [.$C21]; FIND(&quot;mm &quot;; [.$C21]; FIND(&quot;mm &quot;; [.$C21]; FIND(&quot;: &quot;; [.$C21])) + 2) + 2) + 2)))) + 2;&#10;          FIND(&quot; &quot;; STRING_REVERSE(LEFT([.$C21]; FIND(&quot;mm &quot;; [.$C21]; FIND(&quot;mm &quot;; [.$C21]; FIND(&quot;mm &quot;; [.$C21]; FIND(&quot;mm &quot;; [.$C21]; FIND(&quot;: &quot;; [.$C21])) + 2) + 2) + 2)))) - 2&#10;     )&#10;)" office:value-type="string" office:string-value="3" calcext:value-type="string">
            <text:p>3</text:p>
          </table:table-cell>
          <table:table-cell table:style-name="ce16" table:formula="of:=NOT(OR([.$F21:.$Q21]))" office:value-type="boolean" office:boolean-value="false" calcext:value-type="boolean">
            <text:p>FALSE</text:p>
          </table:table-cell>
          <table:table-cell table:style-name="Default" table:formula="of:=RIGHT([.$C21]; LEN([.$C21]) - FIND(&quot; - x&quot;; [.$C21]) - 3)" office:value-type="string" office:string-value="1" calcext:value-type="string">
            <text:p>1</text:p>
          </table:table-cell>
          <table:table-cell table:style-name="Default" table:number-columns-repeated="99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ECHO: "Washer: Washer Φ25mm x 10mm x 3mm - x1"</text:p>
          </table:table-cell>
          <table:table-cell table:style-name="Default" table:formula="of:=MID([.$B22]; 8; LEN([.$B22]) - 8)" office:value-type="string" office:string-value="Washer: Washer Φ25mm x 10mm x 3mm - x1" calcext:value-type="string">
            <text:p>Washer: Washer Φ25mm x 10mm x 3mm - x1</text:p>
          </table:table-cell>
          <table:table-cell table:style-name="Default" table:formula="of:=IF(LEFT([.$C22]; 5) = &quot;Tool:&quot;; RIGHT([.$C22]; LEN([.$C22]) - 6); LEFT([.$C22]; FIND(&quot;:&quot;; [.$C22]) - 1))" office:value-type="string" office:string-value="Washer" calcext:value-type="string">
            <text:p>Washer</text:p>
          </table:table-cell>
          <table:table-cell table:style-name="ce6" table:formula="of:=NOT(RIGHT(TRIM([.$C22]); 1) = &quot;:&quot;)" office:value-type="boolean" office:boolean-value="true" calcext:value-type="boolean">
            <text:p>TRUE</text:p>
          </table:table-cell>
          <table:table-cell table:style-name="ce6" table:formula="of:=ISNUMBER(FIND(&quot;: Washer&quot;; [.$C22]))" office:value-type="boolean" office:boolean-value="true" calcext:value-type="boolean">
            <text:p>TRUE</text:p>
          </table:table-cell>
          <table:table-cell table:style-name="ce6" table:formula="of:=ISNUMBER(FIND(&quot;: Bolt&quot;; [.$C22]))" office:value-type="boolean" office:boolean-value="false" calcext:value-type="boolean">
            <text:p>FALSE</text:p>
          </table:table-cell>
          <table:table-cell table:style-name="ce6" table:formula="of:=ISNUMBER(FIND(&quot;: Nut&quot;; [.$C22]))" office:value-type="boolean" office:boolean-value="false" calcext:value-type="boolean">
            <text:p>FALSE</text:p>
          </table:table-cell>
          <table:table-cell table:style-name="ce6" table:formula="of:=ISNUMBER(SEARCH(&quot;: Wheel&quot;; [.$C22]))" office:value-type="boolean" office:boolean-value="false" calcext:value-type="boolean">
            <text:p>FALSE</text:p>
          </table:table-cell>
          <table:table-cell table:style-name="ce6" table:formula="of:=ISNUMBER(SEARCH(&quot;ROUND ALUMINIUM BAR&quot;; [.$C22]))" office:value-type="boolean" office:boolean-value="false" calcext:value-type="boolean">
            <text:p>FALSE</text:p>
          </table:table-cell>
          <table:table-cell table:style-name="ce6" table:formula="of:=ISNUMBER(SEARCH(&quot;SQUARE ALUMINIUM HOLLOW BEAM&quot;; [.$C22]))" office:value-type="boolean" office:boolean-value="false" calcext:value-type="boolean">
            <text:p>FALSE</text:p>
          </table:table-cell>
          <table:table-cell table:style-name="ce6" table:formula="of:=ISNUMBER(SEARCH(&quot;ALUMINIUM SHEET&quot;; [.$C22]))" office:value-type="boolean" office:boolean-value="false" calcext:value-type="boolean">
            <text:p>FALSE</text:p>
          </table:table-cell>
          <table:table-cell table:style-name="ce6" table:formula="of:=ISNUMBER(FIND(&quot;: Tube clamp&quot;; [.$C22]))" office:value-type="boolean" office:boolean-value="false" calcext:value-type="boolean">
            <text:p>FALSE</text:p>
          </table:table-cell>
          <table:table-cell table:style-name="ce6" table:formula="of:=AND(ISNUMBER(FIND(&quot;: Tube clamp&quot;; [.$C22])); ISNUMBER(SEARCH(&quot;104:&quot;; [.$C22])))" office:value-type="boolean" office:boolean-value="false" calcext:value-type="boolean">
            <text:p>FALSE</text:p>
          </table:table-cell>
          <table:table-cell table:style-name="ce6" table:formula="of:=AND(ISNUMBER(FIND(&quot;: Tube clamp&quot;; [.$C22])); ISNUMBER(SEARCH(&quot;116:&quot;; [.$C22])))" office:value-type="boolean" office:boolean-value="false" calcext:value-type="boolean">
            <text:p>FALSE</text:p>
          </table:table-cell>
          <table:table-cell table:style-name="ce6" table:formula="of:=AND(ISNUMBER(FIND(&quot;: Tube clamp&quot;; [.$C22])); ISNUMBER(SEARCH(&quot;132:&quot;; [.$C22])))" office:value-type="boolean" office:boolean-value="false" calcext:value-type="boolean">
            <text:p>FALSE</text:p>
          </table:table-cell>
          <table:table-cell table:style-name="ce6" table:formula="of:=AND(ISNUMBER(FIND(&quot;: Tube clamp&quot;; [.$C22])); ISNUMBER(SEARCH(&quot;176:&quot;; [.$C22])))" office:value-type="boolean" office:boolean-value="false" calcext:value-type="boolean">
            <text:p>FALSE</text:p>
          </table:table-cell>
          <table:table-cell table:style-name="ce6" table:formula="of:=ISNUMBER(FIND(&quot;Tool:&quot;; [.$C22]))" office:value-type="boolean" office:boolean-value="false" calcext:value-type="boolean">
            <text:p>FALSE</text:p>
          </table:table-cell>
          <table:table-cell table:style-name="ce11" table:formula="of:=IF(ISNUMBER(FIND(&quot;Φ&quot;; [.$C22])); MID([.$C22]; FIND(&quot;Φ&quot;; [.$C22]) + 1; FIND(&quot;mm&quot;; [.$C22]; FIND(&quot;Φ&quot;; [.$C22])) - FIND(&quot;Φ&quot;; [.$C22]) - 1); IF(ISNUMBER(FIND(&quot;: Bolt M&quot;; [.$C22])); MID([.$C22]; FIND(&quot;: Bolt M&quot;; [.$C22]) + 8; FIND(&quot; &quot;; [.$C22]; FIND(&quot;: Bolt M&quot;; [.$C22]) + 8) - FIND(&quot;: Bolt M&quot;; [.$C22]) - 8); &quot;&quot;))" office:value-type="string" office:string-value="25" calcext:value-type="string">
            <text:p>25</text:p>
          </table:table-cell>
          <table:table-cell table:style-name="ce11" table:formula="of:=IF(ISNUMBER(FIND(&quot;: Washer&quot;; [.$C22])); [.$U22]; IF(ISNUMBER(FIND(&quot;Φ&quot;; [.$C22])); MID([.$C22]; FIND(&quot;Φ&quot;; [.$C22]) + 1; FIND(&quot;mm&quot;; [.$C22]; FIND(&quot;Φ&quot;; [.$C22])) - FIND(&quot;Φ&quot;; [.$C22]) - 1); IF(ISNUMBER(FIND(&quot;: Bolt M&quot;; [.$C22])); MID([.$C22]; FIND(&quot;: Bolt M&quot;; [.$C22]) + 8; FIND(&quot; &quot;; [.$C22]; FIND(&quot;: Bolt M&quot;; [.$C22]) + 8) - FIND(&quot;: Bolt M&quot;; [.$C22]) - 8); &quot;&quot;)))" office:value-type="string" office:string-value="10" calcext:value-type="string">
            <text:p>10</text:p>
          </table:table-cell>
          <table:table-cell table:style-name="ce15" table:formula="of:=IF(ISNUMBER(FIND(&quot;Φ&quot;; [.$C22]));&#10;      MID([.$C22];&#10;          FIND(&quot;mm &quot;; [.$C22]; FIND(&quot;Φ&quot;; [.$C22])) + 5;&#10;          FIND(&quot;mm &quot;; [.$C22]; FIND(&quot;mm &quot;; [.$C22]; FIND(&quot;Φ&quot;; [.$C22])) + 4) - FIND(&quot;mm &quot;; [.$C22]; FIND(&quot;Φ&quot;; [.$C22])) - 5&#10;     );&#10;      MID([.$C22];&#10;          FIND(&quot;mm &quot;; [.$C22]; FIND(&quot;: &quot;; [.$C22])) - FIND(&quot; &quot;; STRING_REVERSE(LEFT([.$C22]; FIND(&quot;mm &quot;; [.$C22]; FIND(&quot;: &quot;; [.$C22]))))) + 2;&#10;          FIND(&quot; &quot;; STRING_REVERSE(LEFT([.$C22]; FIND(&quot;mm &quot;; [.$C22]; FIND(&quot;: &quot;; [.$C22]))))) - 2&#10;     )&#10;)" office:value-type="string" office:string-value="10" calcext:value-type="string">
            <text:p>10</text:p>
          </table:table-cell>
          <table:table-cell table:style-name="ce15" table:formula="of:=IF(ISNUMBER(FIND(&quot;Φ&quot;; [.$C22]));&#10;      MID([.$C23];           FIND(&quot;mm &quot;; [.$C23]; FIND(&quot;mm &quot;; [.$C23]; FIND(&quot;mm &quot;; [.$C23]; FIND(&quot;: &quot;; [.$C23])) + 2) + 2) - FIND(&quot; &quot;; STRING_REVERSE(LEFT([.$C23]; FIND(&quot;mm &quot;; [.$C23]; FIND(&quot;mm &quot;; [.$C23]; FIND(&quot;mm &quot;; [.$C23]; FIND(&quot;: &quot;; [.$C23])) + 2) + 2)))) + 2;           FIND(&quot; &quot;; STRING_REVERSE(LEFT([.$C23]; FIND(&quot;mm &quot;; [.$C23]; FIND(&quot;mm &quot;; [.$C23]; FIND(&quot;mm &quot;; [.$C23]; FIND(&quot;: &quot;; [.$C23])) + 2) + 2)))) - 2      );&#10;      MID([.$C22];&#10;          FIND(&quot;mm &quot;; [.$C22]; FIND(&quot;mm &quot;; [.$C22]; FIND(&quot;: &quot;; [.$C22])) + 2) - FIND(&quot; &quot;; STRING_REVERSE(LEFT([.$C22]; FIND(&quot;mm &quot;; [.$C22]; FIND(&quot;mm &quot;; [.$C22]; FIND(&quot;: &quot;; [.$C22])) + 2)))) + 2;&#10;          FIND(&quot; &quot;; STRING_REVERSE(LEFT([.$C22]; FIND(&quot;mm &quot;; [.$C22]; FIND(&quot;mm &quot;; [.$C22]; FIND(&quot;: &quot;; [.$C22])) + 2)))) - 2&#10;     )&#10;)" office:value-type="string" office:string-value="3" calcext:value-type="string">
            <text:p>3</text:p>
          </table:table-cell>
          <table:table-cell table:style-name="ce15" table:formula="of:=IF(ISNUMBER(FIND(&quot;Φ&quot;; [.$C22]));&#10;      &quot;&quot;;&#10;      MID([.$C22];&#10;          FIND(&quot;mm &quot;; [.$C22]; FIND(&quot;mm &quot;; [.$C22]; FIND(&quot;mm &quot;; [.$C22]; FIND(&quot;: &quot;; [.$C22])) + 2) + 2) - FIND(&quot; &quot;; STRING_REVERSE(LEFT([.$C22]; FIND(&quot;mm &quot;; [.$C22]; FIND(&quot;mm &quot;; [.$C22]; FIND(&quot;mm &quot;; [.$C22]; FIND(&quot;: &quot;; [.$C22])) + 2) + 2)))) + 2;&#10;          FIND(&quot; &quot;; STRING_REVERSE(LEFT([.$C22]; FIND(&quot;mm &quot;; [.$C22]; FIND(&quot;mm &quot;; [.$C22]; FIND(&quot;mm &quot;; [.$C22]; FIND(&quot;: &quot;; [.$C22])) + 2) + 2)))) - 2&#10;     )&#10;)">
            <text:p/>
          </table:table-cell>
          <table:table-cell table:style-name="ce15" table:formula="of:=IF(ISNUMBER(FIND(&quot;Φ&quot;; [.$C22]));&#10;      IF(ISNUMBER(FIND(&quot;: Washer&quot;; [.$C22])); [.$V22]; &quot;&quot;);&#10;      MID([.$C22];&#10;          FIND(&quot;mm &quot;; [.$C22]; FIND(&quot;mm &quot;; [.$C22]; FIND(&quot;mm &quot;; [.$C22]; FIND(&quot;mm &quot;; [.$C22]; FIND(&quot;: &quot;; [.$C22])) + 2) + 2) + 2) - FIND(&quot; &quot;; STRING_REVERSE(LEFT([.$C22]; FIND(&quot;mm &quot;; [.$C22]; FIND(&quot;mm &quot;; [.$C22]; FIND(&quot;mm &quot;; [.$C22]; FIND(&quot;mm &quot;; [.$C22]; FIND(&quot;: &quot;; [.$C22])) + 2) + 2) + 2)))) + 2;&#10;          FIND(&quot; &quot;; STRING_REVERSE(LEFT([.$C22]; FIND(&quot;mm &quot;; [.$C22]; FIND(&quot;mm &quot;; [.$C22]; FIND(&quot;mm &quot;; [.$C22]; FIND(&quot;mm &quot;; [.$C22]; FIND(&quot;: &quot;; [.$C22])) + 2) + 2) + 2)))) - 2&#10;     )&#10;)" office:value-type="string" office:string-value="3" calcext:value-type="string">
            <text:p>3</text:p>
          </table:table-cell>
          <table:table-cell table:style-name="ce16" table:formula="of:=NOT(OR([.$F22:.$Q22]))" office:value-type="boolean" office:boolean-value="false" calcext:value-type="boolean">
            <text:p>FALSE</text:p>
          </table:table-cell>
          <table:table-cell table:style-name="Default" table:formula="of:=RIGHT([.$C22]; LEN([.$C22]) - FIND(&quot; - x&quot;; [.$C22]) - 3)" office:value-type="string" office:string-value="1" calcext:value-type="string">
            <text:p>1</text:p>
          </table:table-cell>
          <table:table-cell table:style-name="ce19"/>
          <table:table-cell table:style-name="Default" table:number-columns-repeated="99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ECHO: "Washer: Washer Φ25mm x 10mm x 3mm - x1"</text:p>
          </table:table-cell>
          <table:table-cell table:style-name="Default" table:formula="of:=MID([.$B23]; 8; LEN([.$B23]) - 8)" office:value-type="string" office:string-value="Washer: Washer Φ25mm x 10mm x 3mm - x1" calcext:value-type="string">
            <text:p>Washer: Washer Φ25mm x 10mm x 3mm - x1</text:p>
          </table:table-cell>
          <table:table-cell table:style-name="Default" table:formula="of:=IF(LEFT([.$C23]; 5) = &quot;Tool:&quot;; RIGHT([.$C23]; LEN([.$C23]) - 6); LEFT([.$C23]; FIND(&quot;:&quot;; [.$C23]) - 1))" office:value-type="string" office:string-value="Washer" calcext:value-type="string">
            <text:p>Washer</text:p>
          </table:table-cell>
          <table:table-cell table:style-name="ce6" table:formula="of:=NOT(RIGHT(TRIM([.$C23]); 1) = &quot;:&quot;)" office:value-type="boolean" office:boolean-value="true" calcext:value-type="boolean">
            <text:p>TRUE</text:p>
          </table:table-cell>
          <table:table-cell table:style-name="ce6" table:formula="of:=ISNUMBER(FIND(&quot;: Washer&quot;; [.$C23]))" office:value-type="boolean" office:boolean-value="true" calcext:value-type="boolean">
            <text:p>TRUE</text:p>
          </table:table-cell>
          <table:table-cell table:style-name="ce6" table:formula="of:=ISNUMBER(FIND(&quot;: Bolt&quot;; [.$C23]))" office:value-type="boolean" office:boolean-value="false" calcext:value-type="boolean">
            <text:p>FALSE</text:p>
          </table:table-cell>
          <table:table-cell table:style-name="ce6" table:formula="of:=ISNUMBER(FIND(&quot;: Nut&quot;; [.$C23]))" office:value-type="boolean" office:boolean-value="false" calcext:value-type="boolean">
            <text:p>FALSE</text:p>
          </table:table-cell>
          <table:table-cell table:style-name="ce6" table:formula="of:=ISNUMBER(SEARCH(&quot;: Wheel&quot;; [.$C23]))" office:value-type="boolean" office:boolean-value="false" calcext:value-type="boolean">
            <text:p>FALSE</text:p>
          </table:table-cell>
          <table:table-cell table:style-name="ce6" table:formula="of:=ISNUMBER(SEARCH(&quot;ROUND ALUMINIUM BAR&quot;; [.$C23]))" office:value-type="boolean" office:boolean-value="false" calcext:value-type="boolean">
            <text:p>FALSE</text:p>
          </table:table-cell>
          <table:table-cell table:style-name="ce6" table:formula="of:=ISNUMBER(SEARCH(&quot;SQUARE ALUMINIUM HOLLOW BEAM&quot;; [.$C23]))" office:value-type="boolean" office:boolean-value="false" calcext:value-type="boolean">
            <text:p>FALSE</text:p>
          </table:table-cell>
          <table:table-cell table:style-name="ce6" table:formula="of:=ISNUMBER(SEARCH(&quot;ALUMINIUM SHEET&quot;; [.$C23]))" office:value-type="boolean" office:boolean-value="false" calcext:value-type="boolean">
            <text:p>FALSE</text:p>
          </table:table-cell>
          <table:table-cell table:style-name="ce6" table:formula="of:=ISNUMBER(FIND(&quot;: Tube clamp&quot;; [.$C23]))" office:value-type="boolean" office:boolean-value="false" calcext:value-type="boolean">
            <text:p>FALSE</text:p>
          </table:table-cell>
          <table:table-cell table:style-name="ce6" table:formula="of:=AND(ISNUMBER(FIND(&quot;: Tube clamp&quot;; [.$C23])); ISNUMBER(SEARCH(&quot;104:&quot;; [.$C23])))" office:value-type="boolean" office:boolean-value="false" calcext:value-type="boolean">
            <text:p>FALSE</text:p>
          </table:table-cell>
          <table:table-cell table:style-name="ce6" table:formula="of:=AND(ISNUMBER(FIND(&quot;: Tube clamp&quot;; [.$C23])); ISNUMBER(SEARCH(&quot;116:&quot;; [.$C23])))" office:value-type="boolean" office:boolean-value="false" calcext:value-type="boolean">
            <text:p>FALSE</text:p>
          </table:table-cell>
          <table:table-cell table:style-name="ce6" table:formula="of:=AND(ISNUMBER(FIND(&quot;: Tube clamp&quot;; [.$C23])); ISNUMBER(SEARCH(&quot;132:&quot;; [.$C23])))" office:value-type="boolean" office:boolean-value="false" calcext:value-type="boolean">
            <text:p>FALSE</text:p>
          </table:table-cell>
          <table:table-cell table:style-name="ce6" table:formula="of:=AND(ISNUMBER(FIND(&quot;: Tube clamp&quot;; [.$C23])); ISNUMBER(SEARCH(&quot;176:&quot;; [.$C23])))" office:value-type="boolean" office:boolean-value="false" calcext:value-type="boolean">
            <text:p>FALSE</text:p>
          </table:table-cell>
          <table:table-cell table:style-name="ce6" table:formula="of:=ISNUMBER(FIND(&quot;Tool:&quot;; [.$C23]))" office:value-type="boolean" office:boolean-value="false" calcext:value-type="boolean">
            <text:p>FALSE</text:p>
          </table:table-cell>
          <table:table-cell table:style-name="ce11" table:formula="of:=IF(ISNUMBER(FIND(&quot;Φ&quot;; [.$C23])); MID([.$C23]; FIND(&quot;Φ&quot;; [.$C23]) + 1; FIND(&quot;mm&quot;; [.$C23]; FIND(&quot;Φ&quot;; [.$C23])) - FIND(&quot;Φ&quot;; [.$C23]) - 1); IF(ISNUMBER(FIND(&quot;: Bolt M&quot;; [.$C23])); MID([.$C23]; FIND(&quot;: Bolt M&quot;; [.$C23]) + 8; FIND(&quot; &quot;; [.$C23]; FIND(&quot;: Bolt M&quot;; [.$C23]) + 8) - FIND(&quot;: Bolt M&quot;; [.$C23]) - 8); &quot;&quot;))" office:value-type="string" office:string-value="25" calcext:value-type="string">
            <text:p>25</text:p>
          </table:table-cell>
          <table:table-cell table:style-name="ce11" table:formula="of:=IF(ISNUMBER(FIND(&quot;: Washer&quot;; [.$C23])); [.$U23]; IF(ISNUMBER(FIND(&quot;Φ&quot;; [.$C23])); MID([.$C23]; FIND(&quot;Φ&quot;; [.$C23]) + 1; FIND(&quot;mm&quot;; [.$C23]; FIND(&quot;Φ&quot;; [.$C23])) - FIND(&quot;Φ&quot;; [.$C23]) - 1); IF(ISNUMBER(FIND(&quot;: Bolt M&quot;; [.$C23])); MID([.$C23]; FIND(&quot;: Bolt M&quot;; [.$C23]) + 8; FIND(&quot; &quot;; [.$C23]; FIND(&quot;: Bolt M&quot;; [.$C23]) + 8) - FIND(&quot;: Bolt M&quot;; [.$C23]) - 8); &quot;&quot;)))" office:value-type="string" office:string-value="10" calcext:value-type="string">
            <text:p>10</text:p>
          </table:table-cell>
          <table:table-cell table:style-name="ce15" table:formula="of:=IF(ISNUMBER(FIND(&quot;Φ&quot;; [.$C23]));&#10;      MID([.$C23];&#10;          FIND(&quot;mm &quot;; [.$C23]; FIND(&quot;Φ&quot;; [.$C23])) + 5;&#10;          FIND(&quot;mm &quot;; [.$C23]; FIND(&quot;mm &quot;; [.$C23]; FIND(&quot;Φ&quot;; [.$C23])) + 4) - FIND(&quot;mm &quot;; [.$C23]; FIND(&quot;Φ&quot;; [.$C23])) - 5&#10;     );&#10;      MID([.$C23];&#10;          FIND(&quot;mm &quot;; [.$C23]; FIND(&quot;: &quot;; [.$C23])) - FIND(&quot; &quot;; STRING_REVERSE(LEFT([.$C23]; FIND(&quot;mm &quot;; [.$C23]; FIND(&quot;: &quot;; [.$C23]))))) + 2;&#10;          FIND(&quot; &quot;; STRING_REVERSE(LEFT([.$C23]; FIND(&quot;mm &quot;; [.$C23]; FIND(&quot;: &quot;; [.$C23]))))) - 2&#10;     )&#10;)" office:value-type="string" office:string-value="10" calcext:value-type="string">
            <text:p>10</text:p>
          </table:table-cell>
          <table:table-cell table:style-name="ce15" table:formula="of:=IF(ISNUMBER(FIND(&quot;Φ&quot;; [.$C23]));&#10;      MID([.$C24];           FIND(&quot;mm &quot;; [.$C24]; FIND(&quot;mm &quot;; [.$C24]; FIND(&quot;mm &quot;; [.$C24]; FIND(&quot;: &quot;; [.$C24])) + 2) + 2) - FIND(&quot; &quot;; STRING_REVERSE(LEFT([.$C24]; FIND(&quot;mm &quot;; [.$C24]; FIND(&quot;mm &quot;; [.$C24]; FIND(&quot;mm &quot;; [.$C24]; FIND(&quot;: &quot;; [.$C24])) + 2) + 2)))) + 2;           FIND(&quot; &quot;; STRING_REVERSE(LEFT([.$C24]; FIND(&quot;mm &quot;; [.$C24]; FIND(&quot;mm &quot;; [.$C24]; FIND(&quot;mm &quot;; [.$C24]; FIND(&quot;: &quot;; [.$C24])) + 2) + 2)))) - 2      );&#10;      MID([.$C23];&#10;          FIND(&quot;mm &quot;; [.$C23]; FIND(&quot;mm &quot;; [.$C23]; FIND(&quot;: &quot;; [.$C23])) + 2) - FIND(&quot; &quot;; STRING_REVERSE(LEFT([.$C23]; FIND(&quot;mm &quot;; [.$C23]; FIND(&quot;mm &quot;; [.$C23]; FIND(&quot;: &quot;; [.$C23])) + 2)))) + 2;&#10;          FIND(&quot; &quot;; STRING_REVERSE(LEFT([.$C23]; FIND(&quot;mm &quot;; [.$C23]; FIND(&quot;mm &quot;; [.$C23]; FIND(&quot;: &quot;; [.$C23])) + 2)))) - 2&#10;     )&#10;)" office:value-type="string" office:string-value="3" calcext:value-type="string">
            <text:p>3</text:p>
          </table:table-cell>
          <table:table-cell table:style-name="ce15" table:formula="of:=IF(ISNUMBER(FIND(&quot;Φ&quot;; [.$C23]));&#10;      &quot;&quot;;&#10;      MID([.$C23];&#10;          FIND(&quot;mm &quot;; [.$C23]; FIND(&quot;mm &quot;; [.$C23]; FIND(&quot;mm &quot;; [.$C23]; FIND(&quot;: &quot;; [.$C23])) + 2) + 2) - FIND(&quot; &quot;; STRING_REVERSE(LEFT([.$C23]; FIND(&quot;mm &quot;; [.$C23]; FIND(&quot;mm &quot;; [.$C23]; FIND(&quot;mm &quot;; [.$C23]; FIND(&quot;: &quot;; [.$C23])) + 2) + 2)))) + 2;&#10;          FIND(&quot; &quot;; STRING_REVERSE(LEFT([.$C23]; FIND(&quot;mm &quot;; [.$C23]; FIND(&quot;mm &quot;; [.$C23]; FIND(&quot;mm &quot;; [.$C23]; FIND(&quot;: &quot;; [.$C23])) + 2) + 2)))) - 2&#10;     )&#10;)">
            <text:p/>
          </table:table-cell>
          <table:table-cell table:style-name="ce15" table:formula="of:=IF(ISNUMBER(FIND(&quot;Φ&quot;; [.$C23]));&#10;      IF(ISNUMBER(FIND(&quot;: Washer&quot;; [.$C23])); [.$V23]; &quot;&quot;);&#10;      MID([.$C23];&#10;          FIND(&quot;mm &quot;; [.$C23]; FIND(&quot;mm &quot;; [.$C23]; FIND(&quot;mm &quot;; [.$C23]; FIND(&quot;mm &quot;; [.$C23]; FIND(&quot;: &quot;; [.$C23])) + 2) + 2) + 2) - FIND(&quot; &quot;; STRING_REVERSE(LEFT([.$C23]; FIND(&quot;mm &quot;; [.$C23]; FIND(&quot;mm &quot;; [.$C23]; FIND(&quot;mm &quot;; [.$C23]; FIND(&quot;mm &quot;; [.$C23]; FIND(&quot;: &quot;; [.$C23])) + 2) + 2) + 2)))) + 2;&#10;          FIND(&quot; &quot;; STRING_REVERSE(LEFT([.$C23]; FIND(&quot;mm &quot;; [.$C23]; FIND(&quot;mm &quot;; [.$C23]; FIND(&quot;mm &quot;; [.$C23]; FIND(&quot;mm &quot;; [.$C23]; FIND(&quot;: &quot;; [.$C23])) + 2) + 2) + 2)))) - 2&#10;     )&#10;)" office:value-type="string" office:string-value="3" calcext:value-type="string">
            <text:p>3</text:p>
          </table:table-cell>
          <table:table-cell table:style-name="ce16" table:formula="of:=NOT(OR([.$F23:.$Q23]))" office:value-type="boolean" office:boolean-value="false" calcext:value-type="boolean">
            <text:p>FALSE</text:p>
          </table:table-cell>
          <table:table-cell table:style-name="Default" table:formula="of:=RIGHT([.$C23]; LEN([.$C23]) - FIND(&quot; - x&quot;; [.$C23]) - 3)" office:value-type="string" office:string-value="1" calcext:value-type="string">
            <text:p>1</text:p>
          </table:table-cell>
          <table:table-cell table:style-name="Default" table:number-columns-repeated="99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ECHO: "Washer: Washer Φ25mm x 10mm x 3mm - x1"</text:p>
          </table:table-cell>
          <table:table-cell table:style-name="Default" table:formula="of:=MID([.$B24]; 8; LEN([.$B24]) - 8)" office:value-type="string" office:string-value="Washer: Washer Φ25mm x 10mm x 3mm - x1" calcext:value-type="string">
            <text:p>Washer: Washer Φ25mm x 10mm x 3mm - x1</text:p>
          </table:table-cell>
          <table:table-cell table:style-name="Default" table:formula="of:=IF(LEFT([.$C24]; 5) = &quot;Tool:&quot;; RIGHT([.$C24]; LEN([.$C24]) - 6); LEFT([.$C24]; FIND(&quot;:&quot;; [.$C24]) - 1))" office:value-type="string" office:string-value="Washer" calcext:value-type="string">
            <text:p>Washer</text:p>
          </table:table-cell>
          <table:table-cell table:style-name="ce6" table:formula="of:=NOT(RIGHT(TRIM([.$C24]); 1) = &quot;:&quot;)" office:value-type="boolean" office:boolean-value="true" calcext:value-type="boolean">
            <text:p>TRUE</text:p>
          </table:table-cell>
          <table:table-cell table:style-name="ce6" table:formula="of:=ISNUMBER(FIND(&quot;: Washer&quot;; [.$C24]))" office:value-type="boolean" office:boolean-value="true" calcext:value-type="boolean">
            <text:p>TRUE</text:p>
          </table:table-cell>
          <table:table-cell table:style-name="ce6" table:formula="of:=ISNUMBER(FIND(&quot;: Bolt&quot;; [.$C24]))" office:value-type="boolean" office:boolean-value="false" calcext:value-type="boolean">
            <text:p>FALSE</text:p>
          </table:table-cell>
          <table:table-cell table:style-name="ce6" table:formula="of:=ISNUMBER(FIND(&quot;: Nut&quot;; [.$C24]))" office:value-type="boolean" office:boolean-value="false" calcext:value-type="boolean">
            <text:p>FALSE</text:p>
          </table:table-cell>
          <table:table-cell table:style-name="ce6" table:formula="of:=ISNUMBER(SEARCH(&quot;: Wheel&quot;; [.$C24]))" office:value-type="boolean" office:boolean-value="false" calcext:value-type="boolean">
            <text:p>FALSE</text:p>
          </table:table-cell>
          <table:table-cell table:style-name="ce6" table:formula="of:=ISNUMBER(SEARCH(&quot;ROUND ALUMINIUM BAR&quot;; [.$C24]))" office:value-type="boolean" office:boolean-value="false" calcext:value-type="boolean">
            <text:p>FALSE</text:p>
          </table:table-cell>
          <table:table-cell table:style-name="ce6" table:formula="of:=ISNUMBER(SEARCH(&quot;SQUARE ALUMINIUM HOLLOW BEAM&quot;; [.$C24]))" office:value-type="boolean" office:boolean-value="false" calcext:value-type="boolean">
            <text:p>FALSE</text:p>
          </table:table-cell>
          <table:table-cell table:style-name="ce6" table:formula="of:=ISNUMBER(SEARCH(&quot;ALUMINIUM SHEET&quot;; [.$C24]))" office:value-type="boolean" office:boolean-value="false" calcext:value-type="boolean">
            <text:p>FALSE</text:p>
          </table:table-cell>
          <table:table-cell table:style-name="ce6" table:formula="of:=ISNUMBER(FIND(&quot;: Tube clamp&quot;; [.$C24]))" office:value-type="boolean" office:boolean-value="false" calcext:value-type="boolean">
            <text:p>FALSE</text:p>
          </table:table-cell>
          <table:table-cell table:style-name="ce6" table:formula="of:=AND(ISNUMBER(FIND(&quot;: Tube clamp&quot;; [.$C24])); ISNUMBER(SEARCH(&quot;104:&quot;; [.$C24])))" office:value-type="boolean" office:boolean-value="false" calcext:value-type="boolean">
            <text:p>FALSE</text:p>
          </table:table-cell>
          <table:table-cell table:style-name="ce6" table:formula="of:=AND(ISNUMBER(FIND(&quot;: Tube clamp&quot;; [.$C24])); ISNUMBER(SEARCH(&quot;116:&quot;; [.$C24])))" office:value-type="boolean" office:boolean-value="false" calcext:value-type="boolean">
            <text:p>FALSE</text:p>
          </table:table-cell>
          <table:table-cell table:style-name="ce6" table:formula="of:=AND(ISNUMBER(FIND(&quot;: Tube clamp&quot;; [.$C24])); ISNUMBER(SEARCH(&quot;132:&quot;; [.$C24])))" office:value-type="boolean" office:boolean-value="false" calcext:value-type="boolean">
            <text:p>FALSE</text:p>
          </table:table-cell>
          <table:table-cell table:style-name="ce6" table:formula="of:=AND(ISNUMBER(FIND(&quot;: Tube clamp&quot;; [.$C24])); ISNUMBER(SEARCH(&quot;176:&quot;; [.$C24])))" office:value-type="boolean" office:boolean-value="false" calcext:value-type="boolean">
            <text:p>FALSE</text:p>
          </table:table-cell>
          <table:table-cell table:style-name="ce6" table:formula="of:=ISNUMBER(FIND(&quot;Tool:&quot;; [.$C24]))" office:value-type="boolean" office:boolean-value="false" calcext:value-type="boolean">
            <text:p>FALSE</text:p>
          </table:table-cell>
          <table:table-cell table:style-name="ce11" table:formula="of:=IF(ISNUMBER(FIND(&quot;Φ&quot;; [.$C24])); MID([.$C24]; FIND(&quot;Φ&quot;; [.$C24]) + 1; FIND(&quot;mm&quot;; [.$C24]; FIND(&quot;Φ&quot;; [.$C24])) - FIND(&quot;Φ&quot;; [.$C24]) - 1); IF(ISNUMBER(FIND(&quot;: Bolt M&quot;; [.$C24])); MID([.$C24]; FIND(&quot;: Bolt M&quot;; [.$C24]) + 8; FIND(&quot; &quot;; [.$C24]; FIND(&quot;: Bolt M&quot;; [.$C24]) + 8) - FIND(&quot;: Bolt M&quot;; [.$C24]) - 8); &quot;&quot;))" office:value-type="string" office:string-value="25" calcext:value-type="string">
            <text:p>25</text:p>
          </table:table-cell>
          <table:table-cell table:style-name="ce11" table:formula="of:=IF(ISNUMBER(FIND(&quot;: Washer&quot;; [.$C24])); [.$U24]; IF(ISNUMBER(FIND(&quot;Φ&quot;; [.$C24])); MID([.$C24]; FIND(&quot;Φ&quot;; [.$C24]) + 1; FIND(&quot;mm&quot;; [.$C24]; FIND(&quot;Φ&quot;; [.$C24])) - FIND(&quot;Φ&quot;; [.$C24]) - 1); IF(ISNUMBER(FIND(&quot;: Bolt M&quot;; [.$C24])); MID([.$C24]; FIND(&quot;: Bolt M&quot;; [.$C24]) + 8; FIND(&quot; &quot;; [.$C24]; FIND(&quot;: Bolt M&quot;; [.$C24]) + 8) - FIND(&quot;: Bolt M&quot;; [.$C24]) - 8); &quot;&quot;)))" office:value-type="string" office:string-value="10" calcext:value-type="string">
            <text:p>10</text:p>
          </table:table-cell>
          <table:table-cell table:style-name="ce15" table:formula="of:=IF(ISNUMBER(FIND(&quot;Φ&quot;; [.$C24]));&#10;      MID([.$C24];&#10;          FIND(&quot;mm &quot;; [.$C24]; FIND(&quot;Φ&quot;; [.$C24])) + 5;&#10;          FIND(&quot;mm &quot;; [.$C24]; FIND(&quot;mm &quot;; [.$C24]; FIND(&quot;Φ&quot;; [.$C24])) + 4) - FIND(&quot;mm &quot;; [.$C24]; FIND(&quot;Φ&quot;; [.$C24])) - 5&#10;     );&#10;      MID([.$C24];&#10;          FIND(&quot;mm &quot;; [.$C24]; FIND(&quot;: &quot;; [.$C24])) - FIND(&quot; &quot;; STRING_REVERSE(LEFT([.$C24]; FIND(&quot;mm &quot;; [.$C24]; FIND(&quot;: &quot;; [.$C24]))))) + 2;&#10;          FIND(&quot; &quot;; STRING_REVERSE(LEFT([.$C24]; FIND(&quot;mm &quot;; [.$C24]; FIND(&quot;: &quot;; [.$C24]))))) - 2&#10;     )&#10;)" office:value-type="string" office:string-value="10" calcext:value-type="string">
            <text:p>10</text:p>
          </table:table-cell>
          <table:table-cell table:style-name="ce15" table:formula="of:=IF(ISNUMBER(FIND(&quot;Φ&quot;; [.$C24]));&#10;      MID([.$C25];           FIND(&quot;mm &quot;; [.$C25]; FIND(&quot;mm &quot;; [.$C25]; FIND(&quot;mm &quot;; [.$C25]; FIND(&quot;: &quot;; [.$C25])) + 2) + 2) - FIND(&quot; &quot;; STRING_REVERSE(LEFT([.$C25]; FIND(&quot;mm &quot;; [.$C25]; FIND(&quot;mm &quot;; [.$C25]; FIND(&quot;mm &quot;; [.$C25]; FIND(&quot;: &quot;; [.$C25])) + 2) + 2)))) + 2;           FIND(&quot; &quot;; STRING_REVERSE(LEFT([.$C25]; FIND(&quot;mm &quot;; [.$C25]; FIND(&quot;mm &quot;; [.$C25]; FIND(&quot;mm &quot;; [.$C25]; FIND(&quot;: &quot;; [.$C25])) + 2) + 2)))) - 2      );&#10;      MID([.$C24];&#10;          FIND(&quot;mm &quot;; [.$C24]; FIND(&quot;mm &quot;; [.$C24]; FIND(&quot;: &quot;; [.$C24])) + 2) - FIND(&quot; &quot;; STRING_REVERSE(LEFT([.$C24]; FIND(&quot;mm &quot;; [.$C24]; FIND(&quot;mm &quot;; [.$C24]; FIND(&quot;: &quot;; [.$C24])) + 2)))) + 2;&#10;          FIND(&quot; &quot;; STRING_REVERSE(LEFT([.$C24]; FIND(&quot;mm &quot;; [.$C24]; FIND(&quot;mm &quot;; [.$C24]; FIND(&quot;: &quot;; [.$C24])) + 2)))) - 2&#10;     )&#10;)" office:value-type="string" office:string-value="3" calcext:value-type="string">
            <text:p>3</text:p>
          </table:table-cell>
          <table:table-cell table:style-name="ce15" table:formula="of:=IF(ISNUMBER(FIND(&quot;Φ&quot;; [.$C24]));&#10;      &quot;&quot;;&#10;      MID([.$C24];&#10;          FIND(&quot;mm &quot;; [.$C24]; FIND(&quot;mm &quot;; [.$C24]; FIND(&quot;mm &quot;; [.$C24]; FIND(&quot;: &quot;; [.$C24])) + 2) + 2) - FIND(&quot; &quot;; STRING_REVERSE(LEFT([.$C24]; FIND(&quot;mm &quot;; [.$C24]; FIND(&quot;mm &quot;; [.$C24]; FIND(&quot;mm &quot;; [.$C24]; FIND(&quot;: &quot;; [.$C24])) + 2) + 2)))) + 2;&#10;          FIND(&quot; &quot;; STRING_REVERSE(LEFT([.$C24]; FIND(&quot;mm &quot;; [.$C24]; FIND(&quot;mm &quot;; [.$C24]; FIND(&quot;mm &quot;; [.$C24]; FIND(&quot;: &quot;; [.$C24])) + 2) + 2)))) - 2&#10;     )&#10;)">
            <text:p/>
          </table:table-cell>
          <table:table-cell table:style-name="ce15" table:formula="of:=IF(ISNUMBER(FIND(&quot;Φ&quot;; [.$C24]));&#10;      IF(ISNUMBER(FIND(&quot;: Washer&quot;; [.$C24])); [.$V24]; &quot;&quot;);&#10;      MID([.$C24];&#10;          FIND(&quot;mm &quot;; [.$C24]; FIND(&quot;mm &quot;; [.$C24]; FIND(&quot;mm &quot;; [.$C24]; FIND(&quot;mm &quot;; [.$C24]; FIND(&quot;: &quot;; [.$C24])) + 2) + 2) + 2) - FIND(&quot; &quot;; STRING_REVERSE(LEFT([.$C24]; FIND(&quot;mm &quot;; [.$C24]; FIND(&quot;mm &quot;; [.$C24]; FIND(&quot;mm &quot;; [.$C24]; FIND(&quot;mm &quot;; [.$C24]; FIND(&quot;: &quot;; [.$C24])) + 2) + 2) + 2)))) + 2;&#10;          FIND(&quot; &quot;; STRING_REVERSE(LEFT([.$C24]; FIND(&quot;mm &quot;; [.$C24]; FIND(&quot;mm &quot;; [.$C24]; FIND(&quot;mm &quot;; [.$C24]; FIND(&quot;mm &quot;; [.$C24]; FIND(&quot;: &quot;; [.$C24])) + 2) + 2) + 2)))) - 2&#10;     )&#10;)" office:value-type="string" office:string-value="3" calcext:value-type="string">
            <text:p>3</text:p>
          </table:table-cell>
          <table:table-cell table:style-name="ce16" table:formula="of:=NOT(OR([.$F24:.$Q24]))" office:value-type="boolean" office:boolean-value="false" calcext:value-type="boolean">
            <text:p>FALSE</text:p>
          </table:table-cell>
          <table:table-cell table:style-name="Default" table:formula="of:=RIGHT([.$C24]; LEN([.$C24]) - FIND(&quot; - x&quot;; [.$C24]) - 3)" office:value-type="string" office:string-value="1" calcext:value-type="string">
            <text:p>1</text:p>
          </table:table-cell>
          <table:table-cell table:style-name="Default" table:number-columns-repeated="99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ECHO: "Washer: Washer Φ25mm x 10mm x 3mm - x1"</text:p>
          </table:table-cell>
          <table:table-cell table:style-name="Default" table:formula="of:=MID([.$B25]; 8; LEN([.$B25]) - 8)" office:value-type="string" office:string-value="Washer: Washer Φ25mm x 10mm x 3mm - x1" calcext:value-type="string">
            <text:p>Washer: Washer Φ25mm x 10mm x 3mm - x1</text:p>
          </table:table-cell>
          <table:table-cell table:style-name="Default" table:formula="of:=IF(LEFT([.$C25]; 5) = &quot;Tool:&quot;; RIGHT([.$C25]; LEN([.$C25]) - 6); LEFT([.$C25]; FIND(&quot;:&quot;; [.$C25]) - 1))" office:value-type="string" office:string-value="Washer" calcext:value-type="string">
            <text:p>Washer</text:p>
          </table:table-cell>
          <table:table-cell table:style-name="ce6" table:formula="of:=NOT(RIGHT(TRIM([.$C25]); 1) = &quot;:&quot;)" office:value-type="boolean" office:boolean-value="true" calcext:value-type="boolean">
            <text:p>TRUE</text:p>
          </table:table-cell>
          <table:table-cell table:style-name="ce6" table:formula="of:=ISNUMBER(FIND(&quot;: Washer&quot;; [.$C25]))" office:value-type="boolean" office:boolean-value="true" calcext:value-type="boolean">
            <text:p>TRUE</text:p>
          </table:table-cell>
          <table:table-cell table:style-name="ce6" table:formula="of:=ISNUMBER(FIND(&quot;: Bolt&quot;; [.$C25]))" office:value-type="boolean" office:boolean-value="false" calcext:value-type="boolean">
            <text:p>FALSE</text:p>
          </table:table-cell>
          <table:table-cell table:style-name="ce6" table:formula="of:=ISNUMBER(FIND(&quot;: Nut&quot;; [.$C25]))" office:value-type="boolean" office:boolean-value="false" calcext:value-type="boolean">
            <text:p>FALSE</text:p>
          </table:table-cell>
          <table:table-cell table:style-name="ce6" table:formula="of:=ISNUMBER(SEARCH(&quot;: Wheel&quot;; [.$C25]))" office:value-type="boolean" office:boolean-value="false" calcext:value-type="boolean">
            <text:p>FALSE</text:p>
          </table:table-cell>
          <table:table-cell table:style-name="ce6" table:formula="of:=ISNUMBER(SEARCH(&quot;ROUND ALUMINIUM BAR&quot;; [.$C25]))" office:value-type="boolean" office:boolean-value="false" calcext:value-type="boolean">
            <text:p>FALSE</text:p>
          </table:table-cell>
          <table:table-cell table:style-name="ce6" table:formula="of:=ISNUMBER(SEARCH(&quot;SQUARE ALUMINIUM HOLLOW BEAM&quot;; [.$C25]))" office:value-type="boolean" office:boolean-value="false" calcext:value-type="boolean">
            <text:p>FALSE</text:p>
          </table:table-cell>
          <table:table-cell table:style-name="ce6" table:formula="of:=ISNUMBER(SEARCH(&quot;ALUMINIUM SHEET&quot;; [.$C25]))" office:value-type="boolean" office:boolean-value="false" calcext:value-type="boolean">
            <text:p>FALSE</text:p>
          </table:table-cell>
          <table:table-cell table:style-name="ce6" table:formula="of:=ISNUMBER(FIND(&quot;: Tube clamp&quot;; [.$C25]))" office:value-type="boolean" office:boolean-value="false" calcext:value-type="boolean">
            <text:p>FALSE</text:p>
          </table:table-cell>
          <table:table-cell table:style-name="ce6" table:formula="of:=AND(ISNUMBER(FIND(&quot;: Tube clamp&quot;; [.$C25])); ISNUMBER(SEARCH(&quot;104:&quot;; [.$C25])))" office:value-type="boolean" office:boolean-value="false" calcext:value-type="boolean">
            <text:p>FALSE</text:p>
          </table:table-cell>
          <table:table-cell table:style-name="ce6" table:formula="of:=AND(ISNUMBER(FIND(&quot;: Tube clamp&quot;; [.$C25])); ISNUMBER(SEARCH(&quot;116:&quot;; [.$C25])))" office:value-type="boolean" office:boolean-value="false" calcext:value-type="boolean">
            <text:p>FALSE</text:p>
          </table:table-cell>
          <table:table-cell table:style-name="ce6" table:formula="of:=AND(ISNUMBER(FIND(&quot;: Tube clamp&quot;; [.$C25])); ISNUMBER(SEARCH(&quot;132:&quot;; [.$C25])))" office:value-type="boolean" office:boolean-value="false" calcext:value-type="boolean">
            <text:p>FALSE</text:p>
          </table:table-cell>
          <table:table-cell table:style-name="ce6" table:formula="of:=AND(ISNUMBER(FIND(&quot;: Tube clamp&quot;; [.$C25])); ISNUMBER(SEARCH(&quot;176:&quot;; [.$C25])))" office:value-type="boolean" office:boolean-value="false" calcext:value-type="boolean">
            <text:p>FALSE</text:p>
          </table:table-cell>
          <table:table-cell table:style-name="ce6" table:formula="of:=ISNUMBER(FIND(&quot;Tool:&quot;; [.$C25]))" office:value-type="boolean" office:boolean-value="false" calcext:value-type="boolean">
            <text:p>FALSE</text:p>
          </table:table-cell>
          <table:table-cell table:style-name="ce11" table:formula="of:=IF(ISNUMBER(FIND(&quot;Φ&quot;; [.$C25])); MID([.$C25]; FIND(&quot;Φ&quot;; [.$C25]) + 1; FIND(&quot;mm&quot;; [.$C25]; FIND(&quot;Φ&quot;; [.$C25])) - FIND(&quot;Φ&quot;; [.$C25]) - 1); IF(ISNUMBER(FIND(&quot;: Bolt M&quot;; [.$C25])); MID([.$C25]; FIND(&quot;: Bolt M&quot;; [.$C25]) + 8; FIND(&quot; &quot;; [.$C25]; FIND(&quot;: Bolt M&quot;; [.$C25]) + 8) - FIND(&quot;: Bolt M&quot;; [.$C25]) - 8); &quot;&quot;))" office:value-type="string" office:string-value="25" calcext:value-type="string">
            <text:p>25</text:p>
          </table:table-cell>
          <table:table-cell table:style-name="ce11" table:formula="of:=IF(ISNUMBER(FIND(&quot;: Washer&quot;; [.$C25])); [.$U25]; IF(ISNUMBER(FIND(&quot;Φ&quot;; [.$C25])); MID([.$C25]; FIND(&quot;Φ&quot;; [.$C25]) + 1; FIND(&quot;mm&quot;; [.$C25]; FIND(&quot;Φ&quot;; [.$C25])) - FIND(&quot;Φ&quot;; [.$C25]) - 1); IF(ISNUMBER(FIND(&quot;: Bolt M&quot;; [.$C25])); MID([.$C25]; FIND(&quot;: Bolt M&quot;; [.$C25]) + 8; FIND(&quot; &quot;; [.$C25]; FIND(&quot;: Bolt M&quot;; [.$C25]) + 8) - FIND(&quot;: Bolt M&quot;; [.$C25]) - 8); &quot;&quot;)))" office:value-type="string" office:string-value="10" calcext:value-type="string">
            <text:p>10</text:p>
          </table:table-cell>
          <table:table-cell table:style-name="ce15" table:formula="of:=IF(ISNUMBER(FIND(&quot;Φ&quot;; [.$C25]));&#10;      MID([.$C25];&#10;          FIND(&quot;mm &quot;; [.$C25]; FIND(&quot;Φ&quot;; [.$C25])) + 5;&#10;          FIND(&quot;mm &quot;; [.$C25]; FIND(&quot;mm &quot;; [.$C25]; FIND(&quot;Φ&quot;; [.$C25])) + 4) - FIND(&quot;mm &quot;; [.$C25]; FIND(&quot;Φ&quot;; [.$C25])) - 5&#10;     );&#10;      MID([.$C25];&#10;          FIND(&quot;mm &quot;; [.$C25]; FIND(&quot;: &quot;; [.$C25])) - FIND(&quot; &quot;; STRING_REVERSE(LEFT([.$C25]; FIND(&quot;mm &quot;; [.$C25]; FIND(&quot;: &quot;; [.$C25]))))) + 2;&#10;          FIND(&quot; &quot;; STRING_REVERSE(LEFT([.$C25]; FIND(&quot;mm &quot;; [.$C25]; FIND(&quot;: &quot;; [.$C25]))))) - 2&#10;     )&#10;)" office:value-type="string" office:string-value="10" calcext:value-type="string">
            <text:p>10</text:p>
          </table:table-cell>
          <table:table-cell table:style-name="ce15" table:formula="of:=IF(ISNUMBER(FIND(&quot;Φ&quot;; [.$C25]));&#10;      MID([.$C26];           FIND(&quot;mm &quot;; [.$C26]; FIND(&quot;mm &quot;; [.$C26]; FIND(&quot;mm &quot;; [.$C26]; FIND(&quot;: &quot;; [.$C26])) + 2) + 2) - FIND(&quot; &quot;; STRING_REVERSE(LEFT([.$C26]; FIND(&quot;mm &quot;; [.$C26]; FIND(&quot;mm &quot;; [.$C26]; FIND(&quot;mm &quot;; [.$C26]; FIND(&quot;: &quot;; [.$C26])) + 2) + 2)))) + 2;           FIND(&quot; &quot;; STRING_REVERSE(LEFT([.$C26]; FIND(&quot;mm &quot;; [.$C26]; FIND(&quot;mm &quot;; [.$C26]; FIND(&quot;mm &quot;; [.$C26]; FIND(&quot;: &quot;; [.$C26])) + 2) + 2)))) - 2      );&#10;      MID([.$C25];&#10;          FIND(&quot;mm &quot;; [.$C25]; FIND(&quot;mm &quot;; [.$C25]; FIND(&quot;: &quot;; [.$C25])) + 2) - FIND(&quot; &quot;; STRING_REVERSE(LEFT([.$C25]; FIND(&quot;mm &quot;; [.$C25]; FIND(&quot;mm &quot;; [.$C25]; FIND(&quot;: &quot;; [.$C25])) + 2)))) + 2;&#10;          FIND(&quot; &quot;; STRING_REVERSE(LEFT([.$C25]; FIND(&quot;mm &quot;; [.$C25]; FIND(&quot;mm &quot;; [.$C25]; FIND(&quot;: &quot;; [.$C25])) + 2)))) - 2&#10;     )&#10;)" office:value-type="string" office:string-value="3" calcext:value-type="string">
            <text:p>3</text:p>
          </table:table-cell>
          <table:table-cell table:style-name="ce15" table:formula="of:=IF(ISNUMBER(FIND(&quot;Φ&quot;; [.$C25]));&#10;      &quot;&quot;;&#10;      MID([.$C25];&#10;          FIND(&quot;mm &quot;; [.$C25]; FIND(&quot;mm &quot;; [.$C25]; FIND(&quot;mm &quot;; [.$C25]; FIND(&quot;: &quot;; [.$C25])) + 2) + 2) - FIND(&quot; &quot;; STRING_REVERSE(LEFT([.$C25]; FIND(&quot;mm &quot;; [.$C25]; FIND(&quot;mm &quot;; [.$C25]; FIND(&quot;mm &quot;; [.$C25]; FIND(&quot;: &quot;; [.$C25])) + 2) + 2)))) + 2;&#10;          FIND(&quot; &quot;; STRING_REVERSE(LEFT([.$C25]; FIND(&quot;mm &quot;; [.$C25]; FIND(&quot;mm &quot;; [.$C25]; FIND(&quot;mm &quot;; [.$C25]; FIND(&quot;: &quot;; [.$C25])) + 2) + 2)))) - 2&#10;     )&#10;)">
            <text:p/>
          </table:table-cell>
          <table:table-cell table:style-name="ce15" table:formula="of:=IF(ISNUMBER(FIND(&quot;Φ&quot;; [.$C25]));&#10;      IF(ISNUMBER(FIND(&quot;: Washer&quot;; [.$C25])); [.$V25]; &quot;&quot;);&#10;      MID([.$C25];&#10;          FIND(&quot;mm &quot;; [.$C25]; FIND(&quot;mm &quot;; [.$C25]; FIND(&quot;mm &quot;; [.$C25]; FIND(&quot;mm &quot;; [.$C25]; FIND(&quot;: &quot;; [.$C25])) + 2) + 2) + 2) - FIND(&quot; &quot;; STRING_REVERSE(LEFT([.$C25]; FIND(&quot;mm &quot;; [.$C25]; FIND(&quot;mm &quot;; [.$C25]; FIND(&quot;mm &quot;; [.$C25]; FIND(&quot;mm &quot;; [.$C25]; FIND(&quot;: &quot;; [.$C25])) + 2) + 2) + 2)))) + 2;&#10;          FIND(&quot; &quot;; STRING_REVERSE(LEFT([.$C25]; FIND(&quot;mm &quot;; [.$C25]; FIND(&quot;mm &quot;; [.$C25]; FIND(&quot;mm &quot;; [.$C25]; FIND(&quot;mm &quot;; [.$C25]; FIND(&quot;: &quot;; [.$C25])) + 2) + 2) + 2)))) - 2&#10;     )&#10;)" office:value-type="string" office:string-value="3" calcext:value-type="string">
            <text:p>3</text:p>
          </table:table-cell>
          <table:table-cell table:style-name="ce16" table:formula="of:=NOT(OR([.$F25:.$Q25]))" office:value-type="boolean" office:boolean-value="false" calcext:value-type="boolean">
            <text:p>FALSE</text:p>
          </table:table-cell>
          <table:table-cell table:style-name="Default" table:formula="of:=RIGHT([.$C25]; LEN([.$C25]) - FIND(&quot; - x&quot;; [.$C25]) - 3)" office:value-type="string" office:string-value="1" calcext:value-type="string">
            <text:p>1</text:p>
          </table:table-cell>
          <table:table-cell table:style-name="Default" table:number-columns-repeated="99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ECHO: "Washer: Washer Φ25mm x 10mm x 3mm - x1"</text:p>
          </table:table-cell>
          <table:table-cell table:style-name="Default" table:formula="of:=MID([.$B26]; 8; LEN([.$B26]) - 8)" office:value-type="string" office:string-value="Washer: Washer Φ25mm x 10mm x 3mm - x1" calcext:value-type="string">
            <text:p>Washer: Washer Φ25mm x 10mm x 3mm - x1</text:p>
          </table:table-cell>
          <table:table-cell table:style-name="Default" table:formula="of:=IF(LEFT([.$C26]; 5) = &quot;Tool:&quot;; RIGHT([.$C26]; LEN([.$C26]) - 6); LEFT([.$C26]; FIND(&quot;:&quot;; [.$C26]) - 1))" office:value-type="string" office:string-value="Washer" calcext:value-type="string">
            <text:p>Washer</text:p>
          </table:table-cell>
          <table:table-cell table:style-name="ce6" table:formula="of:=NOT(RIGHT(TRIM([.$C26]); 1) = &quot;:&quot;)" office:value-type="boolean" office:boolean-value="true" calcext:value-type="boolean">
            <text:p>TRUE</text:p>
          </table:table-cell>
          <table:table-cell table:style-name="ce6" table:formula="of:=ISNUMBER(FIND(&quot;: Washer&quot;; [.$C26]))" office:value-type="boolean" office:boolean-value="true" calcext:value-type="boolean">
            <text:p>TRUE</text:p>
          </table:table-cell>
          <table:table-cell table:style-name="ce6" table:formula="of:=ISNUMBER(FIND(&quot;: Bolt&quot;; [.$C26]))" office:value-type="boolean" office:boolean-value="false" calcext:value-type="boolean">
            <text:p>FALSE</text:p>
          </table:table-cell>
          <table:table-cell table:style-name="ce6" table:formula="of:=ISNUMBER(FIND(&quot;: Nut&quot;; [.$C26]))" office:value-type="boolean" office:boolean-value="false" calcext:value-type="boolean">
            <text:p>FALSE</text:p>
          </table:table-cell>
          <table:table-cell table:style-name="ce6" table:formula="of:=ISNUMBER(SEARCH(&quot;: Wheel&quot;; [.$C26]))" office:value-type="boolean" office:boolean-value="false" calcext:value-type="boolean">
            <text:p>FALSE</text:p>
          </table:table-cell>
          <table:table-cell table:style-name="ce6" table:formula="of:=ISNUMBER(SEARCH(&quot;ROUND ALUMINIUM BAR&quot;; [.$C26]))" office:value-type="boolean" office:boolean-value="false" calcext:value-type="boolean">
            <text:p>FALSE</text:p>
          </table:table-cell>
          <table:table-cell table:style-name="ce6" table:formula="of:=ISNUMBER(SEARCH(&quot;SQUARE ALUMINIUM HOLLOW BEAM&quot;; [.$C26]))" office:value-type="boolean" office:boolean-value="false" calcext:value-type="boolean">
            <text:p>FALSE</text:p>
          </table:table-cell>
          <table:table-cell table:style-name="ce6" table:formula="of:=ISNUMBER(SEARCH(&quot;ALUMINIUM SHEET&quot;; [.$C26]))" office:value-type="boolean" office:boolean-value="false" calcext:value-type="boolean">
            <text:p>FALSE</text:p>
          </table:table-cell>
          <table:table-cell table:style-name="ce6" table:formula="of:=ISNUMBER(FIND(&quot;: Tube clamp&quot;; [.$C26]))" office:value-type="boolean" office:boolean-value="false" calcext:value-type="boolean">
            <text:p>FALSE</text:p>
          </table:table-cell>
          <table:table-cell table:style-name="ce6" table:formula="of:=AND(ISNUMBER(FIND(&quot;: Tube clamp&quot;; [.$C26])); ISNUMBER(SEARCH(&quot;104:&quot;; [.$C26])))" office:value-type="boolean" office:boolean-value="false" calcext:value-type="boolean">
            <text:p>FALSE</text:p>
          </table:table-cell>
          <table:table-cell table:style-name="ce6" table:formula="of:=AND(ISNUMBER(FIND(&quot;: Tube clamp&quot;; [.$C26])); ISNUMBER(SEARCH(&quot;116:&quot;; [.$C26])))" office:value-type="boolean" office:boolean-value="false" calcext:value-type="boolean">
            <text:p>FALSE</text:p>
          </table:table-cell>
          <table:table-cell table:style-name="ce6" table:formula="of:=AND(ISNUMBER(FIND(&quot;: Tube clamp&quot;; [.$C26])); ISNUMBER(SEARCH(&quot;132:&quot;; [.$C26])))" office:value-type="boolean" office:boolean-value="false" calcext:value-type="boolean">
            <text:p>FALSE</text:p>
          </table:table-cell>
          <table:table-cell table:style-name="ce6" table:formula="of:=AND(ISNUMBER(FIND(&quot;: Tube clamp&quot;; [.$C26])); ISNUMBER(SEARCH(&quot;176:&quot;; [.$C26])))" office:value-type="boolean" office:boolean-value="false" calcext:value-type="boolean">
            <text:p>FALSE</text:p>
          </table:table-cell>
          <table:table-cell table:style-name="ce6" table:formula="of:=ISNUMBER(FIND(&quot;Tool:&quot;; [.$C26]))" office:value-type="boolean" office:boolean-value="false" calcext:value-type="boolean">
            <text:p>FALSE</text:p>
          </table:table-cell>
          <table:table-cell table:style-name="ce11" table:formula="of:=IF(ISNUMBER(FIND(&quot;Φ&quot;; [.$C26])); MID([.$C26]; FIND(&quot;Φ&quot;; [.$C26]) + 1; FIND(&quot;mm&quot;; [.$C26]; FIND(&quot;Φ&quot;; [.$C26])) - FIND(&quot;Φ&quot;; [.$C26]) - 1); IF(ISNUMBER(FIND(&quot;: Bolt M&quot;; [.$C26])); MID([.$C26]; FIND(&quot;: Bolt M&quot;; [.$C26]) + 8; FIND(&quot; &quot;; [.$C26]; FIND(&quot;: Bolt M&quot;; [.$C26]) + 8) - FIND(&quot;: Bolt M&quot;; [.$C26]) - 8); &quot;&quot;))" office:value-type="string" office:string-value="25" calcext:value-type="string">
            <text:p>25</text:p>
          </table:table-cell>
          <table:table-cell table:style-name="ce11" table:formula="of:=IF(ISNUMBER(FIND(&quot;: Washer&quot;; [.$C26])); [.$U26]; IF(ISNUMBER(FIND(&quot;Φ&quot;; [.$C26])); MID([.$C26]; FIND(&quot;Φ&quot;; [.$C26]) + 1; FIND(&quot;mm&quot;; [.$C26]; FIND(&quot;Φ&quot;; [.$C26])) - FIND(&quot;Φ&quot;; [.$C26]) - 1); IF(ISNUMBER(FIND(&quot;: Bolt M&quot;; [.$C26])); MID([.$C26]; FIND(&quot;: Bolt M&quot;; [.$C26]) + 8; FIND(&quot; &quot;; [.$C26]; FIND(&quot;: Bolt M&quot;; [.$C26]) + 8) - FIND(&quot;: Bolt M&quot;; [.$C26]) - 8); &quot;&quot;)))" office:value-type="string" office:string-value="10" calcext:value-type="string">
            <text:p>10</text:p>
          </table:table-cell>
          <table:table-cell table:style-name="ce15" table:formula="of:=IF(ISNUMBER(FIND(&quot;Φ&quot;; [.$C26]));&#10;      MID([.$C26];&#10;          FIND(&quot;mm &quot;; [.$C26]; FIND(&quot;Φ&quot;; [.$C26])) + 5;&#10;          FIND(&quot;mm &quot;; [.$C26]; FIND(&quot;mm &quot;; [.$C26]; FIND(&quot;Φ&quot;; [.$C26])) + 4) - FIND(&quot;mm &quot;; [.$C26]; FIND(&quot;Φ&quot;; [.$C26])) - 5&#10;     );&#10;      MID([.$C26];&#10;          FIND(&quot;mm &quot;; [.$C26]; FIND(&quot;: &quot;; [.$C26])) - FIND(&quot; &quot;; STRING_REVERSE(LEFT([.$C26]; FIND(&quot;mm &quot;; [.$C26]; FIND(&quot;: &quot;; [.$C26]))))) + 2;&#10;          FIND(&quot; &quot;; STRING_REVERSE(LEFT([.$C26]; FIND(&quot;mm &quot;; [.$C26]; FIND(&quot;: &quot;; [.$C26]))))) - 2&#10;     )&#10;)" office:value-type="string" office:string-value="10" calcext:value-type="string">
            <text:p>10</text:p>
          </table:table-cell>
          <table:table-cell table:style-name="ce15" table:formula="of:=IF(ISNUMBER(FIND(&quot;Φ&quot;; [.$C26]));&#10;      MID([.$C27];           FIND(&quot;mm &quot;; [.$C27]; FIND(&quot;mm &quot;; [.$C27]; FIND(&quot;mm &quot;; [.$C27]; FIND(&quot;: &quot;; [.$C27])) + 2) + 2) - FIND(&quot; &quot;; STRING_REVERSE(LEFT([.$C27]; FIND(&quot;mm &quot;; [.$C27]; FIND(&quot;mm &quot;; [.$C27]; FIND(&quot;mm &quot;; [.$C27]; FIND(&quot;: &quot;; [.$C27])) + 2) + 2)))) + 2;           FIND(&quot; &quot;; STRING_REVERSE(LEFT([.$C27]; FIND(&quot;mm &quot;; [.$C27]; FIND(&quot;mm &quot;; [.$C27]; FIND(&quot;mm &quot;; [.$C27]; FIND(&quot;: &quot;; [.$C27])) + 2) + 2)))) - 2      );&#10;      MID([.$C26];&#10;          FIND(&quot;mm &quot;; [.$C26]; FIND(&quot;mm &quot;; [.$C26]; FIND(&quot;: &quot;; [.$C26])) + 2) - FIND(&quot; &quot;; STRING_REVERSE(LEFT([.$C26]; FIND(&quot;mm &quot;; [.$C26]; FIND(&quot;mm &quot;; [.$C26]; FIND(&quot;: &quot;; [.$C26])) + 2)))) + 2;&#10;          FIND(&quot; &quot;; STRING_REVERSE(LEFT([.$C26]; FIND(&quot;mm &quot;; [.$C26]; FIND(&quot;mm &quot;; [.$C26]; FIND(&quot;: &quot;; [.$C26])) + 2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26]));&#10;      &quot;&quot;;&#10;      MID([.$C26];&#10;          FIND(&quot;mm &quot;; [.$C26]; FIND(&quot;mm &quot;; [.$C26]; FIND(&quot;mm &quot;; [.$C26]; FIND(&quot;: &quot;; [.$C26])) + 2) + 2) - FIND(&quot; &quot;; STRING_REVERSE(LEFT([.$C26]; FIND(&quot;mm &quot;; [.$C26]; FIND(&quot;mm &quot;; [.$C26]; FIND(&quot;mm &quot;; [.$C26]; FIND(&quot;: &quot;; [.$C26])) + 2) + 2)))) + 2;&#10;          FIND(&quot; &quot;; STRING_REVERSE(LEFT([.$C26]; FIND(&quot;mm &quot;; [.$C26]; FIND(&quot;mm &quot;; [.$C26]; FIND(&quot;mm &quot;; [.$C26]; FIND(&quot;: &quot;; [.$C26])) + 2) + 2)))) - 2&#10;     )&#10;)">
            <text:p/>
          </table:table-cell>
          <table:table-cell table:style-name="ce15" table:formula="of:=IF(ISNUMBER(FIND(&quot;Φ&quot;; [.$C26]));&#10;      IF(ISNUMBER(FIND(&quot;: Washer&quot;; [.$C26])); [.$V26]; &quot;&quot;);&#10;      MID([.$C26];&#10;          FIND(&quot;mm &quot;; [.$C26]; FIND(&quot;mm &quot;; [.$C26]; FIND(&quot;mm &quot;; [.$C26]; FIND(&quot;mm &quot;; [.$C26]; FIND(&quot;: &quot;; [.$C26])) + 2) + 2) + 2) - FIND(&quot; &quot;; STRING_REVERSE(LEFT([.$C26]; FIND(&quot;mm &quot;; [.$C26]; FIND(&quot;mm &quot;; [.$C26]; FIND(&quot;mm &quot;; [.$C26]; FIND(&quot;mm &quot;; [.$C26]; FIND(&quot;: &quot;; [.$C26])) + 2) + 2) + 2)))) + 2;&#10;          FIND(&quot; &quot;; STRING_REVERSE(LEFT([.$C26]; FIND(&quot;mm &quot;; [.$C26]; FIND(&quot;mm &quot;; [.$C26]; FIND(&quot;mm &quot;; [.$C26]; FIND(&quot;mm &quot;; [.$C26]; FIND(&quot;: &quot;; [.$C26])) + 2) + 2) + 2)))) - 2&#10;     )&#10;)" office:value-type="string" office:string-value="" calcext:value-type="error">
            <text:p>#VALUE!</text:p>
          </table:table-cell>
          <table:table-cell table:style-name="ce16" table:formula="of:=NOT(OR([.$F26:.$Q26]))" office:value-type="boolean" office:boolean-value="false" calcext:value-type="boolean">
            <text:p>FALSE</text:p>
          </table:table-cell>
          <table:table-cell table:style-name="Default" table:formula="of:=RIGHT([.$C26]; LEN([.$C26]) - FIND(&quot; - x&quot;; [.$C26]) - 3)" office:value-type="string" office:string-value="1" calcext:value-type="string">
            <text:p>1</text:p>
          </table:table-cell>
          <table:table-cell table:style-name="Default" table:number-columns-repeated="99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ECHO: "Rear wheel fastener:"</text:p>
          </table:table-cell>
          <table:table-cell table:style-name="Default" table:formula="of:=MID([.$B27]; 8; LEN([.$B27]) - 8)" office:value-type="string" office:string-value="Rear wheel fastener:" calcext:value-type="string">
            <text:p>Rear wheel fastener:</text:p>
          </table:table-cell>
          <table:table-cell table:style-name="Default" table:formula="of:=IF(LEFT([.$C27]; 5) = &quot;Tool:&quot;; RIGHT([.$C27]; LEN([.$C27]) - 6); LEFT([.$C27]; FIND(&quot;:&quot;; [.$C27]) - 1))" office:value-type="string" office:string-value="Rear wheel fastener" calcext:value-type="string">
            <text:p>Rear wheel fastener</text:p>
          </table:table-cell>
          <table:table-cell table:style-name="ce6" table:formula="of:=NOT(RIGHT(TRIM([.$C27]); 1) = &quot;:&quot;)" office:value-type="boolean" office:boolean-value="false" calcext:value-type="boolean">
            <text:p>FALSE</text:p>
          </table:table-cell>
          <table:table-cell table:style-name="ce6" table:formula="of:=ISNUMBER(FIND(&quot;: Washer&quot;; [.$C27]))" office:value-type="boolean" office:boolean-value="false" calcext:value-type="boolean">
            <text:p>FALSE</text:p>
          </table:table-cell>
          <table:table-cell table:style-name="ce6" table:formula="of:=ISNUMBER(FIND(&quot;: Bolt&quot;; [.$C27]))" office:value-type="boolean" office:boolean-value="false" calcext:value-type="boolean">
            <text:p>FALSE</text:p>
          </table:table-cell>
          <table:table-cell table:style-name="ce6" table:formula="of:=ISNUMBER(FIND(&quot;: Nut&quot;; [.$C27]))" office:value-type="boolean" office:boolean-value="false" calcext:value-type="boolean">
            <text:p>FALSE</text:p>
          </table:table-cell>
          <table:table-cell table:style-name="ce6" table:formula="of:=ISNUMBER(SEARCH(&quot;: Wheel&quot;; [.$C27]))" office:value-type="boolean" office:boolean-value="false" calcext:value-type="boolean">
            <text:p>FALSE</text:p>
          </table:table-cell>
          <table:table-cell table:style-name="ce6" table:formula="of:=ISNUMBER(SEARCH(&quot;ROUND ALUMINIUM BAR&quot;; [.$C27]))" office:value-type="boolean" office:boolean-value="false" calcext:value-type="boolean">
            <text:p>FALSE</text:p>
          </table:table-cell>
          <table:table-cell table:style-name="ce6" table:formula="of:=ISNUMBER(SEARCH(&quot;SQUARE ALUMINIUM HOLLOW BEAM&quot;; [.$C27]))" office:value-type="boolean" office:boolean-value="false" calcext:value-type="boolean">
            <text:p>FALSE</text:p>
          </table:table-cell>
          <table:table-cell table:style-name="ce6" table:formula="of:=ISNUMBER(SEARCH(&quot;ALUMINIUM SHEET&quot;; [.$C27]))" office:value-type="boolean" office:boolean-value="false" calcext:value-type="boolean">
            <text:p>FALSE</text:p>
          </table:table-cell>
          <table:table-cell table:style-name="ce6" table:formula="of:=ISNUMBER(FIND(&quot;: Tube clamp&quot;; [.$C27]))" office:value-type="boolean" office:boolean-value="false" calcext:value-type="boolean">
            <text:p>FALSE</text:p>
          </table:table-cell>
          <table:table-cell table:style-name="ce6" table:formula="of:=AND(ISNUMBER(FIND(&quot;: Tube clamp&quot;; [.$C27])); ISNUMBER(SEARCH(&quot;104:&quot;; [.$C27])))" office:value-type="boolean" office:boolean-value="false" calcext:value-type="boolean">
            <text:p>FALSE</text:p>
          </table:table-cell>
          <table:table-cell table:style-name="ce6" table:formula="of:=AND(ISNUMBER(FIND(&quot;: Tube clamp&quot;; [.$C27])); ISNUMBER(SEARCH(&quot;116:&quot;; [.$C27])))" office:value-type="boolean" office:boolean-value="false" calcext:value-type="boolean">
            <text:p>FALSE</text:p>
          </table:table-cell>
          <table:table-cell table:style-name="ce6" table:formula="of:=AND(ISNUMBER(FIND(&quot;: Tube clamp&quot;; [.$C27])); ISNUMBER(SEARCH(&quot;132:&quot;; [.$C27])))" office:value-type="boolean" office:boolean-value="false" calcext:value-type="boolean">
            <text:p>FALSE</text:p>
          </table:table-cell>
          <table:table-cell table:style-name="ce6" table:formula="of:=AND(ISNUMBER(FIND(&quot;: Tube clamp&quot;; [.$C27])); ISNUMBER(SEARCH(&quot;176:&quot;; [.$C27])))" office:value-type="boolean" office:boolean-value="false" calcext:value-type="boolean">
            <text:p>FALSE</text:p>
          </table:table-cell>
          <table:table-cell table:style-name="ce6" table:formula="of:=ISNUMBER(FIND(&quot;Tool:&quot;; [.$C27]))" office:value-type="boolean" office:boolean-value="false" calcext:value-type="boolean">
            <text:p>FALSE</text:p>
          </table:table-cell>
          <table:table-cell table:style-name="ce11" table:formula="of:=IF(ISNUMBER(FIND(&quot;Φ&quot;; [.$C27])); MID([.$C27]; FIND(&quot;Φ&quot;; [.$C27]) + 1; FIND(&quot;mm&quot;; [.$C27]; FIND(&quot;Φ&quot;; [.$C27])) - FIND(&quot;Φ&quot;; [.$C27]) - 1); IF(ISNUMBER(FIND(&quot;: Bolt M&quot;; [.$C27])); MID([.$C27]; FIND(&quot;: Bolt M&quot;; [.$C27]) + 8; FIND(&quot; &quot;; [.$C27]; FIND(&quot;: Bolt M&quot;; [.$C27]) + 8) - FIND(&quot;: Bolt M&quot;; [.$C27]) - 8); &quot;&quot;))">
            <text:p/>
          </table:table-cell>
          <table:table-cell table:style-name="ce11" table:formula="of:=IF(ISNUMBER(FIND(&quot;: Washer&quot;; [.$C27])); [.$U27]; IF(ISNUMBER(FIND(&quot;Φ&quot;; [.$C27])); MID([.$C27]; FIND(&quot;Φ&quot;; [.$C27]) + 1; FIND(&quot;mm&quot;; [.$C27]; FIND(&quot;Φ&quot;; [.$C27])) - FIND(&quot;Φ&quot;; [.$C27]) - 1); IF(ISNUMBER(FIND(&quot;: Bolt M&quot;; [.$C27])); MID([.$C27]; FIND(&quot;: Bolt M&quot;; [.$C27]) + 8; FIND(&quot; &quot;; [.$C27]; FIND(&quot;: Bolt M&quot;; [.$C27]) + 8) - FIND(&quot;: Bolt M&quot;; [.$C27]) - 8); &quot;&quot;)))">
            <text:p/>
          </table:table-cell>
          <table:table-cell table:style-name="ce15" table:formula="of:=IF(ISNUMBER(FIND(&quot;Φ&quot;; [.$C27]));&#10;      MID([.$C27];&#10;          FIND(&quot;mm &quot;; [.$C27]; FIND(&quot;Φ&quot;; [.$C27])) + 5;&#10;          FIND(&quot;mm &quot;; [.$C27]; FIND(&quot;mm &quot;; [.$C27]; FIND(&quot;Φ&quot;; [.$C27])) + 4) - FIND(&quot;mm &quot;; [.$C27]; FIND(&quot;Φ&quot;; [.$C27])) - 5&#10;     );&#10;      MID([.$C27];&#10;          FIND(&quot;mm &quot;; [.$C27]; FIND(&quot;: &quot;; [.$C27])) - FIND(&quot; &quot;; STRING_REVERSE(LEFT([.$C27]; FIND(&quot;mm &quot;; [.$C27]; FIND(&quot;: &quot;; [.$C27]))))) + 2;&#10;          FIND(&quot; &quot;; STRING_REVERSE(LEFT([.$C27]; FIND(&quot;mm &quot;; [.$C27]; FIND(&quot;: &quot;; [.$C27])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27]));&#10;      MID([.$C28];           FIND(&quot;mm &quot;; [.$C28]; FIND(&quot;mm &quot;; [.$C28]; FIND(&quot;mm &quot;; [.$C28]; FIND(&quot;: &quot;; [.$C28])) + 2) + 2) - FIND(&quot; &quot;; STRING_REVERSE(LEFT([.$C28]; FIND(&quot;mm &quot;; [.$C28]; FIND(&quot;mm &quot;; [.$C28]; FIND(&quot;mm &quot;; [.$C28]; FIND(&quot;: &quot;; [.$C28])) + 2) + 2)))) + 2;           FIND(&quot; &quot;; STRING_REVERSE(LEFT([.$C28]; FIND(&quot;mm &quot;; [.$C28]; FIND(&quot;mm &quot;; [.$C28]; FIND(&quot;mm &quot;; [.$C28]; FIND(&quot;: &quot;; [.$C28])) + 2) + 2)))) - 2      );&#10;      MID([.$C27];&#10;          FIND(&quot;mm &quot;; [.$C27]; FIND(&quot;mm &quot;; [.$C27]; FIND(&quot;: &quot;; [.$C27])) + 2) - FIND(&quot; &quot;; STRING_REVERSE(LEFT([.$C27]; FIND(&quot;mm &quot;; [.$C27]; FIND(&quot;mm &quot;; [.$C27]; FIND(&quot;: &quot;; [.$C27])) + 2)))) + 2;&#10;          FIND(&quot; &quot;; STRING_REVERSE(LEFT([.$C27]; FIND(&quot;mm &quot;; [.$C27]; FIND(&quot;mm &quot;; [.$C27]; FIND(&quot;: &quot;; [.$C27])) + 2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27]));&#10;      &quot;&quot;;&#10;      MID([.$C27];&#10;          FIND(&quot;mm &quot;; [.$C27]; FIND(&quot;mm &quot;; [.$C27]; FIND(&quot;mm &quot;; [.$C27]; FIND(&quot;: &quot;; [.$C27])) + 2) + 2) - FIND(&quot; &quot;; STRING_REVERSE(LEFT([.$C27]; FIND(&quot;mm &quot;; [.$C27]; FIND(&quot;mm &quot;; [.$C27]; FIND(&quot;mm &quot;; [.$C27]; FIND(&quot;: &quot;; [.$C27])) + 2) + 2)))) + 2;&#10;          FIND(&quot; &quot;; STRING_REVERSE(LEFT([.$C27]; FIND(&quot;mm &quot;; [.$C27]; FIND(&quot;mm &quot;; [.$C27]; FIND(&quot;mm &quot;; [.$C27]; FIND(&quot;: &quot;; [.$C27])) + 2) + 2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27]));&#10;      IF(ISNUMBER(FIND(&quot;: Washer&quot;; [.$C27])); [.$V27]; &quot;&quot;);&#10;      MID([.$C27];&#10;          FIND(&quot;mm &quot;; [.$C27]; FIND(&quot;mm &quot;; [.$C27]; FIND(&quot;mm &quot;; [.$C27]; FIND(&quot;mm &quot;; [.$C27]; FIND(&quot;: &quot;; [.$C27])) + 2) + 2) + 2) - FIND(&quot; &quot;; STRING_REVERSE(LEFT([.$C27]; FIND(&quot;mm &quot;; [.$C27]; FIND(&quot;mm &quot;; [.$C27]; FIND(&quot;mm &quot;; [.$C27]; FIND(&quot;mm &quot;; [.$C27]; FIND(&quot;: &quot;; [.$C27])) + 2) + 2) + 2)))) + 2;&#10;          FIND(&quot; &quot;; STRING_REVERSE(LEFT([.$C27]; FIND(&quot;mm &quot;; [.$C27]; FIND(&quot;mm &quot;; [.$C27]; FIND(&quot;mm &quot;; [.$C27]; FIND(&quot;mm &quot;; [.$C27]; FIND(&quot;: &quot;; [.$C27])) + 2) + 2) + 2)))) - 2&#10;     )&#10;)" office:value-type="string" office:string-value="" calcext:value-type="error">
            <text:p>#VALUE!</text:p>
          </table:table-cell>
          <table:table-cell table:style-name="ce16" table:formula="of:=NOT(OR([.$F27:.$Q27]))" office:value-type="boolean" office:boolean-value="true" calcext:value-type="boolean">
            <text:p>TRUE</text:p>
          </table:table-cell>
          <table:table-cell table:style-name="Default" table:formula="of:=RIGHT([.$C27]; LEN([.$C27]) - FIND(&quot; - x&quot;; [.$C27]) - 3)" office:value-type="string" office:string-value="" calcext:value-type="error">
            <text:p>#VALUE!</text:p>
          </table:table-cell>
          <table:table-cell table:style-name="Default" table:number-columns-repeated="99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ECHO: "Washer: Washer Φ50mm x 10mm x 4mm - x1"</text:p>
          </table:table-cell>
          <table:table-cell table:style-name="Default" table:formula="of:=MID([.$B28]; 8; LEN([.$B28]) - 8)" office:value-type="string" office:string-value="Washer: Washer Φ50mm x 10mm x 4mm - x1" calcext:value-type="string">
            <text:p>Washer: Washer Φ50mm x 10mm x 4mm - x1</text:p>
          </table:table-cell>
          <table:table-cell table:style-name="Default" table:formula="of:=IF(LEFT([.$C28]; 5) = &quot;Tool:&quot;; RIGHT([.$C28]; LEN([.$C28]) - 6); LEFT([.$C28]; FIND(&quot;:&quot;; [.$C28]) - 1))" office:value-type="string" office:string-value="Washer" calcext:value-type="string">
            <text:p>Washer</text:p>
          </table:table-cell>
          <table:table-cell table:style-name="ce6" table:formula="of:=NOT(RIGHT(TRIM([.$C28]); 1) = &quot;:&quot;)" office:value-type="boolean" office:boolean-value="true" calcext:value-type="boolean">
            <text:p>TRUE</text:p>
          </table:table-cell>
          <table:table-cell table:style-name="ce6" table:formula="of:=ISNUMBER(FIND(&quot;: Washer&quot;; [.$C28]))" office:value-type="boolean" office:boolean-value="true" calcext:value-type="boolean">
            <text:p>TRUE</text:p>
          </table:table-cell>
          <table:table-cell table:style-name="ce6" table:formula="of:=ISNUMBER(FIND(&quot;: Bolt&quot;; [.$C28]))" office:value-type="boolean" office:boolean-value="false" calcext:value-type="boolean">
            <text:p>FALSE</text:p>
          </table:table-cell>
          <table:table-cell table:style-name="ce6" table:formula="of:=ISNUMBER(FIND(&quot;: Nut&quot;; [.$C28]))" office:value-type="boolean" office:boolean-value="false" calcext:value-type="boolean">
            <text:p>FALSE</text:p>
          </table:table-cell>
          <table:table-cell table:style-name="ce6" table:formula="of:=ISNUMBER(SEARCH(&quot;: Wheel&quot;; [.$C28]))" office:value-type="boolean" office:boolean-value="false" calcext:value-type="boolean">
            <text:p>FALSE</text:p>
          </table:table-cell>
          <table:table-cell table:style-name="ce6" table:formula="of:=ISNUMBER(SEARCH(&quot;ROUND ALUMINIUM BAR&quot;; [.$C28]))" office:value-type="boolean" office:boolean-value="false" calcext:value-type="boolean">
            <text:p>FALSE</text:p>
          </table:table-cell>
          <table:table-cell table:style-name="ce6" table:formula="of:=ISNUMBER(SEARCH(&quot;SQUARE ALUMINIUM HOLLOW BEAM&quot;; [.$C28]))" office:value-type="boolean" office:boolean-value="false" calcext:value-type="boolean">
            <text:p>FALSE</text:p>
          </table:table-cell>
          <table:table-cell table:style-name="ce6" table:formula="of:=ISNUMBER(SEARCH(&quot;ALUMINIUM SHEET&quot;; [.$C28]))" office:value-type="boolean" office:boolean-value="false" calcext:value-type="boolean">
            <text:p>FALSE</text:p>
          </table:table-cell>
          <table:table-cell table:style-name="ce6" table:formula="of:=ISNUMBER(FIND(&quot;: Tube clamp&quot;; [.$C28]))" office:value-type="boolean" office:boolean-value="false" calcext:value-type="boolean">
            <text:p>FALSE</text:p>
          </table:table-cell>
          <table:table-cell table:style-name="ce6" table:formula="of:=AND(ISNUMBER(FIND(&quot;: Tube clamp&quot;; [.$C28])); ISNUMBER(SEARCH(&quot;104:&quot;; [.$C28])))" office:value-type="boolean" office:boolean-value="false" calcext:value-type="boolean">
            <text:p>FALSE</text:p>
          </table:table-cell>
          <table:table-cell table:style-name="ce6" table:formula="of:=AND(ISNUMBER(FIND(&quot;: Tube clamp&quot;; [.$C28])); ISNUMBER(SEARCH(&quot;116:&quot;; [.$C28])))" office:value-type="boolean" office:boolean-value="false" calcext:value-type="boolean">
            <text:p>FALSE</text:p>
          </table:table-cell>
          <table:table-cell table:style-name="ce6" table:formula="of:=AND(ISNUMBER(FIND(&quot;: Tube clamp&quot;; [.$C28])); ISNUMBER(SEARCH(&quot;132:&quot;; [.$C28])))" office:value-type="boolean" office:boolean-value="false" calcext:value-type="boolean">
            <text:p>FALSE</text:p>
          </table:table-cell>
          <table:table-cell table:style-name="ce6" table:formula="of:=AND(ISNUMBER(FIND(&quot;: Tube clamp&quot;; [.$C28])); ISNUMBER(SEARCH(&quot;176:&quot;; [.$C28])))" office:value-type="boolean" office:boolean-value="false" calcext:value-type="boolean">
            <text:p>FALSE</text:p>
          </table:table-cell>
          <table:table-cell table:style-name="ce6" table:formula="of:=ISNUMBER(FIND(&quot;Tool:&quot;; [.$C28]))" office:value-type="boolean" office:boolean-value="false" calcext:value-type="boolean">
            <text:p>FALSE</text:p>
          </table:table-cell>
          <table:table-cell table:style-name="ce11" table:formula="of:=IF(ISNUMBER(FIND(&quot;Φ&quot;; [.$C28])); MID([.$C28]; FIND(&quot;Φ&quot;; [.$C28]) + 1; FIND(&quot;mm&quot;; [.$C28]; FIND(&quot;Φ&quot;; [.$C28])) - FIND(&quot;Φ&quot;; [.$C28]) - 1); IF(ISNUMBER(FIND(&quot;: Bolt M&quot;; [.$C28])); MID([.$C28]; FIND(&quot;: Bolt M&quot;; [.$C28]) + 8; FIND(&quot; &quot;; [.$C28]; FIND(&quot;: Bolt M&quot;; [.$C28]) + 8) - FIND(&quot;: Bolt M&quot;; [.$C28]) - 8); &quot;&quot;))" office:value-type="string" office:string-value="50" calcext:value-type="string">
            <text:p>50</text:p>
          </table:table-cell>
          <table:table-cell table:style-name="ce11" table:formula="of:=IF(ISNUMBER(FIND(&quot;: Washer&quot;; [.$C28])); [.$U28]; IF(ISNUMBER(FIND(&quot;Φ&quot;; [.$C28])); MID([.$C28]; FIND(&quot;Φ&quot;; [.$C28]) + 1; FIND(&quot;mm&quot;; [.$C28]; FIND(&quot;Φ&quot;; [.$C28])) - FIND(&quot;Φ&quot;; [.$C28]) - 1); IF(ISNUMBER(FIND(&quot;: Bolt M&quot;; [.$C28])); MID([.$C28]; FIND(&quot;: Bolt M&quot;; [.$C28]) + 8; FIND(&quot; &quot;; [.$C28]; FIND(&quot;: Bolt M&quot;; [.$C28]) + 8) - FIND(&quot;: Bolt M&quot;; [.$C28]) - 8); &quot;&quot;)))" office:value-type="string" office:string-value="10" calcext:value-type="string">
            <text:p>10</text:p>
          </table:table-cell>
          <table:table-cell table:style-name="ce15" table:formula="of:=IF(ISNUMBER(FIND(&quot;Φ&quot;; [.$C28]));&#10;      MID([.$C28];&#10;          FIND(&quot;mm &quot;; [.$C28]; FIND(&quot;Φ&quot;; [.$C28])) + 5;&#10;          FIND(&quot;mm &quot;; [.$C28]; FIND(&quot;mm &quot;; [.$C28]; FIND(&quot;Φ&quot;; [.$C28])) + 4) - FIND(&quot;mm &quot;; [.$C28]; FIND(&quot;Φ&quot;; [.$C28])) - 5&#10;     );&#10;      MID([.$C28];&#10;          FIND(&quot;mm &quot;; [.$C28]; FIND(&quot;: &quot;; [.$C28])) - FIND(&quot; &quot;; STRING_REVERSE(LEFT([.$C28]; FIND(&quot;mm &quot;; [.$C28]; FIND(&quot;: &quot;; [.$C28]))))) + 2;&#10;          FIND(&quot; &quot;; STRING_REVERSE(LEFT([.$C28]; FIND(&quot;mm &quot;; [.$C28]; FIND(&quot;: &quot;; [.$C28]))))) - 2&#10;     )&#10;)" office:value-type="string" office:string-value="10" calcext:value-type="string">
            <text:p>10</text:p>
          </table:table-cell>
          <table:table-cell table:style-name="ce15" table:formula="of:=IF(ISNUMBER(FIND(&quot;Φ&quot;; [.$C28]));&#10;      MID([.$C29];           FIND(&quot;mm &quot;; [.$C29]; FIND(&quot;mm &quot;; [.$C29]; FIND(&quot;mm &quot;; [.$C29]; FIND(&quot;: &quot;; [.$C29])) + 2) + 2) - FIND(&quot; &quot;; STRING_REVERSE(LEFT([.$C29]; FIND(&quot;mm &quot;; [.$C29]; FIND(&quot;mm &quot;; [.$C29]; FIND(&quot;mm &quot;; [.$C29]; FIND(&quot;: &quot;; [.$C29])) + 2) + 2)))) + 2;           FIND(&quot; &quot;; STRING_REVERSE(LEFT([.$C29]; FIND(&quot;mm &quot;; [.$C29]; FIND(&quot;mm &quot;; [.$C29]; FIND(&quot;mm &quot;; [.$C29]; FIND(&quot;: &quot;; [.$C29])) + 2) + 2)))) - 2      );&#10;      MID([.$C28];&#10;          FIND(&quot;mm &quot;; [.$C28]; FIND(&quot;mm &quot;; [.$C28]; FIND(&quot;: &quot;; [.$C28])) + 2) - FIND(&quot; &quot;; STRING_REVERSE(LEFT([.$C28]; FIND(&quot;mm &quot;; [.$C28]; FIND(&quot;mm &quot;; [.$C28]; FIND(&quot;: &quot;; [.$C28])) + 2)))) + 2;&#10;          FIND(&quot; &quot;; STRING_REVERSE(LEFT([.$C28]; FIND(&quot;mm &quot;; [.$C28]; FIND(&quot;mm &quot;; [.$C28]; FIND(&quot;: &quot;; [.$C28])) + 2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28]));&#10;      &quot;&quot;;&#10;      MID([.$C28];&#10;          FIND(&quot;mm &quot;; [.$C28]; FIND(&quot;mm &quot;; [.$C28]; FIND(&quot;mm &quot;; [.$C28]; FIND(&quot;: &quot;; [.$C28])) + 2) + 2) - FIND(&quot; &quot;; STRING_REVERSE(LEFT([.$C28]; FIND(&quot;mm &quot;; [.$C28]; FIND(&quot;mm &quot;; [.$C28]; FIND(&quot;mm &quot;; [.$C28]; FIND(&quot;: &quot;; [.$C28])) + 2) + 2)))) + 2;&#10;          FIND(&quot; &quot;; STRING_REVERSE(LEFT([.$C28]; FIND(&quot;mm &quot;; [.$C28]; FIND(&quot;mm &quot;; [.$C28]; FIND(&quot;mm &quot;; [.$C28]; FIND(&quot;: &quot;; [.$C28])) + 2) + 2)))) - 2&#10;     )&#10;)">
            <text:p/>
          </table:table-cell>
          <table:table-cell table:style-name="ce15" table:formula="of:=IF(ISNUMBER(FIND(&quot;Φ&quot;; [.$C28]));&#10;      IF(ISNUMBER(FIND(&quot;: Washer&quot;; [.$C28])); [.$V28]; &quot;&quot;);&#10;      MID([.$C28];&#10;          FIND(&quot;mm &quot;; [.$C28]; FIND(&quot;mm &quot;; [.$C28]; FIND(&quot;mm &quot;; [.$C28]; FIND(&quot;mm &quot;; [.$C28]; FIND(&quot;: &quot;; [.$C28])) + 2) + 2) + 2) - FIND(&quot; &quot;; STRING_REVERSE(LEFT([.$C28]; FIND(&quot;mm &quot;; [.$C28]; FIND(&quot;mm &quot;; [.$C28]; FIND(&quot;mm &quot;; [.$C28]; FIND(&quot;mm &quot;; [.$C28]; FIND(&quot;: &quot;; [.$C28])) + 2) + 2) + 2)))) + 2;&#10;          FIND(&quot; &quot;; STRING_REVERSE(LEFT([.$C28]; FIND(&quot;mm &quot;; [.$C28]; FIND(&quot;mm &quot;; [.$C28]; FIND(&quot;mm &quot;; [.$C28]; FIND(&quot;mm &quot;; [.$C28]; FIND(&quot;: &quot;; [.$C28])) + 2) + 2) + 2)))) - 2&#10;     )&#10;)" office:value-type="string" office:string-value="" calcext:value-type="error">
            <text:p>#VALUE!</text:p>
          </table:table-cell>
          <table:table-cell table:style-name="ce16" table:formula="of:=NOT(OR([.$F28:.$Q28]))" office:value-type="boolean" office:boolean-value="false" calcext:value-type="boolean">
            <text:p>FALSE</text:p>
          </table:table-cell>
          <table:table-cell table:style-name="Default" table:formula="of:=RIGHT([.$C28]; LEN([.$C28]) - FIND(&quot; - x&quot;; [.$C28]) - 3)" office:value-type="string" office:string-value="1" calcext:value-type="string">
            <text:p>1</text:p>
          </table:table-cell>
          <table:table-cell table:style-name="Default" table:number-columns-repeated="99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ECHO: "Metric bolt assembly:"</text:p>
          </table:table-cell>
          <table:table-cell table:style-name="Default" table:formula="of:=MID([.$B29]; 8; LEN([.$B29]) - 8)" office:value-type="string" office:string-value="Metric bolt assembly:" calcext:value-type="string">
            <text:p>Metric bolt assembly:</text:p>
          </table:table-cell>
          <table:table-cell table:style-name="Default" table:formula="of:=IF(LEFT([.$C29]; 5) = &quot;Tool:&quot;; RIGHT([.$C29]; LEN([.$C29]) - 6); LEFT([.$C29]; FIND(&quot;:&quot;; [.$C29]) - 1))" office:value-type="string" office:string-value="Metric bolt assembly" calcext:value-type="string">
            <text:p>Metric bolt assembly</text:p>
          </table:table-cell>
          <table:table-cell table:style-name="ce6" table:formula="of:=NOT(RIGHT(TRIM([.$C29]); 1) = &quot;:&quot;)" office:value-type="boolean" office:boolean-value="false" calcext:value-type="boolean">
            <text:p>FALSE</text:p>
          </table:table-cell>
          <table:table-cell table:style-name="ce6" table:formula="of:=ISNUMBER(FIND(&quot;: Washer&quot;; [.$C29]))" office:value-type="boolean" office:boolean-value="false" calcext:value-type="boolean">
            <text:p>FALSE</text:p>
          </table:table-cell>
          <table:table-cell table:style-name="ce6" table:formula="of:=ISNUMBER(FIND(&quot;: Bolt&quot;; [.$C29]))" office:value-type="boolean" office:boolean-value="false" calcext:value-type="boolean">
            <text:p>FALSE</text:p>
          </table:table-cell>
          <table:table-cell table:style-name="ce6" table:formula="of:=ISNUMBER(FIND(&quot;: Nut&quot;; [.$C29]))" office:value-type="boolean" office:boolean-value="false" calcext:value-type="boolean">
            <text:p>FALSE</text:p>
          </table:table-cell>
          <table:table-cell table:style-name="ce6" table:formula="of:=ISNUMBER(SEARCH(&quot;: Wheel&quot;; [.$C29]))" office:value-type="boolean" office:boolean-value="false" calcext:value-type="boolean">
            <text:p>FALSE</text:p>
          </table:table-cell>
          <table:table-cell table:style-name="ce6" table:formula="of:=ISNUMBER(SEARCH(&quot;ROUND ALUMINIUM BAR&quot;; [.$C29]))" office:value-type="boolean" office:boolean-value="false" calcext:value-type="boolean">
            <text:p>FALSE</text:p>
          </table:table-cell>
          <table:table-cell table:style-name="ce6" table:formula="of:=ISNUMBER(SEARCH(&quot;SQUARE ALUMINIUM HOLLOW BEAM&quot;; [.$C29]))" office:value-type="boolean" office:boolean-value="false" calcext:value-type="boolean">
            <text:p>FALSE</text:p>
          </table:table-cell>
          <table:table-cell table:style-name="ce6" table:formula="of:=ISNUMBER(SEARCH(&quot;ALUMINIUM SHEET&quot;; [.$C29]))" office:value-type="boolean" office:boolean-value="false" calcext:value-type="boolean">
            <text:p>FALSE</text:p>
          </table:table-cell>
          <table:table-cell table:style-name="ce6" table:formula="of:=ISNUMBER(FIND(&quot;: Tube clamp&quot;; [.$C29]))" office:value-type="boolean" office:boolean-value="false" calcext:value-type="boolean">
            <text:p>FALSE</text:p>
          </table:table-cell>
          <table:table-cell table:style-name="ce6" table:formula="of:=AND(ISNUMBER(FIND(&quot;: Tube clamp&quot;; [.$C29])); ISNUMBER(SEARCH(&quot;104:&quot;; [.$C29])))" office:value-type="boolean" office:boolean-value="false" calcext:value-type="boolean">
            <text:p>FALSE</text:p>
          </table:table-cell>
          <table:table-cell table:style-name="ce6" table:formula="of:=AND(ISNUMBER(FIND(&quot;: Tube clamp&quot;; [.$C29])); ISNUMBER(SEARCH(&quot;116:&quot;; [.$C29])))" office:value-type="boolean" office:boolean-value="false" calcext:value-type="boolean">
            <text:p>FALSE</text:p>
          </table:table-cell>
          <table:table-cell table:style-name="ce6" table:formula="of:=AND(ISNUMBER(FIND(&quot;: Tube clamp&quot;; [.$C29])); ISNUMBER(SEARCH(&quot;132:&quot;; [.$C29])))" office:value-type="boolean" office:boolean-value="false" calcext:value-type="boolean">
            <text:p>FALSE</text:p>
          </table:table-cell>
          <table:table-cell table:style-name="ce6" table:formula="of:=AND(ISNUMBER(FIND(&quot;: Tube clamp&quot;; [.$C29])); ISNUMBER(SEARCH(&quot;176:&quot;; [.$C29])))" office:value-type="boolean" office:boolean-value="false" calcext:value-type="boolean">
            <text:p>FALSE</text:p>
          </table:table-cell>
          <table:table-cell table:style-name="ce6" table:formula="of:=ISNUMBER(FIND(&quot;Tool:&quot;; [.$C29]))" office:value-type="boolean" office:boolean-value="false" calcext:value-type="boolean">
            <text:p>FALSE</text:p>
          </table:table-cell>
          <table:table-cell table:style-name="ce11" table:formula="of:=IF(ISNUMBER(FIND(&quot;Φ&quot;; [.$C29])); MID([.$C29]; FIND(&quot;Φ&quot;; [.$C29]) + 1; FIND(&quot;mm&quot;; [.$C29]; FIND(&quot;Φ&quot;; [.$C29])) - FIND(&quot;Φ&quot;; [.$C29]) - 1); IF(ISNUMBER(FIND(&quot;: Bolt M&quot;; [.$C29])); MID([.$C29]; FIND(&quot;: Bolt M&quot;; [.$C29]) + 8; FIND(&quot; &quot;; [.$C29]; FIND(&quot;: Bolt M&quot;; [.$C29]) + 8) - FIND(&quot;: Bolt M&quot;; [.$C29]) - 8); &quot;&quot;))">
            <text:p/>
          </table:table-cell>
          <table:table-cell table:style-name="ce11" table:formula="of:=IF(ISNUMBER(FIND(&quot;: Washer&quot;; [.$C29])); [.$U29]; IF(ISNUMBER(FIND(&quot;Φ&quot;; [.$C29])); MID([.$C29]; FIND(&quot;Φ&quot;; [.$C29]) + 1; FIND(&quot;mm&quot;; [.$C29]; FIND(&quot;Φ&quot;; [.$C29])) - FIND(&quot;Φ&quot;; [.$C29]) - 1); IF(ISNUMBER(FIND(&quot;: Bolt M&quot;; [.$C29])); MID([.$C29]; FIND(&quot;: Bolt M&quot;; [.$C29]) + 8; FIND(&quot; &quot;; [.$C29]; FIND(&quot;: Bolt M&quot;; [.$C29]) + 8) - FIND(&quot;: Bolt M&quot;; [.$C29]) - 8); &quot;&quot;)))">
            <text:p/>
          </table:table-cell>
          <table:table-cell table:style-name="ce15" table:formula="of:=IF(ISNUMBER(FIND(&quot;Φ&quot;; [.$C29]));&#10;      MID([.$C29];&#10;          FIND(&quot;mm &quot;; [.$C29]; FIND(&quot;Φ&quot;; [.$C29])) + 5;&#10;          FIND(&quot;mm &quot;; [.$C29]; FIND(&quot;mm &quot;; [.$C29]; FIND(&quot;Φ&quot;; [.$C29])) + 4) - FIND(&quot;mm &quot;; [.$C29]; FIND(&quot;Φ&quot;; [.$C29])) - 5&#10;     );&#10;      MID([.$C29];&#10;          FIND(&quot;mm &quot;; [.$C29]; FIND(&quot;: &quot;; [.$C29])) - FIND(&quot; &quot;; STRING_REVERSE(LEFT([.$C29]; FIND(&quot;mm &quot;; [.$C29]; FIND(&quot;: &quot;; [.$C29]))))) + 2;&#10;          FIND(&quot; &quot;; STRING_REVERSE(LEFT([.$C29]; FIND(&quot;mm &quot;; [.$C29]; FIND(&quot;: &quot;; [.$C29])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29]));&#10;      MID([.$C30];           FIND(&quot;mm &quot;; [.$C30]; FIND(&quot;mm &quot;; [.$C30]; FIND(&quot;mm &quot;; [.$C30]; FIND(&quot;: &quot;; [.$C30])) + 2) + 2) - FIND(&quot; &quot;; STRING_REVERSE(LEFT([.$C30]; FIND(&quot;mm &quot;; [.$C30]; FIND(&quot;mm &quot;; [.$C30]; FIND(&quot;mm &quot;; [.$C30]; FIND(&quot;: &quot;; [.$C30])) + 2) + 2)))) + 2;           FIND(&quot; &quot;; STRING_REVERSE(LEFT([.$C30]; FIND(&quot;mm &quot;; [.$C30]; FIND(&quot;mm &quot;; [.$C30]; FIND(&quot;mm &quot;; [.$C30]; FIND(&quot;: &quot;; [.$C30])) + 2) + 2)))) - 2      );&#10;      MID([.$C29];&#10;          FIND(&quot;mm &quot;; [.$C29]; FIND(&quot;mm &quot;; [.$C29]; FIND(&quot;: &quot;; [.$C29])) + 2) - FIND(&quot; &quot;; STRING_REVERSE(LEFT([.$C29]; FIND(&quot;mm &quot;; [.$C29]; FIND(&quot;mm &quot;; [.$C29]; FIND(&quot;: &quot;; [.$C29])) + 2)))) + 2;&#10;          FIND(&quot; &quot;; STRING_REVERSE(LEFT([.$C29]; FIND(&quot;mm &quot;; [.$C29]; FIND(&quot;mm &quot;; [.$C29]; FIND(&quot;: &quot;; [.$C29])) + 2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29]));&#10;      &quot;&quot;;&#10;      MID([.$C29];&#10;          FIND(&quot;mm &quot;; [.$C29]; FIND(&quot;mm &quot;; [.$C29]; FIND(&quot;mm &quot;; [.$C29]; FIND(&quot;: &quot;; [.$C29])) + 2) + 2) - FIND(&quot; &quot;; STRING_REVERSE(LEFT([.$C29]; FIND(&quot;mm &quot;; [.$C29]; FIND(&quot;mm &quot;; [.$C29]; FIND(&quot;mm &quot;; [.$C29]; FIND(&quot;: &quot;; [.$C29])) + 2) + 2)))) + 2;&#10;          FIND(&quot; &quot;; STRING_REVERSE(LEFT([.$C29]; FIND(&quot;mm &quot;; [.$C29]; FIND(&quot;mm &quot;; [.$C29]; FIND(&quot;mm &quot;; [.$C29]; FIND(&quot;: &quot;; [.$C29])) + 2) + 2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29]));&#10;      IF(ISNUMBER(FIND(&quot;: Washer&quot;; [.$C29])); [.$V29]; &quot;&quot;);&#10;      MID([.$C29];&#10;          FIND(&quot;mm &quot;; [.$C29]; FIND(&quot;mm &quot;; [.$C29]; FIND(&quot;mm &quot;; [.$C29]; FIND(&quot;mm &quot;; [.$C29]; FIND(&quot;: &quot;; [.$C29])) + 2) + 2) + 2) - FIND(&quot; &quot;; STRING_REVERSE(LEFT([.$C29]; FIND(&quot;mm &quot;; [.$C29]; FIND(&quot;mm &quot;; [.$C29]; FIND(&quot;mm &quot;; [.$C29]; FIND(&quot;mm &quot;; [.$C29]; FIND(&quot;: &quot;; [.$C29])) + 2) + 2) + 2)))) + 2;&#10;          FIND(&quot; &quot;; STRING_REVERSE(LEFT([.$C29]; FIND(&quot;mm &quot;; [.$C29]; FIND(&quot;mm &quot;; [.$C29]; FIND(&quot;mm &quot;; [.$C29]; FIND(&quot;mm &quot;; [.$C29]; FIND(&quot;: &quot;; [.$C29])) + 2) + 2) + 2)))) - 2&#10;     )&#10;)" office:value-type="string" office:string-value="" calcext:value-type="error">
            <text:p>#VALUE!</text:p>
          </table:table-cell>
          <table:table-cell table:style-name="ce16" table:formula="of:=NOT(OR([.$F29:.$Q29]))" office:value-type="boolean" office:boolean-value="true" calcext:value-type="boolean">
            <text:p>TRUE</text:p>
          </table:table-cell>
          <table:table-cell table:style-name="Default" table:formula="of:=RIGHT([.$C29]; LEN([.$C29]) - FIND(&quot; - x&quot;; [.$C29]) - 3)" office:value-type="string" office:string-value="" calcext:value-type="error">
            <text:p>#VALUE!</text:p>
          </table:table-cell>
          <table:table-cell table:style-name="Default" table:number-columns-repeated="99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ECHO: "Bolt: Bolt M10 x 75mm - x1"</text:p>
          </table:table-cell>
          <table:table-cell table:style-name="Default" table:formula="of:=MID([.$B30]; 8; LEN([.$B30]) - 8)" office:value-type="string" office:string-value="Bolt: Bolt M10 x 75mm - x1" calcext:value-type="string">
            <text:p>Bolt: Bolt M10 x 75mm - x1</text:p>
          </table:table-cell>
          <table:table-cell table:style-name="Default" table:formula="of:=IF(LEFT([.$C30]; 5) = &quot;Tool:&quot;; RIGHT([.$C30]; LEN([.$C30]) - 6); LEFT([.$C30]; FIND(&quot;:&quot;; [.$C30]) - 1))" office:value-type="string" office:string-value="Bolt" calcext:value-type="string">
            <text:p>Bolt</text:p>
          </table:table-cell>
          <table:table-cell table:style-name="ce6" table:formula="of:=NOT(RIGHT(TRIM([.$C30]); 1) = &quot;:&quot;)" office:value-type="boolean" office:boolean-value="true" calcext:value-type="boolean">
            <text:p>TRUE</text:p>
          </table:table-cell>
          <table:table-cell table:style-name="ce6" table:formula="of:=ISNUMBER(FIND(&quot;: Washer&quot;; [.$C30]))" office:value-type="boolean" office:boolean-value="false" calcext:value-type="boolean">
            <text:p>FALSE</text:p>
          </table:table-cell>
          <table:table-cell table:style-name="ce6" table:formula="of:=ISNUMBER(FIND(&quot;: Bolt&quot;; [.$C30]))" office:value-type="boolean" office:boolean-value="true" calcext:value-type="boolean">
            <text:p>TRUE</text:p>
          </table:table-cell>
          <table:table-cell table:style-name="ce6" table:formula="of:=ISNUMBER(FIND(&quot;: Nut&quot;; [.$C30]))" office:value-type="boolean" office:boolean-value="false" calcext:value-type="boolean">
            <text:p>FALSE</text:p>
          </table:table-cell>
          <table:table-cell table:style-name="ce6" table:formula="of:=ISNUMBER(SEARCH(&quot;: Wheel&quot;; [.$C30]))" office:value-type="boolean" office:boolean-value="false" calcext:value-type="boolean">
            <text:p>FALSE</text:p>
          </table:table-cell>
          <table:table-cell table:style-name="ce6" table:formula="of:=ISNUMBER(SEARCH(&quot;ROUND ALUMINIUM BAR&quot;; [.$C30]))" office:value-type="boolean" office:boolean-value="false" calcext:value-type="boolean">
            <text:p>FALSE</text:p>
          </table:table-cell>
          <table:table-cell table:style-name="ce6" table:formula="of:=ISNUMBER(SEARCH(&quot;SQUARE ALUMINIUM HOLLOW BEAM&quot;; [.$C30]))" office:value-type="boolean" office:boolean-value="false" calcext:value-type="boolean">
            <text:p>FALSE</text:p>
          </table:table-cell>
          <table:table-cell table:style-name="ce6" table:formula="of:=ISNUMBER(SEARCH(&quot;ALUMINIUM SHEET&quot;; [.$C30]))" office:value-type="boolean" office:boolean-value="false" calcext:value-type="boolean">
            <text:p>FALSE</text:p>
          </table:table-cell>
          <table:table-cell table:style-name="ce6" table:formula="of:=ISNUMBER(FIND(&quot;: Tube clamp&quot;; [.$C30]))" office:value-type="boolean" office:boolean-value="false" calcext:value-type="boolean">
            <text:p>FALSE</text:p>
          </table:table-cell>
          <table:table-cell table:style-name="ce6" table:formula="of:=AND(ISNUMBER(FIND(&quot;: Tube clamp&quot;; [.$C30])); ISNUMBER(SEARCH(&quot;104:&quot;; [.$C30])))" office:value-type="boolean" office:boolean-value="false" calcext:value-type="boolean">
            <text:p>FALSE</text:p>
          </table:table-cell>
          <table:table-cell table:style-name="ce6" table:formula="of:=AND(ISNUMBER(FIND(&quot;: Tube clamp&quot;; [.$C30])); ISNUMBER(SEARCH(&quot;116:&quot;; [.$C30])))" office:value-type="boolean" office:boolean-value="false" calcext:value-type="boolean">
            <text:p>FALSE</text:p>
          </table:table-cell>
          <table:table-cell table:style-name="ce6" table:formula="of:=AND(ISNUMBER(FIND(&quot;: Tube clamp&quot;; [.$C30])); ISNUMBER(SEARCH(&quot;132:&quot;; [.$C30])))" office:value-type="boolean" office:boolean-value="false" calcext:value-type="boolean">
            <text:p>FALSE</text:p>
          </table:table-cell>
          <table:table-cell table:style-name="ce6" table:formula="of:=AND(ISNUMBER(FIND(&quot;: Tube clamp&quot;; [.$C30])); ISNUMBER(SEARCH(&quot;176:&quot;; [.$C30])))" office:value-type="boolean" office:boolean-value="false" calcext:value-type="boolean">
            <text:p>FALSE</text:p>
          </table:table-cell>
          <table:table-cell table:style-name="ce6" table:formula="of:=ISNUMBER(FIND(&quot;Tool:&quot;; [.$C30]))" office:value-type="boolean" office:boolean-value="false" calcext:value-type="boolean">
            <text:p>FALSE</text:p>
          </table:table-cell>
          <table:table-cell table:style-name="ce11" table:formula="of:=IF(ISNUMBER(FIND(&quot;Φ&quot;; [.$C30])); MID([.$C30]; FIND(&quot;Φ&quot;; [.$C30]) + 1; FIND(&quot;mm&quot;; [.$C30]; FIND(&quot;Φ&quot;; [.$C30])) - FIND(&quot;Φ&quot;; [.$C30]) - 1); IF(ISNUMBER(FIND(&quot;: Bolt M&quot;; [.$C30])); MID([.$C30]; FIND(&quot;: Bolt M&quot;; [.$C30]) + 8; FIND(&quot; &quot;; [.$C30]; FIND(&quot;: Bolt M&quot;; [.$C30]) + 8) - FIND(&quot;: Bolt M&quot;; [.$C30]) - 8); &quot;&quot;))" office:value-type="string" office:string-value="10" calcext:value-type="string">
            <text:p>10</text:p>
          </table:table-cell>
          <table:table-cell table:style-name="ce11" table:formula="of:=IF(ISNUMBER(FIND(&quot;: Washer&quot;; [.$C30])); [.$U30]; IF(ISNUMBER(FIND(&quot;Φ&quot;; [.$C30])); MID([.$C30]; FIND(&quot;Φ&quot;; [.$C30]) + 1; FIND(&quot;mm&quot;; [.$C30]; FIND(&quot;Φ&quot;; [.$C30])) - FIND(&quot;Φ&quot;; [.$C30]) - 1); IF(ISNUMBER(FIND(&quot;: Bolt M&quot;; [.$C30])); MID([.$C30]; FIND(&quot;: Bolt M&quot;; [.$C30]) + 8; FIND(&quot; &quot;; [.$C30]; FIND(&quot;: Bolt M&quot;; [.$C30]) + 8) - FIND(&quot;: Bolt M&quot;; [.$C30]) - 8); &quot;&quot;)))" office:value-type="string" office:string-value="10" calcext:value-type="string">
            <text:p>10</text:p>
          </table:table-cell>
          <table:table-cell table:style-name="ce15" table:formula="of:=IF(ISNUMBER(FIND(&quot;Φ&quot;; [.$C30]));&#10;      MID([.$C30];&#10;          FIND(&quot;mm &quot;; [.$C30]; FIND(&quot;Φ&quot;; [.$C30])) + 5;&#10;          FIND(&quot;mm &quot;; [.$C30]; FIND(&quot;mm &quot;; [.$C30]; FIND(&quot;Φ&quot;; [.$C30])) + 4) - FIND(&quot;mm &quot;; [.$C30]; FIND(&quot;Φ&quot;; [.$C30])) - 5&#10;     );&#10;      MID([.$C30];&#10;          FIND(&quot;mm &quot;; [.$C30]; FIND(&quot;: &quot;; [.$C30])) - FIND(&quot; &quot;; STRING_REVERSE(LEFT([.$C30]; FIND(&quot;mm &quot;; [.$C30]; FIND(&quot;: &quot;; [.$C30]))))) + 2;&#10;          FIND(&quot; &quot;; STRING_REVERSE(LEFT([.$C30]; FIND(&quot;mm &quot;; [.$C30]; FIND(&quot;: &quot;; [.$C30]))))) - 2&#10;     )&#10;)" office:value-type="string" office:string-value="75" calcext:value-type="string">
            <text:p>75</text:p>
          </table:table-cell>
          <table:table-cell table:style-name="ce15" table:formula="of:=IF(ISNUMBER(FIND(&quot;Φ&quot;; [.$C30]));&#10;      MID([.$C31];           FIND(&quot;mm &quot;; [.$C31]; FIND(&quot;mm &quot;; [.$C31]; FIND(&quot;mm &quot;; [.$C31]; FIND(&quot;: &quot;; [.$C31])) + 2) + 2) - FIND(&quot; &quot;; STRING_REVERSE(LEFT([.$C31]; FIND(&quot;mm &quot;; [.$C31]; FIND(&quot;mm &quot;; [.$C31]; FIND(&quot;mm &quot;; [.$C31]; FIND(&quot;: &quot;; [.$C31])) + 2) + 2)))) + 2;           FIND(&quot; &quot;; STRING_REVERSE(LEFT([.$C31]; FIND(&quot;mm &quot;; [.$C31]; FIND(&quot;mm &quot;; [.$C31]; FIND(&quot;mm &quot;; [.$C31]; FIND(&quot;: &quot;; [.$C31])) + 2) + 2)))) - 2      );&#10;      MID([.$C30];&#10;          FIND(&quot;mm &quot;; [.$C30]; FIND(&quot;mm &quot;; [.$C30]; FIND(&quot;: &quot;; [.$C30])) + 2) - FIND(&quot; &quot;; STRING_REVERSE(LEFT([.$C30]; FIND(&quot;mm &quot;; [.$C30]; FIND(&quot;mm &quot;; [.$C30]; FIND(&quot;: &quot;; [.$C30])) + 2)))) + 2;&#10;          FIND(&quot; &quot;; STRING_REVERSE(LEFT([.$C30]; FIND(&quot;mm &quot;; [.$C30]; FIND(&quot;mm &quot;; [.$C30]; FIND(&quot;: &quot;; [.$C30])) + 2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30]));&#10;      &quot;&quot;;&#10;      MID([.$C30];&#10;          FIND(&quot;mm &quot;; [.$C30]; FIND(&quot;mm &quot;; [.$C30]; FIND(&quot;mm &quot;; [.$C30]; FIND(&quot;: &quot;; [.$C30])) + 2) + 2) - FIND(&quot; &quot;; STRING_REVERSE(LEFT([.$C30]; FIND(&quot;mm &quot;; [.$C30]; FIND(&quot;mm &quot;; [.$C30]; FIND(&quot;mm &quot;; [.$C30]; FIND(&quot;: &quot;; [.$C30])) + 2) + 2)))) + 2;&#10;          FIND(&quot; &quot;; STRING_REVERSE(LEFT([.$C30]; FIND(&quot;mm &quot;; [.$C30]; FIND(&quot;mm &quot;; [.$C30]; FIND(&quot;mm &quot;; [.$C30]; FIND(&quot;: &quot;; [.$C30])) + 2) + 2)))) - 2&#10;     )&#10;)" office:value-type="string" office:string-value="" calcext:value-type="error">
            <text:p>#VALUE!</text:p>
          </table:table-cell>
          <table:table-cell table:style-name="ce15" table:formula="of:=IF(ISNUMBER(FIND(&quot;Φ&quot;; [.$C30]));&#10;      IF(ISNUMBER(FIND(&quot;: Washer&quot;; [.$C30])); [.$V30]; &quot;&quot;);&#10;      MID([.$C30];&#10;          FIND(&quot;mm &quot;; [.$C30]; FIND(&quot;mm &quot;; [.$C30]; FIND(&quot;mm &quot;; [.$C30]; FIND(&quot;mm &quot;; [.$C30]; FIND(&quot;: &quot;; [.$C30])) + 2) + 2) + 2) - FIND(&quot; &quot;; STRING_REVERSE(LEFT([.$C30]; FIND(&quot;mm &quot;; [.$C30]; FIND(&quot;mm &quot;; [.$C30]; FIND(&quot;mm &quot;; [.$C30]; FIND(&quot;mm &quot;; [.$C30]; FIND(&quot;: &quot;; [.$C30])) + 2) + 2) + 2)))) + 2;&#10;          FIND(&quot; &quot;; STRING_REVERSE(LEFT([.$C30]; FIND(&quot;mm &quot;; [.$C30]; FIND(&quot;mm &quot;; [.$C30]; FIND(&quot;mm &quot;; [.$C30]; FIND(&quot;mm &quot;; [.$C30]; FIND(&quot;: &quot;; [.$C30])) + 2) + 2) + 2)))) - 2&#10;     )&#10;)" office:value-type="string" office:string-value="" calcext:value-type="error">
            <text:p>#VALUE!</text:p>
          </table:table-cell>
          <table:table-cell table:style-name="ce16" table:formula="of:=NOT(OR([.$F30:.$Q30]))" office:value-type="boolean" office:boolean-value="false" calcext:value-type="boolean">
            <text:p>FALSE</text:p>
          </table:table-cell>
          <table:table-cell table:style-name="Default" table:formula="of:=RIGHT([.$C30]; LEN([.$C30]) - FIND(&quot; - x&quot;; [.$C30]) - 3)" office:value-type="string" office:string-value="1" calcext:value-type="string">
            <text:p>1</text:p>
          </table:table-cell>
          <table:table-cell table:style-name="Default" table:number-columns-repeated="998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ECHO: "Nut: Nut M10 - x1"</text:p>
          </table:table-cell>
          <table:table-cell table:formula="of:=MID([.$B31]; 8; LEN([.$B31]) - 8)" office:value-type="string" office:string-value="Nut: Nut M10 - x1" calcext:value-type="string">
            <text:p>Nut: Nut M10 - x1</text:p>
          </table:table-cell>
          <table:table-cell table:formula="of:=IF(LEFT([.$C31]; 5) = &quot;Tool:&quot;; RIGHT([.$C31]; LEN([.$C31]) - 6); LEFT([.$C31]; FIND(&quot;:&quot;; [.$C31]) - 1))" office:value-type="string" office:string-value="Nut" calcext:value-type="string">
            <text:p>Nut</text:p>
          </table:table-cell>
          <table:table-cell table:style-name="ce7" table:formula="of:=NOT(RIGHT(TRIM([.$C31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31]))" office:value-type="boolean" office:boolean-value="false" calcext:value-type="boolean">
            <text:p>FALSE</text:p>
          </table:table-cell>
          <table:table-cell table:style-name="ce7" table:formula="of:=ISNUMBER(FIND(&quot;: Bolt&quot;; [.$C31]))" office:value-type="boolean" office:boolean-value="false" calcext:value-type="boolean">
            <text:p>FALSE</text:p>
          </table:table-cell>
          <table:table-cell table:style-name="ce7" table:formula="of:=ISNUMBER(FIND(&quot;: Nut&quot;; [.$C31]))" office:value-type="boolean" office:boolean-value="true" calcext:value-type="boolean">
            <text:p>TRUE</text:p>
          </table:table-cell>
          <table:table-cell table:style-name="ce7" table:formula="of:=ISNUMBER(SEARCH(&quot;: Wheel&quot;; [.$C31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31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31]))" office:value-type="boolean" office:boolean-value="false" calcext:value-type="boolean">
            <text:p>FALSE</text:p>
          </table:table-cell>
          <table:table-cell table:style-name="ce7" table:formula="of:=ISNUMBER(SEARCH(&quot;ALUMINIUM SHEET&quot;; [.$C31]))" office:value-type="boolean" office:boolean-value="false" calcext:value-type="boolean">
            <text:p>FALSE</text:p>
          </table:table-cell>
          <table:table-cell table:style-name="ce7" table:formula="of:=ISNUMBER(FIND(&quot;: Tube clamp&quot;; [.$C31]))" office:value-type="boolean" office:boolean-value="false" calcext:value-type="boolean">
            <text:p>FALSE</text:p>
          </table:table-cell>
          <table:table-cell table:style-name="ce7" table:formula="of:=AND(ISNUMBER(FIND(&quot;: Tube clamp&quot;; [.$C31])); ISNUMBER(SEARCH(&quot;104:&quot;; [.$C31])))" office:value-type="boolean" office:boolean-value="false" calcext:value-type="boolean">
            <text:p>FALSE</text:p>
          </table:table-cell>
          <table:table-cell table:style-name="ce7" table:formula="of:=AND(ISNUMBER(FIND(&quot;: Tube clamp&quot;; [.$C31])); ISNUMBER(SEARCH(&quot;116:&quot;; [.$C31])))" office:value-type="boolean" office:boolean-value="false" calcext:value-type="boolean">
            <text:p>FALSE</text:p>
          </table:table-cell>
          <table:table-cell table:style-name="ce7" table:formula="of:=AND(ISNUMBER(FIND(&quot;: Tube clamp&quot;; [.$C31])); ISNUMBER(SEARCH(&quot;132:&quot;; [.$C31])))" office:value-type="boolean" office:boolean-value="false" calcext:value-type="boolean">
            <text:p>FALSE</text:p>
          </table:table-cell>
          <table:table-cell table:style-name="ce7" table:formula="of:=AND(ISNUMBER(FIND(&quot;: Tube clamp&quot;; [.$C31])); ISNUMBER(SEARCH(&quot;176:&quot;; [.$C31])))" office:value-type="boolean" office:boolean-value="false" calcext:value-type="boolean">
            <text:p>FALSE</text:p>
          </table:table-cell>
          <table:table-cell table:style-name="ce7" table:formula="of:=ISNUMBER(FIND(&quot;Tool:&quot;; [.$C31]))" office:value-type="boolean" office:boolean-value="false" calcext:value-type="boolean">
            <text:p>FALSE</text:p>
          </table:table-cell>
          <table:table-cell table:style-name="ce12" table:formula="of:=IF(ISNUMBER(FIND(&quot;Φ&quot;; [.$C31])); MID([.$C31]; FIND(&quot;Φ&quot;; [.$C31]) + 1; FIND(&quot;mm&quot;; [.$C31]; FIND(&quot;Φ&quot;; [.$C31])) - FIND(&quot;Φ&quot;; [.$C31]) - 1); IF(ISNUMBER(FIND(&quot;: Bolt M&quot;; [.$C31])); MID([.$C31]; FIND(&quot;: Bolt M&quot;; [.$C31]) + 8; FIND(&quot; &quot;; [.$C31]; FIND(&quot;: Bolt M&quot;; [.$C31]) + 8) - FIND(&quot;: Bolt M&quot;; [.$C31]) - 8); &quot;&quot;))">
            <text:p/>
          </table:table-cell>
          <table:table-cell table:style-name="ce12" table:formula="of:=IF(ISNUMBER(FIND(&quot;: Washer&quot;; [.$C31])); [.$U31]; IF(ISNUMBER(FIND(&quot;Φ&quot;; [.$C31])); MID([.$C31]; FIND(&quot;Φ&quot;; [.$C31]) + 1; FIND(&quot;mm&quot;; [.$C31]; FIND(&quot;Φ&quot;; [.$C31])) - FIND(&quot;Φ&quot;; [.$C31]) - 1); IF(ISNUMBER(FIND(&quot;: Bolt M&quot;; [.$C31])); MID([.$C31]; FIND(&quot;: Bolt M&quot;; [.$C31]) + 8; FIND(&quot; &quot;; [.$C31]; FIND(&quot;: Bolt M&quot;; [.$C31]) + 8) - FIND(&quot;: Bolt M&quot;; [.$C31]) - 8); &quot;&quot;)))">
            <text:p/>
          </table:table-cell>
          <table:table-cell table:formula="of:=IF(ISNUMBER(FIND(&quot;Φ&quot;; [.$C31]));&#10;      MID([.$C31];&#10;          FIND(&quot;mm &quot;; [.$C31]; FIND(&quot;Φ&quot;; [.$C31])) + 5;&#10;          FIND(&quot;mm &quot;; [.$C31]; FIND(&quot;mm &quot;; [.$C31]; FIND(&quot;Φ&quot;; [.$C31])) + 4) - FIND(&quot;mm &quot;; [.$C31]; FIND(&quot;Φ&quot;; [.$C31])) - 5&#10;     );&#10;      MID([.$C31];&#10;          FIND(&quot;mm &quot;; [.$C31]; FIND(&quot;: &quot;; [.$C31])) - FIND(&quot; &quot;; STRING_REVERSE(LEFT([.$C31]; FIND(&quot;mm &quot;; [.$C31]; FIND(&quot;: &quot;; [.$C31]))))) + 2;&#10;          FIND(&quot; &quot;; STRING_REVERSE(LEFT([.$C31]; FIND(&quot;mm &quot;; [.$C31]; FIND(&quot;: &quot;; [.$C31]))))) - 2&#10;     )&#10;)" office:value-type="string" office:string-value="" calcext:value-type="error">
            <text:p>#VALUE!</text:p>
          </table:table-cell>
          <table:table-cell table:formula="of:=IF(ISNUMBER(FIND(&quot;Φ&quot;; [.$C31]));&#10;      MID([.$C32];           FIND(&quot;mm &quot;; [.$C32]; FIND(&quot;mm &quot;; [.$C32]; FIND(&quot;mm &quot;; [.$C32]; FIND(&quot;: &quot;; [.$C32])) + 2) + 2) - FIND(&quot; &quot;; STRING_REVERSE(LEFT([.$C32]; FIND(&quot;mm &quot;; [.$C32]; FIND(&quot;mm &quot;; [.$C32]; FIND(&quot;mm &quot;; [.$C32]; FIND(&quot;: &quot;; [.$C32])) + 2) + 2)))) + 2;           FIND(&quot; &quot;; STRING_REVERSE(LEFT([.$C32]; FIND(&quot;mm &quot;; [.$C32]; FIND(&quot;mm &quot;; [.$C32]; FIND(&quot;mm &quot;; [.$C32]; FIND(&quot;: &quot;; [.$C32])) + 2) + 2)))) - 2      );&#10;      MID([.$C31];&#10;          FIND(&quot;mm &quot;; [.$C31]; FIND(&quot;mm &quot;; [.$C31]; FIND(&quot;: &quot;; [.$C31])) + 2) - FIND(&quot; &quot;; STRING_REVERSE(LEFT([.$C31]; FIND(&quot;mm &quot;; [.$C31]; FIND(&quot;mm &quot;; [.$C31]; FIND(&quot;: &quot;; [.$C31])) + 2)))) + 2;&#10;          FIND(&quot; &quot;; STRING_REVERSE(LEFT([.$C31]; FIND(&quot;mm &quot;; [.$C31]; FIND(&quot;mm &quot;; [.$C31]; FIND(&quot;: &quot;; [.$C31])) + 2)))) - 2&#10;     )&#10;)" office:value-type="string" office:string-value="" calcext:value-type="error">
            <text:p>#VALUE!</text:p>
          </table:table-cell>
          <table:table-cell table:formula="of:=IF(ISNUMBER(FIND(&quot;Φ&quot;; [.$C31]));&#10;      &quot;&quot;;&#10;      MID([.$C31];&#10;          FIND(&quot;mm &quot;; [.$C31]; FIND(&quot;mm &quot;; [.$C31]; FIND(&quot;mm &quot;; [.$C31]; FIND(&quot;: &quot;; [.$C31])) + 2) + 2) - FIND(&quot; &quot;; STRING_REVERSE(LEFT([.$C31]; FIND(&quot;mm &quot;; [.$C31]; FIND(&quot;mm &quot;; [.$C31]; FIND(&quot;mm &quot;; [.$C31]; FIND(&quot;: &quot;; [.$C31])) + 2) + 2)))) + 2;&#10;          FIND(&quot; &quot;; STRING_REVERSE(LEFT([.$C31]; FIND(&quot;mm &quot;; [.$C31]; FIND(&quot;mm &quot;; [.$C31]; FIND(&quot;mm &quot;; [.$C31]; FIND(&quot;: &quot;; [.$C31])) + 2) + 2)))) - 2&#10;     )&#10;)" office:value-type="string" office:string-value="" calcext:value-type="error">
            <text:p>#VALUE!</text:p>
          </table:table-cell>
          <table:table-cell table:formula="of:=IF(ISNUMBER(FIND(&quot;Φ&quot;; [.$C31]));&#10;      IF(ISNUMBER(FIND(&quot;: Washer&quot;; [.$C31])); [.$V31]; &quot;&quot;);&#10;      MID([.$C31];&#10;          FIND(&quot;mm &quot;; [.$C31]; FIND(&quot;mm &quot;; [.$C31]; FIND(&quot;mm &quot;; [.$C31]; FIND(&quot;mm &quot;; [.$C31]; FIND(&quot;: &quot;; [.$C31])) + 2) + 2) + 2) - FIND(&quot; &quot;; STRING_REVERSE(LEFT([.$C31]; FIND(&quot;mm &quot;; [.$C31]; FIND(&quot;mm &quot;; [.$C31]; FIND(&quot;mm &quot;; [.$C31]; FIND(&quot;mm &quot;; [.$C31]; FIND(&quot;: &quot;; [.$C31])) + 2) + 2) + 2)))) + 2;&#10;          FIND(&quot; &quot;; STRING_REVERSE(LEFT([.$C31]; FIND(&quot;mm &quot;; [.$C31]; FIND(&quot;mm &quot;; [.$C31]; FIND(&quot;mm &quot;; [.$C31]; FIND(&quot;mm &quot;; [.$C31]; FIND(&quot;: &quot;; [.$C31])) + 2) + 2) + 2)))) - 2&#10;     )&#10;)" office:value-type="string" office:string-value="" calcext:value-type="error">
            <text:p>#VALUE!</text:p>
          </table:table-cell>
          <table:table-cell table:style-name="ce17" table:formula="of:=NOT(OR([.$F31:.$Q31]))" office:value-type="boolean" office:boolean-value="false" calcext:value-type="boolean">
            <text:p>FALSE</text:p>
          </table:table-cell>
          <table:table-cell table:formula="of:=RIGHT([.$C31]; LEN([.$C31]) - FIND(&quot; - x&quot;; [.$C31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ECHO: "Washer: Washer Φ25mm x 10mm x 3mm - x1"</text:p>
          </table:table-cell>
          <table:table-cell table:formula="of:=MID([.$B32]; 8; LEN([.$B32]) - 8)" office:value-type="string" office:string-value="Washer: Washer Φ25mm x 10mm x 3mm - x1" calcext:value-type="string">
            <text:p>Washer: Washer Φ25mm x 10mm x 3mm - x1</text:p>
          </table:table-cell>
          <table:table-cell table:formula="of:=IF(LEFT([.$C32]; 5) = &quot;Tool:&quot;; RIGHT([.$C32]; LEN([.$C32]) - 6); LEFT([.$C32]; FIND(&quot;:&quot;; [.$C32]) - 1))" office:value-type="string" office:string-value="Washer" calcext:value-type="string">
            <text:p>Washer</text:p>
          </table:table-cell>
          <table:table-cell table:style-name="ce7" table:formula="of:=NOT(RIGHT(TRIM([.$C32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32]))" office:value-type="boolean" office:boolean-value="true" calcext:value-type="boolean">
            <text:p>TRUE</text:p>
          </table:table-cell>
          <table:table-cell table:style-name="ce7" table:formula="of:=ISNUMBER(FIND(&quot;: Bolt&quot;; [.$C32]))" office:value-type="boolean" office:boolean-value="false" calcext:value-type="boolean">
            <text:p>FALSE</text:p>
          </table:table-cell>
          <table:table-cell table:style-name="ce7" table:formula="of:=ISNUMBER(FIND(&quot;: Nut&quot;; [.$C32]))" office:value-type="boolean" office:boolean-value="false" calcext:value-type="boolean">
            <text:p>FALSE</text:p>
          </table:table-cell>
          <table:table-cell table:style-name="ce7" table:formula="of:=ISNUMBER(SEARCH(&quot;: Wheel&quot;; [.$C32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32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32]))" office:value-type="boolean" office:boolean-value="false" calcext:value-type="boolean">
            <text:p>FALSE</text:p>
          </table:table-cell>
          <table:table-cell table:style-name="ce7" table:formula="of:=ISNUMBER(SEARCH(&quot;ALUMINIUM SHEET&quot;; [.$C32]))" office:value-type="boolean" office:boolean-value="false" calcext:value-type="boolean">
            <text:p>FALSE</text:p>
          </table:table-cell>
          <table:table-cell table:style-name="ce7" table:formula="of:=ISNUMBER(FIND(&quot;: Tube clamp&quot;; [.$C32]))" office:value-type="boolean" office:boolean-value="false" calcext:value-type="boolean">
            <text:p>FALSE</text:p>
          </table:table-cell>
          <table:table-cell table:style-name="ce7" table:formula="of:=AND(ISNUMBER(FIND(&quot;: Tube clamp&quot;; [.$C32])); ISNUMBER(SEARCH(&quot;104:&quot;; [.$C32])))" office:value-type="boolean" office:boolean-value="false" calcext:value-type="boolean">
            <text:p>FALSE</text:p>
          </table:table-cell>
          <table:table-cell table:style-name="ce7" table:formula="of:=AND(ISNUMBER(FIND(&quot;: Tube clamp&quot;; [.$C32])); ISNUMBER(SEARCH(&quot;116:&quot;; [.$C32])))" office:value-type="boolean" office:boolean-value="false" calcext:value-type="boolean">
            <text:p>FALSE</text:p>
          </table:table-cell>
          <table:table-cell table:style-name="ce7" table:formula="of:=AND(ISNUMBER(FIND(&quot;: Tube clamp&quot;; [.$C32])); ISNUMBER(SEARCH(&quot;132:&quot;; [.$C32])))" office:value-type="boolean" office:boolean-value="false" calcext:value-type="boolean">
            <text:p>FALSE</text:p>
          </table:table-cell>
          <table:table-cell table:style-name="ce7" table:formula="of:=AND(ISNUMBER(FIND(&quot;: Tube clamp&quot;; [.$C32])); ISNUMBER(SEARCH(&quot;176:&quot;; [.$C32])))" office:value-type="boolean" office:boolean-value="false" calcext:value-type="boolean">
            <text:p>FALSE</text:p>
          </table:table-cell>
          <table:table-cell table:style-name="ce7" table:formula="of:=ISNUMBER(FIND(&quot;Tool:&quot;; [.$C32]))" office:value-type="boolean" office:boolean-value="false" calcext:value-type="boolean">
            <text:p>FALSE</text:p>
          </table:table-cell>
          <table:table-cell table:style-name="ce12" table:formula="of:=IF(ISNUMBER(FIND(&quot;Φ&quot;; [.$C32])); MID([.$C32]; FIND(&quot;Φ&quot;; [.$C32]) + 1; FIND(&quot;mm&quot;; [.$C32]; FIND(&quot;Φ&quot;; [.$C32])) - FIND(&quot;Φ&quot;; [.$C32]) - 1); IF(ISNUMBER(FIND(&quot;: Bolt M&quot;; [.$C32])); MID([.$C32]; FIND(&quot;: Bolt M&quot;; [.$C32]) + 8; FIND(&quot; &quot;; [.$C32]; FIND(&quot;: Bolt M&quot;; [.$C32]) + 8) - FIND(&quot;: Bolt M&quot;; [.$C32]) - 8); &quot;&quot;))" office:value-type="string" office:string-value="25" calcext:value-type="string">
            <text:p>25</text:p>
          </table:table-cell>
          <table:table-cell table:style-name="ce12" table:formula="of:=IF(ISNUMBER(FIND(&quot;: Washer&quot;; [.$C32])); [.$U32]; IF(ISNUMBER(FIND(&quot;Φ&quot;; [.$C32])); MID([.$C32]; FIND(&quot;Φ&quot;; [.$C32]) + 1; FIND(&quot;mm&quot;; [.$C32]; FIND(&quot;Φ&quot;; [.$C32])) - FIND(&quot;Φ&quot;; [.$C32]) - 1); IF(ISNUMBER(FIND(&quot;: Bolt M&quot;; [.$C32])); MID([.$C32]; FIND(&quot;: Bolt M&quot;; [.$C32]) + 8; FIND(&quot; &quot;; [.$C32]; FIND(&quot;: Bolt M&quot;; [.$C32]) + 8) - FIND(&quot;: Bolt M&quot;; [.$C32]) - 8); &quot;&quot;)))" office:value-type="string" office:string-value="10" calcext:value-type="string">
            <text:p>10</text:p>
          </table:table-cell>
          <table:table-cell table:formula="of:=IF(ISNUMBER(FIND(&quot;Φ&quot;; [.$C32]));&#10;      MID([.$C32];&#10;          FIND(&quot;mm &quot;; [.$C32]; FIND(&quot;Φ&quot;; [.$C32])) + 5;&#10;          FIND(&quot;mm &quot;; [.$C32]; FIND(&quot;mm &quot;; [.$C32]; FIND(&quot;Φ&quot;; [.$C32])) + 4) - FIND(&quot;mm &quot;; [.$C32]; FIND(&quot;Φ&quot;; [.$C32])) - 5&#10;     );&#10;      MID([.$C32];&#10;          FIND(&quot;mm &quot;; [.$C32]; FIND(&quot;: &quot;; [.$C32])) - FIND(&quot; &quot;; STRING_REVERSE(LEFT([.$C32]; FIND(&quot;mm &quot;; [.$C32]; FIND(&quot;: &quot;; [.$C32]))))) + 2;&#10;          FIND(&quot; &quot;; STRING_REVERSE(LEFT([.$C32]; FIND(&quot;mm &quot;; [.$C32]; FIND(&quot;: &quot;; [.$C32]))))) - 2&#10;     )&#10;)" office:value-type="string" office:string-value="10" calcext:value-type="string">
            <text:p>10</text:p>
          </table:table-cell>
          <table:table-cell table:formula="of:=IF(ISNUMBER(FIND(&quot;Φ&quot;; [.$C32]));&#10;      MID([.$C33];           FIND(&quot;mm &quot;; [.$C33]; FIND(&quot;mm &quot;; [.$C33]; FIND(&quot;mm &quot;; [.$C33]; FIND(&quot;: &quot;; [.$C33])) + 2) + 2) - FIND(&quot; &quot;; STRING_REVERSE(LEFT([.$C33]; FIND(&quot;mm &quot;; [.$C33]; FIND(&quot;mm &quot;; [.$C33]; FIND(&quot;mm &quot;; [.$C33]; FIND(&quot;: &quot;; [.$C33])) + 2) + 2)))) + 2;           FIND(&quot; &quot;; STRING_REVERSE(LEFT([.$C33]; FIND(&quot;mm &quot;; [.$C33]; FIND(&quot;mm &quot;; [.$C33]; FIND(&quot;mm &quot;; [.$C33]; FIND(&quot;: &quot;; [.$C33])) + 2) + 2)))) - 2      );&#10;      MID([.$C32];&#10;          FIND(&quot;mm &quot;; [.$C32]; FIND(&quot;mm &quot;; [.$C32]; FIND(&quot;: &quot;; [.$C32])) + 2) - FIND(&quot; &quot;; STRING_REVERSE(LEFT([.$C32]; FIND(&quot;mm &quot;; [.$C32]; FIND(&quot;mm &quot;; [.$C32]; FIND(&quot;: &quot;; [.$C32])) + 2)))) + 2;&#10;          FIND(&quot; &quot;; STRING_REVERSE(LEFT([.$C32]; FIND(&quot;mm &quot;; [.$C32]; FIND(&quot;mm &quot;; [.$C32]; FIND(&quot;: &quot;; [.$C32])) + 2)))) - 2&#10;     )&#10;)" office:value-type="string" office:string-value="3" calcext:value-type="string">
            <text:p>3</text:p>
          </table:table-cell>
          <table:table-cell table:formula="of:=IF(ISNUMBER(FIND(&quot;Φ&quot;; [.$C32]));&#10;      &quot;&quot;;&#10;      MID([.$C32];&#10;          FIND(&quot;mm &quot;; [.$C32]; FIND(&quot;mm &quot;; [.$C32]; FIND(&quot;mm &quot;; [.$C32]; FIND(&quot;: &quot;; [.$C32])) + 2) + 2) - FIND(&quot; &quot;; STRING_REVERSE(LEFT([.$C32]; FIND(&quot;mm &quot;; [.$C32]; FIND(&quot;mm &quot;; [.$C32]; FIND(&quot;mm &quot;; [.$C32]; FIND(&quot;: &quot;; [.$C32])) + 2) + 2)))) + 2;&#10;          FIND(&quot; &quot;; STRING_REVERSE(LEFT([.$C32]; FIND(&quot;mm &quot;; [.$C32]; FIND(&quot;mm &quot;; [.$C32]; FIND(&quot;mm &quot;; [.$C32]; FIND(&quot;: &quot;; [.$C32])) + 2) + 2)))) - 2&#10;     )&#10;)">
            <text:p/>
          </table:table-cell>
          <table:table-cell table:formula="of:=IF(ISNUMBER(FIND(&quot;Φ&quot;; [.$C32]));&#10;      IF(ISNUMBER(FIND(&quot;: Washer&quot;; [.$C32])); [.$V32]; &quot;&quot;);&#10;      MID([.$C32];&#10;          FIND(&quot;mm &quot;; [.$C32]; FIND(&quot;mm &quot;; [.$C32]; FIND(&quot;mm &quot;; [.$C32]; FIND(&quot;mm &quot;; [.$C32]; FIND(&quot;: &quot;; [.$C32])) + 2) + 2) + 2) - FIND(&quot; &quot;; STRING_REVERSE(LEFT([.$C32]; FIND(&quot;mm &quot;; [.$C32]; FIND(&quot;mm &quot;; [.$C32]; FIND(&quot;mm &quot;; [.$C32]; FIND(&quot;mm &quot;; [.$C32]; FIND(&quot;: &quot;; [.$C32])) + 2) + 2) + 2)))) + 2;&#10;          FIND(&quot; &quot;; STRING_REVERSE(LEFT([.$C32]; FIND(&quot;mm &quot;; [.$C32]; FIND(&quot;mm &quot;; [.$C32]; FIND(&quot;mm &quot;; [.$C32]; FIND(&quot;mm &quot;; [.$C32]; FIND(&quot;: &quot;; [.$C32])) + 2) + 2) + 2)))) - 2&#10;     )&#10;)" office:value-type="string" office:string-value="3" calcext:value-type="string">
            <text:p>3</text:p>
          </table:table-cell>
          <table:table-cell table:style-name="ce17" table:formula="of:=NOT(OR([.$F32:.$Q32]))" office:value-type="boolean" office:boolean-value="false" calcext:value-type="boolean">
            <text:p>FALSE</text:p>
          </table:table-cell>
          <table:table-cell table:formula="of:=RIGHT([.$C32]; LEN([.$C32]) - FIND(&quot; - x&quot;; [.$C32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ECHO: "Washer: Washer Φ25mm x 10mm x 3mm - x1"</text:p>
          </table:table-cell>
          <table:table-cell table:formula="of:=MID([.$B33]; 8; LEN([.$B33]) - 8)" office:value-type="string" office:string-value="Washer: Washer Φ25mm x 10mm x 3mm - x1" calcext:value-type="string">
            <text:p>Washer: Washer Φ25mm x 10mm x 3mm - x1</text:p>
          </table:table-cell>
          <table:table-cell table:formula="of:=IF(LEFT([.$C33]; 5) = &quot;Tool:&quot;; RIGHT([.$C33]; LEN([.$C33]) - 6); LEFT([.$C33]; FIND(&quot;:&quot;; [.$C33]) - 1))" office:value-type="string" office:string-value="Washer" calcext:value-type="string">
            <text:p>Washer</text:p>
          </table:table-cell>
          <table:table-cell table:style-name="ce7" table:formula="of:=NOT(RIGHT(TRIM([.$C33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33]))" office:value-type="boolean" office:boolean-value="true" calcext:value-type="boolean">
            <text:p>TRUE</text:p>
          </table:table-cell>
          <table:table-cell table:style-name="ce7" table:formula="of:=ISNUMBER(FIND(&quot;: Bolt&quot;; [.$C33]))" office:value-type="boolean" office:boolean-value="false" calcext:value-type="boolean">
            <text:p>FALSE</text:p>
          </table:table-cell>
          <table:table-cell table:style-name="ce7" table:formula="of:=ISNUMBER(FIND(&quot;: Nut&quot;; [.$C33]))" office:value-type="boolean" office:boolean-value="false" calcext:value-type="boolean">
            <text:p>FALSE</text:p>
          </table:table-cell>
          <table:table-cell table:style-name="ce7" table:formula="of:=ISNUMBER(SEARCH(&quot;: Wheel&quot;; [.$C33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33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33]))" office:value-type="boolean" office:boolean-value="false" calcext:value-type="boolean">
            <text:p>FALSE</text:p>
          </table:table-cell>
          <table:table-cell table:style-name="ce7" table:formula="of:=ISNUMBER(SEARCH(&quot;ALUMINIUM SHEET&quot;; [.$C33]))" office:value-type="boolean" office:boolean-value="false" calcext:value-type="boolean">
            <text:p>FALSE</text:p>
          </table:table-cell>
          <table:table-cell table:style-name="ce7" table:formula="of:=ISNUMBER(FIND(&quot;: Tube clamp&quot;; [.$C33]))" office:value-type="boolean" office:boolean-value="false" calcext:value-type="boolean">
            <text:p>FALSE</text:p>
          </table:table-cell>
          <table:table-cell table:style-name="ce7" table:formula="of:=AND(ISNUMBER(FIND(&quot;: Tube clamp&quot;; [.$C33])); ISNUMBER(SEARCH(&quot;104:&quot;; [.$C33])))" office:value-type="boolean" office:boolean-value="false" calcext:value-type="boolean">
            <text:p>FALSE</text:p>
          </table:table-cell>
          <table:table-cell table:style-name="ce7" table:formula="of:=AND(ISNUMBER(FIND(&quot;: Tube clamp&quot;; [.$C33])); ISNUMBER(SEARCH(&quot;116:&quot;; [.$C33])))" office:value-type="boolean" office:boolean-value="false" calcext:value-type="boolean">
            <text:p>FALSE</text:p>
          </table:table-cell>
          <table:table-cell table:style-name="ce7" table:formula="of:=AND(ISNUMBER(FIND(&quot;: Tube clamp&quot;; [.$C33])); ISNUMBER(SEARCH(&quot;132:&quot;; [.$C33])))" office:value-type="boolean" office:boolean-value="false" calcext:value-type="boolean">
            <text:p>FALSE</text:p>
          </table:table-cell>
          <table:table-cell table:style-name="ce7" table:formula="of:=AND(ISNUMBER(FIND(&quot;: Tube clamp&quot;; [.$C33])); ISNUMBER(SEARCH(&quot;176:&quot;; [.$C33])))" office:value-type="boolean" office:boolean-value="false" calcext:value-type="boolean">
            <text:p>FALSE</text:p>
          </table:table-cell>
          <table:table-cell table:style-name="ce7" table:formula="of:=ISNUMBER(FIND(&quot;Tool:&quot;; [.$C33]))" office:value-type="boolean" office:boolean-value="false" calcext:value-type="boolean">
            <text:p>FALSE</text:p>
          </table:table-cell>
          <table:table-cell table:style-name="ce12" table:formula="of:=IF(ISNUMBER(FIND(&quot;Φ&quot;; [.$C33])); MID([.$C33]; FIND(&quot;Φ&quot;; [.$C33]) + 1; FIND(&quot;mm&quot;; [.$C33]; FIND(&quot;Φ&quot;; [.$C33])) - FIND(&quot;Φ&quot;; [.$C33]) - 1); IF(ISNUMBER(FIND(&quot;: Bolt M&quot;; [.$C33])); MID([.$C33]; FIND(&quot;: Bolt M&quot;; [.$C33]) + 8; FIND(&quot; &quot;; [.$C33]; FIND(&quot;: Bolt M&quot;; [.$C33]) + 8) - FIND(&quot;: Bolt M&quot;; [.$C33]) - 8); &quot;&quot;))" office:value-type="string" office:string-value="25" calcext:value-type="string">
            <text:p>25</text:p>
          </table:table-cell>
          <table:table-cell table:style-name="ce12" table:formula="of:=IF(ISNUMBER(FIND(&quot;: Washer&quot;; [.$C33])); [.$U33]; IF(ISNUMBER(FIND(&quot;Φ&quot;; [.$C33])); MID([.$C33]; FIND(&quot;Φ&quot;; [.$C33]) + 1; FIND(&quot;mm&quot;; [.$C33]; FIND(&quot;Φ&quot;; [.$C33])) - FIND(&quot;Φ&quot;; [.$C33]) - 1); IF(ISNUMBER(FIND(&quot;: Bolt M&quot;; [.$C33])); MID([.$C33]; FIND(&quot;: Bolt M&quot;; [.$C33]) + 8; FIND(&quot; &quot;; [.$C33]; FIND(&quot;: Bolt M&quot;; [.$C33]) + 8) - FIND(&quot;: Bolt M&quot;; [.$C33]) - 8); &quot;&quot;)))" office:value-type="string" office:string-value="10" calcext:value-type="string">
            <text:p>10</text:p>
          </table:table-cell>
          <table:table-cell table:formula="of:=IF(ISNUMBER(FIND(&quot;Φ&quot;; [.$C33]));&#10;      MID([.$C33];&#10;          FIND(&quot;mm &quot;; [.$C33]; FIND(&quot;Φ&quot;; [.$C33])) + 5;&#10;          FIND(&quot;mm &quot;; [.$C33]; FIND(&quot;mm &quot;; [.$C33]; FIND(&quot;Φ&quot;; [.$C33])) + 4) - FIND(&quot;mm &quot;; [.$C33]; FIND(&quot;Φ&quot;; [.$C33])) - 5&#10;     );&#10;      MID([.$C33];&#10;          FIND(&quot;mm &quot;; [.$C33]; FIND(&quot;: &quot;; [.$C33])) - FIND(&quot; &quot;; STRING_REVERSE(LEFT([.$C33]; FIND(&quot;mm &quot;; [.$C33]; FIND(&quot;: &quot;; [.$C33]))))) + 2;&#10;          FIND(&quot; &quot;; STRING_REVERSE(LEFT([.$C33]; FIND(&quot;mm &quot;; [.$C33]; FIND(&quot;: &quot;; [.$C33]))))) - 2&#10;     )&#10;)" office:value-type="string" office:string-value="10" calcext:value-type="string">
            <text:p>10</text:p>
          </table:table-cell>
          <table:table-cell table:formula="of:=IF(ISNUMBER(FIND(&quot;Φ&quot;; [.$C33]));&#10;      MID([.$C34];           FIND(&quot;mm &quot;; [.$C34]; FIND(&quot;mm &quot;; [.$C34]; FIND(&quot;mm &quot;; [.$C34]; FIND(&quot;: &quot;; [.$C34])) + 2) + 2) - FIND(&quot; &quot;; STRING_REVERSE(LEFT([.$C34]; FIND(&quot;mm &quot;; [.$C34]; FIND(&quot;mm &quot;; [.$C34]; FIND(&quot;mm &quot;; [.$C34]; FIND(&quot;: &quot;; [.$C34])) + 2) + 2)))) + 2;           FIND(&quot; &quot;; STRING_REVERSE(LEFT([.$C34]; FIND(&quot;mm &quot;; [.$C34]; FIND(&quot;mm &quot;; [.$C34]; FIND(&quot;mm &quot;; [.$C34]; FIND(&quot;: &quot;; [.$C34])) + 2) + 2)))) - 2      );&#10;      MID([.$C33];&#10;          FIND(&quot;mm &quot;; [.$C33]; FIND(&quot;mm &quot;; [.$C33]; FIND(&quot;: &quot;; [.$C33])) + 2) - FIND(&quot; &quot;; STRING_REVERSE(LEFT([.$C33]; FIND(&quot;mm &quot;; [.$C33]; FIND(&quot;mm &quot;; [.$C33]; FIND(&quot;: &quot;; [.$C33])) + 2)))) + 2;&#10;          FIND(&quot; &quot;; STRING_REVERSE(LEFT([.$C33]; FIND(&quot;mm &quot;; [.$C33]; FIND(&quot;mm &quot;; [.$C33]; FIND(&quot;: &quot;; [.$C33])) + 2)))) - 2&#10;     )&#10;)" office:value-type="string" office:string-value="3" calcext:value-type="string">
            <text:p>3</text:p>
          </table:table-cell>
          <table:table-cell table:formula="of:=IF(ISNUMBER(FIND(&quot;Φ&quot;; [.$C33]));&#10;      &quot;&quot;;&#10;      MID([.$C33];&#10;          FIND(&quot;mm &quot;; [.$C33]; FIND(&quot;mm &quot;; [.$C33]; FIND(&quot;mm &quot;; [.$C33]; FIND(&quot;: &quot;; [.$C33])) + 2) + 2) - FIND(&quot; &quot;; STRING_REVERSE(LEFT([.$C33]; FIND(&quot;mm &quot;; [.$C33]; FIND(&quot;mm &quot;; [.$C33]; FIND(&quot;mm &quot;; [.$C33]; FIND(&quot;: &quot;; [.$C33])) + 2) + 2)))) + 2;&#10;          FIND(&quot; &quot;; STRING_REVERSE(LEFT([.$C33]; FIND(&quot;mm &quot;; [.$C33]; FIND(&quot;mm &quot;; [.$C33]; FIND(&quot;mm &quot;; [.$C33]; FIND(&quot;: &quot;; [.$C33])) + 2) + 2)))) - 2&#10;     )&#10;)">
            <text:p/>
          </table:table-cell>
          <table:table-cell table:formula="of:=IF(ISNUMBER(FIND(&quot;Φ&quot;; [.$C33]));&#10;      IF(ISNUMBER(FIND(&quot;: Washer&quot;; [.$C33])); [.$V33]; &quot;&quot;);&#10;      MID([.$C33];&#10;          FIND(&quot;mm &quot;; [.$C33]; FIND(&quot;mm &quot;; [.$C33]; FIND(&quot;mm &quot;; [.$C33]; FIND(&quot;mm &quot;; [.$C33]; FIND(&quot;: &quot;; [.$C33])) + 2) + 2) + 2) - FIND(&quot; &quot;; STRING_REVERSE(LEFT([.$C33]; FIND(&quot;mm &quot;; [.$C33]; FIND(&quot;mm &quot;; [.$C33]; FIND(&quot;mm &quot;; [.$C33]; FIND(&quot;mm &quot;; [.$C33]; FIND(&quot;: &quot;; [.$C33])) + 2) + 2) + 2)))) + 2;&#10;          FIND(&quot; &quot;; STRING_REVERSE(LEFT([.$C33]; FIND(&quot;mm &quot;; [.$C33]; FIND(&quot;mm &quot;; [.$C33]; FIND(&quot;mm &quot;; [.$C33]; FIND(&quot;mm &quot;; [.$C33]; FIND(&quot;: &quot;; [.$C33])) + 2) + 2) + 2)))) - 2&#10;     )&#10;)" office:value-type="string" office:string-value="3" calcext:value-type="string">
            <text:p>3</text:p>
          </table:table-cell>
          <table:table-cell table:style-name="ce17" table:formula="of:=NOT(OR([.$F33:.$Q33]))" office:value-type="boolean" office:boolean-value="false" calcext:value-type="boolean">
            <text:p>FALSE</text:p>
          </table:table-cell>
          <table:table-cell table:formula="of:=RIGHT([.$C33]; LEN([.$C33]) - FIND(&quot; - x&quot;; [.$C33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ECHO: "Washer: Washer Φ25mm x 10mm x 3mm - x1"</text:p>
          </table:table-cell>
          <table:table-cell table:formula="of:=MID([.$B34]; 8; LEN([.$B34]) - 8)" office:value-type="string" office:string-value="Washer: Washer Φ25mm x 10mm x 3mm - x1" calcext:value-type="string">
            <text:p>Washer: Washer Φ25mm x 10mm x 3mm - x1</text:p>
          </table:table-cell>
          <table:table-cell table:formula="of:=IF(LEFT([.$C34]; 5) = &quot;Tool:&quot;; RIGHT([.$C34]; LEN([.$C34]) - 6); LEFT([.$C34]; FIND(&quot;:&quot;; [.$C34]) - 1))" office:value-type="string" office:string-value="Washer" calcext:value-type="string">
            <text:p>Washer</text:p>
          </table:table-cell>
          <table:table-cell table:style-name="ce7" table:formula="of:=NOT(RIGHT(TRIM([.$C34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34]))" office:value-type="boolean" office:boolean-value="true" calcext:value-type="boolean">
            <text:p>TRUE</text:p>
          </table:table-cell>
          <table:table-cell table:style-name="ce7" table:formula="of:=ISNUMBER(FIND(&quot;: Bolt&quot;; [.$C34]))" office:value-type="boolean" office:boolean-value="false" calcext:value-type="boolean">
            <text:p>FALSE</text:p>
          </table:table-cell>
          <table:table-cell table:style-name="ce7" table:formula="of:=ISNUMBER(FIND(&quot;: Nut&quot;; [.$C34]))" office:value-type="boolean" office:boolean-value="false" calcext:value-type="boolean">
            <text:p>FALSE</text:p>
          </table:table-cell>
          <table:table-cell table:style-name="ce7" table:formula="of:=ISNUMBER(SEARCH(&quot;: Wheel&quot;; [.$C34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34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34]))" office:value-type="boolean" office:boolean-value="false" calcext:value-type="boolean">
            <text:p>FALSE</text:p>
          </table:table-cell>
          <table:table-cell table:style-name="ce7" table:formula="of:=ISNUMBER(SEARCH(&quot;ALUMINIUM SHEET&quot;; [.$C34]))" office:value-type="boolean" office:boolean-value="false" calcext:value-type="boolean">
            <text:p>FALSE</text:p>
          </table:table-cell>
          <table:table-cell table:style-name="ce7" table:formula="of:=ISNUMBER(FIND(&quot;: Tube clamp&quot;; [.$C34]))" office:value-type="boolean" office:boolean-value="false" calcext:value-type="boolean">
            <text:p>FALSE</text:p>
          </table:table-cell>
          <table:table-cell table:style-name="ce7" table:formula="of:=AND(ISNUMBER(FIND(&quot;: Tube clamp&quot;; [.$C34])); ISNUMBER(SEARCH(&quot;104:&quot;; [.$C34])))" office:value-type="boolean" office:boolean-value="false" calcext:value-type="boolean">
            <text:p>FALSE</text:p>
          </table:table-cell>
          <table:table-cell table:style-name="ce7" table:formula="of:=AND(ISNUMBER(FIND(&quot;: Tube clamp&quot;; [.$C34])); ISNUMBER(SEARCH(&quot;116:&quot;; [.$C34])))" office:value-type="boolean" office:boolean-value="false" calcext:value-type="boolean">
            <text:p>FALSE</text:p>
          </table:table-cell>
          <table:table-cell table:style-name="ce7" table:formula="of:=AND(ISNUMBER(FIND(&quot;: Tube clamp&quot;; [.$C34])); ISNUMBER(SEARCH(&quot;132:&quot;; [.$C34])))" office:value-type="boolean" office:boolean-value="false" calcext:value-type="boolean">
            <text:p>FALSE</text:p>
          </table:table-cell>
          <table:table-cell table:style-name="ce7" table:formula="of:=AND(ISNUMBER(FIND(&quot;: Tube clamp&quot;; [.$C34])); ISNUMBER(SEARCH(&quot;176:&quot;; [.$C34])))" office:value-type="boolean" office:boolean-value="false" calcext:value-type="boolean">
            <text:p>FALSE</text:p>
          </table:table-cell>
          <table:table-cell table:style-name="ce7" table:formula="of:=ISNUMBER(FIND(&quot;Tool:&quot;; [.$C34]))" office:value-type="boolean" office:boolean-value="false" calcext:value-type="boolean">
            <text:p>FALSE</text:p>
          </table:table-cell>
          <table:table-cell table:style-name="ce12" table:formula="of:=IF(ISNUMBER(FIND(&quot;Φ&quot;; [.$C34])); MID([.$C34]; FIND(&quot;Φ&quot;; [.$C34]) + 1; FIND(&quot;mm&quot;; [.$C34]; FIND(&quot;Φ&quot;; [.$C34])) - FIND(&quot;Φ&quot;; [.$C34]) - 1); IF(ISNUMBER(FIND(&quot;: Bolt M&quot;; [.$C34])); MID([.$C34]; FIND(&quot;: Bolt M&quot;; [.$C34]) + 8; FIND(&quot; &quot;; [.$C34]; FIND(&quot;: Bolt M&quot;; [.$C34]) + 8) - FIND(&quot;: Bolt M&quot;; [.$C34]) - 8); &quot;&quot;))" office:value-type="string" office:string-value="25" calcext:value-type="string">
            <text:p>25</text:p>
          </table:table-cell>
          <table:table-cell table:style-name="ce12" table:formula="of:=IF(ISNUMBER(FIND(&quot;: Washer&quot;; [.$C34])); [.$U34]; IF(ISNUMBER(FIND(&quot;Φ&quot;; [.$C34])); MID([.$C34]; FIND(&quot;Φ&quot;; [.$C34]) + 1; FIND(&quot;mm&quot;; [.$C34]; FIND(&quot;Φ&quot;; [.$C34])) - FIND(&quot;Φ&quot;; [.$C34]) - 1); IF(ISNUMBER(FIND(&quot;: Bolt M&quot;; [.$C34])); MID([.$C34]; FIND(&quot;: Bolt M&quot;; [.$C34]) + 8; FIND(&quot; &quot;; [.$C34]; FIND(&quot;: Bolt M&quot;; [.$C34]) + 8) - FIND(&quot;: Bolt M&quot;; [.$C34]) - 8); &quot;&quot;)))" office:value-type="string" office:string-value="10" calcext:value-type="string">
            <text:p>10</text:p>
          </table:table-cell>
          <table:table-cell table:formula="of:=IF(ISNUMBER(FIND(&quot;Φ&quot;; [.$C34]));&#10;      MID([.$C34];&#10;          FIND(&quot;mm &quot;; [.$C34]; FIND(&quot;Φ&quot;; [.$C34])) + 5;&#10;          FIND(&quot;mm &quot;; [.$C34]; FIND(&quot;mm &quot;; [.$C34]; FIND(&quot;Φ&quot;; [.$C34])) + 4) - FIND(&quot;mm &quot;; [.$C34]; FIND(&quot;Φ&quot;; [.$C34])) - 5&#10;     );&#10;      MID([.$C34];&#10;          FIND(&quot;mm &quot;; [.$C34]; FIND(&quot;: &quot;; [.$C34])) - FIND(&quot; &quot;; STRING_REVERSE(LEFT([.$C34]; FIND(&quot;mm &quot;; [.$C34]; FIND(&quot;: &quot;; [.$C34]))))) + 2;&#10;          FIND(&quot; &quot;; STRING_REVERSE(LEFT([.$C34]; FIND(&quot;mm &quot;; [.$C34]; FIND(&quot;: &quot;; [.$C34]))))) - 2&#10;     )&#10;)" office:value-type="string" office:string-value="10" calcext:value-type="string">
            <text:p>10</text:p>
          </table:table-cell>
          <table:table-cell table:formula="of:=IF(ISNUMBER(FIND(&quot;Φ&quot;; [.$C34]));&#10;      MID([.$C35];           FIND(&quot;mm &quot;; [.$C35]; FIND(&quot;mm &quot;; [.$C35]; FIND(&quot;mm &quot;; [.$C35]; FIND(&quot;: &quot;; [.$C35])) + 2) + 2) - FIND(&quot; &quot;; STRING_REVERSE(LEFT([.$C35]; FIND(&quot;mm &quot;; [.$C35]; FIND(&quot;mm &quot;; [.$C35]; FIND(&quot;mm &quot;; [.$C35]; FIND(&quot;: &quot;; [.$C35])) + 2) + 2)))) + 2;           FIND(&quot; &quot;; STRING_REVERSE(LEFT([.$C35]; FIND(&quot;mm &quot;; [.$C35]; FIND(&quot;mm &quot;; [.$C35]; FIND(&quot;mm &quot;; [.$C35]; FIND(&quot;: &quot;; [.$C35])) + 2) + 2)))) - 2      );&#10;      MID([.$C34];&#10;          FIND(&quot;mm &quot;; [.$C34]; FIND(&quot;mm &quot;; [.$C34]; FIND(&quot;: &quot;; [.$C34])) + 2) - FIND(&quot; &quot;; STRING_REVERSE(LEFT([.$C34]; FIND(&quot;mm &quot;; [.$C34]; FIND(&quot;mm &quot;; [.$C34]; FIND(&quot;: &quot;; [.$C34])) + 2)))) + 2;&#10;          FIND(&quot; &quot;; STRING_REVERSE(LEFT([.$C34]; FIND(&quot;mm &quot;; [.$C34]; FIND(&quot;mm &quot;; [.$C34]; FIND(&quot;: &quot;; [.$C34])) + 2)))) - 2&#10;     )&#10;)" office:value-type="string" office:string-value="3" calcext:value-type="string">
            <text:p>3</text:p>
          </table:table-cell>
          <table:table-cell table:formula="of:=IF(ISNUMBER(FIND(&quot;Φ&quot;; [.$C34]));&#10;      &quot;&quot;;&#10;      MID([.$C34];&#10;          FIND(&quot;mm &quot;; [.$C34]; FIND(&quot;mm &quot;; [.$C34]; FIND(&quot;mm &quot;; [.$C34]; FIND(&quot;: &quot;; [.$C34])) + 2) + 2) - FIND(&quot; &quot;; STRING_REVERSE(LEFT([.$C34]; FIND(&quot;mm &quot;; [.$C34]; FIND(&quot;mm &quot;; [.$C34]; FIND(&quot;mm &quot;; [.$C34]; FIND(&quot;: &quot;; [.$C34])) + 2) + 2)))) + 2;&#10;          FIND(&quot; &quot;; STRING_REVERSE(LEFT([.$C34]; FIND(&quot;mm &quot;; [.$C34]; FIND(&quot;mm &quot;; [.$C34]; FIND(&quot;mm &quot;; [.$C34]; FIND(&quot;: &quot;; [.$C34])) + 2) + 2)))) - 2&#10;     )&#10;)">
            <text:p/>
          </table:table-cell>
          <table:table-cell table:formula="of:=IF(ISNUMBER(FIND(&quot;Φ&quot;; [.$C34]));&#10;      IF(ISNUMBER(FIND(&quot;: Washer&quot;; [.$C34])); [.$V34]; &quot;&quot;);&#10;      MID([.$C34];&#10;          FIND(&quot;mm &quot;; [.$C34]; FIND(&quot;mm &quot;; [.$C34]; FIND(&quot;mm &quot;; [.$C34]; FIND(&quot;mm &quot;; [.$C34]; FIND(&quot;: &quot;; [.$C34])) + 2) + 2) + 2) - FIND(&quot; &quot;; STRING_REVERSE(LEFT([.$C34]; FIND(&quot;mm &quot;; [.$C34]; FIND(&quot;mm &quot;; [.$C34]; FIND(&quot;mm &quot;; [.$C34]; FIND(&quot;mm &quot;; [.$C34]; FIND(&quot;: &quot;; [.$C34])) + 2) + 2) + 2)))) + 2;&#10;          FIND(&quot; &quot;; STRING_REVERSE(LEFT([.$C34]; FIND(&quot;mm &quot;; [.$C34]; FIND(&quot;mm &quot;; [.$C34]; FIND(&quot;mm &quot;; [.$C34]; FIND(&quot;mm &quot;; [.$C34]; FIND(&quot;: &quot;; [.$C34])) + 2) + 2) + 2)))) - 2&#10;     )&#10;)" office:value-type="string" office:string-value="3" calcext:value-type="string">
            <text:p>3</text:p>
          </table:table-cell>
          <table:table-cell table:style-name="ce17" table:formula="of:=NOT(OR([.$F34:.$Q34]))" office:value-type="boolean" office:boolean-value="false" calcext:value-type="boolean">
            <text:p>FALSE</text:p>
          </table:table-cell>
          <table:table-cell table:formula="of:=RIGHT([.$C34]; LEN([.$C34]) - FIND(&quot; - x&quot;; [.$C34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ECHO: "Washer: Washer Φ25mm x 10mm x 3mm - x1"</text:p>
          </table:table-cell>
          <table:table-cell table:formula="of:=MID([.$B35]; 8; LEN([.$B35]) - 8)" office:value-type="string" office:string-value="Washer: Washer Φ25mm x 10mm x 3mm - x1" calcext:value-type="string">
            <text:p>Washer: Washer Φ25mm x 10mm x 3mm - x1</text:p>
          </table:table-cell>
          <table:table-cell table:formula="of:=IF(LEFT([.$C35]; 5) = &quot;Tool:&quot;; RIGHT([.$C35]; LEN([.$C35]) - 6); LEFT([.$C35]; FIND(&quot;:&quot;; [.$C35]) - 1))" office:value-type="string" office:string-value="Washer" calcext:value-type="string">
            <text:p>Washer</text:p>
          </table:table-cell>
          <table:table-cell table:style-name="ce7" table:formula="of:=NOT(RIGHT(TRIM([.$C35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35]))" office:value-type="boolean" office:boolean-value="true" calcext:value-type="boolean">
            <text:p>TRUE</text:p>
          </table:table-cell>
          <table:table-cell table:style-name="ce7" table:formula="of:=ISNUMBER(FIND(&quot;: Bolt&quot;; [.$C35]))" office:value-type="boolean" office:boolean-value="false" calcext:value-type="boolean">
            <text:p>FALSE</text:p>
          </table:table-cell>
          <table:table-cell table:style-name="ce7" table:formula="of:=ISNUMBER(FIND(&quot;: Nut&quot;; [.$C35]))" office:value-type="boolean" office:boolean-value="false" calcext:value-type="boolean">
            <text:p>FALSE</text:p>
          </table:table-cell>
          <table:table-cell table:style-name="ce7" table:formula="of:=ISNUMBER(SEARCH(&quot;: Wheel&quot;; [.$C35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35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35]))" office:value-type="boolean" office:boolean-value="false" calcext:value-type="boolean">
            <text:p>FALSE</text:p>
          </table:table-cell>
          <table:table-cell table:style-name="ce7" table:formula="of:=ISNUMBER(SEARCH(&quot;ALUMINIUM SHEET&quot;; [.$C35]))" office:value-type="boolean" office:boolean-value="false" calcext:value-type="boolean">
            <text:p>FALSE</text:p>
          </table:table-cell>
          <table:table-cell table:style-name="ce7" table:formula="of:=ISNUMBER(FIND(&quot;: Tube clamp&quot;; [.$C35]))" office:value-type="boolean" office:boolean-value="false" calcext:value-type="boolean">
            <text:p>FALSE</text:p>
          </table:table-cell>
          <table:table-cell table:style-name="ce7" table:formula="of:=AND(ISNUMBER(FIND(&quot;: Tube clamp&quot;; [.$C35])); ISNUMBER(SEARCH(&quot;104:&quot;; [.$C35])))" office:value-type="boolean" office:boolean-value="false" calcext:value-type="boolean">
            <text:p>FALSE</text:p>
          </table:table-cell>
          <table:table-cell table:style-name="ce7" table:formula="of:=AND(ISNUMBER(FIND(&quot;: Tube clamp&quot;; [.$C35])); ISNUMBER(SEARCH(&quot;116:&quot;; [.$C35])))" office:value-type="boolean" office:boolean-value="false" calcext:value-type="boolean">
            <text:p>FALSE</text:p>
          </table:table-cell>
          <table:table-cell table:style-name="ce7" table:formula="of:=AND(ISNUMBER(FIND(&quot;: Tube clamp&quot;; [.$C35])); ISNUMBER(SEARCH(&quot;132:&quot;; [.$C35])))" office:value-type="boolean" office:boolean-value="false" calcext:value-type="boolean">
            <text:p>FALSE</text:p>
          </table:table-cell>
          <table:table-cell table:style-name="ce7" table:formula="of:=AND(ISNUMBER(FIND(&quot;: Tube clamp&quot;; [.$C35])); ISNUMBER(SEARCH(&quot;176:&quot;; [.$C35])))" office:value-type="boolean" office:boolean-value="false" calcext:value-type="boolean">
            <text:p>FALSE</text:p>
          </table:table-cell>
          <table:table-cell table:style-name="ce7" table:formula="of:=ISNUMBER(FIND(&quot;Tool:&quot;; [.$C35]))" office:value-type="boolean" office:boolean-value="false" calcext:value-type="boolean">
            <text:p>FALSE</text:p>
          </table:table-cell>
          <table:table-cell table:style-name="ce12" table:formula="of:=IF(ISNUMBER(FIND(&quot;Φ&quot;; [.$C35])); MID([.$C35]; FIND(&quot;Φ&quot;; [.$C35]) + 1; FIND(&quot;mm&quot;; [.$C35]; FIND(&quot;Φ&quot;; [.$C35])) - FIND(&quot;Φ&quot;; [.$C35]) - 1); IF(ISNUMBER(FIND(&quot;: Bolt M&quot;; [.$C35])); MID([.$C35]; FIND(&quot;: Bolt M&quot;; [.$C35]) + 8; FIND(&quot; &quot;; [.$C35]; FIND(&quot;: Bolt M&quot;; [.$C35]) + 8) - FIND(&quot;: Bolt M&quot;; [.$C35]) - 8); &quot;&quot;))" office:value-type="string" office:string-value="25" calcext:value-type="string">
            <text:p>25</text:p>
          </table:table-cell>
          <table:table-cell table:style-name="ce12" table:formula="of:=IF(ISNUMBER(FIND(&quot;: Washer&quot;; [.$C35])); [.$U35]; IF(ISNUMBER(FIND(&quot;Φ&quot;; [.$C35])); MID([.$C35]; FIND(&quot;Φ&quot;; [.$C35]) + 1; FIND(&quot;mm&quot;; [.$C35]; FIND(&quot;Φ&quot;; [.$C35])) - FIND(&quot;Φ&quot;; [.$C35]) - 1); IF(ISNUMBER(FIND(&quot;: Bolt M&quot;; [.$C35])); MID([.$C35]; FIND(&quot;: Bolt M&quot;; [.$C35]) + 8; FIND(&quot; &quot;; [.$C35]; FIND(&quot;: Bolt M&quot;; [.$C35]) + 8) - FIND(&quot;: Bolt M&quot;; [.$C35]) - 8); &quot;&quot;)))" office:value-type="string" office:string-value="10" calcext:value-type="string">
            <text:p>10</text:p>
          </table:table-cell>
          <table:table-cell table:formula="of:=IF(ISNUMBER(FIND(&quot;Φ&quot;; [.$C35]));&#10;      MID([.$C35];&#10;          FIND(&quot;mm &quot;; [.$C35]; FIND(&quot;Φ&quot;; [.$C35])) + 5;&#10;          FIND(&quot;mm &quot;; [.$C35]; FIND(&quot;mm &quot;; [.$C35]; FIND(&quot;Φ&quot;; [.$C35])) + 4) - FIND(&quot;mm &quot;; [.$C35]; FIND(&quot;Φ&quot;; [.$C35])) - 5&#10;     );&#10;      MID([.$C35];&#10;          FIND(&quot;mm &quot;; [.$C35]; FIND(&quot;: &quot;; [.$C35])) - FIND(&quot; &quot;; STRING_REVERSE(LEFT([.$C35]; FIND(&quot;mm &quot;; [.$C35]; FIND(&quot;: &quot;; [.$C35]))))) + 2;&#10;          FIND(&quot; &quot;; STRING_REVERSE(LEFT([.$C35]; FIND(&quot;mm &quot;; [.$C35]; FIND(&quot;: &quot;; [.$C35]))))) - 2&#10;     )&#10;)" office:value-type="string" office:string-value="10" calcext:value-type="string">
            <text:p>10</text:p>
          </table:table-cell>
          <table:table-cell table:formula="of:=IF(ISNUMBER(FIND(&quot;Φ&quot;; [.$C35]));&#10;      MID([.$C36];           FIND(&quot;mm &quot;; [.$C36]; FIND(&quot;mm &quot;; [.$C36]; FIND(&quot;mm &quot;; [.$C36]; FIND(&quot;: &quot;; [.$C36])) + 2) + 2) - FIND(&quot; &quot;; STRING_REVERSE(LEFT([.$C36]; FIND(&quot;mm &quot;; [.$C36]; FIND(&quot;mm &quot;; [.$C36]; FIND(&quot;mm &quot;; [.$C36]; FIND(&quot;: &quot;; [.$C36])) + 2) + 2)))) + 2;           FIND(&quot; &quot;; STRING_REVERSE(LEFT([.$C36]; FIND(&quot;mm &quot;; [.$C36]; FIND(&quot;mm &quot;; [.$C36]; FIND(&quot;mm &quot;; [.$C36]; FIND(&quot;: &quot;; [.$C36])) + 2) + 2)))) - 2      );&#10;      MID([.$C35];&#10;          FIND(&quot;mm &quot;; [.$C35]; FIND(&quot;mm &quot;; [.$C35]; FIND(&quot;: &quot;; [.$C35])) + 2) - FIND(&quot; &quot;; STRING_REVERSE(LEFT([.$C35]; FIND(&quot;mm &quot;; [.$C35]; FIND(&quot;mm &quot;; [.$C35]; FIND(&quot;: &quot;; [.$C35])) + 2)))) + 2;&#10;          FIND(&quot; &quot;; STRING_REVERSE(LEFT([.$C35]; FIND(&quot;mm &quot;; [.$C35]; FIND(&quot;mm &quot;; [.$C35]; FIND(&quot;: &quot;; [.$C35])) + 2)))) - 2&#10;     )&#10;)" office:value-type="string" office:string-value="3" calcext:value-type="string">
            <text:p>3</text:p>
          </table:table-cell>
          <table:table-cell table:formula="of:=IF(ISNUMBER(FIND(&quot;Φ&quot;; [.$C35]));&#10;      &quot;&quot;;&#10;      MID([.$C35];&#10;          FIND(&quot;mm &quot;; [.$C35]; FIND(&quot;mm &quot;; [.$C35]; FIND(&quot;mm &quot;; [.$C35]; FIND(&quot;: &quot;; [.$C35])) + 2) + 2) - FIND(&quot; &quot;; STRING_REVERSE(LEFT([.$C35]; FIND(&quot;mm &quot;; [.$C35]; FIND(&quot;mm &quot;; [.$C35]; FIND(&quot;mm &quot;; [.$C35]; FIND(&quot;: &quot;; [.$C35])) + 2) + 2)))) + 2;&#10;          FIND(&quot; &quot;; STRING_REVERSE(LEFT([.$C35]; FIND(&quot;mm &quot;; [.$C35]; FIND(&quot;mm &quot;; [.$C35]; FIND(&quot;mm &quot;; [.$C35]; FIND(&quot;: &quot;; [.$C35])) + 2) + 2)))) - 2&#10;     )&#10;)">
            <text:p/>
          </table:table-cell>
          <table:table-cell table:formula="of:=IF(ISNUMBER(FIND(&quot;Φ&quot;; [.$C35]));&#10;      IF(ISNUMBER(FIND(&quot;: Washer&quot;; [.$C35])); [.$V35]; &quot;&quot;);&#10;      MID([.$C35];&#10;          FIND(&quot;mm &quot;; [.$C35]; FIND(&quot;mm &quot;; [.$C35]; FIND(&quot;mm &quot;; [.$C35]; FIND(&quot;mm &quot;; [.$C35]; FIND(&quot;: &quot;; [.$C35])) + 2) + 2) + 2) - FIND(&quot; &quot;; STRING_REVERSE(LEFT([.$C35]; FIND(&quot;mm &quot;; [.$C35]; FIND(&quot;mm &quot;; [.$C35]; FIND(&quot;mm &quot;; [.$C35]; FIND(&quot;mm &quot;; [.$C35]; FIND(&quot;: &quot;; [.$C35])) + 2) + 2) + 2)))) + 2;&#10;          FIND(&quot; &quot;; STRING_REVERSE(LEFT([.$C35]; FIND(&quot;mm &quot;; [.$C35]; FIND(&quot;mm &quot;; [.$C35]; FIND(&quot;mm &quot;; [.$C35]; FIND(&quot;mm &quot;; [.$C35]; FIND(&quot;: &quot;; [.$C35])) + 2) + 2) + 2)))) - 2&#10;     )&#10;)" office:value-type="string" office:string-value="3" calcext:value-type="string">
            <text:p>3</text:p>
          </table:table-cell>
          <table:table-cell table:style-name="ce17" table:formula="of:=NOT(OR([.$F35:.$Q35]))" office:value-type="boolean" office:boolean-value="false" calcext:value-type="boolean">
            <text:p>FALSE</text:p>
          </table:table-cell>
          <table:table-cell table:formula="of:=RIGHT([.$C35]; LEN([.$C35]) - FIND(&quot; - x&quot;; [.$C35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ECHO: "Washer: Washer Φ25mm x 10mm x 3mm - x1"</text:p>
          </table:table-cell>
          <table:table-cell table:formula="of:=MID([.$B36]; 8; LEN([.$B36]) - 8)" office:value-type="string" office:string-value="Washer: Washer Φ25mm x 10mm x 3mm - x1" calcext:value-type="string">
            <text:p>Washer: Washer Φ25mm x 10mm x 3mm - x1</text:p>
          </table:table-cell>
          <table:table-cell table:formula="of:=IF(LEFT([.$C36]; 5) = &quot;Tool:&quot;; RIGHT([.$C36]; LEN([.$C36]) - 6); LEFT([.$C36]; FIND(&quot;:&quot;; [.$C36]) - 1))" office:value-type="string" office:string-value="Washer" calcext:value-type="string">
            <text:p>Washer</text:p>
          </table:table-cell>
          <table:table-cell table:style-name="ce7" table:formula="of:=NOT(RIGHT(TRIM([.$C36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36]))" office:value-type="boolean" office:boolean-value="true" calcext:value-type="boolean">
            <text:p>TRUE</text:p>
          </table:table-cell>
          <table:table-cell table:style-name="ce7" table:formula="of:=ISNUMBER(FIND(&quot;: Bolt&quot;; [.$C36]))" office:value-type="boolean" office:boolean-value="false" calcext:value-type="boolean">
            <text:p>FALSE</text:p>
          </table:table-cell>
          <table:table-cell table:style-name="ce7" table:formula="of:=ISNUMBER(FIND(&quot;: Nut&quot;; [.$C36]))" office:value-type="boolean" office:boolean-value="false" calcext:value-type="boolean">
            <text:p>FALSE</text:p>
          </table:table-cell>
          <table:table-cell table:style-name="ce7" table:formula="of:=ISNUMBER(SEARCH(&quot;: Wheel&quot;; [.$C36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36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36]))" office:value-type="boolean" office:boolean-value="false" calcext:value-type="boolean">
            <text:p>FALSE</text:p>
          </table:table-cell>
          <table:table-cell table:style-name="ce7" table:formula="of:=ISNUMBER(SEARCH(&quot;ALUMINIUM SHEET&quot;; [.$C36]))" office:value-type="boolean" office:boolean-value="false" calcext:value-type="boolean">
            <text:p>FALSE</text:p>
          </table:table-cell>
          <table:table-cell table:style-name="ce7" table:formula="of:=ISNUMBER(FIND(&quot;: Tube clamp&quot;; [.$C36]))" office:value-type="boolean" office:boolean-value="false" calcext:value-type="boolean">
            <text:p>FALSE</text:p>
          </table:table-cell>
          <table:table-cell table:style-name="ce7" table:formula="of:=AND(ISNUMBER(FIND(&quot;: Tube clamp&quot;; [.$C36])); ISNUMBER(SEARCH(&quot;104:&quot;; [.$C36])))" office:value-type="boolean" office:boolean-value="false" calcext:value-type="boolean">
            <text:p>FALSE</text:p>
          </table:table-cell>
          <table:table-cell table:style-name="ce7" table:formula="of:=AND(ISNUMBER(FIND(&quot;: Tube clamp&quot;; [.$C36])); ISNUMBER(SEARCH(&quot;116:&quot;; [.$C36])))" office:value-type="boolean" office:boolean-value="false" calcext:value-type="boolean">
            <text:p>FALSE</text:p>
          </table:table-cell>
          <table:table-cell table:style-name="ce7" table:formula="of:=AND(ISNUMBER(FIND(&quot;: Tube clamp&quot;; [.$C36])); ISNUMBER(SEARCH(&quot;132:&quot;; [.$C36])))" office:value-type="boolean" office:boolean-value="false" calcext:value-type="boolean">
            <text:p>FALSE</text:p>
          </table:table-cell>
          <table:table-cell table:style-name="ce7" table:formula="of:=AND(ISNUMBER(FIND(&quot;: Tube clamp&quot;; [.$C36])); ISNUMBER(SEARCH(&quot;176:&quot;; [.$C36])))" office:value-type="boolean" office:boolean-value="false" calcext:value-type="boolean">
            <text:p>FALSE</text:p>
          </table:table-cell>
          <table:table-cell table:style-name="ce7" table:formula="of:=ISNUMBER(FIND(&quot;Tool:&quot;; [.$C36]))" office:value-type="boolean" office:boolean-value="false" calcext:value-type="boolean">
            <text:p>FALSE</text:p>
          </table:table-cell>
          <table:table-cell table:style-name="ce12" table:formula="of:=IF(ISNUMBER(FIND(&quot;Φ&quot;; [.$C36])); MID([.$C36]; FIND(&quot;Φ&quot;; [.$C36]) + 1; FIND(&quot;mm&quot;; [.$C36]; FIND(&quot;Φ&quot;; [.$C36])) - FIND(&quot;Φ&quot;; [.$C36]) - 1); IF(ISNUMBER(FIND(&quot;: Bolt M&quot;; [.$C36])); MID([.$C36]; FIND(&quot;: Bolt M&quot;; [.$C36]) + 8; FIND(&quot; &quot;; [.$C36]; FIND(&quot;: Bolt M&quot;; [.$C36]) + 8) - FIND(&quot;: Bolt M&quot;; [.$C36]) - 8); &quot;&quot;))" office:value-type="string" office:string-value="25" calcext:value-type="string">
            <text:p>25</text:p>
          </table:table-cell>
          <table:table-cell table:style-name="ce12" table:formula="of:=IF(ISNUMBER(FIND(&quot;: Washer&quot;; [.$C36])); [.$U36]; IF(ISNUMBER(FIND(&quot;Φ&quot;; [.$C36])); MID([.$C36]; FIND(&quot;Φ&quot;; [.$C36]) + 1; FIND(&quot;mm&quot;; [.$C36]; FIND(&quot;Φ&quot;; [.$C36])) - FIND(&quot;Φ&quot;; [.$C36]) - 1); IF(ISNUMBER(FIND(&quot;: Bolt M&quot;; [.$C36])); MID([.$C36]; FIND(&quot;: Bolt M&quot;; [.$C36]) + 8; FIND(&quot; &quot;; [.$C36]; FIND(&quot;: Bolt M&quot;; [.$C36]) + 8) - FIND(&quot;: Bolt M&quot;; [.$C36]) - 8); &quot;&quot;)))" office:value-type="string" office:string-value="10" calcext:value-type="string">
            <text:p>10</text:p>
          </table:table-cell>
          <table:table-cell table:formula="of:=IF(ISNUMBER(FIND(&quot;Φ&quot;; [.$C36]));&#10;      MID([.$C36];&#10;          FIND(&quot;mm &quot;; [.$C36]; FIND(&quot;Φ&quot;; [.$C36])) + 5;&#10;          FIND(&quot;mm &quot;; [.$C36]; FIND(&quot;mm &quot;; [.$C36]; FIND(&quot;Φ&quot;; [.$C36])) + 4) - FIND(&quot;mm &quot;; [.$C36]; FIND(&quot;Φ&quot;; [.$C36])) - 5&#10;     );&#10;      MID([.$C36];&#10;          FIND(&quot;mm &quot;; [.$C36]; FIND(&quot;: &quot;; [.$C36])) - FIND(&quot; &quot;; STRING_REVERSE(LEFT([.$C36]; FIND(&quot;mm &quot;; [.$C36]; FIND(&quot;: &quot;; [.$C36]))))) + 2;&#10;          FIND(&quot; &quot;; STRING_REVERSE(LEFT([.$C36]; FIND(&quot;mm &quot;; [.$C36]; FIND(&quot;: &quot;; [.$C36]))))) - 2&#10;     )&#10;)" office:value-type="string" office:string-value="10" calcext:value-type="string">
            <text:p>10</text:p>
          </table:table-cell>
          <table:table-cell table:formula="of:=IF(ISNUMBER(FIND(&quot;Φ&quot;; [.$C36]));&#10;      MID([.$C37];           FIND(&quot;mm &quot;; [.$C37]; FIND(&quot;mm &quot;; [.$C37]; FIND(&quot;mm &quot;; [.$C37]; FIND(&quot;: &quot;; [.$C37])) + 2) + 2) - FIND(&quot; &quot;; STRING_REVERSE(LEFT([.$C37]; FIND(&quot;mm &quot;; [.$C37]; FIND(&quot;mm &quot;; [.$C37]; FIND(&quot;mm &quot;; [.$C37]; FIND(&quot;: &quot;; [.$C37])) + 2) + 2)))) + 2;           FIND(&quot; &quot;; STRING_REVERSE(LEFT([.$C37]; FIND(&quot;mm &quot;; [.$C37]; FIND(&quot;mm &quot;; [.$C37]; FIND(&quot;mm &quot;; [.$C37]; FIND(&quot;: &quot;; [.$C37])) + 2) + 2)))) - 2      );&#10;      MID([.$C36];&#10;          FIND(&quot;mm &quot;; [.$C36]; FIND(&quot;mm &quot;; [.$C36]; FIND(&quot;: &quot;; [.$C36])) + 2) - FIND(&quot; &quot;; STRING_REVERSE(LEFT([.$C36]; FIND(&quot;mm &quot;; [.$C36]; FIND(&quot;mm &quot;; [.$C36]; FIND(&quot;: &quot;; [.$C36])) + 2)))) + 2;&#10;          FIND(&quot; &quot;; STRING_REVERSE(LEFT([.$C36]; FIND(&quot;mm &quot;; [.$C36]; FIND(&quot;mm &quot;; [.$C36]; FIND(&quot;: &quot;; [.$C36])) + 2)))) - 2&#10;     )&#10;)" office:value-type="string" office:string-value="3" calcext:value-type="string">
            <text:p>3</text:p>
          </table:table-cell>
          <table:table-cell table:formula="of:=IF(ISNUMBER(FIND(&quot;Φ&quot;; [.$C36]));&#10;      &quot;&quot;;&#10;      MID([.$C36];&#10;          FIND(&quot;mm &quot;; [.$C36]; FIND(&quot;mm &quot;; [.$C36]; FIND(&quot;mm &quot;; [.$C36]; FIND(&quot;: &quot;; [.$C36])) + 2) + 2) - FIND(&quot; &quot;; STRING_REVERSE(LEFT([.$C36]; FIND(&quot;mm &quot;; [.$C36]; FIND(&quot;mm &quot;; [.$C36]; FIND(&quot;mm &quot;; [.$C36]; FIND(&quot;: &quot;; [.$C36])) + 2) + 2)))) + 2;&#10;          FIND(&quot; &quot;; STRING_REVERSE(LEFT([.$C36]; FIND(&quot;mm &quot;; [.$C36]; FIND(&quot;mm &quot;; [.$C36]; FIND(&quot;mm &quot;; [.$C36]; FIND(&quot;: &quot;; [.$C36])) + 2) + 2)))) - 2&#10;     )&#10;)">
            <text:p/>
          </table:table-cell>
          <table:table-cell table:formula="of:=IF(ISNUMBER(FIND(&quot;Φ&quot;; [.$C36]));&#10;      IF(ISNUMBER(FIND(&quot;: Washer&quot;; [.$C36])); [.$V36]; &quot;&quot;);&#10;      MID([.$C36];&#10;          FIND(&quot;mm &quot;; [.$C36]; FIND(&quot;mm &quot;; [.$C36]; FIND(&quot;mm &quot;; [.$C36]; FIND(&quot;mm &quot;; [.$C36]; FIND(&quot;: &quot;; [.$C36])) + 2) + 2) + 2) - FIND(&quot; &quot;; STRING_REVERSE(LEFT([.$C36]; FIND(&quot;mm &quot;; [.$C36]; FIND(&quot;mm &quot;; [.$C36]; FIND(&quot;mm &quot;; [.$C36]; FIND(&quot;mm &quot;; [.$C36]; FIND(&quot;: &quot;; [.$C36])) + 2) + 2) + 2)))) + 2;&#10;          FIND(&quot; &quot;; STRING_REVERSE(LEFT([.$C36]; FIND(&quot;mm &quot;; [.$C36]; FIND(&quot;mm &quot;; [.$C36]; FIND(&quot;mm &quot;; [.$C36]; FIND(&quot;mm &quot;; [.$C36]; FIND(&quot;: &quot;; [.$C36])) + 2) + 2) + 2)))) - 2&#10;     )&#10;)" office:value-type="string" office:string-value="3" calcext:value-type="string">
            <text:p>3</text:p>
          </table:table-cell>
          <table:table-cell table:style-name="ce17" table:formula="of:=NOT(OR([.$F36:.$Q36]))" office:value-type="boolean" office:boolean-value="false" calcext:value-type="boolean">
            <text:p>FALSE</text:p>
          </table:table-cell>
          <table:table-cell table:formula="of:=RIGHT([.$C36]; LEN([.$C36]) - FIND(&quot; - x&quot;; [.$C36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ECHO: "Washer: Washer Φ25mm x 10mm x 3mm - x1"</text:p>
          </table:table-cell>
          <table:table-cell table:formula="of:=MID([.$B37]; 8; LEN([.$B37]) - 8)" office:value-type="string" office:string-value="Washer: Washer Φ25mm x 10mm x 3mm - x1" calcext:value-type="string">
            <text:p>Washer: Washer Φ25mm x 10mm x 3mm - x1</text:p>
          </table:table-cell>
          <table:table-cell table:formula="of:=IF(LEFT([.$C37]; 5) = &quot;Tool:&quot;; RIGHT([.$C37]; LEN([.$C37]) - 6); LEFT([.$C37]; FIND(&quot;:&quot;; [.$C37]) - 1))" office:value-type="string" office:string-value="Washer" calcext:value-type="string">
            <text:p>Washer</text:p>
          </table:table-cell>
          <table:table-cell table:style-name="ce7" table:formula="of:=NOT(RIGHT(TRIM([.$C37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37]))" office:value-type="boolean" office:boolean-value="true" calcext:value-type="boolean">
            <text:p>TRUE</text:p>
          </table:table-cell>
          <table:table-cell table:style-name="ce7" table:formula="of:=ISNUMBER(FIND(&quot;: Bolt&quot;; [.$C37]))" office:value-type="boolean" office:boolean-value="false" calcext:value-type="boolean">
            <text:p>FALSE</text:p>
          </table:table-cell>
          <table:table-cell table:style-name="ce7" table:formula="of:=ISNUMBER(FIND(&quot;: Nut&quot;; [.$C37]))" office:value-type="boolean" office:boolean-value="false" calcext:value-type="boolean">
            <text:p>FALSE</text:p>
          </table:table-cell>
          <table:table-cell table:style-name="ce7" table:formula="of:=ISNUMBER(SEARCH(&quot;: Wheel&quot;; [.$C37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37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37]))" office:value-type="boolean" office:boolean-value="false" calcext:value-type="boolean">
            <text:p>FALSE</text:p>
          </table:table-cell>
          <table:table-cell table:style-name="ce7" table:formula="of:=ISNUMBER(SEARCH(&quot;ALUMINIUM SHEET&quot;; [.$C37]))" office:value-type="boolean" office:boolean-value="false" calcext:value-type="boolean">
            <text:p>FALSE</text:p>
          </table:table-cell>
          <table:table-cell table:style-name="ce7" table:formula="of:=ISNUMBER(FIND(&quot;: Tube clamp&quot;; [.$C37]))" office:value-type="boolean" office:boolean-value="false" calcext:value-type="boolean">
            <text:p>FALSE</text:p>
          </table:table-cell>
          <table:table-cell table:style-name="ce7" table:formula="of:=AND(ISNUMBER(FIND(&quot;: Tube clamp&quot;; [.$C37])); ISNUMBER(SEARCH(&quot;104:&quot;; [.$C37])))" office:value-type="boolean" office:boolean-value="false" calcext:value-type="boolean">
            <text:p>FALSE</text:p>
          </table:table-cell>
          <table:table-cell table:style-name="ce7" table:formula="of:=AND(ISNUMBER(FIND(&quot;: Tube clamp&quot;; [.$C37])); ISNUMBER(SEARCH(&quot;116:&quot;; [.$C37])))" office:value-type="boolean" office:boolean-value="false" calcext:value-type="boolean">
            <text:p>FALSE</text:p>
          </table:table-cell>
          <table:table-cell table:style-name="ce7" table:formula="of:=AND(ISNUMBER(FIND(&quot;: Tube clamp&quot;; [.$C37])); ISNUMBER(SEARCH(&quot;132:&quot;; [.$C37])))" office:value-type="boolean" office:boolean-value="false" calcext:value-type="boolean">
            <text:p>FALSE</text:p>
          </table:table-cell>
          <table:table-cell table:style-name="ce7" table:formula="of:=AND(ISNUMBER(FIND(&quot;: Tube clamp&quot;; [.$C37])); ISNUMBER(SEARCH(&quot;176:&quot;; [.$C37])))" office:value-type="boolean" office:boolean-value="false" calcext:value-type="boolean">
            <text:p>FALSE</text:p>
          </table:table-cell>
          <table:table-cell table:style-name="ce7" table:formula="of:=ISNUMBER(FIND(&quot;Tool:&quot;; [.$C37]))" office:value-type="boolean" office:boolean-value="false" calcext:value-type="boolean">
            <text:p>FALSE</text:p>
          </table:table-cell>
          <table:table-cell table:style-name="ce12" table:formula="of:=IF(ISNUMBER(FIND(&quot;Φ&quot;; [.$C37])); MID([.$C37]; FIND(&quot;Φ&quot;; [.$C37]) + 1; FIND(&quot;mm&quot;; [.$C37]; FIND(&quot;Φ&quot;; [.$C37])) - FIND(&quot;Φ&quot;; [.$C37]) - 1); IF(ISNUMBER(FIND(&quot;: Bolt M&quot;; [.$C37])); MID([.$C37]; FIND(&quot;: Bolt M&quot;; [.$C37]) + 8; FIND(&quot; &quot;; [.$C37]; FIND(&quot;: Bolt M&quot;; [.$C37]) + 8) - FIND(&quot;: Bolt M&quot;; [.$C37]) - 8); &quot;&quot;))" office:value-type="string" office:string-value="25" calcext:value-type="string">
            <text:p>25</text:p>
          </table:table-cell>
          <table:table-cell table:style-name="ce12" table:formula="of:=IF(ISNUMBER(FIND(&quot;: Washer&quot;; [.$C37])); [.$U37]; IF(ISNUMBER(FIND(&quot;Φ&quot;; [.$C37])); MID([.$C37]; FIND(&quot;Φ&quot;; [.$C37]) + 1; FIND(&quot;mm&quot;; [.$C37]; FIND(&quot;Φ&quot;; [.$C37])) - FIND(&quot;Φ&quot;; [.$C37]) - 1); IF(ISNUMBER(FIND(&quot;: Bolt M&quot;; [.$C37])); MID([.$C37]; FIND(&quot;: Bolt M&quot;; [.$C37]) + 8; FIND(&quot; &quot;; [.$C37]; FIND(&quot;: Bolt M&quot;; [.$C37]) + 8) - FIND(&quot;: Bolt M&quot;; [.$C37]) - 8); &quot;&quot;)))" office:value-type="string" office:string-value="10" calcext:value-type="string">
            <text:p>10</text:p>
          </table:table-cell>
          <table:table-cell table:formula="of:=IF(ISNUMBER(FIND(&quot;Φ&quot;; [.$C37]));&#10;      MID([.$C37];&#10;          FIND(&quot;mm &quot;; [.$C37]; FIND(&quot;Φ&quot;; [.$C37])) + 5;&#10;          FIND(&quot;mm &quot;; [.$C37]; FIND(&quot;mm &quot;; [.$C37]; FIND(&quot;Φ&quot;; [.$C37])) + 4) - FIND(&quot;mm &quot;; [.$C37]; FIND(&quot;Φ&quot;; [.$C37])) - 5&#10;     );&#10;      MID([.$C37];&#10;          FIND(&quot;mm &quot;; [.$C37]; FIND(&quot;: &quot;; [.$C37])) - FIND(&quot; &quot;; STRING_REVERSE(LEFT([.$C37]; FIND(&quot;mm &quot;; [.$C37]; FIND(&quot;: &quot;; [.$C37]))))) + 2;&#10;          FIND(&quot; &quot;; STRING_REVERSE(LEFT([.$C37]; FIND(&quot;mm &quot;; [.$C37]; FIND(&quot;: &quot;; [.$C37]))))) - 2&#10;     )&#10;)" office:value-type="string" office:string-value="10" calcext:value-type="string">
            <text:p>10</text:p>
          </table:table-cell>
          <table:table-cell table:formula="of:=IF(ISNUMBER(FIND(&quot;Φ&quot;; [.$C37]));&#10;      MID([.$C38];           FIND(&quot;mm &quot;; [.$C38]; FIND(&quot;mm &quot;; [.$C38]; FIND(&quot;mm &quot;; [.$C38]; FIND(&quot;: &quot;; [.$C38])) + 2) + 2) - FIND(&quot; &quot;; STRING_REVERSE(LEFT([.$C38]; FIND(&quot;mm &quot;; [.$C38]; FIND(&quot;mm &quot;; [.$C38]; FIND(&quot;mm &quot;; [.$C38]; FIND(&quot;: &quot;; [.$C38])) + 2) + 2)))) + 2;           FIND(&quot; &quot;; STRING_REVERSE(LEFT([.$C38]; FIND(&quot;mm &quot;; [.$C38]; FIND(&quot;mm &quot;; [.$C38]; FIND(&quot;mm &quot;; [.$C38]; FIND(&quot;: &quot;; [.$C38])) + 2) + 2)))) - 2      );&#10;      MID([.$C37];&#10;          FIND(&quot;mm &quot;; [.$C37]; FIND(&quot;mm &quot;; [.$C37]; FIND(&quot;: &quot;; [.$C37])) + 2) - FIND(&quot; &quot;; STRING_REVERSE(LEFT([.$C37]; FIND(&quot;mm &quot;; [.$C37]; FIND(&quot;mm &quot;; [.$C37]; FIND(&quot;: &quot;; [.$C37])) + 2)))) + 2;&#10;          FIND(&quot; &quot;; STRING_REVERSE(LEFT([.$C37]; FIND(&quot;mm &quot;; [.$C37]; FIND(&quot;mm &quot;; [.$C37]; FIND(&quot;: &quot;; [.$C37])) + 2)))) - 2&#10;     )&#10;)" office:value-type="string" office:string-value="" calcext:value-type="error">
            <text:p>#VALUE!</text:p>
          </table:table-cell>
          <table:table-cell table:formula="of:=IF(ISNUMBER(FIND(&quot;Φ&quot;; [.$C37]));&#10;      &quot;&quot;;&#10;      MID([.$C37];&#10;          FIND(&quot;mm &quot;; [.$C37]; FIND(&quot;mm &quot;; [.$C37]; FIND(&quot;mm &quot;; [.$C37]; FIND(&quot;: &quot;; [.$C37])) + 2) + 2) - FIND(&quot; &quot;; STRING_REVERSE(LEFT([.$C37]; FIND(&quot;mm &quot;; [.$C37]; FIND(&quot;mm &quot;; [.$C37]; FIND(&quot;mm &quot;; [.$C37]; FIND(&quot;: &quot;; [.$C37])) + 2) + 2)))) + 2;&#10;          FIND(&quot; &quot;; STRING_REVERSE(LEFT([.$C37]; FIND(&quot;mm &quot;; [.$C37]; FIND(&quot;mm &quot;; [.$C37]; FIND(&quot;mm &quot;; [.$C37]; FIND(&quot;: &quot;; [.$C37])) + 2) + 2)))) - 2&#10;     )&#10;)">
            <text:p/>
          </table:table-cell>
          <table:table-cell table:formula="of:=IF(ISNUMBER(FIND(&quot;Φ&quot;; [.$C37]));&#10;      IF(ISNUMBER(FIND(&quot;: Washer&quot;; [.$C37])); [.$V37]; &quot;&quot;);&#10;      MID([.$C37];&#10;          FIND(&quot;mm &quot;; [.$C37]; FIND(&quot;mm &quot;; [.$C37]; FIND(&quot;mm &quot;; [.$C37]; FIND(&quot;mm &quot;; [.$C37]; FIND(&quot;: &quot;; [.$C37])) + 2) + 2) + 2) - FIND(&quot; &quot;; STRING_REVERSE(LEFT([.$C37]; FIND(&quot;mm &quot;; [.$C37]; FIND(&quot;mm &quot;; [.$C37]; FIND(&quot;mm &quot;; [.$C37]; FIND(&quot;mm &quot;; [.$C37]; FIND(&quot;: &quot;; [.$C37])) + 2) + 2) + 2)))) + 2;&#10;          FIND(&quot; &quot;; STRING_REVERSE(LEFT([.$C37]; FIND(&quot;mm &quot;; [.$C37]; FIND(&quot;mm &quot;; [.$C37]; FIND(&quot;mm &quot;; [.$C37]; FIND(&quot;mm &quot;; [.$C37]; FIND(&quot;: &quot;; [.$C37])) + 2) + 2) + 2)))) - 2&#10;     )&#10;)" office:value-type="string" office:string-value="" calcext:value-type="error">
            <text:p>#VALUE!</text:p>
          </table:table-cell>
          <table:table-cell table:style-name="ce17" table:formula="of:=NOT(OR([.$F37:.$Q37]))" office:value-type="boolean" office:boolean-value="false" calcext:value-type="boolean">
            <text:p>FALSE</text:p>
          </table:table-cell>
          <table:table-cell table:formula="of:=RIGHT([.$C37]; LEN([.$C37]) - FIND(&quot; - x&quot;; [.$C37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ECHO: "Rear wheel fastener:"</text:p>
          </table:table-cell>
          <table:table-cell table:formula="of:=MID([.$B38]; 8; LEN([.$B38]) - 8)" office:value-type="string" office:string-value="Rear wheel fastener:" calcext:value-type="string">
            <text:p>Rear wheel fastener:</text:p>
          </table:table-cell>
          <table:table-cell table:formula="of:=IF(LEFT([.$C38]; 5) = &quot;Tool:&quot;; RIGHT([.$C38]; LEN([.$C38]) - 6); LEFT([.$C38]; FIND(&quot;:&quot;; [.$C38]) - 1))" office:value-type="string" office:string-value="Rear wheel fastener" calcext:value-type="string">
            <text:p>Rear wheel fastener</text:p>
          </table:table-cell>
          <table:table-cell table:style-name="ce7" table:formula="of:=NOT(RIGHT(TRIM([.$C38]); 1) = &quot;:&quot;)" office:value-type="boolean" office:boolean-value="false" calcext:value-type="boolean">
            <text:p>FALSE</text:p>
          </table:table-cell>
          <table:table-cell table:style-name="ce7" table:formula="of:=ISNUMBER(FIND(&quot;: Washer&quot;; [.$C38]))" office:value-type="boolean" office:boolean-value="false" calcext:value-type="boolean">
            <text:p>FALSE</text:p>
          </table:table-cell>
          <table:table-cell table:style-name="ce7" table:formula="of:=ISNUMBER(FIND(&quot;: Bolt&quot;; [.$C38]))" office:value-type="boolean" office:boolean-value="false" calcext:value-type="boolean">
            <text:p>FALSE</text:p>
          </table:table-cell>
          <table:table-cell table:style-name="ce7" table:formula="of:=ISNUMBER(FIND(&quot;: Nut&quot;; [.$C38]))" office:value-type="boolean" office:boolean-value="false" calcext:value-type="boolean">
            <text:p>FALSE</text:p>
          </table:table-cell>
          <table:table-cell table:style-name="ce7" table:formula="of:=ISNUMBER(SEARCH(&quot;: Wheel&quot;; [.$C38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38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38]))" office:value-type="boolean" office:boolean-value="false" calcext:value-type="boolean">
            <text:p>FALSE</text:p>
          </table:table-cell>
          <table:table-cell table:style-name="ce7" table:formula="of:=ISNUMBER(SEARCH(&quot;ALUMINIUM SHEET&quot;; [.$C38]))" office:value-type="boolean" office:boolean-value="false" calcext:value-type="boolean">
            <text:p>FALSE</text:p>
          </table:table-cell>
          <table:table-cell table:style-name="ce7" table:formula="of:=ISNUMBER(FIND(&quot;: Tube clamp&quot;; [.$C38]))" office:value-type="boolean" office:boolean-value="false" calcext:value-type="boolean">
            <text:p>FALSE</text:p>
          </table:table-cell>
          <table:table-cell table:style-name="ce7" table:formula="of:=AND(ISNUMBER(FIND(&quot;: Tube clamp&quot;; [.$C38])); ISNUMBER(SEARCH(&quot;104:&quot;; [.$C38])))" office:value-type="boolean" office:boolean-value="false" calcext:value-type="boolean">
            <text:p>FALSE</text:p>
          </table:table-cell>
          <table:table-cell table:style-name="ce7" table:formula="of:=AND(ISNUMBER(FIND(&quot;: Tube clamp&quot;; [.$C38])); ISNUMBER(SEARCH(&quot;116:&quot;; [.$C38])))" office:value-type="boolean" office:boolean-value="false" calcext:value-type="boolean">
            <text:p>FALSE</text:p>
          </table:table-cell>
          <table:table-cell table:style-name="ce7" table:formula="of:=AND(ISNUMBER(FIND(&quot;: Tube clamp&quot;; [.$C38])); ISNUMBER(SEARCH(&quot;132:&quot;; [.$C38])))" office:value-type="boolean" office:boolean-value="false" calcext:value-type="boolean">
            <text:p>FALSE</text:p>
          </table:table-cell>
          <table:table-cell table:style-name="ce7" table:formula="of:=AND(ISNUMBER(FIND(&quot;: Tube clamp&quot;; [.$C38])); ISNUMBER(SEARCH(&quot;176:&quot;; [.$C38])))" office:value-type="boolean" office:boolean-value="false" calcext:value-type="boolean">
            <text:p>FALSE</text:p>
          </table:table-cell>
          <table:table-cell table:style-name="ce7" table:formula="of:=ISNUMBER(FIND(&quot;Tool:&quot;; [.$C38]))" office:value-type="boolean" office:boolean-value="false" calcext:value-type="boolean">
            <text:p>FALSE</text:p>
          </table:table-cell>
          <table:table-cell table:style-name="ce12" table:formula="of:=IF(ISNUMBER(FIND(&quot;Φ&quot;; [.$C38])); MID([.$C38]; FIND(&quot;Φ&quot;; [.$C38]) + 1; FIND(&quot;mm&quot;; [.$C38]; FIND(&quot;Φ&quot;; [.$C38])) - FIND(&quot;Φ&quot;; [.$C38]) - 1); IF(ISNUMBER(FIND(&quot;: Bolt M&quot;; [.$C38])); MID([.$C38]; FIND(&quot;: Bolt M&quot;; [.$C38]) + 8; FIND(&quot; &quot;; [.$C38]; FIND(&quot;: Bolt M&quot;; [.$C38]) + 8) - FIND(&quot;: Bolt M&quot;; [.$C38]) - 8); &quot;&quot;))">
            <text:p/>
          </table:table-cell>
          <table:table-cell table:style-name="ce12" table:formula="of:=IF(ISNUMBER(FIND(&quot;: Washer&quot;; [.$C38])); [.$U38]; IF(ISNUMBER(FIND(&quot;Φ&quot;; [.$C38])); MID([.$C38]; FIND(&quot;Φ&quot;; [.$C38]) + 1; FIND(&quot;mm&quot;; [.$C38]; FIND(&quot;Φ&quot;; [.$C38])) - FIND(&quot;Φ&quot;; [.$C38]) - 1); IF(ISNUMBER(FIND(&quot;: Bolt M&quot;; [.$C38])); MID([.$C38]; FIND(&quot;: Bolt M&quot;; [.$C38]) + 8; FIND(&quot; &quot;; [.$C38]; FIND(&quot;: Bolt M&quot;; [.$C38]) + 8) - FIND(&quot;: Bolt M&quot;; [.$C38]) - 8); &quot;&quot;)))">
            <text:p/>
          </table:table-cell>
          <table:table-cell table:formula="of:=IF(ISNUMBER(FIND(&quot;Φ&quot;; [.$C38]));&#10;      MID([.$C38];&#10;          FIND(&quot;mm &quot;; [.$C38]; FIND(&quot;Φ&quot;; [.$C38])) + 5;&#10;          FIND(&quot;mm &quot;; [.$C38]; FIND(&quot;mm &quot;; [.$C38]; FIND(&quot;Φ&quot;; [.$C38])) + 4) - FIND(&quot;mm &quot;; [.$C38]; FIND(&quot;Φ&quot;; [.$C38])) - 5&#10;     );&#10;      MID([.$C38];&#10;          FIND(&quot;mm &quot;; [.$C38]; FIND(&quot;: &quot;; [.$C38])) - FIND(&quot; &quot;; STRING_REVERSE(LEFT([.$C38]; FIND(&quot;mm &quot;; [.$C38]; FIND(&quot;: &quot;; [.$C38]))))) + 2;&#10;          FIND(&quot; &quot;; STRING_REVERSE(LEFT([.$C38]; FIND(&quot;mm &quot;; [.$C38]; FIND(&quot;: &quot;; [.$C38]))))) - 2&#10;     )&#10;)" office:value-type="string" office:string-value="" calcext:value-type="error">
            <text:p>#VALUE!</text:p>
          </table:table-cell>
          <table:table-cell table:formula="of:=IF(ISNUMBER(FIND(&quot;Φ&quot;; [.$C38]));&#10;      MID([.$C39];           FIND(&quot;mm &quot;; [.$C39]; FIND(&quot;mm &quot;; [.$C39]; FIND(&quot;mm &quot;; [.$C39]; FIND(&quot;: &quot;; [.$C39])) + 2) + 2) - FIND(&quot; &quot;; STRING_REVERSE(LEFT([.$C39]; FIND(&quot;mm &quot;; [.$C39]; FIND(&quot;mm &quot;; [.$C39]; FIND(&quot;mm &quot;; [.$C39]; FIND(&quot;: &quot;; [.$C39])) + 2) + 2)))) + 2;           FIND(&quot; &quot;; STRING_REVERSE(LEFT([.$C39]; FIND(&quot;mm &quot;; [.$C39]; FIND(&quot;mm &quot;; [.$C39]; FIND(&quot;mm &quot;; [.$C39]; FIND(&quot;: &quot;; [.$C39])) + 2) + 2)))) - 2      );&#10;      MID([.$C38];&#10;          FIND(&quot;mm &quot;; [.$C38]; FIND(&quot;mm &quot;; [.$C38]; FIND(&quot;: &quot;; [.$C38])) + 2) - FIND(&quot; &quot;; STRING_REVERSE(LEFT([.$C38]; FIND(&quot;mm &quot;; [.$C38]; FIND(&quot;mm &quot;; [.$C38]; FIND(&quot;: &quot;; [.$C38])) + 2)))) + 2;&#10;          FIND(&quot; &quot;; STRING_REVERSE(LEFT([.$C38]; FIND(&quot;mm &quot;; [.$C38]; FIND(&quot;mm &quot;; [.$C38]; FIND(&quot;: &quot;; [.$C38])) + 2)))) - 2&#10;     )&#10;)" office:value-type="string" office:string-value="" calcext:value-type="error">
            <text:p>#VALUE!</text:p>
          </table:table-cell>
          <table:table-cell table:formula="of:=IF(ISNUMBER(FIND(&quot;Φ&quot;; [.$C38]));&#10;      &quot;&quot;;&#10;      MID([.$C38];&#10;          FIND(&quot;mm &quot;; [.$C38]; FIND(&quot;mm &quot;; [.$C38]; FIND(&quot;mm &quot;; [.$C38]; FIND(&quot;: &quot;; [.$C38])) + 2) + 2) - FIND(&quot; &quot;; STRING_REVERSE(LEFT([.$C38]; FIND(&quot;mm &quot;; [.$C38]; FIND(&quot;mm &quot;; [.$C38]; FIND(&quot;mm &quot;; [.$C38]; FIND(&quot;: &quot;; [.$C38])) + 2) + 2)))) + 2;&#10;          FIND(&quot; &quot;; STRING_REVERSE(LEFT([.$C38]; FIND(&quot;mm &quot;; [.$C38]; FIND(&quot;mm &quot;; [.$C38]; FIND(&quot;mm &quot;; [.$C38]; FIND(&quot;: &quot;; [.$C38])) + 2) + 2)))) - 2&#10;     )&#10;)" office:value-type="string" office:string-value="" calcext:value-type="error">
            <text:p>#VALUE!</text:p>
          </table:table-cell>
          <table:table-cell table:formula="of:=IF(ISNUMBER(FIND(&quot;Φ&quot;; [.$C38]));&#10;      IF(ISNUMBER(FIND(&quot;: Washer&quot;; [.$C38])); [.$V38]; &quot;&quot;);&#10;      MID([.$C38];&#10;          FIND(&quot;mm &quot;; [.$C38]; FIND(&quot;mm &quot;; [.$C38]; FIND(&quot;mm &quot;; [.$C38]; FIND(&quot;mm &quot;; [.$C38]; FIND(&quot;: &quot;; [.$C38])) + 2) + 2) + 2) - FIND(&quot; &quot;; STRING_REVERSE(LEFT([.$C38]; FIND(&quot;mm &quot;; [.$C38]; FIND(&quot;mm &quot;; [.$C38]; FIND(&quot;mm &quot;; [.$C38]; FIND(&quot;mm &quot;; [.$C38]; FIND(&quot;: &quot;; [.$C38])) + 2) + 2) + 2)))) + 2;&#10;          FIND(&quot; &quot;; STRING_REVERSE(LEFT([.$C38]; FIND(&quot;mm &quot;; [.$C38]; FIND(&quot;mm &quot;; [.$C38]; FIND(&quot;mm &quot;; [.$C38]; FIND(&quot;mm &quot;; [.$C38]; FIND(&quot;: &quot;; [.$C38])) + 2) + 2) + 2)))) - 2&#10;     )&#10;)" office:value-type="string" office:string-value="" calcext:value-type="error">
            <text:p>#VALUE!</text:p>
          </table:table-cell>
          <table:table-cell table:style-name="ce17" table:formula="of:=NOT(OR([.$F38:.$Q38]))" office:value-type="boolean" office:boolean-value="true" calcext:value-type="boolean">
            <text:p>TRUE</text:p>
          </table:table-cell>
          <table:table-cell table:formula="of:=RIGHT([.$C38]; LEN([.$C38]) - FIND(&quot; - x&quot;; [.$C38]) - 3)" office:value-type="string" office:string-value="" calcext:value-type="error">
            <text:p>#VALUE!</text:p>
          </table:table-cell>
          <table:table-cell table:number-columns-repeated="998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ECHO: "Washer: Washer Φ50mm x 10mm x 4mm - x1"</text:p>
          </table:table-cell>
          <table:table-cell table:formula="of:=MID([.$B39]; 8; LEN([.$B39]) - 8)" office:value-type="string" office:string-value="Washer: Washer Φ50mm x 10mm x 4mm - x1" calcext:value-type="string">
            <text:p>Washer: Washer Φ50mm x 10mm x 4mm - x1</text:p>
          </table:table-cell>
          <table:table-cell table:formula="of:=IF(LEFT([.$C39]; 5) = &quot;Tool:&quot;; RIGHT([.$C39]; LEN([.$C39]) - 6); LEFT([.$C39]; FIND(&quot;:&quot;; [.$C39]) - 1))" office:value-type="string" office:string-value="Washer" calcext:value-type="string">
            <text:p>Washer</text:p>
          </table:table-cell>
          <table:table-cell table:style-name="ce7" table:formula="of:=NOT(RIGHT(TRIM([.$C39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39]))" office:value-type="boolean" office:boolean-value="true" calcext:value-type="boolean">
            <text:p>TRUE</text:p>
          </table:table-cell>
          <table:table-cell table:style-name="ce7" table:formula="of:=ISNUMBER(FIND(&quot;: Bolt&quot;; [.$C39]))" office:value-type="boolean" office:boolean-value="false" calcext:value-type="boolean">
            <text:p>FALSE</text:p>
          </table:table-cell>
          <table:table-cell table:style-name="ce7" table:formula="of:=ISNUMBER(FIND(&quot;: Nut&quot;; [.$C39]))" office:value-type="boolean" office:boolean-value="false" calcext:value-type="boolean">
            <text:p>FALSE</text:p>
          </table:table-cell>
          <table:table-cell table:style-name="ce7" table:formula="of:=ISNUMBER(SEARCH(&quot;: Wheel&quot;; [.$C39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39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39]))" office:value-type="boolean" office:boolean-value="false" calcext:value-type="boolean">
            <text:p>FALSE</text:p>
          </table:table-cell>
          <table:table-cell table:style-name="ce7" table:formula="of:=ISNUMBER(SEARCH(&quot;ALUMINIUM SHEET&quot;; [.$C39]))" office:value-type="boolean" office:boolean-value="false" calcext:value-type="boolean">
            <text:p>FALSE</text:p>
          </table:table-cell>
          <table:table-cell table:style-name="ce7" table:formula="of:=ISNUMBER(FIND(&quot;: Tube clamp&quot;; [.$C39]))" office:value-type="boolean" office:boolean-value="false" calcext:value-type="boolean">
            <text:p>FALSE</text:p>
          </table:table-cell>
          <table:table-cell table:style-name="ce7" table:formula="of:=AND(ISNUMBER(FIND(&quot;: Tube clamp&quot;; [.$C39])); ISNUMBER(SEARCH(&quot;104:&quot;; [.$C39])))" office:value-type="boolean" office:boolean-value="false" calcext:value-type="boolean">
            <text:p>FALSE</text:p>
          </table:table-cell>
          <table:table-cell table:style-name="ce7" table:formula="of:=AND(ISNUMBER(FIND(&quot;: Tube clamp&quot;; [.$C39])); ISNUMBER(SEARCH(&quot;116:&quot;; [.$C39])))" office:value-type="boolean" office:boolean-value="false" calcext:value-type="boolean">
            <text:p>FALSE</text:p>
          </table:table-cell>
          <table:table-cell table:style-name="ce7" table:formula="of:=AND(ISNUMBER(FIND(&quot;: Tube clamp&quot;; [.$C39])); ISNUMBER(SEARCH(&quot;132:&quot;; [.$C39])))" office:value-type="boolean" office:boolean-value="false" calcext:value-type="boolean">
            <text:p>FALSE</text:p>
          </table:table-cell>
          <table:table-cell table:style-name="ce7" table:formula="of:=AND(ISNUMBER(FIND(&quot;: Tube clamp&quot;; [.$C39])); ISNUMBER(SEARCH(&quot;176:&quot;; [.$C39])))" office:value-type="boolean" office:boolean-value="false" calcext:value-type="boolean">
            <text:p>FALSE</text:p>
          </table:table-cell>
          <table:table-cell table:style-name="ce7" table:formula="of:=ISNUMBER(FIND(&quot;Tool:&quot;; [.$C39]))" office:value-type="boolean" office:boolean-value="false" calcext:value-type="boolean">
            <text:p>FALSE</text:p>
          </table:table-cell>
          <table:table-cell table:style-name="ce12" table:formula="of:=IF(ISNUMBER(FIND(&quot;Φ&quot;; [.$C39])); MID([.$C39]; FIND(&quot;Φ&quot;; [.$C39]) + 1; FIND(&quot;mm&quot;; [.$C39]; FIND(&quot;Φ&quot;; [.$C39])) - FIND(&quot;Φ&quot;; [.$C39]) - 1); IF(ISNUMBER(FIND(&quot;: Bolt M&quot;; [.$C39])); MID([.$C39]; FIND(&quot;: Bolt M&quot;; [.$C39]) + 8; FIND(&quot; &quot;; [.$C39]; FIND(&quot;: Bolt M&quot;; [.$C39]) + 8) - FIND(&quot;: Bolt M&quot;; [.$C39]) - 8); &quot;&quot;))" office:value-type="string" office:string-value="50" calcext:value-type="string">
            <text:p>50</text:p>
          </table:table-cell>
          <table:table-cell table:style-name="ce12" table:formula="of:=IF(ISNUMBER(FIND(&quot;: Washer&quot;; [.$C39])); [.$U39]; IF(ISNUMBER(FIND(&quot;Φ&quot;; [.$C39])); MID([.$C39]; FIND(&quot;Φ&quot;; [.$C39]) + 1; FIND(&quot;mm&quot;; [.$C39]; FIND(&quot;Φ&quot;; [.$C39])) - FIND(&quot;Φ&quot;; [.$C39]) - 1); IF(ISNUMBER(FIND(&quot;: Bolt M&quot;; [.$C39])); MID([.$C39]; FIND(&quot;: Bolt M&quot;; [.$C39]) + 8; FIND(&quot; &quot;; [.$C39]; FIND(&quot;: Bolt M&quot;; [.$C39]) + 8) - FIND(&quot;: Bolt M&quot;; [.$C39]) - 8); &quot;&quot;)))" office:value-type="string" office:string-value="10" calcext:value-type="string">
            <text:p>10</text:p>
          </table:table-cell>
          <table:table-cell table:formula="of:=IF(ISNUMBER(FIND(&quot;Φ&quot;; [.$C39]));&#10;      MID([.$C39];&#10;          FIND(&quot;mm &quot;; [.$C39]; FIND(&quot;Φ&quot;; [.$C39])) + 5;&#10;          FIND(&quot;mm &quot;; [.$C39]; FIND(&quot;mm &quot;; [.$C39]; FIND(&quot;Φ&quot;; [.$C39])) + 4) - FIND(&quot;mm &quot;; [.$C39]; FIND(&quot;Φ&quot;; [.$C39])) - 5&#10;     );&#10;      MID([.$C39];&#10;          FIND(&quot;mm &quot;; [.$C39]; FIND(&quot;: &quot;; [.$C39])) - FIND(&quot; &quot;; STRING_REVERSE(LEFT([.$C39]; FIND(&quot;mm &quot;; [.$C39]; FIND(&quot;: &quot;; [.$C39]))))) + 2;&#10;          FIND(&quot; &quot;; STRING_REVERSE(LEFT([.$C39]; FIND(&quot;mm &quot;; [.$C39]; FIND(&quot;: &quot;; [.$C39]))))) - 2&#10;     )&#10;)" office:value-type="string" office:string-value="10" calcext:value-type="string">
            <text:p>10</text:p>
          </table:table-cell>
          <table:table-cell table:formula="of:=IF(ISNUMBER(FIND(&quot;Φ&quot;; [.$C39]));&#10;      MID([.$C40];           FIND(&quot;mm &quot;; [.$C40]; FIND(&quot;mm &quot;; [.$C40]; FIND(&quot;mm &quot;; [.$C40]; FIND(&quot;: &quot;; [.$C40])) + 2) + 2) - FIND(&quot; &quot;; STRING_REVERSE(LEFT([.$C40]; FIND(&quot;mm &quot;; [.$C40]; FIND(&quot;mm &quot;; [.$C40]; FIND(&quot;mm &quot;; [.$C40]; FIND(&quot;: &quot;; [.$C40])) + 2) + 2)))) + 2;           FIND(&quot; &quot;; STRING_REVERSE(LEFT([.$C40]; FIND(&quot;mm &quot;; [.$C40]; FIND(&quot;mm &quot;; [.$C40]; FIND(&quot;mm &quot;; [.$C40]; FIND(&quot;: &quot;; [.$C40])) + 2) + 2)))) - 2      );&#10;      MID([.$C39];&#10;          FIND(&quot;mm &quot;; [.$C39]; FIND(&quot;mm &quot;; [.$C39]; FIND(&quot;: &quot;; [.$C39])) + 2) - FIND(&quot; &quot;; STRING_REVERSE(LEFT([.$C39]; FIND(&quot;mm &quot;; [.$C39]; FIND(&quot;mm &quot;; [.$C39]; FIND(&quot;: &quot;; [.$C39])) + 2)))) + 2;&#10;          FIND(&quot; &quot;; STRING_REVERSE(LEFT([.$C39]; FIND(&quot;mm &quot;; [.$C39]; FIND(&quot;mm &quot;; [.$C39]; FIND(&quot;: &quot;; [.$C39])) + 2)))) - 2&#10;     )&#10;)" office:value-type="string" office:string-value="" calcext:value-type="error">
            <text:p>#VALUE!</text:p>
          </table:table-cell>
          <table:table-cell table:formula="of:=IF(ISNUMBER(FIND(&quot;Φ&quot;; [.$C39]));&#10;      &quot;&quot;;&#10;      MID([.$C39];&#10;          FIND(&quot;mm &quot;; [.$C39]; FIND(&quot;mm &quot;; [.$C39]; FIND(&quot;mm &quot;; [.$C39]; FIND(&quot;: &quot;; [.$C39])) + 2) + 2) - FIND(&quot; &quot;; STRING_REVERSE(LEFT([.$C39]; FIND(&quot;mm &quot;; [.$C39]; FIND(&quot;mm &quot;; [.$C39]; FIND(&quot;mm &quot;; [.$C39]; FIND(&quot;: &quot;; [.$C39])) + 2) + 2)))) + 2;&#10;          FIND(&quot; &quot;; STRING_REVERSE(LEFT([.$C39]; FIND(&quot;mm &quot;; [.$C39]; FIND(&quot;mm &quot;; [.$C39]; FIND(&quot;mm &quot;; [.$C39]; FIND(&quot;: &quot;; [.$C39])) + 2) + 2)))) - 2&#10;     )&#10;)">
            <text:p/>
          </table:table-cell>
          <table:table-cell table:formula="of:=IF(ISNUMBER(FIND(&quot;Φ&quot;; [.$C39]));&#10;      IF(ISNUMBER(FIND(&quot;: Washer&quot;; [.$C39])); [.$V39]; &quot;&quot;);&#10;      MID([.$C39];&#10;          FIND(&quot;mm &quot;; [.$C39]; FIND(&quot;mm &quot;; [.$C39]; FIND(&quot;mm &quot;; [.$C39]; FIND(&quot;mm &quot;; [.$C39]; FIND(&quot;: &quot;; [.$C39])) + 2) + 2) + 2) - FIND(&quot; &quot;; STRING_REVERSE(LEFT([.$C39]; FIND(&quot;mm &quot;; [.$C39]; FIND(&quot;mm &quot;; [.$C39]; FIND(&quot;mm &quot;; [.$C39]; FIND(&quot;mm &quot;; [.$C39]; FIND(&quot;: &quot;; [.$C39])) + 2) + 2) + 2)))) + 2;&#10;          FIND(&quot; &quot;; STRING_REVERSE(LEFT([.$C39]; FIND(&quot;mm &quot;; [.$C39]; FIND(&quot;mm &quot;; [.$C39]; FIND(&quot;mm &quot;; [.$C39]; FIND(&quot;mm &quot;; [.$C39]; FIND(&quot;: &quot;; [.$C39])) + 2) + 2) + 2)))) - 2&#10;     )&#10;)" office:value-type="string" office:string-value="" calcext:value-type="error">
            <text:p>#VALUE!</text:p>
          </table:table-cell>
          <table:table-cell table:style-name="ce17" table:formula="of:=NOT(OR([.$F39:.$Q39]))" office:value-type="boolean" office:boolean-value="false" calcext:value-type="boolean">
            <text:p>FALSE</text:p>
          </table:table-cell>
          <table:table-cell table:formula="of:=RIGHT([.$C39]; LEN([.$C39]) - FIND(&quot; - x&quot;; [.$C39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ECHO: "Base plate 132: Tube clamp - x1"</text:p>
          </table:table-cell>
          <table:table-cell table:formula="of:=MID([.$B40]; 8; LEN([.$B40]) - 8)" office:value-type="string" office:string-value="Base plate 132: Tube clamp - x1" calcext:value-type="string">
            <text:p>Base plate 132: Tube clamp - x1</text:p>
          </table:table-cell>
          <table:table-cell table:formula="of:=IF(LEFT([.$C40]; 5) = &quot;Tool:&quot;; RIGHT([.$C40]; LEN([.$C40]) - 6); LEFT([.$C40]; FIND(&quot;:&quot;; [.$C40]) - 1))" office:value-type="string" office:string-value="Base plate 132" calcext:value-type="string">
            <text:p>Base plate 132</text:p>
          </table:table-cell>
          <table:table-cell table:style-name="ce7" table:formula="of:=NOT(RIGHT(TRIM([.$C40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40]))" office:value-type="boolean" office:boolean-value="false" calcext:value-type="boolean">
            <text:p>FALSE</text:p>
          </table:table-cell>
          <table:table-cell table:style-name="ce7" table:formula="of:=ISNUMBER(FIND(&quot;: Bolt&quot;; [.$C40]))" office:value-type="boolean" office:boolean-value="false" calcext:value-type="boolean">
            <text:p>FALSE</text:p>
          </table:table-cell>
          <table:table-cell table:style-name="ce7" table:formula="of:=ISNUMBER(FIND(&quot;: Nut&quot;; [.$C40]))" office:value-type="boolean" office:boolean-value="false" calcext:value-type="boolean">
            <text:p>FALSE</text:p>
          </table:table-cell>
          <table:table-cell table:style-name="ce7" table:formula="of:=ISNUMBER(SEARCH(&quot;: Wheel&quot;; [.$C40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40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40]))" office:value-type="boolean" office:boolean-value="false" calcext:value-type="boolean">
            <text:p>FALSE</text:p>
          </table:table-cell>
          <table:table-cell table:style-name="ce7" table:formula="of:=ISNUMBER(SEARCH(&quot;ALUMINIUM SHEET&quot;; [.$C40]))" office:value-type="boolean" office:boolean-value="false" calcext:value-type="boolean">
            <text:p>FALSE</text:p>
          </table:table-cell>
          <table:table-cell table:style-name="ce7" table:formula="of:=ISNUMBER(FIND(&quot;: Tube clamp&quot;; [.$C40]))" office:value-type="boolean" office:boolean-value="true" calcext:value-type="boolean">
            <text:p>TRUE</text:p>
          </table:table-cell>
          <table:table-cell table:style-name="ce7" table:formula="of:=AND(ISNUMBER(FIND(&quot;: Tube clamp&quot;; [.$C40])); ISNUMBER(SEARCH(&quot;104:&quot;; [.$C40])))" office:value-type="boolean" office:boolean-value="false" calcext:value-type="boolean">
            <text:p>FALSE</text:p>
          </table:table-cell>
          <table:table-cell table:style-name="ce7" table:formula="of:=AND(ISNUMBER(FIND(&quot;: Tube clamp&quot;; [.$C40])); ISNUMBER(SEARCH(&quot;116:&quot;; [.$C40])))" office:value-type="boolean" office:boolean-value="false" calcext:value-type="boolean">
            <text:p>FALSE</text:p>
          </table:table-cell>
          <table:table-cell table:style-name="ce7" table:formula="of:=AND(ISNUMBER(FIND(&quot;: Tube clamp&quot;; [.$C40])); ISNUMBER(SEARCH(&quot;132:&quot;; [.$C40])))" office:value-type="boolean" office:boolean-value="true" calcext:value-type="boolean">
            <text:p>TRUE</text:p>
          </table:table-cell>
          <table:table-cell table:style-name="ce7" table:formula="of:=AND(ISNUMBER(FIND(&quot;: Tube clamp&quot;; [.$C40])); ISNUMBER(SEARCH(&quot;176:&quot;; [.$C40])))" office:value-type="boolean" office:boolean-value="false" calcext:value-type="boolean">
            <text:p>FALSE</text:p>
          </table:table-cell>
          <table:table-cell table:style-name="ce7" table:formula="of:=ISNUMBER(FIND(&quot;Tool:&quot;; [.$C40]))" office:value-type="boolean" office:boolean-value="false" calcext:value-type="boolean">
            <text:p>FALSE</text:p>
          </table:table-cell>
          <table:table-cell table:style-name="ce12" table:formula="of:=IF(ISNUMBER(FIND(&quot;Φ&quot;; [.$C40])); MID([.$C40]; FIND(&quot;Φ&quot;; [.$C40]) + 1; FIND(&quot;mm&quot;; [.$C40]; FIND(&quot;Φ&quot;; [.$C40])) - FIND(&quot;Φ&quot;; [.$C40]) - 1); IF(ISNUMBER(FIND(&quot;: Bolt M&quot;; [.$C40])); MID([.$C40]; FIND(&quot;: Bolt M&quot;; [.$C40]) + 8; FIND(&quot; &quot;; [.$C40]; FIND(&quot;: Bolt M&quot;; [.$C40]) + 8) - FIND(&quot;: Bolt M&quot;; [.$C40]) - 8); &quot;&quot;))">
            <text:p/>
          </table:table-cell>
          <table:table-cell table:style-name="ce12" table:formula="of:=IF(ISNUMBER(FIND(&quot;: Washer&quot;; [.$C40])); [.$U40]; IF(ISNUMBER(FIND(&quot;Φ&quot;; [.$C40])); MID([.$C40]; FIND(&quot;Φ&quot;; [.$C40]) + 1; FIND(&quot;mm&quot;; [.$C40]; FIND(&quot;Φ&quot;; [.$C40])) - FIND(&quot;Φ&quot;; [.$C40]) - 1); IF(ISNUMBER(FIND(&quot;: Bolt M&quot;; [.$C40])); MID([.$C40]; FIND(&quot;: Bolt M&quot;; [.$C40]) + 8; FIND(&quot; &quot;; [.$C40]; FIND(&quot;: Bolt M&quot;; [.$C40]) + 8) - FIND(&quot;: Bolt M&quot;; [.$C40]) - 8); &quot;&quot;)))">
            <text:p/>
          </table:table-cell>
          <table:table-cell table:formula="of:=IF(ISNUMBER(FIND(&quot;Φ&quot;; [.$C40]));&#10;      MID([.$C40];&#10;          FIND(&quot;mm &quot;; [.$C40]; FIND(&quot;Φ&quot;; [.$C40])) + 5;&#10;          FIND(&quot;mm &quot;; [.$C40]; FIND(&quot;mm &quot;; [.$C40]; FIND(&quot;Φ&quot;; [.$C40])) + 4) - FIND(&quot;mm &quot;; [.$C40]; FIND(&quot;Φ&quot;; [.$C40])) - 5&#10;     );&#10;      MID([.$C40];&#10;          FIND(&quot;mm &quot;; [.$C40]; FIND(&quot;: &quot;; [.$C40])) - FIND(&quot; &quot;; STRING_REVERSE(LEFT([.$C40]; FIND(&quot;mm &quot;; [.$C40]; FIND(&quot;: &quot;; [.$C40]))))) + 2;&#10;          FIND(&quot; &quot;; STRING_REVERSE(LEFT([.$C40]; FIND(&quot;mm &quot;; [.$C40]; FIND(&quot;: &quot;; [.$C40]))))) - 2&#10;     )&#10;)" office:value-type="string" office:string-value="" calcext:value-type="error">
            <text:p>#VALUE!</text:p>
          </table:table-cell>
          <table:table-cell table:formula="of:=IF(ISNUMBER(FIND(&quot;Φ&quot;; [.$C40]));&#10;      MID([.$C41];           FIND(&quot;mm &quot;; [.$C41]; FIND(&quot;mm &quot;; [.$C41]; FIND(&quot;mm &quot;; [.$C41]; FIND(&quot;: &quot;; [.$C41])) + 2) + 2) - FIND(&quot; &quot;; STRING_REVERSE(LEFT([.$C41]; FIND(&quot;mm &quot;; [.$C41]; FIND(&quot;mm &quot;; [.$C41]; FIND(&quot;mm &quot;; [.$C41]; FIND(&quot;: &quot;; [.$C41])) + 2) + 2)))) + 2;           FIND(&quot; &quot;; STRING_REVERSE(LEFT([.$C41]; FIND(&quot;mm &quot;; [.$C41]; FIND(&quot;mm &quot;; [.$C41]; FIND(&quot;mm &quot;; [.$C41]; FIND(&quot;: &quot;; [.$C41])) + 2) + 2)))) - 2      );&#10;      MID([.$C40];&#10;          FIND(&quot;mm &quot;; [.$C40]; FIND(&quot;mm &quot;; [.$C40]; FIND(&quot;: &quot;; [.$C40])) + 2) - FIND(&quot; &quot;; STRING_REVERSE(LEFT([.$C40]; FIND(&quot;mm &quot;; [.$C40]; FIND(&quot;mm &quot;; [.$C40]; FIND(&quot;: &quot;; [.$C40])) + 2)))) + 2;&#10;          FIND(&quot; &quot;; STRING_REVERSE(LEFT([.$C40]; FIND(&quot;mm &quot;; [.$C40]; FIND(&quot;mm &quot;; [.$C40]; FIND(&quot;: &quot;; [.$C40])) + 2)))) - 2&#10;     )&#10;)" office:value-type="string" office:string-value="" calcext:value-type="error">
            <text:p>#VALUE!</text:p>
          </table:table-cell>
          <table:table-cell table:formula="of:=IF(ISNUMBER(FIND(&quot;Φ&quot;; [.$C40]));&#10;      &quot;&quot;;&#10;      MID([.$C40];&#10;          FIND(&quot;mm &quot;; [.$C40]; FIND(&quot;mm &quot;; [.$C40]; FIND(&quot;mm &quot;; [.$C40]; FIND(&quot;: &quot;; [.$C40])) + 2) + 2) - FIND(&quot; &quot;; STRING_REVERSE(LEFT([.$C40]; FIND(&quot;mm &quot;; [.$C40]; FIND(&quot;mm &quot;; [.$C40]; FIND(&quot;mm &quot;; [.$C40]; FIND(&quot;: &quot;; [.$C40])) + 2) + 2)))) + 2;&#10;          FIND(&quot; &quot;; STRING_REVERSE(LEFT([.$C40]; FIND(&quot;mm &quot;; [.$C40]; FIND(&quot;mm &quot;; [.$C40]; FIND(&quot;mm &quot;; [.$C40]; FIND(&quot;: &quot;; [.$C40])) + 2) + 2)))) - 2&#10;     )&#10;)" office:value-type="string" office:string-value="" calcext:value-type="error">
            <text:p>#VALUE!</text:p>
          </table:table-cell>
          <table:table-cell table:formula="of:=IF(ISNUMBER(FIND(&quot;Φ&quot;; [.$C40]));&#10;      IF(ISNUMBER(FIND(&quot;: Washer&quot;; [.$C40])); [.$V40]; &quot;&quot;);&#10;      MID([.$C40];&#10;          FIND(&quot;mm &quot;; [.$C40]; FIND(&quot;mm &quot;; [.$C40]; FIND(&quot;mm &quot;; [.$C40]; FIND(&quot;mm &quot;; [.$C40]; FIND(&quot;: &quot;; [.$C40])) + 2) + 2) + 2) - FIND(&quot; &quot;; STRING_REVERSE(LEFT([.$C40]; FIND(&quot;mm &quot;; [.$C40]; FIND(&quot;mm &quot;; [.$C40]; FIND(&quot;mm &quot;; [.$C40]; FIND(&quot;mm &quot;; [.$C40]; FIND(&quot;: &quot;; [.$C40])) + 2) + 2) + 2)))) + 2;&#10;          FIND(&quot; &quot;; STRING_REVERSE(LEFT([.$C40]; FIND(&quot;mm &quot;; [.$C40]; FIND(&quot;mm &quot;; [.$C40]; FIND(&quot;mm &quot;; [.$C40]; FIND(&quot;mm &quot;; [.$C40]; FIND(&quot;: &quot;; [.$C40])) + 2) + 2) + 2)))) - 2&#10;     )&#10;)" office:value-type="string" office:string-value="" calcext:value-type="error">
            <text:p>#VALUE!</text:p>
          </table:table-cell>
          <table:table-cell table:style-name="ce17" table:formula="of:=NOT(OR([.$F40:.$Q40]))" office:value-type="boolean" office:boolean-value="false" calcext:value-type="boolean">
            <text:p>FALSE</text:p>
          </table:table-cell>
          <table:table-cell table:formula="of:=RIGHT([.$C40]; LEN([.$C40]) - FIND(&quot; - x&quot;; [.$C40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ECHO: "Metric bolt assembly:"</text:p>
          </table:table-cell>
          <table:table-cell table:formula="of:=MID([.$B41]; 8; LEN([.$B41]) - 8)" office:value-type="string" office:string-value="Metric bolt assembly:" calcext:value-type="string">
            <text:p>Metric bolt assembly:</text:p>
          </table:table-cell>
          <table:table-cell table:formula="of:=IF(LEFT([.$C41]; 5) = &quot;Tool:&quot;; RIGHT([.$C41]; LEN([.$C41]) - 6); LEFT([.$C41]; FIND(&quot;:&quot;; [.$C41]) - 1))" office:value-type="string" office:string-value="Metric bolt assembly" calcext:value-type="string">
            <text:p>Metric bolt assembly</text:p>
          </table:table-cell>
          <table:table-cell table:style-name="ce7" table:formula="of:=NOT(RIGHT(TRIM([.$C41]); 1) = &quot;:&quot;)" office:value-type="boolean" office:boolean-value="false" calcext:value-type="boolean">
            <text:p>FALSE</text:p>
          </table:table-cell>
          <table:table-cell table:style-name="ce7" table:formula="of:=ISNUMBER(FIND(&quot;: Washer&quot;; [.$C41]))" office:value-type="boolean" office:boolean-value="false" calcext:value-type="boolean">
            <text:p>FALSE</text:p>
          </table:table-cell>
          <table:table-cell table:style-name="ce7" table:formula="of:=ISNUMBER(FIND(&quot;: Bolt&quot;; [.$C41]))" office:value-type="boolean" office:boolean-value="false" calcext:value-type="boolean">
            <text:p>FALSE</text:p>
          </table:table-cell>
          <table:table-cell table:style-name="ce7" table:formula="of:=ISNUMBER(FIND(&quot;: Nut&quot;; [.$C41]))" office:value-type="boolean" office:boolean-value="false" calcext:value-type="boolean">
            <text:p>FALSE</text:p>
          </table:table-cell>
          <table:table-cell table:style-name="ce7" table:formula="of:=ISNUMBER(SEARCH(&quot;: Wheel&quot;; [.$C41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41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41]))" office:value-type="boolean" office:boolean-value="false" calcext:value-type="boolean">
            <text:p>FALSE</text:p>
          </table:table-cell>
          <table:table-cell table:style-name="ce7" table:formula="of:=ISNUMBER(SEARCH(&quot;ALUMINIUM SHEET&quot;; [.$C41]))" office:value-type="boolean" office:boolean-value="false" calcext:value-type="boolean">
            <text:p>FALSE</text:p>
          </table:table-cell>
          <table:table-cell table:style-name="ce7" table:formula="of:=ISNUMBER(FIND(&quot;: Tube clamp&quot;; [.$C41]))" office:value-type="boolean" office:boolean-value="false" calcext:value-type="boolean">
            <text:p>FALSE</text:p>
          </table:table-cell>
          <table:table-cell table:style-name="ce7" table:formula="of:=AND(ISNUMBER(FIND(&quot;: Tube clamp&quot;; [.$C41])); ISNUMBER(SEARCH(&quot;104:&quot;; [.$C41])))" office:value-type="boolean" office:boolean-value="false" calcext:value-type="boolean">
            <text:p>FALSE</text:p>
          </table:table-cell>
          <table:table-cell table:style-name="ce7" table:formula="of:=AND(ISNUMBER(FIND(&quot;: Tube clamp&quot;; [.$C41])); ISNUMBER(SEARCH(&quot;116:&quot;; [.$C41])))" office:value-type="boolean" office:boolean-value="false" calcext:value-type="boolean">
            <text:p>FALSE</text:p>
          </table:table-cell>
          <table:table-cell table:style-name="ce7" table:formula="of:=AND(ISNUMBER(FIND(&quot;: Tube clamp&quot;; [.$C41])); ISNUMBER(SEARCH(&quot;132:&quot;; [.$C41])))" office:value-type="boolean" office:boolean-value="false" calcext:value-type="boolean">
            <text:p>FALSE</text:p>
          </table:table-cell>
          <table:table-cell table:style-name="ce7" table:formula="of:=AND(ISNUMBER(FIND(&quot;: Tube clamp&quot;; [.$C41])); ISNUMBER(SEARCH(&quot;176:&quot;; [.$C41])))" office:value-type="boolean" office:boolean-value="false" calcext:value-type="boolean">
            <text:p>FALSE</text:p>
          </table:table-cell>
          <table:table-cell table:style-name="ce7" table:formula="of:=ISNUMBER(FIND(&quot;Tool:&quot;; [.$C41]))" office:value-type="boolean" office:boolean-value="false" calcext:value-type="boolean">
            <text:p>FALSE</text:p>
          </table:table-cell>
          <table:table-cell table:style-name="ce12" table:formula="of:=IF(ISNUMBER(FIND(&quot;Φ&quot;; [.$C41])); MID([.$C41]; FIND(&quot;Φ&quot;; [.$C41]) + 1; FIND(&quot;mm&quot;; [.$C41]; FIND(&quot;Φ&quot;; [.$C41])) - FIND(&quot;Φ&quot;; [.$C41]) - 1); IF(ISNUMBER(FIND(&quot;: Bolt M&quot;; [.$C41])); MID([.$C41]; FIND(&quot;: Bolt M&quot;; [.$C41]) + 8; FIND(&quot; &quot;; [.$C41]; FIND(&quot;: Bolt M&quot;; [.$C41]) + 8) - FIND(&quot;: Bolt M&quot;; [.$C41]) - 8); &quot;&quot;))">
            <text:p/>
          </table:table-cell>
          <table:table-cell table:style-name="ce12" table:formula="of:=IF(ISNUMBER(FIND(&quot;: Washer&quot;; [.$C41])); [.$U41]; IF(ISNUMBER(FIND(&quot;Φ&quot;; [.$C41])); MID([.$C41]; FIND(&quot;Φ&quot;; [.$C41]) + 1; FIND(&quot;mm&quot;; [.$C41]; FIND(&quot;Φ&quot;; [.$C41])) - FIND(&quot;Φ&quot;; [.$C41]) - 1); IF(ISNUMBER(FIND(&quot;: Bolt M&quot;; [.$C41])); MID([.$C41]; FIND(&quot;: Bolt M&quot;; [.$C41]) + 8; FIND(&quot; &quot;; [.$C41]; FIND(&quot;: Bolt M&quot;; [.$C41]) + 8) - FIND(&quot;: Bolt M&quot;; [.$C41]) - 8); &quot;&quot;)))">
            <text:p/>
          </table:table-cell>
          <table:table-cell table:formula="of:=IF(ISNUMBER(FIND(&quot;Φ&quot;; [.$C41]));&#10;      MID([.$C41];&#10;          FIND(&quot;mm &quot;; [.$C41]; FIND(&quot;Φ&quot;; [.$C41])) + 5;&#10;          FIND(&quot;mm &quot;; [.$C41]; FIND(&quot;mm &quot;; [.$C41]; FIND(&quot;Φ&quot;; [.$C41])) + 4) - FIND(&quot;mm &quot;; [.$C41]; FIND(&quot;Φ&quot;; [.$C41])) - 5&#10;     );&#10;      MID([.$C41];&#10;          FIND(&quot;mm &quot;; [.$C41]; FIND(&quot;: &quot;; [.$C41])) - FIND(&quot; &quot;; STRING_REVERSE(LEFT([.$C41]; FIND(&quot;mm &quot;; [.$C41]; FIND(&quot;: &quot;; [.$C41]))))) + 2;&#10;          FIND(&quot; &quot;; STRING_REVERSE(LEFT([.$C41]; FIND(&quot;mm &quot;; [.$C41]; FIND(&quot;: &quot;; [.$C41]))))) - 2&#10;     )&#10;)" office:value-type="string" office:string-value="" calcext:value-type="error">
            <text:p>#VALUE!</text:p>
          </table:table-cell>
          <table:table-cell table:formula="of:=IF(ISNUMBER(FIND(&quot;Φ&quot;; [.$C41]));&#10;      MID([.$C42];           FIND(&quot;mm &quot;; [.$C42]; FIND(&quot;mm &quot;; [.$C42]; FIND(&quot;mm &quot;; [.$C42]; FIND(&quot;: &quot;; [.$C42])) + 2) + 2) - FIND(&quot; &quot;; STRING_REVERSE(LEFT([.$C42]; FIND(&quot;mm &quot;; [.$C42]; FIND(&quot;mm &quot;; [.$C42]; FIND(&quot;mm &quot;; [.$C42]; FIND(&quot;: &quot;; [.$C42])) + 2) + 2)))) + 2;           FIND(&quot; &quot;; STRING_REVERSE(LEFT([.$C42]; FIND(&quot;mm &quot;; [.$C42]; FIND(&quot;mm &quot;; [.$C42]; FIND(&quot;mm &quot;; [.$C42]; FIND(&quot;: &quot;; [.$C42])) + 2) + 2)))) - 2      );&#10;      MID([.$C41];&#10;          FIND(&quot;mm &quot;; [.$C41]; FIND(&quot;mm &quot;; [.$C41]; FIND(&quot;: &quot;; [.$C41])) + 2) - FIND(&quot; &quot;; STRING_REVERSE(LEFT([.$C41]; FIND(&quot;mm &quot;; [.$C41]; FIND(&quot;mm &quot;; [.$C41]; FIND(&quot;: &quot;; [.$C41])) + 2)))) + 2;&#10;          FIND(&quot; &quot;; STRING_REVERSE(LEFT([.$C41]; FIND(&quot;mm &quot;; [.$C41]; FIND(&quot;mm &quot;; [.$C41]; FIND(&quot;: &quot;; [.$C41])) + 2)))) - 2&#10;     )&#10;)" office:value-type="string" office:string-value="" calcext:value-type="error">
            <text:p>#VALUE!</text:p>
          </table:table-cell>
          <table:table-cell table:formula="of:=IF(ISNUMBER(FIND(&quot;Φ&quot;; [.$C41]));&#10;      &quot;&quot;;&#10;      MID([.$C41];&#10;          FIND(&quot;mm &quot;; [.$C41]; FIND(&quot;mm &quot;; [.$C41]; FIND(&quot;mm &quot;; [.$C41]; FIND(&quot;: &quot;; [.$C41])) + 2) + 2) - FIND(&quot; &quot;; STRING_REVERSE(LEFT([.$C41]; FIND(&quot;mm &quot;; [.$C41]; FIND(&quot;mm &quot;; [.$C41]; FIND(&quot;mm &quot;; [.$C41]; FIND(&quot;: &quot;; [.$C41])) + 2) + 2)))) + 2;&#10;          FIND(&quot; &quot;; STRING_REVERSE(LEFT([.$C41]; FIND(&quot;mm &quot;; [.$C41]; FIND(&quot;mm &quot;; [.$C41]; FIND(&quot;mm &quot;; [.$C41]; FIND(&quot;: &quot;; [.$C41])) + 2) + 2)))) - 2&#10;     )&#10;)" office:value-type="string" office:string-value="" calcext:value-type="error">
            <text:p>#VALUE!</text:p>
          </table:table-cell>
          <table:table-cell table:formula="of:=IF(ISNUMBER(FIND(&quot;Φ&quot;; [.$C41]));&#10;      IF(ISNUMBER(FIND(&quot;: Washer&quot;; [.$C41])); [.$V41]; &quot;&quot;);&#10;      MID([.$C41];&#10;          FIND(&quot;mm &quot;; [.$C41]; FIND(&quot;mm &quot;; [.$C41]; FIND(&quot;mm &quot;; [.$C41]; FIND(&quot;mm &quot;; [.$C41]; FIND(&quot;: &quot;; [.$C41])) + 2) + 2) + 2) - FIND(&quot; &quot;; STRING_REVERSE(LEFT([.$C41]; FIND(&quot;mm &quot;; [.$C41]; FIND(&quot;mm &quot;; [.$C41]; FIND(&quot;mm &quot;; [.$C41]; FIND(&quot;mm &quot;; [.$C41]; FIND(&quot;: &quot;; [.$C41])) + 2) + 2) + 2)))) + 2;&#10;          FIND(&quot; &quot;; STRING_REVERSE(LEFT([.$C41]; FIND(&quot;mm &quot;; [.$C41]; FIND(&quot;mm &quot;; [.$C41]; FIND(&quot;mm &quot;; [.$C41]; FIND(&quot;mm &quot;; [.$C41]; FIND(&quot;: &quot;; [.$C41])) + 2) + 2) + 2)))) - 2&#10;     )&#10;)" office:value-type="string" office:string-value="" calcext:value-type="error">
            <text:p>#VALUE!</text:p>
          </table:table-cell>
          <table:table-cell table:style-name="ce17" table:formula="of:=NOT(OR([.$F41:.$Q41]))" office:value-type="boolean" office:boolean-value="true" calcext:value-type="boolean">
            <text:p>TRUE</text:p>
          </table:table-cell>
          <table:table-cell table:formula="of:=RIGHT([.$C41]; LEN([.$C41]) - FIND(&quot; - x&quot;; [.$C41]) - 3)" office:value-type="string" office:string-value="" calcext:value-type="error">
            <text:p>#VALUE!</text:p>
          </table:table-cell>
          <table:table-cell table:number-columns-repeated="998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ECHO: "Bolt: Bolt M10 x 61mm - x1"</text:p>
          </table:table-cell>
          <table:table-cell table:formula="of:=MID([.$B42]; 8; LEN([.$B42]) - 8)" office:value-type="string" office:string-value="Bolt: Bolt M10 x 61mm - x1" calcext:value-type="string">
            <text:p>Bolt: Bolt M10 x 61mm - x1</text:p>
          </table:table-cell>
          <table:table-cell table:formula="of:=IF(LEFT([.$C42]; 5) = &quot;Tool:&quot;; RIGHT([.$C42]; LEN([.$C42]) - 6); LEFT([.$C42]; FIND(&quot;:&quot;; [.$C42]) - 1))" office:value-type="string" office:string-value="Bolt" calcext:value-type="string">
            <text:p>Bolt</text:p>
          </table:table-cell>
          <table:table-cell table:style-name="ce7" table:formula="of:=NOT(RIGHT(TRIM([.$C42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42]))" office:value-type="boolean" office:boolean-value="false" calcext:value-type="boolean">
            <text:p>FALSE</text:p>
          </table:table-cell>
          <table:table-cell table:style-name="ce7" table:formula="of:=ISNUMBER(FIND(&quot;: Bolt&quot;; [.$C42]))" office:value-type="boolean" office:boolean-value="true" calcext:value-type="boolean">
            <text:p>TRUE</text:p>
          </table:table-cell>
          <table:table-cell table:style-name="ce7" table:formula="of:=ISNUMBER(FIND(&quot;: Nut&quot;; [.$C42]))" office:value-type="boolean" office:boolean-value="false" calcext:value-type="boolean">
            <text:p>FALSE</text:p>
          </table:table-cell>
          <table:table-cell table:style-name="ce7" table:formula="of:=ISNUMBER(SEARCH(&quot;: Wheel&quot;; [.$C42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42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42]))" office:value-type="boolean" office:boolean-value="false" calcext:value-type="boolean">
            <text:p>FALSE</text:p>
          </table:table-cell>
          <table:table-cell table:style-name="ce7" table:formula="of:=ISNUMBER(SEARCH(&quot;ALUMINIUM SHEET&quot;; [.$C42]))" office:value-type="boolean" office:boolean-value="false" calcext:value-type="boolean">
            <text:p>FALSE</text:p>
          </table:table-cell>
          <table:table-cell table:style-name="ce7" table:formula="of:=ISNUMBER(FIND(&quot;: Tube clamp&quot;; [.$C42]))" office:value-type="boolean" office:boolean-value="false" calcext:value-type="boolean">
            <text:p>FALSE</text:p>
          </table:table-cell>
          <table:table-cell table:style-name="ce7" table:formula="of:=AND(ISNUMBER(FIND(&quot;: Tube clamp&quot;; [.$C42])); ISNUMBER(SEARCH(&quot;104:&quot;; [.$C42])))" office:value-type="boolean" office:boolean-value="false" calcext:value-type="boolean">
            <text:p>FALSE</text:p>
          </table:table-cell>
          <table:table-cell table:style-name="ce7" table:formula="of:=AND(ISNUMBER(FIND(&quot;: Tube clamp&quot;; [.$C42])); ISNUMBER(SEARCH(&quot;116:&quot;; [.$C42])))" office:value-type="boolean" office:boolean-value="false" calcext:value-type="boolean">
            <text:p>FALSE</text:p>
          </table:table-cell>
          <table:table-cell table:style-name="ce7" table:formula="of:=AND(ISNUMBER(FIND(&quot;: Tube clamp&quot;; [.$C42])); ISNUMBER(SEARCH(&quot;132:&quot;; [.$C42])))" office:value-type="boolean" office:boolean-value="false" calcext:value-type="boolean">
            <text:p>FALSE</text:p>
          </table:table-cell>
          <table:table-cell table:style-name="ce7" table:formula="of:=AND(ISNUMBER(FIND(&quot;: Tube clamp&quot;; [.$C42])); ISNUMBER(SEARCH(&quot;176:&quot;; [.$C42])))" office:value-type="boolean" office:boolean-value="false" calcext:value-type="boolean">
            <text:p>FALSE</text:p>
          </table:table-cell>
          <table:table-cell table:style-name="ce7" table:formula="of:=ISNUMBER(FIND(&quot;Tool:&quot;; [.$C42]))" office:value-type="boolean" office:boolean-value="false" calcext:value-type="boolean">
            <text:p>FALSE</text:p>
          </table:table-cell>
          <table:table-cell table:style-name="ce12" table:formula="of:=IF(ISNUMBER(FIND(&quot;Φ&quot;; [.$C42])); MID([.$C42]; FIND(&quot;Φ&quot;; [.$C42]) + 1; FIND(&quot;mm&quot;; [.$C42]; FIND(&quot;Φ&quot;; [.$C42])) - FIND(&quot;Φ&quot;; [.$C42]) - 1); IF(ISNUMBER(FIND(&quot;: Bolt M&quot;; [.$C42])); MID([.$C42]; FIND(&quot;: Bolt M&quot;; [.$C42]) + 8; FIND(&quot; &quot;; [.$C42]; FIND(&quot;: Bolt M&quot;; [.$C42]) + 8) - FIND(&quot;: Bolt M&quot;; [.$C42]) - 8); &quot;&quot;))" office:value-type="string" office:string-value="10" calcext:value-type="string">
            <text:p>10</text:p>
          </table:table-cell>
          <table:table-cell table:style-name="ce12" table:formula="of:=IF(ISNUMBER(FIND(&quot;: Washer&quot;; [.$C42])); [.$U42]; IF(ISNUMBER(FIND(&quot;Φ&quot;; [.$C42])); MID([.$C42]; FIND(&quot;Φ&quot;; [.$C42]) + 1; FIND(&quot;mm&quot;; [.$C42]; FIND(&quot;Φ&quot;; [.$C42])) - FIND(&quot;Φ&quot;; [.$C42]) - 1); IF(ISNUMBER(FIND(&quot;: Bolt M&quot;; [.$C42])); MID([.$C42]; FIND(&quot;: Bolt M&quot;; [.$C42]) + 8; FIND(&quot; &quot;; [.$C42]; FIND(&quot;: Bolt M&quot;; [.$C42]) + 8) - FIND(&quot;: Bolt M&quot;; [.$C42]) - 8); &quot;&quot;)))" office:value-type="string" office:string-value="10" calcext:value-type="string">
            <text:p>10</text:p>
          </table:table-cell>
          <table:table-cell table:formula="of:=IF(ISNUMBER(FIND(&quot;Φ&quot;; [.$C42]));&#10;      MID([.$C42];&#10;          FIND(&quot;mm &quot;; [.$C42]; FIND(&quot;Φ&quot;; [.$C42])) + 5;&#10;          FIND(&quot;mm &quot;; [.$C42]; FIND(&quot;mm &quot;; [.$C42]; FIND(&quot;Φ&quot;; [.$C42])) + 4) - FIND(&quot;mm &quot;; [.$C42]; FIND(&quot;Φ&quot;; [.$C42])) - 5&#10;     );&#10;      MID([.$C42];&#10;          FIND(&quot;mm &quot;; [.$C42]; FIND(&quot;: &quot;; [.$C42])) - FIND(&quot; &quot;; STRING_REVERSE(LEFT([.$C42]; FIND(&quot;mm &quot;; [.$C42]; FIND(&quot;: &quot;; [.$C42]))))) + 2;&#10;          FIND(&quot; &quot;; STRING_REVERSE(LEFT([.$C42]; FIND(&quot;mm &quot;; [.$C42]; FIND(&quot;: &quot;; [.$C42]))))) - 2&#10;     )&#10;)" office:value-type="string" office:string-value="61" calcext:value-type="string">
            <text:p>61</text:p>
          </table:table-cell>
          <table:table-cell table:formula="of:=IF(ISNUMBER(FIND(&quot;Φ&quot;; [.$C42]));&#10;      MID([.$C43];           FIND(&quot;mm &quot;; [.$C43]; FIND(&quot;mm &quot;; [.$C43]; FIND(&quot;mm &quot;; [.$C43]; FIND(&quot;: &quot;; [.$C43])) + 2) + 2) - FIND(&quot; &quot;; STRING_REVERSE(LEFT([.$C43]; FIND(&quot;mm &quot;; [.$C43]; FIND(&quot;mm &quot;; [.$C43]; FIND(&quot;mm &quot;; [.$C43]; FIND(&quot;: &quot;; [.$C43])) + 2) + 2)))) + 2;           FIND(&quot; &quot;; STRING_REVERSE(LEFT([.$C43]; FIND(&quot;mm &quot;; [.$C43]; FIND(&quot;mm &quot;; [.$C43]; FIND(&quot;mm &quot;; [.$C43]; FIND(&quot;: &quot;; [.$C43])) + 2) + 2)))) - 2      );&#10;      MID([.$C42];&#10;          FIND(&quot;mm &quot;; [.$C42]; FIND(&quot;mm &quot;; [.$C42]; FIND(&quot;: &quot;; [.$C42])) + 2) - FIND(&quot; &quot;; STRING_REVERSE(LEFT([.$C42]; FIND(&quot;mm &quot;; [.$C42]; FIND(&quot;mm &quot;; [.$C42]; FIND(&quot;: &quot;; [.$C42])) + 2)))) + 2;&#10;          FIND(&quot; &quot;; STRING_REVERSE(LEFT([.$C42]; FIND(&quot;mm &quot;; [.$C42]; FIND(&quot;mm &quot;; [.$C42]; FIND(&quot;: &quot;; [.$C42])) + 2)))) - 2&#10;     )&#10;)" office:value-type="string" office:string-value="" calcext:value-type="error">
            <text:p>#VALUE!</text:p>
          </table:table-cell>
          <table:table-cell table:formula="of:=IF(ISNUMBER(FIND(&quot;Φ&quot;; [.$C42]));&#10;      &quot;&quot;;&#10;      MID([.$C42];&#10;          FIND(&quot;mm &quot;; [.$C42]; FIND(&quot;mm &quot;; [.$C42]; FIND(&quot;mm &quot;; [.$C42]; FIND(&quot;: &quot;; [.$C42])) + 2) + 2) - FIND(&quot; &quot;; STRING_REVERSE(LEFT([.$C42]; FIND(&quot;mm &quot;; [.$C42]; FIND(&quot;mm &quot;; [.$C42]; FIND(&quot;mm &quot;; [.$C42]; FIND(&quot;: &quot;; [.$C42])) + 2) + 2)))) + 2;&#10;          FIND(&quot; &quot;; STRING_REVERSE(LEFT([.$C42]; FIND(&quot;mm &quot;; [.$C42]; FIND(&quot;mm &quot;; [.$C42]; FIND(&quot;mm &quot;; [.$C42]; FIND(&quot;: &quot;; [.$C42])) + 2) + 2)))) - 2&#10;     )&#10;)" office:value-type="string" office:string-value="" calcext:value-type="error">
            <text:p>#VALUE!</text:p>
          </table:table-cell>
          <table:table-cell table:formula="of:=IF(ISNUMBER(FIND(&quot;Φ&quot;; [.$C42]));&#10;      IF(ISNUMBER(FIND(&quot;: Washer&quot;; [.$C42])); [.$V42]; &quot;&quot;);&#10;      MID([.$C42];&#10;          FIND(&quot;mm &quot;; [.$C42]; FIND(&quot;mm &quot;; [.$C42]; FIND(&quot;mm &quot;; [.$C42]; FIND(&quot;mm &quot;; [.$C42]; FIND(&quot;: &quot;; [.$C42])) + 2) + 2) + 2) - FIND(&quot; &quot;; STRING_REVERSE(LEFT([.$C42]; FIND(&quot;mm &quot;; [.$C42]; FIND(&quot;mm &quot;; [.$C42]; FIND(&quot;mm &quot;; [.$C42]; FIND(&quot;mm &quot;; [.$C42]; FIND(&quot;: &quot;; [.$C42])) + 2) + 2) + 2)))) + 2;&#10;          FIND(&quot; &quot;; STRING_REVERSE(LEFT([.$C42]; FIND(&quot;mm &quot;; [.$C42]; FIND(&quot;mm &quot;; [.$C42]; FIND(&quot;mm &quot;; [.$C42]; FIND(&quot;mm &quot;; [.$C42]; FIND(&quot;: &quot;; [.$C42])) + 2) + 2) + 2)))) - 2&#10;     )&#10;)" office:value-type="string" office:string-value="" calcext:value-type="error">
            <text:p>#VALUE!</text:p>
          </table:table-cell>
          <table:table-cell table:style-name="ce17" table:formula="of:=NOT(OR([.$F42:.$Q42]))" office:value-type="boolean" office:boolean-value="false" calcext:value-type="boolean">
            <text:p>FALSE</text:p>
          </table:table-cell>
          <table:table-cell table:formula="of:=RIGHT([.$C42]; LEN([.$C42]) - FIND(&quot; - x&quot;; [.$C42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ECHO: "Nut: Nut M10 - x1"</text:p>
          </table:table-cell>
          <table:table-cell table:formula="of:=MID([.$B43]; 8; LEN([.$B43]) - 8)" office:value-type="string" office:string-value="Nut: Nut M10 - x1" calcext:value-type="string">
            <text:p>Nut: Nut M10 - x1</text:p>
          </table:table-cell>
          <table:table-cell table:formula="of:=IF(LEFT([.$C43]; 5) = &quot;Tool:&quot;; RIGHT([.$C43]; LEN([.$C43]) - 6); LEFT([.$C43]; FIND(&quot;:&quot;; [.$C43]) - 1))" office:value-type="string" office:string-value="Nut" calcext:value-type="string">
            <text:p>Nut</text:p>
          </table:table-cell>
          <table:table-cell table:style-name="ce7" table:formula="of:=NOT(RIGHT(TRIM([.$C43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43]))" office:value-type="boolean" office:boolean-value="false" calcext:value-type="boolean">
            <text:p>FALSE</text:p>
          </table:table-cell>
          <table:table-cell table:style-name="ce7" table:formula="of:=ISNUMBER(FIND(&quot;: Bolt&quot;; [.$C43]))" office:value-type="boolean" office:boolean-value="false" calcext:value-type="boolean">
            <text:p>FALSE</text:p>
          </table:table-cell>
          <table:table-cell table:style-name="ce7" table:formula="of:=ISNUMBER(FIND(&quot;: Nut&quot;; [.$C43]))" office:value-type="boolean" office:boolean-value="true" calcext:value-type="boolean">
            <text:p>TRUE</text:p>
          </table:table-cell>
          <table:table-cell table:style-name="ce7" table:formula="of:=ISNUMBER(SEARCH(&quot;: Wheel&quot;; [.$C43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43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43]))" office:value-type="boolean" office:boolean-value="false" calcext:value-type="boolean">
            <text:p>FALSE</text:p>
          </table:table-cell>
          <table:table-cell table:style-name="ce7" table:formula="of:=ISNUMBER(SEARCH(&quot;ALUMINIUM SHEET&quot;; [.$C43]))" office:value-type="boolean" office:boolean-value="false" calcext:value-type="boolean">
            <text:p>FALSE</text:p>
          </table:table-cell>
          <table:table-cell table:style-name="ce7" table:formula="of:=ISNUMBER(FIND(&quot;: Tube clamp&quot;; [.$C43]))" office:value-type="boolean" office:boolean-value="false" calcext:value-type="boolean">
            <text:p>FALSE</text:p>
          </table:table-cell>
          <table:table-cell table:style-name="ce7" table:formula="of:=AND(ISNUMBER(FIND(&quot;: Tube clamp&quot;; [.$C43])); ISNUMBER(SEARCH(&quot;104:&quot;; [.$C43])))" office:value-type="boolean" office:boolean-value="false" calcext:value-type="boolean">
            <text:p>FALSE</text:p>
          </table:table-cell>
          <table:table-cell table:style-name="ce7" table:formula="of:=AND(ISNUMBER(FIND(&quot;: Tube clamp&quot;; [.$C43])); ISNUMBER(SEARCH(&quot;116:&quot;; [.$C43])))" office:value-type="boolean" office:boolean-value="false" calcext:value-type="boolean">
            <text:p>FALSE</text:p>
          </table:table-cell>
          <table:table-cell table:style-name="ce7" table:formula="of:=AND(ISNUMBER(FIND(&quot;: Tube clamp&quot;; [.$C43])); ISNUMBER(SEARCH(&quot;132:&quot;; [.$C43])))" office:value-type="boolean" office:boolean-value="false" calcext:value-type="boolean">
            <text:p>FALSE</text:p>
          </table:table-cell>
          <table:table-cell table:style-name="ce7" table:formula="of:=AND(ISNUMBER(FIND(&quot;: Tube clamp&quot;; [.$C43])); ISNUMBER(SEARCH(&quot;176:&quot;; [.$C43])))" office:value-type="boolean" office:boolean-value="false" calcext:value-type="boolean">
            <text:p>FALSE</text:p>
          </table:table-cell>
          <table:table-cell table:style-name="ce7" table:formula="of:=ISNUMBER(FIND(&quot;Tool:&quot;; [.$C43]))" office:value-type="boolean" office:boolean-value="false" calcext:value-type="boolean">
            <text:p>FALSE</text:p>
          </table:table-cell>
          <table:table-cell table:style-name="ce12" table:formula="of:=IF(ISNUMBER(FIND(&quot;Φ&quot;; [.$C43])); MID([.$C43]; FIND(&quot;Φ&quot;; [.$C43]) + 1; FIND(&quot;mm&quot;; [.$C43]; FIND(&quot;Φ&quot;; [.$C43])) - FIND(&quot;Φ&quot;; [.$C43]) - 1); IF(ISNUMBER(FIND(&quot;: Bolt M&quot;; [.$C43])); MID([.$C43]; FIND(&quot;: Bolt M&quot;; [.$C43]) + 8; FIND(&quot; &quot;; [.$C43]; FIND(&quot;: Bolt M&quot;; [.$C43]) + 8) - FIND(&quot;: Bolt M&quot;; [.$C43]) - 8); &quot;&quot;))">
            <text:p/>
          </table:table-cell>
          <table:table-cell table:style-name="ce12" table:formula="of:=IF(ISNUMBER(FIND(&quot;: Washer&quot;; [.$C43])); [.$U43]; IF(ISNUMBER(FIND(&quot;Φ&quot;; [.$C43])); MID([.$C43]; FIND(&quot;Φ&quot;; [.$C43]) + 1; FIND(&quot;mm&quot;; [.$C43]; FIND(&quot;Φ&quot;; [.$C43])) - FIND(&quot;Φ&quot;; [.$C43]) - 1); IF(ISNUMBER(FIND(&quot;: Bolt M&quot;; [.$C43])); MID([.$C43]; FIND(&quot;: Bolt M&quot;; [.$C43]) + 8; FIND(&quot; &quot;; [.$C43]; FIND(&quot;: Bolt M&quot;; [.$C43]) + 8) - FIND(&quot;: Bolt M&quot;; [.$C43]) - 8); &quot;&quot;)))">
            <text:p/>
          </table:table-cell>
          <table:table-cell table:formula="of:=IF(ISNUMBER(FIND(&quot;Φ&quot;; [.$C43]));&#10;      MID([.$C43];&#10;          FIND(&quot;mm &quot;; [.$C43]; FIND(&quot;Φ&quot;; [.$C43])) + 5;&#10;          FIND(&quot;mm &quot;; [.$C43]; FIND(&quot;mm &quot;; [.$C43]; FIND(&quot;Φ&quot;; [.$C43])) + 4) - FIND(&quot;mm &quot;; [.$C43]; FIND(&quot;Φ&quot;; [.$C43])) - 5&#10;     );&#10;      MID([.$C43];&#10;          FIND(&quot;mm &quot;; [.$C43]; FIND(&quot;: &quot;; [.$C43])) - FIND(&quot; &quot;; STRING_REVERSE(LEFT([.$C43]; FIND(&quot;mm &quot;; [.$C43]; FIND(&quot;: &quot;; [.$C43]))))) + 2;&#10;          FIND(&quot; &quot;; STRING_REVERSE(LEFT([.$C43]; FIND(&quot;mm &quot;; [.$C43]; FIND(&quot;: &quot;; [.$C43]))))) - 2&#10;     )&#10;)" office:value-type="string" office:string-value="" calcext:value-type="error">
            <text:p>#VALUE!</text:p>
          </table:table-cell>
          <table:table-cell table:formula="of:=IF(ISNUMBER(FIND(&quot;Φ&quot;; [.$C43]));&#10;      MID([.$C44];           FIND(&quot;mm &quot;; [.$C44]; FIND(&quot;mm &quot;; [.$C44]; FIND(&quot;mm &quot;; [.$C44]; FIND(&quot;: &quot;; [.$C44])) + 2) + 2) - FIND(&quot; &quot;; STRING_REVERSE(LEFT([.$C44]; FIND(&quot;mm &quot;; [.$C44]; FIND(&quot;mm &quot;; [.$C44]; FIND(&quot;mm &quot;; [.$C44]; FIND(&quot;: &quot;; [.$C44])) + 2) + 2)))) + 2;           FIND(&quot; &quot;; STRING_REVERSE(LEFT([.$C44]; FIND(&quot;mm &quot;; [.$C44]; FIND(&quot;mm &quot;; [.$C44]; FIND(&quot;mm &quot;; [.$C44]; FIND(&quot;: &quot;; [.$C44])) + 2) + 2)))) - 2      );&#10;      MID([.$C43];&#10;          FIND(&quot;mm &quot;; [.$C43]; FIND(&quot;mm &quot;; [.$C43]; FIND(&quot;: &quot;; [.$C43])) + 2) - FIND(&quot; &quot;; STRING_REVERSE(LEFT([.$C43]; FIND(&quot;mm &quot;; [.$C43]; FIND(&quot;mm &quot;; [.$C43]; FIND(&quot;: &quot;; [.$C43])) + 2)))) + 2;&#10;          FIND(&quot; &quot;; STRING_REVERSE(LEFT([.$C43]; FIND(&quot;mm &quot;; [.$C43]; FIND(&quot;mm &quot;; [.$C43]; FIND(&quot;: &quot;; [.$C43])) + 2)))) - 2&#10;     )&#10;)" office:value-type="string" office:string-value="" calcext:value-type="error">
            <text:p>#VALUE!</text:p>
          </table:table-cell>
          <table:table-cell table:formula="of:=IF(ISNUMBER(FIND(&quot;Φ&quot;; [.$C43]));&#10;      &quot;&quot;;&#10;      MID([.$C43];&#10;          FIND(&quot;mm &quot;; [.$C43]; FIND(&quot;mm &quot;; [.$C43]; FIND(&quot;mm &quot;; [.$C43]; FIND(&quot;: &quot;; [.$C43])) + 2) + 2) - FIND(&quot; &quot;; STRING_REVERSE(LEFT([.$C43]; FIND(&quot;mm &quot;; [.$C43]; FIND(&quot;mm &quot;; [.$C43]; FIND(&quot;mm &quot;; [.$C43]; FIND(&quot;: &quot;; [.$C43])) + 2) + 2)))) + 2;&#10;          FIND(&quot; &quot;; STRING_REVERSE(LEFT([.$C43]; FIND(&quot;mm &quot;; [.$C43]; FIND(&quot;mm &quot;; [.$C43]; FIND(&quot;mm &quot;; [.$C43]; FIND(&quot;: &quot;; [.$C43])) + 2) + 2)))) - 2&#10;     )&#10;)" office:value-type="string" office:string-value="" calcext:value-type="error">
            <text:p>#VALUE!</text:p>
          </table:table-cell>
          <table:table-cell table:formula="of:=IF(ISNUMBER(FIND(&quot;Φ&quot;; [.$C43]));&#10;      IF(ISNUMBER(FIND(&quot;: Washer&quot;; [.$C43])); [.$V43]; &quot;&quot;);&#10;      MID([.$C43];&#10;          FIND(&quot;mm &quot;; [.$C43]; FIND(&quot;mm &quot;; [.$C43]; FIND(&quot;mm &quot;; [.$C43]; FIND(&quot;mm &quot;; [.$C43]; FIND(&quot;: &quot;; [.$C43])) + 2) + 2) + 2) - FIND(&quot; &quot;; STRING_REVERSE(LEFT([.$C43]; FIND(&quot;mm &quot;; [.$C43]; FIND(&quot;mm &quot;; [.$C43]; FIND(&quot;mm &quot;; [.$C43]; FIND(&quot;mm &quot;; [.$C43]; FIND(&quot;: &quot;; [.$C43])) + 2) + 2) + 2)))) + 2;&#10;          FIND(&quot; &quot;; STRING_REVERSE(LEFT([.$C43]; FIND(&quot;mm &quot;; [.$C43]; FIND(&quot;mm &quot;; [.$C43]; FIND(&quot;mm &quot;; [.$C43]; FIND(&quot;mm &quot;; [.$C43]; FIND(&quot;: &quot;; [.$C43])) + 2) + 2) + 2)))) - 2&#10;     )&#10;)" office:value-type="string" office:string-value="" calcext:value-type="error">
            <text:p>#VALUE!</text:p>
          </table:table-cell>
          <table:table-cell table:style-name="ce17" table:formula="of:=NOT(OR([.$F43:.$Q43]))" office:value-type="boolean" office:boolean-value="false" calcext:value-type="boolean">
            <text:p>FALSE</text:p>
          </table:table-cell>
          <table:table-cell table:formula="of:=RIGHT([.$C43]; LEN([.$C43]) - FIND(&quot; - x&quot;; [.$C43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ECHO: "Washer: Washer Φ40mm x 10mm x 3mm - x1"</text:p>
          </table:table-cell>
          <table:table-cell table:formula="of:=MID([.$B44]; 8; LEN([.$B44]) - 8)" office:value-type="string" office:string-value="Washer: Washer Φ40mm x 10mm x 3mm - x1" calcext:value-type="string">
            <text:p>Washer: Washer Φ40mm x 10mm x 3mm - x1</text:p>
          </table:table-cell>
          <table:table-cell table:formula="of:=IF(LEFT([.$C44]; 5) = &quot;Tool:&quot;; RIGHT([.$C44]; LEN([.$C44]) - 6); LEFT([.$C44]; FIND(&quot;:&quot;; [.$C44]) - 1))" office:value-type="string" office:string-value="Washer" calcext:value-type="string">
            <text:p>Washer</text:p>
          </table:table-cell>
          <table:table-cell table:style-name="ce7" table:formula="of:=NOT(RIGHT(TRIM([.$C44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44]))" office:value-type="boolean" office:boolean-value="true" calcext:value-type="boolean">
            <text:p>TRUE</text:p>
          </table:table-cell>
          <table:table-cell table:style-name="ce7" table:formula="of:=ISNUMBER(FIND(&quot;: Bolt&quot;; [.$C44]))" office:value-type="boolean" office:boolean-value="false" calcext:value-type="boolean">
            <text:p>FALSE</text:p>
          </table:table-cell>
          <table:table-cell table:style-name="ce7" table:formula="of:=ISNUMBER(FIND(&quot;: Nut&quot;; [.$C44]))" office:value-type="boolean" office:boolean-value="false" calcext:value-type="boolean">
            <text:p>FALSE</text:p>
          </table:table-cell>
          <table:table-cell table:style-name="ce7" table:formula="of:=ISNUMBER(SEARCH(&quot;: Wheel&quot;; [.$C44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44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44]))" office:value-type="boolean" office:boolean-value="false" calcext:value-type="boolean">
            <text:p>FALSE</text:p>
          </table:table-cell>
          <table:table-cell table:style-name="ce7" table:formula="of:=ISNUMBER(SEARCH(&quot;ALUMINIUM SHEET&quot;; [.$C44]))" office:value-type="boolean" office:boolean-value="false" calcext:value-type="boolean">
            <text:p>FALSE</text:p>
          </table:table-cell>
          <table:table-cell table:style-name="ce7" table:formula="of:=ISNUMBER(FIND(&quot;: Tube clamp&quot;; [.$C44]))" office:value-type="boolean" office:boolean-value="false" calcext:value-type="boolean">
            <text:p>FALSE</text:p>
          </table:table-cell>
          <table:table-cell table:style-name="ce7" table:formula="of:=AND(ISNUMBER(FIND(&quot;: Tube clamp&quot;; [.$C44])); ISNUMBER(SEARCH(&quot;104:&quot;; [.$C44])))" office:value-type="boolean" office:boolean-value="false" calcext:value-type="boolean">
            <text:p>FALSE</text:p>
          </table:table-cell>
          <table:table-cell table:style-name="ce7" table:formula="of:=AND(ISNUMBER(FIND(&quot;: Tube clamp&quot;; [.$C44])); ISNUMBER(SEARCH(&quot;116:&quot;; [.$C44])))" office:value-type="boolean" office:boolean-value="false" calcext:value-type="boolean">
            <text:p>FALSE</text:p>
          </table:table-cell>
          <table:table-cell table:style-name="ce7" table:formula="of:=AND(ISNUMBER(FIND(&quot;: Tube clamp&quot;; [.$C44])); ISNUMBER(SEARCH(&quot;132:&quot;; [.$C44])))" office:value-type="boolean" office:boolean-value="false" calcext:value-type="boolean">
            <text:p>FALSE</text:p>
          </table:table-cell>
          <table:table-cell table:style-name="ce7" table:formula="of:=AND(ISNUMBER(FIND(&quot;: Tube clamp&quot;; [.$C44])); ISNUMBER(SEARCH(&quot;176:&quot;; [.$C44])))" office:value-type="boolean" office:boolean-value="false" calcext:value-type="boolean">
            <text:p>FALSE</text:p>
          </table:table-cell>
          <table:table-cell table:style-name="ce7" table:formula="of:=ISNUMBER(FIND(&quot;Tool:&quot;; [.$C44]))" office:value-type="boolean" office:boolean-value="false" calcext:value-type="boolean">
            <text:p>FALSE</text:p>
          </table:table-cell>
          <table:table-cell table:style-name="ce12" table:formula="of:=IF(ISNUMBER(FIND(&quot;Φ&quot;; [.$C44])); MID([.$C44]; FIND(&quot;Φ&quot;; [.$C44]) + 1; FIND(&quot;mm&quot;; [.$C44]; FIND(&quot;Φ&quot;; [.$C44])) - FIND(&quot;Φ&quot;; [.$C44]) - 1); IF(ISNUMBER(FIND(&quot;: Bolt M&quot;; [.$C44])); MID([.$C44]; FIND(&quot;: Bolt M&quot;; [.$C44]) + 8; FIND(&quot; &quot;; [.$C44]; FIND(&quot;: Bolt M&quot;; [.$C44]) + 8) - FIND(&quot;: Bolt M&quot;; [.$C44]) - 8); &quot;&quot;))" office:value-type="string" office:string-value="40" calcext:value-type="string">
            <text:p>40</text:p>
          </table:table-cell>
          <table:table-cell table:style-name="ce12" table:formula="of:=IF(ISNUMBER(FIND(&quot;: Washer&quot;; [.$C44])); [.$U44]; IF(ISNUMBER(FIND(&quot;Φ&quot;; [.$C44])); MID([.$C44]; FIND(&quot;Φ&quot;; [.$C44]) + 1; FIND(&quot;mm&quot;; [.$C44]; FIND(&quot;Φ&quot;; [.$C44])) - FIND(&quot;Φ&quot;; [.$C44]) - 1); IF(ISNUMBER(FIND(&quot;: Bolt M&quot;; [.$C44])); MID([.$C44]; FIND(&quot;: Bolt M&quot;; [.$C44]) + 8; FIND(&quot; &quot;; [.$C44]; FIND(&quot;: Bolt M&quot;; [.$C44]) + 8) - FIND(&quot;: Bolt M&quot;; [.$C44]) - 8); &quot;&quot;)))" office:value-type="string" office:string-value="10" calcext:value-type="string">
            <text:p>10</text:p>
          </table:table-cell>
          <table:table-cell table:formula="of:=IF(ISNUMBER(FIND(&quot;Φ&quot;; [.$C44]));&#10;      MID([.$C44];&#10;          FIND(&quot;mm &quot;; [.$C44]; FIND(&quot;Φ&quot;; [.$C44])) + 5;&#10;          FIND(&quot;mm &quot;; [.$C44]; FIND(&quot;mm &quot;; [.$C44]; FIND(&quot;Φ&quot;; [.$C44])) + 4) - FIND(&quot;mm &quot;; [.$C44]; FIND(&quot;Φ&quot;; [.$C44])) - 5&#10;     );&#10;      MID([.$C44];&#10;          FIND(&quot;mm &quot;; [.$C44]; FIND(&quot;: &quot;; [.$C44])) - FIND(&quot; &quot;; STRING_REVERSE(LEFT([.$C44]; FIND(&quot;mm &quot;; [.$C44]; FIND(&quot;: &quot;; [.$C44]))))) + 2;&#10;          FIND(&quot; &quot;; STRING_REVERSE(LEFT([.$C44]; FIND(&quot;mm &quot;; [.$C44]; FIND(&quot;: &quot;; [.$C44]))))) - 2&#10;     )&#10;)" office:value-type="string" office:string-value="10" calcext:value-type="string">
            <text:p>10</text:p>
          </table:table-cell>
          <table:table-cell table:formula="of:=IF(ISNUMBER(FIND(&quot;Φ&quot;; [.$C44]));&#10;      MID([.$C45];           FIND(&quot;mm &quot;; [.$C45]; FIND(&quot;mm &quot;; [.$C45]; FIND(&quot;mm &quot;; [.$C45]; FIND(&quot;: &quot;; [.$C45])) + 2) + 2) - FIND(&quot; &quot;; STRING_REVERSE(LEFT([.$C45]; FIND(&quot;mm &quot;; [.$C45]; FIND(&quot;mm &quot;; [.$C45]; FIND(&quot;mm &quot;; [.$C45]; FIND(&quot;: &quot;; [.$C45])) + 2) + 2)))) + 2;           FIND(&quot; &quot;; STRING_REVERSE(LEFT([.$C45]; FIND(&quot;mm &quot;; [.$C45]; FIND(&quot;mm &quot;; [.$C45]; FIND(&quot;mm &quot;; [.$C45]; FIND(&quot;: &quot;; [.$C45])) + 2) + 2)))) - 2      );&#10;      MID([.$C44];&#10;          FIND(&quot;mm &quot;; [.$C44]; FIND(&quot;mm &quot;; [.$C44]; FIND(&quot;: &quot;; [.$C44])) + 2) - FIND(&quot; &quot;; STRING_REVERSE(LEFT([.$C44]; FIND(&quot;mm &quot;; [.$C44]; FIND(&quot;mm &quot;; [.$C44]; FIND(&quot;: &quot;; [.$C44])) + 2)))) + 2;&#10;          FIND(&quot; &quot;; STRING_REVERSE(LEFT([.$C44]; FIND(&quot;mm &quot;; [.$C44]; FIND(&quot;mm &quot;; [.$C44]; FIND(&quot;: &quot;; [.$C44])) + 2)))) - 2&#10;     )&#10;)" office:value-type="string" office:string-value="3" calcext:value-type="string">
            <text:p>3</text:p>
          </table:table-cell>
          <table:table-cell table:formula="of:=IF(ISNUMBER(FIND(&quot;Φ&quot;; [.$C44]));&#10;      &quot;&quot;;&#10;      MID([.$C44];&#10;          FIND(&quot;mm &quot;; [.$C44]; FIND(&quot;mm &quot;; [.$C44]; FIND(&quot;mm &quot;; [.$C44]; FIND(&quot;: &quot;; [.$C44])) + 2) + 2) - FIND(&quot; &quot;; STRING_REVERSE(LEFT([.$C44]; FIND(&quot;mm &quot;; [.$C44]; FIND(&quot;mm &quot;; [.$C44]; FIND(&quot;mm &quot;; [.$C44]; FIND(&quot;: &quot;; [.$C44])) + 2) + 2)))) + 2;&#10;          FIND(&quot; &quot;; STRING_REVERSE(LEFT([.$C44]; FIND(&quot;mm &quot;; [.$C44]; FIND(&quot;mm &quot;; [.$C44]; FIND(&quot;mm &quot;; [.$C44]; FIND(&quot;: &quot;; [.$C44])) + 2) + 2)))) - 2&#10;     )&#10;)">
            <text:p/>
          </table:table-cell>
          <table:table-cell table:formula="of:=IF(ISNUMBER(FIND(&quot;Φ&quot;; [.$C44]));&#10;      IF(ISNUMBER(FIND(&quot;: Washer&quot;; [.$C44])); [.$V44]; &quot;&quot;);&#10;      MID([.$C44];&#10;          FIND(&quot;mm &quot;; [.$C44]; FIND(&quot;mm &quot;; [.$C44]; FIND(&quot;mm &quot;; [.$C44]; FIND(&quot;mm &quot;; [.$C44]; FIND(&quot;: &quot;; [.$C44])) + 2) + 2) + 2) - FIND(&quot; &quot;; STRING_REVERSE(LEFT([.$C44]; FIND(&quot;mm &quot;; [.$C44]; FIND(&quot;mm &quot;; [.$C44]; FIND(&quot;mm &quot;; [.$C44]; FIND(&quot;mm &quot;; [.$C44]; FIND(&quot;: &quot;; [.$C44])) + 2) + 2) + 2)))) + 2;&#10;          FIND(&quot; &quot;; STRING_REVERSE(LEFT([.$C44]; FIND(&quot;mm &quot;; [.$C44]; FIND(&quot;mm &quot;; [.$C44]; FIND(&quot;mm &quot;; [.$C44]; FIND(&quot;mm &quot;; [.$C44]; FIND(&quot;: &quot;; [.$C44])) + 2) + 2) + 2)))) - 2&#10;     )&#10;)" office:value-type="string" office:string-value="3" calcext:value-type="string">
            <text:p>3</text:p>
          </table:table-cell>
          <table:table-cell table:style-name="ce17" table:formula="of:=NOT(OR([.$F44:.$Q44]))" office:value-type="boolean" office:boolean-value="false" calcext:value-type="boolean">
            <text:p>FALSE</text:p>
          </table:table-cell>
          <table:table-cell table:formula="of:=RIGHT([.$C44]; LEN([.$C44]) - FIND(&quot; - x&quot;; [.$C44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ECHO: "Washer: Washer Φ40mm x 10mm x 3mm - x1"</text:p>
          </table:table-cell>
          <table:table-cell table:formula="of:=MID([.$B45]; 8; LEN([.$B45]) - 8)" office:value-type="string" office:string-value="Washer: Washer Φ40mm x 10mm x 3mm - x1" calcext:value-type="string">
            <text:p>Washer: Washer Φ40mm x 10mm x 3mm - x1</text:p>
          </table:table-cell>
          <table:table-cell table:formula="of:=IF(LEFT([.$C45]; 5) = &quot;Tool:&quot;; RIGHT([.$C45]; LEN([.$C45]) - 6); LEFT([.$C45]; FIND(&quot;:&quot;; [.$C45]) - 1))" office:value-type="string" office:string-value="Washer" calcext:value-type="string">
            <text:p>Washer</text:p>
          </table:table-cell>
          <table:table-cell table:style-name="ce7" table:formula="of:=NOT(RIGHT(TRIM([.$C45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45]))" office:value-type="boolean" office:boolean-value="true" calcext:value-type="boolean">
            <text:p>TRUE</text:p>
          </table:table-cell>
          <table:table-cell table:style-name="ce7" table:formula="of:=ISNUMBER(FIND(&quot;: Bolt&quot;; [.$C45]))" office:value-type="boolean" office:boolean-value="false" calcext:value-type="boolean">
            <text:p>FALSE</text:p>
          </table:table-cell>
          <table:table-cell table:style-name="ce7" table:formula="of:=ISNUMBER(FIND(&quot;: Nut&quot;; [.$C45]))" office:value-type="boolean" office:boolean-value="false" calcext:value-type="boolean">
            <text:p>FALSE</text:p>
          </table:table-cell>
          <table:table-cell table:style-name="ce7" table:formula="of:=ISNUMBER(SEARCH(&quot;: Wheel&quot;; [.$C45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45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45]))" office:value-type="boolean" office:boolean-value="false" calcext:value-type="boolean">
            <text:p>FALSE</text:p>
          </table:table-cell>
          <table:table-cell table:style-name="ce7" table:formula="of:=ISNUMBER(SEARCH(&quot;ALUMINIUM SHEET&quot;; [.$C45]))" office:value-type="boolean" office:boolean-value="false" calcext:value-type="boolean">
            <text:p>FALSE</text:p>
          </table:table-cell>
          <table:table-cell table:style-name="ce7" table:formula="of:=ISNUMBER(FIND(&quot;: Tube clamp&quot;; [.$C45]))" office:value-type="boolean" office:boolean-value="false" calcext:value-type="boolean">
            <text:p>FALSE</text:p>
          </table:table-cell>
          <table:table-cell table:style-name="ce7" table:formula="of:=AND(ISNUMBER(FIND(&quot;: Tube clamp&quot;; [.$C45])); ISNUMBER(SEARCH(&quot;104:&quot;; [.$C45])))" office:value-type="boolean" office:boolean-value="false" calcext:value-type="boolean">
            <text:p>FALSE</text:p>
          </table:table-cell>
          <table:table-cell table:style-name="ce7" table:formula="of:=AND(ISNUMBER(FIND(&quot;: Tube clamp&quot;; [.$C45])); ISNUMBER(SEARCH(&quot;116:&quot;; [.$C45])))" office:value-type="boolean" office:boolean-value="false" calcext:value-type="boolean">
            <text:p>FALSE</text:p>
          </table:table-cell>
          <table:table-cell table:style-name="ce7" table:formula="of:=AND(ISNUMBER(FIND(&quot;: Tube clamp&quot;; [.$C45])); ISNUMBER(SEARCH(&quot;132:&quot;; [.$C45])))" office:value-type="boolean" office:boolean-value="false" calcext:value-type="boolean">
            <text:p>FALSE</text:p>
          </table:table-cell>
          <table:table-cell table:style-name="ce7" table:formula="of:=AND(ISNUMBER(FIND(&quot;: Tube clamp&quot;; [.$C45])); ISNUMBER(SEARCH(&quot;176:&quot;; [.$C45])))" office:value-type="boolean" office:boolean-value="false" calcext:value-type="boolean">
            <text:p>FALSE</text:p>
          </table:table-cell>
          <table:table-cell table:style-name="ce7" table:formula="of:=ISNUMBER(FIND(&quot;Tool:&quot;; [.$C45]))" office:value-type="boolean" office:boolean-value="false" calcext:value-type="boolean">
            <text:p>FALSE</text:p>
          </table:table-cell>
          <table:table-cell table:style-name="ce12" table:formula="of:=IF(ISNUMBER(FIND(&quot;Φ&quot;; [.$C45])); MID([.$C45]; FIND(&quot;Φ&quot;; [.$C45]) + 1; FIND(&quot;mm&quot;; [.$C45]; FIND(&quot;Φ&quot;; [.$C45])) - FIND(&quot;Φ&quot;; [.$C45]) - 1); IF(ISNUMBER(FIND(&quot;: Bolt M&quot;; [.$C45])); MID([.$C45]; FIND(&quot;: Bolt M&quot;; [.$C45]) + 8; FIND(&quot; &quot;; [.$C45]; FIND(&quot;: Bolt M&quot;; [.$C45]) + 8) - FIND(&quot;: Bolt M&quot;; [.$C45]) - 8); &quot;&quot;))" office:value-type="string" office:string-value="40" calcext:value-type="string">
            <text:p>40</text:p>
          </table:table-cell>
          <table:table-cell table:style-name="ce12" table:formula="of:=IF(ISNUMBER(FIND(&quot;: Washer&quot;; [.$C45])); [.$U45]; IF(ISNUMBER(FIND(&quot;Φ&quot;; [.$C45])); MID([.$C45]; FIND(&quot;Φ&quot;; [.$C45]) + 1; FIND(&quot;mm&quot;; [.$C45]; FIND(&quot;Φ&quot;; [.$C45])) - FIND(&quot;Φ&quot;; [.$C45]) - 1); IF(ISNUMBER(FIND(&quot;: Bolt M&quot;; [.$C45])); MID([.$C45]; FIND(&quot;: Bolt M&quot;; [.$C45]) + 8; FIND(&quot; &quot;; [.$C45]; FIND(&quot;: Bolt M&quot;; [.$C45]) + 8) - FIND(&quot;: Bolt M&quot;; [.$C45]) - 8); &quot;&quot;)))" office:value-type="string" office:string-value="10" calcext:value-type="string">
            <text:p>10</text:p>
          </table:table-cell>
          <table:table-cell table:formula="of:=IF(ISNUMBER(FIND(&quot;Φ&quot;; [.$C45]));&#10;      MID([.$C45];&#10;          FIND(&quot;mm &quot;; [.$C45]; FIND(&quot;Φ&quot;; [.$C45])) + 5;&#10;          FIND(&quot;mm &quot;; [.$C45]; FIND(&quot;mm &quot;; [.$C45]; FIND(&quot;Φ&quot;; [.$C45])) + 4) - FIND(&quot;mm &quot;; [.$C45]; FIND(&quot;Φ&quot;; [.$C45])) - 5&#10;     );&#10;      MID([.$C45];&#10;          FIND(&quot;mm &quot;; [.$C45]; FIND(&quot;: &quot;; [.$C45])) - FIND(&quot; &quot;; STRING_REVERSE(LEFT([.$C45]; FIND(&quot;mm &quot;; [.$C45]; FIND(&quot;: &quot;; [.$C45]))))) + 2;&#10;          FIND(&quot; &quot;; STRING_REVERSE(LEFT([.$C45]; FIND(&quot;mm &quot;; [.$C45]; FIND(&quot;: &quot;; [.$C45]))))) - 2&#10;     )&#10;)" office:value-type="string" office:string-value="10" calcext:value-type="string">
            <text:p>10</text:p>
          </table:table-cell>
          <table:table-cell table:formula="of:=IF(ISNUMBER(FIND(&quot;Φ&quot;; [.$C45]));&#10;      MID([.$C46];           FIND(&quot;mm &quot;; [.$C46]; FIND(&quot;mm &quot;; [.$C46]; FIND(&quot;mm &quot;; [.$C46]; FIND(&quot;: &quot;; [.$C46])) + 2) + 2) - FIND(&quot; &quot;; STRING_REVERSE(LEFT([.$C46]; FIND(&quot;mm &quot;; [.$C46]; FIND(&quot;mm &quot;; [.$C46]; FIND(&quot;mm &quot;; [.$C46]; FIND(&quot;: &quot;; [.$C46])) + 2) + 2)))) + 2;           FIND(&quot; &quot;; STRING_REVERSE(LEFT([.$C46]; FIND(&quot;mm &quot;; [.$C46]; FIND(&quot;mm &quot;; [.$C46]; FIND(&quot;mm &quot;; [.$C46]; FIND(&quot;: &quot;; [.$C46])) + 2) + 2)))) - 2      );&#10;      MID([.$C45];&#10;          FIND(&quot;mm &quot;; [.$C45]; FIND(&quot;mm &quot;; [.$C45]; FIND(&quot;: &quot;; [.$C45])) + 2) - FIND(&quot; &quot;; STRING_REVERSE(LEFT([.$C45]; FIND(&quot;mm &quot;; [.$C45]; FIND(&quot;mm &quot;; [.$C45]; FIND(&quot;: &quot;; [.$C45])) + 2)))) + 2;&#10;          FIND(&quot; &quot;; STRING_REVERSE(LEFT([.$C45]; FIND(&quot;mm &quot;; [.$C45]; FIND(&quot;mm &quot;; [.$C45]; FIND(&quot;: &quot;; [.$C45])) + 2)))) - 2&#10;     )&#10;)" office:value-type="string" office:string-value="" calcext:value-type="error">
            <text:p>#VALUE!</text:p>
          </table:table-cell>
          <table:table-cell table:formula="of:=IF(ISNUMBER(FIND(&quot;Φ&quot;; [.$C45]));&#10;      &quot;&quot;;&#10;      MID([.$C45];&#10;          FIND(&quot;mm &quot;; [.$C45]; FIND(&quot;mm &quot;; [.$C45]; FIND(&quot;mm &quot;; [.$C45]; FIND(&quot;: &quot;; [.$C45])) + 2) + 2) - FIND(&quot; &quot;; STRING_REVERSE(LEFT([.$C45]; FIND(&quot;mm &quot;; [.$C45]; FIND(&quot;mm &quot;; [.$C45]; FIND(&quot;mm &quot;; [.$C45]; FIND(&quot;: &quot;; [.$C45])) + 2) + 2)))) + 2;&#10;          FIND(&quot; &quot;; STRING_REVERSE(LEFT([.$C45]; FIND(&quot;mm &quot;; [.$C45]; FIND(&quot;mm &quot;; [.$C45]; FIND(&quot;mm &quot;; [.$C45]; FIND(&quot;: &quot;; [.$C45])) + 2) + 2)))) - 2&#10;     )&#10;)">
            <text:p/>
          </table:table-cell>
          <table:table-cell table:formula="of:=IF(ISNUMBER(FIND(&quot;Φ&quot;; [.$C45]));&#10;      IF(ISNUMBER(FIND(&quot;: Washer&quot;; [.$C45])); [.$V45]; &quot;&quot;);&#10;      MID([.$C45];&#10;          FIND(&quot;mm &quot;; [.$C45]; FIND(&quot;mm &quot;; [.$C45]; FIND(&quot;mm &quot;; [.$C45]; FIND(&quot;mm &quot;; [.$C45]; FIND(&quot;: &quot;; [.$C45])) + 2) + 2) + 2) - FIND(&quot; &quot;; STRING_REVERSE(LEFT([.$C45]; FIND(&quot;mm &quot;; [.$C45]; FIND(&quot;mm &quot;; [.$C45]; FIND(&quot;mm &quot;; [.$C45]; FIND(&quot;mm &quot;; [.$C45]; FIND(&quot;: &quot;; [.$C45])) + 2) + 2) + 2)))) + 2;&#10;          FIND(&quot; &quot;; STRING_REVERSE(LEFT([.$C45]; FIND(&quot;mm &quot;; [.$C45]; FIND(&quot;mm &quot;; [.$C45]; FIND(&quot;mm &quot;; [.$C45]; FIND(&quot;mm &quot;; [.$C45]; FIND(&quot;: &quot;; [.$C45])) + 2) + 2) + 2)))) - 2&#10;     )&#10;)" office:value-type="string" office:string-value="" calcext:value-type="error">
            <text:p>#VALUE!</text:p>
          </table:table-cell>
          <table:table-cell table:style-name="ce17" table:formula="of:=NOT(OR([.$F45:.$Q45]))" office:value-type="boolean" office:boolean-value="false" calcext:value-type="boolean">
            <text:p>FALSE</text:p>
          </table:table-cell>
          <table:table-cell table:formula="of:=RIGHT([.$C45]; LEN([.$C45]) - FIND(&quot; - x&quot;; [.$C45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ECHO: "Metric bolt assembly:"</text:p>
          </table:table-cell>
          <table:table-cell table:formula="of:=MID([.$B46]; 8; LEN([.$B46]) - 8)" office:value-type="string" office:string-value="Metric bolt assembly:" calcext:value-type="string">
            <text:p>Metric bolt assembly:</text:p>
          </table:table-cell>
          <table:table-cell table:formula="of:=IF(LEFT([.$C46]; 5) = &quot;Tool:&quot;; RIGHT([.$C46]; LEN([.$C46]) - 6); LEFT([.$C46]; FIND(&quot;:&quot;; [.$C46]) - 1))" office:value-type="string" office:string-value="Metric bolt assembly" calcext:value-type="string">
            <text:p>Metric bolt assembly</text:p>
          </table:table-cell>
          <table:table-cell table:style-name="ce7" table:formula="of:=NOT(RIGHT(TRIM([.$C46]); 1) = &quot;:&quot;)" office:value-type="boolean" office:boolean-value="false" calcext:value-type="boolean">
            <text:p>FALSE</text:p>
          </table:table-cell>
          <table:table-cell table:style-name="ce7" table:formula="of:=ISNUMBER(FIND(&quot;: Washer&quot;; [.$C46]))" office:value-type="boolean" office:boolean-value="false" calcext:value-type="boolean">
            <text:p>FALSE</text:p>
          </table:table-cell>
          <table:table-cell table:style-name="ce7" table:formula="of:=ISNUMBER(FIND(&quot;: Bolt&quot;; [.$C46]))" office:value-type="boolean" office:boolean-value="false" calcext:value-type="boolean">
            <text:p>FALSE</text:p>
          </table:table-cell>
          <table:table-cell table:style-name="ce7" table:formula="of:=ISNUMBER(FIND(&quot;: Nut&quot;; [.$C46]))" office:value-type="boolean" office:boolean-value="false" calcext:value-type="boolean">
            <text:p>FALSE</text:p>
          </table:table-cell>
          <table:table-cell table:style-name="ce7" table:formula="of:=ISNUMBER(SEARCH(&quot;: Wheel&quot;; [.$C46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46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46]))" office:value-type="boolean" office:boolean-value="false" calcext:value-type="boolean">
            <text:p>FALSE</text:p>
          </table:table-cell>
          <table:table-cell table:style-name="ce7" table:formula="of:=ISNUMBER(SEARCH(&quot;ALUMINIUM SHEET&quot;; [.$C46]))" office:value-type="boolean" office:boolean-value="false" calcext:value-type="boolean">
            <text:p>FALSE</text:p>
          </table:table-cell>
          <table:table-cell table:style-name="ce7" table:formula="of:=ISNUMBER(FIND(&quot;: Tube clamp&quot;; [.$C46]))" office:value-type="boolean" office:boolean-value="false" calcext:value-type="boolean">
            <text:p>FALSE</text:p>
          </table:table-cell>
          <table:table-cell table:style-name="ce7" table:formula="of:=AND(ISNUMBER(FIND(&quot;: Tube clamp&quot;; [.$C46])); ISNUMBER(SEARCH(&quot;104:&quot;; [.$C46])))" office:value-type="boolean" office:boolean-value="false" calcext:value-type="boolean">
            <text:p>FALSE</text:p>
          </table:table-cell>
          <table:table-cell table:style-name="ce7" table:formula="of:=AND(ISNUMBER(FIND(&quot;: Tube clamp&quot;; [.$C46])); ISNUMBER(SEARCH(&quot;116:&quot;; [.$C46])))" office:value-type="boolean" office:boolean-value="false" calcext:value-type="boolean">
            <text:p>FALSE</text:p>
          </table:table-cell>
          <table:table-cell table:style-name="ce7" table:formula="of:=AND(ISNUMBER(FIND(&quot;: Tube clamp&quot;; [.$C46])); ISNUMBER(SEARCH(&quot;132:&quot;; [.$C46])))" office:value-type="boolean" office:boolean-value="false" calcext:value-type="boolean">
            <text:p>FALSE</text:p>
          </table:table-cell>
          <table:table-cell table:style-name="ce7" table:formula="of:=AND(ISNUMBER(FIND(&quot;: Tube clamp&quot;; [.$C46])); ISNUMBER(SEARCH(&quot;176:&quot;; [.$C46])))" office:value-type="boolean" office:boolean-value="false" calcext:value-type="boolean">
            <text:p>FALSE</text:p>
          </table:table-cell>
          <table:table-cell table:style-name="ce7" table:formula="of:=ISNUMBER(FIND(&quot;Tool:&quot;; [.$C46]))" office:value-type="boolean" office:boolean-value="false" calcext:value-type="boolean">
            <text:p>FALSE</text:p>
          </table:table-cell>
          <table:table-cell table:style-name="ce12" table:formula="of:=IF(ISNUMBER(FIND(&quot;Φ&quot;; [.$C46])); MID([.$C46]; FIND(&quot;Φ&quot;; [.$C46]) + 1; FIND(&quot;mm&quot;; [.$C46]; FIND(&quot;Φ&quot;; [.$C46])) - FIND(&quot;Φ&quot;; [.$C46]) - 1); IF(ISNUMBER(FIND(&quot;: Bolt M&quot;; [.$C46])); MID([.$C46]; FIND(&quot;: Bolt M&quot;; [.$C46]) + 8; FIND(&quot; &quot;; [.$C46]; FIND(&quot;: Bolt M&quot;; [.$C46]) + 8) - FIND(&quot;: Bolt M&quot;; [.$C46]) - 8); &quot;&quot;))">
            <text:p/>
          </table:table-cell>
          <table:table-cell table:style-name="ce12" table:formula="of:=IF(ISNUMBER(FIND(&quot;: Washer&quot;; [.$C46])); [.$U46]; IF(ISNUMBER(FIND(&quot;Φ&quot;; [.$C46])); MID([.$C46]; FIND(&quot;Φ&quot;; [.$C46]) + 1; FIND(&quot;mm&quot;; [.$C46]; FIND(&quot;Φ&quot;; [.$C46])) - FIND(&quot;Φ&quot;; [.$C46]) - 1); IF(ISNUMBER(FIND(&quot;: Bolt M&quot;; [.$C46])); MID([.$C46]; FIND(&quot;: Bolt M&quot;; [.$C46]) + 8; FIND(&quot; &quot;; [.$C46]; FIND(&quot;: Bolt M&quot;; [.$C46]) + 8) - FIND(&quot;: Bolt M&quot;; [.$C46]) - 8); &quot;&quot;)))">
            <text:p/>
          </table:table-cell>
          <table:table-cell table:formula="of:=IF(ISNUMBER(FIND(&quot;Φ&quot;; [.$C46]));&#10;      MID([.$C46];&#10;          FIND(&quot;mm &quot;; [.$C46]; FIND(&quot;Φ&quot;; [.$C46])) + 5;&#10;          FIND(&quot;mm &quot;; [.$C46]; FIND(&quot;mm &quot;; [.$C46]; FIND(&quot;Φ&quot;; [.$C46])) + 4) - FIND(&quot;mm &quot;; [.$C46]; FIND(&quot;Φ&quot;; [.$C46])) - 5&#10;     );&#10;      MID([.$C46];&#10;          FIND(&quot;mm &quot;; [.$C46]; FIND(&quot;: &quot;; [.$C46])) - FIND(&quot; &quot;; STRING_REVERSE(LEFT([.$C46]; FIND(&quot;mm &quot;; [.$C46]; FIND(&quot;: &quot;; [.$C46]))))) + 2;&#10;          FIND(&quot; &quot;; STRING_REVERSE(LEFT([.$C46]; FIND(&quot;mm &quot;; [.$C46]; FIND(&quot;: &quot;; [.$C46]))))) - 2&#10;     )&#10;)" office:value-type="string" office:string-value="" calcext:value-type="error">
            <text:p>#VALUE!</text:p>
          </table:table-cell>
          <table:table-cell table:formula="of:=IF(ISNUMBER(FIND(&quot;Φ&quot;; [.$C46]));&#10;      MID([.$C47];           FIND(&quot;mm &quot;; [.$C47]; FIND(&quot;mm &quot;; [.$C47]; FIND(&quot;mm &quot;; [.$C47]; FIND(&quot;: &quot;; [.$C47])) + 2) + 2) - FIND(&quot; &quot;; STRING_REVERSE(LEFT([.$C47]; FIND(&quot;mm &quot;; [.$C47]; FIND(&quot;mm &quot;; [.$C47]; FIND(&quot;mm &quot;; [.$C47]; FIND(&quot;: &quot;; [.$C47])) + 2) + 2)))) + 2;           FIND(&quot; &quot;; STRING_REVERSE(LEFT([.$C47]; FIND(&quot;mm &quot;; [.$C47]; FIND(&quot;mm &quot;; [.$C47]; FIND(&quot;mm &quot;; [.$C47]; FIND(&quot;: &quot;; [.$C47])) + 2) + 2)))) - 2      );&#10;      MID([.$C46];&#10;          FIND(&quot;mm &quot;; [.$C46]; FIND(&quot;mm &quot;; [.$C46]; FIND(&quot;: &quot;; [.$C46])) + 2) - FIND(&quot; &quot;; STRING_REVERSE(LEFT([.$C46]; FIND(&quot;mm &quot;; [.$C46]; FIND(&quot;mm &quot;; [.$C46]; FIND(&quot;: &quot;; [.$C46])) + 2)))) + 2;&#10;          FIND(&quot; &quot;; STRING_REVERSE(LEFT([.$C46]; FIND(&quot;mm &quot;; [.$C46]; FIND(&quot;mm &quot;; [.$C46]; FIND(&quot;: &quot;; [.$C46])) + 2)))) - 2&#10;     )&#10;)" office:value-type="string" office:string-value="" calcext:value-type="error">
            <text:p>#VALUE!</text:p>
          </table:table-cell>
          <table:table-cell table:formula="of:=IF(ISNUMBER(FIND(&quot;Φ&quot;; [.$C46]));&#10;      &quot;&quot;;&#10;      MID([.$C46];&#10;          FIND(&quot;mm &quot;; [.$C46]; FIND(&quot;mm &quot;; [.$C46]; FIND(&quot;mm &quot;; [.$C46]; FIND(&quot;: &quot;; [.$C46])) + 2) + 2) - FIND(&quot; &quot;; STRING_REVERSE(LEFT([.$C46]; FIND(&quot;mm &quot;; [.$C46]; FIND(&quot;mm &quot;; [.$C46]; FIND(&quot;mm &quot;; [.$C46]; FIND(&quot;: &quot;; [.$C46])) + 2) + 2)))) + 2;&#10;          FIND(&quot; &quot;; STRING_REVERSE(LEFT([.$C46]; FIND(&quot;mm &quot;; [.$C46]; FIND(&quot;mm &quot;; [.$C46]; FIND(&quot;mm &quot;; [.$C46]; FIND(&quot;: &quot;; [.$C46])) + 2) + 2)))) - 2&#10;     )&#10;)" office:value-type="string" office:string-value="" calcext:value-type="error">
            <text:p>#VALUE!</text:p>
          </table:table-cell>
          <table:table-cell table:formula="of:=IF(ISNUMBER(FIND(&quot;Φ&quot;; [.$C46]));&#10;      IF(ISNUMBER(FIND(&quot;: Washer&quot;; [.$C46])); [.$V46]; &quot;&quot;);&#10;      MID([.$C46];&#10;          FIND(&quot;mm &quot;; [.$C46]; FIND(&quot;mm &quot;; [.$C46]; FIND(&quot;mm &quot;; [.$C46]; FIND(&quot;mm &quot;; [.$C46]; FIND(&quot;: &quot;; [.$C46])) + 2) + 2) + 2) - FIND(&quot; &quot;; STRING_REVERSE(LEFT([.$C46]; FIND(&quot;mm &quot;; [.$C46]; FIND(&quot;mm &quot;; [.$C46]; FIND(&quot;mm &quot;; [.$C46]; FIND(&quot;mm &quot;; [.$C46]; FIND(&quot;: &quot;; [.$C46])) + 2) + 2) + 2)))) + 2;&#10;          FIND(&quot; &quot;; STRING_REVERSE(LEFT([.$C46]; FIND(&quot;mm &quot;; [.$C46]; FIND(&quot;mm &quot;; [.$C46]; FIND(&quot;mm &quot;; [.$C46]; FIND(&quot;mm &quot;; [.$C46]; FIND(&quot;: &quot;; [.$C46])) + 2) + 2) + 2)))) - 2&#10;     )&#10;)" office:value-type="string" office:string-value="" calcext:value-type="error">
            <text:p>#VALUE!</text:p>
          </table:table-cell>
          <table:table-cell table:style-name="ce17" table:formula="of:=NOT(OR([.$F46:.$Q46]))" office:value-type="boolean" office:boolean-value="true" calcext:value-type="boolean">
            <text:p>TRUE</text:p>
          </table:table-cell>
          <table:table-cell table:formula="of:=RIGHT([.$C46]; LEN([.$C46]) - FIND(&quot; - x&quot;; [.$C46]) - 3)" office:value-type="string" office:string-value="" calcext:value-type="error">
            <text:p>#VALUE!</text:p>
          </table:table-cell>
          <table:table-cell table:number-columns-repeated="998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ECHO: "Bolt: Bolt M10 x 61mm - x1"</text:p>
          </table:table-cell>
          <table:table-cell table:formula="of:=MID([.$B47]; 8; LEN([.$B47]) - 8)" office:value-type="string" office:string-value="Bolt: Bolt M10 x 61mm - x1" calcext:value-type="string">
            <text:p>Bolt: Bolt M10 x 61mm - x1</text:p>
          </table:table-cell>
          <table:table-cell table:formula="of:=IF(LEFT([.$C47]; 5) = &quot;Tool:&quot;; RIGHT([.$C47]; LEN([.$C47]) - 6); LEFT([.$C47]; FIND(&quot;:&quot;; [.$C47]) - 1))" office:value-type="string" office:string-value="Bolt" calcext:value-type="string">
            <text:p>Bolt</text:p>
          </table:table-cell>
          <table:table-cell table:style-name="ce7" table:formula="of:=NOT(RIGHT(TRIM([.$C47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47]))" office:value-type="boolean" office:boolean-value="false" calcext:value-type="boolean">
            <text:p>FALSE</text:p>
          </table:table-cell>
          <table:table-cell table:style-name="ce7" table:formula="of:=ISNUMBER(FIND(&quot;: Bolt&quot;; [.$C47]))" office:value-type="boolean" office:boolean-value="true" calcext:value-type="boolean">
            <text:p>TRUE</text:p>
          </table:table-cell>
          <table:table-cell table:style-name="ce7" table:formula="of:=ISNUMBER(FIND(&quot;: Nut&quot;; [.$C47]))" office:value-type="boolean" office:boolean-value="false" calcext:value-type="boolean">
            <text:p>FALSE</text:p>
          </table:table-cell>
          <table:table-cell table:style-name="ce7" table:formula="of:=ISNUMBER(SEARCH(&quot;: Wheel&quot;; [.$C47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47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47]))" office:value-type="boolean" office:boolean-value="false" calcext:value-type="boolean">
            <text:p>FALSE</text:p>
          </table:table-cell>
          <table:table-cell table:style-name="ce7" table:formula="of:=ISNUMBER(SEARCH(&quot;ALUMINIUM SHEET&quot;; [.$C47]))" office:value-type="boolean" office:boolean-value="false" calcext:value-type="boolean">
            <text:p>FALSE</text:p>
          </table:table-cell>
          <table:table-cell table:style-name="ce7" table:formula="of:=ISNUMBER(FIND(&quot;: Tube clamp&quot;; [.$C47]))" office:value-type="boolean" office:boolean-value="false" calcext:value-type="boolean">
            <text:p>FALSE</text:p>
          </table:table-cell>
          <table:table-cell table:style-name="ce7" table:formula="of:=AND(ISNUMBER(FIND(&quot;: Tube clamp&quot;; [.$C47])); ISNUMBER(SEARCH(&quot;104:&quot;; [.$C47])))" office:value-type="boolean" office:boolean-value="false" calcext:value-type="boolean">
            <text:p>FALSE</text:p>
          </table:table-cell>
          <table:table-cell table:style-name="ce7" table:formula="of:=AND(ISNUMBER(FIND(&quot;: Tube clamp&quot;; [.$C47])); ISNUMBER(SEARCH(&quot;116:&quot;; [.$C47])))" office:value-type="boolean" office:boolean-value="false" calcext:value-type="boolean">
            <text:p>FALSE</text:p>
          </table:table-cell>
          <table:table-cell table:style-name="ce7" table:formula="of:=AND(ISNUMBER(FIND(&quot;: Tube clamp&quot;; [.$C47])); ISNUMBER(SEARCH(&quot;132:&quot;; [.$C47])))" office:value-type="boolean" office:boolean-value="false" calcext:value-type="boolean">
            <text:p>FALSE</text:p>
          </table:table-cell>
          <table:table-cell table:style-name="ce7" table:formula="of:=AND(ISNUMBER(FIND(&quot;: Tube clamp&quot;; [.$C47])); ISNUMBER(SEARCH(&quot;176:&quot;; [.$C47])))" office:value-type="boolean" office:boolean-value="false" calcext:value-type="boolean">
            <text:p>FALSE</text:p>
          </table:table-cell>
          <table:table-cell table:style-name="ce7" table:formula="of:=ISNUMBER(FIND(&quot;Tool:&quot;; [.$C47]))" office:value-type="boolean" office:boolean-value="false" calcext:value-type="boolean">
            <text:p>FALSE</text:p>
          </table:table-cell>
          <table:table-cell table:style-name="ce12" table:formula="of:=IF(ISNUMBER(FIND(&quot;Φ&quot;; [.$C47])); MID([.$C47]; FIND(&quot;Φ&quot;; [.$C47]) + 1; FIND(&quot;mm&quot;; [.$C47]; FIND(&quot;Φ&quot;; [.$C47])) - FIND(&quot;Φ&quot;; [.$C47]) - 1); IF(ISNUMBER(FIND(&quot;: Bolt M&quot;; [.$C47])); MID([.$C47]; FIND(&quot;: Bolt M&quot;; [.$C47]) + 8; FIND(&quot; &quot;; [.$C47]; FIND(&quot;: Bolt M&quot;; [.$C47]) + 8) - FIND(&quot;: Bolt M&quot;; [.$C47]) - 8); &quot;&quot;))" office:value-type="string" office:string-value="10" calcext:value-type="string">
            <text:p>10</text:p>
          </table:table-cell>
          <table:table-cell table:style-name="ce12" table:formula="of:=IF(ISNUMBER(FIND(&quot;: Washer&quot;; [.$C47])); [.$U47]; IF(ISNUMBER(FIND(&quot;Φ&quot;; [.$C47])); MID([.$C47]; FIND(&quot;Φ&quot;; [.$C47]) + 1; FIND(&quot;mm&quot;; [.$C47]; FIND(&quot;Φ&quot;; [.$C47])) - FIND(&quot;Φ&quot;; [.$C47]) - 1); IF(ISNUMBER(FIND(&quot;: Bolt M&quot;; [.$C47])); MID([.$C47]; FIND(&quot;: Bolt M&quot;; [.$C47]) + 8; FIND(&quot; &quot;; [.$C47]; FIND(&quot;: Bolt M&quot;; [.$C47]) + 8) - FIND(&quot;: Bolt M&quot;; [.$C47]) - 8); &quot;&quot;)))" office:value-type="string" office:string-value="10" calcext:value-type="string">
            <text:p>10</text:p>
          </table:table-cell>
          <table:table-cell table:formula="of:=IF(ISNUMBER(FIND(&quot;Φ&quot;; [.$C47]));&#10;      MID([.$C47];&#10;          FIND(&quot;mm &quot;; [.$C47]; FIND(&quot;Φ&quot;; [.$C47])) + 5;&#10;          FIND(&quot;mm &quot;; [.$C47]; FIND(&quot;mm &quot;; [.$C47]; FIND(&quot;Φ&quot;; [.$C47])) + 4) - FIND(&quot;mm &quot;; [.$C47]; FIND(&quot;Φ&quot;; [.$C47])) - 5&#10;     );&#10;      MID([.$C47];&#10;          FIND(&quot;mm &quot;; [.$C47]; FIND(&quot;: &quot;; [.$C47])) - FIND(&quot; &quot;; STRING_REVERSE(LEFT([.$C47]; FIND(&quot;mm &quot;; [.$C47]; FIND(&quot;: &quot;; [.$C47]))))) + 2;&#10;          FIND(&quot; &quot;; STRING_REVERSE(LEFT([.$C47]; FIND(&quot;mm &quot;; [.$C47]; FIND(&quot;: &quot;; [.$C47]))))) - 2&#10;     )&#10;)" office:value-type="string" office:string-value="61" calcext:value-type="string">
            <text:p>61</text:p>
          </table:table-cell>
          <table:table-cell table:formula="of:=IF(ISNUMBER(FIND(&quot;Φ&quot;; [.$C47]));&#10;      MID([.$C48];           FIND(&quot;mm &quot;; [.$C48]; FIND(&quot;mm &quot;; [.$C48]; FIND(&quot;mm &quot;; [.$C48]; FIND(&quot;: &quot;; [.$C48])) + 2) + 2) - FIND(&quot; &quot;; STRING_REVERSE(LEFT([.$C48]; FIND(&quot;mm &quot;; [.$C48]; FIND(&quot;mm &quot;; [.$C48]; FIND(&quot;mm &quot;; [.$C48]; FIND(&quot;: &quot;; [.$C48])) + 2) + 2)))) + 2;           FIND(&quot; &quot;; STRING_REVERSE(LEFT([.$C48]; FIND(&quot;mm &quot;; [.$C48]; FIND(&quot;mm &quot;; [.$C48]; FIND(&quot;mm &quot;; [.$C48]; FIND(&quot;: &quot;; [.$C48])) + 2) + 2)))) - 2      );&#10;      MID([.$C47];&#10;          FIND(&quot;mm &quot;; [.$C47]; FIND(&quot;mm &quot;; [.$C47]; FIND(&quot;: &quot;; [.$C47])) + 2) - FIND(&quot; &quot;; STRING_REVERSE(LEFT([.$C47]; FIND(&quot;mm &quot;; [.$C47]; FIND(&quot;mm &quot;; [.$C47]; FIND(&quot;: &quot;; [.$C47])) + 2)))) + 2;&#10;          FIND(&quot; &quot;; STRING_REVERSE(LEFT([.$C47]; FIND(&quot;mm &quot;; [.$C47]; FIND(&quot;mm &quot;; [.$C47]; FIND(&quot;: &quot;; [.$C47])) + 2)))) - 2&#10;     )&#10;)" office:value-type="string" office:string-value="" calcext:value-type="error">
            <text:p>#VALUE!</text:p>
          </table:table-cell>
          <table:table-cell table:formula="of:=IF(ISNUMBER(FIND(&quot;Φ&quot;; [.$C47]));&#10;      &quot;&quot;;&#10;      MID([.$C47];&#10;          FIND(&quot;mm &quot;; [.$C47]; FIND(&quot;mm &quot;; [.$C47]; FIND(&quot;mm &quot;; [.$C47]; FIND(&quot;: &quot;; [.$C47])) + 2) + 2) - FIND(&quot; &quot;; STRING_REVERSE(LEFT([.$C47]; FIND(&quot;mm &quot;; [.$C47]; FIND(&quot;mm &quot;; [.$C47]; FIND(&quot;mm &quot;; [.$C47]; FIND(&quot;: &quot;; [.$C47])) + 2) + 2)))) + 2;&#10;          FIND(&quot; &quot;; STRING_REVERSE(LEFT([.$C47]; FIND(&quot;mm &quot;; [.$C47]; FIND(&quot;mm &quot;; [.$C47]; FIND(&quot;mm &quot;; [.$C47]; FIND(&quot;: &quot;; [.$C47])) + 2) + 2)))) - 2&#10;     )&#10;)" office:value-type="string" office:string-value="" calcext:value-type="error">
            <text:p>#VALUE!</text:p>
          </table:table-cell>
          <table:table-cell table:formula="of:=IF(ISNUMBER(FIND(&quot;Φ&quot;; [.$C47]));&#10;      IF(ISNUMBER(FIND(&quot;: Washer&quot;; [.$C47])); [.$V47]; &quot;&quot;);&#10;      MID([.$C47];&#10;          FIND(&quot;mm &quot;; [.$C47]; FIND(&quot;mm &quot;; [.$C47]; FIND(&quot;mm &quot;; [.$C47]; FIND(&quot;mm &quot;; [.$C47]; FIND(&quot;: &quot;; [.$C47])) + 2) + 2) + 2) - FIND(&quot; &quot;; STRING_REVERSE(LEFT([.$C47]; FIND(&quot;mm &quot;; [.$C47]; FIND(&quot;mm &quot;; [.$C47]; FIND(&quot;mm &quot;; [.$C47]; FIND(&quot;mm &quot;; [.$C47]; FIND(&quot;: &quot;; [.$C47])) + 2) + 2) + 2)))) + 2;&#10;          FIND(&quot; &quot;; STRING_REVERSE(LEFT([.$C47]; FIND(&quot;mm &quot;; [.$C47]; FIND(&quot;mm &quot;; [.$C47]; FIND(&quot;mm &quot;; [.$C47]; FIND(&quot;mm &quot;; [.$C47]; FIND(&quot;: &quot;; [.$C47])) + 2) + 2) + 2)))) - 2&#10;     )&#10;)" office:value-type="string" office:string-value="" calcext:value-type="error">
            <text:p>#VALUE!</text:p>
          </table:table-cell>
          <table:table-cell table:style-name="ce17" table:formula="of:=NOT(OR([.$F47:.$Q47]))" office:value-type="boolean" office:boolean-value="false" calcext:value-type="boolean">
            <text:p>FALSE</text:p>
          </table:table-cell>
          <table:table-cell table:formula="of:=RIGHT([.$C47]; LEN([.$C47]) - FIND(&quot; - x&quot;; [.$C47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ECHO: "Nut: Nut M10 - x1"</text:p>
          </table:table-cell>
          <table:table-cell table:formula="of:=MID([.$B48]; 8; LEN([.$B48]) - 8)" office:value-type="string" office:string-value="Nut: Nut M10 - x1" calcext:value-type="string">
            <text:p>Nut: Nut M10 - x1</text:p>
          </table:table-cell>
          <table:table-cell table:formula="of:=IF(LEFT([.$C48]; 5) = &quot;Tool:&quot;; RIGHT([.$C48]; LEN([.$C48]) - 6); LEFT([.$C48]; FIND(&quot;:&quot;; [.$C48]) - 1))" office:value-type="string" office:string-value="Nut" calcext:value-type="string">
            <text:p>Nut</text:p>
          </table:table-cell>
          <table:table-cell table:style-name="ce7" table:formula="of:=NOT(RIGHT(TRIM([.$C48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48]))" office:value-type="boolean" office:boolean-value="false" calcext:value-type="boolean">
            <text:p>FALSE</text:p>
          </table:table-cell>
          <table:table-cell table:style-name="ce7" table:formula="of:=ISNUMBER(FIND(&quot;: Bolt&quot;; [.$C48]))" office:value-type="boolean" office:boolean-value="false" calcext:value-type="boolean">
            <text:p>FALSE</text:p>
          </table:table-cell>
          <table:table-cell table:style-name="ce7" table:formula="of:=ISNUMBER(FIND(&quot;: Nut&quot;; [.$C48]))" office:value-type="boolean" office:boolean-value="true" calcext:value-type="boolean">
            <text:p>TRUE</text:p>
          </table:table-cell>
          <table:table-cell table:style-name="ce7" table:formula="of:=ISNUMBER(SEARCH(&quot;: Wheel&quot;; [.$C48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48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48]))" office:value-type="boolean" office:boolean-value="false" calcext:value-type="boolean">
            <text:p>FALSE</text:p>
          </table:table-cell>
          <table:table-cell table:style-name="ce7" table:formula="of:=ISNUMBER(SEARCH(&quot;ALUMINIUM SHEET&quot;; [.$C48]))" office:value-type="boolean" office:boolean-value="false" calcext:value-type="boolean">
            <text:p>FALSE</text:p>
          </table:table-cell>
          <table:table-cell table:style-name="ce7" table:formula="of:=ISNUMBER(FIND(&quot;: Tube clamp&quot;; [.$C48]))" office:value-type="boolean" office:boolean-value="false" calcext:value-type="boolean">
            <text:p>FALSE</text:p>
          </table:table-cell>
          <table:table-cell table:style-name="ce7" table:formula="of:=AND(ISNUMBER(FIND(&quot;: Tube clamp&quot;; [.$C48])); ISNUMBER(SEARCH(&quot;104:&quot;; [.$C48])))" office:value-type="boolean" office:boolean-value="false" calcext:value-type="boolean">
            <text:p>FALSE</text:p>
          </table:table-cell>
          <table:table-cell table:style-name="ce7" table:formula="of:=AND(ISNUMBER(FIND(&quot;: Tube clamp&quot;; [.$C48])); ISNUMBER(SEARCH(&quot;116:&quot;; [.$C48])))" office:value-type="boolean" office:boolean-value="false" calcext:value-type="boolean">
            <text:p>FALSE</text:p>
          </table:table-cell>
          <table:table-cell table:style-name="ce7" table:formula="of:=AND(ISNUMBER(FIND(&quot;: Tube clamp&quot;; [.$C48])); ISNUMBER(SEARCH(&quot;132:&quot;; [.$C48])))" office:value-type="boolean" office:boolean-value="false" calcext:value-type="boolean">
            <text:p>FALSE</text:p>
          </table:table-cell>
          <table:table-cell table:style-name="ce7" table:formula="of:=AND(ISNUMBER(FIND(&quot;: Tube clamp&quot;; [.$C48])); ISNUMBER(SEARCH(&quot;176:&quot;; [.$C48])))" office:value-type="boolean" office:boolean-value="false" calcext:value-type="boolean">
            <text:p>FALSE</text:p>
          </table:table-cell>
          <table:table-cell table:style-name="ce7" table:formula="of:=ISNUMBER(FIND(&quot;Tool:&quot;; [.$C48]))" office:value-type="boolean" office:boolean-value="false" calcext:value-type="boolean">
            <text:p>FALSE</text:p>
          </table:table-cell>
          <table:table-cell table:style-name="ce12" table:formula="of:=IF(ISNUMBER(FIND(&quot;Φ&quot;; [.$C48])); MID([.$C48]; FIND(&quot;Φ&quot;; [.$C48]) + 1; FIND(&quot;mm&quot;; [.$C48]; FIND(&quot;Φ&quot;; [.$C48])) - FIND(&quot;Φ&quot;; [.$C48]) - 1); IF(ISNUMBER(FIND(&quot;: Bolt M&quot;; [.$C48])); MID([.$C48]; FIND(&quot;: Bolt M&quot;; [.$C48]) + 8; FIND(&quot; &quot;; [.$C48]; FIND(&quot;: Bolt M&quot;; [.$C48]) + 8) - FIND(&quot;: Bolt M&quot;; [.$C48]) - 8); &quot;&quot;))">
            <text:p/>
          </table:table-cell>
          <table:table-cell table:style-name="ce12" table:formula="of:=IF(ISNUMBER(FIND(&quot;: Washer&quot;; [.$C48])); [.$U48]; IF(ISNUMBER(FIND(&quot;Φ&quot;; [.$C48])); MID([.$C48]; FIND(&quot;Φ&quot;; [.$C48]) + 1; FIND(&quot;mm&quot;; [.$C48]; FIND(&quot;Φ&quot;; [.$C48])) - FIND(&quot;Φ&quot;; [.$C48]) - 1); IF(ISNUMBER(FIND(&quot;: Bolt M&quot;; [.$C48])); MID([.$C48]; FIND(&quot;: Bolt M&quot;; [.$C48]) + 8; FIND(&quot; &quot;; [.$C48]; FIND(&quot;: Bolt M&quot;; [.$C48]) + 8) - FIND(&quot;: Bolt M&quot;; [.$C48]) - 8); &quot;&quot;)))">
            <text:p/>
          </table:table-cell>
          <table:table-cell table:formula="of:=IF(ISNUMBER(FIND(&quot;Φ&quot;; [.$C48]));&#10;      MID([.$C48];&#10;          FIND(&quot;mm &quot;; [.$C48]; FIND(&quot;Φ&quot;; [.$C48])) + 5;&#10;          FIND(&quot;mm &quot;; [.$C48]; FIND(&quot;mm &quot;; [.$C48]; FIND(&quot;Φ&quot;; [.$C48])) + 4) - FIND(&quot;mm &quot;; [.$C48]; FIND(&quot;Φ&quot;; [.$C48])) - 5&#10;     );&#10;      MID([.$C48];&#10;          FIND(&quot;mm &quot;; [.$C48]; FIND(&quot;: &quot;; [.$C48])) - FIND(&quot; &quot;; STRING_REVERSE(LEFT([.$C48]; FIND(&quot;mm &quot;; [.$C48]; FIND(&quot;: &quot;; [.$C48]))))) + 2;&#10;          FIND(&quot; &quot;; STRING_REVERSE(LEFT([.$C48]; FIND(&quot;mm &quot;; [.$C48]; FIND(&quot;: &quot;; [.$C48]))))) - 2&#10;     )&#10;)" office:value-type="string" office:string-value="" calcext:value-type="error">
            <text:p>#VALUE!</text:p>
          </table:table-cell>
          <table:table-cell table:formula="of:=IF(ISNUMBER(FIND(&quot;Φ&quot;; [.$C48]));&#10;      MID([.$C49];           FIND(&quot;mm &quot;; [.$C49]; FIND(&quot;mm &quot;; [.$C49]; FIND(&quot;mm &quot;; [.$C49]; FIND(&quot;: &quot;; [.$C49])) + 2) + 2) - FIND(&quot; &quot;; STRING_REVERSE(LEFT([.$C49]; FIND(&quot;mm &quot;; [.$C49]; FIND(&quot;mm &quot;; [.$C49]; FIND(&quot;mm &quot;; [.$C49]; FIND(&quot;: &quot;; [.$C49])) + 2) + 2)))) + 2;           FIND(&quot; &quot;; STRING_REVERSE(LEFT([.$C49]; FIND(&quot;mm &quot;; [.$C49]; FIND(&quot;mm &quot;; [.$C49]; FIND(&quot;mm &quot;; [.$C49]; FIND(&quot;: &quot;; [.$C49])) + 2) + 2)))) - 2      );&#10;      MID([.$C48];&#10;          FIND(&quot;mm &quot;; [.$C48]; FIND(&quot;mm &quot;; [.$C48]; FIND(&quot;: &quot;; [.$C48])) + 2) - FIND(&quot; &quot;; STRING_REVERSE(LEFT([.$C48]; FIND(&quot;mm &quot;; [.$C48]; FIND(&quot;mm &quot;; [.$C48]; FIND(&quot;: &quot;; [.$C48])) + 2)))) + 2;&#10;          FIND(&quot; &quot;; STRING_REVERSE(LEFT([.$C48]; FIND(&quot;mm &quot;; [.$C48]; FIND(&quot;mm &quot;; [.$C48]; FIND(&quot;: &quot;; [.$C48])) + 2)))) - 2&#10;     )&#10;)" office:value-type="string" office:string-value="" calcext:value-type="error">
            <text:p>#VALUE!</text:p>
          </table:table-cell>
          <table:table-cell table:formula="of:=IF(ISNUMBER(FIND(&quot;Φ&quot;; [.$C48]));&#10;      &quot;&quot;;&#10;      MID([.$C48];&#10;          FIND(&quot;mm &quot;; [.$C48]; FIND(&quot;mm &quot;; [.$C48]; FIND(&quot;mm &quot;; [.$C48]; FIND(&quot;: &quot;; [.$C48])) + 2) + 2) - FIND(&quot; &quot;; STRING_REVERSE(LEFT([.$C48]; FIND(&quot;mm &quot;; [.$C48]; FIND(&quot;mm &quot;; [.$C48]; FIND(&quot;mm &quot;; [.$C48]; FIND(&quot;: &quot;; [.$C48])) + 2) + 2)))) + 2;&#10;          FIND(&quot; &quot;; STRING_REVERSE(LEFT([.$C48]; FIND(&quot;mm &quot;; [.$C48]; FIND(&quot;mm &quot;; [.$C48]; FIND(&quot;mm &quot;; [.$C48]; FIND(&quot;: &quot;; [.$C48])) + 2) + 2)))) - 2&#10;     )&#10;)" office:value-type="string" office:string-value="" calcext:value-type="error">
            <text:p>#VALUE!</text:p>
          </table:table-cell>
          <table:table-cell table:formula="of:=IF(ISNUMBER(FIND(&quot;Φ&quot;; [.$C48]));&#10;      IF(ISNUMBER(FIND(&quot;: Washer&quot;; [.$C48])); [.$V48]; &quot;&quot;);&#10;      MID([.$C48];&#10;          FIND(&quot;mm &quot;; [.$C48]; FIND(&quot;mm &quot;; [.$C48]; FIND(&quot;mm &quot;; [.$C48]; FIND(&quot;mm &quot;; [.$C48]; FIND(&quot;: &quot;; [.$C48])) + 2) + 2) + 2) - FIND(&quot; &quot;; STRING_REVERSE(LEFT([.$C48]; FIND(&quot;mm &quot;; [.$C48]; FIND(&quot;mm &quot;; [.$C48]; FIND(&quot;mm &quot;; [.$C48]; FIND(&quot;mm &quot;; [.$C48]; FIND(&quot;: &quot;; [.$C48])) + 2) + 2) + 2)))) + 2;&#10;          FIND(&quot; &quot;; STRING_REVERSE(LEFT([.$C48]; FIND(&quot;mm &quot;; [.$C48]; FIND(&quot;mm &quot;; [.$C48]; FIND(&quot;mm &quot;; [.$C48]; FIND(&quot;mm &quot;; [.$C48]; FIND(&quot;: &quot;; [.$C48])) + 2) + 2) + 2)))) - 2&#10;     )&#10;)" office:value-type="string" office:string-value="" calcext:value-type="error">
            <text:p>#VALUE!</text:p>
          </table:table-cell>
          <table:table-cell table:style-name="ce17" table:formula="of:=NOT(OR([.$F48:.$Q48]))" office:value-type="boolean" office:boolean-value="false" calcext:value-type="boolean">
            <text:p>FALSE</text:p>
          </table:table-cell>
          <table:table-cell table:formula="of:=RIGHT([.$C48]; LEN([.$C48]) - FIND(&quot; - x&quot;; [.$C48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ECHO: "Washer: Washer Φ40mm x 10mm x 3mm - x1"</text:p>
          </table:table-cell>
          <table:table-cell table:formula="of:=MID([.$B49]; 8; LEN([.$B49]) - 8)" office:value-type="string" office:string-value="Washer: Washer Φ40mm x 10mm x 3mm - x1" calcext:value-type="string">
            <text:p>Washer: Washer Φ40mm x 10mm x 3mm - x1</text:p>
          </table:table-cell>
          <table:table-cell table:formula="of:=IF(LEFT([.$C49]; 5) = &quot;Tool:&quot;; RIGHT([.$C49]; LEN([.$C49]) - 6); LEFT([.$C49]; FIND(&quot;:&quot;; [.$C49]) - 1))" office:value-type="string" office:string-value="Washer" calcext:value-type="string">
            <text:p>Washer</text:p>
          </table:table-cell>
          <table:table-cell table:style-name="ce7" table:formula="of:=NOT(RIGHT(TRIM([.$C49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49]))" office:value-type="boolean" office:boolean-value="true" calcext:value-type="boolean">
            <text:p>TRUE</text:p>
          </table:table-cell>
          <table:table-cell table:style-name="ce7" table:formula="of:=ISNUMBER(FIND(&quot;: Bolt&quot;; [.$C49]))" office:value-type="boolean" office:boolean-value="false" calcext:value-type="boolean">
            <text:p>FALSE</text:p>
          </table:table-cell>
          <table:table-cell table:style-name="ce7" table:formula="of:=ISNUMBER(FIND(&quot;: Nut&quot;; [.$C49]))" office:value-type="boolean" office:boolean-value="false" calcext:value-type="boolean">
            <text:p>FALSE</text:p>
          </table:table-cell>
          <table:table-cell table:style-name="ce7" table:formula="of:=ISNUMBER(SEARCH(&quot;: Wheel&quot;; [.$C49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49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49]))" office:value-type="boolean" office:boolean-value="false" calcext:value-type="boolean">
            <text:p>FALSE</text:p>
          </table:table-cell>
          <table:table-cell table:style-name="ce7" table:formula="of:=ISNUMBER(SEARCH(&quot;ALUMINIUM SHEET&quot;; [.$C49]))" office:value-type="boolean" office:boolean-value="false" calcext:value-type="boolean">
            <text:p>FALSE</text:p>
          </table:table-cell>
          <table:table-cell table:style-name="ce7" table:formula="of:=ISNUMBER(FIND(&quot;: Tube clamp&quot;; [.$C49]))" office:value-type="boolean" office:boolean-value="false" calcext:value-type="boolean">
            <text:p>FALSE</text:p>
          </table:table-cell>
          <table:table-cell table:style-name="ce7" table:formula="of:=AND(ISNUMBER(FIND(&quot;: Tube clamp&quot;; [.$C49])); ISNUMBER(SEARCH(&quot;104:&quot;; [.$C49])))" office:value-type="boolean" office:boolean-value="false" calcext:value-type="boolean">
            <text:p>FALSE</text:p>
          </table:table-cell>
          <table:table-cell table:style-name="ce7" table:formula="of:=AND(ISNUMBER(FIND(&quot;: Tube clamp&quot;; [.$C49])); ISNUMBER(SEARCH(&quot;116:&quot;; [.$C49])))" office:value-type="boolean" office:boolean-value="false" calcext:value-type="boolean">
            <text:p>FALSE</text:p>
          </table:table-cell>
          <table:table-cell table:style-name="ce7" table:formula="of:=AND(ISNUMBER(FIND(&quot;: Tube clamp&quot;; [.$C49])); ISNUMBER(SEARCH(&quot;132:&quot;; [.$C49])))" office:value-type="boolean" office:boolean-value="false" calcext:value-type="boolean">
            <text:p>FALSE</text:p>
          </table:table-cell>
          <table:table-cell table:style-name="ce7" table:formula="of:=AND(ISNUMBER(FIND(&quot;: Tube clamp&quot;; [.$C49])); ISNUMBER(SEARCH(&quot;176:&quot;; [.$C49])))" office:value-type="boolean" office:boolean-value="false" calcext:value-type="boolean">
            <text:p>FALSE</text:p>
          </table:table-cell>
          <table:table-cell table:style-name="ce7" table:formula="of:=ISNUMBER(FIND(&quot;Tool:&quot;; [.$C49]))" office:value-type="boolean" office:boolean-value="false" calcext:value-type="boolean">
            <text:p>FALSE</text:p>
          </table:table-cell>
          <table:table-cell table:style-name="ce12" table:formula="of:=IF(ISNUMBER(FIND(&quot;Φ&quot;; [.$C49])); MID([.$C49]; FIND(&quot;Φ&quot;; [.$C49]) + 1; FIND(&quot;mm&quot;; [.$C49]; FIND(&quot;Φ&quot;; [.$C49])) - FIND(&quot;Φ&quot;; [.$C49]) - 1); IF(ISNUMBER(FIND(&quot;: Bolt M&quot;; [.$C49])); MID([.$C49]; FIND(&quot;: Bolt M&quot;; [.$C49]) + 8; FIND(&quot; &quot;; [.$C49]; FIND(&quot;: Bolt M&quot;; [.$C49]) + 8) - FIND(&quot;: Bolt M&quot;; [.$C49]) - 8); &quot;&quot;))" office:value-type="string" office:string-value="40" calcext:value-type="string">
            <text:p>40</text:p>
          </table:table-cell>
          <table:table-cell table:style-name="ce12" table:formula="of:=IF(ISNUMBER(FIND(&quot;: Washer&quot;; [.$C49])); [.$U49]; IF(ISNUMBER(FIND(&quot;Φ&quot;; [.$C49])); MID([.$C49]; FIND(&quot;Φ&quot;; [.$C49]) + 1; FIND(&quot;mm&quot;; [.$C49]; FIND(&quot;Φ&quot;; [.$C49])) - FIND(&quot;Φ&quot;; [.$C49]) - 1); IF(ISNUMBER(FIND(&quot;: Bolt M&quot;; [.$C49])); MID([.$C49]; FIND(&quot;: Bolt M&quot;; [.$C49]) + 8; FIND(&quot; &quot;; [.$C49]; FIND(&quot;: Bolt M&quot;; [.$C49]) + 8) - FIND(&quot;: Bolt M&quot;; [.$C49]) - 8); &quot;&quot;)))" office:value-type="string" office:string-value="10" calcext:value-type="string">
            <text:p>10</text:p>
          </table:table-cell>
          <table:table-cell table:formula="of:=IF(ISNUMBER(FIND(&quot;Φ&quot;; [.$C49]));&#10;      MID([.$C49];&#10;          FIND(&quot;mm &quot;; [.$C49]; FIND(&quot;Φ&quot;; [.$C49])) + 5;&#10;          FIND(&quot;mm &quot;; [.$C49]; FIND(&quot;mm &quot;; [.$C49]; FIND(&quot;Φ&quot;; [.$C49])) + 4) - FIND(&quot;mm &quot;; [.$C49]; FIND(&quot;Φ&quot;; [.$C49])) - 5&#10;     );&#10;      MID([.$C49];&#10;          FIND(&quot;mm &quot;; [.$C49]; FIND(&quot;: &quot;; [.$C49])) - FIND(&quot; &quot;; STRING_REVERSE(LEFT([.$C49]; FIND(&quot;mm &quot;; [.$C49]; FIND(&quot;: &quot;; [.$C49]))))) + 2;&#10;          FIND(&quot; &quot;; STRING_REVERSE(LEFT([.$C49]; FIND(&quot;mm &quot;; [.$C49]; FIND(&quot;: &quot;; [.$C49]))))) - 2&#10;     )&#10;)" office:value-type="string" office:string-value="10" calcext:value-type="string">
            <text:p>10</text:p>
          </table:table-cell>
          <table:table-cell table:formula="of:=IF(ISNUMBER(FIND(&quot;Φ&quot;; [.$C49]));&#10;      MID([.$C50];           FIND(&quot;mm &quot;; [.$C50]; FIND(&quot;mm &quot;; [.$C50]; FIND(&quot;mm &quot;; [.$C50]; FIND(&quot;: &quot;; [.$C50])) + 2) + 2) - FIND(&quot; &quot;; STRING_REVERSE(LEFT([.$C50]; FIND(&quot;mm &quot;; [.$C50]; FIND(&quot;mm &quot;; [.$C50]; FIND(&quot;mm &quot;; [.$C50]; FIND(&quot;: &quot;; [.$C50])) + 2) + 2)))) + 2;           FIND(&quot; &quot;; STRING_REVERSE(LEFT([.$C50]; FIND(&quot;mm &quot;; [.$C50]; FIND(&quot;mm &quot;; [.$C50]; FIND(&quot;mm &quot;; [.$C50]; FIND(&quot;: &quot;; [.$C50])) + 2) + 2)))) - 2      );&#10;      MID([.$C49];&#10;          FIND(&quot;mm &quot;; [.$C49]; FIND(&quot;mm &quot;; [.$C49]; FIND(&quot;: &quot;; [.$C49])) + 2) - FIND(&quot; &quot;; STRING_REVERSE(LEFT([.$C49]; FIND(&quot;mm &quot;; [.$C49]; FIND(&quot;mm &quot;; [.$C49]; FIND(&quot;: &quot;; [.$C49])) + 2)))) + 2;&#10;          FIND(&quot; &quot;; STRING_REVERSE(LEFT([.$C49]; FIND(&quot;mm &quot;; [.$C49]; FIND(&quot;mm &quot;; [.$C49]; FIND(&quot;: &quot;; [.$C49])) + 2)))) - 2&#10;     )&#10;)" office:value-type="string" office:string-value="3" calcext:value-type="string">
            <text:p>3</text:p>
          </table:table-cell>
          <table:table-cell table:formula="of:=IF(ISNUMBER(FIND(&quot;Φ&quot;; [.$C49]));&#10;      &quot;&quot;;&#10;      MID([.$C49];&#10;          FIND(&quot;mm &quot;; [.$C49]; FIND(&quot;mm &quot;; [.$C49]; FIND(&quot;mm &quot;; [.$C49]; FIND(&quot;: &quot;; [.$C49])) + 2) + 2) - FIND(&quot; &quot;; STRING_REVERSE(LEFT([.$C49]; FIND(&quot;mm &quot;; [.$C49]; FIND(&quot;mm &quot;; [.$C49]; FIND(&quot;mm &quot;; [.$C49]; FIND(&quot;: &quot;; [.$C49])) + 2) + 2)))) + 2;&#10;          FIND(&quot; &quot;; STRING_REVERSE(LEFT([.$C49]; FIND(&quot;mm &quot;; [.$C49]; FIND(&quot;mm &quot;; [.$C49]; FIND(&quot;mm &quot;; [.$C49]; FIND(&quot;: &quot;; [.$C49])) + 2) + 2)))) - 2&#10;     )&#10;)">
            <text:p/>
          </table:table-cell>
          <table:table-cell table:formula="of:=IF(ISNUMBER(FIND(&quot;Φ&quot;; [.$C49]));&#10;      IF(ISNUMBER(FIND(&quot;: Washer&quot;; [.$C49])); [.$V49]; &quot;&quot;);&#10;      MID([.$C49];&#10;          FIND(&quot;mm &quot;; [.$C49]; FIND(&quot;mm &quot;; [.$C49]; FIND(&quot;mm &quot;; [.$C49]; FIND(&quot;mm &quot;; [.$C49]; FIND(&quot;: &quot;; [.$C49])) + 2) + 2) + 2) - FIND(&quot; &quot;; STRING_REVERSE(LEFT([.$C49]; FIND(&quot;mm &quot;; [.$C49]; FIND(&quot;mm &quot;; [.$C49]; FIND(&quot;mm &quot;; [.$C49]; FIND(&quot;mm &quot;; [.$C49]; FIND(&quot;: &quot;; [.$C49])) + 2) + 2) + 2)))) + 2;&#10;          FIND(&quot; &quot;; STRING_REVERSE(LEFT([.$C49]; FIND(&quot;mm &quot;; [.$C49]; FIND(&quot;mm &quot;; [.$C49]; FIND(&quot;mm &quot;; [.$C49]; FIND(&quot;mm &quot;; [.$C49]; FIND(&quot;: &quot;; [.$C49])) + 2) + 2) + 2)))) - 2&#10;     )&#10;)" office:value-type="string" office:string-value="3" calcext:value-type="string">
            <text:p>3</text:p>
          </table:table-cell>
          <table:table-cell table:style-name="ce17" table:formula="of:=NOT(OR([.$F49:.$Q49]))" office:value-type="boolean" office:boolean-value="false" calcext:value-type="boolean">
            <text:p>FALSE</text:p>
          </table:table-cell>
          <table:table-cell table:formula="of:=RIGHT([.$C49]; LEN([.$C49]) - FIND(&quot; - x&quot;; [.$C49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ECHO: "Washer: Washer Φ40mm x 10mm x 3mm - x1"</text:p>
          </table:table-cell>
          <table:table-cell table:formula="of:=MID([.$B50]; 8; LEN([.$B50]) - 8)" office:value-type="string" office:string-value="Washer: Washer Φ40mm x 10mm x 3mm - x1" calcext:value-type="string">
            <text:p>Washer: Washer Φ40mm x 10mm x 3mm - x1</text:p>
          </table:table-cell>
          <table:table-cell table:formula="of:=IF(LEFT([.$C50]; 5) = &quot;Tool:&quot;; RIGHT([.$C50]; LEN([.$C50]) - 6); LEFT([.$C50]; FIND(&quot;:&quot;; [.$C50]) - 1))" office:value-type="string" office:string-value="Washer" calcext:value-type="string">
            <text:p>Washer</text:p>
          </table:table-cell>
          <table:table-cell table:style-name="ce7" table:formula="of:=NOT(RIGHT(TRIM([.$C50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50]))" office:value-type="boolean" office:boolean-value="true" calcext:value-type="boolean">
            <text:p>TRUE</text:p>
          </table:table-cell>
          <table:table-cell table:style-name="ce7" table:formula="of:=ISNUMBER(FIND(&quot;: Bolt&quot;; [.$C50]))" office:value-type="boolean" office:boolean-value="false" calcext:value-type="boolean">
            <text:p>FALSE</text:p>
          </table:table-cell>
          <table:table-cell table:style-name="ce7" table:formula="of:=ISNUMBER(FIND(&quot;: Nut&quot;; [.$C50]))" office:value-type="boolean" office:boolean-value="false" calcext:value-type="boolean">
            <text:p>FALSE</text:p>
          </table:table-cell>
          <table:table-cell table:style-name="ce7" table:formula="of:=ISNUMBER(SEARCH(&quot;: Wheel&quot;; [.$C50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50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50]))" office:value-type="boolean" office:boolean-value="false" calcext:value-type="boolean">
            <text:p>FALSE</text:p>
          </table:table-cell>
          <table:table-cell table:style-name="ce7" table:formula="of:=ISNUMBER(SEARCH(&quot;ALUMINIUM SHEET&quot;; [.$C50]))" office:value-type="boolean" office:boolean-value="false" calcext:value-type="boolean">
            <text:p>FALSE</text:p>
          </table:table-cell>
          <table:table-cell table:style-name="ce7" table:formula="of:=ISNUMBER(FIND(&quot;: Tube clamp&quot;; [.$C50]))" office:value-type="boolean" office:boolean-value="false" calcext:value-type="boolean">
            <text:p>FALSE</text:p>
          </table:table-cell>
          <table:table-cell table:style-name="ce7" table:formula="of:=AND(ISNUMBER(FIND(&quot;: Tube clamp&quot;; [.$C50])); ISNUMBER(SEARCH(&quot;104:&quot;; [.$C50])))" office:value-type="boolean" office:boolean-value="false" calcext:value-type="boolean">
            <text:p>FALSE</text:p>
          </table:table-cell>
          <table:table-cell table:style-name="ce7" table:formula="of:=AND(ISNUMBER(FIND(&quot;: Tube clamp&quot;; [.$C50])); ISNUMBER(SEARCH(&quot;116:&quot;; [.$C50])))" office:value-type="boolean" office:boolean-value="false" calcext:value-type="boolean">
            <text:p>FALSE</text:p>
          </table:table-cell>
          <table:table-cell table:style-name="ce7" table:formula="of:=AND(ISNUMBER(FIND(&quot;: Tube clamp&quot;; [.$C50])); ISNUMBER(SEARCH(&quot;132:&quot;; [.$C50])))" office:value-type="boolean" office:boolean-value="false" calcext:value-type="boolean">
            <text:p>FALSE</text:p>
          </table:table-cell>
          <table:table-cell table:style-name="ce7" table:formula="of:=AND(ISNUMBER(FIND(&quot;: Tube clamp&quot;; [.$C50])); ISNUMBER(SEARCH(&quot;176:&quot;; [.$C50])))" office:value-type="boolean" office:boolean-value="false" calcext:value-type="boolean">
            <text:p>FALSE</text:p>
          </table:table-cell>
          <table:table-cell table:style-name="ce7" table:formula="of:=ISNUMBER(FIND(&quot;Tool:&quot;; [.$C50]))" office:value-type="boolean" office:boolean-value="false" calcext:value-type="boolean">
            <text:p>FALSE</text:p>
          </table:table-cell>
          <table:table-cell table:style-name="ce12" table:formula="of:=IF(ISNUMBER(FIND(&quot;Φ&quot;; [.$C50])); MID([.$C50]; FIND(&quot;Φ&quot;; [.$C50]) + 1; FIND(&quot;mm&quot;; [.$C50]; FIND(&quot;Φ&quot;; [.$C50])) - FIND(&quot;Φ&quot;; [.$C50]) - 1); IF(ISNUMBER(FIND(&quot;: Bolt M&quot;; [.$C50])); MID([.$C50]; FIND(&quot;: Bolt M&quot;; [.$C50]) + 8; FIND(&quot; &quot;; [.$C50]; FIND(&quot;: Bolt M&quot;; [.$C50]) + 8) - FIND(&quot;: Bolt M&quot;; [.$C50]) - 8); &quot;&quot;))" office:value-type="string" office:string-value="40" calcext:value-type="string">
            <text:p>40</text:p>
          </table:table-cell>
          <table:table-cell table:style-name="ce12" table:formula="of:=IF(ISNUMBER(FIND(&quot;: Washer&quot;; [.$C50])); [.$U50]; IF(ISNUMBER(FIND(&quot;Φ&quot;; [.$C50])); MID([.$C50]; FIND(&quot;Φ&quot;; [.$C50]) + 1; FIND(&quot;mm&quot;; [.$C50]; FIND(&quot;Φ&quot;; [.$C50])) - FIND(&quot;Φ&quot;; [.$C50]) - 1); IF(ISNUMBER(FIND(&quot;: Bolt M&quot;; [.$C50])); MID([.$C50]; FIND(&quot;: Bolt M&quot;; [.$C50]) + 8; FIND(&quot; &quot;; [.$C50]; FIND(&quot;: Bolt M&quot;; [.$C50]) + 8) - FIND(&quot;: Bolt M&quot;; [.$C50]) - 8); &quot;&quot;)))" office:value-type="string" office:string-value="10" calcext:value-type="string">
            <text:p>10</text:p>
          </table:table-cell>
          <table:table-cell table:formula="of:=IF(ISNUMBER(FIND(&quot;Φ&quot;; [.$C50]));&#10;      MID([.$C50];&#10;          FIND(&quot;mm &quot;; [.$C50]; FIND(&quot;Φ&quot;; [.$C50])) + 5;&#10;          FIND(&quot;mm &quot;; [.$C50]; FIND(&quot;mm &quot;; [.$C50]; FIND(&quot;Φ&quot;; [.$C50])) + 4) - FIND(&quot;mm &quot;; [.$C50]; FIND(&quot;Φ&quot;; [.$C50])) - 5&#10;     );&#10;      MID([.$C50];&#10;          FIND(&quot;mm &quot;; [.$C50]; FIND(&quot;: &quot;; [.$C50])) - FIND(&quot; &quot;; STRING_REVERSE(LEFT([.$C50]; FIND(&quot;mm &quot;; [.$C50]; FIND(&quot;: &quot;; [.$C50]))))) + 2;&#10;          FIND(&quot; &quot;; STRING_REVERSE(LEFT([.$C50]; FIND(&quot;mm &quot;; [.$C50]; FIND(&quot;: &quot;; [.$C50]))))) - 2&#10;     )&#10;)" office:value-type="string" office:string-value="10" calcext:value-type="string">
            <text:p>10</text:p>
          </table:table-cell>
          <table:table-cell table:formula="of:=IF(ISNUMBER(FIND(&quot;Φ&quot;; [.$C50]));&#10;      MID([.$C51];           FIND(&quot;mm &quot;; [.$C51]; FIND(&quot;mm &quot;; [.$C51]; FIND(&quot;mm &quot;; [.$C51]; FIND(&quot;: &quot;; [.$C51])) + 2) + 2) - FIND(&quot; &quot;; STRING_REVERSE(LEFT([.$C51]; FIND(&quot;mm &quot;; [.$C51]; FIND(&quot;mm &quot;; [.$C51]; FIND(&quot;mm &quot;; [.$C51]; FIND(&quot;: &quot;; [.$C51])) + 2) + 2)))) + 2;           FIND(&quot; &quot;; STRING_REVERSE(LEFT([.$C51]; FIND(&quot;mm &quot;; [.$C51]; FIND(&quot;mm &quot;; [.$C51]; FIND(&quot;mm &quot;; [.$C51]; FIND(&quot;: &quot;; [.$C51])) + 2) + 2)))) - 2      );&#10;      MID([.$C50];&#10;          FIND(&quot;mm &quot;; [.$C50]; FIND(&quot;mm &quot;; [.$C50]; FIND(&quot;: &quot;; [.$C50])) + 2) - FIND(&quot; &quot;; STRING_REVERSE(LEFT([.$C50]; FIND(&quot;mm &quot;; [.$C50]; FIND(&quot;mm &quot;; [.$C50]; FIND(&quot;: &quot;; [.$C50])) + 2)))) + 2;&#10;          FIND(&quot; &quot;; STRING_REVERSE(LEFT([.$C50]; FIND(&quot;mm &quot;; [.$C50]; FIND(&quot;mm &quot;; [.$C50]; FIND(&quot;: &quot;; [.$C50])) + 2)))) - 2&#10;     )&#10;)" office:value-type="string" office:string-value="" calcext:value-type="error">
            <text:p>#VALUE!</text:p>
          </table:table-cell>
          <table:table-cell table:formula="of:=IF(ISNUMBER(FIND(&quot;Φ&quot;; [.$C50]));&#10;      &quot;&quot;;&#10;      MID([.$C50];&#10;          FIND(&quot;mm &quot;; [.$C50]; FIND(&quot;mm &quot;; [.$C50]; FIND(&quot;mm &quot;; [.$C50]; FIND(&quot;: &quot;; [.$C50])) + 2) + 2) - FIND(&quot; &quot;; STRING_REVERSE(LEFT([.$C50]; FIND(&quot;mm &quot;; [.$C50]; FIND(&quot;mm &quot;; [.$C50]; FIND(&quot;mm &quot;; [.$C50]; FIND(&quot;: &quot;; [.$C50])) + 2) + 2)))) + 2;&#10;          FIND(&quot; &quot;; STRING_REVERSE(LEFT([.$C50]; FIND(&quot;mm &quot;; [.$C50]; FIND(&quot;mm &quot;; [.$C50]; FIND(&quot;mm &quot;; [.$C50]; FIND(&quot;: &quot;; [.$C50])) + 2) + 2)))) - 2&#10;     )&#10;)">
            <text:p/>
          </table:table-cell>
          <table:table-cell table:formula="of:=IF(ISNUMBER(FIND(&quot;Φ&quot;; [.$C50]));&#10;      IF(ISNUMBER(FIND(&quot;: Washer&quot;; [.$C50])); [.$V50]; &quot;&quot;);&#10;      MID([.$C50];&#10;          FIND(&quot;mm &quot;; [.$C50]; FIND(&quot;mm &quot;; [.$C50]; FIND(&quot;mm &quot;; [.$C50]; FIND(&quot;mm &quot;; [.$C50]; FIND(&quot;: &quot;; [.$C50])) + 2) + 2) + 2) - FIND(&quot; &quot;; STRING_REVERSE(LEFT([.$C50]; FIND(&quot;mm &quot;; [.$C50]; FIND(&quot;mm &quot;; [.$C50]; FIND(&quot;mm &quot;; [.$C50]; FIND(&quot;mm &quot;; [.$C50]; FIND(&quot;: &quot;; [.$C50])) + 2) + 2) + 2)))) + 2;&#10;          FIND(&quot; &quot;; STRING_REVERSE(LEFT([.$C50]; FIND(&quot;mm &quot;; [.$C50]; FIND(&quot;mm &quot;; [.$C50]; FIND(&quot;mm &quot;; [.$C50]; FIND(&quot;mm &quot;; [.$C50]; FIND(&quot;: &quot;; [.$C50])) + 2) + 2) + 2)))) - 2&#10;     )&#10;)" office:value-type="string" office:string-value="" calcext:value-type="error">
            <text:p>#VALUE!</text:p>
          </table:table-cell>
          <table:table-cell table:style-name="ce17" table:formula="of:=NOT(OR([.$F50:.$Q50]))" office:value-type="boolean" office:boolean-value="false" calcext:value-type="boolean">
            <text:p>FALSE</text:p>
          </table:table-cell>
          <table:table-cell table:formula="of:=RIGHT([.$C50]; LEN([.$C50]) - FIND(&quot; - x&quot;; [.$C50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ECHO: "Tee long 104: Tube clamp - x1"</text:p>
          </table:table-cell>
          <table:table-cell table:formula="of:=MID([.$B51]; 8; LEN([.$B51]) - 8)" office:value-type="string" office:string-value="Tee long 104: Tube clamp - x1" calcext:value-type="string">
            <text:p>Tee long 104: Tube clamp - x1</text:p>
          </table:table-cell>
          <table:table-cell table:formula="of:=IF(LEFT([.$C51]; 5) = &quot;Tool:&quot;; RIGHT([.$C51]; LEN([.$C51]) - 6); LEFT([.$C51]; FIND(&quot;:&quot;; [.$C51]) - 1))" office:value-type="string" office:string-value="Tee long 104" calcext:value-type="string">
            <text:p>Tee long 104</text:p>
          </table:table-cell>
          <table:table-cell table:style-name="ce7" table:formula="of:=NOT(RIGHT(TRIM([.$C51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51]))" office:value-type="boolean" office:boolean-value="false" calcext:value-type="boolean">
            <text:p>FALSE</text:p>
          </table:table-cell>
          <table:table-cell table:style-name="ce7" table:formula="of:=ISNUMBER(FIND(&quot;: Bolt&quot;; [.$C51]))" office:value-type="boolean" office:boolean-value="false" calcext:value-type="boolean">
            <text:p>FALSE</text:p>
          </table:table-cell>
          <table:table-cell table:style-name="ce7" table:formula="of:=ISNUMBER(FIND(&quot;: Nut&quot;; [.$C51]))" office:value-type="boolean" office:boolean-value="false" calcext:value-type="boolean">
            <text:p>FALSE</text:p>
          </table:table-cell>
          <table:table-cell table:style-name="ce7" table:formula="of:=ISNUMBER(SEARCH(&quot;: Wheel&quot;; [.$C51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51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51]))" office:value-type="boolean" office:boolean-value="false" calcext:value-type="boolean">
            <text:p>FALSE</text:p>
          </table:table-cell>
          <table:table-cell table:style-name="ce7" table:formula="of:=ISNUMBER(SEARCH(&quot;ALUMINIUM SHEET&quot;; [.$C51]))" office:value-type="boolean" office:boolean-value="false" calcext:value-type="boolean">
            <text:p>FALSE</text:p>
          </table:table-cell>
          <table:table-cell table:style-name="ce7" table:formula="of:=ISNUMBER(FIND(&quot;: Tube clamp&quot;; [.$C51]))" office:value-type="boolean" office:boolean-value="true" calcext:value-type="boolean">
            <text:p>TRUE</text:p>
          </table:table-cell>
          <table:table-cell table:style-name="ce7" table:formula="of:=AND(ISNUMBER(FIND(&quot;: Tube clamp&quot;; [.$C51])); ISNUMBER(SEARCH(&quot;104:&quot;; [.$C51])))" office:value-type="boolean" office:boolean-value="true" calcext:value-type="boolean">
            <text:p>TRUE</text:p>
          </table:table-cell>
          <table:table-cell table:style-name="ce7" table:formula="of:=AND(ISNUMBER(FIND(&quot;: Tube clamp&quot;; [.$C51])); ISNUMBER(SEARCH(&quot;116:&quot;; [.$C51])))" office:value-type="boolean" office:boolean-value="false" calcext:value-type="boolean">
            <text:p>FALSE</text:p>
          </table:table-cell>
          <table:table-cell table:style-name="ce7" table:formula="of:=AND(ISNUMBER(FIND(&quot;: Tube clamp&quot;; [.$C51])); ISNUMBER(SEARCH(&quot;132:&quot;; [.$C51])))" office:value-type="boolean" office:boolean-value="false" calcext:value-type="boolean">
            <text:p>FALSE</text:p>
          </table:table-cell>
          <table:table-cell table:style-name="ce7" table:formula="of:=AND(ISNUMBER(FIND(&quot;: Tube clamp&quot;; [.$C51])); ISNUMBER(SEARCH(&quot;176:&quot;; [.$C51])))" office:value-type="boolean" office:boolean-value="false" calcext:value-type="boolean">
            <text:p>FALSE</text:p>
          </table:table-cell>
          <table:table-cell table:style-name="ce7" table:formula="of:=ISNUMBER(FIND(&quot;Tool:&quot;; [.$C51]))" office:value-type="boolean" office:boolean-value="false" calcext:value-type="boolean">
            <text:p>FALSE</text:p>
          </table:table-cell>
          <table:table-cell table:style-name="ce12" table:formula="of:=IF(ISNUMBER(FIND(&quot;Φ&quot;; [.$C51])); MID([.$C51]; FIND(&quot;Φ&quot;; [.$C51]) + 1; FIND(&quot;mm&quot;; [.$C51]; FIND(&quot;Φ&quot;; [.$C51])) - FIND(&quot;Φ&quot;; [.$C51]) - 1); IF(ISNUMBER(FIND(&quot;: Bolt M&quot;; [.$C51])); MID([.$C51]; FIND(&quot;: Bolt M&quot;; [.$C51]) + 8; FIND(&quot; &quot;; [.$C51]; FIND(&quot;: Bolt M&quot;; [.$C51]) + 8) - FIND(&quot;: Bolt M&quot;; [.$C51]) - 8); &quot;&quot;))">
            <text:p/>
          </table:table-cell>
          <table:table-cell table:style-name="ce12" table:formula="of:=IF(ISNUMBER(FIND(&quot;: Washer&quot;; [.$C51])); [.$U51]; IF(ISNUMBER(FIND(&quot;Φ&quot;; [.$C51])); MID([.$C51]; FIND(&quot;Φ&quot;; [.$C51]) + 1; FIND(&quot;mm&quot;; [.$C51]; FIND(&quot;Φ&quot;; [.$C51])) - FIND(&quot;Φ&quot;; [.$C51]) - 1); IF(ISNUMBER(FIND(&quot;: Bolt M&quot;; [.$C51])); MID([.$C51]; FIND(&quot;: Bolt M&quot;; [.$C51]) + 8; FIND(&quot; &quot;; [.$C51]; FIND(&quot;: Bolt M&quot;; [.$C51]) + 8) - FIND(&quot;: Bolt M&quot;; [.$C51]) - 8); &quot;&quot;)))">
            <text:p/>
          </table:table-cell>
          <table:table-cell table:formula="of:=IF(ISNUMBER(FIND(&quot;Φ&quot;; [.$C51]));&#10;      MID([.$C51];&#10;          FIND(&quot;mm &quot;; [.$C51]; FIND(&quot;Φ&quot;; [.$C51])) + 5;&#10;          FIND(&quot;mm &quot;; [.$C51]; FIND(&quot;mm &quot;; [.$C51]; FIND(&quot;Φ&quot;; [.$C51])) + 4) - FIND(&quot;mm &quot;; [.$C51]; FIND(&quot;Φ&quot;; [.$C51])) - 5&#10;     );&#10;      MID([.$C51];&#10;          FIND(&quot;mm &quot;; [.$C51]; FIND(&quot;: &quot;; [.$C51])) - FIND(&quot; &quot;; STRING_REVERSE(LEFT([.$C51]; FIND(&quot;mm &quot;; [.$C51]; FIND(&quot;: &quot;; [.$C51]))))) + 2;&#10;          FIND(&quot; &quot;; STRING_REVERSE(LEFT([.$C51]; FIND(&quot;mm &quot;; [.$C51]; FIND(&quot;: &quot;; [.$C51]))))) - 2&#10;     )&#10;)" office:value-type="string" office:string-value="" calcext:value-type="error">
            <text:p>#VALUE!</text:p>
          </table:table-cell>
          <table:table-cell table:formula="of:=IF(ISNUMBER(FIND(&quot;Φ&quot;; [.$C51]));&#10;      MID([.$C52];           FIND(&quot;mm &quot;; [.$C52]; FIND(&quot;mm &quot;; [.$C52]; FIND(&quot;mm &quot;; [.$C52]; FIND(&quot;: &quot;; [.$C52])) + 2) + 2) - FIND(&quot; &quot;; STRING_REVERSE(LEFT([.$C52]; FIND(&quot;mm &quot;; [.$C52]; FIND(&quot;mm &quot;; [.$C52]; FIND(&quot;mm &quot;; [.$C52]; FIND(&quot;: &quot;; [.$C52])) + 2) + 2)))) + 2;           FIND(&quot; &quot;; STRING_REVERSE(LEFT([.$C52]; FIND(&quot;mm &quot;; [.$C52]; FIND(&quot;mm &quot;; [.$C52]; FIND(&quot;mm &quot;; [.$C52]; FIND(&quot;: &quot;; [.$C52])) + 2) + 2)))) - 2      );&#10;      MID([.$C51];&#10;          FIND(&quot;mm &quot;; [.$C51]; FIND(&quot;mm &quot;; [.$C51]; FIND(&quot;: &quot;; [.$C51])) + 2) - FIND(&quot; &quot;; STRING_REVERSE(LEFT([.$C51]; FIND(&quot;mm &quot;; [.$C51]; FIND(&quot;mm &quot;; [.$C51]; FIND(&quot;: &quot;; [.$C51])) + 2)))) + 2;&#10;          FIND(&quot; &quot;; STRING_REVERSE(LEFT([.$C51]; FIND(&quot;mm &quot;; [.$C51]; FIND(&quot;mm &quot;; [.$C51]; FIND(&quot;: &quot;; [.$C51])) + 2)))) - 2&#10;     )&#10;)" office:value-type="string" office:string-value="" calcext:value-type="error">
            <text:p>#VALUE!</text:p>
          </table:table-cell>
          <table:table-cell table:formula="of:=IF(ISNUMBER(FIND(&quot;Φ&quot;; [.$C51]));&#10;      &quot;&quot;;&#10;      MID([.$C51];&#10;          FIND(&quot;mm &quot;; [.$C51]; FIND(&quot;mm &quot;; [.$C51]; FIND(&quot;mm &quot;; [.$C51]; FIND(&quot;: &quot;; [.$C51])) + 2) + 2) - FIND(&quot; &quot;; STRING_REVERSE(LEFT([.$C51]; FIND(&quot;mm &quot;; [.$C51]; FIND(&quot;mm &quot;; [.$C51]; FIND(&quot;mm &quot;; [.$C51]; FIND(&quot;: &quot;; [.$C51])) + 2) + 2)))) + 2;&#10;          FIND(&quot; &quot;; STRING_REVERSE(LEFT([.$C51]; FIND(&quot;mm &quot;; [.$C51]; FIND(&quot;mm &quot;; [.$C51]; FIND(&quot;mm &quot;; [.$C51]; FIND(&quot;: &quot;; [.$C51])) + 2) + 2)))) - 2&#10;     )&#10;)" office:value-type="string" office:string-value="" calcext:value-type="error">
            <text:p>#VALUE!</text:p>
          </table:table-cell>
          <table:table-cell table:formula="of:=IF(ISNUMBER(FIND(&quot;Φ&quot;; [.$C51]));&#10;      IF(ISNUMBER(FIND(&quot;: Washer&quot;; [.$C51])); [.$V51]; &quot;&quot;);&#10;      MID([.$C51];&#10;          FIND(&quot;mm &quot;; [.$C51]; FIND(&quot;mm &quot;; [.$C51]; FIND(&quot;mm &quot;; [.$C51]; FIND(&quot;mm &quot;; [.$C51]; FIND(&quot;: &quot;; [.$C51])) + 2) + 2) + 2) - FIND(&quot; &quot;; STRING_REVERSE(LEFT([.$C51]; FIND(&quot;mm &quot;; [.$C51]; FIND(&quot;mm &quot;; [.$C51]; FIND(&quot;mm &quot;; [.$C51]; FIND(&quot;mm &quot;; [.$C51]; FIND(&quot;: &quot;; [.$C51])) + 2) + 2) + 2)))) + 2;&#10;          FIND(&quot; &quot;; STRING_REVERSE(LEFT([.$C51]; FIND(&quot;mm &quot;; [.$C51]; FIND(&quot;mm &quot;; [.$C51]; FIND(&quot;mm &quot;; [.$C51]; FIND(&quot;mm &quot;; [.$C51]; FIND(&quot;: &quot;; [.$C51])) + 2) + 2) + 2)))) - 2&#10;     )&#10;)" office:value-type="string" office:string-value="" calcext:value-type="error">
            <text:p>#VALUE!</text:p>
          </table:table-cell>
          <table:table-cell table:style-name="ce17" table:formula="of:=NOT(OR([.$F51:.$Q51]))" office:value-type="boolean" office:boolean-value="false" calcext:value-type="boolean">
            <text:p>FALSE</text:p>
          </table:table-cell>
          <table:table-cell table:formula="of:=RIGHT([.$C51]; LEN([.$C51]) - FIND(&quot; - x&quot;; [.$C51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ECHO: "Rear leg fixing:"</text:p>
          </table:table-cell>
          <table:table-cell table:formula="of:=MID([.$B52]; 8; LEN([.$B52]) - 8)" office:value-type="string" office:string-value="Rear leg fixing:" calcext:value-type="string">
            <text:p>Rear leg fixing:</text:p>
          </table:table-cell>
          <table:table-cell table:formula="of:=IF(LEFT([.$C52]; 5) = &quot;Tool:&quot;; RIGHT([.$C52]; LEN([.$C52]) - 6); LEFT([.$C52]; FIND(&quot;:&quot;; [.$C52]) - 1))" office:value-type="string" office:string-value="Rear leg fixing" calcext:value-type="string">
            <text:p>Rear leg fixing</text:p>
          </table:table-cell>
          <table:table-cell table:style-name="ce7" table:formula="of:=NOT(RIGHT(TRIM([.$C52]); 1) = &quot;:&quot;)" office:value-type="boolean" office:boolean-value="false" calcext:value-type="boolean">
            <text:p>FALSE</text:p>
          </table:table-cell>
          <table:table-cell table:style-name="ce7" table:formula="of:=ISNUMBER(FIND(&quot;: Washer&quot;; [.$C52]))" office:value-type="boolean" office:boolean-value="false" calcext:value-type="boolean">
            <text:p>FALSE</text:p>
          </table:table-cell>
          <table:table-cell table:style-name="ce7" table:formula="of:=ISNUMBER(FIND(&quot;: Bolt&quot;; [.$C52]))" office:value-type="boolean" office:boolean-value="false" calcext:value-type="boolean">
            <text:p>FALSE</text:p>
          </table:table-cell>
          <table:table-cell table:style-name="ce7" table:formula="of:=ISNUMBER(FIND(&quot;: Nut&quot;; [.$C52]))" office:value-type="boolean" office:boolean-value="false" calcext:value-type="boolean">
            <text:p>FALSE</text:p>
          </table:table-cell>
          <table:table-cell table:style-name="ce7" table:formula="of:=ISNUMBER(SEARCH(&quot;: Wheel&quot;; [.$C52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52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52]))" office:value-type="boolean" office:boolean-value="false" calcext:value-type="boolean">
            <text:p>FALSE</text:p>
          </table:table-cell>
          <table:table-cell table:style-name="ce7" table:formula="of:=ISNUMBER(SEARCH(&quot;ALUMINIUM SHEET&quot;; [.$C52]))" office:value-type="boolean" office:boolean-value="false" calcext:value-type="boolean">
            <text:p>FALSE</text:p>
          </table:table-cell>
          <table:table-cell table:style-name="ce7" table:formula="of:=ISNUMBER(FIND(&quot;: Tube clamp&quot;; [.$C52]))" office:value-type="boolean" office:boolean-value="false" calcext:value-type="boolean">
            <text:p>FALSE</text:p>
          </table:table-cell>
          <table:table-cell table:style-name="ce7" table:formula="of:=AND(ISNUMBER(FIND(&quot;: Tube clamp&quot;; [.$C52])); ISNUMBER(SEARCH(&quot;104:&quot;; [.$C52])))" office:value-type="boolean" office:boolean-value="false" calcext:value-type="boolean">
            <text:p>FALSE</text:p>
          </table:table-cell>
          <table:table-cell table:style-name="ce7" table:formula="of:=AND(ISNUMBER(FIND(&quot;: Tube clamp&quot;; [.$C52])); ISNUMBER(SEARCH(&quot;116:&quot;; [.$C52])))" office:value-type="boolean" office:boolean-value="false" calcext:value-type="boolean">
            <text:p>FALSE</text:p>
          </table:table-cell>
          <table:table-cell table:style-name="ce7" table:formula="of:=AND(ISNUMBER(FIND(&quot;: Tube clamp&quot;; [.$C52])); ISNUMBER(SEARCH(&quot;132:&quot;; [.$C52])))" office:value-type="boolean" office:boolean-value="false" calcext:value-type="boolean">
            <text:p>FALSE</text:p>
          </table:table-cell>
          <table:table-cell table:style-name="ce7" table:formula="of:=AND(ISNUMBER(FIND(&quot;: Tube clamp&quot;; [.$C52])); ISNUMBER(SEARCH(&quot;176:&quot;; [.$C52])))" office:value-type="boolean" office:boolean-value="false" calcext:value-type="boolean">
            <text:p>FALSE</text:p>
          </table:table-cell>
          <table:table-cell table:style-name="ce7" table:formula="of:=ISNUMBER(FIND(&quot;Tool:&quot;; [.$C52]))" office:value-type="boolean" office:boolean-value="false" calcext:value-type="boolean">
            <text:p>FALSE</text:p>
          </table:table-cell>
          <table:table-cell table:style-name="ce12" table:formula="of:=IF(ISNUMBER(FIND(&quot;Φ&quot;; [.$C52])); MID([.$C52]; FIND(&quot;Φ&quot;; [.$C52]) + 1; FIND(&quot;mm&quot;; [.$C52]; FIND(&quot;Φ&quot;; [.$C52])) - FIND(&quot;Φ&quot;; [.$C52]) - 1); IF(ISNUMBER(FIND(&quot;: Bolt M&quot;; [.$C52])); MID([.$C52]; FIND(&quot;: Bolt M&quot;; [.$C52]) + 8; FIND(&quot; &quot;; [.$C52]; FIND(&quot;: Bolt M&quot;; [.$C52]) + 8) - FIND(&quot;: Bolt M&quot;; [.$C52]) - 8); &quot;&quot;))">
            <text:p/>
          </table:table-cell>
          <table:table-cell table:style-name="ce12" table:formula="of:=IF(ISNUMBER(FIND(&quot;: Washer&quot;; [.$C52])); [.$U52]; IF(ISNUMBER(FIND(&quot;Φ&quot;; [.$C52])); MID([.$C52]; FIND(&quot;Φ&quot;; [.$C52]) + 1; FIND(&quot;mm&quot;; [.$C52]; FIND(&quot;Φ&quot;; [.$C52])) - FIND(&quot;Φ&quot;; [.$C52]) - 1); IF(ISNUMBER(FIND(&quot;: Bolt M&quot;; [.$C52])); MID([.$C52]; FIND(&quot;: Bolt M&quot;; [.$C52]) + 8; FIND(&quot; &quot;; [.$C52]; FIND(&quot;: Bolt M&quot;; [.$C52]) + 8) - FIND(&quot;: Bolt M&quot;; [.$C52]) - 8); &quot;&quot;)))">
            <text:p/>
          </table:table-cell>
          <table:table-cell table:formula="of:=IF(ISNUMBER(FIND(&quot;Φ&quot;; [.$C52]));&#10;      MID([.$C52];&#10;          FIND(&quot;mm &quot;; [.$C52]; FIND(&quot;Φ&quot;; [.$C52])) + 5;&#10;          FIND(&quot;mm &quot;; [.$C52]; FIND(&quot;mm &quot;; [.$C52]; FIND(&quot;Φ&quot;; [.$C52])) + 4) - FIND(&quot;mm &quot;; [.$C52]; FIND(&quot;Φ&quot;; [.$C52])) - 5&#10;     );&#10;      MID([.$C52];&#10;          FIND(&quot;mm &quot;; [.$C52]; FIND(&quot;: &quot;; [.$C52])) - FIND(&quot; &quot;; STRING_REVERSE(LEFT([.$C52]; FIND(&quot;mm &quot;; [.$C52]; FIND(&quot;: &quot;; [.$C52]))))) + 2;&#10;          FIND(&quot; &quot;; STRING_REVERSE(LEFT([.$C52]; FIND(&quot;mm &quot;; [.$C52]; FIND(&quot;: &quot;; [.$C52]))))) - 2&#10;     )&#10;)" office:value-type="string" office:string-value="" calcext:value-type="error">
            <text:p>#VALUE!</text:p>
          </table:table-cell>
          <table:table-cell table:formula="of:=IF(ISNUMBER(FIND(&quot;Φ&quot;; [.$C52]));&#10;      MID([.$C53];           FIND(&quot;mm &quot;; [.$C53]; FIND(&quot;mm &quot;; [.$C53]; FIND(&quot;mm &quot;; [.$C53]; FIND(&quot;: &quot;; [.$C53])) + 2) + 2) - FIND(&quot; &quot;; STRING_REVERSE(LEFT([.$C53]; FIND(&quot;mm &quot;; [.$C53]; FIND(&quot;mm &quot;; [.$C53]; FIND(&quot;mm &quot;; [.$C53]; FIND(&quot;: &quot;; [.$C53])) + 2) + 2)))) + 2;           FIND(&quot; &quot;; STRING_REVERSE(LEFT([.$C53]; FIND(&quot;mm &quot;; [.$C53]; FIND(&quot;mm &quot;; [.$C53]; FIND(&quot;mm &quot;; [.$C53]; FIND(&quot;: &quot;; [.$C53])) + 2) + 2)))) - 2      );&#10;      MID([.$C52];&#10;          FIND(&quot;mm &quot;; [.$C52]; FIND(&quot;mm &quot;; [.$C52]; FIND(&quot;: &quot;; [.$C52])) + 2) - FIND(&quot; &quot;; STRING_REVERSE(LEFT([.$C52]; FIND(&quot;mm &quot;; [.$C52]; FIND(&quot;mm &quot;; [.$C52]; FIND(&quot;: &quot;; [.$C52])) + 2)))) + 2;&#10;          FIND(&quot; &quot;; STRING_REVERSE(LEFT([.$C52]; FIND(&quot;mm &quot;; [.$C52]; FIND(&quot;mm &quot;; [.$C52]; FIND(&quot;: &quot;; [.$C52])) + 2)))) - 2&#10;     )&#10;)" office:value-type="string" office:string-value="" calcext:value-type="error">
            <text:p>#VALUE!</text:p>
          </table:table-cell>
          <table:table-cell table:formula="of:=IF(ISNUMBER(FIND(&quot;Φ&quot;; [.$C52]));&#10;      &quot;&quot;;&#10;      MID([.$C52];&#10;          FIND(&quot;mm &quot;; [.$C52]; FIND(&quot;mm &quot;; [.$C52]; FIND(&quot;mm &quot;; [.$C52]; FIND(&quot;: &quot;; [.$C52])) + 2) + 2) - FIND(&quot; &quot;; STRING_REVERSE(LEFT([.$C52]; FIND(&quot;mm &quot;; [.$C52]; FIND(&quot;mm &quot;; [.$C52]; FIND(&quot;mm &quot;; [.$C52]; FIND(&quot;: &quot;; [.$C52])) + 2) + 2)))) + 2;&#10;          FIND(&quot; &quot;; STRING_REVERSE(LEFT([.$C52]; FIND(&quot;mm &quot;; [.$C52]; FIND(&quot;mm &quot;; [.$C52]; FIND(&quot;mm &quot;; [.$C52]; FIND(&quot;: &quot;; [.$C52])) + 2) + 2)))) - 2&#10;     )&#10;)" office:value-type="string" office:string-value="" calcext:value-type="error">
            <text:p>#VALUE!</text:p>
          </table:table-cell>
          <table:table-cell table:formula="of:=IF(ISNUMBER(FIND(&quot;Φ&quot;; [.$C52]));&#10;      IF(ISNUMBER(FIND(&quot;: Washer&quot;; [.$C52])); [.$V52]; &quot;&quot;);&#10;      MID([.$C52];&#10;          FIND(&quot;mm &quot;; [.$C52]; FIND(&quot;mm &quot;; [.$C52]; FIND(&quot;mm &quot;; [.$C52]; FIND(&quot;mm &quot;; [.$C52]; FIND(&quot;: &quot;; [.$C52])) + 2) + 2) + 2) - FIND(&quot; &quot;; STRING_REVERSE(LEFT([.$C52]; FIND(&quot;mm &quot;; [.$C52]; FIND(&quot;mm &quot;; [.$C52]; FIND(&quot;mm &quot;; [.$C52]; FIND(&quot;mm &quot;; [.$C52]; FIND(&quot;: &quot;; [.$C52])) + 2) + 2) + 2)))) + 2;&#10;          FIND(&quot; &quot;; STRING_REVERSE(LEFT([.$C52]; FIND(&quot;mm &quot;; [.$C52]; FIND(&quot;mm &quot;; [.$C52]; FIND(&quot;mm &quot;; [.$C52]; FIND(&quot;mm &quot;; [.$C52]; FIND(&quot;: &quot;; [.$C52])) + 2) + 2) + 2)))) - 2&#10;     )&#10;)" office:value-type="string" office:string-value="" calcext:value-type="error">
            <text:p>#VALUE!</text:p>
          </table:table-cell>
          <table:table-cell table:style-name="ce17" table:formula="of:=NOT(OR([.$F52:.$Q52]))" office:value-type="boolean" office:boolean-value="true" calcext:value-type="boolean">
            <text:p>TRUE</text:p>
          </table:table-cell>
          <table:table-cell table:formula="of:=RIGHT([.$C52]; LEN([.$C52]) - FIND(&quot; - x&quot;; [.$C52]) - 3)" office:value-type="string" office:string-value="" calcext:value-type="error">
            <text:p>#VALUE!</text:p>
          </table:table-cell>
          <table:table-cell table:number-columns-repeated="998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ECHO: "Leg: Round Aluminium bar Φ27mm x 204.5mm - x1"</text:p>
          </table:table-cell>
          <table:table-cell table:formula="of:=MID([.$B53]; 8; LEN([.$B53]) - 8)" office:value-type="string" office:string-value="Leg: Round Aluminium bar Φ27mm x 204.5mm - x1" calcext:value-type="string">
            <text:p>Leg: Round Aluminium bar Φ27mm x 204.5mm - x1</text:p>
          </table:table-cell>
          <table:table-cell table:formula="of:=IF(LEFT([.$C53]; 5) = &quot;Tool:&quot;; RIGHT([.$C53]; LEN([.$C53]) - 6); LEFT([.$C53]; FIND(&quot;:&quot;; [.$C53]) - 1))" office:value-type="string" office:string-value="Leg" calcext:value-type="string">
            <text:p>Leg</text:p>
          </table:table-cell>
          <table:table-cell table:style-name="ce7" table:formula="of:=NOT(RIGHT(TRIM([.$C53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53]))" office:value-type="boolean" office:boolean-value="false" calcext:value-type="boolean">
            <text:p>FALSE</text:p>
          </table:table-cell>
          <table:table-cell table:style-name="ce7" table:formula="of:=ISNUMBER(FIND(&quot;: Bolt&quot;; [.$C53]))" office:value-type="boolean" office:boolean-value="false" calcext:value-type="boolean">
            <text:p>FALSE</text:p>
          </table:table-cell>
          <table:table-cell table:style-name="ce7" table:formula="of:=ISNUMBER(FIND(&quot;: Nut&quot;; [.$C53]))" office:value-type="boolean" office:boolean-value="false" calcext:value-type="boolean">
            <text:p>FALSE</text:p>
          </table:table-cell>
          <table:table-cell table:style-name="ce7" table:formula="of:=ISNUMBER(SEARCH(&quot;: Wheel&quot;; [.$C53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53]))" office:value-type="boolean" office:boolean-value="true" calcext:value-type="boolean">
            <text:p>TRUE</text:p>
          </table:table-cell>
          <table:table-cell table:style-name="ce7" table:formula="of:=ISNUMBER(SEARCH(&quot;SQUARE ALUMINIUM HOLLOW BEAM&quot;; [.$C53]))" office:value-type="boolean" office:boolean-value="false" calcext:value-type="boolean">
            <text:p>FALSE</text:p>
          </table:table-cell>
          <table:table-cell table:style-name="ce7" table:formula="of:=ISNUMBER(SEARCH(&quot;ALUMINIUM SHEET&quot;; [.$C53]))" office:value-type="boolean" office:boolean-value="false" calcext:value-type="boolean">
            <text:p>FALSE</text:p>
          </table:table-cell>
          <table:table-cell table:style-name="ce7" table:formula="of:=ISNUMBER(FIND(&quot;: Tube clamp&quot;; [.$C53]))" office:value-type="boolean" office:boolean-value="false" calcext:value-type="boolean">
            <text:p>FALSE</text:p>
          </table:table-cell>
          <table:table-cell table:style-name="ce7" table:formula="of:=AND(ISNUMBER(FIND(&quot;: Tube clamp&quot;; [.$C53])); ISNUMBER(SEARCH(&quot;104:&quot;; [.$C53])))" office:value-type="boolean" office:boolean-value="false" calcext:value-type="boolean">
            <text:p>FALSE</text:p>
          </table:table-cell>
          <table:table-cell table:style-name="ce7" table:formula="of:=AND(ISNUMBER(FIND(&quot;: Tube clamp&quot;; [.$C53])); ISNUMBER(SEARCH(&quot;116:&quot;; [.$C53])))" office:value-type="boolean" office:boolean-value="false" calcext:value-type="boolean">
            <text:p>FALSE</text:p>
          </table:table-cell>
          <table:table-cell table:style-name="ce7" table:formula="of:=AND(ISNUMBER(FIND(&quot;: Tube clamp&quot;; [.$C53])); ISNUMBER(SEARCH(&quot;132:&quot;; [.$C53])))" office:value-type="boolean" office:boolean-value="false" calcext:value-type="boolean">
            <text:p>FALSE</text:p>
          </table:table-cell>
          <table:table-cell table:style-name="ce7" table:formula="of:=AND(ISNUMBER(FIND(&quot;: Tube clamp&quot;; [.$C53])); ISNUMBER(SEARCH(&quot;176:&quot;; [.$C53])))" office:value-type="boolean" office:boolean-value="false" calcext:value-type="boolean">
            <text:p>FALSE</text:p>
          </table:table-cell>
          <table:table-cell table:style-name="ce7" table:formula="of:=ISNUMBER(FIND(&quot;Tool:&quot;; [.$C53]))" office:value-type="boolean" office:boolean-value="false" calcext:value-type="boolean">
            <text:p>FALSE</text:p>
          </table:table-cell>
          <table:table-cell table:style-name="ce12" table:formula="of:=IF(ISNUMBER(FIND(&quot;Φ&quot;; [.$C53])); MID([.$C53]; FIND(&quot;Φ&quot;; [.$C53]) + 1; FIND(&quot;mm&quot;; [.$C53]; FIND(&quot;Φ&quot;; [.$C53])) - FIND(&quot;Φ&quot;; [.$C53]) - 1); IF(ISNUMBER(FIND(&quot;: Bolt M&quot;; [.$C53])); MID([.$C53]; FIND(&quot;: Bolt M&quot;; [.$C53]) + 8; FIND(&quot; &quot;; [.$C53]; FIND(&quot;: Bolt M&quot;; [.$C53]) + 8) - FIND(&quot;: Bolt M&quot;; [.$C53]) - 8); &quot;&quot;))" office:value-type="string" office:string-value="27" calcext:value-type="string">
            <text:p>27</text:p>
          </table:table-cell>
          <table:table-cell table:style-name="ce12" table:formula="of:=IF(ISNUMBER(FIND(&quot;: Washer&quot;; [.$C53])); [.$U53]; IF(ISNUMBER(FIND(&quot;Φ&quot;; [.$C53])); MID([.$C53]; FIND(&quot;Φ&quot;; [.$C53]) + 1; FIND(&quot;mm&quot;; [.$C53]; FIND(&quot;Φ&quot;; [.$C53])) - FIND(&quot;Φ&quot;; [.$C53]) - 1); IF(ISNUMBER(FIND(&quot;: Bolt M&quot;; [.$C53])); MID([.$C53]; FIND(&quot;: Bolt M&quot;; [.$C53]) + 8; FIND(&quot; &quot;; [.$C53]; FIND(&quot;: Bolt M&quot;; [.$C53]) + 8) - FIND(&quot;: Bolt M&quot;; [.$C53]) - 8); &quot;&quot;)))" office:value-type="string" office:string-value="27" calcext:value-type="string">
            <text:p>27</text:p>
          </table:table-cell>
          <table:table-cell table:formula="of:=IF(ISNUMBER(FIND(&quot;Φ&quot;; [.$C53]));&#10;      MID([.$C53];&#10;          FIND(&quot;mm &quot;; [.$C53]; FIND(&quot;Φ&quot;; [.$C53])) + 5;&#10;          FIND(&quot;mm &quot;; [.$C53]; FIND(&quot;mm &quot;; [.$C53]; FIND(&quot;Φ&quot;; [.$C53])) + 4) - FIND(&quot;mm &quot;; [.$C53]; FIND(&quot;Φ&quot;; [.$C53])) - 5&#10;     );&#10;      MID([.$C53];&#10;          FIND(&quot;mm &quot;; [.$C53]; FIND(&quot;: &quot;; [.$C53])) - FIND(&quot; &quot;; STRING_REVERSE(LEFT([.$C53]; FIND(&quot;mm &quot;; [.$C53]; FIND(&quot;: &quot;; [.$C53]))))) + 2;&#10;          FIND(&quot; &quot;; STRING_REVERSE(LEFT([.$C53]; FIND(&quot;mm &quot;; [.$C53]; FIND(&quot;: &quot;; [.$C53]))))) - 2&#10;     )&#10;)" office:value-type="string" office:string-value="204.5" calcext:value-type="string">
            <text:p>204.5</text:p>
          </table:table-cell>
          <table:table-cell table:formula="of:=IF(ISNUMBER(FIND(&quot;Φ&quot;; [.$C53]));&#10;      MID([.$C54];           FIND(&quot;mm &quot;; [.$C54]; FIND(&quot;mm &quot;; [.$C54]; FIND(&quot;mm &quot;; [.$C54]; FIND(&quot;: &quot;; [.$C54])) + 2) + 2) - FIND(&quot; &quot;; STRING_REVERSE(LEFT([.$C54]; FIND(&quot;mm &quot;; [.$C54]; FIND(&quot;mm &quot;; [.$C54]; FIND(&quot;mm &quot;; [.$C54]; FIND(&quot;: &quot;; [.$C54])) + 2) + 2)))) + 2;           FIND(&quot; &quot;; STRING_REVERSE(LEFT([.$C54]; FIND(&quot;mm &quot;; [.$C54]; FIND(&quot;mm &quot;; [.$C54]; FIND(&quot;mm &quot;; [.$C54]; FIND(&quot;: &quot;; [.$C54])) + 2) + 2)))) - 2      );&#10;      MID([.$C53];&#10;          FIND(&quot;mm &quot;; [.$C53]; FIND(&quot;mm &quot;; [.$C53]; FIND(&quot;: &quot;; [.$C53])) + 2) - FIND(&quot; &quot;; STRING_REVERSE(LEFT([.$C53]; FIND(&quot;mm &quot;; [.$C53]; FIND(&quot;mm &quot;; [.$C53]; FIND(&quot;: &quot;; [.$C53])) + 2)))) + 2;&#10;          FIND(&quot; &quot;; STRING_REVERSE(LEFT([.$C53]; FIND(&quot;mm &quot;; [.$C53]; FIND(&quot;mm &quot;; [.$C53]; FIND(&quot;: &quot;; [.$C53])) + 2)))) - 2&#10;     )&#10;)" office:value-type="string" office:string-value="" calcext:value-type="error">
            <text:p>#VALUE!</text:p>
          </table:table-cell>
          <table:table-cell table:formula="of:=IF(ISNUMBER(FIND(&quot;Φ&quot;; [.$C53]));&#10;      &quot;&quot;;&#10;      MID([.$C53];&#10;          FIND(&quot;mm &quot;; [.$C53]; FIND(&quot;mm &quot;; [.$C53]; FIND(&quot;mm &quot;; [.$C53]; FIND(&quot;: &quot;; [.$C53])) + 2) + 2) - FIND(&quot; &quot;; STRING_REVERSE(LEFT([.$C53]; FIND(&quot;mm &quot;; [.$C53]; FIND(&quot;mm &quot;; [.$C53]; FIND(&quot;mm &quot;; [.$C53]; FIND(&quot;: &quot;; [.$C53])) + 2) + 2)))) + 2;&#10;          FIND(&quot; &quot;; STRING_REVERSE(LEFT([.$C53]; FIND(&quot;mm &quot;; [.$C53]; FIND(&quot;mm &quot;; [.$C53]; FIND(&quot;mm &quot;; [.$C53]; FIND(&quot;: &quot;; [.$C53])) + 2) + 2)))) - 2&#10;     )&#10;)">
            <text:p/>
          </table:table-cell>
          <table:table-cell table:formula="of:=IF(ISNUMBER(FIND(&quot;Φ&quot;; [.$C53]));&#10;      IF(ISNUMBER(FIND(&quot;: Washer&quot;; [.$C53])); [.$V53]; &quot;&quot;);&#10;      MID([.$C53];&#10;          FIND(&quot;mm &quot;; [.$C53]; FIND(&quot;mm &quot;; [.$C53]; FIND(&quot;mm &quot;; [.$C53]; FIND(&quot;mm &quot;; [.$C53]; FIND(&quot;: &quot;; [.$C53])) + 2) + 2) + 2) - FIND(&quot; &quot;; STRING_REVERSE(LEFT([.$C53]; FIND(&quot;mm &quot;; [.$C53]; FIND(&quot;mm &quot;; [.$C53]; FIND(&quot;mm &quot;; [.$C53]; FIND(&quot;mm &quot;; [.$C53]; FIND(&quot;: &quot;; [.$C53])) + 2) + 2) + 2)))) + 2;&#10;          FIND(&quot; &quot;; STRING_REVERSE(LEFT([.$C53]; FIND(&quot;mm &quot;; [.$C53]; FIND(&quot;mm &quot;; [.$C53]; FIND(&quot;mm &quot;; [.$C53]; FIND(&quot;mm &quot;; [.$C53]; FIND(&quot;: &quot;; [.$C53])) + 2) + 2) + 2)))) - 2&#10;     )&#10;)">
            <text:p/>
          </table:table-cell>
          <table:table-cell table:style-name="ce17" table:formula="of:=NOT(OR([.$F53:.$Q53]))" office:value-type="boolean" office:boolean-value="false" calcext:value-type="boolean">
            <text:p>FALSE</text:p>
          </table:table-cell>
          <table:table-cell table:formula="of:=RIGHT([.$C53]; LEN([.$C53]) - FIND(&quot; - x&quot;; [.$C53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ECHO: "Wheel: Wheel - x1"</text:p>
          </table:table-cell>
          <table:table-cell table:formula="of:=MID([.$B54]; 8; LEN([.$B54]) - 8)" office:value-type="string" office:string-value="Wheel: Wheel - x1" calcext:value-type="string">
            <text:p>Wheel: Wheel - x1</text:p>
          </table:table-cell>
          <table:table-cell table:formula="of:=IF(LEFT([.$C54]; 5) = &quot;Tool:&quot;; RIGHT([.$C54]; LEN([.$C54]) - 6); LEFT([.$C54]; FIND(&quot;:&quot;; [.$C54]) - 1))" office:value-type="string" office:string-value="Wheel" calcext:value-type="string">
            <text:p>Wheel</text:p>
          </table:table-cell>
          <table:table-cell table:style-name="ce7" table:formula="of:=NOT(RIGHT(TRIM([.$C54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54]))" office:value-type="boolean" office:boolean-value="false" calcext:value-type="boolean">
            <text:p>FALSE</text:p>
          </table:table-cell>
          <table:table-cell table:style-name="ce7" table:formula="of:=ISNUMBER(FIND(&quot;: Bolt&quot;; [.$C54]))" office:value-type="boolean" office:boolean-value="false" calcext:value-type="boolean">
            <text:p>FALSE</text:p>
          </table:table-cell>
          <table:table-cell table:style-name="ce7" table:formula="of:=ISNUMBER(FIND(&quot;: Nut&quot;; [.$C54]))" office:value-type="boolean" office:boolean-value="false" calcext:value-type="boolean">
            <text:p>FALSE</text:p>
          </table:table-cell>
          <table:table-cell table:style-name="ce7" table:formula="of:=ISNUMBER(SEARCH(&quot;: Wheel&quot;; [.$C54]))" office:value-type="boolean" office:boolean-value="true" calcext:value-type="boolean">
            <text:p>TRUE</text:p>
          </table:table-cell>
          <table:table-cell table:style-name="ce7" table:formula="of:=ISNUMBER(SEARCH(&quot;ROUND ALUMINIUM BAR&quot;; [.$C54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54]))" office:value-type="boolean" office:boolean-value="false" calcext:value-type="boolean">
            <text:p>FALSE</text:p>
          </table:table-cell>
          <table:table-cell table:style-name="ce7" table:formula="of:=ISNUMBER(SEARCH(&quot;ALUMINIUM SHEET&quot;; [.$C54]))" office:value-type="boolean" office:boolean-value="false" calcext:value-type="boolean">
            <text:p>FALSE</text:p>
          </table:table-cell>
          <table:table-cell table:style-name="ce7" table:formula="of:=ISNUMBER(FIND(&quot;: Tube clamp&quot;; [.$C54]))" office:value-type="boolean" office:boolean-value="false" calcext:value-type="boolean">
            <text:p>FALSE</text:p>
          </table:table-cell>
          <table:table-cell table:style-name="ce7" table:formula="of:=AND(ISNUMBER(FIND(&quot;: Tube clamp&quot;; [.$C54])); ISNUMBER(SEARCH(&quot;104:&quot;; [.$C54])))" office:value-type="boolean" office:boolean-value="false" calcext:value-type="boolean">
            <text:p>FALSE</text:p>
          </table:table-cell>
          <table:table-cell table:style-name="ce7" table:formula="of:=AND(ISNUMBER(FIND(&quot;: Tube clamp&quot;; [.$C54])); ISNUMBER(SEARCH(&quot;116:&quot;; [.$C54])))" office:value-type="boolean" office:boolean-value="false" calcext:value-type="boolean">
            <text:p>FALSE</text:p>
          </table:table-cell>
          <table:table-cell table:style-name="ce7" table:formula="of:=AND(ISNUMBER(FIND(&quot;: Tube clamp&quot;; [.$C54])); ISNUMBER(SEARCH(&quot;132:&quot;; [.$C54])))" office:value-type="boolean" office:boolean-value="false" calcext:value-type="boolean">
            <text:p>FALSE</text:p>
          </table:table-cell>
          <table:table-cell table:style-name="ce7" table:formula="of:=AND(ISNUMBER(FIND(&quot;: Tube clamp&quot;; [.$C54])); ISNUMBER(SEARCH(&quot;176:&quot;; [.$C54])))" office:value-type="boolean" office:boolean-value="false" calcext:value-type="boolean">
            <text:p>FALSE</text:p>
          </table:table-cell>
          <table:table-cell table:style-name="ce7" table:formula="of:=ISNUMBER(FIND(&quot;Tool:&quot;; [.$C54]))" office:value-type="boolean" office:boolean-value="false" calcext:value-type="boolean">
            <text:p>FALSE</text:p>
          </table:table-cell>
          <table:table-cell table:style-name="ce12" table:formula="of:=IF(ISNUMBER(FIND(&quot;Φ&quot;; [.$C54])); MID([.$C54]; FIND(&quot;Φ&quot;; [.$C54]) + 1; FIND(&quot;mm&quot;; [.$C54]; FIND(&quot;Φ&quot;; [.$C54])) - FIND(&quot;Φ&quot;; [.$C54]) - 1); IF(ISNUMBER(FIND(&quot;: Bolt M&quot;; [.$C54])); MID([.$C54]; FIND(&quot;: Bolt M&quot;; [.$C54]) + 8; FIND(&quot; &quot;; [.$C54]; FIND(&quot;: Bolt M&quot;; [.$C54]) + 8) - FIND(&quot;: Bolt M&quot;; [.$C54]) - 8); &quot;&quot;))">
            <text:p/>
          </table:table-cell>
          <table:table-cell table:style-name="ce12" table:formula="of:=IF(ISNUMBER(FIND(&quot;: Washer&quot;; [.$C54])); [.$U54]; IF(ISNUMBER(FIND(&quot;Φ&quot;; [.$C54])); MID([.$C54]; FIND(&quot;Φ&quot;; [.$C54]) + 1; FIND(&quot;mm&quot;; [.$C54]; FIND(&quot;Φ&quot;; [.$C54])) - FIND(&quot;Φ&quot;; [.$C54]) - 1); IF(ISNUMBER(FIND(&quot;: Bolt M&quot;; [.$C54])); MID([.$C54]; FIND(&quot;: Bolt M&quot;; [.$C54]) + 8; FIND(&quot; &quot;; [.$C54]; FIND(&quot;: Bolt M&quot;; [.$C54]) + 8) - FIND(&quot;: Bolt M&quot;; [.$C54]) - 8); &quot;&quot;)))">
            <text:p/>
          </table:table-cell>
          <table:table-cell table:formula="of:=IF(ISNUMBER(FIND(&quot;Φ&quot;; [.$C54]));&#10;      MID([.$C54];&#10;          FIND(&quot;mm &quot;; [.$C54]; FIND(&quot;Φ&quot;; [.$C54])) + 5;&#10;          FIND(&quot;mm &quot;; [.$C54]; FIND(&quot;mm &quot;; [.$C54]; FIND(&quot;Φ&quot;; [.$C54])) + 4) - FIND(&quot;mm &quot;; [.$C54]; FIND(&quot;Φ&quot;; [.$C54])) - 5&#10;     );&#10;      MID([.$C54];&#10;          FIND(&quot;mm &quot;; [.$C54]; FIND(&quot;: &quot;; [.$C54])) - FIND(&quot; &quot;; STRING_REVERSE(LEFT([.$C54]; FIND(&quot;mm &quot;; [.$C54]; FIND(&quot;: &quot;; [.$C54]))))) + 2;&#10;          FIND(&quot; &quot;; STRING_REVERSE(LEFT([.$C54]; FIND(&quot;mm &quot;; [.$C54]; FIND(&quot;: &quot;; [.$C54]))))) - 2&#10;     )&#10;)" office:value-type="string" office:string-value="" calcext:value-type="error">
            <text:p>#VALUE!</text:p>
          </table:table-cell>
          <table:table-cell table:formula="of:=IF(ISNUMBER(FIND(&quot;Φ&quot;; [.$C54]));&#10;      MID([.$C55];           FIND(&quot;mm &quot;; [.$C55]; FIND(&quot;mm &quot;; [.$C55]; FIND(&quot;mm &quot;; [.$C55]; FIND(&quot;: &quot;; [.$C55])) + 2) + 2) - FIND(&quot; &quot;; STRING_REVERSE(LEFT([.$C55]; FIND(&quot;mm &quot;; [.$C55]; FIND(&quot;mm &quot;; [.$C55]; FIND(&quot;mm &quot;; [.$C55]; FIND(&quot;: &quot;; [.$C55])) + 2) + 2)))) + 2;           FIND(&quot; &quot;; STRING_REVERSE(LEFT([.$C55]; FIND(&quot;mm &quot;; [.$C55]; FIND(&quot;mm &quot;; [.$C55]; FIND(&quot;mm &quot;; [.$C55]; FIND(&quot;: &quot;; [.$C55])) + 2) + 2)))) - 2      );&#10;      MID([.$C54];&#10;          FIND(&quot;mm &quot;; [.$C54]; FIND(&quot;mm &quot;; [.$C54]; FIND(&quot;: &quot;; [.$C54])) + 2) - FIND(&quot; &quot;; STRING_REVERSE(LEFT([.$C54]; FIND(&quot;mm &quot;; [.$C54]; FIND(&quot;mm &quot;; [.$C54]; FIND(&quot;: &quot;; [.$C54])) + 2)))) + 2;&#10;          FIND(&quot; &quot;; STRING_REVERSE(LEFT([.$C54]; FIND(&quot;mm &quot;; [.$C54]; FIND(&quot;mm &quot;; [.$C54]; FIND(&quot;: &quot;; [.$C54])) + 2)))) - 2&#10;     )&#10;)" office:value-type="string" office:string-value="" calcext:value-type="error">
            <text:p>#VALUE!</text:p>
          </table:table-cell>
          <table:table-cell table:formula="of:=IF(ISNUMBER(FIND(&quot;Φ&quot;; [.$C54]));&#10;      &quot;&quot;;&#10;      MID([.$C54];&#10;          FIND(&quot;mm &quot;; [.$C54]; FIND(&quot;mm &quot;; [.$C54]; FIND(&quot;mm &quot;; [.$C54]; FIND(&quot;: &quot;; [.$C54])) + 2) + 2) - FIND(&quot; &quot;; STRING_REVERSE(LEFT([.$C54]; FIND(&quot;mm &quot;; [.$C54]; FIND(&quot;mm &quot;; [.$C54]; FIND(&quot;mm &quot;; [.$C54]; FIND(&quot;: &quot;; [.$C54])) + 2) + 2)))) + 2;&#10;          FIND(&quot; &quot;; STRING_REVERSE(LEFT([.$C54]; FIND(&quot;mm &quot;; [.$C54]; FIND(&quot;mm &quot;; [.$C54]; FIND(&quot;mm &quot;; [.$C54]; FIND(&quot;: &quot;; [.$C54])) + 2) + 2)))) - 2&#10;     )&#10;)" office:value-type="string" office:string-value="" calcext:value-type="error">
            <text:p>#VALUE!</text:p>
          </table:table-cell>
          <table:table-cell table:formula="of:=IF(ISNUMBER(FIND(&quot;Φ&quot;; [.$C54]));&#10;      IF(ISNUMBER(FIND(&quot;: Washer&quot;; [.$C54])); [.$V54]; &quot;&quot;);&#10;      MID([.$C54];&#10;          FIND(&quot;mm &quot;; [.$C54]; FIND(&quot;mm &quot;; [.$C54]; FIND(&quot;mm &quot;; [.$C54]; FIND(&quot;mm &quot;; [.$C54]; FIND(&quot;: &quot;; [.$C54])) + 2) + 2) + 2) - FIND(&quot; &quot;; STRING_REVERSE(LEFT([.$C54]; FIND(&quot;mm &quot;; [.$C54]; FIND(&quot;mm &quot;; [.$C54]; FIND(&quot;mm &quot;; [.$C54]; FIND(&quot;mm &quot;; [.$C54]; FIND(&quot;: &quot;; [.$C54])) + 2) + 2) + 2)))) + 2;&#10;          FIND(&quot; &quot;; STRING_REVERSE(LEFT([.$C54]; FIND(&quot;mm &quot;; [.$C54]; FIND(&quot;mm &quot;; [.$C54]; FIND(&quot;mm &quot;; [.$C54]; FIND(&quot;mm &quot;; [.$C54]; FIND(&quot;: &quot;; [.$C54])) + 2) + 2) + 2)))) - 2&#10;     )&#10;)" office:value-type="string" office:string-value="" calcext:value-type="error">
            <text:p>#VALUE!</text:p>
          </table:table-cell>
          <table:table-cell table:style-name="ce17" table:formula="of:=NOT(OR([.$F54:.$Q54]))" office:value-type="boolean" office:boolean-value="false" calcext:value-type="boolean">
            <text:p>FALSE</text:p>
          </table:table-cell>
          <table:table-cell table:formula="of:=RIGHT([.$C54]; LEN([.$C54]) - FIND(&quot; - x&quot;; [.$C54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ECHO: "Metric bolt assembly:"</text:p>
          </table:table-cell>
          <table:table-cell table:formula="of:=MID([.$B55]; 8; LEN([.$B55]) - 8)" office:value-type="string" office:string-value="Metric bolt assembly:" calcext:value-type="string">
            <text:p>Metric bolt assembly:</text:p>
          </table:table-cell>
          <table:table-cell table:formula="of:=IF(LEFT([.$C55]; 5) = &quot;Tool:&quot;; RIGHT([.$C55]; LEN([.$C55]) - 6); LEFT([.$C55]; FIND(&quot;:&quot;; [.$C55]) - 1))" office:value-type="string" office:string-value="Metric bolt assembly" calcext:value-type="string">
            <text:p>Metric bolt assembly</text:p>
          </table:table-cell>
          <table:table-cell table:style-name="ce7" table:formula="of:=NOT(RIGHT(TRIM([.$C55]); 1) = &quot;:&quot;)" office:value-type="boolean" office:boolean-value="false" calcext:value-type="boolean">
            <text:p>FALSE</text:p>
          </table:table-cell>
          <table:table-cell table:style-name="ce7" table:formula="of:=ISNUMBER(FIND(&quot;: Washer&quot;; [.$C55]))" office:value-type="boolean" office:boolean-value="false" calcext:value-type="boolean">
            <text:p>FALSE</text:p>
          </table:table-cell>
          <table:table-cell table:style-name="ce7" table:formula="of:=ISNUMBER(FIND(&quot;: Bolt&quot;; [.$C55]))" office:value-type="boolean" office:boolean-value="false" calcext:value-type="boolean">
            <text:p>FALSE</text:p>
          </table:table-cell>
          <table:table-cell table:style-name="ce7" table:formula="of:=ISNUMBER(FIND(&quot;: Nut&quot;; [.$C55]))" office:value-type="boolean" office:boolean-value="false" calcext:value-type="boolean">
            <text:p>FALSE</text:p>
          </table:table-cell>
          <table:table-cell table:style-name="ce7" table:formula="of:=ISNUMBER(SEARCH(&quot;: Wheel&quot;; [.$C55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55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55]))" office:value-type="boolean" office:boolean-value="false" calcext:value-type="boolean">
            <text:p>FALSE</text:p>
          </table:table-cell>
          <table:table-cell table:style-name="ce7" table:formula="of:=ISNUMBER(SEARCH(&quot;ALUMINIUM SHEET&quot;; [.$C55]))" office:value-type="boolean" office:boolean-value="false" calcext:value-type="boolean">
            <text:p>FALSE</text:p>
          </table:table-cell>
          <table:table-cell table:style-name="ce7" table:formula="of:=ISNUMBER(FIND(&quot;: Tube clamp&quot;; [.$C55]))" office:value-type="boolean" office:boolean-value="false" calcext:value-type="boolean">
            <text:p>FALSE</text:p>
          </table:table-cell>
          <table:table-cell table:style-name="ce7" table:formula="of:=AND(ISNUMBER(FIND(&quot;: Tube clamp&quot;; [.$C55])); ISNUMBER(SEARCH(&quot;104:&quot;; [.$C55])))" office:value-type="boolean" office:boolean-value="false" calcext:value-type="boolean">
            <text:p>FALSE</text:p>
          </table:table-cell>
          <table:table-cell table:style-name="ce7" table:formula="of:=AND(ISNUMBER(FIND(&quot;: Tube clamp&quot;; [.$C55])); ISNUMBER(SEARCH(&quot;116:&quot;; [.$C55])))" office:value-type="boolean" office:boolean-value="false" calcext:value-type="boolean">
            <text:p>FALSE</text:p>
          </table:table-cell>
          <table:table-cell table:style-name="ce7" table:formula="of:=AND(ISNUMBER(FIND(&quot;: Tube clamp&quot;; [.$C55])); ISNUMBER(SEARCH(&quot;132:&quot;; [.$C55])))" office:value-type="boolean" office:boolean-value="false" calcext:value-type="boolean">
            <text:p>FALSE</text:p>
          </table:table-cell>
          <table:table-cell table:style-name="ce7" table:formula="of:=AND(ISNUMBER(FIND(&quot;: Tube clamp&quot;; [.$C55])); ISNUMBER(SEARCH(&quot;176:&quot;; [.$C55])))" office:value-type="boolean" office:boolean-value="false" calcext:value-type="boolean">
            <text:p>FALSE</text:p>
          </table:table-cell>
          <table:table-cell table:style-name="ce7" table:formula="of:=ISNUMBER(FIND(&quot;Tool:&quot;; [.$C55]))" office:value-type="boolean" office:boolean-value="false" calcext:value-type="boolean">
            <text:p>FALSE</text:p>
          </table:table-cell>
          <table:table-cell table:style-name="ce12" table:formula="of:=IF(ISNUMBER(FIND(&quot;Φ&quot;; [.$C55])); MID([.$C55]; FIND(&quot;Φ&quot;; [.$C55]) + 1; FIND(&quot;mm&quot;; [.$C55]; FIND(&quot;Φ&quot;; [.$C55])) - FIND(&quot;Φ&quot;; [.$C55]) - 1); IF(ISNUMBER(FIND(&quot;: Bolt M&quot;; [.$C55])); MID([.$C55]; FIND(&quot;: Bolt M&quot;; [.$C55]) + 8; FIND(&quot; &quot;; [.$C55]; FIND(&quot;: Bolt M&quot;; [.$C55]) + 8) - FIND(&quot;: Bolt M&quot;; [.$C55]) - 8); &quot;&quot;))">
            <text:p/>
          </table:table-cell>
          <table:table-cell table:style-name="ce12" table:formula="of:=IF(ISNUMBER(FIND(&quot;: Washer&quot;; [.$C55])); [.$U55]; IF(ISNUMBER(FIND(&quot;Φ&quot;; [.$C55])); MID([.$C55]; FIND(&quot;Φ&quot;; [.$C55]) + 1; FIND(&quot;mm&quot;; [.$C55]; FIND(&quot;Φ&quot;; [.$C55])) - FIND(&quot;Φ&quot;; [.$C55]) - 1); IF(ISNUMBER(FIND(&quot;: Bolt M&quot;; [.$C55])); MID([.$C55]; FIND(&quot;: Bolt M&quot;; [.$C55]) + 8; FIND(&quot; &quot;; [.$C55]; FIND(&quot;: Bolt M&quot;; [.$C55]) + 8) - FIND(&quot;: Bolt M&quot;; [.$C55]) - 8); &quot;&quot;)))">
            <text:p/>
          </table:table-cell>
          <table:table-cell table:formula="of:=IF(ISNUMBER(FIND(&quot;Φ&quot;; [.$C55]));&#10;      MID([.$C55];&#10;          FIND(&quot;mm &quot;; [.$C55]; FIND(&quot;Φ&quot;; [.$C55])) + 5;&#10;          FIND(&quot;mm &quot;; [.$C55]; FIND(&quot;mm &quot;; [.$C55]; FIND(&quot;Φ&quot;; [.$C55])) + 4) - FIND(&quot;mm &quot;; [.$C55]; FIND(&quot;Φ&quot;; [.$C55])) - 5&#10;     );&#10;      MID([.$C55];&#10;          FIND(&quot;mm &quot;; [.$C55]; FIND(&quot;: &quot;; [.$C55])) - FIND(&quot; &quot;; STRING_REVERSE(LEFT([.$C55]; FIND(&quot;mm &quot;; [.$C55]; FIND(&quot;: &quot;; [.$C55]))))) + 2;&#10;          FIND(&quot; &quot;; STRING_REVERSE(LEFT([.$C55]; FIND(&quot;mm &quot;; [.$C55]; FIND(&quot;: &quot;; [.$C55]))))) - 2&#10;     )&#10;)" office:value-type="string" office:string-value="" calcext:value-type="error">
            <text:p>#VALUE!</text:p>
          </table:table-cell>
          <table:table-cell table:formula="of:=IF(ISNUMBER(FIND(&quot;Φ&quot;; [.$C55]));&#10;      MID([.$C56];           FIND(&quot;mm &quot;; [.$C56]; FIND(&quot;mm &quot;; [.$C56]; FIND(&quot;mm &quot;; [.$C56]; FIND(&quot;: &quot;; [.$C56])) + 2) + 2) - FIND(&quot; &quot;; STRING_REVERSE(LEFT([.$C56]; FIND(&quot;mm &quot;; [.$C56]; FIND(&quot;mm &quot;; [.$C56]; FIND(&quot;mm &quot;; [.$C56]; FIND(&quot;: &quot;; [.$C56])) + 2) + 2)))) + 2;           FIND(&quot; &quot;; STRING_REVERSE(LEFT([.$C56]; FIND(&quot;mm &quot;; [.$C56]; FIND(&quot;mm &quot;; [.$C56]; FIND(&quot;mm &quot;; [.$C56]; FIND(&quot;: &quot;; [.$C56])) + 2) + 2)))) - 2      );&#10;      MID([.$C55];&#10;          FIND(&quot;mm &quot;; [.$C55]; FIND(&quot;mm &quot;; [.$C55]; FIND(&quot;: &quot;; [.$C55])) + 2) - FIND(&quot; &quot;; STRING_REVERSE(LEFT([.$C55]; FIND(&quot;mm &quot;; [.$C55]; FIND(&quot;mm &quot;; [.$C55]; FIND(&quot;: &quot;; [.$C55])) + 2)))) + 2;&#10;          FIND(&quot; &quot;; STRING_REVERSE(LEFT([.$C55]; FIND(&quot;mm &quot;; [.$C55]; FIND(&quot;mm &quot;; [.$C55]; FIND(&quot;: &quot;; [.$C55])) + 2)))) - 2&#10;     )&#10;)" office:value-type="string" office:string-value="" calcext:value-type="error">
            <text:p>#VALUE!</text:p>
          </table:table-cell>
          <table:table-cell table:formula="of:=IF(ISNUMBER(FIND(&quot;Φ&quot;; [.$C55]));&#10;      &quot;&quot;;&#10;      MID([.$C55];&#10;          FIND(&quot;mm &quot;; [.$C55]; FIND(&quot;mm &quot;; [.$C55]; FIND(&quot;mm &quot;; [.$C55]; FIND(&quot;: &quot;; [.$C55])) + 2) + 2) - FIND(&quot; &quot;; STRING_REVERSE(LEFT([.$C55]; FIND(&quot;mm &quot;; [.$C55]; FIND(&quot;mm &quot;; [.$C55]; FIND(&quot;mm &quot;; [.$C55]; FIND(&quot;: &quot;; [.$C55])) + 2) + 2)))) + 2;&#10;          FIND(&quot; &quot;; STRING_REVERSE(LEFT([.$C55]; FIND(&quot;mm &quot;; [.$C55]; FIND(&quot;mm &quot;; [.$C55]; FIND(&quot;mm &quot;; [.$C55]; FIND(&quot;: &quot;; [.$C55])) + 2) + 2)))) - 2&#10;     )&#10;)" office:value-type="string" office:string-value="" calcext:value-type="error">
            <text:p>#VALUE!</text:p>
          </table:table-cell>
          <table:table-cell table:formula="of:=IF(ISNUMBER(FIND(&quot;Φ&quot;; [.$C55]));&#10;      IF(ISNUMBER(FIND(&quot;: Washer&quot;; [.$C55])); [.$V55]; &quot;&quot;);&#10;      MID([.$C55];&#10;          FIND(&quot;mm &quot;; [.$C55]; FIND(&quot;mm &quot;; [.$C55]; FIND(&quot;mm &quot;; [.$C55]; FIND(&quot;mm &quot;; [.$C55]; FIND(&quot;: &quot;; [.$C55])) + 2) + 2) + 2) - FIND(&quot; &quot;; STRING_REVERSE(LEFT([.$C55]; FIND(&quot;mm &quot;; [.$C55]; FIND(&quot;mm &quot;; [.$C55]; FIND(&quot;mm &quot;; [.$C55]; FIND(&quot;mm &quot;; [.$C55]; FIND(&quot;: &quot;; [.$C55])) + 2) + 2) + 2)))) + 2;&#10;          FIND(&quot; &quot;; STRING_REVERSE(LEFT([.$C55]; FIND(&quot;mm &quot;; [.$C55]; FIND(&quot;mm &quot;; [.$C55]; FIND(&quot;mm &quot;; [.$C55]; FIND(&quot;mm &quot;; [.$C55]; FIND(&quot;: &quot;; [.$C55])) + 2) + 2) + 2)))) - 2&#10;     )&#10;)" office:value-type="string" office:string-value="" calcext:value-type="error">
            <text:p>#VALUE!</text:p>
          </table:table-cell>
          <table:table-cell table:style-name="ce17" table:formula="of:=NOT(OR([.$F55:.$Q55]))" office:value-type="boolean" office:boolean-value="true" calcext:value-type="boolean">
            <text:p>TRUE</text:p>
          </table:table-cell>
          <table:table-cell table:formula="of:=RIGHT([.$C55]; LEN([.$C55]) - FIND(&quot; - x&quot;; [.$C55]) - 3)" office:value-type="string" office:string-value="" calcext:value-type="error">
            <text:p>#VALUE!</text:p>
          </table:table-cell>
          <table:table-cell table:number-columns-repeated="998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ECHO: "Bolt: Bolt M10 x 75mm - x1"</text:p>
          </table:table-cell>
          <table:table-cell table:formula="of:=MID([.$B56]; 8; LEN([.$B56]) - 8)" office:value-type="string" office:string-value="Bolt: Bolt M10 x 75mm - x1" calcext:value-type="string">
            <text:p>Bolt: Bolt M10 x 75mm - x1</text:p>
          </table:table-cell>
          <table:table-cell table:formula="of:=IF(LEFT([.$C56]; 5) = &quot;Tool:&quot;; RIGHT([.$C56]; LEN([.$C56]) - 6); LEFT([.$C56]; FIND(&quot;:&quot;; [.$C56]) - 1))" office:value-type="string" office:string-value="Bolt" calcext:value-type="string">
            <text:p>Bolt</text:p>
          </table:table-cell>
          <table:table-cell table:style-name="ce7" table:formula="of:=NOT(RIGHT(TRIM([.$C56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56]))" office:value-type="boolean" office:boolean-value="false" calcext:value-type="boolean">
            <text:p>FALSE</text:p>
          </table:table-cell>
          <table:table-cell table:style-name="ce7" table:formula="of:=ISNUMBER(FIND(&quot;: Bolt&quot;; [.$C56]))" office:value-type="boolean" office:boolean-value="true" calcext:value-type="boolean">
            <text:p>TRUE</text:p>
          </table:table-cell>
          <table:table-cell table:style-name="ce7" table:formula="of:=ISNUMBER(FIND(&quot;: Nut&quot;; [.$C56]))" office:value-type="boolean" office:boolean-value="false" calcext:value-type="boolean">
            <text:p>FALSE</text:p>
          </table:table-cell>
          <table:table-cell table:style-name="ce7" table:formula="of:=ISNUMBER(SEARCH(&quot;: Wheel&quot;; [.$C56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56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56]))" office:value-type="boolean" office:boolean-value="false" calcext:value-type="boolean">
            <text:p>FALSE</text:p>
          </table:table-cell>
          <table:table-cell table:style-name="ce7" table:formula="of:=ISNUMBER(SEARCH(&quot;ALUMINIUM SHEET&quot;; [.$C56]))" office:value-type="boolean" office:boolean-value="false" calcext:value-type="boolean">
            <text:p>FALSE</text:p>
          </table:table-cell>
          <table:table-cell table:style-name="ce7" table:formula="of:=ISNUMBER(FIND(&quot;: Tube clamp&quot;; [.$C56]))" office:value-type="boolean" office:boolean-value="false" calcext:value-type="boolean">
            <text:p>FALSE</text:p>
          </table:table-cell>
          <table:table-cell table:style-name="ce7" table:formula="of:=AND(ISNUMBER(FIND(&quot;: Tube clamp&quot;; [.$C56])); ISNUMBER(SEARCH(&quot;104:&quot;; [.$C56])))" office:value-type="boolean" office:boolean-value="false" calcext:value-type="boolean">
            <text:p>FALSE</text:p>
          </table:table-cell>
          <table:table-cell table:style-name="ce7" table:formula="of:=AND(ISNUMBER(FIND(&quot;: Tube clamp&quot;; [.$C56])); ISNUMBER(SEARCH(&quot;116:&quot;; [.$C56])))" office:value-type="boolean" office:boolean-value="false" calcext:value-type="boolean">
            <text:p>FALSE</text:p>
          </table:table-cell>
          <table:table-cell table:style-name="ce7" table:formula="of:=AND(ISNUMBER(FIND(&quot;: Tube clamp&quot;; [.$C56])); ISNUMBER(SEARCH(&quot;132:&quot;; [.$C56])))" office:value-type="boolean" office:boolean-value="false" calcext:value-type="boolean">
            <text:p>FALSE</text:p>
          </table:table-cell>
          <table:table-cell table:style-name="ce7" table:formula="of:=AND(ISNUMBER(FIND(&quot;: Tube clamp&quot;; [.$C56])); ISNUMBER(SEARCH(&quot;176:&quot;; [.$C56])))" office:value-type="boolean" office:boolean-value="false" calcext:value-type="boolean">
            <text:p>FALSE</text:p>
          </table:table-cell>
          <table:table-cell table:style-name="ce7" table:formula="of:=ISNUMBER(FIND(&quot;Tool:&quot;; [.$C56]))" office:value-type="boolean" office:boolean-value="false" calcext:value-type="boolean">
            <text:p>FALSE</text:p>
          </table:table-cell>
          <table:table-cell table:style-name="ce12" table:formula="of:=IF(ISNUMBER(FIND(&quot;Φ&quot;; [.$C56])); MID([.$C56]; FIND(&quot;Φ&quot;; [.$C56]) + 1; FIND(&quot;mm&quot;; [.$C56]; FIND(&quot;Φ&quot;; [.$C56])) - FIND(&quot;Φ&quot;; [.$C56]) - 1); IF(ISNUMBER(FIND(&quot;: Bolt M&quot;; [.$C56])); MID([.$C56]; FIND(&quot;: Bolt M&quot;; [.$C56]) + 8; FIND(&quot; &quot;; [.$C56]; FIND(&quot;: Bolt M&quot;; [.$C56]) + 8) - FIND(&quot;: Bolt M&quot;; [.$C56]) - 8); &quot;&quot;))" office:value-type="string" office:string-value="10" calcext:value-type="string">
            <text:p>10</text:p>
          </table:table-cell>
          <table:table-cell table:style-name="ce12" table:formula="of:=IF(ISNUMBER(FIND(&quot;: Washer&quot;; [.$C56])); [.$U56]; IF(ISNUMBER(FIND(&quot;Φ&quot;; [.$C56])); MID([.$C56]; FIND(&quot;Φ&quot;; [.$C56]) + 1; FIND(&quot;mm&quot;; [.$C56]; FIND(&quot;Φ&quot;; [.$C56])) - FIND(&quot;Φ&quot;; [.$C56]) - 1); IF(ISNUMBER(FIND(&quot;: Bolt M&quot;; [.$C56])); MID([.$C56]; FIND(&quot;: Bolt M&quot;; [.$C56]) + 8; FIND(&quot; &quot;; [.$C56]; FIND(&quot;: Bolt M&quot;; [.$C56]) + 8) - FIND(&quot;: Bolt M&quot;; [.$C56]) - 8); &quot;&quot;)))" office:value-type="string" office:string-value="10" calcext:value-type="string">
            <text:p>10</text:p>
          </table:table-cell>
          <table:table-cell table:formula="of:=IF(ISNUMBER(FIND(&quot;Φ&quot;; [.$C56]));&#10;      MID([.$C56];&#10;          FIND(&quot;mm &quot;; [.$C56]; FIND(&quot;Φ&quot;; [.$C56])) + 5;&#10;          FIND(&quot;mm &quot;; [.$C56]; FIND(&quot;mm &quot;; [.$C56]; FIND(&quot;Φ&quot;; [.$C56])) + 4) - FIND(&quot;mm &quot;; [.$C56]; FIND(&quot;Φ&quot;; [.$C56])) - 5&#10;     );&#10;      MID([.$C56];&#10;          FIND(&quot;mm &quot;; [.$C56]; FIND(&quot;: &quot;; [.$C56])) - FIND(&quot; &quot;; STRING_REVERSE(LEFT([.$C56]; FIND(&quot;mm &quot;; [.$C56]; FIND(&quot;: &quot;; [.$C56]))))) + 2;&#10;          FIND(&quot; &quot;; STRING_REVERSE(LEFT([.$C56]; FIND(&quot;mm &quot;; [.$C56]; FIND(&quot;: &quot;; [.$C56]))))) - 2&#10;     )&#10;)" office:value-type="string" office:string-value="75" calcext:value-type="string">
            <text:p>75</text:p>
          </table:table-cell>
          <table:table-cell table:formula="of:=IF(ISNUMBER(FIND(&quot;Φ&quot;; [.$C56]));&#10;      MID([.$C57];           FIND(&quot;mm &quot;; [.$C57]; FIND(&quot;mm &quot;; [.$C57]; FIND(&quot;mm &quot;; [.$C57]; FIND(&quot;: &quot;; [.$C57])) + 2) + 2) - FIND(&quot; &quot;; STRING_REVERSE(LEFT([.$C57]; FIND(&quot;mm &quot;; [.$C57]; FIND(&quot;mm &quot;; [.$C57]; FIND(&quot;mm &quot;; [.$C57]; FIND(&quot;: &quot;; [.$C57])) + 2) + 2)))) + 2;           FIND(&quot; &quot;; STRING_REVERSE(LEFT([.$C57]; FIND(&quot;mm &quot;; [.$C57]; FIND(&quot;mm &quot;; [.$C57]; FIND(&quot;mm &quot;; [.$C57]; FIND(&quot;: &quot;; [.$C57])) + 2) + 2)))) - 2      );&#10;      MID([.$C56];&#10;          FIND(&quot;mm &quot;; [.$C56]; FIND(&quot;mm &quot;; [.$C56]; FIND(&quot;: &quot;; [.$C56])) + 2) - FIND(&quot; &quot;; STRING_REVERSE(LEFT([.$C56]; FIND(&quot;mm &quot;; [.$C56]; FIND(&quot;mm &quot;; [.$C56]; FIND(&quot;: &quot;; [.$C56])) + 2)))) + 2;&#10;          FIND(&quot; &quot;; STRING_REVERSE(LEFT([.$C56]; FIND(&quot;mm &quot;; [.$C56]; FIND(&quot;mm &quot;; [.$C56]; FIND(&quot;: &quot;; [.$C56])) + 2)))) - 2&#10;     )&#10;)" office:value-type="string" office:string-value="" calcext:value-type="error">
            <text:p>#VALUE!</text:p>
          </table:table-cell>
          <table:table-cell table:formula="of:=IF(ISNUMBER(FIND(&quot;Φ&quot;; [.$C56]));&#10;      &quot;&quot;;&#10;      MID([.$C56];&#10;          FIND(&quot;mm &quot;; [.$C56]; FIND(&quot;mm &quot;; [.$C56]; FIND(&quot;mm &quot;; [.$C56]; FIND(&quot;: &quot;; [.$C56])) + 2) + 2) - FIND(&quot; &quot;; STRING_REVERSE(LEFT([.$C56]; FIND(&quot;mm &quot;; [.$C56]; FIND(&quot;mm &quot;; [.$C56]; FIND(&quot;mm &quot;; [.$C56]; FIND(&quot;: &quot;; [.$C56])) + 2) + 2)))) + 2;&#10;          FIND(&quot; &quot;; STRING_REVERSE(LEFT([.$C56]; FIND(&quot;mm &quot;; [.$C56]; FIND(&quot;mm &quot;; [.$C56]; FIND(&quot;mm &quot;; [.$C56]; FIND(&quot;: &quot;; [.$C56])) + 2) + 2)))) - 2&#10;     )&#10;)" office:value-type="string" office:string-value="" calcext:value-type="error">
            <text:p>#VALUE!</text:p>
          </table:table-cell>
          <table:table-cell table:formula="of:=IF(ISNUMBER(FIND(&quot;Φ&quot;; [.$C56]));&#10;      IF(ISNUMBER(FIND(&quot;: Washer&quot;; [.$C56])); [.$V56]; &quot;&quot;);&#10;      MID([.$C56];&#10;          FIND(&quot;mm &quot;; [.$C56]; FIND(&quot;mm &quot;; [.$C56]; FIND(&quot;mm &quot;; [.$C56]; FIND(&quot;mm &quot;; [.$C56]; FIND(&quot;: &quot;; [.$C56])) + 2) + 2) + 2) - FIND(&quot; &quot;; STRING_REVERSE(LEFT([.$C56]; FIND(&quot;mm &quot;; [.$C56]; FIND(&quot;mm &quot;; [.$C56]; FIND(&quot;mm &quot;; [.$C56]; FIND(&quot;mm &quot;; [.$C56]; FIND(&quot;: &quot;; [.$C56])) + 2) + 2) + 2)))) + 2;&#10;          FIND(&quot; &quot;; STRING_REVERSE(LEFT([.$C56]; FIND(&quot;mm &quot;; [.$C56]; FIND(&quot;mm &quot;; [.$C56]; FIND(&quot;mm &quot;; [.$C56]; FIND(&quot;mm &quot;; [.$C56]; FIND(&quot;: &quot;; [.$C56])) + 2) + 2) + 2)))) - 2&#10;     )&#10;)" office:value-type="string" office:string-value="" calcext:value-type="error">
            <text:p>#VALUE!</text:p>
          </table:table-cell>
          <table:table-cell table:style-name="ce17" table:formula="of:=NOT(OR([.$F56:.$Q56]))" office:value-type="boolean" office:boolean-value="false" calcext:value-type="boolean">
            <text:p>FALSE</text:p>
          </table:table-cell>
          <table:table-cell table:formula="of:=RIGHT([.$C56]; LEN([.$C56]) - FIND(&quot; - x&quot;; [.$C56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ECHO: "Nut: Nut M10 - x1"</text:p>
          </table:table-cell>
          <table:table-cell table:formula="of:=MID([.$B57]; 8; LEN([.$B57]) - 8)" office:value-type="string" office:string-value="Nut: Nut M10 - x1" calcext:value-type="string">
            <text:p>Nut: Nut M10 - x1</text:p>
          </table:table-cell>
          <table:table-cell table:formula="of:=IF(LEFT([.$C57]; 5) = &quot;Tool:&quot;; RIGHT([.$C57]; LEN([.$C57]) - 6); LEFT([.$C57]; FIND(&quot;:&quot;; [.$C57]) - 1))" office:value-type="string" office:string-value="Nut" calcext:value-type="string">
            <text:p>Nut</text:p>
          </table:table-cell>
          <table:table-cell table:style-name="ce7" table:formula="of:=NOT(RIGHT(TRIM([.$C57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57]))" office:value-type="boolean" office:boolean-value="false" calcext:value-type="boolean">
            <text:p>FALSE</text:p>
          </table:table-cell>
          <table:table-cell table:style-name="ce7" table:formula="of:=ISNUMBER(FIND(&quot;: Bolt&quot;; [.$C57]))" office:value-type="boolean" office:boolean-value="false" calcext:value-type="boolean">
            <text:p>FALSE</text:p>
          </table:table-cell>
          <table:table-cell table:style-name="ce7" table:formula="of:=ISNUMBER(FIND(&quot;: Nut&quot;; [.$C57]))" office:value-type="boolean" office:boolean-value="true" calcext:value-type="boolean">
            <text:p>TRUE</text:p>
          </table:table-cell>
          <table:table-cell table:style-name="ce7" table:formula="of:=ISNUMBER(SEARCH(&quot;: Wheel&quot;; [.$C57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57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57]))" office:value-type="boolean" office:boolean-value="false" calcext:value-type="boolean">
            <text:p>FALSE</text:p>
          </table:table-cell>
          <table:table-cell table:style-name="ce7" table:formula="of:=ISNUMBER(SEARCH(&quot;ALUMINIUM SHEET&quot;; [.$C57]))" office:value-type="boolean" office:boolean-value="false" calcext:value-type="boolean">
            <text:p>FALSE</text:p>
          </table:table-cell>
          <table:table-cell table:style-name="ce7" table:formula="of:=ISNUMBER(FIND(&quot;: Tube clamp&quot;; [.$C57]))" office:value-type="boolean" office:boolean-value="false" calcext:value-type="boolean">
            <text:p>FALSE</text:p>
          </table:table-cell>
          <table:table-cell table:style-name="ce7" table:formula="of:=AND(ISNUMBER(FIND(&quot;: Tube clamp&quot;; [.$C57])); ISNUMBER(SEARCH(&quot;104:&quot;; [.$C57])))" office:value-type="boolean" office:boolean-value="false" calcext:value-type="boolean">
            <text:p>FALSE</text:p>
          </table:table-cell>
          <table:table-cell table:style-name="ce7" table:formula="of:=AND(ISNUMBER(FIND(&quot;: Tube clamp&quot;; [.$C57])); ISNUMBER(SEARCH(&quot;116:&quot;; [.$C57])))" office:value-type="boolean" office:boolean-value="false" calcext:value-type="boolean">
            <text:p>FALSE</text:p>
          </table:table-cell>
          <table:table-cell table:style-name="ce7" table:formula="of:=AND(ISNUMBER(FIND(&quot;: Tube clamp&quot;; [.$C57])); ISNUMBER(SEARCH(&quot;132:&quot;; [.$C57])))" office:value-type="boolean" office:boolean-value="false" calcext:value-type="boolean">
            <text:p>FALSE</text:p>
          </table:table-cell>
          <table:table-cell table:style-name="ce7" table:formula="of:=AND(ISNUMBER(FIND(&quot;: Tube clamp&quot;; [.$C57])); ISNUMBER(SEARCH(&quot;176:&quot;; [.$C57])))" office:value-type="boolean" office:boolean-value="false" calcext:value-type="boolean">
            <text:p>FALSE</text:p>
          </table:table-cell>
          <table:table-cell table:style-name="ce7" table:formula="of:=ISNUMBER(FIND(&quot;Tool:&quot;; [.$C57]))" office:value-type="boolean" office:boolean-value="false" calcext:value-type="boolean">
            <text:p>FALSE</text:p>
          </table:table-cell>
          <table:table-cell table:style-name="ce12" table:formula="of:=IF(ISNUMBER(FIND(&quot;Φ&quot;; [.$C57])); MID([.$C57]; FIND(&quot;Φ&quot;; [.$C57]) + 1; FIND(&quot;mm&quot;; [.$C57]; FIND(&quot;Φ&quot;; [.$C57])) - FIND(&quot;Φ&quot;; [.$C57]) - 1); IF(ISNUMBER(FIND(&quot;: Bolt M&quot;; [.$C57])); MID([.$C57]; FIND(&quot;: Bolt M&quot;; [.$C57]) + 8; FIND(&quot; &quot;; [.$C57]; FIND(&quot;: Bolt M&quot;; [.$C57]) + 8) - FIND(&quot;: Bolt M&quot;; [.$C57]) - 8); &quot;&quot;))">
            <text:p/>
          </table:table-cell>
          <table:table-cell table:style-name="ce12" table:formula="of:=IF(ISNUMBER(FIND(&quot;: Washer&quot;; [.$C57])); [.$U57]; IF(ISNUMBER(FIND(&quot;Φ&quot;; [.$C57])); MID([.$C57]; FIND(&quot;Φ&quot;; [.$C57]) + 1; FIND(&quot;mm&quot;; [.$C57]; FIND(&quot;Φ&quot;; [.$C57])) - FIND(&quot;Φ&quot;; [.$C57]) - 1); IF(ISNUMBER(FIND(&quot;: Bolt M&quot;; [.$C57])); MID([.$C57]; FIND(&quot;: Bolt M&quot;; [.$C57]) + 8; FIND(&quot; &quot;; [.$C57]; FIND(&quot;: Bolt M&quot;; [.$C57]) + 8) - FIND(&quot;: Bolt M&quot;; [.$C57]) - 8); &quot;&quot;)))">
            <text:p/>
          </table:table-cell>
          <table:table-cell table:formula="of:=IF(ISNUMBER(FIND(&quot;Φ&quot;; [.$C57]));&#10;      MID([.$C57];&#10;          FIND(&quot;mm &quot;; [.$C57]; FIND(&quot;Φ&quot;; [.$C57])) + 5;&#10;          FIND(&quot;mm &quot;; [.$C57]; FIND(&quot;mm &quot;; [.$C57]; FIND(&quot;Φ&quot;; [.$C57])) + 4) - FIND(&quot;mm &quot;; [.$C57]; FIND(&quot;Φ&quot;; [.$C57])) - 5&#10;     );&#10;      MID([.$C57];&#10;          FIND(&quot;mm &quot;; [.$C57]; FIND(&quot;: &quot;; [.$C57])) - FIND(&quot; &quot;; STRING_REVERSE(LEFT([.$C57]; FIND(&quot;mm &quot;; [.$C57]; FIND(&quot;: &quot;; [.$C57]))))) + 2;&#10;          FIND(&quot; &quot;; STRING_REVERSE(LEFT([.$C57]; FIND(&quot;mm &quot;; [.$C57]; FIND(&quot;: &quot;; [.$C57]))))) - 2&#10;     )&#10;)" office:value-type="string" office:string-value="" calcext:value-type="error">
            <text:p>#VALUE!</text:p>
          </table:table-cell>
          <table:table-cell table:formula="of:=IF(ISNUMBER(FIND(&quot;Φ&quot;; [.$C57]));&#10;      MID([.$C58];           FIND(&quot;mm &quot;; [.$C58]; FIND(&quot;mm &quot;; [.$C58]; FIND(&quot;mm &quot;; [.$C58]; FIND(&quot;: &quot;; [.$C58])) + 2) + 2) - FIND(&quot; &quot;; STRING_REVERSE(LEFT([.$C58]; FIND(&quot;mm &quot;; [.$C58]; FIND(&quot;mm &quot;; [.$C58]; FIND(&quot;mm &quot;; [.$C58]; FIND(&quot;: &quot;; [.$C58])) + 2) + 2)))) + 2;           FIND(&quot; &quot;; STRING_REVERSE(LEFT([.$C58]; FIND(&quot;mm &quot;; [.$C58]; FIND(&quot;mm &quot;; [.$C58]; FIND(&quot;mm &quot;; [.$C58]; FIND(&quot;: &quot;; [.$C58])) + 2) + 2)))) - 2      );&#10;      MID([.$C57];&#10;          FIND(&quot;mm &quot;; [.$C57]; FIND(&quot;mm &quot;; [.$C57]; FIND(&quot;: &quot;; [.$C57])) + 2) - FIND(&quot; &quot;; STRING_REVERSE(LEFT([.$C57]; FIND(&quot;mm &quot;; [.$C57]; FIND(&quot;mm &quot;; [.$C57]; FIND(&quot;: &quot;; [.$C57])) + 2)))) + 2;&#10;          FIND(&quot; &quot;; STRING_REVERSE(LEFT([.$C57]; FIND(&quot;mm &quot;; [.$C57]; FIND(&quot;mm &quot;; [.$C57]; FIND(&quot;: &quot;; [.$C57])) + 2)))) - 2&#10;     )&#10;)" office:value-type="string" office:string-value="" calcext:value-type="error">
            <text:p>#VALUE!</text:p>
          </table:table-cell>
          <table:table-cell table:formula="of:=IF(ISNUMBER(FIND(&quot;Φ&quot;; [.$C57]));&#10;      &quot;&quot;;&#10;      MID([.$C57];&#10;          FIND(&quot;mm &quot;; [.$C57]; FIND(&quot;mm &quot;; [.$C57]; FIND(&quot;mm &quot;; [.$C57]; FIND(&quot;: &quot;; [.$C57])) + 2) + 2) - FIND(&quot; &quot;; STRING_REVERSE(LEFT([.$C57]; FIND(&quot;mm &quot;; [.$C57]; FIND(&quot;mm &quot;; [.$C57]; FIND(&quot;mm &quot;; [.$C57]; FIND(&quot;: &quot;; [.$C57])) + 2) + 2)))) + 2;&#10;          FIND(&quot; &quot;; STRING_REVERSE(LEFT([.$C57]; FIND(&quot;mm &quot;; [.$C57]; FIND(&quot;mm &quot;; [.$C57]; FIND(&quot;mm &quot;; [.$C57]; FIND(&quot;: &quot;; [.$C57])) + 2) + 2)))) - 2&#10;     )&#10;)" office:value-type="string" office:string-value="" calcext:value-type="error">
            <text:p>#VALUE!</text:p>
          </table:table-cell>
          <table:table-cell table:formula="of:=IF(ISNUMBER(FIND(&quot;Φ&quot;; [.$C57]));&#10;      IF(ISNUMBER(FIND(&quot;: Washer&quot;; [.$C57])); [.$V57]; &quot;&quot;);&#10;      MID([.$C57];&#10;          FIND(&quot;mm &quot;; [.$C57]; FIND(&quot;mm &quot;; [.$C57]; FIND(&quot;mm &quot;; [.$C57]; FIND(&quot;mm &quot;; [.$C57]; FIND(&quot;: &quot;; [.$C57])) + 2) + 2) + 2) - FIND(&quot; &quot;; STRING_REVERSE(LEFT([.$C57]; FIND(&quot;mm &quot;; [.$C57]; FIND(&quot;mm &quot;; [.$C57]; FIND(&quot;mm &quot;; [.$C57]; FIND(&quot;mm &quot;; [.$C57]; FIND(&quot;: &quot;; [.$C57])) + 2) + 2) + 2)))) + 2;&#10;          FIND(&quot; &quot;; STRING_REVERSE(LEFT([.$C57]; FIND(&quot;mm &quot;; [.$C57]; FIND(&quot;mm &quot;; [.$C57]; FIND(&quot;mm &quot;; [.$C57]; FIND(&quot;mm &quot;; [.$C57]; FIND(&quot;: &quot;; [.$C57])) + 2) + 2) + 2)))) - 2&#10;     )&#10;)" office:value-type="string" office:string-value="" calcext:value-type="error">
            <text:p>#VALUE!</text:p>
          </table:table-cell>
          <table:table-cell table:style-name="ce17" table:formula="of:=NOT(OR([.$F57:.$Q57]))" office:value-type="boolean" office:boolean-value="false" calcext:value-type="boolean">
            <text:p>FALSE</text:p>
          </table:table-cell>
          <table:table-cell table:formula="of:=RIGHT([.$C57]; LEN([.$C57]) - FIND(&quot; - x&quot;; [.$C57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ECHO: "Washer: Washer Φ25mm x 10mm x 3mm - x1"</text:p>
          </table:table-cell>
          <table:table-cell table:formula="of:=MID([.$B58]; 8; LEN([.$B58]) - 8)" office:value-type="string" office:string-value="Washer: Washer Φ25mm x 10mm x 3mm - x1" calcext:value-type="string">
            <text:p>Washer: Washer Φ25mm x 10mm x 3mm - x1</text:p>
          </table:table-cell>
          <table:table-cell table:formula="of:=IF(LEFT([.$C58]; 5) = &quot;Tool:&quot;; RIGHT([.$C58]; LEN([.$C58]) - 6); LEFT([.$C58]; FIND(&quot;:&quot;; [.$C58]) - 1))" office:value-type="string" office:string-value="Washer" calcext:value-type="string">
            <text:p>Washer</text:p>
          </table:table-cell>
          <table:table-cell table:style-name="ce7" table:formula="of:=NOT(RIGHT(TRIM([.$C58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58]))" office:value-type="boolean" office:boolean-value="true" calcext:value-type="boolean">
            <text:p>TRUE</text:p>
          </table:table-cell>
          <table:table-cell table:style-name="ce7" table:formula="of:=ISNUMBER(FIND(&quot;: Bolt&quot;; [.$C58]))" office:value-type="boolean" office:boolean-value="false" calcext:value-type="boolean">
            <text:p>FALSE</text:p>
          </table:table-cell>
          <table:table-cell table:style-name="ce7" table:formula="of:=ISNUMBER(FIND(&quot;: Nut&quot;; [.$C58]))" office:value-type="boolean" office:boolean-value="false" calcext:value-type="boolean">
            <text:p>FALSE</text:p>
          </table:table-cell>
          <table:table-cell table:style-name="ce7" table:formula="of:=ISNUMBER(SEARCH(&quot;: Wheel&quot;; [.$C58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58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58]))" office:value-type="boolean" office:boolean-value="false" calcext:value-type="boolean">
            <text:p>FALSE</text:p>
          </table:table-cell>
          <table:table-cell table:style-name="ce7" table:formula="of:=ISNUMBER(SEARCH(&quot;ALUMINIUM SHEET&quot;; [.$C58]))" office:value-type="boolean" office:boolean-value="false" calcext:value-type="boolean">
            <text:p>FALSE</text:p>
          </table:table-cell>
          <table:table-cell table:style-name="ce7" table:formula="of:=ISNUMBER(FIND(&quot;: Tube clamp&quot;; [.$C58]))" office:value-type="boolean" office:boolean-value="false" calcext:value-type="boolean">
            <text:p>FALSE</text:p>
          </table:table-cell>
          <table:table-cell table:style-name="ce7" table:formula="of:=AND(ISNUMBER(FIND(&quot;: Tube clamp&quot;; [.$C58])); ISNUMBER(SEARCH(&quot;104:&quot;; [.$C58])))" office:value-type="boolean" office:boolean-value="false" calcext:value-type="boolean">
            <text:p>FALSE</text:p>
          </table:table-cell>
          <table:table-cell table:style-name="ce7" table:formula="of:=AND(ISNUMBER(FIND(&quot;: Tube clamp&quot;; [.$C58])); ISNUMBER(SEARCH(&quot;116:&quot;; [.$C58])))" office:value-type="boolean" office:boolean-value="false" calcext:value-type="boolean">
            <text:p>FALSE</text:p>
          </table:table-cell>
          <table:table-cell table:style-name="ce7" table:formula="of:=AND(ISNUMBER(FIND(&quot;: Tube clamp&quot;; [.$C58])); ISNUMBER(SEARCH(&quot;132:&quot;; [.$C58])))" office:value-type="boolean" office:boolean-value="false" calcext:value-type="boolean">
            <text:p>FALSE</text:p>
          </table:table-cell>
          <table:table-cell table:style-name="ce7" table:formula="of:=AND(ISNUMBER(FIND(&quot;: Tube clamp&quot;; [.$C58])); ISNUMBER(SEARCH(&quot;176:&quot;; [.$C58])))" office:value-type="boolean" office:boolean-value="false" calcext:value-type="boolean">
            <text:p>FALSE</text:p>
          </table:table-cell>
          <table:table-cell table:style-name="ce7" table:formula="of:=ISNUMBER(FIND(&quot;Tool:&quot;; [.$C58]))" office:value-type="boolean" office:boolean-value="false" calcext:value-type="boolean">
            <text:p>FALSE</text:p>
          </table:table-cell>
          <table:table-cell table:style-name="ce12" table:formula="of:=IF(ISNUMBER(FIND(&quot;Φ&quot;; [.$C58])); MID([.$C58]; FIND(&quot;Φ&quot;; [.$C58]) + 1; FIND(&quot;mm&quot;; [.$C58]; FIND(&quot;Φ&quot;; [.$C58])) - FIND(&quot;Φ&quot;; [.$C58]) - 1); IF(ISNUMBER(FIND(&quot;: Bolt M&quot;; [.$C58])); MID([.$C58]; FIND(&quot;: Bolt M&quot;; [.$C58]) + 8; FIND(&quot; &quot;; [.$C58]; FIND(&quot;: Bolt M&quot;; [.$C58]) + 8) - FIND(&quot;: Bolt M&quot;; [.$C58]) - 8); &quot;&quot;))" office:value-type="string" office:string-value="25" calcext:value-type="string">
            <text:p>25</text:p>
          </table:table-cell>
          <table:table-cell table:style-name="ce12" table:formula="of:=IF(ISNUMBER(FIND(&quot;: Washer&quot;; [.$C58])); [.$U58]; IF(ISNUMBER(FIND(&quot;Φ&quot;; [.$C58])); MID([.$C58]; FIND(&quot;Φ&quot;; [.$C58]) + 1; FIND(&quot;mm&quot;; [.$C58]; FIND(&quot;Φ&quot;; [.$C58])) - FIND(&quot;Φ&quot;; [.$C58]) - 1); IF(ISNUMBER(FIND(&quot;: Bolt M&quot;; [.$C58])); MID([.$C58]; FIND(&quot;: Bolt M&quot;; [.$C58]) + 8; FIND(&quot; &quot;; [.$C58]; FIND(&quot;: Bolt M&quot;; [.$C58]) + 8) - FIND(&quot;: Bolt M&quot;; [.$C58]) - 8); &quot;&quot;)))" office:value-type="string" office:string-value="10" calcext:value-type="string">
            <text:p>10</text:p>
          </table:table-cell>
          <table:table-cell table:formula="of:=IF(ISNUMBER(FIND(&quot;Φ&quot;; [.$C58]));&#10;      MID([.$C58];&#10;          FIND(&quot;mm &quot;; [.$C58]; FIND(&quot;Φ&quot;; [.$C58])) + 5;&#10;          FIND(&quot;mm &quot;; [.$C58]; FIND(&quot;mm &quot;; [.$C58]; FIND(&quot;Φ&quot;; [.$C58])) + 4) - FIND(&quot;mm &quot;; [.$C58]; FIND(&quot;Φ&quot;; [.$C58])) - 5&#10;     );&#10;      MID([.$C58];&#10;          FIND(&quot;mm &quot;; [.$C58]; FIND(&quot;: &quot;; [.$C58])) - FIND(&quot; &quot;; STRING_REVERSE(LEFT([.$C58]; FIND(&quot;mm &quot;; [.$C58]; FIND(&quot;: &quot;; [.$C58]))))) + 2;&#10;          FIND(&quot; &quot;; STRING_REVERSE(LEFT([.$C58]; FIND(&quot;mm &quot;; [.$C58]; FIND(&quot;: &quot;; [.$C58]))))) - 2&#10;     )&#10;)" office:value-type="string" office:string-value="10" calcext:value-type="string">
            <text:p>10</text:p>
          </table:table-cell>
          <table:table-cell table:formula="of:=IF(ISNUMBER(FIND(&quot;Φ&quot;; [.$C58]));&#10;      MID([.$C59];           FIND(&quot;mm &quot;; [.$C59]; FIND(&quot;mm &quot;; [.$C59]; FIND(&quot;mm &quot;; [.$C59]; FIND(&quot;: &quot;; [.$C59])) + 2) + 2) - FIND(&quot; &quot;; STRING_REVERSE(LEFT([.$C59]; FIND(&quot;mm &quot;; [.$C59]; FIND(&quot;mm &quot;; [.$C59]; FIND(&quot;mm &quot;; [.$C59]; FIND(&quot;: &quot;; [.$C59])) + 2) + 2)))) + 2;           FIND(&quot; &quot;; STRING_REVERSE(LEFT([.$C59]; FIND(&quot;mm &quot;; [.$C59]; FIND(&quot;mm &quot;; [.$C59]; FIND(&quot;mm &quot;; [.$C59]; FIND(&quot;: &quot;; [.$C59])) + 2) + 2)))) - 2      );&#10;      MID([.$C58];&#10;          FIND(&quot;mm &quot;; [.$C58]; FIND(&quot;mm &quot;; [.$C58]; FIND(&quot;: &quot;; [.$C58])) + 2) - FIND(&quot; &quot;; STRING_REVERSE(LEFT([.$C58]; FIND(&quot;mm &quot;; [.$C58]; FIND(&quot;mm &quot;; [.$C58]; FIND(&quot;: &quot;; [.$C58])) + 2)))) + 2;&#10;          FIND(&quot; &quot;; STRING_REVERSE(LEFT([.$C58]; FIND(&quot;mm &quot;; [.$C58]; FIND(&quot;mm &quot;; [.$C58]; FIND(&quot;: &quot;; [.$C58])) + 2)))) - 2&#10;     )&#10;)" office:value-type="string" office:string-value="3" calcext:value-type="string">
            <text:p>3</text:p>
          </table:table-cell>
          <table:table-cell table:formula="of:=IF(ISNUMBER(FIND(&quot;Φ&quot;; [.$C58]));&#10;      &quot;&quot;;&#10;      MID([.$C58];&#10;          FIND(&quot;mm &quot;; [.$C58]; FIND(&quot;mm &quot;; [.$C58]; FIND(&quot;mm &quot;; [.$C58]; FIND(&quot;: &quot;; [.$C58])) + 2) + 2) - FIND(&quot; &quot;; STRING_REVERSE(LEFT([.$C58]; FIND(&quot;mm &quot;; [.$C58]; FIND(&quot;mm &quot;; [.$C58]; FIND(&quot;mm &quot;; [.$C58]; FIND(&quot;: &quot;; [.$C58])) + 2) + 2)))) + 2;&#10;          FIND(&quot; &quot;; STRING_REVERSE(LEFT([.$C58]; FIND(&quot;mm &quot;; [.$C58]; FIND(&quot;mm &quot;; [.$C58]; FIND(&quot;mm &quot;; [.$C58]; FIND(&quot;: &quot;; [.$C58])) + 2) + 2)))) - 2&#10;     )&#10;)">
            <text:p/>
          </table:table-cell>
          <table:table-cell table:formula="of:=IF(ISNUMBER(FIND(&quot;Φ&quot;; [.$C58]));&#10;      IF(ISNUMBER(FIND(&quot;: Washer&quot;; [.$C58])); [.$V58]; &quot;&quot;);&#10;      MID([.$C58];&#10;          FIND(&quot;mm &quot;; [.$C58]; FIND(&quot;mm &quot;; [.$C58]; FIND(&quot;mm &quot;; [.$C58]; FIND(&quot;mm &quot;; [.$C58]; FIND(&quot;: &quot;; [.$C58])) + 2) + 2) + 2) - FIND(&quot; &quot;; STRING_REVERSE(LEFT([.$C58]; FIND(&quot;mm &quot;; [.$C58]; FIND(&quot;mm &quot;; [.$C58]; FIND(&quot;mm &quot;; [.$C58]; FIND(&quot;mm &quot;; [.$C58]; FIND(&quot;: &quot;; [.$C58])) + 2) + 2) + 2)))) + 2;&#10;          FIND(&quot; &quot;; STRING_REVERSE(LEFT([.$C58]; FIND(&quot;mm &quot;; [.$C58]; FIND(&quot;mm &quot;; [.$C58]; FIND(&quot;mm &quot;; [.$C58]; FIND(&quot;mm &quot;; [.$C58]; FIND(&quot;: &quot;; [.$C58])) + 2) + 2) + 2)))) - 2&#10;     )&#10;)" office:value-type="string" office:string-value="3" calcext:value-type="string">
            <text:p>3</text:p>
          </table:table-cell>
          <table:table-cell table:style-name="ce17" table:formula="of:=NOT(OR([.$F58:.$Q58]))" office:value-type="boolean" office:boolean-value="false" calcext:value-type="boolean">
            <text:p>FALSE</text:p>
          </table:table-cell>
          <table:table-cell table:formula="of:=RIGHT([.$C58]; LEN([.$C58]) - FIND(&quot; - x&quot;; [.$C58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ECHO: "Washer: Washer Φ25mm x 10mm x 3mm - x1"</text:p>
          </table:table-cell>
          <table:table-cell table:formula="of:=MID([.$B59]; 8; LEN([.$B59]) - 8)" office:value-type="string" office:string-value="Washer: Washer Φ25mm x 10mm x 3mm - x1" calcext:value-type="string">
            <text:p>Washer: Washer Φ25mm x 10mm x 3mm - x1</text:p>
          </table:table-cell>
          <table:table-cell table:formula="of:=IF(LEFT([.$C59]; 5) = &quot;Tool:&quot;; RIGHT([.$C59]; LEN([.$C59]) - 6); LEFT([.$C59]; FIND(&quot;:&quot;; [.$C59]) - 1))" office:value-type="string" office:string-value="Washer" calcext:value-type="string">
            <text:p>Washer</text:p>
          </table:table-cell>
          <table:table-cell table:style-name="ce7" table:formula="of:=NOT(RIGHT(TRIM([.$C59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59]))" office:value-type="boolean" office:boolean-value="true" calcext:value-type="boolean">
            <text:p>TRUE</text:p>
          </table:table-cell>
          <table:table-cell table:style-name="ce7" table:formula="of:=ISNUMBER(FIND(&quot;: Bolt&quot;; [.$C59]))" office:value-type="boolean" office:boolean-value="false" calcext:value-type="boolean">
            <text:p>FALSE</text:p>
          </table:table-cell>
          <table:table-cell table:style-name="ce7" table:formula="of:=ISNUMBER(FIND(&quot;: Nut&quot;; [.$C59]))" office:value-type="boolean" office:boolean-value="false" calcext:value-type="boolean">
            <text:p>FALSE</text:p>
          </table:table-cell>
          <table:table-cell table:style-name="ce7" table:formula="of:=ISNUMBER(SEARCH(&quot;: Wheel&quot;; [.$C59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59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59]))" office:value-type="boolean" office:boolean-value="false" calcext:value-type="boolean">
            <text:p>FALSE</text:p>
          </table:table-cell>
          <table:table-cell table:style-name="ce7" table:formula="of:=ISNUMBER(SEARCH(&quot;ALUMINIUM SHEET&quot;; [.$C59]))" office:value-type="boolean" office:boolean-value="false" calcext:value-type="boolean">
            <text:p>FALSE</text:p>
          </table:table-cell>
          <table:table-cell table:style-name="ce7" table:formula="of:=ISNUMBER(FIND(&quot;: Tube clamp&quot;; [.$C59]))" office:value-type="boolean" office:boolean-value="false" calcext:value-type="boolean">
            <text:p>FALSE</text:p>
          </table:table-cell>
          <table:table-cell table:style-name="ce7" table:formula="of:=AND(ISNUMBER(FIND(&quot;: Tube clamp&quot;; [.$C59])); ISNUMBER(SEARCH(&quot;104:&quot;; [.$C59])))" office:value-type="boolean" office:boolean-value="false" calcext:value-type="boolean">
            <text:p>FALSE</text:p>
          </table:table-cell>
          <table:table-cell table:style-name="ce7" table:formula="of:=AND(ISNUMBER(FIND(&quot;: Tube clamp&quot;; [.$C59])); ISNUMBER(SEARCH(&quot;116:&quot;; [.$C59])))" office:value-type="boolean" office:boolean-value="false" calcext:value-type="boolean">
            <text:p>FALSE</text:p>
          </table:table-cell>
          <table:table-cell table:style-name="ce7" table:formula="of:=AND(ISNUMBER(FIND(&quot;: Tube clamp&quot;; [.$C59])); ISNUMBER(SEARCH(&quot;132:&quot;; [.$C59])))" office:value-type="boolean" office:boolean-value="false" calcext:value-type="boolean">
            <text:p>FALSE</text:p>
          </table:table-cell>
          <table:table-cell table:style-name="ce7" table:formula="of:=AND(ISNUMBER(FIND(&quot;: Tube clamp&quot;; [.$C59])); ISNUMBER(SEARCH(&quot;176:&quot;; [.$C59])))" office:value-type="boolean" office:boolean-value="false" calcext:value-type="boolean">
            <text:p>FALSE</text:p>
          </table:table-cell>
          <table:table-cell table:style-name="ce7" table:formula="of:=ISNUMBER(FIND(&quot;Tool:&quot;; [.$C59]))" office:value-type="boolean" office:boolean-value="false" calcext:value-type="boolean">
            <text:p>FALSE</text:p>
          </table:table-cell>
          <table:table-cell table:style-name="ce12" table:formula="of:=IF(ISNUMBER(FIND(&quot;Φ&quot;; [.$C59])); MID([.$C59]; FIND(&quot;Φ&quot;; [.$C59]) + 1; FIND(&quot;mm&quot;; [.$C59]; FIND(&quot;Φ&quot;; [.$C59])) - FIND(&quot;Φ&quot;; [.$C59]) - 1); IF(ISNUMBER(FIND(&quot;: Bolt M&quot;; [.$C59])); MID([.$C59]; FIND(&quot;: Bolt M&quot;; [.$C59]) + 8; FIND(&quot; &quot;; [.$C59]; FIND(&quot;: Bolt M&quot;; [.$C59]) + 8) - FIND(&quot;: Bolt M&quot;; [.$C59]) - 8); &quot;&quot;))" office:value-type="string" office:string-value="25" calcext:value-type="string">
            <text:p>25</text:p>
          </table:table-cell>
          <table:table-cell table:style-name="ce12" table:formula="of:=IF(ISNUMBER(FIND(&quot;: Washer&quot;; [.$C59])); [.$U59]; IF(ISNUMBER(FIND(&quot;Φ&quot;; [.$C59])); MID([.$C59]; FIND(&quot;Φ&quot;; [.$C59]) + 1; FIND(&quot;mm&quot;; [.$C59]; FIND(&quot;Φ&quot;; [.$C59])) - FIND(&quot;Φ&quot;; [.$C59]) - 1); IF(ISNUMBER(FIND(&quot;: Bolt M&quot;; [.$C59])); MID([.$C59]; FIND(&quot;: Bolt M&quot;; [.$C59]) + 8; FIND(&quot; &quot;; [.$C59]; FIND(&quot;: Bolt M&quot;; [.$C59]) + 8) - FIND(&quot;: Bolt M&quot;; [.$C59]) - 8); &quot;&quot;)))" office:value-type="string" office:string-value="10" calcext:value-type="string">
            <text:p>10</text:p>
          </table:table-cell>
          <table:table-cell table:formula="of:=IF(ISNUMBER(FIND(&quot;Φ&quot;; [.$C59]));&#10;      MID([.$C59];&#10;          FIND(&quot;mm &quot;; [.$C59]; FIND(&quot;Φ&quot;; [.$C59])) + 5;&#10;          FIND(&quot;mm &quot;; [.$C59]; FIND(&quot;mm &quot;; [.$C59]; FIND(&quot;Φ&quot;; [.$C59])) + 4) - FIND(&quot;mm &quot;; [.$C59]; FIND(&quot;Φ&quot;; [.$C59])) - 5&#10;     );&#10;      MID([.$C59];&#10;          FIND(&quot;mm &quot;; [.$C59]; FIND(&quot;: &quot;; [.$C59])) - FIND(&quot; &quot;; STRING_REVERSE(LEFT([.$C59]; FIND(&quot;mm &quot;; [.$C59]; FIND(&quot;: &quot;; [.$C59]))))) + 2;&#10;          FIND(&quot; &quot;; STRING_REVERSE(LEFT([.$C59]; FIND(&quot;mm &quot;; [.$C59]; FIND(&quot;: &quot;; [.$C59]))))) - 2&#10;     )&#10;)" office:value-type="string" office:string-value="10" calcext:value-type="string">
            <text:p>10</text:p>
          </table:table-cell>
          <table:table-cell table:formula="of:=IF(ISNUMBER(FIND(&quot;Φ&quot;; [.$C59]));&#10;      MID([.$C60];           FIND(&quot;mm &quot;; [.$C60]; FIND(&quot;mm &quot;; [.$C60]; FIND(&quot;mm &quot;; [.$C60]; FIND(&quot;: &quot;; [.$C60])) + 2) + 2) - FIND(&quot; &quot;; STRING_REVERSE(LEFT([.$C60]; FIND(&quot;mm &quot;; [.$C60]; FIND(&quot;mm &quot;; [.$C60]; FIND(&quot;mm &quot;; [.$C60]; FIND(&quot;: &quot;; [.$C60])) + 2) + 2)))) + 2;           FIND(&quot; &quot;; STRING_REVERSE(LEFT([.$C60]; FIND(&quot;mm &quot;; [.$C60]; FIND(&quot;mm &quot;; [.$C60]; FIND(&quot;mm &quot;; [.$C60]; FIND(&quot;: &quot;; [.$C60])) + 2) + 2)))) - 2      );&#10;      MID([.$C59];&#10;          FIND(&quot;mm &quot;; [.$C59]; FIND(&quot;mm &quot;; [.$C59]; FIND(&quot;: &quot;; [.$C59])) + 2) - FIND(&quot; &quot;; STRING_REVERSE(LEFT([.$C59]; FIND(&quot;mm &quot;; [.$C59]; FIND(&quot;mm &quot;; [.$C59]; FIND(&quot;: &quot;; [.$C59])) + 2)))) + 2;&#10;          FIND(&quot; &quot;; STRING_REVERSE(LEFT([.$C59]; FIND(&quot;mm &quot;; [.$C59]; FIND(&quot;mm &quot;; [.$C59]; FIND(&quot;: &quot;; [.$C59])) + 2)))) - 2&#10;     )&#10;)" office:value-type="string" office:string-value="3" calcext:value-type="string">
            <text:p>3</text:p>
          </table:table-cell>
          <table:table-cell table:formula="of:=IF(ISNUMBER(FIND(&quot;Φ&quot;; [.$C59]));&#10;      &quot;&quot;;&#10;      MID([.$C59];&#10;          FIND(&quot;mm &quot;; [.$C59]; FIND(&quot;mm &quot;; [.$C59]; FIND(&quot;mm &quot;; [.$C59]; FIND(&quot;: &quot;; [.$C59])) + 2) + 2) - FIND(&quot; &quot;; STRING_REVERSE(LEFT([.$C59]; FIND(&quot;mm &quot;; [.$C59]; FIND(&quot;mm &quot;; [.$C59]; FIND(&quot;mm &quot;; [.$C59]; FIND(&quot;: &quot;; [.$C59])) + 2) + 2)))) + 2;&#10;          FIND(&quot; &quot;; STRING_REVERSE(LEFT([.$C59]; FIND(&quot;mm &quot;; [.$C59]; FIND(&quot;mm &quot;; [.$C59]; FIND(&quot;mm &quot;; [.$C59]; FIND(&quot;: &quot;; [.$C59])) + 2) + 2)))) - 2&#10;     )&#10;)">
            <text:p/>
          </table:table-cell>
          <table:table-cell table:formula="of:=IF(ISNUMBER(FIND(&quot;Φ&quot;; [.$C59]));&#10;      IF(ISNUMBER(FIND(&quot;: Washer&quot;; [.$C59])); [.$V59]; &quot;&quot;);&#10;      MID([.$C59];&#10;          FIND(&quot;mm &quot;; [.$C59]; FIND(&quot;mm &quot;; [.$C59]; FIND(&quot;mm &quot;; [.$C59]; FIND(&quot;mm &quot;; [.$C59]; FIND(&quot;: &quot;; [.$C59])) + 2) + 2) + 2) - FIND(&quot; &quot;; STRING_REVERSE(LEFT([.$C59]; FIND(&quot;mm &quot;; [.$C59]; FIND(&quot;mm &quot;; [.$C59]; FIND(&quot;mm &quot;; [.$C59]; FIND(&quot;mm &quot;; [.$C59]; FIND(&quot;: &quot;; [.$C59])) + 2) + 2) + 2)))) + 2;&#10;          FIND(&quot; &quot;; STRING_REVERSE(LEFT([.$C59]; FIND(&quot;mm &quot;; [.$C59]; FIND(&quot;mm &quot;; [.$C59]; FIND(&quot;mm &quot;; [.$C59]; FIND(&quot;mm &quot;; [.$C59]; FIND(&quot;: &quot;; [.$C59])) + 2) + 2) + 2)))) - 2&#10;     )&#10;)" office:value-type="string" office:string-value="3" calcext:value-type="string">
            <text:p>3</text:p>
          </table:table-cell>
          <table:table-cell table:style-name="ce17" table:formula="of:=NOT(OR([.$F59:.$Q59]))" office:value-type="boolean" office:boolean-value="false" calcext:value-type="boolean">
            <text:p>FALSE</text:p>
          </table:table-cell>
          <table:table-cell table:formula="of:=RIGHT([.$C59]; LEN([.$C59]) - FIND(&quot; - x&quot;; [.$C59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ECHO: "Washer: Washer Φ25mm x 10mm x 3mm - x1"</text:p>
          </table:table-cell>
          <table:table-cell table:formula="of:=MID([.$B60]; 8; LEN([.$B60]) - 8)" office:value-type="string" office:string-value="Washer: Washer Φ25mm x 10mm x 3mm - x1" calcext:value-type="string">
            <text:p>Washer: Washer Φ25mm x 10mm x 3mm - x1</text:p>
          </table:table-cell>
          <table:table-cell table:formula="of:=IF(LEFT([.$C60]; 5) = &quot;Tool:&quot;; RIGHT([.$C60]; LEN([.$C60]) - 6); LEFT([.$C60]; FIND(&quot;:&quot;; [.$C60]) - 1))" office:value-type="string" office:string-value="Washer" calcext:value-type="string">
            <text:p>Washer</text:p>
          </table:table-cell>
          <table:table-cell table:style-name="ce7" table:formula="of:=NOT(RIGHT(TRIM([.$C60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60]))" office:value-type="boolean" office:boolean-value="true" calcext:value-type="boolean">
            <text:p>TRUE</text:p>
          </table:table-cell>
          <table:table-cell table:style-name="ce7" table:formula="of:=ISNUMBER(FIND(&quot;: Bolt&quot;; [.$C60]))" office:value-type="boolean" office:boolean-value="false" calcext:value-type="boolean">
            <text:p>FALSE</text:p>
          </table:table-cell>
          <table:table-cell table:style-name="ce7" table:formula="of:=ISNUMBER(FIND(&quot;: Nut&quot;; [.$C60]))" office:value-type="boolean" office:boolean-value="false" calcext:value-type="boolean">
            <text:p>FALSE</text:p>
          </table:table-cell>
          <table:table-cell table:style-name="ce7" table:formula="of:=ISNUMBER(SEARCH(&quot;: Wheel&quot;; [.$C60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60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60]))" office:value-type="boolean" office:boolean-value="false" calcext:value-type="boolean">
            <text:p>FALSE</text:p>
          </table:table-cell>
          <table:table-cell table:style-name="ce7" table:formula="of:=ISNUMBER(SEARCH(&quot;ALUMINIUM SHEET&quot;; [.$C60]))" office:value-type="boolean" office:boolean-value="false" calcext:value-type="boolean">
            <text:p>FALSE</text:p>
          </table:table-cell>
          <table:table-cell table:style-name="ce7" table:formula="of:=ISNUMBER(FIND(&quot;: Tube clamp&quot;; [.$C60]))" office:value-type="boolean" office:boolean-value="false" calcext:value-type="boolean">
            <text:p>FALSE</text:p>
          </table:table-cell>
          <table:table-cell table:style-name="ce7" table:formula="of:=AND(ISNUMBER(FIND(&quot;: Tube clamp&quot;; [.$C60])); ISNUMBER(SEARCH(&quot;104:&quot;; [.$C60])))" office:value-type="boolean" office:boolean-value="false" calcext:value-type="boolean">
            <text:p>FALSE</text:p>
          </table:table-cell>
          <table:table-cell table:style-name="ce7" table:formula="of:=AND(ISNUMBER(FIND(&quot;: Tube clamp&quot;; [.$C60])); ISNUMBER(SEARCH(&quot;116:&quot;; [.$C60])))" office:value-type="boolean" office:boolean-value="false" calcext:value-type="boolean">
            <text:p>FALSE</text:p>
          </table:table-cell>
          <table:table-cell table:style-name="ce7" table:formula="of:=AND(ISNUMBER(FIND(&quot;: Tube clamp&quot;; [.$C60])); ISNUMBER(SEARCH(&quot;132:&quot;; [.$C60])))" office:value-type="boolean" office:boolean-value="false" calcext:value-type="boolean">
            <text:p>FALSE</text:p>
          </table:table-cell>
          <table:table-cell table:style-name="ce7" table:formula="of:=AND(ISNUMBER(FIND(&quot;: Tube clamp&quot;; [.$C60])); ISNUMBER(SEARCH(&quot;176:&quot;; [.$C60])))" office:value-type="boolean" office:boolean-value="false" calcext:value-type="boolean">
            <text:p>FALSE</text:p>
          </table:table-cell>
          <table:table-cell table:style-name="ce7" table:formula="of:=ISNUMBER(FIND(&quot;Tool:&quot;; [.$C60]))" office:value-type="boolean" office:boolean-value="false" calcext:value-type="boolean">
            <text:p>FALSE</text:p>
          </table:table-cell>
          <table:table-cell table:style-name="ce12" table:formula="of:=IF(ISNUMBER(FIND(&quot;Φ&quot;; [.$C60])); MID([.$C60]; FIND(&quot;Φ&quot;; [.$C60]) + 1; FIND(&quot;mm&quot;; [.$C60]; FIND(&quot;Φ&quot;; [.$C60])) - FIND(&quot;Φ&quot;; [.$C60]) - 1); IF(ISNUMBER(FIND(&quot;: Bolt M&quot;; [.$C60])); MID([.$C60]; FIND(&quot;: Bolt M&quot;; [.$C60]) + 8; FIND(&quot; &quot;; [.$C60]; FIND(&quot;: Bolt M&quot;; [.$C60]) + 8) - FIND(&quot;: Bolt M&quot;; [.$C60]) - 8); &quot;&quot;))" office:value-type="string" office:string-value="25" calcext:value-type="string">
            <text:p>25</text:p>
          </table:table-cell>
          <table:table-cell table:style-name="ce12" table:formula="of:=IF(ISNUMBER(FIND(&quot;: Washer&quot;; [.$C60])); [.$U60]; IF(ISNUMBER(FIND(&quot;Φ&quot;; [.$C60])); MID([.$C60]; FIND(&quot;Φ&quot;; [.$C60]) + 1; FIND(&quot;mm&quot;; [.$C60]; FIND(&quot;Φ&quot;; [.$C60])) - FIND(&quot;Φ&quot;; [.$C60]) - 1); IF(ISNUMBER(FIND(&quot;: Bolt M&quot;; [.$C60])); MID([.$C60]; FIND(&quot;: Bolt M&quot;; [.$C60]) + 8; FIND(&quot; &quot;; [.$C60]; FIND(&quot;: Bolt M&quot;; [.$C60]) + 8) - FIND(&quot;: Bolt M&quot;; [.$C60]) - 8); &quot;&quot;)))" office:value-type="string" office:string-value="10" calcext:value-type="string">
            <text:p>10</text:p>
          </table:table-cell>
          <table:table-cell table:formula="of:=IF(ISNUMBER(FIND(&quot;Φ&quot;; [.$C60]));&#10;      MID([.$C60];&#10;          FIND(&quot;mm &quot;; [.$C60]; FIND(&quot;Φ&quot;; [.$C60])) + 5;&#10;          FIND(&quot;mm &quot;; [.$C60]; FIND(&quot;mm &quot;; [.$C60]; FIND(&quot;Φ&quot;; [.$C60])) + 4) - FIND(&quot;mm &quot;; [.$C60]; FIND(&quot;Φ&quot;; [.$C60])) - 5&#10;     );&#10;      MID([.$C60];&#10;          FIND(&quot;mm &quot;; [.$C60]; FIND(&quot;: &quot;; [.$C60])) - FIND(&quot; &quot;; STRING_REVERSE(LEFT([.$C60]; FIND(&quot;mm &quot;; [.$C60]; FIND(&quot;: &quot;; [.$C60]))))) + 2;&#10;          FIND(&quot; &quot;; STRING_REVERSE(LEFT([.$C60]; FIND(&quot;mm &quot;; [.$C60]; FIND(&quot;: &quot;; [.$C60]))))) - 2&#10;     )&#10;)" office:value-type="string" office:string-value="10" calcext:value-type="string">
            <text:p>10</text:p>
          </table:table-cell>
          <table:table-cell table:formula="of:=IF(ISNUMBER(FIND(&quot;Φ&quot;; [.$C60]));&#10;      MID([.$C61];           FIND(&quot;mm &quot;; [.$C61]; FIND(&quot;mm &quot;; [.$C61]; FIND(&quot;mm &quot;; [.$C61]; FIND(&quot;: &quot;; [.$C61])) + 2) + 2) - FIND(&quot; &quot;; STRING_REVERSE(LEFT([.$C61]; FIND(&quot;mm &quot;; [.$C61]; FIND(&quot;mm &quot;; [.$C61]; FIND(&quot;mm &quot;; [.$C61]; FIND(&quot;: &quot;; [.$C61])) + 2) + 2)))) + 2;           FIND(&quot; &quot;; STRING_REVERSE(LEFT([.$C61]; FIND(&quot;mm &quot;; [.$C61]; FIND(&quot;mm &quot;; [.$C61]; FIND(&quot;mm &quot;; [.$C61]; FIND(&quot;: &quot;; [.$C61])) + 2) + 2)))) - 2      );&#10;      MID([.$C60];&#10;          FIND(&quot;mm &quot;; [.$C60]; FIND(&quot;mm &quot;; [.$C60]; FIND(&quot;: &quot;; [.$C60])) + 2) - FIND(&quot; &quot;; STRING_REVERSE(LEFT([.$C60]; FIND(&quot;mm &quot;; [.$C60]; FIND(&quot;mm &quot;; [.$C60]; FIND(&quot;: &quot;; [.$C60])) + 2)))) + 2;&#10;          FIND(&quot; &quot;; STRING_REVERSE(LEFT([.$C60]; FIND(&quot;mm &quot;; [.$C60]; FIND(&quot;mm &quot;; [.$C60]; FIND(&quot;: &quot;; [.$C60])) + 2)))) - 2&#10;     )&#10;)" office:value-type="string" office:string-value="3" calcext:value-type="string">
            <text:p>3</text:p>
          </table:table-cell>
          <table:table-cell table:formula="of:=IF(ISNUMBER(FIND(&quot;Φ&quot;; [.$C60]));&#10;      &quot;&quot;;&#10;      MID([.$C60];&#10;          FIND(&quot;mm &quot;; [.$C60]; FIND(&quot;mm &quot;; [.$C60]; FIND(&quot;mm &quot;; [.$C60]; FIND(&quot;: &quot;; [.$C60])) + 2) + 2) - FIND(&quot; &quot;; STRING_REVERSE(LEFT([.$C60]; FIND(&quot;mm &quot;; [.$C60]; FIND(&quot;mm &quot;; [.$C60]; FIND(&quot;mm &quot;; [.$C60]; FIND(&quot;: &quot;; [.$C60])) + 2) + 2)))) + 2;&#10;          FIND(&quot; &quot;; STRING_REVERSE(LEFT([.$C60]; FIND(&quot;mm &quot;; [.$C60]; FIND(&quot;mm &quot;; [.$C60]; FIND(&quot;mm &quot;; [.$C60]; FIND(&quot;: &quot;; [.$C60])) + 2) + 2)))) - 2&#10;     )&#10;)">
            <text:p/>
          </table:table-cell>
          <table:table-cell table:formula="of:=IF(ISNUMBER(FIND(&quot;Φ&quot;; [.$C60]));&#10;      IF(ISNUMBER(FIND(&quot;: Washer&quot;; [.$C60])); [.$V60]; &quot;&quot;);&#10;      MID([.$C60];&#10;          FIND(&quot;mm &quot;; [.$C60]; FIND(&quot;mm &quot;; [.$C60]; FIND(&quot;mm &quot;; [.$C60]; FIND(&quot;mm &quot;; [.$C60]; FIND(&quot;: &quot;; [.$C60])) + 2) + 2) + 2) - FIND(&quot; &quot;; STRING_REVERSE(LEFT([.$C60]; FIND(&quot;mm &quot;; [.$C60]; FIND(&quot;mm &quot;; [.$C60]; FIND(&quot;mm &quot;; [.$C60]; FIND(&quot;mm &quot;; [.$C60]; FIND(&quot;: &quot;; [.$C60])) + 2) + 2) + 2)))) + 2;&#10;          FIND(&quot; &quot;; STRING_REVERSE(LEFT([.$C60]; FIND(&quot;mm &quot;; [.$C60]; FIND(&quot;mm &quot;; [.$C60]; FIND(&quot;mm &quot;; [.$C60]; FIND(&quot;mm &quot;; [.$C60]; FIND(&quot;: &quot;; [.$C60])) + 2) + 2) + 2)))) - 2&#10;     )&#10;)" office:value-type="string" office:string-value="3" calcext:value-type="string">
            <text:p>3</text:p>
          </table:table-cell>
          <table:table-cell table:style-name="ce17" table:formula="of:=NOT(OR([.$F60:.$Q60]))" office:value-type="boolean" office:boolean-value="false" calcext:value-type="boolean">
            <text:p>FALSE</text:p>
          </table:table-cell>
          <table:table-cell table:formula="of:=RIGHT([.$C60]; LEN([.$C60]) - FIND(&quot; - x&quot;; [.$C60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ECHO: "Washer: Washer Φ25mm x 10mm x 3mm - x1"</text:p>
          </table:table-cell>
          <table:table-cell table:formula="of:=MID([.$B61]; 8; LEN([.$B61]) - 8)" office:value-type="string" office:string-value="Washer: Washer Φ25mm x 10mm x 3mm - x1" calcext:value-type="string">
            <text:p>Washer: Washer Φ25mm x 10mm x 3mm - x1</text:p>
          </table:table-cell>
          <table:table-cell table:formula="of:=IF(LEFT([.$C61]; 5) = &quot;Tool:&quot;; RIGHT([.$C61]; LEN([.$C61]) - 6); LEFT([.$C61]; FIND(&quot;:&quot;; [.$C61]) - 1))" office:value-type="string" office:string-value="Washer" calcext:value-type="string">
            <text:p>Washer</text:p>
          </table:table-cell>
          <table:table-cell table:style-name="ce7" table:formula="of:=NOT(RIGHT(TRIM([.$C61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61]))" office:value-type="boolean" office:boolean-value="true" calcext:value-type="boolean">
            <text:p>TRUE</text:p>
          </table:table-cell>
          <table:table-cell table:style-name="ce7" table:formula="of:=ISNUMBER(FIND(&quot;: Bolt&quot;; [.$C61]))" office:value-type="boolean" office:boolean-value="false" calcext:value-type="boolean">
            <text:p>FALSE</text:p>
          </table:table-cell>
          <table:table-cell table:style-name="ce7" table:formula="of:=ISNUMBER(FIND(&quot;: Nut&quot;; [.$C61]))" office:value-type="boolean" office:boolean-value="false" calcext:value-type="boolean">
            <text:p>FALSE</text:p>
          </table:table-cell>
          <table:table-cell table:style-name="ce7" table:formula="of:=ISNUMBER(SEARCH(&quot;: Wheel&quot;; [.$C61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61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61]))" office:value-type="boolean" office:boolean-value="false" calcext:value-type="boolean">
            <text:p>FALSE</text:p>
          </table:table-cell>
          <table:table-cell table:style-name="ce7" table:formula="of:=ISNUMBER(SEARCH(&quot;ALUMINIUM SHEET&quot;; [.$C61]))" office:value-type="boolean" office:boolean-value="false" calcext:value-type="boolean">
            <text:p>FALSE</text:p>
          </table:table-cell>
          <table:table-cell table:style-name="ce7" table:formula="of:=ISNUMBER(FIND(&quot;: Tube clamp&quot;; [.$C61]))" office:value-type="boolean" office:boolean-value="false" calcext:value-type="boolean">
            <text:p>FALSE</text:p>
          </table:table-cell>
          <table:table-cell table:style-name="ce7" table:formula="of:=AND(ISNUMBER(FIND(&quot;: Tube clamp&quot;; [.$C61])); ISNUMBER(SEARCH(&quot;104:&quot;; [.$C61])))" office:value-type="boolean" office:boolean-value="false" calcext:value-type="boolean">
            <text:p>FALSE</text:p>
          </table:table-cell>
          <table:table-cell table:style-name="ce7" table:formula="of:=AND(ISNUMBER(FIND(&quot;: Tube clamp&quot;; [.$C61])); ISNUMBER(SEARCH(&quot;116:&quot;; [.$C61])))" office:value-type="boolean" office:boolean-value="false" calcext:value-type="boolean">
            <text:p>FALSE</text:p>
          </table:table-cell>
          <table:table-cell table:style-name="ce7" table:formula="of:=AND(ISNUMBER(FIND(&quot;: Tube clamp&quot;; [.$C61])); ISNUMBER(SEARCH(&quot;132:&quot;; [.$C61])))" office:value-type="boolean" office:boolean-value="false" calcext:value-type="boolean">
            <text:p>FALSE</text:p>
          </table:table-cell>
          <table:table-cell table:style-name="ce7" table:formula="of:=AND(ISNUMBER(FIND(&quot;: Tube clamp&quot;; [.$C61])); ISNUMBER(SEARCH(&quot;176:&quot;; [.$C61])))" office:value-type="boolean" office:boolean-value="false" calcext:value-type="boolean">
            <text:p>FALSE</text:p>
          </table:table-cell>
          <table:table-cell table:style-name="ce7" table:formula="of:=ISNUMBER(FIND(&quot;Tool:&quot;; [.$C61]))" office:value-type="boolean" office:boolean-value="false" calcext:value-type="boolean">
            <text:p>FALSE</text:p>
          </table:table-cell>
          <table:table-cell table:style-name="ce12" table:formula="of:=IF(ISNUMBER(FIND(&quot;Φ&quot;; [.$C61])); MID([.$C61]; FIND(&quot;Φ&quot;; [.$C61]) + 1; FIND(&quot;mm&quot;; [.$C61]; FIND(&quot;Φ&quot;; [.$C61])) - FIND(&quot;Φ&quot;; [.$C61]) - 1); IF(ISNUMBER(FIND(&quot;: Bolt M&quot;; [.$C61])); MID([.$C61]; FIND(&quot;: Bolt M&quot;; [.$C61]) + 8; FIND(&quot; &quot;; [.$C61]; FIND(&quot;: Bolt M&quot;; [.$C61]) + 8) - FIND(&quot;: Bolt M&quot;; [.$C61]) - 8); &quot;&quot;))" office:value-type="string" office:string-value="25" calcext:value-type="string">
            <text:p>25</text:p>
          </table:table-cell>
          <table:table-cell table:style-name="ce12" table:formula="of:=IF(ISNUMBER(FIND(&quot;: Washer&quot;; [.$C61])); [.$U61]; IF(ISNUMBER(FIND(&quot;Φ&quot;; [.$C61])); MID([.$C61]; FIND(&quot;Φ&quot;; [.$C61]) + 1; FIND(&quot;mm&quot;; [.$C61]; FIND(&quot;Φ&quot;; [.$C61])) - FIND(&quot;Φ&quot;; [.$C61]) - 1); IF(ISNUMBER(FIND(&quot;: Bolt M&quot;; [.$C61])); MID([.$C61]; FIND(&quot;: Bolt M&quot;; [.$C61]) + 8; FIND(&quot; &quot;; [.$C61]; FIND(&quot;: Bolt M&quot;; [.$C61]) + 8) - FIND(&quot;: Bolt M&quot;; [.$C61]) - 8); &quot;&quot;)))" office:value-type="string" office:string-value="10" calcext:value-type="string">
            <text:p>10</text:p>
          </table:table-cell>
          <table:table-cell table:formula="of:=IF(ISNUMBER(FIND(&quot;Φ&quot;; [.$C61]));&#10;      MID([.$C61];&#10;          FIND(&quot;mm &quot;; [.$C61]; FIND(&quot;Φ&quot;; [.$C61])) + 5;&#10;          FIND(&quot;mm &quot;; [.$C61]; FIND(&quot;mm &quot;; [.$C61]; FIND(&quot;Φ&quot;; [.$C61])) + 4) - FIND(&quot;mm &quot;; [.$C61]; FIND(&quot;Φ&quot;; [.$C61])) - 5&#10;     );&#10;      MID([.$C61];&#10;          FIND(&quot;mm &quot;; [.$C61]; FIND(&quot;: &quot;; [.$C61])) - FIND(&quot; &quot;; STRING_REVERSE(LEFT([.$C61]; FIND(&quot;mm &quot;; [.$C61]; FIND(&quot;: &quot;; [.$C61]))))) + 2;&#10;          FIND(&quot; &quot;; STRING_REVERSE(LEFT([.$C61]; FIND(&quot;mm &quot;; [.$C61]; FIND(&quot;: &quot;; [.$C61]))))) - 2&#10;     )&#10;)" office:value-type="string" office:string-value="10" calcext:value-type="string">
            <text:p>10</text:p>
          </table:table-cell>
          <table:table-cell table:formula="of:=IF(ISNUMBER(FIND(&quot;Φ&quot;; [.$C61]));&#10;      MID([.$C62];           FIND(&quot;mm &quot;; [.$C62]; FIND(&quot;mm &quot;; [.$C62]; FIND(&quot;mm &quot;; [.$C62]; FIND(&quot;: &quot;; [.$C62])) + 2) + 2) - FIND(&quot; &quot;; STRING_REVERSE(LEFT([.$C62]; FIND(&quot;mm &quot;; [.$C62]; FIND(&quot;mm &quot;; [.$C62]; FIND(&quot;mm &quot;; [.$C62]; FIND(&quot;: &quot;; [.$C62])) + 2) + 2)))) + 2;           FIND(&quot; &quot;; STRING_REVERSE(LEFT([.$C62]; FIND(&quot;mm &quot;; [.$C62]; FIND(&quot;mm &quot;; [.$C62]; FIND(&quot;mm &quot;; [.$C62]; FIND(&quot;: &quot;; [.$C62])) + 2) + 2)))) - 2      );&#10;      MID([.$C61];&#10;          FIND(&quot;mm &quot;; [.$C61]; FIND(&quot;mm &quot;; [.$C61]; FIND(&quot;: &quot;; [.$C61])) + 2) - FIND(&quot; &quot;; STRING_REVERSE(LEFT([.$C61]; FIND(&quot;mm &quot;; [.$C61]; FIND(&quot;mm &quot;; [.$C61]; FIND(&quot;: &quot;; [.$C61])) + 2)))) + 2;&#10;          FIND(&quot; &quot;; STRING_REVERSE(LEFT([.$C61]; FIND(&quot;mm &quot;; [.$C61]; FIND(&quot;mm &quot;; [.$C61]; FIND(&quot;: &quot;; [.$C61])) + 2)))) - 2&#10;     )&#10;)" office:value-type="string" office:string-value="3" calcext:value-type="string">
            <text:p>3</text:p>
          </table:table-cell>
          <table:table-cell table:formula="of:=IF(ISNUMBER(FIND(&quot;Φ&quot;; [.$C61]));&#10;      &quot;&quot;;&#10;      MID([.$C61];&#10;          FIND(&quot;mm &quot;; [.$C61]; FIND(&quot;mm &quot;; [.$C61]; FIND(&quot;mm &quot;; [.$C61]; FIND(&quot;: &quot;; [.$C61])) + 2) + 2) - FIND(&quot; &quot;; STRING_REVERSE(LEFT([.$C61]; FIND(&quot;mm &quot;; [.$C61]; FIND(&quot;mm &quot;; [.$C61]; FIND(&quot;mm &quot;; [.$C61]; FIND(&quot;: &quot;; [.$C61])) + 2) + 2)))) + 2;&#10;          FIND(&quot; &quot;; STRING_REVERSE(LEFT([.$C61]; FIND(&quot;mm &quot;; [.$C61]; FIND(&quot;mm &quot;; [.$C61]; FIND(&quot;mm &quot;; [.$C61]; FIND(&quot;: &quot;; [.$C61])) + 2) + 2)))) - 2&#10;     )&#10;)">
            <text:p/>
          </table:table-cell>
          <table:table-cell table:formula="of:=IF(ISNUMBER(FIND(&quot;Φ&quot;; [.$C61]));&#10;      IF(ISNUMBER(FIND(&quot;: Washer&quot;; [.$C61])); [.$V61]; &quot;&quot;);&#10;      MID([.$C61];&#10;          FIND(&quot;mm &quot;; [.$C61]; FIND(&quot;mm &quot;; [.$C61]; FIND(&quot;mm &quot;; [.$C61]; FIND(&quot;mm &quot;; [.$C61]; FIND(&quot;: &quot;; [.$C61])) + 2) + 2) + 2) - FIND(&quot; &quot;; STRING_REVERSE(LEFT([.$C61]; FIND(&quot;mm &quot;; [.$C61]; FIND(&quot;mm &quot;; [.$C61]; FIND(&quot;mm &quot;; [.$C61]; FIND(&quot;mm &quot;; [.$C61]; FIND(&quot;: &quot;; [.$C61])) + 2) + 2) + 2)))) + 2;&#10;          FIND(&quot; &quot;; STRING_REVERSE(LEFT([.$C61]; FIND(&quot;mm &quot;; [.$C61]; FIND(&quot;mm &quot;; [.$C61]; FIND(&quot;mm &quot;; [.$C61]; FIND(&quot;mm &quot;; [.$C61]; FIND(&quot;: &quot;; [.$C61])) + 2) + 2) + 2)))) - 2&#10;     )&#10;)" office:value-type="string" office:string-value="3" calcext:value-type="string">
            <text:p>3</text:p>
          </table:table-cell>
          <table:table-cell table:style-name="ce17" table:formula="of:=NOT(OR([.$F61:.$Q61]))" office:value-type="boolean" office:boolean-value="false" calcext:value-type="boolean">
            <text:p>FALSE</text:p>
          </table:table-cell>
          <table:table-cell table:formula="of:=RIGHT([.$C61]; LEN([.$C61]) - FIND(&quot; - x&quot;; [.$C61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ECHO: "Washer: Washer Φ25mm x 10mm x 3mm - x1"</text:p>
          </table:table-cell>
          <table:table-cell table:formula="of:=MID([.$B62]; 8; LEN([.$B62]) - 8)" office:value-type="string" office:string-value="Washer: Washer Φ25mm x 10mm x 3mm - x1" calcext:value-type="string">
            <text:p>Washer: Washer Φ25mm x 10mm x 3mm - x1</text:p>
          </table:table-cell>
          <table:table-cell table:formula="of:=IF(LEFT([.$C62]; 5) = &quot;Tool:&quot;; RIGHT([.$C62]; LEN([.$C62]) - 6); LEFT([.$C62]; FIND(&quot;:&quot;; [.$C62]) - 1))" office:value-type="string" office:string-value="Washer" calcext:value-type="string">
            <text:p>Washer</text:p>
          </table:table-cell>
          <table:table-cell table:style-name="ce7" table:formula="of:=NOT(RIGHT(TRIM([.$C62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62]))" office:value-type="boolean" office:boolean-value="true" calcext:value-type="boolean">
            <text:p>TRUE</text:p>
          </table:table-cell>
          <table:table-cell table:style-name="ce7" table:formula="of:=ISNUMBER(FIND(&quot;: Bolt&quot;; [.$C62]))" office:value-type="boolean" office:boolean-value="false" calcext:value-type="boolean">
            <text:p>FALSE</text:p>
          </table:table-cell>
          <table:table-cell table:style-name="ce7" table:formula="of:=ISNUMBER(FIND(&quot;: Nut&quot;; [.$C62]))" office:value-type="boolean" office:boolean-value="false" calcext:value-type="boolean">
            <text:p>FALSE</text:p>
          </table:table-cell>
          <table:table-cell table:style-name="ce7" table:formula="of:=ISNUMBER(SEARCH(&quot;: Wheel&quot;; [.$C62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62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62]))" office:value-type="boolean" office:boolean-value="false" calcext:value-type="boolean">
            <text:p>FALSE</text:p>
          </table:table-cell>
          <table:table-cell table:style-name="ce7" table:formula="of:=ISNUMBER(SEARCH(&quot;ALUMINIUM SHEET&quot;; [.$C62]))" office:value-type="boolean" office:boolean-value="false" calcext:value-type="boolean">
            <text:p>FALSE</text:p>
          </table:table-cell>
          <table:table-cell table:style-name="ce7" table:formula="of:=ISNUMBER(FIND(&quot;: Tube clamp&quot;; [.$C62]))" office:value-type="boolean" office:boolean-value="false" calcext:value-type="boolean">
            <text:p>FALSE</text:p>
          </table:table-cell>
          <table:table-cell table:style-name="ce7" table:formula="of:=AND(ISNUMBER(FIND(&quot;: Tube clamp&quot;; [.$C62])); ISNUMBER(SEARCH(&quot;104:&quot;; [.$C62])))" office:value-type="boolean" office:boolean-value="false" calcext:value-type="boolean">
            <text:p>FALSE</text:p>
          </table:table-cell>
          <table:table-cell table:style-name="ce7" table:formula="of:=AND(ISNUMBER(FIND(&quot;: Tube clamp&quot;; [.$C62])); ISNUMBER(SEARCH(&quot;116:&quot;; [.$C62])))" office:value-type="boolean" office:boolean-value="false" calcext:value-type="boolean">
            <text:p>FALSE</text:p>
          </table:table-cell>
          <table:table-cell table:style-name="ce7" table:formula="of:=AND(ISNUMBER(FIND(&quot;: Tube clamp&quot;; [.$C62])); ISNUMBER(SEARCH(&quot;132:&quot;; [.$C62])))" office:value-type="boolean" office:boolean-value="false" calcext:value-type="boolean">
            <text:p>FALSE</text:p>
          </table:table-cell>
          <table:table-cell table:style-name="ce7" table:formula="of:=AND(ISNUMBER(FIND(&quot;: Tube clamp&quot;; [.$C62])); ISNUMBER(SEARCH(&quot;176:&quot;; [.$C62])))" office:value-type="boolean" office:boolean-value="false" calcext:value-type="boolean">
            <text:p>FALSE</text:p>
          </table:table-cell>
          <table:table-cell table:style-name="ce7" table:formula="of:=ISNUMBER(FIND(&quot;Tool:&quot;; [.$C62]))" office:value-type="boolean" office:boolean-value="false" calcext:value-type="boolean">
            <text:p>FALSE</text:p>
          </table:table-cell>
          <table:table-cell table:style-name="ce12" table:formula="of:=IF(ISNUMBER(FIND(&quot;Φ&quot;; [.$C62])); MID([.$C62]; FIND(&quot;Φ&quot;; [.$C62]) + 1; FIND(&quot;mm&quot;; [.$C62]; FIND(&quot;Φ&quot;; [.$C62])) - FIND(&quot;Φ&quot;; [.$C62]) - 1); IF(ISNUMBER(FIND(&quot;: Bolt M&quot;; [.$C62])); MID([.$C62]; FIND(&quot;: Bolt M&quot;; [.$C62]) + 8; FIND(&quot; &quot;; [.$C62]; FIND(&quot;: Bolt M&quot;; [.$C62]) + 8) - FIND(&quot;: Bolt M&quot;; [.$C62]) - 8); &quot;&quot;))" office:value-type="string" office:string-value="25" calcext:value-type="string">
            <text:p>25</text:p>
          </table:table-cell>
          <table:table-cell table:style-name="ce12" table:formula="of:=IF(ISNUMBER(FIND(&quot;: Washer&quot;; [.$C62])); [.$U62]; IF(ISNUMBER(FIND(&quot;Φ&quot;; [.$C62])); MID([.$C62]; FIND(&quot;Φ&quot;; [.$C62]) + 1; FIND(&quot;mm&quot;; [.$C62]; FIND(&quot;Φ&quot;; [.$C62])) - FIND(&quot;Φ&quot;; [.$C62]) - 1); IF(ISNUMBER(FIND(&quot;: Bolt M&quot;; [.$C62])); MID([.$C62]; FIND(&quot;: Bolt M&quot;; [.$C62]) + 8; FIND(&quot; &quot;; [.$C62]; FIND(&quot;: Bolt M&quot;; [.$C62]) + 8) - FIND(&quot;: Bolt M&quot;; [.$C62]) - 8); &quot;&quot;)))" office:value-type="string" office:string-value="10" calcext:value-type="string">
            <text:p>10</text:p>
          </table:table-cell>
          <table:table-cell table:formula="of:=IF(ISNUMBER(FIND(&quot;Φ&quot;; [.$C62]));&#10;      MID([.$C62];&#10;          FIND(&quot;mm &quot;; [.$C62]; FIND(&quot;Φ&quot;; [.$C62])) + 5;&#10;          FIND(&quot;mm &quot;; [.$C62]; FIND(&quot;mm &quot;; [.$C62]; FIND(&quot;Φ&quot;; [.$C62])) + 4) - FIND(&quot;mm &quot;; [.$C62]; FIND(&quot;Φ&quot;; [.$C62])) - 5&#10;     );&#10;      MID([.$C62];&#10;          FIND(&quot;mm &quot;; [.$C62]; FIND(&quot;: &quot;; [.$C62])) - FIND(&quot; &quot;; STRING_REVERSE(LEFT([.$C62]; FIND(&quot;mm &quot;; [.$C62]; FIND(&quot;: &quot;; [.$C62]))))) + 2;&#10;          FIND(&quot; &quot;; STRING_REVERSE(LEFT([.$C62]; FIND(&quot;mm &quot;; [.$C62]; FIND(&quot;: &quot;; [.$C62]))))) - 2&#10;     )&#10;)" office:value-type="string" office:string-value="10" calcext:value-type="string">
            <text:p>10</text:p>
          </table:table-cell>
          <table:table-cell table:formula="of:=IF(ISNUMBER(FIND(&quot;Φ&quot;; [.$C62]));&#10;      MID([.$C63];           FIND(&quot;mm &quot;; [.$C63]; FIND(&quot;mm &quot;; [.$C63]; FIND(&quot;mm &quot;; [.$C63]; FIND(&quot;: &quot;; [.$C63])) + 2) + 2) - FIND(&quot; &quot;; STRING_REVERSE(LEFT([.$C63]; FIND(&quot;mm &quot;; [.$C63]; FIND(&quot;mm &quot;; [.$C63]; FIND(&quot;mm &quot;; [.$C63]; FIND(&quot;: &quot;; [.$C63])) + 2) + 2)))) + 2;           FIND(&quot; &quot;; STRING_REVERSE(LEFT([.$C63]; FIND(&quot;mm &quot;; [.$C63]; FIND(&quot;mm &quot;; [.$C63]; FIND(&quot;mm &quot;; [.$C63]; FIND(&quot;: &quot;; [.$C63])) + 2) + 2)))) - 2      );&#10;      MID([.$C62];&#10;          FIND(&quot;mm &quot;; [.$C62]; FIND(&quot;mm &quot;; [.$C62]; FIND(&quot;: &quot;; [.$C62])) + 2) - FIND(&quot; &quot;; STRING_REVERSE(LEFT([.$C62]; FIND(&quot;mm &quot;; [.$C62]; FIND(&quot;mm &quot;; [.$C62]; FIND(&quot;: &quot;; [.$C62])) + 2)))) + 2;&#10;          FIND(&quot; &quot;; STRING_REVERSE(LEFT([.$C62]; FIND(&quot;mm &quot;; [.$C62]; FIND(&quot;mm &quot;; [.$C62]; FIND(&quot;: &quot;; [.$C62])) + 2)))) - 2&#10;     )&#10;)" office:value-type="string" office:string-value="3" calcext:value-type="string">
            <text:p>3</text:p>
          </table:table-cell>
          <table:table-cell table:formula="of:=IF(ISNUMBER(FIND(&quot;Φ&quot;; [.$C62]));&#10;      &quot;&quot;;&#10;      MID([.$C62];&#10;          FIND(&quot;mm &quot;; [.$C62]; FIND(&quot;mm &quot;; [.$C62]; FIND(&quot;mm &quot;; [.$C62]; FIND(&quot;: &quot;; [.$C62])) + 2) + 2) - FIND(&quot; &quot;; STRING_REVERSE(LEFT([.$C62]; FIND(&quot;mm &quot;; [.$C62]; FIND(&quot;mm &quot;; [.$C62]; FIND(&quot;mm &quot;; [.$C62]; FIND(&quot;: &quot;; [.$C62])) + 2) + 2)))) + 2;&#10;          FIND(&quot; &quot;; STRING_REVERSE(LEFT([.$C62]; FIND(&quot;mm &quot;; [.$C62]; FIND(&quot;mm &quot;; [.$C62]; FIND(&quot;mm &quot;; [.$C62]; FIND(&quot;: &quot;; [.$C62])) + 2) + 2)))) - 2&#10;     )&#10;)">
            <text:p/>
          </table:table-cell>
          <table:table-cell table:formula="of:=IF(ISNUMBER(FIND(&quot;Φ&quot;; [.$C62]));&#10;      IF(ISNUMBER(FIND(&quot;: Washer&quot;; [.$C62])); [.$V62]; &quot;&quot;);&#10;      MID([.$C62];&#10;          FIND(&quot;mm &quot;; [.$C62]; FIND(&quot;mm &quot;; [.$C62]; FIND(&quot;mm &quot;; [.$C62]; FIND(&quot;mm &quot;; [.$C62]; FIND(&quot;: &quot;; [.$C62])) + 2) + 2) + 2) - FIND(&quot; &quot;; STRING_REVERSE(LEFT([.$C62]; FIND(&quot;mm &quot;; [.$C62]; FIND(&quot;mm &quot;; [.$C62]; FIND(&quot;mm &quot;; [.$C62]; FIND(&quot;mm &quot;; [.$C62]; FIND(&quot;: &quot;; [.$C62])) + 2) + 2) + 2)))) + 2;&#10;          FIND(&quot; &quot;; STRING_REVERSE(LEFT([.$C62]; FIND(&quot;mm &quot;; [.$C62]; FIND(&quot;mm &quot;; [.$C62]; FIND(&quot;mm &quot;; [.$C62]; FIND(&quot;mm &quot;; [.$C62]; FIND(&quot;: &quot;; [.$C62])) + 2) + 2) + 2)))) - 2&#10;     )&#10;)" office:value-type="string" office:string-value="3" calcext:value-type="string">
            <text:p>3</text:p>
          </table:table-cell>
          <table:table-cell table:style-name="ce17" table:formula="of:=NOT(OR([.$F62:.$Q62]))" office:value-type="boolean" office:boolean-value="false" calcext:value-type="boolean">
            <text:p>FALSE</text:p>
          </table:table-cell>
          <table:table-cell table:formula="of:=RIGHT([.$C62]; LEN([.$C62]) - FIND(&quot; - x&quot;; [.$C62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ECHO: "Washer: Washer Φ25mm x 10mm x 3mm - x1"</text:p>
          </table:table-cell>
          <table:table-cell table:formula="of:=MID([.$B63]; 8; LEN([.$B63]) - 8)" office:value-type="string" office:string-value="Washer: Washer Φ25mm x 10mm x 3mm - x1" calcext:value-type="string">
            <text:p>Washer: Washer Φ25mm x 10mm x 3mm - x1</text:p>
          </table:table-cell>
          <table:table-cell table:formula="of:=IF(LEFT([.$C63]; 5) = &quot;Tool:&quot;; RIGHT([.$C63]; LEN([.$C63]) - 6); LEFT([.$C63]; FIND(&quot;:&quot;; [.$C63]) - 1))" office:value-type="string" office:string-value="Washer" calcext:value-type="string">
            <text:p>Washer</text:p>
          </table:table-cell>
          <table:table-cell table:style-name="ce7" table:formula="of:=NOT(RIGHT(TRIM([.$C63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63]))" office:value-type="boolean" office:boolean-value="true" calcext:value-type="boolean">
            <text:p>TRUE</text:p>
          </table:table-cell>
          <table:table-cell table:style-name="ce7" table:formula="of:=ISNUMBER(FIND(&quot;: Bolt&quot;; [.$C63]))" office:value-type="boolean" office:boolean-value="false" calcext:value-type="boolean">
            <text:p>FALSE</text:p>
          </table:table-cell>
          <table:table-cell table:style-name="ce7" table:formula="of:=ISNUMBER(FIND(&quot;: Nut&quot;; [.$C63]))" office:value-type="boolean" office:boolean-value="false" calcext:value-type="boolean">
            <text:p>FALSE</text:p>
          </table:table-cell>
          <table:table-cell table:style-name="ce7" table:formula="of:=ISNUMBER(SEARCH(&quot;: Wheel&quot;; [.$C63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63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63]))" office:value-type="boolean" office:boolean-value="false" calcext:value-type="boolean">
            <text:p>FALSE</text:p>
          </table:table-cell>
          <table:table-cell table:style-name="ce7" table:formula="of:=ISNUMBER(SEARCH(&quot;ALUMINIUM SHEET&quot;; [.$C63]))" office:value-type="boolean" office:boolean-value="false" calcext:value-type="boolean">
            <text:p>FALSE</text:p>
          </table:table-cell>
          <table:table-cell table:style-name="ce7" table:formula="of:=ISNUMBER(FIND(&quot;: Tube clamp&quot;; [.$C63]))" office:value-type="boolean" office:boolean-value="false" calcext:value-type="boolean">
            <text:p>FALSE</text:p>
          </table:table-cell>
          <table:table-cell table:style-name="ce7" table:formula="of:=AND(ISNUMBER(FIND(&quot;: Tube clamp&quot;; [.$C63])); ISNUMBER(SEARCH(&quot;104:&quot;; [.$C63])))" office:value-type="boolean" office:boolean-value="false" calcext:value-type="boolean">
            <text:p>FALSE</text:p>
          </table:table-cell>
          <table:table-cell table:style-name="ce7" table:formula="of:=AND(ISNUMBER(FIND(&quot;: Tube clamp&quot;; [.$C63])); ISNUMBER(SEARCH(&quot;116:&quot;; [.$C63])))" office:value-type="boolean" office:boolean-value="false" calcext:value-type="boolean">
            <text:p>FALSE</text:p>
          </table:table-cell>
          <table:table-cell table:style-name="ce7" table:formula="of:=AND(ISNUMBER(FIND(&quot;: Tube clamp&quot;; [.$C63])); ISNUMBER(SEARCH(&quot;132:&quot;; [.$C63])))" office:value-type="boolean" office:boolean-value="false" calcext:value-type="boolean">
            <text:p>FALSE</text:p>
          </table:table-cell>
          <table:table-cell table:style-name="ce7" table:formula="of:=AND(ISNUMBER(FIND(&quot;: Tube clamp&quot;; [.$C63])); ISNUMBER(SEARCH(&quot;176:&quot;; [.$C63])))" office:value-type="boolean" office:boolean-value="false" calcext:value-type="boolean">
            <text:p>FALSE</text:p>
          </table:table-cell>
          <table:table-cell table:style-name="ce7" table:formula="of:=ISNUMBER(FIND(&quot;Tool:&quot;; [.$C63]))" office:value-type="boolean" office:boolean-value="false" calcext:value-type="boolean">
            <text:p>FALSE</text:p>
          </table:table-cell>
          <table:table-cell table:style-name="ce12" table:formula="of:=IF(ISNUMBER(FIND(&quot;Φ&quot;; [.$C63])); MID([.$C63]; FIND(&quot;Φ&quot;; [.$C63]) + 1; FIND(&quot;mm&quot;; [.$C63]; FIND(&quot;Φ&quot;; [.$C63])) - FIND(&quot;Φ&quot;; [.$C63]) - 1); IF(ISNUMBER(FIND(&quot;: Bolt M&quot;; [.$C63])); MID([.$C63]; FIND(&quot;: Bolt M&quot;; [.$C63]) + 8; FIND(&quot; &quot;; [.$C63]; FIND(&quot;: Bolt M&quot;; [.$C63]) + 8) - FIND(&quot;: Bolt M&quot;; [.$C63]) - 8); &quot;&quot;))" office:value-type="string" office:string-value="25" calcext:value-type="string">
            <text:p>25</text:p>
          </table:table-cell>
          <table:table-cell table:style-name="ce12" table:formula="of:=IF(ISNUMBER(FIND(&quot;: Washer&quot;; [.$C63])); [.$U63]; IF(ISNUMBER(FIND(&quot;Φ&quot;; [.$C63])); MID([.$C63]; FIND(&quot;Φ&quot;; [.$C63]) + 1; FIND(&quot;mm&quot;; [.$C63]; FIND(&quot;Φ&quot;; [.$C63])) - FIND(&quot;Φ&quot;; [.$C63]) - 1); IF(ISNUMBER(FIND(&quot;: Bolt M&quot;; [.$C63])); MID([.$C63]; FIND(&quot;: Bolt M&quot;; [.$C63]) + 8; FIND(&quot; &quot;; [.$C63]; FIND(&quot;: Bolt M&quot;; [.$C63]) + 8) - FIND(&quot;: Bolt M&quot;; [.$C63]) - 8); &quot;&quot;)))" office:value-type="string" office:string-value="10" calcext:value-type="string">
            <text:p>10</text:p>
          </table:table-cell>
          <table:table-cell table:formula="of:=IF(ISNUMBER(FIND(&quot;Φ&quot;; [.$C63]));&#10;      MID([.$C63];&#10;          FIND(&quot;mm &quot;; [.$C63]; FIND(&quot;Φ&quot;; [.$C63])) + 5;&#10;          FIND(&quot;mm &quot;; [.$C63]; FIND(&quot;mm &quot;; [.$C63]; FIND(&quot;Φ&quot;; [.$C63])) + 4) - FIND(&quot;mm &quot;; [.$C63]; FIND(&quot;Φ&quot;; [.$C63])) - 5&#10;     );&#10;      MID([.$C63];&#10;          FIND(&quot;mm &quot;; [.$C63]; FIND(&quot;: &quot;; [.$C63])) - FIND(&quot; &quot;; STRING_REVERSE(LEFT([.$C63]; FIND(&quot;mm &quot;; [.$C63]; FIND(&quot;: &quot;; [.$C63]))))) + 2;&#10;          FIND(&quot; &quot;; STRING_REVERSE(LEFT([.$C63]; FIND(&quot;mm &quot;; [.$C63]; FIND(&quot;: &quot;; [.$C63]))))) - 2&#10;     )&#10;)" office:value-type="string" office:string-value="10" calcext:value-type="string">
            <text:p>10</text:p>
          </table:table-cell>
          <table:table-cell table:formula="of:=IF(ISNUMBER(FIND(&quot;Φ&quot;; [.$C63]));&#10;      MID([.$C64];           FIND(&quot;mm &quot;; [.$C64]; FIND(&quot;mm &quot;; [.$C64]; FIND(&quot;mm &quot;; [.$C64]; FIND(&quot;: &quot;; [.$C64])) + 2) + 2) - FIND(&quot; &quot;; STRING_REVERSE(LEFT([.$C64]; FIND(&quot;mm &quot;; [.$C64]; FIND(&quot;mm &quot;; [.$C64]; FIND(&quot;mm &quot;; [.$C64]; FIND(&quot;: &quot;; [.$C64])) + 2) + 2)))) + 2;           FIND(&quot; &quot;; STRING_REVERSE(LEFT([.$C64]; FIND(&quot;mm &quot;; [.$C64]; FIND(&quot;mm &quot;; [.$C64]; FIND(&quot;mm &quot;; [.$C64]; FIND(&quot;: &quot;; [.$C64])) + 2) + 2)))) - 2      );&#10;      MID([.$C63];&#10;          FIND(&quot;mm &quot;; [.$C63]; FIND(&quot;mm &quot;; [.$C63]; FIND(&quot;: &quot;; [.$C63])) + 2) - FIND(&quot; &quot;; STRING_REVERSE(LEFT([.$C63]; FIND(&quot;mm &quot;; [.$C63]; FIND(&quot;mm &quot;; [.$C63]; FIND(&quot;: &quot;; [.$C63])) + 2)))) + 2;&#10;          FIND(&quot; &quot;; STRING_REVERSE(LEFT([.$C63]; FIND(&quot;mm &quot;; [.$C63]; FIND(&quot;mm &quot;; [.$C63]; FIND(&quot;: &quot;; [.$C63])) + 2)))) - 2&#10;     )&#10;)" office:value-type="string" office:string-value="" calcext:value-type="error">
            <text:p>#VALUE!</text:p>
          </table:table-cell>
          <table:table-cell table:formula="of:=IF(ISNUMBER(FIND(&quot;Φ&quot;; [.$C63]));&#10;      &quot;&quot;;&#10;      MID([.$C63];&#10;          FIND(&quot;mm &quot;; [.$C63]; FIND(&quot;mm &quot;; [.$C63]; FIND(&quot;mm &quot;; [.$C63]; FIND(&quot;: &quot;; [.$C63])) + 2) + 2) - FIND(&quot; &quot;; STRING_REVERSE(LEFT([.$C63]; FIND(&quot;mm &quot;; [.$C63]; FIND(&quot;mm &quot;; [.$C63]; FIND(&quot;mm &quot;; [.$C63]; FIND(&quot;: &quot;; [.$C63])) + 2) + 2)))) + 2;&#10;          FIND(&quot; &quot;; STRING_REVERSE(LEFT([.$C63]; FIND(&quot;mm &quot;; [.$C63]; FIND(&quot;mm &quot;; [.$C63]; FIND(&quot;mm &quot;; [.$C63]; FIND(&quot;: &quot;; [.$C63])) + 2) + 2)))) - 2&#10;     )&#10;)">
            <text:p/>
          </table:table-cell>
          <table:table-cell table:formula="of:=IF(ISNUMBER(FIND(&quot;Φ&quot;; [.$C63]));&#10;      IF(ISNUMBER(FIND(&quot;: Washer&quot;; [.$C63])); [.$V63]; &quot;&quot;);&#10;      MID([.$C63];&#10;          FIND(&quot;mm &quot;; [.$C63]; FIND(&quot;mm &quot;; [.$C63]; FIND(&quot;mm &quot;; [.$C63]; FIND(&quot;mm &quot;; [.$C63]; FIND(&quot;: &quot;; [.$C63])) + 2) + 2) + 2) - FIND(&quot; &quot;; STRING_REVERSE(LEFT([.$C63]; FIND(&quot;mm &quot;; [.$C63]; FIND(&quot;mm &quot;; [.$C63]; FIND(&quot;mm &quot;; [.$C63]; FIND(&quot;mm &quot;; [.$C63]; FIND(&quot;: &quot;; [.$C63])) + 2) + 2) + 2)))) + 2;&#10;          FIND(&quot; &quot;; STRING_REVERSE(LEFT([.$C63]; FIND(&quot;mm &quot;; [.$C63]; FIND(&quot;mm &quot;; [.$C63]; FIND(&quot;mm &quot;; [.$C63]; FIND(&quot;mm &quot;; [.$C63]; FIND(&quot;: &quot;; [.$C63])) + 2) + 2) + 2)))) - 2&#10;     )&#10;)" office:value-type="string" office:string-value="" calcext:value-type="error">
            <text:p>#VALUE!</text:p>
          </table:table-cell>
          <table:table-cell table:style-name="ce17" table:formula="of:=NOT(OR([.$F63:.$Q63]))" office:value-type="boolean" office:boolean-value="false" calcext:value-type="boolean">
            <text:p>FALSE</text:p>
          </table:table-cell>
          <table:table-cell table:formula="of:=RIGHT([.$C63]; LEN([.$C63]) - FIND(&quot; - x&quot;; [.$C63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ECHO: "Rear wheel fastener:"</text:p>
          </table:table-cell>
          <table:table-cell table:formula="of:=MID([.$B64]; 8; LEN([.$B64]) - 8)" office:value-type="string" office:string-value="Rear wheel fastener:" calcext:value-type="string">
            <text:p>Rear wheel fastener:</text:p>
          </table:table-cell>
          <table:table-cell table:formula="of:=IF(LEFT([.$C64]; 5) = &quot;Tool:&quot;; RIGHT([.$C64]; LEN([.$C64]) - 6); LEFT([.$C64]; FIND(&quot;:&quot;; [.$C64]) - 1))" office:value-type="string" office:string-value="Rear wheel fastener" calcext:value-type="string">
            <text:p>Rear wheel fastener</text:p>
          </table:table-cell>
          <table:table-cell table:style-name="ce7" table:formula="of:=NOT(RIGHT(TRIM([.$C64]); 1) = &quot;:&quot;)" office:value-type="boolean" office:boolean-value="false" calcext:value-type="boolean">
            <text:p>FALSE</text:p>
          </table:table-cell>
          <table:table-cell table:style-name="ce7" table:formula="of:=ISNUMBER(FIND(&quot;: Washer&quot;; [.$C64]))" office:value-type="boolean" office:boolean-value="false" calcext:value-type="boolean">
            <text:p>FALSE</text:p>
          </table:table-cell>
          <table:table-cell table:style-name="ce7" table:formula="of:=ISNUMBER(FIND(&quot;: Bolt&quot;; [.$C64]))" office:value-type="boolean" office:boolean-value="false" calcext:value-type="boolean">
            <text:p>FALSE</text:p>
          </table:table-cell>
          <table:table-cell table:style-name="ce7" table:formula="of:=ISNUMBER(FIND(&quot;: Nut&quot;; [.$C64]))" office:value-type="boolean" office:boolean-value="false" calcext:value-type="boolean">
            <text:p>FALSE</text:p>
          </table:table-cell>
          <table:table-cell table:style-name="ce7" table:formula="of:=ISNUMBER(SEARCH(&quot;: Wheel&quot;; [.$C64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64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64]))" office:value-type="boolean" office:boolean-value="false" calcext:value-type="boolean">
            <text:p>FALSE</text:p>
          </table:table-cell>
          <table:table-cell table:style-name="ce7" table:formula="of:=ISNUMBER(SEARCH(&quot;ALUMINIUM SHEET&quot;; [.$C64]))" office:value-type="boolean" office:boolean-value="false" calcext:value-type="boolean">
            <text:p>FALSE</text:p>
          </table:table-cell>
          <table:table-cell table:style-name="ce7" table:formula="of:=ISNUMBER(FIND(&quot;: Tube clamp&quot;; [.$C64]))" office:value-type="boolean" office:boolean-value="false" calcext:value-type="boolean">
            <text:p>FALSE</text:p>
          </table:table-cell>
          <table:table-cell table:style-name="ce7" table:formula="of:=AND(ISNUMBER(FIND(&quot;: Tube clamp&quot;; [.$C64])); ISNUMBER(SEARCH(&quot;104:&quot;; [.$C64])))" office:value-type="boolean" office:boolean-value="false" calcext:value-type="boolean">
            <text:p>FALSE</text:p>
          </table:table-cell>
          <table:table-cell table:style-name="ce7" table:formula="of:=AND(ISNUMBER(FIND(&quot;: Tube clamp&quot;; [.$C64])); ISNUMBER(SEARCH(&quot;116:&quot;; [.$C64])))" office:value-type="boolean" office:boolean-value="false" calcext:value-type="boolean">
            <text:p>FALSE</text:p>
          </table:table-cell>
          <table:table-cell table:style-name="ce7" table:formula="of:=AND(ISNUMBER(FIND(&quot;: Tube clamp&quot;; [.$C64])); ISNUMBER(SEARCH(&quot;132:&quot;; [.$C64])))" office:value-type="boolean" office:boolean-value="false" calcext:value-type="boolean">
            <text:p>FALSE</text:p>
          </table:table-cell>
          <table:table-cell table:style-name="ce7" table:formula="of:=AND(ISNUMBER(FIND(&quot;: Tube clamp&quot;; [.$C64])); ISNUMBER(SEARCH(&quot;176:&quot;; [.$C64])))" office:value-type="boolean" office:boolean-value="false" calcext:value-type="boolean">
            <text:p>FALSE</text:p>
          </table:table-cell>
          <table:table-cell table:style-name="ce7" table:formula="of:=ISNUMBER(FIND(&quot;Tool:&quot;; [.$C64]))" office:value-type="boolean" office:boolean-value="false" calcext:value-type="boolean">
            <text:p>FALSE</text:p>
          </table:table-cell>
          <table:table-cell table:style-name="ce12" table:formula="of:=IF(ISNUMBER(FIND(&quot;Φ&quot;; [.$C64])); MID([.$C64]; FIND(&quot;Φ&quot;; [.$C64]) + 1; FIND(&quot;mm&quot;; [.$C64]; FIND(&quot;Φ&quot;; [.$C64])) - FIND(&quot;Φ&quot;; [.$C64]) - 1); IF(ISNUMBER(FIND(&quot;: Bolt M&quot;; [.$C64])); MID([.$C64]; FIND(&quot;: Bolt M&quot;; [.$C64]) + 8; FIND(&quot; &quot;; [.$C64]; FIND(&quot;: Bolt M&quot;; [.$C64]) + 8) - FIND(&quot;: Bolt M&quot;; [.$C64]) - 8); &quot;&quot;))">
            <text:p/>
          </table:table-cell>
          <table:table-cell table:style-name="ce12" table:formula="of:=IF(ISNUMBER(FIND(&quot;: Washer&quot;; [.$C64])); [.$U64]; IF(ISNUMBER(FIND(&quot;Φ&quot;; [.$C64])); MID([.$C64]; FIND(&quot;Φ&quot;; [.$C64]) + 1; FIND(&quot;mm&quot;; [.$C64]; FIND(&quot;Φ&quot;; [.$C64])) - FIND(&quot;Φ&quot;; [.$C64]) - 1); IF(ISNUMBER(FIND(&quot;: Bolt M&quot;; [.$C64])); MID([.$C64]; FIND(&quot;: Bolt M&quot;; [.$C64]) + 8; FIND(&quot; &quot;; [.$C64]; FIND(&quot;: Bolt M&quot;; [.$C64]) + 8) - FIND(&quot;: Bolt M&quot;; [.$C64]) - 8); &quot;&quot;)))">
            <text:p/>
          </table:table-cell>
          <table:table-cell table:formula="of:=IF(ISNUMBER(FIND(&quot;Φ&quot;; [.$C64]));&#10;      MID([.$C64];&#10;          FIND(&quot;mm &quot;; [.$C64]; FIND(&quot;Φ&quot;; [.$C64])) + 5;&#10;          FIND(&quot;mm &quot;; [.$C64]; FIND(&quot;mm &quot;; [.$C64]; FIND(&quot;Φ&quot;; [.$C64])) + 4) - FIND(&quot;mm &quot;; [.$C64]; FIND(&quot;Φ&quot;; [.$C64])) - 5&#10;     );&#10;      MID([.$C64];&#10;          FIND(&quot;mm &quot;; [.$C64]; FIND(&quot;: &quot;; [.$C64])) - FIND(&quot; &quot;; STRING_REVERSE(LEFT([.$C64]; FIND(&quot;mm &quot;; [.$C64]; FIND(&quot;: &quot;; [.$C64]))))) + 2;&#10;          FIND(&quot; &quot;; STRING_REVERSE(LEFT([.$C64]; FIND(&quot;mm &quot;; [.$C64]; FIND(&quot;: &quot;; [.$C64]))))) - 2&#10;     )&#10;)" office:value-type="string" office:string-value="" calcext:value-type="error">
            <text:p>#VALUE!</text:p>
          </table:table-cell>
          <table:table-cell table:formula="of:=IF(ISNUMBER(FIND(&quot;Φ&quot;; [.$C64]));&#10;      MID([.$C65];           FIND(&quot;mm &quot;; [.$C65]; FIND(&quot;mm &quot;; [.$C65]; FIND(&quot;mm &quot;; [.$C65]; FIND(&quot;: &quot;; [.$C65])) + 2) + 2) - FIND(&quot; &quot;; STRING_REVERSE(LEFT([.$C65]; FIND(&quot;mm &quot;; [.$C65]; FIND(&quot;mm &quot;; [.$C65]; FIND(&quot;mm &quot;; [.$C65]; FIND(&quot;: &quot;; [.$C65])) + 2) + 2)))) + 2;           FIND(&quot; &quot;; STRING_REVERSE(LEFT([.$C65]; FIND(&quot;mm &quot;; [.$C65]; FIND(&quot;mm &quot;; [.$C65]; FIND(&quot;mm &quot;; [.$C65]; FIND(&quot;: &quot;; [.$C65])) + 2) + 2)))) - 2      );&#10;      MID([.$C64];&#10;          FIND(&quot;mm &quot;; [.$C64]; FIND(&quot;mm &quot;; [.$C64]; FIND(&quot;: &quot;; [.$C64])) + 2) - FIND(&quot; &quot;; STRING_REVERSE(LEFT([.$C64]; FIND(&quot;mm &quot;; [.$C64]; FIND(&quot;mm &quot;; [.$C64]; FIND(&quot;: &quot;; [.$C64])) + 2)))) + 2;&#10;          FIND(&quot; &quot;; STRING_REVERSE(LEFT([.$C64]; FIND(&quot;mm &quot;; [.$C64]; FIND(&quot;mm &quot;; [.$C64]; FIND(&quot;: &quot;; [.$C64])) + 2)))) - 2&#10;     )&#10;)" office:value-type="string" office:string-value="" calcext:value-type="error">
            <text:p>#VALUE!</text:p>
          </table:table-cell>
          <table:table-cell table:formula="of:=IF(ISNUMBER(FIND(&quot;Φ&quot;; [.$C64]));&#10;      &quot;&quot;;&#10;      MID([.$C64];&#10;          FIND(&quot;mm &quot;; [.$C64]; FIND(&quot;mm &quot;; [.$C64]; FIND(&quot;mm &quot;; [.$C64]; FIND(&quot;: &quot;; [.$C64])) + 2) + 2) - FIND(&quot; &quot;; STRING_REVERSE(LEFT([.$C64]; FIND(&quot;mm &quot;; [.$C64]; FIND(&quot;mm &quot;; [.$C64]; FIND(&quot;mm &quot;; [.$C64]; FIND(&quot;: &quot;; [.$C64])) + 2) + 2)))) + 2;&#10;          FIND(&quot; &quot;; STRING_REVERSE(LEFT([.$C64]; FIND(&quot;mm &quot;; [.$C64]; FIND(&quot;mm &quot;; [.$C64]; FIND(&quot;mm &quot;; [.$C64]; FIND(&quot;: &quot;; [.$C64])) + 2) + 2)))) - 2&#10;     )&#10;)" office:value-type="string" office:string-value="" calcext:value-type="error">
            <text:p>#VALUE!</text:p>
          </table:table-cell>
          <table:table-cell table:formula="of:=IF(ISNUMBER(FIND(&quot;Φ&quot;; [.$C64]));&#10;      IF(ISNUMBER(FIND(&quot;: Washer&quot;; [.$C64])); [.$V64]; &quot;&quot;);&#10;      MID([.$C64];&#10;          FIND(&quot;mm &quot;; [.$C64]; FIND(&quot;mm &quot;; [.$C64]; FIND(&quot;mm &quot;; [.$C64]; FIND(&quot;mm &quot;; [.$C64]; FIND(&quot;: &quot;; [.$C64])) + 2) + 2) + 2) - FIND(&quot; &quot;; STRING_REVERSE(LEFT([.$C64]; FIND(&quot;mm &quot;; [.$C64]; FIND(&quot;mm &quot;; [.$C64]; FIND(&quot;mm &quot;; [.$C64]; FIND(&quot;mm &quot;; [.$C64]; FIND(&quot;: &quot;; [.$C64])) + 2) + 2) + 2)))) + 2;&#10;          FIND(&quot; &quot;; STRING_REVERSE(LEFT([.$C64]; FIND(&quot;mm &quot;; [.$C64]; FIND(&quot;mm &quot;; [.$C64]; FIND(&quot;mm &quot;; [.$C64]; FIND(&quot;mm &quot;; [.$C64]; FIND(&quot;: &quot;; [.$C64])) + 2) + 2) + 2)))) - 2&#10;     )&#10;)" office:value-type="string" office:string-value="" calcext:value-type="error">
            <text:p>#VALUE!</text:p>
          </table:table-cell>
          <table:table-cell table:style-name="ce17" table:formula="of:=NOT(OR([.$F64:.$Q64]))" office:value-type="boolean" office:boolean-value="true" calcext:value-type="boolean">
            <text:p>TRUE</text:p>
          </table:table-cell>
          <table:table-cell table:formula="of:=RIGHT([.$C64]; LEN([.$C64]) - FIND(&quot; - x&quot;; [.$C64]) - 3)" office:value-type="string" office:string-value="" calcext:value-type="error">
            <text:p>#VALUE!</text:p>
          </table:table-cell>
          <table:table-cell table:number-columns-repeated="998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ECHO: "Washer: Washer Φ50mm x 10mm x 4mm - x1"</text:p>
          </table:table-cell>
          <table:table-cell table:formula="of:=MID([.$B65]; 8; LEN([.$B65]) - 8)" office:value-type="string" office:string-value="Washer: Washer Φ50mm x 10mm x 4mm - x1" calcext:value-type="string">
            <text:p>Washer: Washer Φ50mm x 10mm x 4mm - x1</text:p>
          </table:table-cell>
          <table:table-cell table:formula="of:=IF(LEFT([.$C65]; 5) = &quot;Tool:&quot;; RIGHT([.$C65]; LEN([.$C65]) - 6); LEFT([.$C65]; FIND(&quot;:&quot;; [.$C65]) - 1))" office:value-type="string" office:string-value="Washer" calcext:value-type="string">
            <text:p>Washer</text:p>
          </table:table-cell>
          <table:table-cell table:style-name="ce7" table:formula="of:=NOT(RIGHT(TRIM([.$C65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65]))" office:value-type="boolean" office:boolean-value="true" calcext:value-type="boolean">
            <text:p>TRUE</text:p>
          </table:table-cell>
          <table:table-cell table:style-name="ce7" table:formula="of:=ISNUMBER(FIND(&quot;: Bolt&quot;; [.$C65]))" office:value-type="boolean" office:boolean-value="false" calcext:value-type="boolean">
            <text:p>FALSE</text:p>
          </table:table-cell>
          <table:table-cell table:style-name="ce7" table:formula="of:=ISNUMBER(FIND(&quot;: Nut&quot;; [.$C65]))" office:value-type="boolean" office:boolean-value="false" calcext:value-type="boolean">
            <text:p>FALSE</text:p>
          </table:table-cell>
          <table:table-cell table:style-name="ce7" table:formula="of:=ISNUMBER(SEARCH(&quot;: Wheel&quot;; [.$C65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65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65]))" office:value-type="boolean" office:boolean-value="false" calcext:value-type="boolean">
            <text:p>FALSE</text:p>
          </table:table-cell>
          <table:table-cell table:style-name="ce7" table:formula="of:=ISNUMBER(SEARCH(&quot;ALUMINIUM SHEET&quot;; [.$C65]))" office:value-type="boolean" office:boolean-value="false" calcext:value-type="boolean">
            <text:p>FALSE</text:p>
          </table:table-cell>
          <table:table-cell table:style-name="ce7" table:formula="of:=ISNUMBER(FIND(&quot;: Tube clamp&quot;; [.$C65]))" office:value-type="boolean" office:boolean-value="false" calcext:value-type="boolean">
            <text:p>FALSE</text:p>
          </table:table-cell>
          <table:table-cell table:style-name="ce7" table:formula="of:=AND(ISNUMBER(FIND(&quot;: Tube clamp&quot;; [.$C65])); ISNUMBER(SEARCH(&quot;104:&quot;; [.$C65])))" office:value-type="boolean" office:boolean-value="false" calcext:value-type="boolean">
            <text:p>FALSE</text:p>
          </table:table-cell>
          <table:table-cell table:style-name="ce7" table:formula="of:=AND(ISNUMBER(FIND(&quot;: Tube clamp&quot;; [.$C65])); ISNUMBER(SEARCH(&quot;116:&quot;; [.$C65])))" office:value-type="boolean" office:boolean-value="false" calcext:value-type="boolean">
            <text:p>FALSE</text:p>
          </table:table-cell>
          <table:table-cell table:style-name="ce7" table:formula="of:=AND(ISNUMBER(FIND(&quot;: Tube clamp&quot;; [.$C65])); ISNUMBER(SEARCH(&quot;132:&quot;; [.$C65])))" office:value-type="boolean" office:boolean-value="false" calcext:value-type="boolean">
            <text:p>FALSE</text:p>
          </table:table-cell>
          <table:table-cell table:style-name="ce7" table:formula="of:=AND(ISNUMBER(FIND(&quot;: Tube clamp&quot;; [.$C65])); ISNUMBER(SEARCH(&quot;176:&quot;; [.$C65])))" office:value-type="boolean" office:boolean-value="false" calcext:value-type="boolean">
            <text:p>FALSE</text:p>
          </table:table-cell>
          <table:table-cell table:style-name="ce7" table:formula="of:=ISNUMBER(FIND(&quot;Tool:&quot;; [.$C65]))" office:value-type="boolean" office:boolean-value="false" calcext:value-type="boolean">
            <text:p>FALSE</text:p>
          </table:table-cell>
          <table:table-cell table:style-name="ce12" table:formula="of:=IF(ISNUMBER(FIND(&quot;Φ&quot;; [.$C65])); MID([.$C65]; FIND(&quot;Φ&quot;; [.$C65]) + 1; FIND(&quot;mm&quot;; [.$C65]; FIND(&quot;Φ&quot;; [.$C65])) - FIND(&quot;Φ&quot;; [.$C65]) - 1); IF(ISNUMBER(FIND(&quot;: Bolt M&quot;; [.$C65])); MID([.$C65]; FIND(&quot;: Bolt M&quot;; [.$C65]) + 8; FIND(&quot; &quot;; [.$C65]; FIND(&quot;: Bolt M&quot;; [.$C65]) + 8) - FIND(&quot;: Bolt M&quot;; [.$C65]) - 8); &quot;&quot;))" office:value-type="string" office:string-value="50" calcext:value-type="string">
            <text:p>50</text:p>
          </table:table-cell>
          <table:table-cell table:style-name="ce12" table:formula="of:=IF(ISNUMBER(FIND(&quot;: Washer&quot;; [.$C65])); [.$U65]; IF(ISNUMBER(FIND(&quot;Φ&quot;; [.$C65])); MID([.$C65]; FIND(&quot;Φ&quot;; [.$C65]) + 1; FIND(&quot;mm&quot;; [.$C65]; FIND(&quot;Φ&quot;; [.$C65])) - FIND(&quot;Φ&quot;; [.$C65]) - 1); IF(ISNUMBER(FIND(&quot;: Bolt M&quot;; [.$C65])); MID([.$C65]; FIND(&quot;: Bolt M&quot;; [.$C65]) + 8; FIND(&quot; &quot;; [.$C65]; FIND(&quot;: Bolt M&quot;; [.$C65]) + 8) - FIND(&quot;: Bolt M&quot;; [.$C65]) - 8); &quot;&quot;)))" office:value-type="string" office:string-value="10" calcext:value-type="string">
            <text:p>10</text:p>
          </table:table-cell>
          <table:table-cell table:formula="of:=IF(ISNUMBER(FIND(&quot;Φ&quot;; [.$C65]));&#10;      MID([.$C65];&#10;          FIND(&quot;mm &quot;; [.$C65]; FIND(&quot;Φ&quot;; [.$C65])) + 5;&#10;          FIND(&quot;mm &quot;; [.$C65]; FIND(&quot;mm &quot;; [.$C65]; FIND(&quot;Φ&quot;; [.$C65])) + 4) - FIND(&quot;mm &quot;; [.$C65]; FIND(&quot;Φ&quot;; [.$C65])) - 5&#10;     );&#10;      MID([.$C65];&#10;          FIND(&quot;mm &quot;; [.$C65]; FIND(&quot;: &quot;; [.$C65])) - FIND(&quot; &quot;; STRING_REVERSE(LEFT([.$C65]; FIND(&quot;mm &quot;; [.$C65]; FIND(&quot;: &quot;; [.$C65]))))) + 2;&#10;          FIND(&quot; &quot;; STRING_REVERSE(LEFT([.$C65]; FIND(&quot;mm &quot;; [.$C65]; FIND(&quot;: &quot;; [.$C65]))))) - 2&#10;     )&#10;)" office:value-type="string" office:string-value="10" calcext:value-type="string">
            <text:p>10</text:p>
          </table:table-cell>
          <table:table-cell table:formula="of:=IF(ISNUMBER(FIND(&quot;Φ&quot;; [.$C65]));&#10;      MID([.$C66];           FIND(&quot;mm &quot;; [.$C66]; FIND(&quot;mm &quot;; [.$C66]; FIND(&quot;mm &quot;; [.$C66]; FIND(&quot;: &quot;; [.$C66])) + 2) + 2) - FIND(&quot; &quot;; STRING_REVERSE(LEFT([.$C66]; FIND(&quot;mm &quot;; [.$C66]; FIND(&quot;mm &quot;; [.$C66]; FIND(&quot;mm &quot;; [.$C66]; FIND(&quot;: &quot;; [.$C66])) + 2) + 2)))) + 2;           FIND(&quot; &quot;; STRING_REVERSE(LEFT([.$C66]; FIND(&quot;mm &quot;; [.$C66]; FIND(&quot;mm &quot;; [.$C66]; FIND(&quot;mm &quot;; [.$C66]; FIND(&quot;: &quot;; [.$C66])) + 2) + 2)))) - 2      );&#10;      MID([.$C65];&#10;          FIND(&quot;mm &quot;; [.$C65]; FIND(&quot;mm &quot;; [.$C65]; FIND(&quot;: &quot;; [.$C65])) + 2) - FIND(&quot; &quot;; STRING_REVERSE(LEFT([.$C65]; FIND(&quot;mm &quot;; [.$C65]; FIND(&quot;mm &quot;; [.$C65]; FIND(&quot;: &quot;; [.$C65])) + 2)))) + 2;&#10;          FIND(&quot; &quot;; STRING_REVERSE(LEFT([.$C65]; FIND(&quot;mm &quot;; [.$C65]; FIND(&quot;mm &quot;; [.$C65]; FIND(&quot;: &quot;; [.$C65])) + 2)))) - 2&#10;     )&#10;)" office:value-type="string" office:string-value="" calcext:value-type="error">
            <text:p>#VALUE!</text:p>
          </table:table-cell>
          <table:table-cell table:formula="of:=IF(ISNUMBER(FIND(&quot;Φ&quot;; [.$C65]));&#10;      &quot;&quot;;&#10;      MID([.$C65];&#10;          FIND(&quot;mm &quot;; [.$C65]; FIND(&quot;mm &quot;; [.$C65]; FIND(&quot;mm &quot;; [.$C65]; FIND(&quot;: &quot;; [.$C65])) + 2) + 2) - FIND(&quot; &quot;; STRING_REVERSE(LEFT([.$C65]; FIND(&quot;mm &quot;; [.$C65]; FIND(&quot;mm &quot;; [.$C65]; FIND(&quot;mm &quot;; [.$C65]; FIND(&quot;: &quot;; [.$C65])) + 2) + 2)))) + 2;&#10;          FIND(&quot; &quot;; STRING_REVERSE(LEFT([.$C65]; FIND(&quot;mm &quot;; [.$C65]; FIND(&quot;mm &quot;; [.$C65]; FIND(&quot;mm &quot;; [.$C65]; FIND(&quot;: &quot;; [.$C65])) + 2) + 2)))) - 2&#10;     )&#10;)">
            <text:p/>
          </table:table-cell>
          <table:table-cell table:formula="of:=IF(ISNUMBER(FIND(&quot;Φ&quot;; [.$C65]));&#10;      IF(ISNUMBER(FIND(&quot;: Washer&quot;; [.$C65])); [.$V65]; &quot;&quot;);&#10;      MID([.$C65];&#10;          FIND(&quot;mm &quot;; [.$C65]; FIND(&quot;mm &quot;; [.$C65]; FIND(&quot;mm &quot;; [.$C65]; FIND(&quot;mm &quot;; [.$C65]; FIND(&quot;: &quot;; [.$C65])) + 2) + 2) + 2) - FIND(&quot; &quot;; STRING_REVERSE(LEFT([.$C65]; FIND(&quot;mm &quot;; [.$C65]; FIND(&quot;mm &quot;; [.$C65]; FIND(&quot;mm &quot;; [.$C65]; FIND(&quot;mm &quot;; [.$C65]; FIND(&quot;: &quot;; [.$C65])) + 2) + 2) + 2)))) + 2;&#10;          FIND(&quot; &quot;; STRING_REVERSE(LEFT([.$C65]; FIND(&quot;mm &quot;; [.$C65]; FIND(&quot;mm &quot;; [.$C65]; FIND(&quot;mm &quot;; [.$C65]; FIND(&quot;mm &quot;; [.$C65]; FIND(&quot;: &quot;; [.$C65])) + 2) + 2) + 2)))) - 2&#10;     )&#10;)" office:value-type="string" office:string-value="" calcext:value-type="error">
            <text:p>#VALUE!</text:p>
          </table:table-cell>
          <table:table-cell table:style-name="ce17" table:formula="of:=NOT(OR([.$F65:.$Q65]))" office:value-type="boolean" office:boolean-value="false" calcext:value-type="boolean">
            <text:p>FALSE</text:p>
          </table:table-cell>
          <table:table-cell table:formula="of:=RIGHT([.$C65]; LEN([.$C65]) - FIND(&quot; - x&quot;; [.$C65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ECHO: "Metric bolt assembly:"</text:p>
          </table:table-cell>
          <table:table-cell table:formula="of:=MID([.$B66]; 8; LEN([.$B66]) - 8)" office:value-type="string" office:string-value="Metric bolt assembly:" calcext:value-type="string">
            <text:p>Metric bolt assembly:</text:p>
          </table:table-cell>
          <table:table-cell table:formula="of:=IF(LEFT([.$C66]; 5) = &quot;Tool:&quot;; RIGHT([.$C66]; LEN([.$C66]) - 6); LEFT([.$C66]; FIND(&quot;:&quot;; [.$C66]) - 1))" office:value-type="string" office:string-value="Metric bolt assembly" calcext:value-type="string">
            <text:p>Metric bolt assembly</text:p>
          </table:table-cell>
          <table:table-cell table:style-name="ce7" table:formula="of:=NOT(RIGHT(TRIM([.$C66]); 1) = &quot;:&quot;)" office:value-type="boolean" office:boolean-value="false" calcext:value-type="boolean">
            <text:p>FALSE</text:p>
          </table:table-cell>
          <table:table-cell table:style-name="ce7" table:formula="of:=ISNUMBER(FIND(&quot;: Washer&quot;; [.$C66]))" office:value-type="boolean" office:boolean-value="false" calcext:value-type="boolean">
            <text:p>FALSE</text:p>
          </table:table-cell>
          <table:table-cell table:style-name="ce7" table:formula="of:=ISNUMBER(FIND(&quot;: Bolt&quot;; [.$C66]))" office:value-type="boolean" office:boolean-value="false" calcext:value-type="boolean">
            <text:p>FALSE</text:p>
          </table:table-cell>
          <table:table-cell table:style-name="ce7" table:formula="of:=ISNUMBER(FIND(&quot;: Nut&quot;; [.$C66]))" office:value-type="boolean" office:boolean-value="false" calcext:value-type="boolean">
            <text:p>FALSE</text:p>
          </table:table-cell>
          <table:table-cell table:style-name="ce7" table:formula="of:=ISNUMBER(SEARCH(&quot;: Wheel&quot;; [.$C66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66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66]))" office:value-type="boolean" office:boolean-value="false" calcext:value-type="boolean">
            <text:p>FALSE</text:p>
          </table:table-cell>
          <table:table-cell table:style-name="ce7" table:formula="of:=ISNUMBER(SEARCH(&quot;ALUMINIUM SHEET&quot;; [.$C66]))" office:value-type="boolean" office:boolean-value="false" calcext:value-type="boolean">
            <text:p>FALSE</text:p>
          </table:table-cell>
          <table:table-cell table:style-name="ce7" table:formula="of:=ISNUMBER(FIND(&quot;: Tube clamp&quot;; [.$C66]))" office:value-type="boolean" office:boolean-value="false" calcext:value-type="boolean">
            <text:p>FALSE</text:p>
          </table:table-cell>
          <table:table-cell table:style-name="ce7" table:formula="of:=AND(ISNUMBER(FIND(&quot;: Tube clamp&quot;; [.$C66])); ISNUMBER(SEARCH(&quot;104:&quot;; [.$C66])))" office:value-type="boolean" office:boolean-value="false" calcext:value-type="boolean">
            <text:p>FALSE</text:p>
          </table:table-cell>
          <table:table-cell table:style-name="ce7" table:formula="of:=AND(ISNUMBER(FIND(&quot;: Tube clamp&quot;; [.$C66])); ISNUMBER(SEARCH(&quot;116:&quot;; [.$C66])))" office:value-type="boolean" office:boolean-value="false" calcext:value-type="boolean">
            <text:p>FALSE</text:p>
          </table:table-cell>
          <table:table-cell table:style-name="ce7" table:formula="of:=AND(ISNUMBER(FIND(&quot;: Tube clamp&quot;; [.$C66])); ISNUMBER(SEARCH(&quot;132:&quot;; [.$C66])))" office:value-type="boolean" office:boolean-value="false" calcext:value-type="boolean">
            <text:p>FALSE</text:p>
          </table:table-cell>
          <table:table-cell table:style-name="ce7" table:formula="of:=AND(ISNUMBER(FIND(&quot;: Tube clamp&quot;; [.$C66])); ISNUMBER(SEARCH(&quot;176:&quot;; [.$C66])))" office:value-type="boolean" office:boolean-value="false" calcext:value-type="boolean">
            <text:p>FALSE</text:p>
          </table:table-cell>
          <table:table-cell table:style-name="ce7" table:formula="of:=ISNUMBER(FIND(&quot;Tool:&quot;; [.$C66]))" office:value-type="boolean" office:boolean-value="false" calcext:value-type="boolean">
            <text:p>FALSE</text:p>
          </table:table-cell>
          <table:table-cell table:style-name="ce12" table:formula="of:=IF(ISNUMBER(FIND(&quot;Φ&quot;; [.$C66])); MID([.$C66]; FIND(&quot;Φ&quot;; [.$C66]) + 1; FIND(&quot;mm&quot;; [.$C66]; FIND(&quot;Φ&quot;; [.$C66])) - FIND(&quot;Φ&quot;; [.$C66]) - 1); IF(ISNUMBER(FIND(&quot;: Bolt M&quot;; [.$C66])); MID([.$C66]; FIND(&quot;: Bolt M&quot;; [.$C66]) + 8; FIND(&quot; &quot;; [.$C66]; FIND(&quot;: Bolt M&quot;; [.$C66]) + 8) - FIND(&quot;: Bolt M&quot;; [.$C66]) - 8); &quot;&quot;))">
            <text:p/>
          </table:table-cell>
          <table:table-cell table:style-name="ce12" table:formula="of:=IF(ISNUMBER(FIND(&quot;: Washer&quot;; [.$C66])); [.$U66]; IF(ISNUMBER(FIND(&quot;Φ&quot;; [.$C66])); MID([.$C66]; FIND(&quot;Φ&quot;; [.$C66]) + 1; FIND(&quot;mm&quot;; [.$C66]; FIND(&quot;Φ&quot;; [.$C66])) - FIND(&quot;Φ&quot;; [.$C66]) - 1); IF(ISNUMBER(FIND(&quot;: Bolt M&quot;; [.$C66])); MID([.$C66]; FIND(&quot;: Bolt M&quot;; [.$C66]) + 8; FIND(&quot; &quot;; [.$C66]; FIND(&quot;: Bolt M&quot;; [.$C66]) + 8) - FIND(&quot;: Bolt M&quot;; [.$C66]) - 8); &quot;&quot;)))">
            <text:p/>
          </table:table-cell>
          <table:table-cell table:formula="of:=IF(ISNUMBER(FIND(&quot;Φ&quot;; [.$C66]));&#10;      MID([.$C66];&#10;          FIND(&quot;mm &quot;; [.$C66]; FIND(&quot;Φ&quot;; [.$C66])) + 5;&#10;          FIND(&quot;mm &quot;; [.$C66]; FIND(&quot;mm &quot;; [.$C66]; FIND(&quot;Φ&quot;; [.$C66])) + 4) - FIND(&quot;mm &quot;; [.$C66]; FIND(&quot;Φ&quot;; [.$C66])) - 5&#10;     );&#10;      MID([.$C66];&#10;          FIND(&quot;mm &quot;; [.$C66]; FIND(&quot;: &quot;; [.$C66])) - FIND(&quot; &quot;; STRING_REVERSE(LEFT([.$C66]; FIND(&quot;mm &quot;; [.$C66]; FIND(&quot;: &quot;; [.$C66]))))) + 2;&#10;          FIND(&quot; &quot;; STRING_REVERSE(LEFT([.$C66]; FIND(&quot;mm &quot;; [.$C66]; FIND(&quot;: &quot;; [.$C66]))))) - 2&#10;     )&#10;)" office:value-type="string" office:string-value="" calcext:value-type="error">
            <text:p>#VALUE!</text:p>
          </table:table-cell>
          <table:table-cell table:formula="of:=IF(ISNUMBER(FIND(&quot;Φ&quot;; [.$C66]));&#10;      MID([.$C67];           FIND(&quot;mm &quot;; [.$C67]; FIND(&quot;mm &quot;; [.$C67]; FIND(&quot;mm &quot;; [.$C67]; FIND(&quot;: &quot;; [.$C67])) + 2) + 2) - FIND(&quot; &quot;; STRING_REVERSE(LEFT([.$C67]; FIND(&quot;mm &quot;; [.$C67]; FIND(&quot;mm &quot;; [.$C67]; FIND(&quot;mm &quot;; [.$C67]; FIND(&quot;: &quot;; [.$C67])) + 2) + 2)))) + 2;           FIND(&quot; &quot;; STRING_REVERSE(LEFT([.$C67]; FIND(&quot;mm &quot;; [.$C67]; FIND(&quot;mm &quot;; [.$C67]; FIND(&quot;mm &quot;; [.$C67]; FIND(&quot;: &quot;; [.$C67])) + 2) + 2)))) - 2      );&#10;      MID([.$C66];&#10;          FIND(&quot;mm &quot;; [.$C66]; FIND(&quot;mm &quot;; [.$C66]; FIND(&quot;: &quot;; [.$C66])) + 2) - FIND(&quot; &quot;; STRING_REVERSE(LEFT([.$C66]; FIND(&quot;mm &quot;; [.$C66]; FIND(&quot;mm &quot;; [.$C66]; FIND(&quot;: &quot;; [.$C66])) + 2)))) + 2;&#10;          FIND(&quot; &quot;; STRING_REVERSE(LEFT([.$C66]; FIND(&quot;mm &quot;; [.$C66]; FIND(&quot;mm &quot;; [.$C66]; FIND(&quot;: &quot;; [.$C66])) + 2)))) - 2&#10;     )&#10;)" office:value-type="string" office:string-value="" calcext:value-type="error">
            <text:p>#VALUE!</text:p>
          </table:table-cell>
          <table:table-cell table:formula="of:=IF(ISNUMBER(FIND(&quot;Φ&quot;; [.$C66]));&#10;      &quot;&quot;;&#10;      MID([.$C66];&#10;          FIND(&quot;mm &quot;; [.$C66]; FIND(&quot;mm &quot;; [.$C66]; FIND(&quot;mm &quot;; [.$C66]; FIND(&quot;: &quot;; [.$C66])) + 2) + 2) - FIND(&quot; &quot;; STRING_REVERSE(LEFT([.$C66]; FIND(&quot;mm &quot;; [.$C66]; FIND(&quot;mm &quot;; [.$C66]; FIND(&quot;mm &quot;; [.$C66]; FIND(&quot;: &quot;; [.$C66])) + 2) + 2)))) + 2;&#10;          FIND(&quot; &quot;; STRING_REVERSE(LEFT([.$C66]; FIND(&quot;mm &quot;; [.$C66]; FIND(&quot;mm &quot;; [.$C66]; FIND(&quot;mm &quot;; [.$C66]; FIND(&quot;: &quot;; [.$C66])) + 2) + 2)))) - 2&#10;     )&#10;)" office:value-type="string" office:string-value="" calcext:value-type="error">
            <text:p>#VALUE!</text:p>
          </table:table-cell>
          <table:table-cell table:formula="of:=IF(ISNUMBER(FIND(&quot;Φ&quot;; [.$C66]));&#10;      IF(ISNUMBER(FIND(&quot;: Washer&quot;; [.$C66])); [.$V66]; &quot;&quot;);&#10;      MID([.$C66];&#10;          FIND(&quot;mm &quot;; [.$C66]; FIND(&quot;mm &quot;; [.$C66]; FIND(&quot;mm &quot;; [.$C66]; FIND(&quot;mm &quot;; [.$C66]; FIND(&quot;: &quot;; [.$C66])) + 2) + 2) + 2) - FIND(&quot; &quot;; STRING_REVERSE(LEFT([.$C66]; FIND(&quot;mm &quot;; [.$C66]; FIND(&quot;mm &quot;; [.$C66]; FIND(&quot;mm &quot;; [.$C66]; FIND(&quot;mm &quot;; [.$C66]; FIND(&quot;: &quot;; [.$C66])) + 2) + 2) + 2)))) + 2;&#10;          FIND(&quot; &quot;; STRING_REVERSE(LEFT([.$C66]; FIND(&quot;mm &quot;; [.$C66]; FIND(&quot;mm &quot;; [.$C66]; FIND(&quot;mm &quot;; [.$C66]; FIND(&quot;mm &quot;; [.$C66]; FIND(&quot;: &quot;; [.$C66])) + 2) + 2) + 2)))) - 2&#10;     )&#10;)" office:value-type="string" office:string-value="" calcext:value-type="error">
            <text:p>#VALUE!</text:p>
          </table:table-cell>
          <table:table-cell table:style-name="ce17" table:formula="of:=NOT(OR([.$F66:.$Q66]))" office:value-type="boolean" office:boolean-value="true" calcext:value-type="boolean">
            <text:p>TRUE</text:p>
          </table:table-cell>
          <table:table-cell table:formula="of:=RIGHT([.$C66]; LEN([.$C66]) - FIND(&quot; - x&quot;; [.$C66]) - 3)" office:value-type="string" office:string-value="" calcext:value-type="error">
            <text:p>#VALUE!</text:p>
          </table:table-cell>
          <table:table-cell table:number-columns-repeated="998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ECHO: "Bolt: Bolt M10 x 75mm - x1"</text:p>
          </table:table-cell>
          <table:table-cell table:formula="of:=MID([.$B67]; 8; LEN([.$B67]) - 8)" office:value-type="string" office:string-value="Bolt: Bolt M10 x 75mm - x1" calcext:value-type="string">
            <text:p>Bolt: Bolt M10 x 75mm - x1</text:p>
          </table:table-cell>
          <table:table-cell table:formula="of:=IF(LEFT([.$C67]; 5) = &quot;Tool:&quot;; RIGHT([.$C67]; LEN([.$C67]) - 6); LEFT([.$C67]; FIND(&quot;:&quot;; [.$C67]) - 1))" office:value-type="string" office:string-value="Bolt" calcext:value-type="string">
            <text:p>Bolt</text:p>
          </table:table-cell>
          <table:table-cell table:style-name="ce7" table:formula="of:=NOT(RIGHT(TRIM([.$C67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67]))" office:value-type="boolean" office:boolean-value="false" calcext:value-type="boolean">
            <text:p>FALSE</text:p>
          </table:table-cell>
          <table:table-cell table:style-name="ce7" table:formula="of:=ISNUMBER(FIND(&quot;: Bolt&quot;; [.$C67]))" office:value-type="boolean" office:boolean-value="true" calcext:value-type="boolean">
            <text:p>TRUE</text:p>
          </table:table-cell>
          <table:table-cell table:style-name="ce7" table:formula="of:=ISNUMBER(FIND(&quot;: Nut&quot;; [.$C67]))" office:value-type="boolean" office:boolean-value="false" calcext:value-type="boolean">
            <text:p>FALSE</text:p>
          </table:table-cell>
          <table:table-cell table:style-name="ce7" table:formula="of:=ISNUMBER(SEARCH(&quot;: Wheel&quot;; [.$C67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67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67]))" office:value-type="boolean" office:boolean-value="false" calcext:value-type="boolean">
            <text:p>FALSE</text:p>
          </table:table-cell>
          <table:table-cell table:style-name="ce7" table:formula="of:=ISNUMBER(SEARCH(&quot;ALUMINIUM SHEET&quot;; [.$C67]))" office:value-type="boolean" office:boolean-value="false" calcext:value-type="boolean">
            <text:p>FALSE</text:p>
          </table:table-cell>
          <table:table-cell table:style-name="ce7" table:formula="of:=ISNUMBER(FIND(&quot;: Tube clamp&quot;; [.$C67]))" office:value-type="boolean" office:boolean-value="false" calcext:value-type="boolean">
            <text:p>FALSE</text:p>
          </table:table-cell>
          <table:table-cell table:style-name="ce7" table:formula="of:=AND(ISNUMBER(FIND(&quot;: Tube clamp&quot;; [.$C67])); ISNUMBER(SEARCH(&quot;104:&quot;; [.$C67])))" office:value-type="boolean" office:boolean-value="false" calcext:value-type="boolean">
            <text:p>FALSE</text:p>
          </table:table-cell>
          <table:table-cell table:style-name="ce7" table:formula="of:=AND(ISNUMBER(FIND(&quot;: Tube clamp&quot;; [.$C67])); ISNUMBER(SEARCH(&quot;116:&quot;; [.$C67])))" office:value-type="boolean" office:boolean-value="false" calcext:value-type="boolean">
            <text:p>FALSE</text:p>
          </table:table-cell>
          <table:table-cell table:style-name="ce7" table:formula="of:=AND(ISNUMBER(FIND(&quot;: Tube clamp&quot;; [.$C67])); ISNUMBER(SEARCH(&quot;132:&quot;; [.$C67])))" office:value-type="boolean" office:boolean-value="false" calcext:value-type="boolean">
            <text:p>FALSE</text:p>
          </table:table-cell>
          <table:table-cell table:style-name="ce7" table:formula="of:=AND(ISNUMBER(FIND(&quot;: Tube clamp&quot;; [.$C67])); ISNUMBER(SEARCH(&quot;176:&quot;; [.$C67])))" office:value-type="boolean" office:boolean-value="false" calcext:value-type="boolean">
            <text:p>FALSE</text:p>
          </table:table-cell>
          <table:table-cell table:style-name="ce7" table:formula="of:=ISNUMBER(FIND(&quot;Tool:&quot;; [.$C67]))" office:value-type="boolean" office:boolean-value="false" calcext:value-type="boolean">
            <text:p>FALSE</text:p>
          </table:table-cell>
          <table:table-cell table:style-name="ce12" table:formula="of:=IF(ISNUMBER(FIND(&quot;Φ&quot;; [.$C67])); MID([.$C67]; FIND(&quot;Φ&quot;; [.$C67]) + 1; FIND(&quot;mm&quot;; [.$C67]; FIND(&quot;Φ&quot;; [.$C67])) - FIND(&quot;Φ&quot;; [.$C67]) - 1); IF(ISNUMBER(FIND(&quot;: Bolt M&quot;; [.$C67])); MID([.$C67]; FIND(&quot;: Bolt M&quot;; [.$C67]) + 8; FIND(&quot; &quot;; [.$C67]; FIND(&quot;: Bolt M&quot;; [.$C67]) + 8) - FIND(&quot;: Bolt M&quot;; [.$C67]) - 8); &quot;&quot;))" office:value-type="string" office:string-value="10" calcext:value-type="string">
            <text:p>10</text:p>
          </table:table-cell>
          <table:table-cell table:style-name="ce12" table:formula="of:=IF(ISNUMBER(FIND(&quot;: Washer&quot;; [.$C67])); [.$U67]; IF(ISNUMBER(FIND(&quot;Φ&quot;; [.$C67])); MID([.$C67]; FIND(&quot;Φ&quot;; [.$C67]) + 1; FIND(&quot;mm&quot;; [.$C67]; FIND(&quot;Φ&quot;; [.$C67])) - FIND(&quot;Φ&quot;; [.$C67]) - 1); IF(ISNUMBER(FIND(&quot;: Bolt M&quot;; [.$C67])); MID([.$C67]; FIND(&quot;: Bolt M&quot;; [.$C67]) + 8; FIND(&quot; &quot;; [.$C67]; FIND(&quot;: Bolt M&quot;; [.$C67]) + 8) - FIND(&quot;: Bolt M&quot;; [.$C67]) - 8); &quot;&quot;)))" office:value-type="string" office:string-value="10" calcext:value-type="string">
            <text:p>10</text:p>
          </table:table-cell>
          <table:table-cell table:formula="of:=IF(ISNUMBER(FIND(&quot;Φ&quot;; [.$C67]));&#10;      MID([.$C67];&#10;          FIND(&quot;mm &quot;; [.$C67]; FIND(&quot;Φ&quot;; [.$C67])) + 5;&#10;          FIND(&quot;mm &quot;; [.$C67]; FIND(&quot;mm &quot;; [.$C67]; FIND(&quot;Φ&quot;; [.$C67])) + 4) - FIND(&quot;mm &quot;; [.$C67]; FIND(&quot;Φ&quot;; [.$C67])) - 5&#10;     );&#10;      MID([.$C67];&#10;          FIND(&quot;mm &quot;; [.$C67]; FIND(&quot;: &quot;; [.$C67])) - FIND(&quot; &quot;; STRING_REVERSE(LEFT([.$C67]; FIND(&quot;mm &quot;; [.$C67]; FIND(&quot;: &quot;; [.$C67]))))) + 2;&#10;          FIND(&quot; &quot;; STRING_REVERSE(LEFT([.$C67]; FIND(&quot;mm &quot;; [.$C67]; FIND(&quot;: &quot;; [.$C67]))))) - 2&#10;     )&#10;)" office:value-type="string" office:string-value="75" calcext:value-type="string">
            <text:p>75</text:p>
          </table:table-cell>
          <table:table-cell table:formula="of:=IF(ISNUMBER(FIND(&quot;Φ&quot;; [.$C67]));&#10;      MID([.$C68];           FIND(&quot;mm &quot;; [.$C68]; FIND(&quot;mm &quot;; [.$C68]; FIND(&quot;mm &quot;; [.$C68]; FIND(&quot;: &quot;; [.$C68])) + 2) + 2) - FIND(&quot; &quot;; STRING_REVERSE(LEFT([.$C68]; FIND(&quot;mm &quot;; [.$C68]; FIND(&quot;mm &quot;; [.$C68]; FIND(&quot;mm &quot;; [.$C68]; FIND(&quot;: &quot;; [.$C68])) + 2) + 2)))) + 2;           FIND(&quot; &quot;; STRING_REVERSE(LEFT([.$C68]; FIND(&quot;mm &quot;; [.$C68]; FIND(&quot;mm &quot;; [.$C68]; FIND(&quot;mm &quot;; [.$C68]; FIND(&quot;: &quot;; [.$C68])) + 2) + 2)))) - 2      );&#10;      MID([.$C67];&#10;          FIND(&quot;mm &quot;; [.$C67]; FIND(&quot;mm &quot;; [.$C67]; FIND(&quot;: &quot;; [.$C67])) + 2) - FIND(&quot; &quot;; STRING_REVERSE(LEFT([.$C67]; FIND(&quot;mm &quot;; [.$C67]; FIND(&quot;mm &quot;; [.$C67]; FIND(&quot;: &quot;; [.$C67])) + 2)))) + 2;&#10;          FIND(&quot; &quot;; STRING_REVERSE(LEFT([.$C67]; FIND(&quot;mm &quot;; [.$C67]; FIND(&quot;mm &quot;; [.$C67]; FIND(&quot;: &quot;; [.$C67])) + 2)))) - 2&#10;     )&#10;)" office:value-type="string" office:string-value="" calcext:value-type="error">
            <text:p>#VALUE!</text:p>
          </table:table-cell>
          <table:table-cell table:formula="of:=IF(ISNUMBER(FIND(&quot;Φ&quot;; [.$C67]));&#10;      &quot;&quot;;&#10;      MID([.$C67];&#10;          FIND(&quot;mm &quot;; [.$C67]; FIND(&quot;mm &quot;; [.$C67]; FIND(&quot;mm &quot;; [.$C67]; FIND(&quot;: &quot;; [.$C67])) + 2) + 2) - FIND(&quot; &quot;; STRING_REVERSE(LEFT([.$C67]; FIND(&quot;mm &quot;; [.$C67]; FIND(&quot;mm &quot;; [.$C67]; FIND(&quot;mm &quot;; [.$C67]; FIND(&quot;: &quot;; [.$C67])) + 2) + 2)))) + 2;&#10;          FIND(&quot; &quot;; STRING_REVERSE(LEFT([.$C67]; FIND(&quot;mm &quot;; [.$C67]; FIND(&quot;mm &quot;; [.$C67]; FIND(&quot;mm &quot;; [.$C67]; FIND(&quot;: &quot;; [.$C67])) + 2) + 2)))) - 2&#10;     )&#10;)" office:value-type="string" office:string-value="" calcext:value-type="error">
            <text:p>#VALUE!</text:p>
          </table:table-cell>
          <table:table-cell table:formula="of:=IF(ISNUMBER(FIND(&quot;Φ&quot;; [.$C67]));&#10;      IF(ISNUMBER(FIND(&quot;: Washer&quot;; [.$C67])); [.$V67]; &quot;&quot;);&#10;      MID([.$C67];&#10;          FIND(&quot;mm &quot;; [.$C67]; FIND(&quot;mm &quot;; [.$C67]; FIND(&quot;mm &quot;; [.$C67]; FIND(&quot;mm &quot;; [.$C67]; FIND(&quot;: &quot;; [.$C67])) + 2) + 2) + 2) - FIND(&quot; &quot;; STRING_REVERSE(LEFT([.$C67]; FIND(&quot;mm &quot;; [.$C67]; FIND(&quot;mm &quot;; [.$C67]; FIND(&quot;mm &quot;; [.$C67]; FIND(&quot;mm &quot;; [.$C67]; FIND(&quot;: &quot;; [.$C67])) + 2) + 2) + 2)))) + 2;&#10;          FIND(&quot; &quot;; STRING_REVERSE(LEFT([.$C67]; FIND(&quot;mm &quot;; [.$C67]; FIND(&quot;mm &quot;; [.$C67]; FIND(&quot;mm &quot;; [.$C67]; FIND(&quot;mm &quot;; [.$C67]; FIND(&quot;: &quot;; [.$C67])) + 2) + 2) + 2)))) - 2&#10;     )&#10;)" office:value-type="string" office:string-value="" calcext:value-type="error">
            <text:p>#VALUE!</text:p>
          </table:table-cell>
          <table:table-cell table:style-name="ce17" table:formula="of:=NOT(OR([.$F67:.$Q67]))" office:value-type="boolean" office:boolean-value="false" calcext:value-type="boolean">
            <text:p>FALSE</text:p>
          </table:table-cell>
          <table:table-cell table:formula="of:=RIGHT([.$C67]; LEN([.$C67]) - FIND(&quot; - x&quot;; [.$C67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ECHO: "Nut: Nut M10 - x1"</text:p>
          </table:table-cell>
          <table:table-cell table:formula="of:=MID([.$B68]; 8; LEN([.$B68]) - 8)" office:value-type="string" office:string-value="Nut: Nut M10 - x1" calcext:value-type="string">
            <text:p>Nut: Nut M10 - x1</text:p>
          </table:table-cell>
          <table:table-cell table:formula="of:=IF(LEFT([.$C68]; 5) = &quot;Tool:&quot;; RIGHT([.$C68]; LEN([.$C68]) - 6); LEFT([.$C68]; FIND(&quot;:&quot;; [.$C68]) - 1))" office:value-type="string" office:string-value="Nut" calcext:value-type="string">
            <text:p>Nut</text:p>
          </table:table-cell>
          <table:table-cell table:style-name="ce7" table:formula="of:=NOT(RIGHT(TRIM([.$C68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68]))" office:value-type="boolean" office:boolean-value="false" calcext:value-type="boolean">
            <text:p>FALSE</text:p>
          </table:table-cell>
          <table:table-cell table:style-name="ce7" table:formula="of:=ISNUMBER(FIND(&quot;: Bolt&quot;; [.$C68]))" office:value-type="boolean" office:boolean-value="false" calcext:value-type="boolean">
            <text:p>FALSE</text:p>
          </table:table-cell>
          <table:table-cell table:style-name="ce7" table:formula="of:=ISNUMBER(FIND(&quot;: Nut&quot;; [.$C68]))" office:value-type="boolean" office:boolean-value="true" calcext:value-type="boolean">
            <text:p>TRUE</text:p>
          </table:table-cell>
          <table:table-cell table:style-name="ce7" table:formula="of:=ISNUMBER(SEARCH(&quot;: Wheel&quot;; [.$C68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68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68]))" office:value-type="boolean" office:boolean-value="false" calcext:value-type="boolean">
            <text:p>FALSE</text:p>
          </table:table-cell>
          <table:table-cell table:style-name="ce7" table:formula="of:=ISNUMBER(SEARCH(&quot;ALUMINIUM SHEET&quot;; [.$C68]))" office:value-type="boolean" office:boolean-value="false" calcext:value-type="boolean">
            <text:p>FALSE</text:p>
          </table:table-cell>
          <table:table-cell table:style-name="ce7" table:formula="of:=ISNUMBER(FIND(&quot;: Tube clamp&quot;; [.$C68]))" office:value-type="boolean" office:boolean-value="false" calcext:value-type="boolean">
            <text:p>FALSE</text:p>
          </table:table-cell>
          <table:table-cell table:style-name="ce7" table:formula="of:=AND(ISNUMBER(FIND(&quot;: Tube clamp&quot;; [.$C68])); ISNUMBER(SEARCH(&quot;104:&quot;; [.$C68])))" office:value-type="boolean" office:boolean-value="false" calcext:value-type="boolean">
            <text:p>FALSE</text:p>
          </table:table-cell>
          <table:table-cell table:style-name="ce7" table:formula="of:=AND(ISNUMBER(FIND(&quot;: Tube clamp&quot;; [.$C68])); ISNUMBER(SEARCH(&quot;116:&quot;; [.$C68])))" office:value-type="boolean" office:boolean-value="false" calcext:value-type="boolean">
            <text:p>FALSE</text:p>
          </table:table-cell>
          <table:table-cell table:style-name="ce7" table:formula="of:=AND(ISNUMBER(FIND(&quot;: Tube clamp&quot;; [.$C68])); ISNUMBER(SEARCH(&quot;132:&quot;; [.$C68])))" office:value-type="boolean" office:boolean-value="false" calcext:value-type="boolean">
            <text:p>FALSE</text:p>
          </table:table-cell>
          <table:table-cell table:style-name="ce7" table:formula="of:=AND(ISNUMBER(FIND(&quot;: Tube clamp&quot;; [.$C68])); ISNUMBER(SEARCH(&quot;176:&quot;; [.$C68])))" office:value-type="boolean" office:boolean-value="false" calcext:value-type="boolean">
            <text:p>FALSE</text:p>
          </table:table-cell>
          <table:table-cell table:style-name="ce7" table:formula="of:=ISNUMBER(FIND(&quot;Tool:&quot;; [.$C68]))" office:value-type="boolean" office:boolean-value="false" calcext:value-type="boolean">
            <text:p>FALSE</text:p>
          </table:table-cell>
          <table:table-cell table:style-name="ce12" table:formula="of:=IF(ISNUMBER(FIND(&quot;Φ&quot;; [.$C68])); MID([.$C68]; FIND(&quot;Φ&quot;; [.$C68]) + 1; FIND(&quot;mm&quot;; [.$C68]; FIND(&quot;Φ&quot;; [.$C68])) - FIND(&quot;Φ&quot;; [.$C68]) - 1); IF(ISNUMBER(FIND(&quot;: Bolt M&quot;; [.$C68])); MID([.$C68]; FIND(&quot;: Bolt M&quot;; [.$C68]) + 8; FIND(&quot; &quot;; [.$C68]; FIND(&quot;: Bolt M&quot;; [.$C68]) + 8) - FIND(&quot;: Bolt M&quot;; [.$C68]) - 8); &quot;&quot;))">
            <text:p/>
          </table:table-cell>
          <table:table-cell table:style-name="ce12" table:formula="of:=IF(ISNUMBER(FIND(&quot;: Washer&quot;; [.$C68])); [.$U68]; IF(ISNUMBER(FIND(&quot;Φ&quot;; [.$C68])); MID([.$C68]; FIND(&quot;Φ&quot;; [.$C68]) + 1; FIND(&quot;mm&quot;; [.$C68]; FIND(&quot;Φ&quot;; [.$C68])) - FIND(&quot;Φ&quot;; [.$C68]) - 1); IF(ISNUMBER(FIND(&quot;: Bolt M&quot;; [.$C68])); MID([.$C68]; FIND(&quot;: Bolt M&quot;; [.$C68]) + 8; FIND(&quot; &quot;; [.$C68]; FIND(&quot;: Bolt M&quot;; [.$C68]) + 8) - FIND(&quot;: Bolt M&quot;; [.$C68]) - 8); &quot;&quot;)))">
            <text:p/>
          </table:table-cell>
          <table:table-cell table:formula="of:=IF(ISNUMBER(FIND(&quot;Φ&quot;; [.$C68]));&#10;      MID([.$C68];&#10;          FIND(&quot;mm &quot;; [.$C68]; FIND(&quot;Φ&quot;; [.$C68])) + 5;&#10;          FIND(&quot;mm &quot;; [.$C68]; FIND(&quot;mm &quot;; [.$C68]; FIND(&quot;Φ&quot;; [.$C68])) + 4) - FIND(&quot;mm &quot;; [.$C68]; FIND(&quot;Φ&quot;; [.$C68])) - 5&#10;     );&#10;      MID([.$C68];&#10;          FIND(&quot;mm &quot;; [.$C68]; FIND(&quot;: &quot;; [.$C68])) - FIND(&quot; &quot;; STRING_REVERSE(LEFT([.$C68]; FIND(&quot;mm &quot;; [.$C68]; FIND(&quot;: &quot;; [.$C68]))))) + 2;&#10;          FIND(&quot; &quot;; STRING_REVERSE(LEFT([.$C68]; FIND(&quot;mm &quot;; [.$C68]; FIND(&quot;: &quot;; [.$C68]))))) - 2&#10;     )&#10;)" office:value-type="string" office:string-value="" calcext:value-type="error">
            <text:p>#VALUE!</text:p>
          </table:table-cell>
          <table:table-cell table:formula="of:=IF(ISNUMBER(FIND(&quot;Φ&quot;; [.$C68]));&#10;      MID([.$C69];           FIND(&quot;mm &quot;; [.$C69]; FIND(&quot;mm &quot;; [.$C69]; FIND(&quot;mm &quot;; [.$C69]; FIND(&quot;: &quot;; [.$C69])) + 2) + 2) - FIND(&quot; &quot;; STRING_REVERSE(LEFT([.$C69]; FIND(&quot;mm &quot;; [.$C69]; FIND(&quot;mm &quot;; [.$C69]; FIND(&quot;mm &quot;; [.$C69]; FIND(&quot;: &quot;; [.$C69])) + 2) + 2)))) + 2;           FIND(&quot; &quot;; STRING_REVERSE(LEFT([.$C69]; FIND(&quot;mm &quot;; [.$C69]; FIND(&quot;mm &quot;; [.$C69]; FIND(&quot;mm &quot;; [.$C69]; FIND(&quot;: &quot;; [.$C69])) + 2) + 2)))) - 2      );&#10;      MID([.$C68];&#10;          FIND(&quot;mm &quot;; [.$C68]; FIND(&quot;mm &quot;; [.$C68]; FIND(&quot;: &quot;; [.$C68])) + 2) - FIND(&quot; &quot;; STRING_REVERSE(LEFT([.$C68]; FIND(&quot;mm &quot;; [.$C68]; FIND(&quot;mm &quot;; [.$C68]; FIND(&quot;: &quot;; [.$C68])) + 2)))) + 2;&#10;          FIND(&quot; &quot;; STRING_REVERSE(LEFT([.$C68]; FIND(&quot;mm &quot;; [.$C68]; FIND(&quot;mm &quot;; [.$C68]; FIND(&quot;: &quot;; [.$C68])) + 2)))) - 2&#10;     )&#10;)" office:value-type="string" office:string-value="" calcext:value-type="error">
            <text:p>#VALUE!</text:p>
          </table:table-cell>
          <table:table-cell table:formula="of:=IF(ISNUMBER(FIND(&quot;Φ&quot;; [.$C68]));&#10;      &quot;&quot;;&#10;      MID([.$C68];&#10;          FIND(&quot;mm &quot;; [.$C68]; FIND(&quot;mm &quot;; [.$C68]; FIND(&quot;mm &quot;; [.$C68]; FIND(&quot;: &quot;; [.$C68])) + 2) + 2) - FIND(&quot; &quot;; STRING_REVERSE(LEFT([.$C68]; FIND(&quot;mm &quot;; [.$C68]; FIND(&quot;mm &quot;; [.$C68]; FIND(&quot;mm &quot;; [.$C68]; FIND(&quot;: &quot;; [.$C68])) + 2) + 2)))) + 2;&#10;          FIND(&quot; &quot;; STRING_REVERSE(LEFT([.$C68]; FIND(&quot;mm &quot;; [.$C68]; FIND(&quot;mm &quot;; [.$C68]; FIND(&quot;mm &quot;; [.$C68]; FIND(&quot;: &quot;; [.$C68])) + 2) + 2)))) - 2&#10;     )&#10;)" office:value-type="string" office:string-value="" calcext:value-type="error">
            <text:p>#VALUE!</text:p>
          </table:table-cell>
          <table:table-cell table:formula="of:=IF(ISNUMBER(FIND(&quot;Φ&quot;; [.$C68]));&#10;      IF(ISNUMBER(FIND(&quot;: Washer&quot;; [.$C68])); [.$V68]; &quot;&quot;);&#10;      MID([.$C68];&#10;          FIND(&quot;mm &quot;; [.$C68]; FIND(&quot;mm &quot;; [.$C68]; FIND(&quot;mm &quot;; [.$C68]; FIND(&quot;mm &quot;; [.$C68]; FIND(&quot;: &quot;; [.$C68])) + 2) + 2) + 2) - FIND(&quot; &quot;; STRING_REVERSE(LEFT([.$C68]; FIND(&quot;mm &quot;; [.$C68]; FIND(&quot;mm &quot;; [.$C68]; FIND(&quot;mm &quot;; [.$C68]; FIND(&quot;mm &quot;; [.$C68]; FIND(&quot;: &quot;; [.$C68])) + 2) + 2) + 2)))) + 2;&#10;          FIND(&quot; &quot;; STRING_REVERSE(LEFT([.$C68]; FIND(&quot;mm &quot;; [.$C68]; FIND(&quot;mm &quot;; [.$C68]; FIND(&quot;mm &quot;; [.$C68]; FIND(&quot;mm &quot;; [.$C68]; FIND(&quot;: &quot;; [.$C68])) + 2) + 2) + 2)))) - 2&#10;     )&#10;)" office:value-type="string" office:string-value="" calcext:value-type="error">
            <text:p>#VALUE!</text:p>
          </table:table-cell>
          <table:table-cell table:style-name="ce17" table:formula="of:=NOT(OR([.$F68:.$Q68]))" office:value-type="boolean" office:boolean-value="false" calcext:value-type="boolean">
            <text:p>FALSE</text:p>
          </table:table-cell>
          <table:table-cell table:formula="of:=RIGHT([.$C68]; LEN([.$C68]) - FIND(&quot; - x&quot;; [.$C68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ECHO: "Washer: Washer Φ25mm x 10mm x 3mm - x1"</text:p>
          </table:table-cell>
          <table:table-cell table:formula="of:=MID([.$B69]; 8; LEN([.$B69]) - 8)" office:value-type="string" office:string-value="Washer: Washer Φ25mm x 10mm x 3mm - x1" calcext:value-type="string">
            <text:p>Washer: Washer Φ25mm x 10mm x 3mm - x1</text:p>
          </table:table-cell>
          <table:table-cell table:formula="of:=IF(LEFT([.$C69]; 5) = &quot;Tool:&quot;; RIGHT([.$C69]; LEN([.$C69]) - 6); LEFT([.$C69]; FIND(&quot;:&quot;; [.$C69]) - 1))" office:value-type="string" office:string-value="Washer" calcext:value-type="string">
            <text:p>Washer</text:p>
          </table:table-cell>
          <table:table-cell table:style-name="ce7" table:formula="of:=NOT(RIGHT(TRIM([.$C69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69]))" office:value-type="boolean" office:boolean-value="true" calcext:value-type="boolean">
            <text:p>TRUE</text:p>
          </table:table-cell>
          <table:table-cell table:style-name="ce7" table:formula="of:=ISNUMBER(FIND(&quot;: Bolt&quot;; [.$C69]))" office:value-type="boolean" office:boolean-value="false" calcext:value-type="boolean">
            <text:p>FALSE</text:p>
          </table:table-cell>
          <table:table-cell table:style-name="ce7" table:formula="of:=ISNUMBER(FIND(&quot;: Nut&quot;; [.$C69]))" office:value-type="boolean" office:boolean-value="false" calcext:value-type="boolean">
            <text:p>FALSE</text:p>
          </table:table-cell>
          <table:table-cell table:style-name="ce7" table:formula="of:=ISNUMBER(SEARCH(&quot;: Wheel&quot;; [.$C69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69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69]))" office:value-type="boolean" office:boolean-value="false" calcext:value-type="boolean">
            <text:p>FALSE</text:p>
          </table:table-cell>
          <table:table-cell table:style-name="ce7" table:formula="of:=ISNUMBER(SEARCH(&quot;ALUMINIUM SHEET&quot;; [.$C69]))" office:value-type="boolean" office:boolean-value="false" calcext:value-type="boolean">
            <text:p>FALSE</text:p>
          </table:table-cell>
          <table:table-cell table:style-name="ce7" table:formula="of:=ISNUMBER(FIND(&quot;: Tube clamp&quot;; [.$C69]))" office:value-type="boolean" office:boolean-value="false" calcext:value-type="boolean">
            <text:p>FALSE</text:p>
          </table:table-cell>
          <table:table-cell table:style-name="ce7" table:formula="of:=AND(ISNUMBER(FIND(&quot;: Tube clamp&quot;; [.$C69])); ISNUMBER(SEARCH(&quot;104:&quot;; [.$C69])))" office:value-type="boolean" office:boolean-value="false" calcext:value-type="boolean">
            <text:p>FALSE</text:p>
          </table:table-cell>
          <table:table-cell table:style-name="ce7" table:formula="of:=AND(ISNUMBER(FIND(&quot;: Tube clamp&quot;; [.$C69])); ISNUMBER(SEARCH(&quot;116:&quot;; [.$C69])))" office:value-type="boolean" office:boolean-value="false" calcext:value-type="boolean">
            <text:p>FALSE</text:p>
          </table:table-cell>
          <table:table-cell table:style-name="ce7" table:formula="of:=AND(ISNUMBER(FIND(&quot;: Tube clamp&quot;; [.$C69])); ISNUMBER(SEARCH(&quot;132:&quot;; [.$C69])))" office:value-type="boolean" office:boolean-value="false" calcext:value-type="boolean">
            <text:p>FALSE</text:p>
          </table:table-cell>
          <table:table-cell table:style-name="ce7" table:formula="of:=AND(ISNUMBER(FIND(&quot;: Tube clamp&quot;; [.$C69])); ISNUMBER(SEARCH(&quot;176:&quot;; [.$C69])))" office:value-type="boolean" office:boolean-value="false" calcext:value-type="boolean">
            <text:p>FALSE</text:p>
          </table:table-cell>
          <table:table-cell table:style-name="ce7" table:formula="of:=ISNUMBER(FIND(&quot;Tool:&quot;; [.$C69]))" office:value-type="boolean" office:boolean-value="false" calcext:value-type="boolean">
            <text:p>FALSE</text:p>
          </table:table-cell>
          <table:table-cell table:style-name="ce12" table:formula="of:=IF(ISNUMBER(FIND(&quot;Φ&quot;; [.$C69])); MID([.$C69]; FIND(&quot;Φ&quot;; [.$C69]) + 1; FIND(&quot;mm&quot;; [.$C69]; FIND(&quot;Φ&quot;; [.$C69])) - FIND(&quot;Φ&quot;; [.$C69]) - 1); IF(ISNUMBER(FIND(&quot;: Bolt M&quot;; [.$C69])); MID([.$C69]; FIND(&quot;: Bolt M&quot;; [.$C69]) + 8; FIND(&quot; &quot;; [.$C69]; FIND(&quot;: Bolt M&quot;; [.$C69]) + 8) - FIND(&quot;: Bolt M&quot;; [.$C69]) - 8); &quot;&quot;))" office:value-type="string" office:string-value="25" calcext:value-type="string">
            <text:p>25</text:p>
          </table:table-cell>
          <table:table-cell table:style-name="ce12" table:formula="of:=IF(ISNUMBER(FIND(&quot;: Washer&quot;; [.$C69])); [.$U69]; IF(ISNUMBER(FIND(&quot;Φ&quot;; [.$C69])); MID([.$C69]; FIND(&quot;Φ&quot;; [.$C69]) + 1; FIND(&quot;mm&quot;; [.$C69]; FIND(&quot;Φ&quot;; [.$C69])) - FIND(&quot;Φ&quot;; [.$C69]) - 1); IF(ISNUMBER(FIND(&quot;: Bolt M&quot;; [.$C69])); MID([.$C69]; FIND(&quot;: Bolt M&quot;; [.$C69]) + 8; FIND(&quot; &quot;; [.$C69]; FIND(&quot;: Bolt M&quot;; [.$C69]) + 8) - FIND(&quot;: Bolt M&quot;; [.$C69]) - 8); &quot;&quot;)))" office:value-type="string" office:string-value="10" calcext:value-type="string">
            <text:p>10</text:p>
          </table:table-cell>
          <table:table-cell table:formula="of:=IF(ISNUMBER(FIND(&quot;Φ&quot;; [.$C69]));&#10;      MID([.$C69];&#10;          FIND(&quot;mm &quot;; [.$C69]; FIND(&quot;Φ&quot;; [.$C69])) + 5;&#10;          FIND(&quot;mm &quot;; [.$C69]; FIND(&quot;mm &quot;; [.$C69]; FIND(&quot;Φ&quot;; [.$C69])) + 4) - FIND(&quot;mm &quot;; [.$C69]; FIND(&quot;Φ&quot;; [.$C69])) - 5&#10;     );&#10;      MID([.$C69];&#10;          FIND(&quot;mm &quot;; [.$C69]; FIND(&quot;: &quot;; [.$C69])) - FIND(&quot; &quot;; STRING_REVERSE(LEFT([.$C69]; FIND(&quot;mm &quot;; [.$C69]; FIND(&quot;: &quot;; [.$C69]))))) + 2;&#10;          FIND(&quot; &quot;; STRING_REVERSE(LEFT([.$C69]; FIND(&quot;mm &quot;; [.$C69]; FIND(&quot;: &quot;; [.$C69]))))) - 2&#10;     )&#10;)" office:value-type="string" office:string-value="10" calcext:value-type="string">
            <text:p>10</text:p>
          </table:table-cell>
          <table:table-cell table:formula="of:=IF(ISNUMBER(FIND(&quot;Φ&quot;; [.$C69]));&#10;      MID([.$C70];           FIND(&quot;mm &quot;; [.$C70]; FIND(&quot;mm &quot;; [.$C70]; FIND(&quot;mm &quot;; [.$C70]; FIND(&quot;: &quot;; [.$C70])) + 2) + 2) - FIND(&quot; &quot;; STRING_REVERSE(LEFT([.$C70]; FIND(&quot;mm &quot;; [.$C70]; FIND(&quot;mm &quot;; [.$C70]; FIND(&quot;mm &quot;; [.$C70]; FIND(&quot;: &quot;; [.$C70])) + 2) + 2)))) + 2;           FIND(&quot; &quot;; STRING_REVERSE(LEFT([.$C70]; FIND(&quot;mm &quot;; [.$C70]; FIND(&quot;mm &quot;; [.$C70]; FIND(&quot;mm &quot;; [.$C70]; FIND(&quot;: &quot;; [.$C70])) + 2) + 2)))) - 2      );&#10;      MID([.$C69];&#10;          FIND(&quot;mm &quot;; [.$C69]; FIND(&quot;mm &quot;; [.$C69]; FIND(&quot;: &quot;; [.$C69])) + 2) - FIND(&quot; &quot;; STRING_REVERSE(LEFT([.$C69]; FIND(&quot;mm &quot;; [.$C69]; FIND(&quot;mm &quot;; [.$C69]; FIND(&quot;: &quot;; [.$C69])) + 2)))) + 2;&#10;          FIND(&quot; &quot;; STRING_REVERSE(LEFT([.$C69]; FIND(&quot;mm &quot;; [.$C69]; FIND(&quot;mm &quot;; [.$C69]; FIND(&quot;: &quot;; [.$C69])) + 2)))) - 2&#10;     )&#10;)" office:value-type="string" office:string-value="3" calcext:value-type="string">
            <text:p>3</text:p>
          </table:table-cell>
          <table:table-cell table:formula="of:=IF(ISNUMBER(FIND(&quot;Φ&quot;; [.$C69]));&#10;      &quot;&quot;;&#10;      MID([.$C69];&#10;          FIND(&quot;mm &quot;; [.$C69]; FIND(&quot;mm &quot;; [.$C69]; FIND(&quot;mm &quot;; [.$C69]; FIND(&quot;: &quot;; [.$C69])) + 2) + 2) - FIND(&quot; &quot;; STRING_REVERSE(LEFT([.$C69]; FIND(&quot;mm &quot;; [.$C69]; FIND(&quot;mm &quot;; [.$C69]; FIND(&quot;mm &quot;; [.$C69]; FIND(&quot;: &quot;; [.$C69])) + 2) + 2)))) + 2;&#10;          FIND(&quot; &quot;; STRING_REVERSE(LEFT([.$C69]; FIND(&quot;mm &quot;; [.$C69]; FIND(&quot;mm &quot;; [.$C69]; FIND(&quot;mm &quot;; [.$C69]; FIND(&quot;: &quot;; [.$C69])) + 2) + 2)))) - 2&#10;     )&#10;)">
            <text:p/>
          </table:table-cell>
          <table:table-cell table:formula="of:=IF(ISNUMBER(FIND(&quot;Φ&quot;; [.$C69]));&#10;      IF(ISNUMBER(FIND(&quot;: Washer&quot;; [.$C69])); [.$V69]; &quot;&quot;);&#10;      MID([.$C69];&#10;          FIND(&quot;mm &quot;; [.$C69]; FIND(&quot;mm &quot;; [.$C69]; FIND(&quot;mm &quot;; [.$C69]; FIND(&quot;mm &quot;; [.$C69]; FIND(&quot;: &quot;; [.$C69])) + 2) + 2) + 2) - FIND(&quot; &quot;; STRING_REVERSE(LEFT([.$C69]; FIND(&quot;mm &quot;; [.$C69]; FIND(&quot;mm &quot;; [.$C69]; FIND(&quot;mm &quot;; [.$C69]; FIND(&quot;mm &quot;; [.$C69]; FIND(&quot;: &quot;; [.$C69])) + 2) + 2) + 2)))) + 2;&#10;          FIND(&quot; &quot;; STRING_REVERSE(LEFT([.$C69]; FIND(&quot;mm &quot;; [.$C69]; FIND(&quot;mm &quot;; [.$C69]; FIND(&quot;mm &quot;; [.$C69]; FIND(&quot;mm &quot;; [.$C69]; FIND(&quot;: &quot;; [.$C69])) + 2) + 2) + 2)))) - 2&#10;     )&#10;)" office:value-type="string" office:string-value="3" calcext:value-type="string">
            <text:p>3</text:p>
          </table:table-cell>
          <table:table-cell table:style-name="ce17" table:formula="of:=NOT(OR([.$F69:.$Q69]))" office:value-type="boolean" office:boolean-value="false" calcext:value-type="boolean">
            <text:p>FALSE</text:p>
          </table:table-cell>
          <table:table-cell table:formula="of:=RIGHT([.$C69]; LEN([.$C69]) - FIND(&quot; - x&quot;; [.$C69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ECHO: "Washer: Washer Φ25mm x 10mm x 3mm - x1"</text:p>
          </table:table-cell>
          <table:table-cell table:formula="of:=MID([.$B70]; 8; LEN([.$B70]) - 8)" office:value-type="string" office:string-value="Washer: Washer Φ25mm x 10mm x 3mm - x1" calcext:value-type="string">
            <text:p>Washer: Washer Φ25mm x 10mm x 3mm - x1</text:p>
          </table:table-cell>
          <table:table-cell table:formula="of:=IF(LEFT([.$C70]; 5) = &quot;Tool:&quot;; RIGHT([.$C70]; LEN([.$C70]) - 6); LEFT([.$C70]; FIND(&quot;:&quot;; [.$C70]) - 1))" office:value-type="string" office:string-value="Washer" calcext:value-type="string">
            <text:p>Washer</text:p>
          </table:table-cell>
          <table:table-cell table:style-name="ce7" table:formula="of:=NOT(RIGHT(TRIM([.$C70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70]))" office:value-type="boolean" office:boolean-value="true" calcext:value-type="boolean">
            <text:p>TRUE</text:p>
          </table:table-cell>
          <table:table-cell table:style-name="ce7" table:formula="of:=ISNUMBER(FIND(&quot;: Bolt&quot;; [.$C70]))" office:value-type="boolean" office:boolean-value="false" calcext:value-type="boolean">
            <text:p>FALSE</text:p>
          </table:table-cell>
          <table:table-cell table:style-name="ce7" table:formula="of:=ISNUMBER(FIND(&quot;: Nut&quot;; [.$C70]))" office:value-type="boolean" office:boolean-value="false" calcext:value-type="boolean">
            <text:p>FALSE</text:p>
          </table:table-cell>
          <table:table-cell table:style-name="ce7" table:formula="of:=ISNUMBER(SEARCH(&quot;: Wheel&quot;; [.$C70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70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70]))" office:value-type="boolean" office:boolean-value="false" calcext:value-type="boolean">
            <text:p>FALSE</text:p>
          </table:table-cell>
          <table:table-cell table:style-name="ce7" table:formula="of:=ISNUMBER(SEARCH(&quot;ALUMINIUM SHEET&quot;; [.$C70]))" office:value-type="boolean" office:boolean-value="false" calcext:value-type="boolean">
            <text:p>FALSE</text:p>
          </table:table-cell>
          <table:table-cell table:style-name="ce7" table:formula="of:=ISNUMBER(FIND(&quot;: Tube clamp&quot;; [.$C70]))" office:value-type="boolean" office:boolean-value="false" calcext:value-type="boolean">
            <text:p>FALSE</text:p>
          </table:table-cell>
          <table:table-cell table:style-name="ce7" table:formula="of:=AND(ISNUMBER(FIND(&quot;: Tube clamp&quot;; [.$C70])); ISNUMBER(SEARCH(&quot;104:&quot;; [.$C70])))" office:value-type="boolean" office:boolean-value="false" calcext:value-type="boolean">
            <text:p>FALSE</text:p>
          </table:table-cell>
          <table:table-cell table:style-name="ce7" table:formula="of:=AND(ISNUMBER(FIND(&quot;: Tube clamp&quot;; [.$C70])); ISNUMBER(SEARCH(&quot;116:&quot;; [.$C70])))" office:value-type="boolean" office:boolean-value="false" calcext:value-type="boolean">
            <text:p>FALSE</text:p>
          </table:table-cell>
          <table:table-cell table:style-name="ce7" table:formula="of:=AND(ISNUMBER(FIND(&quot;: Tube clamp&quot;; [.$C70])); ISNUMBER(SEARCH(&quot;132:&quot;; [.$C70])))" office:value-type="boolean" office:boolean-value="false" calcext:value-type="boolean">
            <text:p>FALSE</text:p>
          </table:table-cell>
          <table:table-cell table:style-name="ce7" table:formula="of:=AND(ISNUMBER(FIND(&quot;: Tube clamp&quot;; [.$C70])); ISNUMBER(SEARCH(&quot;176:&quot;; [.$C70])))" office:value-type="boolean" office:boolean-value="false" calcext:value-type="boolean">
            <text:p>FALSE</text:p>
          </table:table-cell>
          <table:table-cell table:style-name="ce7" table:formula="of:=ISNUMBER(FIND(&quot;Tool:&quot;; [.$C70]))" office:value-type="boolean" office:boolean-value="false" calcext:value-type="boolean">
            <text:p>FALSE</text:p>
          </table:table-cell>
          <table:table-cell table:style-name="ce12" table:formula="of:=IF(ISNUMBER(FIND(&quot;Φ&quot;; [.$C70])); MID([.$C70]; FIND(&quot;Φ&quot;; [.$C70]) + 1; FIND(&quot;mm&quot;; [.$C70]; FIND(&quot;Φ&quot;; [.$C70])) - FIND(&quot;Φ&quot;; [.$C70]) - 1); IF(ISNUMBER(FIND(&quot;: Bolt M&quot;; [.$C70])); MID([.$C70]; FIND(&quot;: Bolt M&quot;; [.$C70]) + 8; FIND(&quot; &quot;; [.$C70]; FIND(&quot;: Bolt M&quot;; [.$C70]) + 8) - FIND(&quot;: Bolt M&quot;; [.$C70]) - 8); &quot;&quot;))" office:value-type="string" office:string-value="25" calcext:value-type="string">
            <text:p>25</text:p>
          </table:table-cell>
          <table:table-cell table:style-name="ce12" table:formula="of:=IF(ISNUMBER(FIND(&quot;: Washer&quot;; [.$C70])); [.$U70]; IF(ISNUMBER(FIND(&quot;Φ&quot;; [.$C70])); MID([.$C70]; FIND(&quot;Φ&quot;; [.$C70]) + 1; FIND(&quot;mm&quot;; [.$C70]; FIND(&quot;Φ&quot;; [.$C70])) - FIND(&quot;Φ&quot;; [.$C70]) - 1); IF(ISNUMBER(FIND(&quot;: Bolt M&quot;; [.$C70])); MID([.$C70]; FIND(&quot;: Bolt M&quot;; [.$C70]) + 8; FIND(&quot; &quot;; [.$C70]; FIND(&quot;: Bolt M&quot;; [.$C70]) + 8) - FIND(&quot;: Bolt M&quot;; [.$C70]) - 8); &quot;&quot;)))" office:value-type="string" office:string-value="10" calcext:value-type="string">
            <text:p>10</text:p>
          </table:table-cell>
          <table:table-cell table:formula="of:=IF(ISNUMBER(FIND(&quot;Φ&quot;; [.$C70]));&#10;      MID([.$C70];&#10;          FIND(&quot;mm &quot;; [.$C70]; FIND(&quot;Φ&quot;; [.$C70])) + 5;&#10;          FIND(&quot;mm &quot;; [.$C70]; FIND(&quot;mm &quot;; [.$C70]; FIND(&quot;Φ&quot;; [.$C70])) + 4) - FIND(&quot;mm &quot;; [.$C70]; FIND(&quot;Φ&quot;; [.$C70])) - 5&#10;     );&#10;      MID([.$C70];&#10;          FIND(&quot;mm &quot;; [.$C70]; FIND(&quot;: &quot;; [.$C70])) - FIND(&quot; &quot;; STRING_REVERSE(LEFT([.$C70]; FIND(&quot;mm &quot;; [.$C70]; FIND(&quot;: &quot;; [.$C70]))))) + 2;&#10;          FIND(&quot; &quot;; STRING_REVERSE(LEFT([.$C70]; FIND(&quot;mm &quot;; [.$C70]; FIND(&quot;: &quot;; [.$C70]))))) - 2&#10;     )&#10;)" office:value-type="string" office:string-value="10" calcext:value-type="string">
            <text:p>10</text:p>
          </table:table-cell>
          <table:table-cell table:formula="of:=IF(ISNUMBER(FIND(&quot;Φ&quot;; [.$C70]));&#10;      MID([.$C71];           FIND(&quot;mm &quot;; [.$C71]; FIND(&quot;mm &quot;; [.$C71]; FIND(&quot;mm &quot;; [.$C71]; FIND(&quot;: &quot;; [.$C71])) + 2) + 2) - FIND(&quot; &quot;; STRING_REVERSE(LEFT([.$C71]; FIND(&quot;mm &quot;; [.$C71]; FIND(&quot;mm &quot;; [.$C71]; FIND(&quot;mm &quot;; [.$C71]; FIND(&quot;: &quot;; [.$C71])) + 2) + 2)))) + 2;           FIND(&quot; &quot;; STRING_REVERSE(LEFT([.$C71]; FIND(&quot;mm &quot;; [.$C71]; FIND(&quot;mm &quot;; [.$C71]; FIND(&quot;mm &quot;; [.$C71]; FIND(&quot;: &quot;; [.$C71])) + 2) + 2)))) - 2      );&#10;      MID([.$C70];&#10;          FIND(&quot;mm &quot;; [.$C70]; FIND(&quot;mm &quot;; [.$C70]; FIND(&quot;: &quot;; [.$C70])) + 2) - FIND(&quot; &quot;; STRING_REVERSE(LEFT([.$C70]; FIND(&quot;mm &quot;; [.$C70]; FIND(&quot;mm &quot;; [.$C70]; FIND(&quot;: &quot;; [.$C70])) + 2)))) + 2;&#10;          FIND(&quot; &quot;; STRING_REVERSE(LEFT([.$C70]; FIND(&quot;mm &quot;; [.$C70]; FIND(&quot;mm &quot;; [.$C70]; FIND(&quot;: &quot;; [.$C70])) + 2)))) - 2&#10;     )&#10;)" office:value-type="string" office:string-value="3" calcext:value-type="string">
            <text:p>3</text:p>
          </table:table-cell>
          <table:table-cell table:formula="of:=IF(ISNUMBER(FIND(&quot;Φ&quot;; [.$C70]));&#10;      &quot;&quot;;&#10;      MID([.$C70];&#10;          FIND(&quot;mm &quot;; [.$C70]; FIND(&quot;mm &quot;; [.$C70]; FIND(&quot;mm &quot;; [.$C70]; FIND(&quot;: &quot;; [.$C70])) + 2) + 2) - FIND(&quot; &quot;; STRING_REVERSE(LEFT([.$C70]; FIND(&quot;mm &quot;; [.$C70]; FIND(&quot;mm &quot;; [.$C70]; FIND(&quot;mm &quot;; [.$C70]; FIND(&quot;: &quot;; [.$C70])) + 2) + 2)))) + 2;&#10;          FIND(&quot; &quot;; STRING_REVERSE(LEFT([.$C70]; FIND(&quot;mm &quot;; [.$C70]; FIND(&quot;mm &quot;; [.$C70]; FIND(&quot;mm &quot;; [.$C70]; FIND(&quot;: &quot;; [.$C70])) + 2) + 2)))) - 2&#10;     )&#10;)">
            <text:p/>
          </table:table-cell>
          <table:table-cell table:formula="of:=IF(ISNUMBER(FIND(&quot;Φ&quot;; [.$C70]));&#10;      IF(ISNUMBER(FIND(&quot;: Washer&quot;; [.$C70])); [.$V70]; &quot;&quot;);&#10;      MID([.$C70];&#10;          FIND(&quot;mm &quot;; [.$C70]; FIND(&quot;mm &quot;; [.$C70]; FIND(&quot;mm &quot;; [.$C70]; FIND(&quot;mm &quot;; [.$C70]; FIND(&quot;: &quot;; [.$C70])) + 2) + 2) + 2) - FIND(&quot; &quot;; STRING_REVERSE(LEFT([.$C70]; FIND(&quot;mm &quot;; [.$C70]; FIND(&quot;mm &quot;; [.$C70]; FIND(&quot;mm &quot;; [.$C70]; FIND(&quot;mm &quot;; [.$C70]; FIND(&quot;: &quot;; [.$C70])) + 2) + 2) + 2)))) + 2;&#10;          FIND(&quot; &quot;; STRING_REVERSE(LEFT([.$C70]; FIND(&quot;mm &quot;; [.$C70]; FIND(&quot;mm &quot;; [.$C70]; FIND(&quot;mm &quot;; [.$C70]; FIND(&quot;mm &quot;; [.$C70]; FIND(&quot;: &quot;; [.$C70])) + 2) + 2) + 2)))) - 2&#10;     )&#10;)" office:value-type="string" office:string-value="3" calcext:value-type="string">
            <text:p>3</text:p>
          </table:table-cell>
          <table:table-cell table:style-name="ce17" table:formula="of:=NOT(OR([.$F70:.$Q70]))" office:value-type="boolean" office:boolean-value="false" calcext:value-type="boolean">
            <text:p>FALSE</text:p>
          </table:table-cell>
          <table:table-cell table:formula="of:=RIGHT([.$C70]; LEN([.$C70]) - FIND(&quot; - x&quot;; [.$C70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ECHO: "Washer: Washer Φ25mm x 10mm x 3mm - x1"</text:p>
          </table:table-cell>
          <table:table-cell table:formula="of:=MID([.$B71]; 8; LEN([.$B71]) - 8)" office:value-type="string" office:string-value="Washer: Washer Φ25mm x 10mm x 3mm - x1" calcext:value-type="string">
            <text:p>Washer: Washer Φ25mm x 10mm x 3mm - x1</text:p>
          </table:table-cell>
          <table:table-cell table:formula="of:=IF(LEFT([.$C71]; 5) = &quot;Tool:&quot;; RIGHT([.$C71]; LEN([.$C71]) - 6); LEFT([.$C71]; FIND(&quot;:&quot;; [.$C71]) - 1))" office:value-type="string" office:string-value="Washer" calcext:value-type="string">
            <text:p>Washer</text:p>
          </table:table-cell>
          <table:table-cell table:style-name="ce7" table:formula="of:=NOT(RIGHT(TRIM([.$C71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71]))" office:value-type="boolean" office:boolean-value="true" calcext:value-type="boolean">
            <text:p>TRUE</text:p>
          </table:table-cell>
          <table:table-cell table:style-name="ce7" table:formula="of:=ISNUMBER(FIND(&quot;: Bolt&quot;; [.$C71]))" office:value-type="boolean" office:boolean-value="false" calcext:value-type="boolean">
            <text:p>FALSE</text:p>
          </table:table-cell>
          <table:table-cell table:style-name="ce7" table:formula="of:=ISNUMBER(FIND(&quot;: Nut&quot;; [.$C71]))" office:value-type="boolean" office:boolean-value="false" calcext:value-type="boolean">
            <text:p>FALSE</text:p>
          </table:table-cell>
          <table:table-cell table:style-name="ce7" table:formula="of:=ISNUMBER(SEARCH(&quot;: Wheel&quot;; [.$C71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71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71]))" office:value-type="boolean" office:boolean-value="false" calcext:value-type="boolean">
            <text:p>FALSE</text:p>
          </table:table-cell>
          <table:table-cell table:style-name="ce7" table:formula="of:=ISNUMBER(SEARCH(&quot;ALUMINIUM SHEET&quot;; [.$C71]))" office:value-type="boolean" office:boolean-value="false" calcext:value-type="boolean">
            <text:p>FALSE</text:p>
          </table:table-cell>
          <table:table-cell table:style-name="ce7" table:formula="of:=ISNUMBER(FIND(&quot;: Tube clamp&quot;; [.$C71]))" office:value-type="boolean" office:boolean-value="false" calcext:value-type="boolean">
            <text:p>FALSE</text:p>
          </table:table-cell>
          <table:table-cell table:style-name="ce7" table:formula="of:=AND(ISNUMBER(FIND(&quot;: Tube clamp&quot;; [.$C71])); ISNUMBER(SEARCH(&quot;104:&quot;; [.$C71])))" office:value-type="boolean" office:boolean-value="false" calcext:value-type="boolean">
            <text:p>FALSE</text:p>
          </table:table-cell>
          <table:table-cell table:style-name="ce7" table:formula="of:=AND(ISNUMBER(FIND(&quot;: Tube clamp&quot;; [.$C71])); ISNUMBER(SEARCH(&quot;116:&quot;; [.$C71])))" office:value-type="boolean" office:boolean-value="false" calcext:value-type="boolean">
            <text:p>FALSE</text:p>
          </table:table-cell>
          <table:table-cell table:style-name="ce7" table:formula="of:=AND(ISNUMBER(FIND(&quot;: Tube clamp&quot;; [.$C71])); ISNUMBER(SEARCH(&quot;132:&quot;; [.$C71])))" office:value-type="boolean" office:boolean-value="false" calcext:value-type="boolean">
            <text:p>FALSE</text:p>
          </table:table-cell>
          <table:table-cell table:style-name="ce7" table:formula="of:=AND(ISNUMBER(FIND(&quot;: Tube clamp&quot;; [.$C71])); ISNUMBER(SEARCH(&quot;176:&quot;; [.$C71])))" office:value-type="boolean" office:boolean-value="false" calcext:value-type="boolean">
            <text:p>FALSE</text:p>
          </table:table-cell>
          <table:table-cell table:style-name="ce7" table:formula="of:=ISNUMBER(FIND(&quot;Tool:&quot;; [.$C71]))" office:value-type="boolean" office:boolean-value="false" calcext:value-type="boolean">
            <text:p>FALSE</text:p>
          </table:table-cell>
          <table:table-cell table:style-name="ce12" table:formula="of:=IF(ISNUMBER(FIND(&quot;Φ&quot;; [.$C71])); MID([.$C71]; FIND(&quot;Φ&quot;; [.$C71]) + 1; FIND(&quot;mm&quot;; [.$C71]; FIND(&quot;Φ&quot;; [.$C71])) - FIND(&quot;Φ&quot;; [.$C71]) - 1); IF(ISNUMBER(FIND(&quot;: Bolt M&quot;; [.$C71])); MID([.$C71]; FIND(&quot;: Bolt M&quot;; [.$C71]) + 8; FIND(&quot; &quot;; [.$C71]; FIND(&quot;: Bolt M&quot;; [.$C71]) + 8) - FIND(&quot;: Bolt M&quot;; [.$C71]) - 8); &quot;&quot;))" office:value-type="string" office:string-value="25" calcext:value-type="string">
            <text:p>25</text:p>
          </table:table-cell>
          <table:table-cell table:style-name="ce12" table:formula="of:=IF(ISNUMBER(FIND(&quot;: Washer&quot;; [.$C71])); [.$U71]; IF(ISNUMBER(FIND(&quot;Φ&quot;; [.$C71])); MID([.$C71]; FIND(&quot;Φ&quot;; [.$C71]) + 1; FIND(&quot;mm&quot;; [.$C71]; FIND(&quot;Φ&quot;; [.$C71])) - FIND(&quot;Φ&quot;; [.$C71]) - 1); IF(ISNUMBER(FIND(&quot;: Bolt M&quot;; [.$C71])); MID([.$C71]; FIND(&quot;: Bolt M&quot;; [.$C71]) + 8; FIND(&quot; &quot;; [.$C71]; FIND(&quot;: Bolt M&quot;; [.$C71]) + 8) - FIND(&quot;: Bolt M&quot;; [.$C71]) - 8); &quot;&quot;)))" office:value-type="string" office:string-value="10" calcext:value-type="string">
            <text:p>10</text:p>
          </table:table-cell>
          <table:table-cell table:formula="of:=IF(ISNUMBER(FIND(&quot;Φ&quot;; [.$C71]));&#10;      MID([.$C71];&#10;          FIND(&quot;mm &quot;; [.$C71]; FIND(&quot;Φ&quot;; [.$C71])) + 5;&#10;          FIND(&quot;mm &quot;; [.$C71]; FIND(&quot;mm &quot;; [.$C71]; FIND(&quot;Φ&quot;; [.$C71])) + 4) - FIND(&quot;mm &quot;; [.$C71]; FIND(&quot;Φ&quot;; [.$C71])) - 5&#10;     );&#10;      MID([.$C71];&#10;          FIND(&quot;mm &quot;; [.$C71]; FIND(&quot;: &quot;; [.$C71])) - FIND(&quot; &quot;; STRING_REVERSE(LEFT([.$C71]; FIND(&quot;mm &quot;; [.$C71]; FIND(&quot;: &quot;; [.$C71]))))) + 2;&#10;          FIND(&quot; &quot;; STRING_REVERSE(LEFT([.$C71]; FIND(&quot;mm &quot;; [.$C71]; FIND(&quot;: &quot;; [.$C71]))))) - 2&#10;     )&#10;)" office:value-type="string" office:string-value="10" calcext:value-type="string">
            <text:p>10</text:p>
          </table:table-cell>
          <table:table-cell table:formula="of:=IF(ISNUMBER(FIND(&quot;Φ&quot;; [.$C71]));&#10;      MID([.$C72];           FIND(&quot;mm &quot;; [.$C72]; FIND(&quot;mm &quot;; [.$C72]; FIND(&quot;mm &quot;; [.$C72]; FIND(&quot;: &quot;; [.$C72])) + 2) + 2) - FIND(&quot; &quot;; STRING_REVERSE(LEFT([.$C72]; FIND(&quot;mm &quot;; [.$C72]; FIND(&quot;mm &quot;; [.$C72]; FIND(&quot;mm &quot;; [.$C72]; FIND(&quot;: &quot;; [.$C72])) + 2) + 2)))) + 2;           FIND(&quot; &quot;; STRING_REVERSE(LEFT([.$C72]; FIND(&quot;mm &quot;; [.$C72]; FIND(&quot;mm &quot;; [.$C72]; FIND(&quot;mm &quot;; [.$C72]; FIND(&quot;: &quot;; [.$C72])) + 2) + 2)))) - 2      );&#10;      MID([.$C71];&#10;          FIND(&quot;mm &quot;; [.$C71]; FIND(&quot;mm &quot;; [.$C71]; FIND(&quot;: &quot;; [.$C71])) + 2) - FIND(&quot; &quot;; STRING_REVERSE(LEFT([.$C71]; FIND(&quot;mm &quot;; [.$C71]; FIND(&quot;mm &quot;; [.$C71]; FIND(&quot;: &quot;; [.$C71])) + 2)))) + 2;&#10;          FIND(&quot; &quot;; STRING_REVERSE(LEFT([.$C71]; FIND(&quot;mm &quot;; [.$C71]; FIND(&quot;mm &quot;; [.$C71]; FIND(&quot;: &quot;; [.$C71])) + 2)))) - 2&#10;     )&#10;)" office:value-type="string" office:string-value="3" calcext:value-type="string">
            <text:p>3</text:p>
          </table:table-cell>
          <table:table-cell table:formula="of:=IF(ISNUMBER(FIND(&quot;Φ&quot;; [.$C71]));&#10;      &quot;&quot;;&#10;      MID([.$C71];&#10;          FIND(&quot;mm &quot;; [.$C71]; FIND(&quot;mm &quot;; [.$C71]; FIND(&quot;mm &quot;; [.$C71]; FIND(&quot;: &quot;; [.$C71])) + 2) + 2) - FIND(&quot; &quot;; STRING_REVERSE(LEFT([.$C71]; FIND(&quot;mm &quot;; [.$C71]; FIND(&quot;mm &quot;; [.$C71]; FIND(&quot;mm &quot;; [.$C71]; FIND(&quot;: &quot;; [.$C71])) + 2) + 2)))) + 2;&#10;          FIND(&quot; &quot;; STRING_REVERSE(LEFT([.$C71]; FIND(&quot;mm &quot;; [.$C71]; FIND(&quot;mm &quot;; [.$C71]; FIND(&quot;mm &quot;; [.$C71]; FIND(&quot;: &quot;; [.$C71])) + 2) + 2)))) - 2&#10;     )&#10;)">
            <text:p/>
          </table:table-cell>
          <table:table-cell table:formula="of:=IF(ISNUMBER(FIND(&quot;Φ&quot;; [.$C71]));&#10;      IF(ISNUMBER(FIND(&quot;: Washer&quot;; [.$C71])); [.$V71]; &quot;&quot;);&#10;      MID([.$C71];&#10;          FIND(&quot;mm &quot;; [.$C71]; FIND(&quot;mm &quot;; [.$C71]; FIND(&quot;mm &quot;; [.$C71]; FIND(&quot;mm &quot;; [.$C71]; FIND(&quot;: &quot;; [.$C71])) + 2) + 2) + 2) - FIND(&quot; &quot;; STRING_REVERSE(LEFT([.$C71]; FIND(&quot;mm &quot;; [.$C71]; FIND(&quot;mm &quot;; [.$C71]; FIND(&quot;mm &quot;; [.$C71]; FIND(&quot;mm &quot;; [.$C71]; FIND(&quot;: &quot;; [.$C71])) + 2) + 2) + 2)))) + 2;&#10;          FIND(&quot; &quot;; STRING_REVERSE(LEFT([.$C71]; FIND(&quot;mm &quot;; [.$C71]; FIND(&quot;mm &quot;; [.$C71]; FIND(&quot;mm &quot;; [.$C71]; FIND(&quot;mm &quot;; [.$C71]; FIND(&quot;: &quot;; [.$C71])) + 2) + 2) + 2)))) - 2&#10;     )&#10;)" office:value-type="string" office:string-value="3" calcext:value-type="string">
            <text:p>3</text:p>
          </table:table-cell>
          <table:table-cell table:style-name="ce17" table:formula="of:=NOT(OR([.$F71:.$Q71]))" office:value-type="boolean" office:boolean-value="false" calcext:value-type="boolean">
            <text:p>FALSE</text:p>
          </table:table-cell>
          <table:table-cell table:formula="of:=RIGHT([.$C71]; LEN([.$C71]) - FIND(&quot; - x&quot;; [.$C71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ECHO: "Washer: Washer Φ25mm x 10mm x 3mm - x1"</text:p>
          </table:table-cell>
          <table:table-cell table:formula="of:=MID([.$B72]; 8; LEN([.$B72]) - 8)" office:value-type="string" office:string-value="Washer: Washer Φ25mm x 10mm x 3mm - x1" calcext:value-type="string">
            <text:p>Washer: Washer Φ25mm x 10mm x 3mm - x1</text:p>
          </table:table-cell>
          <table:table-cell table:formula="of:=IF(LEFT([.$C72]; 5) = &quot;Tool:&quot;; RIGHT([.$C72]; LEN([.$C72]) - 6); LEFT([.$C72]; FIND(&quot;:&quot;; [.$C72]) - 1))" office:value-type="string" office:string-value="Washer" calcext:value-type="string">
            <text:p>Washer</text:p>
          </table:table-cell>
          <table:table-cell table:style-name="ce7" table:formula="of:=NOT(RIGHT(TRIM([.$C72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72]))" office:value-type="boolean" office:boolean-value="true" calcext:value-type="boolean">
            <text:p>TRUE</text:p>
          </table:table-cell>
          <table:table-cell table:style-name="ce7" table:formula="of:=ISNUMBER(FIND(&quot;: Bolt&quot;; [.$C72]))" office:value-type="boolean" office:boolean-value="false" calcext:value-type="boolean">
            <text:p>FALSE</text:p>
          </table:table-cell>
          <table:table-cell table:style-name="ce7" table:formula="of:=ISNUMBER(FIND(&quot;: Nut&quot;; [.$C72]))" office:value-type="boolean" office:boolean-value="false" calcext:value-type="boolean">
            <text:p>FALSE</text:p>
          </table:table-cell>
          <table:table-cell table:style-name="ce7" table:formula="of:=ISNUMBER(SEARCH(&quot;: Wheel&quot;; [.$C72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72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72]))" office:value-type="boolean" office:boolean-value="false" calcext:value-type="boolean">
            <text:p>FALSE</text:p>
          </table:table-cell>
          <table:table-cell table:style-name="ce7" table:formula="of:=ISNUMBER(SEARCH(&quot;ALUMINIUM SHEET&quot;; [.$C72]))" office:value-type="boolean" office:boolean-value="false" calcext:value-type="boolean">
            <text:p>FALSE</text:p>
          </table:table-cell>
          <table:table-cell table:style-name="ce7" table:formula="of:=ISNUMBER(FIND(&quot;: Tube clamp&quot;; [.$C72]))" office:value-type="boolean" office:boolean-value="false" calcext:value-type="boolean">
            <text:p>FALSE</text:p>
          </table:table-cell>
          <table:table-cell table:style-name="ce7" table:formula="of:=AND(ISNUMBER(FIND(&quot;: Tube clamp&quot;; [.$C72])); ISNUMBER(SEARCH(&quot;104:&quot;; [.$C72])))" office:value-type="boolean" office:boolean-value="false" calcext:value-type="boolean">
            <text:p>FALSE</text:p>
          </table:table-cell>
          <table:table-cell table:style-name="ce7" table:formula="of:=AND(ISNUMBER(FIND(&quot;: Tube clamp&quot;; [.$C72])); ISNUMBER(SEARCH(&quot;116:&quot;; [.$C72])))" office:value-type="boolean" office:boolean-value="false" calcext:value-type="boolean">
            <text:p>FALSE</text:p>
          </table:table-cell>
          <table:table-cell table:style-name="ce7" table:formula="of:=AND(ISNUMBER(FIND(&quot;: Tube clamp&quot;; [.$C72])); ISNUMBER(SEARCH(&quot;132:&quot;; [.$C72])))" office:value-type="boolean" office:boolean-value="false" calcext:value-type="boolean">
            <text:p>FALSE</text:p>
          </table:table-cell>
          <table:table-cell table:style-name="ce7" table:formula="of:=AND(ISNUMBER(FIND(&quot;: Tube clamp&quot;; [.$C72])); ISNUMBER(SEARCH(&quot;176:&quot;; [.$C72])))" office:value-type="boolean" office:boolean-value="false" calcext:value-type="boolean">
            <text:p>FALSE</text:p>
          </table:table-cell>
          <table:table-cell table:style-name="ce7" table:formula="of:=ISNUMBER(FIND(&quot;Tool:&quot;; [.$C72]))" office:value-type="boolean" office:boolean-value="false" calcext:value-type="boolean">
            <text:p>FALSE</text:p>
          </table:table-cell>
          <table:table-cell table:style-name="ce12" table:formula="of:=IF(ISNUMBER(FIND(&quot;Φ&quot;; [.$C72])); MID([.$C72]; FIND(&quot;Φ&quot;; [.$C72]) + 1; FIND(&quot;mm&quot;; [.$C72]; FIND(&quot;Φ&quot;; [.$C72])) - FIND(&quot;Φ&quot;; [.$C72]) - 1); IF(ISNUMBER(FIND(&quot;: Bolt M&quot;; [.$C72])); MID([.$C72]; FIND(&quot;: Bolt M&quot;; [.$C72]) + 8; FIND(&quot; &quot;; [.$C72]; FIND(&quot;: Bolt M&quot;; [.$C72]) + 8) - FIND(&quot;: Bolt M&quot;; [.$C72]) - 8); &quot;&quot;))" office:value-type="string" office:string-value="25" calcext:value-type="string">
            <text:p>25</text:p>
          </table:table-cell>
          <table:table-cell table:style-name="ce12" table:formula="of:=IF(ISNUMBER(FIND(&quot;: Washer&quot;; [.$C72])); [.$U72]; IF(ISNUMBER(FIND(&quot;Φ&quot;; [.$C72])); MID([.$C72]; FIND(&quot;Φ&quot;; [.$C72]) + 1; FIND(&quot;mm&quot;; [.$C72]; FIND(&quot;Φ&quot;; [.$C72])) - FIND(&quot;Φ&quot;; [.$C72]) - 1); IF(ISNUMBER(FIND(&quot;: Bolt M&quot;; [.$C72])); MID([.$C72]; FIND(&quot;: Bolt M&quot;; [.$C72]) + 8; FIND(&quot; &quot;; [.$C72]; FIND(&quot;: Bolt M&quot;; [.$C72]) + 8) - FIND(&quot;: Bolt M&quot;; [.$C72]) - 8); &quot;&quot;)))" office:value-type="string" office:string-value="10" calcext:value-type="string">
            <text:p>10</text:p>
          </table:table-cell>
          <table:table-cell table:formula="of:=IF(ISNUMBER(FIND(&quot;Φ&quot;; [.$C72]));&#10;      MID([.$C72];&#10;          FIND(&quot;mm &quot;; [.$C72]; FIND(&quot;Φ&quot;; [.$C72])) + 5;&#10;          FIND(&quot;mm &quot;; [.$C72]; FIND(&quot;mm &quot;; [.$C72]; FIND(&quot;Φ&quot;; [.$C72])) + 4) - FIND(&quot;mm &quot;; [.$C72]; FIND(&quot;Φ&quot;; [.$C72])) - 5&#10;     );&#10;      MID([.$C72];&#10;          FIND(&quot;mm &quot;; [.$C72]; FIND(&quot;: &quot;; [.$C72])) - FIND(&quot; &quot;; STRING_REVERSE(LEFT([.$C72]; FIND(&quot;mm &quot;; [.$C72]; FIND(&quot;: &quot;; [.$C72]))))) + 2;&#10;          FIND(&quot; &quot;; STRING_REVERSE(LEFT([.$C72]; FIND(&quot;mm &quot;; [.$C72]; FIND(&quot;: &quot;; [.$C72]))))) - 2&#10;     )&#10;)" office:value-type="string" office:string-value="10" calcext:value-type="string">
            <text:p>10</text:p>
          </table:table-cell>
          <table:table-cell table:formula="of:=IF(ISNUMBER(FIND(&quot;Φ&quot;; [.$C72]));&#10;      MID([.$C73];           FIND(&quot;mm &quot;; [.$C73]; FIND(&quot;mm &quot;; [.$C73]; FIND(&quot;mm &quot;; [.$C73]; FIND(&quot;: &quot;; [.$C73])) + 2) + 2) - FIND(&quot; &quot;; STRING_REVERSE(LEFT([.$C73]; FIND(&quot;mm &quot;; [.$C73]; FIND(&quot;mm &quot;; [.$C73]; FIND(&quot;mm &quot;; [.$C73]; FIND(&quot;: &quot;; [.$C73])) + 2) + 2)))) + 2;           FIND(&quot; &quot;; STRING_REVERSE(LEFT([.$C73]; FIND(&quot;mm &quot;; [.$C73]; FIND(&quot;mm &quot;; [.$C73]; FIND(&quot;mm &quot;; [.$C73]; FIND(&quot;: &quot;; [.$C73])) + 2) + 2)))) - 2      );&#10;      MID([.$C72];&#10;          FIND(&quot;mm &quot;; [.$C72]; FIND(&quot;mm &quot;; [.$C72]; FIND(&quot;: &quot;; [.$C72])) + 2) - FIND(&quot; &quot;; STRING_REVERSE(LEFT([.$C72]; FIND(&quot;mm &quot;; [.$C72]; FIND(&quot;mm &quot;; [.$C72]; FIND(&quot;: &quot;; [.$C72])) + 2)))) + 2;&#10;          FIND(&quot; &quot;; STRING_REVERSE(LEFT([.$C72]; FIND(&quot;mm &quot;; [.$C72]; FIND(&quot;mm &quot;; [.$C72]; FIND(&quot;: &quot;; [.$C72])) + 2)))) - 2&#10;     )&#10;)" office:value-type="string" office:string-value="3" calcext:value-type="string">
            <text:p>3</text:p>
          </table:table-cell>
          <table:table-cell table:formula="of:=IF(ISNUMBER(FIND(&quot;Φ&quot;; [.$C72]));&#10;      &quot;&quot;;&#10;      MID([.$C72];&#10;          FIND(&quot;mm &quot;; [.$C72]; FIND(&quot;mm &quot;; [.$C72]; FIND(&quot;mm &quot;; [.$C72]; FIND(&quot;: &quot;; [.$C72])) + 2) + 2) - FIND(&quot; &quot;; STRING_REVERSE(LEFT([.$C72]; FIND(&quot;mm &quot;; [.$C72]; FIND(&quot;mm &quot;; [.$C72]; FIND(&quot;mm &quot;; [.$C72]; FIND(&quot;: &quot;; [.$C72])) + 2) + 2)))) + 2;&#10;          FIND(&quot; &quot;; STRING_REVERSE(LEFT([.$C72]; FIND(&quot;mm &quot;; [.$C72]; FIND(&quot;mm &quot;; [.$C72]; FIND(&quot;mm &quot;; [.$C72]; FIND(&quot;: &quot;; [.$C72])) + 2) + 2)))) - 2&#10;     )&#10;)">
            <text:p/>
          </table:table-cell>
          <table:table-cell table:formula="of:=IF(ISNUMBER(FIND(&quot;Φ&quot;; [.$C72]));&#10;      IF(ISNUMBER(FIND(&quot;: Washer&quot;; [.$C72])); [.$V72]; &quot;&quot;);&#10;      MID([.$C72];&#10;          FIND(&quot;mm &quot;; [.$C72]; FIND(&quot;mm &quot;; [.$C72]; FIND(&quot;mm &quot;; [.$C72]; FIND(&quot;mm &quot;; [.$C72]; FIND(&quot;: &quot;; [.$C72])) + 2) + 2) + 2) - FIND(&quot; &quot;; STRING_REVERSE(LEFT([.$C72]; FIND(&quot;mm &quot;; [.$C72]; FIND(&quot;mm &quot;; [.$C72]; FIND(&quot;mm &quot;; [.$C72]; FIND(&quot;mm &quot;; [.$C72]; FIND(&quot;: &quot;; [.$C72])) + 2) + 2) + 2)))) + 2;&#10;          FIND(&quot; &quot;; STRING_REVERSE(LEFT([.$C72]; FIND(&quot;mm &quot;; [.$C72]; FIND(&quot;mm &quot;; [.$C72]; FIND(&quot;mm &quot;; [.$C72]; FIND(&quot;mm &quot;; [.$C72]; FIND(&quot;: &quot;; [.$C72])) + 2) + 2) + 2)))) - 2&#10;     )&#10;)" office:value-type="string" office:string-value="3" calcext:value-type="string">
            <text:p>3</text:p>
          </table:table-cell>
          <table:table-cell table:style-name="ce17" table:formula="of:=NOT(OR([.$F72:.$Q72]))" office:value-type="boolean" office:boolean-value="false" calcext:value-type="boolean">
            <text:p>FALSE</text:p>
          </table:table-cell>
          <table:table-cell table:formula="of:=RIGHT([.$C72]; LEN([.$C72]) - FIND(&quot; - x&quot;; [.$C72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ECHO: "Washer: Washer Φ25mm x 10mm x 3mm - x1"</text:p>
          </table:table-cell>
          <table:table-cell table:formula="of:=MID([.$B73]; 8; LEN([.$B73]) - 8)" office:value-type="string" office:string-value="Washer: Washer Φ25mm x 10mm x 3mm - x1" calcext:value-type="string">
            <text:p>Washer: Washer Φ25mm x 10mm x 3mm - x1</text:p>
          </table:table-cell>
          <table:table-cell table:formula="of:=IF(LEFT([.$C73]; 5) = &quot;Tool:&quot;; RIGHT([.$C73]; LEN([.$C73]) - 6); LEFT([.$C73]; FIND(&quot;:&quot;; [.$C73]) - 1))" office:value-type="string" office:string-value="Washer" calcext:value-type="string">
            <text:p>Washer</text:p>
          </table:table-cell>
          <table:table-cell table:style-name="ce7" table:formula="of:=NOT(RIGHT(TRIM([.$C73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73]))" office:value-type="boolean" office:boolean-value="true" calcext:value-type="boolean">
            <text:p>TRUE</text:p>
          </table:table-cell>
          <table:table-cell table:style-name="ce7" table:formula="of:=ISNUMBER(FIND(&quot;: Bolt&quot;; [.$C73]))" office:value-type="boolean" office:boolean-value="false" calcext:value-type="boolean">
            <text:p>FALSE</text:p>
          </table:table-cell>
          <table:table-cell table:style-name="ce7" table:formula="of:=ISNUMBER(FIND(&quot;: Nut&quot;; [.$C73]))" office:value-type="boolean" office:boolean-value="false" calcext:value-type="boolean">
            <text:p>FALSE</text:p>
          </table:table-cell>
          <table:table-cell table:style-name="ce7" table:formula="of:=ISNUMBER(SEARCH(&quot;: Wheel&quot;; [.$C73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73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73]))" office:value-type="boolean" office:boolean-value="false" calcext:value-type="boolean">
            <text:p>FALSE</text:p>
          </table:table-cell>
          <table:table-cell table:style-name="ce7" table:formula="of:=ISNUMBER(SEARCH(&quot;ALUMINIUM SHEET&quot;; [.$C73]))" office:value-type="boolean" office:boolean-value="false" calcext:value-type="boolean">
            <text:p>FALSE</text:p>
          </table:table-cell>
          <table:table-cell table:style-name="ce7" table:formula="of:=ISNUMBER(FIND(&quot;: Tube clamp&quot;; [.$C73]))" office:value-type="boolean" office:boolean-value="false" calcext:value-type="boolean">
            <text:p>FALSE</text:p>
          </table:table-cell>
          <table:table-cell table:style-name="ce7" table:formula="of:=AND(ISNUMBER(FIND(&quot;: Tube clamp&quot;; [.$C73])); ISNUMBER(SEARCH(&quot;104:&quot;; [.$C73])))" office:value-type="boolean" office:boolean-value="false" calcext:value-type="boolean">
            <text:p>FALSE</text:p>
          </table:table-cell>
          <table:table-cell table:style-name="ce7" table:formula="of:=AND(ISNUMBER(FIND(&quot;: Tube clamp&quot;; [.$C73])); ISNUMBER(SEARCH(&quot;116:&quot;; [.$C73])))" office:value-type="boolean" office:boolean-value="false" calcext:value-type="boolean">
            <text:p>FALSE</text:p>
          </table:table-cell>
          <table:table-cell table:style-name="ce7" table:formula="of:=AND(ISNUMBER(FIND(&quot;: Tube clamp&quot;; [.$C73])); ISNUMBER(SEARCH(&quot;132:&quot;; [.$C73])))" office:value-type="boolean" office:boolean-value="false" calcext:value-type="boolean">
            <text:p>FALSE</text:p>
          </table:table-cell>
          <table:table-cell table:style-name="ce7" table:formula="of:=AND(ISNUMBER(FIND(&quot;: Tube clamp&quot;; [.$C73])); ISNUMBER(SEARCH(&quot;176:&quot;; [.$C73])))" office:value-type="boolean" office:boolean-value="false" calcext:value-type="boolean">
            <text:p>FALSE</text:p>
          </table:table-cell>
          <table:table-cell table:style-name="ce7" table:formula="of:=ISNUMBER(FIND(&quot;Tool:&quot;; [.$C73]))" office:value-type="boolean" office:boolean-value="false" calcext:value-type="boolean">
            <text:p>FALSE</text:p>
          </table:table-cell>
          <table:table-cell table:style-name="ce12" table:formula="of:=IF(ISNUMBER(FIND(&quot;Φ&quot;; [.$C73])); MID([.$C73]; FIND(&quot;Φ&quot;; [.$C73]) + 1; FIND(&quot;mm&quot;; [.$C73]; FIND(&quot;Φ&quot;; [.$C73])) - FIND(&quot;Φ&quot;; [.$C73]) - 1); IF(ISNUMBER(FIND(&quot;: Bolt M&quot;; [.$C73])); MID([.$C73]; FIND(&quot;: Bolt M&quot;; [.$C73]) + 8; FIND(&quot; &quot;; [.$C73]; FIND(&quot;: Bolt M&quot;; [.$C73]) + 8) - FIND(&quot;: Bolt M&quot;; [.$C73]) - 8); &quot;&quot;))" office:value-type="string" office:string-value="25" calcext:value-type="string">
            <text:p>25</text:p>
          </table:table-cell>
          <table:table-cell table:style-name="ce12" table:formula="of:=IF(ISNUMBER(FIND(&quot;: Washer&quot;; [.$C73])); [.$U73]; IF(ISNUMBER(FIND(&quot;Φ&quot;; [.$C73])); MID([.$C73]; FIND(&quot;Φ&quot;; [.$C73]) + 1; FIND(&quot;mm&quot;; [.$C73]; FIND(&quot;Φ&quot;; [.$C73])) - FIND(&quot;Φ&quot;; [.$C73]) - 1); IF(ISNUMBER(FIND(&quot;: Bolt M&quot;; [.$C73])); MID([.$C73]; FIND(&quot;: Bolt M&quot;; [.$C73]) + 8; FIND(&quot; &quot;; [.$C73]; FIND(&quot;: Bolt M&quot;; [.$C73]) + 8) - FIND(&quot;: Bolt M&quot;; [.$C73]) - 8); &quot;&quot;)))" office:value-type="string" office:string-value="10" calcext:value-type="string">
            <text:p>10</text:p>
          </table:table-cell>
          <table:table-cell table:formula="of:=IF(ISNUMBER(FIND(&quot;Φ&quot;; [.$C73]));&#10;      MID([.$C73];&#10;          FIND(&quot;mm &quot;; [.$C73]; FIND(&quot;Φ&quot;; [.$C73])) + 5;&#10;          FIND(&quot;mm &quot;; [.$C73]; FIND(&quot;mm &quot;; [.$C73]; FIND(&quot;Φ&quot;; [.$C73])) + 4) - FIND(&quot;mm &quot;; [.$C73]; FIND(&quot;Φ&quot;; [.$C73])) - 5&#10;     );&#10;      MID([.$C73];&#10;          FIND(&quot;mm &quot;; [.$C73]; FIND(&quot;: &quot;; [.$C73])) - FIND(&quot; &quot;; STRING_REVERSE(LEFT([.$C73]; FIND(&quot;mm &quot;; [.$C73]; FIND(&quot;: &quot;; [.$C73]))))) + 2;&#10;          FIND(&quot; &quot;; STRING_REVERSE(LEFT([.$C73]; FIND(&quot;mm &quot;; [.$C73]; FIND(&quot;: &quot;; [.$C73]))))) - 2&#10;     )&#10;)" office:value-type="string" office:string-value="10" calcext:value-type="string">
            <text:p>10</text:p>
          </table:table-cell>
          <table:table-cell table:formula="of:=IF(ISNUMBER(FIND(&quot;Φ&quot;; [.$C73]));&#10;      MID([.$C74];           FIND(&quot;mm &quot;; [.$C74]; FIND(&quot;mm &quot;; [.$C74]; FIND(&quot;mm &quot;; [.$C74]; FIND(&quot;: &quot;; [.$C74])) + 2) + 2) - FIND(&quot; &quot;; STRING_REVERSE(LEFT([.$C74]; FIND(&quot;mm &quot;; [.$C74]; FIND(&quot;mm &quot;; [.$C74]; FIND(&quot;mm &quot;; [.$C74]; FIND(&quot;: &quot;; [.$C74])) + 2) + 2)))) + 2;           FIND(&quot; &quot;; STRING_REVERSE(LEFT([.$C74]; FIND(&quot;mm &quot;; [.$C74]; FIND(&quot;mm &quot;; [.$C74]; FIND(&quot;mm &quot;; [.$C74]; FIND(&quot;: &quot;; [.$C74])) + 2) + 2)))) - 2      );&#10;      MID([.$C73];&#10;          FIND(&quot;mm &quot;; [.$C73]; FIND(&quot;mm &quot;; [.$C73]; FIND(&quot;: &quot;; [.$C73])) + 2) - FIND(&quot; &quot;; STRING_REVERSE(LEFT([.$C73]; FIND(&quot;mm &quot;; [.$C73]; FIND(&quot;mm &quot;; [.$C73]; FIND(&quot;: &quot;; [.$C73])) + 2)))) + 2;&#10;          FIND(&quot; &quot;; STRING_REVERSE(LEFT([.$C73]; FIND(&quot;mm &quot;; [.$C73]; FIND(&quot;mm &quot;; [.$C73]; FIND(&quot;: &quot;; [.$C73])) + 2)))) - 2&#10;     )&#10;)" office:value-type="string" office:string-value="3" calcext:value-type="string">
            <text:p>3</text:p>
          </table:table-cell>
          <table:table-cell table:formula="of:=IF(ISNUMBER(FIND(&quot;Φ&quot;; [.$C73]));&#10;      &quot;&quot;;&#10;      MID([.$C73];&#10;          FIND(&quot;mm &quot;; [.$C73]; FIND(&quot;mm &quot;; [.$C73]; FIND(&quot;mm &quot;; [.$C73]; FIND(&quot;: &quot;; [.$C73])) + 2) + 2) - FIND(&quot; &quot;; STRING_REVERSE(LEFT([.$C73]; FIND(&quot;mm &quot;; [.$C73]; FIND(&quot;mm &quot;; [.$C73]; FIND(&quot;mm &quot;; [.$C73]; FIND(&quot;: &quot;; [.$C73])) + 2) + 2)))) + 2;&#10;          FIND(&quot; &quot;; STRING_REVERSE(LEFT([.$C73]; FIND(&quot;mm &quot;; [.$C73]; FIND(&quot;mm &quot;; [.$C73]; FIND(&quot;mm &quot;; [.$C73]; FIND(&quot;: &quot;; [.$C73])) + 2) + 2)))) - 2&#10;     )&#10;)">
            <text:p/>
          </table:table-cell>
          <table:table-cell table:formula="of:=IF(ISNUMBER(FIND(&quot;Φ&quot;; [.$C73]));&#10;      IF(ISNUMBER(FIND(&quot;: Washer&quot;; [.$C73])); [.$V73]; &quot;&quot;);&#10;      MID([.$C73];&#10;          FIND(&quot;mm &quot;; [.$C73]; FIND(&quot;mm &quot;; [.$C73]; FIND(&quot;mm &quot;; [.$C73]; FIND(&quot;mm &quot;; [.$C73]; FIND(&quot;: &quot;; [.$C73])) + 2) + 2) + 2) - FIND(&quot; &quot;; STRING_REVERSE(LEFT([.$C73]; FIND(&quot;mm &quot;; [.$C73]; FIND(&quot;mm &quot;; [.$C73]; FIND(&quot;mm &quot;; [.$C73]; FIND(&quot;mm &quot;; [.$C73]; FIND(&quot;: &quot;; [.$C73])) + 2) + 2) + 2)))) + 2;&#10;          FIND(&quot; &quot;; STRING_REVERSE(LEFT([.$C73]; FIND(&quot;mm &quot;; [.$C73]; FIND(&quot;mm &quot;; [.$C73]; FIND(&quot;mm &quot;; [.$C73]; FIND(&quot;mm &quot;; [.$C73]; FIND(&quot;: &quot;; [.$C73])) + 2) + 2) + 2)))) - 2&#10;     )&#10;)" office:value-type="string" office:string-value="3" calcext:value-type="string">
            <text:p>3</text:p>
          </table:table-cell>
          <table:table-cell table:style-name="ce17" table:formula="of:=NOT(OR([.$F73:.$Q73]))" office:value-type="boolean" office:boolean-value="false" calcext:value-type="boolean">
            <text:p>FALSE</text:p>
          </table:table-cell>
          <table:table-cell table:formula="of:=RIGHT([.$C73]; LEN([.$C73]) - FIND(&quot; - x&quot;; [.$C73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ECHO: "Washer: Washer Φ25mm x 10mm x 3mm - x1"</text:p>
          </table:table-cell>
          <table:table-cell table:formula="of:=MID([.$B74]; 8; LEN([.$B74]) - 8)" office:value-type="string" office:string-value="Washer: Washer Φ25mm x 10mm x 3mm - x1" calcext:value-type="string">
            <text:p>Washer: Washer Φ25mm x 10mm x 3mm - x1</text:p>
          </table:table-cell>
          <table:table-cell table:formula="of:=IF(LEFT([.$C74]; 5) = &quot;Tool:&quot;; RIGHT([.$C74]; LEN([.$C74]) - 6); LEFT([.$C74]; FIND(&quot;:&quot;; [.$C74]) - 1))" office:value-type="string" office:string-value="Washer" calcext:value-type="string">
            <text:p>Washer</text:p>
          </table:table-cell>
          <table:table-cell table:style-name="ce7" table:formula="of:=NOT(RIGHT(TRIM([.$C74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74]))" office:value-type="boolean" office:boolean-value="true" calcext:value-type="boolean">
            <text:p>TRUE</text:p>
          </table:table-cell>
          <table:table-cell table:style-name="ce7" table:formula="of:=ISNUMBER(FIND(&quot;: Bolt&quot;; [.$C74]))" office:value-type="boolean" office:boolean-value="false" calcext:value-type="boolean">
            <text:p>FALSE</text:p>
          </table:table-cell>
          <table:table-cell table:style-name="ce7" table:formula="of:=ISNUMBER(FIND(&quot;: Nut&quot;; [.$C74]))" office:value-type="boolean" office:boolean-value="false" calcext:value-type="boolean">
            <text:p>FALSE</text:p>
          </table:table-cell>
          <table:table-cell table:style-name="ce7" table:formula="of:=ISNUMBER(SEARCH(&quot;: Wheel&quot;; [.$C74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74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74]))" office:value-type="boolean" office:boolean-value="false" calcext:value-type="boolean">
            <text:p>FALSE</text:p>
          </table:table-cell>
          <table:table-cell table:style-name="ce7" table:formula="of:=ISNUMBER(SEARCH(&quot;ALUMINIUM SHEET&quot;; [.$C74]))" office:value-type="boolean" office:boolean-value="false" calcext:value-type="boolean">
            <text:p>FALSE</text:p>
          </table:table-cell>
          <table:table-cell table:style-name="ce7" table:formula="of:=ISNUMBER(FIND(&quot;: Tube clamp&quot;; [.$C74]))" office:value-type="boolean" office:boolean-value="false" calcext:value-type="boolean">
            <text:p>FALSE</text:p>
          </table:table-cell>
          <table:table-cell table:style-name="ce7" table:formula="of:=AND(ISNUMBER(FIND(&quot;: Tube clamp&quot;; [.$C74])); ISNUMBER(SEARCH(&quot;104:&quot;; [.$C74])))" office:value-type="boolean" office:boolean-value="false" calcext:value-type="boolean">
            <text:p>FALSE</text:p>
          </table:table-cell>
          <table:table-cell table:style-name="ce7" table:formula="of:=AND(ISNUMBER(FIND(&quot;: Tube clamp&quot;; [.$C74])); ISNUMBER(SEARCH(&quot;116:&quot;; [.$C74])))" office:value-type="boolean" office:boolean-value="false" calcext:value-type="boolean">
            <text:p>FALSE</text:p>
          </table:table-cell>
          <table:table-cell table:style-name="ce7" table:formula="of:=AND(ISNUMBER(FIND(&quot;: Tube clamp&quot;; [.$C74])); ISNUMBER(SEARCH(&quot;132:&quot;; [.$C74])))" office:value-type="boolean" office:boolean-value="false" calcext:value-type="boolean">
            <text:p>FALSE</text:p>
          </table:table-cell>
          <table:table-cell table:style-name="ce7" table:formula="of:=AND(ISNUMBER(FIND(&quot;: Tube clamp&quot;; [.$C74])); ISNUMBER(SEARCH(&quot;176:&quot;; [.$C74])))" office:value-type="boolean" office:boolean-value="false" calcext:value-type="boolean">
            <text:p>FALSE</text:p>
          </table:table-cell>
          <table:table-cell table:style-name="ce7" table:formula="of:=ISNUMBER(FIND(&quot;Tool:&quot;; [.$C74]))" office:value-type="boolean" office:boolean-value="false" calcext:value-type="boolean">
            <text:p>FALSE</text:p>
          </table:table-cell>
          <table:table-cell table:style-name="ce12" table:formula="of:=IF(ISNUMBER(FIND(&quot;Φ&quot;; [.$C74])); MID([.$C74]; FIND(&quot;Φ&quot;; [.$C74]) + 1; FIND(&quot;mm&quot;; [.$C74]; FIND(&quot;Φ&quot;; [.$C74])) - FIND(&quot;Φ&quot;; [.$C74]) - 1); IF(ISNUMBER(FIND(&quot;: Bolt M&quot;; [.$C74])); MID([.$C74]; FIND(&quot;: Bolt M&quot;; [.$C74]) + 8; FIND(&quot; &quot;; [.$C74]; FIND(&quot;: Bolt M&quot;; [.$C74]) + 8) - FIND(&quot;: Bolt M&quot;; [.$C74]) - 8); &quot;&quot;))" office:value-type="string" office:string-value="25" calcext:value-type="string">
            <text:p>25</text:p>
          </table:table-cell>
          <table:table-cell table:style-name="ce12" table:formula="of:=IF(ISNUMBER(FIND(&quot;: Washer&quot;; [.$C74])); [.$U74]; IF(ISNUMBER(FIND(&quot;Φ&quot;; [.$C74])); MID([.$C74]; FIND(&quot;Φ&quot;; [.$C74]) + 1; FIND(&quot;mm&quot;; [.$C74]; FIND(&quot;Φ&quot;; [.$C74])) - FIND(&quot;Φ&quot;; [.$C74]) - 1); IF(ISNUMBER(FIND(&quot;: Bolt M&quot;; [.$C74])); MID([.$C74]; FIND(&quot;: Bolt M&quot;; [.$C74]) + 8; FIND(&quot; &quot;; [.$C74]; FIND(&quot;: Bolt M&quot;; [.$C74]) + 8) - FIND(&quot;: Bolt M&quot;; [.$C74]) - 8); &quot;&quot;)))" office:value-type="string" office:string-value="10" calcext:value-type="string">
            <text:p>10</text:p>
          </table:table-cell>
          <table:table-cell table:formula="of:=IF(ISNUMBER(FIND(&quot;Φ&quot;; [.$C74]));&#10;      MID([.$C74];&#10;          FIND(&quot;mm &quot;; [.$C74]; FIND(&quot;Φ&quot;; [.$C74])) + 5;&#10;          FIND(&quot;mm &quot;; [.$C74]; FIND(&quot;mm &quot;; [.$C74]; FIND(&quot;Φ&quot;; [.$C74])) + 4) - FIND(&quot;mm &quot;; [.$C74]; FIND(&quot;Φ&quot;; [.$C74])) - 5&#10;     );&#10;      MID([.$C74];&#10;          FIND(&quot;mm &quot;; [.$C74]; FIND(&quot;: &quot;; [.$C74])) - FIND(&quot; &quot;; STRING_REVERSE(LEFT([.$C74]; FIND(&quot;mm &quot;; [.$C74]; FIND(&quot;: &quot;; [.$C74]))))) + 2;&#10;          FIND(&quot; &quot;; STRING_REVERSE(LEFT([.$C74]; FIND(&quot;mm &quot;; [.$C74]; FIND(&quot;: &quot;; [.$C74]))))) - 2&#10;     )&#10;)" office:value-type="string" office:string-value="10" calcext:value-type="string">
            <text:p>10</text:p>
          </table:table-cell>
          <table:table-cell table:formula="of:=IF(ISNUMBER(FIND(&quot;Φ&quot;; [.$C74]));&#10;      MID([.$C75];           FIND(&quot;mm &quot;; [.$C75]; FIND(&quot;mm &quot;; [.$C75]; FIND(&quot;mm &quot;; [.$C75]; FIND(&quot;: &quot;; [.$C75])) + 2) + 2) - FIND(&quot; &quot;; STRING_REVERSE(LEFT([.$C75]; FIND(&quot;mm &quot;; [.$C75]; FIND(&quot;mm &quot;; [.$C75]; FIND(&quot;mm &quot;; [.$C75]; FIND(&quot;: &quot;; [.$C75])) + 2) + 2)))) + 2;           FIND(&quot; &quot;; STRING_REVERSE(LEFT([.$C75]; FIND(&quot;mm &quot;; [.$C75]; FIND(&quot;mm &quot;; [.$C75]; FIND(&quot;mm &quot;; [.$C75]; FIND(&quot;: &quot;; [.$C75])) + 2) + 2)))) - 2      );&#10;      MID([.$C74];&#10;          FIND(&quot;mm &quot;; [.$C74]; FIND(&quot;mm &quot;; [.$C74]; FIND(&quot;: &quot;; [.$C74])) + 2) - FIND(&quot; &quot;; STRING_REVERSE(LEFT([.$C74]; FIND(&quot;mm &quot;; [.$C74]; FIND(&quot;mm &quot;; [.$C74]; FIND(&quot;: &quot;; [.$C74])) + 2)))) + 2;&#10;          FIND(&quot; &quot;; STRING_REVERSE(LEFT([.$C74]; FIND(&quot;mm &quot;; [.$C74]; FIND(&quot;mm &quot;; [.$C74]; FIND(&quot;: &quot;; [.$C74])) + 2)))) - 2&#10;     )&#10;)" office:value-type="string" office:string-value="" calcext:value-type="error">
            <text:p>#VALUE!</text:p>
          </table:table-cell>
          <table:table-cell table:formula="of:=IF(ISNUMBER(FIND(&quot;Φ&quot;; [.$C74]));&#10;      &quot;&quot;;&#10;      MID([.$C74];&#10;          FIND(&quot;mm &quot;; [.$C74]; FIND(&quot;mm &quot;; [.$C74]; FIND(&quot;mm &quot;; [.$C74]; FIND(&quot;: &quot;; [.$C74])) + 2) + 2) - FIND(&quot; &quot;; STRING_REVERSE(LEFT([.$C74]; FIND(&quot;mm &quot;; [.$C74]; FIND(&quot;mm &quot;; [.$C74]; FIND(&quot;mm &quot;; [.$C74]; FIND(&quot;: &quot;; [.$C74])) + 2) + 2)))) + 2;&#10;          FIND(&quot; &quot;; STRING_REVERSE(LEFT([.$C74]; FIND(&quot;mm &quot;; [.$C74]; FIND(&quot;mm &quot;; [.$C74]; FIND(&quot;mm &quot;; [.$C74]; FIND(&quot;: &quot;; [.$C74])) + 2) + 2)))) - 2&#10;     )&#10;)">
            <text:p/>
          </table:table-cell>
          <table:table-cell table:formula="of:=IF(ISNUMBER(FIND(&quot;Φ&quot;; [.$C74]));&#10;      IF(ISNUMBER(FIND(&quot;: Washer&quot;; [.$C74])); [.$V74]; &quot;&quot;);&#10;      MID([.$C74];&#10;          FIND(&quot;mm &quot;; [.$C74]; FIND(&quot;mm &quot;; [.$C74]; FIND(&quot;mm &quot;; [.$C74]; FIND(&quot;mm &quot;; [.$C74]; FIND(&quot;: &quot;; [.$C74])) + 2) + 2) + 2) - FIND(&quot; &quot;; STRING_REVERSE(LEFT([.$C74]; FIND(&quot;mm &quot;; [.$C74]; FIND(&quot;mm &quot;; [.$C74]; FIND(&quot;mm &quot;; [.$C74]; FIND(&quot;mm &quot;; [.$C74]; FIND(&quot;: &quot;; [.$C74])) + 2) + 2) + 2)))) + 2;&#10;          FIND(&quot; &quot;; STRING_REVERSE(LEFT([.$C74]; FIND(&quot;mm &quot;; [.$C74]; FIND(&quot;mm &quot;; [.$C74]; FIND(&quot;mm &quot;; [.$C74]; FIND(&quot;mm &quot;; [.$C74]; FIND(&quot;: &quot;; [.$C74])) + 2) + 2) + 2)))) - 2&#10;     )&#10;)" office:value-type="string" office:string-value="" calcext:value-type="error">
            <text:p>#VALUE!</text:p>
          </table:table-cell>
          <table:table-cell table:style-name="ce17" table:formula="of:=NOT(OR([.$F74:.$Q74]))" office:value-type="boolean" office:boolean-value="false" calcext:value-type="boolean">
            <text:p>FALSE</text:p>
          </table:table-cell>
          <table:table-cell table:formula="of:=RIGHT([.$C74]; LEN([.$C74]) - FIND(&quot; - x&quot;; [.$C74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ECHO: "Rear wheel fastener:"</text:p>
          </table:table-cell>
          <table:table-cell table:formula="of:=MID([.$B75]; 8; LEN([.$B75]) - 8)" office:value-type="string" office:string-value="Rear wheel fastener:" calcext:value-type="string">
            <text:p>Rear wheel fastener:</text:p>
          </table:table-cell>
          <table:table-cell table:formula="of:=IF(LEFT([.$C75]; 5) = &quot;Tool:&quot;; RIGHT([.$C75]; LEN([.$C75]) - 6); LEFT([.$C75]; FIND(&quot;:&quot;; [.$C75]) - 1))" office:value-type="string" office:string-value="Rear wheel fastener" calcext:value-type="string">
            <text:p>Rear wheel fastener</text:p>
          </table:table-cell>
          <table:table-cell table:style-name="ce7" table:formula="of:=NOT(RIGHT(TRIM([.$C75]); 1) = &quot;:&quot;)" office:value-type="boolean" office:boolean-value="false" calcext:value-type="boolean">
            <text:p>FALSE</text:p>
          </table:table-cell>
          <table:table-cell table:style-name="ce7" table:formula="of:=ISNUMBER(FIND(&quot;: Washer&quot;; [.$C75]))" office:value-type="boolean" office:boolean-value="false" calcext:value-type="boolean">
            <text:p>FALSE</text:p>
          </table:table-cell>
          <table:table-cell table:style-name="ce7" table:formula="of:=ISNUMBER(FIND(&quot;: Bolt&quot;; [.$C75]))" office:value-type="boolean" office:boolean-value="false" calcext:value-type="boolean">
            <text:p>FALSE</text:p>
          </table:table-cell>
          <table:table-cell table:style-name="ce7" table:formula="of:=ISNUMBER(FIND(&quot;: Nut&quot;; [.$C75]))" office:value-type="boolean" office:boolean-value="false" calcext:value-type="boolean">
            <text:p>FALSE</text:p>
          </table:table-cell>
          <table:table-cell table:style-name="ce7" table:formula="of:=ISNUMBER(SEARCH(&quot;: Wheel&quot;; [.$C75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75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75]))" office:value-type="boolean" office:boolean-value="false" calcext:value-type="boolean">
            <text:p>FALSE</text:p>
          </table:table-cell>
          <table:table-cell table:style-name="ce7" table:formula="of:=ISNUMBER(SEARCH(&quot;ALUMINIUM SHEET&quot;; [.$C75]))" office:value-type="boolean" office:boolean-value="false" calcext:value-type="boolean">
            <text:p>FALSE</text:p>
          </table:table-cell>
          <table:table-cell table:style-name="ce7" table:formula="of:=ISNUMBER(FIND(&quot;: Tube clamp&quot;; [.$C75]))" office:value-type="boolean" office:boolean-value="false" calcext:value-type="boolean">
            <text:p>FALSE</text:p>
          </table:table-cell>
          <table:table-cell table:style-name="ce7" table:formula="of:=AND(ISNUMBER(FIND(&quot;: Tube clamp&quot;; [.$C75])); ISNUMBER(SEARCH(&quot;104:&quot;; [.$C75])))" office:value-type="boolean" office:boolean-value="false" calcext:value-type="boolean">
            <text:p>FALSE</text:p>
          </table:table-cell>
          <table:table-cell table:style-name="ce7" table:formula="of:=AND(ISNUMBER(FIND(&quot;: Tube clamp&quot;; [.$C75])); ISNUMBER(SEARCH(&quot;116:&quot;; [.$C75])))" office:value-type="boolean" office:boolean-value="false" calcext:value-type="boolean">
            <text:p>FALSE</text:p>
          </table:table-cell>
          <table:table-cell table:style-name="ce7" table:formula="of:=AND(ISNUMBER(FIND(&quot;: Tube clamp&quot;; [.$C75])); ISNUMBER(SEARCH(&quot;132:&quot;; [.$C75])))" office:value-type="boolean" office:boolean-value="false" calcext:value-type="boolean">
            <text:p>FALSE</text:p>
          </table:table-cell>
          <table:table-cell table:style-name="ce7" table:formula="of:=AND(ISNUMBER(FIND(&quot;: Tube clamp&quot;; [.$C75])); ISNUMBER(SEARCH(&quot;176:&quot;; [.$C75])))" office:value-type="boolean" office:boolean-value="false" calcext:value-type="boolean">
            <text:p>FALSE</text:p>
          </table:table-cell>
          <table:table-cell table:style-name="ce7" table:formula="of:=ISNUMBER(FIND(&quot;Tool:&quot;; [.$C75]))" office:value-type="boolean" office:boolean-value="false" calcext:value-type="boolean">
            <text:p>FALSE</text:p>
          </table:table-cell>
          <table:table-cell table:style-name="ce12" table:formula="of:=IF(ISNUMBER(FIND(&quot;Φ&quot;; [.$C75])); MID([.$C75]; FIND(&quot;Φ&quot;; [.$C75]) + 1; FIND(&quot;mm&quot;; [.$C75]; FIND(&quot;Φ&quot;; [.$C75])) - FIND(&quot;Φ&quot;; [.$C75]) - 1); IF(ISNUMBER(FIND(&quot;: Bolt M&quot;; [.$C75])); MID([.$C75]; FIND(&quot;: Bolt M&quot;; [.$C75]) + 8; FIND(&quot; &quot;; [.$C75]; FIND(&quot;: Bolt M&quot;; [.$C75]) + 8) - FIND(&quot;: Bolt M&quot;; [.$C75]) - 8); &quot;&quot;))">
            <text:p/>
          </table:table-cell>
          <table:table-cell table:style-name="ce12" table:formula="of:=IF(ISNUMBER(FIND(&quot;: Washer&quot;; [.$C75])); [.$U75]; IF(ISNUMBER(FIND(&quot;Φ&quot;; [.$C75])); MID([.$C75]; FIND(&quot;Φ&quot;; [.$C75]) + 1; FIND(&quot;mm&quot;; [.$C75]; FIND(&quot;Φ&quot;; [.$C75])) - FIND(&quot;Φ&quot;; [.$C75]) - 1); IF(ISNUMBER(FIND(&quot;: Bolt M&quot;; [.$C75])); MID([.$C75]; FIND(&quot;: Bolt M&quot;; [.$C75]) + 8; FIND(&quot; &quot;; [.$C75]; FIND(&quot;: Bolt M&quot;; [.$C75]) + 8) - FIND(&quot;: Bolt M&quot;; [.$C75]) - 8); &quot;&quot;)))">
            <text:p/>
          </table:table-cell>
          <table:table-cell table:formula="of:=IF(ISNUMBER(FIND(&quot;Φ&quot;; [.$C75]));&#10;      MID([.$C75];&#10;          FIND(&quot;mm &quot;; [.$C75]; FIND(&quot;Φ&quot;; [.$C75])) + 5;&#10;          FIND(&quot;mm &quot;; [.$C75]; FIND(&quot;mm &quot;; [.$C75]; FIND(&quot;Φ&quot;; [.$C75])) + 4) - FIND(&quot;mm &quot;; [.$C75]; FIND(&quot;Φ&quot;; [.$C75])) - 5&#10;     );&#10;      MID([.$C75];&#10;          FIND(&quot;mm &quot;; [.$C75]; FIND(&quot;: &quot;; [.$C75])) - FIND(&quot; &quot;; STRING_REVERSE(LEFT([.$C75]; FIND(&quot;mm &quot;; [.$C75]; FIND(&quot;: &quot;; [.$C75]))))) + 2;&#10;          FIND(&quot; &quot;; STRING_REVERSE(LEFT([.$C75]; FIND(&quot;mm &quot;; [.$C75]; FIND(&quot;: &quot;; [.$C75]))))) - 2&#10;     )&#10;)" office:value-type="string" office:string-value="" calcext:value-type="error">
            <text:p>#VALUE!</text:p>
          </table:table-cell>
          <table:table-cell table:formula="of:=IF(ISNUMBER(FIND(&quot;Φ&quot;; [.$C75]));&#10;      MID([.$C76];           FIND(&quot;mm &quot;; [.$C76]; FIND(&quot;mm &quot;; [.$C76]; FIND(&quot;mm &quot;; [.$C76]; FIND(&quot;: &quot;; [.$C76])) + 2) + 2) - FIND(&quot; &quot;; STRING_REVERSE(LEFT([.$C76]; FIND(&quot;mm &quot;; [.$C76]; FIND(&quot;mm &quot;; [.$C76]; FIND(&quot;mm &quot;; [.$C76]; FIND(&quot;: &quot;; [.$C76])) + 2) + 2)))) + 2;           FIND(&quot; &quot;; STRING_REVERSE(LEFT([.$C76]; FIND(&quot;mm &quot;; [.$C76]; FIND(&quot;mm &quot;; [.$C76]; FIND(&quot;mm &quot;; [.$C76]; FIND(&quot;: &quot;; [.$C76])) + 2) + 2)))) - 2      );&#10;      MID([.$C75];&#10;          FIND(&quot;mm &quot;; [.$C75]; FIND(&quot;mm &quot;; [.$C75]; FIND(&quot;: &quot;; [.$C75])) + 2) - FIND(&quot; &quot;; STRING_REVERSE(LEFT([.$C75]; FIND(&quot;mm &quot;; [.$C75]; FIND(&quot;mm &quot;; [.$C75]; FIND(&quot;: &quot;; [.$C75])) + 2)))) + 2;&#10;          FIND(&quot; &quot;; STRING_REVERSE(LEFT([.$C75]; FIND(&quot;mm &quot;; [.$C75]; FIND(&quot;mm &quot;; [.$C75]; FIND(&quot;: &quot;; [.$C75])) + 2)))) - 2&#10;     )&#10;)" office:value-type="string" office:string-value="" calcext:value-type="error">
            <text:p>#VALUE!</text:p>
          </table:table-cell>
          <table:table-cell table:formula="of:=IF(ISNUMBER(FIND(&quot;Φ&quot;; [.$C75]));&#10;      &quot;&quot;;&#10;      MID([.$C75];&#10;          FIND(&quot;mm &quot;; [.$C75]; FIND(&quot;mm &quot;; [.$C75]; FIND(&quot;mm &quot;; [.$C75]; FIND(&quot;: &quot;; [.$C75])) + 2) + 2) - FIND(&quot; &quot;; STRING_REVERSE(LEFT([.$C75]; FIND(&quot;mm &quot;; [.$C75]; FIND(&quot;mm &quot;; [.$C75]; FIND(&quot;mm &quot;; [.$C75]; FIND(&quot;: &quot;; [.$C75])) + 2) + 2)))) + 2;&#10;          FIND(&quot; &quot;; STRING_REVERSE(LEFT([.$C75]; FIND(&quot;mm &quot;; [.$C75]; FIND(&quot;mm &quot;; [.$C75]; FIND(&quot;mm &quot;; [.$C75]; FIND(&quot;: &quot;; [.$C75])) + 2) + 2)))) - 2&#10;     )&#10;)" office:value-type="string" office:string-value="" calcext:value-type="error">
            <text:p>#VALUE!</text:p>
          </table:table-cell>
          <table:table-cell table:formula="of:=IF(ISNUMBER(FIND(&quot;Φ&quot;; [.$C75]));&#10;      IF(ISNUMBER(FIND(&quot;: Washer&quot;; [.$C75])); [.$V75]; &quot;&quot;);&#10;      MID([.$C75];&#10;          FIND(&quot;mm &quot;; [.$C75]; FIND(&quot;mm &quot;; [.$C75]; FIND(&quot;mm &quot;; [.$C75]; FIND(&quot;mm &quot;; [.$C75]; FIND(&quot;: &quot;; [.$C75])) + 2) + 2) + 2) - FIND(&quot; &quot;; STRING_REVERSE(LEFT([.$C75]; FIND(&quot;mm &quot;; [.$C75]; FIND(&quot;mm &quot;; [.$C75]; FIND(&quot;mm &quot;; [.$C75]; FIND(&quot;mm &quot;; [.$C75]; FIND(&quot;: &quot;; [.$C75])) + 2) + 2) + 2)))) + 2;&#10;          FIND(&quot; &quot;; STRING_REVERSE(LEFT([.$C75]; FIND(&quot;mm &quot;; [.$C75]; FIND(&quot;mm &quot;; [.$C75]; FIND(&quot;mm &quot;; [.$C75]; FIND(&quot;mm &quot;; [.$C75]; FIND(&quot;: &quot;; [.$C75])) + 2) + 2) + 2)))) - 2&#10;     )&#10;)" office:value-type="string" office:string-value="" calcext:value-type="error">
            <text:p>#VALUE!</text:p>
          </table:table-cell>
          <table:table-cell table:style-name="ce17" table:formula="of:=NOT(OR([.$F75:.$Q75]))" office:value-type="boolean" office:boolean-value="true" calcext:value-type="boolean">
            <text:p>TRUE</text:p>
          </table:table-cell>
          <table:table-cell table:formula="of:=RIGHT([.$C75]; LEN([.$C75]) - FIND(&quot; - x&quot;; [.$C75]) - 3)" office:value-type="string" office:string-value="" calcext:value-type="error">
            <text:p>#VALUE!</text:p>
          </table:table-cell>
          <table:table-cell/>
          <table:table-cell table:style-name="ce20" table:number-columns-repeated="994"/>
          <table:table-cell table:number-columns-repeated="3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ECHO: "Washer: Washer Φ50mm x 10mm x 4mm - x1"</text:p>
          </table:table-cell>
          <table:table-cell table:formula="of:=MID([.$B76]; 8; LEN([.$B76]) - 8)" office:value-type="string" office:string-value="Washer: Washer Φ50mm x 10mm x 4mm - x1" calcext:value-type="string">
            <text:p>Washer: Washer Φ50mm x 10mm x 4mm - x1</text:p>
          </table:table-cell>
          <table:table-cell table:formula="of:=IF(LEFT([.$C76]; 5) = &quot;Tool:&quot;; RIGHT([.$C76]; LEN([.$C76]) - 6); LEFT([.$C76]; FIND(&quot;:&quot;; [.$C76]) - 1))" office:value-type="string" office:string-value="Washer" calcext:value-type="string">
            <text:p>Washer</text:p>
          </table:table-cell>
          <table:table-cell table:style-name="ce7" table:formula="of:=NOT(RIGHT(TRIM([.$C76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76]))" office:value-type="boolean" office:boolean-value="true" calcext:value-type="boolean">
            <text:p>TRUE</text:p>
          </table:table-cell>
          <table:table-cell table:style-name="ce7" table:formula="of:=ISNUMBER(FIND(&quot;: Bolt&quot;; [.$C76]))" office:value-type="boolean" office:boolean-value="false" calcext:value-type="boolean">
            <text:p>FALSE</text:p>
          </table:table-cell>
          <table:table-cell table:style-name="ce7" table:formula="of:=ISNUMBER(FIND(&quot;: Nut&quot;; [.$C76]))" office:value-type="boolean" office:boolean-value="false" calcext:value-type="boolean">
            <text:p>FALSE</text:p>
          </table:table-cell>
          <table:table-cell table:style-name="ce7" table:formula="of:=ISNUMBER(SEARCH(&quot;: Wheel&quot;; [.$C76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76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76]))" office:value-type="boolean" office:boolean-value="false" calcext:value-type="boolean">
            <text:p>FALSE</text:p>
          </table:table-cell>
          <table:table-cell table:style-name="ce7" table:formula="of:=ISNUMBER(SEARCH(&quot;ALUMINIUM SHEET&quot;; [.$C76]))" office:value-type="boolean" office:boolean-value="false" calcext:value-type="boolean">
            <text:p>FALSE</text:p>
          </table:table-cell>
          <table:table-cell table:style-name="ce7" table:formula="of:=ISNUMBER(FIND(&quot;: Tube clamp&quot;; [.$C76]))" office:value-type="boolean" office:boolean-value="false" calcext:value-type="boolean">
            <text:p>FALSE</text:p>
          </table:table-cell>
          <table:table-cell table:style-name="ce7" table:formula="of:=AND(ISNUMBER(FIND(&quot;: Tube clamp&quot;; [.$C76])); ISNUMBER(SEARCH(&quot;104:&quot;; [.$C76])))" office:value-type="boolean" office:boolean-value="false" calcext:value-type="boolean">
            <text:p>FALSE</text:p>
          </table:table-cell>
          <table:table-cell table:style-name="ce7" table:formula="of:=AND(ISNUMBER(FIND(&quot;: Tube clamp&quot;; [.$C76])); ISNUMBER(SEARCH(&quot;116:&quot;; [.$C76])))" office:value-type="boolean" office:boolean-value="false" calcext:value-type="boolean">
            <text:p>FALSE</text:p>
          </table:table-cell>
          <table:table-cell table:style-name="ce7" table:formula="of:=AND(ISNUMBER(FIND(&quot;: Tube clamp&quot;; [.$C76])); ISNUMBER(SEARCH(&quot;132:&quot;; [.$C76])))" office:value-type="boolean" office:boolean-value="false" calcext:value-type="boolean">
            <text:p>FALSE</text:p>
          </table:table-cell>
          <table:table-cell table:style-name="ce7" table:formula="of:=AND(ISNUMBER(FIND(&quot;: Tube clamp&quot;; [.$C76])); ISNUMBER(SEARCH(&quot;176:&quot;; [.$C76])))" office:value-type="boolean" office:boolean-value="false" calcext:value-type="boolean">
            <text:p>FALSE</text:p>
          </table:table-cell>
          <table:table-cell table:style-name="ce7" table:formula="of:=ISNUMBER(FIND(&quot;Tool:&quot;; [.$C76]))" office:value-type="boolean" office:boolean-value="false" calcext:value-type="boolean">
            <text:p>FALSE</text:p>
          </table:table-cell>
          <table:table-cell table:style-name="ce12" table:formula="of:=IF(ISNUMBER(FIND(&quot;Φ&quot;; [.$C76])); MID([.$C76]; FIND(&quot;Φ&quot;; [.$C76]) + 1; FIND(&quot;mm&quot;; [.$C76]; FIND(&quot;Φ&quot;; [.$C76])) - FIND(&quot;Φ&quot;; [.$C76]) - 1); IF(ISNUMBER(FIND(&quot;: Bolt M&quot;; [.$C76])); MID([.$C76]; FIND(&quot;: Bolt M&quot;; [.$C76]) + 8; FIND(&quot; &quot;; [.$C76]; FIND(&quot;: Bolt M&quot;; [.$C76]) + 8) - FIND(&quot;: Bolt M&quot;; [.$C76]) - 8); &quot;&quot;))" office:value-type="string" office:string-value="50" calcext:value-type="string">
            <text:p>50</text:p>
          </table:table-cell>
          <table:table-cell table:style-name="ce12" table:formula="of:=IF(ISNUMBER(FIND(&quot;: Washer&quot;; [.$C76])); [.$U76]; IF(ISNUMBER(FIND(&quot;Φ&quot;; [.$C76])); MID([.$C76]; FIND(&quot;Φ&quot;; [.$C76]) + 1; FIND(&quot;mm&quot;; [.$C76]; FIND(&quot;Φ&quot;; [.$C76])) - FIND(&quot;Φ&quot;; [.$C76]) - 1); IF(ISNUMBER(FIND(&quot;: Bolt M&quot;; [.$C76])); MID([.$C76]; FIND(&quot;: Bolt M&quot;; [.$C76]) + 8; FIND(&quot; &quot;; [.$C76]; FIND(&quot;: Bolt M&quot;; [.$C76]) + 8) - FIND(&quot;: Bolt M&quot;; [.$C76]) - 8); &quot;&quot;)))" office:value-type="string" office:string-value="10" calcext:value-type="string">
            <text:p>10</text:p>
          </table:table-cell>
          <table:table-cell table:formula="of:=IF(ISNUMBER(FIND(&quot;Φ&quot;; [.$C76]));&#10;      MID([.$C76];&#10;          FIND(&quot;mm &quot;; [.$C76]; FIND(&quot;Φ&quot;; [.$C76])) + 5;&#10;          FIND(&quot;mm &quot;; [.$C76]; FIND(&quot;mm &quot;; [.$C76]; FIND(&quot;Φ&quot;; [.$C76])) + 4) - FIND(&quot;mm &quot;; [.$C76]; FIND(&quot;Φ&quot;; [.$C76])) - 5&#10;     );&#10;      MID([.$C76];&#10;          FIND(&quot;mm &quot;; [.$C76]; FIND(&quot;: &quot;; [.$C76])) - FIND(&quot; &quot;; STRING_REVERSE(LEFT([.$C76]; FIND(&quot;mm &quot;; [.$C76]; FIND(&quot;: &quot;; [.$C76]))))) + 2;&#10;          FIND(&quot; &quot;; STRING_REVERSE(LEFT([.$C76]; FIND(&quot;mm &quot;; [.$C76]; FIND(&quot;: &quot;; [.$C76]))))) - 2&#10;     )&#10;)" office:value-type="string" office:string-value="10" calcext:value-type="string">
            <text:p>10</text:p>
          </table:table-cell>
          <table:table-cell table:formula="of:=IF(ISNUMBER(FIND(&quot;Φ&quot;; [.$C76]));&#10;      MID([.$C77];           FIND(&quot;mm &quot;; [.$C77]; FIND(&quot;mm &quot;; [.$C77]; FIND(&quot;mm &quot;; [.$C77]; FIND(&quot;: &quot;; [.$C77])) + 2) + 2) - FIND(&quot; &quot;; STRING_REVERSE(LEFT([.$C77]; FIND(&quot;mm &quot;; [.$C77]; FIND(&quot;mm &quot;; [.$C77]; FIND(&quot;mm &quot;; [.$C77]; FIND(&quot;: &quot;; [.$C77])) + 2) + 2)))) + 2;           FIND(&quot; &quot;; STRING_REVERSE(LEFT([.$C77]; FIND(&quot;mm &quot;; [.$C77]; FIND(&quot;mm &quot;; [.$C77]; FIND(&quot;mm &quot;; [.$C77]; FIND(&quot;: &quot;; [.$C77])) + 2) + 2)))) - 2      );&#10;      MID([.$C76];&#10;          FIND(&quot;mm &quot;; [.$C76]; FIND(&quot;mm &quot;; [.$C76]; FIND(&quot;: &quot;; [.$C76])) + 2) - FIND(&quot; &quot;; STRING_REVERSE(LEFT([.$C76]; FIND(&quot;mm &quot;; [.$C76]; FIND(&quot;mm &quot;; [.$C76]; FIND(&quot;: &quot;; [.$C76])) + 2)))) + 2;&#10;          FIND(&quot; &quot;; STRING_REVERSE(LEFT([.$C76]; FIND(&quot;mm &quot;; [.$C76]; FIND(&quot;mm &quot;; [.$C76]; FIND(&quot;: &quot;; [.$C76])) + 2)))) - 2&#10;     )&#10;)" office:value-type="string" office:string-value="" calcext:value-type="error">
            <text:p>#VALUE!</text:p>
          </table:table-cell>
          <table:table-cell table:formula="of:=IF(ISNUMBER(FIND(&quot;Φ&quot;; [.$C76]));&#10;      &quot;&quot;;&#10;      MID([.$C76];&#10;          FIND(&quot;mm &quot;; [.$C76]; FIND(&quot;mm &quot;; [.$C76]; FIND(&quot;mm &quot;; [.$C76]; FIND(&quot;: &quot;; [.$C76])) + 2) + 2) - FIND(&quot; &quot;; STRING_REVERSE(LEFT([.$C76]; FIND(&quot;mm &quot;; [.$C76]; FIND(&quot;mm &quot;; [.$C76]; FIND(&quot;mm &quot;; [.$C76]; FIND(&quot;: &quot;; [.$C76])) + 2) + 2)))) + 2;&#10;          FIND(&quot; &quot;; STRING_REVERSE(LEFT([.$C76]; FIND(&quot;mm &quot;; [.$C76]; FIND(&quot;mm &quot;; [.$C76]; FIND(&quot;mm &quot;; [.$C76]; FIND(&quot;: &quot;; [.$C76])) + 2) + 2)))) - 2&#10;     )&#10;)">
            <text:p/>
          </table:table-cell>
          <table:table-cell table:formula="of:=IF(ISNUMBER(FIND(&quot;Φ&quot;; [.$C76]));&#10;      IF(ISNUMBER(FIND(&quot;: Washer&quot;; [.$C76])); [.$V76]; &quot;&quot;);&#10;      MID([.$C76];&#10;          FIND(&quot;mm &quot;; [.$C76]; FIND(&quot;mm &quot;; [.$C76]; FIND(&quot;mm &quot;; [.$C76]; FIND(&quot;mm &quot;; [.$C76]; FIND(&quot;: &quot;; [.$C76])) + 2) + 2) + 2) - FIND(&quot; &quot;; STRING_REVERSE(LEFT([.$C76]; FIND(&quot;mm &quot;; [.$C76]; FIND(&quot;mm &quot;; [.$C76]; FIND(&quot;mm &quot;; [.$C76]; FIND(&quot;mm &quot;; [.$C76]; FIND(&quot;: &quot;; [.$C76])) + 2) + 2) + 2)))) + 2;&#10;          FIND(&quot; &quot;; STRING_REVERSE(LEFT([.$C76]; FIND(&quot;mm &quot;; [.$C76]; FIND(&quot;mm &quot;; [.$C76]; FIND(&quot;mm &quot;; [.$C76]; FIND(&quot;mm &quot;; [.$C76]; FIND(&quot;: &quot;; [.$C76])) + 2) + 2) + 2)))) - 2&#10;     )&#10;)" office:value-type="string" office:string-value="" calcext:value-type="error">
            <text:p>#VALUE!</text:p>
          </table:table-cell>
          <table:table-cell table:style-name="ce17" table:formula="of:=NOT(OR([.$F76:.$Q76]))" office:value-type="boolean" office:boolean-value="false" calcext:value-type="boolean">
            <text:p>FALSE</text:p>
          </table:table-cell>
          <table:table-cell table:formula="of:=RIGHT([.$C76]; LEN([.$C76]) - FIND(&quot; - x&quot;; [.$C76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ECHO: "Brake assembly:"</text:p>
          </table:table-cell>
          <table:table-cell table:formula="of:=MID([.$B77]; 8; LEN([.$B77]) - 8)" office:value-type="string" office:string-value="Brake assembly:" calcext:value-type="string">
            <text:p>Brake assembly:</text:p>
          </table:table-cell>
          <table:table-cell table:formula="of:=IF(LEFT([.$C77]; 5) = &quot;Tool:&quot;; RIGHT([.$C77]; LEN([.$C77]) - 6); LEFT([.$C77]; FIND(&quot;:&quot;; [.$C77]) - 1))" office:value-type="string" office:string-value="Brake assembly" calcext:value-type="string">
            <text:p>Brake assembly</text:p>
          </table:table-cell>
          <table:table-cell table:style-name="ce7" table:formula="of:=NOT(RIGHT(TRIM([.$C77]); 1) = &quot;:&quot;)" office:value-type="boolean" office:boolean-value="false" calcext:value-type="boolean">
            <text:p>FALSE</text:p>
          </table:table-cell>
          <table:table-cell table:style-name="ce7" table:formula="of:=ISNUMBER(FIND(&quot;: Washer&quot;; [.$C77]))" office:value-type="boolean" office:boolean-value="false" calcext:value-type="boolean">
            <text:p>FALSE</text:p>
          </table:table-cell>
          <table:table-cell table:style-name="ce7" table:formula="of:=ISNUMBER(FIND(&quot;: Bolt&quot;; [.$C77]))" office:value-type="boolean" office:boolean-value="false" calcext:value-type="boolean">
            <text:p>FALSE</text:p>
          </table:table-cell>
          <table:table-cell table:style-name="ce7" table:formula="of:=ISNUMBER(FIND(&quot;: Nut&quot;; [.$C77]))" office:value-type="boolean" office:boolean-value="false" calcext:value-type="boolean">
            <text:p>FALSE</text:p>
          </table:table-cell>
          <table:table-cell table:style-name="ce7" table:formula="of:=ISNUMBER(SEARCH(&quot;: Wheel&quot;; [.$C77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77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77]))" office:value-type="boolean" office:boolean-value="false" calcext:value-type="boolean">
            <text:p>FALSE</text:p>
          </table:table-cell>
          <table:table-cell table:style-name="ce7" table:formula="of:=ISNUMBER(SEARCH(&quot;ALUMINIUM SHEET&quot;; [.$C77]))" office:value-type="boolean" office:boolean-value="false" calcext:value-type="boolean">
            <text:p>FALSE</text:p>
          </table:table-cell>
          <table:table-cell table:style-name="ce7" table:formula="of:=ISNUMBER(FIND(&quot;: Tube clamp&quot;; [.$C77]))" office:value-type="boolean" office:boolean-value="false" calcext:value-type="boolean">
            <text:p>FALSE</text:p>
          </table:table-cell>
          <table:table-cell table:style-name="ce7" table:formula="of:=AND(ISNUMBER(FIND(&quot;: Tube clamp&quot;; [.$C77])); ISNUMBER(SEARCH(&quot;104:&quot;; [.$C77])))" office:value-type="boolean" office:boolean-value="false" calcext:value-type="boolean">
            <text:p>FALSE</text:p>
          </table:table-cell>
          <table:table-cell table:style-name="ce7" table:formula="of:=AND(ISNUMBER(FIND(&quot;: Tube clamp&quot;; [.$C77])); ISNUMBER(SEARCH(&quot;116:&quot;; [.$C77])))" office:value-type="boolean" office:boolean-value="false" calcext:value-type="boolean">
            <text:p>FALSE</text:p>
          </table:table-cell>
          <table:table-cell table:style-name="ce7" table:formula="of:=AND(ISNUMBER(FIND(&quot;: Tube clamp&quot;; [.$C77])); ISNUMBER(SEARCH(&quot;132:&quot;; [.$C77])))" office:value-type="boolean" office:boolean-value="false" calcext:value-type="boolean">
            <text:p>FALSE</text:p>
          </table:table-cell>
          <table:table-cell table:style-name="ce7" table:formula="of:=AND(ISNUMBER(FIND(&quot;: Tube clamp&quot;; [.$C77])); ISNUMBER(SEARCH(&quot;176:&quot;; [.$C77])))" office:value-type="boolean" office:boolean-value="false" calcext:value-type="boolean">
            <text:p>FALSE</text:p>
          </table:table-cell>
          <table:table-cell table:style-name="ce7" table:formula="of:=ISNUMBER(FIND(&quot;Tool:&quot;; [.$C77]))" office:value-type="boolean" office:boolean-value="false" calcext:value-type="boolean">
            <text:p>FALSE</text:p>
          </table:table-cell>
          <table:table-cell table:style-name="ce12" table:formula="of:=IF(ISNUMBER(FIND(&quot;Φ&quot;; [.$C77])); MID([.$C77]; FIND(&quot;Φ&quot;; [.$C77]) + 1; FIND(&quot;mm&quot;; [.$C77]; FIND(&quot;Φ&quot;; [.$C77])) - FIND(&quot;Φ&quot;; [.$C77]) - 1); IF(ISNUMBER(FIND(&quot;: Bolt M&quot;; [.$C77])); MID([.$C77]; FIND(&quot;: Bolt M&quot;; [.$C77]) + 8; FIND(&quot; &quot;; [.$C77]; FIND(&quot;: Bolt M&quot;; [.$C77]) + 8) - FIND(&quot;: Bolt M&quot;; [.$C77]) - 8); &quot;&quot;))">
            <text:p/>
          </table:table-cell>
          <table:table-cell table:style-name="ce12" table:formula="of:=IF(ISNUMBER(FIND(&quot;: Washer&quot;; [.$C77])); [.$U77]; IF(ISNUMBER(FIND(&quot;Φ&quot;; [.$C77])); MID([.$C77]; FIND(&quot;Φ&quot;; [.$C77]) + 1; FIND(&quot;mm&quot;; [.$C77]; FIND(&quot;Φ&quot;; [.$C77])) - FIND(&quot;Φ&quot;; [.$C77]) - 1); IF(ISNUMBER(FIND(&quot;: Bolt M&quot;; [.$C77])); MID([.$C77]; FIND(&quot;: Bolt M&quot;; [.$C77]) + 8; FIND(&quot; &quot;; [.$C77]; FIND(&quot;: Bolt M&quot;; [.$C77]) + 8) - FIND(&quot;: Bolt M&quot;; [.$C77]) - 8); &quot;&quot;)))">
            <text:p/>
          </table:table-cell>
          <table:table-cell table:formula="of:=IF(ISNUMBER(FIND(&quot;Φ&quot;; [.$C77]));&#10;      MID([.$C77];&#10;          FIND(&quot;mm &quot;; [.$C77]; FIND(&quot;Φ&quot;; [.$C77])) + 5;&#10;          FIND(&quot;mm &quot;; [.$C77]; FIND(&quot;mm &quot;; [.$C77]; FIND(&quot;Φ&quot;; [.$C77])) + 4) - FIND(&quot;mm &quot;; [.$C77]; FIND(&quot;Φ&quot;; [.$C77])) - 5&#10;     );&#10;      MID([.$C77];&#10;          FIND(&quot;mm &quot;; [.$C77]; FIND(&quot;: &quot;; [.$C77])) - FIND(&quot; &quot;; STRING_REVERSE(LEFT([.$C77]; FIND(&quot;mm &quot;; [.$C77]; FIND(&quot;: &quot;; [.$C77]))))) + 2;&#10;          FIND(&quot; &quot;; STRING_REVERSE(LEFT([.$C77]; FIND(&quot;mm &quot;; [.$C77]; FIND(&quot;: &quot;; [.$C77]))))) - 2&#10;     )&#10;)" office:value-type="string" office:string-value="" calcext:value-type="error">
            <text:p>#VALUE!</text:p>
          </table:table-cell>
          <table:table-cell table:formula="of:=IF(ISNUMBER(FIND(&quot;Φ&quot;; [.$C77]));&#10;      MID([.$C78];           FIND(&quot;mm &quot;; [.$C78]; FIND(&quot;mm &quot;; [.$C78]; FIND(&quot;mm &quot;; [.$C78]; FIND(&quot;: &quot;; [.$C78])) + 2) + 2) - FIND(&quot; &quot;; STRING_REVERSE(LEFT([.$C78]; FIND(&quot;mm &quot;; [.$C78]; FIND(&quot;mm &quot;; [.$C78]; FIND(&quot;mm &quot;; [.$C78]; FIND(&quot;: &quot;; [.$C78])) + 2) + 2)))) + 2;           FIND(&quot; &quot;; STRING_REVERSE(LEFT([.$C78]; FIND(&quot;mm &quot;; [.$C78]; FIND(&quot;mm &quot;; [.$C78]; FIND(&quot;mm &quot;; [.$C78]; FIND(&quot;: &quot;; [.$C78])) + 2) + 2)))) - 2      );&#10;      MID([.$C77];&#10;          FIND(&quot;mm &quot;; [.$C77]; FIND(&quot;mm &quot;; [.$C77]; FIND(&quot;: &quot;; [.$C77])) + 2) - FIND(&quot; &quot;; STRING_REVERSE(LEFT([.$C77]; FIND(&quot;mm &quot;; [.$C77]; FIND(&quot;mm &quot;; [.$C77]; FIND(&quot;: &quot;; [.$C77])) + 2)))) + 2;&#10;          FIND(&quot; &quot;; STRING_REVERSE(LEFT([.$C77]; FIND(&quot;mm &quot;; [.$C77]; FIND(&quot;mm &quot;; [.$C77]; FIND(&quot;: &quot;; [.$C77])) + 2)))) - 2&#10;     )&#10;)" office:value-type="string" office:string-value="" calcext:value-type="error">
            <text:p>#VALUE!</text:p>
          </table:table-cell>
          <table:table-cell table:formula="of:=IF(ISNUMBER(FIND(&quot;Φ&quot;; [.$C77]));&#10;      &quot;&quot;;&#10;      MID([.$C77];&#10;          FIND(&quot;mm &quot;; [.$C77]; FIND(&quot;mm &quot;; [.$C77]; FIND(&quot;mm &quot;; [.$C77]; FIND(&quot;: &quot;; [.$C77])) + 2) + 2) - FIND(&quot; &quot;; STRING_REVERSE(LEFT([.$C77]; FIND(&quot;mm &quot;; [.$C77]; FIND(&quot;mm &quot;; [.$C77]; FIND(&quot;mm &quot;; [.$C77]; FIND(&quot;: &quot;; [.$C77])) + 2) + 2)))) + 2;&#10;          FIND(&quot; &quot;; STRING_REVERSE(LEFT([.$C77]; FIND(&quot;mm &quot;; [.$C77]; FIND(&quot;mm &quot;; [.$C77]; FIND(&quot;mm &quot;; [.$C77]; FIND(&quot;: &quot;; [.$C77])) + 2) + 2)))) - 2&#10;     )&#10;)" office:value-type="string" office:string-value="" calcext:value-type="error">
            <text:p>#VALUE!</text:p>
          </table:table-cell>
          <table:table-cell table:formula="of:=IF(ISNUMBER(FIND(&quot;Φ&quot;; [.$C77]));&#10;      IF(ISNUMBER(FIND(&quot;: Washer&quot;; [.$C77])); [.$V77]; &quot;&quot;);&#10;      MID([.$C77];&#10;          FIND(&quot;mm &quot;; [.$C77]; FIND(&quot;mm &quot;; [.$C77]; FIND(&quot;mm &quot;; [.$C77]; FIND(&quot;mm &quot;; [.$C77]; FIND(&quot;: &quot;; [.$C77])) + 2) + 2) + 2) - FIND(&quot; &quot;; STRING_REVERSE(LEFT([.$C77]; FIND(&quot;mm &quot;; [.$C77]; FIND(&quot;mm &quot;; [.$C77]; FIND(&quot;mm &quot;; [.$C77]; FIND(&quot;mm &quot;; [.$C77]; FIND(&quot;: &quot;; [.$C77])) + 2) + 2) + 2)))) + 2;&#10;          FIND(&quot; &quot;; STRING_REVERSE(LEFT([.$C77]; FIND(&quot;mm &quot;; [.$C77]; FIND(&quot;mm &quot;; [.$C77]; FIND(&quot;mm &quot;; [.$C77]; FIND(&quot;mm &quot;; [.$C77]; FIND(&quot;: &quot;; [.$C77])) + 2) + 2) + 2)))) - 2&#10;     )&#10;)" office:value-type="string" office:string-value="" calcext:value-type="error">
            <text:p>#VALUE!</text:p>
          </table:table-cell>
          <table:table-cell table:style-name="ce17" table:formula="of:=NOT(OR([.$F77:.$Q77]))" office:value-type="boolean" office:boolean-value="true" calcext:value-type="boolean">
            <text:p>TRUE</text:p>
          </table:table-cell>
          <table:table-cell table:formula="of:=RIGHT([.$C77]; LEN([.$C77]) - FIND(&quot; - x&quot;; [.$C77]) - 3)" office:value-type="string" office:string-value="" calcext:value-type="error">
            <text:p>#VALUE!</text:p>
          </table:table-cell>
          <table:table-cell table:number-columns-repeated="998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ECHO: "Brake block: Square Aluminium hollow beam 150mm x 40mm x 40mm x 5mm - x4"</text:p>
          </table:table-cell>
          <table:table-cell table:formula="of:=MID([.$B78]; 8; LEN([.$B78]) - 8)" office:value-type="string" office:string-value="Brake block: Square Aluminium hollow beam 150mm x 40mm x 40mm x 5mm - x4" calcext:value-type="string">
            <text:p>Brake block: Square Aluminium hollow beam 150mm x 40mm x 40mm x 5mm - x4</text:p>
          </table:table-cell>
          <table:table-cell table:formula="of:=IF(LEFT([.$C78]; 5) = &quot;Tool:&quot;; RIGHT([.$C78]; LEN([.$C78]) - 6); LEFT([.$C78]; FIND(&quot;:&quot;; [.$C78]) - 1))" office:value-type="string" office:string-value="Brake block" calcext:value-type="string">
            <text:p>Brake block</text:p>
          </table:table-cell>
          <table:table-cell table:style-name="ce7" table:formula="of:=NOT(RIGHT(TRIM([.$C78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78]))" office:value-type="boolean" office:boolean-value="false" calcext:value-type="boolean">
            <text:p>FALSE</text:p>
          </table:table-cell>
          <table:table-cell table:style-name="ce7" table:formula="of:=ISNUMBER(FIND(&quot;: Bolt&quot;; [.$C78]))" office:value-type="boolean" office:boolean-value="false" calcext:value-type="boolean">
            <text:p>FALSE</text:p>
          </table:table-cell>
          <table:table-cell table:style-name="ce7" table:formula="of:=ISNUMBER(FIND(&quot;: Nut&quot;; [.$C78]))" office:value-type="boolean" office:boolean-value="false" calcext:value-type="boolean">
            <text:p>FALSE</text:p>
          </table:table-cell>
          <table:table-cell table:style-name="ce7" table:formula="of:=ISNUMBER(SEARCH(&quot;: Wheel&quot;; [.$C78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78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78]))" office:value-type="boolean" office:boolean-value="true" calcext:value-type="boolean">
            <text:p>TRUE</text:p>
          </table:table-cell>
          <table:table-cell table:style-name="ce7" table:formula="of:=ISNUMBER(SEARCH(&quot;ALUMINIUM SHEET&quot;; [.$C78]))" office:value-type="boolean" office:boolean-value="false" calcext:value-type="boolean">
            <text:p>FALSE</text:p>
          </table:table-cell>
          <table:table-cell table:style-name="ce7" table:formula="of:=ISNUMBER(FIND(&quot;: Tube clamp&quot;; [.$C78]))" office:value-type="boolean" office:boolean-value="false" calcext:value-type="boolean">
            <text:p>FALSE</text:p>
          </table:table-cell>
          <table:table-cell table:style-name="ce7" table:formula="of:=AND(ISNUMBER(FIND(&quot;: Tube clamp&quot;; [.$C78])); ISNUMBER(SEARCH(&quot;104:&quot;; [.$C78])))" office:value-type="boolean" office:boolean-value="false" calcext:value-type="boolean">
            <text:p>FALSE</text:p>
          </table:table-cell>
          <table:table-cell table:style-name="ce7" table:formula="of:=AND(ISNUMBER(FIND(&quot;: Tube clamp&quot;; [.$C78])); ISNUMBER(SEARCH(&quot;116:&quot;; [.$C78])))" office:value-type="boolean" office:boolean-value="false" calcext:value-type="boolean">
            <text:p>FALSE</text:p>
          </table:table-cell>
          <table:table-cell table:style-name="ce7" table:formula="of:=AND(ISNUMBER(FIND(&quot;: Tube clamp&quot;; [.$C78])); ISNUMBER(SEARCH(&quot;132:&quot;; [.$C78])))" office:value-type="boolean" office:boolean-value="false" calcext:value-type="boolean">
            <text:p>FALSE</text:p>
          </table:table-cell>
          <table:table-cell table:style-name="ce7" table:formula="of:=AND(ISNUMBER(FIND(&quot;: Tube clamp&quot;; [.$C78])); ISNUMBER(SEARCH(&quot;176:&quot;; [.$C78])))" office:value-type="boolean" office:boolean-value="false" calcext:value-type="boolean">
            <text:p>FALSE</text:p>
          </table:table-cell>
          <table:table-cell table:style-name="ce7" table:formula="of:=ISNUMBER(FIND(&quot;Tool:&quot;; [.$C78]))" office:value-type="boolean" office:boolean-value="false" calcext:value-type="boolean">
            <text:p>FALSE</text:p>
          </table:table-cell>
          <table:table-cell table:style-name="ce12" table:formula="of:=IF(ISNUMBER(FIND(&quot;Φ&quot;; [.$C78])); MID([.$C78]; FIND(&quot;Φ&quot;; [.$C78]) + 1; FIND(&quot;mm&quot;; [.$C78]; FIND(&quot;Φ&quot;; [.$C78])) - FIND(&quot;Φ&quot;; [.$C78]) - 1); IF(ISNUMBER(FIND(&quot;: Bolt M&quot;; [.$C78])); MID([.$C78]; FIND(&quot;: Bolt M&quot;; [.$C78]) + 8; FIND(&quot; &quot;; [.$C78]; FIND(&quot;: Bolt M&quot;; [.$C78]) + 8) - FIND(&quot;: Bolt M&quot;; [.$C78]) - 8); &quot;&quot;))">
            <text:p/>
          </table:table-cell>
          <table:table-cell table:style-name="ce12" table:formula="of:=IF(ISNUMBER(FIND(&quot;: Washer&quot;; [.$C78])); [.$U78]; IF(ISNUMBER(FIND(&quot;Φ&quot;; [.$C78])); MID([.$C78]; FIND(&quot;Φ&quot;; [.$C78]) + 1; FIND(&quot;mm&quot;; [.$C78]; FIND(&quot;Φ&quot;; [.$C78])) - FIND(&quot;Φ&quot;; [.$C78]) - 1); IF(ISNUMBER(FIND(&quot;: Bolt M&quot;; [.$C78])); MID([.$C78]; FIND(&quot;: Bolt M&quot;; [.$C78]) + 8; FIND(&quot; &quot;; [.$C78]; FIND(&quot;: Bolt M&quot;; [.$C78]) + 8) - FIND(&quot;: Bolt M&quot;; [.$C78]) - 8); &quot;&quot;)))">
            <text:p/>
          </table:table-cell>
          <table:table-cell table:formula="of:=IF(ISNUMBER(FIND(&quot;Φ&quot;; [.$C78]));&#10;      MID([.$C78];&#10;          FIND(&quot;mm &quot;; [.$C78]; FIND(&quot;Φ&quot;; [.$C78])) + 5;&#10;          FIND(&quot;mm &quot;; [.$C78]; FIND(&quot;mm &quot;; [.$C78]; FIND(&quot;Φ&quot;; [.$C78])) + 4) - FIND(&quot;mm &quot;; [.$C78]; FIND(&quot;Φ&quot;; [.$C78])) - 5&#10;     );&#10;      MID([.$C78];&#10;          FIND(&quot;mm &quot;; [.$C78]; FIND(&quot;: &quot;; [.$C78])) - FIND(&quot; &quot;; STRING_REVERSE(LEFT([.$C78]; FIND(&quot;mm &quot;; [.$C78]; FIND(&quot;: &quot;; [.$C78]))))) + 2;&#10;          FIND(&quot; &quot;; STRING_REVERSE(LEFT([.$C78]; FIND(&quot;mm &quot;; [.$C78]; FIND(&quot;: &quot;; [.$C78]))))) - 2&#10;     )&#10;)" office:value-type="string" office:string-value="150" calcext:value-type="string">
            <text:p>150</text:p>
          </table:table-cell>
          <table:table-cell table:formula="of:=IF(ISNUMBER(FIND(&quot;Φ&quot;; [.$C78]));&#10;      MID([.$C79];           FIND(&quot;mm &quot;; [.$C79]; FIND(&quot;mm &quot;; [.$C79]; FIND(&quot;mm &quot;; [.$C79]; FIND(&quot;: &quot;; [.$C79])) + 2) + 2) - FIND(&quot; &quot;; STRING_REVERSE(LEFT([.$C79]; FIND(&quot;mm &quot;; [.$C79]; FIND(&quot;mm &quot;; [.$C79]; FIND(&quot;mm &quot;; [.$C79]; FIND(&quot;: &quot;; [.$C79])) + 2) + 2)))) + 2;           FIND(&quot; &quot;; STRING_REVERSE(LEFT([.$C79]; FIND(&quot;mm &quot;; [.$C79]; FIND(&quot;mm &quot;; [.$C79]; FIND(&quot;mm &quot;; [.$C79]; FIND(&quot;: &quot;; [.$C79])) + 2) + 2)))) - 2      );&#10;      MID([.$C78];&#10;          FIND(&quot;mm &quot;; [.$C78]; FIND(&quot;mm &quot;; [.$C78]; FIND(&quot;: &quot;; [.$C78])) + 2) - FIND(&quot; &quot;; STRING_REVERSE(LEFT([.$C78]; FIND(&quot;mm &quot;; [.$C78]; FIND(&quot;mm &quot;; [.$C78]; FIND(&quot;: &quot;; [.$C78])) + 2)))) + 2;&#10;          FIND(&quot; &quot;; STRING_REVERSE(LEFT([.$C78]; FIND(&quot;mm &quot;; [.$C78]; FIND(&quot;mm &quot;; [.$C78]; FIND(&quot;: &quot;; [.$C78])) + 2)))) - 2&#10;     )&#10;)" office:value-type="string" office:string-value="40" calcext:value-type="string">
            <text:p>40</text:p>
          </table:table-cell>
          <table:table-cell table:formula="of:=IF(ISNUMBER(FIND(&quot;Φ&quot;; [.$C78]));&#10;      &quot;&quot;;&#10;      MID([.$C78];&#10;          FIND(&quot;mm &quot;; [.$C78]; FIND(&quot;mm &quot;; [.$C78]; FIND(&quot;mm &quot;; [.$C78]; FIND(&quot;: &quot;; [.$C78])) + 2) + 2) - FIND(&quot; &quot;; STRING_REVERSE(LEFT([.$C78]; FIND(&quot;mm &quot;; [.$C78]; FIND(&quot;mm &quot;; [.$C78]; FIND(&quot;mm &quot;; [.$C78]; FIND(&quot;: &quot;; [.$C78])) + 2) + 2)))) + 2;&#10;          FIND(&quot; &quot;; STRING_REVERSE(LEFT([.$C78]; FIND(&quot;mm &quot;; [.$C78]; FIND(&quot;mm &quot;; [.$C78]; FIND(&quot;mm &quot;; [.$C78]; FIND(&quot;: &quot;; [.$C78])) + 2) + 2)))) - 2&#10;     )&#10;)" office:value-type="string" office:string-value="40" calcext:value-type="string">
            <text:p>40</text:p>
          </table:table-cell>
          <table:table-cell table:formula="of:=IF(ISNUMBER(FIND(&quot;Φ&quot;; [.$C78]));&#10;      IF(ISNUMBER(FIND(&quot;: Washer&quot;; [.$C78])); [.$V78]; &quot;&quot;);&#10;      MID([.$C78];&#10;          FIND(&quot;mm &quot;; [.$C78]; FIND(&quot;mm &quot;; [.$C78]; FIND(&quot;mm &quot;; [.$C78]; FIND(&quot;mm &quot;; [.$C78]; FIND(&quot;: &quot;; [.$C78])) + 2) + 2) + 2) - FIND(&quot; &quot;; STRING_REVERSE(LEFT([.$C78]; FIND(&quot;mm &quot;; [.$C78]; FIND(&quot;mm &quot;; [.$C78]; FIND(&quot;mm &quot;; [.$C78]; FIND(&quot;mm &quot;; [.$C78]; FIND(&quot;: &quot;; [.$C78])) + 2) + 2) + 2)))) + 2;&#10;          FIND(&quot; &quot;; STRING_REVERSE(LEFT([.$C78]; FIND(&quot;mm &quot;; [.$C78]; FIND(&quot;mm &quot;; [.$C78]; FIND(&quot;mm &quot;; [.$C78]; FIND(&quot;mm &quot;; [.$C78]; FIND(&quot;: &quot;; [.$C78])) + 2) + 2) + 2)))) - 2&#10;     )&#10;)" office:value-type="string" office:string-value="5" calcext:value-type="string">
            <text:p>5</text:p>
          </table:table-cell>
          <table:table-cell table:style-name="ce17" table:formula="of:=NOT(OR([.$F78:.$Q78]))" office:value-type="boolean" office:boolean-value="false" calcext:value-type="boolean">
            <text:p>FALSE</text:p>
          </table:table-cell>
          <table:table-cell table:formula="of:=RIGHT([.$C78]; LEN([.$C78]) - FIND(&quot; - x&quot;; [.$C78]) - 3)" office:value-type="string" office:string-value="4" calcext:value-type="string">
            <text:p>4</text:p>
          </table:table-cell>
          <table:table-cell table:number-columns-repeated="998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ECHO: "Rear drive assembly:"</text:p>
          </table:table-cell>
          <table:table-cell table:formula="of:=MID([.$B79]; 8; LEN([.$B79]) - 8)" office:value-type="string" office:string-value="Rear drive assembly:" calcext:value-type="string">
            <text:p>Rear drive assembly:</text:p>
          </table:table-cell>
          <table:table-cell table:formula="of:=IF(LEFT([.$C79]; 5) = &quot;Tool:&quot;; RIGHT([.$C79]; LEN([.$C79]) - 6); LEFT([.$C79]; FIND(&quot;:&quot;; [.$C79]) - 1))" office:value-type="string" office:string-value="Rear drive assembly" calcext:value-type="string">
            <text:p>Rear drive assembly</text:p>
          </table:table-cell>
          <table:table-cell table:style-name="ce7" table:formula="of:=NOT(RIGHT(TRIM([.$C79]); 1) = &quot;:&quot;)" office:value-type="boolean" office:boolean-value="false" calcext:value-type="boolean">
            <text:p>FALSE</text:p>
          </table:table-cell>
          <table:table-cell table:style-name="ce7" table:formula="of:=ISNUMBER(FIND(&quot;: Washer&quot;; [.$C79]))" office:value-type="boolean" office:boolean-value="false" calcext:value-type="boolean">
            <text:p>FALSE</text:p>
          </table:table-cell>
          <table:table-cell table:style-name="ce7" table:formula="of:=ISNUMBER(FIND(&quot;: Bolt&quot;; [.$C79]))" office:value-type="boolean" office:boolean-value="false" calcext:value-type="boolean">
            <text:p>FALSE</text:p>
          </table:table-cell>
          <table:table-cell table:style-name="ce7" table:formula="of:=ISNUMBER(FIND(&quot;: Nut&quot;; [.$C79]))" office:value-type="boolean" office:boolean-value="false" calcext:value-type="boolean">
            <text:p>FALSE</text:p>
          </table:table-cell>
          <table:table-cell table:style-name="ce7" table:formula="of:=ISNUMBER(SEARCH(&quot;: Wheel&quot;; [.$C79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79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79]))" office:value-type="boolean" office:boolean-value="false" calcext:value-type="boolean">
            <text:p>FALSE</text:p>
          </table:table-cell>
          <table:table-cell table:style-name="ce7" table:formula="of:=ISNUMBER(SEARCH(&quot;ALUMINIUM SHEET&quot;; [.$C79]))" office:value-type="boolean" office:boolean-value="false" calcext:value-type="boolean">
            <text:p>FALSE</text:p>
          </table:table-cell>
          <table:table-cell table:style-name="ce7" table:formula="of:=ISNUMBER(FIND(&quot;: Tube clamp&quot;; [.$C79]))" office:value-type="boolean" office:boolean-value="false" calcext:value-type="boolean">
            <text:p>FALSE</text:p>
          </table:table-cell>
          <table:table-cell table:style-name="ce7" table:formula="of:=AND(ISNUMBER(FIND(&quot;: Tube clamp&quot;; [.$C79])); ISNUMBER(SEARCH(&quot;104:&quot;; [.$C79])))" office:value-type="boolean" office:boolean-value="false" calcext:value-type="boolean">
            <text:p>FALSE</text:p>
          </table:table-cell>
          <table:table-cell table:style-name="ce7" table:formula="of:=AND(ISNUMBER(FIND(&quot;: Tube clamp&quot;; [.$C79])); ISNUMBER(SEARCH(&quot;116:&quot;; [.$C79])))" office:value-type="boolean" office:boolean-value="false" calcext:value-type="boolean">
            <text:p>FALSE</text:p>
          </table:table-cell>
          <table:table-cell table:style-name="ce7" table:formula="of:=AND(ISNUMBER(FIND(&quot;: Tube clamp&quot;; [.$C79])); ISNUMBER(SEARCH(&quot;132:&quot;; [.$C79])))" office:value-type="boolean" office:boolean-value="false" calcext:value-type="boolean">
            <text:p>FALSE</text:p>
          </table:table-cell>
          <table:table-cell table:style-name="ce7" table:formula="of:=AND(ISNUMBER(FIND(&quot;: Tube clamp&quot;; [.$C79])); ISNUMBER(SEARCH(&quot;176:&quot;; [.$C79])))" office:value-type="boolean" office:boolean-value="false" calcext:value-type="boolean">
            <text:p>FALSE</text:p>
          </table:table-cell>
          <table:table-cell table:style-name="ce7" table:formula="of:=ISNUMBER(FIND(&quot;Tool:&quot;; [.$C79]))" office:value-type="boolean" office:boolean-value="false" calcext:value-type="boolean">
            <text:p>FALSE</text:p>
          </table:table-cell>
          <table:table-cell table:style-name="ce12" table:formula="of:=IF(ISNUMBER(FIND(&quot;Φ&quot;; [.$C79])); MID([.$C79]; FIND(&quot;Φ&quot;; [.$C79]) + 1; FIND(&quot;mm&quot;; [.$C79]; FIND(&quot;Φ&quot;; [.$C79])) - FIND(&quot;Φ&quot;; [.$C79]) - 1); IF(ISNUMBER(FIND(&quot;: Bolt M&quot;; [.$C79])); MID([.$C79]; FIND(&quot;: Bolt M&quot;; [.$C79]) + 8; FIND(&quot; &quot;; [.$C79]; FIND(&quot;: Bolt M&quot;; [.$C79]) + 8) - FIND(&quot;: Bolt M&quot;; [.$C79]) - 8); &quot;&quot;))">
            <text:p/>
          </table:table-cell>
          <table:table-cell table:style-name="ce12" table:formula="of:=IF(ISNUMBER(FIND(&quot;: Washer&quot;; [.$C79])); [.$U79]; IF(ISNUMBER(FIND(&quot;Φ&quot;; [.$C79])); MID([.$C79]; FIND(&quot;Φ&quot;; [.$C79]) + 1; FIND(&quot;mm&quot;; [.$C79]; FIND(&quot;Φ&quot;; [.$C79])) - FIND(&quot;Φ&quot;; [.$C79]) - 1); IF(ISNUMBER(FIND(&quot;: Bolt M&quot;; [.$C79])); MID([.$C79]; FIND(&quot;: Bolt M&quot;; [.$C79]) + 8; FIND(&quot; &quot;; [.$C79]; FIND(&quot;: Bolt M&quot;; [.$C79]) + 8) - FIND(&quot;: Bolt M&quot;; [.$C79]) - 8); &quot;&quot;)))">
            <text:p/>
          </table:table-cell>
          <table:table-cell table:formula="of:=IF(ISNUMBER(FIND(&quot;Φ&quot;; [.$C79]));&#10;      MID([.$C79];&#10;          FIND(&quot;mm &quot;; [.$C79]; FIND(&quot;Φ&quot;; [.$C79])) + 5;&#10;          FIND(&quot;mm &quot;; [.$C79]; FIND(&quot;mm &quot;; [.$C79]; FIND(&quot;Φ&quot;; [.$C79])) + 4) - FIND(&quot;mm &quot;; [.$C79]; FIND(&quot;Φ&quot;; [.$C79])) - 5&#10;     );&#10;      MID([.$C79];&#10;          FIND(&quot;mm &quot;; [.$C79]; FIND(&quot;: &quot;; [.$C79])) - FIND(&quot; &quot;; STRING_REVERSE(LEFT([.$C79]; FIND(&quot;mm &quot;; [.$C79]; FIND(&quot;: &quot;; [.$C79]))))) + 2;&#10;          FIND(&quot; &quot;; STRING_REVERSE(LEFT([.$C79]; FIND(&quot;mm &quot;; [.$C79]; FIND(&quot;: &quot;; [.$C79]))))) - 2&#10;     )&#10;)" office:value-type="string" office:string-value="" calcext:value-type="error">
            <text:p>#VALUE!</text:p>
          </table:table-cell>
          <table:table-cell table:formula="of:=IF(ISNUMBER(FIND(&quot;Φ&quot;; [.$C79]));&#10;      MID([.$C80];           FIND(&quot;mm &quot;; [.$C80]; FIND(&quot;mm &quot;; [.$C80]; FIND(&quot;mm &quot;; [.$C80]; FIND(&quot;: &quot;; [.$C80])) + 2) + 2) - FIND(&quot; &quot;; STRING_REVERSE(LEFT([.$C80]; FIND(&quot;mm &quot;; [.$C80]; FIND(&quot;mm &quot;; [.$C80]; FIND(&quot;mm &quot;; [.$C80]; FIND(&quot;: &quot;; [.$C80])) + 2) + 2)))) + 2;           FIND(&quot; &quot;; STRING_REVERSE(LEFT([.$C80]; FIND(&quot;mm &quot;; [.$C80]; FIND(&quot;mm &quot;; [.$C80]; FIND(&quot;mm &quot;; [.$C80]; FIND(&quot;: &quot;; [.$C80])) + 2) + 2)))) - 2      );&#10;      MID([.$C79];&#10;          FIND(&quot;mm &quot;; [.$C79]; FIND(&quot;mm &quot;; [.$C79]; FIND(&quot;: &quot;; [.$C79])) + 2) - FIND(&quot; &quot;; STRING_REVERSE(LEFT([.$C79]; FIND(&quot;mm &quot;; [.$C79]; FIND(&quot;mm &quot;; [.$C79]; FIND(&quot;: &quot;; [.$C79])) + 2)))) + 2;&#10;          FIND(&quot; &quot;; STRING_REVERSE(LEFT([.$C79]; FIND(&quot;mm &quot;; [.$C79]; FIND(&quot;mm &quot;; [.$C79]; FIND(&quot;: &quot;; [.$C79])) + 2)))) - 2&#10;     )&#10;)" office:value-type="string" office:string-value="" calcext:value-type="error">
            <text:p>#VALUE!</text:p>
          </table:table-cell>
          <table:table-cell table:formula="of:=IF(ISNUMBER(FIND(&quot;Φ&quot;; [.$C79]));&#10;      &quot;&quot;;&#10;      MID([.$C79];&#10;          FIND(&quot;mm &quot;; [.$C79]; FIND(&quot;mm &quot;; [.$C79]; FIND(&quot;mm &quot;; [.$C79]; FIND(&quot;: &quot;; [.$C79])) + 2) + 2) - FIND(&quot; &quot;; STRING_REVERSE(LEFT([.$C79]; FIND(&quot;mm &quot;; [.$C79]; FIND(&quot;mm &quot;; [.$C79]; FIND(&quot;mm &quot;; [.$C79]; FIND(&quot;: &quot;; [.$C79])) + 2) + 2)))) + 2;&#10;          FIND(&quot; &quot;; STRING_REVERSE(LEFT([.$C79]; FIND(&quot;mm &quot;; [.$C79]; FIND(&quot;mm &quot;; [.$C79]; FIND(&quot;mm &quot;; [.$C79]; FIND(&quot;: &quot;; [.$C79])) + 2) + 2)))) - 2&#10;     )&#10;)" office:value-type="string" office:string-value="" calcext:value-type="error">
            <text:p>#VALUE!</text:p>
          </table:table-cell>
          <table:table-cell table:formula="of:=IF(ISNUMBER(FIND(&quot;Φ&quot;; [.$C79]));&#10;      IF(ISNUMBER(FIND(&quot;: Washer&quot;; [.$C79])); [.$V79]; &quot;&quot;);&#10;      MID([.$C79];&#10;          FIND(&quot;mm &quot;; [.$C79]; FIND(&quot;mm &quot;; [.$C79]; FIND(&quot;mm &quot;; [.$C79]; FIND(&quot;mm &quot;; [.$C79]; FIND(&quot;: &quot;; [.$C79])) + 2) + 2) + 2) - FIND(&quot; &quot;; STRING_REVERSE(LEFT([.$C79]; FIND(&quot;mm &quot;; [.$C79]; FIND(&quot;mm &quot;; [.$C79]; FIND(&quot;mm &quot;; [.$C79]; FIND(&quot;mm &quot;; [.$C79]; FIND(&quot;: &quot;; [.$C79])) + 2) + 2) + 2)))) + 2;&#10;          FIND(&quot; &quot;; STRING_REVERSE(LEFT([.$C79]; FIND(&quot;mm &quot;; [.$C79]; FIND(&quot;mm &quot;; [.$C79]; FIND(&quot;mm &quot;; [.$C79]; FIND(&quot;mm &quot;; [.$C79]; FIND(&quot;: &quot;; [.$C79])) + 2) + 2) + 2)))) - 2&#10;     )&#10;)" office:value-type="string" office:string-value="" calcext:value-type="error">
            <text:p>#VALUE!</text:p>
          </table:table-cell>
          <table:table-cell table:style-name="ce17" table:formula="of:=NOT(OR([.$F79:.$Q79]))" office:value-type="boolean" office:boolean-value="true" calcext:value-type="boolean">
            <text:p>TRUE</text:p>
          </table:table-cell>
          <table:table-cell table:formula="of:=RIGHT([.$C79]; LEN([.$C79]) - FIND(&quot; - x&quot;; [.$C79]) - 3)" office:value-type="string" office:string-value="" calcext:value-type="error">
            <text:p>#VALUE!</text:p>
          </table:table-cell>
          <table:table-cell table:number-columns-repeated="998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ECHO: "Rear axle: Round Aluminium bar Φ27mm x 671mm - x1"</text:p>
          </table:table-cell>
          <table:table-cell table:formula="of:=MID([.$B80]; 8; LEN([.$B80]) - 8)" office:value-type="string" office:string-value="Rear axle: Round Aluminium bar Φ27mm x 671mm - x1" calcext:value-type="string">
            <text:p>Rear axle: Round Aluminium bar Φ27mm x 671mm - x1</text:p>
          </table:table-cell>
          <table:table-cell table:formula="of:=IF(LEFT([.$C80]; 5) = &quot;Tool:&quot;; RIGHT([.$C80]; LEN([.$C80]) - 6); LEFT([.$C80]; FIND(&quot;:&quot;; [.$C80]) - 1))" office:value-type="string" office:string-value="Rear axle" calcext:value-type="string">
            <text:p>Rear axle</text:p>
          </table:table-cell>
          <table:table-cell table:style-name="ce7" table:formula="of:=NOT(RIGHT(TRIM([.$C80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80]))" office:value-type="boolean" office:boolean-value="false" calcext:value-type="boolean">
            <text:p>FALSE</text:p>
          </table:table-cell>
          <table:table-cell table:style-name="ce7" table:formula="of:=ISNUMBER(FIND(&quot;: Bolt&quot;; [.$C80]))" office:value-type="boolean" office:boolean-value="false" calcext:value-type="boolean">
            <text:p>FALSE</text:p>
          </table:table-cell>
          <table:table-cell table:style-name="ce7" table:formula="of:=ISNUMBER(FIND(&quot;: Nut&quot;; [.$C80]))" office:value-type="boolean" office:boolean-value="false" calcext:value-type="boolean">
            <text:p>FALSE</text:p>
          </table:table-cell>
          <table:table-cell table:style-name="ce7" table:formula="of:=ISNUMBER(SEARCH(&quot;: Wheel&quot;; [.$C80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80]))" office:value-type="boolean" office:boolean-value="true" calcext:value-type="boolean">
            <text:p>TRUE</text:p>
          </table:table-cell>
          <table:table-cell table:style-name="ce7" table:formula="of:=ISNUMBER(SEARCH(&quot;SQUARE ALUMINIUM HOLLOW BEAM&quot;; [.$C80]))" office:value-type="boolean" office:boolean-value="false" calcext:value-type="boolean">
            <text:p>FALSE</text:p>
          </table:table-cell>
          <table:table-cell table:style-name="ce7" table:formula="of:=ISNUMBER(SEARCH(&quot;ALUMINIUM SHEET&quot;; [.$C80]))" office:value-type="boolean" office:boolean-value="false" calcext:value-type="boolean">
            <text:p>FALSE</text:p>
          </table:table-cell>
          <table:table-cell table:style-name="ce7" table:formula="of:=ISNUMBER(FIND(&quot;: Tube clamp&quot;; [.$C80]))" office:value-type="boolean" office:boolean-value="false" calcext:value-type="boolean">
            <text:p>FALSE</text:p>
          </table:table-cell>
          <table:table-cell table:style-name="ce7" table:formula="of:=AND(ISNUMBER(FIND(&quot;: Tube clamp&quot;; [.$C80])); ISNUMBER(SEARCH(&quot;104:&quot;; [.$C80])))" office:value-type="boolean" office:boolean-value="false" calcext:value-type="boolean">
            <text:p>FALSE</text:p>
          </table:table-cell>
          <table:table-cell table:style-name="ce7" table:formula="of:=AND(ISNUMBER(FIND(&quot;: Tube clamp&quot;; [.$C80])); ISNUMBER(SEARCH(&quot;116:&quot;; [.$C80])))" office:value-type="boolean" office:boolean-value="false" calcext:value-type="boolean">
            <text:p>FALSE</text:p>
          </table:table-cell>
          <table:table-cell table:style-name="ce7" table:formula="of:=AND(ISNUMBER(FIND(&quot;: Tube clamp&quot;; [.$C80])); ISNUMBER(SEARCH(&quot;132:&quot;; [.$C80])))" office:value-type="boolean" office:boolean-value="false" calcext:value-type="boolean">
            <text:p>FALSE</text:p>
          </table:table-cell>
          <table:table-cell table:style-name="ce7" table:formula="of:=AND(ISNUMBER(FIND(&quot;: Tube clamp&quot;; [.$C80])); ISNUMBER(SEARCH(&quot;176:&quot;; [.$C80])))" office:value-type="boolean" office:boolean-value="false" calcext:value-type="boolean">
            <text:p>FALSE</text:p>
          </table:table-cell>
          <table:table-cell table:style-name="ce7" table:formula="of:=ISNUMBER(FIND(&quot;Tool:&quot;; [.$C80]))" office:value-type="boolean" office:boolean-value="false" calcext:value-type="boolean">
            <text:p>FALSE</text:p>
          </table:table-cell>
          <table:table-cell table:style-name="ce12" table:formula="of:=IF(ISNUMBER(FIND(&quot;Φ&quot;; [.$C80])); MID([.$C80]; FIND(&quot;Φ&quot;; [.$C80]) + 1; FIND(&quot;mm&quot;; [.$C80]; FIND(&quot;Φ&quot;; [.$C80])) - FIND(&quot;Φ&quot;; [.$C80]) - 1); IF(ISNUMBER(FIND(&quot;: Bolt M&quot;; [.$C80])); MID([.$C80]; FIND(&quot;: Bolt M&quot;; [.$C80]) + 8; FIND(&quot; &quot;; [.$C80]; FIND(&quot;: Bolt M&quot;; [.$C80]) + 8) - FIND(&quot;: Bolt M&quot;; [.$C80]) - 8); &quot;&quot;))" office:value-type="string" office:string-value="27" calcext:value-type="string">
            <text:p>27</text:p>
          </table:table-cell>
          <table:table-cell table:style-name="ce12" table:formula="of:=IF(ISNUMBER(FIND(&quot;: Washer&quot;; [.$C80])); [.$U80]; IF(ISNUMBER(FIND(&quot;Φ&quot;; [.$C80])); MID([.$C80]; FIND(&quot;Φ&quot;; [.$C80]) + 1; FIND(&quot;mm&quot;; [.$C80]; FIND(&quot;Φ&quot;; [.$C80])) - FIND(&quot;Φ&quot;; [.$C80]) - 1); IF(ISNUMBER(FIND(&quot;: Bolt M&quot;; [.$C80])); MID([.$C80]; FIND(&quot;: Bolt M&quot;; [.$C80]) + 8; FIND(&quot; &quot;; [.$C80]; FIND(&quot;: Bolt M&quot;; [.$C80]) + 8) - FIND(&quot;: Bolt M&quot;; [.$C80]) - 8); &quot;&quot;)))" office:value-type="string" office:string-value="27" calcext:value-type="string">
            <text:p>27</text:p>
          </table:table-cell>
          <table:table-cell table:formula="of:=IF(ISNUMBER(FIND(&quot;Φ&quot;; [.$C80]));&#10;      MID([.$C80];&#10;          FIND(&quot;mm &quot;; [.$C80]; FIND(&quot;Φ&quot;; [.$C80])) + 5;&#10;          FIND(&quot;mm &quot;; [.$C80]; FIND(&quot;mm &quot;; [.$C80]; FIND(&quot;Φ&quot;; [.$C80])) + 4) - FIND(&quot;mm &quot;; [.$C80]; FIND(&quot;Φ&quot;; [.$C80])) - 5&#10;     );&#10;      MID([.$C80];&#10;          FIND(&quot;mm &quot;; [.$C80]; FIND(&quot;: &quot;; [.$C80])) - FIND(&quot; &quot;; STRING_REVERSE(LEFT([.$C80]; FIND(&quot;mm &quot;; [.$C80]; FIND(&quot;: &quot;; [.$C80]))))) + 2;&#10;          FIND(&quot; &quot;; STRING_REVERSE(LEFT([.$C80]; FIND(&quot;mm &quot;; [.$C80]; FIND(&quot;: &quot;; [.$C80]))))) - 2&#10;     )&#10;)" office:value-type="string" office:string-value="671" calcext:value-type="string">
            <text:p>671</text:p>
          </table:table-cell>
          <table:table-cell table:formula="of:=IF(ISNUMBER(FIND(&quot;Φ&quot;; [.$C80]));&#10;      MID([.$C81];           FIND(&quot;mm &quot;; [.$C81]; FIND(&quot;mm &quot;; [.$C81]; FIND(&quot;mm &quot;; [.$C81]; FIND(&quot;: &quot;; [.$C81])) + 2) + 2) - FIND(&quot; &quot;; STRING_REVERSE(LEFT([.$C81]; FIND(&quot;mm &quot;; [.$C81]; FIND(&quot;mm &quot;; [.$C81]; FIND(&quot;mm &quot;; [.$C81]; FIND(&quot;: &quot;; [.$C81])) + 2) + 2)))) + 2;           FIND(&quot; &quot;; STRING_REVERSE(LEFT([.$C81]; FIND(&quot;mm &quot;; [.$C81]; FIND(&quot;mm &quot;; [.$C81]; FIND(&quot;mm &quot;; [.$C81]; FIND(&quot;: &quot;; [.$C81])) + 2) + 2)))) - 2      );&#10;      MID([.$C80];&#10;          FIND(&quot;mm &quot;; [.$C80]; FIND(&quot;mm &quot;; [.$C80]; FIND(&quot;: &quot;; [.$C80])) + 2) - FIND(&quot; &quot;; STRING_REVERSE(LEFT([.$C80]; FIND(&quot;mm &quot;; [.$C80]; FIND(&quot;mm &quot;; [.$C80]; FIND(&quot;: &quot;; [.$C80])) + 2)))) + 2;&#10;          FIND(&quot; &quot;; STRING_REVERSE(LEFT([.$C80]; FIND(&quot;mm &quot;; [.$C80]; FIND(&quot;mm &quot;; [.$C80]; FIND(&quot;: &quot;; [.$C80])) + 2)))) - 2&#10;     )&#10;)" office:value-type="string" office:string-value="" calcext:value-type="error">
            <text:p>#VALUE!</text:p>
          </table:table-cell>
          <table:table-cell table:formula="of:=IF(ISNUMBER(FIND(&quot;Φ&quot;; [.$C80]));&#10;      &quot;&quot;;&#10;      MID([.$C80];&#10;          FIND(&quot;mm &quot;; [.$C80]; FIND(&quot;mm &quot;; [.$C80]; FIND(&quot;mm &quot;; [.$C80]; FIND(&quot;: &quot;; [.$C80])) + 2) + 2) - FIND(&quot; &quot;; STRING_REVERSE(LEFT([.$C80]; FIND(&quot;mm &quot;; [.$C80]; FIND(&quot;mm &quot;; [.$C80]; FIND(&quot;mm &quot;; [.$C80]; FIND(&quot;: &quot;; [.$C80])) + 2) + 2)))) + 2;&#10;          FIND(&quot; &quot;; STRING_REVERSE(LEFT([.$C80]; FIND(&quot;mm &quot;; [.$C80]; FIND(&quot;mm &quot;; [.$C80]; FIND(&quot;mm &quot;; [.$C80]; FIND(&quot;: &quot;; [.$C80])) + 2) + 2)))) - 2&#10;     )&#10;)">
            <text:p/>
          </table:table-cell>
          <table:table-cell table:formula="of:=IF(ISNUMBER(FIND(&quot;Φ&quot;; [.$C80]));&#10;      IF(ISNUMBER(FIND(&quot;: Washer&quot;; [.$C80])); [.$V80]; &quot;&quot;);&#10;      MID([.$C80];&#10;          FIND(&quot;mm &quot;; [.$C80]; FIND(&quot;mm &quot;; [.$C80]; FIND(&quot;mm &quot;; [.$C80]; FIND(&quot;mm &quot;; [.$C80]; FIND(&quot;: &quot;; [.$C80])) + 2) + 2) + 2) - FIND(&quot; &quot;; STRING_REVERSE(LEFT([.$C80]; FIND(&quot;mm &quot;; [.$C80]; FIND(&quot;mm &quot;; [.$C80]; FIND(&quot;mm &quot;; [.$C80]; FIND(&quot;mm &quot;; [.$C80]; FIND(&quot;: &quot;; [.$C80])) + 2) + 2) + 2)))) + 2;&#10;          FIND(&quot; &quot;; STRING_REVERSE(LEFT([.$C80]; FIND(&quot;mm &quot;; [.$C80]; FIND(&quot;mm &quot;; [.$C80]; FIND(&quot;mm &quot;; [.$C80]; FIND(&quot;mm &quot;; [.$C80]; FIND(&quot;: &quot;; [.$C80])) + 2) + 2) + 2)))) - 2&#10;     )&#10;)">
            <text:p/>
          </table:table-cell>
          <table:table-cell table:style-name="ce17" table:formula="of:=NOT(OR([.$F80:.$Q80]))" office:value-type="boolean" office:boolean-value="false" calcext:value-type="boolean">
            <text:p>FALSE</text:p>
          </table:table-cell>
          <table:table-cell table:formula="of:=RIGHT([.$C80]; LEN([.$C80]) - FIND(&quot; - x&quot;; [.$C80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ECHO: "Base plate 132: Tube clamp - x1"</text:p>
          </table:table-cell>
          <table:table-cell table:formula="of:=MID([.$B81]; 8; LEN([.$B81]) - 8)" office:value-type="string" office:string-value="Base plate 132: Tube clamp - x1" calcext:value-type="string">
            <text:p>Base plate 132: Tube clamp - x1</text:p>
          </table:table-cell>
          <table:table-cell table:formula="of:=IF(LEFT([.$C81]; 5) = &quot;Tool:&quot;; RIGHT([.$C81]; LEN([.$C81]) - 6); LEFT([.$C81]; FIND(&quot;:&quot;; [.$C81]) - 1))" office:value-type="string" office:string-value="Base plate 132" calcext:value-type="string">
            <text:p>Base plate 132</text:p>
          </table:table-cell>
          <table:table-cell table:style-name="ce7" table:formula="of:=NOT(RIGHT(TRIM([.$C81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81]))" office:value-type="boolean" office:boolean-value="false" calcext:value-type="boolean">
            <text:p>FALSE</text:p>
          </table:table-cell>
          <table:table-cell table:style-name="ce7" table:formula="of:=ISNUMBER(FIND(&quot;: Bolt&quot;; [.$C81]))" office:value-type="boolean" office:boolean-value="false" calcext:value-type="boolean">
            <text:p>FALSE</text:p>
          </table:table-cell>
          <table:table-cell table:style-name="ce7" table:formula="of:=ISNUMBER(FIND(&quot;: Nut&quot;; [.$C81]))" office:value-type="boolean" office:boolean-value="false" calcext:value-type="boolean">
            <text:p>FALSE</text:p>
          </table:table-cell>
          <table:table-cell table:style-name="ce7" table:formula="of:=ISNUMBER(SEARCH(&quot;: Wheel&quot;; [.$C81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81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81]))" office:value-type="boolean" office:boolean-value="false" calcext:value-type="boolean">
            <text:p>FALSE</text:p>
          </table:table-cell>
          <table:table-cell table:style-name="ce7" table:formula="of:=ISNUMBER(SEARCH(&quot;ALUMINIUM SHEET&quot;; [.$C81]))" office:value-type="boolean" office:boolean-value="false" calcext:value-type="boolean">
            <text:p>FALSE</text:p>
          </table:table-cell>
          <table:table-cell table:style-name="ce7" table:formula="of:=ISNUMBER(FIND(&quot;: Tube clamp&quot;; [.$C81]))" office:value-type="boolean" office:boolean-value="true" calcext:value-type="boolean">
            <text:p>TRUE</text:p>
          </table:table-cell>
          <table:table-cell table:style-name="ce7" table:formula="of:=AND(ISNUMBER(FIND(&quot;: Tube clamp&quot;; [.$C81])); ISNUMBER(SEARCH(&quot;104:&quot;; [.$C81])))" office:value-type="boolean" office:boolean-value="false" calcext:value-type="boolean">
            <text:p>FALSE</text:p>
          </table:table-cell>
          <table:table-cell table:style-name="ce7" table:formula="of:=AND(ISNUMBER(FIND(&quot;: Tube clamp&quot;; [.$C81])); ISNUMBER(SEARCH(&quot;116:&quot;; [.$C81])))" office:value-type="boolean" office:boolean-value="false" calcext:value-type="boolean">
            <text:p>FALSE</text:p>
          </table:table-cell>
          <table:table-cell table:style-name="ce7" table:formula="of:=AND(ISNUMBER(FIND(&quot;: Tube clamp&quot;; [.$C81])); ISNUMBER(SEARCH(&quot;132:&quot;; [.$C81])))" office:value-type="boolean" office:boolean-value="true" calcext:value-type="boolean">
            <text:p>TRUE</text:p>
          </table:table-cell>
          <table:table-cell table:style-name="ce7" table:formula="of:=AND(ISNUMBER(FIND(&quot;: Tube clamp&quot;; [.$C81])); ISNUMBER(SEARCH(&quot;176:&quot;; [.$C81])))" office:value-type="boolean" office:boolean-value="false" calcext:value-type="boolean">
            <text:p>FALSE</text:p>
          </table:table-cell>
          <table:table-cell table:style-name="ce7" table:formula="of:=ISNUMBER(FIND(&quot;Tool:&quot;; [.$C81]))" office:value-type="boolean" office:boolean-value="false" calcext:value-type="boolean">
            <text:p>FALSE</text:p>
          </table:table-cell>
          <table:table-cell table:style-name="ce12" table:formula="of:=IF(ISNUMBER(FIND(&quot;Φ&quot;; [.$C81])); MID([.$C81]; FIND(&quot;Φ&quot;; [.$C81]) + 1; FIND(&quot;mm&quot;; [.$C81]; FIND(&quot;Φ&quot;; [.$C81])) - FIND(&quot;Φ&quot;; [.$C81]) - 1); IF(ISNUMBER(FIND(&quot;: Bolt M&quot;; [.$C81])); MID([.$C81]; FIND(&quot;: Bolt M&quot;; [.$C81]) + 8; FIND(&quot; &quot;; [.$C81]; FIND(&quot;: Bolt M&quot;; [.$C81]) + 8) - FIND(&quot;: Bolt M&quot;; [.$C81]) - 8); &quot;&quot;))">
            <text:p/>
          </table:table-cell>
          <table:table-cell table:style-name="ce12" table:formula="of:=IF(ISNUMBER(FIND(&quot;: Washer&quot;; [.$C81])); [.$U81]; IF(ISNUMBER(FIND(&quot;Φ&quot;; [.$C81])); MID([.$C81]; FIND(&quot;Φ&quot;; [.$C81]) + 1; FIND(&quot;mm&quot;; [.$C81]; FIND(&quot;Φ&quot;; [.$C81])) - FIND(&quot;Φ&quot;; [.$C81]) - 1); IF(ISNUMBER(FIND(&quot;: Bolt M&quot;; [.$C81])); MID([.$C81]; FIND(&quot;: Bolt M&quot;; [.$C81]) + 8; FIND(&quot; &quot;; [.$C81]; FIND(&quot;: Bolt M&quot;; [.$C81]) + 8) - FIND(&quot;: Bolt M&quot;; [.$C81]) - 8); &quot;&quot;)))">
            <text:p/>
          </table:table-cell>
          <table:table-cell table:formula="of:=IF(ISNUMBER(FIND(&quot;Φ&quot;; [.$C81]));&#10;      MID([.$C81];&#10;          FIND(&quot;mm &quot;; [.$C81]; FIND(&quot;Φ&quot;; [.$C81])) + 5;&#10;          FIND(&quot;mm &quot;; [.$C81]; FIND(&quot;mm &quot;; [.$C81]; FIND(&quot;Φ&quot;; [.$C81])) + 4) - FIND(&quot;mm &quot;; [.$C81]; FIND(&quot;Φ&quot;; [.$C81])) - 5&#10;     );&#10;      MID([.$C81];&#10;          FIND(&quot;mm &quot;; [.$C81]; FIND(&quot;: &quot;; [.$C81])) - FIND(&quot; &quot;; STRING_REVERSE(LEFT([.$C81]; FIND(&quot;mm &quot;; [.$C81]; FIND(&quot;: &quot;; [.$C81]))))) + 2;&#10;          FIND(&quot; &quot;; STRING_REVERSE(LEFT([.$C81]; FIND(&quot;mm &quot;; [.$C81]; FIND(&quot;: &quot;; [.$C81]))))) - 2&#10;     )&#10;)" office:value-type="string" office:string-value="" calcext:value-type="error">
            <text:p>#VALUE!</text:p>
          </table:table-cell>
          <table:table-cell table:formula="of:=IF(ISNUMBER(FIND(&quot;Φ&quot;; [.$C81]));&#10;      MID([.$C82];           FIND(&quot;mm &quot;; [.$C82]; FIND(&quot;mm &quot;; [.$C82]; FIND(&quot;mm &quot;; [.$C82]; FIND(&quot;: &quot;; [.$C82])) + 2) + 2) - FIND(&quot; &quot;; STRING_REVERSE(LEFT([.$C82]; FIND(&quot;mm &quot;; [.$C82]; FIND(&quot;mm &quot;; [.$C82]; FIND(&quot;mm &quot;; [.$C82]; FIND(&quot;: &quot;; [.$C82])) + 2) + 2)))) + 2;           FIND(&quot; &quot;; STRING_REVERSE(LEFT([.$C82]; FIND(&quot;mm &quot;; [.$C82]; FIND(&quot;mm &quot;; [.$C82]; FIND(&quot;mm &quot;; [.$C82]; FIND(&quot;: &quot;; [.$C82])) + 2) + 2)))) - 2      );&#10;      MID([.$C81];&#10;          FIND(&quot;mm &quot;; [.$C81]; FIND(&quot;mm &quot;; [.$C81]; FIND(&quot;: &quot;; [.$C81])) + 2) - FIND(&quot; &quot;; STRING_REVERSE(LEFT([.$C81]; FIND(&quot;mm &quot;; [.$C81]; FIND(&quot;mm &quot;; [.$C81]; FIND(&quot;: &quot;; [.$C81])) + 2)))) + 2;&#10;          FIND(&quot; &quot;; STRING_REVERSE(LEFT([.$C81]; FIND(&quot;mm &quot;; [.$C81]; FIND(&quot;mm &quot;; [.$C81]; FIND(&quot;: &quot;; [.$C81])) + 2)))) - 2&#10;     )&#10;)" office:value-type="string" office:string-value="" calcext:value-type="error">
            <text:p>#VALUE!</text:p>
          </table:table-cell>
          <table:table-cell table:formula="of:=IF(ISNUMBER(FIND(&quot;Φ&quot;; [.$C81]));&#10;      &quot;&quot;;&#10;      MID([.$C81];&#10;          FIND(&quot;mm &quot;; [.$C81]; FIND(&quot;mm &quot;; [.$C81]; FIND(&quot;mm &quot;; [.$C81]; FIND(&quot;: &quot;; [.$C81])) + 2) + 2) - FIND(&quot; &quot;; STRING_REVERSE(LEFT([.$C81]; FIND(&quot;mm &quot;; [.$C81]; FIND(&quot;mm &quot;; [.$C81]; FIND(&quot;mm &quot;; [.$C81]; FIND(&quot;: &quot;; [.$C81])) + 2) + 2)))) + 2;&#10;          FIND(&quot; &quot;; STRING_REVERSE(LEFT([.$C81]; FIND(&quot;mm &quot;; [.$C81]; FIND(&quot;mm &quot;; [.$C81]; FIND(&quot;mm &quot;; [.$C81]; FIND(&quot;: &quot;; [.$C81])) + 2) + 2)))) - 2&#10;     )&#10;)" office:value-type="string" office:string-value="" calcext:value-type="error">
            <text:p>#VALUE!</text:p>
          </table:table-cell>
          <table:table-cell table:formula="of:=IF(ISNUMBER(FIND(&quot;Φ&quot;; [.$C81]));&#10;      IF(ISNUMBER(FIND(&quot;: Washer&quot;; [.$C81])); [.$V81]; &quot;&quot;);&#10;      MID([.$C81];&#10;          FIND(&quot;mm &quot;; [.$C81]; FIND(&quot;mm &quot;; [.$C81]; FIND(&quot;mm &quot;; [.$C81]; FIND(&quot;mm &quot;; [.$C81]; FIND(&quot;: &quot;; [.$C81])) + 2) + 2) + 2) - FIND(&quot; &quot;; STRING_REVERSE(LEFT([.$C81]; FIND(&quot;mm &quot;; [.$C81]; FIND(&quot;mm &quot;; [.$C81]; FIND(&quot;mm &quot;; [.$C81]; FIND(&quot;mm &quot;; [.$C81]; FIND(&quot;: &quot;; [.$C81])) + 2) + 2) + 2)))) + 2;&#10;          FIND(&quot; &quot;; STRING_REVERSE(LEFT([.$C81]; FIND(&quot;mm &quot;; [.$C81]; FIND(&quot;mm &quot;; [.$C81]; FIND(&quot;mm &quot;; [.$C81]; FIND(&quot;mm &quot;; [.$C81]; FIND(&quot;: &quot;; [.$C81])) + 2) + 2) + 2)))) - 2&#10;     )&#10;)" office:value-type="string" office:string-value="" calcext:value-type="error">
            <text:p>#VALUE!</text:p>
          </table:table-cell>
          <table:table-cell table:style-name="ce17" table:formula="of:=NOT(OR([.$F81:.$Q81]))" office:value-type="boolean" office:boolean-value="false" calcext:value-type="boolean">
            <text:p>FALSE</text:p>
          </table:table-cell>
          <table:table-cell table:formula="of:=RIGHT([.$C81]; LEN([.$C81]) - FIND(&quot; - x&quot;; [.$C81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ECHO: "Metric bolt assembly:"</text:p>
          </table:table-cell>
          <table:table-cell table:formula="of:=MID([.$B82]; 8; LEN([.$B82]) - 8)" office:value-type="string" office:string-value="Metric bolt assembly:" calcext:value-type="string">
            <text:p>Metric bolt assembly:</text:p>
          </table:table-cell>
          <table:table-cell table:formula="of:=IF(LEFT([.$C82]; 5) = &quot;Tool:&quot;; RIGHT([.$C82]; LEN([.$C82]) - 6); LEFT([.$C82]; FIND(&quot;:&quot;; [.$C82]) - 1))" office:value-type="string" office:string-value="Metric bolt assembly" calcext:value-type="string">
            <text:p>Metric bolt assembly</text:p>
          </table:table-cell>
          <table:table-cell table:style-name="ce7" table:formula="of:=NOT(RIGHT(TRIM([.$C82]); 1) = &quot;:&quot;)" office:value-type="boolean" office:boolean-value="false" calcext:value-type="boolean">
            <text:p>FALSE</text:p>
          </table:table-cell>
          <table:table-cell table:style-name="ce7" table:formula="of:=ISNUMBER(FIND(&quot;: Washer&quot;; [.$C82]))" office:value-type="boolean" office:boolean-value="false" calcext:value-type="boolean">
            <text:p>FALSE</text:p>
          </table:table-cell>
          <table:table-cell table:style-name="ce7" table:formula="of:=ISNUMBER(FIND(&quot;: Bolt&quot;; [.$C82]))" office:value-type="boolean" office:boolean-value="false" calcext:value-type="boolean">
            <text:p>FALSE</text:p>
          </table:table-cell>
          <table:table-cell table:style-name="ce7" table:formula="of:=ISNUMBER(FIND(&quot;: Nut&quot;; [.$C82]))" office:value-type="boolean" office:boolean-value="false" calcext:value-type="boolean">
            <text:p>FALSE</text:p>
          </table:table-cell>
          <table:table-cell table:style-name="ce7" table:formula="of:=ISNUMBER(SEARCH(&quot;: Wheel&quot;; [.$C82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82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82]))" office:value-type="boolean" office:boolean-value="false" calcext:value-type="boolean">
            <text:p>FALSE</text:p>
          </table:table-cell>
          <table:table-cell table:style-name="ce7" table:formula="of:=ISNUMBER(SEARCH(&quot;ALUMINIUM SHEET&quot;; [.$C82]))" office:value-type="boolean" office:boolean-value="false" calcext:value-type="boolean">
            <text:p>FALSE</text:p>
          </table:table-cell>
          <table:table-cell table:style-name="ce7" table:formula="of:=ISNUMBER(FIND(&quot;: Tube clamp&quot;; [.$C82]))" office:value-type="boolean" office:boolean-value="false" calcext:value-type="boolean">
            <text:p>FALSE</text:p>
          </table:table-cell>
          <table:table-cell table:style-name="ce7" table:formula="of:=AND(ISNUMBER(FIND(&quot;: Tube clamp&quot;; [.$C82])); ISNUMBER(SEARCH(&quot;104:&quot;; [.$C82])))" office:value-type="boolean" office:boolean-value="false" calcext:value-type="boolean">
            <text:p>FALSE</text:p>
          </table:table-cell>
          <table:table-cell table:style-name="ce7" table:formula="of:=AND(ISNUMBER(FIND(&quot;: Tube clamp&quot;; [.$C82])); ISNUMBER(SEARCH(&quot;116:&quot;; [.$C82])))" office:value-type="boolean" office:boolean-value="false" calcext:value-type="boolean">
            <text:p>FALSE</text:p>
          </table:table-cell>
          <table:table-cell table:style-name="ce7" table:formula="of:=AND(ISNUMBER(FIND(&quot;: Tube clamp&quot;; [.$C82])); ISNUMBER(SEARCH(&quot;132:&quot;; [.$C82])))" office:value-type="boolean" office:boolean-value="false" calcext:value-type="boolean">
            <text:p>FALSE</text:p>
          </table:table-cell>
          <table:table-cell table:style-name="ce7" table:formula="of:=AND(ISNUMBER(FIND(&quot;: Tube clamp&quot;; [.$C82])); ISNUMBER(SEARCH(&quot;176:&quot;; [.$C82])))" office:value-type="boolean" office:boolean-value="false" calcext:value-type="boolean">
            <text:p>FALSE</text:p>
          </table:table-cell>
          <table:table-cell table:style-name="ce7" table:formula="of:=ISNUMBER(FIND(&quot;Tool:&quot;; [.$C82]))" office:value-type="boolean" office:boolean-value="false" calcext:value-type="boolean">
            <text:p>FALSE</text:p>
          </table:table-cell>
          <table:table-cell table:style-name="ce12" table:formula="of:=IF(ISNUMBER(FIND(&quot;Φ&quot;; [.$C82])); MID([.$C82]; FIND(&quot;Φ&quot;; [.$C82]) + 1; FIND(&quot;mm&quot;; [.$C82]; FIND(&quot;Φ&quot;; [.$C82])) - FIND(&quot;Φ&quot;; [.$C82]) - 1); IF(ISNUMBER(FIND(&quot;: Bolt M&quot;; [.$C82])); MID([.$C82]; FIND(&quot;: Bolt M&quot;; [.$C82]) + 8; FIND(&quot; &quot;; [.$C82]; FIND(&quot;: Bolt M&quot;; [.$C82]) + 8) - FIND(&quot;: Bolt M&quot;; [.$C82]) - 8); &quot;&quot;))">
            <text:p/>
          </table:table-cell>
          <table:table-cell table:style-name="ce12" table:formula="of:=IF(ISNUMBER(FIND(&quot;: Washer&quot;; [.$C82])); [.$U82]; IF(ISNUMBER(FIND(&quot;Φ&quot;; [.$C82])); MID([.$C82]; FIND(&quot;Φ&quot;; [.$C82]) + 1; FIND(&quot;mm&quot;; [.$C82]; FIND(&quot;Φ&quot;; [.$C82])) - FIND(&quot;Φ&quot;; [.$C82]) - 1); IF(ISNUMBER(FIND(&quot;: Bolt M&quot;; [.$C82])); MID([.$C82]; FIND(&quot;: Bolt M&quot;; [.$C82]) + 8; FIND(&quot; &quot;; [.$C82]; FIND(&quot;: Bolt M&quot;; [.$C82]) + 8) - FIND(&quot;: Bolt M&quot;; [.$C82]) - 8); &quot;&quot;)))">
            <text:p/>
          </table:table-cell>
          <table:table-cell table:formula="of:=IF(ISNUMBER(FIND(&quot;Φ&quot;; [.$C82]));&#10;      MID([.$C82];&#10;          FIND(&quot;mm &quot;; [.$C82]; FIND(&quot;Φ&quot;; [.$C82])) + 5;&#10;          FIND(&quot;mm &quot;; [.$C82]; FIND(&quot;mm &quot;; [.$C82]; FIND(&quot;Φ&quot;; [.$C82])) + 4) - FIND(&quot;mm &quot;; [.$C82]; FIND(&quot;Φ&quot;; [.$C82])) - 5&#10;     );&#10;      MID([.$C82];&#10;          FIND(&quot;mm &quot;; [.$C82]; FIND(&quot;: &quot;; [.$C82])) - FIND(&quot; &quot;; STRING_REVERSE(LEFT([.$C82]; FIND(&quot;mm &quot;; [.$C82]; FIND(&quot;: &quot;; [.$C82]))))) + 2;&#10;          FIND(&quot; &quot;; STRING_REVERSE(LEFT([.$C82]; FIND(&quot;mm &quot;; [.$C82]; FIND(&quot;: &quot;; [.$C82]))))) - 2&#10;     )&#10;)" office:value-type="string" office:string-value="" calcext:value-type="error">
            <text:p>#VALUE!</text:p>
          </table:table-cell>
          <table:table-cell table:formula="of:=IF(ISNUMBER(FIND(&quot;Φ&quot;; [.$C82]));&#10;      MID([.$C83];           FIND(&quot;mm &quot;; [.$C83]; FIND(&quot;mm &quot;; [.$C83]; FIND(&quot;mm &quot;; [.$C83]; FIND(&quot;: &quot;; [.$C83])) + 2) + 2) - FIND(&quot; &quot;; STRING_REVERSE(LEFT([.$C83]; FIND(&quot;mm &quot;; [.$C83]; FIND(&quot;mm &quot;; [.$C83]; FIND(&quot;mm &quot;; [.$C83]; FIND(&quot;: &quot;; [.$C83])) + 2) + 2)))) + 2;           FIND(&quot; &quot;; STRING_REVERSE(LEFT([.$C83]; FIND(&quot;mm &quot;; [.$C83]; FIND(&quot;mm &quot;; [.$C83]; FIND(&quot;mm &quot;; [.$C83]; FIND(&quot;: &quot;; [.$C83])) + 2) + 2)))) - 2      );&#10;      MID([.$C82];&#10;          FIND(&quot;mm &quot;; [.$C82]; FIND(&quot;mm &quot;; [.$C82]; FIND(&quot;: &quot;; [.$C82])) + 2) - FIND(&quot; &quot;; STRING_REVERSE(LEFT([.$C82]; FIND(&quot;mm &quot;; [.$C82]; FIND(&quot;mm &quot;; [.$C82]; FIND(&quot;: &quot;; [.$C82])) + 2)))) + 2;&#10;          FIND(&quot; &quot;; STRING_REVERSE(LEFT([.$C82]; FIND(&quot;mm &quot;; [.$C82]; FIND(&quot;mm &quot;; [.$C82]; FIND(&quot;: &quot;; [.$C82])) + 2)))) - 2&#10;     )&#10;)" office:value-type="string" office:string-value="" calcext:value-type="error">
            <text:p>#VALUE!</text:p>
          </table:table-cell>
          <table:table-cell table:formula="of:=IF(ISNUMBER(FIND(&quot;Φ&quot;; [.$C82]));&#10;      &quot;&quot;;&#10;      MID([.$C82];&#10;          FIND(&quot;mm &quot;; [.$C82]; FIND(&quot;mm &quot;; [.$C82]; FIND(&quot;mm &quot;; [.$C82]; FIND(&quot;: &quot;; [.$C82])) + 2) + 2) - FIND(&quot; &quot;; STRING_REVERSE(LEFT([.$C82]; FIND(&quot;mm &quot;; [.$C82]; FIND(&quot;mm &quot;; [.$C82]; FIND(&quot;mm &quot;; [.$C82]; FIND(&quot;: &quot;; [.$C82])) + 2) + 2)))) + 2;&#10;          FIND(&quot; &quot;; STRING_REVERSE(LEFT([.$C82]; FIND(&quot;mm &quot;; [.$C82]; FIND(&quot;mm &quot;; [.$C82]; FIND(&quot;mm &quot;; [.$C82]; FIND(&quot;: &quot;; [.$C82])) + 2) + 2)))) - 2&#10;     )&#10;)" office:value-type="string" office:string-value="" calcext:value-type="error">
            <text:p>#VALUE!</text:p>
          </table:table-cell>
          <table:table-cell table:formula="of:=IF(ISNUMBER(FIND(&quot;Φ&quot;; [.$C82]));&#10;      IF(ISNUMBER(FIND(&quot;: Washer&quot;; [.$C82])); [.$V82]; &quot;&quot;);&#10;      MID([.$C82];&#10;          FIND(&quot;mm &quot;; [.$C82]; FIND(&quot;mm &quot;; [.$C82]; FIND(&quot;mm &quot;; [.$C82]; FIND(&quot;mm &quot;; [.$C82]; FIND(&quot;: &quot;; [.$C82])) + 2) + 2) + 2) - FIND(&quot; &quot;; STRING_REVERSE(LEFT([.$C82]; FIND(&quot;mm &quot;; [.$C82]; FIND(&quot;mm &quot;; [.$C82]; FIND(&quot;mm &quot;; [.$C82]; FIND(&quot;mm &quot;; [.$C82]; FIND(&quot;: &quot;; [.$C82])) + 2) + 2) + 2)))) + 2;&#10;          FIND(&quot; &quot;; STRING_REVERSE(LEFT([.$C82]; FIND(&quot;mm &quot;; [.$C82]; FIND(&quot;mm &quot;; [.$C82]; FIND(&quot;mm &quot;; [.$C82]; FIND(&quot;mm &quot;; [.$C82]; FIND(&quot;: &quot;; [.$C82])) + 2) + 2) + 2)))) - 2&#10;     )&#10;)" office:value-type="string" office:string-value="" calcext:value-type="error">
            <text:p>#VALUE!</text:p>
          </table:table-cell>
          <table:table-cell table:style-name="ce17" table:formula="of:=NOT(OR([.$F82:.$Q82]))" office:value-type="boolean" office:boolean-value="true" calcext:value-type="boolean">
            <text:p>TRUE</text:p>
          </table:table-cell>
          <table:table-cell table:formula="of:=RIGHT([.$C82]; LEN([.$C82]) - FIND(&quot; - x&quot;; [.$C82]) - 3)" office:value-type="string" office:string-value="" calcext:value-type="error">
            <text:p>#VALUE!</text:p>
          </table:table-cell>
          <table:table-cell table:number-columns-repeated="998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ECHO: "Bolt: Bolt M10 x 64mm - x1"</text:p>
          </table:table-cell>
          <table:table-cell table:formula="of:=MID([.$B83]; 8; LEN([.$B83]) - 8)" office:value-type="string" office:string-value="Bolt: Bolt M10 x 64mm - x1" calcext:value-type="string">
            <text:p>Bolt: Bolt M10 x 64mm - x1</text:p>
          </table:table-cell>
          <table:table-cell table:formula="of:=IF(LEFT([.$C83]; 5) = &quot;Tool:&quot;; RIGHT([.$C83]; LEN([.$C83]) - 6); LEFT([.$C83]; FIND(&quot;:&quot;; [.$C83]) - 1))" office:value-type="string" office:string-value="Bolt" calcext:value-type="string">
            <text:p>Bolt</text:p>
          </table:table-cell>
          <table:table-cell table:style-name="ce7" table:formula="of:=NOT(RIGHT(TRIM([.$C83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83]))" office:value-type="boolean" office:boolean-value="false" calcext:value-type="boolean">
            <text:p>FALSE</text:p>
          </table:table-cell>
          <table:table-cell table:style-name="ce7" table:formula="of:=ISNUMBER(FIND(&quot;: Bolt&quot;; [.$C83]))" office:value-type="boolean" office:boolean-value="true" calcext:value-type="boolean">
            <text:p>TRUE</text:p>
          </table:table-cell>
          <table:table-cell table:style-name="ce7" table:formula="of:=ISNUMBER(FIND(&quot;: Nut&quot;; [.$C83]))" office:value-type="boolean" office:boolean-value="false" calcext:value-type="boolean">
            <text:p>FALSE</text:p>
          </table:table-cell>
          <table:table-cell table:style-name="ce7" table:formula="of:=ISNUMBER(SEARCH(&quot;: Wheel&quot;; [.$C83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83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83]))" office:value-type="boolean" office:boolean-value="false" calcext:value-type="boolean">
            <text:p>FALSE</text:p>
          </table:table-cell>
          <table:table-cell table:style-name="ce7" table:formula="of:=ISNUMBER(SEARCH(&quot;ALUMINIUM SHEET&quot;; [.$C83]))" office:value-type="boolean" office:boolean-value="false" calcext:value-type="boolean">
            <text:p>FALSE</text:p>
          </table:table-cell>
          <table:table-cell table:style-name="ce7" table:formula="of:=ISNUMBER(FIND(&quot;: Tube clamp&quot;; [.$C83]))" office:value-type="boolean" office:boolean-value="false" calcext:value-type="boolean">
            <text:p>FALSE</text:p>
          </table:table-cell>
          <table:table-cell table:style-name="ce7" table:formula="of:=AND(ISNUMBER(FIND(&quot;: Tube clamp&quot;; [.$C83])); ISNUMBER(SEARCH(&quot;104:&quot;; [.$C83])))" office:value-type="boolean" office:boolean-value="false" calcext:value-type="boolean">
            <text:p>FALSE</text:p>
          </table:table-cell>
          <table:table-cell table:style-name="ce7" table:formula="of:=AND(ISNUMBER(FIND(&quot;: Tube clamp&quot;; [.$C83])); ISNUMBER(SEARCH(&quot;116:&quot;; [.$C83])))" office:value-type="boolean" office:boolean-value="false" calcext:value-type="boolean">
            <text:p>FALSE</text:p>
          </table:table-cell>
          <table:table-cell table:style-name="ce7" table:formula="of:=AND(ISNUMBER(FIND(&quot;: Tube clamp&quot;; [.$C83])); ISNUMBER(SEARCH(&quot;132:&quot;; [.$C83])))" office:value-type="boolean" office:boolean-value="false" calcext:value-type="boolean">
            <text:p>FALSE</text:p>
          </table:table-cell>
          <table:table-cell table:style-name="ce7" table:formula="of:=AND(ISNUMBER(FIND(&quot;: Tube clamp&quot;; [.$C83])); ISNUMBER(SEARCH(&quot;176:&quot;; [.$C83])))" office:value-type="boolean" office:boolean-value="false" calcext:value-type="boolean">
            <text:p>FALSE</text:p>
          </table:table-cell>
          <table:table-cell table:style-name="ce7" table:formula="of:=ISNUMBER(FIND(&quot;Tool:&quot;; [.$C83]))" office:value-type="boolean" office:boolean-value="false" calcext:value-type="boolean">
            <text:p>FALSE</text:p>
          </table:table-cell>
          <table:table-cell table:style-name="ce12" table:formula="of:=IF(ISNUMBER(FIND(&quot;Φ&quot;; [.$C83])); MID([.$C83]; FIND(&quot;Φ&quot;; [.$C83]) + 1; FIND(&quot;mm&quot;; [.$C83]; FIND(&quot;Φ&quot;; [.$C83])) - FIND(&quot;Φ&quot;; [.$C83]) - 1); IF(ISNUMBER(FIND(&quot;: Bolt M&quot;; [.$C83])); MID([.$C83]; FIND(&quot;: Bolt M&quot;; [.$C83]) + 8; FIND(&quot; &quot;; [.$C83]; FIND(&quot;: Bolt M&quot;; [.$C83]) + 8) - FIND(&quot;: Bolt M&quot;; [.$C83]) - 8); &quot;&quot;))" office:value-type="string" office:string-value="10" calcext:value-type="string">
            <text:p>10</text:p>
          </table:table-cell>
          <table:table-cell table:style-name="ce12" table:formula="of:=IF(ISNUMBER(FIND(&quot;: Washer&quot;; [.$C83])); [.$U83]; IF(ISNUMBER(FIND(&quot;Φ&quot;; [.$C83])); MID([.$C83]; FIND(&quot;Φ&quot;; [.$C83]) + 1; FIND(&quot;mm&quot;; [.$C83]; FIND(&quot;Φ&quot;; [.$C83])) - FIND(&quot;Φ&quot;; [.$C83]) - 1); IF(ISNUMBER(FIND(&quot;: Bolt M&quot;; [.$C83])); MID([.$C83]; FIND(&quot;: Bolt M&quot;; [.$C83]) + 8; FIND(&quot; &quot;; [.$C83]; FIND(&quot;: Bolt M&quot;; [.$C83]) + 8) - FIND(&quot;: Bolt M&quot;; [.$C83]) - 8); &quot;&quot;)))" office:value-type="string" office:string-value="10" calcext:value-type="string">
            <text:p>10</text:p>
          </table:table-cell>
          <table:table-cell table:formula="of:=IF(ISNUMBER(FIND(&quot;Φ&quot;; [.$C83]));&#10;      MID([.$C83];&#10;          FIND(&quot;mm &quot;; [.$C83]; FIND(&quot;Φ&quot;; [.$C83])) + 5;&#10;          FIND(&quot;mm &quot;; [.$C83]; FIND(&quot;mm &quot;; [.$C83]; FIND(&quot;Φ&quot;; [.$C83])) + 4) - FIND(&quot;mm &quot;; [.$C83]; FIND(&quot;Φ&quot;; [.$C83])) - 5&#10;     );&#10;      MID([.$C83];&#10;          FIND(&quot;mm &quot;; [.$C83]; FIND(&quot;: &quot;; [.$C83])) - FIND(&quot; &quot;; STRING_REVERSE(LEFT([.$C83]; FIND(&quot;mm &quot;; [.$C83]; FIND(&quot;: &quot;; [.$C83]))))) + 2;&#10;          FIND(&quot; &quot;; STRING_REVERSE(LEFT([.$C83]; FIND(&quot;mm &quot;; [.$C83]; FIND(&quot;: &quot;; [.$C83]))))) - 2&#10;     )&#10;)" office:value-type="string" office:string-value="64" calcext:value-type="string">
            <text:p>64</text:p>
          </table:table-cell>
          <table:table-cell table:formula="of:=IF(ISNUMBER(FIND(&quot;Φ&quot;; [.$C83]));&#10;      MID([.$C84];           FIND(&quot;mm &quot;; [.$C84]; FIND(&quot;mm &quot;; [.$C84]; FIND(&quot;mm &quot;; [.$C84]; FIND(&quot;: &quot;; [.$C84])) + 2) + 2) - FIND(&quot; &quot;; STRING_REVERSE(LEFT([.$C84]; FIND(&quot;mm &quot;; [.$C84]; FIND(&quot;mm &quot;; [.$C84]; FIND(&quot;mm &quot;; [.$C84]; FIND(&quot;: &quot;; [.$C84])) + 2) + 2)))) + 2;           FIND(&quot; &quot;; STRING_REVERSE(LEFT([.$C84]; FIND(&quot;mm &quot;; [.$C84]; FIND(&quot;mm &quot;; [.$C84]; FIND(&quot;mm &quot;; [.$C84]; FIND(&quot;: &quot;; [.$C84])) + 2) + 2)))) - 2      );&#10;      MID([.$C83];&#10;          FIND(&quot;mm &quot;; [.$C83]; FIND(&quot;mm &quot;; [.$C83]; FIND(&quot;: &quot;; [.$C83])) + 2) - FIND(&quot; &quot;; STRING_REVERSE(LEFT([.$C83]; FIND(&quot;mm &quot;; [.$C83]; FIND(&quot;mm &quot;; [.$C83]; FIND(&quot;: &quot;; [.$C83])) + 2)))) + 2;&#10;          FIND(&quot; &quot;; STRING_REVERSE(LEFT([.$C83]; FIND(&quot;mm &quot;; [.$C83]; FIND(&quot;mm &quot;; [.$C83]; FIND(&quot;: &quot;; [.$C83])) + 2)))) - 2&#10;     )&#10;)" office:value-type="string" office:string-value="" calcext:value-type="error">
            <text:p>#VALUE!</text:p>
          </table:table-cell>
          <table:table-cell table:formula="of:=IF(ISNUMBER(FIND(&quot;Φ&quot;; [.$C83]));&#10;      &quot;&quot;;&#10;      MID([.$C83];&#10;          FIND(&quot;mm &quot;; [.$C83]; FIND(&quot;mm &quot;; [.$C83]; FIND(&quot;mm &quot;; [.$C83]; FIND(&quot;: &quot;; [.$C83])) + 2) + 2) - FIND(&quot; &quot;; STRING_REVERSE(LEFT([.$C83]; FIND(&quot;mm &quot;; [.$C83]; FIND(&quot;mm &quot;; [.$C83]; FIND(&quot;mm &quot;; [.$C83]; FIND(&quot;: &quot;; [.$C83])) + 2) + 2)))) + 2;&#10;          FIND(&quot; &quot;; STRING_REVERSE(LEFT([.$C83]; FIND(&quot;mm &quot;; [.$C83]; FIND(&quot;mm &quot;; [.$C83]; FIND(&quot;mm &quot;; [.$C83]; FIND(&quot;: &quot;; [.$C83])) + 2) + 2)))) - 2&#10;     )&#10;)" office:value-type="string" office:string-value="" calcext:value-type="error">
            <text:p>#VALUE!</text:p>
          </table:table-cell>
          <table:table-cell table:formula="of:=IF(ISNUMBER(FIND(&quot;Φ&quot;; [.$C83]));&#10;      IF(ISNUMBER(FIND(&quot;: Washer&quot;; [.$C83])); [.$V83]; &quot;&quot;);&#10;      MID([.$C83];&#10;          FIND(&quot;mm &quot;; [.$C83]; FIND(&quot;mm &quot;; [.$C83]; FIND(&quot;mm &quot;; [.$C83]; FIND(&quot;mm &quot;; [.$C83]; FIND(&quot;: &quot;; [.$C83])) + 2) + 2) + 2) - FIND(&quot; &quot;; STRING_REVERSE(LEFT([.$C83]; FIND(&quot;mm &quot;; [.$C83]; FIND(&quot;mm &quot;; [.$C83]; FIND(&quot;mm &quot;; [.$C83]; FIND(&quot;mm &quot;; [.$C83]; FIND(&quot;: &quot;; [.$C83])) + 2) + 2) + 2)))) + 2;&#10;          FIND(&quot; &quot;; STRING_REVERSE(LEFT([.$C83]; FIND(&quot;mm &quot;; [.$C83]; FIND(&quot;mm &quot;; [.$C83]; FIND(&quot;mm &quot;; [.$C83]; FIND(&quot;mm &quot;; [.$C83]; FIND(&quot;: &quot;; [.$C83])) + 2) + 2) + 2)))) - 2&#10;     )&#10;)" office:value-type="string" office:string-value="" calcext:value-type="error">
            <text:p>#VALUE!</text:p>
          </table:table-cell>
          <table:table-cell table:style-name="ce17" table:formula="of:=NOT(OR([.$F83:.$Q83]))" office:value-type="boolean" office:boolean-value="false" calcext:value-type="boolean">
            <text:p>FALSE</text:p>
          </table:table-cell>
          <table:table-cell table:formula="of:=RIGHT([.$C83]; LEN([.$C83]) - FIND(&quot; - x&quot;; [.$C83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ECHO: "Nut: Nut M10 - x1"</text:p>
          </table:table-cell>
          <table:table-cell table:formula="of:=MID([.$B84]; 8; LEN([.$B84]) - 8)" office:value-type="string" office:string-value="Nut: Nut M10 - x1" calcext:value-type="string">
            <text:p>Nut: Nut M10 - x1</text:p>
          </table:table-cell>
          <table:table-cell table:formula="of:=IF(LEFT([.$C84]; 5) = &quot;Tool:&quot;; RIGHT([.$C84]; LEN([.$C84]) - 6); LEFT([.$C84]; FIND(&quot;:&quot;; [.$C84]) - 1))" office:value-type="string" office:string-value="Nut" calcext:value-type="string">
            <text:p>Nut</text:p>
          </table:table-cell>
          <table:table-cell table:style-name="ce7" table:formula="of:=NOT(RIGHT(TRIM([.$C84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84]))" office:value-type="boolean" office:boolean-value="false" calcext:value-type="boolean">
            <text:p>FALSE</text:p>
          </table:table-cell>
          <table:table-cell table:style-name="ce7" table:formula="of:=ISNUMBER(FIND(&quot;: Bolt&quot;; [.$C84]))" office:value-type="boolean" office:boolean-value="false" calcext:value-type="boolean">
            <text:p>FALSE</text:p>
          </table:table-cell>
          <table:table-cell table:style-name="ce7" table:formula="of:=ISNUMBER(FIND(&quot;: Nut&quot;; [.$C84]))" office:value-type="boolean" office:boolean-value="true" calcext:value-type="boolean">
            <text:p>TRUE</text:p>
          </table:table-cell>
          <table:table-cell table:style-name="ce7" table:formula="of:=ISNUMBER(SEARCH(&quot;: Wheel&quot;; [.$C84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84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84]))" office:value-type="boolean" office:boolean-value="false" calcext:value-type="boolean">
            <text:p>FALSE</text:p>
          </table:table-cell>
          <table:table-cell table:style-name="ce7" table:formula="of:=ISNUMBER(SEARCH(&quot;ALUMINIUM SHEET&quot;; [.$C84]))" office:value-type="boolean" office:boolean-value="false" calcext:value-type="boolean">
            <text:p>FALSE</text:p>
          </table:table-cell>
          <table:table-cell table:style-name="ce7" table:formula="of:=ISNUMBER(FIND(&quot;: Tube clamp&quot;; [.$C84]))" office:value-type="boolean" office:boolean-value="false" calcext:value-type="boolean">
            <text:p>FALSE</text:p>
          </table:table-cell>
          <table:table-cell table:style-name="ce7" table:formula="of:=AND(ISNUMBER(FIND(&quot;: Tube clamp&quot;; [.$C84])); ISNUMBER(SEARCH(&quot;104:&quot;; [.$C84])))" office:value-type="boolean" office:boolean-value="false" calcext:value-type="boolean">
            <text:p>FALSE</text:p>
          </table:table-cell>
          <table:table-cell table:style-name="ce7" table:formula="of:=AND(ISNUMBER(FIND(&quot;: Tube clamp&quot;; [.$C84])); ISNUMBER(SEARCH(&quot;116:&quot;; [.$C84])))" office:value-type="boolean" office:boolean-value="false" calcext:value-type="boolean">
            <text:p>FALSE</text:p>
          </table:table-cell>
          <table:table-cell table:style-name="ce7" table:formula="of:=AND(ISNUMBER(FIND(&quot;: Tube clamp&quot;; [.$C84])); ISNUMBER(SEARCH(&quot;132:&quot;; [.$C84])))" office:value-type="boolean" office:boolean-value="false" calcext:value-type="boolean">
            <text:p>FALSE</text:p>
          </table:table-cell>
          <table:table-cell table:style-name="ce7" table:formula="of:=AND(ISNUMBER(FIND(&quot;: Tube clamp&quot;; [.$C84])); ISNUMBER(SEARCH(&quot;176:&quot;; [.$C84])))" office:value-type="boolean" office:boolean-value="false" calcext:value-type="boolean">
            <text:p>FALSE</text:p>
          </table:table-cell>
          <table:table-cell table:style-name="ce7" table:formula="of:=ISNUMBER(FIND(&quot;Tool:&quot;; [.$C84]))" office:value-type="boolean" office:boolean-value="false" calcext:value-type="boolean">
            <text:p>FALSE</text:p>
          </table:table-cell>
          <table:table-cell table:style-name="ce12" table:formula="of:=IF(ISNUMBER(FIND(&quot;Φ&quot;; [.$C84])); MID([.$C84]; FIND(&quot;Φ&quot;; [.$C84]) + 1; FIND(&quot;mm&quot;; [.$C84]; FIND(&quot;Φ&quot;; [.$C84])) - FIND(&quot;Φ&quot;; [.$C84]) - 1); IF(ISNUMBER(FIND(&quot;: Bolt M&quot;; [.$C84])); MID([.$C84]; FIND(&quot;: Bolt M&quot;; [.$C84]) + 8; FIND(&quot; &quot;; [.$C84]; FIND(&quot;: Bolt M&quot;; [.$C84]) + 8) - FIND(&quot;: Bolt M&quot;; [.$C84]) - 8); &quot;&quot;))">
            <text:p/>
          </table:table-cell>
          <table:table-cell table:style-name="ce12" table:formula="of:=IF(ISNUMBER(FIND(&quot;: Washer&quot;; [.$C84])); [.$U84]; IF(ISNUMBER(FIND(&quot;Φ&quot;; [.$C84])); MID([.$C84]; FIND(&quot;Φ&quot;; [.$C84]) + 1; FIND(&quot;mm&quot;; [.$C84]; FIND(&quot;Φ&quot;; [.$C84])) - FIND(&quot;Φ&quot;; [.$C84]) - 1); IF(ISNUMBER(FIND(&quot;: Bolt M&quot;; [.$C84])); MID([.$C84]; FIND(&quot;: Bolt M&quot;; [.$C84]) + 8; FIND(&quot; &quot;; [.$C84]; FIND(&quot;: Bolt M&quot;; [.$C84]) + 8) - FIND(&quot;: Bolt M&quot;; [.$C84]) - 8); &quot;&quot;)))">
            <text:p/>
          </table:table-cell>
          <table:table-cell table:formula="of:=IF(ISNUMBER(FIND(&quot;Φ&quot;; [.$C84]));&#10;      MID([.$C84];&#10;          FIND(&quot;mm &quot;; [.$C84]; FIND(&quot;Φ&quot;; [.$C84])) + 5;&#10;          FIND(&quot;mm &quot;; [.$C84]; FIND(&quot;mm &quot;; [.$C84]; FIND(&quot;Φ&quot;; [.$C84])) + 4) - FIND(&quot;mm &quot;; [.$C84]; FIND(&quot;Φ&quot;; [.$C84])) - 5&#10;     );&#10;      MID([.$C84];&#10;          FIND(&quot;mm &quot;; [.$C84]; FIND(&quot;: &quot;; [.$C84])) - FIND(&quot; &quot;; STRING_REVERSE(LEFT([.$C84]; FIND(&quot;mm &quot;; [.$C84]; FIND(&quot;: &quot;; [.$C84]))))) + 2;&#10;          FIND(&quot; &quot;; STRING_REVERSE(LEFT([.$C84]; FIND(&quot;mm &quot;; [.$C84]; FIND(&quot;: &quot;; [.$C84]))))) - 2&#10;     )&#10;)" office:value-type="string" office:string-value="" calcext:value-type="error">
            <text:p>#VALUE!</text:p>
          </table:table-cell>
          <table:table-cell table:formula="of:=IF(ISNUMBER(FIND(&quot;Φ&quot;; [.$C84]));&#10;      MID([.$C85];           FIND(&quot;mm &quot;; [.$C85]; FIND(&quot;mm &quot;; [.$C85]; FIND(&quot;mm &quot;; [.$C85]; FIND(&quot;: &quot;; [.$C85])) + 2) + 2) - FIND(&quot; &quot;; STRING_REVERSE(LEFT([.$C85]; FIND(&quot;mm &quot;; [.$C85]; FIND(&quot;mm &quot;; [.$C85]; FIND(&quot;mm &quot;; [.$C85]; FIND(&quot;: &quot;; [.$C85])) + 2) + 2)))) + 2;           FIND(&quot; &quot;; STRING_REVERSE(LEFT([.$C85]; FIND(&quot;mm &quot;; [.$C85]; FIND(&quot;mm &quot;; [.$C85]; FIND(&quot;mm &quot;; [.$C85]; FIND(&quot;: &quot;; [.$C85])) + 2) + 2)))) - 2      );&#10;      MID([.$C84];&#10;          FIND(&quot;mm &quot;; [.$C84]; FIND(&quot;mm &quot;; [.$C84]; FIND(&quot;: &quot;; [.$C84])) + 2) - FIND(&quot; &quot;; STRING_REVERSE(LEFT([.$C84]; FIND(&quot;mm &quot;; [.$C84]; FIND(&quot;mm &quot;; [.$C84]; FIND(&quot;: &quot;; [.$C84])) + 2)))) + 2;&#10;          FIND(&quot; &quot;; STRING_REVERSE(LEFT([.$C84]; FIND(&quot;mm &quot;; [.$C84]; FIND(&quot;mm &quot;; [.$C84]; FIND(&quot;: &quot;; [.$C84])) + 2)))) - 2&#10;     )&#10;)" office:value-type="string" office:string-value="" calcext:value-type="error">
            <text:p>#VALUE!</text:p>
          </table:table-cell>
          <table:table-cell table:formula="of:=IF(ISNUMBER(FIND(&quot;Φ&quot;; [.$C84]));&#10;      &quot;&quot;;&#10;      MID([.$C84];&#10;          FIND(&quot;mm &quot;; [.$C84]; FIND(&quot;mm &quot;; [.$C84]; FIND(&quot;mm &quot;; [.$C84]; FIND(&quot;: &quot;; [.$C84])) + 2) + 2) - FIND(&quot; &quot;; STRING_REVERSE(LEFT([.$C84]; FIND(&quot;mm &quot;; [.$C84]; FIND(&quot;mm &quot;; [.$C84]; FIND(&quot;mm &quot;; [.$C84]; FIND(&quot;: &quot;; [.$C84])) + 2) + 2)))) + 2;&#10;          FIND(&quot; &quot;; STRING_REVERSE(LEFT([.$C84]; FIND(&quot;mm &quot;; [.$C84]; FIND(&quot;mm &quot;; [.$C84]; FIND(&quot;mm &quot;; [.$C84]; FIND(&quot;: &quot;; [.$C84])) + 2) + 2)))) - 2&#10;     )&#10;)" office:value-type="string" office:string-value="" calcext:value-type="error">
            <text:p>#VALUE!</text:p>
          </table:table-cell>
          <table:table-cell table:formula="of:=IF(ISNUMBER(FIND(&quot;Φ&quot;; [.$C84]));&#10;      IF(ISNUMBER(FIND(&quot;: Washer&quot;; [.$C84])); [.$V84]; &quot;&quot;);&#10;      MID([.$C84];&#10;          FIND(&quot;mm &quot;; [.$C84]; FIND(&quot;mm &quot;; [.$C84]; FIND(&quot;mm &quot;; [.$C84]; FIND(&quot;mm &quot;; [.$C84]; FIND(&quot;: &quot;; [.$C84])) + 2) + 2) + 2) - FIND(&quot; &quot;; STRING_REVERSE(LEFT([.$C84]; FIND(&quot;mm &quot;; [.$C84]; FIND(&quot;mm &quot;; [.$C84]; FIND(&quot;mm &quot;; [.$C84]; FIND(&quot;mm &quot;; [.$C84]; FIND(&quot;: &quot;; [.$C84])) + 2) + 2) + 2)))) + 2;&#10;          FIND(&quot; &quot;; STRING_REVERSE(LEFT([.$C84]; FIND(&quot;mm &quot;; [.$C84]; FIND(&quot;mm &quot;; [.$C84]; FIND(&quot;mm &quot;; [.$C84]; FIND(&quot;mm &quot;; [.$C84]; FIND(&quot;: &quot;; [.$C84])) + 2) + 2) + 2)))) - 2&#10;     )&#10;)" office:value-type="string" office:string-value="" calcext:value-type="error">
            <text:p>#VALUE!</text:p>
          </table:table-cell>
          <table:table-cell table:style-name="ce17" table:formula="of:=NOT(OR([.$F84:.$Q84]))" office:value-type="boolean" office:boolean-value="false" calcext:value-type="boolean">
            <text:p>FALSE</text:p>
          </table:table-cell>
          <table:table-cell table:formula="of:=RIGHT([.$C84]; LEN([.$C84]) - FIND(&quot; - x&quot;; [.$C84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ECHO: "Washer: Washer Φ40mm x 10mm x 3mm - x1"</text:p>
          </table:table-cell>
          <table:table-cell table:formula="of:=MID([.$B85]; 8; LEN([.$B85]) - 8)" office:value-type="string" office:string-value="Washer: Washer Φ40mm x 10mm x 3mm - x1" calcext:value-type="string">
            <text:p>Washer: Washer Φ40mm x 10mm x 3mm - x1</text:p>
          </table:table-cell>
          <table:table-cell table:formula="of:=IF(LEFT([.$C85]; 5) = &quot;Tool:&quot;; RIGHT([.$C85]; LEN([.$C85]) - 6); LEFT([.$C85]; FIND(&quot;:&quot;; [.$C85]) - 1))" office:value-type="string" office:string-value="Washer" calcext:value-type="string">
            <text:p>Washer</text:p>
          </table:table-cell>
          <table:table-cell table:style-name="ce7" table:formula="of:=NOT(RIGHT(TRIM([.$C85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85]))" office:value-type="boolean" office:boolean-value="true" calcext:value-type="boolean">
            <text:p>TRUE</text:p>
          </table:table-cell>
          <table:table-cell table:style-name="ce7" table:formula="of:=ISNUMBER(FIND(&quot;: Bolt&quot;; [.$C85]))" office:value-type="boolean" office:boolean-value="false" calcext:value-type="boolean">
            <text:p>FALSE</text:p>
          </table:table-cell>
          <table:table-cell table:style-name="ce7" table:formula="of:=ISNUMBER(FIND(&quot;: Nut&quot;; [.$C85]))" office:value-type="boolean" office:boolean-value="false" calcext:value-type="boolean">
            <text:p>FALSE</text:p>
          </table:table-cell>
          <table:table-cell table:style-name="ce7" table:formula="of:=ISNUMBER(SEARCH(&quot;: Wheel&quot;; [.$C85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85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85]))" office:value-type="boolean" office:boolean-value="false" calcext:value-type="boolean">
            <text:p>FALSE</text:p>
          </table:table-cell>
          <table:table-cell table:style-name="ce7" table:formula="of:=ISNUMBER(SEARCH(&quot;ALUMINIUM SHEET&quot;; [.$C85]))" office:value-type="boolean" office:boolean-value="false" calcext:value-type="boolean">
            <text:p>FALSE</text:p>
          </table:table-cell>
          <table:table-cell table:style-name="ce7" table:formula="of:=ISNUMBER(FIND(&quot;: Tube clamp&quot;; [.$C85]))" office:value-type="boolean" office:boolean-value="false" calcext:value-type="boolean">
            <text:p>FALSE</text:p>
          </table:table-cell>
          <table:table-cell table:style-name="ce7" table:formula="of:=AND(ISNUMBER(FIND(&quot;: Tube clamp&quot;; [.$C85])); ISNUMBER(SEARCH(&quot;104:&quot;; [.$C85])))" office:value-type="boolean" office:boolean-value="false" calcext:value-type="boolean">
            <text:p>FALSE</text:p>
          </table:table-cell>
          <table:table-cell table:style-name="ce7" table:formula="of:=AND(ISNUMBER(FIND(&quot;: Tube clamp&quot;; [.$C85])); ISNUMBER(SEARCH(&quot;116:&quot;; [.$C85])))" office:value-type="boolean" office:boolean-value="false" calcext:value-type="boolean">
            <text:p>FALSE</text:p>
          </table:table-cell>
          <table:table-cell table:style-name="ce7" table:formula="of:=AND(ISNUMBER(FIND(&quot;: Tube clamp&quot;; [.$C85])); ISNUMBER(SEARCH(&quot;132:&quot;; [.$C85])))" office:value-type="boolean" office:boolean-value="false" calcext:value-type="boolean">
            <text:p>FALSE</text:p>
          </table:table-cell>
          <table:table-cell table:style-name="ce7" table:formula="of:=AND(ISNUMBER(FIND(&quot;: Tube clamp&quot;; [.$C85])); ISNUMBER(SEARCH(&quot;176:&quot;; [.$C85])))" office:value-type="boolean" office:boolean-value="false" calcext:value-type="boolean">
            <text:p>FALSE</text:p>
          </table:table-cell>
          <table:table-cell table:style-name="ce7" table:formula="of:=ISNUMBER(FIND(&quot;Tool:&quot;; [.$C85]))" office:value-type="boolean" office:boolean-value="false" calcext:value-type="boolean">
            <text:p>FALSE</text:p>
          </table:table-cell>
          <table:table-cell table:style-name="ce12" table:formula="of:=IF(ISNUMBER(FIND(&quot;Φ&quot;; [.$C85])); MID([.$C85]; FIND(&quot;Φ&quot;; [.$C85]) + 1; FIND(&quot;mm&quot;; [.$C85]; FIND(&quot;Φ&quot;; [.$C85])) - FIND(&quot;Φ&quot;; [.$C85]) - 1); IF(ISNUMBER(FIND(&quot;: Bolt M&quot;; [.$C85])); MID([.$C85]; FIND(&quot;: Bolt M&quot;; [.$C85]) + 8; FIND(&quot; &quot;; [.$C85]; FIND(&quot;: Bolt M&quot;; [.$C85]) + 8) - FIND(&quot;: Bolt M&quot;; [.$C85]) - 8); &quot;&quot;))" office:value-type="string" office:string-value="40" calcext:value-type="string">
            <text:p>40</text:p>
          </table:table-cell>
          <table:table-cell table:style-name="ce12" table:formula="of:=IF(ISNUMBER(FIND(&quot;: Washer&quot;; [.$C85])); [.$U85]; IF(ISNUMBER(FIND(&quot;Φ&quot;; [.$C85])); MID([.$C85]; FIND(&quot;Φ&quot;; [.$C85]) + 1; FIND(&quot;mm&quot;; [.$C85]; FIND(&quot;Φ&quot;; [.$C85])) - FIND(&quot;Φ&quot;; [.$C85]) - 1); IF(ISNUMBER(FIND(&quot;: Bolt M&quot;; [.$C85])); MID([.$C85]; FIND(&quot;: Bolt M&quot;; [.$C85]) + 8; FIND(&quot; &quot;; [.$C85]; FIND(&quot;: Bolt M&quot;; [.$C85]) + 8) - FIND(&quot;: Bolt M&quot;; [.$C85]) - 8); &quot;&quot;)))" office:value-type="string" office:string-value="10" calcext:value-type="string">
            <text:p>10</text:p>
          </table:table-cell>
          <table:table-cell table:formula="of:=IF(ISNUMBER(FIND(&quot;Φ&quot;; [.$C85]));&#10;      MID([.$C85];&#10;          FIND(&quot;mm &quot;; [.$C85]; FIND(&quot;Φ&quot;; [.$C85])) + 5;&#10;          FIND(&quot;mm &quot;; [.$C85]; FIND(&quot;mm &quot;; [.$C85]; FIND(&quot;Φ&quot;; [.$C85])) + 4) - FIND(&quot;mm &quot;; [.$C85]; FIND(&quot;Φ&quot;; [.$C85])) - 5&#10;     );&#10;      MID([.$C85];&#10;          FIND(&quot;mm &quot;; [.$C85]; FIND(&quot;: &quot;; [.$C85])) - FIND(&quot; &quot;; STRING_REVERSE(LEFT([.$C85]; FIND(&quot;mm &quot;; [.$C85]; FIND(&quot;: &quot;; [.$C85]))))) + 2;&#10;          FIND(&quot; &quot;; STRING_REVERSE(LEFT([.$C85]; FIND(&quot;mm &quot;; [.$C85]; FIND(&quot;: &quot;; [.$C85]))))) - 2&#10;     )&#10;)" office:value-type="string" office:string-value="10" calcext:value-type="string">
            <text:p>10</text:p>
          </table:table-cell>
          <table:table-cell table:formula="of:=IF(ISNUMBER(FIND(&quot;Φ&quot;; [.$C85]));&#10;      MID([.$C86];           FIND(&quot;mm &quot;; [.$C86]; FIND(&quot;mm &quot;; [.$C86]; FIND(&quot;mm &quot;; [.$C86]; FIND(&quot;: &quot;; [.$C86])) + 2) + 2) - FIND(&quot; &quot;; STRING_REVERSE(LEFT([.$C86]; FIND(&quot;mm &quot;; [.$C86]; FIND(&quot;mm &quot;; [.$C86]; FIND(&quot;mm &quot;; [.$C86]; FIND(&quot;: &quot;; [.$C86])) + 2) + 2)))) + 2;           FIND(&quot; &quot;; STRING_REVERSE(LEFT([.$C86]; FIND(&quot;mm &quot;; [.$C86]; FIND(&quot;mm &quot;; [.$C86]; FIND(&quot;mm &quot;; [.$C86]; FIND(&quot;: &quot;; [.$C86])) + 2) + 2)))) - 2      );&#10;      MID([.$C85];&#10;          FIND(&quot;mm &quot;; [.$C85]; FIND(&quot;mm &quot;; [.$C85]; FIND(&quot;: &quot;; [.$C85])) + 2) - FIND(&quot; &quot;; STRING_REVERSE(LEFT([.$C85]; FIND(&quot;mm &quot;; [.$C85]; FIND(&quot;mm &quot;; [.$C85]; FIND(&quot;: &quot;; [.$C85])) + 2)))) + 2;&#10;          FIND(&quot; &quot;; STRING_REVERSE(LEFT([.$C85]; FIND(&quot;mm &quot;; [.$C85]; FIND(&quot;mm &quot;; [.$C85]; FIND(&quot;: &quot;; [.$C85])) + 2)))) - 2&#10;     )&#10;)" office:value-type="string" office:string-value="3" calcext:value-type="string">
            <text:p>3</text:p>
          </table:table-cell>
          <table:table-cell table:formula="of:=IF(ISNUMBER(FIND(&quot;Φ&quot;; [.$C85]));&#10;      &quot;&quot;;&#10;      MID([.$C85];&#10;          FIND(&quot;mm &quot;; [.$C85]; FIND(&quot;mm &quot;; [.$C85]; FIND(&quot;mm &quot;; [.$C85]; FIND(&quot;: &quot;; [.$C85])) + 2) + 2) - FIND(&quot; &quot;; STRING_REVERSE(LEFT([.$C85]; FIND(&quot;mm &quot;; [.$C85]; FIND(&quot;mm &quot;; [.$C85]; FIND(&quot;mm &quot;; [.$C85]; FIND(&quot;: &quot;; [.$C85])) + 2) + 2)))) + 2;&#10;          FIND(&quot; &quot;; STRING_REVERSE(LEFT([.$C85]; FIND(&quot;mm &quot;; [.$C85]; FIND(&quot;mm &quot;; [.$C85]; FIND(&quot;mm &quot;; [.$C85]; FIND(&quot;: &quot;; [.$C85])) + 2) + 2)))) - 2&#10;     )&#10;)">
            <text:p/>
          </table:table-cell>
          <table:table-cell table:formula="of:=IF(ISNUMBER(FIND(&quot;Φ&quot;; [.$C85]));&#10;      IF(ISNUMBER(FIND(&quot;: Washer&quot;; [.$C85])); [.$V85]; &quot;&quot;);&#10;      MID([.$C85];&#10;          FIND(&quot;mm &quot;; [.$C85]; FIND(&quot;mm &quot;; [.$C85]; FIND(&quot;mm &quot;; [.$C85]; FIND(&quot;mm &quot;; [.$C85]; FIND(&quot;: &quot;; [.$C85])) + 2) + 2) + 2) - FIND(&quot; &quot;; STRING_REVERSE(LEFT([.$C85]; FIND(&quot;mm &quot;; [.$C85]; FIND(&quot;mm &quot;; [.$C85]; FIND(&quot;mm &quot;; [.$C85]; FIND(&quot;mm &quot;; [.$C85]; FIND(&quot;: &quot;; [.$C85])) + 2) + 2) + 2)))) + 2;&#10;          FIND(&quot; &quot;; STRING_REVERSE(LEFT([.$C85]; FIND(&quot;mm &quot;; [.$C85]; FIND(&quot;mm &quot;; [.$C85]; FIND(&quot;mm &quot;; [.$C85]; FIND(&quot;mm &quot;; [.$C85]; FIND(&quot;: &quot;; [.$C85])) + 2) + 2) + 2)))) - 2&#10;     )&#10;)" office:value-type="string" office:string-value="3" calcext:value-type="string">
            <text:p>3</text:p>
          </table:table-cell>
          <table:table-cell table:style-name="ce17" table:formula="of:=NOT(OR([.$F85:.$Q85]))" office:value-type="boolean" office:boolean-value="false" calcext:value-type="boolean">
            <text:p>FALSE</text:p>
          </table:table-cell>
          <table:table-cell table:formula="of:=RIGHT([.$C85]; LEN([.$C85]) - FIND(&quot; - x&quot;; [.$C85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ECHO: "Washer: Washer Φ40mm x 10mm x 3mm - x1"</text:p>
          </table:table-cell>
          <table:table-cell table:formula="of:=MID([.$B86]; 8; LEN([.$B86]) - 8)" office:value-type="string" office:string-value="Washer: Washer Φ40mm x 10mm x 3mm - x1" calcext:value-type="string">
            <text:p>Washer: Washer Φ40mm x 10mm x 3mm - x1</text:p>
          </table:table-cell>
          <table:table-cell table:formula="of:=IF(LEFT([.$C86]; 5) = &quot;Tool:&quot;; RIGHT([.$C86]; LEN([.$C86]) - 6); LEFT([.$C86]; FIND(&quot;:&quot;; [.$C86]) - 1))" office:value-type="string" office:string-value="Washer" calcext:value-type="string">
            <text:p>Washer</text:p>
          </table:table-cell>
          <table:table-cell table:style-name="ce7" table:formula="of:=NOT(RIGHT(TRIM([.$C86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86]))" office:value-type="boolean" office:boolean-value="true" calcext:value-type="boolean">
            <text:p>TRUE</text:p>
          </table:table-cell>
          <table:table-cell table:style-name="ce7" table:formula="of:=ISNUMBER(FIND(&quot;: Bolt&quot;; [.$C86]))" office:value-type="boolean" office:boolean-value="false" calcext:value-type="boolean">
            <text:p>FALSE</text:p>
          </table:table-cell>
          <table:table-cell table:style-name="ce7" table:formula="of:=ISNUMBER(FIND(&quot;: Nut&quot;; [.$C86]))" office:value-type="boolean" office:boolean-value="false" calcext:value-type="boolean">
            <text:p>FALSE</text:p>
          </table:table-cell>
          <table:table-cell table:style-name="ce7" table:formula="of:=ISNUMBER(SEARCH(&quot;: Wheel&quot;; [.$C86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86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86]))" office:value-type="boolean" office:boolean-value="false" calcext:value-type="boolean">
            <text:p>FALSE</text:p>
          </table:table-cell>
          <table:table-cell table:style-name="ce7" table:formula="of:=ISNUMBER(SEARCH(&quot;ALUMINIUM SHEET&quot;; [.$C86]))" office:value-type="boolean" office:boolean-value="false" calcext:value-type="boolean">
            <text:p>FALSE</text:p>
          </table:table-cell>
          <table:table-cell table:style-name="ce7" table:formula="of:=ISNUMBER(FIND(&quot;: Tube clamp&quot;; [.$C86]))" office:value-type="boolean" office:boolean-value="false" calcext:value-type="boolean">
            <text:p>FALSE</text:p>
          </table:table-cell>
          <table:table-cell table:style-name="ce7" table:formula="of:=AND(ISNUMBER(FIND(&quot;: Tube clamp&quot;; [.$C86])); ISNUMBER(SEARCH(&quot;104:&quot;; [.$C86])))" office:value-type="boolean" office:boolean-value="false" calcext:value-type="boolean">
            <text:p>FALSE</text:p>
          </table:table-cell>
          <table:table-cell table:style-name="ce7" table:formula="of:=AND(ISNUMBER(FIND(&quot;: Tube clamp&quot;; [.$C86])); ISNUMBER(SEARCH(&quot;116:&quot;; [.$C86])))" office:value-type="boolean" office:boolean-value="false" calcext:value-type="boolean">
            <text:p>FALSE</text:p>
          </table:table-cell>
          <table:table-cell table:style-name="ce7" table:formula="of:=AND(ISNUMBER(FIND(&quot;: Tube clamp&quot;; [.$C86])); ISNUMBER(SEARCH(&quot;132:&quot;; [.$C86])))" office:value-type="boolean" office:boolean-value="false" calcext:value-type="boolean">
            <text:p>FALSE</text:p>
          </table:table-cell>
          <table:table-cell table:style-name="ce7" table:formula="of:=AND(ISNUMBER(FIND(&quot;: Tube clamp&quot;; [.$C86])); ISNUMBER(SEARCH(&quot;176:&quot;; [.$C86])))" office:value-type="boolean" office:boolean-value="false" calcext:value-type="boolean">
            <text:p>FALSE</text:p>
          </table:table-cell>
          <table:table-cell table:style-name="ce7" table:formula="of:=ISNUMBER(FIND(&quot;Tool:&quot;; [.$C86]))" office:value-type="boolean" office:boolean-value="false" calcext:value-type="boolean">
            <text:p>FALSE</text:p>
          </table:table-cell>
          <table:table-cell table:style-name="ce12" table:formula="of:=IF(ISNUMBER(FIND(&quot;Φ&quot;; [.$C86])); MID([.$C86]; FIND(&quot;Φ&quot;; [.$C86]) + 1; FIND(&quot;mm&quot;; [.$C86]; FIND(&quot;Φ&quot;; [.$C86])) - FIND(&quot;Φ&quot;; [.$C86]) - 1); IF(ISNUMBER(FIND(&quot;: Bolt M&quot;; [.$C86])); MID([.$C86]; FIND(&quot;: Bolt M&quot;; [.$C86]) + 8; FIND(&quot; &quot;; [.$C86]; FIND(&quot;: Bolt M&quot;; [.$C86]) + 8) - FIND(&quot;: Bolt M&quot;; [.$C86]) - 8); &quot;&quot;))" office:value-type="string" office:string-value="40" calcext:value-type="string">
            <text:p>40</text:p>
          </table:table-cell>
          <table:table-cell table:style-name="ce12" table:formula="of:=IF(ISNUMBER(FIND(&quot;: Washer&quot;; [.$C86])); [.$U86]; IF(ISNUMBER(FIND(&quot;Φ&quot;; [.$C86])); MID([.$C86]; FIND(&quot;Φ&quot;; [.$C86]) + 1; FIND(&quot;mm&quot;; [.$C86]; FIND(&quot;Φ&quot;; [.$C86])) - FIND(&quot;Φ&quot;; [.$C86]) - 1); IF(ISNUMBER(FIND(&quot;: Bolt M&quot;; [.$C86])); MID([.$C86]; FIND(&quot;: Bolt M&quot;; [.$C86]) + 8; FIND(&quot; &quot;; [.$C86]; FIND(&quot;: Bolt M&quot;; [.$C86]) + 8) - FIND(&quot;: Bolt M&quot;; [.$C86]) - 8); &quot;&quot;)))" office:value-type="string" office:string-value="10" calcext:value-type="string">
            <text:p>10</text:p>
          </table:table-cell>
          <table:table-cell table:formula="of:=IF(ISNUMBER(FIND(&quot;Φ&quot;; [.$C86]));&#10;      MID([.$C86];&#10;          FIND(&quot;mm &quot;; [.$C86]; FIND(&quot;Φ&quot;; [.$C86])) + 5;&#10;          FIND(&quot;mm &quot;; [.$C86]; FIND(&quot;mm &quot;; [.$C86]; FIND(&quot;Φ&quot;; [.$C86])) + 4) - FIND(&quot;mm &quot;; [.$C86]; FIND(&quot;Φ&quot;; [.$C86])) - 5&#10;     );&#10;      MID([.$C86];&#10;          FIND(&quot;mm &quot;; [.$C86]; FIND(&quot;: &quot;; [.$C86])) - FIND(&quot; &quot;; STRING_REVERSE(LEFT([.$C86]; FIND(&quot;mm &quot;; [.$C86]; FIND(&quot;: &quot;; [.$C86]))))) + 2;&#10;          FIND(&quot; &quot;; STRING_REVERSE(LEFT([.$C86]; FIND(&quot;mm &quot;; [.$C86]; FIND(&quot;: &quot;; [.$C86]))))) - 2&#10;     )&#10;)" office:value-type="string" office:string-value="10" calcext:value-type="string">
            <text:p>10</text:p>
          </table:table-cell>
          <table:table-cell table:formula="of:=IF(ISNUMBER(FIND(&quot;Φ&quot;; [.$C86]));&#10;      MID([.$C87];           FIND(&quot;mm &quot;; [.$C87]; FIND(&quot;mm &quot;; [.$C87]; FIND(&quot;mm &quot;; [.$C87]; FIND(&quot;: &quot;; [.$C87])) + 2) + 2) - FIND(&quot; &quot;; STRING_REVERSE(LEFT([.$C87]; FIND(&quot;mm &quot;; [.$C87]; FIND(&quot;mm &quot;; [.$C87]; FIND(&quot;mm &quot;; [.$C87]; FIND(&quot;: &quot;; [.$C87])) + 2) + 2)))) + 2;           FIND(&quot; &quot;; STRING_REVERSE(LEFT([.$C87]; FIND(&quot;mm &quot;; [.$C87]; FIND(&quot;mm &quot;; [.$C87]; FIND(&quot;mm &quot;; [.$C87]; FIND(&quot;: &quot;; [.$C87])) + 2) + 2)))) - 2      );&#10;      MID([.$C86];&#10;          FIND(&quot;mm &quot;; [.$C86]; FIND(&quot;mm &quot;; [.$C86]; FIND(&quot;: &quot;; [.$C86])) + 2) - FIND(&quot; &quot;; STRING_REVERSE(LEFT([.$C86]; FIND(&quot;mm &quot;; [.$C86]; FIND(&quot;mm &quot;; [.$C86]; FIND(&quot;: &quot;; [.$C86])) + 2)))) + 2;&#10;          FIND(&quot; &quot;; STRING_REVERSE(LEFT([.$C86]; FIND(&quot;mm &quot;; [.$C86]; FIND(&quot;mm &quot;; [.$C86]; FIND(&quot;: &quot;; [.$C86])) + 2)))) - 2&#10;     )&#10;)" office:value-type="string" office:string-value="" calcext:value-type="error">
            <text:p>#VALUE!</text:p>
          </table:table-cell>
          <table:table-cell table:formula="of:=IF(ISNUMBER(FIND(&quot;Φ&quot;; [.$C86]));&#10;      &quot;&quot;;&#10;      MID([.$C86];&#10;          FIND(&quot;mm &quot;; [.$C86]; FIND(&quot;mm &quot;; [.$C86]; FIND(&quot;mm &quot;; [.$C86]; FIND(&quot;: &quot;; [.$C86])) + 2) + 2) - FIND(&quot; &quot;; STRING_REVERSE(LEFT([.$C86]; FIND(&quot;mm &quot;; [.$C86]; FIND(&quot;mm &quot;; [.$C86]; FIND(&quot;mm &quot;; [.$C86]; FIND(&quot;: &quot;; [.$C86])) + 2) + 2)))) + 2;&#10;          FIND(&quot; &quot;; STRING_REVERSE(LEFT([.$C86]; FIND(&quot;mm &quot;; [.$C86]; FIND(&quot;mm &quot;; [.$C86]; FIND(&quot;mm &quot;; [.$C86]; FIND(&quot;: &quot;; [.$C86])) + 2) + 2)))) - 2&#10;     )&#10;)">
            <text:p/>
          </table:table-cell>
          <table:table-cell table:formula="of:=IF(ISNUMBER(FIND(&quot;Φ&quot;; [.$C86]));&#10;      IF(ISNUMBER(FIND(&quot;: Washer&quot;; [.$C86])); [.$V86]; &quot;&quot;);&#10;      MID([.$C86];&#10;          FIND(&quot;mm &quot;; [.$C86]; FIND(&quot;mm &quot;; [.$C86]; FIND(&quot;mm &quot;; [.$C86]; FIND(&quot;mm &quot;; [.$C86]; FIND(&quot;: &quot;; [.$C86])) + 2) + 2) + 2) - FIND(&quot; &quot;; STRING_REVERSE(LEFT([.$C86]; FIND(&quot;mm &quot;; [.$C86]; FIND(&quot;mm &quot;; [.$C86]; FIND(&quot;mm &quot;; [.$C86]; FIND(&quot;mm &quot;; [.$C86]; FIND(&quot;: &quot;; [.$C86])) + 2) + 2) + 2)))) + 2;&#10;          FIND(&quot; &quot;; STRING_REVERSE(LEFT([.$C86]; FIND(&quot;mm &quot;; [.$C86]; FIND(&quot;mm &quot;; [.$C86]; FIND(&quot;mm &quot;; [.$C86]; FIND(&quot;mm &quot;; [.$C86]; FIND(&quot;: &quot;; [.$C86])) + 2) + 2) + 2)))) - 2&#10;     )&#10;)" office:value-type="string" office:string-value="" calcext:value-type="error">
            <text:p>#VALUE!</text:p>
          </table:table-cell>
          <table:table-cell table:style-name="ce17" table:formula="of:=NOT(OR([.$F86:.$Q86]))" office:value-type="boolean" office:boolean-value="false" calcext:value-type="boolean">
            <text:p>FALSE</text:p>
          </table:table-cell>
          <table:table-cell table:formula="of:=RIGHT([.$C86]; LEN([.$C86]) - FIND(&quot; - x&quot;; [.$C86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ECHO: "Metric bolt assembly:"</text:p>
          </table:table-cell>
          <table:table-cell table:formula="of:=MID([.$B87]; 8; LEN([.$B87]) - 8)" office:value-type="string" office:string-value="Metric bolt assembly:" calcext:value-type="string">
            <text:p>Metric bolt assembly:</text:p>
          </table:table-cell>
          <table:table-cell table:formula="of:=IF(LEFT([.$C87]; 5) = &quot;Tool:&quot;; RIGHT([.$C87]; LEN([.$C87]) - 6); LEFT([.$C87]; FIND(&quot;:&quot;; [.$C87]) - 1))" office:value-type="string" office:string-value="Metric bolt assembly" calcext:value-type="string">
            <text:p>Metric bolt assembly</text:p>
          </table:table-cell>
          <table:table-cell table:style-name="ce7" table:formula="of:=NOT(RIGHT(TRIM([.$C87]); 1) = &quot;:&quot;)" office:value-type="boolean" office:boolean-value="false" calcext:value-type="boolean">
            <text:p>FALSE</text:p>
          </table:table-cell>
          <table:table-cell table:style-name="ce7" table:formula="of:=ISNUMBER(FIND(&quot;: Washer&quot;; [.$C87]))" office:value-type="boolean" office:boolean-value="false" calcext:value-type="boolean">
            <text:p>FALSE</text:p>
          </table:table-cell>
          <table:table-cell table:style-name="ce7" table:formula="of:=ISNUMBER(FIND(&quot;: Bolt&quot;; [.$C87]))" office:value-type="boolean" office:boolean-value="false" calcext:value-type="boolean">
            <text:p>FALSE</text:p>
          </table:table-cell>
          <table:table-cell table:style-name="ce7" table:formula="of:=ISNUMBER(FIND(&quot;: Nut&quot;; [.$C87]))" office:value-type="boolean" office:boolean-value="false" calcext:value-type="boolean">
            <text:p>FALSE</text:p>
          </table:table-cell>
          <table:table-cell table:style-name="ce7" table:formula="of:=ISNUMBER(SEARCH(&quot;: Wheel&quot;; [.$C87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87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87]))" office:value-type="boolean" office:boolean-value="false" calcext:value-type="boolean">
            <text:p>FALSE</text:p>
          </table:table-cell>
          <table:table-cell table:style-name="ce7" table:formula="of:=ISNUMBER(SEARCH(&quot;ALUMINIUM SHEET&quot;; [.$C87]))" office:value-type="boolean" office:boolean-value="false" calcext:value-type="boolean">
            <text:p>FALSE</text:p>
          </table:table-cell>
          <table:table-cell table:style-name="ce7" table:formula="of:=ISNUMBER(FIND(&quot;: Tube clamp&quot;; [.$C87]))" office:value-type="boolean" office:boolean-value="false" calcext:value-type="boolean">
            <text:p>FALSE</text:p>
          </table:table-cell>
          <table:table-cell table:style-name="ce7" table:formula="of:=AND(ISNUMBER(FIND(&quot;: Tube clamp&quot;; [.$C87])); ISNUMBER(SEARCH(&quot;104:&quot;; [.$C87])))" office:value-type="boolean" office:boolean-value="false" calcext:value-type="boolean">
            <text:p>FALSE</text:p>
          </table:table-cell>
          <table:table-cell table:style-name="ce7" table:formula="of:=AND(ISNUMBER(FIND(&quot;: Tube clamp&quot;; [.$C87])); ISNUMBER(SEARCH(&quot;116:&quot;; [.$C87])))" office:value-type="boolean" office:boolean-value="false" calcext:value-type="boolean">
            <text:p>FALSE</text:p>
          </table:table-cell>
          <table:table-cell table:style-name="ce7" table:formula="of:=AND(ISNUMBER(FIND(&quot;: Tube clamp&quot;; [.$C87])); ISNUMBER(SEARCH(&quot;132:&quot;; [.$C87])))" office:value-type="boolean" office:boolean-value="false" calcext:value-type="boolean">
            <text:p>FALSE</text:p>
          </table:table-cell>
          <table:table-cell table:style-name="ce7" table:formula="of:=AND(ISNUMBER(FIND(&quot;: Tube clamp&quot;; [.$C87])); ISNUMBER(SEARCH(&quot;176:&quot;; [.$C87])))" office:value-type="boolean" office:boolean-value="false" calcext:value-type="boolean">
            <text:p>FALSE</text:p>
          </table:table-cell>
          <table:table-cell table:style-name="ce7" table:formula="of:=ISNUMBER(FIND(&quot;Tool:&quot;; [.$C87]))" office:value-type="boolean" office:boolean-value="false" calcext:value-type="boolean">
            <text:p>FALSE</text:p>
          </table:table-cell>
          <table:table-cell table:style-name="ce12" table:formula="of:=IF(ISNUMBER(FIND(&quot;Φ&quot;; [.$C87])); MID([.$C87]; FIND(&quot;Φ&quot;; [.$C87]) + 1; FIND(&quot;mm&quot;; [.$C87]; FIND(&quot;Φ&quot;; [.$C87])) - FIND(&quot;Φ&quot;; [.$C87]) - 1); IF(ISNUMBER(FIND(&quot;: Bolt M&quot;; [.$C87])); MID([.$C87]; FIND(&quot;: Bolt M&quot;; [.$C87]) + 8; FIND(&quot; &quot;; [.$C87]; FIND(&quot;: Bolt M&quot;; [.$C87]) + 8) - FIND(&quot;: Bolt M&quot;; [.$C87]) - 8); &quot;&quot;))">
            <text:p/>
          </table:table-cell>
          <table:table-cell table:style-name="ce12" table:formula="of:=IF(ISNUMBER(FIND(&quot;: Washer&quot;; [.$C87])); [.$U87]; IF(ISNUMBER(FIND(&quot;Φ&quot;; [.$C87])); MID([.$C87]; FIND(&quot;Φ&quot;; [.$C87]) + 1; FIND(&quot;mm&quot;; [.$C87]; FIND(&quot;Φ&quot;; [.$C87])) - FIND(&quot;Φ&quot;; [.$C87]) - 1); IF(ISNUMBER(FIND(&quot;: Bolt M&quot;; [.$C87])); MID([.$C87]; FIND(&quot;: Bolt M&quot;; [.$C87]) + 8; FIND(&quot; &quot;; [.$C87]; FIND(&quot;: Bolt M&quot;; [.$C87]) + 8) - FIND(&quot;: Bolt M&quot;; [.$C87]) - 8); &quot;&quot;)))">
            <text:p/>
          </table:table-cell>
          <table:table-cell table:formula="of:=IF(ISNUMBER(FIND(&quot;Φ&quot;; [.$C87]));&#10;      MID([.$C87];&#10;          FIND(&quot;mm &quot;; [.$C87]; FIND(&quot;Φ&quot;; [.$C87])) + 5;&#10;          FIND(&quot;mm &quot;; [.$C87]; FIND(&quot;mm &quot;; [.$C87]; FIND(&quot;Φ&quot;; [.$C87])) + 4) - FIND(&quot;mm &quot;; [.$C87]; FIND(&quot;Φ&quot;; [.$C87])) - 5&#10;     );&#10;      MID([.$C87];&#10;          FIND(&quot;mm &quot;; [.$C87]; FIND(&quot;: &quot;; [.$C87])) - FIND(&quot; &quot;; STRING_REVERSE(LEFT([.$C87]; FIND(&quot;mm &quot;; [.$C87]; FIND(&quot;: &quot;; [.$C87]))))) + 2;&#10;          FIND(&quot; &quot;; STRING_REVERSE(LEFT([.$C87]; FIND(&quot;mm &quot;; [.$C87]; FIND(&quot;: &quot;; [.$C87]))))) - 2&#10;     )&#10;)" office:value-type="string" office:string-value="" calcext:value-type="error">
            <text:p>#VALUE!</text:p>
          </table:table-cell>
          <table:table-cell table:formula="of:=IF(ISNUMBER(FIND(&quot;Φ&quot;; [.$C87]));&#10;      MID([.$C88];           FIND(&quot;mm &quot;; [.$C88]; FIND(&quot;mm &quot;; [.$C88]; FIND(&quot;mm &quot;; [.$C88]; FIND(&quot;: &quot;; [.$C88])) + 2) + 2) - FIND(&quot; &quot;; STRING_REVERSE(LEFT([.$C88]; FIND(&quot;mm &quot;; [.$C88]; FIND(&quot;mm &quot;; [.$C88]; FIND(&quot;mm &quot;; [.$C88]; FIND(&quot;: &quot;; [.$C88])) + 2) + 2)))) + 2;           FIND(&quot; &quot;; STRING_REVERSE(LEFT([.$C88]; FIND(&quot;mm &quot;; [.$C88]; FIND(&quot;mm &quot;; [.$C88]; FIND(&quot;mm &quot;; [.$C88]; FIND(&quot;: &quot;; [.$C88])) + 2) + 2)))) - 2      );&#10;      MID([.$C87];&#10;          FIND(&quot;mm &quot;; [.$C87]; FIND(&quot;mm &quot;; [.$C87]; FIND(&quot;: &quot;; [.$C87])) + 2) - FIND(&quot; &quot;; STRING_REVERSE(LEFT([.$C87]; FIND(&quot;mm &quot;; [.$C87]; FIND(&quot;mm &quot;; [.$C87]; FIND(&quot;: &quot;; [.$C87])) + 2)))) + 2;&#10;          FIND(&quot; &quot;; STRING_REVERSE(LEFT([.$C87]; FIND(&quot;mm &quot;; [.$C87]; FIND(&quot;mm &quot;; [.$C87]; FIND(&quot;: &quot;; [.$C87])) + 2)))) - 2&#10;     )&#10;)" office:value-type="string" office:string-value="" calcext:value-type="error">
            <text:p>#VALUE!</text:p>
          </table:table-cell>
          <table:table-cell table:formula="of:=IF(ISNUMBER(FIND(&quot;Φ&quot;; [.$C87]));&#10;      &quot;&quot;;&#10;      MID([.$C87];&#10;          FIND(&quot;mm &quot;; [.$C87]; FIND(&quot;mm &quot;; [.$C87]; FIND(&quot;mm &quot;; [.$C87]; FIND(&quot;: &quot;; [.$C87])) + 2) + 2) - FIND(&quot; &quot;; STRING_REVERSE(LEFT([.$C87]; FIND(&quot;mm &quot;; [.$C87]; FIND(&quot;mm &quot;; [.$C87]; FIND(&quot;mm &quot;; [.$C87]; FIND(&quot;: &quot;; [.$C87])) + 2) + 2)))) + 2;&#10;          FIND(&quot; &quot;; STRING_REVERSE(LEFT([.$C87]; FIND(&quot;mm &quot;; [.$C87]; FIND(&quot;mm &quot;; [.$C87]; FIND(&quot;mm &quot;; [.$C87]; FIND(&quot;: &quot;; [.$C87])) + 2) + 2)))) - 2&#10;     )&#10;)" office:value-type="string" office:string-value="" calcext:value-type="error">
            <text:p>#VALUE!</text:p>
          </table:table-cell>
          <table:table-cell table:formula="of:=IF(ISNUMBER(FIND(&quot;Φ&quot;; [.$C87]));&#10;      IF(ISNUMBER(FIND(&quot;: Washer&quot;; [.$C87])); [.$V87]; &quot;&quot;);&#10;      MID([.$C87];&#10;          FIND(&quot;mm &quot;; [.$C87]; FIND(&quot;mm &quot;; [.$C87]; FIND(&quot;mm &quot;; [.$C87]; FIND(&quot;mm &quot;; [.$C87]; FIND(&quot;: &quot;; [.$C87])) + 2) + 2) + 2) - FIND(&quot; &quot;; STRING_REVERSE(LEFT([.$C87]; FIND(&quot;mm &quot;; [.$C87]; FIND(&quot;mm &quot;; [.$C87]; FIND(&quot;mm &quot;; [.$C87]; FIND(&quot;mm &quot;; [.$C87]; FIND(&quot;: &quot;; [.$C87])) + 2) + 2) + 2)))) + 2;&#10;          FIND(&quot; &quot;; STRING_REVERSE(LEFT([.$C87]; FIND(&quot;mm &quot;; [.$C87]; FIND(&quot;mm &quot;; [.$C87]; FIND(&quot;mm &quot;; [.$C87]; FIND(&quot;mm &quot;; [.$C87]; FIND(&quot;: &quot;; [.$C87])) + 2) + 2) + 2)))) - 2&#10;     )&#10;)" office:value-type="string" office:string-value="" calcext:value-type="error">
            <text:p>#VALUE!</text:p>
          </table:table-cell>
          <table:table-cell table:style-name="ce17" table:formula="of:=NOT(OR([.$F87:.$Q87]))" office:value-type="boolean" office:boolean-value="true" calcext:value-type="boolean">
            <text:p>TRUE</text:p>
          </table:table-cell>
          <table:table-cell table:formula="of:=RIGHT([.$C87]; LEN([.$C87]) - FIND(&quot; - x&quot;; [.$C87]) - 3)" office:value-type="string" office:string-value="" calcext:value-type="error">
            <text:p>#VALUE!</text:p>
          </table:table-cell>
          <table:table-cell table:number-columns-repeated="998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ECHO: "Bolt: Bolt M10 x 64mm - x1"</text:p>
          </table:table-cell>
          <table:table-cell table:formula="of:=MID([.$B88]; 8; LEN([.$B88]) - 8)" office:value-type="string" office:string-value="Bolt: Bolt M10 x 64mm - x1" calcext:value-type="string">
            <text:p>Bolt: Bolt M10 x 64mm - x1</text:p>
          </table:table-cell>
          <table:table-cell table:formula="of:=IF(LEFT([.$C88]; 5) = &quot;Tool:&quot;; RIGHT([.$C88]; LEN([.$C88]) - 6); LEFT([.$C88]; FIND(&quot;:&quot;; [.$C88]) - 1))" office:value-type="string" office:string-value="Bolt" calcext:value-type="string">
            <text:p>Bolt</text:p>
          </table:table-cell>
          <table:table-cell table:style-name="ce7" table:formula="of:=NOT(RIGHT(TRIM([.$C88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88]))" office:value-type="boolean" office:boolean-value="false" calcext:value-type="boolean">
            <text:p>FALSE</text:p>
          </table:table-cell>
          <table:table-cell table:style-name="ce7" table:formula="of:=ISNUMBER(FIND(&quot;: Bolt&quot;; [.$C88]))" office:value-type="boolean" office:boolean-value="true" calcext:value-type="boolean">
            <text:p>TRUE</text:p>
          </table:table-cell>
          <table:table-cell table:style-name="ce7" table:formula="of:=ISNUMBER(FIND(&quot;: Nut&quot;; [.$C88]))" office:value-type="boolean" office:boolean-value="false" calcext:value-type="boolean">
            <text:p>FALSE</text:p>
          </table:table-cell>
          <table:table-cell table:style-name="ce7" table:formula="of:=ISNUMBER(SEARCH(&quot;: Wheel&quot;; [.$C88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88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88]))" office:value-type="boolean" office:boolean-value="false" calcext:value-type="boolean">
            <text:p>FALSE</text:p>
          </table:table-cell>
          <table:table-cell table:style-name="ce7" table:formula="of:=ISNUMBER(SEARCH(&quot;ALUMINIUM SHEET&quot;; [.$C88]))" office:value-type="boolean" office:boolean-value="false" calcext:value-type="boolean">
            <text:p>FALSE</text:p>
          </table:table-cell>
          <table:table-cell table:style-name="ce7" table:formula="of:=ISNUMBER(FIND(&quot;: Tube clamp&quot;; [.$C88]))" office:value-type="boolean" office:boolean-value="false" calcext:value-type="boolean">
            <text:p>FALSE</text:p>
          </table:table-cell>
          <table:table-cell table:style-name="ce7" table:formula="of:=AND(ISNUMBER(FIND(&quot;: Tube clamp&quot;; [.$C88])); ISNUMBER(SEARCH(&quot;104:&quot;; [.$C88])))" office:value-type="boolean" office:boolean-value="false" calcext:value-type="boolean">
            <text:p>FALSE</text:p>
          </table:table-cell>
          <table:table-cell table:style-name="ce7" table:formula="of:=AND(ISNUMBER(FIND(&quot;: Tube clamp&quot;; [.$C88])); ISNUMBER(SEARCH(&quot;116:&quot;; [.$C88])))" office:value-type="boolean" office:boolean-value="false" calcext:value-type="boolean">
            <text:p>FALSE</text:p>
          </table:table-cell>
          <table:table-cell table:style-name="ce7" table:formula="of:=AND(ISNUMBER(FIND(&quot;: Tube clamp&quot;; [.$C88])); ISNUMBER(SEARCH(&quot;132:&quot;; [.$C88])))" office:value-type="boolean" office:boolean-value="false" calcext:value-type="boolean">
            <text:p>FALSE</text:p>
          </table:table-cell>
          <table:table-cell table:style-name="ce7" table:formula="of:=AND(ISNUMBER(FIND(&quot;: Tube clamp&quot;; [.$C88])); ISNUMBER(SEARCH(&quot;176:&quot;; [.$C88])))" office:value-type="boolean" office:boolean-value="false" calcext:value-type="boolean">
            <text:p>FALSE</text:p>
          </table:table-cell>
          <table:table-cell table:style-name="ce7" table:formula="of:=ISNUMBER(FIND(&quot;Tool:&quot;; [.$C88]))" office:value-type="boolean" office:boolean-value="false" calcext:value-type="boolean">
            <text:p>FALSE</text:p>
          </table:table-cell>
          <table:table-cell table:style-name="ce12" table:formula="of:=IF(ISNUMBER(FIND(&quot;Φ&quot;; [.$C88])); MID([.$C88]; FIND(&quot;Φ&quot;; [.$C88]) + 1; FIND(&quot;mm&quot;; [.$C88]; FIND(&quot;Φ&quot;; [.$C88])) - FIND(&quot;Φ&quot;; [.$C88]) - 1); IF(ISNUMBER(FIND(&quot;: Bolt M&quot;; [.$C88])); MID([.$C88]; FIND(&quot;: Bolt M&quot;; [.$C88]) + 8; FIND(&quot; &quot;; [.$C88]; FIND(&quot;: Bolt M&quot;; [.$C88]) + 8) - FIND(&quot;: Bolt M&quot;; [.$C88]) - 8); &quot;&quot;))" office:value-type="string" office:string-value="10" calcext:value-type="string">
            <text:p>10</text:p>
          </table:table-cell>
          <table:table-cell table:style-name="ce12" table:formula="of:=IF(ISNUMBER(FIND(&quot;: Washer&quot;; [.$C88])); [.$U88]; IF(ISNUMBER(FIND(&quot;Φ&quot;; [.$C88])); MID([.$C88]; FIND(&quot;Φ&quot;; [.$C88]) + 1; FIND(&quot;mm&quot;; [.$C88]; FIND(&quot;Φ&quot;; [.$C88])) - FIND(&quot;Φ&quot;; [.$C88]) - 1); IF(ISNUMBER(FIND(&quot;: Bolt M&quot;; [.$C88])); MID([.$C88]; FIND(&quot;: Bolt M&quot;; [.$C88]) + 8; FIND(&quot; &quot;; [.$C88]; FIND(&quot;: Bolt M&quot;; [.$C88]) + 8) - FIND(&quot;: Bolt M&quot;; [.$C88]) - 8); &quot;&quot;)))" office:value-type="string" office:string-value="10" calcext:value-type="string">
            <text:p>10</text:p>
          </table:table-cell>
          <table:table-cell table:formula="of:=IF(ISNUMBER(FIND(&quot;Φ&quot;; [.$C88]));&#10;      MID([.$C88];&#10;          FIND(&quot;mm &quot;; [.$C88]; FIND(&quot;Φ&quot;; [.$C88])) + 5;&#10;          FIND(&quot;mm &quot;; [.$C88]; FIND(&quot;mm &quot;; [.$C88]; FIND(&quot;Φ&quot;; [.$C88])) + 4) - FIND(&quot;mm &quot;; [.$C88]; FIND(&quot;Φ&quot;; [.$C88])) - 5&#10;     );&#10;      MID([.$C88];&#10;          FIND(&quot;mm &quot;; [.$C88]; FIND(&quot;: &quot;; [.$C88])) - FIND(&quot; &quot;; STRING_REVERSE(LEFT([.$C88]; FIND(&quot;mm &quot;; [.$C88]; FIND(&quot;: &quot;; [.$C88]))))) + 2;&#10;          FIND(&quot; &quot;; STRING_REVERSE(LEFT([.$C88]; FIND(&quot;mm &quot;; [.$C88]; FIND(&quot;: &quot;; [.$C88]))))) - 2&#10;     )&#10;)" office:value-type="string" office:string-value="64" calcext:value-type="string">
            <text:p>64</text:p>
          </table:table-cell>
          <table:table-cell table:formula="of:=IF(ISNUMBER(FIND(&quot;Φ&quot;; [.$C88]));&#10;      MID([.$C89];           FIND(&quot;mm &quot;; [.$C89]; FIND(&quot;mm &quot;; [.$C89]; FIND(&quot;mm &quot;; [.$C89]; FIND(&quot;: &quot;; [.$C89])) + 2) + 2) - FIND(&quot; &quot;; STRING_REVERSE(LEFT([.$C89]; FIND(&quot;mm &quot;; [.$C89]; FIND(&quot;mm &quot;; [.$C89]; FIND(&quot;mm &quot;; [.$C89]; FIND(&quot;: &quot;; [.$C89])) + 2) + 2)))) + 2;           FIND(&quot; &quot;; STRING_REVERSE(LEFT([.$C89]; FIND(&quot;mm &quot;; [.$C89]; FIND(&quot;mm &quot;; [.$C89]; FIND(&quot;mm &quot;; [.$C89]; FIND(&quot;: &quot;; [.$C89])) + 2) + 2)))) - 2      );&#10;      MID([.$C88];&#10;          FIND(&quot;mm &quot;; [.$C88]; FIND(&quot;mm &quot;; [.$C88]; FIND(&quot;: &quot;; [.$C88])) + 2) - FIND(&quot; &quot;; STRING_REVERSE(LEFT([.$C88]; FIND(&quot;mm &quot;; [.$C88]; FIND(&quot;mm &quot;; [.$C88]; FIND(&quot;: &quot;; [.$C88])) + 2)))) + 2;&#10;          FIND(&quot; &quot;; STRING_REVERSE(LEFT([.$C88]; FIND(&quot;mm &quot;; [.$C88]; FIND(&quot;mm &quot;; [.$C88]; FIND(&quot;: &quot;; [.$C88])) + 2)))) - 2&#10;     )&#10;)" office:value-type="string" office:string-value="" calcext:value-type="error">
            <text:p>#VALUE!</text:p>
          </table:table-cell>
          <table:table-cell table:formula="of:=IF(ISNUMBER(FIND(&quot;Φ&quot;; [.$C88]));&#10;      &quot;&quot;;&#10;      MID([.$C88];&#10;          FIND(&quot;mm &quot;; [.$C88]; FIND(&quot;mm &quot;; [.$C88]; FIND(&quot;mm &quot;; [.$C88]; FIND(&quot;: &quot;; [.$C88])) + 2) + 2) - FIND(&quot; &quot;; STRING_REVERSE(LEFT([.$C88]; FIND(&quot;mm &quot;; [.$C88]; FIND(&quot;mm &quot;; [.$C88]; FIND(&quot;mm &quot;; [.$C88]; FIND(&quot;: &quot;; [.$C88])) + 2) + 2)))) + 2;&#10;          FIND(&quot; &quot;; STRING_REVERSE(LEFT([.$C88]; FIND(&quot;mm &quot;; [.$C88]; FIND(&quot;mm &quot;; [.$C88]; FIND(&quot;mm &quot;; [.$C88]; FIND(&quot;: &quot;; [.$C88])) + 2) + 2)))) - 2&#10;     )&#10;)" office:value-type="string" office:string-value="" calcext:value-type="error">
            <text:p>#VALUE!</text:p>
          </table:table-cell>
          <table:table-cell table:formula="of:=IF(ISNUMBER(FIND(&quot;Φ&quot;; [.$C88]));&#10;      IF(ISNUMBER(FIND(&quot;: Washer&quot;; [.$C88])); [.$V88]; &quot;&quot;);&#10;      MID([.$C88];&#10;          FIND(&quot;mm &quot;; [.$C88]; FIND(&quot;mm &quot;; [.$C88]; FIND(&quot;mm &quot;; [.$C88]; FIND(&quot;mm &quot;; [.$C88]; FIND(&quot;: &quot;; [.$C88])) + 2) + 2) + 2) - FIND(&quot; &quot;; STRING_REVERSE(LEFT([.$C88]; FIND(&quot;mm &quot;; [.$C88]; FIND(&quot;mm &quot;; [.$C88]; FIND(&quot;mm &quot;; [.$C88]; FIND(&quot;mm &quot;; [.$C88]; FIND(&quot;: &quot;; [.$C88])) + 2) + 2) + 2)))) + 2;&#10;          FIND(&quot; &quot;; STRING_REVERSE(LEFT([.$C88]; FIND(&quot;mm &quot;; [.$C88]; FIND(&quot;mm &quot;; [.$C88]; FIND(&quot;mm &quot;; [.$C88]; FIND(&quot;mm &quot;; [.$C88]; FIND(&quot;: &quot;; [.$C88])) + 2) + 2) + 2)))) - 2&#10;     )&#10;)" office:value-type="string" office:string-value="" calcext:value-type="error">
            <text:p>#VALUE!</text:p>
          </table:table-cell>
          <table:table-cell table:style-name="ce17" table:formula="of:=NOT(OR([.$F88:.$Q88]))" office:value-type="boolean" office:boolean-value="false" calcext:value-type="boolean">
            <text:p>FALSE</text:p>
          </table:table-cell>
          <table:table-cell table:formula="of:=RIGHT([.$C88]; LEN([.$C88]) - FIND(&quot; - x&quot;; [.$C88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ECHO: "Nut: Nut M10 - x1"</text:p>
          </table:table-cell>
          <table:table-cell table:formula="of:=MID([.$B89]; 8; LEN([.$B89]) - 8)" office:value-type="string" office:string-value="Nut: Nut M10 - x1" calcext:value-type="string">
            <text:p>Nut: Nut M10 - x1</text:p>
          </table:table-cell>
          <table:table-cell table:formula="of:=IF(LEFT([.$C89]; 5) = &quot;Tool:&quot;; RIGHT([.$C89]; LEN([.$C89]) - 6); LEFT([.$C89]; FIND(&quot;:&quot;; [.$C89]) - 1))" office:value-type="string" office:string-value="Nut" calcext:value-type="string">
            <text:p>Nut</text:p>
          </table:table-cell>
          <table:table-cell table:style-name="ce7" table:formula="of:=NOT(RIGHT(TRIM([.$C89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89]))" office:value-type="boolean" office:boolean-value="false" calcext:value-type="boolean">
            <text:p>FALSE</text:p>
          </table:table-cell>
          <table:table-cell table:style-name="ce7" table:formula="of:=ISNUMBER(FIND(&quot;: Bolt&quot;; [.$C89]))" office:value-type="boolean" office:boolean-value="false" calcext:value-type="boolean">
            <text:p>FALSE</text:p>
          </table:table-cell>
          <table:table-cell table:style-name="ce7" table:formula="of:=ISNUMBER(FIND(&quot;: Nut&quot;; [.$C89]))" office:value-type="boolean" office:boolean-value="true" calcext:value-type="boolean">
            <text:p>TRUE</text:p>
          </table:table-cell>
          <table:table-cell table:style-name="ce7" table:formula="of:=ISNUMBER(SEARCH(&quot;: Wheel&quot;; [.$C89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89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89]))" office:value-type="boolean" office:boolean-value="false" calcext:value-type="boolean">
            <text:p>FALSE</text:p>
          </table:table-cell>
          <table:table-cell table:style-name="ce7" table:formula="of:=ISNUMBER(SEARCH(&quot;ALUMINIUM SHEET&quot;; [.$C89]))" office:value-type="boolean" office:boolean-value="false" calcext:value-type="boolean">
            <text:p>FALSE</text:p>
          </table:table-cell>
          <table:table-cell table:style-name="ce7" table:formula="of:=ISNUMBER(FIND(&quot;: Tube clamp&quot;; [.$C89]))" office:value-type="boolean" office:boolean-value="false" calcext:value-type="boolean">
            <text:p>FALSE</text:p>
          </table:table-cell>
          <table:table-cell table:style-name="ce7" table:formula="of:=AND(ISNUMBER(FIND(&quot;: Tube clamp&quot;; [.$C89])); ISNUMBER(SEARCH(&quot;104:&quot;; [.$C89])))" office:value-type="boolean" office:boolean-value="false" calcext:value-type="boolean">
            <text:p>FALSE</text:p>
          </table:table-cell>
          <table:table-cell table:style-name="ce7" table:formula="of:=AND(ISNUMBER(FIND(&quot;: Tube clamp&quot;; [.$C89])); ISNUMBER(SEARCH(&quot;116:&quot;; [.$C89])))" office:value-type="boolean" office:boolean-value="false" calcext:value-type="boolean">
            <text:p>FALSE</text:p>
          </table:table-cell>
          <table:table-cell table:style-name="ce7" table:formula="of:=AND(ISNUMBER(FIND(&quot;: Tube clamp&quot;; [.$C89])); ISNUMBER(SEARCH(&quot;132:&quot;; [.$C89])))" office:value-type="boolean" office:boolean-value="false" calcext:value-type="boolean">
            <text:p>FALSE</text:p>
          </table:table-cell>
          <table:table-cell table:style-name="ce7" table:formula="of:=AND(ISNUMBER(FIND(&quot;: Tube clamp&quot;; [.$C89])); ISNUMBER(SEARCH(&quot;176:&quot;; [.$C89])))" office:value-type="boolean" office:boolean-value="false" calcext:value-type="boolean">
            <text:p>FALSE</text:p>
          </table:table-cell>
          <table:table-cell table:style-name="ce7" table:formula="of:=ISNUMBER(FIND(&quot;Tool:&quot;; [.$C89]))" office:value-type="boolean" office:boolean-value="false" calcext:value-type="boolean">
            <text:p>FALSE</text:p>
          </table:table-cell>
          <table:table-cell table:style-name="ce12" table:formula="of:=IF(ISNUMBER(FIND(&quot;Φ&quot;; [.$C89])); MID([.$C89]; FIND(&quot;Φ&quot;; [.$C89]) + 1; FIND(&quot;mm&quot;; [.$C89]; FIND(&quot;Φ&quot;; [.$C89])) - FIND(&quot;Φ&quot;; [.$C89]) - 1); IF(ISNUMBER(FIND(&quot;: Bolt M&quot;; [.$C89])); MID([.$C89]; FIND(&quot;: Bolt M&quot;; [.$C89]) + 8; FIND(&quot; &quot;; [.$C89]; FIND(&quot;: Bolt M&quot;; [.$C89]) + 8) - FIND(&quot;: Bolt M&quot;; [.$C89]) - 8); &quot;&quot;))">
            <text:p/>
          </table:table-cell>
          <table:table-cell table:style-name="ce12" table:formula="of:=IF(ISNUMBER(FIND(&quot;: Washer&quot;; [.$C89])); [.$U89]; IF(ISNUMBER(FIND(&quot;Φ&quot;; [.$C89])); MID([.$C89]; FIND(&quot;Φ&quot;; [.$C89]) + 1; FIND(&quot;mm&quot;; [.$C89]; FIND(&quot;Φ&quot;; [.$C89])) - FIND(&quot;Φ&quot;; [.$C89]) - 1); IF(ISNUMBER(FIND(&quot;: Bolt M&quot;; [.$C89])); MID([.$C89]; FIND(&quot;: Bolt M&quot;; [.$C89]) + 8; FIND(&quot; &quot;; [.$C89]; FIND(&quot;: Bolt M&quot;; [.$C89]) + 8) - FIND(&quot;: Bolt M&quot;; [.$C89]) - 8); &quot;&quot;)))">
            <text:p/>
          </table:table-cell>
          <table:table-cell table:formula="of:=IF(ISNUMBER(FIND(&quot;Φ&quot;; [.$C89]));&#10;      MID([.$C89];&#10;          FIND(&quot;mm &quot;; [.$C89]; FIND(&quot;Φ&quot;; [.$C89])) + 5;&#10;          FIND(&quot;mm &quot;; [.$C89]; FIND(&quot;mm &quot;; [.$C89]; FIND(&quot;Φ&quot;; [.$C89])) + 4) - FIND(&quot;mm &quot;; [.$C89]; FIND(&quot;Φ&quot;; [.$C89])) - 5&#10;     );&#10;      MID([.$C89];&#10;          FIND(&quot;mm &quot;; [.$C89]; FIND(&quot;: &quot;; [.$C89])) - FIND(&quot; &quot;; STRING_REVERSE(LEFT([.$C89]; FIND(&quot;mm &quot;; [.$C89]; FIND(&quot;: &quot;; [.$C89]))))) + 2;&#10;          FIND(&quot; &quot;; STRING_REVERSE(LEFT([.$C89]; FIND(&quot;mm &quot;; [.$C89]; FIND(&quot;: &quot;; [.$C89]))))) - 2&#10;     )&#10;)" office:value-type="string" office:string-value="" calcext:value-type="error">
            <text:p>#VALUE!</text:p>
          </table:table-cell>
          <table:table-cell table:formula="of:=IF(ISNUMBER(FIND(&quot;Φ&quot;; [.$C89]));&#10;      MID([.$C90];           FIND(&quot;mm &quot;; [.$C90]; FIND(&quot;mm &quot;; [.$C90]; FIND(&quot;mm &quot;; [.$C90]; FIND(&quot;: &quot;; [.$C90])) + 2) + 2) - FIND(&quot; &quot;; STRING_REVERSE(LEFT([.$C90]; FIND(&quot;mm &quot;; [.$C90]; FIND(&quot;mm &quot;; [.$C90]; FIND(&quot;mm &quot;; [.$C90]; FIND(&quot;: &quot;; [.$C90])) + 2) + 2)))) + 2;           FIND(&quot; &quot;; STRING_REVERSE(LEFT([.$C90]; FIND(&quot;mm &quot;; [.$C90]; FIND(&quot;mm &quot;; [.$C90]; FIND(&quot;mm &quot;; [.$C90]; FIND(&quot;: &quot;; [.$C90])) + 2) + 2)))) - 2      );&#10;      MID([.$C89];&#10;          FIND(&quot;mm &quot;; [.$C89]; FIND(&quot;mm &quot;; [.$C89]; FIND(&quot;: &quot;; [.$C89])) + 2) - FIND(&quot; &quot;; STRING_REVERSE(LEFT([.$C89]; FIND(&quot;mm &quot;; [.$C89]; FIND(&quot;mm &quot;; [.$C89]; FIND(&quot;: &quot;; [.$C89])) + 2)))) + 2;&#10;          FIND(&quot; &quot;; STRING_REVERSE(LEFT([.$C89]; FIND(&quot;mm &quot;; [.$C89]; FIND(&quot;mm &quot;; [.$C89]; FIND(&quot;: &quot;; [.$C89])) + 2)))) - 2&#10;     )&#10;)" office:value-type="string" office:string-value="" calcext:value-type="error">
            <text:p>#VALUE!</text:p>
          </table:table-cell>
          <table:table-cell table:formula="of:=IF(ISNUMBER(FIND(&quot;Φ&quot;; [.$C89]));&#10;      &quot;&quot;;&#10;      MID([.$C89];&#10;          FIND(&quot;mm &quot;; [.$C89]; FIND(&quot;mm &quot;; [.$C89]; FIND(&quot;mm &quot;; [.$C89]; FIND(&quot;: &quot;; [.$C89])) + 2) + 2) - FIND(&quot; &quot;; STRING_REVERSE(LEFT([.$C89]; FIND(&quot;mm &quot;; [.$C89]; FIND(&quot;mm &quot;; [.$C89]; FIND(&quot;mm &quot;; [.$C89]; FIND(&quot;: &quot;; [.$C89])) + 2) + 2)))) + 2;&#10;          FIND(&quot; &quot;; STRING_REVERSE(LEFT([.$C89]; FIND(&quot;mm &quot;; [.$C89]; FIND(&quot;mm &quot;; [.$C89]; FIND(&quot;mm &quot;; [.$C89]; FIND(&quot;: &quot;; [.$C89])) + 2) + 2)))) - 2&#10;     )&#10;)" office:value-type="string" office:string-value="" calcext:value-type="error">
            <text:p>#VALUE!</text:p>
          </table:table-cell>
          <table:table-cell table:formula="of:=IF(ISNUMBER(FIND(&quot;Φ&quot;; [.$C89]));&#10;      IF(ISNUMBER(FIND(&quot;: Washer&quot;; [.$C89])); [.$V89]; &quot;&quot;);&#10;      MID([.$C89];&#10;          FIND(&quot;mm &quot;; [.$C89]; FIND(&quot;mm &quot;; [.$C89]; FIND(&quot;mm &quot;; [.$C89]; FIND(&quot;mm &quot;; [.$C89]; FIND(&quot;: &quot;; [.$C89])) + 2) + 2) + 2) - FIND(&quot; &quot;; STRING_REVERSE(LEFT([.$C89]; FIND(&quot;mm &quot;; [.$C89]; FIND(&quot;mm &quot;; [.$C89]; FIND(&quot;mm &quot;; [.$C89]; FIND(&quot;mm &quot;; [.$C89]; FIND(&quot;: &quot;; [.$C89])) + 2) + 2) + 2)))) + 2;&#10;          FIND(&quot; &quot;; STRING_REVERSE(LEFT([.$C89]; FIND(&quot;mm &quot;; [.$C89]; FIND(&quot;mm &quot;; [.$C89]; FIND(&quot;mm &quot;; [.$C89]; FIND(&quot;mm &quot;; [.$C89]; FIND(&quot;: &quot;; [.$C89])) + 2) + 2) + 2)))) - 2&#10;     )&#10;)" office:value-type="string" office:string-value="" calcext:value-type="error">
            <text:p>#VALUE!</text:p>
          </table:table-cell>
          <table:table-cell table:style-name="ce17" table:formula="of:=NOT(OR([.$F89:.$Q89]))" office:value-type="boolean" office:boolean-value="false" calcext:value-type="boolean">
            <text:p>FALSE</text:p>
          </table:table-cell>
          <table:table-cell table:formula="of:=RIGHT([.$C89]; LEN([.$C89]) - FIND(&quot; - x&quot;; [.$C89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ECHO: "Washer: Washer Φ40mm x 10mm x 3mm - x1"</text:p>
          </table:table-cell>
          <table:table-cell table:formula="of:=MID([.$B90]; 8; LEN([.$B90]) - 8)" office:value-type="string" office:string-value="Washer: Washer Φ40mm x 10mm x 3mm - x1" calcext:value-type="string">
            <text:p>Washer: Washer Φ40mm x 10mm x 3mm - x1</text:p>
          </table:table-cell>
          <table:table-cell table:formula="of:=IF(LEFT([.$C90]; 5) = &quot;Tool:&quot;; RIGHT([.$C90]; LEN([.$C90]) - 6); LEFT([.$C90]; FIND(&quot;:&quot;; [.$C90]) - 1))" office:value-type="string" office:string-value="Washer" calcext:value-type="string">
            <text:p>Washer</text:p>
          </table:table-cell>
          <table:table-cell table:style-name="ce7" table:formula="of:=NOT(RIGHT(TRIM([.$C90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90]))" office:value-type="boolean" office:boolean-value="true" calcext:value-type="boolean">
            <text:p>TRUE</text:p>
          </table:table-cell>
          <table:table-cell table:style-name="ce7" table:formula="of:=ISNUMBER(FIND(&quot;: Bolt&quot;; [.$C90]))" office:value-type="boolean" office:boolean-value="false" calcext:value-type="boolean">
            <text:p>FALSE</text:p>
          </table:table-cell>
          <table:table-cell table:style-name="ce7" table:formula="of:=ISNUMBER(FIND(&quot;: Nut&quot;; [.$C90]))" office:value-type="boolean" office:boolean-value="false" calcext:value-type="boolean">
            <text:p>FALSE</text:p>
          </table:table-cell>
          <table:table-cell table:style-name="ce7" table:formula="of:=ISNUMBER(SEARCH(&quot;: Wheel&quot;; [.$C90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90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90]))" office:value-type="boolean" office:boolean-value="false" calcext:value-type="boolean">
            <text:p>FALSE</text:p>
          </table:table-cell>
          <table:table-cell table:style-name="ce7" table:formula="of:=ISNUMBER(SEARCH(&quot;ALUMINIUM SHEET&quot;; [.$C90]))" office:value-type="boolean" office:boolean-value="false" calcext:value-type="boolean">
            <text:p>FALSE</text:p>
          </table:table-cell>
          <table:table-cell table:style-name="ce7" table:formula="of:=ISNUMBER(FIND(&quot;: Tube clamp&quot;; [.$C90]))" office:value-type="boolean" office:boolean-value="false" calcext:value-type="boolean">
            <text:p>FALSE</text:p>
          </table:table-cell>
          <table:table-cell table:style-name="ce7" table:formula="of:=AND(ISNUMBER(FIND(&quot;: Tube clamp&quot;; [.$C90])); ISNUMBER(SEARCH(&quot;104:&quot;; [.$C90])))" office:value-type="boolean" office:boolean-value="false" calcext:value-type="boolean">
            <text:p>FALSE</text:p>
          </table:table-cell>
          <table:table-cell table:style-name="ce7" table:formula="of:=AND(ISNUMBER(FIND(&quot;: Tube clamp&quot;; [.$C90])); ISNUMBER(SEARCH(&quot;116:&quot;; [.$C90])))" office:value-type="boolean" office:boolean-value="false" calcext:value-type="boolean">
            <text:p>FALSE</text:p>
          </table:table-cell>
          <table:table-cell table:style-name="ce7" table:formula="of:=AND(ISNUMBER(FIND(&quot;: Tube clamp&quot;; [.$C90])); ISNUMBER(SEARCH(&quot;132:&quot;; [.$C90])))" office:value-type="boolean" office:boolean-value="false" calcext:value-type="boolean">
            <text:p>FALSE</text:p>
          </table:table-cell>
          <table:table-cell table:style-name="ce7" table:formula="of:=AND(ISNUMBER(FIND(&quot;: Tube clamp&quot;; [.$C90])); ISNUMBER(SEARCH(&quot;176:&quot;; [.$C90])))" office:value-type="boolean" office:boolean-value="false" calcext:value-type="boolean">
            <text:p>FALSE</text:p>
          </table:table-cell>
          <table:table-cell table:style-name="ce7" table:formula="of:=ISNUMBER(FIND(&quot;Tool:&quot;; [.$C90]))" office:value-type="boolean" office:boolean-value="false" calcext:value-type="boolean">
            <text:p>FALSE</text:p>
          </table:table-cell>
          <table:table-cell table:style-name="ce12" table:formula="of:=IF(ISNUMBER(FIND(&quot;Φ&quot;; [.$C90])); MID([.$C90]; FIND(&quot;Φ&quot;; [.$C90]) + 1; FIND(&quot;mm&quot;; [.$C90]; FIND(&quot;Φ&quot;; [.$C90])) - FIND(&quot;Φ&quot;; [.$C90]) - 1); IF(ISNUMBER(FIND(&quot;: Bolt M&quot;; [.$C90])); MID([.$C90]; FIND(&quot;: Bolt M&quot;; [.$C90]) + 8; FIND(&quot; &quot;; [.$C90]; FIND(&quot;: Bolt M&quot;; [.$C90]) + 8) - FIND(&quot;: Bolt M&quot;; [.$C90]) - 8); &quot;&quot;))" office:value-type="string" office:string-value="40" calcext:value-type="string">
            <text:p>40</text:p>
          </table:table-cell>
          <table:table-cell table:style-name="ce12" table:formula="of:=IF(ISNUMBER(FIND(&quot;: Washer&quot;; [.$C90])); [.$U90]; IF(ISNUMBER(FIND(&quot;Φ&quot;; [.$C90])); MID([.$C90]; FIND(&quot;Φ&quot;; [.$C90]) + 1; FIND(&quot;mm&quot;; [.$C90]; FIND(&quot;Φ&quot;; [.$C90])) - FIND(&quot;Φ&quot;; [.$C90]) - 1); IF(ISNUMBER(FIND(&quot;: Bolt M&quot;; [.$C90])); MID([.$C90]; FIND(&quot;: Bolt M&quot;; [.$C90]) + 8; FIND(&quot; &quot;; [.$C90]; FIND(&quot;: Bolt M&quot;; [.$C90]) + 8) - FIND(&quot;: Bolt M&quot;; [.$C90]) - 8); &quot;&quot;)))" office:value-type="string" office:string-value="10" calcext:value-type="string">
            <text:p>10</text:p>
          </table:table-cell>
          <table:table-cell table:formula="of:=IF(ISNUMBER(FIND(&quot;Φ&quot;; [.$C90]));&#10;      MID([.$C90];&#10;          FIND(&quot;mm &quot;; [.$C90]; FIND(&quot;Φ&quot;; [.$C90])) + 5;&#10;          FIND(&quot;mm &quot;; [.$C90]; FIND(&quot;mm &quot;; [.$C90]; FIND(&quot;Φ&quot;; [.$C90])) + 4) - FIND(&quot;mm &quot;; [.$C90]; FIND(&quot;Φ&quot;; [.$C90])) - 5&#10;     );&#10;      MID([.$C90];&#10;          FIND(&quot;mm &quot;; [.$C90]; FIND(&quot;: &quot;; [.$C90])) - FIND(&quot; &quot;; STRING_REVERSE(LEFT([.$C90]; FIND(&quot;mm &quot;; [.$C90]; FIND(&quot;: &quot;; [.$C90]))))) + 2;&#10;          FIND(&quot; &quot;; STRING_REVERSE(LEFT([.$C90]; FIND(&quot;mm &quot;; [.$C90]; FIND(&quot;: &quot;; [.$C90]))))) - 2&#10;     )&#10;)" office:value-type="string" office:string-value="10" calcext:value-type="string">
            <text:p>10</text:p>
          </table:table-cell>
          <table:table-cell table:formula="of:=IF(ISNUMBER(FIND(&quot;Φ&quot;; [.$C90]));&#10;      MID([.$C91];           FIND(&quot;mm &quot;; [.$C91]; FIND(&quot;mm &quot;; [.$C91]; FIND(&quot;mm &quot;; [.$C91]; FIND(&quot;: &quot;; [.$C91])) + 2) + 2) - FIND(&quot; &quot;; STRING_REVERSE(LEFT([.$C91]; FIND(&quot;mm &quot;; [.$C91]; FIND(&quot;mm &quot;; [.$C91]; FIND(&quot;mm &quot;; [.$C91]; FIND(&quot;: &quot;; [.$C91])) + 2) + 2)))) + 2;           FIND(&quot; &quot;; STRING_REVERSE(LEFT([.$C91]; FIND(&quot;mm &quot;; [.$C91]; FIND(&quot;mm &quot;; [.$C91]; FIND(&quot;mm &quot;; [.$C91]; FIND(&quot;: &quot;; [.$C91])) + 2) + 2)))) - 2      );&#10;      MID([.$C90];&#10;          FIND(&quot;mm &quot;; [.$C90]; FIND(&quot;mm &quot;; [.$C90]; FIND(&quot;: &quot;; [.$C90])) + 2) - FIND(&quot; &quot;; STRING_REVERSE(LEFT([.$C90]; FIND(&quot;mm &quot;; [.$C90]; FIND(&quot;mm &quot;; [.$C90]; FIND(&quot;: &quot;; [.$C90])) + 2)))) + 2;&#10;          FIND(&quot; &quot;; STRING_REVERSE(LEFT([.$C90]; FIND(&quot;mm &quot;; [.$C90]; FIND(&quot;mm &quot;; [.$C90]; FIND(&quot;: &quot;; [.$C90])) + 2)))) - 2&#10;     )&#10;)" office:value-type="string" office:string-value="3" calcext:value-type="string">
            <text:p>3</text:p>
          </table:table-cell>
          <table:table-cell table:formula="of:=IF(ISNUMBER(FIND(&quot;Φ&quot;; [.$C90]));&#10;      &quot;&quot;;&#10;      MID([.$C90];&#10;          FIND(&quot;mm &quot;; [.$C90]; FIND(&quot;mm &quot;; [.$C90]; FIND(&quot;mm &quot;; [.$C90]; FIND(&quot;: &quot;; [.$C90])) + 2) + 2) - FIND(&quot; &quot;; STRING_REVERSE(LEFT([.$C90]; FIND(&quot;mm &quot;; [.$C90]; FIND(&quot;mm &quot;; [.$C90]; FIND(&quot;mm &quot;; [.$C90]; FIND(&quot;: &quot;; [.$C90])) + 2) + 2)))) + 2;&#10;          FIND(&quot; &quot;; STRING_REVERSE(LEFT([.$C90]; FIND(&quot;mm &quot;; [.$C90]; FIND(&quot;mm &quot;; [.$C90]; FIND(&quot;mm &quot;; [.$C90]; FIND(&quot;: &quot;; [.$C90])) + 2) + 2)))) - 2&#10;     )&#10;)">
            <text:p/>
          </table:table-cell>
          <table:table-cell table:formula="of:=IF(ISNUMBER(FIND(&quot;Φ&quot;; [.$C90]));&#10;      IF(ISNUMBER(FIND(&quot;: Washer&quot;; [.$C90])); [.$V90]; &quot;&quot;);&#10;      MID([.$C90];&#10;          FIND(&quot;mm &quot;; [.$C90]; FIND(&quot;mm &quot;; [.$C90]; FIND(&quot;mm &quot;; [.$C90]; FIND(&quot;mm &quot;; [.$C90]; FIND(&quot;: &quot;; [.$C90])) + 2) + 2) + 2) - FIND(&quot; &quot;; STRING_REVERSE(LEFT([.$C90]; FIND(&quot;mm &quot;; [.$C90]; FIND(&quot;mm &quot;; [.$C90]; FIND(&quot;mm &quot;; [.$C90]; FIND(&quot;mm &quot;; [.$C90]; FIND(&quot;: &quot;; [.$C90])) + 2) + 2) + 2)))) + 2;&#10;          FIND(&quot; &quot;; STRING_REVERSE(LEFT([.$C90]; FIND(&quot;mm &quot;; [.$C90]; FIND(&quot;mm &quot;; [.$C90]; FIND(&quot;mm &quot;; [.$C90]; FIND(&quot;mm &quot;; [.$C90]; FIND(&quot;: &quot;; [.$C90])) + 2) + 2) + 2)))) - 2&#10;     )&#10;)" office:value-type="string" office:string-value="3" calcext:value-type="string">
            <text:p>3</text:p>
          </table:table-cell>
          <table:table-cell table:style-name="ce17" table:formula="of:=NOT(OR([.$F90:.$Q90]))" office:value-type="boolean" office:boolean-value="false" calcext:value-type="boolean">
            <text:p>FALSE</text:p>
          </table:table-cell>
          <table:table-cell table:formula="of:=RIGHT([.$C90]; LEN([.$C90]) - FIND(&quot; - x&quot;; [.$C90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ECHO: "Washer: Washer Φ40mm x 10mm x 3mm - x1"</text:p>
          </table:table-cell>
          <table:table-cell table:formula="of:=MID([.$B91]; 8; LEN([.$B91]) - 8)" office:value-type="string" office:string-value="Washer: Washer Φ40mm x 10mm x 3mm - x1" calcext:value-type="string">
            <text:p>Washer: Washer Φ40mm x 10mm x 3mm - x1</text:p>
          </table:table-cell>
          <table:table-cell table:formula="of:=IF(LEFT([.$C91]; 5) = &quot;Tool:&quot;; RIGHT([.$C91]; LEN([.$C91]) - 6); LEFT([.$C91]; FIND(&quot;:&quot;; [.$C91]) - 1))" office:value-type="string" office:string-value="Washer" calcext:value-type="string">
            <text:p>Washer</text:p>
          </table:table-cell>
          <table:table-cell table:style-name="ce7" table:formula="of:=NOT(RIGHT(TRIM([.$C91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91]))" office:value-type="boolean" office:boolean-value="true" calcext:value-type="boolean">
            <text:p>TRUE</text:p>
          </table:table-cell>
          <table:table-cell table:style-name="ce7" table:formula="of:=ISNUMBER(FIND(&quot;: Bolt&quot;; [.$C91]))" office:value-type="boolean" office:boolean-value="false" calcext:value-type="boolean">
            <text:p>FALSE</text:p>
          </table:table-cell>
          <table:table-cell table:style-name="ce7" table:formula="of:=ISNUMBER(FIND(&quot;: Nut&quot;; [.$C91]))" office:value-type="boolean" office:boolean-value="false" calcext:value-type="boolean">
            <text:p>FALSE</text:p>
          </table:table-cell>
          <table:table-cell table:style-name="ce7" table:formula="of:=ISNUMBER(SEARCH(&quot;: Wheel&quot;; [.$C91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91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91]))" office:value-type="boolean" office:boolean-value="false" calcext:value-type="boolean">
            <text:p>FALSE</text:p>
          </table:table-cell>
          <table:table-cell table:style-name="ce7" table:formula="of:=ISNUMBER(SEARCH(&quot;ALUMINIUM SHEET&quot;; [.$C91]))" office:value-type="boolean" office:boolean-value="false" calcext:value-type="boolean">
            <text:p>FALSE</text:p>
          </table:table-cell>
          <table:table-cell table:style-name="ce7" table:formula="of:=ISNUMBER(FIND(&quot;: Tube clamp&quot;; [.$C91]))" office:value-type="boolean" office:boolean-value="false" calcext:value-type="boolean">
            <text:p>FALSE</text:p>
          </table:table-cell>
          <table:table-cell table:style-name="ce7" table:formula="of:=AND(ISNUMBER(FIND(&quot;: Tube clamp&quot;; [.$C91])); ISNUMBER(SEARCH(&quot;104:&quot;; [.$C91])))" office:value-type="boolean" office:boolean-value="false" calcext:value-type="boolean">
            <text:p>FALSE</text:p>
          </table:table-cell>
          <table:table-cell table:style-name="ce7" table:formula="of:=AND(ISNUMBER(FIND(&quot;: Tube clamp&quot;; [.$C91])); ISNUMBER(SEARCH(&quot;116:&quot;; [.$C91])))" office:value-type="boolean" office:boolean-value="false" calcext:value-type="boolean">
            <text:p>FALSE</text:p>
          </table:table-cell>
          <table:table-cell table:style-name="ce7" table:formula="of:=AND(ISNUMBER(FIND(&quot;: Tube clamp&quot;; [.$C91])); ISNUMBER(SEARCH(&quot;132:&quot;; [.$C91])))" office:value-type="boolean" office:boolean-value="false" calcext:value-type="boolean">
            <text:p>FALSE</text:p>
          </table:table-cell>
          <table:table-cell table:style-name="ce7" table:formula="of:=AND(ISNUMBER(FIND(&quot;: Tube clamp&quot;; [.$C91])); ISNUMBER(SEARCH(&quot;176:&quot;; [.$C91])))" office:value-type="boolean" office:boolean-value="false" calcext:value-type="boolean">
            <text:p>FALSE</text:p>
          </table:table-cell>
          <table:table-cell table:style-name="ce7" table:formula="of:=ISNUMBER(FIND(&quot;Tool:&quot;; [.$C91]))" office:value-type="boolean" office:boolean-value="false" calcext:value-type="boolean">
            <text:p>FALSE</text:p>
          </table:table-cell>
          <table:table-cell table:style-name="ce12" table:formula="of:=IF(ISNUMBER(FIND(&quot;Φ&quot;; [.$C91])); MID([.$C91]; FIND(&quot;Φ&quot;; [.$C91]) + 1; FIND(&quot;mm&quot;; [.$C91]; FIND(&quot;Φ&quot;; [.$C91])) - FIND(&quot;Φ&quot;; [.$C91]) - 1); IF(ISNUMBER(FIND(&quot;: Bolt M&quot;; [.$C91])); MID([.$C91]; FIND(&quot;: Bolt M&quot;; [.$C91]) + 8; FIND(&quot; &quot;; [.$C91]; FIND(&quot;: Bolt M&quot;; [.$C91]) + 8) - FIND(&quot;: Bolt M&quot;; [.$C91]) - 8); &quot;&quot;))" office:value-type="string" office:string-value="40" calcext:value-type="string">
            <text:p>40</text:p>
          </table:table-cell>
          <table:table-cell table:style-name="ce12" table:formula="of:=IF(ISNUMBER(FIND(&quot;: Washer&quot;; [.$C91])); [.$U91]; IF(ISNUMBER(FIND(&quot;Φ&quot;; [.$C91])); MID([.$C91]; FIND(&quot;Φ&quot;; [.$C91]) + 1; FIND(&quot;mm&quot;; [.$C91]; FIND(&quot;Φ&quot;; [.$C91])) - FIND(&quot;Φ&quot;; [.$C91]) - 1); IF(ISNUMBER(FIND(&quot;: Bolt M&quot;; [.$C91])); MID([.$C91]; FIND(&quot;: Bolt M&quot;; [.$C91]) + 8; FIND(&quot; &quot;; [.$C91]; FIND(&quot;: Bolt M&quot;; [.$C91]) + 8) - FIND(&quot;: Bolt M&quot;; [.$C91]) - 8); &quot;&quot;)))" office:value-type="string" office:string-value="10" calcext:value-type="string">
            <text:p>10</text:p>
          </table:table-cell>
          <table:table-cell table:formula="of:=IF(ISNUMBER(FIND(&quot;Φ&quot;; [.$C91]));&#10;      MID([.$C91];&#10;          FIND(&quot;mm &quot;; [.$C91]; FIND(&quot;Φ&quot;; [.$C91])) + 5;&#10;          FIND(&quot;mm &quot;; [.$C91]; FIND(&quot;mm &quot;; [.$C91]; FIND(&quot;Φ&quot;; [.$C91])) + 4) - FIND(&quot;mm &quot;; [.$C91]; FIND(&quot;Φ&quot;; [.$C91])) - 5&#10;     );&#10;      MID([.$C91];&#10;          FIND(&quot;mm &quot;; [.$C91]; FIND(&quot;: &quot;; [.$C91])) - FIND(&quot; &quot;; STRING_REVERSE(LEFT([.$C91]; FIND(&quot;mm &quot;; [.$C91]; FIND(&quot;: &quot;; [.$C91]))))) + 2;&#10;          FIND(&quot; &quot;; STRING_REVERSE(LEFT([.$C91]; FIND(&quot;mm &quot;; [.$C91]; FIND(&quot;: &quot;; [.$C91]))))) - 2&#10;     )&#10;)" office:value-type="string" office:string-value="10" calcext:value-type="string">
            <text:p>10</text:p>
          </table:table-cell>
          <table:table-cell table:formula="of:=IF(ISNUMBER(FIND(&quot;Φ&quot;; [.$C91]));&#10;      MID([.$C92];           FIND(&quot;mm &quot;; [.$C92]; FIND(&quot;mm &quot;; [.$C92]; FIND(&quot;mm &quot;; [.$C92]; FIND(&quot;: &quot;; [.$C92])) + 2) + 2) - FIND(&quot; &quot;; STRING_REVERSE(LEFT([.$C92]; FIND(&quot;mm &quot;; [.$C92]; FIND(&quot;mm &quot;; [.$C92]; FIND(&quot;mm &quot;; [.$C92]; FIND(&quot;: &quot;; [.$C92])) + 2) + 2)))) + 2;           FIND(&quot; &quot;; STRING_REVERSE(LEFT([.$C92]; FIND(&quot;mm &quot;; [.$C92]; FIND(&quot;mm &quot;; [.$C92]; FIND(&quot;mm &quot;; [.$C92]; FIND(&quot;: &quot;; [.$C92])) + 2) + 2)))) - 2      );&#10;      MID([.$C91];&#10;          FIND(&quot;mm &quot;; [.$C91]; FIND(&quot;mm &quot;; [.$C91]; FIND(&quot;: &quot;; [.$C91])) + 2) - FIND(&quot; &quot;; STRING_REVERSE(LEFT([.$C91]; FIND(&quot;mm &quot;; [.$C91]; FIND(&quot;mm &quot;; [.$C91]; FIND(&quot;: &quot;; [.$C91])) + 2)))) + 2;&#10;          FIND(&quot; &quot;; STRING_REVERSE(LEFT([.$C91]; FIND(&quot;mm &quot;; [.$C91]; FIND(&quot;mm &quot;; [.$C91]; FIND(&quot;: &quot;; [.$C91])) + 2)))) - 2&#10;     )&#10;)" office:value-type="string" office:string-value="" calcext:value-type="error">
            <text:p>#VALUE!</text:p>
          </table:table-cell>
          <table:table-cell table:formula="of:=IF(ISNUMBER(FIND(&quot;Φ&quot;; [.$C91]));&#10;      &quot;&quot;;&#10;      MID([.$C91];&#10;          FIND(&quot;mm &quot;; [.$C91]; FIND(&quot;mm &quot;; [.$C91]; FIND(&quot;mm &quot;; [.$C91]; FIND(&quot;: &quot;; [.$C91])) + 2) + 2) - FIND(&quot; &quot;; STRING_REVERSE(LEFT([.$C91]; FIND(&quot;mm &quot;; [.$C91]; FIND(&quot;mm &quot;; [.$C91]; FIND(&quot;mm &quot;; [.$C91]; FIND(&quot;: &quot;; [.$C91])) + 2) + 2)))) + 2;&#10;          FIND(&quot; &quot;; STRING_REVERSE(LEFT([.$C91]; FIND(&quot;mm &quot;; [.$C91]; FIND(&quot;mm &quot;; [.$C91]; FIND(&quot;mm &quot;; [.$C91]; FIND(&quot;: &quot;; [.$C91])) + 2) + 2)))) - 2&#10;     )&#10;)">
            <text:p/>
          </table:table-cell>
          <table:table-cell table:formula="of:=IF(ISNUMBER(FIND(&quot;Φ&quot;; [.$C91]));&#10;      IF(ISNUMBER(FIND(&quot;: Washer&quot;; [.$C91])); [.$V91]; &quot;&quot;);&#10;      MID([.$C91];&#10;          FIND(&quot;mm &quot;; [.$C91]; FIND(&quot;mm &quot;; [.$C91]; FIND(&quot;mm &quot;; [.$C91]; FIND(&quot;mm &quot;; [.$C91]; FIND(&quot;: &quot;; [.$C91])) + 2) + 2) + 2) - FIND(&quot; &quot;; STRING_REVERSE(LEFT([.$C91]; FIND(&quot;mm &quot;; [.$C91]; FIND(&quot;mm &quot;; [.$C91]; FIND(&quot;mm &quot;; [.$C91]; FIND(&quot;mm &quot;; [.$C91]; FIND(&quot;: &quot;; [.$C91])) + 2) + 2) + 2)))) + 2;&#10;          FIND(&quot; &quot;; STRING_REVERSE(LEFT([.$C91]; FIND(&quot;mm &quot;; [.$C91]; FIND(&quot;mm &quot;; [.$C91]; FIND(&quot;mm &quot;; [.$C91]; FIND(&quot;mm &quot;; [.$C91]; FIND(&quot;: &quot;; [.$C91])) + 2) + 2) + 2)))) - 2&#10;     )&#10;)" office:value-type="string" office:string-value="" calcext:value-type="error">
            <text:p>#VALUE!</text:p>
          </table:table-cell>
          <table:table-cell table:style-name="ce17" table:formula="of:=NOT(OR([.$F91:.$Q91]))" office:value-type="boolean" office:boolean-value="false" calcext:value-type="boolean">
            <text:p>FALSE</text:p>
          </table:table-cell>
          <table:table-cell table:formula="of:=RIGHT([.$C91]; LEN([.$C91]) - FIND(&quot; - x&quot;; [.$C91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ECHO: "3-way through 116: Tube clamp - x1"</text:p>
          </table:table-cell>
          <table:table-cell table:formula="of:=MID([.$B92]; 8; LEN([.$B92]) - 8)" office:value-type="string" office:string-value="3-way through 116: Tube clamp - x1" calcext:value-type="string">
            <text:p>3-way through 116: Tube clamp - x1</text:p>
          </table:table-cell>
          <table:table-cell table:formula="of:=IF(LEFT([.$C92]; 5) = &quot;Tool:&quot;; RIGHT([.$C92]; LEN([.$C92]) - 6); LEFT([.$C92]; FIND(&quot;:&quot;; [.$C92]) - 1))" office:value-type="string" office:string-value="3-way through 116" calcext:value-type="string">
            <text:p>3-way through 116</text:p>
          </table:table-cell>
          <table:table-cell table:style-name="ce7" table:formula="of:=NOT(RIGHT(TRIM([.$C92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92]))" office:value-type="boolean" office:boolean-value="false" calcext:value-type="boolean">
            <text:p>FALSE</text:p>
          </table:table-cell>
          <table:table-cell table:style-name="ce7" table:formula="of:=ISNUMBER(FIND(&quot;: Bolt&quot;; [.$C92]))" office:value-type="boolean" office:boolean-value="false" calcext:value-type="boolean">
            <text:p>FALSE</text:p>
          </table:table-cell>
          <table:table-cell table:style-name="ce7" table:formula="of:=ISNUMBER(FIND(&quot;: Nut&quot;; [.$C92]))" office:value-type="boolean" office:boolean-value="false" calcext:value-type="boolean">
            <text:p>FALSE</text:p>
          </table:table-cell>
          <table:table-cell table:style-name="ce7" table:formula="of:=ISNUMBER(SEARCH(&quot;: Wheel&quot;; [.$C92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92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92]))" office:value-type="boolean" office:boolean-value="false" calcext:value-type="boolean">
            <text:p>FALSE</text:p>
          </table:table-cell>
          <table:table-cell table:style-name="ce7" table:formula="of:=ISNUMBER(SEARCH(&quot;ALUMINIUM SHEET&quot;; [.$C92]))" office:value-type="boolean" office:boolean-value="false" calcext:value-type="boolean">
            <text:p>FALSE</text:p>
          </table:table-cell>
          <table:table-cell table:style-name="ce7" table:formula="of:=ISNUMBER(FIND(&quot;: Tube clamp&quot;; [.$C92]))" office:value-type="boolean" office:boolean-value="true" calcext:value-type="boolean">
            <text:p>TRUE</text:p>
          </table:table-cell>
          <table:table-cell table:style-name="ce7" table:formula="of:=AND(ISNUMBER(FIND(&quot;: Tube clamp&quot;; [.$C92])); ISNUMBER(SEARCH(&quot;104:&quot;; [.$C92])))" office:value-type="boolean" office:boolean-value="false" calcext:value-type="boolean">
            <text:p>FALSE</text:p>
          </table:table-cell>
          <table:table-cell table:style-name="ce7" table:formula="of:=AND(ISNUMBER(FIND(&quot;: Tube clamp&quot;; [.$C92])); ISNUMBER(SEARCH(&quot;116:&quot;; [.$C92])))" office:value-type="boolean" office:boolean-value="true" calcext:value-type="boolean">
            <text:p>TRUE</text:p>
          </table:table-cell>
          <table:table-cell table:style-name="ce7" table:formula="of:=AND(ISNUMBER(FIND(&quot;: Tube clamp&quot;; [.$C92])); ISNUMBER(SEARCH(&quot;132:&quot;; [.$C92])))" office:value-type="boolean" office:boolean-value="false" calcext:value-type="boolean">
            <text:p>FALSE</text:p>
          </table:table-cell>
          <table:table-cell table:style-name="ce7" table:formula="of:=AND(ISNUMBER(FIND(&quot;: Tube clamp&quot;; [.$C92])); ISNUMBER(SEARCH(&quot;176:&quot;; [.$C92])))" office:value-type="boolean" office:boolean-value="false" calcext:value-type="boolean">
            <text:p>FALSE</text:p>
          </table:table-cell>
          <table:table-cell table:style-name="ce7" table:formula="of:=ISNUMBER(FIND(&quot;Tool:&quot;; [.$C92]))" office:value-type="boolean" office:boolean-value="false" calcext:value-type="boolean">
            <text:p>FALSE</text:p>
          </table:table-cell>
          <table:table-cell table:style-name="ce12" table:formula="of:=IF(ISNUMBER(FIND(&quot;Φ&quot;; [.$C92])); MID([.$C92]; FIND(&quot;Φ&quot;; [.$C92]) + 1; FIND(&quot;mm&quot;; [.$C92]; FIND(&quot;Φ&quot;; [.$C92])) - FIND(&quot;Φ&quot;; [.$C92]) - 1); IF(ISNUMBER(FIND(&quot;: Bolt M&quot;; [.$C92])); MID([.$C92]; FIND(&quot;: Bolt M&quot;; [.$C92]) + 8; FIND(&quot; &quot;; [.$C92]; FIND(&quot;: Bolt M&quot;; [.$C92]) + 8) - FIND(&quot;: Bolt M&quot;; [.$C92]) - 8); &quot;&quot;))">
            <text:p/>
          </table:table-cell>
          <table:table-cell table:style-name="ce12" table:formula="of:=IF(ISNUMBER(FIND(&quot;: Washer&quot;; [.$C92])); [.$U92]; IF(ISNUMBER(FIND(&quot;Φ&quot;; [.$C92])); MID([.$C92]; FIND(&quot;Φ&quot;; [.$C92]) + 1; FIND(&quot;mm&quot;; [.$C92]; FIND(&quot;Φ&quot;; [.$C92])) - FIND(&quot;Φ&quot;; [.$C92]) - 1); IF(ISNUMBER(FIND(&quot;: Bolt M&quot;; [.$C92])); MID([.$C92]; FIND(&quot;: Bolt M&quot;; [.$C92]) + 8; FIND(&quot; &quot;; [.$C92]; FIND(&quot;: Bolt M&quot;; [.$C92]) + 8) - FIND(&quot;: Bolt M&quot;; [.$C92]) - 8); &quot;&quot;)))">
            <text:p/>
          </table:table-cell>
          <table:table-cell table:formula="of:=IF(ISNUMBER(FIND(&quot;Φ&quot;; [.$C92]));&#10;      MID([.$C92];&#10;          FIND(&quot;mm &quot;; [.$C92]; FIND(&quot;Φ&quot;; [.$C92])) + 5;&#10;          FIND(&quot;mm &quot;; [.$C92]; FIND(&quot;mm &quot;; [.$C92]; FIND(&quot;Φ&quot;; [.$C92])) + 4) - FIND(&quot;mm &quot;; [.$C92]; FIND(&quot;Φ&quot;; [.$C92])) - 5&#10;     );&#10;      MID([.$C92];&#10;          FIND(&quot;mm &quot;; [.$C92]; FIND(&quot;: &quot;; [.$C92])) - FIND(&quot; &quot;; STRING_REVERSE(LEFT([.$C92]; FIND(&quot;mm &quot;; [.$C92]; FIND(&quot;: &quot;; [.$C92]))))) + 2;&#10;          FIND(&quot; &quot;; STRING_REVERSE(LEFT([.$C92]; FIND(&quot;mm &quot;; [.$C92]; FIND(&quot;: &quot;; [.$C92]))))) - 2&#10;     )&#10;)" office:value-type="string" office:string-value="" calcext:value-type="error">
            <text:p>#VALUE!</text:p>
          </table:table-cell>
          <table:table-cell table:formula="of:=IF(ISNUMBER(FIND(&quot;Φ&quot;; [.$C92]));&#10;      MID([.$C93];           FIND(&quot;mm &quot;; [.$C93]; FIND(&quot;mm &quot;; [.$C93]; FIND(&quot;mm &quot;; [.$C93]; FIND(&quot;: &quot;; [.$C93])) + 2) + 2) - FIND(&quot; &quot;; STRING_REVERSE(LEFT([.$C93]; FIND(&quot;mm &quot;; [.$C93]; FIND(&quot;mm &quot;; [.$C93]; FIND(&quot;mm &quot;; [.$C93]; FIND(&quot;: &quot;; [.$C93])) + 2) + 2)))) + 2;           FIND(&quot; &quot;; STRING_REVERSE(LEFT([.$C93]; FIND(&quot;mm &quot;; [.$C93]; FIND(&quot;mm &quot;; [.$C93]; FIND(&quot;mm &quot;; [.$C93]; FIND(&quot;: &quot;; [.$C93])) + 2) + 2)))) - 2      );&#10;      MID([.$C92];&#10;          FIND(&quot;mm &quot;; [.$C92]; FIND(&quot;mm &quot;; [.$C92]; FIND(&quot;: &quot;; [.$C92])) + 2) - FIND(&quot; &quot;; STRING_REVERSE(LEFT([.$C92]; FIND(&quot;mm &quot;; [.$C92]; FIND(&quot;mm &quot;; [.$C92]; FIND(&quot;: &quot;; [.$C92])) + 2)))) + 2;&#10;          FIND(&quot; &quot;; STRING_REVERSE(LEFT([.$C92]; FIND(&quot;mm &quot;; [.$C92]; FIND(&quot;mm &quot;; [.$C92]; FIND(&quot;: &quot;; [.$C92])) + 2)))) - 2&#10;     )&#10;)" office:value-type="string" office:string-value="" calcext:value-type="error">
            <text:p>#VALUE!</text:p>
          </table:table-cell>
          <table:table-cell table:formula="of:=IF(ISNUMBER(FIND(&quot;Φ&quot;; [.$C92]));&#10;      &quot;&quot;;&#10;      MID([.$C92];&#10;          FIND(&quot;mm &quot;; [.$C92]; FIND(&quot;mm &quot;; [.$C92]; FIND(&quot;mm &quot;; [.$C92]; FIND(&quot;: &quot;; [.$C92])) + 2) + 2) - FIND(&quot; &quot;; STRING_REVERSE(LEFT([.$C92]; FIND(&quot;mm &quot;; [.$C92]; FIND(&quot;mm &quot;; [.$C92]; FIND(&quot;mm &quot;; [.$C92]; FIND(&quot;: &quot;; [.$C92])) + 2) + 2)))) + 2;&#10;          FIND(&quot; &quot;; STRING_REVERSE(LEFT([.$C92]; FIND(&quot;mm &quot;; [.$C92]; FIND(&quot;mm &quot;; [.$C92]; FIND(&quot;mm &quot;; [.$C92]; FIND(&quot;: &quot;; [.$C92])) + 2) + 2)))) - 2&#10;     )&#10;)" office:value-type="string" office:string-value="" calcext:value-type="error">
            <text:p>#VALUE!</text:p>
          </table:table-cell>
          <table:table-cell table:formula="of:=IF(ISNUMBER(FIND(&quot;Φ&quot;; [.$C92]));&#10;      IF(ISNUMBER(FIND(&quot;: Washer&quot;; [.$C92])); [.$V92]; &quot;&quot;);&#10;      MID([.$C92];&#10;          FIND(&quot;mm &quot;; [.$C92]; FIND(&quot;mm &quot;; [.$C92]; FIND(&quot;mm &quot;; [.$C92]; FIND(&quot;mm &quot;; [.$C92]; FIND(&quot;: &quot;; [.$C92])) + 2) + 2) + 2) - FIND(&quot; &quot;; STRING_REVERSE(LEFT([.$C92]; FIND(&quot;mm &quot;; [.$C92]; FIND(&quot;mm &quot;; [.$C92]; FIND(&quot;mm &quot;; [.$C92]; FIND(&quot;mm &quot;; [.$C92]; FIND(&quot;: &quot;; [.$C92])) + 2) + 2) + 2)))) + 2;&#10;          FIND(&quot; &quot;; STRING_REVERSE(LEFT([.$C92]; FIND(&quot;mm &quot;; [.$C92]; FIND(&quot;mm &quot;; [.$C92]; FIND(&quot;mm &quot;; [.$C92]; FIND(&quot;mm &quot;; [.$C92]; FIND(&quot;: &quot;; [.$C92])) + 2) + 2) + 2)))) - 2&#10;     )&#10;)" office:value-type="string" office:string-value="" calcext:value-type="error">
            <text:p>#VALUE!</text:p>
          </table:table-cell>
          <table:table-cell table:style-name="ce17" table:formula="of:=NOT(OR([.$F92:.$Q92]))" office:value-type="boolean" office:boolean-value="false" calcext:value-type="boolean">
            <text:p>FALSE</text:p>
          </table:table-cell>
          <table:table-cell table:formula="of:=RIGHT([.$C92]; LEN([.$C92]) - FIND(&quot; - x&quot;; [.$C92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ECHO: "Front leg fixing assembly:"</text:p>
          </table:table-cell>
          <table:table-cell table:formula="of:=MID([.$B93]; 8; LEN([.$B93]) - 8)" office:value-type="string" office:string-value="Front leg fixing assembly:" calcext:value-type="string">
            <text:p>Front leg fixing assembly:</text:p>
          </table:table-cell>
          <table:table-cell table:formula="of:=IF(LEFT([.$C93]; 5) = &quot;Tool:&quot;; RIGHT([.$C93]; LEN([.$C93]) - 6); LEFT([.$C93]; FIND(&quot;:&quot;; [.$C93]) - 1))" office:value-type="string" office:string-value="Front leg fixing assembly" calcext:value-type="string">
            <text:p>Front leg fixing assembly</text:p>
          </table:table-cell>
          <table:table-cell table:style-name="ce7" table:formula="of:=NOT(RIGHT(TRIM([.$C93]); 1) = &quot;:&quot;)" office:value-type="boolean" office:boolean-value="false" calcext:value-type="boolean">
            <text:p>FALSE</text:p>
          </table:table-cell>
          <table:table-cell table:style-name="ce7" table:formula="of:=ISNUMBER(FIND(&quot;: Washer&quot;; [.$C93]))" office:value-type="boolean" office:boolean-value="false" calcext:value-type="boolean">
            <text:p>FALSE</text:p>
          </table:table-cell>
          <table:table-cell table:style-name="ce7" table:formula="of:=ISNUMBER(FIND(&quot;: Bolt&quot;; [.$C93]))" office:value-type="boolean" office:boolean-value="false" calcext:value-type="boolean">
            <text:p>FALSE</text:p>
          </table:table-cell>
          <table:table-cell table:style-name="ce7" table:formula="of:=ISNUMBER(FIND(&quot;: Nut&quot;; [.$C93]))" office:value-type="boolean" office:boolean-value="false" calcext:value-type="boolean">
            <text:p>FALSE</text:p>
          </table:table-cell>
          <table:table-cell table:style-name="ce7" table:formula="of:=ISNUMBER(SEARCH(&quot;: Wheel&quot;; [.$C93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93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93]))" office:value-type="boolean" office:boolean-value="false" calcext:value-type="boolean">
            <text:p>FALSE</text:p>
          </table:table-cell>
          <table:table-cell table:style-name="ce7" table:formula="of:=ISNUMBER(SEARCH(&quot;ALUMINIUM SHEET&quot;; [.$C93]))" office:value-type="boolean" office:boolean-value="false" calcext:value-type="boolean">
            <text:p>FALSE</text:p>
          </table:table-cell>
          <table:table-cell table:style-name="ce7" table:formula="of:=ISNUMBER(FIND(&quot;: Tube clamp&quot;; [.$C93]))" office:value-type="boolean" office:boolean-value="false" calcext:value-type="boolean">
            <text:p>FALSE</text:p>
          </table:table-cell>
          <table:table-cell table:style-name="ce7" table:formula="of:=AND(ISNUMBER(FIND(&quot;: Tube clamp&quot;; [.$C93])); ISNUMBER(SEARCH(&quot;104:&quot;; [.$C93])))" office:value-type="boolean" office:boolean-value="false" calcext:value-type="boolean">
            <text:p>FALSE</text:p>
          </table:table-cell>
          <table:table-cell table:style-name="ce7" table:formula="of:=AND(ISNUMBER(FIND(&quot;: Tube clamp&quot;; [.$C93])); ISNUMBER(SEARCH(&quot;116:&quot;; [.$C93])))" office:value-type="boolean" office:boolean-value="false" calcext:value-type="boolean">
            <text:p>FALSE</text:p>
          </table:table-cell>
          <table:table-cell table:style-name="ce7" table:formula="of:=AND(ISNUMBER(FIND(&quot;: Tube clamp&quot;; [.$C93])); ISNUMBER(SEARCH(&quot;132:&quot;; [.$C93])))" office:value-type="boolean" office:boolean-value="false" calcext:value-type="boolean">
            <text:p>FALSE</text:p>
          </table:table-cell>
          <table:table-cell table:style-name="ce7" table:formula="of:=AND(ISNUMBER(FIND(&quot;: Tube clamp&quot;; [.$C93])); ISNUMBER(SEARCH(&quot;176:&quot;; [.$C93])))" office:value-type="boolean" office:boolean-value="false" calcext:value-type="boolean">
            <text:p>FALSE</text:p>
          </table:table-cell>
          <table:table-cell table:style-name="ce7" table:formula="of:=ISNUMBER(FIND(&quot;Tool:&quot;; [.$C93]))" office:value-type="boolean" office:boolean-value="false" calcext:value-type="boolean">
            <text:p>FALSE</text:p>
          </table:table-cell>
          <table:table-cell table:style-name="ce12" table:formula="of:=IF(ISNUMBER(FIND(&quot;Φ&quot;; [.$C93])); MID([.$C93]; FIND(&quot;Φ&quot;; [.$C93]) + 1; FIND(&quot;mm&quot;; [.$C93]; FIND(&quot;Φ&quot;; [.$C93])) - FIND(&quot;Φ&quot;; [.$C93]) - 1); IF(ISNUMBER(FIND(&quot;: Bolt M&quot;; [.$C93])); MID([.$C93]; FIND(&quot;: Bolt M&quot;; [.$C93]) + 8; FIND(&quot; &quot;; [.$C93]; FIND(&quot;: Bolt M&quot;; [.$C93]) + 8) - FIND(&quot;: Bolt M&quot;; [.$C93]) - 8); &quot;&quot;))">
            <text:p/>
          </table:table-cell>
          <table:table-cell table:style-name="ce12" table:formula="of:=IF(ISNUMBER(FIND(&quot;: Washer&quot;; [.$C93])); [.$U93]; IF(ISNUMBER(FIND(&quot;Φ&quot;; [.$C93])); MID([.$C93]; FIND(&quot;Φ&quot;; [.$C93]) + 1; FIND(&quot;mm&quot;; [.$C93]; FIND(&quot;Φ&quot;; [.$C93])) - FIND(&quot;Φ&quot;; [.$C93]) - 1); IF(ISNUMBER(FIND(&quot;: Bolt M&quot;; [.$C93])); MID([.$C93]; FIND(&quot;: Bolt M&quot;; [.$C93]) + 8; FIND(&quot; &quot;; [.$C93]; FIND(&quot;: Bolt M&quot;; [.$C93]) + 8) - FIND(&quot;: Bolt M&quot;; [.$C93]) - 8); &quot;&quot;)))">
            <text:p/>
          </table:table-cell>
          <table:table-cell table:formula="of:=IF(ISNUMBER(FIND(&quot;Φ&quot;; [.$C93]));&#10;      MID([.$C93];&#10;          FIND(&quot;mm &quot;; [.$C93]; FIND(&quot;Φ&quot;; [.$C93])) + 5;&#10;          FIND(&quot;mm &quot;; [.$C93]; FIND(&quot;mm &quot;; [.$C93]; FIND(&quot;Φ&quot;; [.$C93])) + 4) - FIND(&quot;mm &quot;; [.$C93]; FIND(&quot;Φ&quot;; [.$C93])) - 5&#10;     );&#10;      MID([.$C93];&#10;          FIND(&quot;mm &quot;; [.$C93]; FIND(&quot;: &quot;; [.$C93])) - FIND(&quot; &quot;; STRING_REVERSE(LEFT([.$C93]; FIND(&quot;mm &quot;; [.$C93]; FIND(&quot;: &quot;; [.$C93]))))) + 2;&#10;          FIND(&quot; &quot;; STRING_REVERSE(LEFT([.$C93]; FIND(&quot;mm &quot;; [.$C93]; FIND(&quot;: &quot;; [.$C93]))))) - 2&#10;     )&#10;)" office:value-type="string" office:string-value="" calcext:value-type="error">
            <text:p>#VALUE!</text:p>
          </table:table-cell>
          <table:table-cell table:formula="of:=IF(ISNUMBER(FIND(&quot;Φ&quot;; [.$C93]));&#10;      MID([.$C94];           FIND(&quot;mm &quot;; [.$C94]; FIND(&quot;mm &quot;; [.$C94]; FIND(&quot;mm &quot;; [.$C94]; FIND(&quot;: &quot;; [.$C94])) + 2) + 2) - FIND(&quot; &quot;; STRING_REVERSE(LEFT([.$C94]; FIND(&quot;mm &quot;; [.$C94]; FIND(&quot;mm &quot;; [.$C94]; FIND(&quot;mm &quot;; [.$C94]; FIND(&quot;: &quot;; [.$C94])) + 2) + 2)))) + 2;           FIND(&quot; &quot;; STRING_REVERSE(LEFT([.$C94]; FIND(&quot;mm &quot;; [.$C94]; FIND(&quot;mm &quot;; [.$C94]; FIND(&quot;mm &quot;; [.$C94]; FIND(&quot;: &quot;; [.$C94])) + 2) + 2)))) - 2      );&#10;      MID([.$C93];&#10;          FIND(&quot;mm &quot;; [.$C93]; FIND(&quot;mm &quot;; [.$C93]; FIND(&quot;: &quot;; [.$C93])) + 2) - FIND(&quot; &quot;; STRING_REVERSE(LEFT([.$C93]; FIND(&quot;mm &quot;; [.$C93]; FIND(&quot;mm &quot;; [.$C93]; FIND(&quot;: &quot;; [.$C93])) + 2)))) + 2;&#10;          FIND(&quot; &quot;; STRING_REVERSE(LEFT([.$C93]; FIND(&quot;mm &quot;; [.$C93]; FIND(&quot;mm &quot;; [.$C93]; FIND(&quot;: &quot;; [.$C93])) + 2)))) - 2&#10;     )&#10;)" office:value-type="string" office:string-value="" calcext:value-type="error">
            <text:p>#VALUE!</text:p>
          </table:table-cell>
          <table:table-cell table:formula="of:=IF(ISNUMBER(FIND(&quot;Φ&quot;; [.$C93]));&#10;      &quot;&quot;;&#10;      MID([.$C93];&#10;          FIND(&quot;mm &quot;; [.$C93]; FIND(&quot;mm &quot;; [.$C93]; FIND(&quot;mm &quot;; [.$C93]; FIND(&quot;: &quot;; [.$C93])) + 2) + 2) - FIND(&quot; &quot;; STRING_REVERSE(LEFT([.$C93]; FIND(&quot;mm &quot;; [.$C93]; FIND(&quot;mm &quot;; [.$C93]; FIND(&quot;mm &quot;; [.$C93]; FIND(&quot;: &quot;; [.$C93])) + 2) + 2)))) + 2;&#10;          FIND(&quot; &quot;; STRING_REVERSE(LEFT([.$C93]; FIND(&quot;mm &quot;; [.$C93]; FIND(&quot;mm &quot;; [.$C93]; FIND(&quot;mm &quot;; [.$C93]; FIND(&quot;: &quot;; [.$C93])) + 2) + 2)))) - 2&#10;     )&#10;)" office:value-type="string" office:string-value="" calcext:value-type="error">
            <text:p>#VALUE!</text:p>
          </table:table-cell>
          <table:table-cell table:formula="of:=IF(ISNUMBER(FIND(&quot;Φ&quot;; [.$C93]));&#10;      IF(ISNUMBER(FIND(&quot;: Washer&quot;; [.$C93])); [.$V93]; &quot;&quot;);&#10;      MID([.$C93];&#10;          FIND(&quot;mm &quot;; [.$C93]; FIND(&quot;mm &quot;; [.$C93]; FIND(&quot;mm &quot;; [.$C93]; FIND(&quot;mm &quot;; [.$C93]; FIND(&quot;: &quot;; [.$C93])) + 2) + 2) + 2) - FIND(&quot; &quot;; STRING_REVERSE(LEFT([.$C93]; FIND(&quot;mm &quot;; [.$C93]; FIND(&quot;mm &quot;; [.$C93]; FIND(&quot;mm &quot;; [.$C93]; FIND(&quot;mm &quot;; [.$C93]; FIND(&quot;: &quot;; [.$C93])) + 2) + 2) + 2)))) + 2;&#10;          FIND(&quot; &quot;; STRING_REVERSE(LEFT([.$C93]; FIND(&quot;mm &quot;; [.$C93]; FIND(&quot;mm &quot;; [.$C93]; FIND(&quot;mm &quot;; [.$C93]; FIND(&quot;mm &quot;; [.$C93]; FIND(&quot;: &quot;; [.$C93])) + 2) + 2) + 2)))) - 2&#10;     )&#10;)" office:value-type="string" office:string-value="" calcext:value-type="error">
            <text:p>#VALUE!</text:p>
          </table:table-cell>
          <table:table-cell table:style-name="ce17" table:formula="of:=NOT(OR([.$F93:.$Q93]))" office:value-type="boolean" office:boolean-value="true" calcext:value-type="boolean">
            <text:p>TRUE</text:p>
          </table:table-cell>
          <table:table-cell table:formula="of:=RIGHT([.$C93]; LEN([.$C93]) - FIND(&quot; - x&quot;; [.$C93]) - 3)" office:value-type="string" office:string-value="" calcext:value-type="error">
            <text:p>#VALUE!</text:p>
          </table:table-cell>
          <table:table-cell table:number-columns-repeated="998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ECHO: "Leg: Round Aluminium bar Φ42mm x 194mm - x1"</text:p>
          </table:table-cell>
          <table:table-cell table:formula="of:=MID([.$B94]; 8; LEN([.$B94]) - 8)" office:value-type="string" office:string-value="Leg: Round Aluminium bar Φ42mm x 194mm - x1" calcext:value-type="string">
            <text:p>Leg: Round Aluminium bar Φ42mm x 194mm - x1</text:p>
          </table:table-cell>
          <table:table-cell table:formula="of:=IF(LEFT([.$C94]; 5) = &quot;Tool:&quot;; RIGHT([.$C94]; LEN([.$C94]) - 6); LEFT([.$C94]; FIND(&quot;:&quot;; [.$C94]) - 1))" office:value-type="string" office:string-value="Leg" calcext:value-type="string">
            <text:p>Leg</text:p>
          </table:table-cell>
          <table:table-cell table:style-name="ce7" table:formula="of:=NOT(RIGHT(TRIM([.$C94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94]))" office:value-type="boolean" office:boolean-value="false" calcext:value-type="boolean">
            <text:p>FALSE</text:p>
          </table:table-cell>
          <table:table-cell table:style-name="ce7" table:formula="of:=ISNUMBER(FIND(&quot;: Bolt&quot;; [.$C94]))" office:value-type="boolean" office:boolean-value="false" calcext:value-type="boolean">
            <text:p>FALSE</text:p>
          </table:table-cell>
          <table:table-cell table:style-name="ce7" table:formula="of:=ISNUMBER(FIND(&quot;: Nut&quot;; [.$C94]))" office:value-type="boolean" office:boolean-value="false" calcext:value-type="boolean">
            <text:p>FALSE</text:p>
          </table:table-cell>
          <table:table-cell table:style-name="ce7" table:formula="of:=ISNUMBER(SEARCH(&quot;: Wheel&quot;; [.$C94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94]))" office:value-type="boolean" office:boolean-value="true" calcext:value-type="boolean">
            <text:p>TRUE</text:p>
          </table:table-cell>
          <table:table-cell table:style-name="ce7" table:formula="of:=ISNUMBER(SEARCH(&quot;SQUARE ALUMINIUM HOLLOW BEAM&quot;; [.$C94]))" office:value-type="boolean" office:boolean-value="false" calcext:value-type="boolean">
            <text:p>FALSE</text:p>
          </table:table-cell>
          <table:table-cell table:style-name="ce7" table:formula="of:=ISNUMBER(SEARCH(&quot;ALUMINIUM SHEET&quot;; [.$C94]))" office:value-type="boolean" office:boolean-value="false" calcext:value-type="boolean">
            <text:p>FALSE</text:p>
          </table:table-cell>
          <table:table-cell table:style-name="ce7" table:formula="of:=ISNUMBER(FIND(&quot;: Tube clamp&quot;; [.$C94]))" office:value-type="boolean" office:boolean-value="false" calcext:value-type="boolean">
            <text:p>FALSE</text:p>
          </table:table-cell>
          <table:table-cell table:style-name="ce7" table:formula="of:=AND(ISNUMBER(FIND(&quot;: Tube clamp&quot;; [.$C94])); ISNUMBER(SEARCH(&quot;104:&quot;; [.$C94])))" office:value-type="boolean" office:boolean-value="false" calcext:value-type="boolean">
            <text:p>FALSE</text:p>
          </table:table-cell>
          <table:table-cell table:style-name="ce7" table:formula="of:=AND(ISNUMBER(FIND(&quot;: Tube clamp&quot;; [.$C94])); ISNUMBER(SEARCH(&quot;116:&quot;; [.$C94])))" office:value-type="boolean" office:boolean-value="false" calcext:value-type="boolean">
            <text:p>FALSE</text:p>
          </table:table-cell>
          <table:table-cell table:style-name="ce7" table:formula="of:=AND(ISNUMBER(FIND(&quot;: Tube clamp&quot;; [.$C94])); ISNUMBER(SEARCH(&quot;132:&quot;; [.$C94])))" office:value-type="boolean" office:boolean-value="false" calcext:value-type="boolean">
            <text:p>FALSE</text:p>
          </table:table-cell>
          <table:table-cell table:style-name="ce7" table:formula="of:=AND(ISNUMBER(FIND(&quot;: Tube clamp&quot;; [.$C94])); ISNUMBER(SEARCH(&quot;176:&quot;; [.$C94])))" office:value-type="boolean" office:boolean-value="false" calcext:value-type="boolean">
            <text:p>FALSE</text:p>
          </table:table-cell>
          <table:table-cell table:style-name="ce7" table:formula="of:=ISNUMBER(FIND(&quot;Tool:&quot;; [.$C94]))" office:value-type="boolean" office:boolean-value="false" calcext:value-type="boolean">
            <text:p>FALSE</text:p>
          </table:table-cell>
          <table:table-cell table:style-name="ce12" table:formula="of:=IF(ISNUMBER(FIND(&quot;Φ&quot;; [.$C94])); MID([.$C94]; FIND(&quot;Φ&quot;; [.$C94]) + 1; FIND(&quot;mm&quot;; [.$C94]; FIND(&quot;Φ&quot;; [.$C94])) - FIND(&quot;Φ&quot;; [.$C94]) - 1); IF(ISNUMBER(FIND(&quot;: Bolt M&quot;; [.$C94])); MID([.$C94]; FIND(&quot;: Bolt M&quot;; [.$C94]) + 8; FIND(&quot; &quot;; [.$C94]; FIND(&quot;: Bolt M&quot;; [.$C94]) + 8) - FIND(&quot;: Bolt M&quot;; [.$C94]) - 8); &quot;&quot;))" office:value-type="string" office:string-value="42" calcext:value-type="string">
            <text:p>42</text:p>
          </table:table-cell>
          <table:table-cell table:style-name="ce12" table:formula="of:=IF(ISNUMBER(FIND(&quot;: Washer&quot;; [.$C94])); [.$U94]; IF(ISNUMBER(FIND(&quot;Φ&quot;; [.$C94])); MID([.$C94]; FIND(&quot;Φ&quot;; [.$C94]) + 1; FIND(&quot;mm&quot;; [.$C94]; FIND(&quot;Φ&quot;; [.$C94])) - FIND(&quot;Φ&quot;; [.$C94]) - 1); IF(ISNUMBER(FIND(&quot;: Bolt M&quot;; [.$C94])); MID([.$C94]; FIND(&quot;: Bolt M&quot;; [.$C94]) + 8; FIND(&quot; &quot;; [.$C94]; FIND(&quot;: Bolt M&quot;; [.$C94]) + 8) - FIND(&quot;: Bolt M&quot;; [.$C94]) - 8); &quot;&quot;)))" office:value-type="string" office:string-value="42" calcext:value-type="string">
            <text:p>42</text:p>
          </table:table-cell>
          <table:table-cell table:formula="of:=IF(ISNUMBER(FIND(&quot;Φ&quot;; [.$C94]));&#10;      MID([.$C94];&#10;          FIND(&quot;mm &quot;; [.$C94]; FIND(&quot;Φ&quot;; [.$C94])) + 5;&#10;          FIND(&quot;mm &quot;; [.$C94]; FIND(&quot;mm &quot;; [.$C94]; FIND(&quot;Φ&quot;; [.$C94])) + 4) - FIND(&quot;mm &quot;; [.$C94]; FIND(&quot;Φ&quot;; [.$C94])) - 5&#10;     );&#10;      MID([.$C94];&#10;          FIND(&quot;mm &quot;; [.$C94]; FIND(&quot;: &quot;; [.$C94])) - FIND(&quot; &quot;; STRING_REVERSE(LEFT([.$C94]; FIND(&quot;mm &quot;; [.$C94]; FIND(&quot;: &quot;; [.$C94]))))) + 2;&#10;          FIND(&quot; &quot;; STRING_REVERSE(LEFT([.$C94]; FIND(&quot;mm &quot;; [.$C94]; FIND(&quot;: &quot;; [.$C94]))))) - 2&#10;     )&#10;)" office:value-type="string" office:string-value="194" calcext:value-type="string">
            <text:p>194</text:p>
          </table:table-cell>
          <table:table-cell table:formula="of:=IF(ISNUMBER(FIND(&quot;Φ&quot;; [.$C94]));&#10;      MID([.$C95];           FIND(&quot;mm &quot;; [.$C95]; FIND(&quot;mm &quot;; [.$C95]; FIND(&quot;mm &quot;; [.$C95]; FIND(&quot;: &quot;; [.$C95])) + 2) + 2) - FIND(&quot; &quot;; STRING_REVERSE(LEFT([.$C95]; FIND(&quot;mm &quot;; [.$C95]; FIND(&quot;mm &quot;; [.$C95]; FIND(&quot;mm &quot;; [.$C95]; FIND(&quot;: &quot;; [.$C95])) + 2) + 2)))) + 2;           FIND(&quot; &quot;; STRING_REVERSE(LEFT([.$C95]; FIND(&quot;mm &quot;; [.$C95]; FIND(&quot;mm &quot;; [.$C95]; FIND(&quot;mm &quot;; [.$C95]; FIND(&quot;: &quot;; [.$C95])) + 2) + 2)))) - 2      );&#10;      MID([.$C94];&#10;          FIND(&quot;mm &quot;; [.$C94]; FIND(&quot;mm &quot;; [.$C94]; FIND(&quot;: &quot;; [.$C94])) + 2) - FIND(&quot; &quot;; STRING_REVERSE(LEFT([.$C94]; FIND(&quot;mm &quot;; [.$C94]; FIND(&quot;mm &quot;; [.$C94]; FIND(&quot;: &quot;; [.$C94])) + 2)))) + 2;&#10;          FIND(&quot; &quot;; STRING_REVERSE(LEFT([.$C94]; FIND(&quot;mm &quot;; [.$C94]; FIND(&quot;mm &quot;; [.$C94]; FIND(&quot;: &quot;; [.$C94])) + 2)))) - 2&#10;     )&#10;)" office:value-type="string" office:string-value="" calcext:value-type="error">
            <text:p>#VALUE!</text:p>
          </table:table-cell>
          <table:table-cell table:formula="of:=IF(ISNUMBER(FIND(&quot;Φ&quot;; [.$C94]));&#10;      &quot;&quot;;&#10;      MID([.$C94];&#10;          FIND(&quot;mm &quot;; [.$C94]; FIND(&quot;mm &quot;; [.$C94]; FIND(&quot;mm &quot;; [.$C94]; FIND(&quot;: &quot;; [.$C94])) + 2) + 2) - FIND(&quot; &quot;; STRING_REVERSE(LEFT([.$C94]; FIND(&quot;mm &quot;; [.$C94]; FIND(&quot;mm &quot;; [.$C94]; FIND(&quot;mm &quot;; [.$C94]; FIND(&quot;: &quot;; [.$C94])) + 2) + 2)))) + 2;&#10;          FIND(&quot; &quot;; STRING_REVERSE(LEFT([.$C94]; FIND(&quot;mm &quot;; [.$C94]; FIND(&quot;mm &quot;; [.$C94]; FIND(&quot;mm &quot;; [.$C94]; FIND(&quot;: &quot;; [.$C94])) + 2) + 2)))) - 2&#10;     )&#10;)">
            <text:p/>
          </table:table-cell>
          <table:table-cell table:formula="of:=IF(ISNUMBER(FIND(&quot;Φ&quot;; [.$C94]));&#10;      IF(ISNUMBER(FIND(&quot;: Washer&quot;; [.$C94])); [.$V94]; &quot;&quot;);&#10;      MID([.$C94];&#10;          FIND(&quot;mm &quot;; [.$C94]; FIND(&quot;mm &quot;; [.$C94]; FIND(&quot;mm &quot;; [.$C94]; FIND(&quot;mm &quot;; [.$C94]; FIND(&quot;: &quot;; [.$C94])) + 2) + 2) + 2) - FIND(&quot; &quot;; STRING_REVERSE(LEFT([.$C94]; FIND(&quot;mm &quot;; [.$C94]; FIND(&quot;mm &quot;; [.$C94]; FIND(&quot;mm &quot;; [.$C94]; FIND(&quot;mm &quot;; [.$C94]; FIND(&quot;: &quot;; [.$C94])) + 2) + 2) + 2)))) + 2;&#10;          FIND(&quot; &quot;; STRING_REVERSE(LEFT([.$C94]; FIND(&quot;mm &quot;; [.$C94]; FIND(&quot;mm &quot;; [.$C94]; FIND(&quot;mm &quot;; [.$C94]; FIND(&quot;mm &quot;; [.$C94]; FIND(&quot;: &quot;; [.$C94])) + 2) + 2) + 2)))) - 2&#10;     )&#10;)">
            <text:p/>
          </table:table-cell>
          <table:table-cell table:style-name="ce17" table:formula="of:=NOT(OR([.$F94:.$Q94]))" office:value-type="boolean" office:boolean-value="false" calcext:value-type="boolean">
            <text:p>FALSE</text:p>
          </table:table-cell>
          <table:table-cell table:formula="of:=RIGHT([.$C94]; LEN([.$C94]) - FIND(&quot; - x&quot;; [.$C94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ECHO: "Tool: M20 HSS tapping tool - x1"</text:p>
          </table:table-cell>
          <table:table-cell table:formula="of:=MID([.$B95]; 8; LEN([.$B95]) - 8)" office:value-type="string" office:string-value="Tool: M20 HSS tapping tool - x1" calcext:value-type="string">
            <text:p>Tool: M20 HSS tapping tool - x1</text:p>
          </table:table-cell>
          <table:table-cell table:formula="of:=IF(LEFT([.$C95]; 5) = &quot;Tool:&quot;; RIGHT([.$C95]; LEN([.$C95]) - 6); LEFT([.$C95]; FIND(&quot;:&quot;; [.$C95]) - 1))" office:value-type="string" office:string-value="M20 HSS tapping tool - x1" calcext:value-type="string">
            <text:p>M20 HSS tapping tool - x1</text:p>
          </table:table-cell>
          <table:table-cell table:style-name="ce7" table:formula="of:=NOT(RIGHT(TRIM([.$C95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95]))" office:value-type="boolean" office:boolean-value="false" calcext:value-type="boolean">
            <text:p>FALSE</text:p>
          </table:table-cell>
          <table:table-cell table:style-name="ce7" table:formula="of:=ISNUMBER(FIND(&quot;: Bolt&quot;; [.$C95]))" office:value-type="boolean" office:boolean-value="false" calcext:value-type="boolean">
            <text:p>FALSE</text:p>
          </table:table-cell>
          <table:table-cell table:style-name="ce7" table:formula="of:=ISNUMBER(FIND(&quot;: Nut&quot;; [.$C95]))" office:value-type="boolean" office:boolean-value="false" calcext:value-type="boolean">
            <text:p>FALSE</text:p>
          </table:table-cell>
          <table:table-cell table:style-name="ce7" table:formula="of:=ISNUMBER(SEARCH(&quot;: Wheel&quot;; [.$C95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95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95]))" office:value-type="boolean" office:boolean-value="false" calcext:value-type="boolean">
            <text:p>FALSE</text:p>
          </table:table-cell>
          <table:table-cell table:style-name="ce7" table:formula="of:=ISNUMBER(SEARCH(&quot;ALUMINIUM SHEET&quot;; [.$C95]))" office:value-type="boolean" office:boolean-value="false" calcext:value-type="boolean">
            <text:p>FALSE</text:p>
          </table:table-cell>
          <table:table-cell table:style-name="ce7" table:formula="of:=ISNUMBER(FIND(&quot;: Tube clamp&quot;; [.$C95]))" office:value-type="boolean" office:boolean-value="false" calcext:value-type="boolean">
            <text:p>FALSE</text:p>
          </table:table-cell>
          <table:table-cell table:style-name="ce7" table:formula="of:=AND(ISNUMBER(FIND(&quot;: Tube clamp&quot;; [.$C95])); ISNUMBER(SEARCH(&quot;104:&quot;; [.$C95])))" office:value-type="boolean" office:boolean-value="false" calcext:value-type="boolean">
            <text:p>FALSE</text:p>
          </table:table-cell>
          <table:table-cell table:style-name="ce7" table:formula="of:=AND(ISNUMBER(FIND(&quot;: Tube clamp&quot;; [.$C95])); ISNUMBER(SEARCH(&quot;116:&quot;; [.$C95])))" office:value-type="boolean" office:boolean-value="false" calcext:value-type="boolean">
            <text:p>FALSE</text:p>
          </table:table-cell>
          <table:table-cell table:style-name="ce7" table:formula="of:=AND(ISNUMBER(FIND(&quot;: Tube clamp&quot;; [.$C95])); ISNUMBER(SEARCH(&quot;132:&quot;; [.$C95])))" office:value-type="boolean" office:boolean-value="false" calcext:value-type="boolean">
            <text:p>FALSE</text:p>
          </table:table-cell>
          <table:table-cell table:style-name="ce7" table:formula="of:=AND(ISNUMBER(FIND(&quot;: Tube clamp&quot;; [.$C95])); ISNUMBER(SEARCH(&quot;176:&quot;; [.$C95])))" office:value-type="boolean" office:boolean-value="false" calcext:value-type="boolean">
            <text:p>FALSE</text:p>
          </table:table-cell>
          <table:table-cell table:style-name="ce7" table:formula="of:=ISNUMBER(FIND(&quot;Tool:&quot;; [.$C95]))" office:value-type="boolean" office:boolean-value="true" calcext:value-type="boolean">
            <text:p>TRUE</text:p>
          </table:table-cell>
          <table:table-cell table:style-name="ce12" table:formula="of:=IF(ISNUMBER(FIND(&quot;Φ&quot;; [.$C95])); MID([.$C95]; FIND(&quot;Φ&quot;; [.$C95]) + 1; FIND(&quot;mm&quot;; [.$C95]; FIND(&quot;Φ&quot;; [.$C95])) - FIND(&quot;Φ&quot;; [.$C95]) - 1); IF(ISNUMBER(FIND(&quot;: Bolt M&quot;; [.$C95])); MID([.$C95]; FIND(&quot;: Bolt M&quot;; [.$C95]) + 8; FIND(&quot; &quot;; [.$C95]; FIND(&quot;: Bolt M&quot;; [.$C95]) + 8) - FIND(&quot;: Bolt M&quot;; [.$C95]) - 8); &quot;&quot;))">
            <text:p/>
          </table:table-cell>
          <table:table-cell table:style-name="ce12" table:formula="of:=IF(ISNUMBER(FIND(&quot;: Washer&quot;; [.$C95])); [.$U95]; IF(ISNUMBER(FIND(&quot;Φ&quot;; [.$C95])); MID([.$C95]; FIND(&quot;Φ&quot;; [.$C95]) + 1; FIND(&quot;mm&quot;; [.$C95]; FIND(&quot;Φ&quot;; [.$C95])) - FIND(&quot;Φ&quot;; [.$C95]) - 1); IF(ISNUMBER(FIND(&quot;: Bolt M&quot;; [.$C95])); MID([.$C95]; FIND(&quot;: Bolt M&quot;; [.$C95]) + 8; FIND(&quot; &quot;; [.$C95]; FIND(&quot;: Bolt M&quot;; [.$C95]) + 8) - FIND(&quot;: Bolt M&quot;; [.$C95]) - 8); &quot;&quot;)))">
            <text:p/>
          </table:table-cell>
          <table:table-cell table:formula="of:=IF(ISNUMBER(FIND(&quot;Φ&quot;; [.$C95]));&#10;      MID([.$C95];&#10;          FIND(&quot;mm &quot;; [.$C95]; FIND(&quot;Φ&quot;; [.$C95])) + 5;&#10;          FIND(&quot;mm &quot;; [.$C95]; FIND(&quot;mm &quot;; [.$C95]; FIND(&quot;Φ&quot;; [.$C95])) + 4) - FIND(&quot;mm &quot;; [.$C95]; FIND(&quot;Φ&quot;; [.$C95])) - 5&#10;     );&#10;      MID([.$C95];&#10;          FIND(&quot;mm &quot;; [.$C95]; FIND(&quot;: &quot;; [.$C95])) - FIND(&quot; &quot;; STRING_REVERSE(LEFT([.$C95]; FIND(&quot;mm &quot;; [.$C95]; FIND(&quot;: &quot;; [.$C95]))))) + 2;&#10;          FIND(&quot; &quot;; STRING_REVERSE(LEFT([.$C95]; FIND(&quot;mm &quot;; [.$C95]; FIND(&quot;: &quot;; [.$C95]))))) - 2&#10;     )&#10;)" office:value-type="string" office:string-value="" calcext:value-type="error">
            <text:p>#VALUE!</text:p>
          </table:table-cell>
          <table:table-cell table:formula="of:=IF(ISNUMBER(FIND(&quot;Φ&quot;; [.$C95]));&#10;      MID([.$C96];           FIND(&quot;mm &quot;; [.$C96]; FIND(&quot;mm &quot;; [.$C96]; FIND(&quot;mm &quot;; [.$C96]; FIND(&quot;: &quot;; [.$C96])) + 2) + 2) - FIND(&quot; &quot;; STRING_REVERSE(LEFT([.$C96]; FIND(&quot;mm &quot;; [.$C96]; FIND(&quot;mm &quot;; [.$C96]; FIND(&quot;mm &quot;; [.$C96]; FIND(&quot;: &quot;; [.$C96])) + 2) + 2)))) + 2;           FIND(&quot; &quot;; STRING_REVERSE(LEFT([.$C96]; FIND(&quot;mm &quot;; [.$C96]; FIND(&quot;mm &quot;; [.$C96]; FIND(&quot;mm &quot;; [.$C96]; FIND(&quot;: &quot;; [.$C96])) + 2) + 2)))) - 2      );&#10;      MID([.$C95];&#10;          FIND(&quot;mm &quot;; [.$C95]; FIND(&quot;mm &quot;; [.$C95]; FIND(&quot;: &quot;; [.$C95])) + 2) - FIND(&quot; &quot;; STRING_REVERSE(LEFT([.$C95]; FIND(&quot;mm &quot;; [.$C95]; FIND(&quot;mm &quot;; [.$C95]; FIND(&quot;: &quot;; [.$C95])) + 2)))) + 2;&#10;          FIND(&quot; &quot;; STRING_REVERSE(LEFT([.$C95]; FIND(&quot;mm &quot;; [.$C95]; FIND(&quot;mm &quot;; [.$C95]; FIND(&quot;: &quot;; [.$C95])) + 2)))) - 2&#10;     )&#10;)" office:value-type="string" office:string-value="" calcext:value-type="error">
            <text:p>#VALUE!</text:p>
          </table:table-cell>
          <table:table-cell table:formula="of:=IF(ISNUMBER(FIND(&quot;Φ&quot;; [.$C95]));&#10;      &quot;&quot;;&#10;      MID([.$C95];&#10;          FIND(&quot;mm &quot;; [.$C95]; FIND(&quot;mm &quot;; [.$C95]; FIND(&quot;mm &quot;; [.$C95]; FIND(&quot;: &quot;; [.$C95])) + 2) + 2) - FIND(&quot; &quot;; STRING_REVERSE(LEFT([.$C95]; FIND(&quot;mm &quot;; [.$C95]; FIND(&quot;mm &quot;; [.$C95]; FIND(&quot;mm &quot;; [.$C95]; FIND(&quot;: &quot;; [.$C95])) + 2) + 2)))) + 2;&#10;          FIND(&quot; &quot;; STRING_REVERSE(LEFT([.$C95]; FIND(&quot;mm &quot;; [.$C95]; FIND(&quot;mm &quot;; [.$C95]; FIND(&quot;mm &quot;; [.$C95]; FIND(&quot;: &quot;; [.$C95])) + 2) + 2)))) - 2&#10;     )&#10;)" office:value-type="string" office:string-value="" calcext:value-type="error">
            <text:p>#VALUE!</text:p>
          </table:table-cell>
          <table:table-cell table:formula="of:=IF(ISNUMBER(FIND(&quot;Φ&quot;; [.$C95]));&#10;      IF(ISNUMBER(FIND(&quot;: Washer&quot;; [.$C95])); [.$V95]; &quot;&quot;);&#10;      MID([.$C95];&#10;          FIND(&quot;mm &quot;; [.$C95]; FIND(&quot;mm &quot;; [.$C95]; FIND(&quot;mm &quot;; [.$C95]; FIND(&quot;mm &quot;; [.$C95]; FIND(&quot;: &quot;; [.$C95])) + 2) + 2) + 2) - FIND(&quot; &quot;; STRING_REVERSE(LEFT([.$C95]; FIND(&quot;mm &quot;; [.$C95]; FIND(&quot;mm &quot;; [.$C95]; FIND(&quot;mm &quot;; [.$C95]; FIND(&quot;mm &quot;; [.$C95]; FIND(&quot;: &quot;; [.$C95])) + 2) + 2) + 2)))) + 2;&#10;          FIND(&quot; &quot;; STRING_REVERSE(LEFT([.$C95]; FIND(&quot;mm &quot;; [.$C95]; FIND(&quot;mm &quot;; [.$C95]; FIND(&quot;mm &quot;; [.$C95]; FIND(&quot;mm &quot;; [.$C95]; FIND(&quot;: &quot;; [.$C95])) + 2) + 2) + 2)))) - 2&#10;     )&#10;)" office:value-type="string" office:string-value="" calcext:value-type="error">
            <text:p>#VALUE!</text:p>
          </table:table-cell>
          <table:table-cell table:style-name="ce17" table:formula="of:=NOT(OR([.$F95:.$Q95]))" office:value-type="boolean" office:boolean-value="true" calcext:value-type="boolean">
            <text:p>TRUE</text:p>
          </table:table-cell>
          <table:table-cell table:formula="of:=RIGHT([.$C95]; LEN([.$C95]) - FIND(&quot; - x&quot;; [.$C95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ECHO: "Metric bolt assembly:"</text:p>
          </table:table-cell>
          <table:table-cell table:formula="of:=MID([.$B96]; 8; LEN([.$B96]) - 8)" office:value-type="string" office:string-value="Metric bolt assembly:" calcext:value-type="string">
            <text:p>Metric bolt assembly:</text:p>
          </table:table-cell>
          <table:table-cell table:formula="of:=IF(LEFT([.$C96]; 5) = &quot;Tool:&quot;; RIGHT([.$C96]; LEN([.$C96]) - 6); LEFT([.$C96]; FIND(&quot;:&quot;; [.$C96]) - 1))" office:value-type="string" office:string-value="Metric bolt assembly" calcext:value-type="string">
            <text:p>Metric bolt assembly</text:p>
          </table:table-cell>
          <table:table-cell table:style-name="ce7" table:formula="of:=NOT(RIGHT(TRIM([.$C96]); 1) = &quot;:&quot;)" office:value-type="boolean" office:boolean-value="false" calcext:value-type="boolean">
            <text:p>FALSE</text:p>
          </table:table-cell>
          <table:table-cell table:style-name="ce7" table:formula="of:=ISNUMBER(FIND(&quot;: Washer&quot;; [.$C96]))" office:value-type="boolean" office:boolean-value="false" calcext:value-type="boolean">
            <text:p>FALSE</text:p>
          </table:table-cell>
          <table:table-cell table:style-name="ce7" table:formula="of:=ISNUMBER(FIND(&quot;: Bolt&quot;; [.$C96]))" office:value-type="boolean" office:boolean-value="false" calcext:value-type="boolean">
            <text:p>FALSE</text:p>
          </table:table-cell>
          <table:table-cell table:style-name="ce7" table:formula="of:=ISNUMBER(FIND(&quot;: Nut&quot;; [.$C96]))" office:value-type="boolean" office:boolean-value="false" calcext:value-type="boolean">
            <text:p>FALSE</text:p>
          </table:table-cell>
          <table:table-cell table:style-name="ce7" table:formula="of:=ISNUMBER(SEARCH(&quot;: Wheel&quot;; [.$C96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96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96]))" office:value-type="boolean" office:boolean-value="false" calcext:value-type="boolean">
            <text:p>FALSE</text:p>
          </table:table-cell>
          <table:table-cell table:style-name="ce7" table:formula="of:=ISNUMBER(SEARCH(&quot;ALUMINIUM SHEET&quot;; [.$C96]))" office:value-type="boolean" office:boolean-value="false" calcext:value-type="boolean">
            <text:p>FALSE</text:p>
          </table:table-cell>
          <table:table-cell table:style-name="ce7" table:formula="of:=ISNUMBER(FIND(&quot;: Tube clamp&quot;; [.$C96]))" office:value-type="boolean" office:boolean-value="false" calcext:value-type="boolean">
            <text:p>FALSE</text:p>
          </table:table-cell>
          <table:table-cell table:style-name="ce7" table:formula="of:=AND(ISNUMBER(FIND(&quot;: Tube clamp&quot;; [.$C96])); ISNUMBER(SEARCH(&quot;104:&quot;; [.$C96])))" office:value-type="boolean" office:boolean-value="false" calcext:value-type="boolean">
            <text:p>FALSE</text:p>
          </table:table-cell>
          <table:table-cell table:style-name="ce7" table:formula="of:=AND(ISNUMBER(FIND(&quot;: Tube clamp&quot;; [.$C96])); ISNUMBER(SEARCH(&quot;116:&quot;; [.$C96])))" office:value-type="boolean" office:boolean-value="false" calcext:value-type="boolean">
            <text:p>FALSE</text:p>
          </table:table-cell>
          <table:table-cell table:style-name="ce7" table:formula="of:=AND(ISNUMBER(FIND(&quot;: Tube clamp&quot;; [.$C96])); ISNUMBER(SEARCH(&quot;132:&quot;; [.$C96])))" office:value-type="boolean" office:boolean-value="false" calcext:value-type="boolean">
            <text:p>FALSE</text:p>
          </table:table-cell>
          <table:table-cell table:style-name="ce7" table:formula="of:=AND(ISNUMBER(FIND(&quot;: Tube clamp&quot;; [.$C96])); ISNUMBER(SEARCH(&quot;176:&quot;; [.$C96])))" office:value-type="boolean" office:boolean-value="false" calcext:value-type="boolean">
            <text:p>FALSE</text:p>
          </table:table-cell>
          <table:table-cell table:style-name="ce7" table:formula="of:=ISNUMBER(FIND(&quot;Tool:&quot;; [.$C96]))" office:value-type="boolean" office:boolean-value="false" calcext:value-type="boolean">
            <text:p>FALSE</text:p>
          </table:table-cell>
          <table:table-cell table:style-name="ce12" table:formula="of:=IF(ISNUMBER(FIND(&quot;Φ&quot;; [.$C96])); MID([.$C96]; FIND(&quot;Φ&quot;; [.$C96]) + 1; FIND(&quot;mm&quot;; [.$C96]; FIND(&quot;Φ&quot;; [.$C96])) - FIND(&quot;Φ&quot;; [.$C96]) - 1); IF(ISNUMBER(FIND(&quot;: Bolt M&quot;; [.$C96])); MID([.$C96]; FIND(&quot;: Bolt M&quot;; [.$C96]) + 8; FIND(&quot; &quot;; [.$C96]; FIND(&quot;: Bolt M&quot;; [.$C96]) + 8) - FIND(&quot;: Bolt M&quot;; [.$C96]) - 8); &quot;&quot;))">
            <text:p/>
          </table:table-cell>
          <table:table-cell table:style-name="ce12" table:formula="of:=IF(ISNUMBER(FIND(&quot;: Washer&quot;; [.$C96])); [.$U96]; IF(ISNUMBER(FIND(&quot;Φ&quot;; [.$C96])); MID([.$C96]; FIND(&quot;Φ&quot;; [.$C96]) + 1; FIND(&quot;mm&quot;; [.$C96]; FIND(&quot;Φ&quot;; [.$C96])) - FIND(&quot;Φ&quot;; [.$C96]) - 1); IF(ISNUMBER(FIND(&quot;: Bolt M&quot;; [.$C96])); MID([.$C96]; FIND(&quot;: Bolt M&quot;; [.$C96]) + 8; FIND(&quot; &quot;; [.$C96]; FIND(&quot;: Bolt M&quot;; [.$C96]) + 8) - FIND(&quot;: Bolt M&quot;; [.$C96]) - 8); &quot;&quot;)))">
            <text:p/>
          </table:table-cell>
          <table:table-cell table:formula="of:=IF(ISNUMBER(FIND(&quot;Φ&quot;; [.$C96]));&#10;      MID([.$C96];&#10;          FIND(&quot;mm &quot;; [.$C96]; FIND(&quot;Φ&quot;; [.$C96])) + 5;&#10;          FIND(&quot;mm &quot;; [.$C96]; FIND(&quot;mm &quot;; [.$C96]; FIND(&quot;Φ&quot;; [.$C96])) + 4) - FIND(&quot;mm &quot;; [.$C96]; FIND(&quot;Φ&quot;; [.$C96])) - 5&#10;     );&#10;      MID([.$C96];&#10;          FIND(&quot;mm &quot;; [.$C96]; FIND(&quot;: &quot;; [.$C96])) - FIND(&quot; &quot;; STRING_REVERSE(LEFT([.$C96]; FIND(&quot;mm &quot;; [.$C96]; FIND(&quot;: &quot;; [.$C96]))))) + 2;&#10;          FIND(&quot; &quot;; STRING_REVERSE(LEFT([.$C96]; FIND(&quot;mm &quot;; [.$C96]; FIND(&quot;: &quot;; [.$C96]))))) - 2&#10;     )&#10;)" office:value-type="string" office:string-value="" calcext:value-type="error">
            <text:p>#VALUE!</text:p>
          </table:table-cell>
          <table:table-cell table:formula="of:=IF(ISNUMBER(FIND(&quot;Φ&quot;; [.$C96]));&#10;      MID([.$C97];           FIND(&quot;mm &quot;; [.$C97]; FIND(&quot;mm &quot;; [.$C97]; FIND(&quot;mm &quot;; [.$C97]; FIND(&quot;: &quot;; [.$C97])) + 2) + 2) - FIND(&quot; &quot;; STRING_REVERSE(LEFT([.$C97]; FIND(&quot;mm &quot;; [.$C97]; FIND(&quot;mm &quot;; [.$C97]; FIND(&quot;mm &quot;; [.$C97]; FIND(&quot;: &quot;; [.$C97])) + 2) + 2)))) + 2;           FIND(&quot; &quot;; STRING_REVERSE(LEFT([.$C97]; FIND(&quot;mm &quot;; [.$C97]; FIND(&quot;mm &quot;; [.$C97]; FIND(&quot;mm &quot;; [.$C97]; FIND(&quot;: &quot;; [.$C97])) + 2) + 2)))) - 2      );&#10;      MID([.$C96];&#10;          FIND(&quot;mm &quot;; [.$C96]; FIND(&quot;mm &quot;; [.$C96]; FIND(&quot;: &quot;; [.$C96])) + 2) - FIND(&quot; &quot;; STRING_REVERSE(LEFT([.$C96]; FIND(&quot;mm &quot;; [.$C96]; FIND(&quot;mm &quot;; [.$C96]; FIND(&quot;: &quot;; [.$C96])) + 2)))) + 2;&#10;          FIND(&quot; &quot;; STRING_REVERSE(LEFT([.$C96]; FIND(&quot;mm &quot;; [.$C96]; FIND(&quot;mm &quot;; [.$C96]; FIND(&quot;: &quot;; [.$C96])) + 2)))) - 2&#10;     )&#10;)" office:value-type="string" office:string-value="" calcext:value-type="error">
            <text:p>#VALUE!</text:p>
          </table:table-cell>
          <table:table-cell table:formula="of:=IF(ISNUMBER(FIND(&quot;Φ&quot;; [.$C96]));&#10;      &quot;&quot;;&#10;      MID([.$C96];&#10;          FIND(&quot;mm &quot;; [.$C96]; FIND(&quot;mm &quot;; [.$C96]; FIND(&quot;mm &quot;; [.$C96]; FIND(&quot;: &quot;; [.$C96])) + 2) + 2) - FIND(&quot; &quot;; STRING_REVERSE(LEFT([.$C96]; FIND(&quot;mm &quot;; [.$C96]; FIND(&quot;mm &quot;; [.$C96]; FIND(&quot;mm &quot;; [.$C96]; FIND(&quot;: &quot;; [.$C96])) + 2) + 2)))) + 2;&#10;          FIND(&quot; &quot;; STRING_REVERSE(LEFT([.$C96]; FIND(&quot;mm &quot;; [.$C96]; FIND(&quot;mm &quot;; [.$C96]; FIND(&quot;mm &quot;; [.$C96]; FIND(&quot;: &quot;; [.$C96])) + 2) + 2)))) - 2&#10;     )&#10;)" office:value-type="string" office:string-value="" calcext:value-type="error">
            <text:p>#VALUE!</text:p>
          </table:table-cell>
          <table:table-cell table:formula="of:=IF(ISNUMBER(FIND(&quot;Φ&quot;; [.$C96]));&#10;      IF(ISNUMBER(FIND(&quot;: Washer&quot;; [.$C96])); [.$V96]; &quot;&quot;);&#10;      MID([.$C96];&#10;          FIND(&quot;mm &quot;; [.$C96]; FIND(&quot;mm &quot;; [.$C96]; FIND(&quot;mm &quot;; [.$C96]; FIND(&quot;mm &quot;; [.$C96]; FIND(&quot;: &quot;; [.$C96])) + 2) + 2) + 2) - FIND(&quot; &quot;; STRING_REVERSE(LEFT([.$C96]; FIND(&quot;mm &quot;; [.$C96]; FIND(&quot;mm &quot;; [.$C96]; FIND(&quot;mm &quot;; [.$C96]; FIND(&quot;mm &quot;; [.$C96]; FIND(&quot;: &quot;; [.$C96])) + 2) + 2) + 2)))) + 2;&#10;          FIND(&quot; &quot;; STRING_REVERSE(LEFT([.$C96]; FIND(&quot;mm &quot;; [.$C96]; FIND(&quot;mm &quot;; [.$C96]; FIND(&quot;mm &quot;; [.$C96]; FIND(&quot;mm &quot;; [.$C96]; FIND(&quot;: &quot;; [.$C96])) + 2) + 2) + 2)))) - 2&#10;     )&#10;)" office:value-type="string" office:string-value="" calcext:value-type="error">
            <text:p>#VALUE!</text:p>
          </table:table-cell>
          <table:table-cell table:style-name="ce17" table:formula="of:=NOT(OR([.$F96:.$Q96]))" office:value-type="boolean" office:boolean-value="true" calcext:value-type="boolean">
            <text:p>TRUE</text:p>
          </table:table-cell>
          <table:table-cell table:formula="of:=RIGHT([.$C96]; LEN([.$C96]) - FIND(&quot; - x&quot;; [.$C96]) - 3)" office:value-type="string" office:string-value="" calcext:value-type="error">
            <text:p>#VALUE!</text:p>
          </table:table-cell>
          <table:table-cell table:number-columns-repeated="998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ECHO: "Bolt: Bolt M10 x 78mm - x1"</text:p>
          </table:table-cell>
          <table:table-cell table:formula="of:=MID([.$B97]; 8; LEN([.$B97]) - 8)" office:value-type="string" office:string-value="Bolt: Bolt M10 x 78mm - x1" calcext:value-type="string">
            <text:p>Bolt: Bolt M10 x 78mm - x1</text:p>
          </table:table-cell>
          <table:table-cell table:formula="of:=IF(LEFT([.$C97]; 5) = &quot;Tool:&quot;; RIGHT([.$C97]; LEN([.$C97]) - 6); LEFT([.$C97]; FIND(&quot;:&quot;; [.$C97]) - 1))" office:value-type="string" office:string-value="Bolt" calcext:value-type="string">
            <text:p>Bolt</text:p>
          </table:table-cell>
          <table:table-cell table:style-name="ce7" table:formula="of:=NOT(RIGHT(TRIM([.$C97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97]))" office:value-type="boolean" office:boolean-value="false" calcext:value-type="boolean">
            <text:p>FALSE</text:p>
          </table:table-cell>
          <table:table-cell table:style-name="ce7" table:formula="of:=ISNUMBER(FIND(&quot;: Bolt&quot;; [.$C97]))" office:value-type="boolean" office:boolean-value="true" calcext:value-type="boolean">
            <text:p>TRUE</text:p>
          </table:table-cell>
          <table:table-cell table:style-name="ce7" table:formula="of:=ISNUMBER(FIND(&quot;: Nut&quot;; [.$C97]))" office:value-type="boolean" office:boolean-value="false" calcext:value-type="boolean">
            <text:p>FALSE</text:p>
          </table:table-cell>
          <table:table-cell table:style-name="ce7" table:formula="of:=ISNUMBER(SEARCH(&quot;: Wheel&quot;; [.$C97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97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97]))" office:value-type="boolean" office:boolean-value="false" calcext:value-type="boolean">
            <text:p>FALSE</text:p>
          </table:table-cell>
          <table:table-cell table:style-name="ce7" table:formula="of:=ISNUMBER(SEARCH(&quot;ALUMINIUM SHEET&quot;; [.$C97]))" office:value-type="boolean" office:boolean-value="false" calcext:value-type="boolean">
            <text:p>FALSE</text:p>
          </table:table-cell>
          <table:table-cell table:style-name="ce7" table:formula="of:=ISNUMBER(FIND(&quot;: Tube clamp&quot;; [.$C97]))" office:value-type="boolean" office:boolean-value="false" calcext:value-type="boolean">
            <text:p>FALSE</text:p>
          </table:table-cell>
          <table:table-cell table:style-name="ce7" table:formula="of:=AND(ISNUMBER(FIND(&quot;: Tube clamp&quot;; [.$C97])); ISNUMBER(SEARCH(&quot;104:&quot;; [.$C97])))" office:value-type="boolean" office:boolean-value="false" calcext:value-type="boolean">
            <text:p>FALSE</text:p>
          </table:table-cell>
          <table:table-cell table:style-name="ce7" table:formula="of:=AND(ISNUMBER(FIND(&quot;: Tube clamp&quot;; [.$C97])); ISNUMBER(SEARCH(&quot;116:&quot;; [.$C97])))" office:value-type="boolean" office:boolean-value="false" calcext:value-type="boolean">
            <text:p>FALSE</text:p>
          </table:table-cell>
          <table:table-cell table:style-name="ce7" table:formula="of:=AND(ISNUMBER(FIND(&quot;: Tube clamp&quot;; [.$C97])); ISNUMBER(SEARCH(&quot;132:&quot;; [.$C97])))" office:value-type="boolean" office:boolean-value="false" calcext:value-type="boolean">
            <text:p>FALSE</text:p>
          </table:table-cell>
          <table:table-cell table:style-name="ce7" table:formula="of:=AND(ISNUMBER(FIND(&quot;: Tube clamp&quot;; [.$C97])); ISNUMBER(SEARCH(&quot;176:&quot;; [.$C97])))" office:value-type="boolean" office:boolean-value="false" calcext:value-type="boolean">
            <text:p>FALSE</text:p>
          </table:table-cell>
          <table:table-cell table:style-name="ce7" table:formula="of:=ISNUMBER(FIND(&quot;Tool:&quot;; [.$C97]))" office:value-type="boolean" office:boolean-value="false" calcext:value-type="boolean">
            <text:p>FALSE</text:p>
          </table:table-cell>
          <table:table-cell table:style-name="ce12" table:formula="of:=IF(ISNUMBER(FIND(&quot;Φ&quot;; [.$C97])); MID([.$C97]; FIND(&quot;Φ&quot;; [.$C97]) + 1; FIND(&quot;mm&quot;; [.$C97]; FIND(&quot;Φ&quot;; [.$C97])) - FIND(&quot;Φ&quot;; [.$C97]) - 1); IF(ISNUMBER(FIND(&quot;: Bolt M&quot;; [.$C97])); MID([.$C97]; FIND(&quot;: Bolt M&quot;; [.$C97]) + 8; FIND(&quot; &quot;; [.$C97]; FIND(&quot;: Bolt M&quot;; [.$C97]) + 8) - FIND(&quot;: Bolt M&quot;; [.$C97]) - 8); &quot;&quot;))" office:value-type="string" office:string-value="10" calcext:value-type="string">
            <text:p>10</text:p>
          </table:table-cell>
          <table:table-cell table:style-name="ce12" table:formula="of:=IF(ISNUMBER(FIND(&quot;: Washer&quot;; [.$C97])); [.$U97]; IF(ISNUMBER(FIND(&quot;Φ&quot;; [.$C97])); MID([.$C97]; FIND(&quot;Φ&quot;; [.$C97]) + 1; FIND(&quot;mm&quot;; [.$C97]; FIND(&quot;Φ&quot;; [.$C97])) - FIND(&quot;Φ&quot;; [.$C97]) - 1); IF(ISNUMBER(FIND(&quot;: Bolt M&quot;; [.$C97])); MID([.$C97]; FIND(&quot;: Bolt M&quot;; [.$C97]) + 8; FIND(&quot; &quot;; [.$C97]; FIND(&quot;: Bolt M&quot;; [.$C97]) + 8) - FIND(&quot;: Bolt M&quot;; [.$C97]) - 8); &quot;&quot;)))" office:value-type="string" office:string-value="10" calcext:value-type="string">
            <text:p>10</text:p>
          </table:table-cell>
          <table:table-cell table:formula="of:=IF(ISNUMBER(FIND(&quot;Φ&quot;; [.$C97]));&#10;      MID([.$C97];&#10;          FIND(&quot;mm &quot;; [.$C97]; FIND(&quot;Φ&quot;; [.$C97])) + 5;&#10;          FIND(&quot;mm &quot;; [.$C97]; FIND(&quot;mm &quot;; [.$C97]; FIND(&quot;Φ&quot;; [.$C97])) + 4) - FIND(&quot;mm &quot;; [.$C97]; FIND(&quot;Φ&quot;; [.$C97])) - 5&#10;     );&#10;      MID([.$C97];&#10;          FIND(&quot;mm &quot;; [.$C97]; FIND(&quot;: &quot;; [.$C97])) - FIND(&quot; &quot;; STRING_REVERSE(LEFT([.$C97]; FIND(&quot;mm &quot;; [.$C97]; FIND(&quot;: &quot;; [.$C97]))))) + 2;&#10;          FIND(&quot; &quot;; STRING_REVERSE(LEFT([.$C97]; FIND(&quot;mm &quot;; [.$C97]; FIND(&quot;: &quot;; [.$C97]))))) - 2&#10;     )&#10;)" office:value-type="string" office:string-value="78" calcext:value-type="string">
            <text:p>78</text:p>
          </table:table-cell>
          <table:table-cell table:formula="of:=IF(ISNUMBER(FIND(&quot;Φ&quot;; [.$C97]));&#10;      MID([.$C98];           FIND(&quot;mm &quot;; [.$C98]; FIND(&quot;mm &quot;; [.$C98]; FIND(&quot;mm &quot;; [.$C98]; FIND(&quot;: &quot;; [.$C98])) + 2) + 2) - FIND(&quot; &quot;; STRING_REVERSE(LEFT([.$C98]; FIND(&quot;mm &quot;; [.$C98]; FIND(&quot;mm &quot;; [.$C98]; FIND(&quot;mm &quot;; [.$C98]; FIND(&quot;: &quot;; [.$C98])) + 2) + 2)))) + 2;           FIND(&quot; &quot;; STRING_REVERSE(LEFT([.$C98]; FIND(&quot;mm &quot;; [.$C98]; FIND(&quot;mm &quot;; [.$C98]; FIND(&quot;mm &quot;; [.$C98]; FIND(&quot;: &quot;; [.$C98])) + 2) + 2)))) - 2      );&#10;      MID([.$C97];&#10;          FIND(&quot;mm &quot;; [.$C97]; FIND(&quot;mm &quot;; [.$C97]; FIND(&quot;: &quot;; [.$C97])) + 2) - FIND(&quot; &quot;; STRING_REVERSE(LEFT([.$C97]; FIND(&quot;mm &quot;; [.$C97]; FIND(&quot;mm &quot;; [.$C97]; FIND(&quot;: &quot;; [.$C97])) + 2)))) + 2;&#10;          FIND(&quot; &quot;; STRING_REVERSE(LEFT([.$C97]; FIND(&quot;mm &quot;; [.$C97]; FIND(&quot;mm &quot;; [.$C97]; FIND(&quot;: &quot;; [.$C97])) + 2)))) - 2&#10;     )&#10;)" office:value-type="string" office:string-value="" calcext:value-type="error">
            <text:p>#VALUE!</text:p>
          </table:table-cell>
          <table:table-cell table:formula="of:=IF(ISNUMBER(FIND(&quot;Φ&quot;; [.$C97]));&#10;      &quot;&quot;;&#10;      MID([.$C97];&#10;          FIND(&quot;mm &quot;; [.$C97]; FIND(&quot;mm &quot;; [.$C97]; FIND(&quot;mm &quot;; [.$C97]; FIND(&quot;: &quot;; [.$C97])) + 2) + 2) - FIND(&quot; &quot;; STRING_REVERSE(LEFT([.$C97]; FIND(&quot;mm &quot;; [.$C97]; FIND(&quot;mm &quot;; [.$C97]; FIND(&quot;mm &quot;; [.$C97]; FIND(&quot;: &quot;; [.$C97])) + 2) + 2)))) + 2;&#10;          FIND(&quot; &quot;; STRING_REVERSE(LEFT([.$C97]; FIND(&quot;mm &quot;; [.$C97]; FIND(&quot;mm &quot;; [.$C97]; FIND(&quot;mm &quot;; [.$C97]; FIND(&quot;: &quot;; [.$C97])) + 2) + 2)))) - 2&#10;     )&#10;)" office:value-type="string" office:string-value="" calcext:value-type="error">
            <text:p>#VALUE!</text:p>
          </table:table-cell>
          <table:table-cell table:formula="of:=IF(ISNUMBER(FIND(&quot;Φ&quot;; [.$C97]));&#10;      IF(ISNUMBER(FIND(&quot;: Washer&quot;; [.$C97])); [.$V97]; &quot;&quot;);&#10;      MID([.$C97];&#10;          FIND(&quot;mm &quot;; [.$C97]; FIND(&quot;mm &quot;; [.$C97]; FIND(&quot;mm &quot;; [.$C97]; FIND(&quot;mm &quot;; [.$C97]; FIND(&quot;: &quot;; [.$C97])) + 2) + 2) + 2) - FIND(&quot; &quot;; STRING_REVERSE(LEFT([.$C97]; FIND(&quot;mm &quot;; [.$C97]; FIND(&quot;mm &quot;; [.$C97]; FIND(&quot;mm &quot;; [.$C97]; FIND(&quot;mm &quot;; [.$C97]; FIND(&quot;: &quot;; [.$C97])) + 2) + 2) + 2)))) + 2;&#10;          FIND(&quot; &quot;; STRING_REVERSE(LEFT([.$C97]; FIND(&quot;mm &quot;; [.$C97]; FIND(&quot;mm &quot;; [.$C97]; FIND(&quot;mm &quot;; [.$C97]; FIND(&quot;mm &quot;; [.$C97]; FIND(&quot;: &quot;; [.$C97])) + 2) + 2) + 2)))) - 2&#10;     )&#10;)" office:value-type="string" office:string-value="" calcext:value-type="error">
            <text:p>#VALUE!</text:p>
          </table:table-cell>
          <table:table-cell table:style-name="ce17" table:formula="of:=NOT(OR([.$F97:.$Q97]))" office:value-type="boolean" office:boolean-value="false" calcext:value-type="boolean">
            <text:p>FALSE</text:p>
          </table:table-cell>
          <table:table-cell table:formula="of:=RIGHT([.$C97]; LEN([.$C97]) - FIND(&quot; - x&quot;; [.$C97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ECHO: "Nut: Nut M10 - x1"</text:p>
          </table:table-cell>
          <table:table-cell table:formula="of:=MID([.$B98]; 8; LEN([.$B98]) - 8)" office:value-type="string" office:string-value="Nut: Nut M10 - x1" calcext:value-type="string">
            <text:p>Nut: Nut M10 - x1</text:p>
          </table:table-cell>
          <table:table-cell table:formula="of:=IF(LEFT([.$C98]; 5) = &quot;Tool:&quot;; RIGHT([.$C98]; LEN([.$C98]) - 6); LEFT([.$C98]; FIND(&quot;:&quot;; [.$C98]) - 1))" office:value-type="string" office:string-value="Nut" calcext:value-type="string">
            <text:p>Nut</text:p>
          </table:table-cell>
          <table:table-cell table:style-name="ce7" table:formula="of:=NOT(RIGHT(TRIM([.$C98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98]))" office:value-type="boolean" office:boolean-value="false" calcext:value-type="boolean">
            <text:p>FALSE</text:p>
          </table:table-cell>
          <table:table-cell table:style-name="ce7" table:formula="of:=ISNUMBER(FIND(&quot;: Bolt&quot;; [.$C98]))" office:value-type="boolean" office:boolean-value="false" calcext:value-type="boolean">
            <text:p>FALSE</text:p>
          </table:table-cell>
          <table:table-cell table:style-name="ce7" table:formula="of:=ISNUMBER(FIND(&quot;: Nut&quot;; [.$C98]))" office:value-type="boolean" office:boolean-value="true" calcext:value-type="boolean">
            <text:p>TRUE</text:p>
          </table:table-cell>
          <table:table-cell table:style-name="ce7" table:formula="of:=ISNUMBER(SEARCH(&quot;: Wheel&quot;; [.$C98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98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98]))" office:value-type="boolean" office:boolean-value="false" calcext:value-type="boolean">
            <text:p>FALSE</text:p>
          </table:table-cell>
          <table:table-cell table:style-name="ce7" table:formula="of:=ISNUMBER(SEARCH(&quot;ALUMINIUM SHEET&quot;; [.$C98]))" office:value-type="boolean" office:boolean-value="false" calcext:value-type="boolean">
            <text:p>FALSE</text:p>
          </table:table-cell>
          <table:table-cell table:style-name="ce7" table:formula="of:=ISNUMBER(FIND(&quot;: Tube clamp&quot;; [.$C98]))" office:value-type="boolean" office:boolean-value="false" calcext:value-type="boolean">
            <text:p>FALSE</text:p>
          </table:table-cell>
          <table:table-cell table:style-name="ce7" table:formula="of:=AND(ISNUMBER(FIND(&quot;: Tube clamp&quot;; [.$C98])); ISNUMBER(SEARCH(&quot;104:&quot;; [.$C98])))" office:value-type="boolean" office:boolean-value="false" calcext:value-type="boolean">
            <text:p>FALSE</text:p>
          </table:table-cell>
          <table:table-cell table:style-name="ce7" table:formula="of:=AND(ISNUMBER(FIND(&quot;: Tube clamp&quot;; [.$C98])); ISNUMBER(SEARCH(&quot;116:&quot;; [.$C98])))" office:value-type="boolean" office:boolean-value="false" calcext:value-type="boolean">
            <text:p>FALSE</text:p>
          </table:table-cell>
          <table:table-cell table:style-name="ce7" table:formula="of:=AND(ISNUMBER(FIND(&quot;: Tube clamp&quot;; [.$C98])); ISNUMBER(SEARCH(&quot;132:&quot;; [.$C98])))" office:value-type="boolean" office:boolean-value="false" calcext:value-type="boolean">
            <text:p>FALSE</text:p>
          </table:table-cell>
          <table:table-cell table:style-name="ce7" table:formula="of:=AND(ISNUMBER(FIND(&quot;: Tube clamp&quot;; [.$C98])); ISNUMBER(SEARCH(&quot;176:&quot;; [.$C98])))" office:value-type="boolean" office:boolean-value="false" calcext:value-type="boolean">
            <text:p>FALSE</text:p>
          </table:table-cell>
          <table:table-cell table:style-name="ce7" table:formula="of:=ISNUMBER(FIND(&quot;Tool:&quot;; [.$C98]))" office:value-type="boolean" office:boolean-value="false" calcext:value-type="boolean">
            <text:p>FALSE</text:p>
          </table:table-cell>
          <table:table-cell table:style-name="ce12" table:formula="of:=IF(ISNUMBER(FIND(&quot;Φ&quot;; [.$C98])); MID([.$C98]; FIND(&quot;Φ&quot;; [.$C98]) + 1; FIND(&quot;mm&quot;; [.$C98]; FIND(&quot;Φ&quot;; [.$C98])) - FIND(&quot;Φ&quot;; [.$C98]) - 1); IF(ISNUMBER(FIND(&quot;: Bolt M&quot;; [.$C98])); MID([.$C98]; FIND(&quot;: Bolt M&quot;; [.$C98]) + 8; FIND(&quot; &quot;; [.$C98]; FIND(&quot;: Bolt M&quot;; [.$C98]) + 8) - FIND(&quot;: Bolt M&quot;; [.$C98]) - 8); &quot;&quot;))">
            <text:p/>
          </table:table-cell>
          <table:table-cell table:style-name="ce12" table:formula="of:=IF(ISNUMBER(FIND(&quot;: Washer&quot;; [.$C98])); [.$U98]; IF(ISNUMBER(FIND(&quot;Φ&quot;; [.$C98])); MID([.$C98]; FIND(&quot;Φ&quot;; [.$C98]) + 1; FIND(&quot;mm&quot;; [.$C98]; FIND(&quot;Φ&quot;; [.$C98])) - FIND(&quot;Φ&quot;; [.$C98]) - 1); IF(ISNUMBER(FIND(&quot;: Bolt M&quot;; [.$C98])); MID([.$C98]; FIND(&quot;: Bolt M&quot;; [.$C98]) + 8; FIND(&quot; &quot;; [.$C98]; FIND(&quot;: Bolt M&quot;; [.$C98]) + 8) - FIND(&quot;: Bolt M&quot;; [.$C98]) - 8); &quot;&quot;)))">
            <text:p/>
          </table:table-cell>
          <table:table-cell table:formula="of:=IF(ISNUMBER(FIND(&quot;Φ&quot;; [.$C98]));&#10;      MID([.$C98];&#10;          FIND(&quot;mm &quot;; [.$C98]; FIND(&quot;Φ&quot;; [.$C98])) + 5;&#10;          FIND(&quot;mm &quot;; [.$C98]; FIND(&quot;mm &quot;; [.$C98]; FIND(&quot;Φ&quot;; [.$C98])) + 4) - FIND(&quot;mm &quot;; [.$C98]; FIND(&quot;Φ&quot;; [.$C98])) - 5&#10;     );&#10;      MID([.$C98];&#10;          FIND(&quot;mm &quot;; [.$C98]; FIND(&quot;: &quot;; [.$C98])) - FIND(&quot; &quot;; STRING_REVERSE(LEFT([.$C98]; FIND(&quot;mm &quot;; [.$C98]; FIND(&quot;: &quot;; [.$C98]))))) + 2;&#10;          FIND(&quot; &quot;; STRING_REVERSE(LEFT([.$C98]; FIND(&quot;mm &quot;; [.$C98]; FIND(&quot;: &quot;; [.$C98]))))) - 2&#10;     )&#10;)" office:value-type="string" office:string-value="" calcext:value-type="error">
            <text:p>#VALUE!</text:p>
          </table:table-cell>
          <table:table-cell table:formula="of:=IF(ISNUMBER(FIND(&quot;Φ&quot;; [.$C98]));&#10;      MID([.$C99];           FIND(&quot;mm &quot;; [.$C99]; FIND(&quot;mm &quot;; [.$C99]; FIND(&quot;mm &quot;; [.$C99]; FIND(&quot;: &quot;; [.$C99])) + 2) + 2) - FIND(&quot; &quot;; STRING_REVERSE(LEFT([.$C99]; FIND(&quot;mm &quot;; [.$C99]; FIND(&quot;mm &quot;; [.$C99]; FIND(&quot;mm &quot;; [.$C99]; FIND(&quot;: &quot;; [.$C99])) + 2) + 2)))) + 2;           FIND(&quot; &quot;; STRING_REVERSE(LEFT([.$C99]; FIND(&quot;mm &quot;; [.$C99]; FIND(&quot;mm &quot;; [.$C99]; FIND(&quot;mm &quot;; [.$C99]; FIND(&quot;: &quot;; [.$C99])) + 2) + 2)))) - 2      );&#10;      MID([.$C98];&#10;          FIND(&quot;mm &quot;; [.$C98]; FIND(&quot;mm &quot;; [.$C98]; FIND(&quot;: &quot;; [.$C98])) + 2) - FIND(&quot; &quot;; STRING_REVERSE(LEFT([.$C98]; FIND(&quot;mm &quot;; [.$C98]; FIND(&quot;mm &quot;; [.$C98]; FIND(&quot;: &quot;; [.$C98])) + 2)))) + 2;&#10;          FIND(&quot; &quot;; STRING_REVERSE(LEFT([.$C98]; FIND(&quot;mm &quot;; [.$C98]; FIND(&quot;mm &quot;; [.$C98]; FIND(&quot;: &quot;; [.$C98])) + 2)))) - 2&#10;     )&#10;)" office:value-type="string" office:string-value="" calcext:value-type="error">
            <text:p>#VALUE!</text:p>
          </table:table-cell>
          <table:table-cell table:formula="of:=IF(ISNUMBER(FIND(&quot;Φ&quot;; [.$C98]));&#10;      &quot;&quot;;&#10;      MID([.$C98];&#10;          FIND(&quot;mm &quot;; [.$C98]; FIND(&quot;mm &quot;; [.$C98]; FIND(&quot;mm &quot;; [.$C98]; FIND(&quot;: &quot;; [.$C98])) + 2) + 2) - FIND(&quot; &quot;; STRING_REVERSE(LEFT([.$C98]; FIND(&quot;mm &quot;; [.$C98]; FIND(&quot;mm &quot;; [.$C98]; FIND(&quot;mm &quot;; [.$C98]; FIND(&quot;: &quot;; [.$C98])) + 2) + 2)))) + 2;&#10;          FIND(&quot; &quot;; STRING_REVERSE(LEFT([.$C98]; FIND(&quot;mm &quot;; [.$C98]; FIND(&quot;mm &quot;; [.$C98]; FIND(&quot;mm &quot;; [.$C98]; FIND(&quot;: &quot;; [.$C98])) + 2) + 2)))) - 2&#10;     )&#10;)" office:value-type="string" office:string-value="" calcext:value-type="error">
            <text:p>#VALUE!</text:p>
          </table:table-cell>
          <table:table-cell table:formula="of:=IF(ISNUMBER(FIND(&quot;Φ&quot;; [.$C98]));&#10;      IF(ISNUMBER(FIND(&quot;: Washer&quot;; [.$C98])); [.$V98]; &quot;&quot;);&#10;      MID([.$C98];&#10;          FIND(&quot;mm &quot;; [.$C98]; FIND(&quot;mm &quot;; [.$C98]; FIND(&quot;mm &quot;; [.$C98]; FIND(&quot;mm &quot;; [.$C98]; FIND(&quot;: &quot;; [.$C98])) + 2) + 2) + 2) - FIND(&quot; &quot;; STRING_REVERSE(LEFT([.$C98]; FIND(&quot;mm &quot;; [.$C98]; FIND(&quot;mm &quot;; [.$C98]; FIND(&quot;mm &quot;; [.$C98]; FIND(&quot;mm &quot;; [.$C98]; FIND(&quot;: &quot;; [.$C98])) + 2) + 2) + 2)))) + 2;&#10;          FIND(&quot; &quot;; STRING_REVERSE(LEFT([.$C98]; FIND(&quot;mm &quot;; [.$C98]; FIND(&quot;mm &quot;; [.$C98]; FIND(&quot;mm &quot;; [.$C98]; FIND(&quot;mm &quot;; [.$C98]; FIND(&quot;: &quot;; [.$C98])) + 2) + 2) + 2)))) - 2&#10;     )&#10;)" office:value-type="string" office:string-value="" calcext:value-type="error">
            <text:p>#VALUE!</text:p>
          </table:table-cell>
          <table:table-cell table:style-name="ce17" table:formula="of:=NOT(OR([.$F98:.$Q98]))" office:value-type="boolean" office:boolean-value="false" calcext:value-type="boolean">
            <text:p>FALSE</text:p>
          </table:table-cell>
          <table:table-cell table:formula="of:=RIGHT([.$C98]; LEN([.$C98]) - FIND(&quot; - x&quot;; [.$C98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ECHO: "Washer: Washer Φ25mm x 10mm x 3mm - x1"</text:p>
          </table:table-cell>
          <table:table-cell table:formula="of:=MID([.$B99]; 8; LEN([.$B99]) - 8)" office:value-type="string" office:string-value="Washer: Washer Φ25mm x 10mm x 3mm - x1" calcext:value-type="string">
            <text:p>Washer: Washer Φ25mm x 10mm x 3mm - x1</text:p>
          </table:table-cell>
          <table:table-cell table:formula="of:=IF(LEFT([.$C99]; 5) = &quot;Tool:&quot;; RIGHT([.$C99]; LEN([.$C99]) - 6); LEFT([.$C99]; FIND(&quot;:&quot;; [.$C99]) - 1))" office:value-type="string" office:string-value="Washer" calcext:value-type="string">
            <text:p>Washer</text:p>
          </table:table-cell>
          <table:table-cell table:style-name="ce7" table:formula="of:=NOT(RIGHT(TRIM([.$C99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99]))" office:value-type="boolean" office:boolean-value="true" calcext:value-type="boolean">
            <text:p>TRUE</text:p>
          </table:table-cell>
          <table:table-cell table:style-name="ce7" table:formula="of:=ISNUMBER(FIND(&quot;: Bolt&quot;; [.$C99]))" office:value-type="boolean" office:boolean-value="false" calcext:value-type="boolean">
            <text:p>FALSE</text:p>
          </table:table-cell>
          <table:table-cell table:style-name="ce7" table:formula="of:=ISNUMBER(FIND(&quot;: Nut&quot;; [.$C99]))" office:value-type="boolean" office:boolean-value="false" calcext:value-type="boolean">
            <text:p>FALSE</text:p>
          </table:table-cell>
          <table:table-cell table:style-name="ce7" table:formula="of:=ISNUMBER(SEARCH(&quot;: Wheel&quot;; [.$C99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99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99]))" office:value-type="boolean" office:boolean-value="false" calcext:value-type="boolean">
            <text:p>FALSE</text:p>
          </table:table-cell>
          <table:table-cell table:style-name="ce7" table:formula="of:=ISNUMBER(SEARCH(&quot;ALUMINIUM SHEET&quot;; [.$C99]))" office:value-type="boolean" office:boolean-value="false" calcext:value-type="boolean">
            <text:p>FALSE</text:p>
          </table:table-cell>
          <table:table-cell table:style-name="ce7" table:formula="of:=ISNUMBER(FIND(&quot;: Tube clamp&quot;; [.$C99]))" office:value-type="boolean" office:boolean-value="false" calcext:value-type="boolean">
            <text:p>FALSE</text:p>
          </table:table-cell>
          <table:table-cell table:style-name="ce7" table:formula="of:=AND(ISNUMBER(FIND(&quot;: Tube clamp&quot;; [.$C99])); ISNUMBER(SEARCH(&quot;104:&quot;; [.$C99])))" office:value-type="boolean" office:boolean-value="false" calcext:value-type="boolean">
            <text:p>FALSE</text:p>
          </table:table-cell>
          <table:table-cell table:style-name="ce7" table:formula="of:=AND(ISNUMBER(FIND(&quot;: Tube clamp&quot;; [.$C99])); ISNUMBER(SEARCH(&quot;116:&quot;; [.$C99])))" office:value-type="boolean" office:boolean-value="false" calcext:value-type="boolean">
            <text:p>FALSE</text:p>
          </table:table-cell>
          <table:table-cell table:style-name="ce7" table:formula="of:=AND(ISNUMBER(FIND(&quot;: Tube clamp&quot;; [.$C99])); ISNUMBER(SEARCH(&quot;132:&quot;; [.$C99])))" office:value-type="boolean" office:boolean-value="false" calcext:value-type="boolean">
            <text:p>FALSE</text:p>
          </table:table-cell>
          <table:table-cell table:style-name="ce7" table:formula="of:=AND(ISNUMBER(FIND(&quot;: Tube clamp&quot;; [.$C99])); ISNUMBER(SEARCH(&quot;176:&quot;; [.$C99])))" office:value-type="boolean" office:boolean-value="false" calcext:value-type="boolean">
            <text:p>FALSE</text:p>
          </table:table-cell>
          <table:table-cell table:style-name="ce7" table:formula="of:=ISNUMBER(FIND(&quot;Tool:&quot;; [.$C99]))" office:value-type="boolean" office:boolean-value="false" calcext:value-type="boolean">
            <text:p>FALSE</text:p>
          </table:table-cell>
          <table:table-cell table:style-name="ce12" table:formula="of:=IF(ISNUMBER(FIND(&quot;Φ&quot;; [.$C99])); MID([.$C99]; FIND(&quot;Φ&quot;; [.$C99]) + 1; FIND(&quot;mm&quot;; [.$C99]; FIND(&quot;Φ&quot;; [.$C99])) - FIND(&quot;Φ&quot;; [.$C99]) - 1); IF(ISNUMBER(FIND(&quot;: Bolt M&quot;; [.$C99])); MID([.$C99]; FIND(&quot;: Bolt M&quot;; [.$C99]) + 8; FIND(&quot; &quot;; [.$C99]; FIND(&quot;: Bolt M&quot;; [.$C99]) + 8) - FIND(&quot;: Bolt M&quot;; [.$C99]) - 8); &quot;&quot;))" office:value-type="string" office:string-value="25" calcext:value-type="string">
            <text:p>25</text:p>
          </table:table-cell>
          <table:table-cell table:style-name="ce12" table:formula="of:=IF(ISNUMBER(FIND(&quot;: Washer&quot;; [.$C99])); [.$U99]; IF(ISNUMBER(FIND(&quot;Φ&quot;; [.$C99])); MID([.$C99]; FIND(&quot;Φ&quot;; [.$C99]) + 1; FIND(&quot;mm&quot;; [.$C99]; FIND(&quot;Φ&quot;; [.$C99])) - FIND(&quot;Φ&quot;; [.$C99]) - 1); IF(ISNUMBER(FIND(&quot;: Bolt M&quot;; [.$C99])); MID([.$C99]; FIND(&quot;: Bolt M&quot;; [.$C99]) + 8; FIND(&quot; &quot;; [.$C99]; FIND(&quot;: Bolt M&quot;; [.$C99]) + 8) - FIND(&quot;: Bolt M&quot;; [.$C99]) - 8); &quot;&quot;)))" office:value-type="string" office:string-value="10" calcext:value-type="string">
            <text:p>10</text:p>
          </table:table-cell>
          <table:table-cell table:formula="of:=IF(ISNUMBER(FIND(&quot;Φ&quot;; [.$C99]));&#10;      MID([.$C99];&#10;          FIND(&quot;mm &quot;; [.$C99]; FIND(&quot;Φ&quot;; [.$C99])) + 5;&#10;          FIND(&quot;mm &quot;; [.$C99]; FIND(&quot;mm &quot;; [.$C99]; FIND(&quot;Φ&quot;; [.$C99])) + 4) - FIND(&quot;mm &quot;; [.$C99]; FIND(&quot;Φ&quot;; [.$C99])) - 5&#10;     );&#10;      MID([.$C99];&#10;          FIND(&quot;mm &quot;; [.$C99]; FIND(&quot;: &quot;; [.$C99])) - FIND(&quot; &quot;; STRING_REVERSE(LEFT([.$C99]; FIND(&quot;mm &quot;; [.$C99]; FIND(&quot;: &quot;; [.$C99]))))) + 2;&#10;          FIND(&quot; &quot;; STRING_REVERSE(LEFT([.$C99]; FIND(&quot;mm &quot;; [.$C99]; FIND(&quot;: &quot;; [.$C99]))))) - 2&#10;     )&#10;)" office:value-type="string" office:string-value="10" calcext:value-type="string">
            <text:p>10</text:p>
          </table:table-cell>
          <table:table-cell table:formula="of:=IF(ISNUMBER(FIND(&quot;Φ&quot;; [.$C99]));&#10;      MID([.$C100];           FIND(&quot;mm &quot;; [.$C100]; FIND(&quot;mm &quot;; [.$C100]; FIND(&quot;mm &quot;; [.$C100]; FIND(&quot;: &quot;; [.$C100])) + 2) + 2) - FIND(&quot; &quot;; STRING_REVERSE(LEFT([.$C100]; FIND(&quot;mm &quot;; [.$C100]; FIND(&quot;mm &quot;; [.$C100]; FIND(&quot;mm &quot;; [.$C100]; FIND(&quot;: &quot;; [.$C100])) + 2) + 2)))) + 2;           FIND(&quot; &quot;; STRING_REVERSE(LEFT([.$C100]; FIND(&quot;mm &quot;; [.$C100]; FIND(&quot;mm &quot;; [.$C100]; FIND(&quot;mm &quot;; [.$C100]; FIND(&quot;: &quot;; [.$C100])) + 2) + 2)))) - 2      );&#10;      MID([.$C99];&#10;          FIND(&quot;mm &quot;; [.$C99]; FIND(&quot;mm &quot;; [.$C99]; FIND(&quot;: &quot;; [.$C99])) + 2) - FIND(&quot; &quot;; STRING_REVERSE(LEFT([.$C99]; FIND(&quot;mm &quot;; [.$C99]; FIND(&quot;mm &quot;; [.$C99]; FIND(&quot;: &quot;; [.$C99])) + 2)))) + 2;&#10;          FIND(&quot; &quot;; STRING_REVERSE(LEFT([.$C99]; FIND(&quot;mm &quot;; [.$C99]; FIND(&quot;mm &quot;; [.$C99]; FIND(&quot;: &quot;; [.$C99])) + 2)))) - 2&#10;     )&#10;)" office:value-type="string" office:string-value="3" calcext:value-type="string">
            <text:p>3</text:p>
          </table:table-cell>
          <table:table-cell table:formula="of:=IF(ISNUMBER(FIND(&quot;Φ&quot;; [.$C99]));&#10;      &quot;&quot;;&#10;      MID([.$C99];&#10;          FIND(&quot;mm &quot;; [.$C99]; FIND(&quot;mm &quot;; [.$C99]; FIND(&quot;mm &quot;; [.$C99]; FIND(&quot;: &quot;; [.$C99])) + 2) + 2) - FIND(&quot; &quot;; STRING_REVERSE(LEFT([.$C99]; FIND(&quot;mm &quot;; [.$C99]; FIND(&quot;mm &quot;; [.$C99]; FIND(&quot;mm &quot;; [.$C99]; FIND(&quot;: &quot;; [.$C99])) + 2) + 2)))) + 2;&#10;          FIND(&quot; &quot;; STRING_REVERSE(LEFT([.$C99]; FIND(&quot;mm &quot;; [.$C99]; FIND(&quot;mm &quot;; [.$C99]; FIND(&quot;mm &quot;; [.$C99]; FIND(&quot;: &quot;; [.$C99])) + 2) + 2)))) - 2&#10;     )&#10;)">
            <text:p/>
          </table:table-cell>
          <table:table-cell table:formula="of:=IF(ISNUMBER(FIND(&quot;Φ&quot;; [.$C99]));&#10;      IF(ISNUMBER(FIND(&quot;: Washer&quot;; [.$C99])); [.$V99]; &quot;&quot;);&#10;      MID([.$C99];&#10;          FIND(&quot;mm &quot;; [.$C99]; FIND(&quot;mm &quot;; [.$C99]; FIND(&quot;mm &quot;; [.$C99]; FIND(&quot;mm &quot;; [.$C99]; FIND(&quot;: &quot;; [.$C99])) + 2) + 2) + 2) - FIND(&quot; &quot;; STRING_REVERSE(LEFT([.$C99]; FIND(&quot;mm &quot;; [.$C99]; FIND(&quot;mm &quot;; [.$C99]; FIND(&quot;mm &quot;; [.$C99]; FIND(&quot;mm &quot;; [.$C99]; FIND(&quot;: &quot;; [.$C99])) + 2) + 2) + 2)))) + 2;&#10;          FIND(&quot; &quot;; STRING_REVERSE(LEFT([.$C99]; FIND(&quot;mm &quot;; [.$C99]; FIND(&quot;mm &quot;; [.$C99]; FIND(&quot;mm &quot;; [.$C99]; FIND(&quot;mm &quot;; [.$C99]; FIND(&quot;: &quot;; [.$C99])) + 2) + 2) + 2)))) - 2&#10;     )&#10;)" office:value-type="string" office:string-value="3" calcext:value-type="string">
            <text:p>3</text:p>
          </table:table-cell>
          <table:table-cell table:style-name="ce17" table:formula="of:=NOT(OR([.$F99:.$Q99]))" office:value-type="boolean" office:boolean-value="false" calcext:value-type="boolean">
            <text:p>FALSE</text:p>
          </table:table-cell>
          <table:table-cell table:formula="of:=RIGHT([.$C99]; LEN([.$C99]) - FIND(&quot; - x&quot;; [.$C99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ECHO: "Washer: Washer Φ25mm x 10mm x 3mm - x1"</text:p>
          </table:table-cell>
          <table:table-cell table:formula="of:=MID([.$B100]; 8; LEN([.$B100]) - 8)" office:value-type="string" office:string-value="Washer: Washer Φ25mm x 10mm x 3mm - x1" calcext:value-type="string">
            <text:p>Washer: Washer Φ25mm x 10mm x 3mm - x1</text:p>
          </table:table-cell>
          <table:table-cell table:formula="of:=IF(LEFT([.$C100]; 5) = &quot;Tool:&quot;; RIGHT([.$C100]; LEN([.$C100]) - 6); LEFT([.$C100]; FIND(&quot;:&quot;; [.$C100]) - 1))" office:value-type="string" office:string-value="Washer" calcext:value-type="string">
            <text:p>Washer</text:p>
          </table:table-cell>
          <table:table-cell table:style-name="ce7" table:formula="of:=NOT(RIGHT(TRIM([.$C100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00]))" office:value-type="boolean" office:boolean-value="true" calcext:value-type="boolean">
            <text:p>TRUE</text:p>
          </table:table-cell>
          <table:table-cell table:style-name="ce7" table:formula="of:=ISNUMBER(FIND(&quot;: Bolt&quot;; [.$C100]))" office:value-type="boolean" office:boolean-value="false" calcext:value-type="boolean">
            <text:p>FALSE</text:p>
          </table:table-cell>
          <table:table-cell table:style-name="ce7" table:formula="of:=ISNUMBER(FIND(&quot;: Nut&quot;; [.$C100]))" office:value-type="boolean" office:boolean-value="false" calcext:value-type="boolean">
            <text:p>FALSE</text:p>
          </table:table-cell>
          <table:table-cell table:style-name="ce7" table:formula="of:=ISNUMBER(SEARCH(&quot;: Wheel&quot;; [.$C100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00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00]))" office:value-type="boolean" office:boolean-value="false" calcext:value-type="boolean">
            <text:p>FALSE</text:p>
          </table:table-cell>
          <table:table-cell table:style-name="ce7" table:formula="of:=ISNUMBER(SEARCH(&quot;ALUMINIUM SHEET&quot;; [.$C100]))" office:value-type="boolean" office:boolean-value="false" calcext:value-type="boolean">
            <text:p>FALSE</text:p>
          </table:table-cell>
          <table:table-cell table:style-name="ce7" table:formula="of:=ISNUMBER(FIND(&quot;: Tube clamp&quot;; [.$C100]))" office:value-type="boolean" office:boolean-value="false" calcext:value-type="boolean">
            <text:p>FALSE</text:p>
          </table:table-cell>
          <table:table-cell table:style-name="ce7" table:formula="of:=AND(ISNUMBER(FIND(&quot;: Tube clamp&quot;; [.$C100])); ISNUMBER(SEARCH(&quot;104:&quot;; [.$C100])))" office:value-type="boolean" office:boolean-value="false" calcext:value-type="boolean">
            <text:p>FALSE</text:p>
          </table:table-cell>
          <table:table-cell table:style-name="ce7" table:formula="of:=AND(ISNUMBER(FIND(&quot;: Tube clamp&quot;; [.$C100])); ISNUMBER(SEARCH(&quot;116:&quot;; [.$C100])))" office:value-type="boolean" office:boolean-value="false" calcext:value-type="boolean">
            <text:p>FALSE</text:p>
          </table:table-cell>
          <table:table-cell table:style-name="ce7" table:formula="of:=AND(ISNUMBER(FIND(&quot;: Tube clamp&quot;; [.$C100])); ISNUMBER(SEARCH(&quot;132:&quot;; [.$C100])))" office:value-type="boolean" office:boolean-value="false" calcext:value-type="boolean">
            <text:p>FALSE</text:p>
          </table:table-cell>
          <table:table-cell table:style-name="ce7" table:formula="of:=AND(ISNUMBER(FIND(&quot;: Tube clamp&quot;; [.$C100])); ISNUMBER(SEARCH(&quot;176:&quot;; [.$C100])))" office:value-type="boolean" office:boolean-value="false" calcext:value-type="boolean">
            <text:p>FALSE</text:p>
          </table:table-cell>
          <table:table-cell table:style-name="ce7" table:formula="of:=ISNUMBER(FIND(&quot;Tool:&quot;; [.$C100]))" office:value-type="boolean" office:boolean-value="false" calcext:value-type="boolean">
            <text:p>FALSE</text:p>
          </table:table-cell>
          <table:table-cell table:style-name="ce12" table:formula="of:=IF(ISNUMBER(FIND(&quot;Φ&quot;; [.$C100])); MID([.$C100]; FIND(&quot;Φ&quot;; [.$C100]) + 1; FIND(&quot;mm&quot;; [.$C100]; FIND(&quot;Φ&quot;; [.$C100])) - FIND(&quot;Φ&quot;; [.$C100]) - 1); IF(ISNUMBER(FIND(&quot;: Bolt M&quot;; [.$C100])); MID([.$C100]; FIND(&quot;: Bolt M&quot;; [.$C100]) + 8; FIND(&quot; &quot;; [.$C100]; FIND(&quot;: Bolt M&quot;; [.$C100]) + 8) - FIND(&quot;: Bolt M&quot;; [.$C100]) - 8); &quot;&quot;))" office:value-type="string" office:string-value="25" calcext:value-type="string">
            <text:p>25</text:p>
          </table:table-cell>
          <table:table-cell table:style-name="ce12" table:formula="of:=IF(ISNUMBER(FIND(&quot;: Washer&quot;; [.$C100])); [.$U100]; IF(ISNUMBER(FIND(&quot;Φ&quot;; [.$C100])); MID([.$C100]; FIND(&quot;Φ&quot;; [.$C100]) + 1; FIND(&quot;mm&quot;; [.$C100]; FIND(&quot;Φ&quot;; [.$C100])) - FIND(&quot;Φ&quot;; [.$C100]) - 1); IF(ISNUMBER(FIND(&quot;: Bolt M&quot;; [.$C100])); MID([.$C100]; FIND(&quot;: Bolt M&quot;; [.$C100]) + 8; FIND(&quot; &quot;; [.$C100]; FIND(&quot;: Bolt M&quot;; [.$C100]) + 8) - FIND(&quot;: Bolt M&quot;; [.$C100]) - 8); &quot;&quot;)))" office:value-type="string" office:string-value="10" calcext:value-type="string">
            <text:p>10</text:p>
          </table:table-cell>
          <table:table-cell table:formula="of:=IF(ISNUMBER(FIND(&quot;Φ&quot;; [.$C100]));&#10;      MID([.$C100];&#10;          FIND(&quot;mm &quot;; [.$C100]; FIND(&quot;Φ&quot;; [.$C100])) + 5;&#10;          FIND(&quot;mm &quot;; [.$C100]; FIND(&quot;mm &quot;; [.$C100]; FIND(&quot;Φ&quot;; [.$C100])) + 4) - FIND(&quot;mm &quot;; [.$C100]; FIND(&quot;Φ&quot;; [.$C100])) - 5&#10;     );&#10;      MID([.$C100];&#10;          FIND(&quot;mm &quot;; [.$C100]; FIND(&quot;: &quot;; [.$C100])) - FIND(&quot; &quot;; STRING_REVERSE(LEFT([.$C100]; FIND(&quot;mm &quot;; [.$C100]; FIND(&quot;: &quot;; [.$C100]))))) + 2;&#10;          FIND(&quot; &quot;; STRING_REVERSE(LEFT([.$C100]; FIND(&quot;mm &quot;; [.$C100]; FIND(&quot;: &quot;; [.$C100]))))) - 2&#10;     )&#10;)" office:value-type="string" office:string-value="10" calcext:value-type="string">
            <text:p>10</text:p>
          </table:table-cell>
          <table:table-cell table:formula="of:=IF(ISNUMBER(FIND(&quot;Φ&quot;; [.$C100]));&#10;      MID([.$C101];           FIND(&quot;mm &quot;; [.$C101]; FIND(&quot;mm &quot;; [.$C101]; FIND(&quot;mm &quot;; [.$C101]; FIND(&quot;: &quot;; [.$C101])) + 2) + 2) - FIND(&quot; &quot;; STRING_REVERSE(LEFT([.$C101]; FIND(&quot;mm &quot;; [.$C101]; FIND(&quot;mm &quot;; [.$C101]; FIND(&quot;mm &quot;; [.$C101]; FIND(&quot;: &quot;; [.$C101])) + 2) + 2)))) + 2;           FIND(&quot; &quot;; STRING_REVERSE(LEFT([.$C101]; FIND(&quot;mm &quot;; [.$C101]; FIND(&quot;mm &quot;; [.$C101]; FIND(&quot;mm &quot;; [.$C101]; FIND(&quot;: &quot;; [.$C101])) + 2) + 2)))) - 2      );&#10;      MID([.$C100];&#10;          FIND(&quot;mm &quot;; [.$C100]; FIND(&quot;mm &quot;; [.$C100]; FIND(&quot;: &quot;; [.$C100])) + 2) - FIND(&quot; &quot;; STRING_REVERSE(LEFT([.$C100]; FIND(&quot;mm &quot;; [.$C100]; FIND(&quot;mm &quot;; [.$C100]; FIND(&quot;: &quot;; [.$C100])) + 2)))) + 2;&#10;          FIND(&quot; &quot;; STRING_REVERSE(LEFT([.$C100]; FIND(&quot;mm &quot;; [.$C100]; FIND(&quot;mm &quot;; [.$C100]; FIND(&quot;: &quot;; [.$C100])) + 2)))) - 2&#10;     )&#10;)" office:value-type="string" office:string-value="4" calcext:value-type="string">
            <text:p>4</text:p>
          </table:table-cell>
          <table:table-cell table:formula="of:=IF(ISNUMBER(FIND(&quot;Φ&quot;; [.$C100]));&#10;      &quot;&quot;;&#10;      MID([.$C100];&#10;          FIND(&quot;mm &quot;; [.$C100]; FIND(&quot;mm &quot;; [.$C100]; FIND(&quot;mm &quot;; [.$C100]; FIND(&quot;: &quot;; [.$C100])) + 2) + 2) - FIND(&quot; &quot;; STRING_REVERSE(LEFT([.$C100]; FIND(&quot;mm &quot;; [.$C100]; FIND(&quot;mm &quot;; [.$C100]; FIND(&quot;mm &quot;; [.$C100]; FIND(&quot;: &quot;; [.$C100])) + 2) + 2)))) + 2;&#10;          FIND(&quot; &quot;; STRING_REVERSE(LEFT([.$C100]; FIND(&quot;mm &quot;; [.$C100]; FIND(&quot;mm &quot;; [.$C100]; FIND(&quot;mm &quot;; [.$C100]; FIND(&quot;: &quot;; [.$C100])) + 2) + 2)))) - 2&#10;     )&#10;)">
            <text:p/>
          </table:table-cell>
          <table:table-cell table:formula="of:=IF(ISNUMBER(FIND(&quot;Φ&quot;; [.$C100]));&#10;      IF(ISNUMBER(FIND(&quot;: Washer&quot;; [.$C100])); [.$V100]; &quot;&quot;);&#10;      MID([.$C100];&#10;          FIND(&quot;mm &quot;; [.$C100]; FIND(&quot;mm &quot;; [.$C100]; FIND(&quot;mm &quot;; [.$C100]; FIND(&quot;mm &quot;; [.$C100]; FIND(&quot;: &quot;; [.$C100])) + 2) + 2) + 2) - FIND(&quot; &quot;; STRING_REVERSE(LEFT([.$C100]; FIND(&quot;mm &quot;; [.$C100]; FIND(&quot;mm &quot;; [.$C100]; FIND(&quot;mm &quot;; [.$C100]; FIND(&quot;mm &quot;; [.$C100]; FIND(&quot;: &quot;; [.$C100])) + 2) + 2) + 2)))) + 2;&#10;          FIND(&quot; &quot;; STRING_REVERSE(LEFT([.$C100]; FIND(&quot;mm &quot;; [.$C100]; FIND(&quot;mm &quot;; [.$C100]; FIND(&quot;mm &quot;; [.$C100]; FIND(&quot;mm &quot;; [.$C100]; FIND(&quot;: &quot;; [.$C100])) + 2) + 2) + 2)))) - 2&#10;     )&#10;)" office:value-type="string" office:string-value="4" calcext:value-type="string">
            <text:p>4</text:p>
          </table:table-cell>
          <table:table-cell table:style-name="ce17" table:formula="of:=NOT(OR([.$F100:.$Q100]))" office:value-type="boolean" office:boolean-value="false" calcext:value-type="boolean">
            <text:p>FALSE</text:p>
          </table:table-cell>
          <table:table-cell table:formula="of:=RIGHT([.$C100]; LEN([.$C100]) - FIND(&quot; - x&quot;; [.$C100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ECHO: "Washer: Washer Φ50mm x 27mm x 4mm - x1"</text:p>
          </table:table-cell>
          <table:table-cell table:formula="of:=MID([.$B101]; 8; LEN([.$B101]) - 8)" office:value-type="string" office:string-value="Washer: Washer Φ50mm x 27mm x 4mm - x1" calcext:value-type="string">
            <text:p>Washer: Washer Φ50mm x 27mm x 4mm - x1</text:p>
          </table:table-cell>
          <table:table-cell table:formula="of:=IF(LEFT([.$C101]; 5) = &quot;Tool:&quot;; RIGHT([.$C101]; LEN([.$C101]) - 6); LEFT([.$C101]; FIND(&quot;:&quot;; [.$C101]) - 1))" office:value-type="string" office:string-value="Washer" calcext:value-type="string">
            <text:p>Washer</text:p>
          </table:table-cell>
          <table:table-cell table:style-name="ce7" table:formula="of:=NOT(RIGHT(TRIM([.$C101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01]))" office:value-type="boolean" office:boolean-value="true" calcext:value-type="boolean">
            <text:p>TRUE</text:p>
          </table:table-cell>
          <table:table-cell table:style-name="ce7" table:formula="of:=ISNUMBER(FIND(&quot;: Bolt&quot;; [.$C101]))" office:value-type="boolean" office:boolean-value="false" calcext:value-type="boolean">
            <text:p>FALSE</text:p>
          </table:table-cell>
          <table:table-cell table:style-name="ce7" table:formula="of:=ISNUMBER(FIND(&quot;: Nut&quot;; [.$C101]))" office:value-type="boolean" office:boolean-value="false" calcext:value-type="boolean">
            <text:p>FALSE</text:p>
          </table:table-cell>
          <table:table-cell table:style-name="ce7" table:formula="of:=ISNUMBER(SEARCH(&quot;: Wheel&quot;; [.$C101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01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01]))" office:value-type="boolean" office:boolean-value="false" calcext:value-type="boolean">
            <text:p>FALSE</text:p>
          </table:table-cell>
          <table:table-cell table:style-name="ce7" table:formula="of:=ISNUMBER(SEARCH(&quot;ALUMINIUM SHEET&quot;; [.$C101]))" office:value-type="boolean" office:boolean-value="false" calcext:value-type="boolean">
            <text:p>FALSE</text:p>
          </table:table-cell>
          <table:table-cell table:style-name="ce7" table:formula="of:=ISNUMBER(FIND(&quot;: Tube clamp&quot;; [.$C101]))" office:value-type="boolean" office:boolean-value="false" calcext:value-type="boolean">
            <text:p>FALSE</text:p>
          </table:table-cell>
          <table:table-cell table:style-name="ce7" table:formula="of:=AND(ISNUMBER(FIND(&quot;: Tube clamp&quot;; [.$C101])); ISNUMBER(SEARCH(&quot;104:&quot;; [.$C101])))" office:value-type="boolean" office:boolean-value="false" calcext:value-type="boolean">
            <text:p>FALSE</text:p>
          </table:table-cell>
          <table:table-cell table:style-name="ce7" table:formula="of:=AND(ISNUMBER(FIND(&quot;: Tube clamp&quot;; [.$C101])); ISNUMBER(SEARCH(&quot;116:&quot;; [.$C101])))" office:value-type="boolean" office:boolean-value="false" calcext:value-type="boolean">
            <text:p>FALSE</text:p>
          </table:table-cell>
          <table:table-cell table:style-name="ce7" table:formula="of:=AND(ISNUMBER(FIND(&quot;: Tube clamp&quot;; [.$C101])); ISNUMBER(SEARCH(&quot;132:&quot;; [.$C101])))" office:value-type="boolean" office:boolean-value="false" calcext:value-type="boolean">
            <text:p>FALSE</text:p>
          </table:table-cell>
          <table:table-cell table:style-name="ce7" table:formula="of:=AND(ISNUMBER(FIND(&quot;: Tube clamp&quot;; [.$C101])); ISNUMBER(SEARCH(&quot;176:&quot;; [.$C101])))" office:value-type="boolean" office:boolean-value="false" calcext:value-type="boolean">
            <text:p>FALSE</text:p>
          </table:table-cell>
          <table:table-cell table:style-name="ce7" table:formula="of:=ISNUMBER(FIND(&quot;Tool:&quot;; [.$C101]))" office:value-type="boolean" office:boolean-value="false" calcext:value-type="boolean">
            <text:p>FALSE</text:p>
          </table:table-cell>
          <table:table-cell table:style-name="ce12" table:formula="of:=IF(ISNUMBER(FIND(&quot;Φ&quot;; [.$C101])); MID([.$C101]; FIND(&quot;Φ&quot;; [.$C101]) + 1; FIND(&quot;mm&quot;; [.$C101]; FIND(&quot;Φ&quot;; [.$C101])) - FIND(&quot;Φ&quot;; [.$C101]) - 1); IF(ISNUMBER(FIND(&quot;: Bolt M&quot;; [.$C101])); MID([.$C101]; FIND(&quot;: Bolt M&quot;; [.$C101]) + 8; FIND(&quot; &quot;; [.$C101]; FIND(&quot;: Bolt M&quot;; [.$C101]) + 8) - FIND(&quot;: Bolt M&quot;; [.$C101]) - 8); &quot;&quot;))" office:value-type="string" office:string-value="50" calcext:value-type="string">
            <text:p>50</text:p>
          </table:table-cell>
          <table:table-cell table:style-name="ce12" table:formula="of:=IF(ISNUMBER(FIND(&quot;: Washer&quot;; [.$C101])); [.$U101]; IF(ISNUMBER(FIND(&quot;Φ&quot;; [.$C101])); MID([.$C101]; FIND(&quot;Φ&quot;; [.$C101]) + 1; FIND(&quot;mm&quot;; [.$C101]; FIND(&quot;Φ&quot;; [.$C101])) - FIND(&quot;Φ&quot;; [.$C101]) - 1); IF(ISNUMBER(FIND(&quot;: Bolt M&quot;; [.$C101])); MID([.$C101]; FIND(&quot;: Bolt M&quot;; [.$C101]) + 8; FIND(&quot; &quot;; [.$C101]; FIND(&quot;: Bolt M&quot;; [.$C101]) + 8) - FIND(&quot;: Bolt M&quot;; [.$C101]) - 8); &quot;&quot;)))" office:value-type="string" office:string-value="27" calcext:value-type="string">
            <text:p>27</text:p>
          </table:table-cell>
          <table:table-cell table:formula="of:=IF(ISNUMBER(FIND(&quot;Φ&quot;; [.$C101]));&#10;      MID([.$C101];&#10;          FIND(&quot;mm &quot;; [.$C101]; FIND(&quot;Φ&quot;; [.$C101])) + 5;&#10;          FIND(&quot;mm &quot;; [.$C101]; FIND(&quot;mm &quot;; [.$C101]; FIND(&quot;Φ&quot;; [.$C101])) + 4) - FIND(&quot;mm &quot;; [.$C101]; FIND(&quot;Φ&quot;; [.$C101])) - 5&#10;     );&#10;      MID([.$C101];&#10;          FIND(&quot;mm &quot;; [.$C101]; FIND(&quot;: &quot;; [.$C101])) - FIND(&quot; &quot;; STRING_REVERSE(LEFT([.$C101]; FIND(&quot;mm &quot;; [.$C101]; FIND(&quot;: &quot;; [.$C101]))))) + 2;&#10;          FIND(&quot; &quot;; STRING_REVERSE(LEFT([.$C101]; FIND(&quot;mm &quot;; [.$C101]; FIND(&quot;: &quot;; [.$C101]))))) - 2&#10;     )&#10;)" office:value-type="string" office:string-value="27" calcext:value-type="string">
            <text:p>27</text:p>
          </table:table-cell>
          <table:table-cell table:formula="of:=IF(ISNUMBER(FIND(&quot;Φ&quot;; [.$C101]));&#10;      MID([.$C102];           FIND(&quot;mm &quot;; [.$C102]; FIND(&quot;mm &quot;; [.$C102]; FIND(&quot;mm &quot;; [.$C102]; FIND(&quot;: &quot;; [.$C102])) + 2) + 2) - FIND(&quot; &quot;; STRING_REVERSE(LEFT([.$C102]; FIND(&quot;mm &quot;; [.$C102]; FIND(&quot;mm &quot;; [.$C102]; FIND(&quot;mm &quot;; [.$C102]; FIND(&quot;: &quot;; [.$C102])) + 2) + 2)))) + 2;           FIND(&quot; &quot;; STRING_REVERSE(LEFT([.$C102]; FIND(&quot;mm &quot;; [.$C102]; FIND(&quot;mm &quot;; [.$C102]; FIND(&quot;mm &quot;; [.$C102]; FIND(&quot;: &quot;; [.$C102])) + 2) + 2)))) - 2      );&#10;      MID([.$C101];&#10;          FIND(&quot;mm &quot;; [.$C101]; FIND(&quot;mm &quot;; [.$C101]; FIND(&quot;: &quot;; [.$C101])) + 2) - FIND(&quot; &quot;; STRING_REVERSE(LEFT([.$C101]; FIND(&quot;mm &quot;; [.$C101]; FIND(&quot;mm &quot;; [.$C101]; FIND(&quot;: &quot;; [.$C101])) + 2)))) + 2;&#10;          FIND(&quot; &quot;; STRING_REVERSE(LEFT([.$C101]; FIND(&quot;mm &quot;; [.$C101]; FIND(&quot;mm &quot;; [.$C101]; FIND(&quot;: &quot;; [.$C101])) + 2)))) - 2&#10;     )&#10;)" office:value-type="string" office:string-value="" calcext:value-type="error">
            <text:p>#VALUE!</text:p>
          </table:table-cell>
          <table:table-cell table:formula="of:=IF(ISNUMBER(FIND(&quot;Φ&quot;; [.$C101]));&#10;      &quot;&quot;;&#10;      MID([.$C101];&#10;          FIND(&quot;mm &quot;; [.$C101]; FIND(&quot;mm &quot;; [.$C101]; FIND(&quot;mm &quot;; [.$C101]; FIND(&quot;: &quot;; [.$C101])) + 2) + 2) - FIND(&quot; &quot;; STRING_REVERSE(LEFT([.$C101]; FIND(&quot;mm &quot;; [.$C101]; FIND(&quot;mm &quot;; [.$C101]; FIND(&quot;mm &quot;; [.$C101]; FIND(&quot;: &quot;; [.$C101])) + 2) + 2)))) + 2;&#10;          FIND(&quot; &quot;; STRING_REVERSE(LEFT([.$C101]; FIND(&quot;mm &quot;; [.$C101]; FIND(&quot;mm &quot;; [.$C101]; FIND(&quot;mm &quot;; [.$C101]; FIND(&quot;: &quot;; [.$C101])) + 2) + 2)))) - 2&#10;     )&#10;)">
            <text:p/>
          </table:table-cell>
          <table:table-cell table:formula="of:=IF(ISNUMBER(FIND(&quot;Φ&quot;; [.$C101]));&#10;      IF(ISNUMBER(FIND(&quot;: Washer&quot;; [.$C101])); [.$V101]; &quot;&quot;);&#10;      MID([.$C101];&#10;          FIND(&quot;mm &quot;; [.$C101]; FIND(&quot;mm &quot;; [.$C101]; FIND(&quot;mm &quot;; [.$C101]; FIND(&quot;mm &quot;; [.$C101]; FIND(&quot;: &quot;; [.$C101])) + 2) + 2) + 2) - FIND(&quot; &quot;; STRING_REVERSE(LEFT([.$C101]; FIND(&quot;mm &quot;; [.$C101]; FIND(&quot;mm &quot;; [.$C101]; FIND(&quot;mm &quot;; [.$C101]; FIND(&quot;mm &quot;; [.$C101]; FIND(&quot;: &quot;; [.$C101])) + 2) + 2) + 2)))) + 2;&#10;          FIND(&quot; &quot;; STRING_REVERSE(LEFT([.$C101]; FIND(&quot;mm &quot;; [.$C101]; FIND(&quot;mm &quot;; [.$C101]; FIND(&quot;mm &quot;; [.$C101]; FIND(&quot;mm &quot;; [.$C101]; FIND(&quot;: &quot;; [.$C101])) + 2) + 2) + 2)))) - 2&#10;     )&#10;)" office:value-type="string" office:string-value="" calcext:value-type="error">
            <text:p>#VALUE!</text:p>
          </table:table-cell>
          <table:table-cell table:style-name="ce17" table:formula="of:=NOT(OR([.$F101:.$Q101]))" office:value-type="boolean" office:boolean-value="false" calcext:value-type="boolean">
            <text:p>FALSE</text:p>
          </table:table-cell>
          <table:table-cell table:formula="of:=RIGHT([.$C101]; LEN([.$C101]) - FIND(&quot; - x&quot;; [.$C101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ECHO: "Wheel: Wheel - x1"</text:p>
          </table:table-cell>
          <table:table-cell table:formula="of:=MID([.$B102]; 8; LEN([.$B102]) - 8)" office:value-type="string" office:string-value="Wheel: Wheel - x1" calcext:value-type="string">
            <text:p>Wheel: Wheel - x1</text:p>
          </table:table-cell>
          <table:table-cell table:formula="of:=IF(LEFT([.$C102]; 5) = &quot;Tool:&quot;; RIGHT([.$C102]; LEN([.$C102]) - 6); LEFT([.$C102]; FIND(&quot;:&quot;; [.$C102]) - 1))" office:value-type="string" office:string-value="Wheel" calcext:value-type="string">
            <text:p>Wheel</text:p>
          </table:table-cell>
          <table:table-cell table:style-name="ce7" table:formula="of:=NOT(RIGHT(TRIM([.$C102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02]))" office:value-type="boolean" office:boolean-value="false" calcext:value-type="boolean">
            <text:p>FALSE</text:p>
          </table:table-cell>
          <table:table-cell table:style-name="ce7" table:formula="of:=ISNUMBER(FIND(&quot;: Bolt&quot;; [.$C102]))" office:value-type="boolean" office:boolean-value="false" calcext:value-type="boolean">
            <text:p>FALSE</text:p>
          </table:table-cell>
          <table:table-cell table:style-name="ce7" table:formula="of:=ISNUMBER(FIND(&quot;: Nut&quot;; [.$C102]))" office:value-type="boolean" office:boolean-value="false" calcext:value-type="boolean">
            <text:p>FALSE</text:p>
          </table:table-cell>
          <table:table-cell table:style-name="ce7" table:formula="of:=ISNUMBER(SEARCH(&quot;: Wheel&quot;; [.$C102]))" office:value-type="boolean" office:boolean-value="true" calcext:value-type="boolean">
            <text:p>TRUE</text:p>
          </table:table-cell>
          <table:table-cell table:style-name="ce7" table:formula="of:=ISNUMBER(SEARCH(&quot;ROUND ALUMINIUM BAR&quot;; [.$C102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02]))" office:value-type="boolean" office:boolean-value="false" calcext:value-type="boolean">
            <text:p>FALSE</text:p>
          </table:table-cell>
          <table:table-cell table:style-name="ce7" table:formula="of:=ISNUMBER(SEARCH(&quot;ALUMINIUM SHEET&quot;; [.$C102]))" office:value-type="boolean" office:boolean-value="false" calcext:value-type="boolean">
            <text:p>FALSE</text:p>
          </table:table-cell>
          <table:table-cell table:style-name="ce7" table:formula="of:=ISNUMBER(FIND(&quot;: Tube clamp&quot;; [.$C102]))" office:value-type="boolean" office:boolean-value="false" calcext:value-type="boolean">
            <text:p>FALSE</text:p>
          </table:table-cell>
          <table:table-cell table:style-name="ce7" table:formula="of:=AND(ISNUMBER(FIND(&quot;: Tube clamp&quot;; [.$C102])); ISNUMBER(SEARCH(&quot;104:&quot;; [.$C102])))" office:value-type="boolean" office:boolean-value="false" calcext:value-type="boolean">
            <text:p>FALSE</text:p>
          </table:table-cell>
          <table:table-cell table:style-name="ce7" table:formula="of:=AND(ISNUMBER(FIND(&quot;: Tube clamp&quot;; [.$C102])); ISNUMBER(SEARCH(&quot;116:&quot;; [.$C102])))" office:value-type="boolean" office:boolean-value="false" calcext:value-type="boolean">
            <text:p>FALSE</text:p>
          </table:table-cell>
          <table:table-cell table:style-name="ce7" table:formula="of:=AND(ISNUMBER(FIND(&quot;: Tube clamp&quot;; [.$C102])); ISNUMBER(SEARCH(&quot;132:&quot;; [.$C102])))" office:value-type="boolean" office:boolean-value="false" calcext:value-type="boolean">
            <text:p>FALSE</text:p>
          </table:table-cell>
          <table:table-cell table:style-name="ce7" table:formula="of:=AND(ISNUMBER(FIND(&quot;: Tube clamp&quot;; [.$C102])); ISNUMBER(SEARCH(&quot;176:&quot;; [.$C102])))" office:value-type="boolean" office:boolean-value="false" calcext:value-type="boolean">
            <text:p>FALSE</text:p>
          </table:table-cell>
          <table:table-cell table:style-name="ce7" table:formula="of:=ISNUMBER(FIND(&quot;Tool:&quot;; [.$C102]))" office:value-type="boolean" office:boolean-value="false" calcext:value-type="boolean">
            <text:p>FALSE</text:p>
          </table:table-cell>
          <table:table-cell table:style-name="ce12" table:formula="of:=IF(ISNUMBER(FIND(&quot;Φ&quot;; [.$C102])); MID([.$C102]; FIND(&quot;Φ&quot;; [.$C102]) + 1; FIND(&quot;mm&quot;; [.$C102]; FIND(&quot;Φ&quot;; [.$C102])) - FIND(&quot;Φ&quot;; [.$C102]) - 1); IF(ISNUMBER(FIND(&quot;: Bolt M&quot;; [.$C102])); MID([.$C102]; FIND(&quot;: Bolt M&quot;; [.$C102]) + 8; FIND(&quot; &quot;; [.$C102]; FIND(&quot;: Bolt M&quot;; [.$C102]) + 8) - FIND(&quot;: Bolt M&quot;; [.$C102]) - 8); &quot;&quot;))">
            <text:p/>
          </table:table-cell>
          <table:table-cell table:style-name="ce12" table:formula="of:=IF(ISNUMBER(FIND(&quot;: Washer&quot;; [.$C102])); [.$U102]; IF(ISNUMBER(FIND(&quot;Φ&quot;; [.$C102])); MID([.$C102]; FIND(&quot;Φ&quot;; [.$C102]) + 1; FIND(&quot;mm&quot;; [.$C102]; FIND(&quot;Φ&quot;; [.$C102])) - FIND(&quot;Φ&quot;; [.$C102]) - 1); IF(ISNUMBER(FIND(&quot;: Bolt M&quot;; [.$C102])); MID([.$C102]; FIND(&quot;: Bolt M&quot;; [.$C102]) + 8; FIND(&quot; &quot;; [.$C102]; FIND(&quot;: Bolt M&quot;; [.$C102]) + 8) - FIND(&quot;: Bolt M&quot;; [.$C102]) - 8); &quot;&quot;)))">
            <text:p/>
          </table:table-cell>
          <table:table-cell table:formula="of:=IF(ISNUMBER(FIND(&quot;Φ&quot;; [.$C102]));&#10;      MID([.$C102];&#10;          FIND(&quot;mm &quot;; [.$C102]; FIND(&quot;Φ&quot;; [.$C102])) + 5;&#10;          FIND(&quot;mm &quot;; [.$C102]; FIND(&quot;mm &quot;; [.$C102]; FIND(&quot;Φ&quot;; [.$C102])) + 4) - FIND(&quot;mm &quot;; [.$C102]; FIND(&quot;Φ&quot;; [.$C102])) - 5&#10;     );&#10;      MID([.$C102];&#10;          FIND(&quot;mm &quot;; [.$C102]; FIND(&quot;: &quot;; [.$C102])) - FIND(&quot; &quot;; STRING_REVERSE(LEFT([.$C102]; FIND(&quot;mm &quot;; [.$C102]; FIND(&quot;: &quot;; [.$C102]))))) + 2;&#10;          FIND(&quot; &quot;; STRING_REVERSE(LEFT([.$C102]; FIND(&quot;mm &quot;; [.$C102]; FIND(&quot;: &quot;; [.$C102]))))) - 2&#10;     )&#10;)" office:value-type="string" office:string-value="" calcext:value-type="error">
            <text:p>#VALUE!</text:p>
          </table:table-cell>
          <table:table-cell table:formula="of:=IF(ISNUMBER(FIND(&quot;Φ&quot;; [.$C102]));&#10;      MID([.$C103];           FIND(&quot;mm &quot;; [.$C103]; FIND(&quot;mm &quot;; [.$C103]; FIND(&quot;mm &quot;; [.$C103]; FIND(&quot;: &quot;; [.$C103])) + 2) + 2) - FIND(&quot; &quot;; STRING_REVERSE(LEFT([.$C103]; FIND(&quot;mm &quot;; [.$C103]; FIND(&quot;mm &quot;; [.$C103]; FIND(&quot;mm &quot;; [.$C103]; FIND(&quot;: &quot;; [.$C103])) + 2) + 2)))) + 2;           FIND(&quot; &quot;; STRING_REVERSE(LEFT([.$C103]; FIND(&quot;mm &quot;; [.$C103]; FIND(&quot;mm &quot;; [.$C103]; FIND(&quot;mm &quot;; [.$C103]; FIND(&quot;: &quot;; [.$C103])) + 2) + 2)))) - 2      );&#10;      MID([.$C102];&#10;          FIND(&quot;mm &quot;; [.$C102]; FIND(&quot;mm &quot;; [.$C102]; FIND(&quot;: &quot;; [.$C102])) + 2) - FIND(&quot; &quot;; STRING_REVERSE(LEFT([.$C102]; FIND(&quot;mm &quot;; [.$C102]; FIND(&quot;mm &quot;; [.$C102]; FIND(&quot;: &quot;; [.$C102])) + 2)))) + 2;&#10;          FIND(&quot; &quot;; STRING_REVERSE(LEFT([.$C102]; FIND(&quot;mm &quot;; [.$C102]; FIND(&quot;mm &quot;; [.$C102]; FIND(&quot;: &quot;; [.$C102])) + 2)))) - 2&#10;     )&#10;)" office:value-type="string" office:string-value="" calcext:value-type="error">
            <text:p>#VALUE!</text:p>
          </table:table-cell>
          <table:table-cell table:formula="of:=IF(ISNUMBER(FIND(&quot;Φ&quot;; [.$C102]));&#10;      &quot;&quot;;&#10;      MID([.$C102];&#10;          FIND(&quot;mm &quot;; [.$C102]; FIND(&quot;mm &quot;; [.$C102]; FIND(&quot;mm &quot;; [.$C102]; FIND(&quot;: &quot;; [.$C102])) + 2) + 2) - FIND(&quot; &quot;; STRING_REVERSE(LEFT([.$C102]; FIND(&quot;mm &quot;; [.$C102]; FIND(&quot;mm &quot;; [.$C102]; FIND(&quot;mm &quot;; [.$C102]; FIND(&quot;: &quot;; [.$C102])) + 2) + 2)))) + 2;&#10;          FIND(&quot; &quot;; STRING_REVERSE(LEFT([.$C102]; FIND(&quot;mm &quot;; [.$C102]; FIND(&quot;mm &quot;; [.$C102]; FIND(&quot;mm &quot;; [.$C102]; FIND(&quot;: &quot;; [.$C102])) + 2) + 2)))) - 2&#10;     )&#10;)" office:value-type="string" office:string-value="" calcext:value-type="error">
            <text:p>#VALUE!</text:p>
          </table:table-cell>
          <table:table-cell table:formula="of:=IF(ISNUMBER(FIND(&quot;Φ&quot;; [.$C102]));&#10;      IF(ISNUMBER(FIND(&quot;: Washer&quot;; [.$C102])); [.$V102]; &quot;&quot;);&#10;      MID([.$C102];&#10;          FIND(&quot;mm &quot;; [.$C102]; FIND(&quot;mm &quot;; [.$C102]; FIND(&quot;mm &quot;; [.$C102]; FIND(&quot;mm &quot;; [.$C102]; FIND(&quot;: &quot;; [.$C102])) + 2) + 2) + 2) - FIND(&quot; &quot;; STRING_REVERSE(LEFT([.$C102]; FIND(&quot;mm &quot;; [.$C102]; FIND(&quot;mm &quot;; [.$C102]; FIND(&quot;mm &quot;; [.$C102]; FIND(&quot;mm &quot;; [.$C102]; FIND(&quot;: &quot;; [.$C102])) + 2) + 2) + 2)))) + 2;&#10;          FIND(&quot; &quot;; STRING_REVERSE(LEFT([.$C102]; FIND(&quot;mm &quot;; [.$C102]; FIND(&quot;mm &quot;; [.$C102]; FIND(&quot;mm &quot;; [.$C102]; FIND(&quot;mm &quot;; [.$C102]; FIND(&quot;: &quot;; [.$C102])) + 2) + 2) + 2)))) - 2&#10;     )&#10;)" office:value-type="string" office:string-value="" calcext:value-type="error">
            <text:p>#VALUE!</text:p>
          </table:table-cell>
          <table:table-cell table:style-name="ce17" table:formula="of:=NOT(OR([.$F102:.$Q102]))" office:value-type="boolean" office:boolean-value="false" calcext:value-type="boolean">
            <text:p>FALSE</text:p>
          </table:table-cell>
          <table:table-cell table:formula="of:=RIGHT([.$C102]; LEN([.$C102]) - FIND(&quot; - x&quot;; [.$C102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ECHO: "Washer: Washer Φ50mm x 27mm x 4mm - x1"</text:p>
          </table:table-cell>
          <table:table-cell table:formula="of:=MID([.$B103]; 8; LEN([.$B103]) - 8)" office:value-type="string" office:string-value="Washer: Washer Φ50mm x 27mm x 4mm - x1" calcext:value-type="string">
            <text:p>Washer: Washer Φ50mm x 27mm x 4mm - x1</text:p>
          </table:table-cell>
          <table:table-cell table:formula="of:=IF(LEFT([.$C103]; 5) = &quot;Tool:&quot;; RIGHT([.$C103]; LEN([.$C103]) - 6); LEFT([.$C103]; FIND(&quot;:&quot;; [.$C103]) - 1))" office:value-type="string" office:string-value="Washer" calcext:value-type="string">
            <text:p>Washer</text:p>
          </table:table-cell>
          <table:table-cell table:style-name="ce7" table:formula="of:=NOT(RIGHT(TRIM([.$C103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03]))" office:value-type="boolean" office:boolean-value="true" calcext:value-type="boolean">
            <text:p>TRUE</text:p>
          </table:table-cell>
          <table:table-cell table:style-name="ce7" table:formula="of:=ISNUMBER(FIND(&quot;: Bolt&quot;; [.$C103]))" office:value-type="boolean" office:boolean-value="false" calcext:value-type="boolean">
            <text:p>FALSE</text:p>
          </table:table-cell>
          <table:table-cell table:style-name="ce7" table:formula="of:=ISNUMBER(FIND(&quot;: Nut&quot;; [.$C103]))" office:value-type="boolean" office:boolean-value="false" calcext:value-type="boolean">
            <text:p>FALSE</text:p>
          </table:table-cell>
          <table:table-cell table:style-name="ce7" table:formula="of:=ISNUMBER(SEARCH(&quot;: Wheel&quot;; [.$C103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03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03]))" office:value-type="boolean" office:boolean-value="false" calcext:value-type="boolean">
            <text:p>FALSE</text:p>
          </table:table-cell>
          <table:table-cell table:style-name="ce7" table:formula="of:=ISNUMBER(SEARCH(&quot;ALUMINIUM SHEET&quot;; [.$C103]))" office:value-type="boolean" office:boolean-value="false" calcext:value-type="boolean">
            <text:p>FALSE</text:p>
          </table:table-cell>
          <table:table-cell table:style-name="ce7" table:formula="of:=ISNUMBER(FIND(&quot;: Tube clamp&quot;; [.$C103]))" office:value-type="boolean" office:boolean-value="false" calcext:value-type="boolean">
            <text:p>FALSE</text:p>
          </table:table-cell>
          <table:table-cell table:style-name="ce7" table:formula="of:=AND(ISNUMBER(FIND(&quot;: Tube clamp&quot;; [.$C103])); ISNUMBER(SEARCH(&quot;104:&quot;; [.$C103])))" office:value-type="boolean" office:boolean-value="false" calcext:value-type="boolean">
            <text:p>FALSE</text:p>
          </table:table-cell>
          <table:table-cell table:style-name="ce7" table:formula="of:=AND(ISNUMBER(FIND(&quot;: Tube clamp&quot;; [.$C103])); ISNUMBER(SEARCH(&quot;116:&quot;; [.$C103])))" office:value-type="boolean" office:boolean-value="false" calcext:value-type="boolean">
            <text:p>FALSE</text:p>
          </table:table-cell>
          <table:table-cell table:style-name="ce7" table:formula="of:=AND(ISNUMBER(FIND(&quot;: Tube clamp&quot;; [.$C103])); ISNUMBER(SEARCH(&quot;132:&quot;; [.$C103])))" office:value-type="boolean" office:boolean-value="false" calcext:value-type="boolean">
            <text:p>FALSE</text:p>
          </table:table-cell>
          <table:table-cell table:style-name="ce7" table:formula="of:=AND(ISNUMBER(FIND(&quot;: Tube clamp&quot;; [.$C103])); ISNUMBER(SEARCH(&quot;176:&quot;; [.$C103])))" office:value-type="boolean" office:boolean-value="false" calcext:value-type="boolean">
            <text:p>FALSE</text:p>
          </table:table-cell>
          <table:table-cell table:style-name="ce7" table:formula="of:=ISNUMBER(FIND(&quot;Tool:&quot;; [.$C103]))" office:value-type="boolean" office:boolean-value="false" calcext:value-type="boolean">
            <text:p>FALSE</text:p>
          </table:table-cell>
          <table:table-cell table:style-name="ce12" table:formula="of:=IF(ISNUMBER(FIND(&quot;Φ&quot;; [.$C103])); MID([.$C103]; FIND(&quot;Φ&quot;; [.$C103]) + 1; FIND(&quot;mm&quot;; [.$C103]; FIND(&quot;Φ&quot;; [.$C103])) - FIND(&quot;Φ&quot;; [.$C103]) - 1); IF(ISNUMBER(FIND(&quot;: Bolt M&quot;; [.$C103])); MID([.$C103]; FIND(&quot;: Bolt M&quot;; [.$C103]) + 8; FIND(&quot; &quot;; [.$C103]; FIND(&quot;: Bolt M&quot;; [.$C103]) + 8) - FIND(&quot;: Bolt M&quot;; [.$C103]) - 8); &quot;&quot;))" office:value-type="string" office:string-value="50" calcext:value-type="string">
            <text:p>50</text:p>
          </table:table-cell>
          <table:table-cell table:style-name="ce12" table:formula="of:=IF(ISNUMBER(FIND(&quot;: Washer&quot;; [.$C103])); [.$U103]; IF(ISNUMBER(FIND(&quot;Φ&quot;; [.$C103])); MID([.$C103]; FIND(&quot;Φ&quot;; [.$C103]) + 1; FIND(&quot;mm&quot;; [.$C103]; FIND(&quot;Φ&quot;; [.$C103])) - FIND(&quot;Φ&quot;; [.$C103]) - 1); IF(ISNUMBER(FIND(&quot;: Bolt M&quot;; [.$C103])); MID([.$C103]; FIND(&quot;: Bolt M&quot;; [.$C103]) + 8; FIND(&quot; &quot;; [.$C103]; FIND(&quot;: Bolt M&quot;; [.$C103]) + 8) - FIND(&quot;: Bolt M&quot;; [.$C103]) - 8); &quot;&quot;)))" office:value-type="string" office:string-value="27" calcext:value-type="string">
            <text:p>27</text:p>
          </table:table-cell>
          <table:table-cell table:formula="of:=IF(ISNUMBER(FIND(&quot;Φ&quot;; [.$C103]));&#10;      MID([.$C103];&#10;          FIND(&quot;mm &quot;; [.$C103]; FIND(&quot;Φ&quot;; [.$C103])) + 5;&#10;          FIND(&quot;mm &quot;; [.$C103]; FIND(&quot;mm &quot;; [.$C103]; FIND(&quot;Φ&quot;; [.$C103])) + 4) - FIND(&quot;mm &quot;; [.$C103]; FIND(&quot;Φ&quot;; [.$C103])) - 5&#10;     );&#10;      MID([.$C103];&#10;          FIND(&quot;mm &quot;; [.$C103]; FIND(&quot;: &quot;; [.$C103])) - FIND(&quot; &quot;; STRING_REVERSE(LEFT([.$C103]; FIND(&quot;mm &quot;; [.$C103]; FIND(&quot;: &quot;; [.$C103]))))) + 2;&#10;          FIND(&quot; &quot;; STRING_REVERSE(LEFT([.$C103]; FIND(&quot;mm &quot;; [.$C103]; FIND(&quot;: &quot;; [.$C103]))))) - 2&#10;     )&#10;)" office:value-type="string" office:string-value="27" calcext:value-type="string">
            <text:p>27</text:p>
          </table:table-cell>
          <table:table-cell table:formula="of:=IF(ISNUMBER(FIND(&quot;Φ&quot;; [.$C103]));&#10;      MID([.$C104];           FIND(&quot;mm &quot;; [.$C104]; FIND(&quot;mm &quot;; [.$C104]; FIND(&quot;mm &quot;; [.$C104]; FIND(&quot;: &quot;; [.$C104])) + 2) + 2) - FIND(&quot; &quot;; STRING_REVERSE(LEFT([.$C104]; FIND(&quot;mm &quot;; [.$C104]; FIND(&quot;mm &quot;; [.$C104]; FIND(&quot;mm &quot;; [.$C104]; FIND(&quot;: &quot;; [.$C104])) + 2) + 2)))) + 2;           FIND(&quot; &quot;; STRING_REVERSE(LEFT([.$C104]; FIND(&quot;mm &quot;; [.$C104]; FIND(&quot;mm &quot;; [.$C104]; FIND(&quot;mm &quot;; [.$C104]; FIND(&quot;: &quot;; [.$C104])) + 2) + 2)))) - 2      );&#10;      MID([.$C103];&#10;          FIND(&quot;mm &quot;; [.$C103]; FIND(&quot;mm &quot;; [.$C103]; FIND(&quot;: &quot;; [.$C103])) + 2) - FIND(&quot; &quot;; STRING_REVERSE(LEFT([.$C103]; FIND(&quot;mm &quot;; [.$C103]; FIND(&quot;mm &quot;; [.$C103]; FIND(&quot;: &quot;; [.$C103])) + 2)))) + 2;&#10;          FIND(&quot; &quot;; STRING_REVERSE(LEFT([.$C103]; FIND(&quot;mm &quot;; [.$C103]; FIND(&quot;mm &quot;; [.$C103]; FIND(&quot;: &quot;; [.$C103])) + 2)))) - 2&#10;     )&#10;)" office:value-type="string" office:string-value="" calcext:value-type="error">
            <text:p>#VALUE!</text:p>
          </table:table-cell>
          <table:table-cell table:formula="of:=IF(ISNUMBER(FIND(&quot;Φ&quot;; [.$C103]));&#10;      &quot;&quot;;&#10;      MID([.$C103];&#10;          FIND(&quot;mm &quot;; [.$C103]; FIND(&quot;mm &quot;; [.$C103]; FIND(&quot;mm &quot;; [.$C103]; FIND(&quot;: &quot;; [.$C103])) + 2) + 2) - FIND(&quot; &quot;; STRING_REVERSE(LEFT([.$C103]; FIND(&quot;mm &quot;; [.$C103]; FIND(&quot;mm &quot;; [.$C103]; FIND(&quot;mm &quot;; [.$C103]; FIND(&quot;: &quot;; [.$C103])) + 2) + 2)))) + 2;&#10;          FIND(&quot; &quot;; STRING_REVERSE(LEFT([.$C103]; FIND(&quot;mm &quot;; [.$C103]; FIND(&quot;mm &quot;; [.$C103]; FIND(&quot;mm &quot;; [.$C103]; FIND(&quot;: &quot;; [.$C103])) + 2) + 2)))) - 2&#10;     )&#10;)">
            <text:p/>
          </table:table-cell>
          <table:table-cell table:formula="of:=IF(ISNUMBER(FIND(&quot;Φ&quot;; [.$C103]));&#10;      IF(ISNUMBER(FIND(&quot;: Washer&quot;; [.$C103])); [.$V103]; &quot;&quot;);&#10;      MID([.$C103];&#10;          FIND(&quot;mm &quot;; [.$C103]; FIND(&quot;mm &quot;; [.$C103]; FIND(&quot;mm &quot;; [.$C103]; FIND(&quot;mm &quot;; [.$C103]; FIND(&quot;: &quot;; [.$C103])) + 2) + 2) + 2) - FIND(&quot; &quot;; STRING_REVERSE(LEFT([.$C103]; FIND(&quot;mm &quot;; [.$C103]; FIND(&quot;mm &quot;; [.$C103]; FIND(&quot;mm &quot;; [.$C103]; FIND(&quot;mm &quot;; [.$C103]; FIND(&quot;: &quot;; [.$C103])) + 2) + 2) + 2)))) + 2;&#10;          FIND(&quot; &quot;; STRING_REVERSE(LEFT([.$C103]; FIND(&quot;mm &quot;; [.$C103]; FIND(&quot;mm &quot;; [.$C103]; FIND(&quot;mm &quot;; [.$C103]; FIND(&quot;mm &quot;; [.$C103]; FIND(&quot;: &quot;; [.$C103])) + 2) + 2) + 2)))) - 2&#10;     )&#10;)" office:value-type="string" office:string-value="" calcext:value-type="error">
            <text:p>#VALUE!</text:p>
          </table:table-cell>
          <table:table-cell table:style-name="ce17" table:formula="of:=NOT(OR([.$F103:.$Q103]))" office:value-type="boolean" office:boolean-value="false" calcext:value-type="boolean">
            <text:p>FALSE</text:p>
          </table:table-cell>
          <table:table-cell table:formula="of:=RIGHT([.$C103]; LEN([.$C103]) - FIND(&quot; - x&quot;; [.$C103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ECHO: "Metric bolt assembly:"</text:p>
          </table:table-cell>
          <table:table-cell table:formula="of:=MID([.$B104]; 8; LEN([.$B104]) - 8)" office:value-type="string" office:string-value="Metric bolt assembly:" calcext:value-type="string">
            <text:p>Metric bolt assembly:</text:p>
          </table:table-cell>
          <table:table-cell table:formula="of:=IF(LEFT([.$C104]; 5) = &quot;Tool:&quot;; RIGHT([.$C104]; LEN([.$C104]) - 6); LEFT([.$C104]; FIND(&quot;:&quot;; [.$C104]) - 1))" office:value-type="string" office:string-value="Metric bolt assembly" calcext:value-type="string">
            <text:p>Metric bolt assembly</text:p>
          </table:table-cell>
          <table:table-cell table:style-name="ce7" table:formula="of:=NOT(RIGHT(TRIM([.$C104]); 1) = &quot;:&quot;)" office:value-type="boolean" office:boolean-value="false" calcext:value-type="boolean">
            <text:p>FALSE</text:p>
          </table:table-cell>
          <table:table-cell table:style-name="ce7" table:formula="of:=ISNUMBER(FIND(&quot;: Washer&quot;; [.$C104]))" office:value-type="boolean" office:boolean-value="false" calcext:value-type="boolean">
            <text:p>FALSE</text:p>
          </table:table-cell>
          <table:table-cell table:style-name="ce7" table:formula="of:=ISNUMBER(FIND(&quot;: Bolt&quot;; [.$C104]))" office:value-type="boolean" office:boolean-value="false" calcext:value-type="boolean">
            <text:p>FALSE</text:p>
          </table:table-cell>
          <table:table-cell table:style-name="ce7" table:formula="of:=ISNUMBER(FIND(&quot;: Nut&quot;; [.$C104]))" office:value-type="boolean" office:boolean-value="false" calcext:value-type="boolean">
            <text:p>FALSE</text:p>
          </table:table-cell>
          <table:table-cell table:style-name="ce7" table:formula="of:=ISNUMBER(SEARCH(&quot;: Wheel&quot;; [.$C104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04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04]))" office:value-type="boolean" office:boolean-value="false" calcext:value-type="boolean">
            <text:p>FALSE</text:p>
          </table:table-cell>
          <table:table-cell table:style-name="ce7" table:formula="of:=ISNUMBER(SEARCH(&quot;ALUMINIUM SHEET&quot;; [.$C104]))" office:value-type="boolean" office:boolean-value="false" calcext:value-type="boolean">
            <text:p>FALSE</text:p>
          </table:table-cell>
          <table:table-cell table:style-name="ce7" table:formula="of:=ISNUMBER(FIND(&quot;: Tube clamp&quot;; [.$C104]))" office:value-type="boolean" office:boolean-value="false" calcext:value-type="boolean">
            <text:p>FALSE</text:p>
          </table:table-cell>
          <table:table-cell table:style-name="ce7" table:formula="of:=AND(ISNUMBER(FIND(&quot;: Tube clamp&quot;; [.$C104])); ISNUMBER(SEARCH(&quot;104:&quot;; [.$C104])))" office:value-type="boolean" office:boolean-value="false" calcext:value-type="boolean">
            <text:p>FALSE</text:p>
          </table:table-cell>
          <table:table-cell table:style-name="ce7" table:formula="of:=AND(ISNUMBER(FIND(&quot;: Tube clamp&quot;; [.$C104])); ISNUMBER(SEARCH(&quot;116:&quot;; [.$C104])))" office:value-type="boolean" office:boolean-value="false" calcext:value-type="boolean">
            <text:p>FALSE</text:p>
          </table:table-cell>
          <table:table-cell table:style-name="ce7" table:formula="of:=AND(ISNUMBER(FIND(&quot;: Tube clamp&quot;; [.$C104])); ISNUMBER(SEARCH(&quot;132:&quot;; [.$C104])))" office:value-type="boolean" office:boolean-value="false" calcext:value-type="boolean">
            <text:p>FALSE</text:p>
          </table:table-cell>
          <table:table-cell table:style-name="ce7" table:formula="of:=AND(ISNUMBER(FIND(&quot;: Tube clamp&quot;; [.$C104])); ISNUMBER(SEARCH(&quot;176:&quot;; [.$C104])))" office:value-type="boolean" office:boolean-value="false" calcext:value-type="boolean">
            <text:p>FALSE</text:p>
          </table:table-cell>
          <table:table-cell table:style-name="ce7" table:formula="of:=ISNUMBER(FIND(&quot;Tool:&quot;; [.$C104]))" office:value-type="boolean" office:boolean-value="false" calcext:value-type="boolean">
            <text:p>FALSE</text:p>
          </table:table-cell>
          <table:table-cell table:style-name="ce12" table:formula="of:=IF(ISNUMBER(FIND(&quot;Φ&quot;; [.$C104])); MID([.$C104]; FIND(&quot;Φ&quot;; [.$C104]) + 1; FIND(&quot;mm&quot;; [.$C104]; FIND(&quot;Φ&quot;; [.$C104])) - FIND(&quot;Φ&quot;; [.$C104]) - 1); IF(ISNUMBER(FIND(&quot;: Bolt M&quot;; [.$C104])); MID([.$C104]; FIND(&quot;: Bolt M&quot;; [.$C104]) + 8; FIND(&quot; &quot;; [.$C104]; FIND(&quot;: Bolt M&quot;; [.$C104]) + 8) - FIND(&quot;: Bolt M&quot;; [.$C104]) - 8); &quot;&quot;))">
            <text:p/>
          </table:table-cell>
          <table:table-cell table:style-name="ce12" table:formula="of:=IF(ISNUMBER(FIND(&quot;: Washer&quot;; [.$C104])); [.$U104]; IF(ISNUMBER(FIND(&quot;Φ&quot;; [.$C104])); MID([.$C104]; FIND(&quot;Φ&quot;; [.$C104]) + 1; FIND(&quot;mm&quot;; [.$C104]; FIND(&quot;Φ&quot;; [.$C104])) - FIND(&quot;Φ&quot;; [.$C104]) - 1); IF(ISNUMBER(FIND(&quot;: Bolt M&quot;; [.$C104])); MID([.$C104]; FIND(&quot;: Bolt M&quot;; [.$C104]) + 8; FIND(&quot; &quot;; [.$C104]; FIND(&quot;: Bolt M&quot;; [.$C104]) + 8) - FIND(&quot;: Bolt M&quot;; [.$C104]) - 8); &quot;&quot;)))">
            <text:p/>
          </table:table-cell>
          <table:table-cell table:formula="of:=IF(ISNUMBER(FIND(&quot;Φ&quot;; [.$C104]));&#10;      MID([.$C104];&#10;          FIND(&quot;mm &quot;; [.$C104]; FIND(&quot;Φ&quot;; [.$C104])) + 5;&#10;          FIND(&quot;mm &quot;; [.$C104]; FIND(&quot;mm &quot;; [.$C104]; FIND(&quot;Φ&quot;; [.$C104])) + 4) - FIND(&quot;mm &quot;; [.$C104]; FIND(&quot;Φ&quot;; [.$C104])) - 5&#10;     );&#10;      MID([.$C104];&#10;          FIND(&quot;mm &quot;; [.$C104]; FIND(&quot;: &quot;; [.$C104])) - FIND(&quot; &quot;; STRING_REVERSE(LEFT([.$C104]; FIND(&quot;mm &quot;; [.$C104]; FIND(&quot;: &quot;; [.$C104]))))) + 2;&#10;          FIND(&quot; &quot;; STRING_REVERSE(LEFT([.$C104]; FIND(&quot;mm &quot;; [.$C104]; FIND(&quot;: &quot;; [.$C104]))))) - 2&#10;     )&#10;)" office:value-type="string" office:string-value="" calcext:value-type="error">
            <text:p>#VALUE!</text:p>
          </table:table-cell>
          <table:table-cell table:formula="of:=IF(ISNUMBER(FIND(&quot;Φ&quot;; [.$C104]));&#10;      MID([.$C105];           FIND(&quot;mm &quot;; [.$C105]; FIND(&quot;mm &quot;; [.$C105]; FIND(&quot;mm &quot;; [.$C105]; FIND(&quot;: &quot;; [.$C105])) + 2) + 2) - FIND(&quot; &quot;; STRING_REVERSE(LEFT([.$C105]; FIND(&quot;mm &quot;; [.$C105]; FIND(&quot;mm &quot;; [.$C105]; FIND(&quot;mm &quot;; [.$C105]; FIND(&quot;: &quot;; [.$C105])) + 2) + 2)))) + 2;           FIND(&quot; &quot;; STRING_REVERSE(LEFT([.$C105]; FIND(&quot;mm &quot;; [.$C105]; FIND(&quot;mm &quot;; [.$C105]; FIND(&quot;mm &quot;; [.$C105]; FIND(&quot;: &quot;; [.$C105])) + 2) + 2)))) - 2      );&#10;      MID([.$C104];&#10;          FIND(&quot;mm &quot;; [.$C104]; FIND(&quot;mm &quot;; [.$C104]; FIND(&quot;: &quot;; [.$C104])) + 2) - FIND(&quot; &quot;; STRING_REVERSE(LEFT([.$C104]; FIND(&quot;mm &quot;; [.$C104]; FIND(&quot;mm &quot;; [.$C104]; FIND(&quot;: &quot;; [.$C104])) + 2)))) + 2;&#10;          FIND(&quot; &quot;; STRING_REVERSE(LEFT([.$C104]; FIND(&quot;mm &quot;; [.$C104]; FIND(&quot;mm &quot;; [.$C104]; FIND(&quot;: &quot;; [.$C104])) + 2)))) - 2&#10;     )&#10;)" office:value-type="string" office:string-value="" calcext:value-type="error">
            <text:p>#VALUE!</text:p>
          </table:table-cell>
          <table:table-cell table:formula="of:=IF(ISNUMBER(FIND(&quot;Φ&quot;; [.$C104]));&#10;      &quot;&quot;;&#10;      MID([.$C104];&#10;          FIND(&quot;mm &quot;; [.$C104]; FIND(&quot;mm &quot;; [.$C104]; FIND(&quot;mm &quot;; [.$C104]; FIND(&quot;: &quot;; [.$C104])) + 2) + 2) - FIND(&quot; &quot;; STRING_REVERSE(LEFT([.$C104]; FIND(&quot;mm &quot;; [.$C104]; FIND(&quot;mm &quot;; [.$C104]; FIND(&quot;mm &quot;; [.$C104]; FIND(&quot;: &quot;; [.$C104])) + 2) + 2)))) + 2;&#10;          FIND(&quot; &quot;; STRING_REVERSE(LEFT([.$C104]; FIND(&quot;mm &quot;; [.$C104]; FIND(&quot;mm &quot;; [.$C104]; FIND(&quot;mm &quot;; [.$C104]; FIND(&quot;: &quot;; [.$C104])) + 2) + 2)))) - 2&#10;     )&#10;)" office:value-type="string" office:string-value="" calcext:value-type="error">
            <text:p>#VALUE!</text:p>
          </table:table-cell>
          <table:table-cell table:formula="of:=IF(ISNUMBER(FIND(&quot;Φ&quot;; [.$C104]));&#10;      IF(ISNUMBER(FIND(&quot;: Washer&quot;; [.$C104])); [.$V104]; &quot;&quot;);&#10;      MID([.$C104];&#10;          FIND(&quot;mm &quot;; [.$C104]; FIND(&quot;mm &quot;; [.$C104]; FIND(&quot;mm &quot;; [.$C104]; FIND(&quot;mm &quot;; [.$C104]; FIND(&quot;: &quot;; [.$C104])) + 2) + 2) + 2) - FIND(&quot; &quot;; STRING_REVERSE(LEFT([.$C104]; FIND(&quot;mm &quot;; [.$C104]; FIND(&quot;mm &quot;; [.$C104]; FIND(&quot;mm &quot;; [.$C104]; FIND(&quot;mm &quot;; [.$C104]; FIND(&quot;: &quot;; [.$C104])) + 2) + 2) + 2)))) + 2;&#10;          FIND(&quot; &quot;; STRING_REVERSE(LEFT([.$C104]; FIND(&quot;mm &quot;; [.$C104]; FIND(&quot;mm &quot;; [.$C104]; FIND(&quot;mm &quot;; [.$C104]; FIND(&quot;mm &quot;; [.$C104]; FIND(&quot;: &quot;; [.$C104])) + 2) + 2) + 2)))) - 2&#10;     )&#10;)" office:value-type="string" office:string-value="" calcext:value-type="error">
            <text:p>#VALUE!</text:p>
          </table:table-cell>
          <table:table-cell table:style-name="ce17" table:formula="of:=NOT(OR([.$F104:.$Q104]))" office:value-type="boolean" office:boolean-value="true" calcext:value-type="boolean">
            <text:p>TRUE</text:p>
          </table:table-cell>
          <table:table-cell table:formula="of:=RIGHT([.$C104]; LEN([.$C104]) - FIND(&quot; - x&quot;; [.$C104]) - 3)" office:value-type="string" office:string-value="" calcext:value-type="error">
            <text:p>#VALUE!</text:p>
          </table:table-cell>
          <table:table-cell/>
          <table:table-cell table:style-name="ce21" table:number-columns-repeated="997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ECHO: "Bolt: Bolt M10 x 63mm - x1"</text:p>
          </table:table-cell>
          <table:table-cell table:formula="of:=MID([.$B105]; 8; LEN([.$B105]) - 8)" office:value-type="string" office:string-value="Bolt: Bolt M10 x 63mm - x1" calcext:value-type="string">
            <text:p>Bolt: Bolt M10 x 63mm - x1</text:p>
          </table:table-cell>
          <table:table-cell table:formula="of:=IF(LEFT([.$C105]; 5) = &quot;Tool:&quot;; RIGHT([.$C105]; LEN([.$C105]) - 6); LEFT([.$C105]; FIND(&quot;:&quot;; [.$C105]) - 1))" office:value-type="string" office:string-value="Bolt" calcext:value-type="string">
            <text:p>Bolt</text:p>
          </table:table-cell>
          <table:table-cell table:style-name="ce7" table:formula="of:=NOT(RIGHT(TRIM([.$C105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05]))" office:value-type="boolean" office:boolean-value="false" calcext:value-type="boolean">
            <text:p>FALSE</text:p>
          </table:table-cell>
          <table:table-cell table:style-name="ce7" table:formula="of:=ISNUMBER(FIND(&quot;: Bolt&quot;; [.$C105]))" office:value-type="boolean" office:boolean-value="true" calcext:value-type="boolean">
            <text:p>TRUE</text:p>
          </table:table-cell>
          <table:table-cell table:style-name="ce7" table:formula="of:=ISNUMBER(FIND(&quot;: Nut&quot;; [.$C105]))" office:value-type="boolean" office:boolean-value="false" calcext:value-type="boolean">
            <text:p>FALSE</text:p>
          </table:table-cell>
          <table:table-cell table:style-name="ce7" table:formula="of:=ISNUMBER(SEARCH(&quot;: Wheel&quot;; [.$C105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05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05]))" office:value-type="boolean" office:boolean-value="false" calcext:value-type="boolean">
            <text:p>FALSE</text:p>
          </table:table-cell>
          <table:table-cell table:style-name="ce7" table:formula="of:=ISNUMBER(SEARCH(&quot;ALUMINIUM SHEET&quot;; [.$C105]))" office:value-type="boolean" office:boolean-value="false" calcext:value-type="boolean">
            <text:p>FALSE</text:p>
          </table:table-cell>
          <table:table-cell table:style-name="ce7" table:formula="of:=ISNUMBER(FIND(&quot;: Tube clamp&quot;; [.$C105]))" office:value-type="boolean" office:boolean-value="false" calcext:value-type="boolean">
            <text:p>FALSE</text:p>
          </table:table-cell>
          <table:table-cell table:style-name="ce7" table:formula="of:=AND(ISNUMBER(FIND(&quot;: Tube clamp&quot;; [.$C105])); ISNUMBER(SEARCH(&quot;104:&quot;; [.$C105])))" office:value-type="boolean" office:boolean-value="false" calcext:value-type="boolean">
            <text:p>FALSE</text:p>
          </table:table-cell>
          <table:table-cell table:style-name="ce7" table:formula="of:=AND(ISNUMBER(FIND(&quot;: Tube clamp&quot;; [.$C105])); ISNUMBER(SEARCH(&quot;116:&quot;; [.$C105])))" office:value-type="boolean" office:boolean-value="false" calcext:value-type="boolean">
            <text:p>FALSE</text:p>
          </table:table-cell>
          <table:table-cell table:style-name="ce7" table:formula="of:=AND(ISNUMBER(FIND(&quot;: Tube clamp&quot;; [.$C105])); ISNUMBER(SEARCH(&quot;132:&quot;; [.$C105])))" office:value-type="boolean" office:boolean-value="false" calcext:value-type="boolean">
            <text:p>FALSE</text:p>
          </table:table-cell>
          <table:table-cell table:style-name="ce7" table:formula="of:=AND(ISNUMBER(FIND(&quot;: Tube clamp&quot;; [.$C105])); ISNUMBER(SEARCH(&quot;176:&quot;; [.$C105])))" office:value-type="boolean" office:boolean-value="false" calcext:value-type="boolean">
            <text:p>FALSE</text:p>
          </table:table-cell>
          <table:table-cell table:style-name="ce7" table:formula="of:=ISNUMBER(FIND(&quot;Tool:&quot;; [.$C105]))" office:value-type="boolean" office:boolean-value="false" calcext:value-type="boolean">
            <text:p>FALSE</text:p>
          </table:table-cell>
          <table:table-cell table:style-name="ce12" table:formula="of:=IF(ISNUMBER(FIND(&quot;Φ&quot;; [.$C105])); MID([.$C105]; FIND(&quot;Φ&quot;; [.$C105]) + 1; FIND(&quot;mm&quot;; [.$C105]; FIND(&quot;Φ&quot;; [.$C105])) - FIND(&quot;Φ&quot;; [.$C105]) - 1); IF(ISNUMBER(FIND(&quot;: Bolt M&quot;; [.$C105])); MID([.$C105]; FIND(&quot;: Bolt M&quot;; [.$C105]) + 8; FIND(&quot; &quot;; [.$C105]; FIND(&quot;: Bolt M&quot;; [.$C105]) + 8) - FIND(&quot;: Bolt M&quot;; [.$C105]) - 8); &quot;&quot;))" office:value-type="string" office:string-value="10" calcext:value-type="string">
            <text:p>10</text:p>
          </table:table-cell>
          <table:table-cell table:style-name="ce12" table:formula="of:=IF(ISNUMBER(FIND(&quot;: Washer&quot;; [.$C105])); [.$U105]; IF(ISNUMBER(FIND(&quot;Φ&quot;; [.$C105])); MID([.$C105]; FIND(&quot;Φ&quot;; [.$C105]) + 1; FIND(&quot;mm&quot;; [.$C105]; FIND(&quot;Φ&quot;; [.$C105])) - FIND(&quot;Φ&quot;; [.$C105]) - 1); IF(ISNUMBER(FIND(&quot;: Bolt M&quot;; [.$C105])); MID([.$C105]; FIND(&quot;: Bolt M&quot;; [.$C105]) + 8; FIND(&quot; &quot;; [.$C105]; FIND(&quot;: Bolt M&quot;; [.$C105]) + 8) - FIND(&quot;: Bolt M&quot;; [.$C105]) - 8); &quot;&quot;)))" office:value-type="string" office:string-value="10" calcext:value-type="string">
            <text:p>10</text:p>
          </table:table-cell>
          <table:table-cell table:formula="of:=IF(ISNUMBER(FIND(&quot;Φ&quot;; [.$C105]));&#10;      MID([.$C105];&#10;          FIND(&quot;mm &quot;; [.$C105]; FIND(&quot;Φ&quot;; [.$C105])) + 5;&#10;          FIND(&quot;mm &quot;; [.$C105]; FIND(&quot;mm &quot;; [.$C105]; FIND(&quot;Φ&quot;; [.$C105])) + 4) - FIND(&quot;mm &quot;; [.$C105]; FIND(&quot;Φ&quot;; [.$C105])) - 5&#10;     );&#10;      MID([.$C105];&#10;          FIND(&quot;mm &quot;; [.$C105]; FIND(&quot;: &quot;; [.$C105])) - FIND(&quot; &quot;; STRING_REVERSE(LEFT([.$C105]; FIND(&quot;mm &quot;; [.$C105]; FIND(&quot;: &quot;; [.$C105]))))) + 2;&#10;          FIND(&quot; &quot;; STRING_REVERSE(LEFT([.$C105]; FIND(&quot;mm &quot;; [.$C105]; FIND(&quot;: &quot;; [.$C105]))))) - 2&#10;     )&#10;)" office:value-type="string" office:string-value="63" calcext:value-type="string">
            <text:p>63</text:p>
          </table:table-cell>
          <table:table-cell table:formula="of:=IF(ISNUMBER(FIND(&quot;Φ&quot;; [.$C105]));&#10;      MID([.$C106];           FIND(&quot;mm &quot;; [.$C106]; FIND(&quot;mm &quot;; [.$C106]; FIND(&quot;mm &quot;; [.$C106]; FIND(&quot;: &quot;; [.$C106])) + 2) + 2) - FIND(&quot; &quot;; STRING_REVERSE(LEFT([.$C106]; FIND(&quot;mm &quot;; [.$C106]; FIND(&quot;mm &quot;; [.$C106]; FIND(&quot;mm &quot;; [.$C106]; FIND(&quot;: &quot;; [.$C106])) + 2) + 2)))) + 2;           FIND(&quot; &quot;; STRING_REVERSE(LEFT([.$C106]; FIND(&quot;mm &quot;; [.$C106]; FIND(&quot;mm &quot;; [.$C106]; FIND(&quot;mm &quot;; [.$C106]; FIND(&quot;: &quot;; [.$C106])) + 2) + 2)))) - 2      );&#10;      MID([.$C105];&#10;          FIND(&quot;mm &quot;; [.$C105]; FIND(&quot;mm &quot;; [.$C105]; FIND(&quot;: &quot;; [.$C105])) + 2) - FIND(&quot; &quot;; STRING_REVERSE(LEFT([.$C105]; FIND(&quot;mm &quot;; [.$C105]; FIND(&quot;mm &quot;; [.$C105]; FIND(&quot;: &quot;; [.$C105])) + 2)))) + 2;&#10;          FIND(&quot; &quot;; STRING_REVERSE(LEFT([.$C105]; FIND(&quot;mm &quot;; [.$C105]; FIND(&quot;mm &quot;; [.$C105]; FIND(&quot;: &quot;; [.$C105])) + 2)))) - 2&#10;     )&#10;)" office:value-type="string" office:string-value="" calcext:value-type="error">
            <text:p>#VALUE!</text:p>
          </table:table-cell>
          <table:table-cell table:formula="of:=IF(ISNUMBER(FIND(&quot;Φ&quot;; [.$C105]));&#10;      &quot;&quot;;&#10;      MID([.$C105];&#10;          FIND(&quot;mm &quot;; [.$C105]; FIND(&quot;mm &quot;; [.$C105]; FIND(&quot;mm &quot;; [.$C105]; FIND(&quot;: &quot;; [.$C105])) + 2) + 2) - FIND(&quot; &quot;; STRING_REVERSE(LEFT([.$C105]; FIND(&quot;mm &quot;; [.$C105]; FIND(&quot;mm &quot;; [.$C105]; FIND(&quot;mm &quot;; [.$C105]; FIND(&quot;: &quot;; [.$C105])) + 2) + 2)))) + 2;&#10;          FIND(&quot; &quot;; STRING_REVERSE(LEFT([.$C105]; FIND(&quot;mm &quot;; [.$C105]; FIND(&quot;mm &quot;; [.$C105]; FIND(&quot;mm &quot;; [.$C105]; FIND(&quot;: &quot;; [.$C105])) + 2) + 2)))) - 2&#10;     )&#10;)" office:value-type="string" office:string-value="" calcext:value-type="error">
            <text:p>#VALUE!</text:p>
          </table:table-cell>
          <table:table-cell table:formula="of:=IF(ISNUMBER(FIND(&quot;Φ&quot;; [.$C105]));&#10;      IF(ISNUMBER(FIND(&quot;: Washer&quot;; [.$C105])); [.$V105]; &quot;&quot;);&#10;      MID([.$C105];&#10;          FIND(&quot;mm &quot;; [.$C105]; FIND(&quot;mm &quot;; [.$C105]; FIND(&quot;mm &quot;; [.$C105]; FIND(&quot;mm &quot;; [.$C105]; FIND(&quot;: &quot;; [.$C105])) + 2) + 2) + 2) - FIND(&quot; &quot;; STRING_REVERSE(LEFT([.$C105]; FIND(&quot;mm &quot;; [.$C105]; FIND(&quot;mm &quot;; [.$C105]; FIND(&quot;mm &quot;; [.$C105]; FIND(&quot;mm &quot;; [.$C105]; FIND(&quot;: &quot;; [.$C105])) + 2) + 2) + 2)))) + 2;&#10;          FIND(&quot; &quot;; STRING_REVERSE(LEFT([.$C105]; FIND(&quot;mm &quot;; [.$C105]; FIND(&quot;mm &quot;; [.$C105]; FIND(&quot;mm &quot;; [.$C105]; FIND(&quot;mm &quot;; [.$C105]; FIND(&quot;: &quot;; [.$C105])) + 2) + 2) + 2)))) - 2&#10;     )&#10;)" office:value-type="string" office:string-value="" calcext:value-type="error">
            <text:p>#VALUE!</text:p>
          </table:table-cell>
          <table:table-cell table:style-name="ce17" table:formula="of:=NOT(OR([.$F105:.$Q105]))" office:value-type="boolean" office:boolean-value="false" calcext:value-type="boolean">
            <text:p>FALSE</text:p>
          </table:table-cell>
          <table:table-cell table:formula="of:=RIGHT([.$C105]; LEN([.$C105]) - FIND(&quot; - x&quot;; [.$C105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ECHO: "Nut: Nut M10 - x1"</text:p>
          </table:table-cell>
          <table:table-cell table:formula="of:=MID([.$B106]; 8; LEN([.$B106]) - 8)" office:value-type="string" office:string-value="Nut: Nut M10 - x1" calcext:value-type="string">
            <text:p>Nut: Nut M10 - x1</text:p>
          </table:table-cell>
          <table:table-cell table:formula="of:=IF(LEFT([.$C106]; 5) = &quot;Tool:&quot;; RIGHT([.$C106]; LEN([.$C106]) - 6); LEFT([.$C106]; FIND(&quot;:&quot;; [.$C106]) - 1))" office:value-type="string" office:string-value="Nut" calcext:value-type="string">
            <text:p>Nut</text:p>
          </table:table-cell>
          <table:table-cell table:style-name="ce7" table:formula="of:=NOT(RIGHT(TRIM([.$C106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06]))" office:value-type="boolean" office:boolean-value="false" calcext:value-type="boolean">
            <text:p>FALSE</text:p>
          </table:table-cell>
          <table:table-cell table:style-name="ce7" table:formula="of:=ISNUMBER(FIND(&quot;: Bolt&quot;; [.$C106]))" office:value-type="boolean" office:boolean-value="false" calcext:value-type="boolean">
            <text:p>FALSE</text:p>
          </table:table-cell>
          <table:table-cell table:style-name="ce7" table:formula="of:=ISNUMBER(FIND(&quot;: Nut&quot;; [.$C106]))" office:value-type="boolean" office:boolean-value="true" calcext:value-type="boolean">
            <text:p>TRUE</text:p>
          </table:table-cell>
          <table:table-cell table:style-name="ce7" table:formula="of:=ISNUMBER(SEARCH(&quot;: Wheel&quot;; [.$C106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06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06]))" office:value-type="boolean" office:boolean-value="false" calcext:value-type="boolean">
            <text:p>FALSE</text:p>
          </table:table-cell>
          <table:table-cell table:style-name="ce7" table:formula="of:=ISNUMBER(SEARCH(&quot;ALUMINIUM SHEET&quot;; [.$C106]))" office:value-type="boolean" office:boolean-value="false" calcext:value-type="boolean">
            <text:p>FALSE</text:p>
          </table:table-cell>
          <table:table-cell table:style-name="ce7" table:formula="of:=ISNUMBER(FIND(&quot;: Tube clamp&quot;; [.$C106]))" office:value-type="boolean" office:boolean-value="false" calcext:value-type="boolean">
            <text:p>FALSE</text:p>
          </table:table-cell>
          <table:table-cell table:style-name="ce7" table:formula="of:=AND(ISNUMBER(FIND(&quot;: Tube clamp&quot;; [.$C106])); ISNUMBER(SEARCH(&quot;104:&quot;; [.$C106])))" office:value-type="boolean" office:boolean-value="false" calcext:value-type="boolean">
            <text:p>FALSE</text:p>
          </table:table-cell>
          <table:table-cell table:style-name="ce7" table:formula="of:=AND(ISNUMBER(FIND(&quot;: Tube clamp&quot;; [.$C106])); ISNUMBER(SEARCH(&quot;116:&quot;; [.$C106])))" office:value-type="boolean" office:boolean-value="false" calcext:value-type="boolean">
            <text:p>FALSE</text:p>
          </table:table-cell>
          <table:table-cell table:style-name="ce7" table:formula="of:=AND(ISNUMBER(FIND(&quot;: Tube clamp&quot;; [.$C106])); ISNUMBER(SEARCH(&quot;132:&quot;; [.$C106])))" office:value-type="boolean" office:boolean-value="false" calcext:value-type="boolean">
            <text:p>FALSE</text:p>
          </table:table-cell>
          <table:table-cell table:style-name="ce7" table:formula="of:=AND(ISNUMBER(FIND(&quot;: Tube clamp&quot;; [.$C106])); ISNUMBER(SEARCH(&quot;176:&quot;; [.$C106])))" office:value-type="boolean" office:boolean-value="false" calcext:value-type="boolean">
            <text:p>FALSE</text:p>
          </table:table-cell>
          <table:table-cell table:style-name="ce7" table:formula="of:=ISNUMBER(FIND(&quot;Tool:&quot;; [.$C106]))" office:value-type="boolean" office:boolean-value="false" calcext:value-type="boolean">
            <text:p>FALSE</text:p>
          </table:table-cell>
          <table:table-cell table:style-name="ce12" table:formula="of:=IF(ISNUMBER(FIND(&quot;Φ&quot;; [.$C106])); MID([.$C106]; FIND(&quot;Φ&quot;; [.$C106]) + 1; FIND(&quot;mm&quot;; [.$C106]; FIND(&quot;Φ&quot;; [.$C106])) - FIND(&quot;Φ&quot;; [.$C106]) - 1); IF(ISNUMBER(FIND(&quot;: Bolt M&quot;; [.$C106])); MID([.$C106]; FIND(&quot;: Bolt M&quot;; [.$C106]) + 8; FIND(&quot; &quot;; [.$C106]; FIND(&quot;: Bolt M&quot;; [.$C106]) + 8) - FIND(&quot;: Bolt M&quot;; [.$C106]) - 8); &quot;&quot;))">
            <text:p/>
          </table:table-cell>
          <table:table-cell table:style-name="ce12" table:formula="of:=IF(ISNUMBER(FIND(&quot;: Washer&quot;; [.$C106])); [.$U106]; IF(ISNUMBER(FIND(&quot;Φ&quot;; [.$C106])); MID([.$C106]; FIND(&quot;Φ&quot;; [.$C106]) + 1; FIND(&quot;mm&quot;; [.$C106]; FIND(&quot;Φ&quot;; [.$C106])) - FIND(&quot;Φ&quot;; [.$C106]) - 1); IF(ISNUMBER(FIND(&quot;: Bolt M&quot;; [.$C106])); MID([.$C106]; FIND(&quot;: Bolt M&quot;; [.$C106]) + 8; FIND(&quot; &quot;; [.$C106]; FIND(&quot;: Bolt M&quot;; [.$C106]) + 8) - FIND(&quot;: Bolt M&quot;; [.$C106]) - 8); &quot;&quot;)))">
            <text:p/>
          </table:table-cell>
          <table:table-cell table:formula="of:=IF(ISNUMBER(FIND(&quot;Φ&quot;; [.$C106]));&#10;      MID([.$C106];&#10;          FIND(&quot;mm &quot;; [.$C106]; FIND(&quot;Φ&quot;; [.$C106])) + 5;&#10;          FIND(&quot;mm &quot;; [.$C106]; FIND(&quot;mm &quot;; [.$C106]; FIND(&quot;Φ&quot;; [.$C106])) + 4) - FIND(&quot;mm &quot;; [.$C106]; FIND(&quot;Φ&quot;; [.$C106])) - 5&#10;     );&#10;      MID([.$C106];&#10;          FIND(&quot;mm &quot;; [.$C106]; FIND(&quot;: &quot;; [.$C106])) - FIND(&quot; &quot;; STRING_REVERSE(LEFT([.$C106]; FIND(&quot;mm &quot;; [.$C106]; FIND(&quot;: &quot;; [.$C106]))))) + 2;&#10;          FIND(&quot; &quot;; STRING_REVERSE(LEFT([.$C106]; FIND(&quot;mm &quot;; [.$C106]; FIND(&quot;: &quot;; [.$C106]))))) - 2&#10;     )&#10;)" office:value-type="string" office:string-value="" calcext:value-type="error">
            <text:p>#VALUE!</text:p>
          </table:table-cell>
          <table:table-cell table:formula="of:=IF(ISNUMBER(FIND(&quot;Φ&quot;; [.$C106]));&#10;      MID([.$C107];           FIND(&quot;mm &quot;; [.$C107]; FIND(&quot;mm &quot;; [.$C107]; FIND(&quot;mm &quot;; [.$C107]; FIND(&quot;: &quot;; [.$C107])) + 2) + 2) - FIND(&quot; &quot;; STRING_REVERSE(LEFT([.$C107]; FIND(&quot;mm &quot;; [.$C107]; FIND(&quot;mm &quot;; [.$C107]; FIND(&quot;mm &quot;; [.$C107]; FIND(&quot;: &quot;; [.$C107])) + 2) + 2)))) + 2;           FIND(&quot; &quot;; STRING_REVERSE(LEFT([.$C107]; FIND(&quot;mm &quot;; [.$C107]; FIND(&quot;mm &quot;; [.$C107]; FIND(&quot;mm &quot;; [.$C107]; FIND(&quot;: &quot;; [.$C107])) + 2) + 2)))) - 2      );&#10;      MID([.$C106];&#10;          FIND(&quot;mm &quot;; [.$C106]; FIND(&quot;mm &quot;; [.$C106]; FIND(&quot;: &quot;; [.$C106])) + 2) - FIND(&quot; &quot;; STRING_REVERSE(LEFT([.$C106]; FIND(&quot;mm &quot;; [.$C106]; FIND(&quot;mm &quot;; [.$C106]; FIND(&quot;: &quot;; [.$C106])) + 2)))) + 2;&#10;          FIND(&quot; &quot;; STRING_REVERSE(LEFT([.$C106]; FIND(&quot;mm &quot;; [.$C106]; FIND(&quot;mm &quot;; [.$C106]; FIND(&quot;: &quot;; [.$C106])) + 2)))) - 2&#10;     )&#10;)" office:value-type="string" office:string-value="" calcext:value-type="error">
            <text:p>#VALUE!</text:p>
          </table:table-cell>
          <table:table-cell table:formula="of:=IF(ISNUMBER(FIND(&quot;Φ&quot;; [.$C106]));&#10;      &quot;&quot;;&#10;      MID([.$C106];&#10;          FIND(&quot;mm &quot;; [.$C106]; FIND(&quot;mm &quot;; [.$C106]; FIND(&quot;mm &quot;; [.$C106]; FIND(&quot;: &quot;; [.$C106])) + 2) + 2) - FIND(&quot; &quot;; STRING_REVERSE(LEFT([.$C106]; FIND(&quot;mm &quot;; [.$C106]; FIND(&quot;mm &quot;; [.$C106]; FIND(&quot;mm &quot;; [.$C106]; FIND(&quot;: &quot;; [.$C106])) + 2) + 2)))) + 2;&#10;          FIND(&quot; &quot;; STRING_REVERSE(LEFT([.$C106]; FIND(&quot;mm &quot;; [.$C106]; FIND(&quot;mm &quot;; [.$C106]; FIND(&quot;mm &quot;; [.$C106]; FIND(&quot;: &quot;; [.$C106])) + 2) + 2)))) - 2&#10;     )&#10;)" office:value-type="string" office:string-value="" calcext:value-type="error">
            <text:p>#VALUE!</text:p>
          </table:table-cell>
          <table:table-cell table:formula="of:=IF(ISNUMBER(FIND(&quot;Φ&quot;; [.$C106]));&#10;      IF(ISNUMBER(FIND(&quot;: Washer&quot;; [.$C106])); [.$V106]; &quot;&quot;);&#10;      MID([.$C106];&#10;          FIND(&quot;mm &quot;; [.$C106]; FIND(&quot;mm &quot;; [.$C106]; FIND(&quot;mm &quot;; [.$C106]; FIND(&quot;mm &quot;; [.$C106]; FIND(&quot;: &quot;; [.$C106])) + 2) + 2) + 2) - FIND(&quot; &quot;; STRING_REVERSE(LEFT([.$C106]; FIND(&quot;mm &quot;; [.$C106]; FIND(&quot;mm &quot;; [.$C106]; FIND(&quot;mm &quot;; [.$C106]; FIND(&quot;mm &quot;; [.$C106]; FIND(&quot;: &quot;; [.$C106])) + 2) + 2) + 2)))) + 2;&#10;          FIND(&quot; &quot;; STRING_REVERSE(LEFT([.$C106]; FIND(&quot;mm &quot;; [.$C106]; FIND(&quot;mm &quot;; [.$C106]; FIND(&quot;mm &quot;; [.$C106]; FIND(&quot;mm &quot;; [.$C106]; FIND(&quot;: &quot;; [.$C106])) + 2) + 2) + 2)))) - 2&#10;     )&#10;)" office:value-type="string" office:string-value="" calcext:value-type="error">
            <text:p>#VALUE!</text:p>
          </table:table-cell>
          <table:table-cell table:style-name="ce17" table:formula="of:=NOT(OR([.$F106:.$Q106]))" office:value-type="boolean" office:boolean-value="false" calcext:value-type="boolean">
            <text:p>FALSE</text:p>
          </table:table-cell>
          <table:table-cell table:formula="of:=RIGHT([.$C106]; LEN([.$C106]) - FIND(&quot; - x&quot;; [.$C106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ECHO: "Washer: Washer Φ25mm x 10mm x 3mm - x1"</text:p>
          </table:table-cell>
          <table:table-cell table:formula="of:=MID([.$B107]; 8; LEN([.$B107]) - 8)" office:value-type="string" office:string-value="Washer: Washer Φ25mm x 10mm x 3mm - x1" calcext:value-type="string">
            <text:p>Washer: Washer Φ25mm x 10mm x 3mm - x1</text:p>
          </table:table-cell>
          <table:table-cell table:formula="of:=IF(LEFT([.$C107]; 5) = &quot;Tool:&quot;; RIGHT([.$C107]; LEN([.$C107]) - 6); LEFT([.$C107]; FIND(&quot;:&quot;; [.$C107]) - 1))" office:value-type="string" office:string-value="Washer" calcext:value-type="string">
            <text:p>Washer</text:p>
          </table:table-cell>
          <table:table-cell table:style-name="ce7" table:formula="of:=NOT(RIGHT(TRIM([.$C107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07]))" office:value-type="boolean" office:boolean-value="true" calcext:value-type="boolean">
            <text:p>TRUE</text:p>
          </table:table-cell>
          <table:table-cell table:style-name="ce7" table:formula="of:=ISNUMBER(FIND(&quot;: Bolt&quot;; [.$C107]))" office:value-type="boolean" office:boolean-value="false" calcext:value-type="boolean">
            <text:p>FALSE</text:p>
          </table:table-cell>
          <table:table-cell table:style-name="ce7" table:formula="of:=ISNUMBER(FIND(&quot;: Nut&quot;; [.$C107]))" office:value-type="boolean" office:boolean-value="false" calcext:value-type="boolean">
            <text:p>FALSE</text:p>
          </table:table-cell>
          <table:table-cell table:style-name="ce7" table:formula="of:=ISNUMBER(SEARCH(&quot;: Wheel&quot;; [.$C107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07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07]))" office:value-type="boolean" office:boolean-value="false" calcext:value-type="boolean">
            <text:p>FALSE</text:p>
          </table:table-cell>
          <table:table-cell table:style-name="ce7" table:formula="of:=ISNUMBER(SEARCH(&quot;ALUMINIUM SHEET&quot;; [.$C107]))" office:value-type="boolean" office:boolean-value="false" calcext:value-type="boolean">
            <text:p>FALSE</text:p>
          </table:table-cell>
          <table:table-cell table:style-name="ce7" table:formula="of:=ISNUMBER(FIND(&quot;: Tube clamp&quot;; [.$C107]))" office:value-type="boolean" office:boolean-value="false" calcext:value-type="boolean">
            <text:p>FALSE</text:p>
          </table:table-cell>
          <table:table-cell table:style-name="ce7" table:formula="of:=AND(ISNUMBER(FIND(&quot;: Tube clamp&quot;; [.$C107])); ISNUMBER(SEARCH(&quot;104:&quot;; [.$C107])))" office:value-type="boolean" office:boolean-value="false" calcext:value-type="boolean">
            <text:p>FALSE</text:p>
          </table:table-cell>
          <table:table-cell table:style-name="ce7" table:formula="of:=AND(ISNUMBER(FIND(&quot;: Tube clamp&quot;; [.$C107])); ISNUMBER(SEARCH(&quot;116:&quot;; [.$C107])))" office:value-type="boolean" office:boolean-value="false" calcext:value-type="boolean">
            <text:p>FALSE</text:p>
          </table:table-cell>
          <table:table-cell table:style-name="ce7" table:formula="of:=AND(ISNUMBER(FIND(&quot;: Tube clamp&quot;; [.$C107])); ISNUMBER(SEARCH(&quot;132:&quot;; [.$C107])))" office:value-type="boolean" office:boolean-value="false" calcext:value-type="boolean">
            <text:p>FALSE</text:p>
          </table:table-cell>
          <table:table-cell table:style-name="ce7" table:formula="of:=AND(ISNUMBER(FIND(&quot;: Tube clamp&quot;; [.$C107])); ISNUMBER(SEARCH(&quot;176:&quot;; [.$C107])))" office:value-type="boolean" office:boolean-value="false" calcext:value-type="boolean">
            <text:p>FALSE</text:p>
          </table:table-cell>
          <table:table-cell table:style-name="ce7" table:formula="of:=ISNUMBER(FIND(&quot;Tool:&quot;; [.$C107]))" office:value-type="boolean" office:boolean-value="false" calcext:value-type="boolean">
            <text:p>FALSE</text:p>
          </table:table-cell>
          <table:table-cell table:style-name="ce12" table:formula="of:=IF(ISNUMBER(FIND(&quot;Φ&quot;; [.$C107])); MID([.$C107]; FIND(&quot;Φ&quot;; [.$C107]) + 1; FIND(&quot;mm&quot;; [.$C107]; FIND(&quot;Φ&quot;; [.$C107])) - FIND(&quot;Φ&quot;; [.$C107]) - 1); IF(ISNUMBER(FIND(&quot;: Bolt M&quot;; [.$C107])); MID([.$C107]; FIND(&quot;: Bolt M&quot;; [.$C107]) + 8; FIND(&quot; &quot;; [.$C107]; FIND(&quot;: Bolt M&quot;; [.$C107]) + 8) - FIND(&quot;: Bolt M&quot;; [.$C107]) - 8); &quot;&quot;))" office:value-type="string" office:string-value="25" calcext:value-type="string">
            <text:p>25</text:p>
          </table:table-cell>
          <table:table-cell table:style-name="ce12" table:formula="of:=IF(ISNUMBER(FIND(&quot;: Washer&quot;; [.$C107])); [.$U107]; IF(ISNUMBER(FIND(&quot;Φ&quot;; [.$C107])); MID([.$C107]; FIND(&quot;Φ&quot;; [.$C107]) + 1; FIND(&quot;mm&quot;; [.$C107]; FIND(&quot;Φ&quot;; [.$C107])) - FIND(&quot;Φ&quot;; [.$C107]) - 1); IF(ISNUMBER(FIND(&quot;: Bolt M&quot;; [.$C107])); MID([.$C107]; FIND(&quot;: Bolt M&quot;; [.$C107]) + 8; FIND(&quot; &quot;; [.$C107]; FIND(&quot;: Bolt M&quot;; [.$C107]) + 8) - FIND(&quot;: Bolt M&quot;; [.$C107]) - 8); &quot;&quot;)))" office:value-type="string" office:string-value="10" calcext:value-type="string">
            <text:p>10</text:p>
          </table:table-cell>
          <table:table-cell table:formula="of:=IF(ISNUMBER(FIND(&quot;Φ&quot;; [.$C107]));&#10;      MID([.$C107];&#10;          FIND(&quot;mm &quot;; [.$C107]; FIND(&quot;Φ&quot;; [.$C107])) + 5;&#10;          FIND(&quot;mm &quot;; [.$C107]; FIND(&quot;mm &quot;; [.$C107]; FIND(&quot;Φ&quot;; [.$C107])) + 4) - FIND(&quot;mm &quot;; [.$C107]; FIND(&quot;Φ&quot;; [.$C107])) - 5&#10;     );&#10;      MID([.$C107];&#10;          FIND(&quot;mm &quot;; [.$C107]; FIND(&quot;: &quot;; [.$C107])) - FIND(&quot; &quot;; STRING_REVERSE(LEFT([.$C107]; FIND(&quot;mm &quot;; [.$C107]; FIND(&quot;: &quot;; [.$C107]))))) + 2;&#10;          FIND(&quot; &quot;; STRING_REVERSE(LEFT([.$C107]; FIND(&quot;mm &quot;; [.$C107]; FIND(&quot;: &quot;; [.$C107]))))) - 2&#10;     )&#10;)" office:value-type="string" office:string-value="10" calcext:value-type="string">
            <text:p>10</text:p>
          </table:table-cell>
          <table:table-cell table:formula="of:=IF(ISNUMBER(FIND(&quot;Φ&quot;; [.$C107]));&#10;      MID([.$C108];           FIND(&quot;mm &quot;; [.$C108]; FIND(&quot;mm &quot;; [.$C108]; FIND(&quot;mm &quot;; [.$C108]; FIND(&quot;: &quot;; [.$C108])) + 2) + 2) - FIND(&quot; &quot;; STRING_REVERSE(LEFT([.$C108]; FIND(&quot;mm &quot;; [.$C108]; FIND(&quot;mm &quot;; [.$C108]; FIND(&quot;mm &quot;; [.$C108]; FIND(&quot;: &quot;; [.$C108])) + 2) + 2)))) + 2;           FIND(&quot; &quot;; STRING_REVERSE(LEFT([.$C108]; FIND(&quot;mm &quot;; [.$C108]; FIND(&quot;mm &quot;; [.$C108]; FIND(&quot;mm &quot;; [.$C108]; FIND(&quot;: &quot;; [.$C108])) + 2) + 2)))) - 2      );&#10;      MID([.$C107];&#10;          FIND(&quot;mm &quot;; [.$C107]; FIND(&quot;mm &quot;; [.$C107]; FIND(&quot;: &quot;; [.$C107])) + 2) - FIND(&quot; &quot;; STRING_REVERSE(LEFT([.$C107]; FIND(&quot;mm &quot;; [.$C107]; FIND(&quot;mm &quot;; [.$C107]; FIND(&quot;: &quot;; [.$C107])) + 2)))) + 2;&#10;          FIND(&quot; &quot;; STRING_REVERSE(LEFT([.$C107]; FIND(&quot;mm &quot;; [.$C107]; FIND(&quot;mm &quot;; [.$C107]; FIND(&quot;: &quot;; [.$C107])) + 2)))) - 2&#10;     )&#10;)" office:value-type="string" office:string-value="3" calcext:value-type="string">
            <text:p>3</text:p>
          </table:table-cell>
          <table:table-cell table:formula="of:=IF(ISNUMBER(FIND(&quot;Φ&quot;; [.$C107]));&#10;      &quot;&quot;;&#10;      MID([.$C107];&#10;          FIND(&quot;mm &quot;; [.$C107]; FIND(&quot;mm &quot;; [.$C107]; FIND(&quot;mm &quot;; [.$C107]; FIND(&quot;: &quot;; [.$C107])) + 2) + 2) - FIND(&quot; &quot;; STRING_REVERSE(LEFT([.$C107]; FIND(&quot;mm &quot;; [.$C107]; FIND(&quot;mm &quot;; [.$C107]; FIND(&quot;mm &quot;; [.$C107]; FIND(&quot;: &quot;; [.$C107])) + 2) + 2)))) + 2;&#10;          FIND(&quot; &quot;; STRING_REVERSE(LEFT([.$C107]; FIND(&quot;mm &quot;; [.$C107]; FIND(&quot;mm &quot;; [.$C107]; FIND(&quot;mm &quot;; [.$C107]; FIND(&quot;: &quot;; [.$C107])) + 2) + 2)))) - 2&#10;     )&#10;)">
            <text:p/>
          </table:table-cell>
          <table:table-cell table:formula="of:=IF(ISNUMBER(FIND(&quot;Φ&quot;; [.$C107]));&#10;      IF(ISNUMBER(FIND(&quot;: Washer&quot;; [.$C107])); [.$V107]; &quot;&quot;);&#10;      MID([.$C107];&#10;          FIND(&quot;mm &quot;; [.$C107]; FIND(&quot;mm &quot;; [.$C107]; FIND(&quot;mm &quot;; [.$C107]; FIND(&quot;mm &quot;; [.$C107]; FIND(&quot;: &quot;; [.$C107])) + 2) + 2) + 2) - FIND(&quot; &quot;; STRING_REVERSE(LEFT([.$C107]; FIND(&quot;mm &quot;; [.$C107]; FIND(&quot;mm &quot;; [.$C107]; FIND(&quot;mm &quot;; [.$C107]; FIND(&quot;mm &quot;; [.$C107]; FIND(&quot;: &quot;; [.$C107])) + 2) + 2) + 2)))) + 2;&#10;          FIND(&quot; &quot;; STRING_REVERSE(LEFT([.$C107]; FIND(&quot;mm &quot;; [.$C107]; FIND(&quot;mm &quot;; [.$C107]; FIND(&quot;mm &quot;; [.$C107]; FIND(&quot;mm &quot;; [.$C107]; FIND(&quot;: &quot;; [.$C107])) + 2) + 2) + 2)))) - 2&#10;     )&#10;)" office:value-type="string" office:string-value="3" calcext:value-type="string">
            <text:p>3</text:p>
          </table:table-cell>
          <table:table-cell table:style-name="ce17" table:formula="of:=NOT(OR([.$F107:.$Q107]))" office:value-type="boolean" office:boolean-value="false" calcext:value-type="boolean">
            <text:p>FALSE</text:p>
          </table:table-cell>
          <table:table-cell table:formula="of:=RIGHT([.$C107]; LEN([.$C107]) - FIND(&quot; - x&quot;; [.$C107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ECHO: "Washer: Washer Φ25mm x 10mm x 3mm - x1"</text:p>
          </table:table-cell>
          <table:table-cell table:formula="of:=MID([.$B108]; 8; LEN([.$B108]) - 8)" office:value-type="string" office:string-value="Washer: Washer Φ25mm x 10mm x 3mm - x1" calcext:value-type="string">
            <text:p>Washer: Washer Φ25mm x 10mm x 3mm - x1</text:p>
          </table:table-cell>
          <table:table-cell table:formula="of:=IF(LEFT([.$C108]; 5) = &quot;Tool:&quot;; RIGHT([.$C108]; LEN([.$C108]) - 6); LEFT([.$C108]; FIND(&quot;:&quot;; [.$C108]) - 1))" office:value-type="string" office:string-value="Washer" calcext:value-type="string">
            <text:p>Washer</text:p>
          </table:table-cell>
          <table:table-cell table:style-name="ce7" table:formula="of:=NOT(RIGHT(TRIM([.$C108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08]))" office:value-type="boolean" office:boolean-value="true" calcext:value-type="boolean">
            <text:p>TRUE</text:p>
          </table:table-cell>
          <table:table-cell table:style-name="ce7" table:formula="of:=ISNUMBER(FIND(&quot;: Bolt&quot;; [.$C108]))" office:value-type="boolean" office:boolean-value="false" calcext:value-type="boolean">
            <text:p>FALSE</text:p>
          </table:table-cell>
          <table:table-cell table:style-name="ce7" table:formula="of:=ISNUMBER(FIND(&quot;: Nut&quot;; [.$C108]))" office:value-type="boolean" office:boolean-value="false" calcext:value-type="boolean">
            <text:p>FALSE</text:p>
          </table:table-cell>
          <table:table-cell table:style-name="ce7" table:formula="of:=ISNUMBER(SEARCH(&quot;: Wheel&quot;; [.$C108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08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08]))" office:value-type="boolean" office:boolean-value="false" calcext:value-type="boolean">
            <text:p>FALSE</text:p>
          </table:table-cell>
          <table:table-cell table:style-name="ce7" table:formula="of:=ISNUMBER(SEARCH(&quot;ALUMINIUM SHEET&quot;; [.$C108]))" office:value-type="boolean" office:boolean-value="false" calcext:value-type="boolean">
            <text:p>FALSE</text:p>
          </table:table-cell>
          <table:table-cell table:style-name="ce7" table:formula="of:=ISNUMBER(FIND(&quot;: Tube clamp&quot;; [.$C108]))" office:value-type="boolean" office:boolean-value="false" calcext:value-type="boolean">
            <text:p>FALSE</text:p>
          </table:table-cell>
          <table:table-cell table:style-name="ce7" table:formula="of:=AND(ISNUMBER(FIND(&quot;: Tube clamp&quot;; [.$C108])); ISNUMBER(SEARCH(&quot;104:&quot;; [.$C108])))" office:value-type="boolean" office:boolean-value="false" calcext:value-type="boolean">
            <text:p>FALSE</text:p>
          </table:table-cell>
          <table:table-cell table:style-name="ce7" table:formula="of:=AND(ISNUMBER(FIND(&quot;: Tube clamp&quot;; [.$C108])); ISNUMBER(SEARCH(&quot;116:&quot;; [.$C108])))" office:value-type="boolean" office:boolean-value="false" calcext:value-type="boolean">
            <text:p>FALSE</text:p>
          </table:table-cell>
          <table:table-cell table:style-name="ce7" table:formula="of:=AND(ISNUMBER(FIND(&quot;: Tube clamp&quot;; [.$C108])); ISNUMBER(SEARCH(&quot;132:&quot;; [.$C108])))" office:value-type="boolean" office:boolean-value="false" calcext:value-type="boolean">
            <text:p>FALSE</text:p>
          </table:table-cell>
          <table:table-cell table:style-name="ce7" table:formula="of:=AND(ISNUMBER(FIND(&quot;: Tube clamp&quot;; [.$C108])); ISNUMBER(SEARCH(&quot;176:&quot;; [.$C108])))" office:value-type="boolean" office:boolean-value="false" calcext:value-type="boolean">
            <text:p>FALSE</text:p>
          </table:table-cell>
          <table:table-cell table:style-name="ce7" table:formula="of:=ISNUMBER(FIND(&quot;Tool:&quot;; [.$C108]))" office:value-type="boolean" office:boolean-value="false" calcext:value-type="boolean">
            <text:p>FALSE</text:p>
          </table:table-cell>
          <table:table-cell table:style-name="ce12" table:formula="of:=IF(ISNUMBER(FIND(&quot;Φ&quot;; [.$C108])); MID([.$C108]; FIND(&quot;Φ&quot;; [.$C108]) + 1; FIND(&quot;mm&quot;; [.$C108]; FIND(&quot;Φ&quot;; [.$C108])) - FIND(&quot;Φ&quot;; [.$C108]) - 1); IF(ISNUMBER(FIND(&quot;: Bolt M&quot;; [.$C108])); MID([.$C108]; FIND(&quot;: Bolt M&quot;; [.$C108]) + 8; FIND(&quot; &quot;; [.$C108]; FIND(&quot;: Bolt M&quot;; [.$C108]) + 8) - FIND(&quot;: Bolt M&quot;; [.$C108]) - 8); &quot;&quot;))" office:value-type="string" office:string-value="25" calcext:value-type="string">
            <text:p>25</text:p>
          </table:table-cell>
          <table:table-cell table:style-name="ce12" table:formula="of:=IF(ISNUMBER(FIND(&quot;: Washer&quot;; [.$C108])); [.$U108]; IF(ISNUMBER(FIND(&quot;Φ&quot;; [.$C108])); MID([.$C108]; FIND(&quot;Φ&quot;; [.$C108]) + 1; FIND(&quot;mm&quot;; [.$C108]; FIND(&quot;Φ&quot;; [.$C108])) - FIND(&quot;Φ&quot;; [.$C108]) - 1); IF(ISNUMBER(FIND(&quot;: Bolt M&quot;; [.$C108])); MID([.$C108]; FIND(&quot;: Bolt M&quot;; [.$C108]) + 8; FIND(&quot; &quot;; [.$C108]; FIND(&quot;: Bolt M&quot;; [.$C108]) + 8) - FIND(&quot;: Bolt M&quot;; [.$C108]) - 8); &quot;&quot;)))" office:value-type="string" office:string-value="10" calcext:value-type="string">
            <text:p>10</text:p>
          </table:table-cell>
          <table:table-cell table:formula="of:=IF(ISNUMBER(FIND(&quot;Φ&quot;; [.$C108]));&#10;      MID([.$C108];&#10;          FIND(&quot;mm &quot;; [.$C108]; FIND(&quot;Φ&quot;; [.$C108])) + 5;&#10;          FIND(&quot;mm &quot;; [.$C108]; FIND(&quot;mm &quot;; [.$C108]; FIND(&quot;Φ&quot;; [.$C108])) + 4) - FIND(&quot;mm &quot;; [.$C108]; FIND(&quot;Φ&quot;; [.$C108])) - 5&#10;     );&#10;      MID([.$C108];&#10;          FIND(&quot;mm &quot;; [.$C108]; FIND(&quot;: &quot;; [.$C108])) - FIND(&quot; &quot;; STRING_REVERSE(LEFT([.$C108]; FIND(&quot;mm &quot;; [.$C108]; FIND(&quot;: &quot;; [.$C108]))))) + 2;&#10;          FIND(&quot; &quot;; STRING_REVERSE(LEFT([.$C108]; FIND(&quot;mm &quot;; [.$C108]; FIND(&quot;: &quot;; [.$C108]))))) - 2&#10;     )&#10;)" office:value-type="string" office:string-value="10" calcext:value-type="string">
            <text:p>10</text:p>
          </table:table-cell>
          <table:table-cell table:formula="of:=IF(ISNUMBER(FIND(&quot;Φ&quot;; [.$C108]));&#10;      MID([.$C109];           FIND(&quot;mm &quot;; [.$C109]; FIND(&quot;mm &quot;; [.$C109]; FIND(&quot;mm &quot;; [.$C109]; FIND(&quot;: &quot;; [.$C109])) + 2) + 2) - FIND(&quot; &quot;; STRING_REVERSE(LEFT([.$C109]; FIND(&quot;mm &quot;; [.$C109]; FIND(&quot;mm &quot;; [.$C109]; FIND(&quot;mm &quot;; [.$C109]; FIND(&quot;: &quot;; [.$C109])) + 2) + 2)))) + 2;           FIND(&quot; &quot;; STRING_REVERSE(LEFT([.$C109]; FIND(&quot;mm &quot;; [.$C109]; FIND(&quot;mm &quot;; [.$C109]; FIND(&quot;mm &quot;; [.$C109]; FIND(&quot;: &quot;; [.$C109])) + 2) + 2)))) - 2      );&#10;      MID([.$C108];&#10;          FIND(&quot;mm &quot;; [.$C108]; FIND(&quot;mm &quot;; [.$C108]; FIND(&quot;: &quot;; [.$C108])) + 2) - FIND(&quot; &quot;; STRING_REVERSE(LEFT([.$C108]; FIND(&quot;mm &quot;; [.$C108]; FIND(&quot;mm &quot;; [.$C108]; FIND(&quot;: &quot;; [.$C108])) + 2)))) + 2;&#10;          FIND(&quot; &quot;; STRING_REVERSE(LEFT([.$C108]; FIND(&quot;mm &quot;; [.$C108]; FIND(&quot;mm &quot;; [.$C108]; FIND(&quot;: &quot;; [.$C108])) + 2)))) - 2&#10;     )&#10;)" office:value-type="string" office:string-value="" calcext:value-type="error">
            <text:p>#VALUE!</text:p>
          </table:table-cell>
          <table:table-cell table:formula="of:=IF(ISNUMBER(FIND(&quot;Φ&quot;; [.$C108]));&#10;      &quot;&quot;;&#10;      MID([.$C108];&#10;          FIND(&quot;mm &quot;; [.$C108]; FIND(&quot;mm &quot;; [.$C108]; FIND(&quot;mm &quot;; [.$C108]; FIND(&quot;: &quot;; [.$C108])) + 2) + 2) - FIND(&quot; &quot;; STRING_REVERSE(LEFT([.$C108]; FIND(&quot;mm &quot;; [.$C108]; FIND(&quot;mm &quot;; [.$C108]; FIND(&quot;mm &quot;; [.$C108]; FIND(&quot;: &quot;; [.$C108])) + 2) + 2)))) + 2;&#10;          FIND(&quot; &quot;; STRING_REVERSE(LEFT([.$C108]; FIND(&quot;mm &quot;; [.$C108]; FIND(&quot;mm &quot;; [.$C108]; FIND(&quot;mm &quot;; [.$C108]; FIND(&quot;: &quot;; [.$C108])) + 2) + 2)))) - 2&#10;     )&#10;)">
            <text:p/>
          </table:table-cell>
          <table:table-cell table:formula="of:=IF(ISNUMBER(FIND(&quot;Φ&quot;; [.$C108]));&#10;      IF(ISNUMBER(FIND(&quot;: Washer&quot;; [.$C108])); [.$V108]; &quot;&quot;);&#10;      MID([.$C108];&#10;          FIND(&quot;mm &quot;; [.$C108]; FIND(&quot;mm &quot;; [.$C108]; FIND(&quot;mm &quot;; [.$C108]; FIND(&quot;mm &quot;; [.$C108]; FIND(&quot;: &quot;; [.$C108])) + 2) + 2) + 2) - FIND(&quot; &quot;; STRING_REVERSE(LEFT([.$C108]; FIND(&quot;mm &quot;; [.$C108]; FIND(&quot;mm &quot;; [.$C108]; FIND(&quot;mm &quot;; [.$C108]; FIND(&quot;mm &quot;; [.$C108]; FIND(&quot;: &quot;; [.$C108])) + 2) + 2) + 2)))) + 2;&#10;          FIND(&quot; &quot;; STRING_REVERSE(LEFT([.$C108]; FIND(&quot;mm &quot;; [.$C108]; FIND(&quot;mm &quot;; [.$C108]; FIND(&quot;mm &quot;; [.$C108]; FIND(&quot;mm &quot;; [.$C108]; FIND(&quot;: &quot;; [.$C108])) + 2) + 2) + 2)))) - 2&#10;     )&#10;)" office:value-type="string" office:string-value="" calcext:value-type="error">
            <text:p>#VALUE!</text:p>
          </table:table-cell>
          <table:table-cell table:style-name="ce17" table:formula="of:=NOT(OR([.$F108:.$Q108]))" office:value-type="boolean" office:boolean-value="false" calcext:value-type="boolean">
            <text:p>FALSE</text:p>
          </table:table-cell>
          <table:table-cell table:formula="of:=RIGHT([.$C108]; LEN([.$C108]) - FIND(&quot; - x&quot;; [.$C108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ECHO: "Metric bolt assembly:"</text:p>
          </table:table-cell>
          <table:table-cell table:formula="of:=MID([.$B109]; 8; LEN([.$B109]) - 8)" office:value-type="string" office:string-value="Metric bolt assembly:" calcext:value-type="string">
            <text:p>Metric bolt assembly:</text:p>
          </table:table-cell>
          <table:table-cell table:formula="of:=IF(LEFT([.$C109]; 5) = &quot;Tool:&quot;; RIGHT([.$C109]; LEN([.$C109]) - 6); LEFT([.$C109]; FIND(&quot;:&quot;; [.$C109]) - 1))" office:value-type="string" office:string-value="Metric bolt assembly" calcext:value-type="string">
            <text:p>Metric bolt assembly</text:p>
          </table:table-cell>
          <table:table-cell table:style-name="ce7" table:formula="of:=NOT(RIGHT(TRIM([.$C109]); 1) = &quot;:&quot;)" office:value-type="boolean" office:boolean-value="false" calcext:value-type="boolean">
            <text:p>FALSE</text:p>
          </table:table-cell>
          <table:table-cell table:style-name="ce7" table:formula="of:=ISNUMBER(FIND(&quot;: Washer&quot;; [.$C109]))" office:value-type="boolean" office:boolean-value="false" calcext:value-type="boolean">
            <text:p>FALSE</text:p>
          </table:table-cell>
          <table:table-cell table:style-name="ce7" table:formula="of:=ISNUMBER(FIND(&quot;: Bolt&quot;; [.$C109]))" office:value-type="boolean" office:boolean-value="false" calcext:value-type="boolean">
            <text:p>FALSE</text:p>
          </table:table-cell>
          <table:table-cell table:style-name="ce7" table:formula="of:=ISNUMBER(FIND(&quot;: Nut&quot;; [.$C109]))" office:value-type="boolean" office:boolean-value="false" calcext:value-type="boolean">
            <text:p>FALSE</text:p>
          </table:table-cell>
          <table:table-cell table:style-name="ce7" table:formula="of:=ISNUMBER(SEARCH(&quot;: Wheel&quot;; [.$C109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09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09]))" office:value-type="boolean" office:boolean-value="false" calcext:value-type="boolean">
            <text:p>FALSE</text:p>
          </table:table-cell>
          <table:table-cell table:style-name="ce7" table:formula="of:=ISNUMBER(SEARCH(&quot;ALUMINIUM SHEET&quot;; [.$C109]))" office:value-type="boolean" office:boolean-value="false" calcext:value-type="boolean">
            <text:p>FALSE</text:p>
          </table:table-cell>
          <table:table-cell table:style-name="ce7" table:formula="of:=ISNUMBER(FIND(&quot;: Tube clamp&quot;; [.$C109]))" office:value-type="boolean" office:boolean-value="false" calcext:value-type="boolean">
            <text:p>FALSE</text:p>
          </table:table-cell>
          <table:table-cell table:style-name="ce7" table:formula="of:=AND(ISNUMBER(FIND(&quot;: Tube clamp&quot;; [.$C109])); ISNUMBER(SEARCH(&quot;104:&quot;; [.$C109])))" office:value-type="boolean" office:boolean-value="false" calcext:value-type="boolean">
            <text:p>FALSE</text:p>
          </table:table-cell>
          <table:table-cell table:style-name="ce7" table:formula="of:=AND(ISNUMBER(FIND(&quot;: Tube clamp&quot;; [.$C109])); ISNUMBER(SEARCH(&quot;116:&quot;; [.$C109])))" office:value-type="boolean" office:boolean-value="false" calcext:value-type="boolean">
            <text:p>FALSE</text:p>
          </table:table-cell>
          <table:table-cell table:style-name="ce7" table:formula="of:=AND(ISNUMBER(FIND(&quot;: Tube clamp&quot;; [.$C109])); ISNUMBER(SEARCH(&quot;132:&quot;; [.$C109])))" office:value-type="boolean" office:boolean-value="false" calcext:value-type="boolean">
            <text:p>FALSE</text:p>
          </table:table-cell>
          <table:table-cell table:style-name="ce7" table:formula="of:=AND(ISNUMBER(FIND(&quot;: Tube clamp&quot;; [.$C109])); ISNUMBER(SEARCH(&quot;176:&quot;; [.$C109])))" office:value-type="boolean" office:boolean-value="false" calcext:value-type="boolean">
            <text:p>FALSE</text:p>
          </table:table-cell>
          <table:table-cell table:style-name="ce7" table:formula="of:=ISNUMBER(FIND(&quot;Tool:&quot;; [.$C109]))" office:value-type="boolean" office:boolean-value="false" calcext:value-type="boolean">
            <text:p>FALSE</text:p>
          </table:table-cell>
          <table:table-cell table:style-name="ce12" table:formula="of:=IF(ISNUMBER(FIND(&quot;Φ&quot;; [.$C109])); MID([.$C109]; FIND(&quot;Φ&quot;; [.$C109]) + 1; FIND(&quot;mm&quot;; [.$C109]; FIND(&quot;Φ&quot;; [.$C109])) - FIND(&quot;Φ&quot;; [.$C109]) - 1); IF(ISNUMBER(FIND(&quot;: Bolt M&quot;; [.$C109])); MID([.$C109]; FIND(&quot;: Bolt M&quot;; [.$C109]) + 8; FIND(&quot; &quot;; [.$C109]; FIND(&quot;: Bolt M&quot;; [.$C109]) + 8) - FIND(&quot;: Bolt M&quot;; [.$C109]) - 8); &quot;&quot;))">
            <text:p/>
          </table:table-cell>
          <table:table-cell table:style-name="ce12" table:formula="of:=IF(ISNUMBER(FIND(&quot;: Washer&quot;; [.$C109])); [.$U109]; IF(ISNUMBER(FIND(&quot;Φ&quot;; [.$C109])); MID([.$C109]; FIND(&quot;Φ&quot;; [.$C109]) + 1; FIND(&quot;mm&quot;; [.$C109]; FIND(&quot;Φ&quot;; [.$C109])) - FIND(&quot;Φ&quot;; [.$C109]) - 1); IF(ISNUMBER(FIND(&quot;: Bolt M&quot;; [.$C109])); MID([.$C109]; FIND(&quot;: Bolt M&quot;; [.$C109]) + 8; FIND(&quot; &quot;; [.$C109]; FIND(&quot;: Bolt M&quot;; [.$C109]) + 8) - FIND(&quot;: Bolt M&quot;; [.$C109]) - 8); &quot;&quot;)))">
            <text:p/>
          </table:table-cell>
          <table:table-cell table:formula="of:=IF(ISNUMBER(FIND(&quot;Φ&quot;; [.$C109]));&#10;      MID([.$C109];&#10;          FIND(&quot;mm &quot;; [.$C109]; FIND(&quot;Φ&quot;; [.$C109])) + 5;&#10;          FIND(&quot;mm &quot;; [.$C109]; FIND(&quot;mm &quot;; [.$C109]; FIND(&quot;Φ&quot;; [.$C109])) + 4) - FIND(&quot;mm &quot;; [.$C109]; FIND(&quot;Φ&quot;; [.$C109])) - 5&#10;     );&#10;      MID([.$C109];&#10;          FIND(&quot;mm &quot;; [.$C109]; FIND(&quot;: &quot;; [.$C109])) - FIND(&quot; &quot;; STRING_REVERSE(LEFT([.$C109]; FIND(&quot;mm &quot;; [.$C109]; FIND(&quot;: &quot;; [.$C109]))))) + 2;&#10;          FIND(&quot; &quot;; STRING_REVERSE(LEFT([.$C109]; FIND(&quot;mm &quot;; [.$C109]; FIND(&quot;: &quot;; [.$C109]))))) - 2&#10;     )&#10;)" office:value-type="string" office:string-value="" calcext:value-type="error">
            <text:p>#VALUE!</text:p>
          </table:table-cell>
          <table:table-cell table:formula="of:=IF(ISNUMBER(FIND(&quot;Φ&quot;; [.$C109]));&#10;      MID([.$C110];           FIND(&quot;mm &quot;; [.$C110]; FIND(&quot;mm &quot;; [.$C110]; FIND(&quot;mm &quot;; [.$C110]; FIND(&quot;: &quot;; [.$C110])) + 2) + 2) - FIND(&quot; &quot;; STRING_REVERSE(LEFT([.$C110]; FIND(&quot;mm &quot;; [.$C110]; FIND(&quot;mm &quot;; [.$C110]; FIND(&quot;mm &quot;; [.$C110]; FIND(&quot;: &quot;; [.$C110])) + 2) + 2)))) + 2;           FIND(&quot; &quot;; STRING_REVERSE(LEFT([.$C110]; FIND(&quot;mm &quot;; [.$C110]; FIND(&quot;mm &quot;; [.$C110]; FIND(&quot;mm &quot;; [.$C110]; FIND(&quot;: &quot;; [.$C110])) + 2) + 2)))) - 2      );&#10;      MID([.$C109];&#10;          FIND(&quot;mm &quot;; [.$C109]; FIND(&quot;mm &quot;; [.$C109]; FIND(&quot;: &quot;; [.$C109])) + 2) - FIND(&quot; &quot;; STRING_REVERSE(LEFT([.$C109]; FIND(&quot;mm &quot;; [.$C109]; FIND(&quot;mm &quot;; [.$C109]; FIND(&quot;: &quot;; [.$C109])) + 2)))) + 2;&#10;          FIND(&quot; &quot;; STRING_REVERSE(LEFT([.$C109]; FIND(&quot;mm &quot;; [.$C109]; FIND(&quot;mm &quot;; [.$C109]; FIND(&quot;: &quot;; [.$C109])) + 2)))) - 2&#10;     )&#10;)" office:value-type="string" office:string-value="" calcext:value-type="error">
            <text:p>#VALUE!</text:p>
          </table:table-cell>
          <table:table-cell table:formula="of:=IF(ISNUMBER(FIND(&quot;Φ&quot;; [.$C109]));&#10;      &quot;&quot;;&#10;      MID([.$C109];&#10;          FIND(&quot;mm &quot;; [.$C109]; FIND(&quot;mm &quot;; [.$C109]; FIND(&quot;mm &quot;; [.$C109]; FIND(&quot;: &quot;; [.$C109])) + 2) + 2) - FIND(&quot; &quot;; STRING_REVERSE(LEFT([.$C109]; FIND(&quot;mm &quot;; [.$C109]; FIND(&quot;mm &quot;; [.$C109]; FIND(&quot;mm &quot;; [.$C109]; FIND(&quot;: &quot;; [.$C109])) + 2) + 2)))) + 2;&#10;          FIND(&quot; &quot;; STRING_REVERSE(LEFT([.$C109]; FIND(&quot;mm &quot;; [.$C109]; FIND(&quot;mm &quot;; [.$C109]; FIND(&quot;mm &quot;; [.$C109]; FIND(&quot;: &quot;; [.$C109])) + 2) + 2)))) - 2&#10;     )&#10;)" office:value-type="string" office:string-value="" calcext:value-type="error">
            <text:p>#VALUE!</text:p>
          </table:table-cell>
          <table:table-cell table:formula="of:=IF(ISNUMBER(FIND(&quot;Φ&quot;; [.$C109]));&#10;      IF(ISNUMBER(FIND(&quot;: Washer&quot;; [.$C109])); [.$V109]; &quot;&quot;);&#10;      MID([.$C109];&#10;          FIND(&quot;mm &quot;; [.$C109]; FIND(&quot;mm &quot;; [.$C109]; FIND(&quot;mm &quot;; [.$C109]; FIND(&quot;mm &quot;; [.$C109]; FIND(&quot;: &quot;; [.$C109])) + 2) + 2) + 2) - FIND(&quot; &quot;; STRING_REVERSE(LEFT([.$C109]; FIND(&quot;mm &quot;; [.$C109]; FIND(&quot;mm &quot;; [.$C109]; FIND(&quot;mm &quot;; [.$C109]; FIND(&quot;mm &quot;; [.$C109]; FIND(&quot;: &quot;; [.$C109])) + 2) + 2) + 2)))) + 2;&#10;          FIND(&quot; &quot;; STRING_REVERSE(LEFT([.$C109]; FIND(&quot;mm &quot;; [.$C109]; FIND(&quot;mm &quot;; [.$C109]; FIND(&quot;mm &quot;; [.$C109]; FIND(&quot;mm &quot;; [.$C109]; FIND(&quot;: &quot;; [.$C109])) + 2) + 2) + 2)))) - 2&#10;     )&#10;)" office:value-type="string" office:string-value="" calcext:value-type="error">
            <text:p>#VALUE!</text:p>
          </table:table-cell>
          <table:table-cell table:style-name="ce17" table:formula="of:=NOT(OR([.$F109:.$Q109]))" office:value-type="boolean" office:boolean-value="true" calcext:value-type="boolean">
            <text:p>TRUE</text:p>
          </table:table-cell>
          <table:table-cell table:formula="of:=RIGHT([.$C109]; LEN([.$C109]) - FIND(&quot; - x&quot;; [.$C109]) - 3)" office:value-type="string" office:string-value="" calcext:value-type="error">
            <text:p>#VALUE!</text:p>
          </table:table-cell>
          <table:table-cell table:number-columns-repeated="998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ECHO: "Bolt: Bolt M10 x 78mm - x1"</text:p>
          </table:table-cell>
          <table:table-cell table:formula="of:=MID([.$B110]; 8; LEN([.$B110]) - 8)" office:value-type="string" office:string-value="Bolt: Bolt M10 x 78mm - x1" calcext:value-type="string">
            <text:p>Bolt: Bolt M10 x 78mm - x1</text:p>
          </table:table-cell>
          <table:table-cell table:formula="of:=IF(LEFT([.$C110]; 5) = &quot;Tool:&quot;; RIGHT([.$C110]; LEN([.$C110]) - 6); LEFT([.$C110]; FIND(&quot;:&quot;; [.$C110]) - 1))" office:value-type="string" office:string-value="Bolt" calcext:value-type="string">
            <text:p>Bolt</text:p>
          </table:table-cell>
          <table:table-cell table:style-name="ce7" table:formula="of:=NOT(RIGHT(TRIM([.$C110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10]))" office:value-type="boolean" office:boolean-value="false" calcext:value-type="boolean">
            <text:p>FALSE</text:p>
          </table:table-cell>
          <table:table-cell table:style-name="ce7" table:formula="of:=ISNUMBER(FIND(&quot;: Bolt&quot;; [.$C110]))" office:value-type="boolean" office:boolean-value="true" calcext:value-type="boolean">
            <text:p>TRUE</text:p>
          </table:table-cell>
          <table:table-cell table:style-name="ce7" table:formula="of:=ISNUMBER(FIND(&quot;: Nut&quot;; [.$C110]))" office:value-type="boolean" office:boolean-value="false" calcext:value-type="boolean">
            <text:p>FALSE</text:p>
          </table:table-cell>
          <table:table-cell table:style-name="ce7" table:formula="of:=ISNUMBER(SEARCH(&quot;: Wheel&quot;; [.$C110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10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10]))" office:value-type="boolean" office:boolean-value="false" calcext:value-type="boolean">
            <text:p>FALSE</text:p>
          </table:table-cell>
          <table:table-cell table:style-name="ce7" table:formula="of:=ISNUMBER(SEARCH(&quot;ALUMINIUM SHEET&quot;; [.$C110]))" office:value-type="boolean" office:boolean-value="false" calcext:value-type="boolean">
            <text:p>FALSE</text:p>
          </table:table-cell>
          <table:table-cell table:style-name="ce7" table:formula="of:=ISNUMBER(FIND(&quot;: Tube clamp&quot;; [.$C110]))" office:value-type="boolean" office:boolean-value="false" calcext:value-type="boolean">
            <text:p>FALSE</text:p>
          </table:table-cell>
          <table:table-cell table:style-name="ce7" table:formula="of:=AND(ISNUMBER(FIND(&quot;: Tube clamp&quot;; [.$C110])); ISNUMBER(SEARCH(&quot;104:&quot;; [.$C110])))" office:value-type="boolean" office:boolean-value="false" calcext:value-type="boolean">
            <text:p>FALSE</text:p>
          </table:table-cell>
          <table:table-cell table:style-name="ce7" table:formula="of:=AND(ISNUMBER(FIND(&quot;: Tube clamp&quot;; [.$C110])); ISNUMBER(SEARCH(&quot;116:&quot;; [.$C110])))" office:value-type="boolean" office:boolean-value="false" calcext:value-type="boolean">
            <text:p>FALSE</text:p>
          </table:table-cell>
          <table:table-cell table:style-name="ce7" table:formula="of:=AND(ISNUMBER(FIND(&quot;: Tube clamp&quot;; [.$C110])); ISNUMBER(SEARCH(&quot;132:&quot;; [.$C110])))" office:value-type="boolean" office:boolean-value="false" calcext:value-type="boolean">
            <text:p>FALSE</text:p>
          </table:table-cell>
          <table:table-cell table:style-name="ce7" table:formula="of:=AND(ISNUMBER(FIND(&quot;: Tube clamp&quot;; [.$C110])); ISNUMBER(SEARCH(&quot;176:&quot;; [.$C110])))" office:value-type="boolean" office:boolean-value="false" calcext:value-type="boolean">
            <text:p>FALSE</text:p>
          </table:table-cell>
          <table:table-cell table:style-name="ce7" table:formula="of:=ISNUMBER(FIND(&quot;Tool:&quot;; [.$C110]))" office:value-type="boolean" office:boolean-value="false" calcext:value-type="boolean">
            <text:p>FALSE</text:p>
          </table:table-cell>
          <table:table-cell table:style-name="ce12" table:formula="of:=IF(ISNUMBER(FIND(&quot;Φ&quot;; [.$C110])); MID([.$C110]; FIND(&quot;Φ&quot;; [.$C110]) + 1; FIND(&quot;mm&quot;; [.$C110]; FIND(&quot;Φ&quot;; [.$C110])) - FIND(&quot;Φ&quot;; [.$C110]) - 1); IF(ISNUMBER(FIND(&quot;: Bolt M&quot;; [.$C110])); MID([.$C110]; FIND(&quot;: Bolt M&quot;; [.$C110]) + 8; FIND(&quot; &quot;; [.$C110]; FIND(&quot;: Bolt M&quot;; [.$C110]) + 8) - FIND(&quot;: Bolt M&quot;; [.$C110]) - 8); &quot;&quot;))" office:value-type="string" office:string-value="10" calcext:value-type="string">
            <text:p>10</text:p>
          </table:table-cell>
          <table:table-cell table:style-name="ce12" table:formula="of:=IF(ISNUMBER(FIND(&quot;: Washer&quot;; [.$C110])); [.$U110]; IF(ISNUMBER(FIND(&quot;Φ&quot;; [.$C110])); MID([.$C110]; FIND(&quot;Φ&quot;; [.$C110]) + 1; FIND(&quot;mm&quot;; [.$C110]; FIND(&quot;Φ&quot;; [.$C110])) - FIND(&quot;Φ&quot;; [.$C110]) - 1); IF(ISNUMBER(FIND(&quot;: Bolt M&quot;; [.$C110])); MID([.$C110]; FIND(&quot;: Bolt M&quot;; [.$C110]) + 8; FIND(&quot; &quot;; [.$C110]; FIND(&quot;: Bolt M&quot;; [.$C110]) + 8) - FIND(&quot;: Bolt M&quot;; [.$C110]) - 8); &quot;&quot;)))" office:value-type="string" office:string-value="10" calcext:value-type="string">
            <text:p>10</text:p>
          </table:table-cell>
          <table:table-cell table:formula="of:=IF(ISNUMBER(FIND(&quot;Φ&quot;; [.$C110]));&#10;      MID([.$C110];&#10;          FIND(&quot;mm &quot;; [.$C110]; FIND(&quot;Φ&quot;; [.$C110])) + 5;&#10;          FIND(&quot;mm &quot;; [.$C110]; FIND(&quot;mm &quot;; [.$C110]; FIND(&quot;Φ&quot;; [.$C110])) + 4) - FIND(&quot;mm &quot;; [.$C110]; FIND(&quot;Φ&quot;; [.$C110])) - 5&#10;     );&#10;      MID([.$C110];&#10;          FIND(&quot;mm &quot;; [.$C110]; FIND(&quot;: &quot;; [.$C110])) - FIND(&quot; &quot;; STRING_REVERSE(LEFT([.$C110]; FIND(&quot;mm &quot;; [.$C110]; FIND(&quot;: &quot;; [.$C110]))))) + 2;&#10;          FIND(&quot; &quot;; STRING_REVERSE(LEFT([.$C110]; FIND(&quot;mm &quot;; [.$C110]; FIND(&quot;: &quot;; [.$C110]))))) - 2&#10;     )&#10;)" office:value-type="string" office:string-value="78" calcext:value-type="string">
            <text:p>78</text:p>
          </table:table-cell>
          <table:table-cell table:formula="of:=IF(ISNUMBER(FIND(&quot;Φ&quot;; [.$C110]));&#10;      MID([.$C111];           FIND(&quot;mm &quot;; [.$C111]; FIND(&quot;mm &quot;; [.$C111]; FIND(&quot;mm &quot;; [.$C111]; FIND(&quot;: &quot;; [.$C111])) + 2) + 2) - FIND(&quot; &quot;; STRING_REVERSE(LEFT([.$C111]; FIND(&quot;mm &quot;; [.$C111]; FIND(&quot;mm &quot;; [.$C111]; FIND(&quot;mm &quot;; [.$C111]; FIND(&quot;: &quot;; [.$C111])) + 2) + 2)))) + 2;           FIND(&quot; &quot;; STRING_REVERSE(LEFT([.$C111]; FIND(&quot;mm &quot;; [.$C111]; FIND(&quot;mm &quot;; [.$C111]; FIND(&quot;mm &quot;; [.$C111]; FIND(&quot;: &quot;; [.$C111])) + 2) + 2)))) - 2      );&#10;      MID([.$C110];&#10;          FIND(&quot;mm &quot;; [.$C110]; FIND(&quot;mm &quot;; [.$C110]; FIND(&quot;: &quot;; [.$C110])) + 2) - FIND(&quot; &quot;; STRING_REVERSE(LEFT([.$C110]; FIND(&quot;mm &quot;; [.$C110]; FIND(&quot;mm &quot;; [.$C110]; FIND(&quot;: &quot;; [.$C110])) + 2)))) + 2;&#10;          FIND(&quot; &quot;; STRING_REVERSE(LEFT([.$C110]; FIND(&quot;mm &quot;; [.$C110]; FIND(&quot;mm &quot;; [.$C110]; FIND(&quot;: &quot;; [.$C110])) + 2)))) - 2&#10;     )&#10;)" office:value-type="string" office:string-value="" calcext:value-type="error">
            <text:p>#VALUE!</text:p>
          </table:table-cell>
          <table:table-cell table:formula="of:=IF(ISNUMBER(FIND(&quot;Φ&quot;; [.$C110]));&#10;      &quot;&quot;;&#10;      MID([.$C110];&#10;          FIND(&quot;mm &quot;; [.$C110]; FIND(&quot;mm &quot;; [.$C110]; FIND(&quot;mm &quot;; [.$C110]; FIND(&quot;: &quot;; [.$C110])) + 2) + 2) - FIND(&quot; &quot;; STRING_REVERSE(LEFT([.$C110]; FIND(&quot;mm &quot;; [.$C110]; FIND(&quot;mm &quot;; [.$C110]; FIND(&quot;mm &quot;; [.$C110]; FIND(&quot;: &quot;; [.$C110])) + 2) + 2)))) + 2;&#10;          FIND(&quot; &quot;; STRING_REVERSE(LEFT([.$C110]; FIND(&quot;mm &quot;; [.$C110]; FIND(&quot;mm &quot;; [.$C110]; FIND(&quot;mm &quot;; [.$C110]; FIND(&quot;: &quot;; [.$C110])) + 2) + 2)))) - 2&#10;     )&#10;)" office:value-type="string" office:string-value="" calcext:value-type="error">
            <text:p>#VALUE!</text:p>
          </table:table-cell>
          <table:table-cell table:formula="of:=IF(ISNUMBER(FIND(&quot;Φ&quot;; [.$C110]));&#10;      IF(ISNUMBER(FIND(&quot;: Washer&quot;; [.$C110])); [.$V110]; &quot;&quot;);&#10;      MID([.$C110];&#10;          FIND(&quot;mm &quot;; [.$C110]; FIND(&quot;mm &quot;; [.$C110]; FIND(&quot;mm &quot;; [.$C110]; FIND(&quot;mm &quot;; [.$C110]; FIND(&quot;: &quot;; [.$C110])) + 2) + 2) + 2) - FIND(&quot; &quot;; STRING_REVERSE(LEFT([.$C110]; FIND(&quot;mm &quot;; [.$C110]; FIND(&quot;mm &quot;; [.$C110]; FIND(&quot;mm &quot;; [.$C110]; FIND(&quot;mm &quot;; [.$C110]; FIND(&quot;: &quot;; [.$C110])) + 2) + 2) + 2)))) + 2;&#10;          FIND(&quot; &quot;; STRING_REVERSE(LEFT([.$C110]; FIND(&quot;mm &quot;; [.$C110]; FIND(&quot;mm &quot;; [.$C110]; FIND(&quot;mm &quot;; [.$C110]; FIND(&quot;mm &quot;; [.$C110]; FIND(&quot;: &quot;; [.$C110])) + 2) + 2) + 2)))) - 2&#10;     )&#10;)" office:value-type="string" office:string-value="" calcext:value-type="error">
            <text:p>#VALUE!</text:p>
          </table:table-cell>
          <table:table-cell table:style-name="ce17" table:formula="of:=NOT(OR([.$F110:.$Q110]))" office:value-type="boolean" office:boolean-value="false" calcext:value-type="boolean">
            <text:p>FALSE</text:p>
          </table:table-cell>
          <table:table-cell table:formula="of:=RIGHT([.$C110]; LEN([.$C110]) - FIND(&quot; - x&quot;; [.$C110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ECHO: "Nut: Nut M10 - x1"</text:p>
          </table:table-cell>
          <table:table-cell table:formula="of:=MID([.$B111]; 8; LEN([.$B111]) - 8)" office:value-type="string" office:string-value="Nut: Nut M10 - x1" calcext:value-type="string">
            <text:p>Nut: Nut M10 - x1</text:p>
          </table:table-cell>
          <table:table-cell table:formula="of:=IF(LEFT([.$C111]; 5) = &quot;Tool:&quot;; RIGHT([.$C111]; LEN([.$C111]) - 6); LEFT([.$C111]; FIND(&quot;:&quot;; [.$C111]) - 1))" office:value-type="string" office:string-value="Nut" calcext:value-type="string">
            <text:p>Nut</text:p>
          </table:table-cell>
          <table:table-cell table:style-name="ce7" table:formula="of:=NOT(RIGHT(TRIM([.$C111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11]))" office:value-type="boolean" office:boolean-value="false" calcext:value-type="boolean">
            <text:p>FALSE</text:p>
          </table:table-cell>
          <table:table-cell table:style-name="ce7" table:formula="of:=ISNUMBER(FIND(&quot;: Bolt&quot;; [.$C111]))" office:value-type="boolean" office:boolean-value="false" calcext:value-type="boolean">
            <text:p>FALSE</text:p>
          </table:table-cell>
          <table:table-cell table:style-name="ce7" table:formula="of:=ISNUMBER(FIND(&quot;: Nut&quot;; [.$C111]))" office:value-type="boolean" office:boolean-value="true" calcext:value-type="boolean">
            <text:p>TRUE</text:p>
          </table:table-cell>
          <table:table-cell table:style-name="ce7" table:formula="of:=ISNUMBER(SEARCH(&quot;: Wheel&quot;; [.$C111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11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11]))" office:value-type="boolean" office:boolean-value="false" calcext:value-type="boolean">
            <text:p>FALSE</text:p>
          </table:table-cell>
          <table:table-cell table:style-name="ce7" table:formula="of:=ISNUMBER(SEARCH(&quot;ALUMINIUM SHEET&quot;; [.$C111]))" office:value-type="boolean" office:boolean-value="false" calcext:value-type="boolean">
            <text:p>FALSE</text:p>
          </table:table-cell>
          <table:table-cell table:style-name="ce7" table:formula="of:=ISNUMBER(FIND(&quot;: Tube clamp&quot;; [.$C111]))" office:value-type="boolean" office:boolean-value="false" calcext:value-type="boolean">
            <text:p>FALSE</text:p>
          </table:table-cell>
          <table:table-cell table:style-name="ce7" table:formula="of:=AND(ISNUMBER(FIND(&quot;: Tube clamp&quot;; [.$C111])); ISNUMBER(SEARCH(&quot;104:&quot;; [.$C111])))" office:value-type="boolean" office:boolean-value="false" calcext:value-type="boolean">
            <text:p>FALSE</text:p>
          </table:table-cell>
          <table:table-cell table:style-name="ce7" table:formula="of:=AND(ISNUMBER(FIND(&quot;: Tube clamp&quot;; [.$C111])); ISNUMBER(SEARCH(&quot;116:&quot;; [.$C111])))" office:value-type="boolean" office:boolean-value="false" calcext:value-type="boolean">
            <text:p>FALSE</text:p>
          </table:table-cell>
          <table:table-cell table:style-name="ce7" table:formula="of:=AND(ISNUMBER(FIND(&quot;: Tube clamp&quot;; [.$C111])); ISNUMBER(SEARCH(&quot;132:&quot;; [.$C111])))" office:value-type="boolean" office:boolean-value="false" calcext:value-type="boolean">
            <text:p>FALSE</text:p>
          </table:table-cell>
          <table:table-cell table:style-name="ce7" table:formula="of:=AND(ISNUMBER(FIND(&quot;: Tube clamp&quot;; [.$C111])); ISNUMBER(SEARCH(&quot;176:&quot;; [.$C111])))" office:value-type="boolean" office:boolean-value="false" calcext:value-type="boolean">
            <text:p>FALSE</text:p>
          </table:table-cell>
          <table:table-cell table:style-name="ce7" table:formula="of:=ISNUMBER(FIND(&quot;Tool:&quot;; [.$C111]))" office:value-type="boolean" office:boolean-value="false" calcext:value-type="boolean">
            <text:p>FALSE</text:p>
          </table:table-cell>
          <table:table-cell table:style-name="ce12" table:formula="of:=IF(ISNUMBER(FIND(&quot;Φ&quot;; [.$C111])); MID([.$C111]; FIND(&quot;Φ&quot;; [.$C111]) + 1; FIND(&quot;mm&quot;; [.$C111]; FIND(&quot;Φ&quot;; [.$C111])) - FIND(&quot;Φ&quot;; [.$C111]) - 1); IF(ISNUMBER(FIND(&quot;: Bolt M&quot;; [.$C111])); MID([.$C111]; FIND(&quot;: Bolt M&quot;; [.$C111]) + 8; FIND(&quot; &quot;; [.$C111]; FIND(&quot;: Bolt M&quot;; [.$C111]) + 8) - FIND(&quot;: Bolt M&quot;; [.$C111]) - 8); &quot;&quot;))">
            <text:p/>
          </table:table-cell>
          <table:table-cell table:style-name="ce12" table:formula="of:=IF(ISNUMBER(FIND(&quot;: Washer&quot;; [.$C111])); [.$U111]; IF(ISNUMBER(FIND(&quot;Φ&quot;; [.$C111])); MID([.$C111]; FIND(&quot;Φ&quot;; [.$C111]) + 1; FIND(&quot;mm&quot;; [.$C111]; FIND(&quot;Φ&quot;; [.$C111])) - FIND(&quot;Φ&quot;; [.$C111]) - 1); IF(ISNUMBER(FIND(&quot;: Bolt M&quot;; [.$C111])); MID([.$C111]; FIND(&quot;: Bolt M&quot;; [.$C111]) + 8; FIND(&quot; &quot;; [.$C111]; FIND(&quot;: Bolt M&quot;; [.$C111]) + 8) - FIND(&quot;: Bolt M&quot;; [.$C111]) - 8); &quot;&quot;)))">
            <text:p/>
          </table:table-cell>
          <table:table-cell table:formula="of:=IF(ISNUMBER(FIND(&quot;Φ&quot;; [.$C111]));&#10;      MID([.$C111];&#10;          FIND(&quot;mm &quot;; [.$C111]; FIND(&quot;Φ&quot;; [.$C111])) + 5;&#10;          FIND(&quot;mm &quot;; [.$C111]; FIND(&quot;mm &quot;; [.$C111]; FIND(&quot;Φ&quot;; [.$C111])) + 4) - FIND(&quot;mm &quot;; [.$C111]; FIND(&quot;Φ&quot;; [.$C111])) - 5&#10;     );&#10;      MID([.$C111];&#10;          FIND(&quot;mm &quot;; [.$C111]; FIND(&quot;: &quot;; [.$C111])) - FIND(&quot; &quot;; STRING_REVERSE(LEFT([.$C111]; FIND(&quot;mm &quot;; [.$C111]; FIND(&quot;: &quot;; [.$C111]))))) + 2;&#10;          FIND(&quot; &quot;; STRING_REVERSE(LEFT([.$C111]; FIND(&quot;mm &quot;; [.$C111]; FIND(&quot;: &quot;; [.$C111]))))) - 2&#10;     )&#10;)" office:value-type="string" office:string-value="" calcext:value-type="error">
            <text:p>#VALUE!</text:p>
          </table:table-cell>
          <table:table-cell table:formula="of:=IF(ISNUMBER(FIND(&quot;Φ&quot;; [.$C111]));&#10;      MID([.$C112];           FIND(&quot;mm &quot;; [.$C112]; FIND(&quot;mm &quot;; [.$C112]; FIND(&quot;mm &quot;; [.$C112]; FIND(&quot;: &quot;; [.$C112])) + 2) + 2) - FIND(&quot; &quot;; STRING_REVERSE(LEFT([.$C112]; FIND(&quot;mm &quot;; [.$C112]; FIND(&quot;mm &quot;; [.$C112]; FIND(&quot;mm &quot;; [.$C112]; FIND(&quot;: &quot;; [.$C112])) + 2) + 2)))) + 2;           FIND(&quot; &quot;; STRING_REVERSE(LEFT([.$C112]; FIND(&quot;mm &quot;; [.$C112]; FIND(&quot;mm &quot;; [.$C112]; FIND(&quot;mm &quot;; [.$C112]; FIND(&quot;: &quot;; [.$C112])) + 2) + 2)))) - 2      );&#10;      MID([.$C111];&#10;          FIND(&quot;mm &quot;; [.$C111]; FIND(&quot;mm &quot;; [.$C111]; FIND(&quot;: &quot;; [.$C111])) + 2) - FIND(&quot; &quot;; STRING_REVERSE(LEFT([.$C111]; FIND(&quot;mm &quot;; [.$C111]; FIND(&quot;mm &quot;; [.$C111]; FIND(&quot;: &quot;; [.$C111])) + 2)))) + 2;&#10;          FIND(&quot; &quot;; STRING_REVERSE(LEFT([.$C111]; FIND(&quot;mm &quot;; [.$C111]; FIND(&quot;mm &quot;; [.$C111]; FIND(&quot;: &quot;; [.$C111])) + 2)))) - 2&#10;     )&#10;)" office:value-type="string" office:string-value="" calcext:value-type="error">
            <text:p>#VALUE!</text:p>
          </table:table-cell>
          <table:table-cell table:formula="of:=IF(ISNUMBER(FIND(&quot;Φ&quot;; [.$C111]));&#10;      &quot;&quot;;&#10;      MID([.$C111];&#10;          FIND(&quot;mm &quot;; [.$C111]; FIND(&quot;mm &quot;; [.$C111]; FIND(&quot;mm &quot;; [.$C111]; FIND(&quot;: &quot;; [.$C111])) + 2) + 2) - FIND(&quot; &quot;; STRING_REVERSE(LEFT([.$C111]; FIND(&quot;mm &quot;; [.$C111]; FIND(&quot;mm &quot;; [.$C111]; FIND(&quot;mm &quot;; [.$C111]; FIND(&quot;: &quot;; [.$C111])) + 2) + 2)))) + 2;&#10;          FIND(&quot; &quot;; STRING_REVERSE(LEFT([.$C111]; FIND(&quot;mm &quot;; [.$C111]; FIND(&quot;mm &quot;; [.$C111]; FIND(&quot;mm &quot;; [.$C111]; FIND(&quot;: &quot;; [.$C111])) + 2) + 2)))) - 2&#10;     )&#10;)" office:value-type="string" office:string-value="" calcext:value-type="error">
            <text:p>#VALUE!</text:p>
          </table:table-cell>
          <table:table-cell table:formula="of:=IF(ISNUMBER(FIND(&quot;Φ&quot;; [.$C111]));&#10;      IF(ISNUMBER(FIND(&quot;: Washer&quot;; [.$C111])); [.$V111]; &quot;&quot;);&#10;      MID([.$C111];&#10;          FIND(&quot;mm &quot;; [.$C111]; FIND(&quot;mm &quot;; [.$C111]; FIND(&quot;mm &quot;; [.$C111]; FIND(&quot;mm &quot;; [.$C111]; FIND(&quot;: &quot;; [.$C111])) + 2) + 2) + 2) - FIND(&quot; &quot;; STRING_REVERSE(LEFT([.$C111]; FIND(&quot;mm &quot;; [.$C111]; FIND(&quot;mm &quot;; [.$C111]; FIND(&quot;mm &quot;; [.$C111]; FIND(&quot;mm &quot;; [.$C111]; FIND(&quot;: &quot;; [.$C111])) + 2) + 2) + 2)))) + 2;&#10;          FIND(&quot; &quot;; STRING_REVERSE(LEFT([.$C111]; FIND(&quot;mm &quot;; [.$C111]; FIND(&quot;mm &quot;; [.$C111]; FIND(&quot;mm &quot;; [.$C111]; FIND(&quot;mm &quot;; [.$C111]; FIND(&quot;: &quot;; [.$C111])) + 2) + 2) + 2)))) - 2&#10;     )&#10;)" office:value-type="string" office:string-value="" calcext:value-type="error">
            <text:p>#VALUE!</text:p>
          </table:table-cell>
          <table:table-cell table:style-name="ce17" table:formula="of:=NOT(OR([.$F111:.$Q111]))" office:value-type="boolean" office:boolean-value="false" calcext:value-type="boolean">
            <text:p>FALSE</text:p>
          </table:table-cell>
          <table:table-cell table:formula="of:=RIGHT([.$C111]; LEN([.$C111]) - FIND(&quot; - x&quot;; [.$C111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ECHO: "Washer: Washer Φ25mm x 10mm x 3mm - x1"</text:p>
          </table:table-cell>
          <table:table-cell table:formula="of:=MID([.$B112]; 8; LEN([.$B112]) - 8)" office:value-type="string" office:string-value="Washer: Washer Φ25mm x 10mm x 3mm - x1" calcext:value-type="string">
            <text:p>Washer: Washer Φ25mm x 10mm x 3mm - x1</text:p>
          </table:table-cell>
          <table:table-cell table:formula="of:=IF(LEFT([.$C112]; 5) = &quot;Tool:&quot;; RIGHT([.$C112]; LEN([.$C112]) - 6); LEFT([.$C112]; FIND(&quot;:&quot;; [.$C112]) - 1))" office:value-type="string" office:string-value="Washer" calcext:value-type="string">
            <text:p>Washer</text:p>
          </table:table-cell>
          <table:table-cell table:style-name="ce7" table:formula="of:=NOT(RIGHT(TRIM([.$C112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12]))" office:value-type="boolean" office:boolean-value="true" calcext:value-type="boolean">
            <text:p>TRUE</text:p>
          </table:table-cell>
          <table:table-cell table:style-name="ce7" table:formula="of:=ISNUMBER(FIND(&quot;: Bolt&quot;; [.$C112]))" office:value-type="boolean" office:boolean-value="false" calcext:value-type="boolean">
            <text:p>FALSE</text:p>
          </table:table-cell>
          <table:table-cell table:style-name="ce7" table:formula="of:=ISNUMBER(FIND(&quot;: Nut&quot;; [.$C112]))" office:value-type="boolean" office:boolean-value="false" calcext:value-type="boolean">
            <text:p>FALSE</text:p>
          </table:table-cell>
          <table:table-cell table:style-name="ce7" table:formula="of:=ISNUMBER(SEARCH(&quot;: Wheel&quot;; [.$C112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12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12]))" office:value-type="boolean" office:boolean-value="false" calcext:value-type="boolean">
            <text:p>FALSE</text:p>
          </table:table-cell>
          <table:table-cell table:style-name="ce7" table:formula="of:=ISNUMBER(SEARCH(&quot;ALUMINIUM SHEET&quot;; [.$C112]))" office:value-type="boolean" office:boolean-value="false" calcext:value-type="boolean">
            <text:p>FALSE</text:p>
          </table:table-cell>
          <table:table-cell table:style-name="ce7" table:formula="of:=ISNUMBER(FIND(&quot;: Tube clamp&quot;; [.$C112]))" office:value-type="boolean" office:boolean-value="false" calcext:value-type="boolean">
            <text:p>FALSE</text:p>
          </table:table-cell>
          <table:table-cell table:style-name="ce7" table:formula="of:=AND(ISNUMBER(FIND(&quot;: Tube clamp&quot;; [.$C112])); ISNUMBER(SEARCH(&quot;104:&quot;; [.$C112])))" office:value-type="boolean" office:boolean-value="false" calcext:value-type="boolean">
            <text:p>FALSE</text:p>
          </table:table-cell>
          <table:table-cell table:style-name="ce7" table:formula="of:=AND(ISNUMBER(FIND(&quot;: Tube clamp&quot;; [.$C112])); ISNUMBER(SEARCH(&quot;116:&quot;; [.$C112])))" office:value-type="boolean" office:boolean-value="false" calcext:value-type="boolean">
            <text:p>FALSE</text:p>
          </table:table-cell>
          <table:table-cell table:style-name="ce7" table:formula="of:=AND(ISNUMBER(FIND(&quot;: Tube clamp&quot;; [.$C112])); ISNUMBER(SEARCH(&quot;132:&quot;; [.$C112])))" office:value-type="boolean" office:boolean-value="false" calcext:value-type="boolean">
            <text:p>FALSE</text:p>
          </table:table-cell>
          <table:table-cell table:style-name="ce7" table:formula="of:=AND(ISNUMBER(FIND(&quot;: Tube clamp&quot;; [.$C112])); ISNUMBER(SEARCH(&quot;176:&quot;; [.$C112])))" office:value-type="boolean" office:boolean-value="false" calcext:value-type="boolean">
            <text:p>FALSE</text:p>
          </table:table-cell>
          <table:table-cell table:style-name="ce7" table:formula="of:=ISNUMBER(FIND(&quot;Tool:&quot;; [.$C112]))" office:value-type="boolean" office:boolean-value="false" calcext:value-type="boolean">
            <text:p>FALSE</text:p>
          </table:table-cell>
          <table:table-cell table:style-name="ce12" table:formula="of:=IF(ISNUMBER(FIND(&quot;Φ&quot;; [.$C112])); MID([.$C112]; FIND(&quot;Φ&quot;; [.$C112]) + 1; FIND(&quot;mm&quot;; [.$C112]; FIND(&quot;Φ&quot;; [.$C112])) - FIND(&quot;Φ&quot;; [.$C112]) - 1); IF(ISNUMBER(FIND(&quot;: Bolt M&quot;; [.$C112])); MID([.$C112]; FIND(&quot;: Bolt M&quot;; [.$C112]) + 8; FIND(&quot; &quot;; [.$C112]; FIND(&quot;: Bolt M&quot;; [.$C112]) + 8) - FIND(&quot;: Bolt M&quot;; [.$C112]) - 8); &quot;&quot;))" office:value-type="string" office:string-value="25" calcext:value-type="string">
            <text:p>25</text:p>
          </table:table-cell>
          <table:table-cell table:style-name="ce12" table:formula="of:=IF(ISNUMBER(FIND(&quot;: Washer&quot;; [.$C112])); [.$U112]; IF(ISNUMBER(FIND(&quot;Φ&quot;; [.$C112])); MID([.$C112]; FIND(&quot;Φ&quot;; [.$C112]) + 1; FIND(&quot;mm&quot;; [.$C112]; FIND(&quot;Φ&quot;; [.$C112])) - FIND(&quot;Φ&quot;; [.$C112]) - 1); IF(ISNUMBER(FIND(&quot;: Bolt M&quot;; [.$C112])); MID([.$C112]; FIND(&quot;: Bolt M&quot;; [.$C112]) + 8; FIND(&quot; &quot;; [.$C112]; FIND(&quot;: Bolt M&quot;; [.$C112]) + 8) - FIND(&quot;: Bolt M&quot;; [.$C112]) - 8); &quot;&quot;)))" office:value-type="string" office:string-value="10" calcext:value-type="string">
            <text:p>10</text:p>
          </table:table-cell>
          <table:table-cell table:formula="of:=IF(ISNUMBER(FIND(&quot;Φ&quot;; [.$C112]));&#10;      MID([.$C112];&#10;          FIND(&quot;mm &quot;; [.$C112]; FIND(&quot;Φ&quot;; [.$C112])) + 5;&#10;          FIND(&quot;mm &quot;; [.$C112]; FIND(&quot;mm &quot;; [.$C112]; FIND(&quot;Φ&quot;; [.$C112])) + 4) - FIND(&quot;mm &quot;; [.$C112]; FIND(&quot;Φ&quot;; [.$C112])) - 5&#10;     );&#10;      MID([.$C112];&#10;          FIND(&quot;mm &quot;; [.$C112]; FIND(&quot;: &quot;; [.$C112])) - FIND(&quot; &quot;; STRING_REVERSE(LEFT([.$C112]; FIND(&quot;mm &quot;; [.$C112]; FIND(&quot;: &quot;; [.$C112]))))) + 2;&#10;          FIND(&quot; &quot;; STRING_REVERSE(LEFT([.$C112]; FIND(&quot;mm &quot;; [.$C112]; FIND(&quot;: &quot;; [.$C112]))))) - 2&#10;     )&#10;)" office:value-type="string" office:string-value="10" calcext:value-type="string">
            <text:p>10</text:p>
          </table:table-cell>
          <table:table-cell table:formula="of:=IF(ISNUMBER(FIND(&quot;Φ&quot;; [.$C112]));&#10;      MID([.$C113];           FIND(&quot;mm &quot;; [.$C113]; FIND(&quot;mm &quot;; [.$C113]; FIND(&quot;mm &quot;; [.$C113]; FIND(&quot;: &quot;; [.$C113])) + 2) + 2) - FIND(&quot; &quot;; STRING_REVERSE(LEFT([.$C113]; FIND(&quot;mm &quot;; [.$C113]; FIND(&quot;mm &quot;; [.$C113]; FIND(&quot;mm &quot;; [.$C113]; FIND(&quot;: &quot;; [.$C113])) + 2) + 2)))) + 2;           FIND(&quot; &quot;; STRING_REVERSE(LEFT([.$C113]; FIND(&quot;mm &quot;; [.$C113]; FIND(&quot;mm &quot;; [.$C113]; FIND(&quot;mm &quot;; [.$C113]; FIND(&quot;: &quot;; [.$C113])) + 2) + 2)))) - 2      );&#10;      MID([.$C112];&#10;          FIND(&quot;mm &quot;; [.$C112]; FIND(&quot;mm &quot;; [.$C112]; FIND(&quot;: &quot;; [.$C112])) + 2) - FIND(&quot; &quot;; STRING_REVERSE(LEFT([.$C112]; FIND(&quot;mm &quot;; [.$C112]; FIND(&quot;mm &quot;; [.$C112]; FIND(&quot;: &quot;; [.$C112])) + 2)))) + 2;&#10;          FIND(&quot; &quot;; STRING_REVERSE(LEFT([.$C112]; FIND(&quot;mm &quot;; [.$C112]; FIND(&quot;mm &quot;; [.$C112]; FIND(&quot;: &quot;; [.$C112])) + 2)))) - 2&#10;     )&#10;)" office:value-type="string" office:string-value="3" calcext:value-type="string">
            <text:p>3</text:p>
          </table:table-cell>
          <table:table-cell table:formula="of:=IF(ISNUMBER(FIND(&quot;Φ&quot;; [.$C112]));&#10;      &quot;&quot;;&#10;      MID([.$C112];&#10;          FIND(&quot;mm &quot;; [.$C112]; FIND(&quot;mm &quot;; [.$C112]; FIND(&quot;mm &quot;; [.$C112]; FIND(&quot;: &quot;; [.$C112])) + 2) + 2) - FIND(&quot; &quot;; STRING_REVERSE(LEFT([.$C112]; FIND(&quot;mm &quot;; [.$C112]; FIND(&quot;mm &quot;; [.$C112]; FIND(&quot;mm &quot;; [.$C112]; FIND(&quot;: &quot;; [.$C112])) + 2) + 2)))) + 2;&#10;          FIND(&quot; &quot;; STRING_REVERSE(LEFT([.$C112]; FIND(&quot;mm &quot;; [.$C112]; FIND(&quot;mm &quot;; [.$C112]; FIND(&quot;mm &quot;; [.$C112]; FIND(&quot;: &quot;; [.$C112])) + 2) + 2)))) - 2&#10;     )&#10;)">
            <text:p/>
          </table:table-cell>
          <table:table-cell table:formula="of:=IF(ISNUMBER(FIND(&quot;Φ&quot;; [.$C112]));&#10;      IF(ISNUMBER(FIND(&quot;: Washer&quot;; [.$C112])); [.$V112]; &quot;&quot;);&#10;      MID([.$C112];&#10;          FIND(&quot;mm &quot;; [.$C112]; FIND(&quot;mm &quot;; [.$C112]; FIND(&quot;mm &quot;; [.$C112]; FIND(&quot;mm &quot;; [.$C112]; FIND(&quot;: &quot;; [.$C112])) + 2) + 2) + 2) - FIND(&quot; &quot;; STRING_REVERSE(LEFT([.$C112]; FIND(&quot;mm &quot;; [.$C112]; FIND(&quot;mm &quot;; [.$C112]; FIND(&quot;mm &quot;; [.$C112]; FIND(&quot;mm &quot;; [.$C112]; FIND(&quot;: &quot;; [.$C112])) + 2) + 2) + 2)))) + 2;&#10;          FIND(&quot; &quot;; STRING_REVERSE(LEFT([.$C112]; FIND(&quot;mm &quot;; [.$C112]; FIND(&quot;mm &quot;; [.$C112]; FIND(&quot;mm &quot;; [.$C112]; FIND(&quot;mm &quot;; [.$C112]; FIND(&quot;: &quot;; [.$C112])) + 2) + 2) + 2)))) - 2&#10;     )&#10;)" office:value-type="string" office:string-value="3" calcext:value-type="string">
            <text:p>3</text:p>
          </table:table-cell>
          <table:table-cell table:style-name="ce17" table:formula="of:=NOT(OR([.$F112:.$Q112]))" office:value-type="boolean" office:boolean-value="false" calcext:value-type="boolean">
            <text:p>FALSE</text:p>
          </table:table-cell>
          <table:table-cell table:formula="of:=RIGHT([.$C112]; LEN([.$C112]) - FIND(&quot; - x&quot;; [.$C112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ECHO: "Washer: Washer Φ25mm x 10mm x 3mm - x1"</text:p>
          </table:table-cell>
          <table:table-cell table:formula="of:=MID([.$B113]; 8; LEN([.$B113]) - 8)" office:value-type="string" office:string-value="Washer: Washer Φ25mm x 10mm x 3mm - x1" calcext:value-type="string">
            <text:p>Washer: Washer Φ25mm x 10mm x 3mm - x1</text:p>
          </table:table-cell>
          <table:table-cell table:formula="of:=IF(LEFT([.$C113]; 5) = &quot;Tool:&quot;; RIGHT([.$C113]; LEN([.$C113]) - 6); LEFT([.$C113]; FIND(&quot;:&quot;; [.$C113]) - 1))" office:value-type="string" office:string-value="Washer" calcext:value-type="string">
            <text:p>Washer</text:p>
          </table:table-cell>
          <table:table-cell table:style-name="ce7" table:formula="of:=NOT(RIGHT(TRIM([.$C113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13]))" office:value-type="boolean" office:boolean-value="true" calcext:value-type="boolean">
            <text:p>TRUE</text:p>
          </table:table-cell>
          <table:table-cell table:style-name="ce7" table:formula="of:=ISNUMBER(FIND(&quot;: Bolt&quot;; [.$C113]))" office:value-type="boolean" office:boolean-value="false" calcext:value-type="boolean">
            <text:p>FALSE</text:p>
          </table:table-cell>
          <table:table-cell table:style-name="ce7" table:formula="of:=ISNUMBER(FIND(&quot;: Nut&quot;; [.$C113]))" office:value-type="boolean" office:boolean-value="false" calcext:value-type="boolean">
            <text:p>FALSE</text:p>
          </table:table-cell>
          <table:table-cell table:style-name="ce7" table:formula="of:=ISNUMBER(SEARCH(&quot;: Wheel&quot;; [.$C113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13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13]))" office:value-type="boolean" office:boolean-value="false" calcext:value-type="boolean">
            <text:p>FALSE</text:p>
          </table:table-cell>
          <table:table-cell table:style-name="ce7" table:formula="of:=ISNUMBER(SEARCH(&quot;ALUMINIUM SHEET&quot;; [.$C113]))" office:value-type="boolean" office:boolean-value="false" calcext:value-type="boolean">
            <text:p>FALSE</text:p>
          </table:table-cell>
          <table:table-cell table:style-name="ce7" table:formula="of:=ISNUMBER(FIND(&quot;: Tube clamp&quot;; [.$C113]))" office:value-type="boolean" office:boolean-value="false" calcext:value-type="boolean">
            <text:p>FALSE</text:p>
          </table:table-cell>
          <table:table-cell table:style-name="ce7" table:formula="of:=AND(ISNUMBER(FIND(&quot;: Tube clamp&quot;; [.$C113])); ISNUMBER(SEARCH(&quot;104:&quot;; [.$C113])))" office:value-type="boolean" office:boolean-value="false" calcext:value-type="boolean">
            <text:p>FALSE</text:p>
          </table:table-cell>
          <table:table-cell table:style-name="ce7" table:formula="of:=AND(ISNUMBER(FIND(&quot;: Tube clamp&quot;; [.$C113])); ISNUMBER(SEARCH(&quot;116:&quot;; [.$C113])))" office:value-type="boolean" office:boolean-value="false" calcext:value-type="boolean">
            <text:p>FALSE</text:p>
          </table:table-cell>
          <table:table-cell table:style-name="ce7" table:formula="of:=AND(ISNUMBER(FIND(&quot;: Tube clamp&quot;; [.$C113])); ISNUMBER(SEARCH(&quot;132:&quot;; [.$C113])))" office:value-type="boolean" office:boolean-value="false" calcext:value-type="boolean">
            <text:p>FALSE</text:p>
          </table:table-cell>
          <table:table-cell table:style-name="ce7" table:formula="of:=AND(ISNUMBER(FIND(&quot;: Tube clamp&quot;; [.$C113])); ISNUMBER(SEARCH(&quot;176:&quot;; [.$C113])))" office:value-type="boolean" office:boolean-value="false" calcext:value-type="boolean">
            <text:p>FALSE</text:p>
          </table:table-cell>
          <table:table-cell table:style-name="ce7" table:formula="of:=ISNUMBER(FIND(&quot;Tool:&quot;; [.$C113]))" office:value-type="boolean" office:boolean-value="false" calcext:value-type="boolean">
            <text:p>FALSE</text:p>
          </table:table-cell>
          <table:table-cell table:style-name="ce12" table:formula="of:=IF(ISNUMBER(FIND(&quot;Φ&quot;; [.$C113])); MID([.$C113]; FIND(&quot;Φ&quot;; [.$C113]) + 1; FIND(&quot;mm&quot;; [.$C113]; FIND(&quot;Φ&quot;; [.$C113])) - FIND(&quot;Φ&quot;; [.$C113]) - 1); IF(ISNUMBER(FIND(&quot;: Bolt M&quot;; [.$C113])); MID([.$C113]; FIND(&quot;: Bolt M&quot;; [.$C113]) + 8; FIND(&quot; &quot;; [.$C113]; FIND(&quot;: Bolt M&quot;; [.$C113]) + 8) - FIND(&quot;: Bolt M&quot;; [.$C113]) - 8); &quot;&quot;))" office:value-type="string" office:string-value="25" calcext:value-type="string">
            <text:p>25</text:p>
          </table:table-cell>
          <table:table-cell table:style-name="ce12" table:formula="of:=IF(ISNUMBER(FIND(&quot;: Washer&quot;; [.$C113])); [.$U113]; IF(ISNUMBER(FIND(&quot;Φ&quot;; [.$C113])); MID([.$C113]; FIND(&quot;Φ&quot;; [.$C113]) + 1; FIND(&quot;mm&quot;; [.$C113]; FIND(&quot;Φ&quot;; [.$C113])) - FIND(&quot;Φ&quot;; [.$C113]) - 1); IF(ISNUMBER(FIND(&quot;: Bolt M&quot;; [.$C113])); MID([.$C113]; FIND(&quot;: Bolt M&quot;; [.$C113]) + 8; FIND(&quot; &quot;; [.$C113]; FIND(&quot;: Bolt M&quot;; [.$C113]) + 8) - FIND(&quot;: Bolt M&quot;; [.$C113]) - 8); &quot;&quot;)))" office:value-type="string" office:string-value="10" calcext:value-type="string">
            <text:p>10</text:p>
          </table:table-cell>
          <table:table-cell table:formula="of:=IF(ISNUMBER(FIND(&quot;Φ&quot;; [.$C113]));&#10;      MID([.$C113];&#10;          FIND(&quot;mm &quot;; [.$C113]; FIND(&quot;Φ&quot;; [.$C113])) + 5;&#10;          FIND(&quot;mm &quot;; [.$C113]; FIND(&quot;mm &quot;; [.$C113]; FIND(&quot;Φ&quot;; [.$C113])) + 4) - FIND(&quot;mm &quot;; [.$C113]; FIND(&quot;Φ&quot;; [.$C113])) - 5&#10;     );&#10;      MID([.$C113];&#10;          FIND(&quot;mm &quot;; [.$C113]; FIND(&quot;: &quot;; [.$C113])) - FIND(&quot; &quot;; STRING_REVERSE(LEFT([.$C113]; FIND(&quot;mm &quot;; [.$C113]; FIND(&quot;: &quot;; [.$C113]))))) + 2;&#10;          FIND(&quot; &quot;; STRING_REVERSE(LEFT([.$C113]; FIND(&quot;mm &quot;; [.$C113]; FIND(&quot;: &quot;; [.$C113]))))) - 2&#10;     )&#10;)" office:value-type="string" office:string-value="10" calcext:value-type="string">
            <text:p>10</text:p>
          </table:table-cell>
          <table:table-cell table:formula="of:=IF(ISNUMBER(FIND(&quot;Φ&quot;; [.$C113]));&#10;      MID([.$C114];           FIND(&quot;mm &quot;; [.$C114]; FIND(&quot;mm &quot;; [.$C114]; FIND(&quot;mm &quot;; [.$C114]; FIND(&quot;: &quot;; [.$C114])) + 2) + 2) - FIND(&quot; &quot;; STRING_REVERSE(LEFT([.$C114]; FIND(&quot;mm &quot;; [.$C114]; FIND(&quot;mm &quot;; [.$C114]; FIND(&quot;mm &quot;; [.$C114]; FIND(&quot;: &quot;; [.$C114])) + 2) + 2)))) + 2;           FIND(&quot; &quot;; STRING_REVERSE(LEFT([.$C114]; FIND(&quot;mm &quot;; [.$C114]; FIND(&quot;mm &quot;; [.$C114]; FIND(&quot;mm &quot;; [.$C114]; FIND(&quot;: &quot;; [.$C114])) + 2) + 2)))) - 2      );&#10;      MID([.$C113];&#10;          FIND(&quot;mm &quot;; [.$C113]; FIND(&quot;mm &quot;; [.$C113]; FIND(&quot;: &quot;; [.$C113])) + 2) - FIND(&quot; &quot;; STRING_REVERSE(LEFT([.$C113]; FIND(&quot;mm &quot;; [.$C113]; FIND(&quot;mm &quot;; [.$C113]; FIND(&quot;: &quot;; [.$C113])) + 2)))) + 2;&#10;          FIND(&quot; &quot;; STRING_REVERSE(LEFT([.$C113]; FIND(&quot;mm &quot;; [.$C113]; FIND(&quot;mm &quot;; [.$C113]; FIND(&quot;: &quot;; [.$C113])) + 2)))) - 2&#10;     )&#10;)" office:value-type="string" office:string-value="4" calcext:value-type="string">
            <text:p>4</text:p>
          </table:table-cell>
          <table:table-cell table:formula="of:=IF(ISNUMBER(FIND(&quot;Φ&quot;; [.$C113]));&#10;      &quot;&quot;;&#10;      MID([.$C113];&#10;          FIND(&quot;mm &quot;; [.$C113]; FIND(&quot;mm &quot;; [.$C113]; FIND(&quot;mm &quot;; [.$C113]; FIND(&quot;: &quot;; [.$C113])) + 2) + 2) - FIND(&quot; &quot;; STRING_REVERSE(LEFT([.$C113]; FIND(&quot;mm &quot;; [.$C113]; FIND(&quot;mm &quot;; [.$C113]; FIND(&quot;mm &quot;; [.$C113]; FIND(&quot;: &quot;; [.$C113])) + 2) + 2)))) + 2;&#10;          FIND(&quot; &quot;; STRING_REVERSE(LEFT([.$C113]; FIND(&quot;mm &quot;; [.$C113]; FIND(&quot;mm &quot;; [.$C113]; FIND(&quot;mm &quot;; [.$C113]; FIND(&quot;: &quot;; [.$C113])) + 2) + 2)))) - 2&#10;     )&#10;)">
            <text:p/>
          </table:table-cell>
          <table:table-cell table:formula="of:=IF(ISNUMBER(FIND(&quot;Φ&quot;; [.$C113]));&#10;      IF(ISNUMBER(FIND(&quot;: Washer&quot;; [.$C113])); [.$V113]; &quot;&quot;);&#10;      MID([.$C113];&#10;          FIND(&quot;mm &quot;; [.$C113]; FIND(&quot;mm &quot;; [.$C113]; FIND(&quot;mm &quot;; [.$C113]; FIND(&quot;mm &quot;; [.$C113]; FIND(&quot;: &quot;; [.$C113])) + 2) + 2) + 2) - FIND(&quot; &quot;; STRING_REVERSE(LEFT([.$C113]; FIND(&quot;mm &quot;; [.$C113]; FIND(&quot;mm &quot;; [.$C113]; FIND(&quot;mm &quot;; [.$C113]; FIND(&quot;mm &quot;; [.$C113]; FIND(&quot;: &quot;; [.$C113])) + 2) + 2) + 2)))) + 2;&#10;          FIND(&quot; &quot;; STRING_REVERSE(LEFT([.$C113]; FIND(&quot;mm &quot;; [.$C113]; FIND(&quot;mm &quot;; [.$C113]; FIND(&quot;mm &quot;; [.$C113]; FIND(&quot;mm &quot;; [.$C113]; FIND(&quot;: &quot;; [.$C113])) + 2) + 2) + 2)))) - 2&#10;     )&#10;)" office:value-type="string" office:string-value="4" calcext:value-type="string">
            <text:p>4</text:p>
          </table:table-cell>
          <table:table-cell table:style-name="ce17" table:formula="of:=NOT(OR([.$F113:.$Q113]))" office:value-type="boolean" office:boolean-value="false" calcext:value-type="boolean">
            <text:p>FALSE</text:p>
          </table:table-cell>
          <table:table-cell table:formula="of:=RIGHT([.$C113]; LEN([.$C113]) - FIND(&quot; - x&quot;; [.$C113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ECHO: "Washer: Washer Φ50mm x 27mm x 4mm - x1"</text:p>
          </table:table-cell>
          <table:table-cell table:formula="of:=MID([.$B114]; 8; LEN([.$B114]) - 8)" office:value-type="string" office:string-value="Washer: Washer Φ50mm x 27mm x 4mm - x1" calcext:value-type="string">
            <text:p>Washer: Washer Φ50mm x 27mm x 4mm - x1</text:p>
          </table:table-cell>
          <table:table-cell table:formula="of:=IF(LEFT([.$C114]; 5) = &quot;Tool:&quot;; RIGHT([.$C114]; LEN([.$C114]) - 6); LEFT([.$C114]; FIND(&quot;:&quot;; [.$C114]) - 1))" office:value-type="string" office:string-value="Washer" calcext:value-type="string">
            <text:p>Washer</text:p>
          </table:table-cell>
          <table:table-cell table:style-name="ce7" table:formula="of:=NOT(RIGHT(TRIM([.$C114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14]))" office:value-type="boolean" office:boolean-value="true" calcext:value-type="boolean">
            <text:p>TRUE</text:p>
          </table:table-cell>
          <table:table-cell table:style-name="ce7" table:formula="of:=ISNUMBER(FIND(&quot;: Bolt&quot;; [.$C114]))" office:value-type="boolean" office:boolean-value="false" calcext:value-type="boolean">
            <text:p>FALSE</text:p>
          </table:table-cell>
          <table:table-cell table:style-name="ce7" table:formula="of:=ISNUMBER(FIND(&quot;: Nut&quot;; [.$C114]))" office:value-type="boolean" office:boolean-value="false" calcext:value-type="boolean">
            <text:p>FALSE</text:p>
          </table:table-cell>
          <table:table-cell table:style-name="ce7" table:formula="of:=ISNUMBER(SEARCH(&quot;: Wheel&quot;; [.$C114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14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14]))" office:value-type="boolean" office:boolean-value="false" calcext:value-type="boolean">
            <text:p>FALSE</text:p>
          </table:table-cell>
          <table:table-cell table:style-name="ce7" table:formula="of:=ISNUMBER(SEARCH(&quot;ALUMINIUM SHEET&quot;; [.$C114]))" office:value-type="boolean" office:boolean-value="false" calcext:value-type="boolean">
            <text:p>FALSE</text:p>
          </table:table-cell>
          <table:table-cell table:style-name="ce7" table:formula="of:=ISNUMBER(FIND(&quot;: Tube clamp&quot;; [.$C114]))" office:value-type="boolean" office:boolean-value="false" calcext:value-type="boolean">
            <text:p>FALSE</text:p>
          </table:table-cell>
          <table:table-cell table:style-name="ce7" table:formula="of:=AND(ISNUMBER(FIND(&quot;: Tube clamp&quot;; [.$C114])); ISNUMBER(SEARCH(&quot;104:&quot;; [.$C114])))" office:value-type="boolean" office:boolean-value="false" calcext:value-type="boolean">
            <text:p>FALSE</text:p>
          </table:table-cell>
          <table:table-cell table:style-name="ce7" table:formula="of:=AND(ISNUMBER(FIND(&quot;: Tube clamp&quot;; [.$C114])); ISNUMBER(SEARCH(&quot;116:&quot;; [.$C114])))" office:value-type="boolean" office:boolean-value="false" calcext:value-type="boolean">
            <text:p>FALSE</text:p>
          </table:table-cell>
          <table:table-cell table:style-name="ce7" table:formula="of:=AND(ISNUMBER(FIND(&quot;: Tube clamp&quot;; [.$C114])); ISNUMBER(SEARCH(&quot;132:&quot;; [.$C114])))" office:value-type="boolean" office:boolean-value="false" calcext:value-type="boolean">
            <text:p>FALSE</text:p>
          </table:table-cell>
          <table:table-cell table:style-name="ce7" table:formula="of:=AND(ISNUMBER(FIND(&quot;: Tube clamp&quot;; [.$C114])); ISNUMBER(SEARCH(&quot;176:&quot;; [.$C114])))" office:value-type="boolean" office:boolean-value="false" calcext:value-type="boolean">
            <text:p>FALSE</text:p>
          </table:table-cell>
          <table:table-cell table:style-name="ce7" table:formula="of:=ISNUMBER(FIND(&quot;Tool:&quot;; [.$C114]))" office:value-type="boolean" office:boolean-value="false" calcext:value-type="boolean">
            <text:p>FALSE</text:p>
          </table:table-cell>
          <table:table-cell table:style-name="ce12" table:formula="of:=IF(ISNUMBER(FIND(&quot;Φ&quot;; [.$C114])); MID([.$C114]; FIND(&quot;Φ&quot;; [.$C114]) + 1; FIND(&quot;mm&quot;; [.$C114]; FIND(&quot;Φ&quot;; [.$C114])) - FIND(&quot;Φ&quot;; [.$C114]) - 1); IF(ISNUMBER(FIND(&quot;: Bolt M&quot;; [.$C114])); MID([.$C114]; FIND(&quot;: Bolt M&quot;; [.$C114]) + 8; FIND(&quot; &quot;; [.$C114]; FIND(&quot;: Bolt M&quot;; [.$C114]) + 8) - FIND(&quot;: Bolt M&quot;; [.$C114]) - 8); &quot;&quot;))" office:value-type="string" office:string-value="50" calcext:value-type="string">
            <text:p>50</text:p>
          </table:table-cell>
          <table:table-cell table:style-name="ce12" table:formula="of:=IF(ISNUMBER(FIND(&quot;: Washer&quot;; [.$C114])); [.$U114]; IF(ISNUMBER(FIND(&quot;Φ&quot;; [.$C114])); MID([.$C114]; FIND(&quot;Φ&quot;; [.$C114]) + 1; FIND(&quot;mm&quot;; [.$C114]; FIND(&quot;Φ&quot;; [.$C114])) - FIND(&quot;Φ&quot;; [.$C114]) - 1); IF(ISNUMBER(FIND(&quot;: Bolt M&quot;; [.$C114])); MID([.$C114]; FIND(&quot;: Bolt M&quot;; [.$C114]) + 8; FIND(&quot; &quot;; [.$C114]; FIND(&quot;: Bolt M&quot;; [.$C114]) + 8) - FIND(&quot;: Bolt M&quot;; [.$C114]) - 8); &quot;&quot;)))" office:value-type="string" office:string-value="27" calcext:value-type="string">
            <text:p>27</text:p>
          </table:table-cell>
          <table:table-cell table:formula="of:=IF(ISNUMBER(FIND(&quot;Φ&quot;; [.$C114]));&#10;      MID([.$C114];&#10;          FIND(&quot;mm &quot;; [.$C114]; FIND(&quot;Φ&quot;; [.$C114])) + 5;&#10;          FIND(&quot;mm &quot;; [.$C114]; FIND(&quot;mm &quot;; [.$C114]; FIND(&quot;Φ&quot;; [.$C114])) + 4) - FIND(&quot;mm &quot;; [.$C114]; FIND(&quot;Φ&quot;; [.$C114])) - 5&#10;     );&#10;      MID([.$C114];&#10;          FIND(&quot;mm &quot;; [.$C114]; FIND(&quot;: &quot;; [.$C114])) - FIND(&quot; &quot;; STRING_REVERSE(LEFT([.$C114]; FIND(&quot;mm &quot;; [.$C114]; FIND(&quot;: &quot;; [.$C114]))))) + 2;&#10;          FIND(&quot; &quot;; STRING_REVERSE(LEFT([.$C114]; FIND(&quot;mm &quot;; [.$C114]; FIND(&quot;: &quot;; [.$C114]))))) - 2&#10;     )&#10;)" office:value-type="string" office:string-value="27" calcext:value-type="string">
            <text:p>27</text:p>
          </table:table-cell>
          <table:table-cell table:formula="of:=IF(ISNUMBER(FIND(&quot;Φ&quot;; [.$C114]));&#10;      MID([.$C115];           FIND(&quot;mm &quot;; [.$C115]; FIND(&quot;mm &quot;; [.$C115]; FIND(&quot;mm &quot;; [.$C115]; FIND(&quot;: &quot;; [.$C115])) + 2) + 2) - FIND(&quot; &quot;; STRING_REVERSE(LEFT([.$C115]; FIND(&quot;mm &quot;; [.$C115]; FIND(&quot;mm &quot;; [.$C115]; FIND(&quot;mm &quot;; [.$C115]; FIND(&quot;: &quot;; [.$C115])) + 2) + 2)))) + 2;           FIND(&quot; &quot;; STRING_REVERSE(LEFT([.$C115]; FIND(&quot;mm &quot;; [.$C115]; FIND(&quot;mm &quot;; [.$C115]; FIND(&quot;mm &quot;; [.$C115]; FIND(&quot;: &quot;; [.$C115])) + 2) + 2)))) - 2      );&#10;      MID([.$C114];&#10;          FIND(&quot;mm &quot;; [.$C114]; FIND(&quot;mm &quot;; [.$C114]; FIND(&quot;: &quot;; [.$C114])) + 2) - FIND(&quot; &quot;; STRING_REVERSE(LEFT([.$C114]; FIND(&quot;mm &quot;; [.$C114]; FIND(&quot;mm &quot;; [.$C114]; FIND(&quot;: &quot;; [.$C114])) + 2)))) + 2;&#10;          FIND(&quot; &quot;; STRING_REVERSE(LEFT([.$C114]; FIND(&quot;mm &quot;; [.$C114]; FIND(&quot;mm &quot;; [.$C114]; FIND(&quot;: &quot;; [.$C114])) + 2)))) - 2&#10;     )&#10;)" office:value-type="string" office:string-value="" calcext:value-type="error">
            <text:p>#VALUE!</text:p>
          </table:table-cell>
          <table:table-cell table:formula="of:=IF(ISNUMBER(FIND(&quot;Φ&quot;; [.$C114]));&#10;      &quot;&quot;;&#10;      MID([.$C114];&#10;          FIND(&quot;mm &quot;; [.$C114]; FIND(&quot;mm &quot;; [.$C114]; FIND(&quot;mm &quot;; [.$C114]; FIND(&quot;: &quot;; [.$C114])) + 2) + 2) - FIND(&quot; &quot;; STRING_REVERSE(LEFT([.$C114]; FIND(&quot;mm &quot;; [.$C114]; FIND(&quot;mm &quot;; [.$C114]; FIND(&quot;mm &quot;; [.$C114]; FIND(&quot;: &quot;; [.$C114])) + 2) + 2)))) + 2;&#10;          FIND(&quot; &quot;; STRING_REVERSE(LEFT([.$C114]; FIND(&quot;mm &quot;; [.$C114]; FIND(&quot;mm &quot;; [.$C114]; FIND(&quot;mm &quot;; [.$C114]; FIND(&quot;: &quot;; [.$C114])) + 2) + 2)))) - 2&#10;     )&#10;)">
            <text:p/>
          </table:table-cell>
          <table:table-cell table:formula="of:=IF(ISNUMBER(FIND(&quot;Φ&quot;; [.$C114]));&#10;      IF(ISNUMBER(FIND(&quot;: Washer&quot;; [.$C114])); [.$V114]; &quot;&quot;);&#10;      MID([.$C114];&#10;          FIND(&quot;mm &quot;; [.$C114]; FIND(&quot;mm &quot;; [.$C114]; FIND(&quot;mm &quot;; [.$C114]; FIND(&quot;mm &quot;; [.$C114]; FIND(&quot;: &quot;; [.$C114])) + 2) + 2) + 2) - FIND(&quot; &quot;; STRING_REVERSE(LEFT([.$C114]; FIND(&quot;mm &quot;; [.$C114]; FIND(&quot;mm &quot;; [.$C114]; FIND(&quot;mm &quot;; [.$C114]; FIND(&quot;mm &quot;; [.$C114]; FIND(&quot;: &quot;; [.$C114])) + 2) + 2) + 2)))) + 2;&#10;          FIND(&quot; &quot;; STRING_REVERSE(LEFT([.$C114]; FIND(&quot;mm &quot;; [.$C114]; FIND(&quot;mm &quot;; [.$C114]; FIND(&quot;mm &quot;; [.$C114]; FIND(&quot;mm &quot;; [.$C114]; FIND(&quot;: &quot;; [.$C114])) + 2) + 2) + 2)))) - 2&#10;     )&#10;)" office:value-type="string" office:string-value="" calcext:value-type="error">
            <text:p>#VALUE!</text:p>
          </table:table-cell>
          <table:table-cell table:style-name="ce17" table:formula="of:=NOT(OR([.$F114:.$Q114]))" office:value-type="boolean" office:boolean-value="false" calcext:value-type="boolean">
            <text:p>FALSE</text:p>
          </table:table-cell>
          <table:table-cell table:formula="of:=RIGHT([.$C114]; LEN([.$C114]) - FIND(&quot; - x&quot;; [.$C114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ECHO: "Wheel: Wheel - x1"</text:p>
          </table:table-cell>
          <table:table-cell table:formula="of:=MID([.$B115]; 8; LEN([.$B115]) - 8)" office:value-type="string" office:string-value="Wheel: Wheel - x1" calcext:value-type="string">
            <text:p>Wheel: Wheel - x1</text:p>
          </table:table-cell>
          <table:table-cell table:formula="of:=IF(LEFT([.$C115]; 5) = &quot;Tool:&quot;; RIGHT([.$C115]; LEN([.$C115]) - 6); LEFT([.$C115]; FIND(&quot;:&quot;; [.$C115]) - 1))" office:value-type="string" office:string-value="Wheel" calcext:value-type="string">
            <text:p>Wheel</text:p>
          </table:table-cell>
          <table:table-cell table:style-name="ce7" table:formula="of:=NOT(RIGHT(TRIM([.$C115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15]))" office:value-type="boolean" office:boolean-value="false" calcext:value-type="boolean">
            <text:p>FALSE</text:p>
          </table:table-cell>
          <table:table-cell table:style-name="ce7" table:formula="of:=ISNUMBER(FIND(&quot;: Bolt&quot;; [.$C115]))" office:value-type="boolean" office:boolean-value="false" calcext:value-type="boolean">
            <text:p>FALSE</text:p>
          </table:table-cell>
          <table:table-cell table:style-name="ce7" table:formula="of:=ISNUMBER(FIND(&quot;: Nut&quot;; [.$C115]))" office:value-type="boolean" office:boolean-value="false" calcext:value-type="boolean">
            <text:p>FALSE</text:p>
          </table:table-cell>
          <table:table-cell table:style-name="ce7" table:formula="of:=ISNUMBER(SEARCH(&quot;: Wheel&quot;; [.$C115]))" office:value-type="boolean" office:boolean-value="true" calcext:value-type="boolean">
            <text:p>TRUE</text:p>
          </table:table-cell>
          <table:table-cell table:style-name="ce7" table:formula="of:=ISNUMBER(SEARCH(&quot;ROUND ALUMINIUM BAR&quot;; [.$C115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15]))" office:value-type="boolean" office:boolean-value="false" calcext:value-type="boolean">
            <text:p>FALSE</text:p>
          </table:table-cell>
          <table:table-cell table:style-name="ce7" table:formula="of:=ISNUMBER(SEARCH(&quot;ALUMINIUM SHEET&quot;; [.$C115]))" office:value-type="boolean" office:boolean-value="false" calcext:value-type="boolean">
            <text:p>FALSE</text:p>
          </table:table-cell>
          <table:table-cell table:style-name="ce7" table:formula="of:=ISNUMBER(FIND(&quot;: Tube clamp&quot;; [.$C115]))" office:value-type="boolean" office:boolean-value="false" calcext:value-type="boolean">
            <text:p>FALSE</text:p>
          </table:table-cell>
          <table:table-cell table:style-name="ce7" table:formula="of:=AND(ISNUMBER(FIND(&quot;: Tube clamp&quot;; [.$C115])); ISNUMBER(SEARCH(&quot;104:&quot;; [.$C115])))" office:value-type="boolean" office:boolean-value="false" calcext:value-type="boolean">
            <text:p>FALSE</text:p>
          </table:table-cell>
          <table:table-cell table:style-name="ce7" table:formula="of:=AND(ISNUMBER(FIND(&quot;: Tube clamp&quot;; [.$C115])); ISNUMBER(SEARCH(&quot;116:&quot;; [.$C115])))" office:value-type="boolean" office:boolean-value="false" calcext:value-type="boolean">
            <text:p>FALSE</text:p>
          </table:table-cell>
          <table:table-cell table:style-name="ce7" table:formula="of:=AND(ISNUMBER(FIND(&quot;: Tube clamp&quot;; [.$C115])); ISNUMBER(SEARCH(&quot;132:&quot;; [.$C115])))" office:value-type="boolean" office:boolean-value="false" calcext:value-type="boolean">
            <text:p>FALSE</text:p>
          </table:table-cell>
          <table:table-cell table:style-name="ce7" table:formula="of:=AND(ISNUMBER(FIND(&quot;: Tube clamp&quot;; [.$C115])); ISNUMBER(SEARCH(&quot;176:&quot;; [.$C115])))" office:value-type="boolean" office:boolean-value="false" calcext:value-type="boolean">
            <text:p>FALSE</text:p>
          </table:table-cell>
          <table:table-cell table:style-name="ce7" table:formula="of:=ISNUMBER(FIND(&quot;Tool:&quot;; [.$C115]))" office:value-type="boolean" office:boolean-value="false" calcext:value-type="boolean">
            <text:p>FALSE</text:p>
          </table:table-cell>
          <table:table-cell table:style-name="ce12" table:formula="of:=IF(ISNUMBER(FIND(&quot;Φ&quot;; [.$C115])); MID([.$C115]; FIND(&quot;Φ&quot;; [.$C115]) + 1; FIND(&quot;mm&quot;; [.$C115]; FIND(&quot;Φ&quot;; [.$C115])) - FIND(&quot;Φ&quot;; [.$C115]) - 1); IF(ISNUMBER(FIND(&quot;: Bolt M&quot;; [.$C115])); MID([.$C115]; FIND(&quot;: Bolt M&quot;; [.$C115]) + 8; FIND(&quot; &quot;; [.$C115]; FIND(&quot;: Bolt M&quot;; [.$C115]) + 8) - FIND(&quot;: Bolt M&quot;; [.$C115]) - 8); &quot;&quot;))">
            <text:p/>
          </table:table-cell>
          <table:table-cell table:style-name="ce12" table:formula="of:=IF(ISNUMBER(FIND(&quot;: Washer&quot;; [.$C115])); [.$U115]; IF(ISNUMBER(FIND(&quot;Φ&quot;; [.$C115])); MID([.$C115]; FIND(&quot;Φ&quot;; [.$C115]) + 1; FIND(&quot;mm&quot;; [.$C115]; FIND(&quot;Φ&quot;; [.$C115])) - FIND(&quot;Φ&quot;; [.$C115]) - 1); IF(ISNUMBER(FIND(&quot;: Bolt M&quot;; [.$C115])); MID([.$C115]; FIND(&quot;: Bolt M&quot;; [.$C115]) + 8; FIND(&quot; &quot;; [.$C115]; FIND(&quot;: Bolt M&quot;; [.$C115]) + 8) - FIND(&quot;: Bolt M&quot;; [.$C115]) - 8); &quot;&quot;)))">
            <text:p/>
          </table:table-cell>
          <table:table-cell table:formula="of:=IF(ISNUMBER(FIND(&quot;Φ&quot;; [.$C115]));&#10;      MID([.$C115];&#10;          FIND(&quot;mm &quot;; [.$C115]; FIND(&quot;Φ&quot;; [.$C115])) + 5;&#10;          FIND(&quot;mm &quot;; [.$C115]; FIND(&quot;mm &quot;; [.$C115]; FIND(&quot;Φ&quot;; [.$C115])) + 4) - FIND(&quot;mm &quot;; [.$C115]; FIND(&quot;Φ&quot;; [.$C115])) - 5&#10;     );&#10;      MID([.$C115];&#10;          FIND(&quot;mm &quot;; [.$C115]; FIND(&quot;: &quot;; [.$C115])) - FIND(&quot; &quot;; STRING_REVERSE(LEFT([.$C115]; FIND(&quot;mm &quot;; [.$C115]; FIND(&quot;: &quot;; [.$C115]))))) + 2;&#10;          FIND(&quot; &quot;; STRING_REVERSE(LEFT([.$C115]; FIND(&quot;mm &quot;; [.$C115]; FIND(&quot;: &quot;; [.$C115]))))) - 2&#10;     )&#10;)" office:value-type="string" office:string-value="" calcext:value-type="error">
            <text:p>#VALUE!</text:p>
          </table:table-cell>
          <table:table-cell table:formula="of:=IF(ISNUMBER(FIND(&quot;Φ&quot;; [.$C115]));&#10;      MID([.$C116];           FIND(&quot;mm &quot;; [.$C116]; FIND(&quot;mm &quot;; [.$C116]; FIND(&quot;mm &quot;; [.$C116]; FIND(&quot;: &quot;; [.$C116])) + 2) + 2) - FIND(&quot; &quot;; STRING_REVERSE(LEFT([.$C116]; FIND(&quot;mm &quot;; [.$C116]; FIND(&quot;mm &quot;; [.$C116]; FIND(&quot;mm &quot;; [.$C116]; FIND(&quot;: &quot;; [.$C116])) + 2) + 2)))) + 2;           FIND(&quot; &quot;; STRING_REVERSE(LEFT([.$C116]; FIND(&quot;mm &quot;; [.$C116]; FIND(&quot;mm &quot;; [.$C116]; FIND(&quot;mm &quot;; [.$C116]; FIND(&quot;: &quot;; [.$C116])) + 2) + 2)))) - 2      );&#10;      MID([.$C115];&#10;          FIND(&quot;mm &quot;; [.$C115]; FIND(&quot;mm &quot;; [.$C115]; FIND(&quot;: &quot;; [.$C115])) + 2) - FIND(&quot; &quot;; STRING_REVERSE(LEFT([.$C115]; FIND(&quot;mm &quot;; [.$C115]; FIND(&quot;mm &quot;; [.$C115]; FIND(&quot;: &quot;; [.$C115])) + 2)))) + 2;&#10;          FIND(&quot; &quot;; STRING_REVERSE(LEFT([.$C115]; FIND(&quot;mm &quot;; [.$C115]; FIND(&quot;mm &quot;; [.$C115]; FIND(&quot;: &quot;; [.$C115])) + 2)))) - 2&#10;     )&#10;)" office:value-type="string" office:string-value="" calcext:value-type="error">
            <text:p>#VALUE!</text:p>
          </table:table-cell>
          <table:table-cell table:formula="of:=IF(ISNUMBER(FIND(&quot;Φ&quot;; [.$C115]));&#10;      &quot;&quot;;&#10;      MID([.$C115];&#10;          FIND(&quot;mm &quot;; [.$C115]; FIND(&quot;mm &quot;; [.$C115]; FIND(&quot;mm &quot;; [.$C115]; FIND(&quot;: &quot;; [.$C115])) + 2) + 2) - FIND(&quot; &quot;; STRING_REVERSE(LEFT([.$C115]; FIND(&quot;mm &quot;; [.$C115]; FIND(&quot;mm &quot;; [.$C115]; FIND(&quot;mm &quot;; [.$C115]; FIND(&quot;: &quot;; [.$C115])) + 2) + 2)))) + 2;&#10;          FIND(&quot; &quot;; STRING_REVERSE(LEFT([.$C115]; FIND(&quot;mm &quot;; [.$C115]; FIND(&quot;mm &quot;; [.$C115]; FIND(&quot;mm &quot;; [.$C115]; FIND(&quot;: &quot;; [.$C115])) + 2) + 2)))) - 2&#10;     )&#10;)" office:value-type="string" office:string-value="" calcext:value-type="error">
            <text:p>#VALUE!</text:p>
          </table:table-cell>
          <table:table-cell table:formula="of:=IF(ISNUMBER(FIND(&quot;Φ&quot;; [.$C115]));&#10;      IF(ISNUMBER(FIND(&quot;: Washer&quot;; [.$C115])); [.$V115]; &quot;&quot;);&#10;      MID([.$C115];&#10;          FIND(&quot;mm &quot;; [.$C115]; FIND(&quot;mm &quot;; [.$C115]; FIND(&quot;mm &quot;; [.$C115]; FIND(&quot;mm &quot;; [.$C115]; FIND(&quot;: &quot;; [.$C115])) + 2) + 2) + 2) - FIND(&quot; &quot;; STRING_REVERSE(LEFT([.$C115]; FIND(&quot;mm &quot;; [.$C115]; FIND(&quot;mm &quot;; [.$C115]; FIND(&quot;mm &quot;; [.$C115]; FIND(&quot;mm &quot;; [.$C115]; FIND(&quot;: &quot;; [.$C115])) + 2) + 2) + 2)))) + 2;&#10;          FIND(&quot; &quot;; STRING_REVERSE(LEFT([.$C115]; FIND(&quot;mm &quot;; [.$C115]; FIND(&quot;mm &quot;; [.$C115]; FIND(&quot;mm &quot;; [.$C115]; FIND(&quot;mm &quot;; [.$C115]; FIND(&quot;: &quot;; [.$C115])) + 2) + 2) + 2)))) - 2&#10;     )&#10;)" office:value-type="string" office:string-value="" calcext:value-type="error">
            <text:p>#VALUE!</text:p>
          </table:table-cell>
          <table:table-cell table:style-name="ce17" table:formula="of:=NOT(OR([.$F115:.$Q115]))" office:value-type="boolean" office:boolean-value="false" calcext:value-type="boolean">
            <text:p>FALSE</text:p>
          </table:table-cell>
          <table:table-cell table:formula="of:=RIGHT([.$C115]; LEN([.$C115]) - FIND(&quot; - x&quot;; [.$C115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ECHO: "Washer: Washer Φ50mm x 27mm x 4mm - x1"</text:p>
          </table:table-cell>
          <table:table-cell table:formula="of:=MID([.$B116]; 8; LEN([.$B116]) - 8)" office:value-type="string" office:string-value="Washer: Washer Φ50mm x 27mm x 4mm - x1" calcext:value-type="string">
            <text:p>Washer: Washer Φ50mm x 27mm x 4mm - x1</text:p>
          </table:table-cell>
          <table:table-cell table:formula="of:=IF(LEFT([.$C116]; 5) = &quot;Tool:&quot;; RIGHT([.$C116]; LEN([.$C116]) - 6); LEFT([.$C116]; FIND(&quot;:&quot;; [.$C116]) - 1))" office:value-type="string" office:string-value="Washer" calcext:value-type="string">
            <text:p>Washer</text:p>
          </table:table-cell>
          <table:table-cell table:style-name="ce7" table:formula="of:=NOT(RIGHT(TRIM([.$C116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16]))" office:value-type="boolean" office:boolean-value="true" calcext:value-type="boolean">
            <text:p>TRUE</text:p>
          </table:table-cell>
          <table:table-cell table:style-name="ce7" table:formula="of:=ISNUMBER(FIND(&quot;: Bolt&quot;; [.$C116]))" office:value-type="boolean" office:boolean-value="false" calcext:value-type="boolean">
            <text:p>FALSE</text:p>
          </table:table-cell>
          <table:table-cell table:style-name="ce7" table:formula="of:=ISNUMBER(FIND(&quot;: Nut&quot;; [.$C116]))" office:value-type="boolean" office:boolean-value="false" calcext:value-type="boolean">
            <text:p>FALSE</text:p>
          </table:table-cell>
          <table:table-cell table:style-name="ce7" table:formula="of:=ISNUMBER(SEARCH(&quot;: Wheel&quot;; [.$C116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16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16]))" office:value-type="boolean" office:boolean-value="false" calcext:value-type="boolean">
            <text:p>FALSE</text:p>
          </table:table-cell>
          <table:table-cell table:style-name="ce7" table:formula="of:=ISNUMBER(SEARCH(&quot;ALUMINIUM SHEET&quot;; [.$C116]))" office:value-type="boolean" office:boolean-value="false" calcext:value-type="boolean">
            <text:p>FALSE</text:p>
          </table:table-cell>
          <table:table-cell table:style-name="ce7" table:formula="of:=ISNUMBER(FIND(&quot;: Tube clamp&quot;; [.$C116]))" office:value-type="boolean" office:boolean-value="false" calcext:value-type="boolean">
            <text:p>FALSE</text:p>
          </table:table-cell>
          <table:table-cell table:style-name="ce7" table:formula="of:=AND(ISNUMBER(FIND(&quot;: Tube clamp&quot;; [.$C116])); ISNUMBER(SEARCH(&quot;104:&quot;; [.$C116])))" office:value-type="boolean" office:boolean-value="false" calcext:value-type="boolean">
            <text:p>FALSE</text:p>
          </table:table-cell>
          <table:table-cell table:style-name="ce7" table:formula="of:=AND(ISNUMBER(FIND(&quot;: Tube clamp&quot;; [.$C116])); ISNUMBER(SEARCH(&quot;116:&quot;; [.$C116])))" office:value-type="boolean" office:boolean-value="false" calcext:value-type="boolean">
            <text:p>FALSE</text:p>
          </table:table-cell>
          <table:table-cell table:style-name="ce7" table:formula="of:=AND(ISNUMBER(FIND(&quot;: Tube clamp&quot;; [.$C116])); ISNUMBER(SEARCH(&quot;132:&quot;; [.$C116])))" office:value-type="boolean" office:boolean-value="false" calcext:value-type="boolean">
            <text:p>FALSE</text:p>
          </table:table-cell>
          <table:table-cell table:style-name="ce7" table:formula="of:=AND(ISNUMBER(FIND(&quot;: Tube clamp&quot;; [.$C116])); ISNUMBER(SEARCH(&quot;176:&quot;; [.$C116])))" office:value-type="boolean" office:boolean-value="false" calcext:value-type="boolean">
            <text:p>FALSE</text:p>
          </table:table-cell>
          <table:table-cell table:style-name="ce7" table:formula="of:=ISNUMBER(FIND(&quot;Tool:&quot;; [.$C116]))" office:value-type="boolean" office:boolean-value="false" calcext:value-type="boolean">
            <text:p>FALSE</text:p>
          </table:table-cell>
          <table:table-cell table:style-name="ce12" table:formula="of:=IF(ISNUMBER(FIND(&quot;Φ&quot;; [.$C116])); MID([.$C116]; FIND(&quot;Φ&quot;; [.$C116]) + 1; FIND(&quot;mm&quot;; [.$C116]; FIND(&quot;Φ&quot;; [.$C116])) - FIND(&quot;Φ&quot;; [.$C116]) - 1); IF(ISNUMBER(FIND(&quot;: Bolt M&quot;; [.$C116])); MID([.$C116]; FIND(&quot;: Bolt M&quot;; [.$C116]) + 8; FIND(&quot; &quot;; [.$C116]; FIND(&quot;: Bolt M&quot;; [.$C116]) + 8) - FIND(&quot;: Bolt M&quot;; [.$C116]) - 8); &quot;&quot;))" office:value-type="string" office:string-value="50" calcext:value-type="string">
            <text:p>50</text:p>
          </table:table-cell>
          <table:table-cell table:style-name="ce12" table:formula="of:=IF(ISNUMBER(FIND(&quot;: Washer&quot;; [.$C116])); [.$U116]; IF(ISNUMBER(FIND(&quot;Φ&quot;; [.$C116])); MID([.$C116]; FIND(&quot;Φ&quot;; [.$C116]) + 1; FIND(&quot;mm&quot;; [.$C116]; FIND(&quot;Φ&quot;; [.$C116])) - FIND(&quot;Φ&quot;; [.$C116]) - 1); IF(ISNUMBER(FIND(&quot;: Bolt M&quot;; [.$C116])); MID([.$C116]; FIND(&quot;: Bolt M&quot;; [.$C116]) + 8; FIND(&quot; &quot;; [.$C116]; FIND(&quot;: Bolt M&quot;; [.$C116]) + 8) - FIND(&quot;: Bolt M&quot;; [.$C116]) - 8); &quot;&quot;)))" office:value-type="string" office:string-value="27" calcext:value-type="string">
            <text:p>27</text:p>
          </table:table-cell>
          <table:table-cell table:formula="of:=IF(ISNUMBER(FIND(&quot;Φ&quot;; [.$C116]));&#10;      MID([.$C116];&#10;          FIND(&quot;mm &quot;; [.$C116]; FIND(&quot;Φ&quot;; [.$C116])) + 5;&#10;          FIND(&quot;mm &quot;; [.$C116]; FIND(&quot;mm &quot;; [.$C116]; FIND(&quot;Φ&quot;; [.$C116])) + 4) - FIND(&quot;mm &quot;; [.$C116]; FIND(&quot;Φ&quot;; [.$C116])) - 5&#10;     );&#10;      MID([.$C116];&#10;          FIND(&quot;mm &quot;; [.$C116]; FIND(&quot;: &quot;; [.$C116])) - FIND(&quot; &quot;; STRING_REVERSE(LEFT([.$C116]; FIND(&quot;mm &quot;; [.$C116]; FIND(&quot;: &quot;; [.$C116]))))) + 2;&#10;          FIND(&quot; &quot;; STRING_REVERSE(LEFT([.$C116]; FIND(&quot;mm &quot;; [.$C116]; FIND(&quot;: &quot;; [.$C116]))))) - 2&#10;     )&#10;)" office:value-type="string" office:string-value="27" calcext:value-type="string">
            <text:p>27</text:p>
          </table:table-cell>
          <table:table-cell table:formula="of:=IF(ISNUMBER(FIND(&quot;Φ&quot;; [.$C116]));&#10;      MID([.$C117];           FIND(&quot;mm &quot;; [.$C117]; FIND(&quot;mm &quot;; [.$C117]; FIND(&quot;mm &quot;; [.$C117]; FIND(&quot;: &quot;; [.$C117])) + 2) + 2) - FIND(&quot; &quot;; STRING_REVERSE(LEFT([.$C117]; FIND(&quot;mm &quot;; [.$C117]; FIND(&quot;mm &quot;; [.$C117]; FIND(&quot;mm &quot;; [.$C117]; FIND(&quot;: &quot;; [.$C117])) + 2) + 2)))) + 2;           FIND(&quot; &quot;; STRING_REVERSE(LEFT([.$C117]; FIND(&quot;mm &quot;; [.$C117]; FIND(&quot;mm &quot;; [.$C117]; FIND(&quot;mm &quot;; [.$C117]; FIND(&quot;: &quot;; [.$C117])) + 2) + 2)))) - 2      );&#10;      MID([.$C116];&#10;          FIND(&quot;mm &quot;; [.$C116]; FIND(&quot;mm &quot;; [.$C116]; FIND(&quot;: &quot;; [.$C116])) + 2) - FIND(&quot; &quot;; STRING_REVERSE(LEFT([.$C116]; FIND(&quot;mm &quot;; [.$C116]; FIND(&quot;mm &quot;; [.$C116]; FIND(&quot;: &quot;; [.$C116])) + 2)))) + 2;&#10;          FIND(&quot; &quot;; STRING_REVERSE(LEFT([.$C116]; FIND(&quot;mm &quot;; [.$C116]; FIND(&quot;mm &quot;; [.$C116]; FIND(&quot;: &quot;; [.$C116])) + 2)))) - 2&#10;     )&#10;)" office:value-type="string" office:string-value="" calcext:value-type="error">
            <text:p>#VALUE!</text:p>
          </table:table-cell>
          <table:table-cell table:formula="of:=IF(ISNUMBER(FIND(&quot;Φ&quot;; [.$C116]));&#10;      &quot;&quot;;&#10;      MID([.$C116];&#10;          FIND(&quot;mm &quot;; [.$C116]; FIND(&quot;mm &quot;; [.$C116]; FIND(&quot;mm &quot;; [.$C116]; FIND(&quot;: &quot;; [.$C116])) + 2) + 2) - FIND(&quot; &quot;; STRING_REVERSE(LEFT([.$C116]; FIND(&quot;mm &quot;; [.$C116]; FIND(&quot;mm &quot;; [.$C116]; FIND(&quot;mm &quot;; [.$C116]; FIND(&quot;: &quot;; [.$C116])) + 2) + 2)))) + 2;&#10;          FIND(&quot; &quot;; STRING_REVERSE(LEFT([.$C116]; FIND(&quot;mm &quot;; [.$C116]; FIND(&quot;mm &quot;; [.$C116]; FIND(&quot;mm &quot;; [.$C116]; FIND(&quot;: &quot;; [.$C116])) + 2) + 2)))) - 2&#10;     )&#10;)">
            <text:p/>
          </table:table-cell>
          <table:table-cell table:formula="of:=IF(ISNUMBER(FIND(&quot;Φ&quot;; [.$C116]));&#10;      IF(ISNUMBER(FIND(&quot;: Washer&quot;; [.$C116])); [.$V116]; &quot;&quot;);&#10;      MID([.$C116];&#10;          FIND(&quot;mm &quot;; [.$C116]; FIND(&quot;mm &quot;; [.$C116]; FIND(&quot;mm &quot;; [.$C116]; FIND(&quot;mm &quot;; [.$C116]; FIND(&quot;: &quot;; [.$C116])) + 2) + 2) + 2) - FIND(&quot; &quot;; STRING_REVERSE(LEFT([.$C116]; FIND(&quot;mm &quot;; [.$C116]; FIND(&quot;mm &quot;; [.$C116]; FIND(&quot;mm &quot;; [.$C116]; FIND(&quot;mm &quot;; [.$C116]; FIND(&quot;: &quot;; [.$C116])) + 2) + 2) + 2)))) + 2;&#10;          FIND(&quot; &quot;; STRING_REVERSE(LEFT([.$C116]; FIND(&quot;mm &quot;; [.$C116]; FIND(&quot;mm &quot;; [.$C116]; FIND(&quot;mm &quot;; [.$C116]; FIND(&quot;mm &quot;; [.$C116]; FIND(&quot;: &quot;; [.$C116])) + 2) + 2) + 2)))) - 2&#10;     )&#10;)" office:value-type="string" office:string-value="" calcext:value-type="error">
            <text:p>#VALUE!</text:p>
          </table:table-cell>
          <table:table-cell table:style-name="ce17" table:formula="of:=NOT(OR([.$F116:.$Q116]))" office:value-type="boolean" office:boolean-value="false" calcext:value-type="boolean">
            <text:p>FALSE</text:p>
          </table:table-cell>
          <table:table-cell table:formula="of:=RIGHT([.$C116]; LEN([.$C116]) - FIND(&quot; - x&quot;; [.$C116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ECHO: "Metric bolt assembly:"</text:p>
          </table:table-cell>
          <table:table-cell table:formula="of:=MID([.$B117]; 8; LEN([.$B117]) - 8)" office:value-type="string" office:string-value="Metric bolt assembly:" calcext:value-type="string">
            <text:p>Metric bolt assembly:</text:p>
          </table:table-cell>
          <table:table-cell table:formula="of:=IF(LEFT([.$C117]; 5) = &quot;Tool:&quot;; RIGHT([.$C117]; LEN([.$C117]) - 6); LEFT([.$C117]; FIND(&quot;:&quot;; [.$C117]) - 1))" office:value-type="string" office:string-value="Metric bolt assembly" calcext:value-type="string">
            <text:p>Metric bolt assembly</text:p>
          </table:table-cell>
          <table:table-cell table:style-name="ce7" table:formula="of:=NOT(RIGHT(TRIM([.$C117]); 1) = &quot;:&quot;)" office:value-type="boolean" office:boolean-value="false" calcext:value-type="boolean">
            <text:p>FALSE</text:p>
          </table:table-cell>
          <table:table-cell table:style-name="ce7" table:formula="of:=ISNUMBER(FIND(&quot;: Washer&quot;; [.$C117]))" office:value-type="boolean" office:boolean-value="false" calcext:value-type="boolean">
            <text:p>FALSE</text:p>
          </table:table-cell>
          <table:table-cell table:style-name="ce7" table:formula="of:=ISNUMBER(FIND(&quot;: Bolt&quot;; [.$C117]))" office:value-type="boolean" office:boolean-value="false" calcext:value-type="boolean">
            <text:p>FALSE</text:p>
          </table:table-cell>
          <table:table-cell table:style-name="ce7" table:formula="of:=ISNUMBER(FIND(&quot;: Nut&quot;; [.$C117]))" office:value-type="boolean" office:boolean-value="false" calcext:value-type="boolean">
            <text:p>FALSE</text:p>
          </table:table-cell>
          <table:table-cell table:style-name="ce7" table:formula="of:=ISNUMBER(SEARCH(&quot;: Wheel&quot;; [.$C117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17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17]))" office:value-type="boolean" office:boolean-value="false" calcext:value-type="boolean">
            <text:p>FALSE</text:p>
          </table:table-cell>
          <table:table-cell table:style-name="ce7" table:formula="of:=ISNUMBER(SEARCH(&quot;ALUMINIUM SHEET&quot;; [.$C117]))" office:value-type="boolean" office:boolean-value="false" calcext:value-type="boolean">
            <text:p>FALSE</text:p>
          </table:table-cell>
          <table:table-cell table:style-name="ce7" table:formula="of:=ISNUMBER(FIND(&quot;: Tube clamp&quot;; [.$C117]))" office:value-type="boolean" office:boolean-value="false" calcext:value-type="boolean">
            <text:p>FALSE</text:p>
          </table:table-cell>
          <table:table-cell table:style-name="ce7" table:formula="of:=AND(ISNUMBER(FIND(&quot;: Tube clamp&quot;; [.$C117])); ISNUMBER(SEARCH(&quot;104:&quot;; [.$C117])))" office:value-type="boolean" office:boolean-value="false" calcext:value-type="boolean">
            <text:p>FALSE</text:p>
          </table:table-cell>
          <table:table-cell table:style-name="ce7" table:formula="of:=AND(ISNUMBER(FIND(&quot;: Tube clamp&quot;; [.$C117])); ISNUMBER(SEARCH(&quot;116:&quot;; [.$C117])))" office:value-type="boolean" office:boolean-value="false" calcext:value-type="boolean">
            <text:p>FALSE</text:p>
          </table:table-cell>
          <table:table-cell table:style-name="ce7" table:formula="of:=AND(ISNUMBER(FIND(&quot;: Tube clamp&quot;; [.$C117])); ISNUMBER(SEARCH(&quot;132:&quot;; [.$C117])))" office:value-type="boolean" office:boolean-value="false" calcext:value-type="boolean">
            <text:p>FALSE</text:p>
          </table:table-cell>
          <table:table-cell table:style-name="ce7" table:formula="of:=AND(ISNUMBER(FIND(&quot;: Tube clamp&quot;; [.$C117])); ISNUMBER(SEARCH(&quot;176:&quot;; [.$C117])))" office:value-type="boolean" office:boolean-value="false" calcext:value-type="boolean">
            <text:p>FALSE</text:p>
          </table:table-cell>
          <table:table-cell table:style-name="ce7" table:formula="of:=ISNUMBER(FIND(&quot;Tool:&quot;; [.$C117]))" office:value-type="boolean" office:boolean-value="false" calcext:value-type="boolean">
            <text:p>FALSE</text:p>
          </table:table-cell>
          <table:table-cell table:style-name="ce12" table:formula="of:=IF(ISNUMBER(FIND(&quot;Φ&quot;; [.$C117])); MID([.$C117]; FIND(&quot;Φ&quot;; [.$C117]) + 1; FIND(&quot;mm&quot;; [.$C117]; FIND(&quot;Φ&quot;; [.$C117])) - FIND(&quot;Φ&quot;; [.$C117]) - 1); IF(ISNUMBER(FIND(&quot;: Bolt M&quot;; [.$C117])); MID([.$C117]; FIND(&quot;: Bolt M&quot;; [.$C117]) + 8; FIND(&quot; &quot;; [.$C117]; FIND(&quot;: Bolt M&quot;; [.$C117]) + 8) - FIND(&quot;: Bolt M&quot;; [.$C117]) - 8); &quot;&quot;))">
            <text:p/>
          </table:table-cell>
          <table:table-cell table:style-name="ce12" table:formula="of:=IF(ISNUMBER(FIND(&quot;: Washer&quot;; [.$C117])); [.$U117]; IF(ISNUMBER(FIND(&quot;Φ&quot;; [.$C117])); MID([.$C117]; FIND(&quot;Φ&quot;; [.$C117]) + 1; FIND(&quot;mm&quot;; [.$C117]; FIND(&quot;Φ&quot;; [.$C117])) - FIND(&quot;Φ&quot;; [.$C117]) - 1); IF(ISNUMBER(FIND(&quot;: Bolt M&quot;; [.$C117])); MID([.$C117]; FIND(&quot;: Bolt M&quot;; [.$C117]) + 8; FIND(&quot; &quot;; [.$C117]; FIND(&quot;: Bolt M&quot;; [.$C117]) + 8) - FIND(&quot;: Bolt M&quot;; [.$C117]) - 8); &quot;&quot;)))">
            <text:p/>
          </table:table-cell>
          <table:table-cell table:formula="of:=IF(ISNUMBER(FIND(&quot;Φ&quot;; [.$C117]));&#10;      MID([.$C117];&#10;          FIND(&quot;mm &quot;; [.$C117]; FIND(&quot;Φ&quot;; [.$C117])) + 5;&#10;          FIND(&quot;mm &quot;; [.$C117]; FIND(&quot;mm &quot;; [.$C117]; FIND(&quot;Φ&quot;; [.$C117])) + 4) - FIND(&quot;mm &quot;; [.$C117]; FIND(&quot;Φ&quot;; [.$C117])) - 5&#10;     );&#10;      MID([.$C117];&#10;          FIND(&quot;mm &quot;; [.$C117]; FIND(&quot;: &quot;; [.$C117])) - FIND(&quot; &quot;; STRING_REVERSE(LEFT([.$C117]; FIND(&quot;mm &quot;; [.$C117]; FIND(&quot;: &quot;; [.$C117]))))) + 2;&#10;          FIND(&quot; &quot;; STRING_REVERSE(LEFT([.$C117]; FIND(&quot;mm &quot;; [.$C117]; FIND(&quot;: &quot;; [.$C117]))))) - 2&#10;     )&#10;)" office:value-type="string" office:string-value="" calcext:value-type="error">
            <text:p>#VALUE!</text:p>
          </table:table-cell>
          <table:table-cell table:formula="of:=IF(ISNUMBER(FIND(&quot;Φ&quot;; [.$C117]));&#10;      MID([.$C118];           FIND(&quot;mm &quot;; [.$C118]; FIND(&quot;mm &quot;; [.$C118]; FIND(&quot;mm &quot;; [.$C118]; FIND(&quot;: &quot;; [.$C118])) + 2) + 2) - FIND(&quot; &quot;; STRING_REVERSE(LEFT([.$C118]; FIND(&quot;mm &quot;; [.$C118]; FIND(&quot;mm &quot;; [.$C118]; FIND(&quot;mm &quot;; [.$C118]; FIND(&quot;: &quot;; [.$C118])) + 2) + 2)))) + 2;           FIND(&quot; &quot;; STRING_REVERSE(LEFT([.$C118]; FIND(&quot;mm &quot;; [.$C118]; FIND(&quot;mm &quot;; [.$C118]; FIND(&quot;mm &quot;; [.$C118]; FIND(&quot;: &quot;; [.$C118])) + 2) + 2)))) - 2      );&#10;      MID([.$C117];&#10;          FIND(&quot;mm &quot;; [.$C117]; FIND(&quot;mm &quot;; [.$C117]; FIND(&quot;: &quot;; [.$C117])) + 2) - FIND(&quot; &quot;; STRING_REVERSE(LEFT([.$C117]; FIND(&quot;mm &quot;; [.$C117]; FIND(&quot;mm &quot;; [.$C117]; FIND(&quot;: &quot;; [.$C117])) + 2)))) + 2;&#10;          FIND(&quot; &quot;; STRING_REVERSE(LEFT([.$C117]; FIND(&quot;mm &quot;; [.$C117]; FIND(&quot;mm &quot;; [.$C117]; FIND(&quot;: &quot;; [.$C117])) + 2)))) - 2&#10;     )&#10;)" office:value-type="string" office:string-value="" calcext:value-type="error">
            <text:p>#VALUE!</text:p>
          </table:table-cell>
          <table:table-cell table:formula="of:=IF(ISNUMBER(FIND(&quot;Φ&quot;; [.$C117]));&#10;      &quot;&quot;;&#10;      MID([.$C117];&#10;          FIND(&quot;mm &quot;; [.$C117]; FIND(&quot;mm &quot;; [.$C117]; FIND(&quot;mm &quot;; [.$C117]; FIND(&quot;: &quot;; [.$C117])) + 2) + 2) - FIND(&quot; &quot;; STRING_REVERSE(LEFT([.$C117]; FIND(&quot;mm &quot;; [.$C117]; FIND(&quot;mm &quot;; [.$C117]; FIND(&quot;mm &quot;; [.$C117]; FIND(&quot;: &quot;; [.$C117])) + 2) + 2)))) + 2;&#10;          FIND(&quot; &quot;; STRING_REVERSE(LEFT([.$C117]; FIND(&quot;mm &quot;; [.$C117]; FIND(&quot;mm &quot;; [.$C117]; FIND(&quot;mm &quot;; [.$C117]; FIND(&quot;: &quot;; [.$C117])) + 2) + 2)))) - 2&#10;     )&#10;)" office:value-type="string" office:string-value="" calcext:value-type="error">
            <text:p>#VALUE!</text:p>
          </table:table-cell>
          <table:table-cell table:formula="of:=IF(ISNUMBER(FIND(&quot;Φ&quot;; [.$C117]));&#10;      IF(ISNUMBER(FIND(&quot;: Washer&quot;; [.$C117])); [.$V117]; &quot;&quot;);&#10;      MID([.$C117];&#10;          FIND(&quot;mm &quot;; [.$C117]; FIND(&quot;mm &quot;; [.$C117]; FIND(&quot;mm &quot;; [.$C117]; FIND(&quot;mm &quot;; [.$C117]; FIND(&quot;: &quot;; [.$C117])) + 2) + 2) + 2) - FIND(&quot; &quot;; STRING_REVERSE(LEFT([.$C117]; FIND(&quot;mm &quot;; [.$C117]; FIND(&quot;mm &quot;; [.$C117]; FIND(&quot;mm &quot;; [.$C117]; FIND(&quot;mm &quot;; [.$C117]; FIND(&quot;: &quot;; [.$C117])) + 2) + 2) + 2)))) + 2;&#10;          FIND(&quot; &quot;; STRING_REVERSE(LEFT([.$C117]; FIND(&quot;mm &quot;; [.$C117]; FIND(&quot;mm &quot;; [.$C117]; FIND(&quot;mm &quot;; [.$C117]; FIND(&quot;mm &quot;; [.$C117]; FIND(&quot;: &quot;; [.$C117])) + 2) + 2) + 2)))) - 2&#10;     )&#10;)" office:value-type="string" office:string-value="" calcext:value-type="error">
            <text:p>#VALUE!</text:p>
          </table:table-cell>
          <table:table-cell table:style-name="ce17" table:formula="of:=NOT(OR([.$F117:.$Q117]))" office:value-type="boolean" office:boolean-value="true" calcext:value-type="boolean">
            <text:p>TRUE</text:p>
          </table:table-cell>
          <table:table-cell table:formula="of:=RIGHT([.$C117]; LEN([.$C117]) - FIND(&quot; - x&quot;; [.$C117]) - 3)" office:value-type="string" office:string-value="" calcext:value-type="error">
            <text:p>#VALUE!</text:p>
          </table:table-cell>
          <table:table-cell table:number-columns-repeated="998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ECHO: "Bolt: Bolt M10 x 63mm - x1"</text:p>
          </table:table-cell>
          <table:table-cell table:formula="of:=MID([.$B118]; 8; LEN([.$B118]) - 8)" office:value-type="string" office:string-value="Bolt: Bolt M10 x 63mm - x1" calcext:value-type="string">
            <text:p>Bolt: Bolt M10 x 63mm - x1</text:p>
          </table:table-cell>
          <table:table-cell table:formula="of:=IF(LEFT([.$C118]; 5) = &quot;Tool:&quot;; RIGHT([.$C118]; LEN([.$C118]) - 6); LEFT([.$C118]; FIND(&quot;:&quot;; [.$C118]) - 1))" office:value-type="string" office:string-value="Bolt" calcext:value-type="string">
            <text:p>Bolt</text:p>
          </table:table-cell>
          <table:table-cell table:style-name="ce7" table:formula="of:=NOT(RIGHT(TRIM([.$C118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18]))" office:value-type="boolean" office:boolean-value="false" calcext:value-type="boolean">
            <text:p>FALSE</text:p>
          </table:table-cell>
          <table:table-cell table:style-name="ce7" table:formula="of:=ISNUMBER(FIND(&quot;: Bolt&quot;; [.$C118]))" office:value-type="boolean" office:boolean-value="true" calcext:value-type="boolean">
            <text:p>TRUE</text:p>
          </table:table-cell>
          <table:table-cell table:style-name="ce7" table:formula="of:=ISNUMBER(FIND(&quot;: Nut&quot;; [.$C118]))" office:value-type="boolean" office:boolean-value="false" calcext:value-type="boolean">
            <text:p>FALSE</text:p>
          </table:table-cell>
          <table:table-cell table:style-name="ce7" table:formula="of:=ISNUMBER(SEARCH(&quot;: Wheel&quot;; [.$C118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18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18]))" office:value-type="boolean" office:boolean-value="false" calcext:value-type="boolean">
            <text:p>FALSE</text:p>
          </table:table-cell>
          <table:table-cell table:style-name="ce7" table:formula="of:=ISNUMBER(SEARCH(&quot;ALUMINIUM SHEET&quot;; [.$C118]))" office:value-type="boolean" office:boolean-value="false" calcext:value-type="boolean">
            <text:p>FALSE</text:p>
          </table:table-cell>
          <table:table-cell table:style-name="ce7" table:formula="of:=ISNUMBER(FIND(&quot;: Tube clamp&quot;; [.$C118]))" office:value-type="boolean" office:boolean-value="false" calcext:value-type="boolean">
            <text:p>FALSE</text:p>
          </table:table-cell>
          <table:table-cell table:style-name="ce7" table:formula="of:=AND(ISNUMBER(FIND(&quot;: Tube clamp&quot;; [.$C118])); ISNUMBER(SEARCH(&quot;104:&quot;; [.$C118])))" office:value-type="boolean" office:boolean-value="false" calcext:value-type="boolean">
            <text:p>FALSE</text:p>
          </table:table-cell>
          <table:table-cell table:style-name="ce7" table:formula="of:=AND(ISNUMBER(FIND(&quot;: Tube clamp&quot;; [.$C118])); ISNUMBER(SEARCH(&quot;116:&quot;; [.$C118])))" office:value-type="boolean" office:boolean-value="false" calcext:value-type="boolean">
            <text:p>FALSE</text:p>
          </table:table-cell>
          <table:table-cell table:style-name="ce7" table:formula="of:=AND(ISNUMBER(FIND(&quot;: Tube clamp&quot;; [.$C118])); ISNUMBER(SEARCH(&quot;132:&quot;; [.$C118])))" office:value-type="boolean" office:boolean-value="false" calcext:value-type="boolean">
            <text:p>FALSE</text:p>
          </table:table-cell>
          <table:table-cell table:style-name="ce7" table:formula="of:=AND(ISNUMBER(FIND(&quot;: Tube clamp&quot;; [.$C118])); ISNUMBER(SEARCH(&quot;176:&quot;; [.$C118])))" office:value-type="boolean" office:boolean-value="false" calcext:value-type="boolean">
            <text:p>FALSE</text:p>
          </table:table-cell>
          <table:table-cell table:style-name="ce7" table:formula="of:=ISNUMBER(FIND(&quot;Tool:&quot;; [.$C118]))" office:value-type="boolean" office:boolean-value="false" calcext:value-type="boolean">
            <text:p>FALSE</text:p>
          </table:table-cell>
          <table:table-cell table:style-name="ce12" table:formula="of:=IF(ISNUMBER(FIND(&quot;Φ&quot;; [.$C118])); MID([.$C118]; FIND(&quot;Φ&quot;; [.$C118]) + 1; FIND(&quot;mm&quot;; [.$C118]; FIND(&quot;Φ&quot;; [.$C118])) - FIND(&quot;Φ&quot;; [.$C118]) - 1); IF(ISNUMBER(FIND(&quot;: Bolt M&quot;; [.$C118])); MID([.$C118]; FIND(&quot;: Bolt M&quot;; [.$C118]) + 8; FIND(&quot; &quot;; [.$C118]; FIND(&quot;: Bolt M&quot;; [.$C118]) + 8) - FIND(&quot;: Bolt M&quot;; [.$C118]) - 8); &quot;&quot;))" office:value-type="string" office:string-value="10" calcext:value-type="string">
            <text:p>10</text:p>
          </table:table-cell>
          <table:table-cell table:style-name="ce12" table:formula="of:=IF(ISNUMBER(FIND(&quot;: Washer&quot;; [.$C118])); [.$U118]; IF(ISNUMBER(FIND(&quot;Φ&quot;; [.$C118])); MID([.$C118]; FIND(&quot;Φ&quot;; [.$C118]) + 1; FIND(&quot;mm&quot;; [.$C118]; FIND(&quot;Φ&quot;; [.$C118])) - FIND(&quot;Φ&quot;; [.$C118]) - 1); IF(ISNUMBER(FIND(&quot;: Bolt M&quot;; [.$C118])); MID([.$C118]; FIND(&quot;: Bolt M&quot;; [.$C118]) + 8; FIND(&quot; &quot;; [.$C118]; FIND(&quot;: Bolt M&quot;; [.$C118]) + 8) - FIND(&quot;: Bolt M&quot;; [.$C118]) - 8); &quot;&quot;)))" office:value-type="string" office:string-value="10" calcext:value-type="string">
            <text:p>10</text:p>
          </table:table-cell>
          <table:table-cell table:formula="of:=IF(ISNUMBER(FIND(&quot;Φ&quot;; [.$C118]));&#10;      MID([.$C118];&#10;          FIND(&quot;mm &quot;; [.$C118]; FIND(&quot;Φ&quot;; [.$C118])) + 5;&#10;          FIND(&quot;mm &quot;; [.$C118]; FIND(&quot;mm &quot;; [.$C118]; FIND(&quot;Φ&quot;; [.$C118])) + 4) - FIND(&quot;mm &quot;; [.$C118]; FIND(&quot;Φ&quot;; [.$C118])) - 5&#10;     );&#10;      MID([.$C118];&#10;          FIND(&quot;mm &quot;; [.$C118]; FIND(&quot;: &quot;; [.$C118])) - FIND(&quot; &quot;; STRING_REVERSE(LEFT([.$C118]; FIND(&quot;mm &quot;; [.$C118]; FIND(&quot;: &quot;; [.$C118]))))) + 2;&#10;          FIND(&quot; &quot;; STRING_REVERSE(LEFT([.$C118]; FIND(&quot;mm &quot;; [.$C118]; FIND(&quot;: &quot;; [.$C118]))))) - 2&#10;     )&#10;)" office:value-type="string" office:string-value="63" calcext:value-type="string">
            <text:p>63</text:p>
          </table:table-cell>
          <table:table-cell table:formula="of:=IF(ISNUMBER(FIND(&quot;Φ&quot;; [.$C118]));&#10;      MID([.$C119];           FIND(&quot;mm &quot;; [.$C119]; FIND(&quot;mm &quot;; [.$C119]; FIND(&quot;mm &quot;; [.$C119]; FIND(&quot;: &quot;; [.$C119])) + 2) + 2) - FIND(&quot; &quot;; STRING_REVERSE(LEFT([.$C119]; FIND(&quot;mm &quot;; [.$C119]; FIND(&quot;mm &quot;; [.$C119]; FIND(&quot;mm &quot;; [.$C119]; FIND(&quot;: &quot;; [.$C119])) + 2) + 2)))) + 2;           FIND(&quot; &quot;; STRING_REVERSE(LEFT([.$C119]; FIND(&quot;mm &quot;; [.$C119]; FIND(&quot;mm &quot;; [.$C119]; FIND(&quot;mm &quot;; [.$C119]; FIND(&quot;: &quot;; [.$C119])) + 2) + 2)))) - 2      );&#10;      MID([.$C118];&#10;          FIND(&quot;mm &quot;; [.$C118]; FIND(&quot;mm &quot;; [.$C118]; FIND(&quot;: &quot;; [.$C118])) + 2) - FIND(&quot; &quot;; STRING_REVERSE(LEFT([.$C118]; FIND(&quot;mm &quot;; [.$C118]; FIND(&quot;mm &quot;; [.$C118]; FIND(&quot;: &quot;; [.$C118])) + 2)))) + 2;&#10;          FIND(&quot; &quot;; STRING_REVERSE(LEFT([.$C118]; FIND(&quot;mm &quot;; [.$C118]; FIND(&quot;mm &quot;; [.$C118]; FIND(&quot;: &quot;; [.$C118])) + 2)))) - 2&#10;     )&#10;)" office:value-type="string" office:string-value="" calcext:value-type="error">
            <text:p>#VALUE!</text:p>
          </table:table-cell>
          <table:table-cell table:formula="of:=IF(ISNUMBER(FIND(&quot;Φ&quot;; [.$C118]));&#10;      &quot;&quot;;&#10;      MID([.$C118];&#10;          FIND(&quot;mm &quot;; [.$C118]; FIND(&quot;mm &quot;; [.$C118]; FIND(&quot;mm &quot;; [.$C118]; FIND(&quot;: &quot;; [.$C118])) + 2) + 2) - FIND(&quot; &quot;; STRING_REVERSE(LEFT([.$C118]; FIND(&quot;mm &quot;; [.$C118]; FIND(&quot;mm &quot;; [.$C118]; FIND(&quot;mm &quot;; [.$C118]; FIND(&quot;: &quot;; [.$C118])) + 2) + 2)))) + 2;&#10;          FIND(&quot; &quot;; STRING_REVERSE(LEFT([.$C118]; FIND(&quot;mm &quot;; [.$C118]; FIND(&quot;mm &quot;; [.$C118]; FIND(&quot;mm &quot;; [.$C118]; FIND(&quot;: &quot;; [.$C118])) + 2) + 2)))) - 2&#10;     )&#10;)" office:value-type="string" office:string-value="" calcext:value-type="error">
            <text:p>#VALUE!</text:p>
          </table:table-cell>
          <table:table-cell table:formula="of:=IF(ISNUMBER(FIND(&quot;Φ&quot;; [.$C118]));&#10;      IF(ISNUMBER(FIND(&quot;: Washer&quot;; [.$C118])); [.$V118]; &quot;&quot;);&#10;      MID([.$C118];&#10;          FIND(&quot;mm &quot;; [.$C118]; FIND(&quot;mm &quot;; [.$C118]; FIND(&quot;mm &quot;; [.$C118]; FIND(&quot;mm &quot;; [.$C118]; FIND(&quot;: &quot;; [.$C118])) + 2) + 2) + 2) - FIND(&quot; &quot;; STRING_REVERSE(LEFT([.$C118]; FIND(&quot;mm &quot;; [.$C118]; FIND(&quot;mm &quot;; [.$C118]; FIND(&quot;mm &quot;; [.$C118]; FIND(&quot;mm &quot;; [.$C118]; FIND(&quot;: &quot;; [.$C118])) + 2) + 2) + 2)))) + 2;&#10;          FIND(&quot; &quot;; STRING_REVERSE(LEFT([.$C118]; FIND(&quot;mm &quot;; [.$C118]; FIND(&quot;mm &quot;; [.$C118]; FIND(&quot;mm &quot;; [.$C118]; FIND(&quot;mm &quot;; [.$C118]; FIND(&quot;: &quot;; [.$C118])) + 2) + 2) + 2)))) - 2&#10;     )&#10;)" office:value-type="string" office:string-value="" calcext:value-type="error">
            <text:p>#VALUE!</text:p>
          </table:table-cell>
          <table:table-cell table:style-name="ce17" table:formula="of:=NOT(OR([.$F118:.$Q118]))" office:value-type="boolean" office:boolean-value="false" calcext:value-type="boolean">
            <text:p>FALSE</text:p>
          </table:table-cell>
          <table:table-cell table:formula="of:=RIGHT([.$C118]; LEN([.$C118]) - FIND(&quot; - x&quot;; [.$C118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ECHO: "Nut: Nut M10 - x1"</text:p>
          </table:table-cell>
          <table:table-cell table:formula="of:=MID([.$B119]; 8; LEN([.$B119]) - 8)" office:value-type="string" office:string-value="Nut: Nut M10 - x1" calcext:value-type="string">
            <text:p>Nut: Nut M10 - x1</text:p>
          </table:table-cell>
          <table:table-cell table:formula="of:=IF(LEFT([.$C119]; 5) = &quot;Tool:&quot;; RIGHT([.$C119]; LEN([.$C119]) - 6); LEFT([.$C119]; FIND(&quot;:&quot;; [.$C119]) - 1))" office:value-type="string" office:string-value="Nut" calcext:value-type="string">
            <text:p>Nut</text:p>
          </table:table-cell>
          <table:table-cell table:style-name="ce7" table:formula="of:=NOT(RIGHT(TRIM([.$C119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19]))" office:value-type="boolean" office:boolean-value="false" calcext:value-type="boolean">
            <text:p>FALSE</text:p>
          </table:table-cell>
          <table:table-cell table:style-name="ce7" table:formula="of:=ISNUMBER(FIND(&quot;: Bolt&quot;; [.$C119]))" office:value-type="boolean" office:boolean-value="false" calcext:value-type="boolean">
            <text:p>FALSE</text:p>
          </table:table-cell>
          <table:table-cell table:style-name="ce7" table:formula="of:=ISNUMBER(FIND(&quot;: Nut&quot;; [.$C119]))" office:value-type="boolean" office:boolean-value="true" calcext:value-type="boolean">
            <text:p>TRUE</text:p>
          </table:table-cell>
          <table:table-cell table:style-name="ce7" table:formula="of:=ISNUMBER(SEARCH(&quot;: Wheel&quot;; [.$C119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19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19]))" office:value-type="boolean" office:boolean-value="false" calcext:value-type="boolean">
            <text:p>FALSE</text:p>
          </table:table-cell>
          <table:table-cell table:style-name="ce7" table:formula="of:=ISNUMBER(SEARCH(&quot;ALUMINIUM SHEET&quot;; [.$C119]))" office:value-type="boolean" office:boolean-value="false" calcext:value-type="boolean">
            <text:p>FALSE</text:p>
          </table:table-cell>
          <table:table-cell table:style-name="ce7" table:formula="of:=ISNUMBER(FIND(&quot;: Tube clamp&quot;; [.$C119]))" office:value-type="boolean" office:boolean-value="false" calcext:value-type="boolean">
            <text:p>FALSE</text:p>
          </table:table-cell>
          <table:table-cell table:style-name="ce7" table:formula="of:=AND(ISNUMBER(FIND(&quot;: Tube clamp&quot;; [.$C119])); ISNUMBER(SEARCH(&quot;104:&quot;; [.$C119])))" office:value-type="boolean" office:boolean-value="false" calcext:value-type="boolean">
            <text:p>FALSE</text:p>
          </table:table-cell>
          <table:table-cell table:style-name="ce7" table:formula="of:=AND(ISNUMBER(FIND(&quot;: Tube clamp&quot;; [.$C119])); ISNUMBER(SEARCH(&quot;116:&quot;; [.$C119])))" office:value-type="boolean" office:boolean-value="false" calcext:value-type="boolean">
            <text:p>FALSE</text:p>
          </table:table-cell>
          <table:table-cell table:style-name="ce7" table:formula="of:=AND(ISNUMBER(FIND(&quot;: Tube clamp&quot;; [.$C119])); ISNUMBER(SEARCH(&quot;132:&quot;; [.$C119])))" office:value-type="boolean" office:boolean-value="false" calcext:value-type="boolean">
            <text:p>FALSE</text:p>
          </table:table-cell>
          <table:table-cell table:style-name="ce7" table:formula="of:=AND(ISNUMBER(FIND(&quot;: Tube clamp&quot;; [.$C119])); ISNUMBER(SEARCH(&quot;176:&quot;; [.$C119])))" office:value-type="boolean" office:boolean-value="false" calcext:value-type="boolean">
            <text:p>FALSE</text:p>
          </table:table-cell>
          <table:table-cell table:style-name="ce7" table:formula="of:=ISNUMBER(FIND(&quot;Tool:&quot;; [.$C119]))" office:value-type="boolean" office:boolean-value="false" calcext:value-type="boolean">
            <text:p>FALSE</text:p>
          </table:table-cell>
          <table:table-cell table:style-name="ce12" table:formula="of:=IF(ISNUMBER(FIND(&quot;Φ&quot;; [.$C119])); MID([.$C119]; FIND(&quot;Φ&quot;; [.$C119]) + 1; FIND(&quot;mm&quot;; [.$C119]; FIND(&quot;Φ&quot;; [.$C119])) - FIND(&quot;Φ&quot;; [.$C119]) - 1); IF(ISNUMBER(FIND(&quot;: Bolt M&quot;; [.$C119])); MID([.$C119]; FIND(&quot;: Bolt M&quot;; [.$C119]) + 8; FIND(&quot; &quot;; [.$C119]; FIND(&quot;: Bolt M&quot;; [.$C119]) + 8) - FIND(&quot;: Bolt M&quot;; [.$C119]) - 8); &quot;&quot;))">
            <text:p/>
          </table:table-cell>
          <table:table-cell table:style-name="ce12" table:formula="of:=IF(ISNUMBER(FIND(&quot;: Washer&quot;; [.$C119])); [.$U119]; IF(ISNUMBER(FIND(&quot;Φ&quot;; [.$C119])); MID([.$C119]; FIND(&quot;Φ&quot;; [.$C119]) + 1; FIND(&quot;mm&quot;; [.$C119]; FIND(&quot;Φ&quot;; [.$C119])) - FIND(&quot;Φ&quot;; [.$C119]) - 1); IF(ISNUMBER(FIND(&quot;: Bolt M&quot;; [.$C119])); MID([.$C119]; FIND(&quot;: Bolt M&quot;; [.$C119]) + 8; FIND(&quot; &quot;; [.$C119]; FIND(&quot;: Bolt M&quot;; [.$C119]) + 8) - FIND(&quot;: Bolt M&quot;; [.$C119]) - 8); &quot;&quot;)))">
            <text:p/>
          </table:table-cell>
          <table:table-cell table:formula="of:=IF(ISNUMBER(FIND(&quot;Φ&quot;; [.$C119]));&#10;      MID([.$C119];&#10;          FIND(&quot;mm &quot;; [.$C119]; FIND(&quot;Φ&quot;; [.$C119])) + 5;&#10;          FIND(&quot;mm &quot;; [.$C119]; FIND(&quot;mm &quot;; [.$C119]; FIND(&quot;Φ&quot;; [.$C119])) + 4) - FIND(&quot;mm &quot;; [.$C119]; FIND(&quot;Φ&quot;; [.$C119])) - 5&#10;     );&#10;      MID([.$C119];&#10;          FIND(&quot;mm &quot;; [.$C119]; FIND(&quot;: &quot;; [.$C119])) - FIND(&quot; &quot;; STRING_REVERSE(LEFT([.$C119]; FIND(&quot;mm &quot;; [.$C119]; FIND(&quot;: &quot;; [.$C119]))))) + 2;&#10;          FIND(&quot; &quot;; STRING_REVERSE(LEFT([.$C119]; FIND(&quot;mm &quot;; [.$C119]; FIND(&quot;: &quot;; [.$C119]))))) - 2&#10;     )&#10;)" office:value-type="string" office:string-value="" calcext:value-type="error">
            <text:p>#VALUE!</text:p>
          </table:table-cell>
          <table:table-cell table:formula="of:=IF(ISNUMBER(FIND(&quot;Φ&quot;; [.$C119]));&#10;      MID([.$C120];           FIND(&quot;mm &quot;; [.$C120]; FIND(&quot;mm &quot;; [.$C120]; FIND(&quot;mm &quot;; [.$C120]; FIND(&quot;: &quot;; [.$C120])) + 2) + 2) - FIND(&quot; &quot;; STRING_REVERSE(LEFT([.$C120]; FIND(&quot;mm &quot;; [.$C120]; FIND(&quot;mm &quot;; [.$C120]; FIND(&quot;mm &quot;; [.$C120]; FIND(&quot;: &quot;; [.$C120])) + 2) + 2)))) + 2;           FIND(&quot; &quot;; STRING_REVERSE(LEFT([.$C120]; FIND(&quot;mm &quot;; [.$C120]; FIND(&quot;mm &quot;; [.$C120]; FIND(&quot;mm &quot;; [.$C120]; FIND(&quot;: &quot;; [.$C120])) + 2) + 2)))) - 2      );&#10;      MID([.$C119];&#10;          FIND(&quot;mm &quot;; [.$C119]; FIND(&quot;mm &quot;; [.$C119]; FIND(&quot;: &quot;; [.$C119])) + 2) - FIND(&quot; &quot;; STRING_REVERSE(LEFT([.$C119]; FIND(&quot;mm &quot;; [.$C119]; FIND(&quot;mm &quot;; [.$C119]; FIND(&quot;: &quot;; [.$C119])) + 2)))) + 2;&#10;          FIND(&quot; &quot;; STRING_REVERSE(LEFT([.$C119]; FIND(&quot;mm &quot;; [.$C119]; FIND(&quot;mm &quot;; [.$C119]; FIND(&quot;: &quot;; [.$C119])) + 2)))) - 2&#10;     )&#10;)" office:value-type="string" office:string-value="" calcext:value-type="error">
            <text:p>#VALUE!</text:p>
          </table:table-cell>
          <table:table-cell table:formula="of:=IF(ISNUMBER(FIND(&quot;Φ&quot;; [.$C119]));&#10;      &quot;&quot;;&#10;      MID([.$C119];&#10;          FIND(&quot;mm &quot;; [.$C119]; FIND(&quot;mm &quot;; [.$C119]; FIND(&quot;mm &quot;; [.$C119]; FIND(&quot;: &quot;; [.$C119])) + 2) + 2) - FIND(&quot; &quot;; STRING_REVERSE(LEFT([.$C119]; FIND(&quot;mm &quot;; [.$C119]; FIND(&quot;mm &quot;; [.$C119]; FIND(&quot;mm &quot;; [.$C119]; FIND(&quot;: &quot;; [.$C119])) + 2) + 2)))) + 2;&#10;          FIND(&quot; &quot;; STRING_REVERSE(LEFT([.$C119]; FIND(&quot;mm &quot;; [.$C119]; FIND(&quot;mm &quot;; [.$C119]; FIND(&quot;mm &quot;; [.$C119]; FIND(&quot;: &quot;; [.$C119])) + 2) + 2)))) - 2&#10;     )&#10;)" office:value-type="string" office:string-value="" calcext:value-type="error">
            <text:p>#VALUE!</text:p>
          </table:table-cell>
          <table:table-cell table:formula="of:=IF(ISNUMBER(FIND(&quot;Φ&quot;; [.$C119]));&#10;      IF(ISNUMBER(FIND(&quot;: Washer&quot;; [.$C119])); [.$V119]; &quot;&quot;);&#10;      MID([.$C119];&#10;          FIND(&quot;mm &quot;; [.$C119]; FIND(&quot;mm &quot;; [.$C119]; FIND(&quot;mm &quot;; [.$C119]; FIND(&quot;mm &quot;; [.$C119]; FIND(&quot;: &quot;; [.$C119])) + 2) + 2) + 2) - FIND(&quot; &quot;; STRING_REVERSE(LEFT([.$C119]; FIND(&quot;mm &quot;; [.$C119]; FIND(&quot;mm &quot;; [.$C119]; FIND(&quot;mm &quot;; [.$C119]; FIND(&quot;mm &quot;; [.$C119]; FIND(&quot;: &quot;; [.$C119])) + 2) + 2) + 2)))) + 2;&#10;          FIND(&quot; &quot;; STRING_REVERSE(LEFT([.$C119]; FIND(&quot;mm &quot;; [.$C119]; FIND(&quot;mm &quot;; [.$C119]; FIND(&quot;mm &quot;; [.$C119]; FIND(&quot;mm &quot;; [.$C119]; FIND(&quot;: &quot;; [.$C119])) + 2) + 2) + 2)))) - 2&#10;     )&#10;)" office:value-type="string" office:string-value="" calcext:value-type="error">
            <text:p>#VALUE!</text:p>
          </table:table-cell>
          <table:table-cell table:style-name="ce17" table:formula="of:=NOT(OR([.$F119:.$Q119]))" office:value-type="boolean" office:boolean-value="false" calcext:value-type="boolean">
            <text:p>FALSE</text:p>
          </table:table-cell>
          <table:table-cell table:formula="of:=RIGHT([.$C119]; LEN([.$C119]) - FIND(&quot; - x&quot;; [.$C119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ECHO: "Washer: Washer Φ25mm x 10mm x 3mm - x1"</text:p>
          </table:table-cell>
          <table:table-cell table:formula="of:=MID([.$B120]; 8; LEN([.$B120]) - 8)" office:value-type="string" office:string-value="Washer: Washer Φ25mm x 10mm x 3mm - x1" calcext:value-type="string">
            <text:p>Washer: Washer Φ25mm x 10mm x 3mm - x1</text:p>
          </table:table-cell>
          <table:table-cell table:formula="of:=IF(LEFT([.$C120]; 5) = &quot;Tool:&quot;; RIGHT([.$C120]; LEN([.$C120]) - 6); LEFT([.$C120]; FIND(&quot;:&quot;; [.$C120]) - 1))" office:value-type="string" office:string-value="Washer" calcext:value-type="string">
            <text:p>Washer</text:p>
          </table:table-cell>
          <table:table-cell table:style-name="ce7" table:formula="of:=NOT(RIGHT(TRIM([.$C120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20]))" office:value-type="boolean" office:boolean-value="true" calcext:value-type="boolean">
            <text:p>TRUE</text:p>
          </table:table-cell>
          <table:table-cell table:style-name="ce7" table:formula="of:=ISNUMBER(FIND(&quot;: Bolt&quot;; [.$C120]))" office:value-type="boolean" office:boolean-value="false" calcext:value-type="boolean">
            <text:p>FALSE</text:p>
          </table:table-cell>
          <table:table-cell table:style-name="ce7" table:formula="of:=ISNUMBER(FIND(&quot;: Nut&quot;; [.$C120]))" office:value-type="boolean" office:boolean-value="false" calcext:value-type="boolean">
            <text:p>FALSE</text:p>
          </table:table-cell>
          <table:table-cell table:style-name="ce7" table:formula="of:=ISNUMBER(SEARCH(&quot;: Wheel&quot;; [.$C120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20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20]))" office:value-type="boolean" office:boolean-value="false" calcext:value-type="boolean">
            <text:p>FALSE</text:p>
          </table:table-cell>
          <table:table-cell table:style-name="ce7" table:formula="of:=ISNUMBER(SEARCH(&quot;ALUMINIUM SHEET&quot;; [.$C120]))" office:value-type="boolean" office:boolean-value="false" calcext:value-type="boolean">
            <text:p>FALSE</text:p>
          </table:table-cell>
          <table:table-cell table:style-name="ce7" table:formula="of:=ISNUMBER(FIND(&quot;: Tube clamp&quot;; [.$C120]))" office:value-type="boolean" office:boolean-value="false" calcext:value-type="boolean">
            <text:p>FALSE</text:p>
          </table:table-cell>
          <table:table-cell table:style-name="ce7" table:formula="of:=AND(ISNUMBER(FIND(&quot;: Tube clamp&quot;; [.$C120])); ISNUMBER(SEARCH(&quot;104:&quot;; [.$C120])))" office:value-type="boolean" office:boolean-value="false" calcext:value-type="boolean">
            <text:p>FALSE</text:p>
          </table:table-cell>
          <table:table-cell table:style-name="ce7" table:formula="of:=AND(ISNUMBER(FIND(&quot;: Tube clamp&quot;; [.$C120])); ISNUMBER(SEARCH(&quot;116:&quot;; [.$C120])))" office:value-type="boolean" office:boolean-value="false" calcext:value-type="boolean">
            <text:p>FALSE</text:p>
          </table:table-cell>
          <table:table-cell table:style-name="ce7" table:formula="of:=AND(ISNUMBER(FIND(&quot;: Tube clamp&quot;; [.$C120])); ISNUMBER(SEARCH(&quot;132:&quot;; [.$C120])))" office:value-type="boolean" office:boolean-value="false" calcext:value-type="boolean">
            <text:p>FALSE</text:p>
          </table:table-cell>
          <table:table-cell table:style-name="ce7" table:formula="of:=AND(ISNUMBER(FIND(&quot;: Tube clamp&quot;; [.$C120])); ISNUMBER(SEARCH(&quot;176:&quot;; [.$C120])))" office:value-type="boolean" office:boolean-value="false" calcext:value-type="boolean">
            <text:p>FALSE</text:p>
          </table:table-cell>
          <table:table-cell table:style-name="ce7" table:formula="of:=ISNUMBER(FIND(&quot;Tool:&quot;; [.$C120]))" office:value-type="boolean" office:boolean-value="false" calcext:value-type="boolean">
            <text:p>FALSE</text:p>
          </table:table-cell>
          <table:table-cell table:style-name="ce12" table:formula="of:=IF(ISNUMBER(FIND(&quot;Φ&quot;; [.$C120])); MID([.$C120]; FIND(&quot;Φ&quot;; [.$C120]) + 1; FIND(&quot;mm&quot;; [.$C120]; FIND(&quot;Φ&quot;; [.$C120])) - FIND(&quot;Φ&quot;; [.$C120]) - 1); IF(ISNUMBER(FIND(&quot;: Bolt M&quot;; [.$C120])); MID([.$C120]; FIND(&quot;: Bolt M&quot;; [.$C120]) + 8; FIND(&quot; &quot;; [.$C120]; FIND(&quot;: Bolt M&quot;; [.$C120]) + 8) - FIND(&quot;: Bolt M&quot;; [.$C120]) - 8); &quot;&quot;))" office:value-type="string" office:string-value="25" calcext:value-type="string">
            <text:p>25</text:p>
          </table:table-cell>
          <table:table-cell table:style-name="ce12" table:formula="of:=IF(ISNUMBER(FIND(&quot;: Washer&quot;; [.$C120])); [.$U120]; IF(ISNUMBER(FIND(&quot;Φ&quot;; [.$C120])); MID([.$C120]; FIND(&quot;Φ&quot;; [.$C120]) + 1; FIND(&quot;mm&quot;; [.$C120]; FIND(&quot;Φ&quot;; [.$C120])) - FIND(&quot;Φ&quot;; [.$C120]) - 1); IF(ISNUMBER(FIND(&quot;: Bolt M&quot;; [.$C120])); MID([.$C120]; FIND(&quot;: Bolt M&quot;; [.$C120]) + 8; FIND(&quot; &quot;; [.$C120]; FIND(&quot;: Bolt M&quot;; [.$C120]) + 8) - FIND(&quot;: Bolt M&quot;; [.$C120]) - 8); &quot;&quot;)))" office:value-type="string" office:string-value="10" calcext:value-type="string">
            <text:p>10</text:p>
          </table:table-cell>
          <table:table-cell table:formula="of:=IF(ISNUMBER(FIND(&quot;Φ&quot;; [.$C120]));&#10;      MID([.$C120];&#10;          FIND(&quot;mm &quot;; [.$C120]; FIND(&quot;Φ&quot;; [.$C120])) + 5;&#10;          FIND(&quot;mm &quot;; [.$C120]; FIND(&quot;mm &quot;; [.$C120]; FIND(&quot;Φ&quot;; [.$C120])) + 4) - FIND(&quot;mm &quot;; [.$C120]; FIND(&quot;Φ&quot;; [.$C120])) - 5&#10;     );&#10;      MID([.$C120];&#10;          FIND(&quot;mm &quot;; [.$C120]; FIND(&quot;: &quot;; [.$C120])) - FIND(&quot; &quot;; STRING_REVERSE(LEFT([.$C120]; FIND(&quot;mm &quot;; [.$C120]; FIND(&quot;: &quot;; [.$C120]))))) + 2;&#10;          FIND(&quot; &quot;; STRING_REVERSE(LEFT([.$C120]; FIND(&quot;mm &quot;; [.$C120]; FIND(&quot;: &quot;; [.$C120]))))) - 2&#10;     )&#10;)" office:value-type="string" office:string-value="10" calcext:value-type="string">
            <text:p>10</text:p>
          </table:table-cell>
          <table:table-cell table:formula="of:=IF(ISNUMBER(FIND(&quot;Φ&quot;; [.$C120]));&#10;      MID([.$C121];           FIND(&quot;mm &quot;; [.$C121]; FIND(&quot;mm &quot;; [.$C121]; FIND(&quot;mm &quot;; [.$C121]; FIND(&quot;: &quot;; [.$C121])) + 2) + 2) - FIND(&quot; &quot;; STRING_REVERSE(LEFT([.$C121]; FIND(&quot;mm &quot;; [.$C121]; FIND(&quot;mm &quot;; [.$C121]; FIND(&quot;mm &quot;; [.$C121]; FIND(&quot;: &quot;; [.$C121])) + 2) + 2)))) + 2;           FIND(&quot; &quot;; STRING_REVERSE(LEFT([.$C121]; FIND(&quot;mm &quot;; [.$C121]; FIND(&quot;mm &quot;; [.$C121]; FIND(&quot;mm &quot;; [.$C121]; FIND(&quot;: &quot;; [.$C121])) + 2) + 2)))) - 2      );&#10;      MID([.$C120];&#10;          FIND(&quot;mm &quot;; [.$C120]; FIND(&quot;mm &quot;; [.$C120]; FIND(&quot;: &quot;; [.$C120])) + 2) - FIND(&quot; &quot;; STRING_REVERSE(LEFT([.$C120]; FIND(&quot;mm &quot;; [.$C120]; FIND(&quot;mm &quot;; [.$C120]; FIND(&quot;: &quot;; [.$C120])) + 2)))) + 2;&#10;          FIND(&quot; &quot;; STRING_REVERSE(LEFT([.$C120]; FIND(&quot;mm &quot;; [.$C120]; FIND(&quot;mm &quot;; [.$C120]; FIND(&quot;: &quot;; [.$C120])) + 2)))) - 2&#10;     )&#10;)" office:value-type="string" office:string-value="3" calcext:value-type="string">
            <text:p>3</text:p>
          </table:table-cell>
          <table:table-cell table:formula="of:=IF(ISNUMBER(FIND(&quot;Φ&quot;; [.$C120]));&#10;      &quot;&quot;;&#10;      MID([.$C120];&#10;          FIND(&quot;mm &quot;; [.$C120]; FIND(&quot;mm &quot;; [.$C120]; FIND(&quot;mm &quot;; [.$C120]; FIND(&quot;: &quot;; [.$C120])) + 2) + 2) - FIND(&quot; &quot;; STRING_REVERSE(LEFT([.$C120]; FIND(&quot;mm &quot;; [.$C120]; FIND(&quot;mm &quot;; [.$C120]; FIND(&quot;mm &quot;; [.$C120]; FIND(&quot;: &quot;; [.$C120])) + 2) + 2)))) + 2;&#10;          FIND(&quot; &quot;; STRING_REVERSE(LEFT([.$C120]; FIND(&quot;mm &quot;; [.$C120]; FIND(&quot;mm &quot;; [.$C120]; FIND(&quot;mm &quot;; [.$C120]; FIND(&quot;: &quot;; [.$C120])) + 2) + 2)))) - 2&#10;     )&#10;)">
            <text:p/>
          </table:table-cell>
          <table:table-cell table:formula="of:=IF(ISNUMBER(FIND(&quot;Φ&quot;; [.$C120]));&#10;      IF(ISNUMBER(FIND(&quot;: Washer&quot;; [.$C120])); [.$V120]; &quot;&quot;);&#10;      MID([.$C120];&#10;          FIND(&quot;mm &quot;; [.$C120]; FIND(&quot;mm &quot;; [.$C120]; FIND(&quot;mm &quot;; [.$C120]; FIND(&quot;mm &quot;; [.$C120]; FIND(&quot;: &quot;; [.$C120])) + 2) + 2) + 2) - FIND(&quot; &quot;; STRING_REVERSE(LEFT([.$C120]; FIND(&quot;mm &quot;; [.$C120]; FIND(&quot;mm &quot;; [.$C120]; FIND(&quot;mm &quot;; [.$C120]; FIND(&quot;mm &quot;; [.$C120]; FIND(&quot;: &quot;; [.$C120])) + 2) + 2) + 2)))) + 2;&#10;          FIND(&quot; &quot;; STRING_REVERSE(LEFT([.$C120]; FIND(&quot;mm &quot;; [.$C120]; FIND(&quot;mm &quot;; [.$C120]; FIND(&quot;mm &quot;; [.$C120]; FIND(&quot;mm &quot;; [.$C120]; FIND(&quot;: &quot;; [.$C120])) + 2) + 2) + 2)))) - 2&#10;     )&#10;)" office:value-type="string" office:string-value="3" calcext:value-type="string">
            <text:p>3</text:p>
          </table:table-cell>
          <table:table-cell table:style-name="ce17" table:formula="of:=NOT(OR([.$F120:.$Q120]))" office:value-type="boolean" office:boolean-value="false" calcext:value-type="boolean">
            <text:p>FALSE</text:p>
          </table:table-cell>
          <table:table-cell table:formula="of:=RIGHT([.$C120]; LEN([.$C120]) - FIND(&quot; - x&quot;; [.$C120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ECHO: "Washer: Washer Φ25mm x 10mm x 3mm - x1"</text:p>
          </table:table-cell>
          <table:table-cell table:formula="of:=MID([.$B121]; 8; LEN([.$B121]) - 8)" office:value-type="string" office:string-value="Washer: Washer Φ25mm x 10mm x 3mm - x1" calcext:value-type="string">
            <text:p>Washer: Washer Φ25mm x 10mm x 3mm - x1</text:p>
          </table:table-cell>
          <table:table-cell table:formula="of:=IF(LEFT([.$C121]; 5) = &quot;Tool:&quot;; RIGHT([.$C121]; LEN([.$C121]) - 6); LEFT([.$C121]; FIND(&quot;:&quot;; [.$C121]) - 1))" office:value-type="string" office:string-value="Washer" calcext:value-type="string">
            <text:p>Washer</text:p>
          </table:table-cell>
          <table:table-cell table:style-name="ce7" table:formula="of:=NOT(RIGHT(TRIM([.$C121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21]))" office:value-type="boolean" office:boolean-value="true" calcext:value-type="boolean">
            <text:p>TRUE</text:p>
          </table:table-cell>
          <table:table-cell table:style-name="ce7" table:formula="of:=ISNUMBER(FIND(&quot;: Bolt&quot;; [.$C121]))" office:value-type="boolean" office:boolean-value="false" calcext:value-type="boolean">
            <text:p>FALSE</text:p>
          </table:table-cell>
          <table:table-cell table:style-name="ce7" table:formula="of:=ISNUMBER(FIND(&quot;: Nut&quot;; [.$C121]))" office:value-type="boolean" office:boolean-value="false" calcext:value-type="boolean">
            <text:p>FALSE</text:p>
          </table:table-cell>
          <table:table-cell table:style-name="ce7" table:formula="of:=ISNUMBER(SEARCH(&quot;: Wheel&quot;; [.$C121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21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21]))" office:value-type="boolean" office:boolean-value="false" calcext:value-type="boolean">
            <text:p>FALSE</text:p>
          </table:table-cell>
          <table:table-cell table:style-name="ce7" table:formula="of:=ISNUMBER(SEARCH(&quot;ALUMINIUM SHEET&quot;; [.$C121]))" office:value-type="boolean" office:boolean-value="false" calcext:value-type="boolean">
            <text:p>FALSE</text:p>
          </table:table-cell>
          <table:table-cell table:style-name="ce7" table:formula="of:=ISNUMBER(FIND(&quot;: Tube clamp&quot;; [.$C121]))" office:value-type="boolean" office:boolean-value="false" calcext:value-type="boolean">
            <text:p>FALSE</text:p>
          </table:table-cell>
          <table:table-cell table:style-name="ce7" table:formula="of:=AND(ISNUMBER(FIND(&quot;: Tube clamp&quot;; [.$C121])); ISNUMBER(SEARCH(&quot;104:&quot;; [.$C121])))" office:value-type="boolean" office:boolean-value="false" calcext:value-type="boolean">
            <text:p>FALSE</text:p>
          </table:table-cell>
          <table:table-cell table:style-name="ce7" table:formula="of:=AND(ISNUMBER(FIND(&quot;: Tube clamp&quot;; [.$C121])); ISNUMBER(SEARCH(&quot;116:&quot;; [.$C121])))" office:value-type="boolean" office:boolean-value="false" calcext:value-type="boolean">
            <text:p>FALSE</text:p>
          </table:table-cell>
          <table:table-cell table:style-name="ce7" table:formula="of:=AND(ISNUMBER(FIND(&quot;: Tube clamp&quot;; [.$C121])); ISNUMBER(SEARCH(&quot;132:&quot;; [.$C121])))" office:value-type="boolean" office:boolean-value="false" calcext:value-type="boolean">
            <text:p>FALSE</text:p>
          </table:table-cell>
          <table:table-cell table:style-name="ce7" table:formula="of:=AND(ISNUMBER(FIND(&quot;: Tube clamp&quot;; [.$C121])); ISNUMBER(SEARCH(&quot;176:&quot;; [.$C121])))" office:value-type="boolean" office:boolean-value="false" calcext:value-type="boolean">
            <text:p>FALSE</text:p>
          </table:table-cell>
          <table:table-cell table:style-name="ce7" table:formula="of:=ISNUMBER(FIND(&quot;Tool:&quot;; [.$C121]))" office:value-type="boolean" office:boolean-value="false" calcext:value-type="boolean">
            <text:p>FALSE</text:p>
          </table:table-cell>
          <table:table-cell table:style-name="ce12" table:formula="of:=IF(ISNUMBER(FIND(&quot;Φ&quot;; [.$C121])); MID([.$C121]; FIND(&quot;Φ&quot;; [.$C121]) + 1; FIND(&quot;mm&quot;; [.$C121]; FIND(&quot;Φ&quot;; [.$C121])) - FIND(&quot;Φ&quot;; [.$C121]) - 1); IF(ISNUMBER(FIND(&quot;: Bolt M&quot;; [.$C121])); MID([.$C121]; FIND(&quot;: Bolt M&quot;; [.$C121]) + 8; FIND(&quot; &quot;; [.$C121]; FIND(&quot;: Bolt M&quot;; [.$C121]) + 8) - FIND(&quot;: Bolt M&quot;; [.$C121]) - 8); &quot;&quot;))" office:value-type="string" office:string-value="25" calcext:value-type="string">
            <text:p>25</text:p>
          </table:table-cell>
          <table:table-cell table:style-name="ce12" table:formula="of:=IF(ISNUMBER(FIND(&quot;: Washer&quot;; [.$C121])); [.$U121]; IF(ISNUMBER(FIND(&quot;Φ&quot;; [.$C121])); MID([.$C121]; FIND(&quot;Φ&quot;; [.$C121]) + 1; FIND(&quot;mm&quot;; [.$C121]; FIND(&quot;Φ&quot;; [.$C121])) - FIND(&quot;Φ&quot;; [.$C121]) - 1); IF(ISNUMBER(FIND(&quot;: Bolt M&quot;; [.$C121])); MID([.$C121]; FIND(&quot;: Bolt M&quot;; [.$C121]) + 8; FIND(&quot; &quot;; [.$C121]; FIND(&quot;: Bolt M&quot;; [.$C121]) + 8) - FIND(&quot;: Bolt M&quot;; [.$C121]) - 8); &quot;&quot;)))" office:value-type="string" office:string-value="10" calcext:value-type="string">
            <text:p>10</text:p>
          </table:table-cell>
          <table:table-cell table:formula="of:=IF(ISNUMBER(FIND(&quot;Φ&quot;; [.$C121]));&#10;      MID([.$C121];&#10;          FIND(&quot;mm &quot;; [.$C121]; FIND(&quot;Φ&quot;; [.$C121])) + 5;&#10;          FIND(&quot;mm &quot;; [.$C121]; FIND(&quot;mm &quot;; [.$C121]; FIND(&quot;Φ&quot;; [.$C121])) + 4) - FIND(&quot;mm &quot;; [.$C121]; FIND(&quot;Φ&quot;; [.$C121])) - 5&#10;     );&#10;      MID([.$C121];&#10;          FIND(&quot;mm &quot;; [.$C121]; FIND(&quot;: &quot;; [.$C121])) - FIND(&quot; &quot;; STRING_REVERSE(LEFT([.$C121]; FIND(&quot;mm &quot;; [.$C121]; FIND(&quot;: &quot;; [.$C121]))))) + 2;&#10;          FIND(&quot; &quot;; STRING_REVERSE(LEFT([.$C121]; FIND(&quot;mm &quot;; [.$C121]; FIND(&quot;: &quot;; [.$C121]))))) - 2&#10;     )&#10;)" office:value-type="string" office:string-value="10" calcext:value-type="string">
            <text:p>10</text:p>
          </table:table-cell>
          <table:table-cell table:formula="of:=IF(ISNUMBER(FIND(&quot;Φ&quot;; [.$C121]));&#10;      MID([.$C122];           FIND(&quot;mm &quot;; [.$C122]; FIND(&quot;mm &quot;; [.$C122]; FIND(&quot;mm &quot;; [.$C122]; FIND(&quot;: &quot;; [.$C122])) + 2) + 2) - FIND(&quot; &quot;; STRING_REVERSE(LEFT([.$C122]; FIND(&quot;mm &quot;; [.$C122]; FIND(&quot;mm &quot;; [.$C122]; FIND(&quot;mm &quot;; [.$C122]; FIND(&quot;: &quot;; [.$C122])) + 2) + 2)))) + 2;           FIND(&quot; &quot;; STRING_REVERSE(LEFT([.$C122]; FIND(&quot;mm &quot;; [.$C122]; FIND(&quot;mm &quot;; [.$C122]; FIND(&quot;mm &quot;; [.$C122]; FIND(&quot;: &quot;; [.$C122])) + 2) + 2)))) - 2      );&#10;      MID([.$C121];&#10;          FIND(&quot;mm &quot;; [.$C121]; FIND(&quot;mm &quot;; [.$C121]; FIND(&quot;: &quot;; [.$C121])) + 2) - FIND(&quot; &quot;; STRING_REVERSE(LEFT([.$C121]; FIND(&quot;mm &quot;; [.$C121]; FIND(&quot;mm &quot;; [.$C121]; FIND(&quot;: &quot;; [.$C121])) + 2)))) + 2;&#10;          FIND(&quot; &quot;; STRING_REVERSE(LEFT([.$C121]; FIND(&quot;mm &quot;; [.$C121]; FIND(&quot;mm &quot;; [.$C121]; FIND(&quot;: &quot;; [.$C121])) + 2)))) - 2&#10;     )&#10;)" office:value-type="string" office:string-value="3" calcext:value-type="string">
            <text:p>3</text:p>
          </table:table-cell>
          <table:table-cell table:formula="of:=IF(ISNUMBER(FIND(&quot;Φ&quot;; [.$C121]));&#10;      &quot;&quot;;&#10;      MID([.$C121];&#10;          FIND(&quot;mm &quot;; [.$C121]; FIND(&quot;mm &quot;; [.$C121]; FIND(&quot;mm &quot;; [.$C121]; FIND(&quot;: &quot;; [.$C121])) + 2) + 2) - FIND(&quot; &quot;; STRING_REVERSE(LEFT([.$C121]; FIND(&quot;mm &quot;; [.$C121]; FIND(&quot;mm &quot;; [.$C121]; FIND(&quot;mm &quot;; [.$C121]; FIND(&quot;: &quot;; [.$C121])) + 2) + 2)))) + 2;&#10;          FIND(&quot; &quot;; STRING_REVERSE(LEFT([.$C121]; FIND(&quot;mm &quot;; [.$C121]; FIND(&quot;mm &quot;; [.$C121]; FIND(&quot;mm &quot;; [.$C121]; FIND(&quot;: &quot;; [.$C121])) + 2) + 2)))) - 2&#10;     )&#10;)">
            <text:p/>
          </table:table-cell>
          <table:table-cell table:formula="of:=IF(ISNUMBER(FIND(&quot;Φ&quot;; [.$C121]));&#10;      IF(ISNUMBER(FIND(&quot;: Washer&quot;; [.$C121])); [.$V121]; &quot;&quot;);&#10;      MID([.$C121];&#10;          FIND(&quot;mm &quot;; [.$C121]; FIND(&quot;mm &quot;; [.$C121]; FIND(&quot;mm &quot;; [.$C121]; FIND(&quot;mm &quot;; [.$C121]; FIND(&quot;: &quot;; [.$C121])) + 2) + 2) + 2) - FIND(&quot; &quot;; STRING_REVERSE(LEFT([.$C121]; FIND(&quot;mm &quot;; [.$C121]; FIND(&quot;mm &quot;; [.$C121]; FIND(&quot;mm &quot;; [.$C121]; FIND(&quot;mm &quot;; [.$C121]; FIND(&quot;: &quot;; [.$C121])) + 2) + 2) + 2)))) + 2;&#10;          FIND(&quot; &quot;; STRING_REVERSE(LEFT([.$C121]; FIND(&quot;mm &quot;; [.$C121]; FIND(&quot;mm &quot;; [.$C121]; FIND(&quot;mm &quot;; [.$C121]; FIND(&quot;mm &quot;; [.$C121]; FIND(&quot;: &quot;; [.$C121])) + 2) + 2) + 2)))) - 2&#10;     )&#10;)" office:value-type="string" office:string-value="3" calcext:value-type="string">
            <text:p>3</text:p>
          </table:table-cell>
          <table:table-cell table:style-name="ce17" table:formula="of:=NOT(OR([.$F121:.$Q121]))" office:value-type="boolean" office:boolean-value="false" calcext:value-type="boolean">
            <text:p>FALSE</text:p>
          </table:table-cell>
          <table:table-cell table:formula="of:=RIGHT([.$C121]; LEN([.$C121]) - FIND(&quot; - x&quot;; [.$C121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ECHO: "Washer: Washer Φ25mm x 6mm x 3mm - x1"</text:p>
          </table:table-cell>
          <table:table-cell table:formula="of:=MID([.$B122]; 8; LEN([.$B122]) - 8)" office:value-type="string" office:string-value="Washer: Washer Φ25mm x 6mm x 3mm - x1" calcext:value-type="string">
            <text:p>Washer: Washer Φ25mm x 6mm x 3mm - x1</text:p>
          </table:table-cell>
          <table:table-cell table:formula="of:=IF(LEFT([.$C122]; 5) = &quot;Tool:&quot;; RIGHT([.$C122]; LEN([.$C122]) - 6); LEFT([.$C122]; FIND(&quot;:&quot;; [.$C122]) - 1))" office:value-type="string" office:string-value="Washer" calcext:value-type="string">
            <text:p>Washer</text:p>
          </table:table-cell>
          <table:table-cell table:style-name="ce7" table:formula="of:=NOT(RIGHT(TRIM([.$C122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22]))" office:value-type="boolean" office:boolean-value="true" calcext:value-type="boolean">
            <text:p>TRUE</text:p>
          </table:table-cell>
          <table:table-cell table:style-name="ce7" table:formula="of:=ISNUMBER(FIND(&quot;: Bolt&quot;; [.$C122]))" office:value-type="boolean" office:boolean-value="false" calcext:value-type="boolean">
            <text:p>FALSE</text:p>
          </table:table-cell>
          <table:table-cell table:style-name="ce7" table:formula="of:=ISNUMBER(FIND(&quot;: Nut&quot;; [.$C122]))" office:value-type="boolean" office:boolean-value="false" calcext:value-type="boolean">
            <text:p>FALSE</text:p>
          </table:table-cell>
          <table:table-cell table:style-name="ce7" table:formula="of:=ISNUMBER(SEARCH(&quot;: Wheel&quot;; [.$C122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22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22]))" office:value-type="boolean" office:boolean-value="false" calcext:value-type="boolean">
            <text:p>FALSE</text:p>
          </table:table-cell>
          <table:table-cell table:style-name="ce7" table:formula="of:=ISNUMBER(SEARCH(&quot;ALUMINIUM SHEET&quot;; [.$C122]))" office:value-type="boolean" office:boolean-value="false" calcext:value-type="boolean">
            <text:p>FALSE</text:p>
          </table:table-cell>
          <table:table-cell table:style-name="ce7" table:formula="of:=ISNUMBER(FIND(&quot;: Tube clamp&quot;; [.$C122]))" office:value-type="boolean" office:boolean-value="false" calcext:value-type="boolean">
            <text:p>FALSE</text:p>
          </table:table-cell>
          <table:table-cell table:style-name="ce7" table:formula="of:=AND(ISNUMBER(FIND(&quot;: Tube clamp&quot;; [.$C122])); ISNUMBER(SEARCH(&quot;104:&quot;; [.$C122])))" office:value-type="boolean" office:boolean-value="false" calcext:value-type="boolean">
            <text:p>FALSE</text:p>
          </table:table-cell>
          <table:table-cell table:style-name="ce7" table:formula="of:=AND(ISNUMBER(FIND(&quot;: Tube clamp&quot;; [.$C122])); ISNUMBER(SEARCH(&quot;116:&quot;; [.$C122])))" office:value-type="boolean" office:boolean-value="false" calcext:value-type="boolean">
            <text:p>FALSE</text:p>
          </table:table-cell>
          <table:table-cell table:style-name="ce7" table:formula="of:=AND(ISNUMBER(FIND(&quot;: Tube clamp&quot;; [.$C122])); ISNUMBER(SEARCH(&quot;132:&quot;; [.$C122])))" office:value-type="boolean" office:boolean-value="false" calcext:value-type="boolean">
            <text:p>FALSE</text:p>
          </table:table-cell>
          <table:table-cell table:style-name="ce7" table:formula="of:=AND(ISNUMBER(FIND(&quot;: Tube clamp&quot;; [.$C122])); ISNUMBER(SEARCH(&quot;176:&quot;; [.$C122])))" office:value-type="boolean" office:boolean-value="false" calcext:value-type="boolean">
            <text:p>FALSE</text:p>
          </table:table-cell>
          <table:table-cell table:style-name="ce7" table:formula="of:=ISNUMBER(FIND(&quot;Tool:&quot;; [.$C122]))" office:value-type="boolean" office:boolean-value="false" calcext:value-type="boolean">
            <text:p>FALSE</text:p>
          </table:table-cell>
          <table:table-cell table:style-name="ce12" table:formula="of:=IF(ISNUMBER(FIND(&quot;Φ&quot;; [.$C122])); MID([.$C122]; FIND(&quot;Φ&quot;; [.$C122]) + 1; FIND(&quot;mm&quot;; [.$C122]; FIND(&quot;Φ&quot;; [.$C122])) - FIND(&quot;Φ&quot;; [.$C122]) - 1); IF(ISNUMBER(FIND(&quot;: Bolt M&quot;; [.$C122])); MID([.$C122]; FIND(&quot;: Bolt M&quot;; [.$C122]) + 8; FIND(&quot; &quot;; [.$C122]; FIND(&quot;: Bolt M&quot;; [.$C122]) + 8) - FIND(&quot;: Bolt M&quot;; [.$C122]) - 8); &quot;&quot;))" office:value-type="string" office:string-value="25" calcext:value-type="string">
            <text:p>25</text:p>
          </table:table-cell>
          <table:table-cell table:style-name="ce12" table:formula="of:=IF(ISNUMBER(FIND(&quot;: Washer&quot;; [.$C122])); [.$U122]; IF(ISNUMBER(FIND(&quot;Φ&quot;; [.$C122])); MID([.$C122]; FIND(&quot;Φ&quot;; [.$C122]) + 1; FIND(&quot;mm&quot;; [.$C122]; FIND(&quot;Φ&quot;; [.$C122])) - FIND(&quot;Φ&quot;; [.$C122]) - 1); IF(ISNUMBER(FIND(&quot;: Bolt M&quot;; [.$C122])); MID([.$C122]; FIND(&quot;: Bolt M&quot;; [.$C122]) + 8; FIND(&quot; &quot;; [.$C122]; FIND(&quot;: Bolt M&quot;; [.$C122]) + 8) - FIND(&quot;: Bolt M&quot;; [.$C122]) - 8); &quot;&quot;)))" office:value-type="string" office:string-value="6" calcext:value-type="string">
            <text:p>6</text:p>
          </table:table-cell>
          <table:table-cell table:formula="of:=IF(ISNUMBER(FIND(&quot;Φ&quot;; [.$C122]));&#10;      MID([.$C122];&#10;          FIND(&quot;mm &quot;; [.$C122]; FIND(&quot;Φ&quot;; [.$C122])) + 5;&#10;          FIND(&quot;mm &quot;; [.$C122]; FIND(&quot;mm &quot;; [.$C122]; FIND(&quot;Φ&quot;; [.$C122])) + 4) - FIND(&quot;mm &quot;; [.$C122]; FIND(&quot;Φ&quot;; [.$C122])) - 5&#10;     );&#10;      MID([.$C122];&#10;          FIND(&quot;mm &quot;; [.$C122]; FIND(&quot;: &quot;; [.$C122])) - FIND(&quot; &quot;; STRING_REVERSE(LEFT([.$C122]; FIND(&quot;mm &quot;; [.$C122]; FIND(&quot;: &quot;; [.$C122]))))) + 2;&#10;          FIND(&quot; &quot;; STRING_REVERSE(LEFT([.$C122]; FIND(&quot;mm &quot;; [.$C122]; FIND(&quot;: &quot;; [.$C122]))))) - 2&#10;     )&#10;)" office:value-type="string" office:string-value="6" calcext:value-type="string">
            <text:p>6</text:p>
          </table:table-cell>
          <table:table-cell table:formula="of:=IF(ISNUMBER(FIND(&quot;Φ&quot;; [.$C122]));&#10;      MID([.$C123];           FIND(&quot;mm &quot;; [.$C123]; FIND(&quot;mm &quot;; [.$C123]; FIND(&quot;mm &quot;; [.$C123]; FIND(&quot;: &quot;; [.$C123])) + 2) + 2) - FIND(&quot; &quot;; STRING_REVERSE(LEFT([.$C123]; FIND(&quot;mm &quot;; [.$C123]; FIND(&quot;mm &quot;; [.$C123]; FIND(&quot;mm &quot;; [.$C123]; FIND(&quot;: &quot;; [.$C123])) + 2) + 2)))) + 2;           FIND(&quot; &quot;; STRING_REVERSE(LEFT([.$C123]; FIND(&quot;mm &quot;; [.$C123]; FIND(&quot;mm &quot;; [.$C123]; FIND(&quot;mm &quot;; [.$C123]; FIND(&quot;: &quot;; [.$C123])) + 2) + 2)))) - 2      );&#10;      MID([.$C122];&#10;          FIND(&quot;mm &quot;; [.$C122]; FIND(&quot;mm &quot;; [.$C122]; FIND(&quot;: &quot;; [.$C122])) + 2) - FIND(&quot; &quot;; STRING_REVERSE(LEFT([.$C122]; FIND(&quot;mm &quot;; [.$C122]; FIND(&quot;mm &quot;; [.$C122]; FIND(&quot;: &quot;; [.$C122])) + 2)))) + 2;&#10;          FIND(&quot; &quot;; STRING_REVERSE(LEFT([.$C122]; FIND(&quot;mm &quot;; [.$C122]; FIND(&quot;mm &quot;; [.$C122]; FIND(&quot;: &quot;; [.$C122])) + 2)))) - 2&#10;     )&#10;)" office:value-type="string" office:string-value="3" calcext:value-type="string">
            <text:p>3</text:p>
          </table:table-cell>
          <table:table-cell table:formula="of:=IF(ISNUMBER(FIND(&quot;Φ&quot;; [.$C122]));&#10;      &quot;&quot;;&#10;      MID([.$C122];&#10;          FIND(&quot;mm &quot;; [.$C122]; FIND(&quot;mm &quot;; [.$C122]; FIND(&quot;mm &quot;; [.$C122]; FIND(&quot;: &quot;; [.$C122])) + 2) + 2) - FIND(&quot; &quot;; STRING_REVERSE(LEFT([.$C122]; FIND(&quot;mm &quot;; [.$C122]; FIND(&quot;mm &quot;; [.$C122]; FIND(&quot;mm &quot;; [.$C122]; FIND(&quot;: &quot;; [.$C122])) + 2) + 2)))) + 2;&#10;          FIND(&quot; &quot;; STRING_REVERSE(LEFT([.$C122]; FIND(&quot;mm &quot;; [.$C122]; FIND(&quot;mm &quot;; [.$C122]; FIND(&quot;mm &quot;; [.$C122]; FIND(&quot;: &quot;; [.$C122])) + 2) + 2)))) - 2&#10;     )&#10;)">
            <text:p/>
          </table:table-cell>
          <table:table-cell table:formula="of:=IF(ISNUMBER(FIND(&quot;Φ&quot;; [.$C122]));&#10;      IF(ISNUMBER(FIND(&quot;: Washer&quot;; [.$C122])); [.$V122]; &quot;&quot;);&#10;      MID([.$C122];&#10;          FIND(&quot;mm &quot;; [.$C122]; FIND(&quot;mm &quot;; [.$C122]; FIND(&quot;mm &quot;; [.$C122]; FIND(&quot;mm &quot;; [.$C122]; FIND(&quot;: &quot;; [.$C122])) + 2) + 2) + 2) - FIND(&quot; &quot;; STRING_REVERSE(LEFT([.$C122]; FIND(&quot;mm &quot;; [.$C122]; FIND(&quot;mm &quot;; [.$C122]; FIND(&quot;mm &quot;; [.$C122]; FIND(&quot;mm &quot;; [.$C122]; FIND(&quot;: &quot;; [.$C122])) + 2) + 2) + 2)))) + 2;&#10;          FIND(&quot; &quot;; STRING_REVERSE(LEFT([.$C122]; FIND(&quot;mm &quot;; [.$C122]; FIND(&quot;mm &quot;; [.$C122]; FIND(&quot;mm &quot;; [.$C122]; FIND(&quot;mm &quot;; [.$C122]; FIND(&quot;: &quot;; [.$C122])) + 2) + 2) + 2)))) - 2&#10;     )&#10;)" office:value-type="string" office:string-value="3" calcext:value-type="string">
            <text:p>3</text:p>
          </table:table-cell>
          <table:table-cell table:style-name="ce17" table:formula="of:=NOT(OR([.$F122:.$Q122]))" office:value-type="boolean" office:boolean-value="false" calcext:value-type="boolean">
            <text:p>FALSE</text:p>
          </table:table-cell>
          <table:table-cell table:formula="of:=RIGHT([.$C122]; LEN([.$C122]) - FIND(&quot; - x&quot;; [.$C122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ECHO: "Washer: Washer Φ25mm x 6mm x 3mm - x1"</text:p>
          </table:table-cell>
          <table:table-cell table:formula="of:=MID([.$B123]; 8; LEN([.$B123]) - 8)" office:value-type="string" office:string-value="Washer: Washer Φ25mm x 6mm x 3mm - x1" calcext:value-type="string">
            <text:p>Washer: Washer Φ25mm x 6mm x 3mm - x1</text:p>
          </table:table-cell>
          <table:table-cell table:formula="of:=IF(LEFT([.$C123]; 5) = &quot;Tool:&quot;; RIGHT([.$C123]; LEN([.$C123]) - 6); LEFT([.$C123]; FIND(&quot;:&quot;; [.$C123]) - 1))" office:value-type="string" office:string-value="Washer" calcext:value-type="string">
            <text:p>Washer</text:p>
          </table:table-cell>
          <table:table-cell table:style-name="ce7" table:formula="of:=NOT(RIGHT(TRIM([.$C123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23]))" office:value-type="boolean" office:boolean-value="true" calcext:value-type="boolean">
            <text:p>TRUE</text:p>
          </table:table-cell>
          <table:table-cell table:style-name="ce7" table:formula="of:=ISNUMBER(FIND(&quot;: Bolt&quot;; [.$C123]))" office:value-type="boolean" office:boolean-value="false" calcext:value-type="boolean">
            <text:p>FALSE</text:p>
          </table:table-cell>
          <table:table-cell table:style-name="ce7" table:formula="of:=ISNUMBER(FIND(&quot;: Nut&quot;; [.$C123]))" office:value-type="boolean" office:boolean-value="false" calcext:value-type="boolean">
            <text:p>FALSE</text:p>
          </table:table-cell>
          <table:table-cell table:style-name="ce7" table:formula="of:=ISNUMBER(SEARCH(&quot;: Wheel&quot;; [.$C123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23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23]))" office:value-type="boolean" office:boolean-value="false" calcext:value-type="boolean">
            <text:p>FALSE</text:p>
          </table:table-cell>
          <table:table-cell table:style-name="ce7" table:formula="of:=ISNUMBER(SEARCH(&quot;ALUMINIUM SHEET&quot;; [.$C123]))" office:value-type="boolean" office:boolean-value="false" calcext:value-type="boolean">
            <text:p>FALSE</text:p>
          </table:table-cell>
          <table:table-cell table:style-name="ce7" table:formula="of:=ISNUMBER(FIND(&quot;: Tube clamp&quot;; [.$C123]))" office:value-type="boolean" office:boolean-value="false" calcext:value-type="boolean">
            <text:p>FALSE</text:p>
          </table:table-cell>
          <table:table-cell table:style-name="ce7" table:formula="of:=AND(ISNUMBER(FIND(&quot;: Tube clamp&quot;; [.$C123])); ISNUMBER(SEARCH(&quot;104:&quot;; [.$C123])))" office:value-type="boolean" office:boolean-value="false" calcext:value-type="boolean">
            <text:p>FALSE</text:p>
          </table:table-cell>
          <table:table-cell table:style-name="ce7" table:formula="of:=AND(ISNUMBER(FIND(&quot;: Tube clamp&quot;; [.$C123])); ISNUMBER(SEARCH(&quot;116:&quot;; [.$C123])))" office:value-type="boolean" office:boolean-value="false" calcext:value-type="boolean">
            <text:p>FALSE</text:p>
          </table:table-cell>
          <table:table-cell table:style-name="ce7" table:formula="of:=AND(ISNUMBER(FIND(&quot;: Tube clamp&quot;; [.$C123])); ISNUMBER(SEARCH(&quot;132:&quot;; [.$C123])))" office:value-type="boolean" office:boolean-value="false" calcext:value-type="boolean">
            <text:p>FALSE</text:p>
          </table:table-cell>
          <table:table-cell table:style-name="ce7" table:formula="of:=AND(ISNUMBER(FIND(&quot;: Tube clamp&quot;; [.$C123])); ISNUMBER(SEARCH(&quot;176:&quot;; [.$C123])))" office:value-type="boolean" office:boolean-value="false" calcext:value-type="boolean">
            <text:p>FALSE</text:p>
          </table:table-cell>
          <table:table-cell table:style-name="ce7" table:formula="of:=ISNUMBER(FIND(&quot;Tool:&quot;; [.$C123]))" office:value-type="boolean" office:boolean-value="false" calcext:value-type="boolean">
            <text:p>FALSE</text:p>
          </table:table-cell>
          <table:table-cell table:style-name="ce12" table:formula="of:=IF(ISNUMBER(FIND(&quot;Φ&quot;; [.$C123])); MID([.$C123]; FIND(&quot;Φ&quot;; [.$C123]) + 1; FIND(&quot;mm&quot;; [.$C123]; FIND(&quot;Φ&quot;; [.$C123])) - FIND(&quot;Φ&quot;; [.$C123]) - 1); IF(ISNUMBER(FIND(&quot;: Bolt M&quot;; [.$C123])); MID([.$C123]; FIND(&quot;: Bolt M&quot;; [.$C123]) + 8; FIND(&quot; &quot;; [.$C123]; FIND(&quot;: Bolt M&quot;; [.$C123]) + 8) - FIND(&quot;: Bolt M&quot;; [.$C123]) - 8); &quot;&quot;))" office:value-type="string" office:string-value="25" calcext:value-type="string">
            <text:p>25</text:p>
          </table:table-cell>
          <table:table-cell table:style-name="ce12" table:formula="of:=IF(ISNUMBER(FIND(&quot;: Washer&quot;; [.$C123])); [.$U123]; IF(ISNUMBER(FIND(&quot;Φ&quot;; [.$C123])); MID([.$C123]; FIND(&quot;Φ&quot;; [.$C123]) + 1; FIND(&quot;mm&quot;; [.$C123]; FIND(&quot;Φ&quot;; [.$C123])) - FIND(&quot;Φ&quot;; [.$C123]) - 1); IF(ISNUMBER(FIND(&quot;: Bolt M&quot;; [.$C123])); MID([.$C123]; FIND(&quot;: Bolt M&quot;; [.$C123]) + 8; FIND(&quot; &quot;; [.$C123]; FIND(&quot;: Bolt M&quot;; [.$C123]) + 8) - FIND(&quot;: Bolt M&quot;; [.$C123]) - 8); &quot;&quot;)))" office:value-type="string" office:string-value="6" calcext:value-type="string">
            <text:p>6</text:p>
          </table:table-cell>
          <table:table-cell table:formula="of:=IF(ISNUMBER(FIND(&quot;Φ&quot;; [.$C123]));&#10;      MID([.$C123];&#10;          FIND(&quot;mm &quot;; [.$C123]; FIND(&quot;Φ&quot;; [.$C123])) + 5;&#10;          FIND(&quot;mm &quot;; [.$C123]; FIND(&quot;mm &quot;; [.$C123]; FIND(&quot;Φ&quot;; [.$C123])) + 4) - FIND(&quot;mm &quot;; [.$C123]; FIND(&quot;Φ&quot;; [.$C123])) - 5&#10;     );&#10;      MID([.$C123];&#10;          FIND(&quot;mm &quot;; [.$C123]; FIND(&quot;: &quot;; [.$C123])) - FIND(&quot; &quot;; STRING_REVERSE(LEFT([.$C123]; FIND(&quot;mm &quot;; [.$C123]; FIND(&quot;: &quot;; [.$C123]))))) + 2;&#10;          FIND(&quot; &quot;; STRING_REVERSE(LEFT([.$C123]; FIND(&quot;mm &quot;; [.$C123]; FIND(&quot;: &quot;; [.$C123]))))) - 2&#10;     )&#10;)" office:value-type="string" office:string-value="6" calcext:value-type="string">
            <text:p>6</text:p>
          </table:table-cell>
          <table:table-cell table:formula="of:=IF(ISNUMBER(FIND(&quot;Φ&quot;; [.$C123]));&#10;      MID([.$C124];           FIND(&quot;mm &quot;; [.$C124]; FIND(&quot;mm &quot;; [.$C124]; FIND(&quot;mm &quot;; [.$C124]; FIND(&quot;: &quot;; [.$C124])) + 2) + 2) - FIND(&quot; &quot;; STRING_REVERSE(LEFT([.$C124]; FIND(&quot;mm &quot;; [.$C124]; FIND(&quot;mm &quot;; [.$C124]; FIND(&quot;mm &quot;; [.$C124]; FIND(&quot;: &quot;; [.$C124])) + 2) + 2)))) + 2;           FIND(&quot; &quot;; STRING_REVERSE(LEFT([.$C124]; FIND(&quot;mm &quot;; [.$C124]; FIND(&quot;mm &quot;; [.$C124]; FIND(&quot;mm &quot;; [.$C124]; FIND(&quot;: &quot;; [.$C124])) + 2) + 2)))) - 2      );&#10;      MID([.$C123];&#10;          FIND(&quot;mm &quot;; [.$C123]; FIND(&quot;mm &quot;; [.$C123]; FIND(&quot;: &quot;; [.$C123])) + 2) - FIND(&quot; &quot;; STRING_REVERSE(LEFT([.$C123]; FIND(&quot;mm &quot;; [.$C123]; FIND(&quot;mm &quot;; [.$C123]; FIND(&quot;: &quot;; [.$C123])) + 2)))) + 2;&#10;          FIND(&quot; &quot;; STRING_REVERSE(LEFT([.$C123]; FIND(&quot;mm &quot;; [.$C123]; FIND(&quot;mm &quot;; [.$C123]; FIND(&quot;: &quot;; [.$C123])) + 2)))) - 2&#10;     )&#10;)" office:value-type="string" office:string-value="3" calcext:value-type="string">
            <text:p>3</text:p>
          </table:table-cell>
          <table:table-cell table:formula="of:=IF(ISNUMBER(FIND(&quot;Φ&quot;; [.$C123]));&#10;      &quot;&quot;;&#10;      MID([.$C123];&#10;          FIND(&quot;mm &quot;; [.$C123]; FIND(&quot;mm &quot;; [.$C123]; FIND(&quot;mm &quot;; [.$C123]; FIND(&quot;: &quot;; [.$C123])) + 2) + 2) - FIND(&quot; &quot;; STRING_REVERSE(LEFT([.$C123]; FIND(&quot;mm &quot;; [.$C123]; FIND(&quot;mm &quot;; [.$C123]; FIND(&quot;mm &quot;; [.$C123]; FIND(&quot;: &quot;; [.$C123])) + 2) + 2)))) + 2;&#10;          FIND(&quot; &quot;; STRING_REVERSE(LEFT([.$C123]; FIND(&quot;mm &quot;; [.$C123]; FIND(&quot;mm &quot;; [.$C123]; FIND(&quot;mm &quot;; [.$C123]; FIND(&quot;: &quot;; [.$C123])) + 2) + 2)))) - 2&#10;     )&#10;)">
            <text:p/>
          </table:table-cell>
          <table:table-cell table:formula="of:=IF(ISNUMBER(FIND(&quot;Φ&quot;; [.$C123]));&#10;      IF(ISNUMBER(FIND(&quot;: Washer&quot;; [.$C123])); [.$V123]; &quot;&quot;);&#10;      MID([.$C123];&#10;          FIND(&quot;mm &quot;; [.$C123]; FIND(&quot;mm &quot;; [.$C123]; FIND(&quot;mm &quot;; [.$C123]; FIND(&quot;mm &quot;; [.$C123]; FIND(&quot;: &quot;; [.$C123])) + 2) + 2) + 2) - FIND(&quot; &quot;; STRING_REVERSE(LEFT([.$C123]; FIND(&quot;mm &quot;; [.$C123]; FIND(&quot;mm &quot;; [.$C123]; FIND(&quot;mm &quot;; [.$C123]; FIND(&quot;mm &quot;; [.$C123]; FIND(&quot;: &quot;; [.$C123])) + 2) + 2) + 2)))) + 2;&#10;          FIND(&quot; &quot;; STRING_REVERSE(LEFT([.$C123]; FIND(&quot;mm &quot;; [.$C123]; FIND(&quot;mm &quot;; [.$C123]; FIND(&quot;mm &quot;; [.$C123]; FIND(&quot;mm &quot;; [.$C123]; FIND(&quot;: &quot;; [.$C123])) + 2) + 2) + 2)))) - 2&#10;     )&#10;)" office:value-type="string" office:string-value="3" calcext:value-type="string">
            <text:p>3</text:p>
          </table:table-cell>
          <table:table-cell table:style-name="ce17" table:formula="of:=NOT(OR([.$F123:.$Q123]))" office:value-type="boolean" office:boolean-value="false" calcext:value-type="boolean">
            <text:p>FALSE</text:p>
          </table:table-cell>
          <table:table-cell table:formula="of:=RIGHT([.$C123]; LEN([.$C123]) - FIND(&quot; - x&quot;; [.$C123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ECHO: "Washer: Washer Φ25mm x 6mm x 3mm - x1"</text:p>
          </table:table-cell>
          <table:table-cell table:formula="of:=MID([.$B124]; 8; LEN([.$B124]) - 8)" office:value-type="string" office:string-value="Washer: Washer Φ25mm x 6mm x 3mm - x1" calcext:value-type="string">
            <text:p>Washer: Washer Φ25mm x 6mm x 3mm - x1</text:p>
          </table:table-cell>
          <table:table-cell table:formula="of:=IF(LEFT([.$C124]; 5) = &quot;Tool:&quot;; RIGHT([.$C124]; LEN([.$C124]) - 6); LEFT([.$C124]; FIND(&quot;:&quot;; [.$C124]) - 1))" office:value-type="string" office:string-value="Washer" calcext:value-type="string">
            <text:p>Washer</text:p>
          </table:table-cell>
          <table:table-cell table:style-name="ce7" table:formula="of:=NOT(RIGHT(TRIM([.$C124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24]))" office:value-type="boolean" office:boolean-value="true" calcext:value-type="boolean">
            <text:p>TRUE</text:p>
          </table:table-cell>
          <table:table-cell table:style-name="ce7" table:formula="of:=ISNUMBER(FIND(&quot;: Bolt&quot;; [.$C124]))" office:value-type="boolean" office:boolean-value="false" calcext:value-type="boolean">
            <text:p>FALSE</text:p>
          </table:table-cell>
          <table:table-cell table:style-name="ce7" table:formula="of:=ISNUMBER(FIND(&quot;: Nut&quot;; [.$C124]))" office:value-type="boolean" office:boolean-value="false" calcext:value-type="boolean">
            <text:p>FALSE</text:p>
          </table:table-cell>
          <table:table-cell table:style-name="ce7" table:formula="of:=ISNUMBER(SEARCH(&quot;: Wheel&quot;; [.$C124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24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24]))" office:value-type="boolean" office:boolean-value="false" calcext:value-type="boolean">
            <text:p>FALSE</text:p>
          </table:table-cell>
          <table:table-cell table:style-name="ce7" table:formula="of:=ISNUMBER(SEARCH(&quot;ALUMINIUM SHEET&quot;; [.$C124]))" office:value-type="boolean" office:boolean-value="false" calcext:value-type="boolean">
            <text:p>FALSE</text:p>
          </table:table-cell>
          <table:table-cell table:style-name="ce7" table:formula="of:=ISNUMBER(FIND(&quot;: Tube clamp&quot;; [.$C124]))" office:value-type="boolean" office:boolean-value="false" calcext:value-type="boolean">
            <text:p>FALSE</text:p>
          </table:table-cell>
          <table:table-cell table:style-name="ce7" table:formula="of:=AND(ISNUMBER(FIND(&quot;: Tube clamp&quot;; [.$C124])); ISNUMBER(SEARCH(&quot;104:&quot;; [.$C124])))" office:value-type="boolean" office:boolean-value="false" calcext:value-type="boolean">
            <text:p>FALSE</text:p>
          </table:table-cell>
          <table:table-cell table:style-name="ce7" table:formula="of:=AND(ISNUMBER(FIND(&quot;: Tube clamp&quot;; [.$C124])); ISNUMBER(SEARCH(&quot;116:&quot;; [.$C124])))" office:value-type="boolean" office:boolean-value="false" calcext:value-type="boolean">
            <text:p>FALSE</text:p>
          </table:table-cell>
          <table:table-cell table:style-name="ce7" table:formula="of:=AND(ISNUMBER(FIND(&quot;: Tube clamp&quot;; [.$C124])); ISNUMBER(SEARCH(&quot;132:&quot;; [.$C124])))" office:value-type="boolean" office:boolean-value="false" calcext:value-type="boolean">
            <text:p>FALSE</text:p>
          </table:table-cell>
          <table:table-cell table:style-name="ce7" table:formula="of:=AND(ISNUMBER(FIND(&quot;: Tube clamp&quot;; [.$C124])); ISNUMBER(SEARCH(&quot;176:&quot;; [.$C124])))" office:value-type="boolean" office:boolean-value="false" calcext:value-type="boolean">
            <text:p>FALSE</text:p>
          </table:table-cell>
          <table:table-cell table:style-name="ce7" table:formula="of:=ISNUMBER(FIND(&quot;Tool:&quot;; [.$C124]))" office:value-type="boolean" office:boolean-value="false" calcext:value-type="boolean">
            <text:p>FALSE</text:p>
          </table:table-cell>
          <table:table-cell table:style-name="ce12" table:formula="of:=IF(ISNUMBER(FIND(&quot;Φ&quot;; [.$C124])); MID([.$C124]; FIND(&quot;Φ&quot;; [.$C124]) + 1; FIND(&quot;mm&quot;; [.$C124]; FIND(&quot;Φ&quot;; [.$C124])) - FIND(&quot;Φ&quot;; [.$C124]) - 1); IF(ISNUMBER(FIND(&quot;: Bolt M&quot;; [.$C124])); MID([.$C124]; FIND(&quot;: Bolt M&quot;; [.$C124]) + 8; FIND(&quot; &quot;; [.$C124]; FIND(&quot;: Bolt M&quot;; [.$C124]) + 8) - FIND(&quot;: Bolt M&quot;; [.$C124]) - 8); &quot;&quot;))" office:value-type="string" office:string-value="25" calcext:value-type="string">
            <text:p>25</text:p>
          </table:table-cell>
          <table:table-cell table:style-name="ce12" table:formula="of:=IF(ISNUMBER(FIND(&quot;: Washer&quot;; [.$C124])); [.$U124]; IF(ISNUMBER(FIND(&quot;Φ&quot;; [.$C124])); MID([.$C124]; FIND(&quot;Φ&quot;; [.$C124]) + 1; FIND(&quot;mm&quot;; [.$C124]; FIND(&quot;Φ&quot;; [.$C124])) - FIND(&quot;Φ&quot;; [.$C124]) - 1); IF(ISNUMBER(FIND(&quot;: Bolt M&quot;; [.$C124])); MID([.$C124]; FIND(&quot;: Bolt M&quot;; [.$C124]) + 8; FIND(&quot; &quot;; [.$C124]; FIND(&quot;: Bolt M&quot;; [.$C124]) + 8) - FIND(&quot;: Bolt M&quot;; [.$C124]) - 8); &quot;&quot;)))" office:value-type="string" office:string-value="6" calcext:value-type="string">
            <text:p>6</text:p>
          </table:table-cell>
          <table:table-cell table:formula="of:=IF(ISNUMBER(FIND(&quot;Φ&quot;; [.$C124]));&#10;      MID([.$C124];&#10;          FIND(&quot;mm &quot;; [.$C124]; FIND(&quot;Φ&quot;; [.$C124])) + 5;&#10;          FIND(&quot;mm &quot;; [.$C124]; FIND(&quot;mm &quot;; [.$C124]; FIND(&quot;Φ&quot;; [.$C124])) + 4) - FIND(&quot;mm &quot;; [.$C124]; FIND(&quot;Φ&quot;; [.$C124])) - 5&#10;     );&#10;      MID([.$C124];&#10;          FIND(&quot;mm &quot;; [.$C124]; FIND(&quot;: &quot;; [.$C124])) - FIND(&quot; &quot;; STRING_REVERSE(LEFT([.$C124]; FIND(&quot;mm &quot;; [.$C124]; FIND(&quot;: &quot;; [.$C124]))))) + 2;&#10;          FIND(&quot; &quot;; STRING_REVERSE(LEFT([.$C124]; FIND(&quot;mm &quot;; [.$C124]; FIND(&quot;: &quot;; [.$C124]))))) - 2&#10;     )&#10;)" office:value-type="string" office:string-value="6" calcext:value-type="string">
            <text:p>6</text:p>
          </table:table-cell>
          <table:table-cell table:formula="of:=IF(ISNUMBER(FIND(&quot;Φ&quot;; [.$C124]));&#10;      MID([.$C125];           FIND(&quot;mm &quot;; [.$C125]; FIND(&quot;mm &quot;; [.$C125]; FIND(&quot;mm &quot;; [.$C125]; FIND(&quot;: &quot;; [.$C125])) + 2) + 2) - FIND(&quot; &quot;; STRING_REVERSE(LEFT([.$C125]; FIND(&quot;mm &quot;; [.$C125]; FIND(&quot;mm &quot;; [.$C125]; FIND(&quot;mm &quot;; [.$C125]; FIND(&quot;: &quot;; [.$C125])) + 2) + 2)))) + 2;           FIND(&quot; &quot;; STRING_REVERSE(LEFT([.$C125]; FIND(&quot;mm &quot;; [.$C125]; FIND(&quot;mm &quot;; [.$C125]; FIND(&quot;mm &quot;; [.$C125]; FIND(&quot;: &quot;; [.$C125])) + 2) + 2)))) - 2      );&#10;      MID([.$C124];&#10;          FIND(&quot;mm &quot;; [.$C124]; FIND(&quot;mm &quot;; [.$C124]; FIND(&quot;: &quot;; [.$C124])) + 2) - FIND(&quot; &quot;; STRING_REVERSE(LEFT([.$C124]; FIND(&quot;mm &quot;; [.$C124]; FIND(&quot;mm &quot;; [.$C124]; FIND(&quot;: &quot;; [.$C124])) + 2)))) + 2;&#10;          FIND(&quot; &quot;; STRING_REVERSE(LEFT([.$C124]; FIND(&quot;mm &quot;; [.$C124]; FIND(&quot;mm &quot;; [.$C124]; FIND(&quot;: &quot;; [.$C124])) + 2)))) - 2&#10;     )&#10;)" office:value-type="string" office:string-value="3" calcext:value-type="string">
            <text:p>3</text:p>
          </table:table-cell>
          <table:table-cell table:formula="of:=IF(ISNUMBER(FIND(&quot;Φ&quot;; [.$C124]));&#10;      &quot;&quot;;&#10;      MID([.$C124];&#10;          FIND(&quot;mm &quot;; [.$C124]; FIND(&quot;mm &quot;; [.$C124]; FIND(&quot;mm &quot;; [.$C124]; FIND(&quot;: &quot;; [.$C124])) + 2) + 2) - FIND(&quot; &quot;; STRING_REVERSE(LEFT([.$C124]; FIND(&quot;mm &quot;; [.$C124]; FIND(&quot;mm &quot;; [.$C124]; FIND(&quot;mm &quot;; [.$C124]; FIND(&quot;: &quot;; [.$C124])) + 2) + 2)))) + 2;&#10;          FIND(&quot; &quot;; STRING_REVERSE(LEFT([.$C124]; FIND(&quot;mm &quot;; [.$C124]; FIND(&quot;mm &quot;; [.$C124]; FIND(&quot;mm &quot;; [.$C124]; FIND(&quot;: &quot;; [.$C124])) + 2) + 2)))) - 2&#10;     )&#10;)">
            <text:p/>
          </table:table-cell>
          <table:table-cell table:formula="of:=IF(ISNUMBER(FIND(&quot;Φ&quot;; [.$C124]));&#10;      IF(ISNUMBER(FIND(&quot;: Washer&quot;; [.$C124])); [.$V124]; &quot;&quot;);&#10;      MID([.$C124];&#10;          FIND(&quot;mm &quot;; [.$C124]; FIND(&quot;mm &quot;; [.$C124]; FIND(&quot;mm &quot;; [.$C124]; FIND(&quot;mm &quot;; [.$C124]; FIND(&quot;: &quot;; [.$C124])) + 2) + 2) + 2) - FIND(&quot; &quot;; STRING_REVERSE(LEFT([.$C124]; FIND(&quot;mm &quot;; [.$C124]; FIND(&quot;mm &quot;; [.$C124]; FIND(&quot;mm &quot;; [.$C124]; FIND(&quot;mm &quot;; [.$C124]; FIND(&quot;: &quot;; [.$C124])) + 2) + 2) + 2)))) + 2;&#10;          FIND(&quot; &quot;; STRING_REVERSE(LEFT([.$C124]; FIND(&quot;mm &quot;; [.$C124]; FIND(&quot;mm &quot;; [.$C124]; FIND(&quot;mm &quot;; [.$C124]; FIND(&quot;mm &quot;; [.$C124]; FIND(&quot;: &quot;; [.$C124])) + 2) + 2) + 2)))) - 2&#10;     )&#10;)" office:value-type="string" office:string-value="3" calcext:value-type="string">
            <text:p>3</text:p>
          </table:table-cell>
          <table:table-cell table:style-name="ce17" table:formula="of:=NOT(OR([.$F124:.$Q124]))" office:value-type="boolean" office:boolean-value="false" calcext:value-type="boolean">
            <text:p>FALSE</text:p>
          </table:table-cell>
          <table:table-cell table:formula="of:=RIGHT([.$C124]; LEN([.$C124]) - FIND(&quot; - x&quot;; [.$C124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ECHO: "Washer: Washer Φ25mm x 6mm x 3mm - x1"</text:p>
          </table:table-cell>
          <table:table-cell table:formula="of:=MID([.$B125]; 8; LEN([.$B125]) - 8)" office:value-type="string" office:string-value="Washer: Washer Φ25mm x 6mm x 3mm - x1" calcext:value-type="string">
            <text:p>Washer: Washer Φ25mm x 6mm x 3mm - x1</text:p>
          </table:table-cell>
          <table:table-cell table:formula="of:=IF(LEFT([.$C125]; 5) = &quot;Tool:&quot;; RIGHT([.$C125]; LEN([.$C125]) - 6); LEFT([.$C125]; FIND(&quot;:&quot;; [.$C125]) - 1))" office:value-type="string" office:string-value="Washer" calcext:value-type="string">
            <text:p>Washer</text:p>
          </table:table-cell>
          <table:table-cell table:style-name="ce7" table:formula="of:=NOT(RIGHT(TRIM([.$C125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25]))" office:value-type="boolean" office:boolean-value="true" calcext:value-type="boolean">
            <text:p>TRUE</text:p>
          </table:table-cell>
          <table:table-cell table:style-name="ce7" table:formula="of:=ISNUMBER(FIND(&quot;: Bolt&quot;; [.$C125]))" office:value-type="boolean" office:boolean-value="false" calcext:value-type="boolean">
            <text:p>FALSE</text:p>
          </table:table-cell>
          <table:table-cell table:style-name="ce7" table:formula="of:=ISNUMBER(FIND(&quot;: Nut&quot;; [.$C125]))" office:value-type="boolean" office:boolean-value="false" calcext:value-type="boolean">
            <text:p>FALSE</text:p>
          </table:table-cell>
          <table:table-cell table:style-name="ce7" table:formula="of:=ISNUMBER(SEARCH(&quot;: Wheel&quot;; [.$C125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25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25]))" office:value-type="boolean" office:boolean-value="false" calcext:value-type="boolean">
            <text:p>FALSE</text:p>
          </table:table-cell>
          <table:table-cell table:style-name="ce7" table:formula="of:=ISNUMBER(SEARCH(&quot;ALUMINIUM SHEET&quot;; [.$C125]))" office:value-type="boolean" office:boolean-value="false" calcext:value-type="boolean">
            <text:p>FALSE</text:p>
          </table:table-cell>
          <table:table-cell table:style-name="ce7" table:formula="of:=ISNUMBER(FIND(&quot;: Tube clamp&quot;; [.$C125]))" office:value-type="boolean" office:boolean-value="false" calcext:value-type="boolean">
            <text:p>FALSE</text:p>
          </table:table-cell>
          <table:table-cell table:style-name="ce7" table:formula="of:=AND(ISNUMBER(FIND(&quot;: Tube clamp&quot;; [.$C125])); ISNUMBER(SEARCH(&quot;104:&quot;; [.$C125])))" office:value-type="boolean" office:boolean-value="false" calcext:value-type="boolean">
            <text:p>FALSE</text:p>
          </table:table-cell>
          <table:table-cell table:style-name="ce7" table:formula="of:=AND(ISNUMBER(FIND(&quot;: Tube clamp&quot;; [.$C125])); ISNUMBER(SEARCH(&quot;116:&quot;; [.$C125])))" office:value-type="boolean" office:boolean-value="false" calcext:value-type="boolean">
            <text:p>FALSE</text:p>
          </table:table-cell>
          <table:table-cell table:style-name="ce7" table:formula="of:=AND(ISNUMBER(FIND(&quot;: Tube clamp&quot;; [.$C125])); ISNUMBER(SEARCH(&quot;132:&quot;; [.$C125])))" office:value-type="boolean" office:boolean-value="false" calcext:value-type="boolean">
            <text:p>FALSE</text:p>
          </table:table-cell>
          <table:table-cell table:style-name="ce7" table:formula="of:=AND(ISNUMBER(FIND(&quot;: Tube clamp&quot;; [.$C125])); ISNUMBER(SEARCH(&quot;176:&quot;; [.$C125])))" office:value-type="boolean" office:boolean-value="false" calcext:value-type="boolean">
            <text:p>FALSE</text:p>
          </table:table-cell>
          <table:table-cell table:style-name="ce7" table:formula="of:=ISNUMBER(FIND(&quot;Tool:&quot;; [.$C125]))" office:value-type="boolean" office:boolean-value="false" calcext:value-type="boolean">
            <text:p>FALSE</text:p>
          </table:table-cell>
          <table:table-cell table:style-name="ce12" table:formula="of:=IF(ISNUMBER(FIND(&quot;Φ&quot;; [.$C125])); MID([.$C125]; FIND(&quot;Φ&quot;; [.$C125]) + 1; FIND(&quot;mm&quot;; [.$C125]; FIND(&quot;Φ&quot;; [.$C125])) - FIND(&quot;Φ&quot;; [.$C125]) - 1); IF(ISNUMBER(FIND(&quot;: Bolt M&quot;; [.$C125])); MID([.$C125]; FIND(&quot;: Bolt M&quot;; [.$C125]) + 8; FIND(&quot; &quot;; [.$C125]; FIND(&quot;: Bolt M&quot;; [.$C125]) + 8) - FIND(&quot;: Bolt M&quot;; [.$C125]) - 8); &quot;&quot;))" office:value-type="string" office:string-value="25" calcext:value-type="string">
            <text:p>25</text:p>
          </table:table-cell>
          <table:table-cell table:style-name="ce12" table:formula="of:=IF(ISNUMBER(FIND(&quot;: Washer&quot;; [.$C125])); [.$U125]; IF(ISNUMBER(FIND(&quot;Φ&quot;; [.$C125])); MID([.$C125]; FIND(&quot;Φ&quot;; [.$C125]) + 1; FIND(&quot;mm&quot;; [.$C125]; FIND(&quot;Φ&quot;; [.$C125])) - FIND(&quot;Φ&quot;; [.$C125]) - 1); IF(ISNUMBER(FIND(&quot;: Bolt M&quot;; [.$C125])); MID([.$C125]; FIND(&quot;: Bolt M&quot;; [.$C125]) + 8; FIND(&quot; &quot;; [.$C125]; FIND(&quot;: Bolt M&quot;; [.$C125]) + 8) - FIND(&quot;: Bolt M&quot;; [.$C125]) - 8); &quot;&quot;)))" office:value-type="string" office:string-value="6" calcext:value-type="string">
            <text:p>6</text:p>
          </table:table-cell>
          <table:table-cell table:formula="of:=IF(ISNUMBER(FIND(&quot;Φ&quot;; [.$C125]));&#10;      MID([.$C125];&#10;          FIND(&quot;mm &quot;; [.$C125]; FIND(&quot;Φ&quot;; [.$C125])) + 5;&#10;          FIND(&quot;mm &quot;; [.$C125]; FIND(&quot;mm &quot;; [.$C125]; FIND(&quot;Φ&quot;; [.$C125])) + 4) - FIND(&quot;mm &quot;; [.$C125]; FIND(&quot;Φ&quot;; [.$C125])) - 5&#10;     );&#10;      MID([.$C125];&#10;          FIND(&quot;mm &quot;; [.$C125]; FIND(&quot;: &quot;; [.$C125])) - FIND(&quot; &quot;; STRING_REVERSE(LEFT([.$C125]; FIND(&quot;mm &quot;; [.$C125]; FIND(&quot;: &quot;; [.$C125]))))) + 2;&#10;          FIND(&quot; &quot;; STRING_REVERSE(LEFT([.$C125]; FIND(&quot;mm &quot;; [.$C125]; FIND(&quot;: &quot;; [.$C125]))))) - 2&#10;     )&#10;)" office:value-type="string" office:string-value="6" calcext:value-type="string">
            <text:p>6</text:p>
          </table:table-cell>
          <table:table-cell table:formula="of:=IF(ISNUMBER(FIND(&quot;Φ&quot;; [.$C125]));&#10;      MID([.$C126];           FIND(&quot;mm &quot;; [.$C126]; FIND(&quot;mm &quot;; [.$C126]; FIND(&quot;mm &quot;; [.$C126]; FIND(&quot;: &quot;; [.$C126])) + 2) + 2) - FIND(&quot; &quot;; STRING_REVERSE(LEFT([.$C126]; FIND(&quot;mm &quot;; [.$C126]; FIND(&quot;mm &quot;; [.$C126]; FIND(&quot;mm &quot;; [.$C126]; FIND(&quot;: &quot;; [.$C126])) + 2) + 2)))) + 2;           FIND(&quot; &quot;; STRING_REVERSE(LEFT([.$C126]; FIND(&quot;mm &quot;; [.$C126]; FIND(&quot;mm &quot;; [.$C126]; FIND(&quot;mm &quot;; [.$C126]; FIND(&quot;: &quot;; [.$C126])) + 2) + 2)))) - 2      );&#10;      MID([.$C125];&#10;          FIND(&quot;mm &quot;; [.$C125]; FIND(&quot;mm &quot;; [.$C125]; FIND(&quot;: &quot;; [.$C125])) + 2) - FIND(&quot; &quot;; STRING_REVERSE(LEFT([.$C125]; FIND(&quot;mm &quot;; [.$C125]; FIND(&quot;mm &quot;; [.$C125]; FIND(&quot;: &quot;; [.$C125])) + 2)))) + 2;&#10;          FIND(&quot; &quot;; STRING_REVERSE(LEFT([.$C125]; FIND(&quot;mm &quot;; [.$C125]; FIND(&quot;mm &quot;; [.$C125]; FIND(&quot;: &quot;; [.$C125])) + 2)))) - 2&#10;     )&#10;)" office:value-type="string" office:string-value="3" calcext:value-type="string">
            <text:p>3</text:p>
          </table:table-cell>
          <table:table-cell table:formula="of:=IF(ISNUMBER(FIND(&quot;Φ&quot;; [.$C125]));&#10;      &quot;&quot;;&#10;      MID([.$C125];&#10;          FIND(&quot;mm &quot;; [.$C125]; FIND(&quot;mm &quot;; [.$C125]; FIND(&quot;mm &quot;; [.$C125]; FIND(&quot;: &quot;; [.$C125])) + 2) + 2) - FIND(&quot; &quot;; STRING_REVERSE(LEFT([.$C125]; FIND(&quot;mm &quot;; [.$C125]; FIND(&quot;mm &quot;; [.$C125]; FIND(&quot;mm &quot;; [.$C125]; FIND(&quot;: &quot;; [.$C125])) + 2) + 2)))) + 2;&#10;          FIND(&quot; &quot;; STRING_REVERSE(LEFT([.$C125]; FIND(&quot;mm &quot;; [.$C125]; FIND(&quot;mm &quot;; [.$C125]; FIND(&quot;mm &quot;; [.$C125]; FIND(&quot;: &quot;; [.$C125])) + 2) + 2)))) - 2&#10;     )&#10;)">
            <text:p/>
          </table:table-cell>
          <table:table-cell table:formula="of:=IF(ISNUMBER(FIND(&quot;Φ&quot;; [.$C125]));&#10;      IF(ISNUMBER(FIND(&quot;: Washer&quot;; [.$C125])); [.$V125]; &quot;&quot;);&#10;      MID([.$C125];&#10;          FIND(&quot;mm &quot;; [.$C125]; FIND(&quot;mm &quot;; [.$C125]; FIND(&quot;mm &quot;; [.$C125]; FIND(&quot;mm &quot;; [.$C125]; FIND(&quot;: &quot;; [.$C125])) + 2) + 2) + 2) - FIND(&quot; &quot;; STRING_REVERSE(LEFT([.$C125]; FIND(&quot;mm &quot;; [.$C125]; FIND(&quot;mm &quot;; [.$C125]; FIND(&quot;mm &quot;; [.$C125]; FIND(&quot;mm &quot;; [.$C125]; FIND(&quot;: &quot;; [.$C125])) + 2) + 2) + 2)))) + 2;&#10;          FIND(&quot; &quot;; STRING_REVERSE(LEFT([.$C125]; FIND(&quot;mm &quot;; [.$C125]; FIND(&quot;mm &quot;; [.$C125]; FIND(&quot;mm &quot;; [.$C125]; FIND(&quot;mm &quot;; [.$C125]; FIND(&quot;: &quot;; [.$C125])) + 2) + 2) + 2)))) - 2&#10;     )&#10;)" office:value-type="string" office:string-value="3" calcext:value-type="string">
            <text:p>3</text:p>
          </table:table-cell>
          <table:table-cell table:style-name="ce17" table:formula="of:=NOT(OR([.$F125:.$Q125]))" office:value-type="boolean" office:boolean-value="false" calcext:value-type="boolean">
            <text:p>FALSE</text:p>
          </table:table-cell>
          <table:table-cell table:formula="of:=RIGHT([.$C125]; LEN([.$C125]) - FIND(&quot; - x&quot;; [.$C125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ECHO: "Washer: Washer Φ25mm x 6mm x 3mm - x1"</text:p>
          </table:table-cell>
          <table:table-cell table:formula="of:=MID([.$B126]; 8; LEN([.$B126]) - 8)" office:value-type="string" office:string-value="Washer: Washer Φ25mm x 6mm x 3mm - x1" calcext:value-type="string">
            <text:p>Washer: Washer Φ25mm x 6mm x 3mm - x1</text:p>
          </table:table-cell>
          <table:table-cell table:formula="of:=IF(LEFT([.$C126]; 5) = &quot;Tool:&quot;; RIGHT([.$C126]; LEN([.$C126]) - 6); LEFT([.$C126]; FIND(&quot;:&quot;; [.$C126]) - 1))" office:value-type="string" office:string-value="Washer" calcext:value-type="string">
            <text:p>Washer</text:p>
          </table:table-cell>
          <table:table-cell table:style-name="ce7" table:formula="of:=NOT(RIGHT(TRIM([.$C126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26]))" office:value-type="boolean" office:boolean-value="true" calcext:value-type="boolean">
            <text:p>TRUE</text:p>
          </table:table-cell>
          <table:table-cell table:style-name="ce7" table:formula="of:=ISNUMBER(FIND(&quot;: Bolt&quot;; [.$C126]))" office:value-type="boolean" office:boolean-value="false" calcext:value-type="boolean">
            <text:p>FALSE</text:p>
          </table:table-cell>
          <table:table-cell table:style-name="ce7" table:formula="of:=ISNUMBER(FIND(&quot;: Nut&quot;; [.$C126]))" office:value-type="boolean" office:boolean-value="false" calcext:value-type="boolean">
            <text:p>FALSE</text:p>
          </table:table-cell>
          <table:table-cell table:style-name="ce7" table:formula="of:=ISNUMBER(SEARCH(&quot;: Wheel&quot;; [.$C126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26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26]))" office:value-type="boolean" office:boolean-value="false" calcext:value-type="boolean">
            <text:p>FALSE</text:p>
          </table:table-cell>
          <table:table-cell table:style-name="ce7" table:formula="of:=ISNUMBER(SEARCH(&quot;ALUMINIUM SHEET&quot;; [.$C126]))" office:value-type="boolean" office:boolean-value="false" calcext:value-type="boolean">
            <text:p>FALSE</text:p>
          </table:table-cell>
          <table:table-cell table:style-name="ce7" table:formula="of:=ISNUMBER(FIND(&quot;: Tube clamp&quot;; [.$C126]))" office:value-type="boolean" office:boolean-value="false" calcext:value-type="boolean">
            <text:p>FALSE</text:p>
          </table:table-cell>
          <table:table-cell table:style-name="ce7" table:formula="of:=AND(ISNUMBER(FIND(&quot;: Tube clamp&quot;; [.$C126])); ISNUMBER(SEARCH(&quot;104:&quot;; [.$C126])))" office:value-type="boolean" office:boolean-value="false" calcext:value-type="boolean">
            <text:p>FALSE</text:p>
          </table:table-cell>
          <table:table-cell table:style-name="ce7" table:formula="of:=AND(ISNUMBER(FIND(&quot;: Tube clamp&quot;; [.$C126])); ISNUMBER(SEARCH(&quot;116:&quot;; [.$C126])))" office:value-type="boolean" office:boolean-value="false" calcext:value-type="boolean">
            <text:p>FALSE</text:p>
          </table:table-cell>
          <table:table-cell table:style-name="ce7" table:formula="of:=AND(ISNUMBER(FIND(&quot;: Tube clamp&quot;; [.$C126])); ISNUMBER(SEARCH(&quot;132:&quot;; [.$C126])))" office:value-type="boolean" office:boolean-value="false" calcext:value-type="boolean">
            <text:p>FALSE</text:p>
          </table:table-cell>
          <table:table-cell table:style-name="ce7" table:formula="of:=AND(ISNUMBER(FIND(&quot;: Tube clamp&quot;; [.$C126])); ISNUMBER(SEARCH(&quot;176:&quot;; [.$C126])))" office:value-type="boolean" office:boolean-value="false" calcext:value-type="boolean">
            <text:p>FALSE</text:p>
          </table:table-cell>
          <table:table-cell table:style-name="ce7" table:formula="of:=ISNUMBER(FIND(&quot;Tool:&quot;; [.$C126]))" office:value-type="boolean" office:boolean-value="false" calcext:value-type="boolean">
            <text:p>FALSE</text:p>
          </table:table-cell>
          <table:table-cell table:style-name="ce12" table:formula="of:=IF(ISNUMBER(FIND(&quot;Φ&quot;; [.$C126])); MID([.$C126]; FIND(&quot;Φ&quot;; [.$C126]) + 1; FIND(&quot;mm&quot;; [.$C126]; FIND(&quot;Φ&quot;; [.$C126])) - FIND(&quot;Φ&quot;; [.$C126]) - 1); IF(ISNUMBER(FIND(&quot;: Bolt M&quot;; [.$C126])); MID([.$C126]; FIND(&quot;: Bolt M&quot;; [.$C126]) + 8; FIND(&quot; &quot;; [.$C126]; FIND(&quot;: Bolt M&quot;; [.$C126]) + 8) - FIND(&quot;: Bolt M&quot;; [.$C126]) - 8); &quot;&quot;))" office:value-type="string" office:string-value="25" calcext:value-type="string">
            <text:p>25</text:p>
          </table:table-cell>
          <table:table-cell table:style-name="ce12" table:formula="of:=IF(ISNUMBER(FIND(&quot;: Washer&quot;; [.$C126])); [.$U126]; IF(ISNUMBER(FIND(&quot;Φ&quot;; [.$C126])); MID([.$C126]; FIND(&quot;Φ&quot;; [.$C126]) + 1; FIND(&quot;mm&quot;; [.$C126]; FIND(&quot;Φ&quot;; [.$C126])) - FIND(&quot;Φ&quot;; [.$C126]) - 1); IF(ISNUMBER(FIND(&quot;: Bolt M&quot;; [.$C126])); MID([.$C126]; FIND(&quot;: Bolt M&quot;; [.$C126]) + 8; FIND(&quot; &quot;; [.$C126]; FIND(&quot;: Bolt M&quot;; [.$C126]) + 8) - FIND(&quot;: Bolt M&quot;; [.$C126]) - 8); &quot;&quot;)))" office:value-type="string" office:string-value="6" calcext:value-type="string">
            <text:p>6</text:p>
          </table:table-cell>
          <table:table-cell table:formula="of:=IF(ISNUMBER(FIND(&quot;Φ&quot;; [.$C126]));&#10;      MID([.$C126];&#10;          FIND(&quot;mm &quot;; [.$C126]; FIND(&quot;Φ&quot;; [.$C126])) + 5;&#10;          FIND(&quot;mm &quot;; [.$C126]; FIND(&quot;mm &quot;; [.$C126]; FIND(&quot;Φ&quot;; [.$C126])) + 4) - FIND(&quot;mm &quot;; [.$C126]; FIND(&quot;Φ&quot;; [.$C126])) - 5&#10;     );&#10;      MID([.$C126];&#10;          FIND(&quot;mm &quot;; [.$C126]; FIND(&quot;: &quot;; [.$C126])) - FIND(&quot; &quot;; STRING_REVERSE(LEFT([.$C126]; FIND(&quot;mm &quot;; [.$C126]; FIND(&quot;: &quot;; [.$C126]))))) + 2;&#10;          FIND(&quot; &quot;; STRING_REVERSE(LEFT([.$C126]; FIND(&quot;mm &quot;; [.$C126]; FIND(&quot;: &quot;; [.$C126]))))) - 2&#10;     )&#10;)" office:value-type="string" office:string-value="6" calcext:value-type="string">
            <text:p>6</text:p>
          </table:table-cell>
          <table:table-cell table:formula="of:=IF(ISNUMBER(FIND(&quot;Φ&quot;; [.$C126]));&#10;      MID([.$C127];           FIND(&quot;mm &quot;; [.$C127]; FIND(&quot;mm &quot;; [.$C127]; FIND(&quot;mm &quot;; [.$C127]; FIND(&quot;: &quot;; [.$C127])) + 2) + 2) - FIND(&quot; &quot;; STRING_REVERSE(LEFT([.$C127]; FIND(&quot;mm &quot;; [.$C127]; FIND(&quot;mm &quot;; [.$C127]; FIND(&quot;mm &quot;; [.$C127]; FIND(&quot;: &quot;; [.$C127])) + 2) + 2)))) + 2;           FIND(&quot; &quot;; STRING_REVERSE(LEFT([.$C127]; FIND(&quot;mm &quot;; [.$C127]; FIND(&quot;mm &quot;; [.$C127]; FIND(&quot;mm &quot;; [.$C127]; FIND(&quot;: &quot;; [.$C127])) + 2) + 2)))) - 2      );&#10;      MID([.$C126];&#10;          FIND(&quot;mm &quot;; [.$C126]; FIND(&quot;mm &quot;; [.$C126]; FIND(&quot;: &quot;; [.$C126])) + 2) - FIND(&quot; &quot;; STRING_REVERSE(LEFT([.$C126]; FIND(&quot;mm &quot;; [.$C126]; FIND(&quot;mm &quot;; [.$C126]; FIND(&quot;: &quot;; [.$C126])) + 2)))) + 2;&#10;          FIND(&quot; &quot;; STRING_REVERSE(LEFT([.$C126]; FIND(&quot;mm &quot;; [.$C126]; FIND(&quot;mm &quot;; [.$C126]; FIND(&quot;: &quot;; [.$C126])) + 2)))) - 2&#10;     )&#10;)" office:value-type="string" office:string-value="3" calcext:value-type="string">
            <text:p>3</text:p>
          </table:table-cell>
          <table:table-cell table:formula="of:=IF(ISNUMBER(FIND(&quot;Φ&quot;; [.$C126]));&#10;      &quot;&quot;;&#10;      MID([.$C126];&#10;          FIND(&quot;mm &quot;; [.$C126]; FIND(&quot;mm &quot;; [.$C126]; FIND(&quot;mm &quot;; [.$C126]; FIND(&quot;: &quot;; [.$C126])) + 2) + 2) - FIND(&quot; &quot;; STRING_REVERSE(LEFT([.$C126]; FIND(&quot;mm &quot;; [.$C126]; FIND(&quot;mm &quot;; [.$C126]; FIND(&quot;mm &quot;; [.$C126]; FIND(&quot;: &quot;; [.$C126])) + 2) + 2)))) + 2;&#10;          FIND(&quot; &quot;; STRING_REVERSE(LEFT([.$C126]; FIND(&quot;mm &quot;; [.$C126]; FIND(&quot;mm &quot;; [.$C126]; FIND(&quot;mm &quot;; [.$C126]; FIND(&quot;: &quot;; [.$C126])) + 2) + 2)))) - 2&#10;     )&#10;)">
            <text:p/>
          </table:table-cell>
          <table:table-cell table:formula="of:=IF(ISNUMBER(FIND(&quot;Φ&quot;; [.$C126]));&#10;      IF(ISNUMBER(FIND(&quot;: Washer&quot;; [.$C126])); [.$V126]; &quot;&quot;);&#10;      MID([.$C126];&#10;          FIND(&quot;mm &quot;; [.$C126]; FIND(&quot;mm &quot;; [.$C126]; FIND(&quot;mm &quot;; [.$C126]; FIND(&quot;mm &quot;; [.$C126]; FIND(&quot;: &quot;; [.$C126])) + 2) + 2) + 2) - FIND(&quot; &quot;; STRING_REVERSE(LEFT([.$C126]; FIND(&quot;mm &quot;; [.$C126]; FIND(&quot;mm &quot;; [.$C126]; FIND(&quot;mm &quot;; [.$C126]; FIND(&quot;mm &quot;; [.$C126]; FIND(&quot;: &quot;; [.$C126])) + 2) + 2) + 2)))) + 2;&#10;          FIND(&quot; &quot;; STRING_REVERSE(LEFT([.$C126]; FIND(&quot;mm &quot;; [.$C126]; FIND(&quot;mm &quot;; [.$C126]; FIND(&quot;mm &quot;; [.$C126]; FIND(&quot;mm &quot;; [.$C126]; FIND(&quot;: &quot;; [.$C126])) + 2) + 2) + 2)))) - 2&#10;     )&#10;)" office:value-type="string" office:string-value="3" calcext:value-type="string">
            <text:p>3</text:p>
          </table:table-cell>
          <table:table-cell table:style-name="ce17" table:formula="of:=NOT(OR([.$F126:.$Q126]))" office:value-type="boolean" office:boolean-value="false" calcext:value-type="boolean">
            <text:p>FALSE</text:p>
          </table:table-cell>
          <table:table-cell table:formula="of:=RIGHT([.$C126]; LEN([.$C126]) - FIND(&quot; - x&quot;; [.$C126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ECHO: "Washer: Washer Φ25mm x 6mm x 3mm - x1"</text:p>
          </table:table-cell>
          <table:table-cell table:formula="of:=MID([.$B127]; 8; LEN([.$B127]) - 8)" office:value-type="string" office:string-value="Washer: Washer Φ25mm x 6mm x 3mm - x1" calcext:value-type="string">
            <text:p>Washer: Washer Φ25mm x 6mm x 3mm - x1</text:p>
          </table:table-cell>
          <table:table-cell table:formula="of:=IF(LEFT([.$C127]; 5) = &quot;Tool:&quot;; RIGHT([.$C127]; LEN([.$C127]) - 6); LEFT([.$C127]; FIND(&quot;:&quot;; [.$C127]) - 1))" office:value-type="string" office:string-value="Washer" calcext:value-type="string">
            <text:p>Washer</text:p>
          </table:table-cell>
          <table:table-cell table:style-name="ce7" table:formula="of:=NOT(RIGHT(TRIM([.$C127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27]))" office:value-type="boolean" office:boolean-value="true" calcext:value-type="boolean">
            <text:p>TRUE</text:p>
          </table:table-cell>
          <table:table-cell table:style-name="ce7" table:formula="of:=ISNUMBER(FIND(&quot;: Bolt&quot;; [.$C127]))" office:value-type="boolean" office:boolean-value="false" calcext:value-type="boolean">
            <text:p>FALSE</text:p>
          </table:table-cell>
          <table:table-cell table:style-name="ce7" table:formula="of:=ISNUMBER(FIND(&quot;: Nut&quot;; [.$C127]))" office:value-type="boolean" office:boolean-value="false" calcext:value-type="boolean">
            <text:p>FALSE</text:p>
          </table:table-cell>
          <table:table-cell table:style-name="ce7" table:formula="of:=ISNUMBER(SEARCH(&quot;: Wheel&quot;; [.$C127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27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27]))" office:value-type="boolean" office:boolean-value="false" calcext:value-type="boolean">
            <text:p>FALSE</text:p>
          </table:table-cell>
          <table:table-cell table:style-name="ce7" table:formula="of:=ISNUMBER(SEARCH(&quot;ALUMINIUM SHEET&quot;; [.$C127]))" office:value-type="boolean" office:boolean-value="false" calcext:value-type="boolean">
            <text:p>FALSE</text:p>
          </table:table-cell>
          <table:table-cell table:style-name="ce7" table:formula="of:=ISNUMBER(FIND(&quot;: Tube clamp&quot;; [.$C127]))" office:value-type="boolean" office:boolean-value="false" calcext:value-type="boolean">
            <text:p>FALSE</text:p>
          </table:table-cell>
          <table:table-cell table:style-name="ce7" table:formula="of:=AND(ISNUMBER(FIND(&quot;: Tube clamp&quot;; [.$C127])); ISNUMBER(SEARCH(&quot;104:&quot;; [.$C127])))" office:value-type="boolean" office:boolean-value="false" calcext:value-type="boolean">
            <text:p>FALSE</text:p>
          </table:table-cell>
          <table:table-cell table:style-name="ce7" table:formula="of:=AND(ISNUMBER(FIND(&quot;: Tube clamp&quot;; [.$C127])); ISNUMBER(SEARCH(&quot;116:&quot;; [.$C127])))" office:value-type="boolean" office:boolean-value="false" calcext:value-type="boolean">
            <text:p>FALSE</text:p>
          </table:table-cell>
          <table:table-cell table:style-name="ce7" table:formula="of:=AND(ISNUMBER(FIND(&quot;: Tube clamp&quot;; [.$C127])); ISNUMBER(SEARCH(&quot;132:&quot;; [.$C127])))" office:value-type="boolean" office:boolean-value="false" calcext:value-type="boolean">
            <text:p>FALSE</text:p>
          </table:table-cell>
          <table:table-cell table:style-name="ce7" table:formula="of:=AND(ISNUMBER(FIND(&quot;: Tube clamp&quot;; [.$C127])); ISNUMBER(SEARCH(&quot;176:&quot;; [.$C127])))" office:value-type="boolean" office:boolean-value="false" calcext:value-type="boolean">
            <text:p>FALSE</text:p>
          </table:table-cell>
          <table:table-cell table:style-name="ce7" table:formula="of:=ISNUMBER(FIND(&quot;Tool:&quot;; [.$C127]))" office:value-type="boolean" office:boolean-value="false" calcext:value-type="boolean">
            <text:p>FALSE</text:p>
          </table:table-cell>
          <table:table-cell table:style-name="ce12" table:formula="of:=IF(ISNUMBER(FIND(&quot;Φ&quot;; [.$C127])); MID([.$C127]; FIND(&quot;Φ&quot;; [.$C127]) + 1; FIND(&quot;mm&quot;; [.$C127]; FIND(&quot;Φ&quot;; [.$C127])) - FIND(&quot;Φ&quot;; [.$C127]) - 1); IF(ISNUMBER(FIND(&quot;: Bolt M&quot;; [.$C127])); MID([.$C127]; FIND(&quot;: Bolt M&quot;; [.$C127]) + 8; FIND(&quot; &quot;; [.$C127]; FIND(&quot;: Bolt M&quot;; [.$C127]) + 8) - FIND(&quot;: Bolt M&quot;; [.$C127]) - 8); &quot;&quot;))" office:value-type="string" office:string-value="25" calcext:value-type="string">
            <text:p>25</text:p>
          </table:table-cell>
          <table:table-cell table:style-name="ce12" table:formula="of:=IF(ISNUMBER(FIND(&quot;: Washer&quot;; [.$C127])); [.$U127]; IF(ISNUMBER(FIND(&quot;Φ&quot;; [.$C127])); MID([.$C127]; FIND(&quot;Φ&quot;; [.$C127]) + 1; FIND(&quot;mm&quot;; [.$C127]; FIND(&quot;Φ&quot;; [.$C127])) - FIND(&quot;Φ&quot;; [.$C127]) - 1); IF(ISNUMBER(FIND(&quot;: Bolt M&quot;; [.$C127])); MID([.$C127]; FIND(&quot;: Bolt M&quot;; [.$C127]) + 8; FIND(&quot; &quot;; [.$C127]; FIND(&quot;: Bolt M&quot;; [.$C127]) + 8) - FIND(&quot;: Bolt M&quot;; [.$C127]) - 8); &quot;&quot;)))" office:value-type="string" office:string-value="6" calcext:value-type="string">
            <text:p>6</text:p>
          </table:table-cell>
          <table:table-cell table:formula="of:=IF(ISNUMBER(FIND(&quot;Φ&quot;; [.$C127]));&#10;      MID([.$C127];&#10;          FIND(&quot;mm &quot;; [.$C127]; FIND(&quot;Φ&quot;; [.$C127])) + 5;&#10;          FIND(&quot;mm &quot;; [.$C127]; FIND(&quot;mm &quot;; [.$C127]; FIND(&quot;Φ&quot;; [.$C127])) + 4) - FIND(&quot;mm &quot;; [.$C127]; FIND(&quot;Φ&quot;; [.$C127])) - 5&#10;     );&#10;      MID([.$C127];&#10;          FIND(&quot;mm &quot;; [.$C127]; FIND(&quot;: &quot;; [.$C127])) - FIND(&quot; &quot;; STRING_REVERSE(LEFT([.$C127]; FIND(&quot;mm &quot;; [.$C127]; FIND(&quot;: &quot;; [.$C127]))))) + 2;&#10;          FIND(&quot; &quot;; STRING_REVERSE(LEFT([.$C127]; FIND(&quot;mm &quot;; [.$C127]; FIND(&quot;: &quot;; [.$C127]))))) - 2&#10;     )&#10;)" office:value-type="string" office:string-value="6" calcext:value-type="string">
            <text:p>6</text:p>
          </table:table-cell>
          <table:table-cell table:formula="of:=IF(ISNUMBER(FIND(&quot;Φ&quot;; [.$C127]));&#10;      MID([.$C128];           FIND(&quot;mm &quot;; [.$C128]; FIND(&quot;mm &quot;; [.$C128]; FIND(&quot;mm &quot;; [.$C128]; FIND(&quot;: &quot;; [.$C128])) + 2) + 2) - FIND(&quot; &quot;; STRING_REVERSE(LEFT([.$C128]; FIND(&quot;mm &quot;; [.$C128]; FIND(&quot;mm &quot;; [.$C128]; FIND(&quot;mm &quot;; [.$C128]; FIND(&quot;: &quot;; [.$C128])) + 2) + 2)))) + 2;           FIND(&quot; &quot;; STRING_REVERSE(LEFT([.$C128]; FIND(&quot;mm &quot;; [.$C128]; FIND(&quot;mm &quot;; [.$C128]; FIND(&quot;mm &quot;; [.$C128]; FIND(&quot;: &quot;; [.$C128])) + 2) + 2)))) - 2      );&#10;      MID([.$C127];&#10;          FIND(&quot;mm &quot;; [.$C127]; FIND(&quot;mm &quot;; [.$C127]; FIND(&quot;: &quot;; [.$C127])) + 2) - FIND(&quot; &quot;; STRING_REVERSE(LEFT([.$C127]; FIND(&quot;mm &quot;; [.$C127]; FIND(&quot;mm &quot;; [.$C127]; FIND(&quot;: &quot;; [.$C127])) + 2)))) + 2;&#10;          FIND(&quot; &quot;; STRING_REVERSE(LEFT([.$C127]; FIND(&quot;mm &quot;; [.$C127]; FIND(&quot;mm &quot;; [.$C127]; FIND(&quot;: &quot;; [.$C127])) + 2)))) - 2&#10;     )&#10;)" office:value-type="string" office:string-value="3" calcext:value-type="string">
            <text:p>3</text:p>
          </table:table-cell>
          <table:table-cell table:formula="of:=IF(ISNUMBER(FIND(&quot;Φ&quot;; [.$C127]));&#10;      &quot;&quot;;&#10;      MID([.$C127];&#10;          FIND(&quot;mm &quot;; [.$C127]; FIND(&quot;mm &quot;; [.$C127]; FIND(&quot;mm &quot;; [.$C127]; FIND(&quot;: &quot;; [.$C127])) + 2) + 2) - FIND(&quot; &quot;; STRING_REVERSE(LEFT([.$C127]; FIND(&quot;mm &quot;; [.$C127]; FIND(&quot;mm &quot;; [.$C127]; FIND(&quot;mm &quot;; [.$C127]; FIND(&quot;: &quot;; [.$C127])) + 2) + 2)))) + 2;&#10;          FIND(&quot; &quot;; STRING_REVERSE(LEFT([.$C127]; FIND(&quot;mm &quot;; [.$C127]; FIND(&quot;mm &quot;; [.$C127]; FIND(&quot;mm &quot;; [.$C127]; FIND(&quot;: &quot;; [.$C127])) + 2) + 2)))) - 2&#10;     )&#10;)">
            <text:p/>
          </table:table-cell>
          <table:table-cell table:formula="of:=IF(ISNUMBER(FIND(&quot;Φ&quot;; [.$C127]));&#10;      IF(ISNUMBER(FIND(&quot;: Washer&quot;; [.$C127])); [.$V127]; &quot;&quot;);&#10;      MID([.$C127];&#10;          FIND(&quot;mm &quot;; [.$C127]; FIND(&quot;mm &quot;; [.$C127]; FIND(&quot;mm &quot;; [.$C127]; FIND(&quot;mm &quot;; [.$C127]; FIND(&quot;: &quot;; [.$C127])) + 2) + 2) + 2) - FIND(&quot; &quot;; STRING_REVERSE(LEFT([.$C127]; FIND(&quot;mm &quot;; [.$C127]; FIND(&quot;mm &quot;; [.$C127]; FIND(&quot;mm &quot;; [.$C127]; FIND(&quot;mm &quot;; [.$C127]; FIND(&quot;: &quot;; [.$C127])) + 2) + 2) + 2)))) + 2;&#10;          FIND(&quot; &quot;; STRING_REVERSE(LEFT([.$C127]; FIND(&quot;mm &quot;; [.$C127]; FIND(&quot;mm &quot;; [.$C127]; FIND(&quot;mm &quot;; [.$C127]; FIND(&quot;mm &quot;; [.$C127]; FIND(&quot;: &quot;; [.$C127])) + 2) + 2) + 2)))) - 2&#10;     )&#10;)" office:value-type="string" office:string-value="3" calcext:value-type="string">
            <text:p>3</text:p>
          </table:table-cell>
          <table:table-cell table:style-name="ce17" table:formula="of:=NOT(OR([.$F127:.$Q127]))" office:value-type="boolean" office:boolean-value="false" calcext:value-type="boolean">
            <text:p>FALSE</text:p>
          </table:table-cell>
          <table:table-cell table:formula="of:=RIGHT([.$C127]; LEN([.$C127]) - FIND(&quot; - x&quot;; [.$C127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ECHO: "Washer: Washer Φ25mm x 6mm x 3mm - x1"</text:p>
          </table:table-cell>
          <table:table-cell table:formula="of:=MID([.$B128]; 8; LEN([.$B128]) - 8)" office:value-type="string" office:string-value="Washer: Washer Φ25mm x 6mm x 3mm - x1" calcext:value-type="string">
            <text:p>Washer: Washer Φ25mm x 6mm x 3mm - x1</text:p>
          </table:table-cell>
          <table:table-cell table:formula="of:=IF(LEFT([.$C128]; 5) = &quot;Tool:&quot;; RIGHT([.$C128]; LEN([.$C128]) - 6); LEFT([.$C128]; FIND(&quot;:&quot;; [.$C128]) - 1))" office:value-type="string" office:string-value="Washer" calcext:value-type="string">
            <text:p>Washer</text:p>
          </table:table-cell>
          <table:table-cell table:style-name="ce7" table:formula="of:=NOT(RIGHT(TRIM([.$C128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28]))" office:value-type="boolean" office:boolean-value="true" calcext:value-type="boolean">
            <text:p>TRUE</text:p>
          </table:table-cell>
          <table:table-cell table:style-name="ce7" table:formula="of:=ISNUMBER(FIND(&quot;: Bolt&quot;; [.$C128]))" office:value-type="boolean" office:boolean-value="false" calcext:value-type="boolean">
            <text:p>FALSE</text:p>
          </table:table-cell>
          <table:table-cell table:style-name="ce7" table:formula="of:=ISNUMBER(FIND(&quot;: Nut&quot;; [.$C128]))" office:value-type="boolean" office:boolean-value="false" calcext:value-type="boolean">
            <text:p>FALSE</text:p>
          </table:table-cell>
          <table:table-cell table:style-name="ce7" table:formula="of:=ISNUMBER(SEARCH(&quot;: Wheel&quot;; [.$C128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28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28]))" office:value-type="boolean" office:boolean-value="false" calcext:value-type="boolean">
            <text:p>FALSE</text:p>
          </table:table-cell>
          <table:table-cell table:style-name="ce7" table:formula="of:=ISNUMBER(SEARCH(&quot;ALUMINIUM SHEET&quot;; [.$C128]))" office:value-type="boolean" office:boolean-value="false" calcext:value-type="boolean">
            <text:p>FALSE</text:p>
          </table:table-cell>
          <table:table-cell table:style-name="ce7" table:formula="of:=ISNUMBER(FIND(&quot;: Tube clamp&quot;; [.$C128]))" office:value-type="boolean" office:boolean-value="false" calcext:value-type="boolean">
            <text:p>FALSE</text:p>
          </table:table-cell>
          <table:table-cell table:style-name="ce7" table:formula="of:=AND(ISNUMBER(FIND(&quot;: Tube clamp&quot;; [.$C128])); ISNUMBER(SEARCH(&quot;104:&quot;; [.$C128])))" office:value-type="boolean" office:boolean-value="false" calcext:value-type="boolean">
            <text:p>FALSE</text:p>
          </table:table-cell>
          <table:table-cell table:style-name="ce7" table:formula="of:=AND(ISNUMBER(FIND(&quot;: Tube clamp&quot;; [.$C128])); ISNUMBER(SEARCH(&quot;116:&quot;; [.$C128])))" office:value-type="boolean" office:boolean-value="false" calcext:value-type="boolean">
            <text:p>FALSE</text:p>
          </table:table-cell>
          <table:table-cell table:style-name="ce7" table:formula="of:=AND(ISNUMBER(FIND(&quot;: Tube clamp&quot;; [.$C128])); ISNUMBER(SEARCH(&quot;132:&quot;; [.$C128])))" office:value-type="boolean" office:boolean-value="false" calcext:value-type="boolean">
            <text:p>FALSE</text:p>
          </table:table-cell>
          <table:table-cell table:style-name="ce7" table:formula="of:=AND(ISNUMBER(FIND(&quot;: Tube clamp&quot;; [.$C128])); ISNUMBER(SEARCH(&quot;176:&quot;; [.$C128])))" office:value-type="boolean" office:boolean-value="false" calcext:value-type="boolean">
            <text:p>FALSE</text:p>
          </table:table-cell>
          <table:table-cell table:style-name="ce7" table:formula="of:=ISNUMBER(FIND(&quot;Tool:&quot;; [.$C128]))" office:value-type="boolean" office:boolean-value="false" calcext:value-type="boolean">
            <text:p>FALSE</text:p>
          </table:table-cell>
          <table:table-cell table:style-name="ce12" table:formula="of:=IF(ISNUMBER(FIND(&quot;Φ&quot;; [.$C128])); MID([.$C128]; FIND(&quot;Φ&quot;; [.$C128]) + 1; FIND(&quot;mm&quot;; [.$C128]; FIND(&quot;Φ&quot;; [.$C128])) - FIND(&quot;Φ&quot;; [.$C128]) - 1); IF(ISNUMBER(FIND(&quot;: Bolt M&quot;; [.$C128])); MID([.$C128]; FIND(&quot;: Bolt M&quot;; [.$C128]) + 8; FIND(&quot; &quot;; [.$C128]; FIND(&quot;: Bolt M&quot;; [.$C128]) + 8) - FIND(&quot;: Bolt M&quot;; [.$C128]) - 8); &quot;&quot;))" office:value-type="string" office:string-value="25" calcext:value-type="string">
            <text:p>25</text:p>
          </table:table-cell>
          <table:table-cell table:style-name="ce12" table:formula="of:=IF(ISNUMBER(FIND(&quot;: Washer&quot;; [.$C128])); [.$U128]; IF(ISNUMBER(FIND(&quot;Φ&quot;; [.$C128])); MID([.$C128]; FIND(&quot;Φ&quot;; [.$C128]) + 1; FIND(&quot;mm&quot;; [.$C128]; FIND(&quot;Φ&quot;; [.$C128])) - FIND(&quot;Φ&quot;; [.$C128]) - 1); IF(ISNUMBER(FIND(&quot;: Bolt M&quot;; [.$C128])); MID([.$C128]; FIND(&quot;: Bolt M&quot;; [.$C128]) + 8; FIND(&quot; &quot;; [.$C128]; FIND(&quot;: Bolt M&quot;; [.$C128]) + 8) - FIND(&quot;: Bolt M&quot;; [.$C128]) - 8); &quot;&quot;)))" office:value-type="string" office:string-value="6" calcext:value-type="string">
            <text:p>6</text:p>
          </table:table-cell>
          <table:table-cell table:formula="of:=IF(ISNUMBER(FIND(&quot;Φ&quot;; [.$C128]));&#10;      MID([.$C128];&#10;          FIND(&quot;mm &quot;; [.$C128]; FIND(&quot;Φ&quot;; [.$C128])) + 5;&#10;          FIND(&quot;mm &quot;; [.$C128]; FIND(&quot;mm &quot;; [.$C128]; FIND(&quot;Φ&quot;; [.$C128])) + 4) - FIND(&quot;mm &quot;; [.$C128]; FIND(&quot;Φ&quot;; [.$C128])) - 5&#10;     );&#10;      MID([.$C128];&#10;          FIND(&quot;mm &quot;; [.$C128]; FIND(&quot;: &quot;; [.$C128])) - FIND(&quot; &quot;; STRING_REVERSE(LEFT([.$C128]; FIND(&quot;mm &quot;; [.$C128]; FIND(&quot;: &quot;; [.$C128]))))) + 2;&#10;          FIND(&quot; &quot;; STRING_REVERSE(LEFT([.$C128]; FIND(&quot;mm &quot;; [.$C128]; FIND(&quot;: &quot;; [.$C128]))))) - 2&#10;     )&#10;)" office:value-type="string" office:string-value="6" calcext:value-type="string">
            <text:p>6</text:p>
          </table:table-cell>
          <table:table-cell table:formula="of:=IF(ISNUMBER(FIND(&quot;Φ&quot;; [.$C128]));&#10;      MID([.$C129];           FIND(&quot;mm &quot;; [.$C129]; FIND(&quot;mm &quot;; [.$C129]; FIND(&quot;mm &quot;; [.$C129]; FIND(&quot;: &quot;; [.$C129])) + 2) + 2) - FIND(&quot; &quot;; STRING_REVERSE(LEFT([.$C129]; FIND(&quot;mm &quot;; [.$C129]; FIND(&quot;mm &quot;; [.$C129]; FIND(&quot;mm &quot;; [.$C129]; FIND(&quot;: &quot;; [.$C129])) + 2) + 2)))) + 2;           FIND(&quot; &quot;; STRING_REVERSE(LEFT([.$C129]; FIND(&quot;mm &quot;; [.$C129]; FIND(&quot;mm &quot;; [.$C129]; FIND(&quot;mm &quot;; [.$C129]; FIND(&quot;: &quot;; [.$C129])) + 2) + 2)))) - 2      );&#10;      MID([.$C128];&#10;          FIND(&quot;mm &quot;; [.$C128]; FIND(&quot;mm &quot;; [.$C128]; FIND(&quot;: &quot;; [.$C128])) + 2) - FIND(&quot; &quot;; STRING_REVERSE(LEFT([.$C128]; FIND(&quot;mm &quot;; [.$C128]; FIND(&quot;mm &quot;; [.$C128]; FIND(&quot;: &quot;; [.$C128])) + 2)))) + 2;&#10;          FIND(&quot; &quot;; STRING_REVERSE(LEFT([.$C128]; FIND(&quot;mm &quot;; [.$C128]; FIND(&quot;mm &quot;; [.$C128]; FIND(&quot;: &quot;; [.$C128])) + 2)))) - 2&#10;     )&#10;)" office:value-type="string" office:string-value="3" calcext:value-type="string">
            <text:p>3</text:p>
          </table:table-cell>
          <table:table-cell table:formula="of:=IF(ISNUMBER(FIND(&quot;Φ&quot;; [.$C128]));&#10;      &quot;&quot;;&#10;      MID([.$C128];&#10;          FIND(&quot;mm &quot;; [.$C128]; FIND(&quot;mm &quot;; [.$C128]; FIND(&quot;mm &quot;; [.$C128]; FIND(&quot;: &quot;; [.$C128])) + 2) + 2) - FIND(&quot; &quot;; STRING_REVERSE(LEFT([.$C128]; FIND(&quot;mm &quot;; [.$C128]; FIND(&quot;mm &quot;; [.$C128]; FIND(&quot;mm &quot;; [.$C128]; FIND(&quot;: &quot;; [.$C128])) + 2) + 2)))) + 2;&#10;          FIND(&quot; &quot;; STRING_REVERSE(LEFT([.$C128]; FIND(&quot;mm &quot;; [.$C128]; FIND(&quot;mm &quot;; [.$C128]; FIND(&quot;mm &quot;; [.$C128]; FIND(&quot;: &quot;; [.$C128])) + 2) + 2)))) - 2&#10;     )&#10;)">
            <text:p/>
          </table:table-cell>
          <table:table-cell table:formula="of:=IF(ISNUMBER(FIND(&quot;Φ&quot;; [.$C128]));&#10;      IF(ISNUMBER(FIND(&quot;: Washer&quot;; [.$C128])); [.$V128]; &quot;&quot;);&#10;      MID([.$C128];&#10;          FIND(&quot;mm &quot;; [.$C128]; FIND(&quot;mm &quot;; [.$C128]; FIND(&quot;mm &quot;; [.$C128]; FIND(&quot;mm &quot;; [.$C128]; FIND(&quot;: &quot;; [.$C128])) + 2) + 2) + 2) - FIND(&quot; &quot;; STRING_REVERSE(LEFT([.$C128]; FIND(&quot;mm &quot;; [.$C128]; FIND(&quot;mm &quot;; [.$C128]; FIND(&quot;mm &quot;; [.$C128]; FIND(&quot;mm &quot;; [.$C128]; FIND(&quot;: &quot;; [.$C128])) + 2) + 2) + 2)))) + 2;&#10;          FIND(&quot; &quot;; STRING_REVERSE(LEFT([.$C128]; FIND(&quot;mm &quot;; [.$C128]; FIND(&quot;mm &quot;; [.$C128]; FIND(&quot;mm &quot;; [.$C128]; FIND(&quot;mm &quot;; [.$C128]; FIND(&quot;: &quot;; [.$C128])) + 2) + 2) + 2)))) - 2&#10;     )&#10;)" office:value-type="string" office:string-value="3" calcext:value-type="string">
            <text:p>3</text:p>
          </table:table-cell>
          <table:table-cell table:style-name="ce17" table:formula="of:=NOT(OR([.$F128:.$Q128]))" office:value-type="boolean" office:boolean-value="false" calcext:value-type="boolean">
            <text:p>FALSE</text:p>
          </table:table-cell>
          <table:table-cell table:formula="of:=RIGHT([.$C128]; LEN([.$C128]) - FIND(&quot; - x&quot;; [.$C128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ECHO: "Washer: Washer Φ25mm x 6mm x 3mm - x1"</text:p>
          </table:table-cell>
          <table:table-cell table:formula="of:=MID([.$B129]; 8; LEN([.$B129]) - 8)" office:value-type="string" office:string-value="Washer: Washer Φ25mm x 6mm x 3mm - x1" calcext:value-type="string">
            <text:p>Washer: Washer Φ25mm x 6mm x 3mm - x1</text:p>
          </table:table-cell>
          <table:table-cell table:formula="of:=IF(LEFT([.$C129]; 5) = &quot;Tool:&quot;; RIGHT([.$C129]; LEN([.$C129]) - 6); LEFT([.$C129]; FIND(&quot;:&quot;; [.$C129]) - 1))" office:value-type="string" office:string-value="Washer" calcext:value-type="string">
            <text:p>Washer</text:p>
          </table:table-cell>
          <table:table-cell table:style-name="ce7" table:formula="of:=NOT(RIGHT(TRIM([.$C129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29]))" office:value-type="boolean" office:boolean-value="true" calcext:value-type="boolean">
            <text:p>TRUE</text:p>
          </table:table-cell>
          <table:table-cell table:style-name="ce7" table:formula="of:=ISNUMBER(FIND(&quot;: Bolt&quot;; [.$C129]))" office:value-type="boolean" office:boolean-value="false" calcext:value-type="boolean">
            <text:p>FALSE</text:p>
          </table:table-cell>
          <table:table-cell table:style-name="ce7" table:formula="of:=ISNUMBER(FIND(&quot;: Nut&quot;; [.$C129]))" office:value-type="boolean" office:boolean-value="false" calcext:value-type="boolean">
            <text:p>FALSE</text:p>
          </table:table-cell>
          <table:table-cell table:style-name="ce7" table:formula="of:=ISNUMBER(SEARCH(&quot;: Wheel&quot;; [.$C129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29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29]))" office:value-type="boolean" office:boolean-value="false" calcext:value-type="boolean">
            <text:p>FALSE</text:p>
          </table:table-cell>
          <table:table-cell table:style-name="ce7" table:formula="of:=ISNUMBER(SEARCH(&quot;ALUMINIUM SHEET&quot;; [.$C129]))" office:value-type="boolean" office:boolean-value="false" calcext:value-type="boolean">
            <text:p>FALSE</text:p>
          </table:table-cell>
          <table:table-cell table:style-name="ce7" table:formula="of:=ISNUMBER(FIND(&quot;: Tube clamp&quot;; [.$C129]))" office:value-type="boolean" office:boolean-value="false" calcext:value-type="boolean">
            <text:p>FALSE</text:p>
          </table:table-cell>
          <table:table-cell table:style-name="ce7" table:formula="of:=AND(ISNUMBER(FIND(&quot;: Tube clamp&quot;; [.$C129])); ISNUMBER(SEARCH(&quot;104:&quot;; [.$C129])))" office:value-type="boolean" office:boolean-value="false" calcext:value-type="boolean">
            <text:p>FALSE</text:p>
          </table:table-cell>
          <table:table-cell table:style-name="ce7" table:formula="of:=AND(ISNUMBER(FIND(&quot;: Tube clamp&quot;; [.$C129])); ISNUMBER(SEARCH(&quot;116:&quot;; [.$C129])))" office:value-type="boolean" office:boolean-value="false" calcext:value-type="boolean">
            <text:p>FALSE</text:p>
          </table:table-cell>
          <table:table-cell table:style-name="ce7" table:formula="of:=AND(ISNUMBER(FIND(&quot;: Tube clamp&quot;; [.$C129])); ISNUMBER(SEARCH(&quot;132:&quot;; [.$C129])))" office:value-type="boolean" office:boolean-value="false" calcext:value-type="boolean">
            <text:p>FALSE</text:p>
          </table:table-cell>
          <table:table-cell table:style-name="ce7" table:formula="of:=AND(ISNUMBER(FIND(&quot;: Tube clamp&quot;; [.$C129])); ISNUMBER(SEARCH(&quot;176:&quot;; [.$C129])))" office:value-type="boolean" office:boolean-value="false" calcext:value-type="boolean">
            <text:p>FALSE</text:p>
          </table:table-cell>
          <table:table-cell table:style-name="ce7" table:formula="of:=ISNUMBER(FIND(&quot;Tool:&quot;; [.$C129]))" office:value-type="boolean" office:boolean-value="false" calcext:value-type="boolean">
            <text:p>FALSE</text:p>
          </table:table-cell>
          <table:table-cell table:style-name="ce12" table:formula="of:=IF(ISNUMBER(FIND(&quot;Φ&quot;; [.$C129])); MID([.$C129]; FIND(&quot;Φ&quot;; [.$C129]) + 1; FIND(&quot;mm&quot;; [.$C129]; FIND(&quot;Φ&quot;; [.$C129])) - FIND(&quot;Φ&quot;; [.$C129]) - 1); IF(ISNUMBER(FIND(&quot;: Bolt M&quot;; [.$C129])); MID([.$C129]; FIND(&quot;: Bolt M&quot;; [.$C129]) + 8; FIND(&quot; &quot;; [.$C129]; FIND(&quot;: Bolt M&quot;; [.$C129]) + 8) - FIND(&quot;: Bolt M&quot;; [.$C129]) - 8); &quot;&quot;))" office:value-type="string" office:string-value="25" calcext:value-type="string">
            <text:p>25</text:p>
          </table:table-cell>
          <table:table-cell table:style-name="ce12" table:formula="of:=IF(ISNUMBER(FIND(&quot;: Washer&quot;; [.$C129])); [.$U129]; IF(ISNUMBER(FIND(&quot;Φ&quot;; [.$C129])); MID([.$C129]; FIND(&quot;Φ&quot;; [.$C129]) + 1; FIND(&quot;mm&quot;; [.$C129]; FIND(&quot;Φ&quot;; [.$C129])) - FIND(&quot;Φ&quot;; [.$C129]) - 1); IF(ISNUMBER(FIND(&quot;: Bolt M&quot;; [.$C129])); MID([.$C129]; FIND(&quot;: Bolt M&quot;; [.$C129]) + 8; FIND(&quot; &quot;; [.$C129]; FIND(&quot;: Bolt M&quot;; [.$C129]) + 8) - FIND(&quot;: Bolt M&quot;; [.$C129]) - 8); &quot;&quot;)))" office:value-type="string" office:string-value="6" calcext:value-type="string">
            <text:p>6</text:p>
          </table:table-cell>
          <table:table-cell table:formula="of:=IF(ISNUMBER(FIND(&quot;Φ&quot;; [.$C129]));&#10;      MID([.$C129];&#10;          FIND(&quot;mm &quot;; [.$C129]; FIND(&quot;Φ&quot;; [.$C129])) + 5;&#10;          FIND(&quot;mm &quot;; [.$C129]; FIND(&quot;mm &quot;; [.$C129]; FIND(&quot;Φ&quot;; [.$C129])) + 4) - FIND(&quot;mm &quot;; [.$C129]; FIND(&quot;Φ&quot;; [.$C129])) - 5&#10;     );&#10;      MID([.$C129];&#10;          FIND(&quot;mm &quot;; [.$C129]; FIND(&quot;: &quot;; [.$C129])) - FIND(&quot; &quot;; STRING_REVERSE(LEFT([.$C129]; FIND(&quot;mm &quot;; [.$C129]; FIND(&quot;: &quot;; [.$C129]))))) + 2;&#10;          FIND(&quot; &quot;; STRING_REVERSE(LEFT([.$C129]; FIND(&quot;mm &quot;; [.$C129]; FIND(&quot;: &quot;; [.$C129]))))) - 2&#10;     )&#10;)" office:value-type="string" office:string-value="6" calcext:value-type="string">
            <text:p>6</text:p>
          </table:table-cell>
          <table:table-cell table:formula="of:=IF(ISNUMBER(FIND(&quot;Φ&quot;; [.$C129]));&#10;      MID([.$C130];           FIND(&quot;mm &quot;; [.$C130]; FIND(&quot;mm &quot;; [.$C130]; FIND(&quot;mm &quot;; [.$C130]; FIND(&quot;: &quot;; [.$C130])) + 2) + 2) - FIND(&quot; &quot;; STRING_REVERSE(LEFT([.$C130]; FIND(&quot;mm &quot;; [.$C130]; FIND(&quot;mm &quot;; [.$C130]; FIND(&quot;mm &quot;; [.$C130]; FIND(&quot;: &quot;; [.$C130])) + 2) + 2)))) + 2;           FIND(&quot; &quot;; STRING_REVERSE(LEFT([.$C130]; FIND(&quot;mm &quot;; [.$C130]; FIND(&quot;mm &quot;; [.$C130]; FIND(&quot;mm &quot;; [.$C130]; FIND(&quot;: &quot;; [.$C130])) + 2) + 2)))) - 2      );&#10;      MID([.$C129];&#10;          FIND(&quot;mm &quot;; [.$C129]; FIND(&quot;mm &quot;; [.$C129]; FIND(&quot;: &quot;; [.$C129])) + 2) - FIND(&quot; &quot;; STRING_REVERSE(LEFT([.$C129]; FIND(&quot;mm &quot;; [.$C129]; FIND(&quot;mm &quot;; [.$C129]; FIND(&quot;: &quot;; [.$C129])) + 2)))) + 2;&#10;          FIND(&quot; &quot;; STRING_REVERSE(LEFT([.$C129]; FIND(&quot;mm &quot;; [.$C129]; FIND(&quot;mm &quot;; [.$C129]; FIND(&quot;: &quot;; [.$C129])) + 2)))) - 2&#10;     )&#10;)" office:value-type="string" office:string-value="3" calcext:value-type="string">
            <text:p>3</text:p>
          </table:table-cell>
          <table:table-cell table:formula="of:=IF(ISNUMBER(FIND(&quot;Φ&quot;; [.$C129]));&#10;      &quot;&quot;;&#10;      MID([.$C129];&#10;          FIND(&quot;mm &quot;; [.$C129]; FIND(&quot;mm &quot;; [.$C129]; FIND(&quot;mm &quot;; [.$C129]; FIND(&quot;: &quot;; [.$C129])) + 2) + 2) - FIND(&quot; &quot;; STRING_REVERSE(LEFT([.$C129]; FIND(&quot;mm &quot;; [.$C129]; FIND(&quot;mm &quot;; [.$C129]; FIND(&quot;mm &quot;; [.$C129]; FIND(&quot;: &quot;; [.$C129])) + 2) + 2)))) + 2;&#10;          FIND(&quot; &quot;; STRING_REVERSE(LEFT([.$C129]; FIND(&quot;mm &quot;; [.$C129]; FIND(&quot;mm &quot;; [.$C129]; FIND(&quot;mm &quot;; [.$C129]; FIND(&quot;: &quot;; [.$C129])) + 2) + 2)))) - 2&#10;     )&#10;)">
            <text:p/>
          </table:table-cell>
          <table:table-cell table:formula="of:=IF(ISNUMBER(FIND(&quot;Φ&quot;; [.$C129]));&#10;      IF(ISNUMBER(FIND(&quot;: Washer&quot;; [.$C129])); [.$V129]; &quot;&quot;);&#10;      MID([.$C129];&#10;          FIND(&quot;mm &quot;; [.$C129]; FIND(&quot;mm &quot;; [.$C129]; FIND(&quot;mm &quot;; [.$C129]; FIND(&quot;mm &quot;; [.$C129]; FIND(&quot;: &quot;; [.$C129])) + 2) + 2) + 2) - FIND(&quot; &quot;; STRING_REVERSE(LEFT([.$C129]; FIND(&quot;mm &quot;; [.$C129]; FIND(&quot;mm &quot;; [.$C129]; FIND(&quot;mm &quot;; [.$C129]; FIND(&quot;mm &quot;; [.$C129]; FIND(&quot;: &quot;; [.$C129])) + 2) + 2) + 2)))) + 2;&#10;          FIND(&quot; &quot;; STRING_REVERSE(LEFT([.$C129]; FIND(&quot;mm &quot;; [.$C129]; FIND(&quot;mm &quot;; [.$C129]; FIND(&quot;mm &quot;; [.$C129]; FIND(&quot;mm &quot;; [.$C129]; FIND(&quot;: &quot;; [.$C129])) + 2) + 2) + 2)))) - 2&#10;     )&#10;)" office:value-type="string" office:string-value="3" calcext:value-type="string">
            <text:p>3</text:p>
          </table:table-cell>
          <table:table-cell table:style-name="ce17" table:formula="of:=NOT(OR([.$F129:.$Q129]))" office:value-type="boolean" office:boolean-value="false" calcext:value-type="boolean">
            <text:p>FALSE</text:p>
          </table:table-cell>
          <table:table-cell table:formula="of:=RIGHT([.$C129]; LEN([.$C129]) - FIND(&quot; - x&quot;; [.$C129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ECHO: "Washer: Washer Φ25mm x 6mm x 3mm - x1"</text:p>
          </table:table-cell>
          <table:table-cell table:formula="of:=MID([.$B130]; 8; LEN([.$B130]) - 8)" office:value-type="string" office:string-value="Washer: Washer Φ25mm x 6mm x 3mm - x1" calcext:value-type="string">
            <text:p>Washer: Washer Φ25mm x 6mm x 3mm - x1</text:p>
          </table:table-cell>
          <table:table-cell table:formula="of:=IF(LEFT([.$C130]; 5) = &quot;Tool:&quot;; RIGHT([.$C130]; LEN([.$C130]) - 6); LEFT([.$C130]; FIND(&quot;:&quot;; [.$C130]) - 1))" office:value-type="string" office:string-value="Washer" calcext:value-type="string">
            <text:p>Washer</text:p>
          </table:table-cell>
          <table:table-cell table:style-name="ce7" table:formula="of:=NOT(RIGHT(TRIM([.$C130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30]))" office:value-type="boolean" office:boolean-value="true" calcext:value-type="boolean">
            <text:p>TRUE</text:p>
          </table:table-cell>
          <table:table-cell table:style-name="ce7" table:formula="of:=ISNUMBER(FIND(&quot;: Bolt&quot;; [.$C130]))" office:value-type="boolean" office:boolean-value="false" calcext:value-type="boolean">
            <text:p>FALSE</text:p>
          </table:table-cell>
          <table:table-cell table:style-name="ce7" table:formula="of:=ISNUMBER(FIND(&quot;: Nut&quot;; [.$C130]))" office:value-type="boolean" office:boolean-value="false" calcext:value-type="boolean">
            <text:p>FALSE</text:p>
          </table:table-cell>
          <table:table-cell table:style-name="ce7" table:formula="of:=ISNUMBER(SEARCH(&quot;: Wheel&quot;; [.$C130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30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30]))" office:value-type="boolean" office:boolean-value="false" calcext:value-type="boolean">
            <text:p>FALSE</text:p>
          </table:table-cell>
          <table:table-cell table:style-name="ce7" table:formula="of:=ISNUMBER(SEARCH(&quot;ALUMINIUM SHEET&quot;; [.$C130]))" office:value-type="boolean" office:boolean-value="false" calcext:value-type="boolean">
            <text:p>FALSE</text:p>
          </table:table-cell>
          <table:table-cell table:style-name="ce7" table:formula="of:=ISNUMBER(FIND(&quot;: Tube clamp&quot;; [.$C130]))" office:value-type="boolean" office:boolean-value="false" calcext:value-type="boolean">
            <text:p>FALSE</text:p>
          </table:table-cell>
          <table:table-cell table:style-name="ce7" table:formula="of:=AND(ISNUMBER(FIND(&quot;: Tube clamp&quot;; [.$C130])); ISNUMBER(SEARCH(&quot;104:&quot;; [.$C130])))" office:value-type="boolean" office:boolean-value="false" calcext:value-type="boolean">
            <text:p>FALSE</text:p>
          </table:table-cell>
          <table:table-cell table:style-name="ce7" table:formula="of:=AND(ISNUMBER(FIND(&quot;: Tube clamp&quot;; [.$C130])); ISNUMBER(SEARCH(&quot;116:&quot;; [.$C130])))" office:value-type="boolean" office:boolean-value="false" calcext:value-type="boolean">
            <text:p>FALSE</text:p>
          </table:table-cell>
          <table:table-cell table:style-name="ce7" table:formula="of:=AND(ISNUMBER(FIND(&quot;: Tube clamp&quot;; [.$C130])); ISNUMBER(SEARCH(&quot;132:&quot;; [.$C130])))" office:value-type="boolean" office:boolean-value="false" calcext:value-type="boolean">
            <text:p>FALSE</text:p>
          </table:table-cell>
          <table:table-cell table:style-name="ce7" table:formula="of:=AND(ISNUMBER(FIND(&quot;: Tube clamp&quot;; [.$C130])); ISNUMBER(SEARCH(&quot;176:&quot;; [.$C130])))" office:value-type="boolean" office:boolean-value="false" calcext:value-type="boolean">
            <text:p>FALSE</text:p>
          </table:table-cell>
          <table:table-cell table:style-name="ce7" table:formula="of:=ISNUMBER(FIND(&quot;Tool:&quot;; [.$C130]))" office:value-type="boolean" office:boolean-value="false" calcext:value-type="boolean">
            <text:p>FALSE</text:p>
          </table:table-cell>
          <table:table-cell table:style-name="ce12" table:formula="of:=IF(ISNUMBER(FIND(&quot;Φ&quot;; [.$C130])); MID([.$C130]; FIND(&quot;Φ&quot;; [.$C130]) + 1; FIND(&quot;mm&quot;; [.$C130]; FIND(&quot;Φ&quot;; [.$C130])) - FIND(&quot;Φ&quot;; [.$C130]) - 1); IF(ISNUMBER(FIND(&quot;: Bolt M&quot;; [.$C130])); MID([.$C130]; FIND(&quot;: Bolt M&quot;; [.$C130]) + 8; FIND(&quot; &quot;; [.$C130]; FIND(&quot;: Bolt M&quot;; [.$C130]) + 8) - FIND(&quot;: Bolt M&quot;; [.$C130]) - 8); &quot;&quot;))" office:value-type="string" office:string-value="25" calcext:value-type="string">
            <text:p>25</text:p>
          </table:table-cell>
          <table:table-cell table:style-name="ce12" table:formula="of:=IF(ISNUMBER(FIND(&quot;: Washer&quot;; [.$C130])); [.$U130]; IF(ISNUMBER(FIND(&quot;Φ&quot;; [.$C130])); MID([.$C130]; FIND(&quot;Φ&quot;; [.$C130]) + 1; FIND(&quot;mm&quot;; [.$C130]; FIND(&quot;Φ&quot;; [.$C130])) - FIND(&quot;Φ&quot;; [.$C130]) - 1); IF(ISNUMBER(FIND(&quot;: Bolt M&quot;; [.$C130])); MID([.$C130]; FIND(&quot;: Bolt M&quot;; [.$C130]) + 8; FIND(&quot; &quot;; [.$C130]; FIND(&quot;: Bolt M&quot;; [.$C130]) + 8) - FIND(&quot;: Bolt M&quot;; [.$C130]) - 8); &quot;&quot;)))" office:value-type="string" office:string-value="6" calcext:value-type="string">
            <text:p>6</text:p>
          </table:table-cell>
          <table:table-cell table:formula="of:=IF(ISNUMBER(FIND(&quot;Φ&quot;; [.$C130]));&#10;      MID([.$C130];&#10;          FIND(&quot;mm &quot;; [.$C130]; FIND(&quot;Φ&quot;; [.$C130])) + 5;&#10;          FIND(&quot;mm &quot;; [.$C130]; FIND(&quot;mm &quot;; [.$C130]; FIND(&quot;Φ&quot;; [.$C130])) + 4) - FIND(&quot;mm &quot;; [.$C130]; FIND(&quot;Φ&quot;; [.$C130])) - 5&#10;     );&#10;      MID([.$C130];&#10;          FIND(&quot;mm &quot;; [.$C130]; FIND(&quot;: &quot;; [.$C130])) - FIND(&quot; &quot;; STRING_REVERSE(LEFT([.$C130]; FIND(&quot;mm &quot;; [.$C130]; FIND(&quot;: &quot;; [.$C130]))))) + 2;&#10;          FIND(&quot; &quot;; STRING_REVERSE(LEFT([.$C130]; FIND(&quot;mm &quot;; [.$C130]; FIND(&quot;: &quot;; [.$C130]))))) - 2&#10;     )&#10;)" office:value-type="string" office:string-value="6" calcext:value-type="string">
            <text:p>6</text:p>
          </table:table-cell>
          <table:table-cell table:formula="of:=IF(ISNUMBER(FIND(&quot;Φ&quot;; [.$C130]));&#10;      MID([.$C131];           FIND(&quot;mm &quot;; [.$C131]; FIND(&quot;mm &quot;; [.$C131]; FIND(&quot;mm &quot;; [.$C131]; FIND(&quot;: &quot;; [.$C131])) + 2) + 2) - FIND(&quot; &quot;; STRING_REVERSE(LEFT([.$C131]; FIND(&quot;mm &quot;; [.$C131]; FIND(&quot;mm &quot;; [.$C131]; FIND(&quot;mm &quot;; [.$C131]; FIND(&quot;: &quot;; [.$C131])) + 2) + 2)))) + 2;           FIND(&quot; &quot;; STRING_REVERSE(LEFT([.$C131]; FIND(&quot;mm &quot;; [.$C131]; FIND(&quot;mm &quot;; [.$C131]; FIND(&quot;mm &quot;; [.$C131]; FIND(&quot;: &quot;; [.$C131])) + 2) + 2)))) - 2      );&#10;      MID([.$C130];&#10;          FIND(&quot;mm &quot;; [.$C130]; FIND(&quot;mm &quot;; [.$C130]; FIND(&quot;: &quot;; [.$C130])) + 2) - FIND(&quot; &quot;; STRING_REVERSE(LEFT([.$C130]; FIND(&quot;mm &quot;; [.$C130]; FIND(&quot;mm &quot;; [.$C130]; FIND(&quot;: &quot;; [.$C130])) + 2)))) + 2;&#10;          FIND(&quot; &quot;; STRING_REVERSE(LEFT([.$C130]; FIND(&quot;mm &quot;; [.$C130]; FIND(&quot;mm &quot;; [.$C130]; FIND(&quot;: &quot;; [.$C130])) + 2)))) - 2&#10;     )&#10;)" office:value-type="string" office:string-value="3" calcext:value-type="string">
            <text:p>3</text:p>
          </table:table-cell>
          <table:table-cell table:formula="of:=IF(ISNUMBER(FIND(&quot;Φ&quot;; [.$C130]));&#10;      &quot;&quot;;&#10;      MID([.$C130];&#10;          FIND(&quot;mm &quot;; [.$C130]; FIND(&quot;mm &quot;; [.$C130]; FIND(&quot;mm &quot;; [.$C130]; FIND(&quot;: &quot;; [.$C130])) + 2) + 2) - FIND(&quot; &quot;; STRING_REVERSE(LEFT([.$C130]; FIND(&quot;mm &quot;; [.$C130]; FIND(&quot;mm &quot;; [.$C130]; FIND(&quot;mm &quot;; [.$C130]; FIND(&quot;: &quot;; [.$C130])) + 2) + 2)))) + 2;&#10;          FIND(&quot; &quot;; STRING_REVERSE(LEFT([.$C130]; FIND(&quot;mm &quot;; [.$C130]; FIND(&quot;mm &quot;; [.$C130]; FIND(&quot;mm &quot;; [.$C130]; FIND(&quot;: &quot;; [.$C130])) + 2) + 2)))) - 2&#10;     )&#10;)">
            <text:p/>
          </table:table-cell>
          <table:table-cell table:formula="of:=IF(ISNUMBER(FIND(&quot;Φ&quot;; [.$C130]));&#10;      IF(ISNUMBER(FIND(&quot;: Washer&quot;; [.$C130])); [.$V130]; &quot;&quot;);&#10;      MID([.$C130];&#10;          FIND(&quot;mm &quot;; [.$C130]; FIND(&quot;mm &quot;; [.$C130]; FIND(&quot;mm &quot;; [.$C130]; FIND(&quot;mm &quot;; [.$C130]; FIND(&quot;: &quot;; [.$C130])) + 2) + 2) + 2) - FIND(&quot; &quot;; STRING_REVERSE(LEFT([.$C130]; FIND(&quot;mm &quot;; [.$C130]; FIND(&quot;mm &quot;; [.$C130]; FIND(&quot;mm &quot;; [.$C130]; FIND(&quot;mm &quot;; [.$C130]; FIND(&quot;: &quot;; [.$C130])) + 2) + 2) + 2)))) + 2;&#10;          FIND(&quot; &quot;; STRING_REVERSE(LEFT([.$C130]; FIND(&quot;mm &quot;; [.$C130]; FIND(&quot;mm &quot;; [.$C130]; FIND(&quot;mm &quot;; [.$C130]; FIND(&quot;mm &quot;; [.$C130]; FIND(&quot;: &quot;; [.$C130])) + 2) + 2) + 2)))) - 2&#10;     )&#10;)" office:value-type="string" office:string-value="3" calcext:value-type="string">
            <text:p>3</text:p>
          </table:table-cell>
          <table:table-cell table:style-name="ce17" table:formula="of:=NOT(OR([.$F130:.$Q130]))" office:value-type="boolean" office:boolean-value="false" calcext:value-type="boolean">
            <text:p>FALSE</text:p>
          </table:table-cell>
          <table:table-cell table:formula="of:=RIGHT([.$C130]; LEN([.$C130]) - FIND(&quot; - x&quot;; [.$C130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ECHO: "Washer: Washer Φ25mm x 6mm x 3mm - x1"</text:p>
          </table:table-cell>
          <table:table-cell table:formula="of:=MID([.$B131]; 8; LEN([.$B131]) - 8)" office:value-type="string" office:string-value="Washer: Washer Φ25mm x 6mm x 3mm - x1" calcext:value-type="string">
            <text:p>Washer: Washer Φ25mm x 6mm x 3mm - x1</text:p>
          </table:table-cell>
          <table:table-cell table:formula="of:=IF(LEFT([.$C131]; 5) = &quot;Tool:&quot;; RIGHT([.$C131]; LEN([.$C131]) - 6); LEFT([.$C131]; FIND(&quot;:&quot;; [.$C131]) - 1))" office:value-type="string" office:string-value="Washer" calcext:value-type="string">
            <text:p>Washer</text:p>
          </table:table-cell>
          <table:table-cell table:style-name="ce7" table:formula="of:=NOT(RIGHT(TRIM([.$C131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31]))" office:value-type="boolean" office:boolean-value="true" calcext:value-type="boolean">
            <text:p>TRUE</text:p>
          </table:table-cell>
          <table:table-cell table:style-name="ce7" table:formula="of:=ISNUMBER(FIND(&quot;: Bolt&quot;; [.$C131]))" office:value-type="boolean" office:boolean-value="false" calcext:value-type="boolean">
            <text:p>FALSE</text:p>
          </table:table-cell>
          <table:table-cell table:style-name="ce7" table:formula="of:=ISNUMBER(FIND(&quot;: Nut&quot;; [.$C131]))" office:value-type="boolean" office:boolean-value="false" calcext:value-type="boolean">
            <text:p>FALSE</text:p>
          </table:table-cell>
          <table:table-cell table:style-name="ce7" table:formula="of:=ISNUMBER(SEARCH(&quot;: Wheel&quot;; [.$C131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31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31]))" office:value-type="boolean" office:boolean-value="false" calcext:value-type="boolean">
            <text:p>FALSE</text:p>
          </table:table-cell>
          <table:table-cell table:style-name="ce7" table:formula="of:=ISNUMBER(SEARCH(&quot;ALUMINIUM SHEET&quot;; [.$C131]))" office:value-type="boolean" office:boolean-value="false" calcext:value-type="boolean">
            <text:p>FALSE</text:p>
          </table:table-cell>
          <table:table-cell table:style-name="ce7" table:formula="of:=ISNUMBER(FIND(&quot;: Tube clamp&quot;; [.$C131]))" office:value-type="boolean" office:boolean-value="false" calcext:value-type="boolean">
            <text:p>FALSE</text:p>
          </table:table-cell>
          <table:table-cell table:style-name="ce7" table:formula="of:=AND(ISNUMBER(FIND(&quot;: Tube clamp&quot;; [.$C131])); ISNUMBER(SEARCH(&quot;104:&quot;; [.$C131])))" office:value-type="boolean" office:boolean-value="false" calcext:value-type="boolean">
            <text:p>FALSE</text:p>
          </table:table-cell>
          <table:table-cell table:style-name="ce7" table:formula="of:=AND(ISNUMBER(FIND(&quot;: Tube clamp&quot;; [.$C131])); ISNUMBER(SEARCH(&quot;116:&quot;; [.$C131])))" office:value-type="boolean" office:boolean-value="false" calcext:value-type="boolean">
            <text:p>FALSE</text:p>
          </table:table-cell>
          <table:table-cell table:style-name="ce7" table:formula="of:=AND(ISNUMBER(FIND(&quot;: Tube clamp&quot;; [.$C131])); ISNUMBER(SEARCH(&quot;132:&quot;; [.$C131])))" office:value-type="boolean" office:boolean-value="false" calcext:value-type="boolean">
            <text:p>FALSE</text:p>
          </table:table-cell>
          <table:table-cell table:style-name="ce7" table:formula="of:=AND(ISNUMBER(FIND(&quot;: Tube clamp&quot;; [.$C131])); ISNUMBER(SEARCH(&quot;176:&quot;; [.$C131])))" office:value-type="boolean" office:boolean-value="false" calcext:value-type="boolean">
            <text:p>FALSE</text:p>
          </table:table-cell>
          <table:table-cell table:style-name="ce7" table:formula="of:=ISNUMBER(FIND(&quot;Tool:&quot;; [.$C131]))" office:value-type="boolean" office:boolean-value="false" calcext:value-type="boolean">
            <text:p>FALSE</text:p>
          </table:table-cell>
          <table:table-cell table:style-name="ce12" table:formula="of:=IF(ISNUMBER(FIND(&quot;Φ&quot;; [.$C131])); MID([.$C131]; FIND(&quot;Φ&quot;; [.$C131]) + 1; FIND(&quot;mm&quot;; [.$C131]; FIND(&quot;Φ&quot;; [.$C131])) - FIND(&quot;Φ&quot;; [.$C131]) - 1); IF(ISNUMBER(FIND(&quot;: Bolt M&quot;; [.$C131])); MID([.$C131]; FIND(&quot;: Bolt M&quot;; [.$C131]) + 8; FIND(&quot; &quot;; [.$C131]; FIND(&quot;: Bolt M&quot;; [.$C131]) + 8) - FIND(&quot;: Bolt M&quot;; [.$C131]) - 8); &quot;&quot;))" office:value-type="string" office:string-value="25" calcext:value-type="string">
            <text:p>25</text:p>
          </table:table-cell>
          <table:table-cell table:style-name="ce12" table:formula="of:=IF(ISNUMBER(FIND(&quot;: Washer&quot;; [.$C131])); [.$U131]; IF(ISNUMBER(FIND(&quot;Φ&quot;; [.$C131])); MID([.$C131]; FIND(&quot;Φ&quot;; [.$C131]) + 1; FIND(&quot;mm&quot;; [.$C131]; FIND(&quot;Φ&quot;; [.$C131])) - FIND(&quot;Φ&quot;; [.$C131]) - 1); IF(ISNUMBER(FIND(&quot;: Bolt M&quot;; [.$C131])); MID([.$C131]; FIND(&quot;: Bolt M&quot;; [.$C131]) + 8; FIND(&quot; &quot;; [.$C131]; FIND(&quot;: Bolt M&quot;; [.$C131]) + 8) - FIND(&quot;: Bolt M&quot;; [.$C131]) - 8); &quot;&quot;)))" office:value-type="string" office:string-value="6" calcext:value-type="string">
            <text:p>6</text:p>
          </table:table-cell>
          <table:table-cell table:formula="of:=IF(ISNUMBER(FIND(&quot;Φ&quot;; [.$C131]));&#10;      MID([.$C131];&#10;          FIND(&quot;mm &quot;; [.$C131]; FIND(&quot;Φ&quot;; [.$C131])) + 5;&#10;          FIND(&quot;mm &quot;; [.$C131]; FIND(&quot;mm &quot;; [.$C131]; FIND(&quot;Φ&quot;; [.$C131])) + 4) - FIND(&quot;mm &quot;; [.$C131]; FIND(&quot;Φ&quot;; [.$C131])) - 5&#10;     );&#10;      MID([.$C131];&#10;          FIND(&quot;mm &quot;; [.$C131]; FIND(&quot;: &quot;; [.$C131])) - FIND(&quot; &quot;; STRING_REVERSE(LEFT([.$C131]; FIND(&quot;mm &quot;; [.$C131]; FIND(&quot;: &quot;; [.$C131]))))) + 2;&#10;          FIND(&quot; &quot;; STRING_REVERSE(LEFT([.$C131]; FIND(&quot;mm &quot;; [.$C131]; FIND(&quot;: &quot;; [.$C131]))))) - 2&#10;     )&#10;)" office:value-type="string" office:string-value="6" calcext:value-type="string">
            <text:p>6</text:p>
          </table:table-cell>
          <table:table-cell table:formula="of:=IF(ISNUMBER(FIND(&quot;Φ&quot;; [.$C131]));&#10;      MID([.$C132];           FIND(&quot;mm &quot;; [.$C132]; FIND(&quot;mm &quot;; [.$C132]; FIND(&quot;mm &quot;; [.$C132]; FIND(&quot;: &quot;; [.$C132])) + 2) + 2) - FIND(&quot; &quot;; STRING_REVERSE(LEFT([.$C132]; FIND(&quot;mm &quot;; [.$C132]; FIND(&quot;mm &quot;; [.$C132]; FIND(&quot;mm &quot;; [.$C132]; FIND(&quot;: &quot;; [.$C132])) + 2) + 2)))) + 2;           FIND(&quot; &quot;; STRING_REVERSE(LEFT([.$C132]; FIND(&quot;mm &quot;; [.$C132]; FIND(&quot;mm &quot;; [.$C132]; FIND(&quot;mm &quot;; [.$C132]; FIND(&quot;: &quot;; [.$C132])) + 2) + 2)))) - 2      );&#10;      MID([.$C131];&#10;          FIND(&quot;mm &quot;; [.$C131]; FIND(&quot;mm &quot;; [.$C131]; FIND(&quot;: &quot;; [.$C131])) + 2) - FIND(&quot; &quot;; STRING_REVERSE(LEFT([.$C131]; FIND(&quot;mm &quot;; [.$C131]; FIND(&quot;mm &quot;; [.$C131]; FIND(&quot;: &quot;; [.$C131])) + 2)))) + 2;&#10;          FIND(&quot; &quot;; STRING_REVERSE(LEFT([.$C131]; FIND(&quot;mm &quot;; [.$C131]; FIND(&quot;mm &quot;; [.$C131]; FIND(&quot;: &quot;; [.$C131])) + 2)))) - 2&#10;     )&#10;)" office:value-type="string" office:string-value="3" calcext:value-type="string">
            <text:p>3</text:p>
          </table:table-cell>
          <table:table-cell table:formula="of:=IF(ISNUMBER(FIND(&quot;Φ&quot;; [.$C131]));&#10;      &quot;&quot;;&#10;      MID([.$C131];&#10;          FIND(&quot;mm &quot;; [.$C131]; FIND(&quot;mm &quot;; [.$C131]; FIND(&quot;mm &quot;; [.$C131]; FIND(&quot;: &quot;; [.$C131])) + 2) + 2) - FIND(&quot; &quot;; STRING_REVERSE(LEFT([.$C131]; FIND(&quot;mm &quot;; [.$C131]; FIND(&quot;mm &quot;; [.$C131]; FIND(&quot;mm &quot;; [.$C131]; FIND(&quot;: &quot;; [.$C131])) + 2) + 2)))) + 2;&#10;          FIND(&quot; &quot;; STRING_REVERSE(LEFT([.$C131]; FIND(&quot;mm &quot;; [.$C131]; FIND(&quot;mm &quot;; [.$C131]; FIND(&quot;mm &quot;; [.$C131]; FIND(&quot;: &quot;; [.$C131])) + 2) + 2)))) - 2&#10;     )&#10;)">
            <text:p/>
          </table:table-cell>
          <table:table-cell table:formula="of:=IF(ISNUMBER(FIND(&quot;Φ&quot;; [.$C131]));&#10;      IF(ISNUMBER(FIND(&quot;: Washer&quot;; [.$C131])); [.$V131]; &quot;&quot;);&#10;      MID([.$C131];&#10;          FIND(&quot;mm &quot;; [.$C131]; FIND(&quot;mm &quot;; [.$C131]; FIND(&quot;mm &quot;; [.$C131]; FIND(&quot;mm &quot;; [.$C131]; FIND(&quot;: &quot;; [.$C131])) + 2) + 2) + 2) - FIND(&quot; &quot;; STRING_REVERSE(LEFT([.$C131]; FIND(&quot;mm &quot;; [.$C131]; FIND(&quot;mm &quot;; [.$C131]; FIND(&quot;mm &quot;; [.$C131]; FIND(&quot;mm &quot;; [.$C131]; FIND(&quot;: &quot;; [.$C131])) + 2) + 2) + 2)))) + 2;&#10;          FIND(&quot; &quot;; STRING_REVERSE(LEFT([.$C131]; FIND(&quot;mm &quot;; [.$C131]; FIND(&quot;mm &quot;; [.$C131]; FIND(&quot;mm &quot;; [.$C131]; FIND(&quot;mm &quot;; [.$C131]; FIND(&quot;: &quot;; [.$C131])) + 2) + 2) + 2)))) - 2&#10;     )&#10;)" office:value-type="string" office:string-value="3" calcext:value-type="string">
            <text:p>3</text:p>
          </table:table-cell>
          <table:table-cell table:style-name="ce17" table:formula="of:=NOT(OR([.$F131:.$Q131]))" office:value-type="boolean" office:boolean-value="false" calcext:value-type="boolean">
            <text:p>FALSE</text:p>
          </table:table-cell>
          <table:table-cell table:formula="of:=RIGHT([.$C131]; LEN([.$C131]) - FIND(&quot; - x&quot;; [.$C131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ECHO: "Washer: Washer Φ25mm x 6mm x 3mm - x1"</text:p>
          </table:table-cell>
          <table:table-cell table:formula="of:=MID([.$B132]; 8; LEN([.$B132]) - 8)" office:value-type="string" office:string-value="Washer: Washer Φ25mm x 6mm x 3mm - x1" calcext:value-type="string">
            <text:p>Washer: Washer Φ25mm x 6mm x 3mm - x1</text:p>
          </table:table-cell>
          <table:table-cell table:formula="of:=IF(LEFT([.$C132]; 5) = &quot;Tool:&quot;; RIGHT([.$C132]; LEN([.$C132]) - 6); LEFT([.$C132]; FIND(&quot;:&quot;; [.$C132]) - 1))" office:value-type="string" office:string-value="Washer" calcext:value-type="string">
            <text:p>Washer</text:p>
          </table:table-cell>
          <table:table-cell table:style-name="ce7" table:formula="of:=NOT(RIGHT(TRIM([.$C132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32]))" office:value-type="boolean" office:boolean-value="true" calcext:value-type="boolean">
            <text:p>TRUE</text:p>
          </table:table-cell>
          <table:table-cell table:style-name="ce7" table:formula="of:=ISNUMBER(FIND(&quot;: Bolt&quot;; [.$C132]))" office:value-type="boolean" office:boolean-value="false" calcext:value-type="boolean">
            <text:p>FALSE</text:p>
          </table:table-cell>
          <table:table-cell table:style-name="ce7" table:formula="of:=ISNUMBER(FIND(&quot;: Nut&quot;; [.$C132]))" office:value-type="boolean" office:boolean-value="false" calcext:value-type="boolean">
            <text:p>FALSE</text:p>
          </table:table-cell>
          <table:table-cell table:style-name="ce7" table:formula="of:=ISNUMBER(SEARCH(&quot;: Wheel&quot;; [.$C132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32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32]))" office:value-type="boolean" office:boolean-value="false" calcext:value-type="boolean">
            <text:p>FALSE</text:p>
          </table:table-cell>
          <table:table-cell table:style-name="ce7" table:formula="of:=ISNUMBER(SEARCH(&quot;ALUMINIUM SHEET&quot;; [.$C132]))" office:value-type="boolean" office:boolean-value="false" calcext:value-type="boolean">
            <text:p>FALSE</text:p>
          </table:table-cell>
          <table:table-cell table:style-name="ce7" table:formula="of:=ISNUMBER(FIND(&quot;: Tube clamp&quot;; [.$C132]))" office:value-type="boolean" office:boolean-value="false" calcext:value-type="boolean">
            <text:p>FALSE</text:p>
          </table:table-cell>
          <table:table-cell table:style-name="ce7" table:formula="of:=AND(ISNUMBER(FIND(&quot;: Tube clamp&quot;; [.$C132])); ISNUMBER(SEARCH(&quot;104:&quot;; [.$C132])))" office:value-type="boolean" office:boolean-value="false" calcext:value-type="boolean">
            <text:p>FALSE</text:p>
          </table:table-cell>
          <table:table-cell table:style-name="ce7" table:formula="of:=AND(ISNUMBER(FIND(&quot;: Tube clamp&quot;; [.$C132])); ISNUMBER(SEARCH(&quot;116:&quot;; [.$C132])))" office:value-type="boolean" office:boolean-value="false" calcext:value-type="boolean">
            <text:p>FALSE</text:p>
          </table:table-cell>
          <table:table-cell table:style-name="ce7" table:formula="of:=AND(ISNUMBER(FIND(&quot;: Tube clamp&quot;; [.$C132])); ISNUMBER(SEARCH(&quot;132:&quot;; [.$C132])))" office:value-type="boolean" office:boolean-value="false" calcext:value-type="boolean">
            <text:p>FALSE</text:p>
          </table:table-cell>
          <table:table-cell table:style-name="ce7" table:formula="of:=AND(ISNUMBER(FIND(&quot;: Tube clamp&quot;; [.$C132])); ISNUMBER(SEARCH(&quot;176:&quot;; [.$C132])))" office:value-type="boolean" office:boolean-value="false" calcext:value-type="boolean">
            <text:p>FALSE</text:p>
          </table:table-cell>
          <table:table-cell table:style-name="ce7" table:formula="of:=ISNUMBER(FIND(&quot;Tool:&quot;; [.$C132]))" office:value-type="boolean" office:boolean-value="false" calcext:value-type="boolean">
            <text:p>FALSE</text:p>
          </table:table-cell>
          <table:table-cell table:style-name="ce12" table:formula="of:=IF(ISNUMBER(FIND(&quot;Φ&quot;; [.$C132])); MID([.$C132]; FIND(&quot;Φ&quot;; [.$C132]) + 1; FIND(&quot;mm&quot;; [.$C132]; FIND(&quot;Φ&quot;; [.$C132])) - FIND(&quot;Φ&quot;; [.$C132]) - 1); IF(ISNUMBER(FIND(&quot;: Bolt M&quot;; [.$C132])); MID([.$C132]; FIND(&quot;: Bolt M&quot;; [.$C132]) + 8; FIND(&quot; &quot;; [.$C132]; FIND(&quot;: Bolt M&quot;; [.$C132]) + 8) - FIND(&quot;: Bolt M&quot;; [.$C132]) - 8); &quot;&quot;))" office:value-type="string" office:string-value="25" calcext:value-type="string">
            <text:p>25</text:p>
          </table:table-cell>
          <table:table-cell table:style-name="ce12" table:formula="of:=IF(ISNUMBER(FIND(&quot;: Washer&quot;; [.$C132])); [.$U132]; IF(ISNUMBER(FIND(&quot;Φ&quot;; [.$C132])); MID([.$C132]; FIND(&quot;Φ&quot;; [.$C132]) + 1; FIND(&quot;mm&quot;; [.$C132]; FIND(&quot;Φ&quot;; [.$C132])) - FIND(&quot;Φ&quot;; [.$C132]) - 1); IF(ISNUMBER(FIND(&quot;: Bolt M&quot;; [.$C132])); MID([.$C132]; FIND(&quot;: Bolt M&quot;; [.$C132]) + 8; FIND(&quot; &quot;; [.$C132]; FIND(&quot;: Bolt M&quot;; [.$C132]) + 8) - FIND(&quot;: Bolt M&quot;; [.$C132]) - 8); &quot;&quot;)))" office:value-type="string" office:string-value="6" calcext:value-type="string">
            <text:p>6</text:p>
          </table:table-cell>
          <table:table-cell table:formula="of:=IF(ISNUMBER(FIND(&quot;Φ&quot;; [.$C132]));&#10;      MID([.$C132];&#10;          FIND(&quot;mm &quot;; [.$C132]; FIND(&quot;Φ&quot;; [.$C132])) + 5;&#10;          FIND(&quot;mm &quot;; [.$C132]; FIND(&quot;mm &quot;; [.$C132]; FIND(&quot;Φ&quot;; [.$C132])) + 4) - FIND(&quot;mm &quot;; [.$C132]; FIND(&quot;Φ&quot;; [.$C132])) - 5&#10;     );&#10;      MID([.$C132];&#10;          FIND(&quot;mm &quot;; [.$C132]; FIND(&quot;: &quot;; [.$C132])) - FIND(&quot; &quot;; STRING_REVERSE(LEFT([.$C132]; FIND(&quot;mm &quot;; [.$C132]; FIND(&quot;: &quot;; [.$C132]))))) + 2;&#10;          FIND(&quot; &quot;; STRING_REVERSE(LEFT([.$C132]; FIND(&quot;mm &quot;; [.$C132]; FIND(&quot;: &quot;; [.$C132]))))) - 2&#10;     )&#10;)" office:value-type="string" office:string-value="6" calcext:value-type="string">
            <text:p>6</text:p>
          </table:table-cell>
          <table:table-cell table:formula="of:=IF(ISNUMBER(FIND(&quot;Φ&quot;; [.$C132]));&#10;      MID([.$C133];           FIND(&quot;mm &quot;; [.$C133]; FIND(&quot;mm &quot;; [.$C133]; FIND(&quot;mm &quot;; [.$C133]; FIND(&quot;: &quot;; [.$C133])) + 2) + 2) - FIND(&quot; &quot;; STRING_REVERSE(LEFT([.$C133]; FIND(&quot;mm &quot;; [.$C133]; FIND(&quot;mm &quot;; [.$C133]; FIND(&quot;mm &quot;; [.$C133]; FIND(&quot;: &quot;; [.$C133])) + 2) + 2)))) + 2;           FIND(&quot; &quot;; STRING_REVERSE(LEFT([.$C133]; FIND(&quot;mm &quot;; [.$C133]; FIND(&quot;mm &quot;; [.$C133]; FIND(&quot;mm &quot;; [.$C133]; FIND(&quot;: &quot;; [.$C133])) + 2) + 2)))) - 2      );&#10;      MID([.$C132];&#10;          FIND(&quot;mm &quot;; [.$C132]; FIND(&quot;mm &quot;; [.$C132]; FIND(&quot;: &quot;; [.$C132])) + 2) - FIND(&quot; &quot;; STRING_REVERSE(LEFT([.$C132]; FIND(&quot;mm &quot;; [.$C132]; FIND(&quot;mm &quot;; [.$C132]; FIND(&quot;: &quot;; [.$C132])) + 2)))) + 2;&#10;          FIND(&quot; &quot;; STRING_REVERSE(LEFT([.$C132]; FIND(&quot;mm &quot;; [.$C132]; FIND(&quot;mm &quot;; [.$C132]; FIND(&quot;: &quot;; [.$C132])) + 2)))) - 2&#10;     )&#10;)" office:value-type="string" office:string-value="3" calcext:value-type="string">
            <text:p>3</text:p>
          </table:table-cell>
          <table:table-cell table:formula="of:=IF(ISNUMBER(FIND(&quot;Φ&quot;; [.$C132]));&#10;      &quot;&quot;;&#10;      MID([.$C132];&#10;          FIND(&quot;mm &quot;; [.$C132]; FIND(&quot;mm &quot;; [.$C132]; FIND(&quot;mm &quot;; [.$C132]; FIND(&quot;: &quot;; [.$C132])) + 2) + 2) - FIND(&quot; &quot;; STRING_REVERSE(LEFT([.$C132]; FIND(&quot;mm &quot;; [.$C132]; FIND(&quot;mm &quot;; [.$C132]; FIND(&quot;mm &quot;; [.$C132]; FIND(&quot;: &quot;; [.$C132])) + 2) + 2)))) + 2;&#10;          FIND(&quot; &quot;; STRING_REVERSE(LEFT([.$C132]; FIND(&quot;mm &quot;; [.$C132]; FIND(&quot;mm &quot;; [.$C132]; FIND(&quot;mm &quot;; [.$C132]; FIND(&quot;: &quot;; [.$C132])) + 2) + 2)))) - 2&#10;     )&#10;)">
            <text:p/>
          </table:table-cell>
          <table:table-cell table:formula="of:=IF(ISNUMBER(FIND(&quot;Φ&quot;; [.$C132]));&#10;      IF(ISNUMBER(FIND(&quot;: Washer&quot;; [.$C132])); [.$V132]; &quot;&quot;);&#10;      MID([.$C132];&#10;          FIND(&quot;mm &quot;; [.$C132]; FIND(&quot;mm &quot;; [.$C132]; FIND(&quot;mm &quot;; [.$C132]; FIND(&quot;mm &quot;; [.$C132]; FIND(&quot;: &quot;; [.$C132])) + 2) + 2) + 2) - FIND(&quot; &quot;; STRING_REVERSE(LEFT([.$C132]; FIND(&quot;mm &quot;; [.$C132]; FIND(&quot;mm &quot;; [.$C132]; FIND(&quot;mm &quot;; [.$C132]; FIND(&quot;mm &quot;; [.$C132]; FIND(&quot;: &quot;; [.$C132])) + 2) + 2) + 2)))) + 2;&#10;          FIND(&quot; &quot;; STRING_REVERSE(LEFT([.$C132]; FIND(&quot;mm &quot;; [.$C132]; FIND(&quot;mm &quot;; [.$C132]; FIND(&quot;mm &quot;; [.$C132]; FIND(&quot;mm &quot;; [.$C132]; FIND(&quot;: &quot;; [.$C132])) + 2) + 2) + 2)))) - 2&#10;     )&#10;)" office:value-type="string" office:string-value="3" calcext:value-type="string">
            <text:p>3</text:p>
          </table:table-cell>
          <table:table-cell table:style-name="ce17" table:formula="of:=NOT(OR([.$F132:.$Q132]))" office:value-type="boolean" office:boolean-value="false" calcext:value-type="boolean">
            <text:p>FALSE</text:p>
          </table:table-cell>
          <table:table-cell table:formula="of:=RIGHT([.$C132]; LEN([.$C132]) - FIND(&quot; - x&quot;; [.$C132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ECHO: "Washer: Washer Φ25mm x 6mm x 3mm - x1"</text:p>
          </table:table-cell>
          <table:table-cell table:formula="of:=MID([.$B133]; 8; LEN([.$B133]) - 8)" office:value-type="string" office:string-value="Washer: Washer Φ25mm x 6mm x 3mm - x1" calcext:value-type="string">
            <text:p>Washer: Washer Φ25mm x 6mm x 3mm - x1</text:p>
          </table:table-cell>
          <table:table-cell table:formula="of:=IF(LEFT([.$C133]; 5) = &quot;Tool:&quot;; RIGHT([.$C133]; LEN([.$C133]) - 6); LEFT([.$C133]; FIND(&quot;:&quot;; [.$C133]) - 1))" office:value-type="string" office:string-value="Washer" calcext:value-type="string">
            <text:p>Washer</text:p>
          </table:table-cell>
          <table:table-cell table:style-name="ce7" table:formula="of:=NOT(RIGHT(TRIM([.$C133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33]))" office:value-type="boolean" office:boolean-value="true" calcext:value-type="boolean">
            <text:p>TRUE</text:p>
          </table:table-cell>
          <table:table-cell table:style-name="ce7" table:formula="of:=ISNUMBER(FIND(&quot;: Bolt&quot;; [.$C133]))" office:value-type="boolean" office:boolean-value="false" calcext:value-type="boolean">
            <text:p>FALSE</text:p>
          </table:table-cell>
          <table:table-cell table:style-name="ce7" table:formula="of:=ISNUMBER(FIND(&quot;: Nut&quot;; [.$C133]))" office:value-type="boolean" office:boolean-value="false" calcext:value-type="boolean">
            <text:p>FALSE</text:p>
          </table:table-cell>
          <table:table-cell table:style-name="ce7" table:formula="of:=ISNUMBER(SEARCH(&quot;: Wheel&quot;; [.$C133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33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33]))" office:value-type="boolean" office:boolean-value="false" calcext:value-type="boolean">
            <text:p>FALSE</text:p>
          </table:table-cell>
          <table:table-cell table:style-name="ce7" table:formula="of:=ISNUMBER(SEARCH(&quot;ALUMINIUM SHEET&quot;; [.$C133]))" office:value-type="boolean" office:boolean-value="false" calcext:value-type="boolean">
            <text:p>FALSE</text:p>
          </table:table-cell>
          <table:table-cell table:style-name="ce7" table:formula="of:=ISNUMBER(FIND(&quot;: Tube clamp&quot;; [.$C133]))" office:value-type="boolean" office:boolean-value="false" calcext:value-type="boolean">
            <text:p>FALSE</text:p>
          </table:table-cell>
          <table:table-cell table:style-name="ce7" table:formula="of:=AND(ISNUMBER(FIND(&quot;: Tube clamp&quot;; [.$C133])); ISNUMBER(SEARCH(&quot;104:&quot;; [.$C133])))" office:value-type="boolean" office:boolean-value="false" calcext:value-type="boolean">
            <text:p>FALSE</text:p>
          </table:table-cell>
          <table:table-cell table:style-name="ce7" table:formula="of:=AND(ISNUMBER(FIND(&quot;: Tube clamp&quot;; [.$C133])); ISNUMBER(SEARCH(&quot;116:&quot;; [.$C133])))" office:value-type="boolean" office:boolean-value="false" calcext:value-type="boolean">
            <text:p>FALSE</text:p>
          </table:table-cell>
          <table:table-cell table:style-name="ce7" table:formula="of:=AND(ISNUMBER(FIND(&quot;: Tube clamp&quot;; [.$C133])); ISNUMBER(SEARCH(&quot;132:&quot;; [.$C133])))" office:value-type="boolean" office:boolean-value="false" calcext:value-type="boolean">
            <text:p>FALSE</text:p>
          </table:table-cell>
          <table:table-cell table:style-name="ce7" table:formula="of:=AND(ISNUMBER(FIND(&quot;: Tube clamp&quot;; [.$C133])); ISNUMBER(SEARCH(&quot;176:&quot;; [.$C133])))" office:value-type="boolean" office:boolean-value="false" calcext:value-type="boolean">
            <text:p>FALSE</text:p>
          </table:table-cell>
          <table:table-cell table:style-name="ce7" table:formula="of:=ISNUMBER(FIND(&quot;Tool:&quot;; [.$C133]))" office:value-type="boolean" office:boolean-value="false" calcext:value-type="boolean">
            <text:p>FALSE</text:p>
          </table:table-cell>
          <table:table-cell table:style-name="ce12" table:formula="of:=IF(ISNUMBER(FIND(&quot;Φ&quot;; [.$C133])); MID([.$C133]; FIND(&quot;Φ&quot;; [.$C133]) + 1; FIND(&quot;mm&quot;; [.$C133]; FIND(&quot;Φ&quot;; [.$C133])) - FIND(&quot;Φ&quot;; [.$C133]) - 1); IF(ISNUMBER(FIND(&quot;: Bolt M&quot;; [.$C133])); MID([.$C133]; FIND(&quot;: Bolt M&quot;; [.$C133]) + 8; FIND(&quot; &quot;; [.$C133]; FIND(&quot;: Bolt M&quot;; [.$C133]) + 8) - FIND(&quot;: Bolt M&quot;; [.$C133]) - 8); &quot;&quot;))" office:value-type="string" office:string-value="25" calcext:value-type="string">
            <text:p>25</text:p>
          </table:table-cell>
          <table:table-cell table:style-name="ce12" table:formula="of:=IF(ISNUMBER(FIND(&quot;: Washer&quot;; [.$C133])); [.$U133]; IF(ISNUMBER(FIND(&quot;Φ&quot;; [.$C133])); MID([.$C133]; FIND(&quot;Φ&quot;; [.$C133]) + 1; FIND(&quot;mm&quot;; [.$C133]; FIND(&quot;Φ&quot;; [.$C133])) - FIND(&quot;Φ&quot;; [.$C133]) - 1); IF(ISNUMBER(FIND(&quot;: Bolt M&quot;; [.$C133])); MID([.$C133]; FIND(&quot;: Bolt M&quot;; [.$C133]) + 8; FIND(&quot; &quot;; [.$C133]; FIND(&quot;: Bolt M&quot;; [.$C133]) + 8) - FIND(&quot;: Bolt M&quot;; [.$C133]) - 8); &quot;&quot;)))" office:value-type="string" office:string-value="6" calcext:value-type="string">
            <text:p>6</text:p>
          </table:table-cell>
          <table:table-cell table:formula="of:=IF(ISNUMBER(FIND(&quot;Φ&quot;; [.$C133]));&#10;      MID([.$C133];&#10;          FIND(&quot;mm &quot;; [.$C133]; FIND(&quot;Φ&quot;; [.$C133])) + 5;&#10;          FIND(&quot;mm &quot;; [.$C133]; FIND(&quot;mm &quot;; [.$C133]; FIND(&quot;Φ&quot;; [.$C133])) + 4) - FIND(&quot;mm &quot;; [.$C133]; FIND(&quot;Φ&quot;; [.$C133])) - 5&#10;     );&#10;      MID([.$C133];&#10;          FIND(&quot;mm &quot;; [.$C133]; FIND(&quot;: &quot;; [.$C133])) - FIND(&quot; &quot;; STRING_REVERSE(LEFT([.$C133]; FIND(&quot;mm &quot;; [.$C133]; FIND(&quot;: &quot;; [.$C133]))))) + 2;&#10;          FIND(&quot; &quot;; STRING_REVERSE(LEFT([.$C133]; FIND(&quot;mm &quot;; [.$C133]; FIND(&quot;: &quot;; [.$C133]))))) - 2&#10;     )&#10;)" office:value-type="string" office:string-value="6" calcext:value-type="string">
            <text:p>6</text:p>
          </table:table-cell>
          <table:table-cell table:formula="of:=IF(ISNUMBER(FIND(&quot;Φ&quot;; [.$C133]));&#10;      MID([.$C134];           FIND(&quot;mm &quot;; [.$C134]; FIND(&quot;mm &quot;; [.$C134]; FIND(&quot;mm &quot;; [.$C134]; FIND(&quot;: &quot;; [.$C134])) + 2) + 2) - FIND(&quot; &quot;; STRING_REVERSE(LEFT([.$C134]; FIND(&quot;mm &quot;; [.$C134]; FIND(&quot;mm &quot;; [.$C134]; FIND(&quot;mm &quot;; [.$C134]; FIND(&quot;: &quot;; [.$C134])) + 2) + 2)))) + 2;           FIND(&quot; &quot;; STRING_REVERSE(LEFT([.$C134]; FIND(&quot;mm &quot;; [.$C134]; FIND(&quot;mm &quot;; [.$C134]; FIND(&quot;mm &quot;; [.$C134]; FIND(&quot;: &quot;; [.$C134])) + 2) + 2)))) - 2      );&#10;      MID([.$C133];&#10;          FIND(&quot;mm &quot;; [.$C133]; FIND(&quot;mm &quot;; [.$C133]; FIND(&quot;: &quot;; [.$C133])) + 2) - FIND(&quot; &quot;; STRING_REVERSE(LEFT([.$C133]; FIND(&quot;mm &quot;; [.$C133]; FIND(&quot;mm &quot;; [.$C133]; FIND(&quot;: &quot;; [.$C133])) + 2)))) + 2;&#10;          FIND(&quot; &quot;; STRING_REVERSE(LEFT([.$C133]; FIND(&quot;mm &quot;; [.$C133]; FIND(&quot;mm &quot;; [.$C133]; FIND(&quot;: &quot;; [.$C133])) + 2)))) - 2&#10;     )&#10;)" office:value-type="string" office:string-value="" calcext:value-type="error">
            <text:p>#VALUE!</text:p>
          </table:table-cell>
          <table:table-cell table:formula="of:=IF(ISNUMBER(FIND(&quot;Φ&quot;; [.$C133]));&#10;      &quot;&quot;;&#10;      MID([.$C133];&#10;          FIND(&quot;mm &quot;; [.$C133]; FIND(&quot;mm &quot;; [.$C133]; FIND(&quot;mm &quot;; [.$C133]; FIND(&quot;: &quot;; [.$C133])) + 2) + 2) - FIND(&quot; &quot;; STRING_REVERSE(LEFT([.$C133]; FIND(&quot;mm &quot;; [.$C133]; FIND(&quot;mm &quot;; [.$C133]; FIND(&quot;mm &quot;; [.$C133]; FIND(&quot;: &quot;; [.$C133])) + 2) + 2)))) + 2;&#10;          FIND(&quot; &quot;; STRING_REVERSE(LEFT([.$C133]; FIND(&quot;mm &quot;; [.$C133]; FIND(&quot;mm &quot;; [.$C133]; FIND(&quot;mm &quot;; [.$C133]; FIND(&quot;: &quot;; [.$C133])) + 2) + 2)))) - 2&#10;     )&#10;)">
            <text:p/>
          </table:table-cell>
          <table:table-cell table:formula="of:=IF(ISNUMBER(FIND(&quot;Φ&quot;; [.$C133]));&#10;      IF(ISNUMBER(FIND(&quot;: Washer&quot;; [.$C133])); [.$V133]; &quot;&quot;);&#10;      MID([.$C133];&#10;          FIND(&quot;mm &quot;; [.$C133]; FIND(&quot;mm &quot;; [.$C133]; FIND(&quot;mm &quot;; [.$C133]; FIND(&quot;mm &quot;; [.$C133]; FIND(&quot;: &quot;; [.$C133])) + 2) + 2) + 2) - FIND(&quot; &quot;; STRING_REVERSE(LEFT([.$C133]; FIND(&quot;mm &quot;; [.$C133]; FIND(&quot;mm &quot;; [.$C133]; FIND(&quot;mm &quot;; [.$C133]; FIND(&quot;mm &quot;; [.$C133]; FIND(&quot;: &quot;; [.$C133])) + 2) + 2) + 2)))) + 2;&#10;          FIND(&quot; &quot;; STRING_REVERSE(LEFT([.$C133]; FIND(&quot;mm &quot;; [.$C133]; FIND(&quot;mm &quot;; [.$C133]; FIND(&quot;mm &quot;; [.$C133]; FIND(&quot;mm &quot;; [.$C133]; FIND(&quot;: &quot;; [.$C133])) + 2) + 2) + 2)))) - 2&#10;     )&#10;)" office:value-type="string" office:string-value="" calcext:value-type="error">
            <text:p>#VALUE!</text:p>
          </table:table-cell>
          <table:table-cell table:style-name="ce17" table:formula="of:=NOT(OR([.$F133:.$Q133]))" office:value-type="boolean" office:boolean-value="false" calcext:value-type="boolean">
            <text:p>FALSE</text:p>
          </table:table-cell>
          <table:table-cell table:formula="of:=RIGHT([.$C133]; LEN([.$C133]) - FIND(&quot; - x&quot;; [.$C133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ECHO: "Metric bolt assembly:"</text:p>
          </table:table-cell>
          <table:table-cell table:formula="of:=MID([.$B134]; 8; LEN([.$B134]) - 8)" office:value-type="string" office:string-value="Metric bolt assembly:" calcext:value-type="string">
            <text:p>Metric bolt assembly:</text:p>
          </table:table-cell>
          <table:table-cell table:formula="of:=IF(LEFT([.$C134]; 5) = &quot;Tool:&quot;; RIGHT([.$C134]; LEN([.$C134]) - 6); LEFT([.$C134]; FIND(&quot;:&quot;; [.$C134]) - 1))" office:value-type="string" office:string-value="Metric bolt assembly" calcext:value-type="string">
            <text:p>Metric bolt assembly</text:p>
          </table:table-cell>
          <table:table-cell table:style-name="ce7" table:formula="of:=NOT(RIGHT(TRIM([.$C134]); 1) = &quot;:&quot;)" office:value-type="boolean" office:boolean-value="false" calcext:value-type="boolean">
            <text:p>FALSE</text:p>
          </table:table-cell>
          <table:table-cell table:style-name="ce7" table:formula="of:=ISNUMBER(FIND(&quot;: Washer&quot;; [.$C134]))" office:value-type="boolean" office:boolean-value="false" calcext:value-type="boolean">
            <text:p>FALSE</text:p>
          </table:table-cell>
          <table:table-cell table:style-name="ce7" table:formula="of:=ISNUMBER(FIND(&quot;: Bolt&quot;; [.$C134]))" office:value-type="boolean" office:boolean-value="false" calcext:value-type="boolean">
            <text:p>FALSE</text:p>
          </table:table-cell>
          <table:table-cell table:style-name="ce7" table:formula="of:=ISNUMBER(FIND(&quot;: Nut&quot;; [.$C134]))" office:value-type="boolean" office:boolean-value="false" calcext:value-type="boolean">
            <text:p>FALSE</text:p>
          </table:table-cell>
          <table:table-cell table:style-name="ce7" table:formula="of:=ISNUMBER(SEARCH(&quot;: Wheel&quot;; [.$C134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34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34]))" office:value-type="boolean" office:boolean-value="false" calcext:value-type="boolean">
            <text:p>FALSE</text:p>
          </table:table-cell>
          <table:table-cell table:style-name="ce7" table:formula="of:=ISNUMBER(SEARCH(&quot;ALUMINIUM SHEET&quot;; [.$C134]))" office:value-type="boolean" office:boolean-value="false" calcext:value-type="boolean">
            <text:p>FALSE</text:p>
          </table:table-cell>
          <table:table-cell table:style-name="ce7" table:formula="of:=ISNUMBER(FIND(&quot;: Tube clamp&quot;; [.$C134]))" office:value-type="boolean" office:boolean-value="false" calcext:value-type="boolean">
            <text:p>FALSE</text:p>
          </table:table-cell>
          <table:table-cell table:style-name="ce7" table:formula="of:=AND(ISNUMBER(FIND(&quot;: Tube clamp&quot;; [.$C134])); ISNUMBER(SEARCH(&quot;104:&quot;; [.$C134])))" office:value-type="boolean" office:boolean-value="false" calcext:value-type="boolean">
            <text:p>FALSE</text:p>
          </table:table-cell>
          <table:table-cell table:style-name="ce7" table:formula="of:=AND(ISNUMBER(FIND(&quot;: Tube clamp&quot;; [.$C134])); ISNUMBER(SEARCH(&quot;116:&quot;; [.$C134])))" office:value-type="boolean" office:boolean-value="false" calcext:value-type="boolean">
            <text:p>FALSE</text:p>
          </table:table-cell>
          <table:table-cell table:style-name="ce7" table:formula="of:=AND(ISNUMBER(FIND(&quot;: Tube clamp&quot;; [.$C134])); ISNUMBER(SEARCH(&quot;132:&quot;; [.$C134])))" office:value-type="boolean" office:boolean-value="false" calcext:value-type="boolean">
            <text:p>FALSE</text:p>
          </table:table-cell>
          <table:table-cell table:style-name="ce7" table:formula="of:=AND(ISNUMBER(FIND(&quot;: Tube clamp&quot;; [.$C134])); ISNUMBER(SEARCH(&quot;176:&quot;; [.$C134])))" office:value-type="boolean" office:boolean-value="false" calcext:value-type="boolean">
            <text:p>FALSE</text:p>
          </table:table-cell>
          <table:table-cell table:style-name="ce7" table:formula="of:=ISNUMBER(FIND(&quot;Tool:&quot;; [.$C134]))" office:value-type="boolean" office:boolean-value="false" calcext:value-type="boolean">
            <text:p>FALSE</text:p>
          </table:table-cell>
          <table:table-cell table:style-name="ce12" table:formula="of:=IF(ISNUMBER(FIND(&quot;Φ&quot;; [.$C134])); MID([.$C134]; FIND(&quot;Φ&quot;; [.$C134]) + 1; FIND(&quot;mm&quot;; [.$C134]; FIND(&quot;Φ&quot;; [.$C134])) - FIND(&quot;Φ&quot;; [.$C134]) - 1); IF(ISNUMBER(FIND(&quot;: Bolt M&quot;; [.$C134])); MID([.$C134]; FIND(&quot;: Bolt M&quot;; [.$C134]) + 8; FIND(&quot; &quot;; [.$C134]; FIND(&quot;: Bolt M&quot;; [.$C134]) + 8) - FIND(&quot;: Bolt M&quot;; [.$C134]) - 8); &quot;&quot;))">
            <text:p/>
          </table:table-cell>
          <table:table-cell table:style-name="ce12" table:formula="of:=IF(ISNUMBER(FIND(&quot;: Washer&quot;; [.$C134])); [.$U134]; IF(ISNUMBER(FIND(&quot;Φ&quot;; [.$C134])); MID([.$C134]; FIND(&quot;Φ&quot;; [.$C134]) + 1; FIND(&quot;mm&quot;; [.$C134]; FIND(&quot;Φ&quot;; [.$C134])) - FIND(&quot;Φ&quot;; [.$C134]) - 1); IF(ISNUMBER(FIND(&quot;: Bolt M&quot;; [.$C134])); MID([.$C134]; FIND(&quot;: Bolt M&quot;; [.$C134]) + 8; FIND(&quot; &quot;; [.$C134]; FIND(&quot;: Bolt M&quot;; [.$C134]) + 8) - FIND(&quot;: Bolt M&quot;; [.$C134]) - 8); &quot;&quot;)))">
            <text:p/>
          </table:table-cell>
          <table:table-cell table:formula="of:=IF(ISNUMBER(FIND(&quot;Φ&quot;; [.$C134]));&#10;      MID([.$C134];&#10;          FIND(&quot;mm &quot;; [.$C134]; FIND(&quot;Φ&quot;; [.$C134])) + 5;&#10;          FIND(&quot;mm &quot;; [.$C134]; FIND(&quot;mm &quot;; [.$C134]; FIND(&quot;Φ&quot;; [.$C134])) + 4) - FIND(&quot;mm &quot;; [.$C134]; FIND(&quot;Φ&quot;; [.$C134])) - 5&#10;     );&#10;      MID([.$C134];&#10;          FIND(&quot;mm &quot;; [.$C134]; FIND(&quot;: &quot;; [.$C134])) - FIND(&quot; &quot;; STRING_REVERSE(LEFT([.$C134]; FIND(&quot;mm &quot;; [.$C134]; FIND(&quot;: &quot;; [.$C134]))))) + 2;&#10;          FIND(&quot; &quot;; STRING_REVERSE(LEFT([.$C134]; FIND(&quot;mm &quot;; [.$C134]; FIND(&quot;: &quot;; [.$C134]))))) - 2&#10;     )&#10;)" office:value-type="string" office:string-value="" calcext:value-type="error">
            <text:p>#VALUE!</text:p>
          </table:table-cell>
          <table:table-cell table:formula="of:=IF(ISNUMBER(FIND(&quot;Φ&quot;; [.$C134]));&#10;      MID([.$C135];           FIND(&quot;mm &quot;; [.$C135]; FIND(&quot;mm &quot;; [.$C135]; FIND(&quot;mm &quot;; [.$C135]; FIND(&quot;: &quot;; [.$C135])) + 2) + 2) - FIND(&quot; &quot;; STRING_REVERSE(LEFT([.$C135]; FIND(&quot;mm &quot;; [.$C135]; FIND(&quot;mm &quot;; [.$C135]; FIND(&quot;mm &quot;; [.$C135]; FIND(&quot;: &quot;; [.$C135])) + 2) + 2)))) + 2;           FIND(&quot; &quot;; STRING_REVERSE(LEFT([.$C135]; FIND(&quot;mm &quot;; [.$C135]; FIND(&quot;mm &quot;; [.$C135]; FIND(&quot;mm &quot;; [.$C135]; FIND(&quot;: &quot;; [.$C135])) + 2) + 2)))) - 2      );&#10;      MID([.$C134];&#10;          FIND(&quot;mm &quot;; [.$C134]; FIND(&quot;mm &quot;; [.$C134]; FIND(&quot;: &quot;; [.$C134])) + 2) - FIND(&quot; &quot;; STRING_REVERSE(LEFT([.$C134]; FIND(&quot;mm &quot;; [.$C134]; FIND(&quot;mm &quot;; [.$C134]; FIND(&quot;: &quot;; [.$C134])) + 2)))) + 2;&#10;          FIND(&quot; &quot;; STRING_REVERSE(LEFT([.$C134]; FIND(&quot;mm &quot;; [.$C134]; FIND(&quot;mm &quot;; [.$C134]; FIND(&quot;: &quot;; [.$C134])) + 2)))) - 2&#10;     )&#10;)" office:value-type="string" office:string-value="" calcext:value-type="error">
            <text:p>#VALUE!</text:p>
          </table:table-cell>
          <table:table-cell table:formula="of:=IF(ISNUMBER(FIND(&quot;Φ&quot;; [.$C134]));&#10;      &quot;&quot;;&#10;      MID([.$C134];&#10;          FIND(&quot;mm &quot;; [.$C134]; FIND(&quot;mm &quot;; [.$C134]; FIND(&quot;mm &quot;; [.$C134]; FIND(&quot;: &quot;; [.$C134])) + 2) + 2) - FIND(&quot; &quot;; STRING_REVERSE(LEFT([.$C134]; FIND(&quot;mm &quot;; [.$C134]; FIND(&quot;mm &quot;; [.$C134]; FIND(&quot;mm &quot;; [.$C134]; FIND(&quot;: &quot;; [.$C134])) + 2) + 2)))) + 2;&#10;          FIND(&quot; &quot;; STRING_REVERSE(LEFT([.$C134]; FIND(&quot;mm &quot;; [.$C134]; FIND(&quot;mm &quot;; [.$C134]; FIND(&quot;mm &quot;; [.$C134]; FIND(&quot;: &quot;; [.$C134])) + 2) + 2)))) - 2&#10;     )&#10;)" office:value-type="string" office:string-value="" calcext:value-type="error">
            <text:p>#VALUE!</text:p>
          </table:table-cell>
          <table:table-cell table:formula="of:=IF(ISNUMBER(FIND(&quot;Φ&quot;; [.$C134]));&#10;      IF(ISNUMBER(FIND(&quot;: Washer&quot;; [.$C134])); [.$V134]; &quot;&quot;);&#10;      MID([.$C134];&#10;          FIND(&quot;mm &quot;; [.$C134]; FIND(&quot;mm &quot;; [.$C134]; FIND(&quot;mm &quot;; [.$C134]; FIND(&quot;mm &quot;; [.$C134]; FIND(&quot;: &quot;; [.$C134])) + 2) + 2) + 2) - FIND(&quot; &quot;; STRING_REVERSE(LEFT([.$C134]; FIND(&quot;mm &quot;; [.$C134]; FIND(&quot;mm &quot;; [.$C134]; FIND(&quot;mm &quot;; [.$C134]; FIND(&quot;mm &quot;; [.$C134]; FIND(&quot;: &quot;; [.$C134])) + 2) + 2) + 2)))) + 2;&#10;          FIND(&quot; &quot;; STRING_REVERSE(LEFT([.$C134]; FIND(&quot;mm &quot;; [.$C134]; FIND(&quot;mm &quot;; [.$C134]; FIND(&quot;mm &quot;; [.$C134]; FIND(&quot;mm &quot;; [.$C134]; FIND(&quot;: &quot;; [.$C134])) + 2) + 2) + 2)))) - 2&#10;     )&#10;)" office:value-type="string" office:string-value="" calcext:value-type="error">
            <text:p>#VALUE!</text:p>
          </table:table-cell>
          <table:table-cell table:style-name="ce17" table:formula="of:=NOT(OR([.$F134:.$Q134]))" office:value-type="boolean" office:boolean-value="true" calcext:value-type="boolean">
            <text:p>TRUE</text:p>
          </table:table-cell>
          <table:table-cell table:formula="of:=RIGHT([.$C134]; LEN([.$C134]) - FIND(&quot; - x&quot;; [.$C134]) - 3)" office:value-type="string" office:string-value="" calcext:value-type="error">
            <text:p>#VALUE!</text:p>
          </table:table-cell>
          <table:table-cell table:number-columns-repeated="998"/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ECHO: "Bolt: Bolt M6 x 92mm - x1"</text:p>
          </table:table-cell>
          <table:table-cell table:formula="of:=MID([.$B135]; 8; LEN([.$B135]) - 8)" office:value-type="string" office:string-value="Bolt: Bolt M6 x 92mm - x1" calcext:value-type="string">
            <text:p>Bolt: Bolt M6 x 92mm - x1</text:p>
          </table:table-cell>
          <table:table-cell table:formula="of:=IF(LEFT([.$C135]; 5) = &quot;Tool:&quot;; RIGHT([.$C135]; LEN([.$C135]) - 6); LEFT([.$C135]; FIND(&quot;:&quot;; [.$C135]) - 1))" office:value-type="string" office:string-value="Bolt" calcext:value-type="string">
            <text:p>Bolt</text:p>
          </table:table-cell>
          <table:table-cell table:style-name="ce7" table:formula="of:=NOT(RIGHT(TRIM([.$C135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35]))" office:value-type="boolean" office:boolean-value="false" calcext:value-type="boolean">
            <text:p>FALSE</text:p>
          </table:table-cell>
          <table:table-cell table:style-name="ce7" table:formula="of:=ISNUMBER(FIND(&quot;: Bolt&quot;; [.$C135]))" office:value-type="boolean" office:boolean-value="true" calcext:value-type="boolean">
            <text:p>TRUE</text:p>
          </table:table-cell>
          <table:table-cell table:style-name="ce7" table:formula="of:=ISNUMBER(FIND(&quot;: Nut&quot;; [.$C135]))" office:value-type="boolean" office:boolean-value="false" calcext:value-type="boolean">
            <text:p>FALSE</text:p>
          </table:table-cell>
          <table:table-cell table:style-name="ce7" table:formula="of:=ISNUMBER(SEARCH(&quot;: Wheel&quot;; [.$C135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35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35]))" office:value-type="boolean" office:boolean-value="false" calcext:value-type="boolean">
            <text:p>FALSE</text:p>
          </table:table-cell>
          <table:table-cell table:style-name="ce7" table:formula="of:=ISNUMBER(SEARCH(&quot;ALUMINIUM SHEET&quot;; [.$C135]))" office:value-type="boolean" office:boolean-value="false" calcext:value-type="boolean">
            <text:p>FALSE</text:p>
          </table:table-cell>
          <table:table-cell table:style-name="ce7" table:formula="of:=ISNUMBER(FIND(&quot;: Tube clamp&quot;; [.$C135]))" office:value-type="boolean" office:boolean-value="false" calcext:value-type="boolean">
            <text:p>FALSE</text:p>
          </table:table-cell>
          <table:table-cell table:style-name="ce7" table:formula="of:=AND(ISNUMBER(FIND(&quot;: Tube clamp&quot;; [.$C135])); ISNUMBER(SEARCH(&quot;104:&quot;; [.$C135])))" office:value-type="boolean" office:boolean-value="false" calcext:value-type="boolean">
            <text:p>FALSE</text:p>
          </table:table-cell>
          <table:table-cell table:style-name="ce7" table:formula="of:=AND(ISNUMBER(FIND(&quot;: Tube clamp&quot;; [.$C135])); ISNUMBER(SEARCH(&quot;116:&quot;; [.$C135])))" office:value-type="boolean" office:boolean-value="false" calcext:value-type="boolean">
            <text:p>FALSE</text:p>
          </table:table-cell>
          <table:table-cell table:style-name="ce7" table:formula="of:=AND(ISNUMBER(FIND(&quot;: Tube clamp&quot;; [.$C135])); ISNUMBER(SEARCH(&quot;132:&quot;; [.$C135])))" office:value-type="boolean" office:boolean-value="false" calcext:value-type="boolean">
            <text:p>FALSE</text:p>
          </table:table-cell>
          <table:table-cell table:style-name="ce7" table:formula="of:=AND(ISNUMBER(FIND(&quot;: Tube clamp&quot;; [.$C135])); ISNUMBER(SEARCH(&quot;176:&quot;; [.$C135])))" office:value-type="boolean" office:boolean-value="false" calcext:value-type="boolean">
            <text:p>FALSE</text:p>
          </table:table-cell>
          <table:table-cell table:style-name="ce7" table:formula="of:=ISNUMBER(FIND(&quot;Tool:&quot;; [.$C135]))" office:value-type="boolean" office:boolean-value="false" calcext:value-type="boolean">
            <text:p>FALSE</text:p>
          </table:table-cell>
          <table:table-cell table:style-name="ce12" table:formula="of:=IF(ISNUMBER(FIND(&quot;Φ&quot;; [.$C135])); MID([.$C135]; FIND(&quot;Φ&quot;; [.$C135]) + 1; FIND(&quot;mm&quot;; [.$C135]; FIND(&quot;Φ&quot;; [.$C135])) - FIND(&quot;Φ&quot;; [.$C135]) - 1); IF(ISNUMBER(FIND(&quot;: Bolt M&quot;; [.$C135])); MID([.$C135]; FIND(&quot;: Bolt M&quot;; [.$C135]) + 8; FIND(&quot; &quot;; [.$C135]; FIND(&quot;: Bolt M&quot;; [.$C135]) + 8) - FIND(&quot;: Bolt M&quot;; [.$C135]) - 8); &quot;&quot;))" office:value-type="string" office:string-value="6" calcext:value-type="string">
            <text:p>6</text:p>
          </table:table-cell>
          <table:table-cell table:style-name="ce12" table:formula="of:=IF(ISNUMBER(FIND(&quot;: Washer&quot;; [.$C135])); [.$U135]; IF(ISNUMBER(FIND(&quot;Φ&quot;; [.$C135])); MID([.$C135]; FIND(&quot;Φ&quot;; [.$C135]) + 1; FIND(&quot;mm&quot;; [.$C135]; FIND(&quot;Φ&quot;; [.$C135])) - FIND(&quot;Φ&quot;; [.$C135]) - 1); IF(ISNUMBER(FIND(&quot;: Bolt M&quot;; [.$C135])); MID([.$C135]; FIND(&quot;: Bolt M&quot;; [.$C135]) + 8; FIND(&quot; &quot;; [.$C135]; FIND(&quot;: Bolt M&quot;; [.$C135]) + 8) - FIND(&quot;: Bolt M&quot;; [.$C135]) - 8); &quot;&quot;)))" office:value-type="string" office:string-value="6" calcext:value-type="string">
            <text:p>6</text:p>
          </table:table-cell>
          <table:table-cell table:formula="of:=IF(ISNUMBER(FIND(&quot;Φ&quot;; [.$C135]));&#10;      MID([.$C135];&#10;          FIND(&quot;mm &quot;; [.$C135]; FIND(&quot;Φ&quot;; [.$C135])) + 5;&#10;          FIND(&quot;mm &quot;; [.$C135]; FIND(&quot;mm &quot;; [.$C135]; FIND(&quot;Φ&quot;; [.$C135])) + 4) - FIND(&quot;mm &quot;; [.$C135]; FIND(&quot;Φ&quot;; [.$C135])) - 5&#10;     );&#10;      MID([.$C135];&#10;          FIND(&quot;mm &quot;; [.$C135]; FIND(&quot;: &quot;; [.$C135])) - FIND(&quot; &quot;; STRING_REVERSE(LEFT([.$C135]; FIND(&quot;mm &quot;; [.$C135]; FIND(&quot;: &quot;; [.$C135]))))) + 2;&#10;          FIND(&quot; &quot;; STRING_REVERSE(LEFT([.$C135]; FIND(&quot;mm &quot;; [.$C135]; FIND(&quot;: &quot;; [.$C135]))))) - 2&#10;     )&#10;)" office:value-type="string" office:string-value="92" calcext:value-type="string">
            <text:p>92</text:p>
          </table:table-cell>
          <table:table-cell table:formula="of:=IF(ISNUMBER(FIND(&quot;Φ&quot;; [.$C135]));&#10;      MID([.$C136];           FIND(&quot;mm &quot;; [.$C136]; FIND(&quot;mm &quot;; [.$C136]; FIND(&quot;mm &quot;; [.$C136]; FIND(&quot;: &quot;; [.$C136])) + 2) + 2) - FIND(&quot; &quot;; STRING_REVERSE(LEFT([.$C136]; FIND(&quot;mm &quot;; [.$C136]; FIND(&quot;mm &quot;; [.$C136]; FIND(&quot;mm &quot;; [.$C136]; FIND(&quot;: &quot;; [.$C136])) + 2) + 2)))) + 2;           FIND(&quot; &quot;; STRING_REVERSE(LEFT([.$C136]; FIND(&quot;mm &quot;; [.$C136]; FIND(&quot;mm &quot;; [.$C136]; FIND(&quot;mm &quot;; [.$C136]; FIND(&quot;: &quot;; [.$C136])) + 2) + 2)))) - 2      );&#10;      MID([.$C135];&#10;          FIND(&quot;mm &quot;; [.$C135]; FIND(&quot;mm &quot;; [.$C135]; FIND(&quot;: &quot;; [.$C135])) + 2) - FIND(&quot; &quot;; STRING_REVERSE(LEFT([.$C135]; FIND(&quot;mm &quot;; [.$C135]; FIND(&quot;mm &quot;; [.$C135]; FIND(&quot;: &quot;; [.$C135])) + 2)))) + 2;&#10;          FIND(&quot; &quot;; STRING_REVERSE(LEFT([.$C135]; FIND(&quot;mm &quot;; [.$C135]; FIND(&quot;mm &quot;; [.$C135]; FIND(&quot;: &quot;; [.$C135])) + 2)))) - 2&#10;     )&#10;)" office:value-type="string" office:string-value="" calcext:value-type="error">
            <text:p>#VALUE!</text:p>
          </table:table-cell>
          <table:table-cell table:formula="of:=IF(ISNUMBER(FIND(&quot;Φ&quot;; [.$C135]));&#10;      &quot;&quot;;&#10;      MID([.$C135];&#10;          FIND(&quot;mm &quot;; [.$C135]; FIND(&quot;mm &quot;; [.$C135]; FIND(&quot;mm &quot;; [.$C135]; FIND(&quot;: &quot;; [.$C135])) + 2) + 2) - FIND(&quot; &quot;; STRING_REVERSE(LEFT([.$C135]; FIND(&quot;mm &quot;; [.$C135]; FIND(&quot;mm &quot;; [.$C135]; FIND(&quot;mm &quot;; [.$C135]; FIND(&quot;: &quot;; [.$C135])) + 2) + 2)))) + 2;&#10;          FIND(&quot; &quot;; STRING_REVERSE(LEFT([.$C135]; FIND(&quot;mm &quot;; [.$C135]; FIND(&quot;mm &quot;; [.$C135]; FIND(&quot;mm &quot;; [.$C135]; FIND(&quot;: &quot;; [.$C135])) + 2) + 2)))) - 2&#10;     )&#10;)" office:value-type="string" office:string-value="" calcext:value-type="error">
            <text:p>#VALUE!</text:p>
          </table:table-cell>
          <table:table-cell table:formula="of:=IF(ISNUMBER(FIND(&quot;Φ&quot;; [.$C135]));&#10;      IF(ISNUMBER(FIND(&quot;: Washer&quot;; [.$C135])); [.$V135]; &quot;&quot;);&#10;      MID([.$C135];&#10;          FIND(&quot;mm &quot;; [.$C135]; FIND(&quot;mm &quot;; [.$C135]; FIND(&quot;mm &quot;; [.$C135]; FIND(&quot;mm &quot;; [.$C135]; FIND(&quot;: &quot;; [.$C135])) + 2) + 2) + 2) - FIND(&quot; &quot;; STRING_REVERSE(LEFT([.$C135]; FIND(&quot;mm &quot;; [.$C135]; FIND(&quot;mm &quot;; [.$C135]; FIND(&quot;mm &quot;; [.$C135]; FIND(&quot;mm &quot;; [.$C135]; FIND(&quot;: &quot;; [.$C135])) + 2) + 2) + 2)))) + 2;&#10;          FIND(&quot; &quot;; STRING_REVERSE(LEFT([.$C135]; FIND(&quot;mm &quot;; [.$C135]; FIND(&quot;mm &quot;; [.$C135]; FIND(&quot;mm &quot;; [.$C135]; FIND(&quot;mm &quot;; [.$C135]; FIND(&quot;: &quot;; [.$C135])) + 2) + 2) + 2)))) - 2&#10;     )&#10;)" office:value-type="string" office:string-value="" calcext:value-type="error">
            <text:p>#VALUE!</text:p>
          </table:table-cell>
          <table:table-cell table:style-name="ce17" table:formula="of:=NOT(OR([.$F135:.$Q135]))" office:value-type="boolean" office:boolean-value="false" calcext:value-type="boolean">
            <text:p>FALSE</text:p>
          </table:table-cell>
          <table:table-cell table:formula="of:=RIGHT([.$C135]; LEN([.$C135]) - FIND(&quot; - x&quot;; [.$C135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ECHO: "Nut: Nut M6 - x1"</text:p>
          </table:table-cell>
          <table:table-cell table:formula="of:=MID([.$B136]; 8; LEN([.$B136]) - 8)" office:value-type="string" office:string-value="Nut: Nut M6 - x1" calcext:value-type="string">
            <text:p>Nut: Nut M6 - x1</text:p>
          </table:table-cell>
          <table:table-cell table:formula="of:=IF(LEFT([.$C136]; 5) = &quot;Tool:&quot;; RIGHT([.$C136]; LEN([.$C136]) - 6); LEFT([.$C136]; FIND(&quot;:&quot;; [.$C136]) - 1))" office:value-type="string" office:string-value="Nut" calcext:value-type="string">
            <text:p>Nut</text:p>
          </table:table-cell>
          <table:table-cell table:style-name="ce7" table:formula="of:=NOT(RIGHT(TRIM([.$C136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36]))" office:value-type="boolean" office:boolean-value="false" calcext:value-type="boolean">
            <text:p>FALSE</text:p>
          </table:table-cell>
          <table:table-cell table:style-name="ce7" table:formula="of:=ISNUMBER(FIND(&quot;: Bolt&quot;; [.$C136]))" office:value-type="boolean" office:boolean-value="false" calcext:value-type="boolean">
            <text:p>FALSE</text:p>
          </table:table-cell>
          <table:table-cell table:style-name="ce7" table:formula="of:=ISNUMBER(FIND(&quot;: Nut&quot;; [.$C136]))" office:value-type="boolean" office:boolean-value="true" calcext:value-type="boolean">
            <text:p>TRUE</text:p>
          </table:table-cell>
          <table:table-cell table:style-name="ce7" table:formula="of:=ISNUMBER(SEARCH(&quot;: Wheel&quot;; [.$C136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36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36]))" office:value-type="boolean" office:boolean-value="false" calcext:value-type="boolean">
            <text:p>FALSE</text:p>
          </table:table-cell>
          <table:table-cell table:style-name="ce7" table:formula="of:=ISNUMBER(SEARCH(&quot;ALUMINIUM SHEET&quot;; [.$C136]))" office:value-type="boolean" office:boolean-value="false" calcext:value-type="boolean">
            <text:p>FALSE</text:p>
          </table:table-cell>
          <table:table-cell table:style-name="ce7" table:formula="of:=ISNUMBER(FIND(&quot;: Tube clamp&quot;; [.$C136]))" office:value-type="boolean" office:boolean-value="false" calcext:value-type="boolean">
            <text:p>FALSE</text:p>
          </table:table-cell>
          <table:table-cell table:style-name="ce7" table:formula="of:=AND(ISNUMBER(FIND(&quot;: Tube clamp&quot;; [.$C136])); ISNUMBER(SEARCH(&quot;104:&quot;; [.$C136])))" office:value-type="boolean" office:boolean-value="false" calcext:value-type="boolean">
            <text:p>FALSE</text:p>
          </table:table-cell>
          <table:table-cell table:style-name="ce7" table:formula="of:=AND(ISNUMBER(FIND(&quot;: Tube clamp&quot;; [.$C136])); ISNUMBER(SEARCH(&quot;116:&quot;; [.$C136])))" office:value-type="boolean" office:boolean-value="false" calcext:value-type="boolean">
            <text:p>FALSE</text:p>
          </table:table-cell>
          <table:table-cell table:style-name="ce7" table:formula="of:=AND(ISNUMBER(FIND(&quot;: Tube clamp&quot;; [.$C136])); ISNUMBER(SEARCH(&quot;132:&quot;; [.$C136])))" office:value-type="boolean" office:boolean-value="false" calcext:value-type="boolean">
            <text:p>FALSE</text:p>
          </table:table-cell>
          <table:table-cell table:style-name="ce7" table:formula="of:=AND(ISNUMBER(FIND(&quot;: Tube clamp&quot;; [.$C136])); ISNUMBER(SEARCH(&quot;176:&quot;; [.$C136])))" office:value-type="boolean" office:boolean-value="false" calcext:value-type="boolean">
            <text:p>FALSE</text:p>
          </table:table-cell>
          <table:table-cell table:style-name="ce7" table:formula="of:=ISNUMBER(FIND(&quot;Tool:&quot;; [.$C136]))" office:value-type="boolean" office:boolean-value="false" calcext:value-type="boolean">
            <text:p>FALSE</text:p>
          </table:table-cell>
          <table:table-cell table:style-name="ce12" table:formula="of:=IF(ISNUMBER(FIND(&quot;Φ&quot;; [.$C136])); MID([.$C136]; FIND(&quot;Φ&quot;; [.$C136]) + 1; FIND(&quot;mm&quot;; [.$C136]; FIND(&quot;Φ&quot;; [.$C136])) - FIND(&quot;Φ&quot;; [.$C136]) - 1); IF(ISNUMBER(FIND(&quot;: Bolt M&quot;; [.$C136])); MID([.$C136]; FIND(&quot;: Bolt M&quot;; [.$C136]) + 8; FIND(&quot; &quot;; [.$C136]; FIND(&quot;: Bolt M&quot;; [.$C136]) + 8) - FIND(&quot;: Bolt M&quot;; [.$C136]) - 8); &quot;&quot;))">
            <text:p/>
          </table:table-cell>
          <table:table-cell table:style-name="ce12" table:formula="of:=IF(ISNUMBER(FIND(&quot;: Washer&quot;; [.$C136])); [.$U136]; IF(ISNUMBER(FIND(&quot;Φ&quot;; [.$C136])); MID([.$C136]; FIND(&quot;Φ&quot;; [.$C136]) + 1; FIND(&quot;mm&quot;; [.$C136]; FIND(&quot;Φ&quot;; [.$C136])) - FIND(&quot;Φ&quot;; [.$C136]) - 1); IF(ISNUMBER(FIND(&quot;: Bolt M&quot;; [.$C136])); MID([.$C136]; FIND(&quot;: Bolt M&quot;; [.$C136]) + 8; FIND(&quot; &quot;; [.$C136]; FIND(&quot;: Bolt M&quot;; [.$C136]) + 8) - FIND(&quot;: Bolt M&quot;; [.$C136]) - 8); &quot;&quot;)))">
            <text:p/>
          </table:table-cell>
          <table:table-cell table:formula="of:=IF(ISNUMBER(FIND(&quot;Φ&quot;; [.$C136]));&#10;      MID([.$C136];&#10;          FIND(&quot;mm &quot;; [.$C136]; FIND(&quot;Φ&quot;; [.$C136])) + 5;&#10;          FIND(&quot;mm &quot;; [.$C136]; FIND(&quot;mm &quot;; [.$C136]; FIND(&quot;Φ&quot;; [.$C136])) + 4) - FIND(&quot;mm &quot;; [.$C136]; FIND(&quot;Φ&quot;; [.$C136])) - 5&#10;     );&#10;      MID([.$C136];&#10;          FIND(&quot;mm &quot;; [.$C136]; FIND(&quot;: &quot;; [.$C136])) - FIND(&quot; &quot;; STRING_REVERSE(LEFT([.$C136]; FIND(&quot;mm &quot;; [.$C136]; FIND(&quot;: &quot;; [.$C136]))))) + 2;&#10;          FIND(&quot; &quot;; STRING_REVERSE(LEFT([.$C136]; FIND(&quot;mm &quot;; [.$C136]; FIND(&quot;: &quot;; [.$C136]))))) - 2&#10;     )&#10;)" office:value-type="string" office:string-value="" calcext:value-type="error">
            <text:p>#VALUE!</text:p>
          </table:table-cell>
          <table:table-cell table:formula="of:=IF(ISNUMBER(FIND(&quot;Φ&quot;; [.$C136]));&#10;      MID([.$C137];           FIND(&quot;mm &quot;; [.$C137]; FIND(&quot;mm &quot;; [.$C137]; FIND(&quot;mm &quot;; [.$C137]; FIND(&quot;: &quot;; [.$C137])) + 2) + 2) - FIND(&quot; &quot;; STRING_REVERSE(LEFT([.$C137]; FIND(&quot;mm &quot;; [.$C137]; FIND(&quot;mm &quot;; [.$C137]; FIND(&quot;mm &quot;; [.$C137]; FIND(&quot;: &quot;; [.$C137])) + 2) + 2)))) + 2;           FIND(&quot; &quot;; STRING_REVERSE(LEFT([.$C137]; FIND(&quot;mm &quot;; [.$C137]; FIND(&quot;mm &quot;; [.$C137]; FIND(&quot;mm &quot;; [.$C137]; FIND(&quot;: &quot;; [.$C137])) + 2) + 2)))) - 2      );&#10;      MID([.$C136];&#10;          FIND(&quot;mm &quot;; [.$C136]; FIND(&quot;mm &quot;; [.$C136]; FIND(&quot;: &quot;; [.$C136])) + 2) - FIND(&quot; &quot;; STRING_REVERSE(LEFT([.$C136]; FIND(&quot;mm &quot;; [.$C136]; FIND(&quot;mm &quot;; [.$C136]; FIND(&quot;: &quot;; [.$C136])) + 2)))) + 2;&#10;          FIND(&quot; &quot;; STRING_REVERSE(LEFT([.$C136]; FIND(&quot;mm &quot;; [.$C136]; FIND(&quot;mm &quot;; [.$C136]; FIND(&quot;: &quot;; [.$C136])) + 2)))) - 2&#10;     )&#10;)" office:value-type="string" office:string-value="" calcext:value-type="error">
            <text:p>#VALUE!</text:p>
          </table:table-cell>
          <table:table-cell table:formula="of:=IF(ISNUMBER(FIND(&quot;Φ&quot;; [.$C136]));&#10;      &quot;&quot;;&#10;      MID([.$C136];&#10;          FIND(&quot;mm &quot;; [.$C136]; FIND(&quot;mm &quot;; [.$C136]; FIND(&quot;mm &quot;; [.$C136]; FIND(&quot;: &quot;; [.$C136])) + 2) + 2) - FIND(&quot; &quot;; STRING_REVERSE(LEFT([.$C136]; FIND(&quot;mm &quot;; [.$C136]; FIND(&quot;mm &quot;; [.$C136]; FIND(&quot;mm &quot;; [.$C136]; FIND(&quot;: &quot;; [.$C136])) + 2) + 2)))) + 2;&#10;          FIND(&quot; &quot;; STRING_REVERSE(LEFT([.$C136]; FIND(&quot;mm &quot;; [.$C136]; FIND(&quot;mm &quot;; [.$C136]; FIND(&quot;mm &quot;; [.$C136]; FIND(&quot;: &quot;; [.$C136])) + 2) + 2)))) - 2&#10;     )&#10;)" office:value-type="string" office:string-value="" calcext:value-type="error">
            <text:p>#VALUE!</text:p>
          </table:table-cell>
          <table:table-cell table:formula="of:=IF(ISNUMBER(FIND(&quot;Φ&quot;; [.$C136]));&#10;      IF(ISNUMBER(FIND(&quot;: Washer&quot;; [.$C136])); [.$V136]; &quot;&quot;);&#10;      MID([.$C136];&#10;          FIND(&quot;mm &quot;; [.$C136]; FIND(&quot;mm &quot;; [.$C136]; FIND(&quot;mm &quot;; [.$C136]; FIND(&quot;mm &quot;; [.$C136]; FIND(&quot;: &quot;; [.$C136])) + 2) + 2) + 2) - FIND(&quot; &quot;; STRING_REVERSE(LEFT([.$C136]; FIND(&quot;mm &quot;; [.$C136]; FIND(&quot;mm &quot;; [.$C136]; FIND(&quot;mm &quot;; [.$C136]; FIND(&quot;mm &quot;; [.$C136]; FIND(&quot;: &quot;; [.$C136])) + 2) + 2) + 2)))) + 2;&#10;          FIND(&quot; &quot;; STRING_REVERSE(LEFT([.$C136]; FIND(&quot;mm &quot;; [.$C136]; FIND(&quot;mm &quot;; [.$C136]; FIND(&quot;mm &quot;; [.$C136]; FIND(&quot;mm &quot;; [.$C136]; FIND(&quot;: &quot;; [.$C136])) + 2) + 2) + 2)))) - 2&#10;     )&#10;)" office:value-type="string" office:string-value="" calcext:value-type="error">
            <text:p>#VALUE!</text:p>
          </table:table-cell>
          <table:table-cell table:style-name="ce17" table:formula="of:=NOT(OR([.$F136:.$Q136]))" office:value-type="boolean" office:boolean-value="false" calcext:value-type="boolean">
            <text:p>FALSE</text:p>
          </table:table-cell>
          <table:table-cell table:formula="of:=RIGHT([.$C136]; LEN([.$C136]) - FIND(&quot; - x&quot;; [.$C136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ECHO: "Metric bolt assembly:"</text:p>
          </table:table-cell>
          <table:table-cell table:formula="of:=MID([.$B137]; 8; LEN([.$B137]) - 8)" office:value-type="string" office:string-value="Metric bolt assembly:" calcext:value-type="string">
            <text:p>Metric bolt assembly:</text:p>
          </table:table-cell>
          <table:table-cell table:formula="of:=IF(LEFT([.$C137]; 5) = &quot;Tool:&quot;; RIGHT([.$C137]; LEN([.$C137]) - 6); LEFT([.$C137]; FIND(&quot;:&quot;; [.$C137]) - 1))" office:value-type="string" office:string-value="Metric bolt assembly" calcext:value-type="string">
            <text:p>Metric bolt assembly</text:p>
          </table:table-cell>
          <table:table-cell table:style-name="ce7" table:formula="of:=NOT(RIGHT(TRIM([.$C137]); 1) = &quot;:&quot;)" office:value-type="boolean" office:boolean-value="false" calcext:value-type="boolean">
            <text:p>FALSE</text:p>
          </table:table-cell>
          <table:table-cell table:style-name="ce7" table:formula="of:=ISNUMBER(FIND(&quot;: Washer&quot;; [.$C137]))" office:value-type="boolean" office:boolean-value="false" calcext:value-type="boolean">
            <text:p>FALSE</text:p>
          </table:table-cell>
          <table:table-cell table:style-name="ce7" table:formula="of:=ISNUMBER(FIND(&quot;: Bolt&quot;; [.$C137]))" office:value-type="boolean" office:boolean-value="false" calcext:value-type="boolean">
            <text:p>FALSE</text:p>
          </table:table-cell>
          <table:table-cell table:style-name="ce7" table:formula="of:=ISNUMBER(FIND(&quot;: Nut&quot;; [.$C137]))" office:value-type="boolean" office:boolean-value="false" calcext:value-type="boolean">
            <text:p>FALSE</text:p>
          </table:table-cell>
          <table:table-cell table:style-name="ce7" table:formula="of:=ISNUMBER(SEARCH(&quot;: Wheel&quot;; [.$C137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37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37]))" office:value-type="boolean" office:boolean-value="false" calcext:value-type="boolean">
            <text:p>FALSE</text:p>
          </table:table-cell>
          <table:table-cell table:style-name="ce7" table:formula="of:=ISNUMBER(SEARCH(&quot;ALUMINIUM SHEET&quot;; [.$C137]))" office:value-type="boolean" office:boolean-value="false" calcext:value-type="boolean">
            <text:p>FALSE</text:p>
          </table:table-cell>
          <table:table-cell table:style-name="ce7" table:formula="of:=ISNUMBER(FIND(&quot;: Tube clamp&quot;; [.$C137]))" office:value-type="boolean" office:boolean-value="false" calcext:value-type="boolean">
            <text:p>FALSE</text:p>
          </table:table-cell>
          <table:table-cell table:style-name="ce7" table:formula="of:=AND(ISNUMBER(FIND(&quot;: Tube clamp&quot;; [.$C137])); ISNUMBER(SEARCH(&quot;104:&quot;; [.$C137])))" office:value-type="boolean" office:boolean-value="false" calcext:value-type="boolean">
            <text:p>FALSE</text:p>
          </table:table-cell>
          <table:table-cell table:style-name="ce7" table:formula="of:=AND(ISNUMBER(FIND(&quot;: Tube clamp&quot;; [.$C137])); ISNUMBER(SEARCH(&quot;116:&quot;; [.$C137])))" office:value-type="boolean" office:boolean-value="false" calcext:value-type="boolean">
            <text:p>FALSE</text:p>
          </table:table-cell>
          <table:table-cell table:style-name="ce7" table:formula="of:=AND(ISNUMBER(FIND(&quot;: Tube clamp&quot;; [.$C137])); ISNUMBER(SEARCH(&quot;132:&quot;; [.$C137])))" office:value-type="boolean" office:boolean-value="false" calcext:value-type="boolean">
            <text:p>FALSE</text:p>
          </table:table-cell>
          <table:table-cell table:style-name="ce7" table:formula="of:=AND(ISNUMBER(FIND(&quot;: Tube clamp&quot;; [.$C137])); ISNUMBER(SEARCH(&quot;176:&quot;; [.$C137])))" office:value-type="boolean" office:boolean-value="false" calcext:value-type="boolean">
            <text:p>FALSE</text:p>
          </table:table-cell>
          <table:table-cell table:style-name="ce7" table:formula="of:=ISNUMBER(FIND(&quot;Tool:&quot;; [.$C137]))" office:value-type="boolean" office:boolean-value="false" calcext:value-type="boolean">
            <text:p>FALSE</text:p>
          </table:table-cell>
          <table:table-cell table:style-name="ce12" table:formula="of:=IF(ISNUMBER(FIND(&quot;Φ&quot;; [.$C137])); MID([.$C137]; FIND(&quot;Φ&quot;; [.$C137]) + 1; FIND(&quot;mm&quot;; [.$C137]; FIND(&quot;Φ&quot;; [.$C137])) - FIND(&quot;Φ&quot;; [.$C137]) - 1); IF(ISNUMBER(FIND(&quot;: Bolt M&quot;; [.$C137])); MID([.$C137]; FIND(&quot;: Bolt M&quot;; [.$C137]) + 8; FIND(&quot; &quot;; [.$C137]; FIND(&quot;: Bolt M&quot;; [.$C137]) + 8) - FIND(&quot;: Bolt M&quot;; [.$C137]) - 8); &quot;&quot;))">
            <text:p/>
          </table:table-cell>
          <table:table-cell table:style-name="ce12" table:formula="of:=IF(ISNUMBER(FIND(&quot;: Washer&quot;; [.$C137])); [.$U137]; IF(ISNUMBER(FIND(&quot;Φ&quot;; [.$C137])); MID([.$C137]; FIND(&quot;Φ&quot;; [.$C137]) + 1; FIND(&quot;mm&quot;; [.$C137]; FIND(&quot;Φ&quot;; [.$C137])) - FIND(&quot;Φ&quot;; [.$C137]) - 1); IF(ISNUMBER(FIND(&quot;: Bolt M&quot;; [.$C137])); MID([.$C137]; FIND(&quot;: Bolt M&quot;; [.$C137]) + 8; FIND(&quot; &quot;; [.$C137]; FIND(&quot;: Bolt M&quot;; [.$C137]) + 8) - FIND(&quot;: Bolt M&quot;; [.$C137]) - 8); &quot;&quot;)))">
            <text:p/>
          </table:table-cell>
          <table:table-cell table:formula="of:=IF(ISNUMBER(FIND(&quot;Φ&quot;; [.$C137]));&#10;      MID([.$C137];&#10;          FIND(&quot;mm &quot;; [.$C137]; FIND(&quot;Φ&quot;; [.$C137])) + 5;&#10;          FIND(&quot;mm &quot;; [.$C137]; FIND(&quot;mm &quot;; [.$C137]; FIND(&quot;Φ&quot;; [.$C137])) + 4) - FIND(&quot;mm &quot;; [.$C137]; FIND(&quot;Φ&quot;; [.$C137])) - 5&#10;     );&#10;      MID([.$C137];&#10;          FIND(&quot;mm &quot;; [.$C137]; FIND(&quot;: &quot;; [.$C137])) - FIND(&quot; &quot;; STRING_REVERSE(LEFT([.$C137]; FIND(&quot;mm &quot;; [.$C137]; FIND(&quot;: &quot;; [.$C137]))))) + 2;&#10;          FIND(&quot; &quot;; STRING_REVERSE(LEFT([.$C137]; FIND(&quot;mm &quot;; [.$C137]; FIND(&quot;: &quot;; [.$C137]))))) - 2&#10;     )&#10;)" office:value-type="string" office:string-value="" calcext:value-type="error">
            <text:p>#VALUE!</text:p>
          </table:table-cell>
          <table:table-cell table:formula="of:=IF(ISNUMBER(FIND(&quot;Φ&quot;; [.$C137]));&#10;      MID([.$C138];           FIND(&quot;mm &quot;; [.$C138]; FIND(&quot;mm &quot;; [.$C138]; FIND(&quot;mm &quot;; [.$C138]; FIND(&quot;: &quot;; [.$C138])) + 2) + 2) - FIND(&quot; &quot;; STRING_REVERSE(LEFT([.$C138]; FIND(&quot;mm &quot;; [.$C138]; FIND(&quot;mm &quot;; [.$C138]; FIND(&quot;mm &quot;; [.$C138]; FIND(&quot;: &quot;; [.$C138])) + 2) + 2)))) + 2;           FIND(&quot; &quot;; STRING_REVERSE(LEFT([.$C138]; FIND(&quot;mm &quot;; [.$C138]; FIND(&quot;mm &quot;; [.$C138]; FIND(&quot;mm &quot;; [.$C138]; FIND(&quot;: &quot;; [.$C138])) + 2) + 2)))) - 2      );&#10;      MID([.$C137];&#10;          FIND(&quot;mm &quot;; [.$C137]; FIND(&quot;mm &quot;; [.$C137]; FIND(&quot;: &quot;; [.$C137])) + 2) - FIND(&quot; &quot;; STRING_REVERSE(LEFT([.$C137]; FIND(&quot;mm &quot;; [.$C137]; FIND(&quot;mm &quot;; [.$C137]; FIND(&quot;: &quot;; [.$C137])) + 2)))) + 2;&#10;          FIND(&quot; &quot;; STRING_REVERSE(LEFT([.$C137]; FIND(&quot;mm &quot;; [.$C137]; FIND(&quot;mm &quot;; [.$C137]; FIND(&quot;: &quot;; [.$C137])) + 2)))) - 2&#10;     )&#10;)" office:value-type="string" office:string-value="" calcext:value-type="error">
            <text:p>#VALUE!</text:p>
          </table:table-cell>
          <table:table-cell table:formula="of:=IF(ISNUMBER(FIND(&quot;Φ&quot;; [.$C137]));&#10;      &quot;&quot;;&#10;      MID([.$C137];&#10;          FIND(&quot;mm &quot;; [.$C137]; FIND(&quot;mm &quot;; [.$C137]; FIND(&quot;mm &quot;; [.$C137]; FIND(&quot;: &quot;; [.$C137])) + 2) + 2) - FIND(&quot; &quot;; STRING_REVERSE(LEFT([.$C137]; FIND(&quot;mm &quot;; [.$C137]; FIND(&quot;mm &quot;; [.$C137]; FIND(&quot;mm &quot;; [.$C137]; FIND(&quot;: &quot;; [.$C137])) + 2) + 2)))) + 2;&#10;          FIND(&quot; &quot;; STRING_REVERSE(LEFT([.$C137]; FIND(&quot;mm &quot;; [.$C137]; FIND(&quot;mm &quot;; [.$C137]; FIND(&quot;mm &quot;; [.$C137]; FIND(&quot;: &quot;; [.$C137])) + 2) + 2)))) - 2&#10;     )&#10;)" office:value-type="string" office:string-value="" calcext:value-type="error">
            <text:p>#VALUE!</text:p>
          </table:table-cell>
          <table:table-cell table:formula="of:=IF(ISNUMBER(FIND(&quot;Φ&quot;; [.$C137]));&#10;      IF(ISNUMBER(FIND(&quot;: Washer&quot;; [.$C137])); [.$V137]; &quot;&quot;);&#10;      MID([.$C137];&#10;          FIND(&quot;mm &quot;; [.$C137]; FIND(&quot;mm &quot;; [.$C137]; FIND(&quot;mm &quot;; [.$C137]; FIND(&quot;mm &quot;; [.$C137]; FIND(&quot;: &quot;; [.$C137])) + 2) + 2) + 2) - FIND(&quot; &quot;; STRING_REVERSE(LEFT([.$C137]; FIND(&quot;mm &quot;; [.$C137]; FIND(&quot;mm &quot;; [.$C137]; FIND(&quot;mm &quot;; [.$C137]; FIND(&quot;mm &quot;; [.$C137]; FIND(&quot;: &quot;; [.$C137])) + 2) + 2) + 2)))) + 2;&#10;          FIND(&quot; &quot;; STRING_REVERSE(LEFT([.$C137]; FIND(&quot;mm &quot;; [.$C137]; FIND(&quot;mm &quot;; [.$C137]; FIND(&quot;mm &quot;; [.$C137]; FIND(&quot;mm &quot;; [.$C137]; FIND(&quot;: &quot;; [.$C137])) + 2) + 2) + 2)))) - 2&#10;     )&#10;)" office:value-type="string" office:string-value="" calcext:value-type="error">
            <text:p>#VALUE!</text:p>
          </table:table-cell>
          <table:table-cell table:style-name="ce17" table:formula="of:=NOT(OR([.$F137:.$Q137]))" office:value-type="boolean" office:boolean-value="true" calcext:value-type="boolean">
            <text:p>TRUE</text:p>
          </table:table-cell>
          <table:table-cell table:formula="of:=RIGHT([.$C137]; LEN([.$C137]) - FIND(&quot; - x&quot;; [.$C137]) - 3)" office:value-type="string" office:string-value="" calcext:value-type="error">
            <text:p>#VALUE!</text:p>
          </table:table-cell>
          <table:table-cell table:number-columns-repeated="998"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ECHO: "Bolt: Bolt M6 x 92mm - x1"</text:p>
          </table:table-cell>
          <table:table-cell table:formula="of:=MID([.$B138]; 8; LEN([.$B138]) - 8)" office:value-type="string" office:string-value="Bolt: Bolt M6 x 92mm - x1" calcext:value-type="string">
            <text:p>Bolt: Bolt M6 x 92mm - x1</text:p>
          </table:table-cell>
          <table:table-cell table:formula="of:=IF(LEFT([.$C138]; 5) = &quot;Tool:&quot;; RIGHT([.$C138]; LEN([.$C138]) - 6); LEFT([.$C138]; FIND(&quot;:&quot;; [.$C138]) - 1))" office:value-type="string" office:string-value="Bolt" calcext:value-type="string">
            <text:p>Bolt</text:p>
          </table:table-cell>
          <table:table-cell table:style-name="ce7" table:formula="of:=NOT(RIGHT(TRIM([.$C138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38]))" office:value-type="boolean" office:boolean-value="false" calcext:value-type="boolean">
            <text:p>FALSE</text:p>
          </table:table-cell>
          <table:table-cell table:style-name="ce7" table:formula="of:=ISNUMBER(FIND(&quot;: Bolt&quot;; [.$C138]))" office:value-type="boolean" office:boolean-value="true" calcext:value-type="boolean">
            <text:p>TRUE</text:p>
          </table:table-cell>
          <table:table-cell table:style-name="ce7" table:formula="of:=ISNUMBER(FIND(&quot;: Nut&quot;; [.$C138]))" office:value-type="boolean" office:boolean-value="false" calcext:value-type="boolean">
            <text:p>FALSE</text:p>
          </table:table-cell>
          <table:table-cell table:style-name="ce7" table:formula="of:=ISNUMBER(SEARCH(&quot;: Wheel&quot;; [.$C138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38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38]))" office:value-type="boolean" office:boolean-value="false" calcext:value-type="boolean">
            <text:p>FALSE</text:p>
          </table:table-cell>
          <table:table-cell table:style-name="ce7" table:formula="of:=ISNUMBER(SEARCH(&quot;ALUMINIUM SHEET&quot;; [.$C138]))" office:value-type="boolean" office:boolean-value="false" calcext:value-type="boolean">
            <text:p>FALSE</text:p>
          </table:table-cell>
          <table:table-cell table:style-name="ce7" table:formula="of:=ISNUMBER(FIND(&quot;: Tube clamp&quot;; [.$C138]))" office:value-type="boolean" office:boolean-value="false" calcext:value-type="boolean">
            <text:p>FALSE</text:p>
          </table:table-cell>
          <table:table-cell table:style-name="ce7" table:formula="of:=AND(ISNUMBER(FIND(&quot;: Tube clamp&quot;; [.$C138])); ISNUMBER(SEARCH(&quot;104:&quot;; [.$C138])))" office:value-type="boolean" office:boolean-value="false" calcext:value-type="boolean">
            <text:p>FALSE</text:p>
          </table:table-cell>
          <table:table-cell table:style-name="ce7" table:formula="of:=AND(ISNUMBER(FIND(&quot;: Tube clamp&quot;; [.$C138])); ISNUMBER(SEARCH(&quot;116:&quot;; [.$C138])))" office:value-type="boolean" office:boolean-value="false" calcext:value-type="boolean">
            <text:p>FALSE</text:p>
          </table:table-cell>
          <table:table-cell table:style-name="ce7" table:formula="of:=AND(ISNUMBER(FIND(&quot;: Tube clamp&quot;; [.$C138])); ISNUMBER(SEARCH(&quot;132:&quot;; [.$C138])))" office:value-type="boolean" office:boolean-value="false" calcext:value-type="boolean">
            <text:p>FALSE</text:p>
          </table:table-cell>
          <table:table-cell table:style-name="ce7" table:formula="of:=AND(ISNUMBER(FIND(&quot;: Tube clamp&quot;; [.$C138])); ISNUMBER(SEARCH(&quot;176:&quot;; [.$C138])))" office:value-type="boolean" office:boolean-value="false" calcext:value-type="boolean">
            <text:p>FALSE</text:p>
          </table:table-cell>
          <table:table-cell table:style-name="ce7" table:formula="of:=ISNUMBER(FIND(&quot;Tool:&quot;; [.$C138]))" office:value-type="boolean" office:boolean-value="false" calcext:value-type="boolean">
            <text:p>FALSE</text:p>
          </table:table-cell>
          <table:table-cell table:style-name="ce12" table:formula="of:=IF(ISNUMBER(FIND(&quot;Φ&quot;; [.$C138])); MID([.$C138]; FIND(&quot;Φ&quot;; [.$C138]) + 1; FIND(&quot;mm&quot;; [.$C138]; FIND(&quot;Φ&quot;; [.$C138])) - FIND(&quot;Φ&quot;; [.$C138]) - 1); IF(ISNUMBER(FIND(&quot;: Bolt M&quot;; [.$C138])); MID([.$C138]; FIND(&quot;: Bolt M&quot;; [.$C138]) + 8; FIND(&quot; &quot;; [.$C138]; FIND(&quot;: Bolt M&quot;; [.$C138]) + 8) - FIND(&quot;: Bolt M&quot;; [.$C138]) - 8); &quot;&quot;))" office:value-type="string" office:string-value="6" calcext:value-type="string">
            <text:p>6</text:p>
          </table:table-cell>
          <table:table-cell table:style-name="ce12" table:formula="of:=IF(ISNUMBER(FIND(&quot;: Washer&quot;; [.$C138])); [.$U138]; IF(ISNUMBER(FIND(&quot;Φ&quot;; [.$C138])); MID([.$C138]; FIND(&quot;Φ&quot;; [.$C138]) + 1; FIND(&quot;mm&quot;; [.$C138]; FIND(&quot;Φ&quot;; [.$C138])) - FIND(&quot;Φ&quot;; [.$C138]) - 1); IF(ISNUMBER(FIND(&quot;: Bolt M&quot;; [.$C138])); MID([.$C138]; FIND(&quot;: Bolt M&quot;; [.$C138]) + 8; FIND(&quot; &quot;; [.$C138]; FIND(&quot;: Bolt M&quot;; [.$C138]) + 8) - FIND(&quot;: Bolt M&quot;; [.$C138]) - 8); &quot;&quot;)))" office:value-type="string" office:string-value="6" calcext:value-type="string">
            <text:p>6</text:p>
          </table:table-cell>
          <table:table-cell table:formula="of:=IF(ISNUMBER(FIND(&quot;Φ&quot;; [.$C138]));&#10;      MID([.$C138];&#10;          FIND(&quot;mm &quot;; [.$C138]; FIND(&quot;Φ&quot;; [.$C138])) + 5;&#10;          FIND(&quot;mm &quot;; [.$C138]; FIND(&quot;mm &quot;; [.$C138]; FIND(&quot;Φ&quot;; [.$C138])) + 4) - FIND(&quot;mm &quot;; [.$C138]; FIND(&quot;Φ&quot;; [.$C138])) - 5&#10;     );&#10;      MID([.$C138];&#10;          FIND(&quot;mm &quot;; [.$C138]; FIND(&quot;: &quot;; [.$C138])) - FIND(&quot; &quot;; STRING_REVERSE(LEFT([.$C138]; FIND(&quot;mm &quot;; [.$C138]; FIND(&quot;: &quot;; [.$C138]))))) + 2;&#10;          FIND(&quot; &quot;; STRING_REVERSE(LEFT([.$C138]; FIND(&quot;mm &quot;; [.$C138]; FIND(&quot;: &quot;; [.$C138]))))) - 2&#10;     )&#10;)" office:value-type="string" office:string-value="92" calcext:value-type="string">
            <text:p>92</text:p>
          </table:table-cell>
          <table:table-cell table:formula="of:=IF(ISNUMBER(FIND(&quot;Φ&quot;; [.$C138]));&#10;      MID([.$C139];           FIND(&quot;mm &quot;; [.$C139]; FIND(&quot;mm &quot;; [.$C139]; FIND(&quot;mm &quot;; [.$C139]; FIND(&quot;: &quot;; [.$C139])) + 2) + 2) - FIND(&quot; &quot;; STRING_REVERSE(LEFT([.$C139]; FIND(&quot;mm &quot;; [.$C139]; FIND(&quot;mm &quot;; [.$C139]; FIND(&quot;mm &quot;; [.$C139]; FIND(&quot;: &quot;; [.$C139])) + 2) + 2)))) + 2;           FIND(&quot; &quot;; STRING_REVERSE(LEFT([.$C139]; FIND(&quot;mm &quot;; [.$C139]; FIND(&quot;mm &quot;; [.$C139]; FIND(&quot;mm &quot;; [.$C139]; FIND(&quot;: &quot;; [.$C139])) + 2) + 2)))) - 2      );&#10;      MID([.$C138];&#10;          FIND(&quot;mm &quot;; [.$C138]; FIND(&quot;mm &quot;; [.$C138]; FIND(&quot;: &quot;; [.$C138])) + 2) - FIND(&quot; &quot;; STRING_REVERSE(LEFT([.$C138]; FIND(&quot;mm &quot;; [.$C138]; FIND(&quot;mm &quot;; [.$C138]; FIND(&quot;: &quot;; [.$C138])) + 2)))) + 2;&#10;          FIND(&quot; &quot;; STRING_REVERSE(LEFT([.$C138]; FIND(&quot;mm &quot;; [.$C138]; FIND(&quot;mm &quot;; [.$C138]; FIND(&quot;: &quot;; [.$C138])) + 2)))) - 2&#10;     )&#10;)" office:value-type="string" office:string-value="" calcext:value-type="error">
            <text:p>#VALUE!</text:p>
          </table:table-cell>
          <table:table-cell table:formula="of:=IF(ISNUMBER(FIND(&quot;Φ&quot;; [.$C138]));&#10;      &quot;&quot;;&#10;      MID([.$C138];&#10;          FIND(&quot;mm &quot;; [.$C138]; FIND(&quot;mm &quot;; [.$C138]; FIND(&quot;mm &quot;; [.$C138]; FIND(&quot;: &quot;; [.$C138])) + 2) + 2) - FIND(&quot; &quot;; STRING_REVERSE(LEFT([.$C138]; FIND(&quot;mm &quot;; [.$C138]; FIND(&quot;mm &quot;; [.$C138]; FIND(&quot;mm &quot;; [.$C138]; FIND(&quot;: &quot;; [.$C138])) + 2) + 2)))) + 2;&#10;          FIND(&quot; &quot;; STRING_REVERSE(LEFT([.$C138]; FIND(&quot;mm &quot;; [.$C138]; FIND(&quot;mm &quot;; [.$C138]; FIND(&quot;mm &quot;; [.$C138]; FIND(&quot;: &quot;; [.$C138])) + 2) + 2)))) - 2&#10;     )&#10;)" office:value-type="string" office:string-value="" calcext:value-type="error">
            <text:p>#VALUE!</text:p>
          </table:table-cell>
          <table:table-cell table:formula="of:=IF(ISNUMBER(FIND(&quot;Φ&quot;; [.$C138]));&#10;      IF(ISNUMBER(FIND(&quot;: Washer&quot;; [.$C138])); [.$V138]; &quot;&quot;);&#10;      MID([.$C138];&#10;          FIND(&quot;mm &quot;; [.$C138]; FIND(&quot;mm &quot;; [.$C138]; FIND(&quot;mm &quot;; [.$C138]; FIND(&quot;mm &quot;; [.$C138]; FIND(&quot;: &quot;; [.$C138])) + 2) + 2) + 2) - FIND(&quot; &quot;; STRING_REVERSE(LEFT([.$C138]; FIND(&quot;mm &quot;; [.$C138]; FIND(&quot;mm &quot;; [.$C138]; FIND(&quot;mm &quot;; [.$C138]; FIND(&quot;mm &quot;; [.$C138]; FIND(&quot;: &quot;; [.$C138])) + 2) + 2) + 2)))) + 2;&#10;          FIND(&quot; &quot;; STRING_REVERSE(LEFT([.$C138]; FIND(&quot;mm &quot;; [.$C138]; FIND(&quot;mm &quot;; [.$C138]; FIND(&quot;mm &quot;; [.$C138]; FIND(&quot;mm &quot;; [.$C138]; FIND(&quot;: &quot;; [.$C138])) + 2) + 2) + 2)))) - 2&#10;     )&#10;)" office:value-type="string" office:string-value="" calcext:value-type="error">
            <text:p>#VALUE!</text:p>
          </table:table-cell>
          <table:table-cell table:style-name="ce17" table:formula="of:=NOT(OR([.$F138:.$Q138]))" office:value-type="boolean" office:boolean-value="false" calcext:value-type="boolean">
            <text:p>FALSE</text:p>
          </table:table-cell>
          <table:table-cell table:formula="of:=RIGHT([.$C138]; LEN([.$C138]) - FIND(&quot; - x&quot;; [.$C138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ECHO: "Nut: Nut M6 - x1"</text:p>
          </table:table-cell>
          <table:table-cell table:formula="of:=MID([.$B139]; 8; LEN([.$B139]) - 8)" office:value-type="string" office:string-value="Nut: Nut M6 - x1" calcext:value-type="string">
            <text:p>Nut: Nut M6 - x1</text:p>
          </table:table-cell>
          <table:table-cell table:formula="of:=IF(LEFT([.$C139]; 5) = &quot;Tool:&quot;; RIGHT([.$C139]; LEN([.$C139]) - 6); LEFT([.$C139]; FIND(&quot;:&quot;; [.$C139]) - 1))" office:value-type="string" office:string-value="Nut" calcext:value-type="string">
            <text:p>Nut</text:p>
          </table:table-cell>
          <table:table-cell table:style-name="ce7" table:formula="of:=NOT(RIGHT(TRIM([.$C139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39]))" office:value-type="boolean" office:boolean-value="false" calcext:value-type="boolean">
            <text:p>FALSE</text:p>
          </table:table-cell>
          <table:table-cell table:style-name="ce7" table:formula="of:=ISNUMBER(FIND(&quot;: Bolt&quot;; [.$C139]))" office:value-type="boolean" office:boolean-value="false" calcext:value-type="boolean">
            <text:p>FALSE</text:p>
          </table:table-cell>
          <table:table-cell table:style-name="ce7" table:formula="of:=ISNUMBER(FIND(&quot;: Nut&quot;; [.$C139]))" office:value-type="boolean" office:boolean-value="true" calcext:value-type="boolean">
            <text:p>TRUE</text:p>
          </table:table-cell>
          <table:table-cell table:style-name="ce7" table:formula="of:=ISNUMBER(SEARCH(&quot;: Wheel&quot;; [.$C139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39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39]))" office:value-type="boolean" office:boolean-value="false" calcext:value-type="boolean">
            <text:p>FALSE</text:p>
          </table:table-cell>
          <table:table-cell table:style-name="ce7" table:formula="of:=ISNUMBER(SEARCH(&quot;ALUMINIUM SHEET&quot;; [.$C139]))" office:value-type="boolean" office:boolean-value="false" calcext:value-type="boolean">
            <text:p>FALSE</text:p>
          </table:table-cell>
          <table:table-cell table:style-name="ce7" table:formula="of:=ISNUMBER(FIND(&quot;: Tube clamp&quot;; [.$C139]))" office:value-type="boolean" office:boolean-value="false" calcext:value-type="boolean">
            <text:p>FALSE</text:p>
          </table:table-cell>
          <table:table-cell table:style-name="ce7" table:formula="of:=AND(ISNUMBER(FIND(&quot;: Tube clamp&quot;; [.$C139])); ISNUMBER(SEARCH(&quot;104:&quot;; [.$C139])))" office:value-type="boolean" office:boolean-value="false" calcext:value-type="boolean">
            <text:p>FALSE</text:p>
          </table:table-cell>
          <table:table-cell table:style-name="ce7" table:formula="of:=AND(ISNUMBER(FIND(&quot;: Tube clamp&quot;; [.$C139])); ISNUMBER(SEARCH(&quot;116:&quot;; [.$C139])))" office:value-type="boolean" office:boolean-value="false" calcext:value-type="boolean">
            <text:p>FALSE</text:p>
          </table:table-cell>
          <table:table-cell table:style-name="ce7" table:formula="of:=AND(ISNUMBER(FIND(&quot;: Tube clamp&quot;; [.$C139])); ISNUMBER(SEARCH(&quot;132:&quot;; [.$C139])))" office:value-type="boolean" office:boolean-value="false" calcext:value-type="boolean">
            <text:p>FALSE</text:p>
          </table:table-cell>
          <table:table-cell table:style-name="ce7" table:formula="of:=AND(ISNUMBER(FIND(&quot;: Tube clamp&quot;; [.$C139])); ISNUMBER(SEARCH(&quot;176:&quot;; [.$C139])))" office:value-type="boolean" office:boolean-value="false" calcext:value-type="boolean">
            <text:p>FALSE</text:p>
          </table:table-cell>
          <table:table-cell table:style-name="ce7" table:formula="of:=ISNUMBER(FIND(&quot;Tool:&quot;; [.$C139]))" office:value-type="boolean" office:boolean-value="false" calcext:value-type="boolean">
            <text:p>FALSE</text:p>
          </table:table-cell>
          <table:table-cell table:style-name="ce12" table:formula="of:=IF(ISNUMBER(FIND(&quot;Φ&quot;; [.$C139])); MID([.$C139]; FIND(&quot;Φ&quot;; [.$C139]) + 1; FIND(&quot;mm&quot;; [.$C139]; FIND(&quot;Φ&quot;; [.$C139])) - FIND(&quot;Φ&quot;; [.$C139]) - 1); IF(ISNUMBER(FIND(&quot;: Bolt M&quot;; [.$C139])); MID([.$C139]; FIND(&quot;: Bolt M&quot;; [.$C139]) + 8; FIND(&quot; &quot;; [.$C139]; FIND(&quot;: Bolt M&quot;; [.$C139]) + 8) - FIND(&quot;: Bolt M&quot;; [.$C139]) - 8); &quot;&quot;))">
            <text:p/>
          </table:table-cell>
          <table:table-cell table:style-name="ce12" table:formula="of:=IF(ISNUMBER(FIND(&quot;: Washer&quot;; [.$C139])); [.$U139]; IF(ISNUMBER(FIND(&quot;Φ&quot;; [.$C139])); MID([.$C139]; FIND(&quot;Φ&quot;; [.$C139]) + 1; FIND(&quot;mm&quot;; [.$C139]; FIND(&quot;Φ&quot;; [.$C139])) - FIND(&quot;Φ&quot;; [.$C139]) - 1); IF(ISNUMBER(FIND(&quot;: Bolt M&quot;; [.$C139])); MID([.$C139]; FIND(&quot;: Bolt M&quot;; [.$C139]) + 8; FIND(&quot; &quot;; [.$C139]; FIND(&quot;: Bolt M&quot;; [.$C139]) + 8) - FIND(&quot;: Bolt M&quot;; [.$C139]) - 8); &quot;&quot;)))">
            <text:p/>
          </table:table-cell>
          <table:table-cell table:formula="of:=IF(ISNUMBER(FIND(&quot;Φ&quot;; [.$C139]));&#10;      MID([.$C139];&#10;          FIND(&quot;mm &quot;; [.$C139]; FIND(&quot;Φ&quot;; [.$C139])) + 5;&#10;          FIND(&quot;mm &quot;; [.$C139]; FIND(&quot;mm &quot;; [.$C139]; FIND(&quot;Φ&quot;; [.$C139])) + 4) - FIND(&quot;mm &quot;; [.$C139]; FIND(&quot;Φ&quot;; [.$C139])) - 5&#10;     );&#10;      MID([.$C139];&#10;          FIND(&quot;mm &quot;; [.$C139]; FIND(&quot;: &quot;; [.$C139])) - FIND(&quot; &quot;; STRING_REVERSE(LEFT([.$C139]; FIND(&quot;mm &quot;; [.$C139]; FIND(&quot;: &quot;; [.$C139]))))) + 2;&#10;          FIND(&quot; &quot;; STRING_REVERSE(LEFT([.$C139]; FIND(&quot;mm &quot;; [.$C139]; FIND(&quot;: &quot;; [.$C139]))))) - 2&#10;     )&#10;)" office:value-type="string" office:string-value="" calcext:value-type="error">
            <text:p>#VALUE!</text:p>
          </table:table-cell>
          <table:table-cell table:formula="of:=IF(ISNUMBER(FIND(&quot;Φ&quot;; [.$C139]));&#10;      MID([.$C140];           FIND(&quot;mm &quot;; [.$C140]; FIND(&quot;mm &quot;; [.$C140]; FIND(&quot;mm &quot;; [.$C140]; FIND(&quot;: &quot;; [.$C140])) + 2) + 2) - FIND(&quot; &quot;; STRING_REVERSE(LEFT([.$C140]; FIND(&quot;mm &quot;; [.$C140]; FIND(&quot;mm &quot;; [.$C140]; FIND(&quot;mm &quot;; [.$C140]; FIND(&quot;: &quot;; [.$C140])) + 2) + 2)))) + 2;           FIND(&quot; &quot;; STRING_REVERSE(LEFT([.$C140]; FIND(&quot;mm &quot;; [.$C140]; FIND(&quot;mm &quot;; [.$C140]; FIND(&quot;mm &quot;; [.$C140]; FIND(&quot;: &quot;; [.$C140])) + 2) + 2)))) - 2      );&#10;      MID([.$C139];&#10;          FIND(&quot;mm &quot;; [.$C139]; FIND(&quot;mm &quot;; [.$C139]; FIND(&quot;: &quot;; [.$C139])) + 2) - FIND(&quot; &quot;; STRING_REVERSE(LEFT([.$C139]; FIND(&quot;mm &quot;; [.$C139]; FIND(&quot;mm &quot;; [.$C139]; FIND(&quot;: &quot;; [.$C139])) + 2)))) + 2;&#10;          FIND(&quot; &quot;; STRING_REVERSE(LEFT([.$C139]; FIND(&quot;mm &quot;; [.$C139]; FIND(&quot;mm &quot;; [.$C139]; FIND(&quot;: &quot;; [.$C139])) + 2)))) - 2&#10;     )&#10;)" office:value-type="string" office:string-value="" calcext:value-type="error">
            <text:p>#VALUE!</text:p>
          </table:table-cell>
          <table:table-cell table:formula="of:=IF(ISNUMBER(FIND(&quot;Φ&quot;; [.$C139]));&#10;      &quot;&quot;;&#10;      MID([.$C139];&#10;          FIND(&quot;mm &quot;; [.$C139]; FIND(&quot;mm &quot;; [.$C139]; FIND(&quot;mm &quot;; [.$C139]; FIND(&quot;: &quot;; [.$C139])) + 2) + 2) - FIND(&quot; &quot;; STRING_REVERSE(LEFT([.$C139]; FIND(&quot;mm &quot;; [.$C139]; FIND(&quot;mm &quot;; [.$C139]; FIND(&quot;mm &quot;; [.$C139]; FIND(&quot;: &quot;; [.$C139])) + 2) + 2)))) + 2;&#10;          FIND(&quot; &quot;; STRING_REVERSE(LEFT([.$C139]; FIND(&quot;mm &quot;; [.$C139]; FIND(&quot;mm &quot;; [.$C139]; FIND(&quot;mm &quot;; [.$C139]; FIND(&quot;: &quot;; [.$C139])) + 2) + 2)))) - 2&#10;     )&#10;)" office:value-type="string" office:string-value="" calcext:value-type="error">
            <text:p>#VALUE!</text:p>
          </table:table-cell>
          <table:table-cell table:formula="of:=IF(ISNUMBER(FIND(&quot;Φ&quot;; [.$C139]));&#10;      IF(ISNUMBER(FIND(&quot;: Washer&quot;; [.$C139])); [.$V139]; &quot;&quot;);&#10;      MID([.$C139];&#10;          FIND(&quot;mm &quot;; [.$C139]; FIND(&quot;mm &quot;; [.$C139]; FIND(&quot;mm &quot;; [.$C139]; FIND(&quot;mm &quot;; [.$C139]; FIND(&quot;: &quot;; [.$C139])) + 2) + 2) + 2) - FIND(&quot; &quot;; STRING_REVERSE(LEFT([.$C139]; FIND(&quot;mm &quot;; [.$C139]; FIND(&quot;mm &quot;; [.$C139]; FIND(&quot;mm &quot;; [.$C139]; FIND(&quot;mm &quot;; [.$C139]; FIND(&quot;: &quot;; [.$C139])) + 2) + 2) + 2)))) + 2;&#10;          FIND(&quot; &quot;; STRING_REVERSE(LEFT([.$C139]; FIND(&quot;mm &quot;; [.$C139]; FIND(&quot;mm &quot;; [.$C139]; FIND(&quot;mm &quot;; [.$C139]; FIND(&quot;mm &quot;; [.$C139]; FIND(&quot;: &quot;; [.$C139])) + 2) + 2) + 2)))) - 2&#10;     )&#10;)" office:value-type="string" office:string-value="" calcext:value-type="error">
            <text:p>#VALUE!</text:p>
          </table:table-cell>
          <table:table-cell table:style-name="ce17" table:formula="of:=NOT(OR([.$F139:.$Q139]))" office:value-type="boolean" office:boolean-value="false" calcext:value-type="boolean">
            <text:p>FALSE</text:p>
          </table:table-cell>
          <table:table-cell table:formula="of:=RIGHT([.$C139]; LEN([.$C139]) - FIND(&quot; - x&quot;; [.$C139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ECHO: "Tiller joint assembly:"</text:p>
          </table:table-cell>
          <table:table-cell table:formula="of:=MID([.$B140]; 8; LEN([.$B140]) - 8)" office:value-type="string" office:string-value="Tiller joint assembly:" calcext:value-type="string">
            <text:p>Tiller joint assembly:</text:p>
          </table:table-cell>
          <table:table-cell table:formula="of:=IF(LEFT([.$C140]; 5) = &quot;Tool:&quot;; RIGHT([.$C140]; LEN([.$C140]) - 6); LEFT([.$C140]; FIND(&quot;:&quot;; [.$C140]) - 1))" office:value-type="string" office:string-value="Tiller joint assembly" calcext:value-type="string">
            <text:p>Tiller joint assembly</text:p>
          </table:table-cell>
          <table:table-cell table:style-name="ce7" table:formula="of:=NOT(RIGHT(TRIM([.$C140]); 1) = &quot;:&quot;)" office:value-type="boolean" office:boolean-value="false" calcext:value-type="boolean">
            <text:p>FALSE</text:p>
          </table:table-cell>
          <table:table-cell table:style-name="ce7" table:formula="of:=ISNUMBER(FIND(&quot;: Washer&quot;; [.$C140]))" office:value-type="boolean" office:boolean-value="false" calcext:value-type="boolean">
            <text:p>FALSE</text:p>
          </table:table-cell>
          <table:table-cell table:style-name="ce7" table:formula="of:=ISNUMBER(FIND(&quot;: Bolt&quot;; [.$C140]))" office:value-type="boolean" office:boolean-value="false" calcext:value-type="boolean">
            <text:p>FALSE</text:p>
          </table:table-cell>
          <table:table-cell table:style-name="ce7" table:formula="of:=ISNUMBER(FIND(&quot;: Nut&quot;; [.$C140]))" office:value-type="boolean" office:boolean-value="false" calcext:value-type="boolean">
            <text:p>FALSE</text:p>
          </table:table-cell>
          <table:table-cell table:style-name="ce7" table:formula="of:=ISNUMBER(SEARCH(&quot;: Wheel&quot;; [.$C140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40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40]))" office:value-type="boolean" office:boolean-value="false" calcext:value-type="boolean">
            <text:p>FALSE</text:p>
          </table:table-cell>
          <table:table-cell table:style-name="ce7" table:formula="of:=ISNUMBER(SEARCH(&quot;ALUMINIUM SHEET&quot;; [.$C140]))" office:value-type="boolean" office:boolean-value="false" calcext:value-type="boolean">
            <text:p>FALSE</text:p>
          </table:table-cell>
          <table:table-cell table:style-name="ce7" table:formula="of:=ISNUMBER(FIND(&quot;: Tube clamp&quot;; [.$C140]))" office:value-type="boolean" office:boolean-value="false" calcext:value-type="boolean">
            <text:p>FALSE</text:p>
          </table:table-cell>
          <table:table-cell table:style-name="ce7" table:formula="of:=AND(ISNUMBER(FIND(&quot;: Tube clamp&quot;; [.$C140])); ISNUMBER(SEARCH(&quot;104:&quot;; [.$C140])))" office:value-type="boolean" office:boolean-value="false" calcext:value-type="boolean">
            <text:p>FALSE</text:p>
          </table:table-cell>
          <table:table-cell table:style-name="ce7" table:formula="of:=AND(ISNUMBER(FIND(&quot;: Tube clamp&quot;; [.$C140])); ISNUMBER(SEARCH(&quot;116:&quot;; [.$C140])))" office:value-type="boolean" office:boolean-value="false" calcext:value-type="boolean">
            <text:p>FALSE</text:p>
          </table:table-cell>
          <table:table-cell table:style-name="ce7" table:formula="of:=AND(ISNUMBER(FIND(&quot;: Tube clamp&quot;; [.$C140])); ISNUMBER(SEARCH(&quot;132:&quot;; [.$C140])))" office:value-type="boolean" office:boolean-value="false" calcext:value-type="boolean">
            <text:p>FALSE</text:p>
          </table:table-cell>
          <table:table-cell table:style-name="ce7" table:formula="of:=AND(ISNUMBER(FIND(&quot;: Tube clamp&quot;; [.$C140])); ISNUMBER(SEARCH(&quot;176:&quot;; [.$C140])))" office:value-type="boolean" office:boolean-value="false" calcext:value-type="boolean">
            <text:p>FALSE</text:p>
          </table:table-cell>
          <table:table-cell table:style-name="ce7" table:formula="of:=ISNUMBER(FIND(&quot;Tool:&quot;; [.$C140]))" office:value-type="boolean" office:boolean-value="false" calcext:value-type="boolean">
            <text:p>FALSE</text:p>
          </table:table-cell>
          <table:table-cell table:style-name="ce12" table:formula="of:=IF(ISNUMBER(FIND(&quot;Φ&quot;; [.$C140])); MID([.$C140]; FIND(&quot;Φ&quot;; [.$C140]) + 1; FIND(&quot;mm&quot;; [.$C140]; FIND(&quot;Φ&quot;; [.$C140])) - FIND(&quot;Φ&quot;; [.$C140]) - 1); IF(ISNUMBER(FIND(&quot;: Bolt M&quot;; [.$C140])); MID([.$C140]; FIND(&quot;: Bolt M&quot;; [.$C140]) + 8; FIND(&quot; &quot;; [.$C140]; FIND(&quot;: Bolt M&quot;; [.$C140]) + 8) - FIND(&quot;: Bolt M&quot;; [.$C140]) - 8); &quot;&quot;))">
            <text:p/>
          </table:table-cell>
          <table:table-cell table:style-name="ce12" table:formula="of:=IF(ISNUMBER(FIND(&quot;: Washer&quot;; [.$C140])); [.$U140]; IF(ISNUMBER(FIND(&quot;Φ&quot;; [.$C140])); MID([.$C140]; FIND(&quot;Φ&quot;; [.$C140]) + 1; FIND(&quot;mm&quot;; [.$C140]; FIND(&quot;Φ&quot;; [.$C140])) - FIND(&quot;Φ&quot;; [.$C140]) - 1); IF(ISNUMBER(FIND(&quot;: Bolt M&quot;; [.$C140])); MID([.$C140]; FIND(&quot;: Bolt M&quot;; [.$C140]) + 8; FIND(&quot; &quot;; [.$C140]; FIND(&quot;: Bolt M&quot;; [.$C140]) + 8) - FIND(&quot;: Bolt M&quot;; [.$C140]) - 8); &quot;&quot;)))">
            <text:p/>
          </table:table-cell>
          <table:table-cell table:formula="of:=IF(ISNUMBER(FIND(&quot;Φ&quot;; [.$C140]));&#10;      MID([.$C140];&#10;          FIND(&quot;mm &quot;; [.$C140]; FIND(&quot;Φ&quot;; [.$C140])) + 5;&#10;          FIND(&quot;mm &quot;; [.$C140]; FIND(&quot;mm &quot;; [.$C140]; FIND(&quot;Φ&quot;; [.$C140])) + 4) - FIND(&quot;mm &quot;; [.$C140]; FIND(&quot;Φ&quot;; [.$C140])) - 5&#10;     );&#10;      MID([.$C140];&#10;          FIND(&quot;mm &quot;; [.$C140]; FIND(&quot;: &quot;; [.$C140])) - FIND(&quot; &quot;; STRING_REVERSE(LEFT([.$C140]; FIND(&quot;mm &quot;; [.$C140]; FIND(&quot;: &quot;; [.$C140]))))) + 2;&#10;          FIND(&quot; &quot;; STRING_REVERSE(LEFT([.$C140]; FIND(&quot;mm &quot;; [.$C140]; FIND(&quot;: &quot;; [.$C140]))))) - 2&#10;     )&#10;)" office:value-type="string" office:string-value="" calcext:value-type="error">
            <text:p>#VALUE!</text:p>
          </table:table-cell>
          <table:table-cell table:formula="of:=IF(ISNUMBER(FIND(&quot;Φ&quot;; [.$C140]));&#10;      MID([.$C141];           FIND(&quot;mm &quot;; [.$C141]; FIND(&quot;mm &quot;; [.$C141]; FIND(&quot;mm &quot;; [.$C141]; FIND(&quot;: &quot;; [.$C141])) + 2) + 2) - FIND(&quot; &quot;; STRING_REVERSE(LEFT([.$C141]; FIND(&quot;mm &quot;; [.$C141]; FIND(&quot;mm &quot;; [.$C141]; FIND(&quot;mm &quot;; [.$C141]; FIND(&quot;: &quot;; [.$C141])) + 2) + 2)))) + 2;           FIND(&quot; &quot;; STRING_REVERSE(LEFT([.$C141]; FIND(&quot;mm &quot;; [.$C141]; FIND(&quot;mm &quot;; [.$C141]; FIND(&quot;mm &quot;; [.$C141]; FIND(&quot;: &quot;; [.$C141])) + 2) + 2)))) - 2      );&#10;      MID([.$C140];&#10;          FIND(&quot;mm &quot;; [.$C140]; FIND(&quot;mm &quot;; [.$C140]; FIND(&quot;: &quot;; [.$C140])) + 2) - FIND(&quot; &quot;; STRING_REVERSE(LEFT([.$C140]; FIND(&quot;mm &quot;; [.$C140]; FIND(&quot;mm &quot;; [.$C140]; FIND(&quot;: &quot;; [.$C140])) + 2)))) + 2;&#10;          FIND(&quot; &quot;; STRING_REVERSE(LEFT([.$C140]; FIND(&quot;mm &quot;; [.$C140]; FIND(&quot;mm &quot;; [.$C140]; FIND(&quot;: &quot;; [.$C140])) + 2)))) - 2&#10;     )&#10;)" office:value-type="string" office:string-value="" calcext:value-type="error">
            <text:p>#VALUE!</text:p>
          </table:table-cell>
          <table:table-cell table:formula="of:=IF(ISNUMBER(FIND(&quot;Φ&quot;; [.$C140]));&#10;      &quot;&quot;;&#10;      MID([.$C140];&#10;          FIND(&quot;mm &quot;; [.$C140]; FIND(&quot;mm &quot;; [.$C140]; FIND(&quot;mm &quot;; [.$C140]; FIND(&quot;: &quot;; [.$C140])) + 2) + 2) - FIND(&quot; &quot;; STRING_REVERSE(LEFT([.$C140]; FIND(&quot;mm &quot;; [.$C140]; FIND(&quot;mm &quot;; [.$C140]; FIND(&quot;mm &quot;; [.$C140]; FIND(&quot;: &quot;; [.$C140])) + 2) + 2)))) + 2;&#10;          FIND(&quot; &quot;; STRING_REVERSE(LEFT([.$C140]; FIND(&quot;mm &quot;; [.$C140]; FIND(&quot;mm &quot;; [.$C140]; FIND(&quot;mm &quot;; [.$C140]; FIND(&quot;: &quot;; [.$C140])) + 2) + 2)))) - 2&#10;     )&#10;)" office:value-type="string" office:string-value="" calcext:value-type="error">
            <text:p>#VALUE!</text:p>
          </table:table-cell>
          <table:table-cell table:formula="of:=IF(ISNUMBER(FIND(&quot;Φ&quot;; [.$C140]));&#10;      IF(ISNUMBER(FIND(&quot;: Washer&quot;; [.$C140])); [.$V140]; &quot;&quot;);&#10;      MID([.$C140];&#10;          FIND(&quot;mm &quot;; [.$C140]; FIND(&quot;mm &quot;; [.$C140]; FIND(&quot;mm &quot;; [.$C140]; FIND(&quot;mm &quot;; [.$C140]; FIND(&quot;: &quot;; [.$C140])) + 2) + 2) + 2) - FIND(&quot; &quot;; STRING_REVERSE(LEFT([.$C140]; FIND(&quot;mm &quot;; [.$C140]; FIND(&quot;mm &quot;; [.$C140]; FIND(&quot;mm &quot;; [.$C140]; FIND(&quot;mm &quot;; [.$C140]; FIND(&quot;: &quot;; [.$C140])) + 2) + 2) + 2)))) + 2;&#10;          FIND(&quot; &quot;; STRING_REVERSE(LEFT([.$C140]; FIND(&quot;mm &quot;; [.$C140]; FIND(&quot;mm &quot;; [.$C140]; FIND(&quot;mm &quot;; [.$C140]; FIND(&quot;mm &quot;; [.$C140]; FIND(&quot;: &quot;; [.$C140])) + 2) + 2) + 2)))) - 2&#10;     )&#10;)" office:value-type="string" office:string-value="" calcext:value-type="error">
            <text:p>#VALUE!</text:p>
          </table:table-cell>
          <table:table-cell table:style-name="ce17" table:formula="of:=NOT(OR([.$F140:.$Q140]))" office:value-type="boolean" office:boolean-value="true" calcext:value-type="boolean">
            <text:p>TRUE</text:p>
          </table:table-cell>
          <table:table-cell table:formula="of:=RIGHT([.$C140]; LEN([.$C140]) - FIND(&quot; - x&quot;; [.$C140]) - 3)" office:value-type="string" office:string-value="" calcext:value-type="error">
            <text:p>#VALUE!</text:p>
          </table:table-cell>
          <table:table-cell table:number-columns-repeated="998"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ECHO: "Plate: Aluminium sheet 8mm x 63mm x 18mm - x2"</text:p>
          </table:table-cell>
          <table:table-cell table:formula="of:=MID([.$B141]; 8; LEN([.$B141]) - 8)" office:value-type="string" office:string-value="Plate: Aluminium sheet 8mm x 63mm x 18mm - x2" calcext:value-type="string">
            <text:p>Plate: Aluminium sheet 8mm x 63mm x 18mm - x2</text:p>
          </table:table-cell>
          <table:table-cell table:formula="of:=IF(LEFT([.$C141]; 5) = &quot;Tool:&quot;; RIGHT([.$C141]; LEN([.$C141]) - 6); LEFT([.$C141]; FIND(&quot;:&quot;; [.$C141]) - 1))" office:value-type="string" office:string-value="Plate" calcext:value-type="string">
            <text:p>Plate</text:p>
          </table:table-cell>
          <table:table-cell table:style-name="ce7" table:formula="of:=NOT(RIGHT(TRIM([.$C141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41]))" office:value-type="boolean" office:boolean-value="false" calcext:value-type="boolean">
            <text:p>FALSE</text:p>
          </table:table-cell>
          <table:table-cell table:style-name="ce7" table:formula="of:=ISNUMBER(FIND(&quot;: Bolt&quot;; [.$C141]))" office:value-type="boolean" office:boolean-value="false" calcext:value-type="boolean">
            <text:p>FALSE</text:p>
          </table:table-cell>
          <table:table-cell table:style-name="ce7" table:formula="of:=ISNUMBER(FIND(&quot;: Nut&quot;; [.$C141]))" office:value-type="boolean" office:boolean-value="false" calcext:value-type="boolean">
            <text:p>FALSE</text:p>
          </table:table-cell>
          <table:table-cell table:style-name="ce7" table:formula="of:=ISNUMBER(SEARCH(&quot;: Wheel&quot;; [.$C141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41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41]))" office:value-type="boolean" office:boolean-value="false" calcext:value-type="boolean">
            <text:p>FALSE</text:p>
          </table:table-cell>
          <table:table-cell table:style-name="ce7" table:formula="of:=ISNUMBER(SEARCH(&quot;ALUMINIUM SHEET&quot;; [.$C141]))" office:value-type="boolean" office:boolean-value="true" calcext:value-type="boolean">
            <text:p>TRUE</text:p>
          </table:table-cell>
          <table:table-cell table:style-name="ce7" table:formula="of:=ISNUMBER(FIND(&quot;: Tube clamp&quot;; [.$C141]))" office:value-type="boolean" office:boolean-value="false" calcext:value-type="boolean">
            <text:p>FALSE</text:p>
          </table:table-cell>
          <table:table-cell table:style-name="ce7" table:formula="of:=AND(ISNUMBER(FIND(&quot;: Tube clamp&quot;; [.$C141])); ISNUMBER(SEARCH(&quot;104:&quot;; [.$C141])))" office:value-type="boolean" office:boolean-value="false" calcext:value-type="boolean">
            <text:p>FALSE</text:p>
          </table:table-cell>
          <table:table-cell table:style-name="ce7" table:formula="of:=AND(ISNUMBER(FIND(&quot;: Tube clamp&quot;; [.$C141])); ISNUMBER(SEARCH(&quot;116:&quot;; [.$C141])))" office:value-type="boolean" office:boolean-value="false" calcext:value-type="boolean">
            <text:p>FALSE</text:p>
          </table:table-cell>
          <table:table-cell table:style-name="ce7" table:formula="of:=AND(ISNUMBER(FIND(&quot;: Tube clamp&quot;; [.$C141])); ISNUMBER(SEARCH(&quot;132:&quot;; [.$C141])))" office:value-type="boolean" office:boolean-value="false" calcext:value-type="boolean">
            <text:p>FALSE</text:p>
          </table:table-cell>
          <table:table-cell table:style-name="ce7" table:formula="of:=AND(ISNUMBER(FIND(&quot;: Tube clamp&quot;; [.$C141])); ISNUMBER(SEARCH(&quot;176:&quot;; [.$C141])))" office:value-type="boolean" office:boolean-value="false" calcext:value-type="boolean">
            <text:p>FALSE</text:p>
          </table:table-cell>
          <table:table-cell table:style-name="ce7" table:formula="of:=ISNUMBER(FIND(&quot;Tool:&quot;; [.$C141]))" office:value-type="boolean" office:boolean-value="false" calcext:value-type="boolean">
            <text:p>FALSE</text:p>
          </table:table-cell>
          <table:table-cell table:style-name="ce12" table:formula="of:=IF(ISNUMBER(FIND(&quot;Φ&quot;; [.$C141])); MID([.$C141]; FIND(&quot;Φ&quot;; [.$C141]) + 1; FIND(&quot;mm&quot;; [.$C141]; FIND(&quot;Φ&quot;; [.$C141])) - FIND(&quot;Φ&quot;; [.$C141]) - 1); IF(ISNUMBER(FIND(&quot;: Bolt M&quot;; [.$C141])); MID([.$C141]; FIND(&quot;: Bolt M&quot;; [.$C141]) + 8; FIND(&quot; &quot;; [.$C141]; FIND(&quot;: Bolt M&quot;; [.$C141]) + 8) - FIND(&quot;: Bolt M&quot;; [.$C141]) - 8); &quot;&quot;))">
            <text:p/>
          </table:table-cell>
          <table:table-cell table:style-name="ce12" table:formula="of:=IF(ISNUMBER(FIND(&quot;: Washer&quot;; [.$C141])); [.$U141]; IF(ISNUMBER(FIND(&quot;Φ&quot;; [.$C141])); MID([.$C141]; FIND(&quot;Φ&quot;; [.$C141]) + 1; FIND(&quot;mm&quot;; [.$C141]; FIND(&quot;Φ&quot;; [.$C141])) - FIND(&quot;Φ&quot;; [.$C141]) - 1); IF(ISNUMBER(FIND(&quot;: Bolt M&quot;; [.$C141])); MID([.$C141]; FIND(&quot;: Bolt M&quot;; [.$C141]) + 8; FIND(&quot; &quot;; [.$C141]; FIND(&quot;: Bolt M&quot;; [.$C141]) + 8) - FIND(&quot;: Bolt M&quot;; [.$C141]) - 8); &quot;&quot;)))">
            <text:p/>
          </table:table-cell>
          <table:table-cell table:formula="of:=IF(ISNUMBER(FIND(&quot;Φ&quot;; [.$C141]));&#10;      MID([.$C141];&#10;          FIND(&quot;mm &quot;; [.$C141]; FIND(&quot;Φ&quot;; [.$C141])) + 5;&#10;          FIND(&quot;mm &quot;; [.$C141]; FIND(&quot;mm &quot;; [.$C141]; FIND(&quot;Φ&quot;; [.$C141])) + 4) - FIND(&quot;mm &quot;; [.$C141]; FIND(&quot;Φ&quot;; [.$C141])) - 5&#10;     );&#10;      MID([.$C141];&#10;          FIND(&quot;mm &quot;; [.$C141]; FIND(&quot;: &quot;; [.$C141])) - FIND(&quot; &quot;; STRING_REVERSE(LEFT([.$C141]; FIND(&quot;mm &quot;; [.$C141]; FIND(&quot;: &quot;; [.$C141]))))) + 2;&#10;          FIND(&quot; &quot;; STRING_REVERSE(LEFT([.$C141]; FIND(&quot;mm &quot;; [.$C141]; FIND(&quot;: &quot;; [.$C141]))))) - 2&#10;     )&#10;)" office:value-type="string" office:string-value="8" calcext:value-type="string">
            <text:p>8</text:p>
          </table:table-cell>
          <table:table-cell table:formula="of:=IF(ISNUMBER(FIND(&quot;Φ&quot;; [.$C141]));&#10;      MID([.$C142];           FIND(&quot;mm &quot;; [.$C142]; FIND(&quot;mm &quot;; [.$C142]; FIND(&quot;mm &quot;; [.$C142]; FIND(&quot;: &quot;; [.$C142])) + 2) + 2) - FIND(&quot; &quot;; STRING_REVERSE(LEFT([.$C142]; FIND(&quot;mm &quot;; [.$C142]; FIND(&quot;mm &quot;; [.$C142]; FIND(&quot;mm &quot;; [.$C142]; FIND(&quot;: &quot;; [.$C142])) + 2) + 2)))) + 2;           FIND(&quot; &quot;; STRING_REVERSE(LEFT([.$C142]; FIND(&quot;mm &quot;; [.$C142]; FIND(&quot;mm &quot;; [.$C142]; FIND(&quot;mm &quot;; [.$C142]; FIND(&quot;: &quot;; [.$C142])) + 2) + 2)))) - 2      );&#10;      MID([.$C141];&#10;          FIND(&quot;mm &quot;; [.$C141]; FIND(&quot;mm &quot;; [.$C141]; FIND(&quot;: &quot;; [.$C141])) + 2) - FIND(&quot; &quot;; STRING_REVERSE(LEFT([.$C141]; FIND(&quot;mm &quot;; [.$C141]; FIND(&quot;mm &quot;; [.$C141]; FIND(&quot;: &quot;; [.$C141])) + 2)))) + 2;&#10;          FIND(&quot; &quot;; STRING_REVERSE(LEFT([.$C141]; FIND(&quot;mm &quot;; [.$C141]; FIND(&quot;mm &quot;; [.$C141]; FIND(&quot;: &quot;; [.$C141])) + 2)))) - 2&#10;     )&#10;)" office:value-type="string" office:string-value="63" calcext:value-type="string">
            <text:p>63</text:p>
          </table:table-cell>
          <table:table-cell table:formula="of:=IF(ISNUMBER(FIND(&quot;Φ&quot;; [.$C141]));&#10;      &quot;&quot;;&#10;      MID([.$C141];&#10;          FIND(&quot;mm &quot;; [.$C141]; FIND(&quot;mm &quot;; [.$C141]; FIND(&quot;mm &quot;; [.$C141]; FIND(&quot;: &quot;; [.$C141])) + 2) + 2) - FIND(&quot; &quot;; STRING_REVERSE(LEFT([.$C141]; FIND(&quot;mm &quot;; [.$C141]; FIND(&quot;mm &quot;; [.$C141]; FIND(&quot;mm &quot;; [.$C141]; FIND(&quot;: &quot;; [.$C141])) + 2) + 2)))) + 2;&#10;          FIND(&quot; &quot;; STRING_REVERSE(LEFT([.$C141]; FIND(&quot;mm &quot;; [.$C141]; FIND(&quot;mm &quot;; [.$C141]; FIND(&quot;mm &quot;; [.$C141]; FIND(&quot;: &quot;; [.$C141])) + 2) + 2)))) - 2&#10;     )&#10;)" office:value-type="string" office:string-value="18" calcext:value-type="string">
            <text:p>18</text:p>
          </table:table-cell>
          <table:table-cell table:formula="of:=IF(ISNUMBER(FIND(&quot;Φ&quot;; [.$C141]));&#10;      IF(ISNUMBER(FIND(&quot;: Washer&quot;; [.$C141])); [.$V141]; &quot;&quot;);&#10;      MID([.$C141];&#10;          FIND(&quot;mm &quot;; [.$C141]; FIND(&quot;mm &quot;; [.$C141]; FIND(&quot;mm &quot;; [.$C141]; FIND(&quot;mm &quot;; [.$C141]; FIND(&quot;: &quot;; [.$C141])) + 2) + 2) + 2) - FIND(&quot; &quot;; STRING_REVERSE(LEFT([.$C141]; FIND(&quot;mm &quot;; [.$C141]; FIND(&quot;mm &quot;; [.$C141]; FIND(&quot;mm &quot;; [.$C141]; FIND(&quot;mm &quot;; [.$C141]; FIND(&quot;: &quot;; [.$C141])) + 2) + 2) + 2)))) + 2;&#10;          FIND(&quot; &quot;; STRING_REVERSE(LEFT([.$C141]; FIND(&quot;mm &quot;; [.$C141]; FIND(&quot;mm &quot;; [.$C141]; FIND(&quot;mm &quot;; [.$C141]; FIND(&quot;mm &quot;; [.$C141]; FIND(&quot;: &quot;; [.$C141])) + 2) + 2) + 2)))) - 2&#10;     )&#10;)" office:value-type="string" office:string-value="" calcext:value-type="error">
            <text:p>#VALUE!</text:p>
          </table:table-cell>
          <table:table-cell table:style-name="ce17" table:formula="of:=NOT(OR([.$F141:.$Q141]))" office:value-type="boolean" office:boolean-value="false" calcext:value-type="boolean">
            <text:p>FALSE</text:p>
          </table:table-cell>
          <table:table-cell table:formula="of:=RIGHT([.$C141]; LEN([.$C141]) - FIND(&quot; - x&quot;; [.$C141]) - 3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ECHO: "Tee long 104: Tube clamp - x1"</text:p>
          </table:table-cell>
          <table:table-cell table:formula="of:=MID([.$B142]; 8; LEN([.$B142]) - 8)" office:value-type="string" office:string-value="Tee long 104: Tube clamp - x1" calcext:value-type="string">
            <text:p>Tee long 104: Tube clamp - x1</text:p>
          </table:table-cell>
          <table:table-cell table:formula="of:=IF(LEFT([.$C142]; 5) = &quot;Tool:&quot;; RIGHT([.$C142]; LEN([.$C142]) - 6); LEFT([.$C142]; FIND(&quot;:&quot;; [.$C142]) - 1))" office:value-type="string" office:string-value="Tee long 104" calcext:value-type="string">
            <text:p>Tee long 104</text:p>
          </table:table-cell>
          <table:table-cell table:style-name="ce7" table:formula="of:=NOT(RIGHT(TRIM([.$C142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42]))" office:value-type="boolean" office:boolean-value="false" calcext:value-type="boolean">
            <text:p>FALSE</text:p>
          </table:table-cell>
          <table:table-cell table:style-name="ce7" table:formula="of:=ISNUMBER(FIND(&quot;: Bolt&quot;; [.$C142]))" office:value-type="boolean" office:boolean-value="false" calcext:value-type="boolean">
            <text:p>FALSE</text:p>
          </table:table-cell>
          <table:table-cell table:style-name="ce7" table:formula="of:=ISNUMBER(FIND(&quot;: Nut&quot;; [.$C142]))" office:value-type="boolean" office:boolean-value="false" calcext:value-type="boolean">
            <text:p>FALSE</text:p>
          </table:table-cell>
          <table:table-cell table:style-name="ce7" table:formula="of:=ISNUMBER(SEARCH(&quot;: Wheel&quot;; [.$C142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42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42]))" office:value-type="boolean" office:boolean-value="false" calcext:value-type="boolean">
            <text:p>FALSE</text:p>
          </table:table-cell>
          <table:table-cell table:style-name="ce7" table:formula="of:=ISNUMBER(SEARCH(&quot;ALUMINIUM SHEET&quot;; [.$C142]))" office:value-type="boolean" office:boolean-value="false" calcext:value-type="boolean">
            <text:p>FALSE</text:p>
          </table:table-cell>
          <table:table-cell table:style-name="ce7" table:formula="of:=ISNUMBER(FIND(&quot;: Tube clamp&quot;; [.$C142]))" office:value-type="boolean" office:boolean-value="true" calcext:value-type="boolean">
            <text:p>TRUE</text:p>
          </table:table-cell>
          <table:table-cell table:style-name="ce7" table:formula="of:=AND(ISNUMBER(FIND(&quot;: Tube clamp&quot;; [.$C142])); ISNUMBER(SEARCH(&quot;104:&quot;; [.$C142])))" office:value-type="boolean" office:boolean-value="true" calcext:value-type="boolean">
            <text:p>TRUE</text:p>
          </table:table-cell>
          <table:table-cell table:style-name="ce7" table:formula="of:=AND(ISNUMBER(FIND(&quot;: Tube clamp&quot;; [.$C142])); ISNUMBER(SEARCH(&quot;116:&quot;; [.$C142])))" office:value-type="boolean" office:boolean-value="false" calcext:value-type="boolean">
            <text:p>FALSE</text:p>
          </table:table-cell>
          <table:table-cell table:style-name="ce7" table:formula="of:=AND(ISNUMBER(FIND(&quot;: Tube clamp&quot;; [.$C142])); ISNUMBER(SEARCH(&quot;132:&quot;; [.$C142])))" office:value-type="boolean" office:boolean-value="false" calcext:value-type="boolean">
            <text:p>FALSE</text:p>
          </table:table-cell>
          <table:table-cell table:style-name="ce7" table:formula="of:=AND(ISNUMBER(FIND(&quot;: Tube clamp&quot;; [.$C142])); ISNUMBER(SEARCH(&quot;176:&quot;; [.$C142])))" office:value-type="boolean" office:boolean-value="false" calcext:value-type="boolean">
            <text:p>FALSE</text:p>
          </table:table-cell>
          <table:table-cell table:style-name="ce7" table:formula="of:=ISNUMBER(FIND(&quot;Tool:&quot;; [.$C142]))" office:value-type="boolean" office:boolean-value="false" calcext:value-type="boolean">
            <text:p>FALSE</text:p>
          </table:table-cell>
          <table:table-cell table:style-name="ce12" table:formula="of:=IF(ISNUMBER(FIND(&quot;Φ&quot;; [.$C142])); MID([.$C142]; FIND(&quot;Φ&quot;; [.$C142]) + 1; FIND(&quot;mm&quot;; [.$C142]; FIND(&quot;Φ&quot;; [.$C142])) - FIND(&quot;Φ&quot;; [.$C142]) - 1); IF(ISNUMBER(FIND(&quot;: Bolt M&quot;; [.$C142])); MID([.$C142]; FIND(&quot;: Bolt M&quot;; [.$C142]) + 8; FIND(&quot; &quot;; [.$C142]; FIND(&quot;: Bolt M&quot;; [.$C142]) + 8) - FIND(&quot;: Bolt M&quot;; [.$C142]) - 8); &quot;&quot;))">
            <text:p/>
          </table:table-cell>
          <table:table-cell table:style-name="ce12" table:formula="of:=IF(ISNUMBER(FIND(&quot;: Washer&quot;; [.$C142])); [.$U142]; IF(ISNUMBER(FIND(&quot;Φ&quot;; [.$C142])); MID([.$C142]; FIND(&quot;Φ&quot;; [.$C142]) + 1; FIND(&quot;mm&quot;; [.$C142]; FIND(&quot;Φ&quot;; [.$C142])) - FIND(&quot;Φ&quot;; [.$C142]) - 1); IF(ISNUMBER(FIND(&quot;: Bolt M&quot;; [.$C142])); MID([.$C142]; FIND(&quot;: Bolt M&quot;; [.$C142]) + 8; FIND(&quot; &quot;; [.$C142]; FIND(&quot;: Bolt M&quot;; [.$C142]) + 8) - FIND(&quot;: Bolt M&quot;; [.$C142]) - 8); &quot;&quot;)))">
            <text:p/>
          </table:table-cell>
          <table:table-cell table:formula="of:=IF(ISNUMBER(FIND(&quot;Φ&quot;; [.$C142]));&#10;      MID([.$C142];&#10;          FIND(&quot;mm &quot;; [.$C142]; FIND(&quot;Φ&quot;; [.$C142])) + 5;&#10;          FIND(&quot;mm &quot;; [.$C142]; FIND(&quot;mm &quot;; [.$C142]; FIND(&quot;Φ&quot;; [.$C142])) + 4) - FIND(&quot;mm &quot;; [.$C142]; FIND(&quot;Φ&quot;; [.$C142])) - 5&#10;     );&#10;      MID([.$C142];&#10;          FIND(&quot;mm &quot;; [.$C142]; FIND(&quot;: &quot;; [.$C142])) - FIND(&quot; &quot;; STRING_REVERSE(LEFT([.$C142]; FIND(&quot;mm &quot;; [.$C142]; FIND(&quot;: &quot;; [.$C142]))))) + 2;&#10;          FIND(&quot; &quot;; STRING_REVERSE(LEFT([.$C142]; FIND(&quot;mm &quot;; [.$C142]; FIND(&quot;: &quot;; [.$C142]))))) - 2&#10;     )&#10;)" office:value-type="string" office:string-value="" calcext:value-type="error">
            <text:p>#VALUE!</text:p>
          </table:table-cell>
          <table:table-cell table:formula="of:=IF(ISNUMBER(FIND(&quot;Φ&quot;; [.$C142]));&#10;      MID([.$C143];           FIND(&quot;mm &quot;; [.$C143]; FIND(&quot;mm &quot;; [.$C143]; FIND(&quot;mm &quot;; [.$C143]; FIND(&quot;: &quot;; [.$C143])) + 2) + 2) - FIND(&quot; &quot;; STRING_REVERSE(LEFT([.$C143]; FIND(&quot;mm &quot;; [.$C143]; FIND(&quot;mm &quot;; [.$C143]; FIND(&quot;mm &quot;; [.$C143]; FIND(&quot;: &quot;; [.$C143])) + 2) + 2)))) + 2;           FIND(&quot; &quot;; STRING_REVERSE(LEFT([.$C143]; FIND(&quot;mm &quot;; [.$C143]; FIND(&quot;mm &quot;; [.$C143]; FIND(&quot;mm &quot;; [.$C143]; FIND(&quot;: &quot;; [.$C143])) + 2) + 2)))) - 2      );&#10;      MID([.$C142];&#10;          FIND(&quot;mm &quot;; [.$C142]; FIND(&quot;mm &quot;; [.$C142]; FIND(&quot;: &quot;; [.$C142])) + 2) - FIND(&quot; &quot;; STRING_REVERSE(LEFT([.$C142]; FIND(&quot;mm &quot;; [.$C142]; FIND(&quot;mm &quot;; [.$C142]; FIND(&quot;: &quot;; [.$C142])) + 2)))) + 2;&#10;          FIND(&quot; &quot;; STRING_REVERSE(LEFT([.$C142]; FIND(&quot;mm &quot;; [.$C142]; FIND(&quot;mm &quot;; [.$C142]; FIND(&quot;: &quot;; [.$C142])) + 2)))) - 2&#10;     )&#10;)" office:value-type="string" office:string-value="" calcext:value-type="error">
            <text:p>#VALUE!</text:p>
          </table:table-cell>
          <table:table-cell table:formula="of:=IF(ISNUMBER(FIND(&quot;Φ&quot;; [.$C142]));&#10;      &quot;&quot;;&#10;      MID([.$C142];&#10;          FIND(&quot;mm &quot;; [.$C142]; FIND(&quot;mm &quot;; [.$C142]; FIND(&quot;mm &quot;; [.$C142]; FIND(&quot;: &quot;; [.$C142])) + 2) + 2) - FIND(&quot; &quot;; STRING_REVERSE(LEFT([.$C142]; FIND(&quot;mm &quot;; [.$C142]; FIND(&quot;mm &quot;; [.$C142]; FIND(&quot;mm &quot;; [.$C142]; FIND(&quot;: &quot;; [.$C142])) + 2) + 2)))) + 2;&#10;          FIND(&quot; &quot;; STRING_REVERSE(LEFT([.$C142]; FIND(&quot;mm &quot;; [.$C142]; FIND(&quot;mm &quot;; [.$C142]; FIND(&quot;mm &quot;; [.$C142]; FIND(&quot;: &quot;; [.$C142])) + 2) + 2)))) - 2&#10;     )&#10;)" office:value-type="string" office:string-value="" calcext:value-type="error">
            <text:p>#VALUE!</text:p>
          </table:table-cell>
          <table:table-cell table:formula="of:=IF(ISNUMBER(FIND(&quot;Φ&quot;; [.$C142]));&#10;      IF(ISNUMBER(FIND(&quot;: Washer&quot;; [.$C142])); [.$V142]; &quot;&quot;);&#10;      MID([.$C142];&#10;          FIND(&quot;mm &quot;; [.$C142]; FIND(&quot;mm &quot;; [.$C142]; FIND(&quot;mm &quot;; [.$C142]; FIND(&quot;mm &quot;; [.$C142]; FIND(&quot;: &quot;; [.$C142])) + 2) + 2) + 2) - FIND(&quot; &quot;; STRING_REVERSE(LEFT([.$C142]; FIND(&quot;mm &quot;; [.$C142]; FIND(&quot;mm &quot;; [.$C142]; FIND(&quot;mm &quot;; [.$C142]; FIND(&quot;mm &quot;; [.$C142]; FIND(&quot;: &quot;; [.$C142])) + 2) + 2) + 2)))) + 2;&#10;          FIND(&quot; &quot;; STRING_REVERSE(LEFT([.$C142]; FIND(&quot;mm &quot;; [.$C142]; FIND(&quot;mm &quot;; [.$C142]; FIND(&quot;mm &quot;; [.$C142]; FIND(&quot;mm &quot;; [.$C142]; FIND(&quot;: &quot;; [.$C142])) + 2) + 2) + 2)))) - 2&#10;     )&#10;)" office:value-type="string" office:string-value="" calcext:value-type="error">
            <text:p>#VALUE!</text:p>
          </table:table-cell>
          <table:table-cell table:style-name="ce17" table:formula="of:=NOT(OR([.$F142:.$Q142]))" office:value-type="boolean" office:boolean-value="false" calcext:value-type="boolean">
            <text:p>FALSE</text:p>
          </table:table-cell>
          <table:table-cell table:formula="of:=RIGHT([.$C142]; LEN([.$C142]) - FIND(&quot; - x&quot;; [.$C142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ECHO: "Tiller assembly:"</text:p>
          </table:table-cell>
          <table:table-cell table:formula="of:=MID([.$B143]; 8; LEN([.$B143]) - 8)" office:value-type="string" office:string-value="Tiller assembly:" calcext:value-type="string">
            <text:p>Tiller assembly:</text:p>
          </table:table-cell>
          <table:table-cell table:formula="of:=IF(LEFT([.$C143]; 5) = &quot;Tool:&quot;; RIGHT([.$C143]; LEN([.$C143]) - 6); LEFT([.$C143]; FIND(&quot;:&quot;; [.$C143]) - 1))" office:value-type="string" office:string-value="Tiller assembly" calcext:value-type="string">
            <text:p>Tiller assembly</text:p>
          </table:table-cell>
          <table:table-cell table:style-name="ce7" table:formula="of:=NOT(RIGHT(TRIM([.$C143]); 1) = &quot;:&quot;)" office:value-type="boolean" office:boolean-value="false" calcext:value-type="boolean">
            <text:p>FALSE</text:p>
          </table:table-cell>
          <table:table-cell table:style-name="ce7" table:formula="of:=ISNUMBER(FIND(&quot;: Washer&quot;; [.$C143]))" office:value-type="boolean" office:boolean-value="false" calcext:value-type="boolean">
            <text:p>FALSE</text:p>
          </table:table-cell>
          <table:table-cell table:style-name="ce7" table:formula="of:=ISNUMBER(FIND(&quot;: Bolt&quot;; [.$C143]))" office:value-type="boolean" office:boolean-value="false" calcext:value-type="boolean">
            <text:p>FALSE</text:p>
          </table:table-cell>
          <table:table-cell table:style-name="ce7" table:formula="of:=ISNUMBER(FIND(&quot;: Nut&quot;; [.$C143]))" office:value-type="boolean" office:boolean-value="false" calcext:value-type="boolean">
            <text:p>FALSE</text:p>
          </table:table-cell>
          <table:table-cell table:style-name="ce7" table:formula="of:=ISNUMBER(SEARCH(&quot;: Wheel&quot;; [.$C143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43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43]))" office:value-type="boolean" office:boolean-value="false" calcext:value-type="boolean">
            <text:p>FALSE</text:p>
          </table:table-cell>
          <table:table-cell table:style-name="ce7" table:formula="of:=ISNUMBER(SEARCH(&quot;ALUMINIUM SHEET&quot;; [.$C143]))" office:value-type="boolean" office:boolean-value="false" calcext:value-type="boolean">
            <text:p>FALSE</text:p>
          </table:table-cell>
          <table:table-cell table:style-name="ce7" table:formula="of:=ISNUMBER(FIND(&quot;: Tube clamp&quot;; [.$C143]))" office:value-type="boolean" office:boolean-value="false" calcext:value-type="boolean">
            <text:p>FALSE</text:p>
          </table:table-cell>
          <table:table-cell table:style-name="ce7" table:formula="of:=AND(ISNUMBER(FIND(&quot;: Tube clamp&quot;; [.$C143])); ISNUMBER(SEARCH(&quot;104:&quot;; [.$C143])))" office:value-type="boolean" office:boolean-value="false" calcext:value-type="boolean">
            <text:p>FALSE</text:p>
          </table:table-cell>
          <table:table-cell table:style-name="ce7" table:formula="of:=AND(ISNUMBER(FIND(&quot;: Tube clamp&quot;; [.$C143])); ISNUMBER(SEARCH(&quot;116:&quot;; [.$C143])))" office:value-type="boolean" office:boolean-value="false" calcext:value-type="boolean">
            <text:p>FALSE</text:p>
          </table:table-cell>
          <table:table-cell table:style-name="ce7" table:formula="of:=AND(ISNUMBER(FIND(&quot;: Tube clamp&quot;; [.$C143])); ISNUMBER(SEARCH(&quot;132:&quot;; [.$C143])))" office:value-type="boolean" office:boolean-value="false" calcext:value-type="boolean">
            <text:p>FALSE</text:p>
          </table:table-cell>
          <table:table-cell table:style-name="ce7" table:formula="of:=AND(ISNUMBER(FIND(&quot;: Tube clamp&quot;; [.$C143])); ISNUMBER(SEARCH(&quot;176:&quot;; [.$C143])))" office:value-type="boolean" office:boolean-value="false" calcext:value-type="boolean">
            <text:p>FALSE</text:p>
          </table:table-cell>
          <table:table-cell table:style-name="ce7" table:formula="of:=ISNUMBER(FIND(&quot;Tool:&quot;; [.$C143]))" office:value-type="boolean" office:boolean-value="false" calcext:value-type="boolean">
            <text:p>FALSE</text:p>
          </table:table-cell>
          <table:table-cell table:style-name="ce12" table:formula="of:=IF(ISNUMBER(FIND(&quot;Φ&quot;; [.$C143])); MID([.$C143]; FIND(&quot;Φ&quot;; [.$C143]) + 1; FIND(&quot;mm&quot;; [.$C143]; FIND(&quot;Φ&quot;; [.$C143])) - FIND(&quot;Φ&quot;; [.$C143]) - 1); IF(ISNUMBER(FIND(&quot;: Bolt M&quot;; [.$C143])); MID([.$C143]; FIND(&quot;: Bolt M&quot;; [.$C143]) + 8; FIND(&quot; &quot;; [.$C143]; FIND(&quot;: Bolt M&quot;; [.$C143]) + 8) - FIND(&quot;: Bolt M&quot;; [.$C143]) - 8); &quot;&quot;))">
            <text:p/>
          </table:table-cell>
          <table:table-cell table:style-name="ce12" table:formula="of:=IF(ISNUMBER(FIND(&quot;: Washer&quot;; [.$C143])); [.$U143]; IF(ISNUMBER(FIND(&quot;Φ&quot;; [.$C143])); MID([.$C143]; FIND(&quot;Φ&quot;; [.$C143]) + 1; FIND(&quot;mm&quot;; [.$C143]; FIND(&quot;Φ&quot;; [.$C143])) - FIND(&quot;Φ&quot;; [.$C143]) - 1); IF(ISNUMBER(FIND(&quot;: Bolt M&quot;; [.$C143])); MID([.$C143]; FIND(&quot;: Bolt M&quot;; [.$C143]) + 8; FIND(&quot; &quot;; [.$C143]; FIND(&quot;: Bolt M&quot;; [.$C143]) + 8) - FIND(&quot;: Bolt M&quot;; [.$C143]) - 8); &quot;&quot;)))">
            <text:p/>
          </table:table-cell>
          <table:table-cell table:formula="of:=IF(ISNUMBER(FIND(&quot;Φ&quot;; [.$C143]));&#10;      MID([.$C143];&#10;          FIND(&quot;mm &quot;; [.$C143]; FIND(&quot;Φ&quot;; [.$C143])) + 5;&#10;          FIND(&quot;mm &quot;; [.$C143]; FIND(&quot;mm &quot;; [.$C143]; FIND(&quot;Φ&quot;; [.$C143])) + 4) - FIND(&quot;mm &quot;; [.$C143]; FIND(&quot;Φ&quot;; [.$C143])) - 5&#10;     );&#10;      MID([.$C143];&#10;          FIND(&quot;mm &quot;; [.$C143]; FIND(&quot;: &quot;; [.$C143])) - FIND(&quot; &quot;; STRING_REVERSE(LEFT([.$C143]; FIND(&quot;mm &quot;; [.$C143]; FIND(&quot;: &quot;; [.$C143]))))) + 2;&#10;          FIND(&quot; &quot;; STRING_REVERSE(LEFT([.$C143]; FIND(&quot;mm &quot;; [.$C143]; FIND(&quot;: &quot;; [.$C143]))))) - 2&#10;     )&#10;)" office:value-type="string" office:string-value="" calcext:value-type="error">
            <text:p>#VALUE!</text:p>
          </table:table-cell>
          <table:table-cell table:formula="of:=IF(ISNUMBER(FIND(&quot;Φ&quot;; [.$C143]));&#10;      MID([.$C144];           FIND(&quot;mm &quot;; [.$C144]; FIND(&quot;mm &quot;; [.$C144]; FIND(&quot;mm &quot;; [.$C144]; FIND(&quot;: &quot;; [.$C144])) + 2) + 2) - FIND(&quot; &quot;; STRING_REVERSE(LEFT([.$C144]; FIND(&quot;mm &quot;; [.$C144]; FIND(&quot;mm &quot;; [.$C144]; FIND(&quot;mm &quot;; [.$C144]; FIND(&quot;: &quot;; [.$C144])) + 2) + 2)))) + 2;           FIND(&quot; &quot;; STRING_REVERSE(LEFT([.$C144]; FIND(&quot;mm &quot;; [.$C144]; FIND(&quot;mm &quot;; [.$C144]; FIND(&quot;mm &quot;; [.$C144]; FIND(&quot;: &quot;; [.$C144])) + 2) + 2)))) - 2      );&#10;      MID([.$C143];&#10;          FIND(&quot;mm &quot;; [.$C143]; FIND(&quot;mm &quot;; [.$C143]; FIND(&quot;: &quot;; [.$C143])) + 2) - FIND(&quot; &quot;; STRING_REVERSE(LEFT([.$C143]; FIND(&quot;mm &quot;; [.$C143]; FIND(&quot;mm &quot;; [.$C143]; FIND(&quot;: &quot;; [.$C143])) + 2)))) + 2;&#10;          FIND(&quot; &quot;; STRING_REVERSE(LEFT([.$C143]; FIND(&quot;mm &quot;; [.$C143]; FIND(&quot;mm &quot;; [.$C143]; FIND(&quot;: &quot;; [.$C143])) + 2)))) - 2&#10;     )&#10;)" office:value-type="string" office:string-value="" calcext:value-type="error">
            <text:p>#VALUE!</text:p>
          </table:table-cell>
          <table:table-cell table:formula="of:=IF(ISNUMBER(FIND(&quot;Φ&quot;; [.$C143]));&#10;      &quot;&quot;;&#10;      MID([.$C143];&#10;          FIND(&quot;mm &quot;; [.$C143]; FIND(&quot;mm &quot;; [.$C143]; FIND(&quot;mm &quot;; [.$C143]; FIND(&quot;: &quot;; [.$C143])) + 2) + 2) - FIND(&quot; &quot;; STRING_REVERSE(LEFT([.$C143]; FIND(&quot;mm &quot;; [.$C143]; FIND(&quot;mm &quot;; [.$C143]; FIND(&quot;mm &quot;; [.$C143]; FIND(&quot;: &quot;; [.$C143])) + 2) + 2)))) + 2;&#10;          FIND(&quot; &quot;; STRING_REVERSE(LEFT([.$C143]; FIND(&quot;mm &quot;; [.$C143]; FIND(&quot;mm &quot;; [.$C143]; FIND(&quot;mm &quot;; [.$C143]; FIND(&quot;: &quot;; [.$C143])) + 2) + 2)))) - 2&#10;     )&#10;)" office:value-type="string" office:string-value="" calcext:value-type="error">
            <text:p>#VALUE!</text:p>
          </table:table-cell>
          <table:table-cell table:formula="of:=IF(ISNUMBER(FIND(&quot;Φ&quot;; [.$C143]));&#10;      IF(ISNUMBER(FIND(&quot;: Washer&quot;; [.$C143])); [.$V143]; &quot;&quot;);&#10;      MID([.$C143];&#10;          FIND(&quot;mm &quot;; [.$C143]; FIND(&quot;mm &quot;; [.$C143]; FIND(&quot;mm &quot;; [.$C143]; FIND(&quot;mm &quot;; [.$C143]; FIND(&quot;: &quot;; [.$C143])) + 2) + 2) + 2) - FIND(&quot; &quot;; STRING_REVERSE(LEFT([.$C143]; FIND(&quot;mm &quot;; [.$C143]; FIND(&quot;mm &quot;; [.$C143]; FIND(&quot;mm &quot;; [.$C143]; FIND(&quot;mm &quot;; [.$C143]; FIND(&quot;: &quot;; [.$C143])) + 2) + 2) + 2)))) + 2;&#10;          FIND(&quot; &quot;; STRING_REVERSE(LEFT([.$C143]; FIND(&quot;mm &quot;; [.$C143]; FIND(&quot;mm &quot;; [.$C143]; FIND(&quot;mm &quot;; [.$C143]; FIND(&quot;mm &quot;; [.$C143]; FIND(&quot;: &quot;; [.$C143])) + 2) + 2) + 2)))) - 2&#10;     )&#10;)" office:value-type="string" office:string-value="" calcext:value-type="error">
            <text:p>#VALUE!</text:p>
          </table:table-cell>
          <table:table-cell table:style-name="ce17" table:formula="of:=NOT(OR([.$F143:.$Q143]))" office:value-type="boolean" office:boolean-value="true" calcext:value-type="boolean">
            <text:p>TRUE</text:p>
          </table:table-cell>
          <table:table-cell table:formula="of:=RIGHT([.$C143]; LEN([.$C143]) - FIND(&quot; - x&quot;; [.$C143]) - 3)" office:value-type="string" office:string-value="" calcext:value-type="error">
            <text:p>#VALUE!</text:p>
          </table:table-cell>
          <table:table-cell table:number-columns-repeated="998"/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ECHO: "Tiller: Round Aluminium bar Φ42mm x 264.736mm - x1"</text:p>
          </table:table-cell>
          <table:table-cell table:formula="of:=MID([.$B144]; 8; LEN([.$B144]) - 8)" office:value-type="string" office:string-value="Tiller: Round Aluminium bar Φ42mm x 264.736mm - x1" calcext:value-type="string">
            <text:p>Tiller: Round Aluminium bar Φ42mm x 264.736mm - x1</text:p>
          </table:table-cell>
          <table:table-cell table:formula="of:=IF(LEFT([.$C144]; 5) = &quot;Tool:&quot;; RIGHT([.$C144]; LEN([.$C144]) - 6); LEFT([.$C144]; FIND(&quot;:&quot;; [.$C144]) - 1))" office:value-type="string" office:string-value="Tiller" calcext:value-type="string">
            <text:p>Tiller</text:p>
          </table:table-cell>
          <table:table-cell table:style-name="ce7" table:formula="of:=NOT(RIGHT(TRIM([.$C144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44]))" office:value-type="boolean" office:boolean-value="false" calcext:value-type="boolean">
            <text:p>FALSE</text:p>
          </table:table-cell>
          <table:table-cell table:style-name="ce7" table:formula="of:=ISNUMBER(FIND(&quot;: Bolt&quot;; [.$C144]))" office:value-type="boolean" office:boolean-value="false" calcext:value-type="boolean">
            <text:p>FALSE</text:p>
          </table:table-cell>
          <table:table-cell table:style-name="ce7" table:formula="of:=ISNUMBER(FIND(&quot;: Nut&quot;; [.$C144]))" office:value-type="boolean" office:boolean-value="false" calcext:value-type="boolean">
            <text:p>FALSE</text:p>
          </table:table-cell>
          <table:table-cell table:style-name="ce7" table:formula="of:=ISNUMBER(SEARCH(&quot;: Wheel&quot;; [.$C144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44]))" office:value-type="boolean" office:boolean-value="true" calcext:value-type="boolean">
            <text:p>TRUE</text:p>
          </table:table-cell>
          <table:table-cell table:style-name="ce7" table:formula="of:=ISNUMBER(SEARCH(&quot;SQUARE ALUMINIUM HOLLOW BEAM&quot;; [.$C144]))" office:value-type="boolean" office:boolean-value="false" calcext:value-type="boolean">
            <text:p>FALSE</text:p>
          </table:table-cell>
          <table:table-cell table:style-name="ce7" table:formula="of:=ISNUMBER(SEARCH(&quot;ALUMINIUM SHEET&quot;; [.$C144]))" office:value-type="boolean" office:boolean-value="false" calcext:value-type="boolean">
            <text:p>FALSE</text:p>
          </table:table-cell>
          <table:table-cell table:style-name="ce7" table:formula="of:=ISNUMBER(FIND(&quot;: Tube clamp&quot;; [.$C144]))" office:value-type="boolean" office:boolean-value="false" calcext:value-type="boolean">
            <text:p>FALSE</text:p>
          </table:table-cell>
          <table:table-cell table:style-name="ce7" table:formula="of:=AND(ISNUMBER(FIND(&quot;: Tube clamp&quot;; [.$C144])); ISNUMBER(SEARCH(&quot;104:&quot;; [.$C144])))" office:value-type="boolean" office:boolean-value="false" calcext:value-type="boolean">
            <text:p>FALSE</text:p>
          </table:table-cell>
          <table:table-cell table:style-name="ce7" table:formula="of:=AND(ISNUMBER(FIND(&quot;: Tube clamp&quot;; [.$C144])); ISNUMBER(SEARCH(&quot;116:&quot;; [.$C144])))" office:value-type="boolean" office:boolean-value="false" calcext:value-type="boolean">
            <text:p>FALSE</text:p>
          </table:table-cell>
          <table:table-cell table:style-name="ce7" table:formula="of:=AND(ISNUMBER(FIND(&quot;: Tube clamp&quot;; [.$C144])); ISNUMBER(SEARCH(&quot;132:&quot;; [.$C144])))" office:value-type="boolean" office:boolean-value="false" calcext:value-type="boolean">
            <text:p>FALSE</text:p>
          </table:table-cell>
          <table:table-cell table:style-name="ce7" table:formula="of:=AND(ISNUMBER(FIND(&quot;: Tube clamp&quot;; [.$C144])); ISNUMBER(SEARCH(&quot;176:&quot;; [.$C144])))" office:value-type="boolean" office:boolean-value="false" calcext:value-type="boolean">
            <text:p>FALSE</text:p>
          </table:table-cell>
          <table:table-cell table:style-name="ce7" table:formula="of:=ISNUMBER(FIND(&quot;Tool:&quot;; [.$C144]))" office:value-type="boolean" office:boolean-value="false" calcext:value-type="boolean">
            <text:p>FALSE</text:p>
          </table:table-cell>
          <table:table-cell table:style-name="ce12" table:formula="of:=IF(ISNUMBER(FIND(&quot;Φ&quot;; [.$C144])); MID([.$C144]; FIND(&quot;Φ&quot;; [.$C144]) + 1; FIND(&quot;mm&quot;; [.$C144]; FIND(&quot;Φ&quot;; [.$C144])) - FIND(&quot;Φ&quot;; [.$C144]) - 1); IF(ISNUMBER(FIND(&quot;: Bolt M&quot;; [.$C144])); MID([.$C144]; FIND(&quot;: Bolt M&quot;; [.$C144]) + 8; FIND(&quot; &quot;; [.$C144]; FIND(&quot;: Bolt M&quot;; [.$C144]) + 8) - FIND(&quot;: Bolt M&quot;; [.$C144]) - 8); &quot;&quot;))" office:value-type="string" office:string-value="42" calcext:value-type="string">
            <text:p>42</text:p>
          </table:table-cell>
          <table:table-cell table:style-name="ce12" table:formula="of:=IF(ISNUMBER(FIND(&quot;: Washer&quot;; [.$C144])); [.$U144]; IF(ISNUMBER(FIND(&quot;Φ&quot;; [.$C144])); MID([.$C144]; FIND(&quot;Φ&quot;; [.$C144]) + 1; FIND(&quot;mm&quot;; [.$C144]; FIND(&quot;Φ&quot;; [.$C144])) - FIND(&quot;Φ&quot;; [.$C144]) - 1); IF(ISNUMBER(FIND(&quot;: Bolt M&quot;; [.$C144])); MID([.$C144]; FIND(&quot;: Bolt M&quot;; [.$C144]) + 8; FIND(&quot; &quot;; [.$C144]; FIND(&quot;: Bolt M&quot;; [.$C144]) + 8) - FIND(&quot;: Bolt M&quot;; [.$C144]) - 8); &quot;&quot;)))" office:value-type="string" office:string-value="42" calcext:value-type="string">
            <text:p>42</text:p>
          </table:table-cell>
          <table:table-cell table:formula="of:=IF(ISNUMBER(FIND(&quot;Φ&quot;; [.$C144]));&#10;      MID([.$C144];&#10;          FIND(&quot;mm &quot;; [.$C144]; FIND(&quot;Φ&quot;; [.$C144])) + 5;&#10;          FIND(&quot;mm &quot;; [.$C144]; FIND(&quot;mm &quot;; [.$C144]; FIND(&quot;Φ&quot;; [.$C144])) + 4) - FIND(&quot;mm &quot;; [.$C144]; FIND(&quot;Φ&quot;; [.$C144])) - 5&#10;     );&#10;      MID([.$C144];&#10;          FIND(&quot;mm &quot;; [.$C144]; FIND(&quot;: &quot;; [.$C144])) - FIND(&quot; &quot;; STRING_REVERSE(LEFT([.$C144]; FIND(&quot;mm &quot;; [.$C144]; FIND(&quot;: &quot;; [.$C144]))))) + 2;&#10;          FIND(&quot; &quot;; STRING_REVERSE(LEFT([.$C144]; FIND(&quot;mm &quot;; [.$C144]; FIND(&quot;: &quot;; [.$C144]))))) - 2&#10;     )&#10;)" office:value-type="string" office:string-value="264.736" calcext:value-type="string">
            <text:p>264.736</text:p>
          </table:table-cell>
          <table:table-cell table:formula="of:=IF(ISNUMBER(FIND(&quot;Φ&quot;; [.$C144]));&#10;      MID([.$C145];           FIND(&quot;mm &quot;; [.$C145]; FIND(&quot;mm &quot;; [.$C145]; FIND(&quot;mm &quot;; [.$C145]; FIND(&quot;: &quot;; [.$C145])) + 2) + 2) - FIND(&quot; &quot;; STRING_REVERSE(LEFT([.$C145]; FIND(&quot;mm &quot;; [.$C145]; FIND(&quot;mm &quot;; [.$C145]; FIND(&quot;mm &quot;; [.$C145]; FIND(&quot;: &quot;; [.$C145])) + 2) + 2)))) + 2;           FIND(&quot; &quot;; STRING_REVERSE(LEFT([.$C145]; FIND(&quot;mm &quot;; [.$C145]; FIND(&quot;mm &quot;; [.$C145]; FIND(&quot;mm &quot;; [.$C145]; FIND(&quot;: &quot;; [.$C145])) + 2) + 2)))) - 2      );&#10;      MID([.$C144];&#10;          FIND(&quot;mm &quot;; [.$C144]; FIND(&quot;mm &quot;; [.$C144]; FIND(&quot;: &quot;; [.$C144])) + 2) - FIND(&quot; &quot;; STRING_REVERSE(LEFT([.$C144]; FIND(&quot;mm &quot;; [.$C144]; FIND(&quot;mm &quot;; [.$C144]; FIND(&quot;: &quot;; [.$C144])) + 2)))) + 2;&#10;          FIND(&quot; &quot;; STRING_REVERSE(LEFT([.$C144]; FIND(&quot;mm &quot;; [.$C144]; FIND(&quot;mm &quot;; [.$C144]; FIND(&quot;: &quot;; [.$C144])) + 2)))) - 2&#10;     )&#10;)" office:value-type="string" office:string-value="" calcext:value-type="error">
            <text:p>#VALUE!</text:p>
          </table:table-cell>
          <table:table-cell table:formula="of:=IF(ISNUMBER(FIND(&quot;Φ&quot;; [.$C144]));&#10;      &quot;&quot;;&#10;      MID([.$C144];&#10;          FIND(&quot;mm &quot;; [.$C144]; FIND(&quot;mm &quot;; [.$C144]; FIND(&quot;mm &quot;; [.$C144]; FIND(&quot;: &quot;; [.$C144])) + 2) + 2) - FIND(&quot; &quot;; STRING_REVERSE(LEFT([.$C144]; FIND(&quot;mm &quot;; [.$C144]; FIND(&quot;mm &quot;; [.$C144]; FIND(&quot;mm &quot;; [.$C144]; FIND(&quot;: &quot;; [.$C144])) + 2) + 2)))) + 2;&#10;          FIND(&quot; &quot;; STRING_REVERSE(LEFT([.$C144]; FIND(&quot;mm &quot;; [.$C144]; FIND(&quot;mm &quot;; [.$C144]; FIND(&quot;mm &quot;; [.$C144]; FIND(&quot;: &quot;; [.$C144])) + 2) + 2)))) - 2&#10;     )&#10;)">
            <text:p/>
          </table:table-cell>
          <table:table-cell table:formula="of:=IF(ISNUMBER(FIND(&quot;Φ&quot;; [.$C144]));&#10;      IF(ISNUMBER(FIND(&quot;: Washer&quot;; [.$C144])); [.$V144]; &quot;&quot;);&#10;      MID([.$C144];&#10;          FIND(&quot;mm &quot;; [.$C144]; FIND(&quot;mm &quot;; [.$C144]; FIND(&quot;mm &quot;; [.$C144]; FIND(&quot;mm &quot;; [.$C144]; FIND(&quot;: &quot;; [.$C144])) + 2) + 2) + 2) - FIND(&quot; &quot;; STRING_REVERSE(LEFT([.$C144]; FIND(&quot;mm &quot;; [.$C144]; FIND(&quot;mm &quot;; [.$C144]; FIND(&quot;mm &quot;; [.$C144]; FIND(&quot;mm &quot;; [.$C144]; FIND(&quot;: &quot;; [.$C144])) + 2) + 2) + 2)))) + 2;&#10;          FIND(&quot; &quot;; STRING_REVERSE(LEFT([.$C144]; FIND(&quot;mm &quot;; [.$C144]; FIND(&quot;mm &quot;; [.$C144]; FIND(&quot;mm &quot;; [.$C144]; FIND(&quot;mm &quot;; [.$C144]; FIND(&quot;: &quot;; [.$C144])) + 2) + 2) + 2)))) - 2&#10;     )&#10;)">
            <text:p/>
          </table:table-cell>
          <table:table-cell table:style-name="ce17" table:formula="of:=NOT(OR([.$F144:.$Q144]))" office:value-type="boolean" office:boolean-value="false" calcext:value-type="boolean">
            <text:p>FALSE</text:p>
          </table:table-cell>
          <table:table-cell table:formula="of:=RIGHT([.$C144]; LEN([.$C144]) - FIND(&quot; - x&quot;; [.$C144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ECHO: "Tiller extension: Round Aluminium bar Φ27mm x 1000mm - x1"</text:p>
          </table:table-cell>
          <table:table-cell table:formula="of:=MID([.$B145]; 8; LEN([.$B145]) - 8)" office:value-type="string" office:string-value="Tiller extension: Round Aluminium bar Φ27mm x 1000mm - x1" calcext:value-type="string">
            <text:p>Tiller extension: Round Aluminium bar Φ27mm x 1000mm - x1</text:p>
          </table:table-cell>
          <table:table-cell table:formula="of:=IF(LEFT([.$C145]; 5) = &quot;Tool:&quot;; RIGHT([.$C145]; LEN([.$C145]) - 6); LEFT([.$C145]; FIND(&quot;:&quot;; [.$C145]) - 1))" office:value-type="string" office:string-value="Tiller extension" calcext:value-type="string">
            <text:p>Tiller extension</text:p>
          </table:table-cell>
          <table:table-cell table:style-name="ce7" table:formula="of:=NOT(RIGHT(TRIM([.$C145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45]))" office:value-type="boolean" office:boolean-value="false" calcext:value-type="boolean">
            <text:p>FALSE</text:p>
          </table:table-cell>
          <table:table-cell table:style-name="ce7" table:formula="of:=ISNUMBER(FIND(&quot;: Bolt&quot;; [.$C145]))" office:value-type="boolean" office:boolean-value="false" calcext:value-type="boolean">
            <text:p>FALSE</text:p>
          </table:table-cell>
          <table:table-cell table:style-name="ce7" table:formula="of:=ISNUMBER(FIND(&quot;: Nut&quot;; [.$C145]))" office:value-type="boolean" office:boolean-value="false" calcext:value-type="boolean">
            <text:p>FALSE</text:p>
          </table:table-cell>
          <table:table-cell table:style-name="ce7" table:formula="of:=ISNUMBER(SEARCH(&quot;: Wheel&quot;; [.$C145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45]))" office:value-type="boolean" office:boolean-value="true" calcext:value-type="boolean">
            <text:p>TRUE</text:p>
          </table:table-cell>
          <table:table-cell table:style-name="ce7" table:formula="of:=ISNUMBER(SEARCH(&quot;SQUARE ALUMINIUM HOLLOW BEAM&quot;; [.$C145]))" office:value-type="boolean" office:boolean-value="false" calcext:value-type="boolean">
            <text:p>FALSE</text:p>
          </table:table-cell>
          <table:table-cell table:style-name="ce7" table:formula="of:=ISNUMBER(SEARCH(&quot;ALUMINIUM SHEET&quot;; [.$C145]))" office:value-type="boolean" office:boolean-value="false" calcext:value-type="boolean">
            <text:p>FALSE</text:p>
          </table:table-cell>
          <table:table-cell table:style-name="ce7" table:formula="of:=ISNUMBER(FIND(&quot;: Tube clamp&quot;; [.$C145]))" office:value-type="boolean" office:boolean-value="false" calcext:value-type="boolean">
            <text:p>FALSE</text:p>
          </table:table-cell>
          <table:table-cell table:style-name="ce7" table:formula="of:=AND(ISNUMBER(FIND(&quot;: Tube clamp&quot;; [.$C145])); ISNUMBER(SEARCH(&quot;104:&quot;; [.$C145])))" office:value-type="boolean" office:boolean-value="false" calcext:value-type="boolean">
            <text:p>FALSE</text:p>
          </table:table-cell>
          <table:table-cell table:style-name="ce7" table:formula="of:=AND(ISNUMBER(FIND(&quot;: Tube clamp&quot;; [.$C145])); ISNUMBER(SEARCH(&quot;116:&quot;; [.$C145])))" office:value-type="boolean" office:boolean-value="false" calcext:value-type="boolean">
            <text:p>FALSE</text:p>
          </table:table-cell>
          <table:table-cell table:style-name="ce7" table:formula="of:=AND(ISNUMBER(FIND(&quot;: Tube clamp&quot;; [.$C145])); ISNUMBER(SEARCH(&quot;132:&quot;; [.$C145])))" office:value-type="boolean" office:boolean-value="false" calcext:value-type="boolean">
            <text:p>FALSE</text:p>
          </table:table-cell>
          <table:table-cell table:style-name="ce7" table:formula="of:=AND(ISNUMBER(FIND(&quot;: Tube clamp&quot;; [.$C145])); ISNUMBER(SEARCH(&quot;176:&quot;; [.$C145])))" office:value-type="boolean" office:boolean-value="false" calcext:value-type="boolean">
            <text:p>FALSE</text:p>
          </table:table-cell>
          <table:table-cell table:style-name="ce7" table:formula="of:=ISNUMBER(FIND(&quot;Tool:&quot;; [.$C145]))" office:value-type="boolean" office:boolean-value="false" calcext:value-type="boolean">
            <text:p>FALSE</text:p>
          </table:table-cell>
          <table:table-cell table:style-name="ce12" table:formula="of:=IF(ISNUMBER(FIND(&quot;Φ&quot;; [.$C145])); MID([.$C145]; FIND(&quot;Φ&quot;; [.$C145]) + 1; FIND(&quot;mm&quot;; [.$C145]; FIND(&quot;Φ&quot;; [.$C145])) - FIND(&quot;Φ&quot;; [.$C145]) - 1); IF(ISNUMBER(FIND(&quot;: Bolt M&quot;; [.$C145])); MID([.$C145]; FIND(&quot;: Bolt M&quot;; [.$C145]) + 8; FIND(&quot; &quot;; [.$C145]; FIND(&quot;: Bolt M&quot;; [.$C145]) + 8) - FIND(&quot;: Bolt M&quot;; [.$C145]) - 8); &quot;&quot;))" office:value-type="string" office:string-value="27" calcext:value-type="string">
            <text:p>27</text:p>
          </table:table-cell>
          <table:table-cell table:style-name="ce12" table:formula="of:=IF(ISNUMBER(FIND(&quot;: Washer&quot;; [.$C145])); [.$U145]; IF(ISNUMBER(FIND(&quot;Φ&quot;; [.$C145])); MID([.$C145]; FIND(&quot;Φ&quot;; [.$C145]) + 1; FIND(&quot;mm&quot;; [.$C145]; FIND(&quot;Φ&quot;; [.$C145])) - FIND(&quot;Φ&quot;; [.$C145]) - 1); IF(ISNUMBER(FIND(&quot;: Bolt M&quot;; [.$C145])); MID([.$C145]; FIND(&quot;: Bolt M&quot;; [.$C145]) + 8; FIND(&quot; &quot;; [.$C145]; FIND(&quot;: Bolt M&quot;; [.$C145]) + 8) - FIND(&quot;: Bolt M&quot;; [.$C145]) - 8); &quot;&quot;)))" office:value-type="string" office:string-value="27" calcext:value-type="string">
            <text:p>27</text:p>
          </table:table-cell>
          <table:table-cell table:formula="of:=IF(ISNUMBER(FIND(&quot;Φ&quot;; [.$C145]));&#10;      MID([.$C145];&#10;          FIND(&quot;mm &quot;; [.$C145]; FIND(&quot;Φ&quot;; [.$C145])) + 5;&#10;          FIND(&quot;mm &quot;; [.$C145]; FIND(&quot;mm &quot;; [.$C145]; FIND(&quot;Φ&quot;; [.$C145])) + 4) - FIND(&quot;mm &quot;; [.$C145]; FIND(&quot;Φ&quot;; [.$C145])) - 5&#10;     );&#10;      MID([.$C145];&#10;          FIND(&quot;mm &quot;; [.$C145]; FIND(&quot;: &quot;; [.$C145])) - FIND(&quot; &quot;; STRING_REVERSE(LEFT([.$C145]; FIND(&quot;mm &quot;; [.$C145]; FIND(&quot;: &quot;; [.$C145]))))) + 2;&#10;          FIND(&quot; &quot;; STRING_REVERSE(LEFT([.$C145]; FIND(&quot;mm &quot;; [.$C145]; FIND(&quot;: &quot;; [.$C145]))))) - 2&#10;     )&#10;)" office:value-type="string" office:string-value="1000" calcext:value-type="string">
            <text:p>1000</text:p>
          </table:table-cell>
          <table:table-cell table:formula="of:=IF(ISNUMBER(FIND(&quot;Φ&quot;; [.$C145]));&#10;      MID([.$C146];           FIND(&quot;mm &quot;; [.$C146]; FIND(&quot;mm &quot;; [.$C146]; FIND(&quot;mm &quot;; [.$C146]; FIND(&quot;: &quot;; [.$C146])) + 2) + 2) - FIND(&quot; &quot;; STRING_REVERSE(LEFT([.$C146]; FIND(&quot;mm &quot;; [.$C146]; FIND(&quot;mm &quot;; [.$C146]; FIND(&quot;mm &quot;; [.$C146]; FIND(&quot;: &quot;; [.$C146])) + 2) + 2)))) + 2;           FIND(&quot; &quot;; STRING_REVERSE(LEFT([.$C146]; FIND(&quot;mm &quot;; [.$C146]; FIND(&quot;mm &quot;; [.$C146]; FIND(&quot;mm &quot;; [.$C146]; FIND(&quot;: &quot;; [.$C146])) + 2) + 2)))) - 2      );&#10;      MID([.$C145];&#10;          FIND(&quot;mm &quot;; [.$C145]; FIND(&quot;mm &quot;; [.$C145]; FIND(&quot;: &quot;; [.$C145])) + 2) - FIND(&quot; &quot;; STRING_REVERSE(LEFT([.$C145]; FIND(&quot;mm &quot;; [.$C145]; FIND(&quot;mm &quot;; [.$C145]; FIND(&quot;: &quot;; [.$C145])) + 2)))) + 2;&#10;          FIND(&quot; &quot;; STRING_REVERSE(LEFT([.$C145]; FIND(&quot;mm &quot;; [.$C145]; FIND(&quot;mm &quot;; [.$C145]; FIND(&quot;: &quot;; [.$C145])) + 2)))) - 2&#10;     )&#10;)" office:value-type="string" office:string-value="" calcext:value-type="error">
            <text:p>#VALUE!</text:p>
          </table:table-cell>
          <table:table-cell table:formula="of:=IF(ISNUMBER(FIND(&quot;Φ&quot;; [.$C145]));&#10;      &quot;&quot;;&#10;      MID([.$C145];&#10;          FIND(&quot;mm &quot;; [.$C145]; FIND(&quot;mm &quot;; [.$C145]; FIND(&quot;mm &quot;; [.$C145]; FIND(&quot;: &quot;; [.$C145])) + 2) + 2) - FIND(&quot; &quot;; STRING_REVERSE(LEFT([.$C145]; FIND(&quot;mm &quot;; [.$C145]; FIND(&quot;mm &quot;; [.$C145]; FIND(&quot;mm &quot;; [.$C145]; FIND(&quot;: &quot;; [.$C145])) + 2) + 2)))) + 2;&#10;          FIND(&quot; &quot;; STRING_REVERSE(LEFT([.$C145]; FIND(&quot;mm &quot;; [.$C145]; FIND(&quot;mm &quot;; [.$C145]; FIND(&quot;mm &quot;; [.$C145]; FIND(&quot;: &quot;; [.$C145])) + 2) + 2)))) - 2&#10;     )&#10;)">
            <text:p/>
          </table:table-cell>
          <table:table-cell table:formula="of:=IF(ISNUMBER(FIND(&quot;Φ&quot;; [.$C145]));&#10;      IF(ISNUMBER(FIND(&quot;: Washer&quot;; [.$C145])); [.$V145]; &quot;&quot;);&#10;      MID([.$C145];&#10;          FIND(&quot;mm &quot;; [.$C145]; FIND(&quot;mm &quot;; [.$C145]; FIND(&quot;mm &quot;; [.$C145]; FIND(&quot;mm &quot;; [.$C145]; FIND(&quot;: &quot;; [.$C145])) + 2) + 2) + 2) - FIND(&quot; &quot;; STRING_REVERSE(LEFT([.$C145]; FIND(&quot;mm &quot;; [.$C145]; FIND(&quot;mm &quot;; [.$C145]; FIND(&quot;mm &quot;; [.$C145]; FIND(&quot;mm &quot;; [.$C145]; FIND(&quot;: &quot;; [.$C145])) + 2) + 2) + 2)))) + 2;&#10;          FIND(&quot; &quot;; STRING_REVERSE(LEFT([.$C145]; FIND(&quot;mm &quot;; [.$C145]; FIND(&quot;mm &quot;; [.$C145]; FIND(&quot;mm &quot;; [.$C145]; FIND(&quot;mm &quot;; [.$C145]; FIND(&quot;: &quot;; [.$C145])) + 2) + 2) + 2)))) - 2&#10;     )&#10;)">
            <text:p/>
          </table:table-cell>
          <table:table-cell table:style-name="ce17" table:formula="of:=NOT(OR([.$F145:.$Q145]))" office:value-type="boolean" office:boolean-value="false" calcext:value-type="boolean">
            <text:p>FALSE</text:p>
          </table:table-cell>
          <table:table-cell table:formula="of:=RIGHT([.$C145]; LEN([.$C145]) - FIND(&quot; - x&quot;; [.$C145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ECHO: "Handle bar: Round Aluminium bar Φ27mm x 300mm - x1"</text:p>
          </table:table-cell>
          <table:table-cell table:formula="of:=MID([.$B146]; 8; LEN([.$B146]) - 8)" office:value-type="string" office:string-value="Handle bar: Round Aluminium bar Φ27mm x 300mm - x1" calcext:value-type="string">
            <text:p>Handle bar: Round Aluminium bar Φ27mm x 300mm - x1</text:p>
          </table:table-cell>
          <table:table-cell table:formula="of:=IF(LEFT([.$C146]; 5) = &quot;Tool:&quot;; RIGHT([.$C146]; LEN([.$C146]) - 6); LEFT([.$C146]; FIND(&quot;:&quot;; [.$C146]) - 1))" office:value-type="string" office:string-value="Handle bar" calcext:value-type="string">
            <text:p>Handle bar</text:p>
          </table:table-cell>
          <table:table-cell table:style-name="ce7" table:formula="of:=NOT(RIGHT(TRIM([.$C146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46]))" office:value-type="boolean" office:boolean-value="false" calcext:value-type="boolean">
            <text:p>FALSE</text:p>
          </table:table-cell>
          <table:table-cell table:style-name="ce7" table:formula="of:=ISNUMBER(FIND(&quot;: Bolt&quot;; [.$C146]))" office:value-type="boolean" office:boolean-value="false" calcext:value-type="boolean">
            <text:p>FALSE</text:p>
          </table:table-cell>
          <table:table-cell table:style-name="ce7" table:formula="of:=ISNUMBER(FIND(&quot;: Nut&quot;; [.$C146]))" office:value-type="boolean" office:boolean-value="false" calcext:value-type="boolean">
            <text:p>FALSE</text:p>
          </table:table-cell>
          <table:table-cell table:style-name="ce7" table:formula="of:=ISNUMBER(SEARCH(&quot;: Wheel&quot;; [.$C146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46]))" office:value-type="boolean" office:boolean-value="true" calcext:value-type="boolean">
            <text:p>TRUE</text:p>
          </table:table-cell>
          <table:table-cell table:style-name="ce7" table:formula="of:=ISNUMBER(SEARCH(&quot;SQUARE ALUMINIUM HOLLOW BEAM&quot;; [.$C146]))" office:value-type="boolean" office:boolean-value="false" calcext:value-type="boolean">
            <text:p>FALSE</text:p>
          </table:table-cell>
          <table:table-cell table:style-name="ce7" table:formula="of:=ISNUMBER(SEARCH(&quot;ALUMINIUM SHEET&quot;; [.$C146]))" office:value-type="boolean" office:boolean-value="false" calcext:value-type="boolean">
            <text:p>FALSE</text:p>
          </table:table-cell>
          <table:table-cell table:style-name="ce7" table:formula="of:=ISNUMBER(FIND(&quot;: Tube clamp&quot;; [.$C146]))" office:value-type="boolean" office:boolean-value="false" calcext:value-type="boolean">
            <text:p>FALSE</text:p>
          </table:table-cell>
          <table:table-cell table:style-name="ce7" table:formula="of:=AND(ISNUMBER(FIND(&quot;: Tube clamp&quot;; [.$C146])); ISNUMBER(SEARCH(&quot;104:&quot;; [.$C146])))" office:value-type="boolean" office:boolean-value="false" calcext:value-type="boolean">
            <text:p>FALSE</text:p>
          </table:table-cell>
          <table:table-cell table:style-name="ce7" table:formula="of:=AND(ISNUMBER(FIND(&quot;: Tube clamp&quot;; [.$C146])); ISNUMBER(SEARCH(&quot;116:&quot;; [.$C146])))" office:value-type="boolean" office:boolean-value="false" calcext:value-type="boolean">
            <text:p>FALSE</text:p>
          </table:table-cell>
          <table:table-cell table:style-name="ce7" table:formula="of:=AND(ISNUMBER(FIND(&quot;: Tube clamp&quot;; [.$C146])); ISNUMBER(SEARCH(&quot;132:&quot;; [.$C146])))" office:value-type="boolean" office:boolean-value="false" calcext:value-type="boolean">
            <text:p>FALSE</text:p>
          </table:table-cell>
          <table:table-cell table:style-name="ce7" table:formula="of:=AND(ISNUMBER(FIND(&quot;: Tube clamp&quot;; [.$C146])); ISNUMBER(SEARCH(&quot;176:&quot;; [.$C146])))" office:value-type="boolean" office:boolean-value="false" calcext:value-type="boolean">
            <text:p>FALSE</text:p>
          </table:table-cell>
          <table:table-cell table:style-name="ce7" table:formula="of:=ISNUMBER(FIND(&quot;Tool:&quot;; [.$C146]))" office:value-type="boolean" office:boolean-value="false" calcext:value-type="boolean">
            <text:p>FALSE</text:p>
          </table:table-cell>
          <table:table-cell table:style-name="ce12" table:formula="of:=IF(ISNUMBER(FIND(&quot;Φ&quot;; [.$C146])); MID([.$C146]; FIND(&quot;Φ&quot;; [.$C146]) + 1; FIND(&quot;mm&quot;; [.$C146]; FIND(&quot;Φ&quot;; [.$C146])) - FIND(&quot;Φ&quot;; [.$C146]) - 1); IF(ISNUMBER(FIND(&quot;: Bolt M&quot;; [.$C146])); MID([.$C146]; FIND(&quot;: Bolt M&quot;; [.$C146]) + 8; FIND(&quot; &quot;; [.$C146]; FIND(&quot;: Bolt M&quot;; [.$C146]) + 8) - FIND(&quot;: Bolt M&quot;; [.$C146]) - 8); &quot;&quot;))" office:value-type="string" office:string-value="27" calcext:value-type="string">
            <text:p>27</text:p>
          </table:table-cell>
          <table:table-cell table:style-name="ce12" table:formula="of:=IF(ISNUMBER(FIND(&quot;: Washer&quot;; [.$C146])); [.$U146]; IF(ISNUMBER(FIND(&quot;Φ&quot;; [.$C146])); MID([.$C146]; FIND(&quot;Φ&quot;; [.$C146]) + 1; FIND(&quot;mm&quot;; [.$C146]; FIND(&quot;Φ&quot;; [.$C146])) - FIND(&quot;Φ&quot;; [.$C146]) - 1); IF(ISNUMBER(FIND(&quot;: Bolt M&quot;; [.$C146])); MID([.$C146]; FIND(&quot;: Bolt M&quot;; [.$C146]) + 8; FIND(&quot; &quot;; [.$C146]; FIND(&quot;: Bolt M&quot;; [.$C146]) + 8) - FIND(&quot;: Bolt M&quot;; [.$C146]) - 8); &quot;&quot;)))" office:value-type="string" office:string-value="27" calcext:value-type="string">
            <text:p>27</text:p>
          </table:table-cell>
          <table:table-cell table:formula="of:=IF(ISNUMBER(FIND(&quot;Φ&quot;; [.$C146]));&#10;      MID([.$C146];&#10;          FIND(&quot;mm &quot;; [.$C146]; FIND(&quot;Φ&quot;; [.$C146])) + 5;&#10;          FIND(&quot;mm &quot;; [.$C146]; FIND(&quot;mm &quot;; [.$C146]; FIND(&quot;Φ&quot;; [.$C146])) + 4) - FIND(&quot;mm &quot;; [.$C146]; FIND(&quot;Φ&quot;; [.$C146])) - 5&#10;     );&#10;      MID([.$C146];&#10;          FIND(&quot;mm &quot;; [.$C146]; FIND(&quot;: &quot;; [.$C146])) - FIND(&quot; &quot;; STRING_REVERSE(LEFT([.$C146]; FIND(&quot;mm &quot;; [.$C146]; FIND(&quot;: &quot;; [.$C146]))))) + 2;&#10;          FIND(&quot; &quot;; STRING_REVERSE(LEFT([.$C146]; FIND(&quot;mm &quot;; [.$C146]; FIND(&quot;: &quot;; [.$C146]))))) - 2&#10;     )&#10;)" office:value-type="string" office:string-value="300" calcext:value-type="string">
            <text:p>300</text:p>
          </table:table-cell>
          <table:table-cell table:formula="of:=IF(ISNUMBER(FIND(&quot;Φ&quot;; [.$C146]));&#10;      MID([.$C147];           FIND(&quot;mm &quot;; [.$C147]; FIND(&quot;mm &quot;; [.$C147]; FIND(&quot;mm &quot;; [.$C147]; FIND(&quot;: &quot;; [.$C147])) + 2) + 2) - FIND(&quot; &quot;; STRING_REVERSE(LEFT([.$C147]; FIND(&quot;mm &quot;; [.$C147]; FIND(&quot;mm &quot;; [.$C147]; FIND(&quot;mm &quot;; [.$C147]; FIND(&quot;: &quot;; [.$C147])) + 2) + 2)))) + 2;           FIND(&quot; &quot;; STRING_REVERSE(LEFT([.$C147]; FIND(&quot;mm &quot;; [.$C147]; FIND(&quot;mm &quot;; [.$C147]; FIND(&quot;mm &quot;; [.$C147]; FIND(&quot;: &quot;; [.$C147])) + 2) + 2)))) - 2      );&#10;      MID([.$C146];&#10;          FIND(&quot;mm &quot;; [.$C146]; FIND(&quot;mm &quot;; [.$C146]; FIND(&quot;: &quot;; [.$C146])) + 2) - FIND(&quot; &quot;; STRING_REVERSE(LEFT([.$C146]; FIND(&quot;mm &quot;; [.$C146]; FIND(&quot;mm &quot;; [.$C146]; FIND(&quot;: &quot;; [.$C146])) + 2)))) + 2;&#10;          FIND(&quot; &quot;; STRING_REVERSE(LEFT([.$C146]; FIND(&quot;mm &quot;; [.$C146]; FIND(&quot;mm &quot;; [.$C146]; FIND(&quot;: &quot;; [.$C146])) + 2)))) - 2&#10;     )&#10;)" office:value-type="string" office:string-value="" calcext:value-type="error">
            <text:p>#VALUE!</text:p>
          </table:table-cell>
          <table:table-cell table:formula="of:=IF(ISNUMBER(FIND(&quot;Φ&quot;; [.$C146]));&#10;      &quot;&quot;;&#10;      MID([.$C146];&#10;          FIND(&quot;mm &quot;; [.$C146]; FIND(&quot;mm &quot;; [.$C146]; FIND(&quot;mm &quot;; [.$C146]; FIND(&quot;: &quot;; [.$C146])) + 2) + 2) - FIND(&quot; &quot;; STRING_REVERSE(LEFT([.$C146]; FIND(&quot;mm &quot;; [.$C146]; FIND(&quot;mm &quot;; [.$C146]; FIND(&quot;mm &quot;; [.$C146]; FIND(&quot;: &quot;; [.$C146])) + 2) + 2)))) + 2;&#10;          FIND(&quot; &quot;; STRING_REVERSE(LEFT([.$C146]; FIND(&quot;mm &quot;; [.$C146]; FIND(&quot;mm &quot;; [.$C146]; FIND(&quot;mm &quot;; [.$C146]; FIND(&quot;: &quot;; [.$C146])) + 2) + 2)))) - 2&#10;     )&#10;)">
            <text:p/>
          </table:table-cell>
          <table:table-cell table:formula="of:=IF(ISNUMBER(FIND(&quot;Φ&quot;; [.$C146]));&#10;      IF(ISNUMBER(FIND(&quot;: Washer&quot;; [.$C146])); [.$V146]; &quot;&quot;);&#10;      MID([.$C146];&#10;          FIND(&quot;mm &quot;; [.$C146]; FIND(&quot;mm &quot;; [.$C146]; FIND(&quot;mm &quot;; [.$C146]; FIND(&quot;mm &quot;; [.$C146]; FIND(&quot;: &quot;; [.$C146])) + 2) + 2) + 2) - FIND(&quot; &quot;; STRING_REVERSE(LEFT([.$C146]; FIND(&quot;mm &quot;; [.$C146]; FIND(&quot;mm &quot;; [.$C146]; FIND(&quot;mm &quot;; [.$C146]; FIND(&quot;mm &quot;; [.$C146]; FIND(&quot;: &quot;; [.$C146])) + 2) + 2) + 2)))) + 2;&#10;          FIND(&quot; &quot;; STRING_REVERSE(LEFT([.$C146]; FIND(&quot;mm &quot;; [.$C146]; FIND(&quot;mm &quot;; [.$C146]; FIND(&quot;mm &quot;; [.$C146]; FIND(&quot;mm &quot;; [.$C146]; FIND(&quot;: &quot;; [.$C146])) + 2) + 2) + 2)))) - 2&#10;     )&#10;)">
            <text:p/>
          </table:table-cell>
          <table:table-cell table:style-name="ce17" table:formula="of:=NOT(OR([.$F146:.$Q146]))" office:value-type="boolean" office:boolean-value="false" calcext:value-type="boolean">
            <text:p>FALSE</text:p>
          </table:table-cell>
          <table:table-cell table:formula="of:=RIGHT([.$C146]; LEN([.$C146]) - FIND(&quot; - x&quot;; [.$C146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ECHO: "Metric bolt assembly:"</text:p>
          </table:table-cell>
          <table:table-cell table:formula="of:=MID([.$B147]; 8; LEN([.$B147]) - 8)" office:value-type="string" office:string-value="Metric bolt assembly:" calcext:value-type="string">
            <text:p>Metric bolt assembly:</text:p>
          </table:table-cell>
          <table:table-cell table:formula="of:=IF(LEFT([.$C147]; 5) = &quot;Tool:&quot;; RIGHT([.$C147]; LEN([.$C147]) - 6); LEFT([.$C147]; FIND(&quot;:&quot;; [.$C147]) - 1))" office:value-type="string" office:string-value="Metric bolt assembly" calcext:value-type="string">
            <text:p>Metric bolt assembly</text:p>
          </table:table-cell>
          <table:table-cell table:style-name="ce7" table:formula="of:=NOT(RIGHT(TRIM([.$C147]); 1) = &quot;:&quot;)" office:value-type="boolean" office:boolean-value="false" calcext:value-type="boolean">
            <text:p>FALSE</text:p>
          </table:table-cell>
          <table:table-cell table:style-name="ce7" table:formula="of:=ISNUMBER(FIND(&quot;: Washer&quot;; [.$C147]))" office:value-type="boolean" office:boolean-value="false" calcext:value-type="boolean">
            <text:p>FALSE</text:p>
          </table:table-cell>
          <table:table-cell table:style-name="ce7" table:formula="of:=ISNUMBER(FIND(&quot;: Bolt&quot;; [.$C147]))" office:value-type="boolean" office:boolean-value="false" calcext:value-type="boolean">
            <text:p>FALSE</text:p>
          </table:table-cell>
          <table:table-cell table:style-name="ce7" table:formula="of:=ISNUMBER(FIND(&quot;: Nut&quot;; [.$C147]))" office:value-type="boolean" office:boolean-value="false" calcext:value-type="boolean">
            <text:p>FALSE</text:p>
          </table:table-cell>
          <table:table-cell table:style-name="ce7" table:formula="of:=ISNUMBER(SEARCH(&quot;: Wheel&quot;; [.$C147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47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47]))" office:value-type="boolean" office:boolean-value="false" calcext:value-type="boolean">
            <text:p>FALSE</text:p>
          </table:table-cell>
          <table:table-cell table:style-name="ce7" table:formula="of:=ISNUMBER(SEARCH(&quot;ALUMINIUM SHEET&quot;; [.$C147]))" office:value-type="boolean" office:boolean-value="false" calcext:value-type="boolean">
            <text:p>FALSE</text:p>
          </table:table-cell>
          <table:table-cell table:style-name="ce7" table:formula="of:=ISNUMBER(FIND(&quot;: Tube clamp&quot;; [.$C147]))" office:value-type="boolean" office:boolean-value="false" calcext:value-type="boolean">
            <text:p>FALSE</text:p>
          </table:table-cell>
          <table:table-cell table:style-name="ce7" table:formula="of:=AND(ISNUMBER(FIND(&quot;: Tube clamp&quot;; [.$C147])); ISNUMBER(SEARCH(&quot;104:&quot;; [.$C147])))" office:value-type="boolean" office:boolean-value="false" calcext:value-type="boolean">
            <text:p>FALSE</text:p>
          </table:table-cell>
          <table:table-cell table:style-name="ce7" table:formula="of:=AND(ISNUMBER(FIND(&quot;: Tube clamp&quot;; [.$C147])); ISNUMBER(SEARCH(&quot;116:&quot;; [.$C147])))" office:value-type="boolean" office:boolean-value="false" calcext:value-type="boolean">
            <text:p>FALSE</text:p>
          </table:table-cell>
          <table:table-cell table:style-name="ce7" table:formula="of:=AND(ISNUMBER(FIND(&quot;: Tube clamp&quot;; [.$C147])); ISNUMBER(SEARCH(&quot;132:&quot;; [.$C147])))" office:value-type="boolean" office:boolean-value="false" calcext:value-type="boolean">
            <text:p>FALSE</text:p>
          </table:table-cell>
          <table:table-cell table:style-name="ce7" table:formula="of:=AND(ISNUMBER(FIND(&quot;: Tube clamp&quot;; [.$C147])); ISNUMBER(SEARCH(&quot;176:&quot;; [.$C147])))" office:value-type="boolean" office:boolean-value="false" calcext:value-type="boolean">
            <text:p>FALSE</text:p>
          </table:table-cell>
          <table:table-cell table:style-name="ce7" table:formula="of:=ISNUMBER(FIND(&quot;Tool:&quot;; [.$C147]))" office:value-type="boolean" office:boolean-value="false" calcext:value-type="boolean">
            <text:p>FALSE</text:p>
          </table:table-cell>
          <table:table-cell table:style-name="ce12" table:formula="of:=IF(ISNUMBER(FIND(&quot;Φ&quot;; [.$C147])); MID([.$C147]; FIND(&quot;Φ&quot;; [.$C147]) + 1; FIND(&quot;mm&quot;; [.$C147]; FIND(&quot;Φ&quot;; [.$C147])) - FIND(&quot;Φ&quot;; [.$C147]) - 1); IF(ISNUMBER(FIND(&quot;: Bolt M&quot;; [.$C147])); MID([.$C147]; FIND(&quot;: Bolt M&quot;; [.$C147]) + 8; FIND(&quot; &quot;; [.$C147]; FIND(&quot;: Bolt M&quot;; [.$C147]) + 8) - FIND(&quot;: Bolt M&quot;; [.$C147]) - 8); &quot;&quot;))">
            <text:p/>
          </table:table-cell>
          <table:table-cell table:style-name="ce12" table:formula="of:=IF(ISNUMBER(FIND(&quot;: Washer&quot;; [.$C147])); [.$U147]; IF(ISNUMBER(FIND(&quot;Φ&quot;; [.$C147])); MID([.$C147]; FIND(&quot;Φ&quot;; [.$C147]) + 1; FIND(&quot;mm&quot;; [.$C147]; FIND(&quot;Φ&quot;; [.$C147])) - FIND(&quot;Φ&quot;; [.$C147]) - 1); IF(ISNUMBER(FIND(&quot;: Bolt M&quot;; [.$C147])); MID([.$C147]; FIND(&quot;: Bolt M&quot;; [.$C147]) + 8; FIND(&quot; &quot;; [.$C147]; FIND(&quot;: Bolt M&quot;; [.$C147]) + 8) - FIND(&quot;: Bolt M&quot;; [.$C147]) - 8); &quot;&quot;)))">
            <text:p/>
          </table:table-cell>
          <table:table-cell table:formula="of:=IF(ISNUMBER(FIND(&quot;Φ&quot;; [.$C147]));&#10;      MID([.$C147];&#10;          FIND(&quot;mm &quot;; [.$C147]; FIND(&quot;Φ&quot;; [.$C147])) + 5;&#10;          FIND(&quot;mm &quot;; [.$C147]; FIND(&quot;mm &quot;; [.$C147]; FIND(&quot;Φ&quot;; [.$C147])) + 4) - FIND(&quot;mm &quot;; [.$C147]; FIND(&quot;Φ&quot;; [.$C147])) - 5&#10;     );&#10;      MID([.$C147];&#10;          FIND(&quot;mm &quot;; [.$C147]; FIND(&quot;: &quot;; [.$C147])) - FIND(&quot; &quot;; STRING_REVERSE(LEFT([.$C147]; FIND(&quot;mm &quot;; [.$C147]; FIND(&quot;: &quot;; [.$C147]))))) + 2;&#10;          FIND(&quot; &quot;; STRING_REVERSE(LEFT([.$C147]; FIND(&quot;mm &quot;; [.$C147]; FIND(&quot;: &quot;; [.$C147]))))) - 2&#10;     )&#10;)" office:value-type="string" office:string-value="" calcext:value-type="error">
            <text:p>#VALUE!</text:p>
          </table:table-cell>
          <table:table-cell table:formula="of:=IF(ISNUMBER(FIND(&quot;Φ&quot;; [.$C147]));&#10;      MID([.$C148];           FIND(&quot;mm &quot;; [.$C148]; FIND(&quot;mm &quot;; [.$C148]; FIND(&quot;mm &quot;; [.$C148]; FIND(&quot;: &quot;; [.$C148])) + 2) + 2) - FIND(&quot; &quot;; STRING_REVERSE(LEFT([.$C148]; FIND(&quot;mm &quot;; [.$C148]; FIND(&quot;mm &quot;; [.$C148]; FIND(&quot;mm &quot;; [.$C148]; FIND(&quot;: &quot;; [.$C148])) + 2) + 2)))) + 2;           FIND(&quot; &quot;; STRING_REVERSE(LEFT([.$C148]; FIND(&quot;mm &quot;; [.$C148]; FIND(&quot;mm &quot;; [.$C148]; FIND(&quot;mm &quot;; [.$C148]; FIND(&quot;: &quot;; [.$C148])) + 2) + 2)))) - 2      );&#10;      MID([.$C147];&#10;          FIND(&quot;mm &quot;; [.$C147]; FIND(&quot;mm &quot;; [.$C147]; FIND(&quot;: &quot;; [.$C147])) + 2) - FIND(&quot; &quot;; STRING_REVERSE(LEFT([.$C147]; FIND(&quot;mm &quot;; [.$C147]; FIND(&quot;mm &quot;; [.$C147]; FIND(&quot;: &quot;; [.$C147])) + 2)))) + 2;&#10;          FIND(&quot; &quot;; STRING_REVERSE(LEFT([.$C147]; FIND(&quot;mm &quot;; [.$C147]; FIND(&quot;mm &quot;; [.$C147]; FIND(&quot;: &quot;; [.$C147])) + 2)))) - 2&#10;     )&#10;)" office:value-type="string" office:string-value="" calcext:value-type="error">
            <text:p>#VALUE!</text:p>
          </table:table-cell>
          <table:table-cell table:formula="of:=IF(ISNUMBER(FIND(&quot;Φ&quot;; [.$C147]));&#10;      &quot;&quot;;&#10;      MID([.$C147];&#10;          FIND(&quot;mm &quot;; [.$C147]; FIND(&quot;mm &quot;; [.$C147]; FIND(&quot;mm &quot;; [.$C147]; FIND(&quot;: &quot;; [.$C147])) + 2) + 2) - FIND(&quot; &quot;; STRING_REVERSE(LEFT([.$C147]; FIND(&quot;mm &quot;; [.$C147]; FIND(&quot;mm &quot;; [.$C147]; FIND(&quot;mm &quot;; [.$C147]; FIND(&quot;: &quot;; [.$C147])) + 2) + 2)))) + 2;&#10;          FIND(&quot; &quot;; STRING_REVERSE(LEFT([.$C147]; FIND(&quot;mm &quot;; [.$C147]; FIND(&quot;mm &quot;; [.$C147]; FIND(&quot;mm &quot;; [.$C147]; FIND(&quot;: &quot;; [.$C147])) + 2) + 2)))) - 2&#10;     )&#10;)" office:value-type="string" office:string-value="" calcext:value-type="error">
            <text:p>#VALUE!</text:p>
          </table:table-cell>
          <table:table-cell table:formula="of:=IF(ISNUMBER(FIND(&quot;Φ&quot;; [.$C147]));&#10;      IF(ISNUMBER(FIND(&quot;: Washer&quot;; [.$C147])); [.$V147]; &quot;&quot;);&#10;      MID([.$C147];&#10;          FIND(&quot;mm &quot;; [.$C147]; FIND(&quot;mm &quot;; [.$C147]; FIND(&quot;mm &quot;; [.$C147]; FIND(&quot;mm &quot;; [.$C147]; FIND(&quot;: &quot;; [.$C147])) + 2) + 2) + 2) - FIND(&quot; &quot;; STRING_REVERSE(LEFT([.$C147]; FIND(&quot;mm &quot;; [.$C147]; FIND(&quot;mm &quot;; [.$C147]; FIND(&quot;mm &quot;; [.$C147]; FIND(&quot;mm &quot;; [.$C147]; FIND(&quot;: &quot;; [.$C147])) + 2) + 2) + 2)))) + 2;&#10;          FIND(&quot; &quot;; STRING_REVERSE(LEFT([.$C147]; FIND(&quot;mm &quot;; [.$C147]; FIND(&quot;mm &quot;; [.$C147]; FIND(&quot;mm &quot;; [.$C147]; FIND(&quot;mm &quot;; [.$C147]; FIND(&quot;: &quot;; [.$C147])) + 2) + 2) + 2)))) - 2&#10;     )&#10;)" office:value-type="string" office:string-value="" calcext:value-type="error">
            <text:p>#VALUE!</text:p>
          </table:table-cell>
          <table:table-cell table:style-name="ce17" table:formula="of:=NOT(OR([.$F147:.$Q147]))" office:value-type="boolean" office:boolean-value="true" calcext:value-type="boolean">
            <text:p>TRUE</text:p>
          </table:table-cell>
          <table:table-cell table:formula="of:=RIGHT([.$C147]; LEN([.$C147]) - FIND(&quot; - x&quot;; [.$C147]) - 3)" office:value-type="string" office:string-value="" calcext:value-type="error">
            <text:p>#VALUE!</text:p>
          </table:table-cell>
          <table:table-cell table:number-columns-repeated="998"/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ECHO: "Bolt: Bolt M20 x 98mm - x1"</text:p>
          </table:table-cell>
          <table:table-cell table:formula="of:=MID([.$B148]; 8; LEN([.$B148]) - 8)" office:value-type="string" office:string-value="Bolt: Bolt M20 x 98mm - x1" calcext:value-type="string">
            <text:p>Bolt: Bolt M20 x 98mm - x1</text:p>
          </table:table-cell>
          <table:table-cell table:formula="of:=IF(LEFT([.$C148]; 5) = &quot;Tool:&quot;; RIGHT([.$C148]; LEN([.$C148]) - 6); LEFT([.$C148]; FIND(&quot;:&quot;; [.$C148]) - 1))" office:value-type="string" office:string-value="Bolt" calcext:value-type="string">
            <text:p>Bolt</text:p>
          </table:table-cell>
          <table:table-cell table:style-name="ce7" table:formula="of:=NOT(RIGHT(TRIM([.$C148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48]))" office:value-type="boolean" office:boolean-value="false" calcext:value-type="boolean">
            <text:p>FALSE</text:p>
          </table:table-cell>
          <table:table-cell table:style-name="ce7" table:formula="of:=ISNUMBER(FIND(&quot;: Bolt&quot;; [.$C148]))" office:value-type="boolean" office:boolean-value="true" calcext:value-type="boolean">
            <text:p>TRUE</text:p>
          </table:table-cell>
          <table:table-cell table:style-name="ce7" table:formula="of:=ISNUMBER(FIND(&quot;: Nut&quot;; [.$C148]))" office:value-type="boolean" office:boolean-value="false" calcext:value-type="boolean">
            <text:p>FALSE</text:p>
          </table:table-cell>
          <table:table-cell table:style-name="ce7" table:formula="of:=ISNUMBER(SEARCH(&quot;: Wheel&quot;; [.$C148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48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48]))" office:value-type="boolean" office:boolean-value="false" calcext:value-type="boolean">
            <text:p>FALSE</text:p>
          </table:table-cell>
          <table:table-cell table:style-name="ce7" table:formula="of:=ISNUMBER(SEARCH(&quot;ALUMINIUM SHEET&quot;; [.$C148]))" office:value-type="boolean" office:boolean-value="false" calcext:value-type="boolean">
            <text:p>FALSE</text:p>
          </table:table-cell>
          <table:table-cell table:style-name="ce7" table:formula="of:=ISNUMBER(FIND(&quot;: Tube clamp&quot;; [.$C148]))" office:value-type="boolean" office:boolean-value="false" calcext:value-type="boolean">
            <text:p>FALSE</text:p>
          </table:table-cell>
          <table:table-cell table:style-name="ce7" table:formula="of:=AND(ISNUMBER(FIND(&quot;: Tube clamp&quot;; [.$C148])); ISNUMBER(SEARCH(&quot;104:&quot;; [.$C148])))" office:value-type="boolean" office:boolean-value="false" calcext:value-type="boolean">
            <text:p>FALSE</text:p>
          </table:table-cell>
          <table:table-cell table:style-name="ce7" table:formula="of:=AND(ISNUMBER(FIND(&quot;: Tube clamp&quot;; [.$C148])); ISNUMBER(SEARCH(&quot;116:&quot;; [.$C148])))" office:value-type="boolean" office:boolean-value="false" calcext:value-type="boolean">
            <text:p>FALSE</text:p>
          </table:table-cell>
          <table:table-cell table:style-name="ce7" table:formula="of:=AND(ISNUMBER(FIND(&quot;: Tube clamp&quot;; [.$C148])); ISNUMBER(SEARCH(&quot;132:&quot;; [.$C148])))" office:value-type="boolean" office:boolean-value="false" calcext:value-type="boolean">
            <text:p>FALSE</text:p>
          </table:table-cell>
          <table:table-cell table:style-name="ce7" table:formula="of:=AND(ISNUMBER(FIND(&quot;: Tube clamp&quot;; [.$C148])); ISNUMBER(SEARCH(&quot;176:&quot;; [.$C148])))" office:value-type="boolean" office:boolean-value="false" calcext:value-type="boolean">
            <text:p>FALSE</text:p>
          </table:table-cell>
          <table:table-cell table:style-name="ce7" table:formula="of:=ISNUMBER(FIND(&quot;Tool:&quot;; [.$C148]))" office:value-type="boolean" office:boolean-value="false" calcext:value-type="boolean">
            <text:p>FALSE</text:p>
          </table:table-cell>
          <table:table-cell table:style-name="ce12" table:formula="of:=IF(ISNUMBER(FIND(&quot;Φ&quot;; [.$C148])); MID([.$C148]; FIND(&quot;Φ&quot;; [.$C148]) + 1; FIND(&quot;mm&quot;; [.$C148]; FIND(&quot;Φ&quot;; [.$C148])) - FIND(&quot;Φ&quot;; [.$C148]) - 1); IF(ISNUMBER(FIND(&quot;: Bolt M&quot;; [.$C148])); MID([.$C148]; FIND(&quot;: Bolt M&quot;; [.$C148]) + 8; FIND(&quot; &quot;; [.$C148]; FIND(&quot;: Bolt M&quot;; [.$C148]) + 8) - FIND(&quot;: Bolt M&quot;; [.$C148]) - 8); &quot;&quot;))" office:value-type="string" office:string-value="20" calcext:value-type="string">
            <text:p>20</text:p>
          </table:table-cell>
          <table:table-cell table:style-name="ce12" table:formula="of:=IF(ISNUMBER(FIND(&quot;: Washer&quot;; [.$C148])); [.$U148]; IF(ISNUMBER(FIND(&quot;Φ&quot;; [.$C148])); MID([.$C148]; FIND(&quot;Φ&quot;; [.$C148]) + 1; FIND(&quot;mm&quot;; [.$C148]; FIND(&quot;Φ&quot;; [.$C148])) - FIND(&quot;Φ&quot;; [.$C148]) - 1); IF(ISNUMBER(FIND(&quot;: Bolt M&quot;; [.$C148])); MID([.$C148]; FIND(&quot;: Bolt M&quot;; [.$C148]) + 8; FIND(&quot; &quot;; [.$C148]; FIND(&quot;: Bolt M&quot;; [.$C148]) + 8) - FIND(&quot;: Bolt M&quot;; [.$C148]) - 8); &quot;&quot;)))" office:value-type="string" office:string-value="20" calcext:value-type="string">
            <text:p>20</text:p>
          </table:table-cell>
          <table:table-cell table:formula="of:=IF(ISNUMBER(FIND(&quot;Φ&quot;; [.$C148]));&#10;      MID([.$C148];&#10;          FIND(&quot;mm &quot;; [.$C148]; FIND(&quot;Φ&quot;; [.$C148])) + 5;&#10;          FIND(&quot;mm &quot;; [.$C148]; FIND(&quot;mm &quot;; [.$C148]; FIND(&quot;Φ&quot;; [.$C148])) + 4) - FIND(&quot;mm &quot;; [.$C148]; FIND(&quot;Φ&quot;; [.$C148])) - 5&#10;     );&#10;      MID([.$C148];&#10;          FIND(&quot;mm &quot;; [.$C148]; FIND(&quot;: &quot;; [.$C148])) - FIND(&quot; &quot;; STRING_REVERSE(LEFT([.$C148]; FIND(&quot;mm &quot;; [.$C148]; FIND(&quot;: &quot;; [.$C148]))))) + 2;&#10;          FIND(&quot; &quot;; STRING_REVERSE(LEFT([.$C148]; FIND(&quot;mm &quot;; [.$C148]; FIND(&quot;: &quot;; [.$C148]))))) - 2&#10;     )&#10;)" office:value-type="string" office:string-value="98" calcext:value-type="string">
            <text:p>98</text:p>
          </table:table-cell>
          <table:table-cell table:formula="of:=IF(ISNUMBER(FIND(&quot;Φ&quot;; [.$C148]));&#10;      MID([.$C149];           FIND(&quot;mm &quot;; [.$C149]; FIND(&quot;mm &quot;; [.$C149]; FIND(&quot;mm &quot;; [.$C149]; FIND(&quot;: &quot;; [.$C149])) + 2) + 2) - FIND(&quot; &quot;; STRING_REVERSE(LEFT([.$C149]; FIND(&quot;mm &quot;; [.$C149]; FIND(&quot;mm &quot;; [.$C149]; FIND(&quot;mm &quot;; [.$C149]; FIND(&quot;: &quot;; [.$C149])) + 2) + 2)))) + 2;           FIND(&quot; &quot;; STRING_REVERSE(LEFT([.$C149]; FIND(&quot;mm &quot;; [.$C149]; FIND(&quot;mm &quot;; [.$C149]; FIND(&quot;mm &quot;; [.$C149]; FIND(&quot;: &quot;; [.$C149])) + 2) + 2)))) - 2      );&#10;      MID([.$C148];&#10;          FIND(&quot;mm &quot;; [.$C148]; FIND(&quot;mm &quot;; [.$C148]; FIND(&quot;: &quot;; [.$C148])) + 2) - FIND(&quot; &quot;; STRING_REVERSE(LEFT([.$C148]; FIND(&quot;mm &quot;; [.$C148]; FIND(&quot;mm &quot;; [.$C148]; FIND(&quot;: &quot;; [.$C148])) + 2)))) + 2;&#10;          FIND(&quot; &quot;; STRING_REVERSE(LEFT([.$C148]; FIND(&quot;mm &quot;; [.$C148]; FIND(&quot;mm &quot;; [.$C148]; FIND(&quot;: &quot;; [.$C148])) + 2)))) - 2&#10;     )&#10;)" office:value-type="string" office:string-value="" calcext:value-type="error">
            <text:p>#VALUE!</text:p>
          </table:table-cell>
          <table:table-cell table:formula="of:=IF(ISNUMBER(FIND(&quot;Φ&quot;; [.$C148]));&#10;      &quot;&quot;;&#10;      MID([.$C148];&#10;          FIND(&quot;mm &quot;; [.$C148]; FIND(&quot;mm &quot;; [.$C148]; FIND(&quot;mm &quot;; [.$C148]; FIND(&quot;: &quot;; [.$C148])) + 2) + 2) - FIND(&quot; &quot;; STRING_REVERSE(LEFT([.$C148]; FIND(&quot;mm &quot;; [.$C148]; FIND(&quot;mm &quot;; [.$C148]; FIND(&quot;mm &quot;; [.$C148]; FIND(&quot;: &quot;; [.$C148])) + 2) + 2)))) + 2;&#10;          FIND(&quot; &quot;; STRING_REVERSE(LEFT([.$C148]; FIND(&quot;mm &quot;; [.$C148]; FIND(&quot;mm &quot;; [.$C148]; FIND(&quot;mm &quot;; [.$C148]; FIND(&quot;: &quot;; [.$C148])) + 2) + 2)))) - 2&#10;     )&#10;)" office:value-type="string" office:string-value="" calcext:value-type="error">
            <text:p>#VALUE!</text:p>
          </table:table-cell>
          <table:table-cell table:formula="of:=IF(ISNUMBER(FIND(&quot;Φ&quot;; [.$C148]));&#10;      IF(ISNUMBER(FIND(&quot;: Washer&quot;; [.$C148])); [.$V148]; &quot;&quot;);&#10;      MID([.$C148];&#10;          FIND(&quot;mm &quot;; [.$C148]; FIND(&quot;mm &quot;; [.$C148]; FIND(&quot;mm &quot;; [.$C148]; FIND(&quot;mm &quot;; [.$C148]; FIND(&quot;: &quot;; [.$C148])) + 2) + 2) + 2) - FIND(&quot; &quot;; STRING_REVERSE(LEFT([.$C148]; FIND(&quot;mm &quot;; [.$C148]; FIND(&quot;mm &quot;; [.$C148]; FIND(&quot;mm &quot;; [.$C148]; FIND(&quot;mm &quot;; [.$C148]; FIND(&quot;: &quot;; [.$C148])) + 2) + 2) + 2)))) + 2;&#10;          FIND(&quot; &quot;; STRING_REVERSE(LEFT([.$C148]; FIND(&quot;mm &quot;; [.$C148]; FIND(&quot;mm &quot;; [.$C148]; FIND(&quot;mm &quot;; [.$C148]; FIND(&quot;mm &quot;; [.$C148]; FIND(&quot;: &quot;; [.$C148])) + 2) + 2) + 2)))) - 2&#10;     )&#10;)" office:value-type="string" office:string-value="" calcext:value-type="error">
            <text:p>#VALUE!</text:p>
          </table:table-cell>
          <table:table-cell table:style-name="ce17" table:formula="of:=NOT(OR([.$F148:.$Q148]))" office:value-type="boolean" office:boolean-value="false" calcext:value-type="boolean">
            <text:p>FALSE</text:p>
          </table:table-cell>
          <table:table-cell table:formula="of:=RIGHT([.$C148]; LEN([.$C148]) - FIND(&quot; - x&quot;; [.$C148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ECHO: "Washer: Washer Φ60mm x 20mm x 3mm - x1"</text:p>
          </table:table-cell>
          <table:table-cell table:formula="of:=MID([.$B149]; 8; LEN([.$B149]) - 8)" office:value-type="string" office:string-value="Washer: Washer Φ60mm x 20mm x 3mm - x1" calcext:value-type="string">
            <text:p>Washer: Washer Φ60mm x 20mm x 3mm - x1</text:p>
          </table:table-cell>
          <table:table-cell table:formula="of:=IF(LEFT([.$C149]; 5) = &quot;Tool:&quot;; RIGHT([.$C149]; LEN([.$C149]) - 6); LEFT([.$C149]; FIND(&quot;:&quot;; [.$C149]) - 1))" office:value-type="string" office:string-value="Washer" calcext:value-type="string">
            <text:p>Washer</text:p>
          </table:table-cell>
          <table:table-cell table:style-name="ce7" table:formula="of:=NOT(RIGHT(TRIM([.$C149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49]))" office:value-type="boolean" office:boolean-value="true" calcext:value-type="boolean">
            <text:p>TRUE</text:p>
          </table:table-cell>
          <table:table-cell table:style-name="ce7" table:formula="of:=ISNUMBER(FIND(&quot;: Bolt&quot;; [.$C149]))" office:value-type="boolean" office:boolean-value="false" calcext:value-type="boolean">
            <text:p>FALSE</text:p>
          </table:table-cell>
          <table:table-cell table:style-name="ce7" table:formula="of:=ISNUMBER(FIND(&quot;: Nut&quot;; [.$C149]))" office:value-type="boolean" office:boolean-value="false" calcext:value-type="boolean">
            <text:p>FALSE</text:p>
          </table:table-cell>
          <table:table-cell table:style-name="ce7" table:formula="of:=ISNUMBER(SEARCH(&quot;: Wheel&quot;; [.$C149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49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49]))" office:value-type="boolean" office:boolean-value="false" calcext:value-type="boolean">
            <text:p>FALSE</text:p>
          </table:table-cell>
          <table:table-cell table:style-name="ce7" table:formula="of:=ISNUMBER(SEARCH(&quot;ALUMINIUM SHEET&quot;; [.$C149]))" office:value-type="boolean" office:boolean-value="false" calcext:value-type="boolean">
            <text:p>FALSE</text:p>
          </table:table-cell>
          <table:table-cell table:style-name="ce7" table:formula="of:=ISNUMBER(FIND(&quot;: Tube clamp&quot;; [.$C149]))" office:value-type="boolean" office:boolean-value="false" calcext:value-type="boolean">
            <text:p>FALSE</text:p>
          </table:table-cell>
          <table:table-cell table:style-name="ce7" table:formula="of:=AND(ISNUMBER(FIND(&quot;: Tube clamp&quot;; [.$C149])); ISNUMBER(SEARCH(&quot;104:&quot;; [.$C149])))" office:value-type="boolean" office:boolean-value="false" calcext:value-type="boolean">
            <text:p>FALSE</text:p>
          </table:table-cell>
          <table:table-cell table:style-name="ce7" table:formula="of:=AND(ISNUMBER(FIND(&quot;: Tube clamp&quot;; [.$C149])); ISNUMBER(SEARCH(&quot;116:&quot;; [.$C149])))" office:value-type="boolean" office:boolean-value="false" calcext:value-type="boolean">
            <text:p>FALSE</text:p>
          </table:table-cell>
          <table:table-cell table:style-name="ce7" table:formula="of:=AND(ISNUMBER(FIND(&quot;: Tube clamp&quot;; [.$C149])); ISNUMBER(SEARCH(&quot;132:&quot;; [.$C149])))" office:value-type="boolean" office:boolean-value="false" calcext:value-type="boolean">
            <text:p>FALSE</text:p>
          </table:table-cell>
          <table:table-cell table:style-name="ce7" table:formula="of:=AND(ISNUMBER(FIND(&quot;: Tube clamp&quot;; [.$C149])); ISNUMBER(SEARCH(&quot;176:&quot;; [.$C149])))" office:value-type="boolean" office:boolean-value="false" calcext:value-type="boolean">
            <text:p>FALSE</text:p>
          </table:table-cell>
          <table:table-cell table:style-name="ce7" table:formula="of:=ISNUMBER(FIND(&quot;Tool:&quot;; [.$C149]))" office:value-type="boolean" office:boolean-value="false" calcext:value-type="boolean">
            <text:p>FALSE</text:p>
          </table:table-cell>
          <table:table-cell table:style-name="ce12" table:formula="of:=IF(ISNUMBER(FIND(&quot;Φ&quot;; [.$C149])); MID([.$C149]; FIND(&quot;Φ&quot;; [.$C149]) + 1; FIND(&quot;mm&quot;; [.$C149]; FIND(&quot;Φ&quot;; [.$C149])) - FIND(&quot;Φ&quot;; [.$C149]) - 1); IF(ISNUMBER(FIND(&quot;: Bolt M&quot;; [.$C149])); MID([.$C149]; FIND(&quot;: Bolt M&quot;; [.$C149]) + 8; FIND(&quot; &quot;; [.$C149]; FIND(&quot;: Bolt M&quot;; [.$C149]) + 8) - FIND(&quot;: Bolt M&quot;; [.$C149]) - 8); &quot;&quot;))" office:value-type="string" office:string-value="60" calcext:value-type="string">
            <text:p>60</text:p>
          </table:table-cell>
          <table:table-cell table:style-name="ce12" table:formula="of:=IF(ISNUMBER(FIND(&quot;: Washer&quot;; [.$C149])); [.$U149]; IF(ISNUMBER(FIND(&quot;Φ&quot;; [.$C149])); MID([.$C149]; FIND(&quot;Φ&quot;; [.$C149]) + 1; FIND(&quot;mm&quot;; [.$C149]; FIND(&quot;Φ&quot;; [.$C149])) - FIND(&quot;Φ&quot;; [.$C149]) - 1); IF(ISNUMBER(FIND(&quot;: Bolt M&quot;; [.$C149])); MID([.$C149]; FIND(&quot;: Bolt M&quot;; [.$C149]) + 8; FIND(&quot; &quot;; [.$C149]; FIND(&quot;: Bolt M&quot;; [.$C149]) + 8) - FIND(&quot;: Bolt M&quot;; [.$C149]) - 8); &quot;&quot;)))" office:value-type="string" office:string-value="20" calcext:value-type="string">
            <text:p>20</text:p>
          </table:table-cell>
          <table:table-cell table:formula="of:=IF(ISNUMBER(FIND(&quot;Φ&quot;; [.$C149]));&#10;      MID([.$C149];&#10;          FIND(&quot;mm &quot;; [.$C149]; FIND(&quot;Φ&quot;; [.$C149])) + 5;&#10;          FIND(&quot;mm &quot;; [.$C149]; FIND(&quot;mm &quot;; [.$C149]; FIND(&quot;Φ&quot;; [.$C149])) + 4) - FIND(&quot;mm &quot;; [.$C149]; FIND(&quot;Φ&quot;; [.$C149])) - 5&#10;     );&#10;      MID([.$C149];&#10;          FIND(&quot;mm &quot;; [.$C149]; FIND(&quot;: &quot;; [.$C149])) - FIND(&quot; &quot;; STRING_REVERSE(LEFT([.$C149]; FIND(&quot;mm &quot;; [.$C149]; FIND(&quot;: &quot;; [.$C149]))))) + 2;&#10;          FIND(&quot; &quot;; STRING_REVERSE(LEFT([.$C149]; FIND(&quot;mm &quot;; [.$C149]; FIND(&quot;: &quot;; [.$C149]))))) - 2&#10;     )&#10;)" office:value-type="string" office:string-value="20" calcext:value-type="string">
            <text:p>20</text:p>
          </table:table-cell>
          <table:table-cell table:formula="of:=IF(ISNUMBER(FIND(&quot;Φ&quot;; [.$C149]));&#10;      MID([.$C150];           FIND(&quot;mm &quot;; [.$C150]; FIND(&quot;mm &quot;; [.$C150]; FIND(&quot;mm &quot;; [.$C150]; FIND(&quot;: &quot;; [.$C150])) + 2) + 2) - FIND(&quot; &quot;; STRING_REVERSE(LEFT([.$C150]; FIND(&quot;mm &quot;; [.$C150]; FIND(&quot;mm &quot;; [.$C150]; FIND(&quot;mm &quot;; [.$C150]; FIND(&quot;: &quot;; [.$C150])) + 2) + 2)))) + 2;           FIND(&quot; &quot;; STRING_REVERSE(LEFT([.$C150]; FIND(&quot;mm &quot;; [.$C150]; FIND(&quot;mm &quot;; [.$C150]; FIND(&quot;mm &quot;; [.$C150]; FIND(&quot;: &quot;; [.$C150])) + 2) + 2)))) - 2      );&#10;      MID([.$C149];&#10;          FIND(&quot;mm &quot;; [.$C149]; FIND(&quot;mm &quot;; [.$C149]; FIND(&quot;: &quot;; [.$C149])) + 2) - FIND(&quot; &quot;; STRING_REVERSE(LEFT([.$C149]; FIND(&quot;mm &quot;; [.$C149]; FIND(&quot;mm &quot;; [.$C149]; FIND(&quot;: &quot;; [.$C149])) + 2)))) + 2;&#10;          FIND(&quot; &quot;; STRING_REVERSE(LEFT([.$C149]; FIND(&quot;mm &quot;; [.$C149]; FIND(&quot;mm &quot;; [.$C149]; FIND(&quot;: &quot;; [.$C149])) + 2)))) - 2&#10;     )&#10;)" office:value-type="string" office:string-value="3" calcext:value-type="string">
            <text:p>3</text:p>
          </table:table-cell>
          <table:table-cell table:formula="of:=IF(ISNUMBER(FIND(&quot;Φ&quot;; [.$C149]));&#10;      &quot;&quot;;&#10;      MID([.$C149];&#10;          FIND(&quot;mm &quot;; [.$C149]; FIND(&quot;mm &quot;; [.$C149]; FIND(&quot;mm &quot;; [.$C149]; FIND(&quot;: &quot;; [.$C149])) + 2) + 2) - FIND(&quot; &quot;; STRING_REVERSE(LEFT([.$C149]; FIND(&quot;mm &quot;; [.$C149]; FIND(&quot;mm &quot;; [.$C149]; FIND(&quot;mm &quot;; [.$C149]; FIND(&quot;: &quot;; [.$C149])) + 2) + 2)))) + 2;&#10;          FIND(&quot; &quot;; STRING_REVERSE(LEFT([.$C149]; FIND(&quot;mm &quot;; [.$C149]; FIND(&quot;mm &quot;; [.$C149]; FIND(&quot;mm &quot;; [.$C149]; FIND(&quot;: &quot;; [.$C149])) + 2) + 2)))) - 2&#10;     )&#10;)">
            <text:p/>
          </table:table-cell>
          <table:table-cell table:formula="of:=IF(ISNUMBER(FIND(&quot;Φ&quot;; [.$C149]));&#10;      IF(ISNUMBER(FIND(&quot;: Washer&quot;; [.$C149])); [.$V149]; &quot;&quot;);&#10;      MID([.$C149];&#10;          FIND(&quot;mm &quot;; [.$C149]; FIND(&quot;mm &quot;; [.$C149]; FIND(&quot;mm &quot;; [.$C149]; FIND(&quot;mm &quot;; [.$C149]; FIND(&quot;: &quot;; [.$C149])) + 2) + 2) + 2) - FIND(&quot; &quot;; STRING_REVERSE(LEFT([.$C149]; FIND(&quot;mm &quot;; [.$C149]; FIND(&quot;mm &quot;; [.$C149]; FIND(&quot;mm &quot;; [.$C149]; FIND(&quot;mm &quot;; [.$C149]; FIND(&quot;: &quot;; [.$C149])) + 2) + 2) + 2)))) + 2;&#10;          FIND(&quot; &quot;; STRING_REVERSE(LEFT([.$C149]; FIND(&quot;mm &quot;; [.$C149]; FIND(&quot;mm &quot;; [.$C149]; FIND(&quot;mm &quot;; [.$C149]; FIND(&quot;mm &quot;; [.$C149]; FIND(&quot;: &quot;; [.$C149])) + 2) + 2) + 2)))) - 2&#10;     )&#10;)" office:value-type="string" office:string-value="3" calcext:value-type="string">
            <text:p>3</text:p>
          </table:table-cell>
          <table:table-cell table:style-name="ce17" table:formula="of:=NOT(OR([.$F149:.$Q149]))" office:value-type="boolean" office:boolean-value="false" calcext:value-type="boolean">
            <text:p>FALSE</text:p>
          </table:table-cell>
          <table:table-cell table:formula="of:=RIGHT([.$C149]; LEN([.$C149]) - FIND(&quot; - x&quot;; [.$C149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ECHO: "Washer: Washer Φ60mm x 20mm x 3mm - x1"</text:p>
          </table:table-cell>
          <table:table-cell table:formula="of:=MID([.$B150]; 8; LEN([.$B150]) - 8)" office:value-type="string" office:string-value="Washer: Washer Φ60mm x 20mm x 3mm - x1" calcext:value-type="string">
            <text:p>Washer: Washer Φ60mm x 20mm x 3mm - x1</text:p>
          </table:table-cell>
          <table:table-cell table:formula="of:=IF(LEFT([.$C150]; 5) = &quot;Tool:&quot;; RIGHT([.$C150]; LEN([.$C150]) - 6); LEFT([.$C150]; FIND(&quot;:&quot;; [.$C150]) - 1))" office:value-type="string" office:string-value="Washer" calcext:value-type="string">
            <text:p>Washer</text:p>
          </table:table-cell>
          <table:table-cell table:style-name="ce7" table:formula="of:=NOT(RIGHT(TRIM([.$C150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50]))" office:value-type="boolean" office:boolean-value="true" calcext:value-type="boolean">
            <text:p>TRUE</text:p>
          </table:table-cell>
          <table:table-cell table:style-name="ce7" table:formula="of:=ISNUMBER(FIND(&quot;: Bolt&quot;; [.$C150]))" office:value-type="boolean" office:boolean-value="false" calcext:value-type="boolean">
            <text:p>FALSE</text:p>
          </table:table-cell>
          <table:table-cell table:style-name="ce7" table:formula="of:=ISNUMBER(FIND(&quot;: Nut&quot;; [.$C150]))" office:value-type="boolean" office:boolean-value="false" calcext:value-type="boolean">
            <text:p>FALSE</text:p>
          </table:table-cell>
          <table:table-cell table:style-name="ce7" table:formula="of:=ISNUMBER(SEARCH(&quot;: Wheel&quot;; [.$C150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50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50]))" office:value-type="boolean" office:boolean-value="false" calcext:value-type="boolean">
            <text:p>FALSE</text:p>
          </table:table-cell>
          <table:table-cell table:style-name="ce7" table:formula="of:=ISNUMBER(SEARCH(&quot;ALUMINIUM SHEET&quot;; [.$C150]))" office:value-type="boolean" office:boolean-value="false" calcext:value-type="boolean">
            <text:p>FALSE</text:p>
          </table:table-cell>
          <table:table-cell table:style-name="ce7" table:formula="of:=ISNUMBER(FIND(&quot;: Tube clamp&quot;; [.$C150]))" office:value-type="boolean" office:boolean-value="false" calcext:value-type="boolean">
            <text:p>FALSE</text:p>
          </table:table-cell>
          <table:table-cell table:style-name="ce7" table:formula="of:=AND(ISNUMBER(FIND(&quot;: Tube clamp&quot;; [.$C150])); ISNUMBER(SEARCH(&quot;104:&quot;; [.$C150])))" office:value-type="boolean" office:boolean-value="false" calcext:value-type="boolean">
            <text:p>FALSE</text:p>
          </table:table-cell>
          <table:table-cell table:style-name="ce7" table:formula="of:=AND(ISNUMBER(FIND(&quot;: Tube clamp&quot;; [.$C150])); ISNUMBER(SEARCH(&quot;116:&quot;; [.$C150])))" office:value-type="boolean" office:boolean-value="false" calcext:value-type="boolean">
            <text:p>FALSE</text:p>
          </table:table-cell>
          <table:table-cell table:style-name="ce7" table:formula="of:=AND(ISNUMBER(FIND(&quot;: Tube clamp&quot;; [.$C150])); ISNUMBER(SEARCH(&quot;132:&quot;; [.$C150])))" office:value-type="boolean" office:boolean-value="false" calcext:value-type="boolean">
            <text:p>FALSE</text:p>
          </table:table-cell>
          <table:table-cell table:style-name="ce7" table:formula="of:=AND(ISNUMBER(FIND(&quot;: Tube clamp&quot;; [.$C150])); ISNUMBER(SEARCH(&quot;176:&quot;; [.$C150])))" office:value-type="boolean" office:boolean-value="false" calcext:value-type="boolean">
            <text:p>FALSE</text:p>
          </table:table-cell>
          <table:table-cell table:style-name="ce7" table:formula="of:=ISNUMBER(FIND(&quot;Tool:&quot;; [.$C150]))" office:value-type="boolean" office:boolean-value="false" calcext:value-type="boolean">
            <text:p>FALSE</text:p>
          </table:table-cell>
          <table:table-cell table:style-name="ce12" table:formula="of:=IF(ISNUMBER(FIND(&quot;Φ&quot;; [.$C150])); MID([.$C150]; FIND(&quot;Φ&quot;; [.$C150]) + 1; FIND(&quot;mm&quot;; [.$C150]; FIND(&quot;Φ&quot;; [.$C150])) - FIND(&quot;Φ&quot;; [.$C150]) - 1); IF(ISNUMBER(FIND(&quot;: Bolt M&quot;; [.$C150])); MID([.$C150]; FIND(&quot;: Bolt M&quot;; [.$C150]) + 8; FIND(&quot; &quot;; [.$C150]; FIND(&quot;: Bolt M&quot;; [.$C150]) + 8) - FIND(&quot;: Bolt M&quot;; [.$C150]) - 8); &quot;&quot;))" office:value-type="string" office:string-value="60" calcext:value-type="string">
            <text:p>60</text:p>
          </table:table-cell>
          <table:table-cell table:style-name="ce12" table:formula="of:=IF(ISNUMBER(FIND(&quot;: Washer&quot;; [.$C150])); [.$U150]; IF(ISNUMBER(FIND(&quot;Φ&quot;; [.$C150])); MID([.$C150]; FIND(&quot;Φ&quot;; [.$C150]) + 1; FIND(&quot;mm&quot;; [.$C150]; FIND(&quot;Φ&quot;; [.$C150])) - FIND(&quot;Φ&quot;; [.$C150]) - 1); IF(ISNUMBER(FIND(&quot;: Bolt M&quot;; [.$C150])); MID([.$C150]; FIND(&quot;: Bolt M&quot;; [.$C150]) + 8; FIND(&quot; &quot;; [.$C150]; FIND(&quot;: Bolt M&quot;; [.$C150]) + 8) - FIND(&quot;: Bolt M&quot;; [.$C150]) - 8); &quot;&quot;)))" office:value-type="string" office:string-value="20" calcext:value-type="string">
            <text:p>20</text:p>
          </table:table-cell>
          <table:table-cell table:formula="of:=IF(ISNUMBER(FIND(&quot;Φ&quot;; [.$C150]));&#10;      MID([.$C150];&#10;          FIND(&quot;mm &quot;; [.$C150]; FIND(&quot;Φ&quot;; [.$C150])) + 5;&#10;          FIND(&quot;mm &quot;; [.$C150]; FIND(&quot;mm &quot;; [.$C150]; FIND(&quot;Φ&quot;; [.$C150])) + 4) - FIND(&quot;mm &quot;; [.$C150]; FIND(&quot;Φ&quot;; [.$C150])) - 5&#10;     );&#10;      MID([.$C150];&#10;          FIND(&quot;mm &quot;; [.$C150]; FIND(&quot;: &quot;; [.$C150])) - FIND(&quot; &quot;; STRING_REVERSE(LEFT([.$C150]; FIND(&quot;mm &quot;; [.$C150]; FIND(&quot;: &quot;; [.$C150]))))) + 2;&#10;          FIND(&quot; &quot;; STRING_REVERSE(LEFT([.$C150]; FIND(&quot;mm &quot;; [.$C150]; FIND(&quot;: &quot;; [.$C150]))))) - 2&#10;     )&#10;)" office:value-type="string" office:string-value="20" calcext:value-type="string">
            <text:p>20</text:p>
          </table:table-cell>
          <table:table-cell table:formula="of:=IF(ISNUMBER(FIND(&quot;Φ&quot;; [.$C150]));&#10;      MID([.$C151];           FIND(&quot;mm &quot;; [.$C151]; FIND(&quot;mm &quot;; [.$C151]; FIND(&quot;mm &quot;; [.$C151]; FIND(&quot;: &quot;; [.$C151])) + 2) + 2) - FIND(&quot; &quot;; STRING_REVERSE(LEFT([.$C151]; FIND(&quot;mm &quot;; [.$C151]; FIND(&quot;mm &quot;; [.$C151]; FIND(&quot;mm &quot;; [.$C151]; FIND(&quot;: &quot;; [.$C151])) + 2) + 2)))) + 2;           FIND(&quot; &quot;; STRING_REVERSE(LEFT([.$C151]; FIND(&quot;mm &quot;; [.$C151]; FIND(&quot;mm &quot;; [.$C151]; FIND(&quot;mm &quot;; [.$C151]; FIND(&quot;: &quot;; [.$C151])) + 2) + 2)))) - 2      );&#10;      MID([.$C150];&#10;          FIND(&quot;mm &quot;; [.$C150]; FIND(&quot;mm &quot;; [.$C150]; FIND(&quot;: &quot;; [.$C150])) + 2) - FIND(&quot; &quot;; STRING_REVERSE(LEFT([.$C150]; FIND(&quot;mm &quot;; [.$C150]; FIND(&quot;mm &quot;; [.$C150]; FIND(&quot;: &quot;; [.$C150])) + 2)))) + 2;&#10;          FIND(&quot; &quot;; STRING_REVERSE(LEFT([.$C150]; FIND(&quot;mm &quot;; [.$C150]; FIND(&quot;mm &quot;; [.$C150]; FIND(&quot;: &quot;; [.$C150])) + 2)))) - 2&#10;     )&#10;)" office:value-type="string" office:string-value="3" calcext:value-type="string">
            <text:p>3</text:p>
          </table:table-cell>
          <table:table-cell table:formula="of:=IF(ISNUMBER(FIND(&quot;Φ&quot;; [.$C150]));&#10;      &quot;&quot;;&#10;      MID([.$C150];&#10;          FIND(&quot;mm &quot;; [.$C150]; FIND(&quot;mm &quot;; [.$C150]; FIND(&quot;mm &quot;; [.$C150]; FIND(&quot;: &quot;; [.$C150])) + 2) + 2) - FIND(&quot; &quot;; STRING_REVERSE(LEFT([.$C150]; FIND(&quot;mm &quot;; [.$C150]; FIND(&quot;mm &quot;; [.$C150]; FIND(&quot;mm &quot;; [.$C150]; FIND(&quot;: &quot;; [.$C150])) + 2) + 2)))) + 2;&#10;          FIND(&quot; &quot;; STRING_REVERSE(LEFT([.$C150]; FIND(&quot;mm &quot;; [.$C150]; FIND(&quot;mm &quot;; [.$C150]; FIND(&quot;mm &quot;; [.$C150]; FIND(&quot;: &quot;; [.$C150])) + 2) + 2)))) - 2&#10;     )&#10;)">
            <text:p/>
          </table:table-cell>
          <table:table-cell table:formula="of:=IF(ISNUMBER(FIND(&quot;Φ&quot;; [.$C150]));&#10;      IF(ISNUMBER(FIND(&quot;: Washer&quot;; [.$C150])); [.$V150]; &quot;&quot;);&#10;      MID([.$C150];&#10;          FIND(&quot;mm &quot;; [.$C150]; FIND(&quot;mm &quot;; [.$C150]; FIND(&quot;mm &quot;; [.$C150]; FIND(&quot;mm &quot;; [.$C150]; FIND(&quot;: &quot;; [.$C150])) + 2) + 2) + 2) - FIND(&quot; &quot;; STRING_REVERSE(LEFT([.$C150]; FIND(&quot;mm &quot;; [.$C150]; FIND(&quot;mm &quot;; [.$C150]; FIND(&quot;mm &quot;; [.$C150]; FIND(&quot;mm &quot;; [.$C150]; FIND(&quot;: &quot;; [.$C150])) + 2) + 2) + 2)))) + 2;&#10;          FIND(&quot; &quot;; STRING_REVERSE(LEFT([.$C150]; FIND(&quot;mm &quot;; [.$C150]; FIND(&quot;mm &quot;; [.$C150]; FIND(&quot;mm &quot;; [.$C150]; FIND(&quot;mm &quot;; [.$C150]; FIND(&quot;: &quot;; [.$C150])) + 2) + 2) + 2)))) - 2&#10;     )&#10;)" office:value-type="string" office:string-value="3" calcext:value-type="string">
            <text:p>3</text:p>
          </table:table-cell>
          <table:table-cell table:style-name="ce17" table:formula="of:=NOT(OR([.$F150:.$Q150]))" office:value-type="boolean" office:boolean-value="false" calcext:value-type="boolean">
            <text:p>FALSE</text:p>
          </table:table-cell>
          <table:table-cell table:formula="of:=RIGHT([.$C150]; LEN([.$C150]) - FIND(&quot; - x&quot;; [.$C150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ECHO: "Washer: Washer Φ60mm x 20mm x 3mm - x1"</text:p>
          </table:table-cell>
          <table:table-cell table:formula="of:=MID([.$B151]; 8; LEN([.$B151]) - 8)" office:value-type="string" office:string-value="Washer: Washer Φ60mm x 20mm x 3mm - x1" calcext:value-type="string">
            <text:p>Washer: Washer Φ60mm x 20mm x 3mm - x1</text:p>
          </table:table-cell>
          <table:table-cell table:formula="of:=IF(LEFT([.$C151]; 5) = &quot;Tool:&quot;; RIGHT([.$C151]; LEN([.$C151]) - 6); LEFT([.$C151]; FIND(&quot;:&quot;; [.$C151]) - 1))" office:value-type="string" office:string-value="Washer" calcext:value-type="string">
            <text:p>Washer</text:p>
          </table:table-cell>
          <table:table-cell table:style-name="ce7" table:formula="of:=NOT(RIGHT(TRIM([.$C151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51]))" office:value-type="boolean" office:boolean-value="true" calcext:value-type="boolean">
            <text:p>TRUE</text:p>
          </table:table-cell>
          <table:table-cell table:style-name="ce7" table:formula="of:=ISNUMBER(FIND(&quot;: Bolt&quot;; [.$C151]))" office:value-type="boolean" office:boolean-value="false" calcext:value-type="boolean">
            <text:p>FALSE</text:p>
          </table:table-cell>
          <table:table-cell table:style-name="ce7" table:formula="of:=ISNUMBER(FIND(&quot;: Nut&quot;; [.$C151]))" office:value-type="boolean" office:boolean-value="false" calcext:value-type="boolean">
            <text:p>FALSE</text:p>
          </table:table-cell>
          <table:table-cell table:style-name="ce7" table:formula="of:=ISNUMBER(SEARCH(&quot;: Wheel&quot;; [.$C151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51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51]))" office:value-type="boolean" office:boolean-value="false" calcext:value-type="boolean">
            <text:p>FALSE</text:p>
          </table:table-cell>
          <table:table-cell table:style-name="ce7" table:formula="of:=ISNUMBER(SEARCH(&quot;ALUMINIUM SHEET&quot;; [.$C151]))" office:value-type="boolean" office:boolean-value="false" calcext:value-type="boolean">
            <text:p>FALSE</text:p>
          </table:table-cell>
          <table:table-cell table:style-name="ce7" table:formula="of:=ISNUMBER(FIND(&quot;: Tube clamp&quot;; [.$C151]))" office:value-type="boolean" office:boolean-value="false" calcext:value-type="boolean">
            <text:p>FALSE</text:p>
          </table:table-cell>
          <table:table-cell table:style-name="ce7" table:formula="of:=AND(ISNUMBER(FIND(&quot;: Tube clamp&quot;; [.$C151])); ISNUMBER(SEARCH(&quot;104:&quot;; [.$C151])))" office:value-type="boolean" office:boolean-value="false" calcext:value-type="boolean">
            <text:p>FALSE</text:p>
          </table:table-cell>
          <table:table-cell table:style-name="ce7" table:formula="of:=AND(ISNUMBER(FIND(&quot;: Tube clamp&quot;; [.$C151])); ISNUMBER(SEARCH(&quot;116:&quot;; [.$C151])))" office:value-type="boolean" office:boolean-value="false" calcext:value-type="boolean">
            <text:p>FALSE</text:p>
          </table:table-cell>
          <table:table-cell table:style-name="ce7" table:formula="of:=AND(ISNUMBER(FIND(&quot;: Tube clamp&quot;; [.$C151])); ISNUMBER(SEARCH(&quot;132:&quot;; [.$C151])))" office:value-type="boolean" office:boolean-value="false" calcext:value-type="boolean">
            <text:p>FALSE</text:p>
          </table:table-cell>
          <table:table-cell table:style-name="ce7" table:formula="of:=AND(ISNUMBER(FIND(&quot;: Tube clamp&quot;; [.$C151])); ISNUMBER(SEARCH(&quot;176:&quot;; [.$C151])))" office:value-type="boolean" office:boolean-value="false" calcext:value-type="boolean">
            <text:p>FALSE</text:p>
          </table:table-cell>
          <table:table-cell table:style-name="ce7" table:formula="of:=ISNUMBER(FIND(&quot;Tool:&quot;; [.$C151]))" office:value-type="boolean" office:boolean-value="false" calcext:value-type="boolean">
            <text:p>FALSE</text:p>
          </table:table-cell>
          <table:table-cell table:style-name="ce12" table:formula="of:=IF(ISNUMBER(FIND(&quot;Φ&quot;; [.$C151])); MID([.$C151]; FIND(&quot;Φ&quot;; [.$C151]) + 1; FIND(&quot;mm&quot;; [.$C151]; FIND(&quot;Φ&quot;; [.$C151])) - FIND(&quot;Φ&quot;; [.$C151]) - 1); IF(ISNUMBER(FIND(&quot;: Bolt M&quot;; [.$C151])); MID([.$C151]; FIND(&quot;: Bolt M&quot;; [.$C151]) + 8; FIND(&quot; &quot;; [.$C151]; FIND(&quot;: Bolt M&quot;; [.$C151]) + 8) - FIND(&quot;: Bolt M&quot;; [.$C151]) - 8); &quot;&quot;))" office:value-type="string" office:string-value="60" calcext:value-type="string">
            <text:p>60</text:p>
          </table:table-cell>
          <table:table-cell table:style-name="ce12" table:formula="of:=IF(ISNUMBER(FIND(&quot;: Washer&quot;; [.$C151])); [.$U151]; IF(ISNUMBER(FIND(&quot;Φ&quot;; [.$C151])); MID([.$C151]; FIND(&quot;Φ&quot;; [.$C151]) + 1; FIND(&quot;mm&quot;; [.$C151]; FIND(&quot;Φ&quot;; [.$C151])) - FIND(&quot;Φ&quot;; [.$C151]) - 1); IF(ISNUMBER(FIND(&quot;: Bolt M&quot;; [.$C151])); MID([.$C151]; FIND(&quot;: Bolt M&quot;; [.$C151]) + 8; FIND(&quot; &quot;; [.$C151]; FIND(&quot;: Bolt M&quot;; [.$C151]) + 8) - FIND(&quot;: Bolt M&quot;; [.$C151]) - 8); &quot;&quot;)))" office:value-type="string" office:string-value="20" calcext:value-type="string">
            <text:p>20</text:p>
          </table:table-cell>
          <table:table-cell table:formula="of:=IF(ISNUMBER(FIND(&quot;Φ&quot;; [.$C151]));&#10;      MID([.$C151];&#10;          FIND(&quot;mm &quot;; [.$C151]; FIND(&quot;Φ&quot;; [.$C151])) + 5;&#10;          FIND(&quot;mm &quot;; [.$C151]; FIND(&quot;mm &quot;; [.$C151]; FIND(&quot;Φ&quot;; [.$C151])) + 4) - FIND(&quot;mm &quot;; [.$C151]; FIND(&quot;Φ&quot;; [.$C151])) - 5&#10;     );&#10;      MID([.$C151];&#10;          FIND(&quot;mm &quot;; [.$C151]; FIND(&quot;: &quot;; [.$C151])) - FIND(&quot; &quot;; STRING_REVERSE(LEFT([.$C151]; FIND(&quot;mm &quot;; [.$C151]; FIND(&quot;: &quot;; [.$C151]))))) + 2;&#10;          FIND(&quot; &quot;; STRING_REVERSE(LEFT([.$C151]; FIND(&quot;mm &quot;; [.$C151]; FIND(&quot;: &quot;; [.$C151]))))) - 2&#10;     )&#10;)" office:value-type="string" office:string-value="20" calcext:value-type="string">
            <text:p>20</text:p>
          </table:table-cell>
          <table:table-cell table:formula="of:=IF(ISNUMBER(FIND(&quot;Φ&quot;; [.$C151]));&#10;      MID([.$C152];           FIND(&quot;mm &quot;; [.$C152]; FIND(&quot;mm &quot;; [.$C152]; FIND(&quot;mm &quot;; [.$C152]; FIND(&quot;: &quot;; [.$C152])) + 2) + 2) - FIND(&quot; &quot;; STRING_REVERSE(LEFT([.$C152]; FIND(&quot;mm &quot;; [.$C152]; FIND(&quot;mm &quot;; [.$C152]; FIND(&quot;mm &quot;; [.$C152]; FIND(&quot;: &quot;; [.$C152])) + 2) + 2)))) + 2;           FIND(&quot; &quot;; STRING_REVERSE(LEFT([.$C152]; FIND(&quot;mm &quot;; [.$C152]; FIND(&quot;mm &quot;; [.$C152]; FIND(&quot;mm &quot;; [.$C152]; FIND(&quot;: &quot;; [.$C152])) + 2) + 2)))) - 2      );&#10;      MID([.$C151];&#10;          FIND(&quot;mm &quot;; [.$C151]; FIND(&quot;mm &quot;; [.$C151]; FIND(&quot;: &quot;; [.$C151])) + 2) - FIND(&quot; &quot;; STRING_REVERSE(LEFT([.$C151]; FIND(&quot;mm &quot;; [.$C151]; FIND(&quot;mm &quot;; [.$C151]; FIND(&quot;: &quot;; [.$C151])) + 2)))) + 2;&#10;          FIND(&quot; &quot;; STRING_REVERSE(LEFT([.$C151]; FIND(&quot;mm &quot;; [.$C151]; FIND(&quot;mm &quot;; [.$C151]; FIND(&quot;: &quot;; [.$C151])) + 2)))) - 2&#10;     )&#10;)" office:value-type="string" office:string-value="" calcext:value-type="error">
            <text:p>#VALUE!</text:p>
          </table:table-cell>
          <table:table-cell table:formula="of:=IF(ISNUMBER(FIND(&quot;Φ&quot;; [.$C151]));&#10;      &quot;&quot;;&#10;      MID([.$C151];&#10;          FIND(&quot;mm &quot;; [.$C151]; FIND(&quot;mm &quot;; [.$C151]; FIND(&quot;mm &quot;; [.$C151]; FIND(&quot;: &quot;; [.$C151])) + 2) + 2) - FIND(&quot; &quot;; STRING_REVERSE(LEFT([.$C151]; FIND(&quot;mm &quot;; [.$C151]; FIND(&quot;mm &quot;; [.$C151]; FIND(&quot;mm &quot;; [.$C151]; FIND(&quot;: &quot;; [.$C151])) + 2) + 2)))) + 2;&#10;          FIND(&quot; &quot;; STRING_REVERSE(LEFT([.$C151]; FIND(&quot;mm &quot;; [.$C151]; FIND(&quot;mm &quot;; [.$C151]; FIND(&quot;mm &quot;; [.$C151]; FIND(&quot;: &quot;; [.$C151])) + 2) + 2)))) - 2&#10;     )&#10;)">
            <text:p/>
          </table:table-cell>
          <table:table-cell table:formula="of:=IF(ISNUMBER(FIND(&quot;Φ&quot;; [.$C151]));&#10;      IF(ISNUMBER(FIND(&quot;: Washer&quot;; [.$C151])); [.$V151]; &quot;&quot;);&#10;      MID([.$C151];&#10;          FIND(&quot;mm &quot;; [.$C151]; FIND(&quot;mm &quot;; [.$C151]; FIND(&quot;mm &quot;; [.$C151]; FIND(&quot;mm &quot;; [.$C151]; FIND(&quot;: &quot;; [.$C151])) + 2) + 2) + 2) - FIND(&quot; &quot;; STRING_REVERSE(LEFT([.$C151]; FIND(&quot;mm &quot;; [.$C151]; FIND(&quot;mm &quot;; [.$C151]; FIND(&quot;mm &quot;; [.$C151]; FIND(&quot;mm &quot;; [.$C151]; FIND(&quot;: &quot;; [.$C151])) + 2) + 2) + 2)))) + 2;&#10;          FIND(&quot; &quot;; STRING_REVERSE(LEFT([.$C151]; FIND(&quot;mm &quot;; [.$C151]; FIND(&quot;mm &quot;; [.$C151]; FIND(&quot;mm &quot;; [.$C151]; FIND(&quot;mm &quot;; [.$C151]; FIND(&quot;: &quot;; [.$C151])) + 2) + 2) + 2)))) - 2&#10;     )&#10;)" office:value-type="string" office:string-value="" calcext:value-type="error">
            <text:p>#VALUE!</text:p>
          </table:table-cell>
          <table:table-cell table:style-name="ce17" table:formula="of:=NOT(OR([.$F151:.$Q151]))" office:value-type="boolean" office:boolean-value="false" calcext:value-type="boolean">
            <text:p>FALSE</text:p>
          </table:table-cell>
          <table:table-cell table:formula="of:=RIGHT([.$C151]; LEN([.$C151]) - FIND(&quot; - x&quot;; [.$C151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ECHO: "Front drive assembly:"</text:p>
          </table:table-cell>
          <table:table-cell table:formula="of:=MID([.$B152]; 8; LEN([.$B152]) - 8)" office:value-type="string" office:string-value="Front drive assembly:" calcext:value-type="string">
            <text:p>Front drive assembly:</text:p>
          </table:table-cell>
          <table:table-cell table:formula="of:=IF(LEFT([.$C152]; 5) = &quot;Tool:&quot;; RIGHT([.$C152]; LEN([.$C152]) - 6); LEFT([.$C152]; FIND(&quot;:&quot;; [.$C152]) - 1))" office:value-type="string" office:string-value="Front drive assembly" calcext:value-type="string">
            <text:p>Front drive assembly</text:p>
          </table:table-cell>
          <table:table-cell table:style-name="ce7" table:formula="of:=NOT(RIGHT(TRIM([.$C152]); 1) = &quot;:&quot;)" office:value-type="boolean" office:boolean-value="false" calcext:value-type="boolean">
            <text:p>FALSE</text:p>
          </table:table-cell>
          <table:table-cell table:style-name="ce7" table:formula="of:=ISNUMBER(FIND(&quot;: Washer&quot;; [.$C152]))" office:value-type="boolean" office:boolean-value="false" calcext:value-type="boolean">
            <text:p>FALSE</text:p>
          </table:table-cell>
          <table:table-cell table:style-name="ce7" table:formula="of:=ISNUMBER(FIND(&quot;: Bolt&quot;; [.$C152]))" office:value-type="boolean" office:boolean-value="false" calcext:value-type="boolean">
            <text:p>FALSE</text:p>
          </table:table-cell>
          <table:table-cell table:style-name="ce7" table:formula="of:=ISNUMBER(FIND(&quot;: Nut&quot;; [.$C152]))" office:value-type="boolean" office:boolean-value="false" calcext:value-type="boolean">
            <text:p>FALSE</text:p>
          </table:table-cell>
          <table:table-cell table:style-name="ce7" table:formula="of:=ISNUMBER(SEARCH(&quot;: Wheel&quot;; [.$C152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52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52]))" office:value-type="boolean" office:boolean-value="false" calcext:value-type="boolean">
            <text:p>FALSE</text:p>
          </table:table-cell>
          <table:table-cell table:style-name="ce7" table:formula="of:=ISNUMBER(SEARCH(&quot;ALUMINIUM SHEET&quot;; [.$C152]))" office:value-type="boolean" office:boolean-value="false" calcext:value-type="boolean">
            <text:p>FALSE</text:p>
          </table:table-cell>
          <table:table-cell table:style-name="ce7" table:formula="of:=ISNUMBER(FIND(&quot;: Tube clamp&quot;; [.$C152]))" office:value-type="boolean" office:boolean-value="false" calcext:value-type="boolean">
            <text:p>FALSE</text:p>
          </table:table-cell>
          <table:table-cell table:style-name="ce7" table:formula="of:=AND(ISNUMBER(FIND(&quot;: Tube clamp&quot;; [.$C152])); ISNUMBER(SEARCH(&quot;104:&quot;; [.$C152])))" office:value-type="boolean" office:boolean-value="false" calcext:value-type="boolean">
            <text:p>FALSE</text:p>
          </table:table-cell>
          <table:table-cell table:style-name="ce7" table:formula="of:=AND(ISNUMBER(FIND(&quot;: Tube clamp&quot;; [.$C152])); ISNUMBER(SEARCH(&quot;116:&quot;; [.$C152])))" office:value-type="boolean" office:boolean-value="false" calcext:value-type="boolean">
            <text:p>FALSE</text:p>
          </table:table-cell>
          <table:table-cell table:style-name="ce7" table:formula="of:=AND(ISNUMBER(FIND(&quot;: Tube clamp&quot;; [.$C152])); ISNUMBER(SEARCH(&quot;132:&quot;; [.$C152])))" office:value-type="boolean" office:boolean-value="false" calcext:value-type="boolean">
            <text:p>FALSE</text:p>
          </table:table-cell>
          <table:table-cell table:style-name="ce7" table:formula="of:=AND(ISNUMBER(FIND(&quot;: Tube clamp&quot;; [.$C152])); ISNUMBER(SEARCH(&quot;176:&quot;; [.$C152])))" office:value-type="boolean" office:boolean-value="false" calcext:value-type="boolean">
            <text:p>FALSE</text:p>
          </table:table-cell>
          <table:table-cell table:style-name="ce7" table:formula="of:=ISNUMBER(FIND(&quot;Tool:&quot;; [.$C152]))" office:value-type="boolean" office:boolean-value="false" calcext:value-type="boolean">
            <text:p>FALSE</text:p>
          </table:table-cell>
          <table:table-cell table:style-name="ce12" table:formula="of:=IF(ISNUMBER(FIND(&quot;Φ&quot;; [.$C152])); MID([.$C152]; FIND(&quot;Φ&quot;; [.$C152]) + 1; FIND(&quot;mm&quot;; [.$C152]; FIND(&quot;Φ&quot;; [.$C152])) - FIND(&quot;Φ&quot;; [.$C152]) - 1); IF(ISNUMBER(FIND(&quot;: Bolt M&quot;; [.$C152])); MID([.$C152]; FIND(&quot;: Bolt M&quot;; [.$C152]) + 8; FIND(&quot; &quot;; [.$C152]; FIND(&quot;: Bolt M&quot;; [.$C152]) + 8) - FIND(&quot;: Bolt M&quot;; [.$C152]) - 8); &quot;&quot;))">
            <text:p/>
          </table:table-cell>
          <table:table-cell table:style-name="ce12" table:formula="of:=IF(ISNUMBER(FIND(&quot;: Washer&quot;; [.$C152])); [.$U152]; IF(ISNUMBER(FIND(&quot;Φ&quot;; [.$C152])); MID([.$C152]; FIND(&quot;Φ&quot;; [.$C152]) + 1; FIND(&quot;mm&quot;; [.$C152]; FIND(&quot;Φ&quot;; [.$C152])) - FIND(&quot;Φ&quot;; [.$C152]) - 1); IF(ISNUMBER(FIND(&quot;: Bolt M&quot;; [.$C152])); MID([.$C152]; FIND(&quot;: Bolt M&quot;; [.$C152]) + 8; FIND(&quot; &quot;; [.$C152]; FIND(&quot;: Bolt M&quot;; [.$C152]) + 8) - FIND(&quot;: Bolt M&quot;; [.$C152]) - 8); &quot;&quot;)))">
            <text:p/>
          </table:table-cell>
          <table:table-cell table:formula="of:=IF(ISNUMBER(FIND(&quot;Φ&quot;; [.$C152]));&#10;      MID([.$C152];&#10;          FIND(&quot;mm &quot;; [.$C152]; FIND(&quot;Φ&quot;; [.$C152])) + 5;&#10;          FIND(&quot;mm &quot;; [.$C152]; FIND(&quot;mm &quot;; [.$C152]; FIND(&quot;Φ&quot;; [.$C152])) + 4) - FIND(&quot;mm &quot;; [.$C152]; FIND(&quot;Φ&quot;; [.$C152])) - 5&#10;     );&#10;      MID([.$C152];&#10;          FIND(&quot;mm &quot;; [.$C152]; FIND(&quot;: &quot;; [.$C152])) - FIND(&quot; &quot;; STRING_REVERSE(LEFT([.$C152]; FIND(&quot;mm &quot;; [.$C152]; FIND(&quot;: &quot;; [.$C152]))))) + 2;&#10;          FIND(&quot; &quot;; STRING_REVERSE(LEFT([.$C152]; FIND(&quot;mm &quot;; [.$C152]; FIND(&quot;: &quot;; [.$C152]))))) - 2&#10;     )&#10;)" office:value-type="string" office:string-value="" calcext:value-type="error">
            <text:p>#VALUE!</text:p>
          </table:table-cell>
          <table:table-cell table:formula="of:=IF(ISNUMBER(FIND(&quot;Φ&quot;; [.$C152]));&#10;      MID([.$C153];           FIND(&quot;mm &quot;; [.$C153]; FIND(&quot;mm &quot;; [.$C153]; FIND(&quot;mm &quot;; [.$C153]; FIND(&quot;: &quot;; [.$C153])) + 2) + 2) - FIND(&quot; &quot;; STRING_REVERSE(LEFT([.$C153]; FIND(&quot;mm &quot;; [.$C153]; FIND(&quot;mm &quot;; [.$C153]; FIND(&quot;mm &quot;; [.$C153]; FIND(&quot;: &quot;; [.$C153])) + 2) + 2)))) + 2;           FIND(&quot; &quot;; STRING_REVERSE(LEFT([.$C153]; FIND(&quot;mm &quot;; [.$C153]; FIND(&quot;mm &quot;; [.$C153]; FIND(&quot;mm &quot;; [.$C153]; FIND(&quot;: &quot;; [.$C153])) + 2) + 2)))) - 2      );&#10;      MID([.$C152];&#10;          FIND(&quot;mm &quot;; [.$C152]; FIND(&quot;mm &quot;; [.$C152]; FIND(&quot;: &quot;; [.$C152])) + 2) - FIND(&quot; &quot;; STRING_REVERSE(LEFT([.$C152]; FIND(&quot;mm &quot;; [.$C152]; FIND(&quot;mm &quot;; [.$C152]; FIND(&quot;: &quot;; [.$C152])) + 2)))) + 2;&#10;          FIND(&quot; &quot;; STRING_REVERSE(LEFT([.$C152]; FIND(&quot;mm &quot;; [.$C152]; FIND(&quot;mm &quot;; [.$C152]; FIND(&quot;: &quot;; [.$C152])) + 2)))) - 2&#10;     )&#10;)" office:value-type="string" office:string-value="" calcext:value-type="error">
            <text:p>#VALUE!</text:p>
          </table:table-cell>
          <table:table-cell table:formula="of:=IF(ISNUMBER(FIND(&quot;Φ&quot;; [.$C152]));&#10;      &quot;&quot;;&#10;      MID([.$C152];&#10;          FIND(&quot;mm &quot;; [.$C152]; FIND(&quot;mm &quot;; [.$C152]; FIND(&quot;mm &quot;; [.$C152]; FIND(&quot;: &quot;; [.$C152])) + 2) + 2) - FIND(&quot; &quot;; STRING_REVERSE(LEFT([.$C152]; FIND(&quot;mm &quot;; [.$C152]; FIND(&quot;mm &quot;; [.$C152]; FIND(&quot;mm &quot;; [.$C152]; FIND(&quot;: &quot;; [.$C152])) + 2) + 2)))) + 2;&#10;          FIND(&quot; &quot;; STRING_REVERSE(LEFT([.$C152]; FIND(&quot;mm &quot;; [.$C152]; FIND(&quot;mm &quot;; [.$C152]; FIND(&quot;mm &quot;; [.$C152]; FIND(&quot;: &quot;; [.$C152])) + 2) + 2)))) - 2&#10;     )&#10;)" office:value-type="string" office:string-value="" calcext:value-type="error">
            <text:p>#VALUE!</text:p>
          </table:table-cell>
          <table:table-cell table:formula="of:=IF(ISNUMBER(FIND(&quot;Φ&quot;; [.$C152]));&#10;      IF(ISNUMBER(FIND(&quot;: Washer&quot;; [.$C152])); [.$V152]; &quot;&quot;);&#10;      MID([.$C152];&#10;          FIND(&quot;mm &quot;; [.$C152]; FIND(&quot;mm &quot;; [.$C152]; FIND(&quot;mm &quot;; [.$C152]; FIND(&quot;mm &quot;; [.$C152]; FIND(&quot;: &quot;; [.$C152])) + 2) + 2) + 2) - FIND(&quot; &quot;; STRING_REVERSE(LEFT([.$C152]; FIND(&quot;mm &quot;; [.$C152]; FIND(&quot;mm &quot;; [.$C152]; FIND(&quot;mm &quot;; [.$C152]; FIND(&quot;mm &quot;; [.$C152]; FIND(&quot;: &quot;; [.$C152])) + 2) + 2) + 2)))) + 2;&#10;          FIND(&quot; &quot;; STRING_REVERSE(LEFT([.$C152]; FIND(&quot;mm &quot;; [.$C152]; FIND(&quot;mm &quot;; [.$C152]; FIND(&quot;mm &quot;; [.$C152]; FIND(&quot;mm &quot;; [.$C152]; FIND(&quot;: &quot;; [.$C152])) + 2) + 2) + 2)))) - 2&#10;     )&#10;)" office:value-type="string" office:string-value="" calcext:value-type="error">
            <text:p>#VALUE!</text:p>
          </table:table-cell>
          <table:table-cell table:style-name="ce17" table:formula="of:=NOT(OR([.$F152:.$Q152]))" office:value-type="boolean" office:boolean-value="true" calcext:value-type="boolean">
            <text:p>TRUE</text:p>
          </table:table-cell>
          <table:table-cell table:formula="of:=RIGHT([.$C152]; LEN([.$C152]) - FIND(&quot; - x&quot;; [.$C152]) - 3)" office:value-type="string" office:string-value="" calcext:value-type="error">
            <text:p>#VALUE!</text:p>
          </table:table-cell>
          <table:table-cell table:number-columns-repeated="998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ECHO: "Axle extension: Round Aluminium bar Φ27mm x 133mm - x2"</text:p>
          </table:table-cell>
          <table:table-cell table:formula="of:=MID([.$B153]; 8; LEN([.$B153]) - 8)" office:value-type="string" office:string-value="Axle extension: Round Aluminium bar Φ27mm x 133mm - x2" calcext:value-type="string">
            <text:p>Axle extension: Round Aluminium bar Φ27mm x 133mm - x2</text:p>
          </table:table-cell>
          <table:table-cell table:formula="of:=IF(LEFT([.$C153]; 5) = &quot;Tool:&quot;; RIGHT([.$C153]; LEN([.$C153]) - 6); LEFT([.$C153]; FIND(&quot;:&quot;; [.$C153]) - 1))" office:value-type="string" office:string-value="Axle extension" calcext:value-type="string">
            <text:p>Axle extension</text:p>
          </table:table-cell>
          <table:table-cell table:style-name="ce7" table:formula="of:=NOT(RIGHT(TRIM([.$C153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53]))" office:value-type="boolean" office:boolean-value="false" calcext:value-type="boolean">
            <text:p>FALSE</text:p>
          </table:table-cell>
          <table:table-cell table:style-name="ce7" table:formula="of:=ISNUMBER(FIND(&quot;: Bolt&quot;; [.$C153]))" office:value-type="boolean" office:boolean-value="false" calcext:value-type="boolean">
            <text:p>FALSE</text:p>
          </table:table-cell>
          <table:table-cell table:style-name="ce7" table:formula="of:=ISNUMBER(FIND(&quot;: Nut&quot;; [.$C153]))" office:value-type="boolean" office:boolean-value="false" calcext:value-type="boolean">
            <text:p>FALSE</text:p>
          </table:table-cell>
          <table:table-cell table:style-name="ce7" table:formula="of:=ISNUMBER(SEARCH(&quot;: Wheel&quot;; [.$C153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53]))" office:value-type="boolean" office:boolean-value="true" calcext:value-type="boolean">
            <text:p>TRUE</text:p>
          </table:table-cell>
          <table:table-cell table:style-name="ce7" table:formula="of:=ISNUMBER(SEARCH(&quot;SQUARE ALUMINIUM HOLLOW BEAM&quot;; [.$C153]))" office:value-type="boolean" office:boolean-value="false" calcext:value-type="boolean">
            <text:p>FALSE</text:p>
          </table:table-cell>
          <table:table-cell table:style-name="ce7" table:formula="of:=ISNUMBER(SEARCH(&quot;ALUMINIUM SHEET&quot;; [.$C153]))" office:value-type="boolean" office:boolean-value="false" calcext:value-type="boolean">
            <text:p>FALSE</text:p>
          </table:table-cell>
          <table:table-cell table:style-name="ce7" table:formula="of:=ISNUMBER(FIND(&quot;: Tube clamp&quot;; [.$C153]))" office:value-type="boolean" office:boolean-value="false" calcext:value-type="boolean">
            <text:p>FALSE</text:p>
          </table:table-cell>
          <table:table-cell table:style-name="ce7" table:formula="of:=AND(ISNUMBER(FIND(&quot;: Tube clamp&quot;; [.$C153])); ISNUMBER(SEARCH(&quot;104:&quot;; [.$C153])))" office:value-type="boolean" office:boolean-value="false" calcext:value-type="boolean">
            <text:p>FALSE</text:p>
          </table:table-cell>
          <table:table-cell table:style-name="ce7" table:formula="of:=AND(ISNUMBER(FIND(&quot;: Tube clamp&quot;; [.$C153])); ISNUMBER(SEARCH(&quot;116:&quot;; [.$C153])))" office:value-type="boolean" office:boolean-value="false" calcext:value-type="boolean">
            <text:p>FALSE</text:p>
          </table:table-cell>
          <table:table-cell table:style-name="ce7" table:formula="of:=AND(ISNUMBER(FIND(&quot;: Tube clamp&quot;; [.$C153])); ISNUMBER(SEARCH(&quot;132:&quot;; [.$C153])))" office:value-type="boolean" office:boolean-value="false" calcext:value-type="boolean">
            <text:p>FALSE</text:p>
          </table:table-cell>
          <table:table-cell table:style-name="ce7" table:formula="of:=AND(ISNUMBER(FIND(&quot;: Tube clamp&quot;; [.$C153])); ISNUMBER(SEARCH(&quot;176:&quot;; [.$C153])))" office:value-type="boolean" office:boolean-value="false" calcext:value-type="boolean">
            <text:p>FALSE</text:p>
          </table:table-cell>
          <table:table-cell table:style-name="ce7" table:formula="of:=ISNUMBER(FIND(&quot;Tool:&quot;; [.$C153]))" office:value-type="boolean" office:boolean-value="false" calcext:value-type="boolean">
            <text:p>FALSE</text:p>
          </table:table-cell>
          <table:table-cell table:style-name="ce12" table:formula="of:=IF(ISNUMBER(FIND(&quot;Φ&quot;; [.$C153])); MID([.$C153]; FIND(&quot;Φ&quot;; [.$C153]) + 1; FIND(&quot;mm&quot;; [.$C153]; FIND(&quot;Φ&quot;; [.$C153])) - FIND(&quot;Φ&quot;; [.$C153]) - 1); IF(ISNUMBER(FIND(&quot;: Bolt M&quot;; [.$C153])); MID([.$C153]; FIND(&quot;: Bolt M&quot;; [.$C153]) + 8; FIND(&quot; &quot;; [.$C153]; FIND(&quot;: Bolt M&quot;; [.$C153]) + 8) - FIND(&quot;: Bolt M&quot;; [.$C153]) - 8); &quot;&quot;))" office:value-type="string" office:string-value="27" calcext:value-type="string">
            <text:p>27</text:p>
          </table:table-cell>
          <table:table-cell table:style-name="ce12" table:formula="of:=IF(ISNUMBER(FIND(&quot;: Washer&quot;; [.$C153])); [.$U153]; IF(ISNUMBER(FIND(&quot;Φ&quot;; [.$C153])); MID([.$C153]; FIND(&quot;Φ&quot;; [.$C153]) + 1; FIND(&quot;mm&quot;; [.$C153]; FIND(&quot;Φ&quot;; [.$C153])) - FIND(&quot;Φ&quot;; [.$C153]) - 1); IF(ISNUMBER(FIND(&quot;: Bolt M&quot;; [.$C153])); MID([.$C153]; FIND(&quot;: Bolt M&quot;; [.$C153]) + 8; FIND(&quot; &quot;; [.$C153]; FIND(&quot;: Bolt M&quot;; [.$C153]) + 8) - FIND(&quot;: Bolt M&quot;; [.$C153]) - 8); &quot;&quot;)))" office:value-type="string" office:string-value="27" calcext:value-type="string">
            <text:p>27</text:p>
          </table:table-cell>
          <table:table-cell table:formula="of:=IF(ISNUMBER(FIND(&quot;Φ&quot;; [.$C153]));&#10;      MID([.$C153];&#10;          FIND(&quot;mm &quot;; [.$C153]; FIND(&quot;Φ&quot;; [.$C153])) + 5;&#10;          FIND(&quot;mm &quot;; [.$C153]; FIND(&quot;mm &quot;; [.$C153]; FIND(&quot;Φ&quot;; [.$C153])) + 4) - FIND(&quot;mm &quot;; [.$C153]; FIND(&quot;Φ&quot;; [.$C153])) - 5&#10;     );&#10;      MID([.$C153];&#10;          FIND(&quot;mm &quot;; [.$C153]; FIND(&quot;: &quot;; [.$C153])) - FIND(&quot; &quot;; STRING_REVERSE(LEFT([.$C153]; FIND(&quot;mm &quot;; [.$C153]; FIND(&quot;: &quot;; [.$C153]))))) + 2;&#10;          FIND(&quot; &quot;; STRING_REVERSE(LEFT([.$C153]; FIND(&quot;mm &quot;; [.$C153]; FIND(&quot;: &quot;; [.$C153]))))) - 2&#10;     )&#10;)" office:value-type="string" office:string-value="133" calcext:value-type="string">
            <text:p>133</text:p>
          </table:table-cell>
          <table:table-cell table:formula="of:=IF(ISNUMBER(FIND(&quot;Φ&quot;; [.$C153]));&#10;      MID([.$C154];           FIND(&quot;mm &quot;; [.$C154]; FIND(&quot;mm &quot;; [.$C154]; FIND(&quot;mm &quot;; [.$C154]; FIND(&quot;: &quot;; [.$C154])) + 2) + 2) - FIND(&quot; &quot;; STRING_REVERSE(LEFT([.$C154]; FIND(&quot;mm &quot;; [.$C154]; FIND(&quot;mm &quot;; [.$C154]; FIND(&quot;mm &quot;; [.$C154]; FIND(&quot;: &quot;; [.$C154])) + 2) + 2)))) + 2;           FIND(&quot; &quot;; STRING_REVERSE(LEFT([.$C154]; FIND(&quot;mm &quot;; [.$C154]; FIND(&quot;mm &quot;; [.$C154]; FIND(&quot;mm &quot;; [.$C154]; FIND(&quot;: &quot;; [.$C154])) + 2) + 2)))) - 2      );&#10;      MID([.$C153];&#10;          FIND(&quot;mm &quot;; [.$C153]; FIND(&quot;mm &quot;; [.$C153]; FIND(&quot;: &quot;; [.$C153])) + 2) - FIND(&quot; &quot;; STRING_REVERSE(LEFT([.$C153]; FIND(&quot;mm &quot;; [.$C153]; FIND(&quot;mm &quot;; [.$C153]; FIND(&quot;: &quot;; [.$C153])) + 2)))) + 2;&#10;          FIND(&quot; &quot;; STRING_REVERSE(LEFT([.$C153]; FIND(&quot;mm &quot;; [.$C153]; FIND(&quot;mm &quot;; [.$C153]; FIND(&quot;: &quot;; [.$C153])) + 2)))) - 2&#10;     )&#10;)" office:value-type="string" office:string-value="" calcext:value-type="error">
            <text:p>#VALUE!</text:p>
          </table:table-cell>
          <table:table-cell table:formula="of:=IF(ISNUMBER(FIND(&quot;Φ&quot;; [.$C153]));&#10;      &quot;&quot;;&#10;      MID([.$C153];&#10;          FIND(&quot;mm &quot;; [.$C153]; FIND(&quot;mm &quot;; [.$C153]; FIND(&quot;mm &quot;; [.$C153]; FIND(&quot;: &quot;; [.$C153])) + 2) + 2) - FIND(&quot; &quot;; STRING_REVERSE(LEFT([.$C153]; FIND(&quot;mm &quot;; [.$C153]; FIND(&quot;mm &quot;; [.$C153]; FIND(&quot;mm &quot;; [.$C153]; FIND(&quot;: &quot;; [.$C153])) + 2) + 2)))) + 2;&#10;          FIND(&quot; &quot;; STRING_REVERSE(LEFT([.$C153]; FIND(&quot;mm &quot;; [.$C153]; FIND(&quot;mm &quot;; [.$C153]; FIND(&quot;mm &quot;; [.$C153]; FIND(&quot;: &quot;; [.$C153])) + 2) + 2)))) - 2&#10;     )&#10;)">
            <text:p/>
          </table:table-cell>
          <table:table-cell table:formula="of:=IF(ISNUMBER(FIND(&quot;Φ&quot;; [.$C153]));&#10;      IF(ISNUMBER(FIND(&quot;: Washer&quot;; [.$C153])); [.$V153]; &quot;&quot;);&#10;      MID([.$C153];&#10;          FIND(&quot;mm &quot;; [.$C153]; FIND(&quot;mm &quot;; [.$C153]; FIND(&quot;mm &quot;; [.$C153]; FIND(&quot;mm &quot;; [.$C153]; FIND(&quot;: &quot;; [.$C153])) + 2) + 2) + 2) - FIND(&quot; &quot;; STRING_REVERSE(LEFT([.$C153]; FIND(&quot;mm &quot;; [.$C153]; FIND(&quot;mm &quot;; [.$C153]; FIND(&quot;mm &quot;; [.$C153]; FIND(&quot;mm &quot;; [.$C153]; FIND(&quot;: &quot;; [.$C153])) + 2) + 2) + 2)))) + 2;&#10;          FIND(&quot; &quot;; STRING_REVERSE(LEFT([.$C153]; FIND(&quot;mm &quot;; [.$C153]; FIND(&quot;mm &quot;; [.$C153]; FIND(&quot;mm &quot;; [.$C153]; FIND(&quot;mm &quot;; [.$C153]; FIND(&quot;: &quot;; [.$C153])) + 2) + 2) + 2)))) - 2&#10;     )&#10;)">
            <text:p/>
          </table:table-cell>
          <table:table-cell table:style-name="ce17" table:formula="of:=NOT(OR([.$F153:.$Q153]))" office:value-type="boolean" office:boolean-value="false" calcext:value-type="boolean">
            <text:p>FALSE</text:p>
          </table:table-cell>
          <table:table-cell table:formula="of:=RIGHT([.$C153]; LEN([.$C153]) - FIND(&quot; - x&quot;; [.$C153]) - 3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ECHO: "Axle: Round Aluminium bar Φ42mm x 392mm - x1"</text:p>
          </table:table-cell>
          <table:table-cell table:formula="of:=MID([.$B154]; 8; LEN([.$B154]) - 8)" office:value-type="string" office:string-value="Axle: Round Aluminium bar Φ42mm x 392mm - x1" calcext:value-type="string">
            <text:p>Axle: Round Aluminium bar Φ42mm x 392mm - x1</text:p>
          </table:table-cell>
          <table:table-cell table:formula="of:=IF(LEFT([.$C154]; 5) = &quot;Tool:&quot;; RIGHT([.$C154]; LEN([.$C154]) - 6); LEFT([.$C154]; FIND(&quot;:&quot;; [.$C154]) - 1))" office:value-type="string" office:string-value="Axle" calcext:value-type="string">
            <text:p>Axle</text:p>
          </table:table-cell>
          <table:table-cell table:style-name="ce7" table:formula="of:=NOT(RIGHT(TRIM([.$C154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54]))" office:value-type="boolean" office:boolean-value="false" calcext:value-type="boolean">
            <text:p>FALSE</text:p>
          </table:table-cell>
          <table:table-cell table:style-name="ce7" table:formula="of:=ISNUMBER(FIND(&quot;: Bolt&quot;; [.$C154]))" office:value-type="boolean" office:boolean-value="false" calcext:value-type="boolean">
            <text:p>FALSE</text:p>
          </table:table-cell>
          <table:table-cell table:style-name="ce7" table:formula="of:=ISNUMBER(FIND(&quot;: Nut&quot;; [.$C154]))" office:value-type="boolean" office:boolean-value="false" calcext:value-type="boolean">
            <text:p>FALSE</text:p>
          </table:table-cell>
          <table:table-cell table:style-name="ce7" table:formula="of:=ISNUMBER(SEARCH(&quot;: Wheel&quot;; [.$C154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54]))" office:value-type="boolean" office:boolean-value="true" calcext:value-type="boolean">
            <text:p>TRUE</text:p>
          </table:table-cell>
          <table:table-cell table:style-name="ce7" table:formula="of:=ISNUMBER(SEARCH(&quot;SQUARE ALUMINIUM HOLLOW BEAM&quot;; [.$C154]))" office:value-type="boolean" office:boolean-value="false" calcext:value-type="boolean">
            <text:p>FALSE</text:p>
          </table:table-cell>
          <table:table-cell table:style-name="ce7" table:formula="of:=ISNUMBER(SEARCH(&quot;ALUMINIUM SHEET&quot;; [.$C154]))" office:value-type="boolean" office:boolean-value="false" calcext:value-type="boolean">
            <text:p>FALSE</text:p>
          </table:table-cell>
          <table:table-cell table:style-name="ce7" table:formula="of:=ISNUMBER(FIND(&quot;: Tube clamp&quot;; [.$C154]))" office:value-type="boolean" office:boolean-value="false" calcext:value-type="boolean">
            <text:p>FALSE</text:p>
          </table:table-cell>
          <table:table-cell table:style-name="ce7" table:formula="of:=AND(ISNUMBER(FIND(&quot;: Tube clamp&quot;; [.$C154])); ISNUMBER(SEARCH(&quot;104:&quot;; [.$C154])))" office:value-type="boolean" office:boolean-value="false" calcext:value-type="boolean">
            <text:p>FALSE</text:p>
          </table:table-cell>
          <table:table-cell table:style-name="ce7" table:formula="of:=AND(ISNUMBER(FIND(&quot;: Tube clamp&quot;; [.$C154])); ISNUMBER(SEARCH(&quot;116:&quot;; [.$C154])))" office:value-type="boolean" office:boolean-value="false" calcext:value-type="boolean">
            <text:p>FALSE</text:p>
          </table:table-cell>
          <table:table-cell table:style-name="ce7" table:formula="of:=AND(ISNUMBER(FIND(&quot;: Tube clamp&quot;; [.$C154])); ISNUMBER(SEARCH(&quot;132:&quot;; [.$C154])))" office:value-type="boolean" office:boolean-value="false" calcext:value-type="boolean">
            <text:p>FALSE</text:p>
          </table:table-cell>
          <table:table-cell table:style-name="ce7" table:formula="of:=AND(ISNUMBER(FIND(&quot;: Tube clamp&quot;; [.$C154])); ISNUMBER(SEARCH(&quot;176:&quot;; [.$C154])))" office:value-type="boolean" office:boolean-value="false" calcext:value-type="boolean">
            <text:p>FALSE</text:p>
          </table:table-cell>
          <table:table-cell table:style-name="ce7" table:formula="of:=ISNUMBER(FIND(&quot;Tool:&quot;; [.$C154]))" office:value-type="boolean" office:boolean-value="false" calcext:value-type="boolean">
            <text:p>FALSE</text:p>
          </table:table-cell>
          <table:table-cell table:style-name="ce12" table:formula="of:=IF(ISNUMBER(FIND(&quot;Φ&quot;; [.$C154])); MID([.$C154]; FIND(&quot;Φ&quot;; [.$C154]) + 1; FIND(&quot;mm&quot;; [.$C154]; FIND(&quot;Φ&quot;; [.$C154])) - FIND(&quot;Φ&quot;; [.$C154]) - 1); IF(ISNUMBER(FIND(&quot;: Bolt M&quot;; [.$C154])); MID([.$C154]; FIND(&quot;: Bolt M&quot;; [.$C154]) + 8; FIND(&quot; &quot;; [.$C154]; FIND(&quot;: Bolt M&quot;; [.$C154]) + 8) - FIND(&quot;: Bolt M&quot;; [.$C154]) - 8); &quot;&quot;))" office:value-type="string" office:string-value="42" calcext:value-type="string">
            <text:p>42</text:p>
          </table:table-cell>
          <table:table-cell table:style-name="ce12" table:formula="of:=IF(ISNUMBER(FIND(&quot;: Washer&quot;; [.$C154])); [.$U154]; IF(ISNUMBER(FIND(&quot;Φ&quot;; [.$C154])); MID([.$C154]; FIND(&quot;Φ&quot;; [.$C154]) + 1; FIND(&quot;mm&quot;; [.$C154]; FIND(&quot;Φ&quot;; [.$C154])) - FIND(&quot;Φ&quot;; [.$C154]) - 1); IF(ISNUMBER(FIND(&quot;: Bolt M&quot;; [.$C154])); MID([.$C154]; FIND(&quot;: Bolt M&quot;; [.$C154]) + 8; FIND(&quot; &quot;; [.$C154]; FIND(&quot;: Bolt M&quot;; [.$C154]) + 8) - FIND(&quot;: Bolt M&quot;; [.$C154]) - 8); &quot;&quot;)))" office:value-type="string" office:string-value="42" calcext:value-type="string">
            <text:p>42</text:p>
          </table:table-cell>
          <table:table-cell table:formula="of:=IF(ISNUMBER(FIND(&quot;Φ&quot;; [.$C154]));&#10;      MID([.$C154];&#10;          FIND(&quot;mm &quot;; [.$C154]; FIND(&quot;Φ&quot;; [.$C154])) + 5;&#10;          FIND(&quot;mm &quot;; [.$C154]; FIND(&quot;mm &quot;; [.$C154]; FIND(&quot;Φ&quot;; [.$C154])) + 4) - FIND(&quot;mm &quot;; [.$C154]; FIND(&quot;Φ&quot;; [.$C154])) - 5&#10;     );&#10;      MID([.$C154];&#10;          FIND(&quot;mm &quot;; [.$C154]; FIND(&quot;: &quot;; [.$C154])) - FIND(&quot; &quot;; STRING_REVERSE(LEFT([.$C154]; FIND(&quot;mm &quot;; [.$C154]; FIND(&quot;: &quot;; [.$C154]))))) + 2;&#10;          FIND(&quot; &quot;; STRING_REVERSE(LEFT([.$C154]; FIND(&quot;mm &quot;; [.$C154]; FIND(&quot;: &quot;; [.$C154]))))) - 2&#10;     )&#10;)" office:value-type="string" office:string-value="392" calcext:value-type="string">
            <text:p>392</text:p>
          </table:table-cell>
          <table:table-cell table:formula="of:=IF(ISNUMBER(FIND(&quot;Φ&quot;; [.$C154]));&#10;      MID([.$C155];           FIND(&quot;mm &quot;; [.$C155]; FIND(&quot;mm &quot;; [.$C155]; FIND(&quot;mm &quot;; [.$C155]; FIND(&quot;: &quot;; [.$C155])) + 2) + 2) - FIND(&quot; &quot;; STRING_REVERSE(LEFT([.$C155]; FIND(&quot;mm &quot;; [.$C155]; FIND(&quot;mm &quot;; [.$C155]; FIND(&quot;mm &quot;; [.$C155]; FIND(&quot;: &quot;; [.$C155])) + 2) + 2)))) + 2;           FIND(&quot; &quot;; STRING_REVERSE(LEFT([.$C155]; FIND(&quot;mm &quot;; [.$C155]; FIND(&quot;mm &quot;; [.$C155]; FIND(&quot;mm &quot;; [.$C155]; FIND(&quot;: &quot;; [.$C155])) + 2) + 2)))) - 2      );&#10;      MID([.$C154];&#10;          FIND(&quot;mm &quot;; [.$C154]; FIND(&quot;mm &quot;; [.$C154]; FIND(&quot;: &quot;; [.$C154])) + 2) - FIND(&quot; &quot;; STRING_REVERSE(LEFT([.$C154]; FIND(&quot;mm &quot;; [.$C154]; FIND(&quot;mm &quot;; [.$C154]; FIND(&quot;: &quot;; [.$C154])) + 2)))) + 2;&#10;          FIND(&quot; &quot;; STRING_REVERSE(LEFT([.$C154]; FIND(&quot;mm &quot;; [.$C154]; FIND(&quot;mm &quot;; [.$C154]; FIND(&quot;: &quot;; [.$C154])) + 2)))) - 2&#10;     )&#10;)" office:value-type="string" office:string-value="" calcext:value-type="error">
            <text:p>#VALUE!</text:p>
          </table:table-cell>
          <table:table-cell table:formula="of:=IF(ISNUMBER(FIND(&quot;Φ&quot;; [.$C154]));&#10;      &quot;&quot;;&#10;      MID([.$C154];&#10;          FIND(&quot;mm &quot;; [.$C154]; FIND(&quot;mm &quot;; [.$C154]; FIND(&quot;mm &quot;; [.$C154]; FIND(&quot;: &quot;; [.$C154])) + 2) + 2) - FIND(&quot; &quot;; STRING_REVERSE(LEFT([.$C154]; FIND(&quot;mm &quot;; [.$C154]; FIND(&quot;mm &quot;; [.$C154]; FIND(&quot;mm &quot;; [.$C154]; FIND(&quot;: &quot;; [.$C154])) + 2) + 2)))) + 2;&#10;          FIND(&quot; &quot;; STRING_REVERSE(LEFT([.$C154]; FIND(&quot;mm &quot;; [.$C154]; FIND(&quot;mm &quot;; [.$C154]; FIND(&quot;mm &quot;; [.$C154]; FIND(&quot;: &quot;; [.$C154])) + 2) + 2)))) - 2&#10;     )&#10;)">
            <text:p/>
          </table:table-cell>
          <table:table-cell table:formula="of:=IF(ISNUMBER(FIND(&quot;Φ&quot;; [.$C154]));&#10;      IF(ISNUMBER(FIND(&quot;: Washer&quot;; [.$C154])); [.$V154]; &quot;&quot;);&#10;      MID([.$C154];&#10;          FIND(&quot;mm &quot;; [.$C154]; FIND(&quot;mm &quot;; [.$C154]; FIND(&quot;mm &quot;; [.$C154]; FIND(&quot;mm &quot;; [.$C154]; FIND(&quot;: &quot;; [.$C154])) + 2) + 2) + 2) - FIND(&quot; &quot;; STRING_REVERSE(LEFT([.$C154]; FIND(&quot;mm &quot;; [.$C154]; FIND(&quot;mm &quot;; [.$C154]; FIND(&quot;mm &quot;; [.$C154]; FIND(&quot;mm &quot;; [.$C154]; FIND(&quot;: &quot;; [.$C154])) + 2) + 2) + 2)))) + 2;&#10;          FIND(&quot; &quot;; STRING_REVERSE(LEFT([.$C154]; FIND(&quot;mm &quot;; [.$C154]; FIND(&quot;mm &quot;; [.$C154]; FIND(&quot;mm &quot;; [.$C154]; FIND(&quot;mm &quot;; [.$C154]; FIND(&quot;: &quot;; [.$C154])) + 2) + 2) + 2)))) - 2&#10;     )&#10;)">
            <text:p/>
          </table:table-cell>
          <table:table-cell table:style-name="ce17" table:formula="of:=NOT(OR([.$F154:.$Q154]))" office:value-type="boolean" office:boolean-value="false" calcext:value-type="boolean">
            <text:p>FALSE</text:p>
          </table:table-cell>
          <table:table-cell table:formula="of:=RIGHT([.$C154]; LEN([.$C154]) - FIND(&quot; - x&quot;; [.$C154]) - 3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ECHO: "Bed basket post nuts: Nut M12 - x12"</text:p>
          </table:table-cell>
          <table:table-cell table:formula="of:=MID([.$B155]; 8; LEN([.$B155]) - 8)" office:value-type="string" office:string-value="Bed basket post nuts: Nut M12 - x12" calcext:value-type="string">
            <text:p>Bed basket post nuts: Nut M12 - x12</text:p>
          </table:table-cell>
          <table:table-cell table:formula="of:=IF(LEFT([.$C155]; 5) = &quot;Tool:&quot;; RIGHT([.$C155]; LEN([.$C155]) - 6); LEFT([.$C155]; FIND(&quot;:&quot;; [.$C155]) - 1))" office:value-type="string" office:string-value="Bed basket post nuts" calcext:value-type="string">
            <text:p>Bed basket post nuts</text:p>
          </table:table-cell>
          <table:table-cell table:style-name="ce7" table:formula="of:=NOT(RIGHT(TRIM([.$C155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55]))" office:value-type="boolean" office:boolean-value="false" calcext:value-type="boolean">
            <text:p>FALSE</text:p>
          </table:table-cell>
          <table:table-cell table:style-name="ce7" table:formula="of:=ISNUMBER(FIND(&quot;: Bolt&quot;; [.$C155]))" office:value-type="boolean" office:boolean-value="false" calcext:value-type="boolean">
            <text:p>FALSE</text:p>
          </table:table-cell>
          <table:table-cell table:style-name="ce7" table:formula="of:=ISNUMBER(FIND(&quot;: Nut&quot;; [.$C155]))" office:value-type="boolean" office:boolean-value="true" calcext:value-type="boolean">
            <text:p>TRUE</text:p>
          </table:table-cell>
          <table:table-cell table:style-name="ce7" table:formula="of:=ISNUMBER(SEARCH(&quot;: Wheel&quot;; [.$C155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55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55]))" office:value-type="boolean" office:boolean-value="false" calcext:value-type="boolean">
            <text:p>FALSE</text:p>
          </table:table-cell>
          <table:table-cell table:style-name="ce7" table:formula="of:=ISNUMBER(SEARCH(&quot;ALUMINIUM SHEET&quot;; [.$C155]))" office:value-type="boolean" office:boolean-value="false" calcext:value-type="boolean">
            <text:p>FALSE</text:p>
          </table:table-cell>
          <table:table-cell table:style-name="ce7" table:formula="of:=ISNUMBER(FIND(&quot;: Tube clamp&quot;; [.$C155]))" office:value-type="boolean" office:boolean-value="false" calcext:value-type="boolean">
            <text:p>FALSE</text:p>
          </table:table-cell>
          <table:table-cell table:style-name="ce7" table:formula="of:=AND(ISNUMBER(FIND(&quot;: Tube clamp&quot;; [.$C155])); ISNUMBER(SEARCH(&quot;104:&quot;; [.$C155])))" office:value-type="boolean" office:boolean-value="false" calcext:value-type="boolean">
            <text:p>FALSE</text:p>
          </table:table-cell>
          <table:table-cell table:style-name="ce7" table:formula="of:=AND(ISNUMBER(FIND(&quot;: Tube clamp&quot;; [.$C155])); ISNUMBER(SEARCH(&quot;116:&quot;; [.$C155])))" office:value-type="boolean" office:boolean-value="false" calcext:value-type="boolean">
            <text:p>FALSE</text:p>
          </table:table-cell>
          <table:table-cell table:style-name="ce7" table:formula="of:=AND(ISNUMBER(FIND(&quot;: Tube clamp&quot;; [.$C155])); ISNUMBER(SEARCH(&quot;132:&quot;; [.$C155])))" office:value-type="boolean" office:boolean-value="false" calcext:value-type="boolean">
            <text:p>FALSE</text:p>
          </table:table-cell>
          <table:table-cell table:style-name="ce7" table:formula="of:=AND(ISNUMBER(FIND(&quot;: Tube clamp&quot;; [.$C155])); ISNUMBER(SEARCH(&quot;176:&quot;; [.$C155])))" office:value-type="boolean" office:boolean-value="false" calcext:value-type="boolean">
            <text:p>FALSE</text:p>
          </table:table-cell>
          <table:table-cell table:style-name="ce7" table:formula="of:=ISNUMBER(FIND(&quot;Tool:&quot;; [.$C155]))" office:value-type="boolean" office:boolean-value="false" calcext:value-type="boolean">
            <text:p>FALSE</text:p>
          </table:table-cell>
          <table:table-cell table:style-name="ce12" table:formula="of:=IF(ISNUMBER(FIND(&quot;Φ&quot;; [.$C155])); MID([.$C155]; FIND(&quot;Φ&quot;; [.$C155]) + 1; FIND(&quot;mm&quot;; [.$C155]; FIND(&quot;Φ&quot;; [.$C155])) - FIND(&quot;Φ&quot;; [.$C155]) - 1); IF(ISNUMBER(FIND(&quot;: Bolt M&quot;; [.$C155])); MID([.$C155]; FIND(&quot;: Bolt M&quot;; [.$C155]) + 8; FIND(&quot; &quot;; [.$C155]; FIND(&quot;: Bolt M&quot;; [.$C155]) + 8) - FIND(&quot;: Bolt M&quot;; [.$C155]) - 8); &quot;&quot;))">
            <text:p/>
          </table:table-cell>
          <table:table-cell table:style-name="ce12" table:formula="of:=IF(ISNUMBER(FIND(&quot;: Washer&quot;; [.$C155])); [.$U155]; IF(ISNUMBER(FIND(&quot;Φ&quot;; [.$C155])); MID([.$C155]; FIND(&quot;Φ&quot;; [.$C155]) + 1; FIND(&quot;mm&quot;; [.$C155]; FIND(&quot;Φ&quot;; [.$C155])) - FIND(&quot;Φ&quot;; [.$C155]) - 1); IF(ISNUMBER(FIND(&quot;: Bolt M&quot;; [.$C155])); MID([.$C155]; FIND(&quot;: Bolt M&quot;; [.$C155]) + 8; FIND(&quot; &quot;; [.$C155]; FIND(&quot;: Bolt M&quot;; [.$C155]) + 8) - FIND(&quot;: Bolt M&quot;; [.$C155]) - 8); &quot;&quot;)))">
            <text:p/>
          </table:table-cell>
          <table:table-cell table:formula="of:=IF(ISNUMBER(FIND(&quot;Φ&quot;; [.$C155]));&#10;      MID([.$C155];&#10;          FIND(&quot;mm &quot;; [.$C155]; FIND(&quot;Φ&quot;; [.$C155])) + 5;&#10;          FIND(&quot;mm &quot;; [.$C155]; FIND(&quot;mm &quot;; [.$C155]; FIND(&quot;Φ&quot;; [.$C155])) + 4) - FIND(&quot;mm &quot;; [.$C155]; FIND(&quot;Φ&quot;; [.$C155])) - 5&#10;     );&#10;      MID([.$C155];&#10;          FIND(&quot;mm &quot;; [.$C155]; FIND(&quot;: &quot;; [.$C155])) - FIND(&quot; &quot;; STRING_REVERSE(LEFT([.$C155]; FIND(&quot;mm &quot;; [.$C155]; FIND(&quot;: &quot;; [.$C155]))))) + 2;&#10;          FIND(&quot; &quot;; STRING_REVERSE(LEFT([.$C155]; FIND(&quot;mm &quot;; [.$C155]; FIND(&quot;: &quot;; [.$C155]))))) - 2&#10;     )&#10;)" office:value-type="string" office:string-value="" calcext:value-type="error">
            <text:p>#VALUE!</text:p>
          </table:table-cell>
          <table:table-cell table:formula="of:=IF(ISNUMBER(FIND(&quot;Φ&quot;; [.$C155]));&#10;      MID([.$C156];           FIND(&quot;mm &quot;; [.$C156]; FIND(&quot;mm &quot;; [.$C156]; FIND(&quot;mm &quot;; [.$C156]; FIND(&quot;: &quot;; [.$C156])) + 2) + 2) - FIND(&quot; &quot;; STRING_REVERSE(LEFT([.$C156]; FIND(&quot;mm &quot;; [.$C156]; FIND(&quot;mm &quot;; [.$C156]; FIND(&quot;mm &quot;; [.$C156]; FIND(&quot;: &quot;; [.$C156])) + 2) + 2)))) + 2;           FIND(&quot; &quot;; STRING_REVERSE(LEFT([.$C156]; FIND(&quot;mm &quot;; [.$C156]; FIND(&quot;mm &quot;; [.$C156]; FIND(&quot;mm &quot;; [.$C156]; FIND(&quot;: &quot;; [.$C156])) + 2) + 2)))) - 2      );&#10;      MID([.$C155];&#10;          FIND(&quot;mm &quot;; [.$C155]; FIND(&quot;mm &quot;; [.$C155]; FIND(&quot;: &quot;; [.$C155])) + 2) - FIND(&quot; &quot;; STRING_REVERSE(LEFT([.$C155]; FIND(&quot;mm &quot;; [.$C155]; FIND(&quot;mm &quot;; [.$C155]; FIND(&quot;: &quot;; [.$C155])) + 2)))) + 2;&#10;          FIND(&quot; &quot;; STRING_REVERSE(LEFT([.$C155]; FIND(&quot;mm &quot;; [.$C155]; FIND(&quot;mm &quot;; [.$C155]; FIND(&quot;: &quot;; [.$C155])) + 2)))) - 2&#10;     )&#10;)" office:value-type="string" office:string-value="" calcext:value-type="error">
            <text:p>#VALUE!</text:p>
          </table:table-cell>
          <table:table-cell table:formula="of:=IF(ISNUMBER(FIND(&quot;Φ&quot;; [.$C155]));&#10;      &quot;&quot;;&#10;      MID([.$C155];&#10;          FIND(&quot;mm &quot;; [.$C155]; FIND(&quot;mm &quot;; [.$C155]; FIND(&quot;mm &quot;; [.$C155]; FIND(&quot;: &quot;; [.$C155])) + 2) + 2) - FIND(&quot; &quot;; STRING_REVERSE(LEFT([.$C155]; FIND(&quot;mm &quot;; [.$C155]; FIND(&quot;mm &quot;; [.$C155]; FIND(&quot;mm &quot;; [.$C155]; FIND(&quot;: &quot;; [.$C155])) + 2) + 2)))) + 2;&#10;          FIND(&quot; &quot;; STRING_REVERSE(LEFT([.$C155]; FIND(&quot;mm &quot;; [.$C155]; FIND(&quot;mm &quot;; [.$C155]; FIND(&quot;mm &quot;; [.$C155]; FIND(&quot;: &quot;; [.$C155])) + 2) + 2)))) - 2&#10;     )&#10;)" office:value-type="string" office:string-value="" calcext:value-type="error">
            <text:p>#VALUE!</text:p>
          </table:table-cell>
          <table:table-cell table:formula="of:=IF(ISNUMBER(FIND(&quot;Φ&quot;; [.$C155]));&#10;      IF(ISNUMBER(FIND(&quot;: Washer&quot;; [.$C155])); [.$V155]; &quot;&quot;);&#10;      MID([.$C155];&#10;          FIND(&quot;mm &quot;; [.$C155]; FIND(&quot;mm &quot;; [.$C155]; FIND(&quot;mm &quot;; [.$C155]; FIND(&quot;mm &quot;; [.$C155]; FIND(&quot;: &quot;; [.$C155])) + 2) + 2) + 2) - FIND(&quot; &quot;; STRING_REVERSE(LEFT([.$C155]; FIND(&quot;mm &quot;; [.$C155]; FIND(&quot;mm &quot;; [.$C155]; FIND(&quot;mm &quot;; [.$C155]; FIND(&quot;mm &quot;; [.$C155]; FIND(&quot;: &quot;; [.$C155])) + 2) + 2) + 2)))) + 2;&#10;          FIND(&quot; &quot;; STRING_REVERSE(LEFT([.$C155]; FIND(&quot;mm &quot;; [.$C155]; FIND(&quot;mm &quot;; [.$C155]; FIND(&quot;mm &quot;; [.$C155]; FIND(&quot;mm &quot;; [.$C155]; FIND(&quot;: &quot;; [.$C155])) + 2) + 2) + 2)))) - 2&#10;     )&#10;)" office:value-type="string" office:string-value="" calcext:value-type="error">
            <text:p>#VALUE!</text:p>
          </table:table-cell>
          <table:table-cell table:style-name="ce17" table:formula="of:=NOT(OR([.$F155:.$Q155]))" office:value-type="boolean" office:boolean-value="false" calcext:value-type="boolean">
            <text:p>FALSE</text:p>
          </table:table-cell>
          <table:table-cell table:formula="of:=RIGHT([.$C155]; LEN([.$C155]) - FIND(&quot; - x&quot;; [.$C155]) - 3)" office:value-type="string" office:string-value="12" calcext:value-type="string">
            <text:p>12</text:p>
          </table:table-cell>
          <table:table-cell table:number-columns-repeated="998"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ECHO: "Bed basket post washers: Washer Φ30mm x 10mm x 3mm - x12"</text:p>
          </table:table-cell>
          <table:table-cell table:formula="of:=MID([.$B156]; 8; LEN([.$B156]) - 8)" office:value-type="string" office:string-value="Bed basket post washers: Washer Φ30mm x 10mm x 3mm - x12" calcext:value-type="string">
            <text:p>Bed basket post washers: Washer Φ30mm x 10mm x 3mm - x12</text:p>
          </table:table-cell>
          <table:table-cell table:formula="of:=IF(LEFT([.$C156]; 5) = &quot;Tool:&quot;; RIGHT([.$C156]; LEN([.$C156]) - 6); LEFT([.$C156]; FIND(&quot;:&quot;; [.$C156]) - 1))" office:value-type="string" office:string-value="Bed basket post washers" calcext:value-type="string">
            <text:p>Bed basket post washers</text:p>
          </table:table-cell>
          <table:table-cell table:style-name="ce7" table:formula="of:=NOT(RIGHT(TRIM([.$C156]); 1) = &quot;:&quot;)" office:value-type="boolean" office:boolean-value="true" calcext:value-type="boolean">
            <text:p>TRUE</text:p>
          </table:table-cell>
          <table:table-cell table:style-name="ce7" table:formula="of:=ISNUMBER(FIND(&quot;: Washer&quot;; [.$C156]))" office:value-type="boolean" office:boolean-value="true" calcext:value-type="boolean">
            <text:p>TRUE</text:p>
          </table:table-cell>
          <table:table-cell table:style-name="ce7" table:formula="of:=ISNUMBER(FIND(&quot;: Bolt&quot;; [.$C156]))" office:value-type="boolean" office:boolean-value="false" calcext:value-type="boolean">
            <text:p>FALSE</text:p>
          </table:table-cell>
          <table:table-cell table:style-name="ce7" table:formula="of:=ISNUMBER(FIND(&quot;: Nut&quot;; [.$C156]))" office:value-type="boolean" office:boolean-value="false" calcext:value-type="boolean">
            <text:p>FALSE</text:p>
          </table:table-cell>
          <table:table-cell table:style-name="ce7" table:formula="of:=ISNUMBER(SEARCH(&quot;: Wheel&quot;; [.$C156]))" office:value-type="boolean" office:boolean-value="false" calcext:value-type="boolean">
            <text:p>FALSE</text:p>
          </table:table-cell>
          <table:table-cell table:style-name="ce7" table:formula="of:=ISNUMBER(SEARCH(&quot;ROUND ALUMINIUM BAR&quot;; [.$C156]))" office:value-type="boolean" office:boolean-value="false" calcext:value-type="boolean">
            <text:p>FALSE</text:p>
          </table:table-cell>
          <table:table-cell table:style-name="ce7" table:formula="of:=ISNUMBER(SEARCH(&quot;SQUARE ALUMINIUM HOLLOW BEAM&quot;; [.$C156]))" office:value-type="boolean" office:boolean-value="false" calcext:value-type="boolean">
            <text:p>FALSE</text:p>
          </table:table-cell>
          <table:table-cell table:style-name="ce7" table:formula="of:=ISNUMBER(SEARCH(&quot;ALUMINIUM SHEET&quot;; [.$C156]))" office:value-type="boolean" office:boolean-value="false" calcext:value-type="boolean">
            <text:p>FALSE</text:p>
          </table:table-cell>
          <table:table-cell table:style-name="ce7" table:formula="of:=ISNUMBER(FIND(&quot;: Tube clamp&quot;; [.$C156]))" office:value-type="boolean" office:boolean-value="false" calcext:value-type="boolean">
            <text:p>FALSE</text:p>
          </table:table-cell>
          <table:table-cell table:style-name="ce7" table:formula="of:=AND(ISNUMBER(FIND(&quot;: Tube clamp&quot;; [.$C156])); ISNUMBER(SEARCH(&quot;104:&quot;; [.$C156])))" office:value-type="boolean" office:boolean-value="false" calcext:value-type="boolean">
            <text:p>FALSE</text:p>
          </table:table-cell>
          <table:table-cell table:style-name="ce7" table:formula="of:=AND(ISNUMBER(FIND(&quot;: Tube clamp&quot;; [.$C156])); ISNUMBER(SEARCH(&quot;116:&quot;; [.$C156])))" office:value-type="boolean" office:boolean-value="false" calcext:value-type="boolean">
            <text:p>FALSE</text:p>
          </table:table-cell>
          <table:table-cell table:style-name="ce7" table:formula="of:=AND(ISNUMBER(FIND(&quot;: Tube clamp&quot;; [.$C156])); ISNUMBER(SEARCH(&quot;132:&quot;; [.$C156])))" office:value-type="boolean" office:boolean-value="false" calcext:value-type="boolean">
            <text:p>FALSE</text:p>
          </table:table-cell>
          <table:table-cell table:style-name="ce7" table:formula="of:=AND(ISNUMBER(FIND(&quot;: Tube clamp&quot;; [.$C156])); ISNUMBER(SEARCH(&quot;176:&quot;; [.$C156])))" office:value-type="boolean" office:boolean-value="false" calcext:value-type="boolean">
            <text:p>FALSE</text:p>
          </table:table-cell>
          <table:table-cell table:style-name="ce7" table:formula="of:=ISNUMBER(FIND(&quot;Tool:&quot;; [.$C156]))" office:value-type="boolean" office:boolean-value="false" calcext:value-type="boolean">
            <text:p>FALSE</text:p>
          </table:table-cell>
          <table:table-cell table:style-name="ce12" table:formula="of:=IF(ISNUMBER(FIND(&quot;Φ&quot;; [.$C156])); MID([.$C156]; FIND(&quot;Φ&quot;; [.$C156]) + 1; FIND(&quot;mm&quot;; [.$C156]; FIND(&quot;Φ&quot;; [.$C156])) - FIND(&quot;Φ&quot;; [.$C156]) - 1); IF(ISNUMBER(FIND(&quot;: Bolt M&quot;; [.$C156])); MID([.$C156]; FIND(&quot;: Bolt M&quot;; [.$C156]) + 8; FIND(&quot; &quot;; [.$C156]; FIND(&quot;: Bolt M&quot;; [.$C156]) + 8) - FIND(&quot;: Bolt M&quot;; [.$C156]) - 8); &quot;&quot;))" office:value-type="string" office:string-value="30" calcext:value-type="string">
            <text:p>30</text:p>
          </table:table-cell>
          <table:table-cell table:style-name="ce12" table:formula="of:=IF(ISNUMBER(FIND(&quot;: Washer&quot;; [.$C156])); [.$U156]; IF(ISNUMBER(FIND(&quot;Φ&quot;; [.$C156])); MID([.$C156]; FIND(&quot;Φ&quot;; [.$C156]) + 1; FIND(&quot;mm&quot;; [.$C156]; FIND(&quot;Φ&quot;; [.$C156])) - FIND(&quot;Φ&quot;; [.$C156]) - 1); IF(ISNUMBER(FIND(&quot;: Bolt M&quot;; [.$C156])); MID([.$C156]; FIND(&quot;: Bolt M&quot;; [.$C156]) + 8; FIND(&quot; &quot;; [.$C156]; FIND(&quot;: Bolt M&quot;; [.$C156]) + 8) - FIND(&quot;: Bolt M&quot;; [.$C156]) - 8); &quot;&quot;)))" office:value-type="string" office:string-value="10" calcext:value-type="string">
            <text:p>10</text:p>
          </table:table-cell>
          <table:table-cell table:formula="of:=IF(ISNUMBER(FIND(&quot;Φ&quot;; [.$C156]));&#10;      MID([.$C156];&#10;          FIND(&quot;mm &quot;; [.$C156]; FIND(&quot;Φ&quot;; [.$C156])) + 5;&#10;          FIND(&quot;mm &quot;; [.$C156]; FIND(&quot;mm &quot;; [.$C156]; FIND(&quot;Φ&quot;; [.$C156])) + 4) - FIND(&quot;mm &quot;; [.$C156]; FIND(&quot;Φ&quot;; [.$C156])) - 5&#10;     );&#10;      MID([.$C156];&#10;          FIND(&quot;mm &quot;; [.$C156]; FIND(&quot;: &quot;; [.$C156])) - FIND(&quot; &quot;; STRING_REVERSE(LEFT([.$C156]; FIND(&quot;mm &quot;; [.$C156]; FIND(&quot;: &quot;; [.$C156]))))) + 2;&#10;          FIND(&quot; &quot;; STRING_REVERSE(LEFT([.$C156]; FIND(&quot;mm &quot;; [.$C156]; FIND(&quot;: &quot;; [.$C156]))))) - 2&#10;     )&#10;)" office:value-type="string" office:string-value="10" calcext:value-type="string">
            <text:p>10</text:p>
          </table:table-cell>
          <table:table-cell table:formula="of:=IF(ISNUMBER(FIND(&quot;Φ&quot;; [.$C156]));&#10;      MID([#REF!];           FIND(&quot;mm &quot;; [#REF!]; FIND(&quot;mm &quot;; [#REF!]; FIND(&quot;mm &quot;; [#REF!]; FIND(&quot;: &quot;; [#REF!])) + 2) + 2) - FIND(&quot; &quot;; STRING_REVERSE(LEFT([#REF!]; FIND(&quot;mm &quot;; [#REF!]; FIND(&quot;mm &quot;; [#REF!]; FIND(&quot;mm &quot;; [#REF!]; FIND(&quot;: &quot;; [#REF!])) + 2) + 2)))) + 2;           FIND(&quot; &quot;; STRING_REVERSE(LEFT([#REF!]; FIND(&quot;mm &quot;; [#REF!]; FIND(&quot;mm &quot;; [#REF!]; FIND(&quot;mm &quot;; [#REF!]; FIND(&quot;: &quot;; [#REF!])) + 2) + 2)))) - 2      );&#10;      MID([.$C156];&#10;          FIND(&quot;mm &quot;; [.$C156]; FIND(&quot;mm &quot;; [.$C156]; FIND(&quot;: &quot;; [.$C156])) + 2) - FIND(&quot; &quot;; STRING_REVERSE(LEFT([.$C156]; FIND(&quot;mm &quot;; [.$C156]; FIND(&quot;mm &quot;; [.$C156]; FIND(&quot;: &quot;; [.$C156])) + 2)))) + 2;&#10;          FIND(&quot; &quot;; STRING_REVERSE(LEFT([.$C156]; FIND(&quot;mm &quot;; [.$C156]; FIND(&quot;mm &quot;; [.$C156]; FIND(&quot;: &quot;; [.$C156])) + 2)))) - 2&#10;     )&#10;)" office:value-type="string" office:string-value="" calcext:value-type="error">
            <text:p>#REF!</text:p>
          </table:table-cell>
          <table:table-cell table:formula="of:=IF(ISNUMBER(FIND(&quot;Φ&quot;; [.$C156]));&#10;      &quot;&quot;;&#10;      MID([.$C156];&#10;          FIND(&quot;mm &quot;; [.$C156]; FIND(&quot;mm &quot;; [.$C156]; FIND(&quot;mm &quot;; [.$C156]; FIND(&quot;: &quot;; [.$C156])) + 2) + 2) - FIND(&quot; &quot;; STRING_REVERSE(LEFT([.$C156]; FIND(&quot;mm &quot;; [.$C156]; FIND(&quot;mm &quot;; [.$C156]; FIND(&quot;mm &quot;; [.$C156]; FIND(&quot;: &quot;; [.$C156])) + 2) + 2)))) + 2;&#10;          FIND(&quot; &quot;; STRING_REVERSE(LEFT([.$C156]; FIND(&quot;mm &quot;; [.$C156]; FIND(&quot;mm &quot;; [.$C156]; FIND(&quot;mm &quot;; [.$C156]; FIND(&quot;: &quot;; [.$C156])) + 2) + 2)))) - 2&#10;     )&#10;)">
            <text:p/>
          </table:table-cell>
          <table:table-cell table:formula="of:=IF(ISNUMBER(FIND(&quot;Φ&quot;; [.$C156]));&#10;      IF(ISNUMBER(FIND(&quot;: Washer&quot;; [.$C156])); [.$V156]; &quot;&quot;);&#10;      MID([.$C156];&#10;          FIND(&quot;mm &quot;; [.$C156]; FIND(&quot;mm &quot;; [.$C156]; FIND(&quot;mm &quot;; [.$C156]; FIND(&quot;mm &quot;; [.$C156]; FIND(&quot;: &quot;; [.$C156])) + 2) + 2) + 2) - FIND(&quot; &quot;; STRING_REVERSE(LEFT([.$C156]; FIND(&quot;mm &quot;; [.$C156]; FIND(&quot;mm &quot;; [.$C156]; FIND(&quot;mm &quot;; [.$C156]; FIND(&quot;mm &quot;; [.$C156]; FIND(&quot;: &quot;; [.$C156])) + 2) + 2) + 2)))) + 2;&#10;          FIND(&quot; &quot;; STRING_REVERSE(LEFT([.$C156]; FIND(&quot;mm &quot;; [.$C156]; FIND(&quot;mm &quot;; [.$C156]; FIND(&quot;mm &quot;; [.$C156]; FIND(&quot;mm &quot;; [.$C156]; FIND(&quot;: &quot;; [.$C156])) + 2) + 2) + 2)))) - 2&#10;     )&#10;)" office:value-type="string" office:string-value="" calcext:value-type="error">
            <text:p>#REF!</text:p>
          </table:table-cell>
          <table:table-cell table:style-name="ce17" table:formula="of:=NOT(OR([.$F156:.$Q156]))" office:value-type="boolean" office:boolean-value="false" calcext:value-type="boolean">
            <text:p>FALSE</text:p>
          </table:table-cell>
          <table:table-cell table:formula="of:=RIGHT([.$C156]; LEN([.$C156]) - FIND(&quot; - x&quot;; [.$C156]) - 3)" office:value-type="string" office:string-value="12" calcext:value-type="string">
            <text:p>12</text:p>
          </table:table-cell>
          <table:table-cell table:number-columns-repeated="998"/>
        </table:table-row>
        <table:table-row table:style-name="ro2">
          <table:table-cell table:style-name="ce3" table:number-columns-repeated="4"/>
          <table:table-cell table:style-name="ce8" table:number-columns-repeated="14"/>
          <table:table-cell table:style-name="ce13" table:number-columns-repeated="7"/>
          <table:table-cell table:style-name="ce3" table:number-columns-repeated="999"/>
        </table:table-row>
        <table:table-row table:style-name="ro2" table:number-rows-repeated="104841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UBOM.S6:UBOM.T6 UBOM.E1:UBOM.R1048576 UBOM.S2:UBOM.S156 UBOM.T2:UBOM.T5 UBOM.T7:UBOM.T156">
            <calcext:condition calcext:apply-style-name="Good" calcext:value="=1" calcext:base-cell-address="UBOM.E1"/>
            <calcext:condition calcext:apply-style-name="Bad" calcext:value="=0" calcext:base-cell-address="UBOM.E1"/>
          </calcext:conditional-format>
          <calcext:conditional-format calcext:target-range-address="UBOM.S1:UBOM.Y1 UBOM.S157:UBOM.Y1048576 UBOM.U2:UBOM.Y156">
            <calcext:condition calcext:apply-style-name="Bad" calcext:value="=0" calcext:base-cell-address="UBOM.S1"/>
            <calcext:condition calcext:apply-style-name="Good" calcext:value="=1" calcext:base-cell-address="UBOM.S1"/>
          </calcext:conditional-format>
        </calcext:conditional-formats>
      </table:table>
      <table:table table:name="Products" table:style-name="ta1">
        <table:table-column table:style-name="co16" table:default-cell-style-name="Default"/>
        <table:table-column table:style-name="co18" table:default-cell-style-name="Default"/>
        <table:table-column table:style-name="co16" table:number-columns-repeated="3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right Zinc Plated Steel Mudguard Washers, M10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https://uk.rs-online.com/web/p/washers/6667788?gb=s</text:p>
          </table:table-cell>
          <table:table-cell office:value-type="string" calcext:value-type="string">
            <text:p>Bag of 100</text:p>
          </table:table-cell>
        </table:table-row>
      </table:table>
      <table:table table:name="ToDo" table:style-name="ta1">
        <table:table-column table:style-name="co16" table:default-cell-style-name="Default"/>
        <table:table-row table:style-name="ro2">
          <table:table-cell office:value-type="string" calcext:value-type="string">
            <text:p>Get washer thicknesses</text:p>
          </table:table-cell>
        </table:table-row>
        <table:table-row table:style-name="ro2">
          <table:table-cell office:value-type="string" calcext:value-type="string">
            <text:p>Review washer diameters</text:p>
          </table:table-cell>
        </table:table-row>
      </table:table>
      <table:table table:name="Sheet4" table:style-name="ta1">
        <table:table-column table:style-name="co16" table:default-cell-style-name="Default"/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UBOM.A1:UBOM.AA156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eX Gyre Bonum" svg:font-family="'TeX Gyre Bonum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8:31:00.040961866</meta:creation-date>
    <dc:date>2025-02-20T13:01:35.298031454</dc:date>
    <meta:editing-duration>PT7H11M32S</meta:editing-duration>
    <meta:editing-cycles>1</meta:editing-cycles>
    <meta:document-statistic meta:table-count="4" meta:cell-count="4196" meta:object-count="0"/>
    <meta:generator>LibreOffice/7.3.7.2$Linux_X86_64 LibreOffice_project/30$Build-2</meta:generator>
    <meta:user-defined meta:name="qrichtext">1</meta:user-defined>
  </office:meta>
</office:document-meta>
</file>